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0.914cm"/>
    </style:style>
    <style:style style:family="table-column" style:name="co2">
      <style:table-column-properties fo:break-before="auto" style:column-width="7.158cm"/>
    </style:style>
    <style:style style:family="table-column" style:name="co3">
      <style:table-column-properties fo:break-before="auto" style:column-width="1.088cm"/>
    </style:style>
    <style:style style:family="table-column" style:name="co4">
      <style:table-column-properties fo:break-before="auto" style:column-width="0.522cm"/>
    </style:style>
    <style:style style:family="table-column" style:name="co5">
      <style:table-column-properties fo:break-before="auto" style:column-width="2.088cm"/>
    </style:style>
    <style:style style:family="table-column" style:name="co6">
      <style:table-column-properties fo:break-before="auto" style:column-width="1.739cm"/>
    </style:style>
    <style:style style:family="table-column" style:name="co7">
      <style:table-column-properties fo:break-before="auto" style:column-width="1.284cm"/>
    </style:style>
    <style:style style:family="table-column" style:name="co8">
      <style:table-column-properties fo:break-before="auto" style:column-width="1.065cm"/>
    </style:style>
    <style:style style:family="table-column" style:name="co9">
      <style:table-column-properties fo:break-before="auto" style:column-width="0.956cm"/>
    </style:style>
    <style:style style:family="table-column" style:name="co10">
      <style:table-column-properties fo:break-before="auto" style:column-width="1.152cm"/>
    </style:style>
    <style:style style:family="table-column" style:name="co11">
      <style:table-column-properties fo:break-before="auto" style:column-width="1.044cm"/>
    </style:style>
    <style:style style:family="table-column" style:name="co12">
      <style:table-column-properties fo:break-before="auto" style:column-width="1.109cm"/>
    </style:style>
    <style:style style:family="table-column" style:name="co13">
      <style:table-column-properties fo:break-before="auto" style:column-width="1.175cm"/>
    </style:style>
    <style:style style:family="table-column" style:name="co14">
      <style:table-column-properties fo:break-before="auto" style:column-width="1cm"/>
    </style:style>
    <style:style style:family="table-column" style:name="co15">
      <style:table-column-properties fo:break-before="auto" style:column-width="1.783cm"/>
    </style:style>
    <style:style style:family="table-column" style:name="co16">
      <style:table-column-properties fo:break-before="auto" style:column-width="1.827cm"/>
    </style:style>
    <style:style style:family="table-column" style:name="co17">
      <style:table-column-properties fo:break-before="auto" style:column-width="0.718cm"/>
    </style:style>
    <style:style style:family="table-column" style:name="co18">
      <style:table-column-properties fo:break-before="auto" style:column-width="0.848cm"/>
    </style:style>
    <style:style style:family="table-column" style:name="co19">
      <style:table-column-properties fo:break-before="auto" style:column-width="3.851cm"/>
    </style:style>
    <style:style style:family="table-column" style:name="co20">
      <style:table-column-properties fo:break-before="auto" style:column-width="0.979cm"/>
    </style:style>
    <style:style style:family="table-column" style:name="co21">
      <style:table-column-properties fo:break-before="auto" style:column-width="1.48cm"/>
    </style:style>
    <style:style style:family="table-column" style:name="co22">
      <style:table-column-properties fo:break-before="auto" style:column-width="1.774cm"/>
    </style:style>
    <style:style style:family="table-row" style:name="ro1">
      <style:table-row-properties fo:break-before="auto" style:use-optimal-row-height="false" style:row-height="0.508cm"/>
    </style:style>
    <style:style style:family="table-row" style:name="ro2">
      <style:table-row-properties fo:break-before="auto" style:use-optimal-row-height="false" style:row-height="0.487cm"/>
    </style:style>
    <style:style style:family="table-row" style:name="ro3">
      <style:table-row-properties fo:break-before="auto" style:use-optimal-row-height="false" style:row-height="0.466cm"/>
    </style:style>
    <style:style style:family="table-row" style:name="ro4">
      <style:table-row-properties fo:break-before="auto" style:use-optimal-row-height="false" style:row-height="1.863cm"/>
    </style:style>
    <style:style style:family="table-row" style:name="ro5">
      <style:table-row-properties fo:break-before="auto" style:use-optimal-row-height="false" style:row-height="0.45cm"/>
    </style:style>
    <style:style style:family="table-row" style:name="ro6">
      <style:table-row-properties fo:break-before="auto" style:use-optimal-row-height="false" style:row-height="0.476cm"/>
    </style:style>
    <style:style style:family="table-row" style:name="ro7">
      <style:table-row-properties fo:break-before="auto" style:use-optimal-row-height="false" style:row-height="0.926cm"/>
    </style:style>
    <style:style style:family="table-row" style:name="ro8">
      <style:table-row-properties fo:break-before="auto" style:use-optimal-row-height="false" style:row-height="1.349cm"/>
    </style:style>
    <style:style style:family="table-row" style:name="ro9">
      <style:table-row-properties fo:break-before="auto" style:use-optimal-row-height="false" style:row-height="0.9cm"/>
    </style:style>
    <style:style style:family="table" style:name="ta1" style:master-page-name="PageStyle_5f_Tabel_20_02A1vlg">
      <style:table-properties style:writing-mode="lr-tb" table:display="true"/>
    </style:style>
    <style:style style:family="table-cell" style:parent-style-name="TL Title" style:name="ce1">
      <style:table-cell-properties style:glyph-orientation-vertical="0" fo:padding="0.071cm" fo:border-left="2.49pt solid #000000" style:diagonal-bl-tr="none" style:text-align-source="fix" style:direction="ltr" fo:border-top="2.49pt solid #000000" style:repeat-content="false" fo:border-right="none" fo:border-bottom="2.49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Property" style:name="ce3">
      <style:table-cell-properties style:glyph-orientation-vertical="0" fo:padding="0.071cm" fo:border-left="2.49pt solid #000000" style:diagonal-bl-tr="none" style:text-align-source="fix" style:direction="ltr" fo:border-top="2.49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2.49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5">
      <style:table-cell-properties style:glyph-orientation-vertical="0" fo:padding="0.071cm" fo:border-left="2.49pt solid #000000" style:diagonal-bl-tr="none" style:text-align-source="fix" style:direction="ltr" fo:border-top="0.74pt solid #000000" style:repeat-content="false" fo:border-right="0.74pt solid #000000" fo:border-bottom="2.49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Metadata" style:name="ce7">
      <style:table-cell-properties style:glyph-orientation-vertical="0" fo:padding="0.071cm" fo:border-left="2.49pt solid #000000" style:diagonal-bl-tr="none" style:text-align-source="fix" style:direction="ltr" fo:border-top="2.49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Metadata" style:name="ce8">
      <style:table-cell-properties style:glyph-orientation-vertical="0" fo:padding="0.071cm" fo:border-left="2.49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Metadata" style:name="ce9">
      <style:table-cell-properties style:glyph-orientation-vertical="0" fo:padding="0.071cm" fo:border-left="2.49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Metadata" style:name="ce10">
      <style:table-cell-properties style:glyph-orientation-vertical="0" fo:padding="0.071cm" fo:border-left="2.49pt solid #000000" style:diagonal-bl-tr="none" style:text-align-source="fix" style:direction="ltr" fo:border-top="none" style:repeat-content="false" fo:border-right="none" fo:border-bottom="2.49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style:glyph-orientation-vertical="0" fo:padding="0.071cm" fo:border-left="none" style:diagonal-bl-tr="none" style:text-align-source="value-type" style:direction="ltr" fo:border-top="2.49pt solid #000000" style:repeat-content="false" fo:border-right="none" fo:border-bottom="2.49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">
      <style:table-cell-properties style:glyph-orientation-vertical="0" fo:padding="0.071cm" style:text-align-source="value-type" style:direction="ltr" style:repeat-content="fals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Property" style:name="ce15">
      <style:table-cell-properties style:glyph-orientation-vertical="0" fo:padding="0.071cm" fo:border-left="0.74pt solid #000000" style:diagonal-bl-tr="none" style:text-align-source="fix" style:direction="ltr" fo:border-top="2.49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2.49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19">
      <style:table-cell-properties style:glyph-orientation-vertical="0" fo:padding="0.071cm" fo:border-left="none" style:diagonal-bl-tr="none" style:text-align-source="value-type" style:direction="ltr" fo:border-top="2.49pt solid #000000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20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21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22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2.49pt solid #000000" style:diagonal-tl-br="none" style:shrink-to-fit="false" fo:wrap-option="wrap" style:vertical-align="middl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3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4">
      <style:table-cell-properties style:glyph-orientation-vertical="0" fo:padding="0.071cm" fo:border-left="none" style:diagonal-bl-tr="none" style:text-align-source="fix" style:direction="ltr" fo:border-top="2.49pt solid #000000" style:repeat-content="false" fo:border-right="none" fo:border-bottom="2.49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5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Property" style:name="ce26">
      <style:table-cell-properties style:glyph-orientation-vertical="0" fo:padding="0.071cm" fo:border-left="0.74pt solid #000000" style:diagonal-bl-tr="none" style:text-align-source="fix" style:direction="ltr" fo:border-top="2.49pt solid #000000" style:repeat-content="false" fo:border-right="2.49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2.49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2.49pt solid #000000" fo:border-bottom="2.49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29">
      <style:table-cell-properties style:glyph-orientation-vertical="0" fo:padding="0.071cm" fo:border-left="none" style:diagonal-bl-tr="none" style:text-align-source="fix" style:direction="ltr" fo:border-top="2.49pt solid #000000" style:repeat-content="false" fo:border-right="2.49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30">
      <style:table-cell-properties style:glyph-orientation-vertical="0" fo:padding="0.071cm" fo:border-left="none" style:diagonal-bl-tr="none" style:text-align-source="fix" style:direction="ltr" fo:border-top="none" style:repeat-content="false" fo:border-right="2.49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31">
      <style:table-cell-properties style:glyph-orientation-vertical="0" fo:padding="0.071cm" fo:border-left="none" style:diagonal-bl-tr="none" style:text-align-source="fix" style:direction="ltr" fo:border-top="none" style:repeat-content="false" fo:border-right="2.49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32">
      <style:table-cell-properties style:glyph-orientation-vertical="0" fo:padding="0.071cm" fo:border-left="none" style:diagonal-bl-tr="none" style:text-align-source="fix" style:direction="ltr" fo:border-top="none" style:repeat-content="false" fo:border-right="2.49pt solid #000000" fo:border-bottom="2.49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3">
      <style:table-cell-properties fo:padding="0.071cm" fo:border-left="none" fo:border-top="2.49pt solid #000000" fo:border-right="none" style:diagonal-tl-br="none" fo:border-bottom="2.49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34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35">
      <style:table-cell-properties style:glyph-orientation-vertical="0" fo:padding="0.071cm" fo:border-left="2.49pt solid #000000" style:diagonal-bl-tr="none" style:text-align-source="fix" style:direction="ltr" fo:border-top="2.49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6">
      <style:table-cell-properties style:glyph-orientation-vertical="0" fo:padding="0.071cm" fo:border-left="2.49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7">
      <style:table-cell-properties style:glyph-orientation-vertical="0" fo:padding="0.071cm" fo:border-left="2.49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8">
      <style:table-cell-properties style:glyph-orientation-vertical="0" fo:padding="0.071cm" fo:border-left="2.49pt solid #000000" style:diagonal-bl-tr="none" style:text-align-source="fix" style:direction="ltr" fo:border-top="0.74pt solid #000000" style:repeat-content="false" fo:border-right="0.74pt solid #000000" fo:border-bottom="2.49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39">
      <style:table-cell-properties fo:padding="0.071cm" fo:border-left="2.49pt solid #000000" fo:border-top="2.49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40">
      <style:table-cell-properties fo:padding="0.071cm" fo:border-left="2.49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41">
      <style:table-cell-properties fo:padding="0.071cm" fo:border-left="2.49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42">
      <style:table-cell-properties fo:padding="0.071cm" fo:border-left="2.49pt solid #000000" fo:border-top="none" fo:border-right="none" style:diagonal-tl-br="none" fo:border-bottom="2.49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3">
      <style:table-cell-properties style:glyph-orientation-vertical="0" fo:padding="0.071cm" fo:border-left="0.74pt solid #000000" style:diagonal-bl-tr="none" style:text-align-source="fix" style:direction="ltr" fo:border-top="2.49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4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4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2.49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47">
      <style:table-cell-properties fo:padding="0.071cm" fo:border-left="none" fo:border-top="2.49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48">
      <style:table-cell-properties fo:padding="0.071cm" fo:border-left="none" fo:border-top="none" fo:border-right="none" style:diagonal-tl-br="none" fo:border-bottom="2.49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49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style:cell-protect="protected" style:vertical-align="middle" style:print-content="true" style:vertical-justify="auto" style:rotation-align="none" style:rotation-angle="0" fo:wrap-option="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50">
      <style:table-cell-properties style:glyph-orientation-vertical="0" fo:padding="0.071cm" fo:border-left="0.74pt solid #000000" style:diagonal-bl-tr="none" style:text-align-source="fix" style:direction="ltr" fo:border-top="2.49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51">
      <style:table-cell-properties fo:padding="0.071cm" fo:border-left="none" fo:border-top="2.49pt solid #000000" fo:border-right="0.74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52">
      <style:table-cell-properties fo:padding="0.071cm" fo:border-left="none" fo:border-top="none" fo:border-right="0.74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53">
      <style:table-cell-properties fo:padding="0.071cm" fo:border-left="none" fo:border-top="none" fo:border-right="0.74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54">
      <style:table-cell-properties fo:padding="0.071cm" fo:border-left="none" fo:border-top="none" fo:border-right="0.74pt solid #000000" style:diagonal-tl-br="none" fo:border-bottom="2.49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5">
      <style:table-cell-properties fo:padding="0.071cm" fo:border-left="none" fo:border-top="2.49pt solid #000000" fo:border-right="none" style:diagonal-tl-br="none" fo:border-bottom="2.49pt solid #000000" style:diagonal-bl-tr="none" style:rotation-align="none"/>
    </style:style>
    <style:style style:family="table-cell" style:parent-style-name="Default" style:name="ce56">
      <style:table-cell-properties fo:padding="0.071cm" style:diagonal-bl-tr="none" style:rotation-align="none" fo:border="none" style:diagonal-tl-br="none"/>
    </style:style>
    <style:style style:family="table-cell" style:parent-style-name="TL ColHeader" style:name="ce57">
      <style:table-cell-properties style:glyph-orientation-vertical="0" fo:padding="0.071cm" fo:border-left="0.74pt solid #000000" style:diagonal-bl-tr="none" style:text-align-source="fix" style:direction="ltr" fo:border-top="2.49pt solid #000000" style:repeat-content="false" fo:border-right="none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Metadata" style:name="ce59">
      <style:table-cell-properties fo:padding="0.071cm" fo:border-left="0.74pt solid #000000" fo:border-top="2.49pt solid #000000" fo:border-right="none" style:diagonal-tl-br="none" fo:border-bottom="none" style:diagonal-bl-tr="none" style:rotation-align="none"/>
    </style:style>
    <style:style style:family="table-cell" style:parent-style-name="TL Metadata" style:name="ce60">
      <style:table-cell-properties fo:padding="0.071cm" fo:border-left="0.74pt solid #000000" fo:border-top="none" fo:border-right="none" style:diagonal-tl-br="none" fo:border-bottom="none" style:diagonal-bl-tr="none" style:rotation-align="none"/>
    </style:style>
    <style:style style:family="table-cell" style:parent-style-name="TL Metadata" style:name="ce61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Metadata" style:name="ce62">
      <style:table-cell-properties fo:padding="0.071cm" fo:border="none" style:diagonal-tl-br="none" style:diagonal-bl-tr="none" style:rotation-align="none"/>
    </style:style>
    <style:style style:family="table-cell" style:parent-style-name="TL Metadata" style:name="ce63">
      <style:table-cell-properties fo:padding="0.071cm" fo:border-left="none" fo:border-top="none" fo:border-right="none" style:diagonal-tl-br="none" fo:border-bottom="2.49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4">
      <style:table-cell-properties fo:padding="0.071cm"/>
    </style:style>
    <style:style style:family="table-cell" style:parent-style-name="Default" style:name="ce65">
      <style:table-cell-properties style:glyph-orientation-vertical="0" fo:padding="0.071cm" fo:border-left="none" style:diagonal-bl-tr="none" style:text-align-source="fix" style:direction="ltr" fo:border-top="2.49pt solid #000000" style:repeat-content="false" fo:border-right="none" fo:border-bottom="2.49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66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67">
      <style:table-cell-properties style:glyph-orientation-vertical="0" fo:padding="0.071cm" fo:border-left="1.76pt solid #000000" style:diagonal-bl-tr="none" style:text-align-source="fix" style:direction="ltr" fo:border-top="2.49pt solid #000000" style:repeat-content="false" fo:border-right="0.74pt solid #000000" fo:border-bottom="2.49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8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2.49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71">
      <style:table-cell-properties style:glyph-orientation-vertical="0" fo:padding="0.071cm" fo:border-left="none" style:diagonal-bl-tr="none" style:text-align-source="fix" style:direction="ltr" fo:border-top="2.49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3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2.49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4">
      <style:table-cell-properties style:glyph-orientation-vertical="0" fo:padding="0.071cm" fo:border-left="0.74pt solid #000000" style:diagonal-bl-tr="none" style:text-align-source="fix" style:direction="ltr" fo:border-top="2.49pt solid #000000" style:repeat-content="false" fo:border-right="0.74pt solid #000000" fo:border-bottom="2.49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2.49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7">
      <style:table-cell-properties style:glyph-orientation-vertical="0" fo:padding="0.071cm" fo:border-left="none" style:diagonal-bl-tr="none" style:text-align-source="fix" style:direction="ltr" fo:border-top="2.49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8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9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2.49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0">
      <style:table-cell-properties style:glyph-orientation-vertical="0" fo:padding="0.071cm" fo:border-left="none" style:diagonal-bl-tr="none" style:text-align-source="fix" style:direction="ltr" fo:border-top="2.49pt solid #000000" style:repeat-content="false" fo:border-right="2.49pt solid #000000" fo:border-bottom="2.49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81">
      <style:table-cell-properties style:glyph-orientation-vertical="0" fo:padding="0.071cm" fo:border-left="0.74pt solid #000000" style:diagonal-bl-tr="none" style:text-align-source="fix" style:direction="ltr" fo:border-top="2.49pt solid #000000" style:repeat-content="false" fo:border-right="2.49pt solid #000000" fo:border-bottom="2.49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2.49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2.49pt solid #000000" fo:border-bottom="2.49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4">
      <style:table-cell-properties style:glyph-orientation-vertical="0" fo:padding="0.071cm" fo:border-left="none" style:diagonal-bl-tr="none" style:text-align-source="fix" style:direction="ltr" fo:border-top="2.49pt solid #000000" style:repeat-content="false" fo:border-right="2.49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style:glyph-orientation-vertical="0" fo:padding="0.071cm" fo:border-left="none" style:diagonal-bl-tr="none" style:text-align-source="fix" style:direction="ltr" fo:border-top="none" style:repeat-content="false" fo:border-right="2.49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6">
      <style:table-cell-properties style:glyph-orientation-vertical="0" fo:padding="0.071cm" fo:border-left="none" style:diagonal-bl-tr="none" style:text-align-source="fix" style:direction="ltr" fo:border-top="none" style:repeat-content="false" fo:border-right="2.49pt solid #000000" fo:border-bottom="2.49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7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8">
      <style:table-cell-properties fo:padding="0.071cm"/>
    </style:style>
    <style:style style:family="table-cell" style:parent-style-name="Default" style:name="ce89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TL Data" style:family="table-cell" style:name="ce90" style:display-name="ce90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TL Metadata" style:family="table-cell" style:name="ce91" style:display-name="ce91">
      <style:table-cell-properties fo:padding="0.071cm" style:diagonal-bl-tr="none" style:rotation-align="none" fo:border="none" style:diagonal-tl-br="none"/>
    </style:style>
    <style:style style:parent-style-name="Default" style:family="table-cell" style:name="ce92" style:display-name="ce92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TL Metadata" style:family="table-cell" style:name="ce93" style:display-name="ce93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Default" style:family="table-cell" style:name="ce94" style:display-name="ce94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</office:automatic-styles>
  <office:body>
    <office:spreadsheet>
      <table:calculation-settings table:use-regular-expressions="false" table:case-sensitive="false"/>
      <table:table table:style-name="ta1" table:name="Tabel 02A1vlg">
        <office:forms form:apply-design-mode="false" form:automatic-focus="false"/>
        <table:table-column table:style-name="co1" table:default-cell-style-name="ce12"/>
        <table:table-column table:style-name="co2" table:default-cell-style-name="ce14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 table:number-columns-repeated="5"/>
        <table:table-column table:style-name="co8" table:default-cell-style-name="ce12"/>
        <table:table-column table:style-name="co9" table:default-cell-style-name="ce12"/>
        <table:table-column table:style-name="co3" table:default-cell-style-name="ce12"/>
        <table:table-column table:style-name="co7" table:default-cell-style-name="ce12"/>
        <table:table-column table:style-name="co10" table:default-cell-style-name="ce12"/>
        <table:table-column table:style-name="co11" table:default-cell-style-name="ce12"/>
        <table:table-column table:style-name="co3" table:default-cell-style-name="ce12"/>
        <table:table-column table:style-name="co7" table:default-cell-style-name="ce12" table:number-columns-repeated="3"/>
        <table:table-column table:style-name="co8" table:default-cell-style-name="ce12"/>
        <table:table-column table:style-name="co1" table:default-cell-style-name="ce12"/>
        <table:table-column table:style-name="co8" table:default-cell-style-name="ce12"/>
        <table:table-column table:style-name="co7" table:default-cell-style-name="ce12"/>
        <table:table-column table:style-name="co10" table:default-cell-style-name="ce12"/>
        <table:table-column table:style-name="co8" table:default-cell-style-name="ce12"/>
        <table:table-column table:style-name="co7" table:default-cell-style-name="ce12"/>
        <table:table-column table:style-name="co12" table:default-cell-style-name="ce12"/>
        <table:table-column table:style-name="co13" table:default-cell-style-name="ce12"/>
        <table:table-column table:style-name="co10" table:default-cell-style-name="ce12"/>
        <table:table-column table:style-name="co7" table:default-cell-style-name="ce12"/>
        <table:table-column table:style-name="co8" table:default-cell-style-name="ce12"/>
        <table:table-column table:style-name="co3" table:default-cell-style-name="ce12"/>
        <table:table-column table:style-name="co7" table:default-cell-style-name="ce12"/>
        <table:table-column table:style-name="co12" table:default-cell-style-name="ce12"/>
        <table:table-column table:style-name="co14" table:default-cell-style-name="ce12"/>
        <table:table-column table:style-name="co3" table:default-cell-style-name="ce12"/>
        <table:table-column table:style-name="co7" table:default-cell-style-name="ce12" table:number-columns-repeated="3"/>
        <table:table-column table:style-name="co15" table:default-cell-style-name="ce12" table:number-columns-repeated="5"/>
        <table:table-column table:style-name="co16" table:default-cell-style-name="ce12"/>
        <table:table-column table:style-name="co17" table:default-cell-style-name="ce64"/>
        <table:table-column table:style-name="co18" table:default-cell-style-name="ce66"/>
        <table:table-column table:style-name="co19" table:default-cell-style-name="ce66"/>
        <table:table-column table:style-name="co18" table:default-cell-style-name="ce66" table:number-columns-repeated="2"/>
        <table:table-column table:style-name="co20" table:default-cell-style-name="ce66"/>
        <table:table-column table:style-name="co21" table:default-cell-style-name="ce66"/>
        <table:table-column table:style-name="co22" table:default-cell-style-name="Default" table:number-columns-repeated="970"/>
        <table:table-row table:style-name="ro1">
          <table:table-cell ns41:value-type="string" table:style-name="ce1" office:value-type="string">
            <text:p>Overzicht van het aantal losse werklieden in de verschillende beroepen en bedrijven werkzaam</text:p>
          </table:table-cell>
          <table:table-cell table:style-name="ce13"/>
          <table:table-cell table:style-name="ce24"/>
          <table:table-cell table:style-name="ce33" table:number-columns-repeated="44"/>
          <table:table-cell table:style-name="ce55"/>
          <table:table-cell table:style-name="ce65" table:number-columns-repeated="5"/>
          <table:table-cell table:style-name="ce80"/>
          <table:table-cell table:number-columns-repeated="970"/>
        </table:table-row>
        <table:table-row table:style-name="ro1">
          <table:table-cell table:style-name="ce2"/>
          <table:table-cell table:style-name="Default"/>
          <table:table-cell table:style-name="ce25"/>
          <table:table-cell table:style-name="Default" table:number-columns-repeated="29"/>
          <table:table-cell table:style-name="ce11" table:number-columns-repeated="15"/>
          <table:table-cell table:style-name="ce56"/>
          <table:table-cell table:number-columns-repeated="976"/>
        </table:table-row>
        <table:table-row table:style-name="ro2">
          <table:table-cell ns41:value-type="string" table:number-rows-spanned="4" table:style-name="ce3" table:number-columns-spanned="1" office:value-type="string">
            <text:p>Volgnummer</text:p>
          </table:table-cell>
          <table:table-cell ns41:value-type="string" table:number-rows-spanned="4" table:style-name="ce15" table:number-columns-spanned="1" office:value-type="string">
            <text:p>BENAMING van de onderdeelen der onderscheidene beroepsklassen, met de daartoe behoorende beroepen.</text:p>
          </table:table-cell>
          <table:table-cell ns41:value-type="string" table:number-rows-spanned="4" table:style-name="ce26" table:number-columns-spanned="1" office:value-type="string">
            <text:p>Positie in het <text:s/>beroep. 1)</text:p>
          </table:table-cell>
          <table:table-cell table:style-name="Default"/>
          <table:table-cell ns41:value-type="string" table:number-rows-spanned="1" table:style-name="ce35" table:number-columns-spanned="37" office:value-type="string">
            <text:p>MANNEN</text:p>
          </table:table-cell>
          <table:covered-table-cell table:style-name="ce43" table:number-columns-repeated="36"/>
          <table:table-cell ns41:value-type="string" table:number-rows-spanned="3" table:style-name="ce50" table:number-columns-spanned="2" office:value-type="string">
            <text:p>TOTAAL DER MANNEN.</text:p>
          </table:table-cell>
          <table:covered-table-cell table:style-name="ce50"/>
          <table:table-cell ns41:value-type="string" table:number-rows-spanned="3" table:style-name="ce50" table:number-columns-spanned="2" office:value-type="string">
            <text:p>TOTAAL DER VROUWEN. </text:p>
          </table:table-cell>
          <table:covered-table-cell table:style-name="ce50"/>
          <table:table-cell ns41:value-type="string" table:number-rows-spanned="3" table:style-name="ce50" table:number-columns-spanned="2" office:value-type="string">
            <text:p>TOTAAL GENERAAL.</text:p>
          </table:table-cell>
          <table:covered-table-cell table:style-name="ce50"/>
          <table:table-cell ns41:value-type="string" table:number-rows-spanned="4" table:style-name="ce57" table:number-columns-spanned="1" office:value-type="string">
            <text:p>Volgnummer.</text:p>
          </table:table-cell>
          <table:table-cell ns41:value-type="string" table:number-rows-spanned="5" table:style-name="ce67" table:number-columns-spanned="1" office:value-type="string">
            <text:p>Telling</text:p>
          </table:table-cell>
          <table:table-cell ns41:value-type="string" table:number-rows-spanned="5" table:style-name="ce74" table:number-columns-spanned="1" office:value-type="string">
            <text:p>Tabel</text:p>
          </table:table-cell>
          <table:table-cell ns41:value-type="string" table:number-rows-spanned="5" table:style-name="ce74" table:number-columns-spanned="1" office:value-type="string">
            <text:p>Pagina links</text:p>
          </table:table-cell>
          <table:table-cell ns41:value-type="string" table:number-rows-spanned="5" table:style-name="ce74" table:number-columns-spanned="1" office:value-type="string">
            <text:p>Pagina rechts</text:p>
          </table:table-cell>
          <table:table-cell ns41:value-type="string" table:number-rows-spanned="5" table:style-name="ce74" table:number-columns-spanned="1" office:value-type="string">
            <text:p>Provincie</text:p>
          </table:table-cell>
          <table:table-cell ns41:value-type="string" table:number-rows-spanned="5" table:style-name="ce81" table:number-columns-spanned="1" office:value-type="string">
            <text:p>Image nr</text:p>
          </table:table-cell>
          <table:table-cell table:number-columns-repeated="970"/>
        </table:table-row>
        <table:table-row table:style-name="ro3">
          <table:covered-table-cell table:style-name="ce4"/>
          <table:covered-table-cell table:style-name="ce16"/>
          <table:covered-table-cell table:style-name="ce27"/>
          <table:table-cell table:style-name="Default"/>
          <table:table-cell ns41:value-type="string" table:number-rows-spanned="1" table:style-name="ce36" table:number-columns-spanned="37" office:value-type="string">
            <text:p>LEEFTIJDEN, GEBOORTEJAREN EN BURGELIJKE STAAT. </text:p>
          </table:table-cell>
          <table:covered-table-cell table:style-name="ce44" table:number-columns-repeated="36"/>
          <table:covered-table-cell table:style-name="ce45" table:number-columns-repeated="6"/>
          <table:covered-table-cell table:style-name="ce58"/>
          <table:covered-table-cell table:style-name="ce68"/>
          <table:covered-table-cell table:style-name="ce75" table:number-columns-repeated="4"/>
          <table:covered-table-cell table:style-name="ce82"/>
          <table:table-cell table:number-columns-repeated="970"/>
        </table:table-row>
        <table:table-row table:style-name="ro4">
          <table:covered-table-cell table:style-name="ce4"/>
          <table:covered-table-cell table:style-name="ce16"/>
          <table:covered-table-cell table:style-name="ce27"/>
          <table:table-cell table:style-name="Default"/>
          <table:table-cell ns41:value-type="string" table:style-name="ce37" office:value-type="string">
            <text:p>Beneden 12 jaar 1898 en later.</text:p>
          </table:table-cell>
          <table:table-cell ns41:value-type="string" table:style-name="ce45" office:value-type="string">
            <text:p>12 en 13 1897 - 1896.</text:p>
          </table:table-cell>
          <table:table-cell ns41:value-type="string" table:style-name="ce45" office:value-type="string">
            <text:p>14 1895.</text:p>
          </table:table-cell>
          <table:table-cell ns41:value-type="string" table:style-name="ce45" office:value-type="string">
            <text:p>15 1894.</text:p>
          </table:table-cell>
          <table:table-cell ns41:value-type="string" table:style-name="ce45" office:value-type="string">
            <text:p>16 en 17 1893 <text:s/>- 1892. </text:p>
          </table:table-cell>
          <table:table-cell ns41:value-type="string" table:number-rows-spanned="1" table:style-name="ce45" table:number-columns-spanned="2" office:value-type="string">
            <text:p>18 en 19 <text:s text:c="5"/>1891 - 1890.</text:p>
          </table:table-cell>
          <table:covered-table-cell table:style-name="ce45"/>
          <table:table-cell ns41:value-type="string" table:number-rows-spanned="1" table:style-name="ce45" table:number-columns-spanned="2" office:value-type="string">
            <text:p>20 <text:s text:c="10"/>1889.</text:p>
          </table:table-cell>
          <table:covered-table-cell table:style-name="ce45"/>
          <table:table-cell ns41:value-type="string" table:number-rows-spanned="1" table:style-name="ce45" table:number-columns-spanned="2" office:value-type="string">
            <text:p>21 en 22 1888 - 1887. </text:p>
          </table:table-cell>
          <table:covered-table-cell table:style-name="ce45"/>
          <table:table-cell ns41:value-type="string" table:number-rows-spanned="1" table:style-name="ce45" table:number-columns-spanned="2" office:value-type="string">
            <text:p>23 en 24 1886 - 1885</text:p>
          </table:table-cell>
          <table:covered-table-cell table:style-name="ce45"/>
          <table:table-cell ns41:value-type="string" table:number-rows-spanned="1" table:style-name="ce45" table:number-columns-spanned="2" office:value-type="string">
            <text:p>25 <text:s/>tot en met 30 <text:s text:c="7"/>1884 - 1879.</text:p>
          </table:table-cell>
          <table:covered-table-cell table:style-name="ce45"/>
          <table:table-cell ns41:value-type="string" table:number-rows-spanned="1" table:style-name="ce45" table:number-columns-spanned="2" office:value-type="string">
            <text:p>31 tot en met 34 <text:s text:c="17"/>1878 - 1875.</text:p>
          </table:table-cell>
          <table:covered-table-cell table:style-name="ce45"/>
          <table:table-cell ns41:value-type="string" table:number-rows-spanned="1" table:style-name="ce45" table:number-columns-spanned="2" office:value-type="string">
            <text:p>35 <text:s text:c="9"/>1874.</text:p>
          </table:table-cell>
          <table:covered-table-cell table:style-name="ce45"/>
          <table:table-cell ns41:value-type="string" table:number-rows-spanned="1" table:style-name="ce45" table:number-columns-spanned="2" office:value-type="string">
            <text:p>36 <text:s/>tot en met 40 <text:s text:c="4"/>1873 - 1869.</text:p>
          </table:table-cell>
          <table:covered-table-cell table:style-name="ce45"/>
          <table:table-cell ns41:value-type="string" table:number-rows-spanned="1" table:style-name="ce45" table:number-columns-spanned="2" office:value-type="string">
            <text:p>41 tot en met 44 <text:s text:c="5"/>1868 - 1865.</text:p>
          </table:table-cell>
          <table:covered-table-cell table:style-name="ce45"/>
          <table:table-cell ns41:value-type="string" table:number-rows-spanned="1" table:style-name="ce45" table:number-columns-spanned="2" office:value-type="string">
            <text:p>45 tot en met 50 <text:s text:c="4"/>1864 - 1859.</text:p>
          </table:table-cell>
          <table:covered-table-cell table:style-name="ce45"/>
          <table:table-cell ns41:value-type="string" table:number-rows-spanned="1" table:style-name="ce45" table:number-columns-spanned="2" office:value-type="string">
            <text:p>51 tot en met 54 <text:s text:c="4"/>1858 - 1855.</text:p>
          </table:table-cell>
          <table:covered-table-cell table:style-name="ce45"/>
          <table:table-cell ns41:value-type="string" table:number-rows-spanned="1" table:style-name="ce45" table:number-columns-spanned="2" office:value-type="string">
            <text:p>55 tot en met 60 <text:s text:c="4"/>1854 - 1849.</text:p>
          </table:table-cell>
          <table:covered-table-cell table:style-name="ce45"/>
          <table:table-cell ns41:value-type="string" table:number-rows-spanned="1" table:style-name="ce45" table:number-columns-spanned="2" office:value-type="string">
            <text:p>61 tot en met 64 <text:s text:c="4"/>1848 - 1845.</text:p>
          </table:table-cell>
          <table:covered-table-cell table:style-name="ce45"/>
          <table:table-cell table:number-rows-spanned="1" office:value-type="string" table:style-name="ce49" table:number-columns-spanned="2" office:string-value="65          1844." ns41:value-type="string">
            <text:p><text:s/>65 <text:s text:c="9"/>1844. </text:p>
          </table:table-cell>
          <table:covered-table-cell table:style-name="ce49"/>
          <table:table-cell ns41:value-type="string" table:number-rows-spanned="1" table:style-name="ce45" table:number-columns-spanned="2" office:value-type="string">
            <text:p>66 tot en met 70 <text:s text:c="6"/>1843 - 1839.</text:p>
          </table:table-cell>
          <table:covered-table-cell table:style-name="ce45"/>
          <table:table-cell ns41:value-type="string" table:number-rows-spanned="1" table:style-name="ce45" table:number-columns-spanned="2" office:value-type="string">
            <text:p>71 en daarboven 1838 en vroeger.</text:p>
          </table:table-cell>
          <table:covered-table-cell table:style-name="ce45" table:number-columns-repeated="7"/>
          <table:covered-table-cell table:style-name="ce58"/>
          <table:covered-table-cell table:style-name="ce68"/>
          <table:covered-table-cell table:style-name="ce75" table:number-columns-repeated="4"/>
          <table:covered-table-cell table:style-name="ce82"/>
          <table:table-cell table:number-columns-repeated="970"/>
        </table:table-row>
        <table:table-row table:style-name="ro3">
          <table:covered-table-cell table:style-name="ce4"/>
          <table:covered-table-cell table:style-name="ce17"/>
          <table:covered-table-cell table:style-name="ce27"/>
          <table:table-cell table:style-name="Default"/>
          <table:table-cell ns41:value-type="string" table:style-name="ce37" office:value-type="string">
            <text:p>O.</text:p>
          </table:table-cell>
          <table:table-cell ns41:value-type="string" table:style-name="ce45" table:number-columns-repeated="4" office:value-type="string">
            <text:p>O.</text:p>
          </table:table-cell>
          <table:table-cell ns41:value-type="string" table:style-name="ce45" office:value-type="string">
            <text:p>G.</text:p>
          </table:table-cell>
          <table:table-cell ns41:value-type="string" table:style-name="ce45" office:value-type="string">
            <text:p>O.</text:p>
          </table:table-cell>
          <table:table-cell ns41:value-type="string" table:style-name="ce45" office:value-type="string">
            <text:p>G.</text:p>
          </table:table-cell>
          <table:table-cell ns41:value-type="string" table:style-name="ce45" office:value-type="string">
            <text:p>O.</text:p>
          </table:table-cell>
          <table:table-cell ns41:value-type="string" table:style-name="ce45" office:value-type="string">
            <text:p>G.</text:p>
          </table:table-cell>
          <table:table-cell ns41:value-type="string" table:style-name="ce45" office:value-type="string">
            <text:p>O.</text:p>
          </table:table-cell>
          <table:table-cell ns41:value-type="string" table:style-name="ce45" office:value-type="string">
            <text:p>G.</text:p>
          </table:table-cell>
          <table:table-cell ns41:value-type="string" table:style-name="ce45" office:value-type="string">
            <text:p>O.</text:p>
          </table:table-cell>
          <table:table-cell ns41:value-type="string" table:style-name="ce45" office:value-type="string">
            <text:p>G.</text:p>
          </table:table-cell>
          <table:table-cell ns41:value-type="string" table:style-name="ce45" office:value-type="string">
            <text:p>O.</text:p>
          </table:table-cell>
          <table:table-cell ns41:value-type="string" table:style-name="ce45" office:value-type="string">
            <text:p>G.</text:p>
          </table:table-cell>
          <table:table-cell ns41:value-type="string" table:style-name="ce45" office:value-type="string">
            <text:p>O.</text:p>
          </table:table-cell>
          <table:table-cell ns41:value-type="string" table:style-name="ce45" office:value-type="string">
            <text:p>G.</text:p>
          </table:table-cell>
          <table:table-cell ns41:value-type="string" table:style-name="ce45" office:value-type="string">
            <text:p>O.</text:p>
          </table:table-cell>
          <table:table-cell ns41:value-type="string" table:style-name="ce45" office:value-type="string">
            <text:p>G.</text:p>
          </table:table-cell>
          <table:table-cell ns41:value-type="string" table:style-name="ce45" office:value-type="string">
            <text:p>O.</text:p>
          </table:table-cell>
          <table:table-cell ns41:value-type="string" table:style-name="ce45" office:value-type="string">
            <text:p>G.</text:p>
          </table:table-cell>
          <table:table-cell ns41:value-type="string" table:style-name="ce45" office:value-type="string">
            <text:p>O.</text:p>
          </table:table-cell>
          <table:table-cell ns41:value-type="string" table:style-name="ce45" office:value-type="string">
            <text:p>G.</text:p>
          </table:table-cell>
          <table:table-cell ns41:value-type="string" table:style-name="ce45" office:value-type="string">
            <text:p>O.</text:p>
          </table:table-cell>
          <table:table-cell ns41:value-type="string" table:style-name="ce45" office:value-type="string">
            <text:p>G.</text:p>
          </table:table-cell>
          <table:table-cell ns41:value-type="string" table:style-name="ce45" office:value-type="string">
            <text:p>O.</text:p>
          </table:table-cell>
          <table:table-cell ns41:value-type="string" table:style-name="ce45" office:value-type="string">
            <text:p>G.</text:p>
          </table:table-cell>
          <table:table-cell ns41:value-type="string" table:style-name="ce45" office:value-type="string">
            <text:p>O.</text:p>
          </table:table-cell>
          <table:table-cell ns41:value-type="string" table:style-name="ce45" office:value-type="string">
            <text:p>G.</text:p>
          </table:table-cell>
          <table:table-cell ns41:value-type="string" table:style-name="ce45" office:value-type="string">
            <text:p>O.</text:p>
          </table:table-cell>
          <table:table-cell ns41:value-type="string" table:style-name="ce45" office:value-type="string">
            <text:p>G.</text:p>
          </table:table-cell>
          <table:table-cell ns41:value-type="string" table:style-name="ce45" office:value-type="string">
            <text:p>O.</text:p>
          </table:table-cell>
          <table:table-cell ns41:value-type="string" table:style-name="ce45" office:value-type="string">
            <text:p>G.</text:p>
          </table:table-cell>
          <table:table-cell ns41:value-type="string" table:style-name="ce45" office:value-type="string">
            <text:p>O.</text:p>
          </table:table-cell>
          <table:table-cell ns41:value-type="string" table:style-name="ce45" office:value-type="string">
            <text:p>G.</text:p>
          </table:table-cell>
          <table:table-cell ns41:value-type="string" table:style-name="ce45" office:value-type="string">
            <text:p>O.</text:p>
          </table:table-cell>
          <table:table-cell ns41:value-type="string" table:style-name="ce45" office:value-type="string">
            <text:p>G.</text:p>
          </table:table-cell>
          <table:table-cell ns41:value-type="string" table:style-name="ce45" office:value-type="string">
            <text:p>O.</text:p>
          </table:table-cell>
          <table:table-cell ns41:value-type="string" table:style-name="ce45" office:value-type="string">
            <text:p>G.</text:p>
          </table:table-cell>
          <table:table-cell ns41:value-type="string" table:style-name="ce45" office:value-type="string">
            <text:p>O.</text:p>
          </table:table-cell>
          <table:table-cell ns41:value-type="string" table:style-name="ce45" office:value-type="string">
            <text:p>G.</text:p>
          </table:table-cell>
          <table:table-cell ns41:value-type="string" table:style-name="ce45" office:value-type="string">
            <text:p>O.</text:p>
          </table:table-cell>
          <table:covered-table-cell table:style-name="ce58"/>
          <table:covered-table-cell table:style-name="ce68"/>
          <table:covered-table-cell table:style-name="ce75" table:number-columns-repeated="4"/>
          <table:covered-table-cell table:style-name="ce82"/>
          <table:table-cell table:number-columns-repeated="970"/>
        </table:table-row>
        <table:table-row table:style-name="ro2">
          <table:table-cell ns41:value-type="float" table:style-name="ce5" office:value="1" office:value-type="float">
            <text:p>1</text:p>
          </table:table-cell>
          <table:table-cell ns41:value-type="float" table:style-name="ce18" office:value="2" office:value-type="float">
            <text:p>2</text:p>
          </table:table-cell>
          <table:table-cell ns41:value-type="float" table:style-name="ce28" office:value="3" office:value-type="float">
            <text:p>3</text:p>
          </table:table-cell>
          <table:table-cell table:style-name="Default"/>
          <table:table-cell ns41:value-type="float" table:style-name="ce38" office:value="4" office:value-type="float">
            <text:p>4</text:p>
          </table:table-cell>
          <table:table-cell ns41:value-type="float" table:style-name="ce46" office:value="5" office:value-type="float">
            <text:p>5</text:p>
          </table:table-cell>
          <table:table-cell ns41:value-type="float" table:style-name="ce46" office:value="6" office:value-type="float">
            <text:p>6</text:p>
          </table:table-cell>
          <table:table-cell ns41:value-type="float" table:style-name="ce46" office:value="7" office:value-type="float">
            <text:p>7</text:p>
          </table:table-cell>
          <table:table-cell ns41:value-type="float" table:style-name="ce46" office:value="8" office:value-type="float">
            <text:p>8</text:p>
          </table:table-cell>
          <table:table-cell ns41:value-type="float" table:style-name="ce46" office:value="9" office:value-type="float">
            <text:p>9</text:p>
          </table:table-cell>
          <table:table-cell ns41:value-type="float" table:style-name="ce46" office:value="10" office:value-type="float">
            <text:p>10</text:p>
          </table:table-cell>
          <table:table-cell ns41:value-type="float" table:style-name="ce46" office:value="11" office:value-type="float">
            <text:p>11</text:p>
          </table:table-cell>
          <table:table-cell ns41:value-type="float" table:style-name="ce46" office:value="12" office:value-type="float">
            <text:p>12</text:p>
          </table:table-cell>
          <table:table-cell ns41:value-type="float" table:style-name="ce46" office:value="13" office:value-type="float">
            <text:p>13</text:p>
          </table:table-cell>
          <table:table-cell ns41:value-type="float" table:style-name="ce46" office:value="14" office:value-type="float">
            <text:p>14</text:p>
          </table:table-cell>
          <table:table-cell ns41:value-type="float" table:style-name="ce46" office:value="15" office:value-type="float">
            <text:p>15</text:p>
          </table:table-cell>
          <table:table-cell ns41:value-type="float" table:style-name="ce46" office:value="16" office:value-type="float">
            <text:p>16</text:p>
          </table:table-cell>
          <table:table-cell ns41:value-type="float" table:style-name="ce46" office:value="17" office:value-type="float">
            <text:p>17</text:p>
          </table:table-cell>
          <table:table-cell ns41:value-type="float" table:style-name="ce46" office:value="18" office:value-type="float">
            <text:p>18</text:p>
          </table:table-cell>
          <table:table-cell ns41:value-type="float" table:style-name="ce46" office:value="19" office:value-type="float">
            <text:p>19</text:p>
          </table:table-cell>
          <table:table-cell ns41:value-type="float" table:style-name="ce46" office:value="20" office:value-type="float">
            <text:p>20</text:p>
          </table:table-cell>
          <table:table-cell ns41:value-type="float" table:style-name="ce46" office:value="21" office:value-type="float">
            <text:p>21</text:p>
          </table:table-cell>
          <table:table-cell ns41:value-type="float" table:style-name="ce46" office:value="22" office:value-type="float">
            <text:p>22</text:p>
          </table:table-cell>
          <table:table-cell ns41:value-type="float" table:style-name="ce46" office:value="23" office:value-type="float">
            <text:p>23</text:p>
          </table:table-cell>
          <table:table-cell ns41:value-type="float" table:style-name="ce46" office:value="24" office:value-type="float">
            <text:p>24</text:p>
          </table:table-cell>
          <table:table-cell ns41:value-type="float" table:style-name="ce46" office:value="25" office:value-type="float">
            <text:p>25</text:p>
          </table:table-cell>
          <table:table-cell ns41:value-type="float" table:style-name="ce46" office:value="26" office:value-type="float">
            <text:p>26</text:p>
          </table:table-cell>
          <table:table-cell ns41:value-type="float" table:style-name="ce46" office:value="27" office:value-type="float">
            <text:p>27</text:p>
          </table:table-cell>
          <table:table-cell ns41:value-type="float" table:style-name="ce46" office:value="28" office:value-type="float">
            <text:p>28</text:p>
          </table:table-cell>
          <table:table-cell ns41:value-type="float" table:style-name="ce46" office:value="29" office:value-type="float">
            <text:p>29</text:p>
          </table:table-cell>
          <table:table-cell ns41:value-type="float" table:style-name="ce46" office:value="30" office:value-type="float">
            <text:p>30</text:p>
          </table:table-cell>
          <table:table-cell ns41:value-type="float" table:style-name="ce46" office:value="31" office:value-type="float">
            <text:p>31</text:p>
          </table:table-cell>
          <table:table-cell ns41:value-type="float" table:style-name="ce46" office:value="32" office:value-type="float">
            <text:p>32</text:p>
          </table:table-cell>
          <table:table-cell ns41:value-type="float" table:style-name="ce46" office:value="33" office:value-type="float">
            <text:p>33</text:p>
          </table:table-cell>
          <table:table-cell ns41:value-type="float" table:style-name="ce46" office:value="34" office:value-type="float">
            <text:p>34</text:p>
          </table:table-cell>
          <table:table-cell ns41:value-type="float" table:style-name="ce46" office:value="35" office:value-type="float">
            <text:p>35</text:p>
          </table:table-cell>
          <table:table-cell ns41:value-type="float" table:style-name="ce46" office:value="36" office:value-type="float">
            <text:p>36</text:p>
          </table:table-cell>
          <table:table-cell ns41:value-type="float" table:style-name="ce46" office:value="37" office:value-type="float">
            <text:p>37</text:p>
          </table:table-cell>
          <table:table-cell ns41:value-type="float" table:style-name="ce46" office:value="38" office:value-type="float">
            <text:p>38</text:p>
          </table:table-cell>
          <table:table-cell ns41:value-type="float" table:style-name="ce46" office:value="39" office:value-type="float">
            <text:p>39</text:p>
          </table:table-cell>
          <table:table-cell ns41:value-type="float" table:style-name="ce46" office:value="40" office:value-type="float">
            <text:p>40</text:p>
          </table:table-cell>
          <table:table-cell ns41:value-type="float" table:style-name="ce46" office:value="41" office:value-type="float">
            <text:p>41</text:p>
          </table:table-cell>
          <table:table-cell ns41:value-type="float" table:style-name="ce46" office:value="42" office:value-type="float">
            <text:p>42</text:p>
          </table:table-cell>
          <table:table-cell ns41:value-type="float" table:style-name="ce46" office:value="43" office:value-type="float">
            <text:p>43</text:p>
          </table:table-cell>
          <table:table-cell ns41:value-type="float" table:style-name="ce46" office:value="44" office:value-type="float">
            <text:p>44</text:p>
          </table:table-cell>
          <table:table-cell ns41:value-type="float" table:style-name="ce46" office:value="45" office:value-type="float">
            <text:p>45</text:p>
          </table:table-cell>
          <table:table-cell ns41:value-type="float" table:style-name="ce46" office:value="46" office:value-type="float">
            <text:p>46</text:p>
          </table:table-cell>
          <table:table-cell ns41:value-type="float" table:style-name="ce18" office:value="47" office:value-type="float">
            <text:p>47</text:p>
          </table:table-cell>
          <table:covered-table-cell table:style-name="ce69"/>
          <table:covered-table-cell table:style-name="ce76" table:number-columns-repeated="4"/>
          <table:covered-table-cell table:style-name="ce83"/>
          <table:table-cell table:number-columns-repeated="970"/>
        </table:table-row>
        <table:table-row table:style-name="ro1">
          <table:table-cell table:style-name="ce6"/>
          <table:table-cell table:style-name="Default"/>
          <table:table-cell table:style-name="ce6"/>
          <table:table-cell table:style-name="ce11"/>
          <table:table-cell table:style-name="Default" table:number-columns-repeated="20"/>
          <table:table-cell table:style-name="ce11" table:number-columns-repeated="23"/>
          <table:table-cell table:style-name="ce56"/>
          <table:table-cell table:style-name="ce70" table:number-columns-repeated="6"/>
          <table:table-cell table:number-columns-repeated="970"/>
        </table:table-row>
        <table:table-row table:style-name="ro5">
          <table:table-cell table:style-name="ce7"/>
          <table:table-cell ns41:value-type="string" table:style-name="ce19" office:value-type="string">
            <text:p>I. Fabricage van aardewerk, glas, kalk en steenen.</text:p>
          </table:table-cell>
          <table:table-cell table:style-name="ce29"/>
          <table:table-cell table:style-name="ce11"/>
          <table:table-cell table:style-name="ce39"/>
          <table:table-cell table:style-name="ce47" table:number-columns-repeated="36"/>
          <table:table-cell table:formula="of:=[.J9]+[.L9]+[.N9]+[.P9]+[.R9]+[.T9]+[.V9]+[.X9]+[.Z9]+[.AB9]+[.AD9]+[.AF9]+[.AH9]+[.AJ9]+[.AL9]+[.AN9]" ns41:value-type="float" table:style-name="ce47" office:value-type="float" office:value="0">
            <text:p>0</text:p>
          </table:table-cell>
          <table:table-cell table:formula="of:=[.E9]+[.F9]+[.G9]+[.H9]+[.I9]+[.K9]+[.M9]+[.O9]+[.Q9]+[.S9]+[.U9]+[.W9]+[.Y9]+[.AA9]+[.AC9]+[.AE9]+[.AG9]+[.AI9]+[.AK9]+[.AM9]+[.AO9]" ns41:value-type="float" table:style-name="ce47" office:value-type="float" office:value="0">
            <text:p>0</text:p>
          </table:table-cell>
          <table:table-cell table:style-name="ce47" table:number-columns-repeated="2"/>
          <table:table-cell table:formula="of:=[.AP9]+[.AR9]" ns41:value-type="float" table:style-name="ce47" office:value-type="float" office:value="0">
            <text:p>0</text:p>
          </table:table-cell>
          <table:table-cell table:formula="of:=[.AQ9]+[.AS9]" ns41:value-type="float" table:style-name="ce51" office:value-type="float" office:value="0">
            <text:p>0</text:p>
          </table:table-cell>
          <table:table-cell table:style-name="ce59"/>
          <table:table-cell ns41:value-type="string" table:style-name="ce71" office:value-type="string">
            <text:p>BT</text:p>
          </table:table-cell>
          <table:table-cell ns41:value-type="string" table:style-name="ce77" office:value-type="string">
            <text:p>BT_1909_02A1VLG_T2</text:p>
          </table:table-cell>
          <table:table-cell ns41:value-type="float" table:style-name="ce77" office:value="850" office:value-type="float">
            <text:p>850</text:p>
          </table:table-cell>
          <table:table-cell ns41:value-type="float" table:style-name="ce77" office:value="851" office:value-type="float">
            <text:p>851</text:p>
          </table:table-cell>
          <table:table-cell table:style-name="ce77"/>
          <table:table-cell ns41:value-type="float" table:style-name="ce84" office:value="240188" office:value-type="float">
            <text:p>240188</text:p>
          </table:table-cell>
          <table:table-cell table:number-columns-repeated="970"/>
        </table:table-row>
        <table:table-row table:style-name="ro3">
          <table:table-cell ns41:value-type="float" table:style-name="ce8" office:value="1" office:value-type="float">
            <text:p>1</text:p>
          </table:table-cell>
          <table:table-cell ns41:value-type="string" table:style-name="ce20" office:value-type="string">
            <text:p>Grintgravers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12"/>
          <table:table-cell ns41:value-type="float" office:value="1" table:style-name="ce90" table:number-columns-repeated="3" office:value-type="float">
            <text:p>1</text:p>
          </table:table-cell>
          <table:table-cell table:style-name="ce90" table:number-columns-repeated="5"/>
          <table:table-cell ns41:value-type="float" table:style-name="ce90" office:value="1" office:value-type="float">
            <text:p>1</text:p>
          </table:table-cell>
          <table:table-cell table:style-name="ce90" table:number-columns-repeated="5"/>
          <table:table-cell ns41:value-type="float" table:style-name="ce90" office:value="1" office:value-type="float">
            <text:p>1</text:p>
          </table:table-cell>
          <table:table-cell table:style-name="ce90" table:number-columns-repeated="9"/>
          <table:table-cell table:formula="of:=[.J10]+[.L10]+[.N10]+[.P10]+[.R10]+[.T10]+[.V10]+[.X10]+[.Z10]+[.AB10]+[.AD10]+[.AF10]+[.AH10]+[.AJ10]+[.AL10]+[.AN10]" ns41:value-type="float" table:style-name="ce90" office:value-type="float" office:value="4">
            <text:p>4</text:p>
          </table:table-cell>
          <table:table-cell table:formula="of:=[.E10]+[.F10]+[.G10]+[.H10]+[.I10]+[.K10]+[.M10]+[.O10]+[.Q10]+[.S10]+[.U10]+[.W10]+[.Y10]+[.AA10]+[.AC10]+[.AE10]+[.AG10]+[.AI10]+[.AK10]+[.AM10]+[.AO10]" ns41:value-type="float" table:style-name="ce90" office:value-type="float" office:value="1">
            <text:p>1</text:p>
          </table:table-cell>
          <table:table-cell table:style-name="ce90" table:number-columns-repeated="2"/>
          <table:table-cell table:formula="of:=[.AP10]+[.AR10]" ns41:value-type="float" table:style-name="ce90" office:value-type="float" office:value="4">
            <text:p>4</text:p>
          </table:table-cell>
          <table:table-cell table:formula="of:=[.AQ10]+[.AS10]" ns41:value-type="float" table:style-name="ce52" office:value-type="float" office:value="1">
            <text:p>1</text:p>
          </table:table-cell>
          <table:table-cell table:formula="of:=[.A10]" ns41:value-type="float" table:style-name="ce60" office:value-type="float" office:value="1">
            <text:p>1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0" office:value-type="float">
            <text:p>850</text:p>
          </table:table-cell>
          <table:table-cell ns41:value-type="float" table:style-name="ce78" office:value="851" office:value-type="float">
            <text:p>851</text:p>
          </table:table-cell>
          <table:table-cell table:style-name="ce78"/>
          <table:table-cell ns41:value-type="float" table:style-name="ce85" office:value="240188" office:value-type="float">
            <text:p>240188</text:p>
          </table:table-cell>
          <table:table-cell table:number-columns-repeated="970"/>
        </table:table-row>
        <table:table-row table:style-name="ro3">
          <table:table-cell ns41:value-type="float" table:style-name="ce8" office:value="2" office:value-type="float">
            <text:p>2</text:p>
          </table:table-cell>
          <table:table-cell ns41:value-type="string" table:style-name="ce20" office:value-type="string">
            <text:p>Kiezelgravers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5"/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2" office:value-type="float">
            <text:p>2</text:p>
          </table:table-cell>
          <table:table-cell table:style-name="ce90" table:number-columns-repeated="3"/>
          <table:table-cell ns41:value-type="float" office:value="1" table:style-name="ce90" table:number-columns-repeated="2" office:value-type="float">
            <text:p>1</text:p>
          </table:table-cell>
          <table:table-cell table:style-name="ce90" table:number-columns-repeated="13"/>
          <table:table-cell ns41:value-type="float" table:style-name="ce90" office:value="1" office:value-type="float">
            <text:p>1</text:p>
          </table:table-cell>
          <table:table-cell table:style-name="ce90" table:number-columns-repeated="7"/>
          <table:table-cell table:formula="of:=[.J11]+[.L11]+[.N11]+[.P11]+[.R11]+[.T11]+[.V11]+[.X11]+[.Z11]+[.AB11]+[.AD11]+[.AF11]+[.AH11]+[.AJ11]+[.AL11]+[.AN11]" ns41:value-type="float" table:style-name="ce90" office:value-type="float" office:value="2">
            <text:p>2</text:p>
          </table:table-cell>
          <table:table-cell table:formula="of:=[.E11]+[.F11]+[.G11]+[.H11]+[.I11]+[.K11]+[.M11]+[.O11]+[.Q11]+[.S11]+[.U11]+[.W11]+[.Y11]+[.AA11]+[.AC11]+[.AE11]+[.AG11]+[.AI11]+[.AK11]+[.AM11]+[.AO11]" ns41:value-type="float" table:style-name="ce90" office:value-type="float" office:value="4">
            <text:p>4</text:p>
          </table:table-cell>
          <table:table-cell table:style-name="ce90" table:number-columns-repeated="2"/>
          <table:table-cell table:formula="of:=[.AP11]+[.AR11]" ns41:value-type="float" table:style-name="ce90" office:value-type="float" office:value="2">
            <text:p>2</text:p>
          </table:table-cell>
          <table:table-cell table:formula="of:=[.AQ11]+[.AS11]" ns41:value-type="float" table:style-name="ce52" office:value-type="float" office:value="4">
            <text:p>4</text:p>
          </table:table-cell>
          <table:table-cell table:formula="of:=[.A11]" ns41:value-type="float" table:style-name="ce60" office:value-type="float" office:value="2">
            <text:p>2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0" office:value-type="float">
            <text:p>850</text:p>
          </table:table-cell>
          <table:table-cell ns41:value-type="float" table:style-name="ce78" office:value="851" office:value-type="float">
            <text:p>851</text:p>
          </table:table-cell>
          <table:table-cell table:style-name="ce78"/>
          <table:table-cell ns41:value-type="float" table:style-name="ce85" office:value="240188" office:value-type="float">
            <text:p>240188</text:p>
          </table:table-cell>
          <table:table-cell table:number-columns-repeated="970"/>
        </table:table-row>
        <table:table-row table:style-name="ro3">
          <table:table-cell ns41:value-type="float" table:style-name="ce8" office:value="3" office:value-type="float">
            <text:p>3</text:p>
          </table:table-cell>
          <table:table-cell ns41:value-type="string" table:style-name="ce20" office:value-type="string">
            <text:p>Zandgravers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ns41:value-type="float" table:style-name="ce90" office:value="1" office:value-type="float">
            <text:p>1</text:p>
          </table:table-cell>
          <table:table-cell table:style-name="ce90" table:number-columns-repeated="2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 table:number-columns-repeated="2"/>
          <table:table-cell ns41:value-type="float" table:style-name="ce90" office:value="3" office:value-type="float">
            <text:p>3</text:p>
          </table:table-cell>
          <table:table-cell ns41:value-type="float" office:value="3" table:style-name="ce34" table:number-columns-repeated="2" office:value-type="float">
            <text:p>3</text:p>
          </table:table-cell>
          <table:table-cell table:style-name="ce90"/>
          <table:table-cell ns41:value-type="float" table:style-name="ce34" office:value="1" office:value-type="float">
            <text:p>1</text:p>
          </table:table-cell>
          <table:table-cell table:style-name="ce90"/>
          <table:table-cell ns41:value-type="float" table:style-name="ce34" office:value="4" office:value-type="float">
            <text:p>4</text:p>
          </table:table-cell>
          <table:table-cell ns41:value-type="float" office:value="1" table:style-name="ce34" table:number-columns-repeated="2" office:value-type="float">
            <text:p>1</text:p>
          </table:table-cell>
          <table:table-cell table:style-name="ce90"/>
          <table:table-cell ns41:value-type="float" table:style-name="ce34" office:value="2" office:value-type="float">
            <text:p>2</text:p>
          </table:table-cell>
          <table:table-cell table:style-name="ce90"/>
          <table:table-cell ns41:value-type="float" table:style-name="ce34" office:value="1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7"/>
          <table:table-cell ns41:value-type="float" table:style-name="ce90" office:value="1" office:value-type="float">
            <text:p>1</text:p>
          </table:table-cell>
          <table:table-cell table:style-name="ce90"/>
          <table:table-cell table:formula="of:=[.J12]+[.L12]+[.N12]+[.P12]+[.R12]+[.T12]+[.V12]+[.X12]+[.Z12]+[.AB12]+[.AD12]+[.AF12]+[.AH12]+[.AJ12]+[.AL12]+[.AN12]" ns41:value-type="float" table:style-name="ce90" office:value-type="float" office:value="17">
            <text:p>17</text:p>
          </table:table-cell>
          <table:table-cell table:formula="of:=[.E12]+[.F12]+[.G12]+[.H12]+[.I12]+[.K12]+[.M12]+[.O12]+[.Q12]+[.S12]+[.U12]+[.W12]+[.Y12]+[.AA12]+[.AC12]+[.AE12]+[.AG12]+[.AI12]+[.AK12]+[.AM12]+[.AO12]" ns41:value-type="float" table:style-name="ce90" office:value-type="float" office:value="9">
            <text:p>9</text:p>
          </table:table-cell>
          <table:table-cell table:style-name="ce90" table:number-columns-repeated="2"/>
          <table:table-cell table:formula="of:=[.AP12]+[.AR12]" ns41:value-type="float" table:style-name="ce90" office:value-type="float" office:value="17">
            <text:p>17</text:p>
          </table:table-cell>
          <table:table-cell table:formula="of:=[.AQ12]+[.AS12]" ns41:value-type="float" table:style-name="ce52" office:value-type="float" office:value="9">
            <text:p>9</text:p>
          </table:table-cell>
          <table:table-cell table:formula="of:=[.A12]" ns41:value-type="float" table:style-name="ce60" office:value-type="float" office:value="3">
            <text:p>3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0" office:value-type="float">
            <text:p>850</text:p>
          </table:table-cell>
          <table:table-cell ns41:value-type="float" table:style-name="ce78" office:value="851" office:value-type="float">
            <text:p>851</text:p>
          </table:table-cell>
          <table:table-cell table:style-name="ce78"/>
          <table:table-cell ns41:value-type="float" table:style-name="ce85" office:value="240188" office:value-type="float">
            <text:p>240188</text:p>
          </table:table-cell>
          <table:table-cell table:number-columns-repeated="970"/>
        </table:table-row>
        <table:table-row table:style-name="ro3">
          <table:table-cell ns41:value-type="float" table:style-name="ce8" office:value="4" office:value-type="float">
            <text:p>4</text:p>
          </table:table-cell>
          <table:table-cell ns41:value-type="string" table:style-name="ce20" office:value-type="string">
            <text:p>Zandwasschers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13"/>
          <table:table-cell ns41:value-type="float" table:style-name="ce34" office:value="1" office:value-type="float">
            <text:p>1</text:p>
          </table:table-cell>
          <table:table-cell table:style-name="ce90" table:number-columns-repeated="9"/>
          <table:table-cell ns41:value-type="float" office:value="1" table:style-name="ce90" table:number-columns-repeated="2" office:value-type="float">
            <text:p>1</text:p>
          </table:table-cell>
          <table:table-cell table:style-name="ce90" table:number-columns-repeated="11"/>
          <table:table-cell table:formula="of:=[.J13]+[.L13]+[.N13]+[.P13]+[.R13]+[.T13]+[.V13]+[.X13]+[.Z13]+[.AB13]+[.AD13]+[.AF13]+[.AH13]+[.AJ13]+[.AL13]+[.AN13]" ns41:value-type="float" table:style-name="ce90" office:value-type="float" office:value="1">
            <text:p>1</text:p>
          </table:table-cell>
          <table:table-cell table:formula="of:=[.E13]+[.F13]+[.G13]+[.H13]+[.I13]+[.K13]+[.M13]+[.O13]+[.Q13]+[.S13]+[.U13]+[.W13]+[.Y13]+[.AA13]+[.AC13]+[.AE13]+[.AG13]+[.AI13]+[.AK13]+[.AM13]+[.AO13]" ns41:value-type="float" table:style-name="ce90" office:value-type="float" office:value="2">
            <text:p>2</text:p>
          </table:table-cell>
          <table:table-cell table:style-name="ce90" table:number-columns-repeated="2"/>
          <table:table-cell table:formula="of:=[.AP13]+[.AR13]" ns41:value-type="float" table:style-name="ce90" office:value-type="float" office:value="1">
            <text:p>1</text:p>
          </table:table-cell>
          <table:table-cell table:formula="of:=[.AQ13]+[.AS13]" ns41:value-type="float" table:style-name="ce52" office:value-type="float" office:value="2">
            <text:p>2</text:p>
          </table:table-cell>
          <table:table-cell table:formula="of:=[.A13]" ns41:value-type="float" table:style-name="ce60" office:value-type="float" office:value="4">
            <text:p>4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0" office:value-type="float">
            <text:p>850</text:p>
          </table:table-cell>
          <table:table-cell ns41:value-type="float" table:style-name="ce78" office:value="851" office:value-type="float">
            <text:p>851</text:p>
          </table:table-cell>
          <table:table-cell table:style-name="ce78"/>
          <table:table-cell ns41:value-type="float" table:style-name="ce85" office:value="240188" office:value-type="float">
            <text:p>240188</text:p>
          </table:table-cell>
          <table:table-cell table:number-columns-repeated="970"/>
        </table:table-row>
        <table:table-row table:style-name="ro3">
          <table:table-cell ns41:value-type="float" table:style-name="ce8" office:value="5" office:value-type="float">
            <text:p>5</text:p>
          </table:table-cell>
          <table:table-cell ns41:value-type="string" table:style-name="ce20" office:value-type="string">
            <text:p>Zandwerkers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 table:number-columns-repeated="5"/>
          <table:table-cell ns41:value-type="float" table:style-name="ce90" office:value="8" office:value-type="float">
            <text:p>8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34" office:value="3" office:value-type="float">
            <text:p>3</text:p>
          </table:table-cell>
          <table:table-cell table:style-name="ce90"/>
          <table:table-cell ns41:value-type="float" table:style-name="ce34" office:value="6" office:value-type="float">
            <text:p>6</text:p>
          </table:table-cell>
          <table:table-cell ns41:value-type="float" office:value="2" table:style-name="ce34" table:number-columns-repeated="2" office:value-type="float">
            <text:p>2</text:p>
          </table:table-cell>
          <table:table-cell table:style-name="ce90"/>
          <table:table-cell ns41:value-type="float" table:style-name="ce34" office:value="6" office:value-type="float">
            <text:p>6</text:p>
          </table:table-cell>
          <table:table-cell table:style-name="ce34"/>
          <table:table-cell ns41:value-type="float" table:style-name="ce34" office:value="3" office:value-type="float">
            <text:p>3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2" office:value-type="float">
            <text:p>2</text:p>
          </table:table-cell>
          <table:table-cell table:style-name="ce90" table:number-columns-repeated="9"/>
          <table:table-cell table:formula="of:=[.J14]+[.L14]+[.N14]+[.P14]+[.R14]+[.T14]+[.V14]+[.X14]+[.Z14]+[.AB14]+[.AD14]+[.AF14]+[.AH14]+[.AJ14]+[.AL14]+[.AN14]" ns41:value-type="float" table:style-name="ce90" office:value-type="float" office:value="24">
            <text:p>24</text:p>
          </table:table-cell>
          <table:table-cell table:formula="of:=[.E14]+[.F14]+[.G14]+[.H14]+[.I14]+[.K14]+[.M14]+[.O14]+[.Q14]+[.S14]+[.U14]+[.W14]+[.Y14]+[.AA14]+[.AC14]+[.AE14]+[.AG14]+[.AI14]+[.AK14]+[.AM14]+[.AO14]" ns41:value-type="float" table:style-name="ce90" office:value-type="float" office:value="14">
            <text:p>14</text:p>
          </table:table-cell>
          <table:table-cell table:style-name="ce90" table:number-columns-repeated="2"/>
          <table:table-cell table:formula="of:=[.AP14]+[.AR14]" ns41:value-type="float" table:style-name="ce90" office:value-type="float" office:value="24">
            <text:p>24</text:p>
          </table:table-cell>
          <table:table-cell table:formula="of:=[.AQ14]+[.AS14]" ns41:value-type="float" table:style-name="ce52" office:value-type="float" office:value="14">
            <text:p>14</text:p>
          </table:table-cell>
          <table:table-cell table:formula="of:=[.A14]" ns41:value-type="float" table:style-name="ce60" office:value-type="float" office:value="5">
            <text:p>5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0" office:value-type="float">
            <text:p>850</text:p>
          </table:table-cell>
          <table:table-cell ns41:value-type="float" table:style-name="ce78" office:value="851" office:value-type="float">
            <text:p>851</text:p>
          </table:table-cell>
          <table:table-cell table:style-name="ce78"/>
          <table:table-cell ns41:value-type="float" table:style-name="ce85" office:value="240188" office:value-type="float">
            <text:p>240188</text:p>
          </table:table-cell>
          <table:table-cell table:number-columns-repeated="970"/>
        </table:table-row>
        <table:table-row table:style-name="ro6">
          <table:table-cell ns41:value-type="float" table:style-name="ce8" office:value="6" office:value-type="float">
            <text:p>6</text:p>
          </table:table-cell>
          <table:table-cell ns41:value-type="string" table:style-name="ce20" office:value-type="string">
            <text:p>Fabricage van gips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10"/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2" office:value-type="float">
            <text:p>2</text:p>
          </table:table-cell>
          <table:table-cell table:style-name="ce90" table:number-columns-repeated="4"/>
          <table:table-cell ns41:value-type="float" table:style-name="ce90" office:value="1" office:value-type="float">
            <text:p>1</text:p>
          </table:table-cell>
          <table:table-cell table:style-name="ce90" table:number-columns-repeated="2"/>
          <table:table-cell ns41:value-type="float" table:style-name="ce90" office:value="3" office:value-type="float">
            <text:p>3</text:p>
          </table:table-cell>
          <table:table-cell table:style-name="ce90" table:number-columns-repeated="9"/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table:formula="of:=[.J15]+[.L15]+[.N15]+[.P15]+[.R15]+[.T15]+[.V15]+[.X15]+[.Z15]+[.AB15]+[.AD15]+[.AF15]+[.AH15]+[.AJ15]+[.AL15]+[.AN15]" ns41:value-type="float" table:style-name="ce90" office:value-type="float" office:value="7">
            <text:p>7</text:p>
          </table:table-cell>
          <table:table-cell table:formula="of:=[.E15]+[.F15]+[.G15]+[.H15]+[.I15]+[.K15]+[.M15]+[.O15]+[.Q15]+[.S15]+[.U15]+[.W15]+[.Y15]+[.AA15]+[.AC15]+[.AE15]+[.AG15]+[.AI15]+[.AK15]+[.AM15]+[.AO15]" ns41:value-type="float" table:style-name="ce90" office:value-type="float" office:value="1">
            <text:p>1</text:p>
          </table:table-cell>
          <table:table-cell table:style-name="ce90" table:number-columns-repeated="2"/>
          <table:table-cell table:formula="of:=[.AP15]+[.AR15]" ns41:value-type="float" table:style-name="ce90" office:value-type="float" office:value="7">
            <text:p>7</text:p>
          </table:table-cell>
          <table:table-cell table:formula="of:=[.AQ15]+[.AS15]" ns41:value-type="float" table:style-name="ce52" office:value-type="float" office:value="1">
            <text:p>1</text:p>
          </table:table-cell>
          <table:table-cell table:formula="of:=[.A15]" ns41:value-type="float" table:style-name="ce60" office:value-type="float" office:value="6">
            <text:p>6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0" office:value-type="float">
            <text:p>850</text:p>
          </table:table-cell>
          <table:table-cell ns41:value-type="float" table:style-name="ce78" office:value="851" office:value-type="float">
            <text:p>851</text:p>
          </table:table-cell>
          <table:table-cell table:style-name="ce78"/>
          <table:table-cell ns41:value-type="float" table:style-name="ce85" office:value="240188" office:value-type="float">
            <text:p>240188</text:p>
          </table:table-cell>
          <table:table-cell table:number-columns-repeated="970"/>
        </table:table-row>
        <table:table-row table:style-name="ro3">
          <table:table-cell ns41:value-type="float" table:style-name="ce8" office:value="7" office:value-type="float">
            <text:p>7</text:p>
          </table:table-cell>
          <table:table-cell ns41:value-type="string" table:style-name="ce20" office:value-type="string">
            <text:p>Fabricage van kalk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5"/>
          <table:table-cell ns41:value-type="float" table:style-name="ce90" office:value="1" office:value-type="float">
            <text:p>1</text:p>
          </table:table-cell>
          <table:table-cell table:style-name="ce90" table:number-columns-repeated="8"/>
          <table:table-cell ns41:value-type="float" table:style-name="ce90" office:value="3" office:value-type="float">
            <text:p>3</text:p>
          </table:table-cell>
          <table:table-cell table:style-name="ce90" table:number-columns-repeated="3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34" office:value="3" office:value-type="float">
            <text:p>3</text:p>
          </table:table-cell>
          <table:table-cell table:style-name="ce90"/>
          <table:table-cell ns41:value-type="float" table:style-name="ce90" office:value="3" office:value-type="float">
            <text:p>3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3" office:value-type="float">
            <text:p>3</text:p>
          </table:table-cell>
          <table:table-cell table:style-name="ce90" table:number-columns-repeated="3"/>
          <table:table-cell table:formula="of:=[.J16]+[.L16]+[.N16]+[.P16]+[.R16]+[.T16]+[.V16]+[.X16]+[.Z16]+[.AB16]+[.AD16]+[.AF16]+[.AH16]+[.AJ16]+[.AL16]+[.AN16]" ns41:value-type="float" table:style-name="ce90" office:value-type="float" office:value="18">
            <text:p>18</text:p>
          </table:table-cell>
          <table:table-cell table:formula="of:=[.E16]+[.F16]+[.G16]+[.H16]+[.I16]+[.K16]+[.M16]+[.O16]+[.Q16]+[.S16]+[.U16]+[.W16]+[.Y16]+[.AA16]+[.AC16]+[.AE16]+[.AG16]+[.AI16]+[.AK16]+[.AM16]+[.AO16]" ns41:value-type="float" table:style-name="ce90" office:value-type="float" office:value="1">
            <text:p>1</text:p>
          </table:table-cell>
          <table:table-cell table:style-name="ce90" table:number-columns-repeated="2"/>
          <table:table-cell table:formula="of:=[.AP16]+[.AR16]" ns41:value-type="float" table:style-name="ce90" office:value-type="float" office:value="18">
            <text:p>18</text:p>
          </table:table-cell>
          <table:table-cell table:formula="of:=[.AQ16]+[.AS16]" ns41:value-type="float" table:style-name="ce52" office:value-type="float" office:value="1">
            <text:p>1</text:p>
          </table:table-cell>
          <table:table-cell table:formula="of:=[.A16]" ns41:value-type="float" table:style-name="ce60" office:value-type="float" office:value="7">
            <text:p>7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0" office:value-type="float">
            <text:p>850</text:p>
          </table:table-cell>
          <table:table-cell ns41:value-type="float" table:style-name="ce78" office:value="851" office:value-type="float">
            <text:p>851</text:p>
          </table:table-cell>
          <table:table-cell table:style-name="ce78"/>
          <table:table-cell ns41:value-type="float" table:style-name="ce85" office:value="240188" office:value-type="float">
            <text:p>240188</text:p>
          </table:table-cell>
          <table:table-cell table:number-columns-repeated="970"/>
        </table:table-row>
        <table:table-row table:style-name="ro3">
          <table:table-cell ns41:value-type="float" table:style-name="ce8" office:value="8" office:value-type="float">
            <text:p>8</text:p>
          </table:table-cell>
          <table:table-cell ns41:value-type="string" table:style-name="ce20" office:value-type="string">
            <text:p>Fabricage van krijt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13"/>
          <table:table-cell ns41:value-type="float" table:style-name="ce90" office:value="1" office:value-type="float">
            <text:p>1</text:p>
          </table:table-cell>
          <table:table-cell table:style-name="ce90" table:number-columns-repeated="22"/>
          <table:table-cell table:formula="of:=[.J17]+[.L17]+[.N17]+[.P17]+[.R17]+[.T17]+[.V17]+[.X17]+[.Z17]+[.AB17]+[.AD17]+[.AF17]+[.AH17]+[.AJ17]+[.AL17]+[.AN17]" ns41:value-type="float" table:style-name="ce90" office:value-type="float" office:value="0">
            <text:p>0</text:p>
          </table:table-cell>
          <table:table-cell table:formula="of:=[.E17]+[.F17]+[.G17]+[.H17]+[.I17]+[.K17]+[.M17]+[.O17]+[.Q17]+[.S17]+[.U17]+[.W17]+[.Y17]+[.AA17]+[.AC17]+[.AE17]+[.AG17]+[.AI17]+[.AK17]+[.AM17]+[.AO17]" ns41:value-type="float" table:style-name="ce90" office:value-type="float" office:value="1">
            <text:p>1</text:p>
          </table:table-cell>
          <table:table-cell table:style-name="ce90" table:number-columns-repeated="2"/>
          <table:table-cell table:formula="of:=[.AP17]+[.AR17]" ns41:value-type="float" table:style-name="ce90" office:value-type="float" office:value="0">
            <text:p>0</text:p>
          </table:table-cell>
          <table:table-cell table:formula="of:=[.AQ17]+[.AS17]" ns41:value-type="float" table:style-name="ce52" office:value-type="float" office:value="1">
            <text:p>1</text:p>
          </table:table-cell>
          <table:table-cell table:formula="of:=[.A17]" ns41:value-type="float" table:style-name="ce60" office:value-type="float" office:value="8">
            <text:p>8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0" office:value-type="float">
            <text:p>850</text:p>
          </table:table-cell>
          <table:table-cell ns41:value-type="float" table:style-name="ce78" office:value="851" office:value-type="float">
            <text:p>851</text:p>
          </table:table-cell>
          <table:table-cell table:style-name="ce78"/>
          <table:table-cell ns41:value-type="float" table:style-name="ce85" office:value="240188" office:value-type="float">
            <text:p>240188</text:p>
          </table:table-cell>
          <table:table-cell table:number-columns-repeated="970"/>
        </table:table-row>
        <table:table-row table:style-name="ro3">
          <table:table-cell ns41:value-type="float" table:style-name="ce8" office:value="9" office:value-type="float">
            <text:p>9</text:p>
          </table:table-cell>
          <table:table-cell ns41:value-type="string" table:style-name="ce20" office:value-type="string">
            <text:p>Fabricage van cement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3"/>
          <table:table-cell ns41:value-type="float" table:style-name="ce90" office:value="3" office:value-type="float">
            <text:p>3</text:p>
          </table:table-cell>
          <table:table-cell table:style-name="ce90"/>
          <table:table-cell ns41:value-type="float" table:style-name="ce90" office:value="3" office:value-type="float">
            <text:p>3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4" office:value-type="float">
            <text:p>4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5" office:value-type="float">
            <text:p>5</text:p>
          </table:table-cell>
          <table:table-cell ns41:value-type="float" office:value="1" table:style-name="ce34" table:number-columns-repeated="3" office:value-type="float">
            <text:p>1</text:p>
          </table:table-cell>
          <table:table-cell ns41:value-type="float" table:style-name="ce34" office:value="6" office:value-type="float">
            <text:p>6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5" office:value-type="float">
            <text:p>5</text:p>
          </table:table-cell>
          <table:table-cell table:style-name="ce90"/>
          <table:table-cell ns41:value-type="float" table:style-name="ce34" office:value="3" office:value-type="float">
            <text:p>3</text:p>
          </table:table-cell>
          <table:table-cell ns41:value-type="float" office:value="1" table:style-name="ce34" table:number-columns-repeated="2" office:value-type="float">
            <text:p>1</text:p>
          </table:table-cell>
          <table:table-cell table:style-name="ce90"/>
          <table:table-cell ns41:value-type="float" table:style-name="ce34" office:value="2" office:value-type="float">
            <text:p>2</text:p>
          </table:table-cell>
          <table:table-cell table:style-name="ce90" table:number-columns-repeated="2"/>
          <table:table-cell ns41:value-type="float" table:style-name="ce90" office:value="1" office:value-type="float">
            <text:p>1</text:p>
          </table:table-cell>
          <table:table-cell table:style-name="ce90" table:number-columns-repeated="6"/>
          <table:table-cell table:formula="of:=[.J18]+[.L18]+[.N18]+[.P18]+[.R18]+[.T18]+[.V18]+[.X18]+[.Z18]+[.AB18]+[.AD18]+[.AF18]+[.AH18]+[.AJ18]+[.AL18]+[.AN18]" ns41:value-type="float" table:style-name="ce90" office:value-type="float" office:value="27">
            <text:p>27</text:p>
          </table:table-cell>
          <table:table-cell table:formula="of:=[.E18]+[.F18]+[.G18]+[.H18]+[.I18]+[.K18]+[.M18]+[.O18]+[.Q18]+[.S18]+[.U18]+[.W18]+[.Y18]+[.AA18]+[.AC18]+[.AE18]+[.AG18]+[.AI18]+[.AK18]+[.AM18]+[.AO18]" ns41:value-type="float" table:style-name="ce90" office:value-type="float" office:value="22">
            <text:p>22</text:p>
          </table:table-cell>
          <table:table-cell table:style-name="ce90" table:number-columns-repeated="2"/>
          <table:table-cell table:formula="of:=[.AP18]+[.AR18]" ns41:value-type="float" table:style-name="ce90" office:value-type="float" office:value="27">
            <text:p>27</text:p>
          </table:table-cell>
          <table:table-cell table:formula="of:=[.AQ18]+[.AS18]" ns41:value-type="float" table:style-name="ce52" office:value-type="float" office:value="22">
            <text:p>22</text:p>
          </table:table-cell>
          <table:table-cell table:formula="of:=[.A18]" ns41:value-type="float" table:style-name="ce60" office:value-type="float" office:value="9">
            <text:p>9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0" office:value-type="float">
            <text:p>850</text:p>
          </table:table-cell>
          <table:table-cell ns41:value-type="float" table:style-name="ce78" office:value="851" office:value-type="float">
            <text:p>851</text:p>
          </table:table-cell>
          <table:table-cell table:style-name="ce78"/>
          <table:table-cell ns41:value-type="float" table:style-name="ce85" office:value="240188" office:value-type="float">
            <text:p>240188</text:p>
          </table:table-cell>
          <table:table-cell table:number-columns-repeated="970"/>
        </table:table-row>
        <table:table-row table:style-name="ro3">
          <table:table-cell ns41:value-type="float" table:style-name="ce8" office:value="10" office:value-type="float">
            <text:p>10</text:p>
          </table:table-cell>
          <table:table-cell ns41:value-type="string" table:style-name="ce20" office:value-type="string">
            <text:p>Fabricage van brikken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7"/>
          <table:table-cell ns41:value-type="float" table:style-name="ce90" office:value="3" office:value-type="float">
            <text:p>3</text:p>
          </table:table-cell>
          <table:table-cell table:style-name="ce90"/>
          <table:table-cell ns41:value-type="float" office:value="1" table:style-name="ce90" table:number-columns-repeated="2" office:value-type="float">
            <text:p>1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4" office:value-type="float">
            <text:p>4</text:p>
          </table:table-cell>
          <table:table-cell table:style-name="ce90"/>
          <table:table-cell ns41:value-type="float" table:style-name="ce34" office:value="1" office:value-type="float">
            <text:p>1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3" office:value-type="float">
            <text:p>3</text:p>
          </table:table-cell>
          <table:table-cell table:style-name="ce90"/>
          <table:table-cell ns41:value-type="float" table:style-name="ce34" office:value="2" office:value-type="float">
            <text:p>2</text:p>
          </table:table-cell>
          <table:table-cell ns41:value-type="float" office:value="1" table:style-name="ce34" table:number-columns-repeated="3" office:value-type="float">
            <text:p>1</text:p>
          </table:table-cell>
          <table:table-cell table:style-name="ce90" table:number-columns-repeated="6"/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table:formula="of:=[.J19]+[.L19]+[.N19]+[.P19]+[.R19]+[.T19]+[.V19]+[.X19]+[.Z19]+[.AB19]+[.AD19]+[.AF19]+[.AH19]+[.AJ19]+[.AL19]+[.AN19]" ns41:value-type="float" table:style-name="ce90" office:value-type="float" office:value="13">
            <text:p>13</text:p>
          </table:table-cell>
          <table:table-cell table:formula="of:=[.E19]+[.F19]+[.G19]+[.H19]+[.I19]+[.K19]+[.M19]+[.O19]+[.Q19]+[.S19]+[.U19]+[.W19]+[.Y19]+[.AA19]+[.AC19]+[.AE19]+[.AG19]+[.AI19]+[.AK19]+[.AM19]+[.AO19]" ns41:value-type="float" table:style-name="ce90" office:value-type="float" office:value="18">
            <text:p>18</text:p>
          </table:table-cell>
          <table:table-cell table:style-name="ce90" table:number-columns-repeated="2"/>
          <table:table-cell table:formula="of:=[.AP19]+[.AR19]" ns41:value-type="float" table:style-name="ce90" office:value-type="float" office:value="13">
            <text:p>13</text:p>
          </table:table-cell>
          <table:table-cell table:formula="of:=[.AQ19]+[.AS19]" ns41:value-type="float" table:style-name="ce52" office:value-type="float" office:value="18">
            <text:p>18</text:p>
          </table:table-cell>
          <table:table-cell table:formula="of:=[.A19]" ns41:value-type="float" table:style-name="ce60" office:value-type="float" office:value="10">
            <text:p>10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0" office:value-type="float">
            <text:p>850</text:p>
          </table:table-cell>
          <table:table-cell ns41:value-type="float" table:style-name="ce78" office:value="851" office:value-type="float">
            <text:p>851</text:p>
          </table:table-cell>
          <table:table-cell table:style-name="ce78"/>
          <table:table-cell ns41:value-type="float" table:style-name="ce85" office:value="240188" office:value-type="float">
            <text:p>240188</text:p>
          </table:table-cell>
          <table:table-cell table:number-columns-repeated="970"/>
        </table:table-row>
        <table:table-row table:style-name="ro5">
          <table:table-cell ns41:value-type="float" table:style-name="ce8" office:value="11" office:value-type="float">
            <text:p>11</text:p>
          </table:table-cell>
          <table:table-cell ns41:value-type="string" table:style-name="ce20" office:value-type="string">
            <text:p>Fabricage van molensteenen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3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9"/>
          <table:table-cell ns41:value-type="float" table:style-name="ce90" office:value="2" office:value-type="float">
            <text:p>2</text:p>
          </table:table-cell>
          <table:table-cell table:style-name="ce90" table:number-columns-repeated="2"/>
          <table:table-cell ns41:value-type="float" table:style-name="ce34" office:value="2" office:value-type="float">
            <text:p>2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 table:number-columns-repeated="11"/>
          <table:table-cell table:formula="of:=[.J20]+[.L20]+[.N20]+[.P20]+[.R20]+[.T20]+[.V20]+[.X20]+[.Z20]+[.AB20]+[.AD20]+[.AF20]+[.AH20]+[.AJ20]+[.AL20]+[.AN20]" ns41:value-type="float" table:style-name="ce90" office:value-type="float" office:value="4">
            <text:p>4</text:p>
          </table:table-cell>
          <table:table-cell table:formula="of:=[.E20]+[.F20]+[.G20]+[.H20]+[.I20]+[.K20]+[.M20]+[.O20]+[.Q20]+[.S20]+[.U20]+[.W20]+[.Y20]+[.AA20]+[.AC20]+[.AE20]+[.AG20]+[.AI20]+[.AK20]+[.AM20]+[.AO20]" ns41:value-type="float" table:style-name="ce90" office:value-type="float" office:value="5">
            <text:p>5</text:p>
          </table:table-cell>
          <table:table-cell table:style-name="ce90" table:number-columns-repeated="2"/>
          <table:table-cell table:formula="of:=[.AP20]+[.AR20]" ns41:value-type="float" table:style-name="ce90" office:value-type="float" office:value="4">
            <text:p>4</text:p>
          </table:table-cell>
          <table:table-cell table:formula="of:=[.AQ20]+[.AS20]" ns41:value-type="float" table:style-name="ce52" office:value-type="float" office:value="5">
            <text:p>5</text:p>
          </table:table-cell>
          <table:table-cell table:formula="of:=[.A20]" ns41:value-type="float" table:style-name="ce60" office:value-type="float" office:value="11">
            <text:p>11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0" office:value-type="float">
            <text:p>850</text:p>
          </table:table-cell>
          <table:table-cell ns41:value-type="float" table:style-name="ce78" office:value="851" office:value-type="float">
            <text:p>851</text:p>
          </table:table-cell>
          <table:table-cell table:style-name="ce78"/>
          <table:table-cell ns41:value-type="float" table:style-name="ce85" office:value="240188" office:value-type="float">
            <text:p>240188</text:p>
          </table:table-cell>
          <table:table-cell table:number-columns-repeated="970"/>
        </table:table-row>
        <table:table-row table:style-name="ro3">
          <table:table-cell ns41:value-type="float" table:style-name="ce8" office:value="12" office:value-type="float">
            <text:p>12</text:p>
          </table:table-cell>
          <table:table-cell ns41:value-type="string" table:style-name="ce20" office:value-type="string">
            <text:p>Fabricage van steen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ns41:value-type="float" table:style-name="ce90" office:value="7" office:value-type="float">
            <text:p>7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34" office:value="48" office:value-type="float">
            <text:p>48</text:p>
          </table:table-cell>
          <table:table-cell table:style-name="ce90"/>
          <table:table-cell ns41:value-type="float" table:style-name="ce34" office:value="61" office:value-type="float">
            <text:p>61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90" office:value="28" office:value-type="float">
            <text:p>28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48" office:value-type="float">
            <text:p>48</text:p>
          </table:table-cell>
          <table:table-cell ns41:value-type="float" table:style-name="ce34" office:value="10" office:value-type="float">
            <text:p>10</text:p>
          </table:table-cell>
          <table:table-cell ns41:value-type="float" table:style-name="ce34" office:value="48" office:value-type="float">
            <text:p>48</text:p>
          </table:table-cell>
          <table:table-cell ns41:value-type="float" table:style-name="ce34" office:value="63" office:value-type="float">
            <text:p>63</text:p>
          </table:table-cell>
          <table:table-cell ns41:value-type="float" table:style-name="ce34" office:value="69" office:value-type="float">
            <text:p>69</text:p>
          </table:table-cell>
          <table:table-cell ns41:value-type="float" table:style-name="ce34" office:value="32" office:value-type="float">
            <text:p>32</text:p>
          </table:table-cell>
          <table:table-cell ns41:value-type="float" table:style-name="ce34" office:value="16" office:value-type="float">
            <text:p>16</text:p>
          </table:table-cell>
          <table:table-cell ns41:value-type="float" table:style-name="ce34" office:value="9" office:value-type="float">
            <text:p>9</text:p>
          </table:table-cell>
          <table:table-cell ns41:value-type="float" table:style-name="ce34" office:value="8" office:value-type="float">
            <text:p>8</text:p>
          </table:table-cell>
          <table:table-cell ns41:value-type="float" table:style-name="ce34" office:value="66" office:value-type="float">
            <text:p>66</text:p>
          </table:table-cell>
          <table:table-cell ns41:value-type="float" table:style-name="ce34" office:value="17" office:value-type="float">
            <text:p>17</text:p>
          </table:table-cell>
          <table:table-cell ns41:value-type="float" table:style-name="ce34" office:value="32" office:value-type="float">
            <text:p>32</text:p>
          </table:table-cell>
          <table:table-cell ns41:value-type="float" table:style-name="ce34" office:value="6" office:value-type="float">
            <text:p>6</text:p>
          </table:table-cell>
          <table:table-cell ns41:value-type="float" table:style-name="ce34" office:value="44" office:value-type="float">
            <text:p>44</text:p>
          </table:table-cell>
          <table:table-cell ns41:value-type="float" table:style-name="ce34" office:value="11" office:value-type="float">
            <text:p>11</text:p>
          </table:table-cell>
          <table:table-cell ns41:value-type="float" table:style-name="ce34" office:value="34" office:value-type="float">
            <text:p>34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31" office:value-type="float">
            <text:p>31</text:p>
          </table:table-cell>
          <table:table-cell ns41:value-type="float" table:style-name="ce34" office:value="6" office:value-type="float">
            <text:p>6</text:p>
          </table:table-cell>
          <table:table-cell ns41:value-type="float" table:style-name="ce34" office:value="21" office:value-type="float">
            <text:p>21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4" office:value-type="float">
            <text:p>4</text:p>
          </table:table-cell>
          <table:table-cell table:style-name="ce90"/>
          <table:table-cell ns41:value-type="float" table:style-name="ce34" office:value="15" office:value-type="float">
            <text:p>15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15" office:value-type="float">
            <text:p>15</text:p>
          </table:table-cell>
          <table:table-cell ns41:value-type="float" table:style-name="ce34" office:value="3" office:value-type="float">
            <text:p>3</text:p>
          </table:table-cell>
          <table:table-cell table:formula="of:=[.J21]+[.L21]+[.N21]+[.P21]+[.R21]+[.T21]+[.V21]+[.X21]+[.Z21]+[.AB21]+[.AD21]+[.AF21]+[.AH21]+[.AJ21]+[.AL21]+[.AN21]" ns41:value-type="float" table:style-name="ce90" office:value-type="float" office:value="381">
            <text:p>381</text:p>
          </table:table-cell>
          <table:table-cell table:formula="of:=[.E21]+[.F21]+[.G21]+[.H21]+[.I21]+[.K21]+[.M21]+[.O21]+[.Q21]+[.S21]+[.U21]+[.W21]+[.Y21]+[.AA21]+[.AC21]+[.AE21]+[.AG21]+[.AI21]+[.AK21]+[.AM21]+[.AO21]" ns41:value-type="float" table:style-name="ce90" office:value-type="float" office:value="419">
            <text:p>419</text:p>
          </table:table-cell>
          <table:table-cell ns41:value-type="float" table:style-name="ce34" office:value="2" office:value-type="float">
            <text:p>2</text:p>
          </table:table-cell>
          <table:table-cell table:style-name="ce90"/>
          <table:table-cell table:formula="of:=[.AP21]+[.AR21]" ns41:value-type="float" table:style-name="ce90" office:value-type="float" office:value="383">
            <text:p>383</text:p>
          </table:table-cell>
          <table:table-cell table:formula="of:=[.AQ21]+[.AS21]" ns41:value-type="float" table:style-name="ce52" office:value-type="float" office:value="419">
            <text:p>419</text:p>
          </table:table-cell>
          <table:table-cell table:formula="of:=[.A21]" ns41:value-type="float" table:style-name="ce60" office:value-type="float" office:value="12">
            <text:p>12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0" office:value-type="float">
            <text:p>850</text:p>
          </table:table-cell>
          <table:table-cell ns41:value-type="float" table:style-name="ce78" office:value="851" office:value-type="float">
            <text:p>851</text:p>
          </table:table-cell>
          <table:table-cell table:style-name="ce78"/>
          <table:table-cell ns41:value-type="float" table:style-name="ce85" office:value="240188" office:value-type="float">
            <text:p>240188</text:p>
          </table:table-cell>
          <table:table-cell table:number-columns-repeated="970"/>
        </table:table-row>
        <table:table-row table:style-name="ro3">
          <table:table-cell ns41:value-type="float" table:style-name="ce8" office:value="13" office:value-type="float">
            <text:p>13</text:p>
          </table:table-cell>
          <table:table-cell ns41:value-type="string" table:style-name="ce20" office:value-type="string">
            <text:p>Fabricage van pannen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ns41:value-type="float" office:value="6" table:style-name="ce90" table:number-columns-repeated="2" office:value-type="float">
            <text:p>6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34" office:value="7" office:value-type="float">
            <text:p>7</text:p>
          </table:table-cell>
          <table:table-cell table:style-name="ce90"/>
          <table:table-cell ns41:value-type="float" table:style-name="ce34" office:value="5" office:value-type="float">
            <text:p>5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1" office:value-type="float">
            <text:p>1</text:p>
          </table:table-cell>
          <table:table-cell table:style-name="ce90"/>
          <table:table-cell ns41:value-type="float" office:value="4" table:style-name="ce34" table:number-columns-repeated="2" office:value-type="float">
            <text:p>4</text:p>
          </table:table-cell>
          <table:table-cell ns41:value-type="float" table:style-name="ce90" office:value="5" office:value-type="float">
            <text:p>5</text:p>
          </table:table-cell>
          <table:table-cell ns41:value-type="float" office:value="1" table:style-name="ce34" table:number-columns-repeated="2" office:value-type="float">
            <text:p>1</text:p>
          </table:table-cell>
          <table:table-cell table:style-name="ce90"/>
          <table:table-cell ns41:value-type="float" table:style-name="ce34" office:value="6" office:value-type="float">
            <text:p>6</text:p>
          </table:table-cell>
          <table:table-cell table:style-name="ce90" table:number-columns-repeated="3"/>
          <table:table-cell ns41:value-type="float" table:style-name="ce34" office:value="2" office:value-type="float">
            <text:p>2</text:p>
          </table:table-cell>
          <table:table-cell table:style-name="ce90" table:number-columns-repeated="3"/>
          <table:table-cell ns41:value-type="float" table:style-name="ce90" office:value="5" office:value-type="float">
            <text:p>5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table:formula="of:=[.J22]+[.L22]+[.N22]+[.P22]+[.R22]+[.T22]+[.V22]+[.X22]+[.Z22]+[.AB22]+[.AD22]+[.AF22]+[.AH22]+[.AJ22]+[.AL22]+[.AN22]" ns41:value-type="float" table:style-name="ce90" office:value-type="float" office:value="29">
            <text:p>29</text:p>
          </table:table-cell>
          <table:table-cell table:formula="of:=[.E22]+[.F22]+[.G22]+[.H22]+[.I22]+[.K22]+[.M22]+[.O22]+[.Q22]+[.S22]+[.U22]+[.W22]+[.Y22]+[.AA22]+[.AC22]+[.AE22]+[.AG22]+[.AI22]+[.AK22]+[.AM22]+[.AO22]" ns41:value-type="float" table:style-name="ce90" office:value-type="float" office:value="38">
            <text:p>38</text:p>
          </table:table-cell>
          <table:table-cell table:style-name="ce90" table:number-columns-repeated="2"/>
          <table:table-cell table:formula="of:=[.AP22]+[.AR22]" ns41:value-type="float" table:style-name="ce90" office:value-type="float" office:value="29">
            <text:p>29</text:p>
          </table:table-cell>
          <table:table-cell table:formula="of:=[.AQ22]+[.AS22]" ns41:value-type="float" table:style-name="ce52" office:value-type="float" office:value="38">
            <text:p>38</text:p>
          </table:table-cell>
          <table:table-cell table:formula="of:=[.A22]" ns41:value-type="float" table:style-name="ce60" office:value-type="float" office:value="13">
            <text:p>13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0" office:value-type="float">
            <text:p>850</text:p>
          </table:table-cell>
          <table:table-cell ns41:value-type="float" table:style-name="ce78" office:value="851" office:value-type="float">
            <text:p>851</text:p>
          </table:table-cell>
          <table:table-cell table:style-name="ce78"/>
          <table:table-cell ns41:value-type="float" table:style-name="ce85" office:value="240188" office:value-type="float">
            <text:p>240188</text:p>
          </table:table-cell>
          <table:table-cell table:number-columns-repeated="970"/>
        </table:table-row>
        <table:table-row table:style-name="ro5">
          <table:table-cell ns41:value-type="float" table:style-name="ce8" office:value="14" office:value-type="float">
            <text:p>14</text:p>
          </table:table-cell>
          <table:table-cell ns41:value-type="string" table:style-name="ce20" office:value-type="string">
            <text:p>Fabricage van pannen en tegels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16"/>
          <table:table-cell ns41:value-type="float" table:style-name="ce34" office:value="1" office:value-type="float">
            <text:p>1</text:p>
          </table:table-cell>
          <table:table-cell table:style-name="ce90" table:number-columns-repeated="19"/>
          <table:table-cell table:formula="of:=[.J23]+[.L23]+[.N23]+[.P23]+[.R23]+[.T23]+[.V23]+[.X23]+[.Z23]+[.AB23]+[.AD23]+[.AF23]+[.AH23]+[.AJ23]+[.AL23]+[.AN23]" ns41:value-type="float" table:style-name="ce90" office:value-type="float" office:value="1">
            <text:p>1</text:p>
          </table:table-cell>
          <table:table-cell table:formula="of:=[.E23]+[.F23]+[.G23]+[.H23]+[.I23]+[.K23]+[.M23]+[.O23]+[.Q23]+[.S23]+[.U23]+[.W23]+[.Y23]+[.AA23]+[.AC23]+[.AE23]+[.AG23]+[.AI23]+[.AK23]+[.AM23]+[.AO23]" ns41:value-type="float" table:style-name="ce90" office:value-type="float" office:value="0">
            <text:p>0</text:p>
          </table:table-cell>
          <table:table-cell table:style-name="ce90" table:number-columns-repeated="2"/>
          <table:table-cell table:formula="of:=[.AP23]+[.AR23]" ns41:value-type="float" table:style-name="ce90" office:value-type="float" office:value="1">
            <text:p>1</text:p>
          </table:table-cell>
          <table:table-cell table:formula="of:=[.AQ23]+[.AS23]" ns41:value-type="float" table:style-name="ce52" office:value-type="float" office:value="0">
            <text:p>0</text:p>
          </table:table-cell>
          <table:table-cell table:formula="of:=[.A23]" ns41:value-type="float" table:style-name="ce60" office:value-type="float" office:value="14">
            <text:p>14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0" office:value-type="float">
            <text:p>850</text:p>
          </table:table-cell>
          <table:table-cell ns41:value-type="float" table:style-name="ce78" office:value="851" office:value-type="float">
            <text:p>851</text:p>
          </table:table-cell>
          <table:table-cell table:style-name="ce78"/>
          <table:table-cell ns41:value-type="float" table:style-name="ce85" office:value="240188" office:value-type="float">
            <text:p>240188</text:p>
          </table:table-cell>
          <table:table-cell table:number-columns-repeated="970"/>
        </table:table-row>
        <table:table-row table:style-name="ro5">
          <table:table-cell ns41:value-type="float" table:style-name="ce8" office:value="15" office:value-type="float">
            <text:p>15</text:p>
          </table:table-cell>
          <table:table-cell ns41:value-type="string" table:style-name="ce20" office:value-type="string">
            <text:p>Fabricage van vloertegels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3"/>
          <table:table-cell ns41:value-type="float" table:style-name="ce34" office:value="2" office:value-type="float">
            <text:p>2</text:p>
          </table:table-cell>
          <table:table-cell table:style-name="ce90" table:number-columns-repeated="4"/>
          <table:table-cell ns41:value-type="float" table:style-name="ce90" office:value="1" office:value-type="float">
            <text:p>1</text:p>
          </table:table-cell>
          <table:table-cell table:style-name="ce90" table:number-columns-repeated="11"/>
          <table:table-cell ns41:value-type="float" table:style-name="ce34" office:value="1" office:value-type="float">
            <text:p>1</text:p>
          </table:table-cell>
          <table:table-cell table:style-name="ce90" table:number-columns-repeated="15"/>
          <table:table-cell table:formula="of:=[.J24]+[.L24]+[.N24]+[.P24]+[.R24]+[.T24]+[.V24]+[.X24]+[.Z24]+[.AB24]+[.AD24]+[.AF24]+[.AH24]+[.AJ24]+[.AL24]+[.AN24]" ns41:value-type="float" table:style-name="ce90" office:value-type="float" office:value="2">
            <text:p>2</text:p>
          </table:table-cell>
          <table:table-cell table:formula="of:=[.E24]+[.F24]+[.G24]+[.H24]+[.I24]+[.K24]+[.M24]+[.O24]+[.Q24]+[.S24]+[.U24]+[.W24]+[.Y24]+[.AA24]+[.AC24]+[.AE24]+[.AG24]+[.AI24]+[.AK24]+[.AM24]+[.AO24]" ns41:value-type="float" table:style-name="ce90" office:value-type="float" office:value="2">
            <text:p>2</text:p>
          </table:table-cell>
          <table:table-cell table:style-name="ce90" table:number-columns-repeated="2"/>
          <table:table-cell table:formula="of:=[.AP24]+[.AR24]" ns41:value-type="float" table:style-name="ce90" office:value-type="float" office:value="2">
            <text:p>2</text:p>
          </table:table-cell>
          <table:table-cell table:formula="of:=[.AQ24]+[.AS24]" ns41:value-type="float" table:style-name="ce52" office:value-type="float" office:value="2">
            <text:p>2</text:p>
          </table:table-cell>
          <table:table-cell table:formula="of:=[.A24]" ns41:value-type="float" table:style-name="ce60" office:value-type="float" office:value="15">
            <text:p>15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0" office:value-type="float">
            <text:p>850</text:p>
          </table:table-cell>
          <table:table-cell ns41:value-type="float" table:style-name="ce78" office:value="851" office:value-type="float">
            <text:p>851</text:p>
          </table:table-cell>
          <table:table-cell table:style-name="ce78"/>
          <table:table-cell ns41:value-type="float" table:style-name="ce85" office:value="240188" office:value-type="float">
            <text:p>240188</text:p>
          </table:table-cell>
          <table:table-cell table:number-columns-repeated="970"/>
        </table:table-row>
        <table:table-row table:style-name="ro3">
          <table:table-cell ns41:value-type="float" table:style-name="ce8" office:value="16" office:value-type="float">
            <text:p>16</text:p>
          </table:table-cell>
          <table:table-cell ns41:value-type="string" table:style-name="ce20" office:value-type="string">
            <text:p>Fabricage van buizen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ns41:value-type="float" office:value="1" table:style-name="ce90" table:number-columns-repeated="2" office:value-type="float">
            <text:p>1</text:p>
          </table:table-cell>
          <table:table-cell table:style-name="ce90"/>
          <table:table-cell ns41:value-type="float" table:style-name="ce34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 table:number-columns-repeated="2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13"/>
          <table:table-cell ns41:value-type="float" table:style-name="ce90" office:value="1" office:value-type="float">
            <text:p>1</text:p>
          </table:table-cell>
          <table:table-cell table:style-name="ce90" table:number-columns-repeated="7"/>
          <table:table-cell table:formula="of:=[.J25]+[.L25]+[.N25]+[.P25]+[.R25]+[.T25]+[.V25]+[.X25]+[.Z25]+[.AB25]+[.AD25]+[.AF25]+[.AH25]+[.AJ25]+[.AL25]+[.AN25]" ns41:value-type="float" table:style-name="ce90" office:value-type="float" office:value="3">
            <text:p>3</text:p>
          </table:table-cell>
          <table:table-cell table:formula="of:=[.E25]+[.F25]+[.G25]+[.H25]+[.I25]+[.K25]+[.M25]+[.O25]+[.Q25]+[.S25]+[.U25]+[.W25]+[.Y25]+[.AA25]+[.AC25]+[.AE25]+[.AG25]+[.AI25]+[.AK25]+[.AM25]+[.AO25]" ns41:value-type="float" table:style-name="ce90" office:value-type="float" office:value="6">
            <text:p>6</text:p>
          </table:table-cell>
          <table:table-cell table:style-name="ce90" table:number-columns-repeated="2"/>
          <table:table-cell table:formula="of:=[.AP25]+[.AR25]" ns41:value-type="float" table:style-name="ce90" office:value-type="float" office:value="3">
            <text:p>3</text:p>
          </table:table-cell>
          <table:table-cell table:formula="of:=[.AQ25]+[.AS25]" ns41:value-type="float" table:style-name="ce52" office:value-type="float" office:value="6">
            <text:p>6</text:p>
          </table:table-cell>
          <table:table-cell table:formula="of:=[.A25]" ns41:value-type="float" table:style-name="ce60" office:value-type="float" office:value="16">
            <text:p>16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0" office:value-type="float">
            <text:p>850</text:p>
          </table:table-cell>
          <table:table-cell ns41:value-type="float" table:style-name="ce78" office:value="851" office:value-type="float">
            <text:p>851</text:p>
          </table:table-cell>
          <table:table-cell table:style-name="ce78"/>
          <table:table-cell ns41:value-type="float" table:style-name="ce85" office:value="240188" office:value-type="float">
            <text:p>240188</text:p>
          </table:table-cell>
          <table:table-cell table:number-columns-repeated="970"/>
        </table:table-row>
        <table:table-row table:style-name="ro5">
          <table:table-cell ns41:value-type="float" table:style-name="ce8" office:value="17" office:value-type="float">
            <text:p>17</text:p>
          </table:table-cell>
          <table:table-cell ns41:value-type="string" table:style-name="ce20" office:value-type="string">
            <text:p>Fabricage van draineerbuizen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3"/>
          <table:table-cell ns41:value-type="float" table:style-name="ce34" office:value="1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6"/>
          <table:table-cell ns41:value-type="float" table:style-name="ce90" office:value="1" office:value-type="float">
            <text:p>1</text:p>
          </table:table-cell>
          <table:table-cell table:style-name="ce90" table:number-columns-repeated="23"/>
          <table:table-cell table:formula="of:=[.J26]+[.L26]+[.N26]+[.P26]+[.R26]+[.T26]+[.V26]+[.X26]+[.Z26]+[.AB26]+[.AD26]+[.AF26]+[.AH26]+[.AJ26]+[.AL26]+[.AN26]" ns41:value-type="float" table:style-name="ce90" office:value-type="float" office:value="1">
            <text:p>1</text:p>
          </table:table-cell>
          <table:table-cell table:formula="of:=[.E26]+[.F26]+[.G26]+[.H26]+[.I26]+[.K26]+[.M26]+[.O26]+[.Q26]+[.S26]+[.U26]+[.W26]+[.Y26]+[.AA26]+[.AC26]+[.AE26]+[.AG26]+[.AI26]+[.AK26]+[.AM26]+[.AO26]" ns41:value-type="float" table:style-name="ce90" office:value-type="float" office:value="2">
            <text:p>2</text:p>
          </table:table-cell>
          <table:table-cell table:style-name="ce90" table:number-columns-repeated="2"/>
          <table:table-cell table:formula="of:=[.AP26]+[.AR26]" ns41:value-type="float" table:style-name="ce90" office:value-type="float" office:value="1">
            <text:p>1</text:p>
          </table:table-cell>
          <table:table-cell table:formula="of:=[.AQ26]+[.AS26]" ns41:value-type="float" table:style-name="ce52" office:value-type="float" office:value="2">
            <text:p>2</text:p>
          </table:table-cell>
          <table:table-cell table:formula="of:=[.A26]" ns41:value-type="float" table:style-name="ce60" office:value-type="float" office:value="17">
            <text:p>17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0" office:value-type="float">
            <text:p>850</text:p>
          </table:table-cell>
          <table:table-cell ns41:value-type="float" table:style-name="ce78" office:value="851" office:value-type="float">
            <text:p>851</text:p>
          </table:table-cell>
          <table:table-cell table:style-name="ce78"/>
          <table:table-cell ns41:value-type="float" table:style-name="ce85" office:value="240188" office:value-type="float">
            <text:p>240188</text:p>
          </table:table-cell>
          <table:table-cell table:number-columns-repeated="970"/>
        </table:table-row>
        <table:table-row table:style-name="ro5">
          <table:table-cell ns41:value-type="float" table:style-name="ce8" office:value="18" office:value-type="float">
            <text:p>18</text:p>
          </table:table-cell>
          <table:table-cell ns41:value-type="string" table:style-name="ce20" office:value-type="string">
            <text:p>Fabricage van grofaardewerk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34" office:value="3" office:value-type="float">
            <text:p>3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office:value="1" table:style-name="ce90" table:number-columns-repeated="2" office:value-type="float">
            <text:p>1</text:p>
          </table:table-cell>
          <table:table-cell ns41:value-type="float" table:style-name="ce90" office:value="4" office:value-type="float">
            <text:p>4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ns41:value-type="float" table:style-name="ce90" office:value="4" office:value-type="float">
            <text:p>4</text:p>
          </table:table-cell>
          <table:table-cell ns41:value-type="float" office:value="1" table:style-name="ce90" table:number-columns-repeated="2" office:value-type="float">
            <text:p>1</text:p>
          </table:table-cell>
          <table:table-cell table:style-name="ce90" table:number-columns-repeated="3"/>
          <table:table-cell ns41:value-type="float" office:value="1" table:style-name="ce90" table:number-columns-repeated="3" office:value-type="float">
            <text:p>1</text:p>
          </table:table-cell>
          <table:table-cell table:style-name="ce90"/>
          <table:table-cell ns41:value-type="float" table:style-name="ce90" office:value="4" office:value-type="float">
            <text:p>4</text:p>
          </table:table-cell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 table:number-columns-repeated="5"/>
          <table:table-cell ns41:value-type="float" table:style-name="ce90" office:value="2" office:value-type="float">
            <text:p>2</text:p>
          </table:table-cell>
          <table:table-cell table:style-name="ce90" table:number-columns-repeated="3"/>
          <table:table-cell table:formula="of:=[.J27]+[.L27]+[.N27]+[.P27]+[.R27]+[.T27]+[.V27]+[.X27]+[.Z27]+[.AB27]+[.AD27]+[.AF27]+[.AH27]+[.AJ27]+[.AL27]+[.AN27]" ns41:value-type="float" table:style-name="ce90" office:value-type="float" office:value="15">
            <text:p>15</text:p>
          </table:table-cell>
          <table:table-cell table:formula="of:=[.E27]+[.F27]+[.G27]+[.H27]+[.I27]+[.K27]+[.M27]+[.O27]+[.Q27]+[.S27]+[.U27]+[.W27]+[.Y27]+[.AA27]+[.AC27]+[.AE27]+[.AG27]+[.AI27]+[.AK27]+[.AM27]+[.AO27]" ns41:value-type="float" table:style-name="ce90" office:value-type="float" office:value="15">
            <text:p>15</text:p>
          </table:table-cell>
          <table:table-cell table:style-name="ce90" table:number-columns-repeated="2"/>
          <table:table-cell table:formula="of:=[.AP27]+[.AR27]" ns41:value-type="float" table:style-name="ce90" office:value-type="float" office:value="15">
            <text:p>15</text:p>
          </table:table-cell>
          <table:table-cell table:formula="of:=[.AQ27]+[.AS27]" ns41:value-type="float" table:style-name="ce52" office:value-type="float" office:value="15">
            <text:p>15</text:p>
          </table:table-cell>
          <table:table-cell table:formula="of:=[.A27]" ns41:value-type="float" table:style-name="ce60" office:value-type="float" office:value="18">
            <text:p>18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0" office:value-type="float">
            <text:p>850</text:p>
          </table:table-cell>
          <table:table-cell ns41:value-type="float" table:style-name="ce78" office:value="851" office:value-type="float">
            <text:p>851</text:p>
          </table:table-cell>
          <table:table-cell table:style-name="ce78"/>
          <table:table-cell ns41:value-type="float" table:style-name="ce85" office:value="240188" office:value-type="float">
            <text:p>240188</text:p>
          </table:table-cell>
          <table:table-cell table:number-columns-repeated="970"/>
        </table:table-row>
        <table:table-row table:style-name="ro5">
          <table:table-cell ns41:value-type="float" table:style-name="ce8" office:value="19" office:value-type="float">
            <text:p>19</text:p>
          </table:table-cell>
          <table:table-cell ns41:value-type="string" table:style-name="ce20" office:value-type="string">
            <text:p>Fabricage van fayencekachels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18"/>
          <table:table-cell ns41:value-type="float" table:style-name="ce90" office:value="1" office:value-type="float">
            <text:p>1</text:p>
          </table:table-cell>
          <table:table-cell table:style-name="ce90" table:number-columns-repeated="6"/>
          <table:table-cell ns41:value-type="float" table:style-name="ce90" office:value="1" office:value-type="float">
            <text:p>1</text:p>
          </table:table-cell>
          <table:table-cell table:style-name="ce90" table:number-columns-repeated="8"/>
          <table:table-cell ns41:value-type="float" table:style-name="ce90" office:value="1" office:value-type="float">
            <text:p>1</text:p>
          </table:table-cell>
          <table:table-cell table:style-name="ce90"/>
          <table:table-cell table:formula="of:=[.J28]+[.L28]+[.N28]+[.P28]+[.R28]+[.T28]+[.V28]+[.X28]+[.Z28]+[.AB28]+[.AD28]+[.AF28]+[.AH28]+[.AJ28]+[.AL28]+[.AN28]" ns41:value-type="float" table:style-name="ce90" office:value-type="float" office:value="2">
            <text:p>2</text:p>
          </table:table-cell>
          <table:table-cell table:formula="of:=[.E28]+[.F28]+[.G28]+[.H28]+[.I28]+[.K28]+[.M28]+[.O28]+[.Q28]+[.S28]+[.U28]+[.W28]+[.Y28]+[.AA28]+[.AC28]+[.AE28]+[.AG28]+[.AI28]+[.AK28]+[.AM28]+[.AO28]" ns41:value-type="float" table:style-name="ce90" office:value-type="float" office:value="1">
            <text:p>1</text:p>
          </table:table-cell>
          <table:table-cell table:style-name="ce90" table:number-columns-repeated="2"/>
          <table:table-cell table:formula="of:=[.AP28]+[.AR28]" ns41:value-type="float" table:style-name="ce90" office:value-type="float" office:value="2">
            <text:p>2</text:p>
          </table:table-cell>
          <table:table-cell table:formula="of:=[.AQ28]+[.AS28]" ns41:value-type="float" table:style-name="ce52" office:value-type="float" office:value="1">
            <text:p>1</text:p>
          </table:table-cell>
          <table:table-cell table:formula="of:=[.A28]" ns41:value-type="float" table:style-name="ce60" office:value-type="float" office:value="19">
            <text:p>19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0" office:value-type="float">
            <text:p>850</text:p>
          </table:table-cell>
          <table:table-cell ns41:value-type="float" table:style-name="ce78" office:value="851" office:value-type="float">
            <text:p>851</text:p>
          </table:table-cell>
          <table:table-cell table:style-name="ce78"/>
          <table:table-cell ns41:value-type="float" table:style-name="ce85" office:value="240188" office:value-type="float">
            <text:p>240188</text:p>
          </table:table-cell>
          <table:table-cell table:number-columns-repeated="970"/>
        </table:table-row>
        <table:table-row table:style-name="ro5">
          <table:table-cell ns41:value-type="float" table:style-name="ce8" office:value="20" office:value-type="float">
            <text:p>20</text:p>
          </table:table-cell>
          <table:table-cell ns41:value-type="string" table:style-name="ce20" office:value-type="string">
            <text:p>Fabricage van granietvloeren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13"/>
          <table:table-cell ns41:value-type="float" table:style-name="ce90" office:value="1" office:value-type="float">
            <text:p>1</text:p>
          </table:table-cell>
          <table:table-cell table:style-name="ce90" table:number-columns-repeated="22"/>
          <table:table-cell table:formula="of:=[.J29]+[.L29]+[.N29]+[.P29]+[.R29]+[.T29]+[.V29]+[.X29]+[.Z29]+[.AB29]+[.AD29]+[.AF29]+[.AH29]+[.AJ29]+[.AL29]+[.AN29]" ns41:value-type="float" table:style-name="ce90" office:value-type="float" office:value="0">
            <text:p>0</text:p>
          </table:table-cell>
          <table:table-cell table:formula="of:=[.E29]+[.F29]+[.G29]+[.H29]+[.I29]+[.K29]+[.M29]+[.O29]+[.Q29]+[.S29]+[.U29]+[.W29]+[.Y29]+[.AA29]+[.AC29]+[.AE29]+[.AG29]+[.AI29]+[.AK29]+[.AM29]+[.AO29]" ns41:value-type="float" table:style-name="ce90" office:value-type="float" office:value="1">
            <text:p>1</text:p>
          </table:table-cell>
          <table:table-cell table:style-name="ce90" table:number-columns-repeated="2"/>
          <table:table-cell table:formula="of:=[.AP29]+[.AR29]" ns41:value-type="float" table:style-name="ce90" office:value-type="float" office:value="0">
            <text:p>0</text:p>
          </table:table-cell>
          <table:table-cell table:formula="of:=[.AQ29]+[.AS29]" ns41:value-type="float" table:style-name="ce52" office:value-type="float" office:value="1">
            <text:p>1</text:p>
          </table:table-cell>
          <table:table-cell table:formula="of:=[.A29]" ns41:value-type="float" table:style-name="ce60" office:value-type="float" office:value="20">
            <text:p>20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0" office:value-type="float">
            <text:p>850</text:p>
          </table:table-cell>
          <table:table-cell ns41:value-type="float" table:style-name="ce78" office:value="851" office:value-type="float">
            <text:p>851</text:p>
          </table:table-cell>
          <table:table-cell table:style-name="ce78"/>
          <table:table-cell ns41:value-type="float" table:style-name="ce85" office:value="240188" office:value-type="float">
            <text:p>240188</text:p>
          </table:table-cell>
          <table:table-cell table:number-columns-repeated="970"/>
        </table:table-row>
        <table:table-row table:style-name="ro5">
          <table:table-cell ns41:value-type="float" table:style-name="ce8" office:value="21" office:value-type="float">
            <text:p>21</text:p>
          </table:table-cell>
          <table:table-cell ns41:value-type="string" table:style-name="ce20" office:value-type="string">
            <text:p>Fabricage van cementsteen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11"/>
          <table:table-cell ns41:value-type="float" table:style-name="ce90" office:value="1" office:value-type="float">
            <text:p>1</text:p>
          </table:table-cell>
          <table:table-cell ns41:value-type="float" table:style-name="ce90" office:value="5" office:value-type="float">
            <text:p>5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13"/>
          <table:table-cell table:formula="of:=[.J30]+[.L30]+[.N30]+[.P30]+[.R30]+[.T30]+[.V30]+[.X30]+[.Z30]+[.AB30]+[.AD30]+[.AF30]+[.AH30]+[.AJ30]+[.AL30]+[.AN30]" ns41:value-type="float" table:style-name="ce90" office:value-type="float" office:value="11">
            <text:p>11</text:p>
          </table:table-cell>
          <table:table-cell table:formula="of:=[.E30]+[.F30]+[.G30]+[.H30]+[.I30]+[.K30]+[.M30]+[.O30]+[.Q30]+[.S30]+[.U30]+[.W30]+[.Y30]+[.AA30]+[.AC30]+[.AE30]+[.AG30]+[.AI30]+[.AK30]+[.AM30]+[.AO30]" ns41:value-type="float" table:style-name="ce90" office:value-type="float" office:value="1">
            <text:p>1</text:p>
          </table:table-cell>
          <table:table-cell table:style-name="ce90" table:number-columns-repeated="2"/>
          <table:table-cell table:formula="of:=[.AP30]+[.AR30]" ns41:value-type="float" table:style-name="ce90" office:value-type="float" office:value="11">
            <text:p>11</text:p>
          </table:table-cell>
          <table:table-cell table:formula="of:=[.AQ30]+[.AS30]" ns41:value-type="float" table:style-name="ce52" office:value-type="float" office:value="1">
            <text:p>1</text:p>
          </table:table-cell>
          <table:table-cell table:formula="of:=[.A30]" ns41:value-type="float" table:style-name="ce60" office:value-type="float" office:value="21">
            <text:p>21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0" office:value-type="float">
            <text:p>850</text:p>
          </table:table-cell>
          <table:table-cell ns41:value-type="float" table:style-name="ce78" office:value="851" office:value-type="float">
            <text:p>851</text:p>
          </table:table-cell>
          <table:table-cell table:style-name="ce78"/>
          <table:table-cell ns41:value-type="float" table:style-name="ce85" office:value="240188" office:value-type="float">
            <text:p>240188</text:p>
          </table:table-cell>
          <table:table-cell table:number-columns-repeated="970"/>
        </table:table-row>
        <table:table-row table:style-name="ro5">
          <table:table-cell ns41:value-type="float" table:style-name="ce8" office:value="22" office:value-type="float">
            <text:p>22</text:p>
          </table:table-cell>
          <table:table-cell ns41:value-type="string" table:style-name="ce20" office:value-type="string">
            <text:p>Fabricage van kunststeen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11"/>
          <table:table-cell ns41:value-type="float" office:value="1" table:style-name="ce90" table:number-columns-repeated="3" office:value-type="float">
            <text:p>1</text:p>
          </table:table-cell>
          <table:table-cell table:style-name="ce90" table:number-columns-repeated="8"/>
          <table:table-cell ns41:value-type="float" table:style-name="ce90" office:value="1" office:value-type="float">
            <text:p>1</text:p>
          </table:table-cell>
          <table:table-cell table:style-name="ce90" table:number-columns-repeated="13"/>
          <table:table-cell table:formula="of:=[.J31]+[.L31]+[.N31]+[.P31]+[.R31]+[.T31]+[.V31]+[.X31]+[.Z31]+[.AB31]+[.AD31]+[.AF31]+[.AH31]+[.AJ31]+[.AL31]+[.AN31]" ns41:value-type="float" table:style-name="ce90" office:value-type="float" office:value="2">
            <text:p>2</text:p>
          </table:table-cell>
          <table:table-cell table:formula="of:=[.E31]+[.F31]+[.G31]+[.H31]+[.I31]+[.K31]+[.M31]+[.O31]+[.Q31]+[.S31]+[.U31]+[.W31]+[.Y31]+[.AA31]+[.AC31]+[.AE31]+[.AG31]+[.AI31]+[.AK31]+[.AM31]+[.AO31]" ns41:value-type="float" table:style-name="ce90" office:value-type="float" office:value="2">
            <text:p>2</text:p>
          </table:table-cell>
          <table:table-cell table:style-name="ce90" table:number-columns-repeated="2"/>
          <table:table-cell table:formula="of:=[.AP31]+[.AR31]" ns41:value-type="float" table:style-name="ce90" office:value-type="float" office:value="2">
            <text:p>2</text:p>
          </table:table-cell>
          <table:table-cell table:formula="of:=[.AQ31]+[.AS31]" ns41:value-type="float" table:style-name="ce52" office:value-type="float" office:value="2">
            <text:p>2</text:p>
          </table:table-cell>
          <table:table-cell table:formula="of:=[.A31]" ns41:value-type="float" table:style-name="ce60" office:value-type="float" office:value="22">
            <text:p>22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0" office:value-type="float">
            <text:p>850</text:p>
          </table:table-cell>
          <table:table-cell ns41:value-type="float" table:style-name="ce78" office:value="851" office:value-type="float">
            <text:p>851</text:p>
          </table:table-cell>
          <table:table-cell table:style-name="ce78"/>
          <table:table-cell ns41:value-type="float" table:style-name="ce85" office:value="240188" office:value-type="float">
            <text:p>240188</text:p>
          </table:table-cell>
          <table:table-cell table:number-columns-repeated="970"/>
        </table:table-row>
        <table:table-row table:style-name="ro5">
          <table:table-cell ns41:value-type="float" table:style-name="ce8" office:value="23" office:value-type="float">
            <text:p>23</text:p>
          </table:table-cell>
          <table:table-cell ns41:value-type="string" table:style-name="ce20" office:value-type="string">
            <text:p>Fabricage van ijzercement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 table:number-columns-repeated="4"/>
          <table:table-cell ns41:value-type="float" table:style-name="ce90" office:value="3" office:value-type="float">
            <text:p>3</text:p>
          </table:table-cell>
          <table:table-cell table:style-name="ce90"/>
          <table:table-cell ns41:value-type="float" office:value="1" table:style-name="ce90" table:number-columns-repeated="2" office:value-type="float">
            <text:p>1</text:p>
          </table:table-cell>
          <table:table-cell ns41:value-type="float" office:value="2" table:style-name="ce90" table:number-columns-repeated="3" office:value-type="float">
            <text:p>2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 table:number-columns-repeated="5"/>
          <table:table-cell table:formula="of:=[.J32]+[.L32]+[.N32]+[.P32]+[.R32]+[.T32]+[.V32]+[.X32]+[.Z32]+[.AB32]+[.AD32]+[.AF32]+[.AH32]+[.AJ32]+[.AL32]+[.AN32]" ns41:value-type="float" table:style-name="ce90" office:value-type="float" office:value="14">
            <text:p>14</text:p>
          </table:table-cell>
          <table:table-cell table:formula="of:=[.E32]+[.F32]+[.G32]+[.H32]+[.I32]+[.K32]+[.M32]+[.O32]+[.Q32]+[.S32]+[.U32]+[.W32]+[.Y32]+[.AA32]+[.AC32]+[.AE32]+[.AG32]+[.AI32]+[.AK32]+[.AM32]+[.AO32]" ns41:value-type="float" table:style-name="ce90" office:value-type="float" office:value="4">
            <text:p>4</text:p>
          </table:table-cell>
          <table:table-cell table:style-name="ce90" table:number-columns-repeated="2"/>
          <table:table-cell table:formula="of:=[.AP32]+[.AR32]" ns41:value-type="float" table:style-name="ce90" office:value-type="float" office:value="14">
            <text:p>14</text:p>
          </table:table-cell>
          <table:table-cell table:formula="of:=[.AQ32]+[.AS32]" ns41:value-type="float" table:style-name="ce52" office:value-type="float" office:value="4">
            <text:p>4</text:p>
          </table:table-cell>
          <table:table-cell table:formula="of:=[.A32]" ns41:value-type="float" table:style-name="ce60" office:value-type="float" office:value="23">
            <text:p>23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0" office:value-type="float">
            <text:p>850</text:p>
          </table:table-cell>
          <table:table-cell ns41:value-type="float" table:style-name="ce78" office:value="851" office:value-type="float">
            <text:p>851</text:p>
          </table:table-cell>
          <table:table-cell table:style-name="ce78"/>
          <table:table-cell ns41:value-type="float" table:style-name="ce85" office:value="240188" office:value-type="float">
            <text:p>240188</text:p>
          </table:table-cell>
          <table:table-cell table:number-columns-repeated="970"/>
        </table:table-row>
        <table:table-row table:style-name="ro5">
          <table:table-cell ns41:value-type="float" table:style-name="ce8" office:value="24" office:value-type="float">
            <text:p>24</text:p>
          </table:table-cell>
          <table:table-cell ns41:value-type="string" table:style-name="ce20" office:value-type="string">
            <text:p>Fabricage van porcelein, enz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4" office:value-type="float">
            <text:p>4</text:p>
          </table:table-cell>
          <table:table-cell table:style-name="ce90" table:number-columns-repeated="2"/>
          <table:table-cell ns41:value-type="float" office:value="1" table:style-name="ce90" table:number-columns-repeated="2" office:value-type="float">
            <text:p>1</text:p>
          </table:table-cell>
          <table:table-cell table:style-name="ce90"/>
          <table:table-cell ns41:value-type="float" office:value="1" table:style-name="ce90" table:number-columns-repeated="2" office:value-type="float">
            <text:p>1</text:p>
          </table:table-cell>
          <table:table-cell ns41:value-type="float" table:style-name="ce90" office:value="3" office:value-type="float">
            <text:p>3</text:p>
          </table:table-cell>
          <table:table-cell table:style-name="ce90"/>
          <table:table-cell ns41:value-type="float" office:value="1" table:style-name="ce90" table:number-columns-repeated="2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2" office:value-type="float">
            <text:p>2</text:p>
          </table:table-cell>
          <table:table-cell table:style-name="ce90" table:number-columns-repeated="9"/>
          <table:table-cell table:formula="of:=[.J33]+[.L33]+[.N33]+[.P33]+[.R33]+[.T33]+[.V33]+[.X33]+[.Z33]+[.AB33]+[.AD33]+[.AF33]+[.AH33]+[.AJ33]+[.AL33]+[.AN33]" ns41:value-type="float" table:style-name="ce90" office:value-type="float" office:value="9">
            <text:p>9</text:p>
          </table:table-cell>
          <table:table-cell table:formula="of:=[.E33]+[.F33]+[.G33]+[.H33]+[.I33]+[.K33]+[.M33]+[.O33]+[.Q33]+[.S33]+[.U33]+[.W33]+[.Y33]+[.AA33]+[.AC33]+[.AE33]+[.AG33]+[.AI33]+[.AK33]+[.AM33]+[.AO33]" ns41:value-type="float" table:style-name="ce90" office:value-type="float" office:value="12">
            <text:p>12</text:p>
          </table:table-cell>
          <table:table-cell table:style-name="ce90" table:number-columns-repeated="2"/>
          <table:table-cell table:formula="of:=[.AP33]+[.AR33]" ns41:value-type="float" table:style-name="ce90" office:value-type="float" office:value="9">
            <text:p>9</text:p>
          </table:table-cell>
          <table:table-cell table:formula="of:=[.AQ33]+[.AS33]" ns41:value-type="float" table:style-name="ce52" office:value-type="float" office:value="12">
            <text:p>12</text:p>
          </table:table-cell>
          <table:table-cell table:formula="of:=[.A33]" ns41:value-type="float" table:style-name="ce91" office:value-type="float" office:value="24">
            <text:p>24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0" office:value-type="float">
            <text:p>850</text:p>
          </table:table-cell>
          <table:table-cell ns41:value-type="float" table:style-name="ce78" office:value="851" office:value-type="float">
            <text:p>851</text:p>
          </table:table-cell>
          <table:table-cell table:style-name="ce78"/>
          <table:table-cell ns41:value-type="float" table:style-name="ce85" office:value="240188" office:value-type="float">
            <text:p>240188</text:p>
          </table:table-cell>
          <table:table-cell table:number-columns-repeated="970"/>
        </table:table-row>
        <table:table-row table:style-name="ro3">
          <table:table-cell ns41:value-type="float" table:style-name="ce8" office:value="25" office:value-type="float">
            <text:p>25</text:p>
          </table:table-cell>
          <table:table-cell ns41:value-type="string" table:style-name="ce20" office:value-type="string">
            <text:p>Fabricage van tegels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5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ns41:value-type="float" table:style-name="ce90" office:value="2" office:value-type="float">
            <text:p>2</text:p>
          </table:table-cell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 table:number-columns-repeated="17"/>
          <table:table-cell table:formula="of:=[.J34]+[.L34]+[.N34]+[.P34]+[.R34]+[.T34]+[.V34]+[.X34]+[.Z34]+[.AB34]+[.AD34]+[.AF34]+[.AH34]+[.AJ34]+[.AL34]+[.AN34]" ns41:value-type="float" table:style-name="ce90" office:value-type="float" office:value="3">
            <text:p>3</text:p>
          </table:table-cell>
          <table:table-cell table:formula="of:=[.E34]+[.F34]+[.G34]+[.H34]+[.I34]+[.K34]+[.M34]+[.O34]+[.Q34]+[.S34]+[.U34]+[.W34]+[.Y34]+[.AA34]+[.AC34]+[.AE34]+[.AG34]+[.AI34]+[.AK34]+[.AM34]+[.AO34]" ns41:value-type="float" table:style-name="ce90" office:value-type="float" office:value="4">
            <text:p>4</text:p>
          </table:table-cell>
          <table:table-cell table:style-name="ce90" table:number-columns-repeated="2"/>
          <table:table-cell table:formula="of:=[.AP34]+[.AR34]" ns41:value-type="float" table:style-name="ce90" office:value-type="float" office:value="3">
            <text:p>3</text:p>
          </table:table-cell>
          <table:table-cell table:formula="of:=[.AQ34]+[.AS34]" ns41:value-type="float" table:style-name="ce52" office:value-type="float" office:value="4">
            <text:p>4</text:p>
          </table:table-cell>
          <table:table-cell table:formula="of:=[.A34]" ns41:value-type="float" table:style-name="ce91" office:value-type="float" office:value="25">
            <text:p>25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0" office:value-type="float">
            <text:p>850</text:p>
          </table:table-cell>
          <table:table-cell ns41:value-type="float" table:style-name="ce78" office:value="851" office:value-type="float">
            <text:p>851</text:p>
          </table:table-cell>
          <table:table-cell table:style-name="ce78"/>
          <table:table-cell ns41:value-type="float" table:style-name="ce85" office:value="240188" office:value-type="float">
            <text:p>240188</text:p>
          </table:table-cell>
          <table:table-cell table:number-columns-repeated="970"/>
        </table:table-row>
        <table:table-row table:style-name="ro5">
          <table:table-cell ns41:value-type="float" table:style-name="ce8" office:value="26" office:value-type="float">
            <text:p>26</text:p>
          </table:table-cell>
          <table:table-cell ns41:value-type="string" table:style-name="ce20" office:value-type="string">
            <text:p>Fabricage van tabakspijpen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11"/>
          <table:table-cell ns41:value-type="float" table:style-name="ce90" office:value="1" office:value-type="float">
            <text:p>1</text:p>
          </table:table-cell>
          <table:table-cell table:style-name="ce90" table:number-columns-repeated="24"/>
          <table:table-cell table:formula="of:=[.J35]+[.L35]+[.N35]+[.P35]+[.R35]+[.T35]+[.V35]+[.X35]+[.Z35]+[.AB35]+[.AD35]+[.AF35]+[.AH35]+[.AJ35]+[.AL35]+[.AN35]" ns41:value-type="float" table:style-name="ce90" office:value-type="float" office:value="0">
            <text:p>0</text:p>
          </table:table-cell>
          <table:table-cell table:formula="of:=[.E35]+[.F35]+[.G35]+[.H35]+[.I35]+[.K35]+[.M35]+[.O35]+[.Q35]+[.S35]+[.U35]+[.W35]+[.Y35]+[.AA35]+[.AC35]+[.AE35]+[.AG35]+[.AI35]+[.AK35]+[.AM35]+[.AO35]" ns41:value-type="float" table:style-name="ce90" office:value-type="float" office:value="1">
            <text:p>1</text:p>
          </table:table-cell>
          <table:table-cell table:style-name="ce90" table:number-columns-repeated="2"/>
          <table:table-cell table:formula="of:=[.AP35]+[.AR35]" ns41:value-type="float" table:style-name="ce90" office:value-type="float" office:value="0">
            <text:p>0</text:p>
          </table:table-cell>
          <table:table-cell table:formula="of:=[.AQ35]+[.AS35]" ns41:value-type="float" table:style-name="ce52" office:value-type="float" office:value="1">
            <text:p>1</text:p>
          </table:table-cell>
          <table:table-cell table:formula="of:=[.A35]" ns41:value-type="float" table:style-name="ce91" office:value-type="float" office:value="26">
            <text:p>26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0" office:value-type="float">
            <text:p>850</text:p>
          </table:table-cell>
          <table:table-cell ns41:value-type="float" table:style-name="ce78" office:value="851" office:value-type="float">
            <text:p>851</text:p>
          </table:table-cell>
          <table:table-cell table:style-name="ce78"/>
          <table:table-cell ns41:value-type="float" table:style-name="ce85" office:value="240188" office:value-type="float">
            <text:p>240188</text:p>
          </table:table-cell>
          <table:table-cell table:number-columns-repeated="970"/>
        </table:table-row>
        <table:table-row table:style-name="ro5">
          <table:table-cell ns41:value-type="float" table:style-name="ce8" office:value="27" office:value-type="float">
            <text:p>27</text:p>
          </table:table-cell>
          <table:table-cell ns41:value-type="string" table:style-name="ce20" office:value-type="string">
            <text:p>Fabricage van glas en spiegels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ns41:value-type="float" office:value="6" table:style-name="ce90" table:number-columns-repeated="2" office:value-type="float">
            <text:p>6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0" office:value="17" office:value-type="float">
            <text:p>17</text:p>
          </table:table-cell>
          <table:table-cell table:style-name="ce90"/>
          <table:table-cell ns41:value-type="float" table:style-name="ce90" office:value="19" office:value-type="float">
            <text:p>19</text:p>
          </table:table-cell>
          <table:table-cell table:style-name="ce90"/>
          <table:table-cell ns41:value-type="float" table:style-name="ce90" office:value="5" office:value-type="float">
            <text:p>5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17" office:value-type="float">
            <text:p>17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6" office:value-type="float">
            <text:p>6</text:p>
          </table:table-cell>
          <table:table-cell table:style-name="ce90"/>
          <table:table-cell ns41:value-type="float" table:style-name="ce90" office:value="5" office:value-type="float">
            <text:p>5</text:p>
          </table:table-cell>
          <table:table-cell ns41:value-type="float" office:value="3" table:style-name="ce90" table:number-columns-repeated="2" office:value-type="float">
            <text:p>3</text:p>
          </table:table-cell>
          <table:table-cell table:style-name="ce90"/>
          <table:table-cell ns41:value-type="float" table:style-name="ce90" office:value="5" office:value-type="float">
            <text:p>5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2" office:value-type="float">
            <text:p>2</text:p>
          </table:table-cell>
          <table:table-cell table:style-name="ce90" table:number-columns-repeated="2"/>
          <table:table-cell ns41:value-type="float" table:style-name="ce90" office:value="1" office:value-type="float">
            <text:p>1</text:p>
          </table:table-cell>
          <table:table-cell ns41:value-type="float" table:style-name="ce90" office:value="4" office:value-type="float">
            <text:p>4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/>
          <table:table-cell table:formula="of:=[.J36]+[.L36]+[.N36]+[.P36]+[.R36]+[.T36]+[.V36]+[.X36]+[.Z36]+[.AB36]+[.AD36]+[.AF36]+[.AH36]+[.AJ36]+[.AL36]+[.AN36]" ns41:value-type="float" table:style-name="ce90" office:value-type="float" office:value="87">
            <text:p>87</text:p>
          </table:table-cell>
          <table:table-cell table:formula="of:=[.E36]+[.F36]+[.G36]+[.H36]+[.I36]+[.K36]+[.M36]+[.O36]+[.Q36]+[.S36]+[.U36]+[.W36]+[.Y36]+[.AA36]+[.AC36]+[.AE36]+[.AG36]+[.AI36]+[.AK36]+[.AM36]+[.AO36]" ns41:value-type="float" table:style-name="ce90" office:value-type="float" office:value="88">
            <text:p>88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formula="of:=[.AP36]+[.AR36]" ns41:value-type="float" table:style-name="ce90" office:value-type="float" office:value="87">
            <text:p>87</text:p>
          </table:table-cell>
          <table:table-cell table:formula="of:=[.AQ36]+[.AS36]" ns41:value-type="float" table:style-name="ce52" office:value-type="float" office:value="89">
            <text:p>89</text:p>
          </table:table-cell>
          <table:table-cell table:formula="of:=[.A36]" ns41:value-type="float" table:style-name="ce91" office:value-type="float" office:value="27">
            <text:p>27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0" office:value-type="float">
            <text:p>850</text:p>
          </table:table-cell>
          <table:table-cell ns41:value-type="float" table:style-name="ce78" office:value="851" office:value-type="float">
            <text:p>851</text:p>
          </table:table-cell>
          <table:table-cell table:style-name="ce78"/>
          <table:table-cell ns41:value-type="float" table:style-name="ce85" office:value="240188" office:value-type="float">
            <text:p>240188</text:p>
          </table:table-cell>
          <table:table-cell table:number-columns-repeated="970"/>
        </table:table-row>
        <table:table-row table:style-name="ro3">
          <table:table-cell table:style-name="ce8"/>
          <table:table-cell ns41:value-type="string" table:style-name="ce20" office:value-type="string">
            <text:p>I. Totaal</text:p>
          </table:table-cell>
          <table:table-cell table:style-name="ce30"/>
          <table:table-cell table:style-name="ce11"/>
          <table:table-cell table:formula="of:=SUM([.E10:.E36])" ns41:value-type="float" table:style-name="ce40" office:value-type="float" office:value="0">
            <text:p>0</text:p>
          </table:table-cell>
          <table:table-cell table:formula="of:=SUM([.F10:.F36])" ns41:value-type="float" table:style-name="ce90" office:value-type="float" office:value="21">
            <text:p>21</text:p>
          </table:table-cell>
          <table:table-cell table:formula="of:=SUM([.G10:.G36])" ns41:value-type="float" table:style-name="ce90" office:value-type="float" office:value="33">
            <text:p>33</text:p>
          </table:table-cell>
          <table:table-cell table:formula="of:=SUM([.H10:.H36])" ns41:value-type="float" table:style-name="ce90" office:value-type="float" office:value="26">
            <text:p>26</text:p>
          </table:table-cell>
          <table:table-cell table:formula="of:=SUM([.I10:.I36])" ns41:value-type="float" table:style-name="ce90" office:value-type="float" office:value="90">
            <text:p>90</text:p>
          </table:table-cell>
          <table:table-cell table:formula="of:=SUM([.J10:.J36])" ns41:value-type="float" table:style-name="ce90" office:value-type="float" office:value="0">
            <text:p>0</text:p>
          </table:table-cell>
          <table:table-cell table:formula="of:=SUM([.K10:.K36])" ns41:value-type="float" table:style-name="ce90" office:value-type="float" office:value="99">
            <text:p>99</text:p>
          </table:table-cell>
          <table:table-cell table:formula="of:=SUM([.L10:.L36])" ns41:value-type="float" table:style-name="ce90" office:value-type="float" office:value="1">
            <text:p>1</text:p>
          </table:table-cell>
          <table:table-cell table:formula="of:=SUM([.M10:.M36])" ns41:value-type="float" table:style-name="ce90" office:value-type="float" office:value="39">
            <text:p>39</text:p>
          </table:table-cell>
          <table:table-cell table:formula="of:=SUM([.N10:.N36])" ns41:value-type="float" table:style-name="ce90" office:value-type="float" office:value="12">
            <text:p>12</text:p>
          </table:table-cell>
          <table:table-cell table:formula="of:=SUM([.O10:.O36])" ns41:value-type="float" table:style-name="ce90" office:value-type="float" office:value="81">
            <text:p>81</text:p>
          </table:table-cell>
          <table:table-cell table:formula="of:=SUM([.P10:.P36])" ns41:value-type="float" table:style-name="ce90" office:value-type="float" office:value="22">
            <text:p>22</text:p>
          </table:table-cell>
          <table:table-cell table:formula="of:=SUM([.Q10:.Q36])" ns41:value-type="float" table:style-name="ce90" office:value-type="float" office:value="73">
            <text:p>73</text:p>
          </table:table-cell>
          <table:table-cell table:formula="of:=SUM([.R10:.R36])" ns41:value-type="float" table:style-name="ce90" office:value-type="float" office:value="117">
            <text:p>117</text:p>
          </table:table-cell>
          <table:table-cell table:formula="of:=SUM([.S10:.S36])" ns41:value-type="float" table:style-name="ce90" office:value-type="float" office:value="102">
            <text:p>102</text:p>
          </table:table-cell>
          <table:table-cell table:formula="of:=SUM([.T10:.T36])" ns41:value-type="float" table:style-name="ce90" office:value-type="float" office:value="77">
            <text:p>77</text:p>
          </table:table-cell>
          <table:table-cell table:formula="of:=SUM([.U10:.U36])" ns41:value-type="float" table:style-name="ce90" office:value-type="float" office:value="28">
            <text:p>28</text:p>
          </table:table-cell>
          <table:table-cell table:formula="of:=SUM([.V10:.V36])" ns41:value-type="float" table:style-name="ce90" office:value-type="float" office:value="21">
            <text:p>21</text:p>
          </table:table-cell>
          <table:table-cell table:formula="of:=SUM([.W10:.W36])" ns41:value-type="float" table:style-name="ce90" office:value-type="float" office:value="10">
            <text:p>10</text:p>
          </table:table-cell>
          <table:table-cell table:formula="of:=SUM([.X10:.X36])" ns41:value-type="float" table:style-name="ce90" office:value-type="float" office:value="118">
            <text:p>118</text:p>
          </table:table-cell>
          <table:table-cell table:formula="of:=SUM([.Y10:.Y36])" ns41:value-type="float" table:style-name="ce90" office:value-type="float" office:value="25">
            <text:p>25</text:p>
          </table:table-cell>
          <table:table-cell table:formula="of:=SUM([.Z10:.Z36])" ns41:value-type="float" table:style-name="ce90" office:value-type="float" office:value="58">
            <text:p>58</text:p>
          </table:table-cell>
          <table:table-cell table:formula="of:=SUM([.AA10:.AA36])" ns41:value-type="float" table:style-name="ce90" office:value-type="float" office:value="6">
            <text:p>6</text:p>
          </table:table-cell>
          <table:table-cell table:formula="of:=SUM([.AB10:.AB36])" ns41:value-type="float" table:style-name="ce90" office:value-type="float" office:value="73">
            <text:p>73</text:p>
          </table:table-cell>
          <table:table-cell table:formula="of:=SUM([.AC10:.AC36])" ns41:value-type="float" table:style-name="ce90" office:value-type="float" office:value="17">
            <text:p>17</text:p>
          </table:table-cell>
          <table:table-cell table:formula="of:=SUM([.AD10:.AD36])" ns41:value-type="float" table:style-name="ce90" office:value-type="float" office:value="45">
            <text:p>45</text:p>
          </table:table-cell>
          <table:table-cell table:formula="of:=SUM([.AE10:.AE36])" ns41:value-type="float" table:style-name="ce90" office:value-type="float" office:value="7">
            <text:p>7</text:p>
          </table:table-cell>
          <table:table-cell table:formula="of:=SUM([.AF10:.AF36])" ns41:value-type="float" table:style-name="ce90" office:value-type="float" office:value="53">
            <text:p>53</text:p>
          </table:table-cell>
          <table:table-cell table:formula="of:=SUM([.AG10:.AG36])" ns41:value-type="float" table:style-name="ce90" office:value-type="float" office:value="7">
            <text:p>7</text:p>
          </table:table-cell>
          <table:table-cell table:formula="of:=SUM([.AH10:.AH36])" ns41:value-type="float" table:style-name="ce90" office:value-type="float" office:value="27">
            <text:p>27</text:p>
          </table:table-cell>
          <table:table-cell table:formula="of:=SUM([.AI10:.AI36])" ns41:value-type="float" table:style-name="ce90" office:value-type="float" office:value="4">
            <text:p>4</text:p>
          </table:table-cell>
          <table:table-cell table:formula="of:=SUM([.AJ10:.AJ36])" ns41:value-type="float" table:style-name="ce90" office:value-type="float" office:value="7">
            <text:p>7</text:p>
          </table:table-cell>
          <table:table-cell table:formula="of:=SUM([.AK10:.AK36])" ns41:value-type="float" table:style-name="ce90" office:value-type="float" office:value="1">
            <text:p>1</text:p>
          </table:table-cell>
          <table:table-cell table:formula="of:=SUM([.AL10:.AL36])" ns41:value-type="float" table:style-name="ce90" office:value-type="float" office:value="27">
            <text:p>27</text:p>
          </table:table-cell>
          <table:table-cell table:formula="of:=SUM([.AM10:.AM36])" ns41:value-type="float" table:style-name="ce90" office:value-type="float" office:value="2">
            <text:p>2</text:p>
          </table:table-cell>
          <table:table-cell table:formula="of:=SUM([.AN10:.AN36])" ns41:value-type="float" table:style-name="ce90" office:value-type="float" office:value="19">
            <text:p>19</text:p>
          </table:table-cell>
          <table:table-cell table:formula="of:=SUM([.AO10:.AO36])" ns41:value-type="float" table:style-name="ce90" office:value-type="float" office:value="3">
            <text:p>3</text:p>
          </table:table-cell>
          <table:table-cell table:formula="of:=SUM([.AP10:.AP36])" ns41:value-type="float" table:style-name="ce90" office:value-type="float" office:value="677">
            <text:p>677</text:p>
          </table:table-cell>
          <table:table-cell table:formula="of:=SUM([.AQ10:.AQ36])" ns41:value-type="float" table:style-name="ce90" office:value-type="float" office:value="674">
            <text:p>674</text:p>
          </table:table-cell>
          <table:table-cell table:formula="of:=SUM([.AR10:.AR36])" ns41:value-type="float" table:style-name="ce90" office:value-type="float" office:value="2">
            <text:p>2</text:p>
          </table:table-cell>
          <table:table-cell table:formula="of:=SUM([.AS10:.AS36])" ns41:value-type="float" table:style-name="ce90" office:value-type="float" office:value="1">
            <text:p>1</text:p>
          </table:table-cell>
          <table:table-cell table:formula="of:=SUM([.AT10:.AT36])" ns41:value-type="float" table:style-name="ce90" office:value-type="float" office:value="679">
            <text:p>679</text:p>
          </table:table-cell>
          <table:table-cell table:formula="of:=SUM([.AU10:.AU36])" ns41:value-type="float" table:style-name="ce90" office:value-type="float" office:value="675">
            <text:p>675</text:p>
          </table:table-cell>
          <table:table-cell table:style-name="ce91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0" office:value-type="float">
            <text:p>850</text:p>
          </table:table-cell>
          <table:table-cell ns41:value-type="float" table:style-name="ce78" office:value="851" office:value-type="float">
            <text:p>851</text:p>
          </table:table-cell>
          <table:table-cell table:style-name="ce78"/>
          <table:table-cell ns41:value-type="float" table:style-name="ce85" office:value="240188" office:value-type="float">
            <text:p>240188</text:p>
          </table:table-cell>
          <table:table-cell table:style-name="ce87" table:number-columns-repeated="970"/>
        </table:table-row>
        <table:table-row table:style-name="ro7">
          <table:table-cell table:style-name="ce8"/>
          <table:table-cell ns41:value-type="string" table:style-name="ce20" office:value-type="string">
            <text:p>III. Boek- en steendrukkerij, drukken van hout-, koper- en staalgravures, photographie, enz.</text:p>
          </table:table-cell>
          <table:table-cell table:style-name="ce30"/>
          <table:table-cell table:style-name="ce11"/>
          <table:table-cell table:style-name="ce40"/>
          <table:table-cell table:style-name="ce90" table:number-columns-repeated="36"/>
          <table:table-cell table:formula="of:=[.J38]+[.L38]+[.N38]+[.P38]+[.R38]+[.T38]+[.V38]+[.X38]+[.Z38]+[.AB38]+[.AD38]+[.AF38]+[.AH38]+[.AJ38]+[.AL38]+[.AN38]" ns41:value-type="float" table:style-name="ce90" office:value-type="float" office:value="0">
            <text:p>0</text:p>
          </table:table-cell>
          <table:table-cell table:formula="of:=[.E38]+[.F38]+[.G38]+[.H38]+[.I38]+[.K38]+[.M38]+[.O38]+[.Q38]+[.S38]+[.U38]+[.W38]+[.Y38]+[.AA38]+[.AC38]+[.AE38]+[.AG38]+[.AI38]+[.AK38]+[.AM38]+[.AO38]" ns41:value-type="float" table:style-name="ce90" office:value-type="float" office:value="0">
            <text:p>0</text:p>
          </table:table-cell>
          <table:table-cell table:style-name="ce90" table:number-columns-repeated="2"/>
          <table:table-cell table:formula="of:=[.AP38]+[.AR38]" ns41:value-type="float" table:style-name="ce90" office:value-type="float" office:value="0">
            <text:p>0</text:p>
          </table:table-cell>
          <table:table-cell table:formula="of:=[.AQ38]+[.AS38]" ns41:value-type="float" table:style-name="ce52" office:value-type="float" office:value="0">
            <text:p>0</text:p>
          </table:table-cell>
          <table:table-cell table:style-name="ce91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0" office:value-type="float">
            <text:p>850</text:p>
          </table:table-cell>
          <table:table-cell ns41:value-type="float" table:style-name="ce78" office:value="851" office:value-type="float">
            <text:p>851</text:p>
          </table:table-cell>
          <table:table-cell table:style-name="ce78"/>
          <table:table-cell ns41:value-type="float" table:style-name="ce85" office:value="240188" office:value-type="float">
            <text:p>240188</text:p>
          </table:table-cell>
          <table:table-cell table:number-columns-repeated="970"/>
        </table:table-row>
        <table:table-row table:style-name="ro3">
          <table:table-cell ns41:value-type="float" table:style-name="ce8" office:value="28" office:value-type="float">
            <text:p>28</text:p>
          </table:table-cell>
          <table:table-cell ns41:value-type="string" table:style-name="ce20" office:value-type="string">
            <text:p>Boekdrukkerij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2" office:value-type="float">
            <text:p>2</text:p>
          </table:table-cell>
          <table:table-cell table:style-name="ce90" table:number-columns-repeated="2"/>
          <table:table-cell ns41:value-type="float" table:style-name="ce90" office:value="3" office:value-type="float">
            <text:p>3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3" office:value-type="float">
            <text:p>3</text:p>
          </table:table-cell>
          <table:table-cell table:style-name="ce90"/>
          <table:table-cell ns41:value-type="float" table:style-name="ce90" office:value="4" office:value-type="float">
            <text:p>4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3" office:value-type="float">
            <text:p>3</text:p>
          </table:table-cell>
          <table:table-cell table:style-name="ce90" table:number-columns-repeated="9"/>
          <table:table-cell table:formula="of:=[.J39]+[.L39]+[.N39]+[.P39]+[.R39]+[.T39]+[.V39]+[.X39]+[.Z39]+[.AB39]+[.AD39]+[.AF39]+[.AH39]+[.AJ39]+[.AL39]+[.AN39]" ns41:value-type="float" table:style-name="ce90" office:value-type="float" office:value="17">
            <text:p>17</text:p>
          </table:table-cell>
          <table:table-cell table:formula="of:=[.E39]+[.F39]+[.G39]+[.H39]+[.I39]+[.K39]+[.M39]+[.O39]+[.Q39]+[.S39]+[.U39]+[.W39]+[.Y39]+[.AA39]+[.AC39]+[.AE39]+[.AG39]+[.AI39]+[.AK39]+[.AM39]+[.AO39]" ns41:value-type="float" table:style-name="ce90" office:value-type="float" office:value="6">
            <text:p>6</text:p>
          </table:table-cell>
          <table:table-cell table:style-name="ce90" table:number-columns-repeated="2"/>
          <table:table-cell table:formula="of:=[.AP39]+[.AR39]" ns41:value-type="float" table:style-name="ce90" office:value-type="float" office:value="17">
            <text:p>17</text:p>
          </table:table-cell>
          <table:table-cell table:formula="of:=[.AQ39]+[.AS39]" ns41:value-type="float" table:style-name="ce52" office:value-type="float" office:value="6">
            <text:p>6</text:p>
          </table:table-cell>
          <table:table-cell table:formula="of:=[.A39]" ns41:value-type="float" table:style-name="ce91" office:value-type="float" office:value="28">
            <text:p>28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0" office:value-type="float">
            <text:p>850</text:p>
          </table:table-cell>
          <table:table-cell ns41:value-type="float" table:style-name="ce78" office:value="851" office:value-type="float">
            <text:p>851</text:p>
          </table:table-cell>
          <table:table-cell table:style-name="ce78"/>
          <table:table-cell ns41:value-type="float" table:style-name="ce85" office:value="240188" office:value-type="float">
            <text:p>240188</text:p>
          </table:table-cell>
          <table:table-cell table:number-columns-repeated="970"/>
        </table:table-row>
        <table:table-row table:style-name="ro8">
          <table:table-cell table:style-name="ce8"/>
          <table:table-cell ns41:value-type="string" table:style-name="ce20" office:value-type="string">
            <text:p>IV. Bouwbedrijven (incl. reiniging van gebouwen, aanleggen, onderhouden, reinigen van wegen en straten, ook gemeentelijke dienst).</text:p>
          </table:table-cell>
          <table:table-cell table:style-name="ce30"/>
          <table:table-cell table:style-name="ce11"/>
          <table:table-cell table:style-name="ce40"/>
          <table:table-cell table:style-name="ce90" table:number-columns-repeated="36"/>
          <table:table-cell table:formula="of:=[.J40]+[.L40]+[.N40]+[.P40]+[.R40]+[.T40]+[.V40]+[.X40]+[.Z40]+[.AB40]+[.AD40]+[.AF40]+[.AH40]+[.AJ40]+[.AL40]+[.AN40]" ns41:value-type="float" table:style-name="ce90" office:value-type="float" office:value="0">
            <text:p>0</text:p>
          </table:table-cell>
          <table:table-cell table:formula="of:=[.E40]+[.F40]+[.G40]+[.H40]+[.I40]+[.K40]+[.M40]+[.O40]+[.Q40]+[.S40]+[.U40]+[.W40]+[.Y40]+[.AA40]+[.AC40]+[.AE40]+[.AG40]+[.AI40]+[.AK40]+[.AM40]+[.AO40]" ns41:value-type="float" table:style-name="ce90" office:value-type="float" office:value="0">
            <text:p>0</text:p>
          </table:table-cell>
          <table:table-cell table:style-name="ce90" table:number-columns-repeated="2"/>
          <table:table-cell table:formula="of:=[.AP40]+[.AR40]" ns41:value-type="float" table:style-name="ce90" office:value-type="float" office:value="0">
            <text:p>0</text:p>
          </table:table-cell>
          <table:table-cell table:formula="of:=[.AQ40]+[.AS40]" ns41:value-type="float" table:style-name="ce52" office:value-type="float" office:value="0">
            <text:p>0</text:p>
          </table:table-cell>
          <table:table-cell table:style-name="ce91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0" office:value-type="float">
            <text:p>850</text:p>
          </table:table-cell>
          <table:table-cell ns41:value-type="float" table:style-name="ce78" office:value="851" office:value-type="float">
            <text:p>851</text:p>
          </table:table-cell>
          <table:table-cell table:style-name="ce78"/>
          <table:table-cell ns41:value-type="float" table:style-name="ce85" office:value="240188" office:value-type="float">
            <text:p>240188</text:p>
          </table:table-cell>
          <table:table-cell table:number-columns-repeated="970"/>
        </table:table-row>
        <table:table-row table:style-name="ro5">
          <table:table-cell ns41:value-type="float" table:style-name="ce8" office:value="29" office:value-type="float">
            <text:p>29</text:p>
          </table:table-cell>
          <table:table-cell ns41:value-type="string" table:style-name="ce20" office:value-type="string">
            <text:p>Aannemers (huizenbouw)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ns41:value-type="float" table:style-name="ce90" office:value="3" office:value-type="float">
            <text:p>3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0" office:value="50" office:value-type="float">
            <text:p>50</text:p>
          </table:table-cell>
          <table:table-cell table:style-name="ce90"/>
          <table:table-cell ns41:value-type="float" table:style-name="ce90" office:value="82" office:value-type="float">
            <text:p>82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0" office:value="47" office:value-type="float">
            <text:p>47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0" office:value="118" office:value-type="float">
            <text:p>118</text:p>
          </table:table-cell>
          <table:table-cell ns41:value-type="float" table:style-name="ce90" office:value="47" office:value-type="float">
            <text:p>47</text:p>
          </table:table-cell>
          <table:table-cell ns41:value-type="float" table:style-name="ce90" office:value="78" office:value-type="float">
            <text:p>78</text:p>
          </table:table-cell>
          <table:table-cell ns41:value-type="float" table:style-name="ce90" office:value="216" office:value-type="float">
            <text:p>216</text:p>
          </table:table-cell>
          <table:table-cell ns41:value-type="float" table:style-name="ce90" office:value="155" office:value-type="float">
            <text:p>155</text:p>
          </table:table-cell>
          <table:table-cell ns41:value-type="float" table:style-name="ce90" office:value="171" office:value-type="float">
            <text:p>171</text:p>
          </table:table-cell>
          <table:table-cell ns41:value-type="float" table:style-name="ce90" office:value="70" office:value-type="float">
            <text:p>70</text:p>
          </table:table-cell>
          <table:table-cell ns41:value-type="float" table:style-name="ce90" office:value="40" office:value-type="float">
            <text:p>40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0" office:value="164" office:value-type="float">
            <text:p>164</text:p>
          </table:table-cell>
          <table:table-cell ns41:value-type="float" table:style-name="ce90" office:value="33" office:value-type="float">
            <text:p>33</text:p>
          </table:table-cell>
          <table:table-cell ns41:value-type="float" table:style-name="ce90" office:value="127" office:value-type="float">
            <text:p>127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90" office:value="146" office:value-type="float">
            <text:p>146</text:p>
          </table:table-cell>
          <table:table-cell ns41:value-type="float" table:style-name="ce90" office:value="31" office:value-type="float">
            <text:p>31</text:p>
          </table:table-cell>
          <table:table-cell ns41:value-type="float" table:style-name="ce90" office:value="92" office:value-type="float">
            <text:p>92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0" office:value="124" office:value-type="float">
            <text:p>124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0" office:value="54" office:value-type="float">
            <text:p>54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43" office:value-type="float">
            <text:p>43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0" office:value="1" office:value-type="float">
            <text:p>1</text:p>
          </table:table-cell>
          <table:table-cell table:formula="of:=[.J41]+[.L41]+[.N41]+[.P41]+[.R41]+[.T41]+[.V41]+[.X41]+[.Z41]+[.AB41]+[.AD41]+[.AF41]+[.AH41]+[.AJ41]+[.AL41]+[.AN41]" ns41:value-type="float" table:style-name="ce90" office:value-type="float" office:value="1282">
            <text:p>1282</text:p>
          </table:table-cell>
          <table:table-cell table:formula="of:=[.E41]+[.F41]+[.G41]+[.H41]+[.I41]+[.K41]+[.M41]+[.O41]+[.Q41]+[.S41]+[.U41]+[.W41]+[.Y41]+[.AA41]+[.AC41]+[.AE41]+[.AG41]+[.AI41]+[.AK41]+[.AM41]+[.AO41]" ns41:value-type="float" table:style-name="ce90" office:value-type="float" office:value="743">
            <text:p>743</text:p>
          </table:table-cell>
          <table:table-cell ns41:value-type="float" table:style-name="ce34" office:value="1" office:value-type="float">
            <text:p>1</text:p>
          </table:table-cell>
          <table:table-cell table:style-name="ce90"/>
          <table:table-cell table:formula="of:=[.AP41]+[.AR41]" ns41:value-type="float" table:style-name="ce90" office:value-type="float" office:value="1283">
            <text:p>1283</text:p>
          </table:table-cell>
          <table:table-cell table:formula="of:=[.AQ41]+[.AS41]" ns41:value-type="float" table:style-name="ce52" office:value-type="float" office:value="743">
            <text:p>743</text:p>
          </table:table-cell>
          <table:table-cell table:formula="of:=[.A41]" ns41:value-type="float" table:style-name="ce91" office:value-type="float" office:value="29">
            <text:p>29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0" office:value-type="float">
            <text:p>850</text:p>
          </table:table-cell>
          <table:table-cell ns41:value-type="float" table:style-name="ce78" office:value="851" office:value-type="float">
            <text:p>851</text:p>
          </table:table-cell>
          <table:table-cell table:style-name="ce78"/>
          <table:table-cell ns41:value-type="float" table:style-name="ce85" office:value="240188" office:value-type="float">
            <text:p>240188</text:p>
          </table:table-cell>
          <table:table-cell table:number-columns-repeated="970"/>
        </table:table-row>
        <table:table-row table:style-name="ro3">
          <table:table-cell ns41:value-type="float" table:style-name="ce8" office:value="30" office:value-type="float">
            <text:p>30</text:p>
          </table:table-cell>
          <table:table-cell ns41:value-type="string" table:style-name="ce20" office:value-type="string">
            <text:p>Heibazen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7"/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2" office:value-type="float">
            <text:p>2</text:p>
          </table:table-cell>
          <table:table-cell ns41:value-type="float" table:style-name="ce90" office:value="3" office:value-type="float">
            <text:p>3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 table:number-columns-repeated="3"/>
          <table:table-cell ns41:value-type="float" table:style-name="ce90" office:value="3" office:value-type="float">
            <text:p>3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ns41:value-type="float" table:style-name="ce90" office:value="1" office:value-type="float">
            <text:p>1</text:p>
          </table:table-cell>
          <table:table-cell table:style-name="ce90" table:number-columns-repeated="2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table:formula="of:=[.J42]+[.L42]+[.N42]+[.P42]+[.R42]+[.T42]+[.V42]+[.X42]+[.Z42]+[.AB42]+[.AD42]+[.AF42]+[.AH42]+[.AJ42]+[.AL42]+[.AN42]" ns41:value-type="float" table:style-name="ce90" office:value-type="float" office:value="15">
            <text:p>15</text:p>
          </table:table-cell>
          <table:table-cell table:formula="of:=[.E42]+[.F42]+[.G42]+[.H42]+[.I42]+[.K42]+[.M42]+[.O42]+[.Q42]+[.S42]+[.U42]+[.W42]+[.Y42]+[.AA42]+[.AC42]+[.AE42]+[.AG42]+[.AI42]+[.AK42]+[.AM42]+[.AO42]" ns41:value-type="float" table:style-name="ce90" office:value-type="float" office:value="4">
            <text:p>4</text:p>
          </table:table-cell>
          <table:table-cell table:style-name="ce90" table:number-columns-repeated="2"/>
          <table:table-cell table:formula="of:=[.AP42]+[.AR42]" ns41:value-type="float" table:style-name="ce90" office:value-type="float" office:value="15">
            <text:p>15</text:p>
          </table:table-cell>
          <table:table-cell table:formula="of:=[.AQ42]+[.AS42]" ns41:value-type="float" table:style-name="ce52" office:value-type="float" office:value="4">
            <text:p>4</text:p>
          </table:table-cell>
          <table:table-cell table:formula="of:=[.A42]" ns41:value-type="float" table:style-name="ce91" office:value-type="float" office:value="30">
            <text:p>30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0" office:value-type="float">
            <text:p>850</text:p>
          </table:table-cell>
          <table:table-cell ns41:value-type="float" table:style-name="ce78" office:value="851" office:value-type="float">
            <text:p>851</text:p>
          </table:table-cell>
          <table:table-cell table:style-name="ce78"/>
          <table:table-cell ns41:value-type="float" table:style-name="ce85" office:value="240188" office:value-type="float">
            <text:p>240188</text:p>
          </table:table-cell>
          <table:table-cell table:number-columns-repeated="970"/>
        </table:table-row>
        <table:table-row table:style-name="ro5">
          <table:table-cell ns41:value-type="float" table:style-name="ce8" office:value="31" office:value-type="float">
            <text:p>31</text:p>
          </table:table-cell>
          <table:table-cell ns41:value-type="string" table:style-name="ce20" office:value-type="string">
            <text:p>Fundeeringsmakers of -werkers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3"/>
          <table:table-cell ns41:value-type="float" table:style-name="ce90" office:value="3" office:value-type="float">
            <text:p>3</text:p>
          </table:table-cell>
          <table:table-cell table:style-name="ce90"/>
          <table:table-cell ns41:value-type="float" table:style-name="ce90" office:value="9" office:value-type="float">
            <text:p>9</text:p>
          </table:table-cell>
          <table:table-cell table:style-name="ce90"/>
          <table:table-cell ns41:value-type="float" table:style-name="ce90" office:value="7" office:value-type="float">
            <text:p>7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0" office:value="3" office:value-type="float">
            <text:p>3</text:p>
          </table:table-cell>
          <table:table-cell ns41:value-type="float" office:value="2" table:style-name="ce90" table:number-columns-repeated="2" office:value-type="float">
            <text:p>2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7" office:value-type="float">
            <text:p>7</text:p>
          </table:table-cell>
          <table:table-cell table:style-name="ce90"/>
          <table:table-cell ns41:value-type="float" table:style-name="ce90" office:value="14" office:value-type="float">
            <text:p>14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0" office:value="2" office:value-type="float">
            <text:p>2</text:p>
          </table:table-cell>
          <table:table-cell ns41:value-type="float" office:value="1" table:style-name="ce90" table:number-columns-repeated="2" office:value-type="float">
            <text:p>1</text:p>
          </table:table-cell>
          <table:table-cell table:style-name="ce90" table:number-columns-repeated="2"/>
          <table:table-cell ns41:value-type="float" table:style-name="ce90" office:value="4" office:value-type="float">
            <text:p>4</text:p>
          </table:table-cell>
          <table:table-cell table:style-name="ce90" table:number-columns-repeated="3"/>
          <table:table-cell table:formula="of:=[.J43]+[.L43]+[.N43]+[.P43]+[.R43]+[.T43]+[.V43]+[.X43]+[.Z43]+[.AB43]+[.AD43]+[.AF43]+[.AH43]+[.AJ43]+[.AL43]+[.AN43]" ns41:value-type="float" table:style-name="ce90" office:value-type="float" office:value="108">
            <text:p>108</text:p>
          </table:table-cell>
          <table:table-cell table:formula="of:=[.E43]+[.F43]+[.G43]+[.H43]+[.I43]+[.K43]+[.M43]+[.O43]+[.Q43]+[.S43]+[.U43]+[.W43]+[.Y43]+[.AA43]+[.AC43]+[.AE43]+[.AG43]+[.AI43]+[.AK43]+[.AM43]+[.AO43]" ns41:value-type="float" table:style-name="ce90" office:value-type="float" office:value="48">
            <text:p>48</text:p>
          </table:table-cell>
          <table:table-cell table:style-name="ce90" table:number-columns-repeated="2"/>
          <table:table-cell table:formula="of:=[.AP43]+[.AR43]" ns41:value-type="float" table:style-name="ce90" office:value-type="float" office:value="108">
            <text:p>108</text:p>
          </table:table-cell>
          <table:table-cell table:formula="of:=[.AQ43]+[.AS43]" ns41:value-type="float" table:style-name="ce52" office:value-type="float" office:value="48">
            <text:p>48</text:p>
          </table:table-cell>
          <table:table-cell table:formula="of:=[.A43]" ns41:value-type="float" table:style-name="ce91" office:value-type="float" office:value="31">
            <text:p>31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0" office:value-type="float">
            <text:p>850</text:p>
          </table:table-cell>
          <table:table-cell ns41:value-type="float" table:style-name="ce78" office:value="851" office:value-type="float">
            <text:p>851</text:p>
          </table:table-cell>
          <table:table-cell table:style-name="ce78"/>
          <table:table-cell ns41:value-type="float" table:style-name="ce85" office:value="240188" office:value-type="float">
            <text:p>240188</text:p>
          </table:table-cell>
          <table:table-cell table:number-columns-repeated="970"/>
        </table:table-row>
        <table:table-row table:style-name="ro3">
          <table:table-cell ns41:value-type="float" table:style-name="ce8" office:value="32" office:value-type="float">
            <text:p>32</text:p>
          </table:table-cell>
          <table:table-cell ns41:value-type="string" table:style-name="ce20" office:value-type="string">
            <text:p>Metselaars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/>
          <table:table-cell ns41:value-type="float" table:style-name="ce90" office:value="3" office:value-type="float">
            <text:p>3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10" office:value-type="float">
            <text:p>10</text:p>
          </table:table-cell>
          <table:table-cell table:style-name="ce90"/>
          <table:table-cell ns41:value-type="float" table:style-name="ce90" office:value="32" office:value-type="float">
            <text:p>32</text:p>
          </table:table-cell>
          <table:table-cell table:style-name="ce90"/>
          <table:table-cell ns41:value-type="float" table:style-name="ce90" office:value="12" office:value-type="float">
            <text:p>12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0" office:value="34" office:value-type="float">
            <text:p>34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0" office:value="67" office:value-type="float">
            <text:p>67</text:p>
          </table:table-cell>
          <table:table-cell ns41:value-type="float" table:style-name="ce90" office:value="50" office:value-type="float">
            <text:p>50</text:p>
          </table:table-cell>
          <table:table-cell ns41:value-type="float" table:style-name="ce90" office:value="60" office:value-type="float">
            <text:p>60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0" office:value="70" office:value-type="float">
            <text:p>70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0" office:value="47" office:value-type="float">
            <text:p>47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0" office:value="49" office:value-type="float">
            <text:p>49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0" office:value="41" office:value-type="float">
            <text:p>4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40" office:value-type="float">
            <text:p>40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0" office:value="12" office:value-type="float">
            <text:p>12</text:p>
          </table:table-cell>
          <table:table-cell table:style-name="ce90"/>
          <table:table-cell table:formula="of:=[.J44]+[.L44]+[.N44]+[.P44]+[.R44]+[.T44]+[.V44]+[.X44]+[.Z44]+[.AB44]+[.AD44]+[.AF44]+[.AH44]+[.AJ44]+[.AL44]+[.AN44]" ns41:value-type="float" table:style-name="ce90" office:value-type="float" office:value="447">
            <text:p>447</text:p>
          </table:table-cell>
          <table:table-cell table:formula="of:=[.E44]+[.F44]+[.G44]+[.H44]+[.I44]+[.K44]+[.M44]+[.O44]+[.Q44]+[.S44]+[.U44]+[.W44]+[.Y44]+[.AA44]+[.AC44]+[.AE44]+[.AG44]+[.AI44]+[.AK44]+[.AM44]+[.AO44]" ns41:value-type="float" table:style-name="ce90" office:value-type="float" office:value="219">
            <text:p>219</text:p>
          </table:table-cell>
          <table:table-cell table:style-name="ce90" table:number-columns-repeated="2"/>
          <table:table-cell table:formula="of:=[.AP44]+[.AR44]" ns41:value-type="float" table:style-name="ce90" office:value-type="float" office:value="447">
            <text:p>447</text:p>
          </table:table-cell>
          <table:table-cell table:formula="of:=[.AQ44]+[.AS44]" ns41:value-type="float" table:style-name="ce52" office:value-type="float" office:value="219">
            <text:p>219</text:p>
          </table:table-cell>
          <table:table-cell table:formula="of:=[.A44]" ns41:value-type="float" table:style-name="ce91" office:value-type="float" office:value="32">
            <text:p>32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0" office:value-type="float">
            <text:p>850</text:p>
          </table:table-cell>
          <table:table-cell ns41:value-type="float" table:style-name="ce78" office:value="851" office:value-type="float">
            <text:p>851</text:p>
          </table:table-cell>
          <table:table-cell table:style-name="ce78"/>
          <table:table-cell ns41:value-type="float" table:style-name="ce85" office:value="240188" office:value-type="float">
            <text:p>240188</text:p>
          </table:table-cell>
          <table:table-cell table:number-columns-repeated="970"/>
        </table:table-row>
        <table:table-row table:style-name="ro5">
          <table:table-cell ns41:value-type="float" table:style-name="ce8" office:value="33" office:value-type="float">
            <text:p>33</text:p>
          </table:table-cell>
          <table:table-cell ns41:value-type="string" table:style-name="ce20" office:value-type="string">
            <text:p>Steenhouw. en fabricage van marmerw.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5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3" office:value-type="float">
            <text:p>3</text:p>
          </table:table-cell>
          <table:table-cell table:style-name="ce90" table:number-columns-repeated="2"/>
          <table:table-cell ns41:value-type="float" table:style-name="ce90" office:value="2" office:value-type="float">
            <text:p>2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4" office:value-type="float">
            <text:p>4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6" office:value-type="float">
            <text:p>6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5" office:value-type="float">
            <text:p>5</text:p>
          </table:table-cell>
          <table:table-cell table:style-name="ce90"/>
          <table:table-cell ns41:value-type="float" table:style-name="ce90" office:value="3" office:value-type="float">
            <text:p>3</text:p>
          </table:table-cell>
          <table:table-cell table:style-name="ce90" table:number-columns-repeated="3"/>
          <table:table-cell ns41:value-type="float" table:style-name="ce90" office:value="3" office:value-type="float">
            <text:p>3</text:p>
          </table:table-cell>
          <table:table-cell table:style-name="ce90" table:number-columns-repeated="3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table:formula="of:=[.J45]+[.L45]+[.N45]+[.P45]+[.R45]+[.T45]+[.V45]+[.X45]+[.Z45]+[.AB45]+[.AD45]+[.AF45]+[.AH45]+[.AJ45]+[.AL45]+[.AN45]" ns41:value-type="float" table:style-name="ce90" office:value-type="float" office:value="33">
            <text:p>33</text:p>
          </table:table-cell>
          <table:table-cell table:formula="of:=[.E45]+[.F45]+[.G45]+[.H45]+[.I45]+[.K45]+[.M45]+[.O45]+[.Q45]+[.S45]+[.U45]+[.W45]+[.Y45]+[.AA45]+[.AC45]+[.AE45]+[.AG45]+[.AI45]+[.AK45]+[.AM45]+[.AO45]" ns41:value-type="float" table:style-name="ce90" office:value-type="float" office:value="21">
            <text:p>21</text:p>
          </table:table-cell>
          <table:table-cell table:style-name="ce90" table:number-columns-repeated="2"/>
          <table:table-cell table:formula="of:=[.AP45]+[.AR45]" ns41:value-type="float" table:style-name="ce90" office:value-type="float" office:value="33">
            <text:p>33</text:p>
          </table:table-cell>
          <table:table-cell table:formula="of:=[.AQ45]+[.AS45]" ns41:value-type="float" table:style-name="ce52" office:value-type="float" office:value="21">
            <text:p>21</text:p>
          </table:table-cell>
          <table:table-cell table:formula="of:=[.A45]" ns41:value-type="float" table:style-name="ce91" office:value-type="float" office:value="33">
            <text:p>33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0" office:value-type="float">
            <text:p>850</text:p>
          </table:table-cell>
          <table:table-cell ns41:value-type="float" table:style-name="ce78" office:value="851" office:value-type="float">
            <text:p>851</text:p>
          </table:table-cell>
          <table:table-cell table:style-name="ce78"/>
          <table:table-cell ns41:value-type="float" table:style-name="ce85" office:value="240188" office:value-type="float">
            <text:p>240188</text:p>
          </table:table-cell>
          <table:table-cell table:number-columns-repeated="970"/>
        </table:table-row>
        <table:table-row table:style-name="ro3">
          <table:table-cell ns41:value-type="float" table:style-name="ce8" office:value="34" office:value-type="float">
            <text:p>34</text:p>
          </table:table-cell>
          <table:table-cell ns41:value-type="string" table:style-name="ce20" office:value-type="string">
            <text:p>Timmerlieden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3"/>
          <table:table-cell ns41:value-type="float" table:style-name="ce90" office:value="3" office:value-type="float">
            <text:p>3</text:p>
          </table:table-cell>
          <table:table-cell table:style-name="ce90"/>
          <table:table-cell ns41:value-type="float" table:style-name="ce90" office:value="4" office:value-type="float">
            <text:p>4</text:p>
          </table:table-cell>
          <table:table-cell table:style-name="ce90"/>
          <table:table-cell ns41:value-type="float" table:style-name="ce90" office:value="4" office:value-type="float">
            <text:p>4</text:p>
          </table:table-cell>
          <table:table-cell table:style-name="ce90"/>
          <table:table-cell ns41:value-type="float" table:style-name="ce90" office:value="3" office:value-type="float">
            <text:p>3</text:p>
          </table:table-cell>
          <table:table-cell table:style-name="ce90"/>
          <table:table-cell ns41:value-type="float" table:style-name="ce90" office:value="4" office:value-type="float">
            <text:p>4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0" office:value="4" office:value-type="float">
            <text:p>4</text:p>
          </table:table-cell>
          <table:table-cell table:style-name="ce90" table:number-columns-repeated="2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3" office:value-type="float">
            <text:p>3</text:p>
          </table:table-cell>
          <table:table-cell table:style-name="ce90"/>
          <table:table-cell ns41:value-type="float" table:style-name="ce90" office:value="11" office:value-type="float">
            <text:p>11</text:p>
          </table:table-cell>
          <table:table-cell table:style-name="ce90"/>
          <table:table-cell ns41:value-type="float" table:style-name="ce90" office:value="5" office:value-type="float">
            <text:p>5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7" office:value-type="float">
            <text:p>7</text:p>
          </table:table-cell>
          <table:table-cell table:style-name="ce90"/>
          <table:table-cell ns41:value-type="float" table:style-name="ce90" office:value="5" office:value-type="float">
            <text:p>5</text:p>
          </table:table-cell>
          <table:table-cell table:style-name="ce90" table:number-columns-repeated="3"/>
          <table:table-cell ns41:value-type="float" table:style-name="ce90" office:value="2" office:value-type="float">
            <text:p>2</text:p>
          </table:table-cell>
          <table:table-cell ns41:value-type="float" table:style-name="ce90" office:value="1" office:value-type="float">
            <text:p>1</text:p>
          </table:table-cell>
          <table:table-cell table:style-name="ce90" table:number-columns-repeated="2"/>
          <table:table-cell table:formula="of:=[.J46]+[.L46]+[.N46]+[.P46]+[.R46]+[.T46]+[.V46]+[.X46]+[.Z46]+[.AB46]+[.AD46]+[.AF46]+[.AH46]+[.AJ46]+[.AL46]+[.AN46]" ns41:value-type="float" table:style-name="ce90" office:value-type="float" office:value="48">
            <text:p>48</text:p>
          </table:table-cell>
          <table:table-cell table:formula="of:=[.E46]+[.F46]+[.G46]+[.H46]+[.I46]+[.K46]+[.M46]+[.O46]+[.Q46]+[.S46]+[.U46]+[.W46]+[.Y46]+[.AA46]+[.AC46]+[.AE46]+[.AG46]+[.AI46]+[.AK46]+[.AM46]+[.AO46]" ns41:value-type="float" table:style-name="ce90" office:value-type="float" office:value="28">
            <text:p>28</text:p>
          </table:table-cell>
          <table:table-cell table:style-name="ce90" table:number-columns-repeated="2"/>
          <table:table-cell table:formula="of:=[.AP46]+[.AR46]" ns41:value-type="float" table:style-name="ce90" office:value-type="float" office:value="48">
            <text:p>48</text:p>
          </table:table-cell>
          <table:table-cell table:formula="of:=[.AQ46]+[.AS46]" ns41:value-type="float" table:style-name="ce52" office:value-type="float" office:value="28">
            <text:p>28</text:p>
          </table:table-cell>
          <table:table-cell table:formula="of:=[.A46]" ns41:value-type="float" table:style-name="ce91" office:value-type="float" office:value="34">
            <text:p>34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0" office:value-type="float">
            <text:p>850</text:p>
          </table:table-cell>
          <table:table-cell ns41:value-type="float" table:style-name="ce78" office:value="851" office:value-type="float">
            <text:p>851</text:p>
          </table:table-cell>
          <table:table-cell table:style-name="ce78"/>
          <table:table-cell ns41:value-type="float" table:style-name="ce85" office:value="240188" office:value-type="float">
            <text:p>240188</text:p>
          </table:table-cell>
          <table:table-cell table:number-columns-repeated="970"/>
        </table:table-row>
        <table:table-row table:style-name="ro3">
          <table:table-cell ns41:value-type="float" table:style-name="ce8" office:value="35" office:value-type="float">
            <text:p>35</text:p>
          </table:table-cell>
          <table:table-cell ns41:value-type="string" table:style-name="ce20" office:value-type="string">
            <text:p>Loodgieters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ns41:value-type="float" table:style-name="ce90" office:value="1" office:value-type="float">
            <text:p>1</text:p>
          </table:table-cell>
          <table:table-cell table:style-name="ce90" table:number-columns-repeated="2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5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6"/>
          <table:table-cell ns41:value-type="float" table:style-name="ce90" office:value="1" office:value-type="float">
            <text:p>1</text:p>
          </table:table-cell>
          <table:table-cell table:style-name="ce90" table:number-columns-repeated="5"/>
          <table:table-cell ns41:value-type="float" table:style-name="ce90" office:value="1" office:value-type="float">
            <text:p>1</text:p>
          </table:table-cell>
          <table:table-cell table:style-name="ce90" table:number-columns-repeated="9"/>
          <table:table-cell table:formula="of:=[.J47]+[.L47]+[.N47]+[.P47]+[.R47]+[.T47]+[.V47]+[.X47]+[.Z47]+[.AB47]+[.AD47]+[.AF47]+[.AH47]+[.AJ47]+[.AL47]+[.AN47]" ns41:value-type="float" table:style-name="ce90" office:value-type="float" office:value="2">
            <text:p>2</text:p>
          </table:table-cell>
          <table:table-cell table:formula="of:=[.E47]+[.F47]+[.G47]+[.H47]+[.I47]+[.K47]+[.M47]+[.O47]+[.Q47]+[.S47]+[.U47]+[.W47]+[.Y47]+[.AA47]+[.AC47]+[.AE47]+[.AG47]+[.AI47]+[.AK47]+[.AM47]+[.AO47]" ns41:value-type="float" table:style-name="ce90" office:value-type="float" office:value="5">
            <text:p>5</text:p>
          </table:table-cell>
          <table:table-cell table:style-name="ce90" table:number-columns-repeated="2"/>
          <table:table-cell table:formula="of:=[.AP47]+[.AR47]" ns41:value-type="float" table:style-name="ce90" office:value-type="float" office:value="2">
            <text:p>2</text:p>
          </table:table-cell>
          <table:table-cell table:formula="of:=[.AQ47]+[.AS47]" ns41:value-type="float" table:style-name="ce52" office:value-type="float" office:value="5">
            <text:p>5</text:p>
          </table:table-cell>
          <table:table-cell table:formula="of:=[.A47]" ns41:value-type="float" table:style-name="ce91" office:value-type="float" office:value="35">
            <text:p>35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0" office:value-type="float">
            <text:p>850</text:p>
          </table:table-cell>
          <table:table-cell ns41:value-type="float" table:style-name="ce78" office:value="851" office:value-type="float">
            <text:p>851</text:p>
          </table:table-cell>
          <table:table-cell table:style-name="ce78"/>
          <table:table-cell ns41:value-type="float" table:style-name="ce85" office:value="240188" office:value-type="float">
            <text:p>240188</text:p>
          </table:table-cell>
          <table:table-cell table:number-columns-repeated="970"/>
        </table:table-row>
        <table:table-row table:style-name="ro5">
          <table:table-cell ns41:value-type="float" table:style-name="ce8" office:value="36" office:value-type="float">
            <text:p>36</text:p>
          </table:table-cell>
          <table:table-cell ns41:value-type="string" table:style-name="ce20" office:value-type="string">
            <text:p>Aanleggers van gas- en waterl.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9"/>
          <table:table-cell ns41:value-type="float" office:value="1" table:style-name="ce90" table:number-columns-repeated="3" office:value-type="float">
            <text:p>1</text:p>
          </table:table-cell>
          <table:table-cell ns41:value-type="float" office:value="2" table:style-name="ce90" table:number-columns-repeated="2" office:value-type="float">
            <text:p>2</text:p>
          </table:table-cell>
          <table:table-cell ns41:value-type="float" table:style-name="ce90" office:value="3" office:value-type="float">
            <text:p>3</text:p>
          </table:table-cell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 table:number-columns-repeated="7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 table:number-columns-repeated="7"/>
          <table:table-cell table:formula="of:=[.J48]+[.L48]+[.N48]+[.P48]+[.R48]+[.T48]+[.V48]+[.X48]+[.Z48]+[.AB48]+[.AD48]+[.AF48]+[.AH48]+[.AJ48]+[.AL48]+[.AN48]" ns41:value-type="float" table:style-name="ce90" office:value-type="float" office:value="11">
            <text:p>11</text:p>
          </table:table-cell>
          <table:table-cell table:formula="of:=[.E48]+[.F48]+[.G48]+[.H48]+[.I48]+[.K48]+[.M48]+[.O48]+[.Q48]+[.S48]+[.U48]+[.W48]+[.Y48]+[.AA48]+[.AC48]+[.AE48]+[.AG48]+[.AI48]+[.AK48]+[.AM48]+[.AO48]" ns41:value-type="float" table:style-name="ce90" office:value-type="float" office:value="4">
            <text:p>4</text:p>
          </table:table-cell>
          <table:table-cell table:style-name="ce90" table:number-columns-repeated="2"/>
          <table:table-cell table:formula="of:=[.AP48]+[.AR48]" ns41:value-type="float" table:style-name="ce90" office:value-type="float" office:value="11">
            <text:p>11</text:p>
          </table:table-cell>
          <table:table-cell table:formula="of:=[.AQ48]+[.AS48]" ns41:value-type="float" table:style-name="ce52" office:value-type="float" office:value="4">
            <text:p>4</text:p>
          </table:table-cell>
          <table:table-cell table:formula="of:=[.A48]" ns41:value-type="float" table:style-name="ce91" office:value-type="float" office:value="36">
            <text:p>36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0" office:value-type="float">
            <text:p>850</text:p>
          </table:table-cell>
          <table:table-cell ns41:value-type="float" table:style-name="ce78" office:value="851" office:value-type="float">
            <text:p>851</text:p>
          </table:table-cell>
          <table:table-cell table:style-name="ce78"/>
          <table:table-cell ns41:value-type="float" table:style-name="ce85" office:value="240188" office:value-type="float">
            <text:p>240188</text:p>
          </table:table-cell>
          <table:table-cell table:number-columns-repeated="970"/>
        </table:table-row>
        <table:table-row table:style-name="ro3">
          <table:table-cell ns41:value-type="float" table:style-name="ce8" office:value="37" office:value-type="float">
            <text:p>37</text:p>
          </table:table-cell>
          <table:table-cell ns41:value-type="string" table:style-name="ce20" office:value-type="string">
            <text:p>Dekkers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 table:number-columns-repeated="7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8"/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 table:number-columns-repeated="9"/>
          <table:table-cell table:formula="of:=[.J49]+[.L49]+[.N49]+[.P49]+[.R49]+[.T49]+[.V49]+[.X49]+[.Z49]+[.AB49]+[.AD49]+[.AF49]+[.AH49]+[.AJ49]+[.AL49]+[.AN49]" ns41:value-type="float" table:style-name="ce90" office:value-type="float" office:value="2">
            <text:p>2</text:p>
          </table:table-cell>
          <table:table-cell table:formula="of:=[.E49]+[.F49]+[.G49]+[.H49]+[.I49]+[.K49]+[.M49]+[.O49]+[.Q49]+[.S49]+[.U49]+[.W49]+[.Y49]+[.AA49]+[.AC49]+[.AE49]+[.AG49]+[.AI49]+[.AK49]+[.AM49]+[.AO49]" ns41:value-type="float" table:style-name="ce90" office:value-type="float" office:value="3">
            <text:p>3</text:p>
          </table:table-cell>
          <table:table-cell table:style-name="ce90" table:number-columns-repeated="2"/>
          <table:table-cell table:formula="of:=[.AP49]+[.AR49]" ns41:value-type="float" table:style-name="ce90" office:value-type="float" office:value="2">
            <text:p>2</text:p>
          </table:table-cell>
          <table:table-cell table:formula="of:=[.AQ49]+[.AS49]" ns41:value-type="float" table:style-name="ce52" office:value-type="float" office:value="3">
            <text:p>3</text:p>
          </table:table-cell>
          <table:table-cell table:formula="of:=[.A49]" ns41:value-type="float" table:style-name="ce91" office:value-type="float" office:value="37">
            <text:p>37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0" office:value-type="float">
            <text:p>850</text:p>
          </table:table-cell>
          <table:table-cell ns41:value-type="float" table:style-name="ce78" office:value="851" office:value-type="float">
            <text:p>851</text:p>
          </table:table-cell>
          <table:table-cell table:style-name="ce78"/>
          <table:table-cell ns41:value-type="float" table:style-name="ce85" office:value="240188" office:value-type="float">
            <text:p>240188</text:p>
          </table:table-cell>
          <table:table-cell table:number-columns-repeated="970"/>
        </table:table-row>
        <table:table-row table:style-name="ro3">
          <table:table-cell ns41:value-type="float" table:style-name="ce8" office:value="38" office:value-type="float">
            <text:p>38</text:p>
          </table:table-cell>
          <table:table-cell ns41:value-type="string" table:style-name="ce20" office:value-type="string">
            <text:p>Molenmakers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17"/>
          <table:table-cell ns41:value-type="float" table:style-name="ce90" office:value="1" office:value-type="float">
            <text:p>1</text:p>
          </table:table-cell>
          <table:table-cell table:style-name="ce90" table:number-columns-repeated="4"/>
          <table:table-cell ns41:value-type="float" table:style-name="ce90" office:value="1" office:value-type="float">
            <text:p>1</text:p>
          </table:table-cell>
          <table:table-cell table:style-name="ce90" table:number-columns-repeated="13"/>
          <table:table-cell table:formula="of:=[.J50]+[.L50]+[.N50]+[.P50]+[.R50]+[.T50]+[.V50]+[.X50]+[.Z50]+[.AB50]+[.AD50]+[.AF50]+[.AH50]+[.AJ50]+[.AL50]+[.AN50]" ns41:value-type="float" table:style-name="ce90" office:value-type="float" office:value="1">
            <text:p>1</text:p>
          </table:table-cell>
          <table:table-cell table:formula="of:=[.E50]+[.F50]+[.G50]+[.H50]+[.I50]+[.K50]+[.M50]+[.O50]+[.Q50]+[.S50]+[.U50]+[.W50]+[.Y50]+[.AA50]+[.AC50]+[.AE50]+[.AG50]+[.AI50]+[.AK50]+[.AM50]+[.AO50]" ns41:value-type="float" table:style-name="ce90" office:value-type="float" office:value="1">
            <text:p>1</text:p>
          </table:table-cell>
          <table:table-cell table:style-name="ce90" table:number-columns-repeated="2"/>
          <table:table-cell table:formula="of:=[.AP50]+[.AR50]" ns41:value-type="float" table:style-name="ce90" office:value-type="float" office:value="1">
            <text:p>1</text:p>
          </table:table-cell>
          <table:table-cell table:formula="of:=[.AQ50]+[.AS50]" ns41:value-type="float" table:style-name="ce52" office:value-type="float" office:value="1">
            <text:p>1</text:p>
          </table:table-cell>
          <table:table-cell table:formula="of:=[.A50]" ns41:value-type="float" table:style-name="ce91" office:value-type="float" office:value="38">
            <text:p>38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0" office:value-type="float">
            <text:p>850</text:p>
          </table:table-cell>
          <table:table-cell ns41:value-type="float" table:style-name="ce78" office:value="851" office:value-type="float">
            <text:p>851</text:p>
          </table:table-cell>
          <table:table-cell table:style-name="ce78"/>
          <table:table-cell ns41:value-type="float" table:style-name="ce85" office:value="240188" office:value-type="float">
            <text:p>240188</text:p>
          </table:table-cell>
          <table:table-cell table:number-columns-repeated="970"/>
        </table:table-row>
        <table:table-row table:style-name="ro3">
          <table:table-cell ns41:value-type="float" table:style-name="ce8" office:value="39" office:value-type="float">
            <text:p>39</text:p>
          </table:table-cell>
          <table:table-cell ns41:value-type="string" table:style-name="ce20" office:value-type="string">
            <text:p>Pleisteraars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ns41:value-type="float" table:style-name="ce90" office:value="1" office:value-type="float">
            <text:p>1</text:p>
          </table:table-cell>
          <table:table-cell table:style-name="ce90" table:number-columns-repeated="2"/>
          <table:table-cell ns41:value-type="float" table:style-name="ce90" office:value="5" office:value-type="float">
            <text:p>5</text:p>
          </table:table-cell>
          <table:table-cell table:style-name="ce90"/>
          <table:table-cell ns41:value-type="float" table:style-name="ce90" office:value="10" office:value-type="float">
            <text:p>10</text:p>
          </table:table-cell>
          <table:table-cell table:style-name="ce90"/>
          <table:table-cell ns41:value-type="float" table:style-name="ce90" office:value="8" office:value-type="float">
            <text:p>8</text:p>
          </table:table-cell>
          <table:table-cell table:style-name="ce90"/>
          <table:table-cell ns41:value-type="float" table:style-name="ce90" office:value="16" office:value-type="float">
            <text:p>16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0" office:value="31" office:value-type="float">
            <text:p>31</text:p>
          </table:table-cell>
          <table:table-cell ns41:value-type="float" table:style-name="ce90" office:value="41" office:value-type="float">
            <text:p>4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10" office:value-type="float">
            <text:p>10</text:p>
          </table:table-cell>
          <table:table-cell table:style-name="ce90"/>
          <table:table-cell ns41:value-type="float" table:style-name="ce90" office:value="5" office:value-type="float">
            <text:p>5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2" office:value-type="float">
            <text:p>2</text:p>
          </table:table-cell>
          <table:table-cell table:style-name="ce90" table:number-columns-repeated="3"/>
          <table:table-cell ns41:value-type="float" office:value="1" table:style-name="ce90" table:number-columns-repeated="2" office:value-type="float">
            <text:p>1</text:p>
          </table:table-cell>
          <table:table-cell ns41:value-type="float" table:style-name="ce90" office:value="3" office:value-type="float">
            <text:p>3</text:p>
          </table:table-cell>
          <table:table-cell table:style-name="ce90"/>
          <table:table-cell table:formula="of:=[.J51]+[.L51]+[.N51]+[.P51]+[.R51]+[.T51]+[.V51]+[.X51]+[.Z51]+[.AB51]+[.AD51]+[.AF51]+[.AH51]+[.AJ51]+[.AL51]+[.AN51]" ns41:value-type="float" table:style-name="ce90" office:value-type="float" office:value="131">
            <text:p>131</text:p>
          </table:table-cell>
          <table:table-cell table:formula="of:=[.E51]+[.F51]+[.G51]+[.H51]+[.I51]+[.K51]+[.M51]+[.O51]+[.Q51]+[.S51]+[.U51]+[.W51]+[.Y51]+[.AA51]+[.AC51]+[.AE51]+[.AG51]+[.AI51]+[.AK51]+[.AM51]+[.AO51]" ns41:value-type="float" table:style-name="ce90" office:value-type="float" office:value="121">
            <text:p>121</text:p>
          </table:table-cell>
          <table:table-cell table:style-name="ce90" table:number-columns-repeated="2"/>
          <table:table-cell table:formula="of:=[.AP51]+[.AR51]" ns41:value-type="float" table:style-name="ce90" office:value-type="float" office:value="131">
            <text:p>131</text:p>
          </table:table-cell>
          <table:table-cell table:formula="of:=[.AQ51]+[.AS51]" ns41:value-type="float" table:style-name="ce52" office:value-type="float" office:value="121">
            <text:p>121</text:p>
          </table:table-cell>
          <table:table-cell table:formula="of:=[.A51]" ns41:value-type="float" table:style-name="ce91" office:value-type="float" office:value="39">
            <text:p>39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0" office:value-type="float">
            <text:p>850</text:p>
          </table:table-cell>
          <table:table-cell ns41:value-type="float" table:style-name="ce78" office:value="851" office:value-type="float">
            <text:p>851</text:p>
          </table:table-cell>
          <table:table-cell table:style-name="ce78"/>
          <table:table-cell ns41:value-type="float" table:style-name="ce85" office:value="240188" office:value-type="float">
            <text:p>240188</text:p>
          </table:table-cell>
          <table:table-cell table:number-columns-repeated="970"/>
        </table:table-row>
        <table:table-row table:style-name="ro3">
          <table:table-cell ns41:value-type="float" table:style-name="ce8" office:value="40" office:value-type="float">
            <text:p>40</text:p>
          </table:table-cell>
          <table:table-cell ns41:value-type="string" table:style-name="ce20" office:value-type="string">
            <text:p>Schilders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3" office:value-type="float">
            <text:p>3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5" office:value-type="float">
            <text:p>5</text:p>
          </table:table-cell>
          <table:table-cell ns41:value-type="float" office:value="4" table:style-name="ce90" table:number-columns-repeated="2" office:value-type="float">
            <text:p>4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0" office:value="5" office:value-type="float">
            <text:p>5</text:p>
          </table:table-cell>
          <table:table-cell table:style-name="ce90"/>
          <table:table-cell ns41:value-type="float" table:style-name="ce90" office:value="3" office:value-type="float">
            <text:p>3</text:p>
          </table:table-cell>
          <table:table-cell table:style-name="ce90"/>
          <table:table-cell ns41:value-type="float" table:style-name="ce90" office:value="6" office:value-type="float">
            <text:p>6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2" office:value-type="float">
            <text:p>2</text:p>
          </table:table-cell>
          <table:table-cell table:style-name="ce90" table:number-columns-repeated="2"/>
          <table:table-cell ns41:value-type="float" office:value="1" table:style-name="ce90" table:number-columns-repeated="2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7"/>
          <table:table-cell table:formula="of:=[.J52]+[.L52]+[.N52]+[.P52]+[.R52]+[.T52]+[.V52]+[.X52]+[.Z52]+[.AB52]+[.AD52]+[.AF52]+[.AH52]+[.AJ52]+[.AL52]+[.AN52]" ns41:value-type="float" table:style-name="ce90" office:value-type="float" office:value="36">
            <text:p>36</text:p>
          </table:table-cell>
          <table:table-cell table:formula="of:=[.E52]+[.F52]+[.G52]+[.H52]+[.I52]+[.K52]+[.M52]+[.O52]+[.Q52]+[.S52]+[.U52]+[.W52]+[.Y52]+[.AA52]+[.AC52]+[.AE52]+[.AG52]+[.AI52]+[.AK52]+[.AM52]+[.AO52]" ns41:value-type="float" table:style-name="ce90" office:value-type="float" office:value="23">
            <text:p>23</text:p>
          </table:table-cell>
          <table:table-cell table:style-name="ce90" table:number-columns-repeated="2"/>
          <table:table-cell table:formula="of:=[.AP52]+[.AR52]" ns41:value-type="float" table:style-name="ce90" office:value-type="float" office:value="36">
            <text:p>36</text:p>
          </table:table-cell>
          <table:table-cell table:formula="of:=[.AQ52]+[.AS52]" ns41:value-type="float" table:style-name="ce52" office:value-type="float" office:value="23">
            <text:p>23</text:p>
          </table:table-cell>
          <table:table-cell table:formula="of:=[.A52]" ns41:value-type="float" table:style-name="ce91" office:value-type="float" office:value="40">
            <text:p>40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0" office:value-type="float">
            <text:p>850</text:p>
          </table:table-cell>
          <table:table-cell ns41:value-type="float" table:style-name="ce78" office:value="851" office:value-type="float">
            <text:p>851</text:p>
          </table:table-cell>
          <table:table-cell table:style-name="ce78"/>
          <table:table-cell ns41:value-type="float" table:style-name="ce85" office:value="240188" office:value-type="float">
            <text:p>240188</text:p>
          </table:table-cell>
          <table:table-cell table:number-columns-repeated="970"/>
        </table:table-row>
        <table:table-row table:style-name="ro3">
          <table:table-cell ns41:value-type="float" table:style-name="ce8" office:value="41" office:value-type="float">
            <text:p>41</text:p>
          </table:table-cell>
          <table:table-cell ns41:value-type="string" table:style-name="ce20" office:value-type="string">
            <text:p>Behangers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12"/>
          <table:table-cell ns41:value-type="float" table:style-name="ce90" office:value="1" office:value-type="float">
            <text:p>1</text:p>
          </table:table-cell>
          <table:table-cell table:style-name="ce90" table:number-columns-repeated="13"/>
          <table:table-cell ns41:value-type="float" table:style-name="ce90" office:value="1" office:value-type="float">
            <text:p>1</text:p>
          </table:table-cell>
          <table:table-cell table:style-name="ce90" table:number-columns-repeated="9"/>
          <table:table-cell table:formula="of:=[.J53]+[.L53]+[.N53]+[.P53]+[.R53]+[.T53]+[.V53]+[.X53]+[.Z53]+[.AB53]+[.AD53]+[.AF53]+[.AH53]+[.AJ53]+[.AL53]+[.AN53]" ns41:value-type="float" table:style-name="ce90" office:value-type="float" office:value="2">
            <text:p>2</text:p>
          </table:table-cell>
          <table:table-cell table:formula="of:=[.E53]+[.F53]+[.G53]+[.H53]+[.I53]+[.K53]+[.M53]+[.O53]+[.Q53]+[.S53]+[.U53]+[.W53]+[.Y53]+[.AA53]+[.AC53]+[.AE53]+[.AG53]+[.AI53]+[.AK53]+[.AM53]+[.AO53]" ns41:value-type="float" table:style-name="ce90" office:value-type="float" office:value="0">
            <text:p>0</text:p>
          </table:table-cell>
          <table:table-cell table:style-name="ce90" table:number-columns-repeated="2"/>
          <table:table-cell table:formula="of:=[.AP53]+[.AR53]" ns41:value-type="float" table:style-name="ce90" office:value-type="float" office:value="2">
            <text:p>2</text:p>
          </table:table-cell>
          <table:table-cell table:formula="of:=[.AQ53]+[.AS53]" ns41:value-type="float" table:style-name="ce52" office:value-type="float" office:value="0">
            <text:p>0</text:p>
          </table:table-cell>
          <table:table-cell table:formula="of:=[.A53]" ns41:value-type="float" table:style-name="ce91" office:value-type="float" office:value="41">
            <text:p>41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0" office:value-type="float">
            <text:p>850</text:p>
          </table:table-cell>
          <table:table-cell ns41:value-type="float" table:style-name="ce78" office:value="851" office:value-type="float">
            <text:p>851</text:p>
          </table:table-cell>
          <table:table-cell table:style-name="ce78"/>
          <table:table-cell ns41:value-type="float" table:style-name="ce85" office:value="240188" office:value-type="float">
            <text:p>240188</text:p>
          </table:table-cell>
          <table:table-cell table:number-columns-repeated="970"/>
        </table:table-row>
        <table:table-row table:style-name="ro5">
          <table:table-cell ns41:value-type="float" table:style-name="ce8" office:value="42" office:value-type="float">
            <text:p>42</text:p>
          </table:table-cell>
          <table:table-cell ns41:value-type="string" table:style-name="ce20" office:value-type="string">
            <text:p>Personeel (Waterkant. Amsterd.)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1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5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office:value="1" table:style-name="ce90" table:number-columns-repeated="2" office:value-type="float">
            <text:p>1</text:p>
          </table:table-cell>
          <table:table-cell table:style-name="ce90" table:number-columns-repeated="2"/>
          <table:table-cell ns41:value-type="float" table:style-name="ce90" office:value="1" office:value-type="float">
            <text:p>1</text:p>
          </table:table-cell>
          <table:table-cell table:style-name="ce90" table:number-columns-repeated="5"/>
          <table:table-cell ns41:value-type="float" table:style-name="ce90" office:value="2" office:value-type="float">
            <text:p>2</text:p>
          </table:table-cell>
          <table:table-cell ns41:value-type="float" table:style-name="ce90" office:value="1" office:value-type="float">
            <text:p>1</text:p>
          </table:table-cell>
          <table:table-cell table:style-name="ce90" table:number-columns-repeated="2"/>
          <table:table-cell table:formula="of:=[.J54]+[.L54]+[.N54]+[.P54]+[.R54]+[.T54]+[.V54]+[.X54]+[.Z54]+[.AB54]+[.AD54]+[.AF54]+[.AH54]+[.AJ54]+[.AL54]+[.AN54]" ns41:value-type="float" table:style-name="ce90" office:value-type="float" office:value="8">
            <text:p>8</text:p>
          </table:table-cell>
          <table:table-cell table:formula="of:=[.E54]+[.F54]+[.G54]+[.H54]+[.I54]+[.K54]+[.M54]+[.O54]+[.Q54]+[.S54]+[.U54]+[.W54]+[.Y54]+[.AA54]+[.AC54]+[.AE54]+[.AG54]+[.AI54]+[.AK54]+[.AM54]+[.AO54]" ns41:value-type="float" table:style-name="ce90" office:value-type="float" office:value="2">
            <text:p>2</text:p>
          </table:table-cell>
          <table:table-cell table:style-name="ce90" table:number-columns-repeated="2"/>
          <table:table-cell table:formula="of:=[.AP54]+[.AR54]" ns41:value-type="float" table:style-name="ce90" office:value-type="float" office:value="8">
            <text:p>8</text:p>
          </table:table-cell>
          <table:table-cell table:formula="of:=[.AQ54]+[.AS54]" ns41:value-type="float" table:style-name="ce52" office:value-type="float" office:value="2">
            <text:p>2</text:p>
          </table:table-cell>
          <table:table-cell table:formula="of:=[.A54]" ns41:value-type="float" table:style-name="ce91" office:value-type="float" office:value="42">
            <text:p>42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0" office:value-type="float">
            <text:p>850</text:p>
          </table:table-cell>
          <table:table-cell ns41:value-type="float" table:style-name="ce78" office:value="851" office:value-type="float">
            <text:p>851</text:p>
          </table:table-cell>
          <table:table-cell table:style-name="ce78"/>
          <table:table-cell ns41:value-type="float" table:style-name="ce85" office:value="240188" office:value-type="float">
            <text:p>240188</text:p>
          </table:table-cell>
          <table:table-cell table:number-columns-repeated="970"/>
        </table:table-row>
        <table:table-row table:style-name="ro5">
          <table:table-cell ns41:value-type="float" table:style-name="ce8" office:value="43" office:value-type="float">
            <text:p>43</text:p>
          </table:table-cell>
          <table:table-cell ns41:value-type="string" table:style-name="ce20" office:value-type="string">
            <text:p>Aannemers (overige bouwwerken)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ns41:value-type="float" table:style-name="ce90" office:value="2" office:value-type="float">
            <text:p>2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0" office:value="96" office:value-type="float">
            <text:p>96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138" office:value-type="float">
            <text:p>138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92" office:value-type="float">
            <text:p>92</text:p>
          </table:table-cell>
          <table:table-cell ns41:value-type="float" table:style-name="ce90" office:value="37" office:value-type="float">
            <text:p>37</text:p>
          </table:table-cell>
          <table:table-cell ns41:value-type="float" table:style-name="ce90" office:value="195" office:value-type="float">
            <text:p>195</text:p>
          </table:table-cell>
          <table:table-cell ns41:value-type="float" table:style-name="ce90" office:value="62" office:value-type="float">
            <text:p>62</text:p>
          </table:table-cell>
          <table:table-cell ns41:value-type="float" table:style-name="ce90" office:value="148" office:value-type="float">
            <text:p>148</text:p>
          </table:table-cell>
          <table:table-cell ns41:value-type="float" table:style-name="ce90" office:value="288" office:value-type="float">
            <text:p>288</text:p>
          </table:table-cell>
          <table:table-cell ns41:value-type="float" table:style-name="ce90" office:value="236" office:value-type="float">
            <text:p>236</text:p>
          </table:table-cell>
          <table:table-cell ns41:value-type="float" table:style-name="ce90" office:value="252" office:value-type="float">
            <text:p>252</text:p>
          </table:table-cell>
          <table:table-cell ns41:value-type="float" table:style-name="ce90" office:value="91" office:value-type="float">
            <text:p>91</text:p>
          </table:table-cell>
          <table:table-cell ns41:value-type="float" table:style-name="ce90" office:value="50" office:value-type="float">
            <text:p>50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90" office:value="242" office:value-type="float">
            <text:p>242</text:p>
          </table:table-cell>
          <table:table-cell ns41:value-type="float" table:style-name="ce90" office:value="37" office:value-type="float">
            <text:p>37</text:p>
          </table:table-cell>
          <table:table-cell ns41:value-type="float" table:style-name="ce90" office:value="168" office:value-type="float">
            <text:p>168</text:p>
          </table:table-cell>
          <table:table-cell ns41:value-type="float" table:style-name="ce90" office:value="37" office:value-type="float">
            <text:p>37</text:p>
          </table:table-cell>
          <table:table-cell ns41:value-type="float" table:style-name="ce90" office:value="246" office:value-type="float">
            <text:p>246</text:p>
          </table:table-cell>
          <table:table-cell ns41:value-type="float" table:style-name="ce90" office:value="31" office:value-type="float">
            <text:p>31</text:p>
          </table:table-cell>
          <table:table-cell ns41:value-type="float" table:style-name="ce90" office:value="116" office:value-type="float">
            <text:p>116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0" office:value="173" office:value-type="float">
            <text:p>173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0" office:value="74" office:value-type="float">
            <text:p>74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0" office:value="16" office:value-type="float">
            <text:p>16</text:p>
          </table:table-cell>
          <table:table-cell table:style-name="ce90"/>
          <table:table-cell ns41:value-type="float" table:style-name="ce90" office:value="48" office:value-type="float">
            <text:p>48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0" office:value="48" office:value-type="float">
            <text:p>48</text:p>
          </table:table-cell>
          <table:table-cell table:style-name="ce90"/>
          <table:table-cell table:formula="of:=[.J55]+[.L55]+[.N55]+[.P55]+[.R55]+[.T55]+[.V55]+[.X55]+[.Z55]+[.AB55]+[.AD55]+[.AF55]+[.AH55]+[.AJ55]+[.AL55]+[.AN55]" ns41:value-type="float" table:style-name="ce90" office:value-type="float" office:value="1823">
            <text:p>1823</text:p>
          </table:table-cell>
          <table:table-cell table:formula="of:=[.E55]+[.F55]+[.G55]+[.H55]+[.I55]+[.K55]+[.M55]+[.O55]+[.Q55]+[.S55]+[.U55]+[.W55]+[.Y55]+[.AA55]+[.AC55]+[.AE55]+[.AG55]+[.AI55]+[.AK55]+[.AM55]+[.AO55]" ns41:value-type="float" table:style-name="ce90" office:value-type="float" office:value="1188">
            <text:p>1188</text:p>
          </table:table-cell>
          <table:table-cell ns41:value-type="float" table:style-name="ce90" office:value="1" office:value-type="float">
            <text:p>1</text:p>
          </table:table-cell>
          <table:table-cell table:style-name="ce90"/>
          <table:table-cell table:formula="of:=[.AP55]+[.AR55]" ns41:value-type="float" table:style-name="ce90" office:value-type="float" office:value="1824">
            <text:p>1824</text:p>
          </table:table-cell>
          <table:table-cell table:formula="of:=[.AQ55]+[.AS55]" ns41:value-type="float" table:style-name="ce52" office:value-type="float" office:value="1188">
            <text:p>1188</text:p>
          </table:table-cell>
          <table:table-cell table:formula="of:=[.A55]" ns41:value-type="float" table:style-name="ce91" office:value-type="float" office:value="43">
            <text:p>43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0" office:value-type="float">
            <text:p>850</text:p>
          </table:table-cell>
          <table:table-cell ns41:value-type="float" table:style-name="ce78" office:value="851" office:value-type="float">
            <text:p>851</text:p>
          </table:table-cell>
          <table:table-cell table:style-name="ce78"/>
          <table:table-cell ns41:value-type="float" table:style-name="ce85" office:value="240188" office:value-type="float">
            <text:p>240188</text:p>
          </table:table-cell>
          <table:table-cell table:number-columns-repeated="970"/>
        </table:table-row>
        <table:table-row table:style-name="ro3">
          <table:table-cell ns41:value-type="float" table:style-name="ce8" office:value="44" office:value-type="float">
            <text:p>44</text:p>
          </table:table-cell>
          <table:table-cell ns41:value-type="string" table:style-name="ce20" office:value-type="string">
            <text:p>Duikers en helmduikers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14"/>
          <table:table-cell ns41:value-type="float" table:style-name="ce90" office:value="1" office:value-type="float">
            <text:p>1</text:p>
          </table:table-cell>
          <table:table-cell table:style-name="ce90" table:number-columns-repeated="7"/>
          <table:table-cell ns41:value-type="float" table:style-name="ce90" office:value="3" office:value-type="float">
            <text:p>3</text:p>
          </table:table-cell>
          <table:table-cell table:style-name="ce90" table:number-columns-repeated="9"/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table:formula="of:=[.J56]+[.L56]+[.N56]+[.P56]+[.R56]+[.T56]+[.V56]+[.X56]+[.Z56]+[.AB56]+[.AD56]+[.AF56]+[.AH56]+[.AJ56]+[.AL56]+[.AN56]" ns41:value-type="float" table:style-name="ce90" office:value-type="float" office:value="5">
            <text:p>5</text:p>
          </table:table-cell>
          <table:table-cell table:formula="of:=[.E56]+[.F56]+[.G56]+[.H56]+[.I56]+[.K56]+[.M56]+[.O56]+[.Q56]+[.S56]+[.U56]+[.W56]+[.Y56]+[.AA56]+[.AC56]+[.AE56]+[.AG56]+[.AI56]+[.AK56]+[.AM56]+[.AO56]" ns41:value-type="float" table:style-name="ce90" office:value-type="float" office:value="0">
            <text:p>0</text:p>
          </table:table-cell>
          <table:table-cell table:style-name="ce90" table:number-columns-repeated="2"/>
          <table:table-cell table:formula="of:=[.AP56]+[.AR56]" ns41:value-type="float" table:style-name="ce90" office:value-type="float" office:value="5">
            <text:p>5</text:p>
          </table:table-cell>
          <table:table-cell table:formula="of:=[.AQ56]+[.AS56]" ns41:value-type="float" table:style-name="ce52" office:value-type="float" office:value="0">
            <text:p>0</text:p>
          </table:table-cell>
          <table:table-cell table:formula="of:=[.A56]" ns41:value-type="float" table:style-name="ce91" office:value-type="float" office:value="44">
            <text:p>44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0" office:value-type="float">
            <text:p>850</text:p>
          </table:table-cell>
          <table:table-cell ns41:value-type="float" table:style-name="ce78" office:value="851" office:value-type="float">
            <text:p>851</text:p>
          </table:table-cell>
          <table:table-cell table:style-name="ce78"/>
          <table:table-cell ns41:value-type="float" table:style-name="ce85" office:value="240188" office:value-type="float">
            <text:p>240188</text:p>
          </table:table-cell>
          <table:table-cell table:number-columns-repeated="970"/>
        </table:table-row>
        <table:table-row table:style-name="ro3">
          <table:table-cell ns41:value-type="float" table:style-name="ce8" office:value="45" office:value-type="float">
            <text:p>45</text:p>
          </table:table-cell>
          <table:table-cell ns41:value-type="string" table:style-name="ce20" office:value-type="string">
            <text:p>Dijkwerkers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3"/>
          <table:table-cell ns41:value-type="float" table:style-name="ce90" office:value="2" office:value-type="float">
            <text:p>2</text:p>
          </table:table-cell>
          <table:table-cell table:style-name="ce90" table:number-columns-repeated="5"/>
          <table:table-cell ns41:value-type="float" table:style-name="ce90" office:value="3" office:value-type="float">
            <text:p>3</text:p>
          </table:table-cell>
          <table:table-cell table:style-name="ce90"/>
          <table:table-cell ns41:value-type="float" office:value="4" table:style-name="ce90" table:number-columns-repeated="2" office:value-type="float">
            <text:p>4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5" office:value-type="float">
            <text:p>5</text:p>
          </table:table-cell>
          <table:table-cell ns41:value-type="float" office:value="1" table:style-name="ce90" table:number-columns-repeated="2" office:value-type="float">
            <text:p>1</text:p>
          </table:table-cell>
          <table:table-cell table:style-name="ce90"/>
          <table:table-cell ns41:value-type="float" table:style-name="ce90" office:value="4" office:value-type="float">
            <text:p>4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3" office:value-type="float">
            <text:p>3</text:p>
          </table:table-cell>
          <table:table-cell table:style-name="ce90"/>
          <table:table-cell ns41:value-type="float" table:style-name="ce90" office:value="3" office:value-type="float">
            <text:p>3</text:p>
          </table:table-cell>
          <table:table-cell ns41:value-type="float" office:value="1" table:style-name="ce90" table:number-columns-repeated="2" office:value-type="float">
            <text:p>1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3" office:value-type="float">
            <text:p>3</text:p>
          </table:table-cell>
          <table:table-cell table:style-name="ce90"/>
          <table:table-cell table:formula="of:=[.J57]+[.L57]+[.N57]+[.P57]+[.R57]+[.T57]+[.V57]+[.X57]+[.Z57]+[.AB57]+[.AD57]+[.AF57]+[.AH57]+[.AJ57]+[.AL57]+[.AN57]" ns41:value-type="float" table:style-name="ce90" office:value-type="float" office:value="29">
            <text:p>29</text:p>
          </table:table-cell>
          <table:table-cell table:formula="of:=[.E57]+[.F57]+[.G57]+[.H57]+[.I57]+[.K57]+[.M57]+[.O57]+[.Q57]+[.S57]+[.U57]+[.W57]+[.Y57]+[.AA57]+[.AC57]+[.AE57]+[.AG57]+[.AI57]+[.AK57]+[.AM57]+[.AO57]" ns41:value-type="float" table:style-name="ce90" office:value-type="float" office:value="14">
            <text:p>14</text:p>
          </table:table-cell>
          <table:table-cell table:style-name="ce90" table:number-columns-repeated="2"/>
          <table:table-cell table:formula="of:=[.AP57]+[.AR57]" ns41:value-type="float" table:style-name="ce90" office:value-type="float" office:value="29">
            <text:p>29</text:p>
          </table:table-cell>
          <table:table-cell table:formula="of:=[.AQ57]+[.AS57]" ns41:value-type="float" table:style-name="ce52" office:value-type="float" office:value="14">
            <text:p>14</text:p>
          </table:table-cell>
          <table:table-cell table:formula="of:=[.A57]" ns41:value-type="float" table:style-name="ce91" office:value-type="float" office:value="45">
            <text:p>45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0" office:value-type="float">
            <text:p>850</text:p>
          </table:table-cell>
          <table:table-cell ns41:value-type="float" table:style-name="ce78" office:value="851" office:value-type="float">
            <text:p>851</text:p>
          </table:table-cell>
          <table:table-cell table:style-name="ce78"/>
          <table:table-cell ns41:value-type="float" table:style-name="ce85" office:value="240188" office:value-type="float">
            <text:p>240188</text:p>
          </table:table-cell>
          <table:table-cell table:number-columns-repeated="970"/>
        </table:table-row>
        <table:table-row table:style-name="ro3">
          <table:table-cell ns41:value-type="float" table:style-name="ce8" office:value="46" office:value-type="float">
            <text:p>46</text:p>
          </table:table-cell>
          <table:table-cell ns41:value-type="string" table:style-name="ce20" office:value-type="string">
            <text:p>Kribwerkers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2"/>
          <table:table-cell ns41:value-type="float" office:value="1" table:style-name="ce90" table:number-columns-repeated="2" office:value-type="float">
            <text:p>1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 table:number-columns-repeated="2"/>
          <table:table-cell ns41:value-type="float" office:value="1" table:style-name="ce90" table:number-columns-repeated="3" office:value-type="float">
            <text:p>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3" office:value-type="float">
            <text:p>3</text:p>
          </table:table-cell>
          <table:table-cell table:style-name="ce90" table:number-columns-repeated="2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3" office:value-type="float">
            <text:p>3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2" office:value-type="float">
            <text:p>2</text:p>
          </table:table-cell>
          <table:table-cell table:style-name="ce90" table:number-columns-repeated="5"/>
          <table:table-cell table:formula="of:=[.J58]+[.L58]+[.N58]+[.P58]+[.R58]+[.T58]+[.V58]+[.X58]+[.Z58]+[.AB58]+[.AD58]+[.AF58]+[.AH58]+[.AJ58]+[.AL58]+[.AN58]" ns41:value-type="float" table:style-name="ce90" office:value-type="float" office:value="13">
            <text:p>13</text:p>
          </table:table-cell>
          <table:table-cell table:formula="of:=[.E58]+[.F58]+[.G58]+[.H58]+[.I58]+[.K58]+[.M58]+[.O58]+[.Q58]+[.S58]+[.U58]+[.W58]+[.Y58]+[.AA58]+[.AC58]+[.AE58]+[.AG58]+[.AI58]+[.AK58]+[.AM58]+[.AO58]" ns41:value-type="float" table:style-name="ce90" office:value-type="float" office:value="16">
            <text:p>16</text:p>
          </table:table-cell>
          <table:table-cell table:style-name="ce90" table:number-columns-repeated="2"/>
          <table:table-cell table:formula="of:=[.AP58]+[.AR58]" ns41:value-type="float" table:style-name="ce90" office:value-type="float" office:value="13">
            <text:p>13</text:p>
          </table:table-cell>
          <table:table-cell table:formula="of:=[.AQ58]+[.AS58]" ns41:value-type="float" table:style-name="ce52" office:value-type="float" office:value="16">
            <text:p>16</text:p>
          </table:table-cell>
          <table:table-cell table:formula="of:=[.A58]" ns41:value-type="float" table:style-name="ce91" office:value-type="float" office:value="46">
            <text:p>46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0" office:value-type="float">
            <text:p>850</text:p>
          </table:table-cell>
          <table:table-cell ns41:value-type="float" table:style-name="ce78" office:value="851" office:value-type="float">
            <text:p>851</text:p>
          </table:table-cell>
          <table:table-cell table:style-name="ce78"/>
          <table:table-cell ns41:value-type="float" table:style-name="ce85" office:value="240188" office:value-type="float">
            <text:p>240188</text:p>
          </table:table-cell>
          <table:table-cell table:number-columns-repeated="970"/>
        </table:table-row>
        <table:table-row table:style-name="ro3">
          <table:table-cell ns41:value-type="float" table:style-name="ce8" office:value="47" office:value-type="float">
            <text:p>47</text:p>
          </table:table-cell>
          <table:table-cell ns41:value-type="string" table:style-name="ce20" office:value-type="string">
            <text:p>Baggerlieden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5" office:value-type="float">
            <text:p>5</text:p>
          </table:table-cell>
          <table:table-cell table:style-name="ce90"/>
          <table:table-cell ns41:value-type="float" table:style-name="ce90" office:value="10" office:value-type="float">
            <text:p>10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6" office:value-type="float">
            <text:p>6</text:p>
          </table:table-cell>
          <table:table-cell ns41:value-type="float" office:value="5" table:style-name="ce90" table:number-columns-repeated="2" office:value-type="float">
            <text:p>5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6" office:value-type="float">
            <text:p>16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0" office:value="27" office:value-type="float">
            <text:p>27</text:p>
          </table:table-cell>
          <table:table-cell table:style-name="ce90"/>
          <table:table-cell ns41:value-type="float" table:style-name="ce90" office:value="12" office:value-type="float">
            <text:p>12</text:p>
          </table:table-cell>
          <table:table-cell table:style-name="ce90"/>
          <table:table-cell ns41:value-type="float" table:style-name="ce90" office:value="11" office:value-type="float">
            <text:p>11</text:p>
          </table:table-cell>
          <table:table-cell table:style-name="ce90"/>
          <table:table-cell ns41:value-type="float" table:style-name="ce90" office:value="4" office:value-type="float">
            <text:p>4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7" office:value-type="float">
            <text:p>7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table:formula="of:=[.J59]+[.L59]+[.N59]+[.P59]+[.R59]+[.T59]+[.V59]+[.X59]+[.Z59]+[.AB59]+[.AD59]+[.AF59]+[.AH59]+[.AJ59]+[.AL59]+[.AN59]" ns41:value-type="float" table:style-name="ce90" office:value-type="float" office:value="136">
            <text:p>136</text:p>
          </table:table-cell>
          <table:table-cell table:formula="of:=[.E59]+[.F59]+[.G59]+[.H59]+[.I59]+[.K59]+[.M59]+[.O59]+[.Q59]+[.S59]+[.U59]+[.W59]+[.Y59]+[.AA59]+[.AC59]+[.AE59]+[.AG59]+[.AI59]+[.AK59]+[.AM59]+[.AO59]" ns41:value-type="float" table:style-name="ce90" office:value-type="float" office:value="48">
            <text:p>48</text:p>
          </table:table-cell>
          <table:table-cell table:style-name="ce90" table:number-columns-repeated="2"/>
          <table:table-cell table:formula="of:=[.AP59]+[.AR59]" ns41:value-type="float" table:style-name="ce90" office:value-type="float" office:value="136">
            <text:p>136</text:p>
          </table:table-cell>
          <table:table-cell table:formula="of:=[.AQ59]+[.AS59]" ns41:value-type="float" table:style-name="ce52" office:value-type="float" office:value="48">
            <text:p>48</text:p>
          </table:table-cell>
          <table:table-cell table:formula="of:=[.A59]" ns41:value-type="float" table:style-name="ce91" office:value-type="float" office:value="47">
            <text:p>47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0" office:value-type="float">
            <text:p>850</text:p>
          </table:table-cell>
          <table:table-cell ns41:value-type="float" table:style-name="ce78" office:value="851" office:value-type="float">
            <text:p>851</text:p>
          </table:table-cell>
          <table:table-cell table:style-name="ce78"/>
          <table:table-cell ns41:value-type="float" table:style-name="ce85" office:value="240188" office:value-type="float">
            <text:p>240188</text:p>
          </table:table-cell>
          <table:table-cell table:number-columns-repeated="970"/>
        </table:table-row>
        <table:table-row table:style-name="ro3">
          <table:table-cell ns41:value-type="float" table:style-name="ce8" office:value="1" office:value-type="float">
            <text:p>1</text:p>
          </table:table-cell>
          <table:table-cell ns41:value-type="string" table:style-name="ce20" office:value-type="string">
            <text:p>Straatmakers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2"/>
          <table:table-cell ns41:value-type="float" table:style-name="ce90" office:value="3" office:value-type="float">
            <text:p>3</text:p>
          </table:table-cell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6" office:value-type="float">
            <text:p>6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29" office:value-type="float">
            <text:p>29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10" office:value-type="float">
            <text:p>10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5" office:value-type="float">
            <text:p>5</text:p>
          </table:table-cell>
          <table:table-cell table:style-name="ce90"/>
          <table:table-cell ns41:value-type="float" table:style-name="ce90" office:value="6" office:value-type="float">
            <text:p>6</text:p>
          </table:table-cell>
          <table:table-cell table:style-name="ce90"/>
          <table:table-cell table:formula="of:=[.J60]+[.L60]+[.N60]+[.P60]+[.R60]+[.T60]+[.V60]+[.X60]+[.Z60]+[.AB60]+[.AD60]+[.AF60]+[.AH60]+[.AJ60]+[.AL60]+[.AN60]" ns41:value-type="float" table:style-name="ce90" office:value-type="float" office:value="149">
            <text:p>149</text:p>
          </table:table-cell>
          <table:table-cell table:formula="of:=[.E60]+[.F60]+[.G60]+[.H60]+[.I60]+[.K60]+[.M60]+[.O60]+[.Q60]+[.S60]+[.U60]+[.W60]+[.Y60]+[.AA60]+[.AC60]+[.AE60]+[.AG60]+[.AI60]+[.AK60]+[.AM60]+[.AO60]" ns41:value-type="float" table:style-name="ce90" office:value-type="float" office:value="71">
            <text:p>71</text:p>
          </table:table-cell>
          <table:table-cell table:style-name="ce90" table:number-columns-repeated="2"/>
          <table:table-cell table:formula="of:=[.AP60]+[.AR60]" ns41:value-type="float" table:style-name="ce90" office:value-type="float" office:value="149">
            <text:p>149</text:p>
          </table:table-cell>
          <table:table-cell table:formula="of:=[.AQ60]+[.AS60]" ns41:value-type="float" table:style-name="ce52" office:value-type="float" office:value="71">
            <text:p>71</text:p>
          </table:table-cell>
          <table:table-cell table:formula="of:=[.A60]" ns41:value-type="float" table:style-name="ce91" office:value-type="float" office:value="1">
            <text:p>1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2" office:value-type="float">
            <text:p>852</text:p>
          </table:table-cell>
          <table:table-cell ns41:value-type="float" table:style-name="ce78" office:value="853" office:value-type="float">
            <text:p>853</text:p>
          </table:table-cell>
          <table:table-cell table:style-name="ce78"/>
          <table:table-cell ns41:value-type="float" table:style-name="ce85" office:value="240189" office:value-type="float">
            <text:p>240189</text:p>
          </table:table-cell>
          <table:table-cell table:number-columns-repeated="970"/>
        </table:table-row>
        <table:table-row table:style-name="ro3">
          <table:table-cell ns41:value-type="float" table:style-name="ce8" office:value="2" office:value-type="float">
            <text:p>2</text:p>
          </table:table-cell>
          <table:table-cell ns41:value-type="string" table:style-name="ce20" office:value-type="string">
            <text:p>Brugbouw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/>
          <table:table-cell ns41:value-type="float" office:value="1" table:style-name="ce90" table:number-columns-repeated="2" office:value-type="float">
            <text:p>1</text:p>
          </table:table-cell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3" office:value-type="float">
            <text:p>3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ns41:value-type="float" office:value="2" table:style-name="ce90" table:number-columns-repeated="2" office:value-type="float">
            <text:p>2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5" office:value-type="float">
            <text:p>5</text:p>
          </table:table-cell>
          <table:table-cell table:style-name="ce90" table:number-columns-repeated="3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3" office:value-type="float">
            <text:p>3</text:p>
          </table:table-cell>
          <table:table-cell table:style-name="ce90"/>
          <table:table-cell ns41:value-type="float" table:style-name="ce90" office:value="5" office:value-type="float">
            <text:p>5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11"/>
          <table:table-cell table:formula="of:=[.J61]+[.L61]+[.N61]+[.P61]+[.R61]+[.T61]+[.V61]+[.X61]+[.Z61]+[.AB61]+[.AD61]+[.AF61]+[.AH61]+[.AJ61]+[.AL61]+[.AN61]" ns41:value-type="float" table:style-name="ce90" office:value-type="float" office:value="27">
            <text:p>27</text:p>
          </table:table-cell>
          <table:table-cell table:formula="of:=[.E61]+[.F61]+[.G61]+[.H61]+[.I61]+[.K61]+[.M61]+[.O61]+[.Q61]+[.S61]+[.U61]+[.W61]+[.Y61]+[.AA61]+[.AC61]+[.AE61]+[.AG61]+[.AI61]+[.AK61]+[.AM61]+[.AO61]" ns41:value-type="float" table:style-name="ce90" office:value-type="float" office:value="14">
            <text:p>14</text:p>
          </table:table-cell>
          <table:table-cell table:style-name="ce90" table:number-columns-repeated="2"/>
          <table:table-cell table:formula="of:=[.AP61]+[.AR61]" ns41:value-type="float" table:style-name="ce90" office:value-type="float" office:value="27">
            <text:p>27</text:p>
          </table:table-cell>
          <table:table-cell table:formula="of:=[.AQ61]+[.AS61]" ns41:value-type="float" table:style-name="ce52" office:value-type="float" office:value="14">
            <text:p>14</text:p>
          </table:table-cell>
          <table:table-cell table:formula="of:=[.A61]" ns41:value-type="float" table:style-name="ce91" office:value-type="float" office:value="2">
            <text:p>2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2" office:value-type="float">
            <text:p>852</text:p>
          </table:table-cell>
          <table:table-cell ns41:value-type="float" table:style-name="ce78" office:value="853" office:value-type="float">
            <text:p>853</text:p>
          </table:table-cell>
          <table:table-cell table:style-name="ce78"/>
          <table:table-cell ns41:value-type="float" table:style-name="ce85" office:value="240189" office:value-type="float">
            <text:p>240189</text:p>
          </table:table-cell>
          <table:table-cell table:number-columns-repeated="970"/>
        </table:table-row>
        <table:table-row table:style-name="ro3">
          <table:table-cell ns41:value-type="float" table:style-name="ce8" office:value="3" office:value-type="float">
            <text:p>3</text:p>
          </table:table-cell>
          <table:table-cell ns41:value-type="string" table:style-name="ce20" office:value-type="string">
            <text:p>Glazenwasschers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1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 table:number-columns-repeated="5"/>
          <table:table-cell ns41:value-type="float" table:style-name="ce90" office:value="1" office:value-type="float">
            <text:p>1</text:p>
          </table:table-cell>
          <table:table-cell table:style-name="ce90" table:number-columns-repeated="17"/>
          <table:table-cell table:formula="of:=[.J62]+[.L62]+[.N62]+[.P62]+[.R62]+[.T62]+[.V62]+[.X62]+[.Z62]+[.AB62]+[.AD62]+[.AF62]+[.AH62]+[.AJ62]+[.AL62]+[.AN62]" ns41:value-type="float" table:style-name="ce90" office:value-type="float" office:value="4">
            <text:p>4</text:p>
          </table:table-cell>
          <table:table-cell table:formula="of:=[.E62]+[.F62]+[.G62]+[.H62]+[.I62]+[.K62]+[.M62]+[.O62]+[.Q62]+[.S62]+[.U62]+[.W62]+[.Y62]+[.AA62]+[.AC62]+[.AE62]+[.AG62]+[.AI62]+[.AK62]+[.AM62]+[.AO62]" ns41:value-type="float" table:style-name="ce90" office:value-type="float" office:value="0">
            <text:p>0</text:p>
          </table:table-cell>
          <table:table-cell table:style-name="ce90" table:number-columns-repeated="2"/>
          <table:table-cell table:formula="of:=[.AP62]+[.AR62]" ns41:value-type="float" table:style-name="ce90" office:value-type="float" office:value="4">
            <text:p>4</text:p>
          </table:table-cell>
          <table:table-cell table:formula="of:=[.AQ62]+[.AS62]" ns41:value-type="float" table:style-name="ce52" office:value-type="float" office:value="0">
            <text:p>0</text:p>
          </table:table-cell>
          <table:table-cell table:formula="of:=[.A62]" ns41:value-type="float" table:style-name="ce91" office:value-type="float" office:value="3">
            <text:p>3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2" office:value-type="float">
            <text:p>852</text:p>
          </table:table-cell>
          <table:table-cell ns41:value-type="float" table:style-name="ce78" office:value="853" office:value-type="float">
            <text:p>853</text:p>
          </table:table-cell>
          <table:table-cell table:style-name="ce78"/>
          <table:table-cell ns41:value-type="float" table:style-name="ce85" office:value="240189" office:value-type="float">
            <text:p>240189</text:p>
          </table:table-cell>
          <table:table-cell table:number-columns-repeated="970"/>
        </table:table-row>
        <table:table-row table:style-name="ro3">
          <table:table-cell ns41:value-type="float" table:style-name="ce8" office:value="4" office:value-type="float">
            <text:p>4</text:p>
          </table:table-cell>
          <table:table-cell ns41:value-type="string" table:style-name="ce20" office:value-type="string">
            <text:p>Schoorsteenvegers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22"/>
          <table:table-cell ns41:value-type="float" table:style-name="ce90" office:value="2" office:value-type="float">
            <text:p>2</text:p>
          </table:table-cell>
          <table:table-cell table:style-name="ce90" table:number-columns-repeated="13"/>
          <table:table-cell table:formula="of:=[.J63]+[.L63]+[.N63]+[.P63]+[.R63]+[.T63]+[.V63]+[.X63]+[.Z63]+[.AB63]+[.AD63]+[.AF63]+[.AH63]+[.AJ63]+[.AL63]+[.AN63]" ns41:value-type="float" table:style-name="ce90" office:value-type="float" office:value="2">
            <text:p>2</text:p>
          </table:table-cell>
          <table:table-cell table:formula="of:=[.E63]+[.F63]+[.G63]+[.H63]+[.I63]+[.K63]+[.M63]+[.O63]+[.Q63]+[.S63]+[.U63]+[.W63]+[.Y63]+[.AA63]+[.AC63]+[.AE63]+[.AG63]+[.AI63]+[.AK63]+[.AM63]+[.AO63]" ns41:value-type="float" table:style-name="ce90" office:value-type="float" office:value="0">
            <text:p>0</text:p>
          </table:table-cell>
          <table:table-cell table:style-name="ce90" table:number-columns-repeated="2"/>
          <table:table-cell table:formula="of:=[.AP63]+[.AR63]" ns41:value-type="float" table:style-name="ce90" office:value-type="float" office:value="2">
            <text:p>2</text:p>
          </table:table-cell>
          <table:table-cell table:formula="of:=[.AQ63]+[.AS63]" ns41:value-type="float" table:style-name="ce52" office:value-type="float" office:value="0">
            <text:p>0</text:p>
          </table:table-cell>
          <table:table-cell table:formula="of:=[.A63]" ns41:value-type="float" table:style-name="ce91" office:value-type="float" office:value="4">
            <text:p>4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2" office:value-type="float">
            <text:p>852</text:p>
          </table:table-cell>
          <table:table-cell ns41:value-type="float" table:style-name="ce78" office:value="853" office:value-type="float">
            <text:p>853</text:p>
          </table:table-cell>
          <table:table-cell table:style-name="ce78"/>
          <table:table-cell ns41:value-type="float" table:style-name="ce85" office:value="240189" office:value-type="float">
            <text:p>240189</text:p>
          </table:table-cell>
          <table:table-cell table:number-columns-repeated="970"/>
        </table:table-row>
        <table:table-row table:style-name="ro3">
          <table:table-cell ns41:value-type="float" table:style-name="ce8" office:value="5" office:value-type="float">
            <text:p>5</text:p>
          </table:table-cell>
          <table:table-cell ns41:value-type="string" table:style-name="ce20" office:value-type="string">
            <text:p>Openbare reiniging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2"/>
          <table:table-cell ns41:value-type="float" table:style-name="ce90" office:value="1" office:value-type="float">
            <text:p>1</text:p>
          </table:table-cell>
          <table:table-cell ns41:value-type="float" table:style-name="ce90" office:value="5" office:value-type="float">
            <text:p>5</text:p>
          </table:table-cell>
          <table:table-cell table:style-name="ce90"/>
          <table:table-cell ns41:value-type="float" table:style-name="ce90" office:value="7" office:value-type="float">
            <text:p>7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0" office:value="28" office:value-type="float">
            <text:p>28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7" office:value-type="float">
            <text:p>7</text:p>
          </table:table-cell>
          <table:table-cell table:style-name="ce90"/>
          <table:table-cell ns41:value-type="float" table:style-name="ce90" office:value="14" office:value-type="float">
            <text:p>14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8" office:value-type="float">
            <text:p>8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6" office:value-type="float">
            <text:p>6</text:p>
          </table:table-cell>
          <table:table-cell table:style-name="ce90"/>
          <table:table-cell ns41:value-type="float" table:style-name="ce90" office:value="9" office:value-type="float">
            <text:p>9</text:p>
          </table:table-cell>
          <table:table-cell table:style-name="ce90"/>
          <table:table-cell table:formula="of:=[.J64]+[.L64]+[.N64]+[.P64]+[.R64]+[.T64]+[.V64]+[.X64]+[.Z64]+[.AB64]+[.AD64]+[.AF64]+[.AH64]+[.AJ64]+[.AL64]+[.AN64]" ns41:value-type="float" table:style-name="ce90" office:value-type="float" office:value="167">
            <text:p>167</text:p>
          </table:table-cell>
          <table:table-cell table:formula="of:=[.E64]+[.F64]+[.G64]+[.H64]+[.I64]+[.K64]+[.M64]+[.O64]+[.Q64]+[.S64]+[.U64]+[.W64]+[.Y64]+[.AA64]+[.AC64]+[.AE64]+[.AG64]+[.AI64]+[.AK64]+[.AM64]+[.AO64]" ns41:value-type="float" table:style-name="ce90" office:value-type="float" office:value="60">
            <text:p>60</text:p>
          </table:table-cell>
          <table:table-cell table:style-name="ce90" table:number-columns-repeated="2"/>
          <table:table-cell table:formula="of:=[.AP64]+[.AR64]" ns41:value-type="float" table:style-name="ce90" office:value-type="float" office:value="167">
            <text:p>167</text:p>
          </table:table-cell>
          <table:table-cell table:formula="of:=[.AQ64]+[.AS64]" ns41:value-type="float" table:style-name="ce52" office:value-type="float" office:value="60">
            <text:p>60</text:p>
          </table:table-cell>
          <table:table-cell table:formula="of:=[.A64]" ns41:value-type="float" table:style-name="ce91" office:value-type="float" office:value="5">
            <text:p>5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2" office:value-type="float">
            <text:p>852</text:p>
          </table:table-cell>
          <table:table-cell ns41:value-type="float" table:style-name="ce78" office:value="853" office:value-type="float">
            <text:p>853</text:p>
          </table:table-cell>
          <table:table-cell table:style-name="ce78"/>
          <table:table-cell ns41:value-type="float" table:style-name="ce85" office:value="240189" office:value-type="float">
            <text:p>240189</text:p>
          </table:table-cell>
          <table:table-cell table:number-columns-repeated="970"/>
        </table:table-row>
        <table:table-row table:style-name="ro3">
          <table:table-cell table:style-name="ce8"/>
          <table:table-cell ns41:value-type="string" table:style-name="ce20" office:value-type="string">
            <text:p>IV. Totaal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formula="of:=SUM([.E41:.E64])" ns41:value-type="float" table:style-name="ce40" office:value-type="float" office:value="0">
            <text:p>0</text:p>
          </table:table-cell>
          <table:table-cell table:formula="of:=SUM([.F41:.F64])" ns41:value-type="float" table:style-name="ce90" office:value-type="float" office:value="7">
            <text:p>7</text:p>
          </table:table-cell>
          <table:table-cell table:formula="of:=SUM([.G41:.G64])" ns41:value-type="float" table:style-name="ce90" office:value-type="float" office:value="26">
            <text:p>26</text:p>
          </table:table-cell>
          <table:table-cell table:formula="of:=SUM([.H41:.H64])" ns41:value-type="float" table:style-name="ce90" office:value-type="float" office:value="28">
            <text:p>28</text:p>
          </table:table-cell>
          <table:table-cell table:formula="of:=SUM([.I41:.I64])" ns41:value-type="float" table:style-name="ce90" office:value-type="float" office:value="187">
            <text:p>187</text:p>
          </table:table-cell>
          <table:table-cell table:formula="of:=SUM([.J41:.J64])" ns41:value-type="float" table:style-name="ce90" office:value-type="float" office:value="1">
            <text:p>1</text:p>
          </table:table-cell>
          <table:table-cell table:formula="of:=SUM([.K41:.K64])" ns41:value-type="float" table:style-name="ce90" office:value-type="float" office:value="304">
            <text:p>304</text:p>
          </table:table-cell>
          <table:table-cell table:formula="of:=SUM([.L41:.L64])" ns41:value-type="float" table:style-name="ce90" office:value-type="float" office:value="7">
            <text:p>7</text:p>
          </table:table-cell>
          <table:table-cell table:formula="of:=SUM([.M41:.M64])" ns41:value-type="float" table:style-name="ce90" office:value-type="float" office:value="192">
            <text:p>192</text:p>
          </table:table-cell>
          <table:table-cell table:formula="of:=SUM([.N41:.N64])" ns41:value-type="float" table:style-name="ce90" office:value-type="float" office:value="78">
            <text:p>78</text:p>
          </table:table-cell>
          <table:table-cell table:formula="of:=SUM([.O41:.O64])" ns41:value-type="float" table:style-name="ce90" office:value-type="float" office:value="413">
            <text:p>413</text:p>
          </table:table-cell>
          <table:table-cell table:formula="of:=SUM([.P41:.P64])" ns41:value-type="float" table:style-name="ce90" office:value-type="float" office:value="150">
            <text:p>150</text:p>
          </table:table-cell>
          <table:table-cell table:formula="of:=SUM([.Q41:.Q64])" ns41:value-type="float" table:style-name="ce90" office:value-type="float" office:value="321">
            <text:p>321</text:p>
          </table:table-cell>
          <table:table-cell table:formula="of:=SUM([.R41:.R64])" ns41:value-type="float" table:style-name="ce90" office:value-type="float" office:value="740">
            <text:p>740</text:p>
          </table:table-cell>
          <table:table-cell table:formula="of:=SUM([.S41:.S64])" ns41:value-type="float" table:style-name="ce90" office:value-type="float" office:value="545">
            <text:p>545</text:p>
          </table:table-cell>
          <table:table-cell table:formula="of:=SUM([.T41:.T64])" ns41:value-type="float" table:style-name="ce90" office:value-type="float" office:value="615">
            <text:p>615</text:p>
          </table:table-cell>
          <table:table-cell table:formula="of:=SUM([.U41:.U64])" ns41:value-type="float" table:style-name="ce90" office:value-type="float" office:value="216">
            <text:p>216</text:p>
          </table:table-cell>
          <table:table-cell table:formula="of:=SUM([.V41:.V64])" ns41:value-type="float" table:style-name="ce90" office:value-type="float" office:value="119">
            <text:p>119</text:p>
          </table:table-cell>
          <table:table-cell table:formula="of:=SUM([.W41:.W64])" ns41:value-type="float" table:style-name="ce90" office:value-type="float" office:value="48">
            <text:p>48</text:p>
          </table:table-cell>
          <table:table-cell table:formula="of:=SUM([.X41:.X64])" ns41:value-type="float" table:style-name="ce90" office:value-type="float" office:value="591">
            <text:p>591</text:p>
          </table:table-cell>
          <table:table-cell table:formula="of:=SUM([.Y41:.Y64])" ns41:value-type="float" table:style-name="ce90" office:value-type="float" office:value="109">
            <text:p>109</text:p>
          </table:table-cell>
          <table:table-cell table:formula="of:=SUM([.Z41:.Z64])" ns41:value-type="float" table:style-name="ce90" office:value-type="float" office:value="423">
            <text:p>423</text:p>
          </table:table-cell>
          <table:table-cell table:formula="of:=SUM([.AA41:.AA64])" ns41:value-type="float" table:style-name="ce90" office:value-type="float" office:value="75">
            <text:p>75</text:p>
          </table:table-cell>
          <table:table-cell table:formula="of:=SUM([.AB41:.AB64])" ns41:value-type="float" table:style-name="ce90" office:value-type="float" office:value="579">
            <text:p>579</text:p>
          </table:table-cell>
          <table:table-cell table:formula="of:=SUM([.AC41:.AC64])" ns41:value-type="float" table:style-name="ce90" office:value-type="float" office:value="77">
            <text:p>77</text:p>
          </table:table-cell>
          <table:table-cell table:formula="of:=SUM([.AD41:.AD64])" ns41:value-type="float" table:style-name="ce90" office:value-type="float" office:value="307">
            <text:p>307</text:p>
          </table:table-cell>
          <table:table-cell table:formula="of:=SUM([.AE41:.AE64])" ns41:value-type="float" table:style-name="ce90" office:value-type="float" office:value="20">
            <text:p>20</text:p>
          </table:table-cell>
          <table:table-cell table:formula="of:=SUM([.AF41:.AF64])" ns41:value-type="float" table:style-name="ce90" office:value-type="float" office:value="410">
            <text:p>410</text:p>
          </table:table-cell>
          <table:table-cell table:formula="of:=SUM([.AG41:.AG64])" ns41:value-type="float" table:style-name="ce90" office:value-type="float" office:value="37">
            <text:p>37</text:p>
          </table:table-cell>
          <table:table-cell table:formula="of:=SUM([.AH41:.AH64])" ns41:value-type="float" table:style-name="ce90" office:value-type="float" office:value="185">
            <text:p>185</text:p>
          </table:table-cell>
          <table:table-cell table:formula="of:=SUM([.AI41:.AI64])" ns41:value-type="float" table:style-name="ce90" office:value-type="float" office:value="12">
            <text:p>12</text:p>
          </table:table-cell>
          <table:table-cell table:formula="of:=SUM([.AJ41:.AJ64])" ns41:value-type="float" table:style-name="ce90" office:value-type="float" office:value="37">
            <text:p>37</text:p>
          </table:table-cell>
          <table:table-cell table:formula="of:=SUM([.AK41:.AK64])" ns41:value-type="float" table:style-name="ce90" office:value-type="float" office:value="3">
            <text:p>3</text:p>
          </table:table-cell>
          <table:table-cell table:formula="of:=SUM([.AL41:.AL64])" ns41:value-type="float" table:style-name="ce90" office:value-type="float" office:value="135">
            <text:p>135</text:p>
          </table:table-cell>
          <table:table-cell table:formula="of:=SUM([.AM41:.AM64])" ns41:value-type="float" table:style-name="ce90" office:value-type="float" office:value="12">
            <text:p>12</text:p>
          </table:table-cell>
          <table:table-cell table:formula="of:=SUM([.AN41:.AN64])" ns41:value-type="float" table:style-name="ce90" office:value-type="float" office:value="104">
            <text:p>104</text:p>
          </table:table-cell>
          <table:table-cell table:formula="of:=SUM([.AO41:.AO64])" ns41:value-type="float" table:style-name="ce90" office:value-type="float" office:value="1">
            <text:p>1</text:p>
          </table:table-cell>
          <table:table-cell table:formula="of:=SUM([.AP41:.AP64])" ns41:value-type="float" table:style-name="ce90" office:value-type="float" office:value="4481">
            <text:p>4481</text:p>
          </table:table-cell>
          <table:table-cell table:formula="of:=SUM([.AQ41:.AQ64])" ns41:value-type="float" table:style-name="ce90" office:value-type="float" office:value="2633">
            <text:p>2633</text:p>
          </table:table-cell>
          <table:table-cell table:formula="of:=SUM([.AR41:.AR64])" ns41:value-type="float" table:style-name="ce90" office:value-type="float" office:value="2">
            <text:p>2</text:p>
          </table:table-cell>
          <table:table-cell table:formula="of:=SUM([.AS41:.AS64])" ns41:value-type="float" table:style-name="ce90" office:value-type="float" office:value="0">
            <text:p>0</text:p>
          </table:table-cell>
          <table:table-cell table:formula="of:=SUM([.AT41:.AT64])" ns41:value-type="float" table:style-name="ce90" office:value-type="float" office:value="4483">
            <text:p>4483</text:p>
          </table:table-cell>
          <table:table-cell table:formula="of:=SUM([.AU41:.AU64])" ns41:value-type="float" table:style-name="ce90" office:value-type="float" office:value="2633">
            <text:p>2633</text:p>
          </table:table-cell>
          <table:table-cell table:style-name="ce60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2" office:value-type="float">
            <text:p>852</text:p>
          </table:table-cell>
          <table:table-cell ns41:value-type="float" table:style-name="ce78" office:value="853" office:value-type="float">
            <text:p>853</text:p>
          </table:table-cell>
          <table:table-cell table:style-name="ce78"/>
          <table:table-cell ns41:value-type="float" table:style-name="ce85" office:value="240189" office:value-type="float">
            <text:p>240189</text:p>
          </table:table-cell>
          <table:table-cell table:style-name="ce87" table:number-columns-repeated="970"/>
        </table:table-row>
        <table:table-row table:style-name="ro9">
          <table:table-cell table:style-name="ce8"/>
          <table:table-cell ns41:value-type="string" table:style-name="ce20" office:value-type="string">
            <text:p>V. Chemische nijverheid, fabricage van kaarsen, olie, vernis, vet, zeep, ontplofbare stoffen, verfstoffen enz.</text:p>
          </table:table-cell>
          <table:table-cell table:style-name="ce30"/>
          <table:table-cell table:style-name="ce11"/>
          <table:table-cell table:style-name="ce40"/>
          <table:table-cell table:style-name="ce90" table:number-columns-repeated="41"/>
          <table:table-cell table:style-name="ce52"/>
          <table:table-cell table:style-name="ce91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2" office:value-type="float">
            <text:p>852</text:p>
          </table:table-cell>
          <table:table-cell ns41:value-type="float" table:style-name="ce78" office:value="853" office:value-type="float">
            <text:p>853</text:p>
          </table:table-cell>
          <table:table-cell table:style-name="ce78"/>
          <table:table-cell ns41:value-type="float" table:style-name="ce85" office:value="240189" office:value-type="float">
            <text:p>240189</text:p>
          </table:table-cell>
          <table:table-cell table:number-columns-repeated="970"/>
        </table:table-row>
        <table:table-row table:style-name="ro3">
          <table:table-cell ns41:value-type="float" table:style-name="ce8" office:value="6" office:value-type="float">
            <text:p>6</text:p>
          </table:table-cell>
          <table:table-cell ns41:value-type="string" table:style-name="ce20" office:value-type="string">
            <text:p>Apothekers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2"/>
          <table:table-cell ns41:value-type="float" table:style-name="ce90" office:value="1" office:value-type="float">
            <text:p>1</text:p>
          </table:table-cell>
          <table:table-cell table:style-name="ce90" table:number-columns-repeated="2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6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2"/>
          <table:table-cell ns41:value-type="float" table:style-name="ce90" office:value="1" office:value-type="float">
            <text:p>1</text:p>
          </table:table-cell>
          <table:table-cell ns41:value-type="float" table:style-name="ce90" office:value="2" office:value-type="float">
            <text:p>2</text:p>
          </table:table-cell>
          <table:table-cell table:style-name="ce90" table:number-columns-repeated="13"/>
          <table:table-cell table:formula="of:=[.J67]+[.L67]+[.N67]+[.P67]+[.R67]+[.T67]+[.V67]+[.X67]+[.Z67]+[.AB67]+[.AD67]+[.AF67]+[.AH67]+[.AJ67]+[.AL67]+[.AN67]" ns41:value-type="float" table:style-name="ce90" office:value-type="float" office:value="6">
            <text:p>6</text:p>
          </table:table-cell>
          <table:table-cell table:formula="of:=[.E67]+[.F67]+[.G67]+[.H67]+[.I67]+[.K67]+[.M67]+[.O67]+[.Q67]+[.S67]+[.U67]+[.W67]+[.Y67]+[.AA67]+[.AC67]+[.AE67]+[.AG67]+[.AI67]+[.AK67]+[.AM67]+[.AO67]" ns41:value-type="float" table:style-name="ce90" office:value-type="float" office:value="4">
            <text:p>4</text:p>
          </table:table-cell>
          <table:table-cell table:style-name="ce90" table:number-columns-repeated="2"/>
          <table:table-cell table:formula="of:=[.AP67]+[.AR67]" ns41:value-type="float" table:style-name="ce90" office:value-type="float" office:value="6">
            <text:p>6</text:p>
          </table:table-cell>
          <table:table-cell table:formula="of:=[.AQ67]+[.AS67]" ns41:value-type="float" table:style-name="ce52" office:value-type="float" office:value="4">
            <text:p>4</text:p>
          </table:table-cell>
          <table:table-cell table:formula="of:=[.A67]" ns41:value-type="float" table:style-name="ce91" office:value-type="float" office:value="6">
            <text:p>6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2" office:value-type="float">
            <text:p>852</text:p>
          </table:table-cell>
          <table:table-cell ns41:value-type="float" table:style-name="ce78" office:value="853" office:value-type="float">
            <text:p>853</text:p>
          </table:table-cell>
          <table:table-cell table:style-name="ce78"/>
          <table:table-cell ns41:value-type="float" table:style-name="ce85" office:value="240189" office:value-type="float">
            <text:p>240189</text:p>
          </table:table-cell>
          <table:table-cell table:number-columns-repeated="970"/>
        </table:table-row>
        <table:table-row table:style-name="ro3">
          <table:table-cell ns41:value-type="float" table:style-name="ce8" office:value="7" office:value-type="float">
            <text:p>7</text:p>
          </table:table-cell>
          <table:table-cell ns41:value-type="string" table:style-name="ce20" office:value-type="string">
            <text:p>Fabricage van drop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2"/>
          <table:table-cell ns41:value-type="float" table:style-name="ce90" office:value="1" office:value-type="float">
            <text:p>1</text:p>
          </table:table-cell>
          <table:table-cell table:style-name="ce90" table:number-columns-repeated="33"/>
          <table:table-cell table:formula="of:=[.J68]+[.L68]+[.N68]+[.P68]+[.R68]+[.T68]+[.V68]+[.X68]+[.Z68]+[.AB68]+[.AD68]+[.AF68]+[.AH68]+[.AJ68]+[.AL68]+[.AN68]" ns41:value-type="float" table:style-name="ce90" office:value-type="float" office:value="0">
            <text:p>0</text:p>
          </table:table-cell>
          <table:table-cell table:formula="of:=[.E68]+[.F68]+[.G68]+[.H68]+[.I68]+[.K68]+[.M68]+[.O68]+[.Q68]+[.S68]+[.U68]+[.W68]+[.Y68]+[.AA68]+[.AC68]+[.AE68]+[.AG68]+[.AI68]+[.AK68]+[.AM68]+[.AO68]" ns41:value-type="float" table:style-name="ce90" office:value-type="float" office:value="1">
            <text:p>1</text:p>
          </table:table-cell>
          <table:table-cell table:style-name="ce90" table:number-columns-repeated="2"/>
          <table:table-cell table:formula="of:=[.AP68]+[.AR68]" ns41:value-type="float" table:style-name="ce90" office:value-type="float" office:value="0">
            <text:p>0</text:p>
          </table:table-cell>
          <table:table-cell table:formula="of:=[.AQ68]+[.AS68]" ns41:value-type="float" table:style-name="ce52" office:value-type="float" office:value="1">
            <text:p>1</text:p>
          </table:table-cell>
          <table:table-cell table:formula="of:=[.A68]" ns41:value-type="float" table:style-name="ce91" office:value-type="float" office:value="7">
            <text:p>7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2" office:value-type="float">
            <text:p>852</text:p>
          </table:table-cell>
          <table:table-cell ns41:value-type="float" table:style-name="ce78" office:value="853" office:value-type="float">
            <text:p>853</text:p>
          </table:table-cell>
          <table:table-cell table:style-name="ce78"/>
          <table:table-cell ns41:value-type="float" table:style-name="ce85" office:value="240189" office:value-type="float">
            <text:p>240189</text:p>
          </table:table-cell>
          <table:table-cell table:number-columns-repeated="970"/>
        </table:table-row>
        <table:table-row table:style-name="ro3">
          <table:table-cell ns41:value-type="float" table:style-name="ce8" office:value="8" office:value-type="float">
            <text:p>8</text:p>
          </table:table-cell>
          <table:table-cell ns41:value-type="string" table:style-name="ce20" office:value-type="string">
            <text:p>Fabricage van asphalt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3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5" office:value-type="float">
            <text:p>5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5" office:value-type="float">
            <text:p>5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0" office:value="5" office:value-type="float">
            <text:p>5</text:p>
          </table:table-cell>
          <table:table-cell ns41:value-type="float" office:value="3" table:style-name="ce90" table:number-columns-repeated="2" office:value-type="float">
            <text:p>3</text:p>
          </table:table-cell>
          <table:table-cell ns41:value-type="float" table:style-name="ce90" office:value="2" office:value-type="float">
            <text:p>2</text:p>
          </table:table-cell>
          <table:table-cell table:style-name="ce90" table:number-columns-repeated="2"/>
          <table:table-cell ns41:value-type="float" table:style-name="ce90" office:value="2" office:value-type="float">
            <text:p>2</text:p>
          </table:table-cell>
          <table:table-cell ns41:value-type="float" table:style-name="ce90" office:value="3" office:value-type="float">
            <text:p>3</text:p>
          </table:table-cell>
          <table:table-cell table:style-name="ce90" table:number-columns-repeated="2"/>
          <table:table-cell ns41:value-type="float" table:style-name="ce90" office:value="3" office:value-type="float">
            <text:p>3</text:p>
          </table:table-cell>
          <table:table-cell table:style-name="ce90" table:number-columns-repeated="2"/>
          <table:table-cell ns41:value-type="float" table:style-name="ce90" office:value="1" office:value-type="float">
            <text:p>1</text:p>
          </table:table-cell>
          <table:table-cell table:style-name="ce90" table:number-columns-repeated="6"/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table:formula="of:=[.J69]+[.L69]+[.N69]+[.P69]+[.R69]+[.T69]+[.V69]+[.X69]+[.Z69]+[.AB69]+[.AD69]+[.AF69]+[.AH69]+[.AJ69]+[.AL69]+[.AN69]" ns41:value-type="float" table:style-name="ce90" office:value-type="float" office:value="17">
            <text:p>17</text:p>
          </table:table-cell>
          <table:table-cell table:formula="of:=[.E69]+[.F69]+[.G69]+[.H69]+[.I69]+[.K69]+[.M69]+[.O69]+[.Q69]+[.S69]+[.U69]+[.W69]+[.Y69]+[.AA69]+[.AC69]+[.AE69]+[.AG69]+[.AI69]+[.AK69]+[.AM69]+[.AO69]" ns41:value-type="float" table:style-name="ce90" office:value-type="float" office:value="28">
            <text:p>28</text:p>
          </table:table-cell>
          <table:table-cell table:style-name="ce90" table:number-columns-repeated="2"/>
          <table:table-cell table:formula="of:=[.AP69]+[.AR69]" ns41:value-type="float" table:style-name="ce90" office:value-type="float" office:value="17">
            <text:p>17</text:p>
          </table:table-cell>
          <table:table-cell table:formula="of:=[.AQ69]+[.AS69]" ns41:value-type="float" table:style-name="ce52" office:value-type="float" office:value="28">
            <text:p>28</text:p>
          </table:table-cell>
          <table:table-cell table:formula="of:=[.A69]" ns41:value-type="float" table:style-name="ce91" office:value-type="float" office:value="8">
            <text:p>8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2" office:value-type="float">
            <text:p>852</text:p>
          </table:table-cell>
          <table:table-cell ns41:value-type="float" table:style-name="ce78" office:value="853" office:value-type="float">
            <text:p>853</text:p>
          </table:table-cell>
          <table:table-cell table:style-name="ce78"/>
          <table:table-cell ns41:value-type="float" table:style-name="ce85" office:value="240189" office:value-type="float">
            <text:p>240189</text:p>
          </table:table-cell>
          <table:table-cell table:number-columns-repeated="970"/>
        </table:table-row>
        <table:table-row table:style-name="ro5">
          <table:table-cell ns41:value-type="float" table:style-name="ce8" office:value="9" office:value-type="float">
            <text:p>9</text:p>
          </table:table-cell>
          <table:table-cell ns41:value-type="string" table:style-name="ce20" office:value-type="string">
            <text:p>Fabricage van chemicalien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8"/>
          <table:table-cell ns41:value-type="float" table:style-name="ce90" office:value="1" office:value-type="float">
            <text:p>1</text:p>
          </table:table-cell>
          <table:table-cell table:style-name="ce90" table:number-columns-repeated="2"/>
          <table:table-cell ns41:value-type="float" office:value="1" table:style-name="ce90" table:number-columns-repeated="4" office:value-type="float">
            <text:p>1</text:p>
          </table:table-cell>
          <table:table-cell table:style-name="ce90" table:number-columns-repeated="7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11"/>
          <table:table-cell table:formula="of:=[.J70]+[.L70]+[.N70]+[.P70]+[.R70]+[.T70]+[.V70]+[.X70]+[.Z70]+[.AB70]+[.AD70]+[.AF70]+[.AH70]+[.AJ70]+[.AL70]+[.AN70]" ns41:value-type="float" table:style-name="ce90" office:value-type="float" office:value="6">
            <text:p>6</text:p>
          </table:table-cell>
          <table:table-cell table:formula="of:=[.E70]+[.F70]+[.G70]+[.H70]+[.I70]+[.K70]+[.M70]+[.O70]+[.Q70]+[.S70]+[.U70]+[.W70]+[.Y70]+[.AA70]+[.AC70]+[.AE70]+[.AG70]+[.AI70]+[.AK70]+[.AM70]+[.AO70]" ns41:value-type="float" table:style-name="ce90" office:value-type="float" office:value="2">
            <text:p>2</text:p>
          </table:table-cell>
          <table:table-cell table:style-name="ce90" table:number-columns-repeated="2"/>
          <table:table-cell table:formula="of:=[.AP70]+[.AR70]" ns41:value-type="float" table:style-name="ce90" office:value-type="float" office:value="6">
            <text:p>6</text:p>
          </table:table-cell>
          <table:table-cell table:formula="of:=[.AQ70]+[.AS70]" ns41:value-type="float" table:style-name="ce52" office:value-type="float" office:value="2">
            <text:p>2</text:p>
          </table:table-cell>
          <table:table-cell table:formula="of:=[.A70]" ns41:value-type="float" table:style-name="ce91" office:value-type="float" office:value="9">
            <text:p>9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2" office:value-type="float">
            <text:p>852</text:p>
          </table:table-cell>
          <table:table-cell ns41:value-type="float" table:style-name="ce78" office:value="853" office:value-type="float">
            <text:p>853</text:p>
          </table:table-cell>
          <table:table-cell table:style-name="ce78"/>
          <table:table-cell ns41:value-type="float" table:style-name="ce85" office:value="240189" office:value-type="float">
            <text:p>240189</text:p>
          </table:table-cell>
          <table:table-cell table:number-columns-repeated="970"/>
        </table:table-row>
        <table:table-row table:style-name="ro3">
          <table:table-cell ns41:value-type="float" table:style-name="ce8" office:value="10" office:value-type="float">
            <text:p>10</text:p>
          </table:table-cell>
          <table:table-cell ns41:value-type="string" table:style-name="ce20" office:value-type="string">
            <text:p>Fabricage van aether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14"/>
          <table:table-cell ns41:value-type="float" table:style-name="ce90" office:value="1" office:value-type="float">
            <text:p>1</text:p>
          </table:table-cell>
          <table:table-cell table:style-name="ce90" table:number-columns-repeated="21"/>
          <table:table-cell table:formula="of:=[.J71]+[.L71]+[.N71]+[.P71]+[.R71]+[.T71]+[.V71]+[.X71]+[.Z71]+[.AB71]+[.AD71]+[.AF71]+[.AH71]+[.AJ71]+[.AL71]+[.AN71]" ns41:value-type="float" table:style-name="ce90" office:value-type="float" office:value="1">
            <text:p>1</text:p>
          </table:table-cell>
          <table:table-cell table:formula="of:=[.E71]+[.F71]+[.G71]+[.H71]+[.I71]+[.K71]+[.M71]+[.O71]+[.Q71]+[.S71]+[.U71]+[.W71]+[.Y71]+[.AA71]+[.AC71]+[.AE71]+[.AG71]+[.AI71]+[.AK71]+[.AM71]+[.AO71]" ns41:value-type="float" table:style-name="ce90" office:value-type="float" office:value="0">
            <text:p>0</text:p>
          </table:table-cell>
          <table:table-cell table:style-name="ce90" table:number-columns-repeated="2"/>
          <table:table-cell table:formula="of:=[.AP71]+[.AR71]" ns41:value-type="float" table:style-name="ce90" office:value-type="float" office:value="1">
            <text:p>1</text:p>
          </table:table-cell>
          <table:table-cell table:formula="of:=[.AQ71]+[.AS71]" ns41:value-type="float" table:style-name="ce52" office:value-type="float" office:value="0">
            <text:p>0</text:p>
          </table:table-cell>
          <table:table-cell table:formula="of:=[.A71]" ns41:value-type="float" table:style-name="ce91" office:value-type="float" office:value="10">
            <text:p>10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2" office:value-type="float">
            <text:p>852</text:p>
          </table:table-cell>
          <table:table-cell ns41:value-type="float" table:style-name="ce78" office:value="853" office:value-type="float">
            <text:p>853</text:p>
          </table:table-cell>
          <table:table-cell table:style-name="ce78"/>
          <table:table-cell ns41:value-type="float" table:style-name="ce85" office:value="240189" office:value-type="float">
            <text:p>240189</text:p>
          </table:table-cell>
          <table:table-cell table:number-columns-repeated="970"/>
        </table:table-row>
        <table:table-row table:style-name="ro5">
          <table:table-cell ns41:value-type="float" table:style-name="ce8" office:value="11" office:value-type="float">
            <text:p>11</text:p>
          </table:table-cell>
          <table:table-cell ns41:value-type="string" table:style-name="ce20" office:value-type="string">
            <text:p>Fabricage van ammoniak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18"/>
          <table:table-cell ns41:value-type="float" table:style-name="ce90" office:value="2" office:value-type="float">
            <text:p>2</text:p>
          </table:table-cell>
          <table:table-cell table:style-name="ce90" table:number-columns-repeated="17"/>
          <table:table-cell table:formula="of:=[.J72]+[.L72]+[.N72]+[.P72]+[.R72]+[.T72]+[.V72]+[.X72]+[.Z72]+[.AB72]+[.AD72]+[.AF72]+[.AH72]+[.AJ72]+[.AL72]+[.AN72]" ns41:value-type="float" table:style-name="ce90" office:value-type="float" office:value="2">
            <text:p>2</text:p>
          </table:table-cell>
          <table:table-cell table:formula="of:=[.E72]+[.F72]+[.G72]+[.H72]+[.I72]+[.K72]+[.M72]+[.O72]+[.Q72]+[.S72]+[.U72]+[.W72]+[.Y72]+[.AA72]+[.AC72]+[.AE72]+[.AG72]+[.AI72]+[.AK72]+[.AM72]+[.AO72]" ns41:value-type="float" table:style-name="ce90" office:value-type="float" office:value="0">
            <text:p>0</text:p>
          </table:table-cell>
          <table:table-cell table:style-name="ce90" table:number-columns-repeated="2"/>
          <table:table-cell table:formula="of:=[.AP72]+[.AR72]" ns41:value-type="float" table:style-name="ce90" office:value-type="float" office:value="2">
            <text:p>2</text:p>
          </table:table-cell>
          <table:table-cell table:formula="of:=[.AQ72]+[.AS72]" ns41:value-type="float" table:style-name="ce52" office:value-type="float" office:value="0">
            <text:p>0</text:p>
          </table:table-cell>
          <table:table-cell table:formula="of:=[.A72]" ns41:value-type="float" table:style-name="ce91" office:value-type="float" office:value="11">
            <text:p>11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2" office:value-type="float">
            <text:p>852</text:p>
          </table:table-cell>
          <table:table-cell ns41:value-type="float" table:style-name="ce78" office:value="853" office:value-type="float">
            <text:p>853</text:p>
          </table:table-cell>
          <table:table-cell table:style-name="ce78"/>
          <table:table-cell ns41:value-type="float" table:style-name="ce85" office:value="240189" office:value-type="float">
            <text:p>240189</text:p>
          </table:table-cell>
          <table:table-cell table:number-columns-repeated="970"/>
        </table:table-row>
        <table:table-row table:style-name="ro3">
          <table:table-cell ns41:value-type="float" table:style-name="ce8" office:value="12" office:value-type="float">
            <text:p>12</text:p>
          </table:table-cell>
          <table:table-cell ns41:value-type="string" table:style-name="ce20" office:value-type="string">
            <text:p>Fabricage van chinine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2"/>
          <table:table-cell ns41:value-type="float" office:value="1" table:style-name="ce90" table:number-columns-repeated="2" office:value-type="float">
            <text:p>1</text:p>
          </table:table-cell>
          <table:table-cell table:style-name="ce90" table:number-columns-repeated="8"/>
          <table:table-cell ns41:value-type="float" office:value="1" table:style-name="ce90" table:number-columns-repeated="4" office:value-type="float">
            <text:p>1</text:p>
          </table:table-cell>
          <table:table-cell table:style-name="ce90" table:number-columns-repeated="6"/>
          <table:table-cell ns41:value-type="float" table:style-name="ce90" office:value="1" office:value-type="float">
            <text:p>1</text:p>
          </table:table-cell>
          <table:table-cell table:style-name="ce90" table:number-columns-repeated="11"/>
          <table:table-cell ns41:value-type="float" table:style-name="ce90" office:value="1" office:value-type="float">
            <text:p>1</text:p>
          </table:table-cell>
          <table:table-cell table:style-name="ce90"/>
          <table:table-cell table:formula="of:=[.J73]+[.L73]+[.N73]+[.P73]+[.R73]+[.T73]+[.V73]+[.X73]+[.Z73]+[.AB73]+[.AD73]+[.AF73]+[.AH73]+[.AJ73]+[.AL73]+[.AN73]" ns41:value-type="float" table:style-name="ce90" office:value-type="float" office:value="4">
            <text:p>4</text:p>
          </table:table-cell>
          <table:table-cell table:formula="of:=[.E73]+[.F73]+[.G73]+[.H73]+[.I73]+[.K73]+[.M73]+[.O73]+[.Q73]+[.S73]+[.U73]+[.W73]+[.Y73]+[.AA73]+[.AC73]+[.AE73]+[.AG73]+[.AI73]+[.AK73]+[.AM73]+[.AO73]" ns41:value-type="float" table:style-name="ce90" office:value-type="float" office:value="4">
            <text:p>4</text:p>
          </table:table-cell>
          <table:table-cell table:style-name="ce90" table:number-columns-repeated="2"/>
          <table:table-cell table:formula="of:=[.AP73]+[.AR73]" ns41:value-type="float" table:style-name="ce90" office:value-type="float" office:value="4">
            <text:p>4</text:p>
          </table:table-cell>
          <table:table-cell table:formula="of:=[.AQ73]+[.AS73]" ns41:value-type="float" table:style-name="ce52" office:value-type="float" office:value="4">
            <text:p>4</text:p>
          </table:table-cell>
          <table:table-cell table:formula="of:=[.A73]" ns41:value-type="float" table:style-name="ce91" office:value-type="float" office:value="12">
            <text:p>12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2" office:value-type="float">
            <text:p>852</text:p>
          </table:table-cell>
          <table:table-cell ns41:value-type="float" table:style-name="ce78" office:value="853" office:value-type="float">
            <text:p>853</text:p>
          </table:table-cell>
          <table:table-cell table:style-name="ce78"/>
          <table:table-cell ns41:value-type="float" table:style-name="ce85" office:value="240189" office:value-type="float">
            <text:p>240189</text:p>
          </table:table-cell>
          <table:table-cell table:number-columns-repeated="970"/>
        </table:table-row>
        <table:table-row table:style-name="ro3">
          <table:table-cell ns41:value-type="float" table:style-name="ce8" office:value="13" office:value-type="float">
            <text:p>13</text:p>
          </table:table-cell>
          <table:table-cell ns41:value-type="string" table:style-name="ce20" office:value-type="string">
            <text:p>Fabricage van cocaine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12"/>
          <table:table-cell ns41:value-type="float" table:style-name="ce90" office:value="1" office:value-type="float">
            <text:p>1</text:p>
          </table:table-cell>
          <table:table-cell table:style-name="ce90" table:number-columns-repeated="23"/>
          <table:table-cell table:formula="of:=[.J74]+[.L74]+[.N74]+[.P74]+[.R74]+[.T74]+[.V74]+[.X74]+[.Z74]+[.AB74]+[.AD74]+[.AF74]+[.AH74]+[.AJ74]+[.AL74]+[.AN74]" ns41:value-type="float" table:style-name="ce90" office:value-type="float" office:value="1">
            <text:p>1</text:p>
          </table:table-cell>
          <table:table-cell table:formula="of:=[.E74]+[.F74]+[.G74]+[.H74]+[.I74]+[.K74]+[.M74]+[.O74]+[.Q74]+[.S74]+[.U74]+[.W74]+[.Y74]+[.AA74]+[.AC74]+[.AE74]+[.AG74]+[.AI74]+[.AK74]+[.AM74]+[.AO74]" ns41:value-type="float" table:style-name="ce90" office:value-type="float" office:value="0">
            <text:p>0</text:p>
          </table:table-cell>
          <table:table-cell table:style-name="ce90" table:number-columns-repeated="2"/>
          <table:table-cell table:formula="of:=[.AP74]+[.AR74]" ns41:value-type="float" table:style-name="ce90" office:value-type="float" office:value="1">
            <text:p>1</text:p>
          </table:table-cell>
          <table:table-cell table:formula="of:=[.AQ74]+[.AS74]" ns41:value-type="float" table:style-name="ce52" office:value-type="float" office:value="0">
            <text:p>0</text:p>
          </table:table-cell>
          <table:table-cell table:formula="of:=[.A74]" ns41:value-type="float" table:style-name="ce91" office:value-type="float" office:value="13">
            <text:p>13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2" office:value-type="float">
            <text:p>852</text:p>
          </table:table-cell>
          <table:table-cell ns41:value-type="float" table:style-name="ce78" office:value="853" office:value-type="float">
            <text:p>853</text:p>
          </table:table-cell>
          <table:table-cell table:style-name="ce78"/>
          <table:table-cell ns41:value-type="float" table:style-name="ce85" office:value="240189" office:value-type="float">
            <text:p>240189</text:p>
          </table:table-cell>
          <table:table-cell table:number-columns-repeated="970"/>
        </table:table-row>
        <table:table-row table:style-name="ro3">
          <table:table-cell ns41:value-type="float" table:style-name="ce8" office:value="14" office:value-type="float">
            <text:p>14</text:p>
          </table:table-cell>
          <table:table-cell ns41:value-type="string" table:style-name="ce20" office:value-type="string">
            <text:p>Fabricage van creosoot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24"/>
          <table:table-cell ns41:value-type="float" table:style-name="ce90" office:value="1" office:value-type="float">
            <text:p>1</text:p>
          </table:table-cell>
          <table:table-cell table:style-name="ce90" table:number-columns-repeated="11"/>
          <table:table-cell table:formula="of:=[.J75]+[.L75]+[.N75]+[.P75]+[.R75]+[.T75]+[.V75]+[.X75]+[.Z75]+[.AB75]+[.AD75]+[.AF75]+[.AH75]+[.AJ75]+[.AL75]+[.AN75]" ns41:value-type="float" table:style-name="ce90" office:value-type="float" office:value="1">
            <text:p>1</text:p>
          </table:table-cell>
          <table:table-cell table:formula="of:=[.E75]+[.F75]+[.G75]+[.H75]+[.I75]+[.K75]+[.M75]+[.O75]+[.Q75]+[.S75]+[.U75]+[.W75]+[.Y75]+[.AA75]+[.AC75]+[.AE75]+[.AG75]+[.AI75]+[.AK75]+[.AM75]+[.AO75]" ns41:value-type="float" table:style-name="ce90" office:value-type="float" office:value="0">
            <text:p>0</text:p>
          </table:table-cell>
          <table:table-cell table:style-name="ce90" table:number-columns-repeated="2"/>
          <table:table-cell table:formula="of:=[.AP75]+[.AR75]" ns41:value-type="float" table:style-name="ce90" office:value-type="float" office:value="1">
            <text:p>1</text:p>
          </table:table-cell>
          <table:table-cell table:formula="of:=[.AQ75]+[.AS75]" ns41:value-type="float" table:style-name="ce52" office:value-type="float" office:value="0">
            <text:p>0</text:p>
          </table:table-cell>
          <table:table-cell table:formula="of:=[.A75]" ns41:value-type="float" table:style-name="ce91" office:value-type="float" office:value="14">
            <text:p>14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2" office:value-type="float">
            <text:p>852</text:p>
          </table:table-cell>
          <table:table-cell ns41:value-type="float" table:style-name="ce78" office:value="853" office:value-type="float">
            <text:p>853</text:p>
          </table:table-cell>
          <table:table-cell table:style-name="ce78"/>
          <table:table-cell ns41:value-type="float" table:style-name="ce85" office:value="240189" office:value-type="float">
            <text:p>240189</text:p>
          </table:table-cell>
          <table:table-cell table:number-columns-repeated="970"/>
        </table:table-row>
        <table:table-row table:style-name="ro5">
          <table:table-cell ns41:value-type="float" table:style-name="ce8" office:value="15" office:value-type="float">
            <text:p>15</text:p>
          </table:table-cell>
          <table:table-cell ns41:value-type="string" table:style-name="ce20" office:value-type="string">
            <text:p>Fabricage van schoensmeer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 table:number-columns-repeated="13"/>
          <table:table-cell ns41:value-type="float" table:style-name="ce90" office:value="1" office:value-type="float">
            <text:p>1</text:p>
          </table:table-cell>
          <table:table-cell table:style-name="ce90" table:number-columns-repeated="20"/>
          <table:table-cell table:formula="of:=[.J76]+[.L76]+[.N76]+[.P76]+[.R76]+[.T76]+[.V76]+[.X76]+[.Z76]+[.AB76]+[.AD76]+[.AF76]+[.AH76]+[.AJ76]+[.AL76]+[.AN76]" ns41:value-type="float" table:style-name="ce90" office:value-type="float" office:value="0">
            <text:p>0</text:p>
          </table:table-cell>
          <table:table-cell table:formula="of:=[.E76]+[.F76]+[.G76]+[.H76]+[.I76]+[.K76]+[.M76]+[.O76]+[.Q76]+[.S76]+[.U76]+[.W76]+[.Y76]+[.AA76]+[.AC76]+[.AE76]+[.AG76]+[.AI76]+[.AK76]+[.AM76]+[.AO76]" ns41:value-type="float" table:style-name="ce90" office:value-type="float" office:value="3">
            <text:p>3</text:p>
          </table:table-cell>
          <table:table-cell table:style-name="ce90" table:number-columns-repeated="2"/>
          <table:table-cell table:formula="of:=[.AP76]+[.AR76]" ns41:value-type="float" table:style-name="ce90" office:value-type="float" office:value="0">
            <text:p>0</text:p>
          </table:table-cell>
          <table:table-cell table:formula="of:=[.AQ76]+[.AS76]" ns41:value-type="float" table:style-name="ce52" office:value-type="float" office:value="3">
            <text:p>3</text:p>
          </table:table-cell>
          <table:table-cell table:formula="of:=[.A76]" ns41:value-type="float" table:style-name="ce91" office:value-type="float" office:value="15">
            <text:p>15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2" office:value-type="float">
            <text:p>852</text:p>
          </table:table-cell>
          <table:table-cell ns41:value-type="float" table:style-name="ce78" office:value="853" office:value-type="float">
            <text:p>853</text:p>
          </table:table-cell>
          <table:table-cell table:style-name="ce78"/>
          <table:table-cell ns41:value-type="float" table:style-name="ce85" office:value="240189" office:value-type="float">
            <text:p>240189</text:p>
          </table:table-cell>
          <table:table-cell table:number-columns-repeated="970"/>
        </table:table-row>
        <table:table-row table:style-name="ro3">
          <table:table-cell ns41:value-type="float" table:style-name="ce8" office:value="16" office:value-type="float">
            <text:p>16</text:p>
          </table:table-cell>
          <table:table-cell ns41:value-type="string" table:style-name="ce20" office:value-type="string">
            <text:p>Fabricage van soda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ns41:value-type="float" table:style-name="ce90" office:value="1" office:value-type="float">
            <text:p>1</text:p>
          </table:table-cell>
          <table:table-cell table:style-name="ce90" table:number-columns-repeated="8"/>
          <table:table-cell ns41:value-type="float" table:style-name="ce90" office:value="2" office:value-type="float">
            <text:p>2</text:p>
          </table:table-cell>
          <table:table-cell table:style-name="ce90" table:number-columns-repeated="2"/>
          <table:table-cell ns41:value-type="float" table:style-name="ce90" office:value="1" office:value-type="float">
            <text:p>1</text:p>
          </table:table-cell>
          <table:table-cell table:style-name="ce90" table:number-columns-repeated="7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13"/>
          <table:table-cell table:formula="of:=[.J77]+[.L77]+[.N77]+[.P77]+[.R77]+[.T77]+[.V77]+[.X77]+[.Z77]+[.AB77]+[.AD77]+[.AF77]+[.AH77]+[.AJ77]+[.AL77]+[.AN77]" ns41:value-type="float" table:style-name="ce90" office:value-type="float" office:value="3">
            <text:p>3</text:p>
          </table:table-cell>
          <table:table-cell table:formula="of:=[.E77]+[.F77]+[.G77]+[.H77]+[.I77]+[.K77]+[.M77]+[.O77]+[.Q77]+[.S77]+[.U77]+[.W77]+[.Y77]+[.AA77]+[.AC77]+[.AE77]+[.AG77]+[.AI77]+[.AK77]+[.AM77]+[.AO77]" ns41:value-type="float" table:style-name="ce90" office:value-type="float" office:value="3">
            <text:p>3</text:p>
          </table:table-cell>
          <table:table-cell table:style-name="ce90" table:number-columns-repeated="2"/>
          <table:table-cell table:formula="of:=[.AP77]+[.AR77]" ns41:value-type="float" table:style-name="ce90" office:value-type="float" office:value="3">
            <text:p>3</text:p>
          </table:table-cell>
          <table:table-cell table:formula="of:=[.AQ77]+[.AS77]" ns41:value-type="float" table:style-name="ce52" office:value-type="float" office:value="3">
            <text:p>3</text:p>
          </table:table-cell>
          <table:table-cell table:formula="of:=[.A77]" ns41:value-type="float" table:style-name="ce91" office:value-type="float" office:value="16">
            <text:p>16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2" office:value-type="float">
            <text:p>852</text:p>
          </table:table-cell>
          <table:table-cell ns41:value-type="float" table:style-name="ce78" office:value="853" office:value-type="float">
            <text:p>853</text:p>
          </table:table-cell>
          <table:table-cell table:style-name="ce78"/>
          <table:table-cell ns41:value-type="float" table:style-name="ce85" office:value="240189" office:value-type="float">
            <text:p>240189</text:p>
          </table:table-cell>
          <table:table-cell table:number-columns-repeated="970"/>
        </table:table-row>
        <table:table-row table:style-name="ro5">
          <table:table-cell ns41:value-type="float" table:style-name="ce8" office:value="17" office:value-type="float">
            <text:p>17</text:p>
          </table:table-cell>
          <table:table-cell ns41:value-type="string" table:style-name="ce20" office:value-type="string">
            <text:p>Fabricage van pek en teer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18"/>
          <table:table-cell ns41:value-type="float" table:style-name="ce90" office:value="1" office:value-type="float">
            <text:p>1</text:p>
          </table:table-cell>
          <table:table-cell table:style-name="ce90" table:number-columns-repeated="9"/>
          <table:table-cell ns41:value-type="float" table:style-name="ce90" office:value="1" office:value-type="float">
            <text:p>1</text:p>
          </table:table-cell>
          <table:table-cell table:style-name="ce90" table:number-columns-repeated="7"/>
          <table:table-cell table:formula="of:=[.J78]+[.L78]+[.N78]+[.P78]+[.R78]+[.T78]+[.V78]+[.X78]+[.Z78]+[.AB78]+[.AD78]+[.AF78]+[.AH78]+[.AJ78]+[.AL78]+[.AN78]" ns41:value-type="float" table:style-name="ce90" office:value-type="float" office:value="2">
            <text:p>2</text:p>
          </table:table-cell>
          <table:table-cell table:formula="of:=[.E78]+[.F78]+[.G78]+[.H78]+[.I78]+[.K78]+[.M78]+[.O78]+[.Q78]+[.S78]+[.U78]+[.W78]+[.Y78]+[.AA78]+[.AC78]+[.AE78]+[.AG78]+[.AI78]+[.AK78]+[.AM78]+[.AO78]" ns41:value-type="float" table:style-name="ce90" office:value-type="float" office:value="0">
            <text:p>0</text:p>
          </table:table-cell>
          <table:table-cell table:style-name="ce90" table:number-columns-repeated="2"/>
          <table:table-cell table:formula="of:=[.AP78]+[.AR78]" ns41:value-type="float" table:style-name="ce90" office:value-type="float" office:value="2">
            <text:p>2</text:p>
          </table:table-cell>
          <table:table-cell table:formula="of:=[.AQ78]+[.AS78]" ns41:value-type="float" table:style-name="ce52" office:value-type="float" office:value="0">
            <text:p>0</text:p>
          </table:table-cell>
          <table:table-cell table:formula="of:=[.A78]" ns41:value-type="float" table:style-name="ce91" office:value-type="float" office:value="17">
            <text:p>17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2" office:value-type="float">
            <text:p>852</text:p>
          </table:table-cell>
          <table:table-cell ns41:value-type="float" table:style-name="ce78" office:value="853" office:value-type="float">
            <text:p>853</text:p>
          </table:table-cell>
          <table:table-cell table:style-name="ce78"/>
          <table:table-cell ns41:value-type="float" table:style-name="ce85" office:value="240189" office:value-type="float">
            <text:p>240189</text:p>
          </table:table-cell>
          <table:table-cell table:number-columns-repeated="970"/>
        </table:table-row>
        <table:table-row table:style-name="ro5">
          <table:table-cell ns41:value-type="float" table:style-name="ce8" office:value="18" office:value-type="float">
            <text:p>18</text:p>
          </table:table-cell>
          <table:table-cell ns41:value-type="string" table:style-name="ce20" office:value-type="string">
            <text:p>Fabricage van zwavelzuur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2"/>
          <table:table-cell ns41:value-type="float" table:style-name="ce90" office:value="1" office:value-type="float">
            <text:p>1</text:p>
          </table:table-cell>
          <table:table-cell table:style-name="ce90" table:number-columns-repeated="6"/>
          <table:table-cell ns41:value-type="float" office:value="1" table:style-name="ce90" table:number-columns-repeated="2" office:value-type="float">
            <text:p>1</text:p>
          </table:table-cell>
          <table:table-cell table:style-name="ce90"/>
          <table:table-cell ns41:value-type="float" table:style-name="ce90" office:value="5" office:value-type="float">
            <text:p>5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3" office:value-type="float">
            <text:p>3</text:p>
          </table:table-cell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2" office:value-type="float">
            <text:p>2</text:p>
          </table:table-cell>
          <table:table-cell table:style-name="ce90" table:number-columns-repeated="3"/>
          <table:table-cell table:formula="of:=[.J79]+[.L79]+[.N79]+[.P79]+[.R79]+[.T79]+[.V79]+[.X79]+[.Z79]+[.AB79]+[.AD79]+[.AF79]+[.AH79]+[.AJ79]+[.AL79]+[.AN79]" ns41:value-type="float" table:style-name="ce90" office:value-type="float" office:value="19">
            <text:p>19</text:p>
          </table:table-cell>
          <table:table-cell table:formula="of:=[.E79]+[.F79]+[.G79]+[.H79]+[.I79]+[.K79]+[.M79]+[.O79]+[.Q79]+[.S79]+[.U79]+[.W79]+[.Y79]+[.AA79]+[.AC79]+[.AE79]+[.AG79]+[.AI79]+[.AK79]+[.AM79]+[.AO79]" ns41:value-type="float" table:style-name="ce90" office:value-type="float" office:value="3">
            <text:p>3</text:p>
          </table:table-cell>
          <table:table-cell table:style-name="ce90" table:number-columns-repeated="2"/>
          <table:table-cell table:formula="of:=[.AP79]+[.AR79]" ns41:value-type="float" table:style-name="ce90" office:value-type="float" office:value="19">
            <text:p>19</text:p>
          </table:table-cell>
          <table:table-cell table:formula="of:=[.AQ79]+[.AS79]" ns41:value-type="float" table:style-name="ce52" office:value-type="float" office:value="3">
            <text:p>3</text:p>
          </table:table-cell>
          <table:table-cell table:formula="of:=[.A79]" ns41:value-type="float" table:style-name="ce91" office:value-type="float" office:value="18">
            <text:p>18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2" office:value-type="float">
            <text:p>852</text:p>
          </table:table-cell>
          <table:table-cell ns41:value-type="float" table:style-name="ce78" office:value="853" office:value-type="float">
            <text:p>853</text:p>
          </table:table-cell>
          <table:table-cell table:style-name="ce78"/>
          <table:table-cell ns41:value-type="float" table:style-name="ce85" office:value="240189" office:value-type="float">
            <text:p>240189</text:p>
          </table:table-cell>
          <table:table-cell table:number-columns-repeated="970"/>
        </table:table-row>
        <table:table-row table:style-name="ro5">
          <table:table-cell ns41:value-type="float" table:style-name="ce8" office:value="19" office:value-type="float">
            <text:p>19</text:p>
          </table:table-cell>
          <table:table-cell ns41:value-type="string" table:style-name="ce20" office:value-type="string">
            <text:p>Fabricage van parfumerieen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14"/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 table:number-columns-repeated="15"/>
          <table:table-cell ns41:value-type="float" table:style-name="ce90" office:value="1" office:value-type="float">
            <text:p>1</text:p>
          </table:table-cell>
          <table:table-cell table:style-name="ce90"/>
          <table:table-cell table:formula="of:=[.J80]+[.L80]+[.N80]+[.P80]+[.R80]+[.T80]+[.V80]+[.X80]+[.Z80]+[.AB80]+[.AD80]+[.AF80]+[.AH80]+[.AJ80]+[.AL80]+[.AN80]" ns41:value-type="float" table:style-name="ce90" office:value-type="float" office:value="3">
            <text:p>3</text:p>
          </table:table-cell>
          <table:table-cell table:formula="of:=[.E80]+[.F80]+[.G80]+[.H80]+[.I80]+[.K80]+[.M80]+[.O80]+[.Q80]+[.S80]+[.U80]+[.W80]+[.Y80]+[.AA80]+[.AC80]+[.AE80]+[.AG80]+[.AI80]+[.AK80]+[.AM80]+[.AO80]" ns41:value-type="float" table:style-name="ce90" office:value-type="float" office:value="0">
            <text:p>0</text:p>
          </table:table-cell>
          <table:table-cell table:style-name="ce90" table:number-columns-repeated="2"/>
          <table:table-cell table:formula="of:=[.AP80]+[.AR80]" ns41:value-type="float" table:style-name="ce90" office:value-type="float" office:value="3">
            <text:p>3</text:p>
          </table:table-cell>
          <table:table-cell table:formula="of:=[.AQ80]+[.AS80]" ns41:value-type="float" table:style-name="ce52" office:value-type="float" office:value="0">
            <text:p>0</text:p>
          </table:table-cell>
          <table:table-cell table:formula="of:=[.A80]" ns41:value-type="float" table:style-name="ce91" office:value-type="float" office:value="19">
            <text:p>19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2" office:value-type="float">
            <text:p>852</text:p>
          </table:table-cell>
          <table:table-cell ns41:value-type="float" table:style-name="ce78" office:value="853" office:value-type="float">
            <text:p>853</text:p>
          </table:table-cell>
          <table:table-cell table:style-name="ce78"/>
          <table:table-cell ns41:value-type="float" table:style-name="ce85" office:value="240189" office:value-type="float">
            <text:p>240189</text:p>
          </table:table-cell>
          <table:table-cell table:number-columns-repeated="970"/>
        </table:table-row>
        <table:table-row table:style-name="ro5">
          <table:table-cell ns41:value-type="float" table:style-name="ce8" office:value="20" office:value-type="float">
            <text:p>20</text:p>
          </table:table-cell>
          <table:table-cell ns41:value-type="string" table:style-name="ce20" office:value-type="string">
            <text:p>Fabricage van haarlemmerolie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5"/>
          <table:table-cell ns41:value-type="float" table:style-name="ce90" office:value="2" office:value-type="float">
            <text:p>2</text:p>
          </table:table-cell>
          <table:table-cell table:style-name="ce90" table:number-columns-repeated="30"/>
          <table:table-cell table:formula="of:=[.J81]+[.L81]+[.N81]+[.P81]+[.R81]+[.T81]+[.V81]+[.X81]+[.Z81]+[.AB81]+[.AD81]+[.AF81]+[.AH81]+[.AJ81]+[.AL81]+[.AN81]" ns41:value-type="float" table:style-name="ce90" office:value-type="float" office:value="0">
            <text:p>0</text:p>
          </table:table-cell>
          <table:table-cell table:formula="of:=[.E81]+[.F81]+[.G81]+[.H81]+[.I81]+[.K81]+[.M81]+[.O81]+[.Q81]+[.S81]+[.U81]+[.W81]+[.Y81]+[.AA81]+[.AC81]+[.AE81]+[.AG81]+[.AI81]+[.AK81]+[.AM81]+[.AO81]" ns41:value-type="float" table:style-name="ce90" office:value-type="float" office:value="2">
            <text:p>2</text:p>
          </table:table-cell>
          <table:table-cell table:style-name="ce90" table:number-columns-repeated="2"/>
          <table:table-cell table:formula="of:=[.AP81]+[.AR81]" ns41:value-type="float" table:style-name="ce90" office:value-type="float" office:value="0">
            <text:p>0</text:p>
          </table:table-cell>
          <table:table-cell table:formula="of:=[.AQ81]+[.AS81]" ns41:value-type="float" table:style-name="ce52" office:value-type="float" office:value="2">
            <text:p>2</text:p>
          </table:table-cell>
          <table:table-cell table:formula="of:=[.A81]" ns41:value-type="float" table:style-name="ce91" office:value-type="float" office:value="20">
            <text:p>20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2" office:value-type="float">
            <text:p>852</text:p>
          </table:table-cell>
          <table:table-cell ns41:value-type="float" table:style-name="ce78" office:value="853" office:value-type="float">
            <text:p>853</text:p>
          </table:table-cell>
          <table:table-cell table:style-name="ce78"/>
          <table:table-cell ns41:value-type="float" table:style-name="ce85" office:value="240189" office:value-type="float">
            <text:p>240189</text:p>
          </table:table-cell>
          <table:table-cell table:number-columns-repeated="970"/>
        </table:table-row>
        <table:table-row table:style-name="ro3">
          <table:table-cell ns41:value-type="float" table:style-name="ce8" office:value="21" office:value-type="float">
            <text:p>21</text:p>
          </table:table-cell>
          <table:table-cell ns41:value-type="string" table:style-name="ce20" office:value-type="string">
            <text:p>Fabricage van vitriool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11"/>
          <table:table-cell ns41:value-type="float" table:style-name="ce90" office:value="1" office:value-type="float">
            <text:p>1</text:p>
          </table:table-cell>
          <table:table-cell table:style-name="ce90" table:number-columns-repeated="24"/>
          <table:table-cell table:formula="of:=[.J82]+[.L82]+[.N82]+[.P82]+[.R82]+[.T82]+[.V82]+[.X82]+[.Z82]+[.AB82]+[.AD82]+[.AF82]+[.AH82]+[.AJ82]+[.AL82]+[.AN82]" ns41:value-type="float" table:style-name="ce90" office:value-type="float" office:value="0">
            <text:p>0</text:p>
          </table:table-cell>
          <table:table-cell table:formula="of:=[.E82]+[.F82]+[.G82]+[.H82]+[.I82]+[.K82]+[.M82]+[.O82]+[.Q82]+[.S82]+[.U82]+[.W82]+[.Y82]+[.AA82]+[.AC82]+[.AE82]+[.AG82]+[.AI82]+[.AK82]+[.AM82]+[.AO82]" ns41:value-type="float" table:style-name="ce90" office:value-type="float" office:value="1">
            <text:p>1</text:p>
          </table:table-cell>
          <table:table-cell table:style-name="ce90" table:number-columns-repeated="2"/>
          <table:table-cell table:formula="of:=[.AP82]+[.AR82]" ns41:value-type="float" table:style-name="ce90" office:value-type="float" office:value="0">
            <text:p>0</text:p>
          </table:table-cell>
          <table:table-cell table:formula="of:=[.AQ82]+[.AS82]" ns41:value-type="float" table:style-name="ce52" office:value-type="float" office:value="1">
            <text:p>1</text:p>
          </table:table-cell>
          <table:table-cell table:formula="of:=[.A82]" ns41:value-type="float" table:style-name="ce91" office:value-type="float" office:value="21">
            <text:p>21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2" office:value-type="float">
            <text:p>852</text:p>
          </table:table-cell>
          <table:table-cell ns41:value-type="float" table:style-name="ce78" office:value="853" office:value-type="float">
            <text:p>853</text:p>
          </table:table-cell>
          <table:table-cell table:style-name="ce78"/>
          <table:table-cell ns41:value-type="float" table:style-name="ce85" office:value="240189" office:value-type="float">
            <text:p>240189</text:p>
          </table:table-cell>
          <table:table-cell table:number-columns-repeated="970"/>
        </table:table-row>
        <table:table-row table:style-name="ro5">
          <table:table-cell ns41:value-type="float" table:style-name="ce8" office:value="22" office:value-type="float">
            <text:p>22</text:p>
          </table:table-cell>
          <table:table-cell ns41:value-type="string" table:style-name="ce20" office:value-type="string">
            <text:p>Fabricage van glasgloeilichtkousjes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36"/>
          <table:table-cell table:formula="of:=[.J83]+[.L83]+[.N83]+[.P83]+[.R83]+[.T83]+[.V83]+[.X83]+[.Z83]+[.AB83]+[.AD83]+[.AF83]+[.AH83]+[.AJ83]+[.AL83]+[.AN83]" ns41:value-type="float" table:style-name="ce90" office:value-type="float" office:value="0">
            <text:p>0</text:p>
          </table:table-cell>
          <table:table-cell table:formula="of:=[.E83]+[.F83]+[.G83]+[.H83]+[.I83]+[.K83]+[.M83]+[.O83]+[.Q83]+[.S83]+[.U83]+[.W83]+[.Y83]+[.AA83]+[.AC83]+[.AE83]+[.AG83]+[.AI83]+[.AK83]+[.AM83]+[.AO83]" ns41:value-type="float" table:style-name="ce90" office:value-type="float" office:value="0">
            <text:p>0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2" office:value-type="float">
            <text:p>2</text:p>
          </table:table-cell>
          <table:table-cell table:formula="of:=[.AP83]+[.AR83]" ns41:value-type="float" table:style-name="ce90" office:value-type="float" office:value="1">
            <text:p>1</text:p>
          </table:table-cell>
          <table:table-cell table:formula="of:=[.AQ83]+[.AS83]" ns41:value-type="float" table:style-name="ce52" office:value-type="float" office:value="2">
            <text:p>2</text:p>
          </table:table-cell>
          <table:table-cell table:formula="of:=[.A83]" ns41:value-type="float" table:style-name="ce91" office:value-type="float" office:value="22">
            <text:p>22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2" office:value-type="float">
            <text:p>852</text:p>
          </table:table-cell>
          <table:table-cell ns41:value-type="float" table:style-name="ce78" office:value="853" office:value-type="float">
            <text:p>853</text:p>
          </table:table-cell>
          <table:table-cell table:style-name="ce78"/>
          <table:table-cell ns41:value-type="float" table:style-name="ce85" office:value="240189" office:value-type="float">
            <text:p>240189</text:p>
          </table:table-cell>
          <table:table-cell table:number-columns-repeated="970"/>
        </table:table-row>
        <table:table-row table:style-name="ro3">
          <table:table-cell ns41:value-type="float" table:style-name="ce8" office:value="23" office:value-type="float">
            <text:p>23</text:p>
          </table:table-cell>
          <table:table-cell ns41:value-type="string" table:style-name="ce20" office:value-type="string">
            <text:p>Fabricage van kaarsen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/>
          <table:table-cell ns41:value-type="float" office:value="1" table:style-name="ce90" table:number-columns-repeated="3" office:value-type="float">
            <text:p>1</text:p>
          </table:table-cell>
          <table:table-cell table:style-name="ce90" table:number-columns-repeated="5"/>
          <table:table-cell ns41:value-type="float" table:style-name="ce90" office:value="6" office:value-type="float">
            <text:p>6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7" office:value-type="float">
            <text:p>7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4" office:value-type="float">
            <text:p>4</text:p>
          </table:table-cell>
          <table:table-cell table:style-name="ce90"/>
          <table:table-cell ns41:value-type="float" table:style-name="ce90" office:value="10" office:value-type="float">
            <text:p>10</text:p>
          </table:table-cell>
          <table:table-cell table:style-name="ce90"/>
          <table:table-cell ns41:value-type="float" table:style-name="ce90" office:value="4" office:value-type="float">
            <text:p>4</text:p>
          </table:table-cell>
          <table:table-cell table:style-name="ce90"/>
          <table:table-cell ns41:value-type="float" table:style-name="ce90" office:value="9" office:value-type="float">
            <text:p>9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 table:number-columns-repeated="3"/>
          <table:table-cell ns41:value-type="float" table:style-name="ce90" office:value="3" office:value-type="float">
            <text:p>3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table:formula="of:=[.J84]+[.L84]+[.N84]+[.P84]+[.R84]+[.T84]+[.V84]+[.X84]+[.Z84]+[.AB84]+[.AD84]+[.AF84]+[.AH84]+[.AJ84]+[.AL84]+[.AN84]" ns41:value-type="float" table:style-name="ce90" office:value-type="float" office:value="71">
            <text:p>71</text:p>
          </table:table-cell>
          <table:table-cell table:formula="of:=[.E84]+[.F84]+[.G84]+[.H84]+[.I84]+[.K84]+[.M84]+[.O84]+[.Q84]+[.S84]+[.U84]+[.W84]+[.Y84]+[.AA84]+[.AC84]+[.AE84]+[.AG84]+[.AI84]+[.AK84]+[.AM84]+[.AO84]" ns41:value-type="float" table:style-name="ce90" office:value-type="float" office:value="29">
            <text:p>29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formula="of:=[.AP84]+[.AR84]" ns41:value-type="float" table:style-name="ce90" office:value-type="float" office:value="71">
            <text:p>71</text:p>
          </table:table-cell>
          <table:table-cell table:formula="of:=[.AQ84]+[.AS84]" ns41:value-type="float" table:style-name="ce52" office:value-type="float" office:value="31">
            <text:p>31</text:p>
          </table:table-cell>
          <table:table-cell table:formula="of:=[.A84]" ns41:value-type="float" table:style-name="ce91" office:value-type="float" office:value="23">
            <text:p>23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2" office:value-type="float">
            <text:p>852</text:p>
          </table:table-cell>
          <table:table-cell ns41:value-type="float" table:style-name="ce78" office:value="853" office:value-type="float">
            <text:p>853</text:p>
          </table:table-cell>
          <table:table-cell table:style-name="ce78"/>
          <table:table-cell ns41:value-type="float" table:style-name="ce85" office:value="240189" office:value-type="float">
            <text:p>240189</text:p>
          </table:table-cell>
          <table:table-cell table:number-columns-repeated="970"/>
        </table:table-row>
        <table:table-row table:style-name="ro3">
          <table:table-cell ns41:value-type="float" table:style-name="ce8" office:value="24" office:value-type="float">
            <text:p>24</text:p>
          </table:table-cell>
          <table:table-cell ns41:value-type="string" table:style-name="ce20" office:value-type="string">
            <text:p>Fabricage van olie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2"/>
          <table:table-cell ns41:value-type="float" table:style-name="ce90" office:value="2" office:value-type="float">
            <text:p>2</text:p>
          </table:table-cell>
          <table:table-cell ns41:value-type="float" table:style-name="ce90" office:value="24" office:value-type="float">
            <text:p>24</text:p>
          </table:table-cell>
          <table:table-cell table:style-name="ce90"/>
          <table:table-cell ns41:value-type="float" table:style-name="ce90" office:value="36" office:value-type="float">
            <text:p>36</text:p>
          </table:table-cell>
          <table:table-cell table:style-name="ce90"/>
          <table:table-cell ns41:value-type="float" table:style-name="ce90" office:value="13" office:value-type="float">
            <text:p>13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0" office:value="29" office:value-type="float">
            <text:p>29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4" office:value-type="float">
            <text:p>4</text:p>
          </table:table-cell>
          <table:table-cell table:style-name="ce90"/>
          <table:table-cell ns41:value-type="float" table:style-name="ce90" office:value="20" office:value-type="float">
            <text:p>20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8" office:value-type="float">
            <text:p>8</text:p>
          </table:table-cell>
          <table:table-cell table:style-name="ce90"/>
          <table:table-cell ns41:value-type="float" table:style-name="ce90" office:value="19" office:value-type="float">
            <text:p>19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2" office:value-type="float">
            <text:p>2</text:p>
          </table:table-cell>
          <table:table-cell ns41:value-type="float" office:value="1" table:style-name="ce90" table:number-columns-repeated="4" office:value-type="float">
            <text:p>1</text:p>
          </table:table-cell>
          <table:table-cell table:style-name="ce90" table:number-columns-repeated="3"/>
          <table:table-cell ns41:value-type="float" table:style-name="ce90" office:value="2" office:value-type="float">
            <text:p>2</text:p>
          </table:table-cell>
          <table:table-cell table:style-name="ce90"/>
          <table:table-cell table:formula="of:=[.J85]+[.L85]+[.N85]+[.P85]+[.R85]+[.T85]+[.V85]+[.X85]+[.Z85]+[.AB85]+[.AD85]+[.AF85]+[.AH85]+[.AJ85]+[.AL85]+[.AN85]" ns41:value-type="float" table:style-name="ce90" office:value-type="float" office:value="124">
            <text:p>124</text:p>
          </table:table-cell>
          <table:table-cell table:formula="of:=[.E85]+[.F85]+[.G85]+[.H85]+[.I85]+[.K85]+[.M85]+[.O85]+[.Q85]+[.S85]+[.U85]+[.W85]+[.Y85]+[.AA85]+[.AC85]+[.AE85]+[.AG85]+[.AI85]+[.AK85]+[.AM85]+[.AO85]" ns41:value-type="float" table:style-name="ce90" office:value-type="float" office:value="134">
            <text:p>134</text:p>
          </table:table-cell>
          <table:table-cell table:style-name="ce90" table:number-columns-repeated="2"/>
          <table:table-cell table:formula="of:=[.AP85]+[.AR85]" ns41:value-type="float" table:style-name="ce90" office:value-type="float" office:value="124">
            <text:p>124</text:p>
          </table:table-cell>
          <table:table-cell table:formula="of:=[.AQ85]+[.AS85]" ns41:value-type="float" table:style-name="ce52" office:value-type="float" office:value="134">
            <text:p>134</text:p>
          </table:table-cell>
          <table:table-cell table:formula="of:=[.A85]" ns41:value-type="float" table:style-name="ce91" office:value-type="float" office:value="24">
            <text:p>24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2" office:value-type="float">
            <text:p>852</text:p>
          </table:table-cell>
          <table:table-cell ns41:value-type="float" table:style-name="ce78" office:value="853" office:value-type="float">
            <text:p>853</text:p>
          </table:table-cell>
          <table:table-cell table:style-name="ce78"/>
          <table:table-cell ns41:value-type="float" table:style-name="ce85" office:value="240189" office:value-type="float">
            <text:p>240189</text:p>
          </table:table-cell>
          <table:table-cell table:number-columns-repeated="970"/>
        </table:table-row>
        <table:table-row table:style-name="ro3">
          <table:table-cell ns41:value-type="float" table:style-name="ce8" office:value="25" office:value-type="float">
            <text:p>25</text:p>
          </table:table-cell>
          <table:table-cell ns41:value-type="string" table:style-name="ce20" office:value-type="string">
            <text:p>Fabricage van vernis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10"/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 table:number-columns-repeated="21"/>
          <table:table-cell table:formula="of:=[.J86]+[.L86]+[.N86]+[.P86]+[.R86]+[.T86]+[.V86]+[.X86]+[.Z86]+[.AB86]+[.AD86]+[.AF86]+[.AH86]+[.AJ86]+[.AL86]+[.AN86]" ns41:value-type="float" table:style-name="ce90" office:value-type="float" office:value="2">
            <text:p>2</text:p>
          </table:table-cell>
          <table:table-cell table:formula="of:=[.E86]+[.F86]+[.G86]+[.H86]+[.I86]+[.K86]+[.M86]+[.O86]+[.Q86]+[.S86]+[.U86]+[.W86]+[.Y86]+[.AA86]+[.AC86]+[.AE86]+[.AG86]+[.AI86]+[.AK86]+[.AM86]+[.AO86]" ns41:value-type="float" table:style-name="ce90" office:value-type="float" office:value="0">
            <text:p>0</text:p>
          </table:table-cell>
          <table:table-cell table:style-name="ce90" table:number-columns-repeated="2"/>
          <table:table-cell table:formula="of:=[.AP86]+[.AR86]" ns41:value-type="float" table:style-name="ce90" office:value-type="float" office:value="2">
            <text:p>2</text:p>
          </table:table-cell>
          <table:table-cell table:formula="of:=[.AQ86]+[.AS86]" ns41:value-type="float" table:style-name="ce52" office:value-type="float" office:value="0">
            <text:p>0</text:p>
          </table:table-cell>
          <table:table-cell table:formula="of:=[.A86]" ns41:value-type="float" table:style-name="ce91" office:value-type="float" office:value="25">
            <text:p>25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2" office:value-type="float">
            <text:p>852</text:p>
          </table:table-cell>
          <table:table-cell ns41:value-type="float" table:style-name="ce78" office:value="853" office:value-type="float">
            <text:p>853</text:p>
          </table:table-cell>
          <table:table-cell table:style-name="ce78"/>
          <table:table-cell ns41:value-type="float" table:style-name="ce85" office:value="240189" office:value-type="float">
            <text:p>240189</text:p>
          </table:table-cell>
          <table:table-cell table:number-columns-repeated="970"/>
        </table:table-row>
        <table:table-row table:style-name="ro3">
          <table:table-cell ns41:value-type="float" table:style-name="ce8" office:value="26" office:value-type="float">
            <text:p>26</text:p>
          </table:table-cell>
          <table:table-cell ns41:value-type="string" table:style-name="ce20" office:value-type="string">
            <text:p>Fabricage van lak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 table:number-columns-repeated="7"/>
          <table:table-cell ns41:value-type="float" table:style-name="ce90" office:value="1" office:value-type="float">
            <text:p>1</text:p>
          </table:table-cell>
          <table:table-cell ns41:value-type="float" table:style-name="ce90" office:value="4" office:value-type="float">
            <text:p>4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 table:number-columns-repeated="2"/>
          <table:table-cell ns41:value-type="float" table:style-name="ce90" office:value="1" office:value-type="float">
            <text:p>1</text:p>
          </table:table-cell>
          <table:table-cell table:style-name="ce90" table:number-columns-repeated="10"/>
          <table:table-cell table:formula="of:=[.J87]+[.L87]+[.N87]+[.P87]+[.R87]+[.T87]+[.V87]+[.X87]+[.Z87]+[.AB87]+[.AD87]+[.AF87]+[.AH87]+[.AJ87]+[.AL87]+[.AN87]" ns41:value-type="float" table:style-name="ce90" office:value-type="float" office:value="7">
            <text:p>7</text:p>
          </table:table-cell>
          <table:table-cell table:formula="of:=[.E87]+[.F87]+[.G87]+[.H87]+[.I87]+[.K87]+[.M87]+[.O87]+[.Q87]+[.S87]+[.U87]+[.W87]+[.Y87]+[.AA87]+[.AC87]+[.AE87]+[.AG87]+[.AI87]+[.AK87]+[.AM87]+[.AO87]" ns41:value-type="float" table:style-name="ce90" office:value-type="float" office:value="3">
            <text:p>3</text:p>
          </table:table-cell>
          <table:table-cell table:style-name="ce90" table:number-columns-repeated="2"/>
          <table:table-cell table:formula="of:=[.AP87]+[.AR87]" ns41:value-type="float" table:style-name="ce90" office:value-type="float" office:value="7">
            <text:p>7</text:p>
          </table:table-cell>
          <table:table-cell table:formula="of:=[.AQ87]+[.AS87]" ns41:value-type="float" table:style-name="ce52" office:value-type="float" office:value="3">
            <text:p>3</text:p>
          </table:table-cell>
          <table:table-cell table:formula="of:=[.A87]" ns41:value-type="float" table:style-name="ce91" office:value-type="float" office:value="26">
            <text:p>26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2" office:value-type="float">
            <text:p>852</text:p>
          </table:table-cell>
          <table:table-cell ns41:value-type="float" table:style-name="ce78" office:value="853" office:value-type="float">
            <text:p>853</text:p>
          </table:table-cell>
          <table:table-cell table:style-name="ce78"/>
          <table:table-cell ns41:value-type="float" table:style-name="ce85" office:value="240189" office:value-type="float">
            <text:p>240189</text:p>
          </table:table-cell>
          <table:table-cell table:number-columns-repeated="970"/>
        </table:table-row>
        <table:table-row table:style-name="ro3">
          <table:table-cell ns41:value-type="float" table:style-name="ce8" office:value="27" office:value-type="float">
            <text:p>27</text:p>
          </table:table-cell>
          <table:table-cell ns41:value-type="string" table:style-name="ce20" office:value-type="string">
            <text:p>Fabricage van zeep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/>
          <table:table-cell ns41:value-type="float" table:style-name="ce90" office:value="2" office:value-type="float">
            <text:p>2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office:value="2" table:style-name="ce90" table:number-columns-repeated="2" office:value-type="float">
            <text:p>2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3" office:value-type="float">
            <text:p>3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 table:number-columns-repeated="9"/>
          <table:table-cell table:formula="of:=[.J88]+[.L88]+[.N88]+[.P88]+[.R88]+[.T88]+[.V88]+[.X88]+[.Z88]+[.AB88]+[.AD88]+[.AF88]+[.AH88]+[.AJ88]+[.AL88]+[.AN88]" ns41:value-type="float" table:style-name="ce90" office:value-type="float" office:value="23">
            <text:p>23</text:p>
          </table:table-cell>
          <table:table-cell table:formula="of:=[.E88]+[.F88]+[.G88]+[.H88]+[.I88]+[.K88]+[.M88]+[.O88]+[.Q88]+[.S88]+[.U88]+[.W88]+[.Y88]+[.AA88]+[.AC88]+[.AE88]+[.AG88]+[.AI88]+[.AK88]+[.AM88]+[.AO88]" ns41:value-type="float" table:style-name="ce90" office:value-type="float" office:value="14">
            <text:p>14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formula="of:=[.AP88]+[.AR88]" ns41:value-type="float" table:style-name="ce90" office:value-type="float" office:value="23">
            <text:p>23</text:p>
          </table:table-cell>
          <table:table-cell table:formula="of:=[.AQ88]+[.AS88]" ns41:value-type="float" table:style-name="ce52" office:value-type="float" office:value="15">
            <text:p>15</text:p>
          </table:table-cell>
          <table:table-cell table:formula="of:=[.A88]" ns41:value-type="float" table:style-name="ce91" office:value-type="float" office:value="27">
            <text:p>27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2" office:value-type="float">
            <text:p>852</text:p>
          </table:table-cell>
          <table:table-cell ns41:value-type="float" table:style-name="ce78" office:value="853" office:value-type="float">
            <text:p>853</text:p>
          </table:table-cell>
          <table:table-cell table:style-name="ce78"/>
          <table:table-cell ns41:value-type="float" table:style-name="ce85" office:value="240189" office:value-type="float">
            <text:p>240189</text:p>
          </table:table-cell>
          <table:table-cell table:number-columns-repeated="970"/>
        </table:table-row>
        <table:table-row table:style-name="ro5">
          <table:table-cell ns41:value-type="float" table:style-name="ce8" office:value="28" office:value-type="float">
            <text:p>28</text:p>
          </table:table-cell>
          <table:table-cell ns41:value-type="string" table:style-name="ce20" office:value-type="string">
            <text:p>Fabricage van zeeppoeder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5"/>
          <table:table-cell ns41:value-type="float" table:style-name="ce90" office:value="1" office:value-type="float">
            <text:p>1</text:p>
          </table:table-cell>
          <table:table-cell table:style-name="ce90" table:number-columns-repeated="2"/>
          <table:table-cell ns41:value-type="float" table:style-name="ce90" office:value="1" office:value-type="float">
            <text:p>1</text:p>
          </table:table-cell>
          <table:table-cell table:style-name="ce90" table:number-columns-repeated="4"/>
          <table:table-cell ns41:value-type="float" table:style-name="ce90" office:value="1" office:value-type="float">
            <text:p>1</text:p>
          </table:table-cell>
          <table:table-cell table:style-name="ce90" table:number-columns-repeated="16"/>
          <table:table-cell table:formula="of:=[.J89]+[.L89]+[.N89]+[.P89]+[.R89]+[.T89]+[.V89]+[.X89]+[.Z89]+[.AB89]+[.AD89]+[.AF89]+[.AH89]+[.AJ89]+[.AL89]+[.AN89]" ns41:value-type="float" table:style-name="ce90" office:value-type="float" office:value="1">
            <text:p>1</text:p>
          </table:table-cell>
          <table:table-cell table:formula="of:=[.E89]+[.F89]+[.G89]+[.H89]+[.I89]+[.K89]+[.M89]+[.O89]+[.Q89]+[.S89]+[.U89]+[.W89]+[.Y89]+[.AA89]+[.AC89]+[.AE89]+[.AG89]+[.AI89]+[.AK89]+[.AM89]+[.AO89]" ns41:value-type="float" table:style-name="ce90" office:value-type="float" office:value="4">
            <text:p>4</text:p>
          </table:table-cell>
          <table:table-cell table:style-name="ce90" table:number-columns-repeated="2"/>
          <table:table-cell table:formula="of:=[.AP89]+[.AR89]" ns41:value-type="float" table:style-name="ce90" office:value-type="float" office:value="1">
            <text:p>1</text:p>
          </table:table-cell>
          <table:table-cell table:formula="of:=[.AQ89]+[.AS89]" ns41:value-type="float" table:style-name="ce52" office:value-type="float" office:value="4">
            <text:p>4</text:p>
          </table:table-cell>
          <table:table-cell table:formula="of:=[.A89]" ns41:value-type="float" table:style-name="ce91" office:value-type="float" office:value="28">
            <text:p>28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2" office:value-type="float">
            <text:p>852</text:p>
          </table:table-cell>
          <table:table-cell ns41:value-type="float" table:style-name="ce78" office:value="853" office:value-type="float">
            <text:p>853</text:p>
          </table:table-cell>
          <table:table-cell table:style-name="ce78"/>
          <table:table-cell ns41:value-type="float" table:style-name="ce85" office:value="240189" office:value-type="float">
            <text:p>240189</text:p>
          </table:table-cell>
          <table:table-cell table:number-columns-repeated="970"/>
        </table:table-row>
        <table:table-row table:style-name="ro3">
          <table:table-cell ns41:value-type="float" table:style-name="ce8" office:value="29" office:value-type="float">
            <text:p>29</text:p>
          </table:table-cell>
          <table:table-cell ns41:value-type="string" table:style-name="ce20" office:value-type="string">
            <text:p>Fabricage van buskruit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24"/>
          <table:table-cell ns41:value-type="float" table:style-name="ce90" office:value="1" office:value-type="float">
            <text:p>1</text:p>
          </table:table-cell>
          <table:table-cell table:style-name="ce90" table:number-columns-repeated="11"/>
          <table:table-cell table:formula="of:=[.J90]+[.L90]+[.N90]+[.P90]+[.R90]+[.T90]+[.V90]+[.X90]+[.Z90]+[.AB90]+[.AD90]+[.AF90]+[.AH90]+[.AJ90]+[.AL90]+[.AN90]" ns41:value-type="float" table:style-name="ce90" office:value-type="float" office:value="1">
            <text:p>1</text:p>
          </table:table-cell>
          <table:table-cell table:formula="of:=[.E90]+[.F90]+[.G90]+[.H90]+[.I90]+[.K90]+[.M90]+[.O90]+[.Q90]+[.S90]+[.U90]+[.W90]+[.Y90]+[.AA90]+[.AC90]+[.AE90]+[.AG90]+[.AI90]+[.AK90]+[.AM90]+[.AO90]" ns41:value-type="float" table:style-name="ce90" office:value-type="float" office:value="0">
            <text:p>0</text:p>
          </table:table-cell>
          <table:table-cell table:style-name="ce90" table:number-columns-repeated="2"/>
          <table:table-cell table:formula="of:=[.AP90]+[.AR90]" ns41:value-type="float" table:style-name="ce90" office:value-type="float" office:value="1">
            <text:p>1</text:p>
          </table:table-cell>
          <table:table-cell table:formula="of:=[.AQ90]+[.AS90]" ns41:value-type="float" table:style-name="ce52" office:value-type="float" office:value="0">
            <text:p>0</text:p>
          </table:table-cell>
          <table:table-cell table:formula="of:=[.A90]" ns41:value-type="float" table:style-name="ce91" office:value-type="float" office:value="29">
            <text:p>29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2" office:value-type="float">
            <text:p>852</text:p>
          </table:table-cell>
          <table:table-cell ns41:value-type="float" table:style-name="ce78" office:value="853" office:value-type="float">
            <text:p>853</text:p>
          </table:table-cell>
          <table:table-cell table:style-name="ce78"/>
          <table:table-cell ns41:value-type="float" table:style-name="ce85" office:value="240189" office:value-type="float">
            <text:p>240189</text:p>
          </table:table-cell>
          <table:table-cell table:number-columns-repeated="970"/>
        </table:table-row>
        <table:table-row table:style-name="ro3">
          <table:table-cell ns41:value-type="float" table:style-name="ce8" office:value="30" office:value-type="float">
            <text:p>30</text:p>
          </table:table-cell>
          <table:table-cell ns41:value-type="string" table:style-name="ce20" office:value-type="string">
            <text:p>Fabricage van lucifers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ns41:value-type="float" office:value="2" table:style-name="ce90" table:number-columns-repeated="2" office:value-type="float">
            <text:p>2</text:p>
          </table:table-cell>
          <table:table-cell ns41:value-type="float" office:value="3" table:style-name="ce90" table:number-columns-repeated="2" office:value-type="float">
            <text:p>3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office:value="2" table:style-name="ce90" table:number-columns-repeated="2" office:value-type="float">
            <text:p>2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3" office:value-type="float">
            <text:p>3</text:p>
          </table:table-cell>
          <table:table-cell ns41:value-type="float" office:value="1" table:style-name="ce90" table:number-columns-repeated="2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4" office:value-type="float">
            <text:p>4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9"/>
          <table:table-cell table:formula="of:=[.J91]+[.L91]+[.N91]+[.P91]+[.R91]+[.T91]+[.V91]+[.X91]+[.Z91]+[.AB91]+[.AD91]+[.AF91]+[.AH91]+[.AJ91]+[.AL91]+[.AN91]" ns41:value-type="float" table:style-name="ce90" office:value-type="float" office:value="17">
            <text:p>17</text:p>
          </table:table-cell>
          <table:table-cell table:formula="of:=[.E91]+[.F91]+[.G91]+[.H91]+[.I91]+[.K91]+[.M91]+[.O91]+[.Q91]+[.S91]+[.U91]+[.W91]+[.Y91]+[.AA91]+[.AC91]+[.AE91]+[.AG91]+[.AI91]+[.AK91]+[.AM91]+[.AO91]" ns41:value-type="float" table:style-name="ce90" office:value-type="float" office:value="15">
            <text:p>15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formula="of:=[.AP91]+[.AR91]" ns41:value-type="float" table:style-name="ce90" office:value-type="float" office:value="17">
            <text:p>17</text:p>
          </table:table-cell>
          <table:table-cell table:formula="of:=[.AQ91]+[.AS91]" ns41:value-type="float" table:style-name="ce52" office:value-type="float" office:value="16">
            <text:p>16</text:p>
          </table:table-cell>
          <table:table-cell table:formula="of:=[.A91]" ns41:value-type="float" table:style-name="ce91" office:value-type="float" office:value="30">
            <text:p>30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2" office:value-type="float">
            <text:p>852</text:p>
          </table:table-cell>
          <table:table-cell ns41:value-type="float" table:style-name="ce78" office:value="853" office:value-type="float">
            <text:p>853</text:p>
          </table:table-cell>
          <table:table-cell table:style-name="ce78"/>
          <table:table-cell ns41:value-type="float" table:style-name="ce85" office:value="240189" office:value-type="float">
            <text:p>240189</text:p>
          </table:table-cell>
          <table:table-cell table:number-columns-repeated="970"/>
        </table:table-row>
        <table:table-row table:style-name="ro3">
          <table:table-cell ns41:value-type="float" table:style-name="ce8" office:value="31" office:value-type="float">
            <text:p>31</text:p>
          </table:table-cell>
          <table:table-cell ns41:value-type="string" table:style-name="ce20" office:value-type="string">
            <text:p>Fabricage van beenzwart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3"/>
          <table:table-cell ns41:value-type="float" table:style-name="ce90" office:value="3" office:value-type="float">
            <text:p>3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9" office:value-type="float">
            <text:p>9</text:p>
          </table:table-cell>
          <table:table-cell table:style-name="ce90"/>
          <table:table-cell ns41:value-type="float" table:style-name="ce90" office:value="5" office:value-type="float">
            <text:p>5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5"/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table:formula="of:=[.J92]+[.L92]+[.N92]+[.P92]+[.R92]+[.T92]+[.V92]+[.X92]+[.Z92]+[.AB92]+[.AD92]+[.AF92]+[.AH92]+[.AJ92]+[.AL92]+[.AN92]" ns41:value-type="float" table:style-name="ce90" office:value-type="float" office:value="35">
            <text:p>35</text:p>
          </table:table-cell>
          <table:table-cell table:formula="of:=[.E92]+[.F92]+[.G92]+[.H92]+[.I92]+[.K92]+[.M92]+[.O92]+[.Q92]+[.S92]+[.U92]+[.W92]+[.Y92]+[.AA92]+[.AC92]+[.AE92]+[.AG92]+[.AI92]+[.AK92]+[.AM92]+[.AO92]" ns41:value-type="float" table:style-name="ce90" office:value-type="float" office:value="11">
            <text:p>11</text:p>
          </table:table-cell>
          <table:table-cell table:style-name="ce90" table:number-columns-repeated="2"/>
          <table:table-cell table:formula="of:=[.AP92]+[.AR92]" ns41:value-type="float" table:style-name="ce90" office:value-type="float" office:value="35">
            <text:p>35</text:p>
          </table:table-cell>
          <table:table-cell table:formula="of:=[.AQ92]+[.AS92]" ns41:value-type="float" table:style-name="ce52" office:value-type="float" office:value="11">
            <text:p>11</text:p>
          </table:table-cell>
          <table:table-cell table:formula="of:=[.A92]" ns41:value-type="float" table:style-name="ce91" office:value-type="float" office:value="31">
            <text:p>31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2" office:value-type="float">
            <text:p>852</text:p>
          </table:table-cell>
          <table:table-cell ns41:value-type="float" table:style-name="ce78" office:value="853" office:value-type="float">
            <text:p>853</text:p>
          </table:table-cell>
          <table:table-cell table:style-name="ce78"/>
          <table:table-cell ns41:value-type="float" table:style-name="ce85" office:value="240189" office:value-type="float">
            <text:p>240189</text:p>
          </table:table-cell>
          <table:table-cell table:number-columns-repeated="970"/>
        </table:table-row>
        <table:table-row table:style-name="ro3">
          <table:table-cell ns41:value-type="float" table:style-name="ce8" office:value="32" office:value-type="float">
            <text:p>32</text:p>
          </table:table-cell>
          <table:table-cell ns41:value-type="string" table:style-name="ce20" office:value-type="string">
            <text:p>Fabricage van blauwsel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12"/>
          <table:table-cell ns41:value-type="float" table:style-name="ce90" office:value="1" office:value-type="float">
            <text:p>1</text:p>
          </table:table-cell>
          <table:table-cell table:style-name="ce90" table:number-columns-repeated="23"/>
          <table:table-cell table:formula="of:=[.J93]+[.L93]+[.N93]+[.P93]+[.R93]+[.T93]+[.V93]+[.X93]+[.Z93]+[.AB93]+[.AD93]+[.AF93]+[.AH93]+[.AJ93]+[.AL93]+[.AN93]" ns41:value-type="float" table:style-name="ce90" office:value-type="float" office:value="1">
            <text:p>1</text:p>
          </table:table-cell>
          <table:table-cell table:formula="of:=[.E93]+[.F93]+[.G93]+[.H93]+[.I93]+[.K93]+[.M93]+[.O93]+[.Q93]+[.S93]+[.U93]+[.W93]+[.Y93]+[.AA93]+[.AC93]+[.AE93]+[.AG93]+[.AI93]+[.AK93]+[.AM93]+[.AO93]" ns41:value-type="float" table:style-name="ce90" office:value-type="float" office:value="0">
            <text:p>0</text:p>
          </table:table-cell>
          <table:table-cell table:style-name="ce90" table:number-columns-repeated="2"/>
          <table:table-cell table:formula="of:=[.AP93]+[.AR93]" ns41:value-type="float" table:style-name="ce90" office:value-type="float" office:value="1">
            <text:p>1</text:p>
          </table:table-cell>
          <table:table-cell table:formula="of:=[.AQ93]+[.AS93]" ns41:value-type="float" table:style-name="ce52" office:value-type="float" office:value="0">
            <text:p>0</text:p>
          </table:table-cell>
          <table:table-cell table:formula="of:=[.A93]" ns41:value-type="float" table:style-name="ce91" office:value-type="float" office:value="32">
            <text:p>32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2" office:value-type="float">
            <text:p>852</text:p>
          </table:table-cell>
          <table:table-cell ns41:value-type="float" table:style-name="ce78" office:value="853" office:value-type="float">
            <text:p>853</text:p>
          </table:table-cell>
          <table:table-cell table:style-name="ce78"/>
          <table:table-cell ns41:value-type="float" table:style-name="ce85" office:value="240189" office:value-type="float">
            <text:p>240189</text:p>
          </table:table-cell>
          <table:table-cell table:number-columns-repeated="970"/>
        </table:table-row>
        <table:table-row table:style-name="ro3">
          <table:table-cell ns41:value-type="float" table:style-name="ce8" office:value="33" office:value-type="float">
            <text:p>33</text:p>
          </table:table-cell>
          <table:table-cell ns41:value-type="string" table:style-name="ce20" office:value-type="string">
            <text:p>Fabricage van loodwit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9"/>
          <table:table-cell ns41:value-type="float" table:style-name="ce90" office:value="1" office:value-type="float">
            <text:p>1</text:p>
          </table:table-cell>
          <table:table-cell table:style-name="ce90" table:number-columns-repeated="2"/>
          <table:table-cell ns41:value-type="float" table:style-name="ce90" office:value="4" office:value-type="float">
            <text:p>4</text:p>
          </table:table-cell>
          <table:table-cell ns41:value-type="float" office:value="1" table:style-name="ce90" table:number-columns-repeated="3" office:value-type="float">
            <text:p>1</text:p>
          </table:table-cell>
          <table:table-cell table:style-name="ce90" table:number-columns-repeated="2"/>
          <table:table-cell ns41:value-type="float" table:style-name="ce90" office:value="3" office:value-type="float">
            <text:p>3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3" office:value-type="float">
            <text:p>3</text:p>
          </table:table-cell>
          <table:table-cell ns41:value-type="float" office:value="1" table:style-name="ce90" table:number-columns-repeated="4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7"/>
          <table:table-cell table:formula="of:=[.J94]+[.L94]+[.N94]+[.P94]+[.R94]+[.T94]+[.V94]+[.X94]+[.Z94]+[.AB94]+[.AD94]+[.AF94]+[.AH94]+[.AJ94]+[.AL94]+[.AN94]" ns41:value-type="float" table:style-name="ce90" office:value-type="float" office:value="15">
            <text:p>15</text:p>
          </table:table-cell>
          <table:table-cell table:formula="of:=[.E94]+[.F94]+[.G94]+[.H94]+[.I94]+[.K94]+[.M94]+[.O94]+[.Q94]+[.S94]+[.U94]+[.W94]+[.Y94]+[.AA94]+[.AC94]+[.AE94]+[.AG94]+[.AI94]+[.AK94]+[.AM94]+[.AO94]" ns41:value-type="float" table:style-name="ce90" office:value-type="float" office:value="7">
            <text:p>7</text:p>
          </table:table-cell>
          <table:table-cell table:style-name="ce90" table:number-columns-repeated="2"/>
          <table:table-cell table:formula="of:=[.AP94]+[.AR94]" ns41:value-type="float" table:style-name="ce90" office:value-type="float" office:value="15">
            <text:p>15</text:p>
          </table:table-cell>
          <table:table-cell table:formula="of:=[.AQ94]+[.AS94]" ns41:value-type="float" table:style-name="ce52" office:value-type="float" office:value="7">
            <text:p>7</text:p>
          </table:table-cell>
          <table:table-cell table:formula="of:=[.A94]" ns41:value-type="float" table:style-name="ce91" office:value-type="float" office:value="33">
            <text:p>33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2" office:value-type="float">
            <text:p>852</text:p>
          </table:table-cell>
          <table:table-cell ns41:value-type="float" table:style-name="ce78" office:value="853" office:value-type="float">
            <text:p>853</text:p>
          </table:table-cell>
          <table:table-cell table:style-name="ce78"/>
          <table:table-cell ns41:value-type="float" table:style-name="ce85" office:value="240189" office:value-type="float">
            <text:p>240189</text:p>
          </table:table-cell>
          <table:table-cell table:number-columns-repeated="970"/>
        </table:table-row>
        <table:table-row table:style-name="ro3">
          <table:table-cell ns41:value-type="float" table:style-name="ce8" office:value="34" office:value-type="float">
            <text:p>34</text:p>
          </table:table-cell>
          <table:table-cell ns41:value-type="string" table:style-name="ce20" office:value-type="string">
            <text:p>Fabricage van verfstoffen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/>
          <table:table-cell ns41:value-type="float" table:style-name="ce90" office:value="3" office:value-type="float">
            <text:p>3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2" office:value-type="float">
            <text:p>2</text:p>
          </table:table-cell>
          <table:table-cell ns41:value-type="float" office:value="1" table:style-name="ce90" table:number-columns-repeated="2" office:value-type="float">
            <text:p>1</text:p>
          </table:table-cell>
          <table:table-cell table:style-name="ce90" table:number-columns-repeated="2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5" office:value-type="float">
            <text:p>5</text:p>
          </table:table-cell>
          <table:table-cell ns41:value-type="float" table:style-name="ce90" office:value="3" office:value-type="float">
            <text:p>3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4" office:value-type="float">
            <text:p>4</text:p>
          </table:table-cell>
          <table:table-cell table:style-name="ce90" table:number-columns-repeated="5"/>
          <table:table-cell ns41:value-type="float" table:style-name="ce90" office:value="2" office:value-type="float">
            <text:p>2</text:p>
          </table:table-cell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table:formula="of:=[.J95]+[.L95]+[.N95]+[.P95]+[.R95]+[.T95]+[.V95]+[.X95]+[.Z95]+[.AB95]+[.AD95]+[.AF95]+[.AH95]+[.AJ95]+[.AL95]+[.AN95]" ns41:value-type="float" table:style-name="ce90" office:value-type="float" office:value="17">
            <text:p>17</text:p>
          </table:table-cell>
          <table:table-cell table:formula="of:=[.E95]+[.F95]+[.G95]+[.H95]+[.I95]+[.K95]+[.M95]+[.O95]+[.Q95]+[.S95]+[.U95]+[.W95]+[.Y95]+[.AA95]+[.AC95]+[.AE95]+[.AG95]+[.AI95]+[.AK95]+[.AM95]+[.AO95]" ns41:value-type="float" table:style-name="ce90" office:value-type="float" office:value="14">
            <text:p>14</text:p>
          </table:table-cell>
          <table:table-cell table:style-name="ce90" table:number-columns-repeated="2"/>
          <table:table-cell table:formula="of:=[.AP95]+[.AR95]" ns41:value-type="float" table:style-name="ce90" office:value-type="float" office:value="17">
            <text:p>17</text:p>
          </table:table-cell>
          <table:table-cell table:formula="of:=[.AQ95]+[.AS95]" ns41:value-type="float" table:style-name="ce52" office:value-type="float" office:value="14">
            <text:p>14</text:p>
          </table:table-cell>
          <table:table-cell table:formula="of:=[.A95]" ns41:value-type="float" table:style-name="ce91" office:value-type="float" office:value="34">
            <text:p>34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2" office:value-type="float">
            <text:p>852</text:p>
          </table:table-cell>
          <table:table-cell ns41:value-type="float" table:style-name="ce78" office:value="853" office:value-type="float">
            <text:p>853</text:p>
          </table:table-cell>
          <table:table-cell table:style-name="ce78"/>
          <table:table-cell ns41:value-type="float" table:style-name="ce85" office:value="240189" office:value-type="float">
            <text:p>240189</text:p>
          </table:table-cell>
          <table:table-cell table:number-columns-repeated="970"/>
        </table:table-row>
        <table:table-row table:style-name="ro3">
          <table:table-cell ns41:value-type="float" table:style-name="ce8" office:value="35" office:value-type="float">
            <text:p>35</text:p>
          </table:table-cell>
          <table:table-cell ns41:value-type="string" table:style-name="ce20" office:value-type="string">
            <text:p>Fabricage van zinkwit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5"/>
          <table:table-cell ns41:value-type="float" table:style-name="ce90" office:value="2" office:value-type="float">
            <text:p>2</text:p>
          </table:table-cell>
          <table:table-cell table:style-name="ce90" table:number-columns-repeated="3"/>
          <table:table-cell ns41:value-type="float" table:style-name="ce90" office:value="2" office:value-type="float">
            <text:p>2</text:p>
          </table:table-cell>
          <table:table-cell table:style-name="ce90" table:number-columns-repeated="3"/>
          <table:table-cell ns41:value-type="float" office:value="1" table:style-name="ce90" table:number-columns-repeated="5" office:value-type="float">
            <text:p>1</text:p>
          </table:table-cell>
          <table:table-cell table:style-name="ce90" table:number-columns-repeated="2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13"/>
          <table:table-cell table:formula="of:=[.J96]+[.L96]+[.N96]+[.P96]+[.R96]+[.T96]+[.V96]+[.X96]+[.Z96]+[.AB96]+[.AD96]+[.AF96]+[.AH96]+[.AJ96]+[.AL96]+[.AN96]" ns41:value-type="float" table:style-name="ce90" office:value-type="float" office:value="4">
            <text:p>4</text:p>
          </table:table-cell>
          <table:table-cell table:formula="of:=[.E96]+[.F96]+[.G96]+[.H96]+[.I96]+[.K96]+[.M96]+[.O96]+[.Q96]+[.S96]+[.U96]+[.W96]+[.Y96]+[.AA96]+[.AC96]+[.AE96]+[.AG96]+[.AI96]+[.AK96]+[.AM96]+[.AO96]" ns41:value-type="float" table:style-name="ce90" office:value-type="float" office:value="7">
            <text:p>7</text:p>
          </table:table-cell>
          <table:table-cell table:style-name="ce90" table:number-columns-repeated="2"/>
          <table:table-cell table:formula="of:=[.AP96]+[.AR96]" ns41:value-type="float" table:style-name="ce90" office:value-type="float" office:value="4">
            <text:p>4</text:p>
          </table:table-cell>
          <table:table-cell table:formula="of:=[.AQ96]+[.AS96]" ns41:value-type="float" table:style-name="ce52" office:value-type="float" office:value="7">
            <text:p>7</text:p>
          </table:table-cell>
          <table:table-cell table:formula="of:=[.A96]" ns41:value-type="float" table:style-name="ce91" office:value-type="float" office:value="35">
            <text:p>35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2" office:value-type="float">
            <text:p>852</text:p>
          </table:table-cell>
          <table:table-cell ns41:value-type="float" table:style-name="ce78" office:value="853" office:value-type="float">
            <text:p>853</text:p>
          </table:table-cell>
          <table:table-cell table:style-name="ce78"/>
          <table:table-cell ns41:value-type="float" table:style-name="ce85" office:value="240189" office:value-type="float">
            <text:p>240189</text:p>
          </table:table-cell>
          <table:table-cell table:number-columns-repeated="970"/>
        </table:table-row>
        <table:table-row table:style-name="ro5">
          <table:table-cell ns41:value-type="float" table:style-name="ce8" office:value="36" office:value-type="float">
            <text:p>36</text:p>
          </table:table-cell>
          <table:table-cell ns41:value-type="string" table:style-name="ce20" office:value-type="string">
            <text:p>Fabricage van kleurstoffen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19"/>
          <table:table-cell ns41:value-type="float" table:style-name="ce90" office:value="1" office:value-type="float">
            <text:p>1</text:p>
          </table:table-cell>
          <table:table-cell table:style-name="ce90" table:number-columns-repeated="16"/>
          <table:table-cell table:formula="of:=[.J97]+[.L97]+[.N97]+[.P97]+[.R97]+[.T97]+[.V97]+[.X97]+[.Z97]+[.AB97]+[.AD97]+[.AF97]+[.AH97]+[.AJ97]+[.AL97]+[.AN97]" ns41:value-type="float" table:style-name="ce90" office:value-type="float" office:value="0">
            <text:p>0</text:p>
          </table:table-cell>
          <table:table-cell table:formula="of:=[.E97]+[.F97]+[.G97]+[.H97]+[.I97]+[.K97]+[.M97]+[.O97]+[.Q97]+[.S97]+[.U97]+[.W97]+[.Y97]+[.AA97]+[.AC97]+[.AE97]+[.AG97]+[.AI97]+[.AK97]+[.AM97]+[.AO97]" ns41:value-type="float" table:style-name="ce90" office:value-type="float" office:value="1">
            <text:p>1</text:p>
          </table:table-cell>
          <table:table-cell table:style-name="ce90" table:number-columns-repeated="2"/>
          <table:table-cell table:formula="of:=[.AP97]+[.AR97]" ns41:value-type="float" table:style-name="ce90" office:value-type="float" office:value="0">
            <text:p>0</text:p>
          </table:table-cell>
          <table:table-cell table:formula="of:=[.AQ97]+[.AS97]" ns41:value-type="float" table:style-name="ce52" office:value-type="float" office:value="1">
            <text:p>1</text:p>
          </table:table-cell>
          <table:table-cell table:formula="of:=[.A97]" ns41:value-type="float" table:style-name="ce91" office:value-type="float" office:value="36">
            <text:p>36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2" office:value-type="float">
            <text:p>852</text:p>
          </table:table-cell>
          <table:table-cell ns41:value-type="float" table:style-name="ce78" office:value="853" office:value-type="float">
            <text:p>853</text:p>
          </table:table-cell>
          <table:table-cell table:style-name="ce78"/>
          <table:table-cell ns41:value-type="float" table:style-name="ce85" office:value="240189" office:value-type="float">
            <text:p>240189</text:p>
          </table:table-cell>
          <table:table-cell table:number-columns-repeated="970"/>
        </table:table-row>
        <table:table-row table:style-name="ro3">
          <table:table-cell ns41:value-type="float" table:style-name="ce8" office:value="37" office:value-type="float">
            <text:p>37</text:p>
          </table:table-cell>
          <table:table-cell ns41:value-type="string" table:style-name="ce20" office:value-type="string">
            <text:p>Fabricage van inkt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/>
          <table:table-cell ns41:value-type="float" office:value="1" table:style-name="ce90" table:number-columns-repeated="2" office:value-type="float">
            <text:p>1</text:p>
          </table:table-cell>
          <table:table-cell ns41:value-type="float" table:style-name="ce90" office:value="4" office:value-type="float">
            <text:p>4</text:p>
          </table:table-cell>
          <table:table-cell table:style-name="ce90" table:number-columns-repeated="5"/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ns41:value-type="float" table:style-name="ce90" office:value="2" office:value-type="float">
            <text:p>2</text:p>
          </table:table-cell>
          <table:table-cell table:style-name="ce90" table:number-columns-repeated="21"/>
          <table:table-cell table:formula="of:=[.J98]+[.L98]+[.N98]+[.P98]+[.R98]+[.T98]+[.V98]+[.X98]+[.Z98]+[.AB98]+[.AD98]+[.AF98]+[.AH98]+[.AJ98]+[.AL98]+[.AN98]" ns41:value-type="float" table:style-name="ce90" office:value-type="float" office:value="2">
            <text:p>2</text:p>
          </table:table-cell>
          <table:table-cell table:formula="of:=[.E98]+[.F98]+[.G98]+[.H98]+[.I98]+[.K98]+[.M98]+[.O98]+[.Q98]+[.S98]+[.U98]+[.W98]+[.Y98]+[.AA98]+[.AC98]+[.AE98]+[.AG98]+[.AI98]+[.AK98]+[.AM98]+[.AO98]" ns41:value-type="float" table:style-name="ce90" office:value-type="float" office:value="8">
            <text:p>8</text:p>
          </table:table-cell>
          <table:table-cell table:style-name="ce90" table:number-columns-repeated="2"/>
          <table:table-cell table:formula="of:=[.AP98]+[.AR98]" ns41:value-type="float" table:style-name="ce90" office:value-type="float" office:value="2">
            <text:p>2</text:p>
          </table:table-cell>
          <table:table-cell table:formula="of:=[.AQ98]+[.AS98]" ns41:value-type="float" table:style-name="ce52" office:value-type="float" office:value="8">
            <text:p>8</text:p>
          </table:table-cell>
          <table:table-cell table:formula="of:=[.A98]" ns41:value-type="float" table:style-name="ce91" office:value-type="float" office:value="37">
            <text:p>37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2" office:value-type="float">
            <text:p>852</text:p>
          </table:table-cell>
          <table:table-cell ns41:value-type="float" table:style-name="ce78" office:value="853" office:value-type="float">
            <text:p>853</text:p>
          </table:table-cell>
          <table:table-cell table:style-name="ce78"/>
          <table:table-cell ns41:value-type="float" table:style-name="ce85" office:value="240189" office:value-type="float">
            <text:p>240189</text:p>
          </table:table-cell>
          <table:table-cell table:number-columns-repeated="970"/>
        </table:table-row>
        <table:table-row table:style-name="ro3">
          <table:table-cell ns41:value-type="float" table:style-name="ce8" office:value="38" office:value-type="float">
            <text:p>38</text:p>
          </table:table-cell>
          <table:table-cell ns41:value-type="string" table:style-name="ce20" office:value-type="string">
            <text:p>Fabricage van gom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28"/>
          <table:table-cell ns41:value-type="float" table:style-name="ce90" office:value="2" office:value-type="float">
            <text:p>2</text:p>
          </table:table-cell>
          <table:table-cell table:style-name="ce90" table:number-columns-repeated="7"/>
          <table:table-cell table:formula="of:=[.J99]+[.L99]+[.N99]+[.P99]+[.R99]+[.T99]+[.V99]+[.X99]+[.Z99]+[.AB99]+[.AD99]+[.AF99]+[.AH99]+[.AJ99]+[.AL99]+[.AN99]" ns41:value-type="float" table:style-name="ce90" office:value-type="float" office:value="2">
            <text:p>2</text:p>
          </table:table-cell>
          <table:table-cell table:formula="of:=[.E99]+[.F99]+[.G99]+[.H99]+[.I99]+[.K99]+[.M99]+[.O99]+[.Q99]+[.S99]+[.U99]+[.W99]+[.Y99]+[.AA99]+[.AC99]+[.AE99]+[.AG99]+[.AI99]+[.AK99]+[.AM99]+[.AO99]" ns41:value-type="float" table:style-name="ce90" office:value-type="float" office:value="0">
            <text:p>0</text:p>
          </table:table-cell>
          <table:table-cell table:style-name="ce90" table:number-columns-repeated="2"/>
          <table:table-cell table:formula="of:=[.AP99]+[.AR99]" ns41:value-type="float" table:style-name="ce90" office:value-type="float" office:value="2">
            <text:p>2</text:p>
          </table:table-cell>
          <table:table-cell table:formula="of:=[.AQ99]+[.AS99]" ns41:value-type="float" table:style-name="ce52" office:value-type="float" office:value="0">
            <text:p>0</text:p>
          </table:table-cell>
          <table:table-cell table:formula="of:=[.A99]" ns41:value-type="float" table:style-name="ce91" office:value-type="float" office:value="38">
            <text:p>38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2" office:value-type="float">
            <text:p>852</text:p>
          </table:table-cell>
          <table:table-cell ns41:value-type="float" table:style-name="ce78" office:value="853" office:value-type="float">
            <text:p>853</text:p>
          </table:table-cell>
          <table:table-cell table:style-name="ce78"/>
          <table:table-cell ns41:value-type="float" table:style-name="ce85" office:value="240189" office:value-type="float">
            <text:p>240189</text:p>
          </table:table-cell>
          <table:table-cell table:number-columns-repeated="970"/>
        </table:table-row>
        <table:table-row table:style-name="ro3">
          <table:table-cell ns41:value-type="float" table:style-name="ce8" office:value="39" office:value-type="float">
            <text:p>39</text:p>
          </table:table-cell>
          <table:table-cell ns41:value-type="string" table:style-name="ce20" office:value-type="string">
            <text:p>Fabricage van lijm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3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5" office:value-type="float">
            <text:p>5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 table:number-columns-repeated="2"/>
          <table:table-cell ns41:value-type="float" table:style-name="ce90" office:value="3" office:value-type="float">
            <text:p>3</text:p>
          </table:table-cell>
          <table:table-cell table:style-name="ce90"/>
          <table:table-cell ns41:value-type="float" office:value="1" table:style-name="ce90" table:number-columns-repeated="2" office:value-type="float">
            <text:p>1</text:p>
          </table:table-cell>
          <table:table-cell table:style-name="ce90" table:number-columns-repeated="4"/>
          <table:table-cell ns41:value-type="float" table:style-name="ce90" office:value="1" office:value-type="float">
            <text:p>1</text:p>
          </table:table-cell>
          <table:table-cell table:style-name="ce90" table:number-columns-repeated="17"/>
          <table:table-cell table:formula="of:=[.J100]+[.L100]+[.N100]+[.P100]+[.R100]+[.T100]+[.V100]+[.X100]+[.Z100]+[.AB100]+[.AD100]+[.AF100]+[.AH100]+[.AJ100]+[.AL100]+[.AN100]" ns41:value-type="float" table:style-name="ce90" office:value-type="float" office:value="5">
            <text:p>5</text:p>
          </table:table-cell>
          <table:table-cell table:formula="of:=[.E100]+[.F100]+[.G100]+[.H100]+[.I100]+[.K100]+[.M100]+[.O100]+[.Q100]+[.S100]+[.U100]+[.W100]+[.Y100]+[.AA100]+[.AC100]+[.AE100]+[.AG100]+[.AI100]+[.AK100]+[.AM100]+[.AO100]" ns41:value-type="float" table:style-name="ce90" office:value-type="float" office:value="10">
            <text:p>10</text:p>
          </table:table-cell>
          <table:table-cell table:style-name="ce90" table:number-columns-repeated="2"/>
          <table:table-cell table:formula="of:=[.AP100]+[.AR100]" ns41:value-type="float" table:style-name="ce90" office:value-type="float" office:value="5">
            <text:p>5</text:p>
          </table:table-cell>
          <table:table-cell table:formula="of:=[.AQ100]+[.AS100]" ns41:value-type="float" table:style-name="ce52" office:value-type="float" office:value="10">
            <text:p>10</text:p>
          </table:table-cell>
          <table:table-cell table:formula="of:=[.A100]" ns41:value-type="float" table:style-name="ce91" office:value-type="float" office:value="39">
            <text:p>39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2" office:value-type="float">
            <text:p>852</text:p>
          </table:table-cell>
          <table:table-cell ns41:value-type="float" table:style-name="ce78" office:value="853" office:value-type="float">
            <text:p>853</text:p>
          </table:table-cell>
          <table:table-cell table:style-name="ce78"/>
          <table:table-cell ns41:value-type="float" table:style-name="ce85" office:value="240189" office:value-type="float">
            <text:p>240189</text:p>
          </table:table-cell>
          <table:table-cell table:number-columns-repeated="970"/>
        </table:table-row>
        <table:table-row table:style-name="ro5">
          <table:table-cell ns41:value-type="float" table:style-name="ce8" office:value="40" office:value-type="float">
            <text:p>40</text:p>
          </table:table-cell>
          <table:table-cell ns41:value-type="string" table:style-name="ce20" office:value-type="string">
            <text:p>Fabricage van kunstmest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5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3" office:value-type="float">
            <text:p>3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5" office:value-type="float">
            <text:p>5</text:p>
          </table:table-cell>
          <table:table-cell table:style-name="ce90"/>
          <table:table-cell ns41:value-type="float" table:style-name="ce90" office:value="8" office:value-type="float">
            <text:p>8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3" office:value-type="float">
            <text:p>3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2" office:value-type="float">
            <text:p>2</text:p>
          </table:table-cell>
          <table:table-cell table:style-name="ce90" table:number-columns-repeated="3"/>
          <table:table-cell table:formula="of:=[.J101]+[.L101]+[.N101]+[.P101]+[.R101]+[.T101]+[.V101]+[.X101]+[.Z101]+[.AB101]+[.AD101]+[.AF101]+[.AH101]+[.AJ101]+[.AL101]+[.AN101]" ns41:value-type="float" table:style-name="ce90" office:value-type="float" office:value="38">
            <text:p>38</text:p>
          </table:table-cell>
          <table:table-cell table:formula="of:=[.E101]+[.F101]+[.G101]+[.H101]+[.I101]+[.K101]+[.M101]+[.O101]+[.Q101]+[.S101]+[.U101]+[.W101]+[.Y101]+[.AA101]+[.AC101]+[.AE101]+[.AG101]+[.AI101]+[.AK101]+[.AM101]+[.AO101]" ns41:value-type="float" table:style-name="ce90" office:value-type="float" office:value="11">
            <text:p>11</text:p>
          </table:table-cell>
          <table:table-cell table:style-name="ce90" table:number-columns-repeated="2"/>
          <table:table-cell table:formula="of:=[.AP101]+[.AR101]" ns41:value-type="float" table:style-name="ce90" office:value-type="float" office:value="38">
            <text:p>38</text:p>
          </table:table-cell>
          <table:table-cell table:formula="of:=[.AQ101]+[.AS101]" ns41:value-type="float" table:style-name="ce52" office:value-type="float" office:value="11">
            <text:p>11</text:p>
          </table:table-cell>
          <table:table-cell table:formula="of:=[.A101]" ns41:value-type="float" table:style-name="ce91" office:value-type="float" office:value="40">
            <text:p>40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2" office:value-type="float">
            <text:p>852</text:p>
          </table:table-cell>
          <table:table-cell ns41:value-type="float" table:style-name="ce78" office:value="853" office:value-type="float">
            <text:p>853</text:p>
          </table:table-cell>
          <table:table-cell table:style-name="ce78"/>
          <table:table-cell ns41:value-type="float" table:style-name="ce85" office:value="240189" office:value-type="float">
            <text:p>240189</text:p>
          </table:table-cell>
          <table:table-cell table:number-columns-repeated="970"/>
        </table:table-row>
        <table:table-row table:style-name="ro5">
          <table:table-cell ns41:value-type="float" table:style-name="ce8" office:value="41" office:value-type="float">
            <text:p>41</text:p>
          </table:table-cell>
          <table:table-cell ns41:value-type="string" table:style-name="ce20" office:value-type="string">
            <text:p>Fabricage van superphosphaten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4" office:value-type="float">
            <text:p>4</text:p>
          </table:table-cell>
          <table:table-cell table:style-name="ce90" table:number-columns-repeated="2"/>
          <table:table-cell ns41:value-type="float" table:style-name="ce90" office:value="1" office:value-type="float">
            <text:p>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3" office:value-type="float">
            <text:p>3</text:p>
          </table:table-cell>
          <table:table-cell table:style-name="ce90" table:number-columns-repeated="3"/>
          <table:table-cell ns41:value-type="float" table:style-name="ce90" office:value="5" office:value-type="float">
            <text:p>5</text:p>
          </table:table-cell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 table:number-columns-repeated="9"/>
          <table:table-cell table:formula="of:=[.J102]+[.L102]+[.N102]+[.P102]+[.R102]+[.T102]+[.V102]+[.X102]+[.Z102]+[.AB102]+[.AD102]+[.AF102]+[.AH102]+[.AJ102]+[.AL102]+[.AN102]" ns41:value-type="float" table:style-name="ce90" office:value-type="float" office:value="17">
            <text:p>17</text:p>
          </table:table-cell>
          <table:table-cell table:formula="of:=[.E102]+[.F102]+[.G102]+[.H102]+[.I102]+[.K102]+[.M102]+[.O102]+[.Q102]+[.S102]+[.U102]+[.W102]+[.Y102]+[.AA102]+[.AC102]+[.AE102]+[.AG102]+[.AI102]+[.AK102]+[.AM102]+[.AO102]" ns41:value-type="float" table:style-name="ce90" office:value-type="float" office:value="15">
            <text:p>15</text:p>
          </table:table-cell>
          <table:table-cell table:style-name="ce90" table:number-columns-repeated="2"/>
          <table:table-cell table:formula="of:=[.AP102]+[.AR102]" ns41:value-type="float" table:style-name="ce90" office:value-type="float" office:value="17">
            <text:p>17</text:p>
          </table:table-cell>
          <table:table-cell table:formula="of:=[.AQ102]+[.AS102]" ns41:value-type="float" table:style-name="ce52" office:value-type="float" office:value="15">
            <text:p>15</text:p>
          </table:table-cell>
          <table:table-cell table:formula="of:=[.A102]" ns41:value-type="float" table:style-name="ce91" office:value-type="float" office:value="41">
            <text:p>41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2" office:value-type="float">
            <text:p>852</text:p>
          </table:table-cell>
          <table:table-cell ns41:value-type="float" table:style-name="ce78" office:value="853" office:value-type="float">
            <text:p>853</text:p>
          </table:table-cell>
          <table:table-cell table:style-name="ce78"/>
          <table:table-cell ns41:value-type="float" table:style-name="ce85" office:value="240189" office:value-type="float">
            <text:p>240189</text:p>
          </table:table-cell>
          <table:table-cell table:number-columns-repeated="970"/>
        </table:table-row>
        <table:table-row table:style-name="ro3">
          <table:table-cell ns41:value-type="float" table:style-name="ce8" office:value="42" office:value-type="float">
            <text:p>42</text:p>
          </table:table-cell>
          <table:table-cell ns41:value-type="string" table:style-name="ce20" office:value-type="string">
            <text:p>Fabricage van guano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3"/>
          <table:table-cell ns41:value-type="float" table:style-name="ce90" office:value="4" office:value-type="float">
            <text:p>4</text:p>
          </table:table-cell>
          <table:table-cell table:style-name="ce90"/>
          <table:table-cell ns41:value-type="float" table:style-name="ce90" office:value="7" office:value-type="float">
            <text:p>7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0" office:value="7" office:value-type="float">
            <text:p>7</text:p>
          </table:table-cell>
          <table:table-cell ns41:value-type="float" office:value="8" table:style-name="ce90" table:number-columns-repeated="2" office:value-type="float">
            <text:p>8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0" office:value="31" office:value-type="float">
            <text:p>3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0" office:value="21" office:value-type="float">
            <text:p>21</text:p>
          </table:table-cell>
          <table:table-cell ns41:value-type="float" office:value="6" table:style-name="ce90" table:number-columns-repeated="2" office:value-type="float">
            <text:p>6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15" office:value-type="float">
            <text:p>15</text:p>
          </table:table-cell>
          <table:table-cell table:style-name="ce90"/>
          <table:table-cell ns41:value-type="float" table:style-name="ce90" office:value="26" office:value-type="float">
            <text:p>26</text:p>
          </table:table-cell>
          <table:table-cell table:style-name="ce90"/>
          <table:table-cell ns41:value-type="float" table:style-name="ce90" office:value="14" office:value-type="float">
            <text:p>14</text:p>
          </table:table-cell>
          <table:table-cell table:style-name="ce90"/>
          <table:table-cell ns41:value-type="float" table:style-name="ce90" office:value="11" office:value-type="float">
            <text:p>11</text:p>
          </table:table-cell>
          <table:table-cell table:style-name="ce90"/>
          <table:table-cell ns41:value-type="float" table:style-name="ce90" office:value="3" office:value-type="float">
            <text:p>3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4" office:value-type="float">
            <text:p>4</text:p>
          </table:table-cell>
          <table:table-cell table:style-name="ce90" table:number-columns-repeated="3"/>
          <table:table-cell table:formula="of:=[.J103]+[.L103]+[.N103]+[.P103]+[.R103]+[.T103]+[.V103]+[.X103]+[.Z103]+[.AB103]+[.AD103]+[.AF103]+[.AH103]+[.AJ103]+[.AL103]+[.AN103]" ns41:value-type="float" table:style-name="ce90" office:value-type="float" office:value="169">
            <text:p>169</text:p>
          </table:table-cell>
          <table:table-cell table:formula="of:=[.E103]+[.F103]+[.G103]+[.H103]+[.I103]+[.K103]+[.M103]+[.O103]+[.Q103]+[.S103]+[.U103]+[.W103]+[.Y103]+[.AA103]+[.AC103]+[.AE103]+[.AG103]+[.AI103]+[.AK103]+[.AM103]+[.AO103]" ns41:value-type="float" table:style-name="ce90" office:value-type="float" office:value="48">
            <text:p>48</text:p>
          </table:table-cell>
          <table:table-cell table:style-name="ce90" table:number-columns-repeated="2"/>
          <table:table-cell table:formula="of:=[.AP103]+[.AR103]" ns41:value-type="float" table:style-name="ce90" office:value-type="float" office:value="169">
            <text:p>169</text:p>
          </table:table-cell>
          <table:table-cell table:formula="of:=[.AQ103]+[.AS103]" ns41:value-type="float" table:style-name="ce52" office:value-type="float" office:value="48">
            <text:p>48</text:p>
          </table:table-cell>
          <table:table-cell table:formula="of:=[.A103]" ns41:value-type="float" table:style-name="ce91" office:value-type="float" office:value="42">
            <text:p>42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2" office:value-type="float">
            <text:p>852</text:p>
          </table:table-cell>
          <table:table-cell ns41:value-type="float" table:style-name="ce78" office:value="853" office:value-type="float">
            <text:p>853</text:p>
          </table:table-cell>
          <table:table-cell table:style-name="ce78"/>
          <table:table-cell ns41:value-type="float" table:style-name="ce85" office:value="240189" office:value-type="float">
            <text:p>240189</text:p>
          </table:table-cell>
          <table:table-cell table:number-columns-repeated="970"/>
        </table:table-row>
        <table:table-row table:style-name="ro3">
          <table:table-cell table:style-name="ce8"/>
          <table:table-cell ns41:value-type="string" table:style-name="ce20" office:value-type="string">
            <text:p>V. Totaal</text:p>
          </table:table-cell>
          <table:table-cell table:style-name="ce30"/>
          <table:table-cell table:style-name="ce11"/>
          <table:table-cell table:formula="of:=SUM([.E67:.E103])" ns41:value-type="float" table:style-name="ce40" office:value-type="float" office:value="0">
            <text:p>0</text:p>
          </table:table-cell>
          <table:table-cell table:formula="of:=SUM([.F67:.F103])" ns41:value-type="float" table:style-name="ce90" office:value-type="float" office:value="3">
            <text:p>3</text:p>
          </table:table-cell>
          <table:table-cell table:formula="of:=SUM([.G67:.G103])" ns41:value-type="float" table:style-name="ce90" office:value-type="float" office:value="11">
            <text:p>11</text:p>
          </table:table-cell>
          <table:table-cell table:formula="of:=SUM([.H67:.H103])" ns41:value-type="float" table:style-name="ce90" office:value-type="float" office:value="13">
            <text:p>13</text:p>
          </table:table-cell>
          <table:table-cell table:formula="of:=SUM([.I67:.I103])" ns41:value-type="float" table:style-name="ce90" office:value-type="float" office:value="51">
            <text:p>51</text:p>
          </table:table-cell>
          <table:table-cell table:formula="of:=SUM([.J67:.J103])" ns41:value-type="float" table:style-name="ce90" office:value-type="float" office:value="1">
            <text:p>1</text:p>
          </table:table-cell>
          <table:table-cell table:formula="of:=SUM([.K67:.K103])" ns41:value-type="float" table:style-name="ce90" office:value-type="float" office:value="71">
            <text:p>71</text:p>
          </table:table-cell>
          <table:table-cell table:formula="of:=SUM([.L67:.L103])" ns41:value-type="float" table:style-name="ce90" office:value-type="float" office:value="1">
            <text:p>1</text:p>
          </table:table-cell>
          <table:table-cell table:formula="of:=SUM([.M67:.M103])" ns41:value-type="float" table:style-name="ce90" office:value-type="float" office:value="24">
            <text:p>24</text:p>
          </table:table-cell>
          <table:table-cell table:formula="of:=SUM([.N67:.N103])" ns41:value-type="float" table:style-name="ce90" office:value-type="float" office:value="16">
            <text:p>16</text:p>
          </table:table-cell>
          <table:table-cell table:formula="of:=SUM([.O67:.O103])" ns41:value-type="float" table:style-name="ce90" office:value-type="float" office:value="63">
            <text:p>63</text:p>
          </table:table-cell>
          <table:table-cell table:formula="of:=SUM([.P67:.P103])" ns41:value-type="float" table:style-name="ce90" office:value-type="float" office:value="36">
            <text:p>36</text:p>
          </table:table-cell>
          <table:table-cell table:formula="of:=SUM([.Q67:.Q103])" ns41:value-type="float" table:style-name="ce90" office:value-type="float" office:value="50">
            <text:p>50</text:p>
          </table:table-cell>
          <table:table-cell table:formula="of:=SUM([.R67:.R103])" ns41:value-type="float" table:style-name="ce90" office:value-type="float" office:value="137">
            <text:p>137</text:p>
          </table:table-cell>
          <table:table-cell table:formula="of:=SUM([.S67:.S103])" ns41:value-type="float" table:style-name="ce90" office:value-type="float" office:value="58">
            <text:p>58</text:p>
          </table:table-cell>
          <table:table-cell table:formula="of:=SUM([.T67:.T103])" ns41:value-type="float" table:style-name="ce90" office:value-type="float" office:value="81">
            <text:p>81</text:p>
          </table:table-cell>
          <table:table-cell table:formula="of:=SUM([.U67:.U103])" ns41:value-type="float" table:style-name="ce90" office:value-type="float" office:value="15">
            <text:p>15</text:p>
          </table:table-cell>
          <table:table-cell table:formula="of:=SUM([.V67:.V103])" ns41:value-type="float" table:style-name="ce90" office:value-type="float" office:value="21">
            <text:p>21</text:p>
          </table:table-cell>
          <table:table-cell table:formula="of:=SUM([.W67:.W103])" ns41:value-type="float" table:style-name="ce90" office:value-type="float" office:value="2">
            <text:p>2</text:p>
          </table:table-cell>
          <table:table-cell table:formula="of:=SUM([.X67:.X103])" ns41:value-type="float" table:style-name="ce90" office:value-type="float" office:value="83">
            <text:p>83</text:p>
          </table:table-cell>
          <table:table-cell table:formula="of:=SUM([.Y67:.Y103])" ns41:value-type="float" table:style-name="ce90" office:value-type="float" office:value="11">
            <text:p>11</text:p>
          </table:table-cell>
          <table:table-cell table:formula="of:=SUM([.Z67:.Z103])" ns41:value-type="float" table:style-name="ce90" office:value-type="float" office:value="53">
            <text:p>53</text:p>
          </table:table-cell>
          <table:table-cell table:formula="of:=SUM([.AA67:.AA103])" ns41:value-type="float" table:style-name="ce90" office:value-type="float" office:value="3">
            <text:p>3</text:p>
          </table:table-cell>
          <table:table-cell table:formula="of:=SUM([.AB67:.AB103])" ns41:value-type="float" table:style-name="ce90" office:value-type="float" office:value="84">
            <text:p>84</text:p>
          </table:table-cell>
          <table:table-cell table:formula="of:=SUM([.AC67:.AC103])" ns41:value-type="float" table:style-name="ce90" office:value-type="float" office:value="2">
            <text:p>2</text:p>
          </table:table-cell>
          <table:table-cell table:formula="of:=SUM([.AD67:.AD103])" ns41:value-type="float" table:style-name="ce90" office:value-type="float" office:value="37">
            <text:p>37</text:p>
          </table:table-cell>
          <table:table-cell table:formula="of:=SUM([.AE67:.AE103])" ns41:value-type="float" table:style-name="ce90" office:value-type="float" office:value="3">
            <text:p>3</text:p>
          </table:table-cell>
          <table:table-cell table:formula="of:=SUM([.AF67:.AF103])" ns41:value-type="float" table:style-name="ce90" office:value-type="float" office:value="30">
            <text:p>30</text:p>
          </table:table-cell>
          <table:table-cell table:formula="of:=SUM([.AG67:.AG103])" ns41:value-type="float" table:style-name="ce90" office:value-type="float" office:value="1">
            <text:p>1</text:p>
          </table:table-cell>
          <table:table-cell table:formula="of:=SUM([.AH67:.AH103])" ns41:value-type="float" table:style-name="ce90" office:value-type="float" office:value="14">
            <text:p>14</text:p>
          </table:table-cell>
          <table:table-cell table:formula="of:=SUM([.AI67:.AI103])" ns41:value-type="float" table:style-name="ce90" office:value-type="float" office:value="1">
            <text:p>1</text:p>
          </table:table-cell>
          <table:table-cell table:formula="of:=SUM([.AJ67:.AJ103])" ns41:value-type="float" table:style-name="ce90" office:value-type="float" office:value="3">
            <text:p>3</text:p>
          </table:table-cell>
          <table:table-cell table:formula="of:=SUM([.AK67:.AK103])" ns41:value-type="float" table:style-name="ce90" office:value-type="float" office:value="0">
            <text:p>0</text:p>
          </table:table-cell>
          <table:table-cell table:formula="of:=SUM([.AL67:.AL103])" ns41:value-type="float" table:style-name="ce90" office:value-type="float" office:value="14">
            <text:p>14</text:p>
          </table:table-cell>
          <table:table-cell table:formula="of:=SUM([.AM67:.AM103])" ns41:value-type="float" table:style-name="ce90" office:value-type="float" office:value="0">
            <text:p>0</text:p>
          </table:table-cell>
          <table:table-cell table:formula="of:=SUM([.AN67:.AN103])" ns41:value-type="float" table:style-name="ce90" office:value-type="float" office:value="5">
            <text:p>5</text:p>
          </table:table-cell>
          <table:table-cell table:formula="of:=SUM([.AO67:.AO103])" ns41:value-type="float" table:style-name="ce90" office:value-type="float" office:value="0">
            <text:p>0</text:p>
          </table:table-cell>
          <table:table-cell table:formula="of:=SUM([.AP67:.AP103])" ns41:value-type="float" table:style-name="ce90" office:value-type="float" office:value="616">
            <text:p>616</text:p>
          </table:table-cell>
          <table:table-cell table:formula="of:=SUM([.AQ67:.AQ103])" ns41:value-type="float" table:style-name="ce90" office:value-type="float" office:value="382">
            <text:p>382</text:p>
          </table:table-cell>
          <table:table-cell table:formula="of:=SUM([.AR67:.AR103])" ns41:value-type="float" table:style-name="ce90" office:value-type="float" office:value="1">
            <text:p>1</text:p>
          </table:table-cell>
          <table:table-cell table:formula="of:=SUM([.AS67:.AS103])" ns41:value-type="float" table:style-name="ce90" office:value-type="float" office:value="6">
            <text:p>6</text:p>
          </table:table-cell>
          <table:table-cell table:formula="of:=SUM([.AT67:.AT103])" ns41:value-type="float" table:style-name="ce90" office:value-type="float" office:value="617">
            <text:p>617</text:p>
          </table:table-cell>
          <table:table-cell table:formula="of:=SUM([.AU67:.AU103])" ns41:value-type="float" table:style-name="ce90" office:value-type="float" office:value="388">
            <text:p>388</text:p>
          </table:table-cell>
          <table:table-cell table:style-name="ce91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2" office:value-type="float">
            <text:p>852</text:p>
          </table:table-cell>
          <table:table-cell ns41:value-type="float" table:style-name="ce78" office:value="853" office:value-type="float">
            <text:p>853</text:p>
          </table:table-cell>
          <table:table-cell table:style-name="ce78"/>
          <table:table-cell ns41:value-type="float" table:style-name="ce85" office:value="240189" office:value-type="float">
            <text:p>240189</text:p>
          </table:table-cell>
          <table:table-cell table:style-name="ce87" table:number-columns-repeated="970"/>
        </table:table-row>
        <table:table-row table:style-name="ro5">
          <table:table-cell ns41:value-type="float" table:style-name="ce8" office:value="43" office:value-type="float">
            <text:p>43</text:p>
          </table:table-cell>
          <table:table-cell ns41:value-type="string" table:style-name="ce20" office:value-type="string">
            <text:p>Fabricage van borstelhout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/>
          <table:table-cell ns41:value-type="float" office:value="1" table:style-name="ce90" table:number-columns-repeated="2" office:value-type="float">
            <text:p>1</text:p>
          </table:table-cell>
          <table:table-cell table:style-name="ce90" table:number-columns-repeated="2"/>
          <table:table-cell ns41:value-type="float" table:style-name="ce90" office:value="1" office:value-type="float">
            <text:p>1</text:p>
          </table:table-cell>
          <table:table-cell table:style-name="ce90" table:number-columns-repeated="6"/>
          <table:table-cell ns41:value-type="float" table:style-name="ce90" office:value="1" office:value-type="float">
            <text:p>1</text:p>
          </table:table-cell>
          <table:table-cell table:style-name="ce90" table:number-columns-repeated="9"/>
          <table:table-cell ns41:value-type="float" table:style-name="ce90" office:value="1" office:value-type="float">
            <text:p>1</text:p>
          </table:table-cell>
          <table:table-cell table:style-name="ce90" table:number-columns-repeated="13"/>
          <table:table-cell table:formula="of:=[.J105]+[.L105]+[.N105]+[.P105]+[.R105]+[.T105]+[.V105]+[.X105]+[.Z105]+[.AB105]+[.AD105]+[.AF105]+[.AH105]+[.AJ105]+[.AL105]+[.AN105]" ns41:value-type="float" table:style-name="ce90" office:value-type="float" office:value="2">
            <text:p>2</text:p>
          </table:table-cell>
          <table:table-cell table:formula="of:=[.E105]+[.F105]+[.G105]+[.H105]+[.I105]+[.K105]+[.M105]+[.O105]+[.Q105]+[.S105]+[.U105]+[.W105]+[.Y105]+[.AA105]+[.AC105]+[.AE105]+[.AG105]+[.AI105]+[.AK105]+[.AM105]+[.AO105]" ns41:value-type="float" table:style-name="ce90" office:value-type="float" office:value="3">
            <text:p>3</text:p>
          </table:table-cell>
          <table:table-cell table:style-name="ce90" table:number-columns-repeated="2"/>
          <table:table-cell table:formula="of:=[.AP105]+[.AR105]" ns41:value-type="float" table:style-name="ce90" office:value-type="float" office:value="2">
            <text:p>2</text:p>
          </table:table-cell>
          <table:table-cell table:formula="of:=[.AQ105]+[.AS105]" ns41:value-type="float" table:style-name="ce52" office:value-type="float" office:value="3">
            <text:p>3</text:p>
          </table:table-cell>
          <table:table-cell table:formula="of:=[.A105]" ns41:value-type="float" table:style-name="ce91" office:value-type="float" office:value="43">
            <text:p>43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2" office:value-type="float">
            <text:p>852</text:p>
          </table:table-cell>
          <table:table-cell ns41:value-type="float" table:style-name="ce78" office:value="853" office:value-type="float">
            <text:p>853</text:p>
          </table:table-cell>
          <table:table-cell table:style-name="ce78"/>
          <table:table-cell ns41:value-type="float" table:style-name="ce85" office:value="240189" office:value-type="float">
            <text:p>240189</text:p>
          </table:table-cell>
          <table:table-cell table:number-columns-repeated="970"/>
        </table:table-row>
        <table:table-row table:style-name="ro3">
          <table:table-cell ns41:value-type="float" table:style-name="ce8" office:value="44" office:value-type="float">
            <text:p>44</text:p>
          </table:table-cell>
          <table:table-cell ns41:value-type="string" table:style-name="ce20" office:value-type="string">
            <text:p>Houtdraaiers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5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office:value="1" table:style-name="ce90" table:number-columns-repeated="2" office:value-type="float">
            <text:p>1</text:p>
          </table:table-cell>
          <table:table-cell table:style-name="ce90" table:number-columns-repeated="2"/>
          <table:table-cell ns41:value-type="float" table:style-name="ce90" office:value="1" office:value-type="float">
            <text:p>1</text:p>
          </table:table-cell>
          <table:table-cell table:style-name="ce90" table:number-columns-repeated="2"/>
          <table:table-cell ns41:value-type="float" table:style-name="ce90" office:value="1" office:value-type="float">
            <text:p>1</text:p>
          </table:table-cell>
          <table:table-cell ns41:value-type="float" table:style-name="ce90" office:value="2" office:value-type="float">
            <text:p>2</text:p>
          </table:table-cell>
          <table:table-cell table:style-name="ce90" table:number-columns-repeated="2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 table:number-columns-repeated="11"/>
          <table:table-cell table:formula="of:=[.J106]+[.L106]+[.N106]+[.P106]+[.R106]+[.T106]+[.V106]+[.X106]+[.Z106]+[.AB106]+[.AD106]+[.AF106]+[.AH106]+[.AJ106]+[.AL106]+[.AN106]" ns41:value-type="float" table:style-name="ce90" office:value-type="float" office:value="5">
            <text:p>5</text:p>
          </table:table-cell>
          <table:table-cell table:formula="of:=[.E106]+[.F106]+[.G106]+[.H106]+[.I106]+[.K106]+[.M106]+[.O106]+[.Q106]+[.S106]+[.U106]+[.W106]+[.Y106]+[.AA106]+[.AC106]+[.AE106]+[.AG106]+[.AI106]+[.AK106]+[.AM106]+[.AO106]" ns41:value-type="float" table:style-name="ce90" office:value-type="float" office:value="7">
            <text:p>7</text:p>
          </table:table-cell>
          <table:table-cell table:style-name="ce90" table:number-columns-repeated="2"/>
          <table:table-cell table:formula="of:=[.AP106]+[.AR106]" ns41:value-type="float" table:style-name="ce90" office:value-type="float" office:value="5">
            <text:p>5</text:p>
          </table:table-cell>
          <table:table-cell table:formula="of:=[.AQ106]+[.AS106]" ns41:value-type="float" table:style-name="ce52" office:value-type="float" office:value="7">
            <text:p>7</text:p>
          </table:table-cell>
          <table:table-cell table:formula="of:=[.A106]" ns41:value-type="float" table:style-name="ce91" office:value-type="float" office:value="44">
            <text:p>44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2" office:value-type="float">
            <text:p>852</text:p>
          </table:table-cell>
          <table:table-cell ns41:value-type="float" table:style-name="ce78" office:value="853" office:value-type="float">
            <text:p>853</text:p>
          </table:table-cell>
          <table:table-cell table:style-name="ce78"/>
          <table:table-cell ns41:value-type="float" table:style-name="ce85" office:value="240189" office:value-type="float">
            <text:p>240189</text:p>
          </table:table-cell>
          <table:table-cell table:number-columns-repeated="970"/>
        </table:table-row>
        <table:table-row table:style-name="ro3">
          <table:table-cell ns41:value-type="float" table:style-name="ce8" office:value="45" office:value-type="float">
            <text:p>45</text:p>
          </table:table-cell>
          <table:table-cell ns41:value-type="string" table:style-name="ce20" office:value-type="string">
            <text:p>Fabricage van houtwaren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ns41:value-type="float" table:style-name="ce90" office:value="1" office:value-type="float">
            <text:p>1</text:p>
          </table:table-cell>
          <table:table-cell ns41:value-type="float" office:value="2" table:style-name="ce90" table:number-columns-repeated="2" office:value-type="float">
            <text:p>2</text:p>
          </table:table-cell>
          <table:table-cell ns41:value-type="float" table:style-name="ce90" office:value="14" office:value-type="float">
            <text:p>14</text:p>
          </table:table-cell>
          <table:table-cell table:style-name="ce90"/>
          <table:table-cell ns41:value-type="float" table:style-name="ce90" office:value="19" office:value-type="float">
            <text:p>19</text:p>
          </table:table-cell>
          <table:table-cell table:style-name="ce90"/>
          <table:table-cell ns41:value-type="float" table:style-name="ce90" office:value="7" office:value-type="float">
            <text:p>7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8" office:value-type="float">
            <text:p>8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0" office:value="6" office:value-type="float">
            <text:p>6</text:p>
          </table:table-cell>
          <table:table-cell table:style-name="ce90"/>
          <table:table-cell ns41:value-type="float" table:style-name="ce90" office:value="8" office:value-type="float">
            <text:p>8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 table:number-columns-repeated="3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3" office:value-type="float">
            <text:p>3</text:p>
          </table:table-cell>
          <table:table-cell table:style-name="ce90"/>
          <table:table-cell table:formula="of:=[.J107]+[.L107]+[.N107]+[.P107]+[.R107]+[.T107]+[.V107]+[.X107]+[.Z107]+[.AB107]+[.AD107]+[.AF107]+[.AH107]+[.AJ107]+[.AL107]+[.AN107]" ns41:value-type="float" table:style-name="ce90" office:value-type="float" office:value="96">
            <text:p>96</text:p>
          </table:table-cell>
          <table:table-cell table:formula="of:=[.E107]+[.F107]+[.G107]+[.H107]+[.I107]+[.K107]+[.M107]+[.O107]+[.Q107]+[.S107]+[.U107]+[.W107]+[.Y107]+[.AA107]+[.AC107]+[.AE107]+[.AG107]+[.AI107]+[.AK107]+[.AM107]+[.AO107]" ns41:value-type="float" table:style-name="ce90" office:value-type="float" office:value="91">
            <text:p>91</text:p>
          </table:table-cell>
          <table:table-cell table:style-name="ce90" table:number-columns-repeated="2"/>
          <table:table-cell table:formula="of:=[.AP107]+[.AR107]" ns41:value-type="float" table:style-name="ce90" office:value-type="float" office:value="96">
            <text:p>96</text:p>
          </table:table-cell>
          <table:table-cell table:formula="of:=[.AQ107]+[.AS107]" ns41:value-type="float" table:style-name="ce52" office:value-type="float" office:value="91">
            <text:p>91</text:p>
          </table:table-cell>
          <table:table-cell table:formula="of:=[.A107]" ns41:value-type="float" table:style-name="ce91" office:value-type="float" office:value="45">
            <text:p>45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2" office:value-type="float">
            <text:p>852</text:p>
          </table:table-cell>
          <table:table-cell ns41:value-type="float" table:style-name="ce78" office:value="853" office:value-type="float">
            <text:p>853</text:p>
          </table:table-cell>
          <table:table-cell table:style-name="ce78"/>
          <table:table-cell ns41:value-type="float" table:style-name="ce85" office:value="240189" office:value-type="float">
            <text:p>240189</text:p>
          </table:table-cell>
          <table:table-cell table:number-columns-repeated="970"/>
        </table:table-row>
        <table:table-row table:style-name="ro3">
          <table:table-cell ns41:value-type="float" table:style-name="ce8" office:value="46" office:value-type="float">
            <text:p>46</text:p>
          </table:table-cell>
          <table:table-cell ns41:value-type="string" table:style-name="ce20" office:value-type="string">
            <text:p>Fabricage van lijsten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ns41:value-type="float" table:style-name="ce90" office:value="1" office:value-type="float">
            <text:p>1</text:p>
          </table:table-cell>
          <table:table-cell ns41:value-type="float" office:value="2" table:style-name="ce90" table:number-columns-repeated="2" office:value-type="float">
            <text:p>2</text:p>
          </table:table-cell>
          <table:table-cell ns41:value-type="float" table:style-name="ce90" office:value="4" office:value-type="float">
            <text:p>4</text:p>
          </table:table-cell>
          <table:table-cell table:style-name="ce90"/>
          <table:table-cell ns41:value-type="float" table:style-name="ce90" office:value="4" office:value-type="float">
            <text:p>4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3" office:value-type="float">
            <text:p>3</text:p>
          </table:table-cell>
          <table:table-cell ns41:value-type="float" office:value="1" table:style-name="ce90" table:number-columns-repeated="2" office:value-type="float">
            <text:p>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3" office:value-type="float">
            <text:p>3</text:p>
          </table:table-cell>
          <table:table-cell table:style-name="ce90" table:number-columns-repeated="3"/>
          <table:table-cell ns41:value-type="float" table:style-name="ce90" office:value="4" office:value-type="float">
            <text:p>4</text:p>
          </table:table-cell>
          <table:table-cell table:style-name="ce90"/>
          <table:table-cell ns41:value-type="float" table:style-name="ce90" office:value="3" office:value-type="float">
            <text:p>3</text:p>
          </table:table-cell>
          <table:table-cell table:style-name="ce90"/>
          <table:table-cell ns41:value-type="float" table:style-name="ce90" office:value="4" office:value-type="float">
            <text:p>4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table:formula="of:=[.J108]+[.L108]+[.N108]+[.P108]+[.R108]+[.T108]+[.V108]+[.X108]+[.Z108]+[.AB108]+[.AD108]+[.AF108]+[.AH108]+[.AJ108]+[.AL108]+[.AN108]" ns41:value-type="float" table:style-name="ce90" office:value-type="float" office:value="27">
            <text:p>27</text:p>
          </table:table-cell>
          <table:table-cell table:formula="of:=[.E108]+[.F108]+[.G108]+[.H108]+[.I108]+[.K108]+[.M108]+[.O108]+[.Q108]+[.S108]+[.U108]+[.W108]+[.Y108]+[.AA108]+[.AC108]+[.AE108]+[.AG108]+[.AI108]+[.AK108]+[.AM108]+[.AO108]" ns41:value-type="float" table:style-name="ce90" office:value-type="float" office:value="21">
            <text:p>21</text:p>
          </table:table-cell>
          <table:table-cell table:style-name="ce90" table:number-columns-repeated="2"/>
          <table:table-cell table:formula="of:=[.AP108]+[.AR108]" ns41:value-type="float" table:style-name="ce90" office:value-type="float" office:value="27">
            <text:p>27</text:p>
          </table:table-cell>
          <table:table-cell table:formula="of:=[.AQ108]+[.AS108]" ns41:value-type="float" table:style-name="ce52" office:value-type="float" office:value="21">
            <text:p>21</text:p>
          </table:table-cell>
          <table:table-cell table:formula="of:=[.A108]" ns41:value-type="float" table:style-name="ce91" office:value-type="float" office:value="46">
            <text:p>46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2" office:value-type="float">
            <text:p>852</text:p>
          </table:table-cell>
          <table:table-cell ns41:value-type="float" table:style-name="ce78" office:value="853" office:value-type="float">
            <text:p>853</text:p>
          </table:table-cell>
          <table:table-cell table:style-name="ce78"/>
          <table:table-cell ns41:value-type="float" table:style-name="ce85" office:value="240189" office:value-type="float">
            <text:p>240189</text:p>
          </table:table-cell>
          <table:table-cell table:number-columns-repeated="970"/>
        </table:table-row>
        <table:table-row table:style-name="ro3">
          <table:table-cell ns41:value-type="float" table:style-name="ce8" office:value="47" office:value-type="float">
            <text:p>47</text:p>
          </table:table-cell>
          <table:table-cell ns41:value-type="string" table:style-name="ce20" office:value-type="string">
            <text:p>Fabricage van meubels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ns41:value-type="float" table:style-name="ce90" office:value="2" office:value-type="float">
            <text:p>2</text:p>
          </table:table-cell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6" office:value-type="float">
            <text:p>6</text:p>
          </table:table-cell>
          <table:table-cell table:style-name="ce90"/>
          <table:table-cell ns41:value-type="float" table:style-name="ce90" office:value="7" office:value-type="float">
            <text:p>7</text:p>
          </table:table-cell>
          <table:table-cell table:style-name="ce90"/>
          <table:table-cell ns41:value-type="float" table:style-name="ce90" office:value="7" office:value-type="float">
            <text:p>7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4" office:value-type="float">
            <text:p>4</text:p>
          </table:table-cell>
          <table:table-cell table:style-name="ce90"/>
          <table:table-cell ns41:value-type="float" table:style-name="ce90" office:value="8" office:value-type="float">
            <text:p>8</text:p>
          </table:table-cell>
          <table:table-cell table:style-name="ce90"/>
          <table:table-cell ns41:value-type="float" table:style-name="ce90" office:value="5" office:value-type="float">
            <text:p>5</text:p>
          </table:table-cell>
          <table:table-cell table:style-name="ce90"/>
          <table:table-cell table:formula="of:=[.J109]+[.L109]+[.N109]+[.P109]+[.R109]+[.T109]+[.V109]+[.X109]+[.Z109]+[.AB109]+[.AD109]+[.AF109]+[.AH109]+[.AJ109]+[.AL109]+[.AN109]" ns41:value-type="float" table:style-name="ce90" office:value-type="float" office:value="101">
            <text:p>101</text:p>
          </table:table-cell>
          <table:table-cell table:formula="of:=[.E109]+[.F109]+[.G109]+[.H109]+[.I109]+[.K109]+[.M109]+[.O109]+[.Q109]+[.S109]+[.U109]+[.W109]+[.Y109]+[.AA109]+[.AC109]+[.AE109]+[.AG109]+[.AI109]+[.AK109]+[.AM109]+[.AO109]" ns41:value-type="float" table:style-name="ce90" office:value-type="float" office:value="79">
            <text:p>79</text:p>
          </table:table-cell>
          <table:table-cell table:style-name="ce90" table:number-columns-repeated="2"/>
          <table:table-cell table:formula="of:=[.AP109]+[.AR109]" ns41:value-type="float" table:style-name="ce90" office:value-type="float" office:value="101">
            <text:p>101</text:p>
          </table:table-cell>
          <table:table-cell table:formula="of:=[.AQ109]+[.AS109]" ns41:value-type="float" table:style-name="ce52" office:value-type="float" office:value="79">
            <text:p>79</text:p>
          </table:table-cell>
          <table:table-cell table:formula="of:=[.A109]" ns41:value-type="float" table:style-name="ce91" office:value-type="float" office:value="47">
            <text:p>47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2" office:value-type="float">
            <text:p>852</text:p>
          </table:table-cell>
          <table:table-cell ns41:value-type="float" table:style-name="ce78" office:value="853" office:value-type="float">
            <text:p>853</text:p>
          </table:table-cell>
          <table:table-cell table:style-name="ce78"/>
          <table:table-cell ns41:value-type="float" table:style-name="ce85" office:value="240189" office:value-type="float">
            <text:p>240189</text:p>
          </table:table-cell>
          <table:table-cell table:number-columns-repeated="970"/>
        </table:table-row>
        <table:table-row table:style-name="ro3">
          <table:table-cell ns41:value-type="float" table:style-name="ce8" office:value="48" office:value-type="float">
            <text:p>48</text:p>
          </table:table-cell>
          <table:table-cell ns41:value-type="string" table:style-name="ce20" office:value-type="string">
            <text:p>Fabricage van stoelen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ns41:value-type="float" table:style-name="ce90" office:value="1" office:value-type="float">
            <text:p>1</text:p>
          </table:table-cell>
          <table:table-cell ns41:value-type="float" office:value="2" table:style-name="ce90" table:number-columns-repeated="3" office:value-type="float">
            <text:p>2</text:p>
          </table:table-cell>
          <table:table-cell table:style-name="ce90"/>
          <table:table-cell ns41:value-type="float" table:style-name="ce90" office:value="3" office:value-type="float">
            <text:p>3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3" office:value-type="float">
            <text:p>3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5" office:value-type="float">
            <text:p>5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3" office:value-type="float">
            <text:p>3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 table:number-columns-repeated="5"/>
          <table:table-cell ns41:value-type="float" table:style-name="ce90" office:value="1" office:value-type="float">
            <text:p>1</text:p>
          </table:table-cell>
          <table:table-cell table:style-name="ce90"/>
          <table:table-cell table:formula="of:=[.J110]+[.L110]+[.N110]+[.P110]+[.R110]+[.T110]+[.V110]+[.X110]+[.Z110]+[.AB110]+[.AD110]+[.AF110]+[.AH110]+[.AJ110]+[.AL110]+[.AN110]" ns41:value-type="float" table:style-name="ce90" office:value-type="float" office:value="26">
            <text:p>26</text:p>
          </table:table-cell>
          <table:table-cell table:formula="of:=[.E110]+[.F110]+[.G110]+[.H110]+[.I110]+[.K110]+[.M110]+[.O110]+[.Q110]+[.S110]+[.U110]+[.W110]+[.Y110]+[.AA110]+[.AC110]+[.AE110]+[.AG110]+[.AI110]+[.AK110]+[.AM110]+[.AO110]" ns41:value-type="float" table:style-name="ce90" office:value-type="float" office:value="18">
            <text:p>18</text:p>
          </table:table-cell>
          <table:table-cell table:style-name="ce90" table:number-columns-repeated="2"/>
          <table:table-cell table:formula="of:=[.AP110]+[.AR110]" ns41:value-type="float" table:style-name="ce90" office:value-type="float" office:value="26">
            <text:p>26</text:p>
          </table:table-cell>
          <table:table-cell table:formula="of:=[.AQ110]+[.AS110]" ns41:value-type="float" table:style-name="ce52" office:value-type="float" office:value="18">
            <text:p>18</text:p>
          </table:table-cell>
          <table:table-cell table:formula="of:=[.A110]" ns41:value-type="float" table:style-name="ce91" office:value-type="float" office:value="48">
            <text:p>48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2" office:value-type="float">
            <text:p>852</text:p>
          </table:table-cell>
          <table:table-cell ns41:value-type="float" table:style-name="ce78" office:value="853" office:value-type="float">
            <text:p>853</text:p>
          </table:table-cell>
          <table:table-cell table:style-name="ce78"/>
          <table:table-cell ns41:value-type="float" table:style-name="ce85" office:value="240189" office:value-type="float">
            <text:p>240189</text:p>
          </table:table-cell>
          <table:table-cell table:number-columns-repeated="970"/>
        </table:table-row>
        <table:table-row table:style-name="ro5">
          <table:table-cell ns41:value-type="float" table:style-name="ce8" office:value="49" office:value-type="float">
            <text:p>49</text:p>
          </table:table-cell>
          <table:table-cell ns41:value-type="string" table:style-name="ce20" office:value-type="string">
            <text:p>Fabricage van sigarenkisten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2"/>
          <table:table-cell ns41:value-type="float" office:value="1" table:style-name="ce90" table:number-columns-repeated="2" office:value-type="float">
            <text:p>1</text:p>
          </table:table-cell>
          <table:table-cell table:style-name="ce90" table:number-columns-repeated="10"/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 table:number-columns-repeated="9"/>
          <table:table-cell ns41:value-type="float" table:style-name="ce90" office:value="2" office:value-type="float">
            <text:p>2</text:p>
          </table:table-cell>
          <table:table-cell table:style-name="ce90" table:number-columns-repeated="7"/>
          <table:table-cell table:formula="of:=[.J111]+[.L111]+[.N111]+[.P111]+[.R111]+[.T111]+[.V111]+[.X111]+[.Z111]+[.AB111]+[.AD111]+[.AF111]+[.AH111]+[.AJ111]+[.AL111]+[.AN111]" ns41:value-type="float" table:style-name="ce90" office:value-type="float" office:value="4">
            <text:p>4</text:p>
          </table:table-cell>
          <table:table-cell table:formula="of:=[.E111]+[.F111]+[.G111]+[.H111]+[.I111]+[.K111]+[.M111]+[.O111]+[.Q111]+[.S111]+[.U111]+[.W111]+[.Y111]+[.AA111]+[.AC111]+[.AE111]+[.AG111]+[.AI111]+[.AK111]+[.AM111]+[.AO111]" ns41:value-type="float" table:style-name="ce90" office:value-type="float" office:value="2">
            <text:p>2</text:p>
          </table:table-cell>
          <table:table-cell table:style-name="ce90" table:number-columns-repeated="2"/>
          <table:table-cell table:formula="of:=[.AP111]+[.AR111]" ns41:value-type="float" table:style-name="ce90" office:value-type="float" office:value="4">
            <text:p>4</text:p>
          </table:table-cell>
          <table:table-cell table:formula="of:=[.AQ111]+[.AS111]" ns41:value-type="float" table:style-name="ce52" office:value-type="float" office:value="2">
            <text:p>2</text:p>
          </table:table-cell>
          <table:table-cell table:formula="of:=[.A111]" ns41:value-type="float" table:style-name="ce91" office:value-type="float" office:value="49">
            <text:p>49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2" office:value-type="float">
            <text:p>852</text:p>
          </table:table-cell>
          <table:table-cell ns41:value-type="float" table:style-name="ce78" office:value="853" office:value-type="float">
            <text:p>853</text:p>
          </table:table-cell>
          <table:table-cell table:style-name="ce78"/>
          <table:table-cell ns41:value-type="float" table:style-name="ce85" office:value="240189" office:value-type="float">
            <text:p>240189</text:p>
          </table:table-cell>
          <table:table-cell table:number-columns-repeated="970"/>
        </table:table-row>
        <table:table-row table:style-name="ro3">
          <table:table-cell ns41:value-type="float" table:style-name="ce8" office:value="50" office:value-type="float">
            <text:p>50</text:p>
          </table:table-cell>
          <table:table-cell ns41:value-type="string" table:style-name="ce20" office:value-type="string">
            <text:p>Houtbereiders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9"/>
          <table:table-cell ns41:value-type="float" table:style-name="ce90" office:value="1" office:value-type="float">
            <text:p>1</text:p>
          </table:table-cell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10" office:value-type="float">
            <text:p>10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6" office:value-type="float">
            <text:p>6</text:p>
          </table:table-cell>
          <table:table-cell table:style-name="ce90" table:number-columns-repeated="3"/>
          <table:table-cell ns41:value-type="float" table:style-name="ce90" office:value="12" office:value-type="float">
            <text:p>12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5" office:value-type="float">
            <text:p>5</text:p>
          </table:table-cell>
          <table:table-cell table:style-name="ce90"/>
          <table:table-cell ns41:value-type="float" table:style-name="ce90" office:value="5" office:value-type="float">
            <text:p>5</text:p>
          </table:table-cell>
          <table:table-cell ns41:value-type="float" table:style-name="ce90" office:value="1" office:value-type="float">
            <text:p>1</text:p>
          </table:table-cell>
          <table:table-cell table:style-name="ce90" table:number-columns-repeated="2"/>
          <table:table-cell ns41:value-type="float" table:style-name="ce90" office:value="1" office:value-type="float">
            <text:p>1</text:p>
          </table:table-cell>
          <table:table-cell table:style-name="ce90" table:number-columns-repeated="5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table:formula="of:=[.J112]+[.L112]+[.N112]+[.P112]+[.R112]+[.T112]+[.V112]+[.X112]+[.Z112]+[.AB112]+[.AD112]+[.AF112]+[.AH112]+[.AJ112]+[.AL112]+[.AN112]" ns41:value-type="float" table:style-name="ce90" office:value-type="float" office:value="43">
            <text:p>43</text:p>
          </table:table-cell>
          <table:table-cell table:formula="of:=[.E112]+[.F112]+[.G112]+[.H112]+[.I112]+[.K112]+[.M112]+[.O112]+[.Q112]+[.S112]+[.U112]+[.W112]+[.Y112]+[.AA112]+[.AC112]+[.AE112]+[.AG112]+[.AI112]+[.AK112]+[.AM112]+[.AO112]" ns41:value-type="float" table:style-name="ce90" office:value-type="float" office:value="5">
            <text:p>5</text:p>
          </table:table-cell>
          <table:table-cell table:style-name="ce90" table:number-columns-repeated="2"/>
          <table:table-cell table:formula="of:=[.AP112]+[.AR112]" ns41:value-type="float" table:style-name="ce90" office:value-type="float" office:value="43">
            <text:p>43</text:p>
          </table:table-cell>
          <table:table-cell table:formula="of:=[.AQ112]+[.AS112]" ns41:value-type="float" table:style-name="ce52" office:value-type="float" office:value="5">
            <text:p>5</text:p>
          </table:table-cell>
          <table:table-cell table:formula="of:=[.A112]" ns41:value-type="float" table:style-name="ce91" office:value-type="float" office:value="50">
            <text:p>50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2" office:value-type="float">
            <text:p>852</text:p>
          </table:table-cell>
          <table:table-cell ns41:value-type="float" table:style-name="ce78" office:value="853" office:value-type="float">
            <text:p>853</text:p>
          </table:table-cell>
          <table:table-cell table:style-name="ce78"/>
          <table:table-cell ns41:value-type="float" table:style-name="ce85" office:value="240189" office:value-type="float">
            <text:p>240189</text:p>
          </table:table-cell>
          <table:table-cell table:number-columns-repeated="970"/>
        </table:table-row>
        <table:table-row table:style-name="ro3">
          <table:table-cell ns41:value-type="float" table:style-name="ce8" office:value="51" office:value-type="float">
            <text:p>51</text:p>
          </table:table-cell>
          <table:table-cell ns41:value-type="string" table:style-name="ce20" office:value-type="string">
            <text:p>Fabricage van klompen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ns41:value-type="float" table:style-name="ce90" office:value="1" office:value-type="float">
            <text:p>1</text:p>
          </table:table-cell>
          <table:table-cell table:style-name="ce90" table:number-columns-repeated="4"/>
          <table:table-cell ns41:value-type="float" table:style-name="ce90" office:value="2" office:value-type="float">
            <text:p>2</text:p>
          </table:table-cell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 table:number-columns-repeated="2"/>
          <table:table-cell ns41:value-type="float" office:value="2" table:style-name="ce90" table:number-columns-repeated="2" office:value-type="float">
            <text:p>2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2"/>
          <table:table-cell ns41:value-type="float" office:value="1" table:style-name="ce90" table:number-columns-repeated="2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ns41:value-type="float" table:style-name="ce90" office:value="2" office:value-type="float">
            <text:p>2</text:p>
          </table:table-cell>
          <table:table-cell table:style-name="ce90" table:number-columns-repeated="9"/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table:formula="of:=[.J113]+[.L113]+[.N113]+[.P113]+[.R113]+[.T113]+[.V113]+[.X113]+[.Z113]+[.AB113]+[.AD113]+[.AF113]+[.AH113]+[.AJ113]+[.AL113]+[.AN113]" ns41:value-type="float" table:style-name="ce90" office:value-type="float" office:value="6">
            <text:p>6</text:p>
          </table:table-cell>
          <table:table-cell table:formula="of:=[.E113]+[.F113]+[.G113]+[.H113]+[.I113]+[.K113]+[.M113]+[.O113]+[.Q113]+[.S113]+[.U113]+[.W113]+[.Y113]+[.AA113]+[.AC113]+[.AE113]+[.AG113]+[.AI113]+[.AK113]+[.AM113]+[.AO113]" ns41:value-type="float" table:style-name="ce90" office:value-type="float" office:value="9">
            <text:p>9</text:p>
          </table:table-cell>
          <table:table-cell table:style-name="ce90" table:number-columns-repeated="2"/>
          <table:table-cell table:formula="of:=[.AP113]+[.AR113]" ns41:value-type="float" table:style-name="ce90" office:value-type="float" office:value="6">
            <text:p>6</text:p>
          </table:table-cell>
          <table:table-cell table:formula="of:=[.AQ113]+[.AS113]" ns41:value-type="float" table:style-name="ce52" office:value-type="float" office:value="9">
            <text:p>9</text:p>
          </table:table-cell>
          <table:table-cell table:formula="of:=[.A113]" ns41:value-type="float" table:style-name="ce91" office:value-type="float" office:value="51">
            <text:p>51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2" office:value-type="float">
            <text:p>852</text:p>
          </table:table-cell>
          <table:table-cell ns41:value-type="float" table:style-name="ce78" office:value="853" office:value-type="float">
            <text:p>853</text:p>
          </table:table-cell>
          <table:table-cell table:style-name="ce78"/>
          <table:table-cell ns41:value-type="float" table:style-name="ce85" office:value="240189" office:value-type="float">
            <text:p>240189</text:p>
          </table:table-cell>
          <table:table-cell table:number-columns-repeated="970"/>
        </table:table-row>
        <table:table-row table:style-name="ro3">
          <table:table-cell ns41:value-type="float" table:style-name="ce8" office:value="1" office:value-type="float">
            <text:p>1</text:p>
          </table:table-cell>
          <table:table-cell ns41:value-type="string" table:style-name="ce20" office:value-type="string">
            <text:p>Fabricage van kisten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5"/>
          <table:table-cell ns41:value-type="float" table:style-name="ce90" office:value="9" office:value-type="float">
            <text:p>9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7" office:value-type="float">
            <text:p>7</text:p>
          </table:table-cell>
          <table:table-cell table:style-name="ce90"/>
          <table:table-cell ns41:value-type="float" table:style-name="ce90" office:value="3" office:value-type="float">
            <text:p>3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3" office:value-type="float">
            <text:p>3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3" office:value-type="float">
            <text:p>3</text:p>
          </table:table-cell>
          <table:table-cell table:style-name="ce90"/>
          <table:table-cell ns41:value-type="float" table:style-name="ce90" office:value="6" office:value-type="float">
            <text:p>6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3" office:value-type="float">
            <text:p>3</text:p>
          </table:table-cell>
          <table:table-cell table:style-name="ce90" table:number-columns-repeated="9"/>
          <table:table-cell table:formula="of:=[.J114]+[.L114]+[.N114]+[.P114]+[.R114]+[.T114]+[.V114]+[.X114]+[.Z114]+[.AB114]+[.AD114]+[.AF114]+[.AH114]+[.AJ114]+[.AL114]+[.AN114]" ns41:value-type="float" table:style-name="ce90" office:value-type="float" office:value="24">
            <text:p>24</text:p>
          </table:table-cell>
          <table:table-cell table:formula="of:=[.E114]+[.F114]+[.G114]+[.H114]+[.I114]+[.K114]+[.M114]+[.O114]+[.Q114]+[.S114]+[.U114]+[.W114]+[.Y114]+[.AA114]+[.AC114]+[.AE114]+[.AG114]+[.AI114]+[.AK114]+[.AM114]+[.AO114]" ns41:value-type="float" table:style-name="ce90" office:value-type="float" office:value="25">
            <text:p>25</text:p>
          </table:table-cell>
          <table:table-cell table:style-name="ce90" table:number-columns-repeated="2"/>
          <table:table-cell table:formula="of:=[.AP114]+[.AR114]" ns41:value-type="float" table:style-name="ce90" office:value-type="float" office:value="24">
            <text:p>24</text:p>
          </table:table-cell>
          <table:table-cell table:formula="of:=[.AQ114]+[.AS114]" ns41:value-type="float" table:style-name="ce52" office:value-type="float" office:value="25">
            <text:p>25</text:p>
          </table:table-cell>
          <table:table-cell table:formula="of:=[.A114]" ns41:value-type="float" table:style-name="ce91" office:value-type="float" office:value="1">
            <text:p>1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4" office:value-type="float">
            <text:p>854</text:p>
          </table:table-cell>
          <table:table-cell ns41:value-type="float" table:style-name="ce78" office:value="855" office:value-type="float">
            <text:p>855</text:p>
          </table:table-cell>
          <table:table-cell table:style-name="ce78"/>
          <table:table-cell ns41:value-type="float" table:style-name="ce85" office:value="240190" office:value-type="float">
            <text:p>240190</text:p>
          </table:table-cell>
          <table:table-cell table:number-columns-repeated="970"/>
        </table:table-row>
        <table:table-row table:style-name="ro3">
          <table:table-cell ns41:value-type="float" table:style-name="ce8" office:value="2" office:value-type="float">
            <text:p>2</text:p>
          </table:table-cell>
          <table:table-cell ns41:value-type="string" table:style-name="ce20" office:value-type="string">
            <text:p>Kelderkistmakers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9"/>
          <table:table-cell ns41:value-type="float" table:style-name="ce90" office:value="1" office:value-type="float">
            <text:p>1</text:p>
          </table:table-cell>
          <table:table-cell table:style-name="ce90" table:number-columns-repeated="26"/>
          <table:table-cell table:formula="of:=[.J115]+[.L115]+[.N115]+[.P115]+[.R115]+[.T115]+[.V115]+[.X115]+[.Z115]+[.AB115]+[.AD115]+[.AF115]+[.AH115]+[.AJ115]+[.AL115]+[.AN115]" ns41:value-type="float" table:style-name="ce90" office:value-type="float" office:value="0">
            <text:p>0</text:p>
          </table:table-cell>
          <table:table-cell table:formula="of:=[.E115]+[.F115]+[.G115]+[.H115]+[.I115]+[.K115]+[.M115]+[.O115]+[.Q115]+[.S115]+[.U115]+[.W115]+[.Y115]+[.AA115]+[.AC115]+[.AE115]+[.AG115]+[.AI115]+[.AK115]+[.AM115]+[.AO115]" ns41:value-type="float" table:style-name="ce90" office:value-type="float" office:value="1">
            <text:p>1</text:p>
          </table:table-cell>
          <table:table-cell table:style-name="ce90" table:number-columns-repeated="2"/>
          <table:table-cell table:formula="of:=[.AP115]+[.AR115]" ns41:value-type="float" table:style-name="ce90" office:value-type="float" office:value="0">
            <text:p>0</text:p>
          </table:table-cell>
          <table:table-cell table:formula="of:=[.AQ115]+[.AS115]" ns41:value-type="float" table:style-name="ce52" office:value-type="float" office:value="1">
            <text:p>1</text:p>
          </table:table-cell>
          <table:table-cell table:formula="of:=[.A115]" ns41:value-type="float" table:style-name="ce91" office:value-type="float" office:value="2">
            <text:p>2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4" office:value-type="float">
            <text:p>854</text:p>
          </table:table-cell>
          <table:table-cell ns41:value-type="float" table:style-name="ce78" office:value="855" office:value-type="float">
            <text:p>855</text:p>
          </table:table-cell>
          <table:table-cell table:style-name="ce78"/>
          <table:table-cell ns41:value-type="float" table:style-name="ce85" office:value="240190" office:value-type="float">
            <text:p>240190</text:p>
          </table:table-cell>
          <table:table-cell table:number-columns-repeated="970"/>
        </table:table-row>
        <table:table-row table:style-name="ro3">
          <table:table-cell ns41:value-type="float" table:style-name="ce8" office:value="3" office:value-type="float">
            <text:p>3</text:p>
          </table:table-cell>
          <table:table-cell ns41:value-type="string" table:style-name="ce20" office:value-type="string">
            <text:p>Kuipers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office:value="1" table:style-name="ce90" table:number-columns-repeated="2" office:value-type="float">
            <text:p>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0" office:value="1" office:value-type="float">
            <text:p>1</text:p>
          </table:table-cell>
          <table:table-cell table:style-name="ce90" table:number-columns-repeated="2"/>
          <table:table-cell ns41:value-type="float" table:style-name="ce90" office:value="7" office:value-type="float">
            <text:p>7</text:p>
          </table:table-cell>
          <table:table-cell ns41:value-type="float" office:value="1" table:style-name="ce90" table:number-columns-repeated="2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0" office:value="1" office:value-type="float">
            <text:p>1</text:p>
          </table:table-cell>
          <table:table-cell table:style-name="ce90" table:number-columns-repeated="7"/>
          <table:table-cell table:formula="of:=[.J116]+[.L116]+[.N116]+[.P116]+[.R116]+[.T116]+[.V116]+[.X116]+[.Z116]+[.AB116]+[.AD116]+[.AF116]+[.AH116]+[.AJ116]+[.AL116]+[.AN116]" ns41:value-type="float" table:style-name="ce90" office:value-type="float" office:value="33">
            <text:p>33</text:p>
          </table:table-cell>
          <table:table-cell table:formula="of:=[.E116]+[.F116]+[.G116]+[.H116]+[.I116]+[.K116]+[.M116]+[.O116]+[.Q116]+[.S116]+[.U116]+[.W116]+[.Y116]+[.AA116]+[.AC116]+[.AE116]+[.AG116]+[.AI116]+[.AK116]+[.AM116]+[.AO116]" ns41:value-type="float" table:style-name="ce90" office:value-type="float" office:value="26">
            <text:p>26</text:p>
          </table:table-cell>
          <table:table-cell table:style-name="ce90" table:number-columns-repeated="2"/>
          <table:table-cell table:formula="of:=[.AP116]+[.AR116]" ns41:value-type="float" table:style-name="ce90" office:value-type="float" office:value="33">
            <text:p>33</text:p>
          </table:table-cell>
          <table:table-cell table:formula="of:=[.AQ116]+[.AS116]" ns41:value-type="float" table:style-name="ce52" office:value-type="float" office:value="26">
            <text:p>26</text:p>
          </table:table-cell>
          <table:table-cell table:formula="of:=[.A116]" ns41:value-type="float" table:style-name="ce91" office:value-type="float" office:value="3">
            <text:p>3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4" office:value-type="float">
            <text:p>854</text:p>
          </table:table-cell>
          <table:table-cell ns41:value-type="float" table:style-name="ce78" office:value="855" office:value-type="float">
            <text:p>855</text:p>
          </table:table-cell>
          <table:table-cell table:style-name="ce78"/>
          <table:table-cell ns41:value-type="float" table:style-name="ce85" office:value="240190" office:value-type="float">
            <text:p>240190</text:p>
          </table:table-cell>
          <table:table-cell table:number-columns-repeated="970"/>
        </table:table-row>
        <table:table-row table:style-name="ro3">
          <table:table-cell ns41:value-type="float" table:style-name="ce8" office:value="4" office:value-type="float">
            <text:p>4</text:p>
          </table:table-cell>
          <table:table-cell ns41:value-type="string" table:style-name="ce20" office:value-type="string">
            <text:p>Fabricage van hoepels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ns41:value-type="float" table:style-name="ce90" office:value="3" office:value-type="float">
            <text:p>3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0" office:value="21" office:value-type="float">
            <text:p>21</text:p>
          </table:table-cell>
          <table:table-cell table:style-name="ce90"/>
          <table:table-cell ns41:value-type="float" table:style-name="ce90" office:value="11" office:value-type="float">
            <text:p>11</text:p>
          </table:table-cell>
          <table:table-cell table:style-name="ce90"/>
          <table:table-cell ns41:value-type="float" table:style-name="ce90" office:value="10" office:value-type="float">
            <text:p>10</text:p>
          </table:table-cell>
          <table:table-cell ns41:value-type="float" office:value="7" table:style-name="ce90" table:number-columns-repeated="2" office:value-type="float">
            <text:p>7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0" office:value="6" office:value-type="float">
            <text:p>6</text:p>
          </table:table-cell>
          <table:table-cell table:style-name="ce90" table:number-columns-repeated="3"/>
          <table:table-cell ns41:value-type="float" table:style-name="ce90" office:value="11" office:value-type="float">
            <text:p>1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3" office:value-type="float">
            <text:p>3</text:p>
          </table:table-cell>
          <table:table-cell table:style-name="ce90"/>
          <table:table-cell ns41:value-type="float" table:style-name="ce90" office:value="7" office:value-type="float">
            <text:p>7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2" office:value-type="float">
            <text:p>2</text:p>
          </table:table-cell>
          <table:table-cell table:style-name="ce90" table:number-columns-repeated="3"/>
          <table:table-cell ns41:value-type="float" table:style-name="ce90" office:value="5" office:value-type="float">
            <text:p>5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table:formula="of:=[.J117]+[.L117]+[.N117]+[.P117]+[.R117]+[.T117]+[.V117]+[.X117]+[.Z117]+[.AB117]+[.AD117]+[.AF117]+[.AH117]+[.AJ117]+[.AL117]+[.AN117]" ns41:value-type="float" table:style-name="ce90" office:value-type="float" office:value="79">
            <text:p>79</text:p>
          </table:table-cell>
          <table:table-cell table:formula="of:=[.E117]+[.F117]+[.G117]+[.H117]+[.I117]+[.K117]+[.M117]+[.O117]+[.Q117]+[.S117]+[.U117]+[.W117]+[.Y117]+[.AA117]+[.AC117]+[.AE117]+[.AG117]+[.AI117]+[.AK117]+[.AM117]+[.AO117]" ns41:value-type="float" table:style-name="ce90" office:value-type="float" office:value="89">
            <text:p>89</text:p>
          </table:table-cell>
          <table:table-cell table:style-name="ce90" table:number-columns-repeated="2"/>
          <table:table-cell table:formula="of:=[.AP117]+[.AR117]" ns41:value-type="float" table:style-name="ce90" office:value-type="float" office:value="79">
            <text:p>79</text:p>
          </table:table-cell>
          <table:table-cell table:formula="of:=[.AQ117]+[.AS117]" ns41:value-type="float" table:style-name="ce52" office:value-type="float" office:value="89">
            <text:p>89</text:p>
          </table:table-cell>
          <table:table-cell table:formula="of:=[.A117]" ns41:value-type="float" table:style-name="ce91" office:value-type="float" office:value="4">
            <text:p>4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4" office:value-type="float">
            <text:p>854</text:p>
          </table:table-cell>
          <table:table-cell ns41:value-type="float" table:style-name="ce78" office:value="855" office:value-type="float">
            <text:p>855</text:p>
          </table:table-cell>
          <table:table-cell table:style-name="ce78"/>
          <table:table-cell ns41:value-type="float" table:style-name="ce85" office:value="240190" office:value-type="float">
            <text:p>240190</text:p>
          </table:table-cell>
          <table:table-cell table:number-columns-repeated="970"/>
        </table:table-row>
        <table:table-row table:style-name="ro3">
          <table:table-cell ns41:value-type="float" table:style-name="ce8" office:value="5" office:value-type="float">
            <text:p>5</text:p>
          </table:table-cell>
          <table:table-cell ns41:value-type="string" table:style-name="ce20" office:value-type="string">
            <text:p>Fabricage van houtwol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6"/>
          <table:table-cell ns41:value-type="float" table:style-name="ce90" office:value="1" office:value-type="float">
            <text:p>1</text:p>
          </table:table-cell>
          <table:table-cell table:style-name="ce90" table:number-columns-repeated="5"/>
          <table:table-cell ns41:value-type="float" table:style-name="ce90" office:value="1" office:value-type="float">
            <text:p>1</text:p>
          </table:table-cell>
          <table:table-cell table:style-name="ce90" table:number-columns-repeated="17"/>
          <table:table-cell table:formula="of:=[.J118]+[.L118]+[.N118]+[.P118]+[.R118]+[.T118]+[.V118]+[.X118]+[.Z118]+[.AB118]+[.AD118]+[.AF118]+[.AH118]+[.AJ118]+[.AL118]+[.AN118]" ns41:value-type="float" table:style-name="ce90" office:value-type="float" office:value="2">
            <text:p>2</text:p>
          </table:table-cell>
          <table:table-cell table:formula="of:=[.E118]+[.F118]+[.G118]+[.H118]+[.I118]+[.K118]+[.M118]+[.O118]+[.Q118]+[.S118]+[.U118]+[.W118]+[.Y118]+[.AA118]+[.AC118]+[.AE118]+[.AG118]+[.AI118]+[.AK118]+[.AM118]+[.AO118]" ns41:value-type="float" table:style-name="ce90" office:value-type="float" office:value="3">
            <text:p>3</text:p>
          </table:table-cell>
          <table:table-cell table:style-name="ce90" table:number-columns-repeated="2"/>
          <table:table-cell table:formula="of:=[.AP118]+[.AR118]" ns41:value-type="float" table:style-name="ce90" office:value-type="float" office:value="2">
            <text:p>2</text:p>
          </table:table-cell>
          <table:table-cell table:formula="of:=[.AQ118]+[.AS118]" ns41:value-type="float" table:style-name="ce52" office:value-type="float" office:value="3">
            <text:p>3</text:p>
          </table:table-cell>
          <table:table-cell table:formula="of:=[.A118]" ns41:value-type="float" table:style-name="ce91" office:value-type="float" office:value="5">
            <text:p>5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4" office:value-type="float">
            <text:p>854</text:p>
          </table:table-cell>
          <table:table-cell ns41:value-type="float" table:style-name="ce78" office:value="855" office:value-type="float">
            <text:p>855</text:p>
          </table:table-cell>
          <table:table-cell table:style-name="ce78"/>
          <table:table-cell ns41:value-type="float" table:style-name="ce85" office:value="240190" office:value-type="float">
            <text:p>240190</text:p>
          </table:table-cell>
          <table:table-cell table:number-columns-repeated="970"/>
        </table:table-row>
        <table:table-row table:style-name="ro3">
          <table:table-cell ns41:value-type="float" table:style-name="ce8" office:value="6" office:value-type="float">
            <text:p>6</text:p>
          </table:table-cell>
          <table:table-cell ns41:value-type="string" table:style-name="ce20" office:value-type="string">
            <text:p>Houtzagers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ns41:value-type="float" table:style-name="ce90" office:value="2" office:value-type="float">
            <text:p>2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0" office:value="19" office:value-type="float">
            <text:p>19</text:p>
          </table:table-cell>
          <table:table-cell table:style-name="ce90"/>
          <table:table-cell ns41:value-type="float" table:style-name="ce90" office:value="44" office:value-type="float">
            <text:p>44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0" office:value="39" office:value-type="float">
            <text:p>39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0" office:value="32" office:value-type="float">
            <text:p>32</text:p>
          </table:table-cell>
          <table:table-cell ns41:value-type="float" table:style-name="ce90" office:value="63" office:value-type="float">
            <text:p>63</text:p>
          </table:table-cell>
          <table:table-cell ns41:value-type="float" table:style-name="ce90" office:value="30" office:value-type="float">
            <text:p>30</text:p>
          </table:table-cell>
          <table:table-cell ns41:value-type="float" table:style-name="ce90" office:value="36" office:value-type="float">
            <text:p>36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0" office:value="47" office:value-type="float">
            <text:p>47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0" office:value="37" office:value-type="float">
            <text:p>37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0" office:value="46" office:value-type="float">
            <text:p>46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0" office:value="28" office:value-type="float">
            <text:p>28</text:p>
          </table:table-cell>
          <table:table-cell table:style-name="ce90"/>
          <table:table-cell ns41:value-type="float" table:style-name="ce90" office:value="21" office:value-type="float">
            <text:p>21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0" office:value="1" office:value-type="float">
            <text:p>1</text:p>
          </table:table-cell>
          <table:table-cell table:style-name="ce90" table:number-columns-repeated="2"/>
          <table:table-cell ns41:value-type="float" table:style-name="ce90" office:value="7" office:value-type="float">
            <text:p>7</text:p>
          </table:table-cell>
          <table:table-cell ns41:value-type="float" office:value="1" table:style-name="ce90" table:number-columns-repeated="2" office:value-type="float">
            <text:p>1</text:p>
          </table:table-cell>
          <table:table-cell table:style-name="ce90"/>
          <table:table-cell table:formula="of:=[.J119]+[.L119]+[.N119]+[.P119]+[.R119]+[.T119]+[.V119]+[.X119]+[.Z119]+[.AB119]+[.AD119]+[.AF119]+[.AH119]+[.AJ119]+[.AL119]+[.AN119]" ns41:value-type="float" table:style-name="ce90" office:value-type="float" office:value="352">
            <text:p>352</text:p>
          </table:table-cell>
          <table:table-cell table:formula="of:=[.E119]+[.F119]+[.G119]+[.H119]+[.I119]+[.K119]+[.M119]+[.O119]+[.Q119]+[.S119]+[.U119]+[.W119]+[.Y119]+[.AA119]+[.AC119]+[.AE119]+[.AG119]+[.AI119]+[.AK119]+[.AM119]+[.AO119]" ns41:value-type="float" table:style-name="ce90" office:value-type="float" office:value="241">
            <text:p>24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formula="of:=[.AP119]+[.AR119]" ns41:value-type="float" table:style-name="ce90" office:value-type="float" office:value="352">
            <text:p>352</text:p>
          </table:table-cell>
          <table:table-cell table:formula="of:=[.AQ119]+[.AS119]" ns41:value-type="float" table:style-name="ce52" office:value-type="float" office:value="242">
            <text:p>242</text:p>
          </table:table-cell>
          <table:table-cell table:formula="of:=[.A119]" ns41:value-type="float" table:style-name="ce91" office:value-type="float" office:value="6">
            <text:p>6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4" office:value-type="float">
            <text:p>854</text:p>
          </table:table-cell>
          <table:table-cell ns41:value-type="float" table:style-name="ce78" office:value="855" office:value-type="float">
            <text:p>855</text:p>
          </table:table-cell>
          <table:table-cell table:style-name="ce78"/>
          <table:table-cell ns41:value-type="float" table:style-name="ce85" office:value="240190" office:value-type="float">
            <text:p>240190</text:p>
          </table:table-cell>
          <table:table-cell table:number-columns-repeated="970"/>
        </table:table-row>
        <table:table-row table:style-name="ro5">
          <table:table-cell ns41:value-type="float" table:style-name="ce8" office:value="7" office:value-type="float">
            <text:p>7</text:p>
          </table:table-cell>
          <table:table-cell ns41:value-type="string" table:style-name="ce20" office:value-type="string">
            <text:p>Fabricage van vogelkooien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22"/>
          <table:table-cell ns41:value-type="float" table:style-name="ce90" office:value="1" office:value-type="float">
            <text:p>1</text:p>
          </table:table-cell>
          <table:table-cell table:style-name="ce90" table:number-columns-repeated="13"/>
          <table:table-cell table:formula="of:=[.J120]+[.L120]+[.N120]+[.P120]+[.R120]+[.T120]+[.V120]+[.X120]+[.Z120]+[.AB120]+[.AD120]+[.AF120]+[.AH120]+[.AJ120]+[.AL120]+[.AN120]" ns41:value-type="float" table:style-name="ce90" office:value-type="float" office:value="1">
            <text:p>1</text:p>
          </table:table-cell>
          <table:table-cell table:formula="of:=[.E120]+[.F120]+[.G120]+[.H120]+[.I120]+[.K120]+[.M120]+[.O120]+[.Q120]+[.S120]+[.U120]+[.W120]+[.Y120]+[.AA120]+[.AC120]+[.AE120]+[.AG120]+[.AI120]+[.AK120]+[.AM120]+[.AO120]" ns41:value-type="float" table:style-name="ce90" office:value-type="float" office:value="0">
            <text:p>0</text:p>
          </table:table-cell>
          <table:table-cell table:style-name="ce90" table:number-columns-repeated="2"/>
          <table:table-cell table:formula="of:=[.AP120]+[.AR120]" ns41:value-type="float" table:style-name="ce90" office:value-type="float" office:value="1">
            <text:p>1</text:p>
          </table:table-cell>
          <table:table-cell table:formula="of:=[.AQ120]+[.AS120]" ns41:value-type="float" table:style-name="ce52" office:value-type="float" office:value="0">
            <text:p>0</text:p>
          </table:table-cell>
          <table:table-cell table:formula="of:=[.A120]" ns41:value-type="float" table:style-name="ce91" office:value-type="float" office:value="7">
            <text:p>7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4" office:value-type="float">
            <text:p>854</text:p>
          </table:table-cell>
          <table:table-cell ns41:value-type="float" table:style-name="ce78" office:value="855" office:value-type="float">
            <text:p>855</text:p>
          </table:table-cell>
          <table:table-cell table:style-name="ce78"/>
          <table:table-cell ns41:value-type="float" table:style-name="ce85" office:value="240190" office:value-type="float">
            <text:p>240190</text:p>
          </table:table-cell>
          <table:table-cell table:number-columns-repeated="970"/>
        </table:table-row>
        <table:table-row table:style-name="ro3">
          <table:table-cell ns41:value-type="float" table:style-name="ce8" office:value="8" office:value-type="float">
            <text:p>8</text:p>
          </table:table-cell>
          <table:table-cell ns41:value-type="string" table:style-name="ce20" office:value-type="string">
            <text:p>Fabricage van borstels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/>
          <table:table-cell ns41:value-type="float" office:value="1" table:style-name="ce90" table:number-columns-repeated="3" office:value-type="float">
            <text:p>1</text:p>
          </table:table-cell>
          <table:table-cell table:style-name="ce90"/>
          <table:table-cell ns41:value-type="float" table:style-name="ce90" office:value="3" office:value-type="float">
            <text:p>3</text:p>
          </table:table-cell>
          <table:table-cell table:style-name="ce90" table:number-columns-repeated="3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3" office:value-type="float">
            <text:p>3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9"/>
          <table:table-cell table:formula="of:=[.J121]+[.L121]+[.N121]+[.P121]+[.R121]+[.T121]+[.V121]+[.X121]+[.Z121]+[.AB121]+[.AD121]+[.AF121]+[.AH121]+[.AJ121]+[.AL121]+[.AN121]" ns41:value-type="float" table:style-name="ce90" office:value-type="float" office:value="12">
            <text:p>12</text:p>
          </table:table-cell>
          <table:table-cell table:formula="of:=[.E121]+[.F121]+[.G121]+[.H121]+[.I121]+[.K121]+[.M121]+[.O121]+[.Q121]+[.S121]+[.U121]+[.W121]+[.Y121]+[.AA121]+[.AC121]+[.AE121]+[.AG121]+[.AI121]+[.AK121]+[.AM121]+[.AO121]" ns41:value-type="float" table:style-name="ce90" office:value-type="float" office:value="10">
            <text:p>10</text:p>
          </table:table-cell>
          <table:table-cell table:style-name="ce90" table:number-columns-repeated="2"/>
          <table:table-cell table:formula="of:=[.AP121]+[.AR121]" ns41:value-type="float" table:style-name="ce90" office:value-type="float" office:value="12">
            <text:p>12</text:p>
          </table:table-cell>
          <table:table-cell table:formula="of:=[.AQ121]+[.AS121]" ns41:value-type="float" table:style-name="ce52" office:value-type="float" office:value="10">
            <text:p>10</text:p>
          </table:table-cell>
          <table:table-cell table:formula="of:=[.A121]" ns41:value-type="float" table:style-name="ce91" office:value-type="float" office:value="8">
            <text:p>8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4" office:value-type="float">
            <text:p>854</text:p>
          </table:table-cell>
          <table:table-cell ns41:value-type="float" table:style-name="ce78" office:value="855" office:value-type="float">
            <text:p>855</text:p>
          </table:table-cell>
          <table:table-cell table:style-name="ce78"/>
          <table:table-cell ns41:value-type="float" table:style-name="ce85" office:value="240190" office:value-type="float">
            <text:p>240190</text:p>
          </table:table-cell>
          <table:table-cell table:number-columns-repeated="970"/>
        </table:table-row>
        <table:table-row table:style-name="ro3">
          <table:table-cell ns41:value-type="float" table:style-name="ce8" office:value="9" office:value-type="float">
            <text:p>9</text:p>
          </table:table-cell>
          <table:table-cell ns41:value-type="string" table:style-name="ce20" office:value-type="string">
            <text:p>Fabricage van kurken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36"/>
          <table:table-cell table:formula="of:=[.J122]+[.L122]+[.N122]+[.P122]+[.R122]+[.T122]+[.V122]+[.X122]+[.Z122]+[.AB122]+[.AD122]+[.AF122]+[.AH122]+[.AJ122]+[.AL122]+[.AN122]" ns41:value-type="float" table:style-name="ce90" office:value-type="float" office:value="0">
            <text:p>0</text:p>
          </table:table-cell>
          <table:table-cell table:formula="of:=[.E122]+[.F122]+[.G122]+[.H122]+[.I122]+[.K122]+[.M122]+[.O122]+[.Q122]+[.S122]+[.U122]+[.W122]+[.Y122]+[.AA122]+[.AC122]+[.AE122]+[.AG122]+[.AI122]+[.AK122]+[.AM122]+[.AO122]" ns41:value-type="float" table:style-name="ce90" office:value-type="float" office:value="0">
            <text:p>0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formula="of:=[.AP122]+[.AR122]" ns41:value-type="float" table:style-name="ce90" office:value-type="float" office:value="0">
            <text:p>0</text:p>
          </table:table-cell>
          <table:table-cell table:formula="of:=[.AQ122]+[.AS122]" ns41:value-type="float" table:style-name="ce52" office:value-type="float" office:value="1">
            <text:p>1</text:p>
          </table:table-cell>
          <table:table-cell table:formula="of:=[.A122]" ns41:value-type="float" table:style-name="ce91" office:value-type="float" office:value="9">
            <text:p>9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4" office:value-type="float">
            <text:p>854</text:p>
          </table:table-cell>
          <table:table-cell ns41:value-type="float" table:style-name="ce78" office:value="855" office:value-type="float">
            <text:p>855</text:p>
          </table:table-cell>
          <table:table-cell table:style-name="ce78"/>
          <table:table-cell ns41:value-type="float" table:style-name="ce85" office:value="240190" office:value-type="float">
            <text:p>240190</text:p>
          </table:table-cell>
          <table:table-cell table:number-columns-repeated="970"/>
        </table:table-row>
        <table:table-row table:style-name="ro5">
          <table:table-cell ns41:value-type="float" table:style-name="ce8" office:value="10" office:value-type="float">
            <text:p>10</text:p>
          </table:table-cell>
          <table:table-cell ns41:value-type="string" table:style-name="ce20" office:value-type="string">
            <text:p>Fabricage van mandenwerk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12"/>
          <table:table-cell ns41:value-type="float" table:style-name="ce90" office:value="2" office:value-type="float">
            <text:p>2</text:p>
          </table:table-cell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12"/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table:formula="of:=[.J123]+[.L123]+[.N123]+[.P123]+[.R123]+[.T123]+[.V123]+[.X123]+[.Z123]+[.AB123]+[.AD123]+[.AF123]+[.AH123]+[.AJ123]+[.AL123]+[.AN123]" ns41:value-type="float" table:style-name="ce90" office:value-type="float" office:value="4">
            <text:p>4</text:p>
          </table:table-cell>
          <table:table-cell table:formula="of:=[.E123]+[.F123]+[.G123]+[.H123]+[.I123]+[.K123]+[.M123]+[.O123]+[.Q123]+[.S123]+[.U123]+[.W123]+[.Y123]+[.AA123]+[.AC123]+[.AE123]+[.AG123]+[.AI123]+[.AK123]+[.AM123]+[.AO123]" ns41:value-type="float" table:style-name="ce90" office:value-type="float" office:value="2">
            <text:p>2</text:p>
          </table:table-cell>
          <table:table-cell table:style-name="ce90" table:number-columns-repeated="2"/>
          <table:table-cell table:formula="of:=[.AP123]+[.AR123]" ns41:value-type="float" table:style-name="ce90" office:value-type="float" office:value="4">
            <text:p>4</text:p>
          </table:table-cell>
          <table:table-cell table:formula="of:=[.AQ123]+[.AS123]" ns41:value-type="float" table:style-name="ce52" office:value-type="float" office:value="2">
            <text:p>2</text:p>
          </table:table-cell>
          <table:table-cell table:formula="of:=[.A123]" ns41:value-type="float" table:style-name="ce91" office:value-type="float" office:value="10">
            <text:p>10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4" office:value-type="float">
            <text:p>854</text:p>
          </table:table-cell>
          <table:table-cell ns41:value-type="float" table:style-name="ce78" office:value="855" office:value-type="float">
            <text:p>855</text:p>
          </table:table-cell>
          <table:table-cell table:style-name="ce78"/>
          <table:table-cell ns41:value-type="float" table:style-name="ce85" office:value="240190" office:value-type="float">
            <text:p>240190</text:p>
          </table:table-cell>
          <table:table-cell table:number-columns-repeated="970"/>
        </table:table-row>
        <table:table-row table:style-name="ro3">
          <table:table-cell ns41:value-type="float" table:style-name="ce8" office:value="11" office:value-type="float">
            <text:p>11</text:p>
          </table:table-cell>
          <table:table-cell ns41:value-type="string" table:style-name="ce20" office:value-type="string">
            <text:p>Fabricage van matten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3" office:value-type="float">
            <text:p>3</text:p>
          </table:table-cell>
          <table:table-cell table:style-name="ce90" table:number-columns-repeated="12"/>
          <table:table-cell ns41:value-type="float" table:style-name="ce90" office:value="2" office:value-type="float">
            <text:p>2</text:p>
          </table:table-cell>
          <table:table-cell table:style-name="ce90" table:number-columns-repeated="2"/>
          <table:table-cell ns41:value-type="float" table:style-name="ce90" office:value="1" office:value-type="float">
            <text:p>1</text:p>
          </table:table-cell>
          <table:table-cell table:style-name="ce90" table:number-columns-repeated="2"/>
          <table:table-cell ns41:value-type="float" table:style-name="ce90" office:value="1" office:value-type="float">
            <text:p>1</text:p>
          </table:table-cell>
          <table:table-cell table:style-name="ce90" table:number-columns-repeated="13"/>
          <table:table-cell table:formula="of:=[.J124]+[.L124]+[.N124]+[.P124]+[.R124]+[.T124]+[.V124]+[.X124]+[.Z124]+[.AB124]+[.AD124]+[.AF124]+[.AH124]+[.AJ124]+[.AL124]+[.AN124]" ns41:value-type="float" table:style-name="ce90" office:value-type="float" office:value="3">
            <text:p>3</text:p>
          </table:table-cell>
          <table:table-cell table:formula="of:=[.E124]+[.F124]+[.G124]+[.H124]+[.I124]+[.K124]+[.M124]+[.O124]+[.Q124]+[.S124]+[.U124]+[.W124]+[.Y124]+[.AA124]+[.AC124]+[.AE124]+[.AG124]+[.AI124]+[.AK124]+[.AM124]+[.AO124]" ns41:value-type="float" table:style-name="ce90" office:value-type="float" office:value="5">
            <text:p>5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formula="of:=[.AP124]+[.AR124]" ns41:value-type="float" table:style-name="ce90" office:value-type="float" office:value="3">
            <text:p>3</text:p>
          </table:table-cell>
          <table:table-cell table:formula="of:=[.AQ124]+[.AS124]" ns41:value-type="float" table:style-name="ce52" office:value-type="float" office:value="7">
            <text:p>7</text:p>
          </table:table-cell>
          <table:table-cell table:formula="of:=[.A124]" ns41:value-type="float" table:style-name="ce91" office:value-type="float" office:value="11">
            <text:p>11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4" office:value-type="float">
            <text:p>854</text:p>
          </table:table-cell>
          <table:table-cell ns41:value-type="float" table:style-name="ce78" office:value="855" office:value-type="float">
            <text:p>855</text:p>
          </table:table-cell>
          <table:table-cell table:style-name="ce78"/>
          <table:table-cell ns41:value-type="float" table:style-name="ce85" office:value="240190" office:value-type="float">
            <text:p>240190</text:p>
          </table:table-cell>
          <table:table-cell table:number-columns-repeated="970"/>
        </table:table-row>
        <table:table-row table:style-name="ro5">
          <table:table-cell ns41:value-type="float" table:style-name="ce8" office:value="12" office:value-type="float">
            <text:p>12</text:p>
          </table:table-cell>
          <table:table-cell ns41:value-type="string" table:style-name="ce20" office:value-type="string">
            <text:p>Fabricage van rieten matten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ns41:value-type="float" office:value="1" table:style-name="ce90" table:number-columns-repeated="2" office:value-type="float">
            <text:p>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7" office:value-type="float">
            <text:p>7</text:p>
          </table:table-cell>
          <table:table-cell table:style-name="ce90"/>
          <table:table-cell ns41:value-type="float" table:style-name="ce90" office:value="5" office:value-type="float">
            <text:p>5</text:p>
          </table:table-cell>
          <table:table-cell table:style-name="ce90"/>
          <table:table-cell ns41:value-type="float" table:style-name="ce90" office:value="3" office:value-type="float">
            <text:p>3</text:p>
          </table:table-cell>
          <table:table-cell table:style-name="ce90"/>
          <table:table-cell ns41:value-type="float" table:style-name="ce90" office:value="7" office:value-type="float">
            <text:p>7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5" office:value-type="float">
            <text:p>5</text:p>
          </table:table-cell>
          <table:table-cell ns41:value-type="float" office:value="10" table:style-name="ce90" table:number-columns-repeated="2" office:value-type="float">
            <text:p>10</text:p>
          </table:table-cell>
          <table:table-cell ns41:value-type="float" office:value="3" table:style-name="ce90" table:number-columns-repeated="2" office:value-type="float">
            <text:p>3</text:p>
          </table:table-cell>
          <table:table-cell ns41:value-type="float" office:value="1" table:style-name="ce90" table:number-columns-repeated="2" office:value-type="float">
            <text:p>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11" office:value-type="float">
            <text:p>11</text:p>
          </table:table-cell>
          <table:table-cell table:style-name="ce90"/>
          <table:table-cell ns41:value-type="float" office:value="1" table:style-name="ce90" table:number-columns-repeated="2" office:value-type="float">
            <text:p>1</text:p>
          </table:table-cell>
          <table:table-cell ns41:value-type="float" table:style-name="ce90" office:value="7" office:value-type="float">
            <text:p>7</text:p>
          </table:table-cell>
          <table:table-cell table:style-name="ce90"/>
          <table:table-cell ns41:value-type="float" table:style-name="ce90" office:value="5" office:value-type="float">
            <text:p>5</text:p>
          </table:table-cell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4" office:value-type="float">
            <text:p>4</text:p>
          </table:table-cell>
          <table:table-cell table:style-name="ce90" table:number-columns-repeated="3"/>
          <table:table-cell table:formula="of:=[.J125]+[.L125]+[.N125]+[.P125]+[.R125]+[.T125]+[.V125]+[.X125]+[.Z125]+[.AB125]+[.AD125]+[.AF125]+[.AH125]+[.AJ125]+[.AL125]+[.AN125]" ns41:value-type="float" table:style-name="ce90" office:value-type="float" office:value="49">
            <text:p>49</text:p>
          </table:table-cell>
          <table:table-cell table:formula="of:=[.E125]+[.F125]+[.G125]+[.H125]+[.I125]+[.K125]+[.M125]+[.O125]+[.Q125]+[.S125]+[.U125]+[.W125]+[.Y125]+[.AA125]+[.AC125]+[.AE125]+[.AG125]+[.AI125]+[.AK125]+[.AM125]+[.AO125]" ns41:value-type="float" table:style-name="ce90" office:value-type="float" office:value="47">
            <text:p>47</text:p>
          </table:table-cell>
          <table:table-cell table:style-name="ce90" table:number-columns-repeated="2"/>
          <table:table-cell table:formula="of:=[.AP125]+[.AR125]" ns41:value-type="float" table:style-name="ce90" office:value-type="float" office:value="49">
            <text:p>49</text:p>
          </table:table-cell>
          <table:table-cell table:formula="of:=[.AQ125]+[.AS125]" ns41:value-type="float" table:style-name="ce52" office:value-type="float" office:value="47">
            <text:p>47</text:p>
          </table:table-cell>
          <table:table-cell table:formula="of:=[.A125]" ns41:value-type="float" table:style-name="ce91" office:value-type="float" office:value="12">
            <text:p>12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4" office:value-type="float">
            <text:p>854</text:p>
          </table:table-cell>
          <table:table-cell ns41:value-type="float" table:style-name="ce78" office:value="855" office:value-type="float">
            <text:p>855</text:p>
          </table:table-cell>
          <table:table-cell table:style-name="ce78"/>
          <table:table-cell ns41:value-type="float" table:style-name="ce85" office:value="240190" office:value-type="float">
            <text:p>240190</text:p>
          </table:table-cell>
          <table:table-cell table:number-columns-repeated="970"/>
        </table:table-row>
        <table:table-row table:style-name="ro5">
          <table:table-cell ns41:value-type="float" table:style-name="ce8" office:value="13" office:value-type="float">
            <text:p>13</text:p>
          </table:table-cell>
          <table:table-cell ns41:value-type="string" table:style-name="ce20" office:value-type="string">
            <text:p>Fabricage van rieten meubelen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7"/>
          <table:table-cell ns41:value-type="float" table:style-name="ce90" office:value="1" office:value-type="float">
            <text:p>1</text:p>
          </table:table-cell>
          <table:table-cell table:style-name="ce90" table:number-columns-repeated="14"/>
          <table:table-cell ns41:value-type="float" table:style-name="ce90" office:value="1" office:value-type="float">
            <text:p>1</text:p>
          </table:table-cell>
          <table:table-cell table:style-name="ce90" table:number-columns-repeated="13"/>
          <table:table-cell table:formula="of:=[.J126]+[.L126]+[.N126]+[.P126]+[.R126]+[.T126]+[.V126]+[.X126]+[.Z126]+[.AB126]+[.AD126]+[.AF126]+[.AH126]+[.AJ126]+[.AL126]+[.AN126]" ns41:value-type="float" table:style-name="ce90" office:value-type="float" office:value="1">
            <text:p>1</text:p>
          </table:table-cell>
          <table:table-cell table:formula="of:=[.E126]+[.F126]+[.G126]+[.H126]+[.I126]+[.K126]+[.M126]+[.O126]+[.Q126]+[.S126]+[.U126]+[.W126]+[.Y126]+[.AA126]+[.AC126]+[.AE126]+[.AG126]+[.AI126]+[.AK126]+[.AM126]+[.AO126]" ns41:value-type="float" table:style-name="ce90" office:value-type="float" office:value="1">
            <text:p>1</text:p>
          </table:table-cell>
          <table:table-cell table:style-name="ce90" table:number-columns-repeated="2"/>
          <table:table-cell table:formula="of:=[.AP126]+[.AR126]" ns41:value-type="float" table:style-name="ce90" office:value-type="float" office:value="1">
            <text:p>1</text:p>
          </table:table-cell>
          <table:table-cell table:formula="of:=[.AQ126]+[.AS126]" ns41:value-type="float" table:style-name="ce52" office:value-type="float" office:value="1">
            <text:p>1</text:p>
          </table:table-cell>
          <table:table-cell table:formula="of:=[.A126]" ns41:value-type="float" table:style-name="ce91" office:value-type="float" office:value="13">
            <text:p>13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4" office:value-type="float">
            <text:p>854</text:p>
          </table:table-cell>
          <table:table-cell ns41:value-type="float" table:style-name="ce78" office:value="855" office:value-type="float">
            <text:p>855</text:p>
          </table:table-cell>
          <table:table-cell table:style-name="ce78"/>
          <table:table-cell ns41:value-type="float" table:style-name="ce85" office:value="240190" office:value-type="float">
            <text:p>240190</text:p>
          </table:table-cell>
          <table:table-cell table:number-columns-repeated="970"/>
        </table:table-row>
        <table:table-row table:style-name="ro5">
          <table:table-cell ns41:value-type="float" table:style-name="ce8" office:value="14" office:value-type="float">
            <text:p>14</text:p>
          </table:table-cell>
          <table:table-cell ns41:value-type="string" table:style-name="ce20" office:value-type="string">
            <text:p>Fabricage van stroohuizen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ns41:value-type="float" table:style-name="ce90" office:value="1" office:value-type="float">
            <text:p>1</text:p>
          </table:table-cell>
          <table:table-cell ns41:value-type="float" table:style-name="ce90" office:value="4" office:value-type="float">
            <text:p>4</text:p>
          </table:table-cell>
          <table:table-cell ns41:value-type="float" office:value="1" table:style-name="ce90" table:number-columns-repeated="2" office:value-type="float">
            <text:p>1</text:p>
          </table:table-cell>
          <table:table-cell table:style-name="ce90"/>
          <table:table-cell ns41:value-type="float" table:style-name="ce90" office:value="3" office:value-type="float">
            <text:p>3</text:p>
          </table:table-cell>
          <table:table-cell table:style-name="ce90"/>
          <table:table-cell ns41:value-type="float" office:value="1" table:style-name="ce90" table:number-columns-repeated="2" office:value-type="float">
            <text:p>1</text:p>
          </table:table-cell>
          <table:table-cell table:style-name="ce90" table:number-columns-repeated="2"/>
          <table:table-cell ns41:value-type="float" office:value="2" table:style-name="ce90" table:number-columns-repeated="3" office:value-type="float">
            <text:p>2</text:p>
          </table:table-cell>
          <table:table-cell table:style-name="ce90"/>
          <table:table-cell ns41:value-type="float" office:value="1" table:style-name="ce90" table:number-columns-repeated="2" office:value-type="float">
            <text:p>1</text:p>
          </table:table-cell>
          <table:table-cell table:style-name="ce90" table:number-columns-repeated="3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ns41:value-type="float" table:style-name="ce90" office:value="1" office:value-type="float">
            <text:p>1</text:p>
          </table:table-cell>
          <table:table-cell table:style-name="ce90" table:number-columns-repeated="4"/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table:formula="of:=[.J127]+[.L127]+[.N127]+[.P127]+[.R127]+[.T127]+[.V127]+[.X127]+[.Z127]+[.AB127]+[.AD127]+[.AF127]+[.AH127]+[.AJ127]+[.AL127]+[.AN127]" ns41:value-type="float" table:style-name="ce90" office:value-type="float" office:value="11">
            <text:p>11</text:p>
          </table:table-cell>
          <table:table-cell table:formula="of:=[.E127]+[.F127]+[.G127]+[.H127]+[.I127]+[.K127]+[.M127]+[.O127]+[.Q127]+[.S127]+[.U127]+[.W127]+[.Y127]+[.AA127]+[.AC127]+[.AE127]+[.AG127]+[.AI127]+[.AK127]+[.AM127]+[.AO127]" ns41:value-type="float" table:style-name="ce90" office:value-type="float" office:value="17">
            <text:p>17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formula="of:=[.AP127]+[.AR127]" ns41:value-type="float" table:style-name="ce90" office:value-type="float" office:value="11">
            <text:p>11</text:p>
          </table:table-cell>
          <table:table-cell table:formula="of:=[.AQ127]+[.AS127]" ns41:value-type="float" table:style-name="ce52" office:value-type="float" office:value="19">
            <text:p>19</text:p>
          </table:table-cell>
          <table:table-cell table:formula="of:=[.A127]" ns41:value-type="float" table:style-name="ce91" office:value-type="float" office:value="14">
            <text:p>14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4" office:value-type="float">
            <text:p>854</text:p>
          </table:table-cell>
          <table:table-cell ns41:value-type="float" table:style-name="ce78" office:value="855" office:value-type="float">
            <text:p>855</text:p>
          </table:table-cell>
          <table:table-cell table:style-name="ce78"/>
          <table:table-cell ns41:value-type="float" table:style-name="ce85" office:value="240190" office:value-type="float">
            <text:p>240190</text:p>
          </table:table-cell>
          <table:table-cell table:number-columns-repeated="970"/>
        </table:table-row>
        <table:table-row table:style-name="ro5">
          <table:table-cell ns41:value-type="float" table:style-name="ce8" office:value="15" office:value-type="float">
            <text:p>15</text:p>
          </table:table-cell>
          <table:table-cell ns41:value-type="string" table:style-name="ce20" office:value-type="string">
            <text:p>Werklieden in de blindeninricht.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16"/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 table:number-columns-repeated="7"/>
          <table:table-cell ns41:value-type="float" table:style-name="ce90" office:value="1" office:value-type="float">
            <text:p>1</text:p>
          </table:table-cell>
          <table:table-cell table:style-name="ce90" table:number-columns-repeated="7"/>
          <table:table-cell table:formula="of:=[.J128]+[.L128]+[.N128]+[.P128]+[.R128]+[.T128]+[.V128]+[.X128]+[.Z128]+[.AB128]+[.AD128]+[.AF128]+[.AH128]+[.AJ128]+[.AL128]+[.AN128]" ns41:value-type="float" table:style-name="ce90" office:value-type="float" office:value="3">
            <text:p>3</text:p>
          </table:table-cell>
          <table:table-cell table:formula="of:=[.E128]+[.F128]+[.G128]+[.H128]+[.I128]+[.K128]+[.M128]+[.O128]+[.Q128]+[.S128]+[.U128]+[.W128]+[.Y128]+[.AA128]+[.AC128]+[.AE128]+[.AG128]+[.AI128]+[.AK128]+[.AM128]+[.AO128]" ns41:value-type="float" table:style-name="ce90" office:value-type="float" office:value="0">
            <text:p>0</text:p>
          </table:table-cell>
          <table:table-cell table:style-name="ce90" table:number-columns-repeated="2"/>
          <table:table-cell table:formula="of:=[.AP128]+[.AR128]" ns41:value-type="float" table:style-name="ce90" office:value-type="float" office:value="3">
            <text:p>3</text:p>
          </table:table-cell>
          <table:table-cell table:formula="of:=[.AQ128]+[.AS128]" ns41:value-type="float" table:style-name="ce52" office:value-type="float" office:value="0">
            <text:p>0</text:p>
          </table:table-cell>
          <table:table-cell table:formula="of:=[.A128]" ns41:value-type="float" table:style-name="ce91" office:value-type="float" office:value="15">
            <text:p>15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4" office:value-type="float">
            <text:p>854</text:p>
          </table:table-cell>
          <table:table-cell ns41:value-type="float" table:style-name="ce78" office:value="855" office:value-type="float">
            <text:p>855</text:p>
          </table:table-cell>
          <table:table-cell table:style-name="ce78"/>
          <table:table-cell ns41:value-type="float" table:style-name="ce85" office:value="240190" office:value-type="float">
            <text:p>240190</text:p>
          </table:table-cell>
          <table:table-cell table:number-columns-repeated="970"/>
        </table:table-row>
        <table:table-row table:style-name="ro3">
          <table:table-cell ns41:value-type="float" table:style-name="ce8" office:value="16" office:value-type="float">
            <text:p>16</text:p>
          </table:table-cell>
          <table:table-cell ns41:value-type="string" table:style-name="ce20" office:value-type="string">
            <text:p>Fabricage van knoopen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/>
          <table:table-cell ns41:value-type="float" table:style-name="ce90" office:value="2" office:value-type="float">
            <text:p>2</text:p>
          </table:table-cell>
          <table:table-cell ns41:value-type="float" office:value="1" table:style-name="ce90" table:number-columns-repeated="2" office:value-type="float">
            <text:p>1</text:p>
          </table:table-cell>
          <table:table-cell table:style-name="ce90" table:number-columns-repeated="32"/>
          <table:table-cell table:formula="of:=[.J129]+[.L129]+[.N129]+[.P129]+[.R129]+[.T129]+[.V129]+[.X129]+[.Z129]+[.AB129]+[.AD129]+[.AF129]+[.AH129]+[.AJ129]+[.AL129]+[.AN129]" ns41:value-type="float" table:style-name="ce90" office:value-type="float" office:value="0">
            <text:p>0</text:p>
          </table:table-cell>
          <table:table-cell table:formula="of:=[.E129]+[.F129]+[.G129]+[.H129]+[.I129]+[.K129]+[.M129]+[.O129]+[.Q129]+[.S129]+[.U129]+[.W129]+[.Y129]+[.AA129]+[.AC129]+[.AE129]+[.AG129]+[.AI129]+[.AK129]+[.AM129]+[.AO129]" ns41:value-type="float" table:style-name="ce90" office:value-type="float" office:value="4">
            <text:p>4</text:p>
          </table:table-cell>
          <table:table-cell table:style-name="ce90" table:number-columns-repeated="2"/>
          <table:table-cell table:formula="of:=[.AP129]+[.AR129]" ns41:value-type="float" table:style-name="ce90" office:value-type="float" office:value="0">
            <text:p>0</text:p>
          </table:table-cell>
          <table:table-cell table:formula="of:=[.AQ129]+[.AS129]" ns41:value-type="float" table:style-name="ce52" office:value-type="float" office:value="4">
            <text:p>4</text:p>
          </table:table-cell>
          <table:table-cell table:formula="of:=[.A129]" ns41:value-type="float" table:style-name="ce91" office:value-type="float" office:value="16">
            <text:p>16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4" office:value-type="float">
            <text:p>854</text:p>
          </table:table-cell>
          <table:table-cell ns41:value-type="float" table:style-name="ce78" office:value="855" office:value-type="float">
            <text:p>855</text:p>
          </table:table-cell>
          <table:table-cell table:style-name="ce78"/>
          <table:table-cell ns41:value-type="float" table:style-name="ce85" office:value="240190" office:value-type="float">
            <text:p>240190</text:p>
          </table:table-cell>
          <table:table-cell table:number-columns-repeated="970"/>
        </table:table-row>
        <table:table-row table:style-name="ro3">
          <table:table-cell table:style-name="ce8"/>
          <table:table-cell ns41:value-type="string" table:style-name="ce20" office:value-type="string">
            <text:p>VI. Totaal</text:p>
          </table:table-cell>
          <table:table-cell table:style-name="ce30"/>
          <table:table-cell table:style-name="ce11"/>
          <table:table-cell table:formula="of:=SUM([.E105:.E129])" ns41:value-type="float" table:style-name="ce40" office:value-type="float" office:value="0">
            <text:p>0</text:p>
          </table:table-cell>
          <table:table-cell table:formula="of:=SUM([.F105:.F129])" ns41:value-type="float" table:style-name="ce90" office:value-type="float" office:value="13">
            <text:p>13</text:p>
          </table:table-cell>
          <table:table-cell table:formula="of:=SUM([.G105:.G129])" ns41:value-type="float" table:style-name="ce90" office:value-type="float" office:value="32">
            <text:p>32</text:p>
          </table:table-cell>
          <table:table-cell table:formula="of:=SUM([.H105:.H129])" ns41:value-type="float" table:style-name="ce90" office:value-type="float" office:value="32">
            <text:p>32</text:p>
          </table:table-cell>
          <table:table-cell table:formula="of:=SUM([.I105:.I129])" ns41:value-type="float" table:style-name="ce90" office:value-type="float" office:value="82">
            <text:p>82</text:p>
          </table:table-cell>
          <table:table-cell table:formula="of:=SUM([.J105:.J129])" ns41:value-type="float" table:style-name="ce90" office:value-type="float" office:value="0">
            <text:p>0</text:p>
          </table:table-cell>
          <table:table-cell table:formula="of:=SUM([.K105:.K129])" ns41:value-type="float" table:style-name="ce90" office:value-type="float" office:value="114">
            <text:p>114</text:p>
          </table:table-cell>
          <table:table-cell table:formula="of:=SUM([.L105:.L129])" ns41:value-type="float" table:style-name="ce90" office:value-type="float" office:value="1">
            <text:p>1</text:p>
          </table:table-cell>
          <table:table-cell table:formula="of:=SUM([.M105:.M129])" ns41:value-type="float" table:style-name="ce90" office:value-type="float" office:value="62">
            <text:p>62</text:p>
          </table:table-cell>
          <table:table-cell table:formula="of:=SUM([.N105:.N129])" ns41:value-type="float" table:style-name="ce90" office:value-type="float" office:value="25">
            <text:p>25</text:p>
          </table:table-cell>
          <table:table-cell table:formula="of:=SUM([.O105:.O129])" ns41:value-type="float" table:style-name="ce90" office:value-type="float" office:value="98">
            <text:p>98</text:p>
          </table:table-cell>
          <table:table-cell table:formula="of:=SUM([.P105:.P129])" ns41:value-type="float" table:style-name="ce90" office:value-type="float" office:value="39">
            <text:p>39</text:p>
          </table:table-cell>
          <table:table-cell table:formula="of:=SUM([.Q105:.Q129])" ns41:value-type="float" table:style-name="ce90" office:value-type="float" office:value="71">
            <text:p>71</text:p>
          </table:table-cell>
          <table:table-cell table:formula="of:=SUM([.R105:.R129])" ns41:value-type="float" table:style-name="ce90" office:value-type="float" office:value="158">
            <text:p>158</text:p>
          </table:table-cell>
          <table:table-cell table:formula="of:=SUM([.S105:.S129])" ns41:value-type="float" table:style-name="ce90" office:value-type="float" office:value="87">
            <text:p>87</text:p>
          </table:table-cell>
          <table:table-cell table:formula="of:=SUM([.T105:.T129])" ns41:value-type="float" table:style-name="ce90" office:value-type="float" office:value="88">
            <text:p>88</text:p>
          </table:table-cell>
          <table:table-cell table:formula="of:=SUM([.U105:.U129])" ns41:value-type="float" table:style-name="ce90" office:value-type="float" office:value="23">
            <text:p>23</text:p>
          </table:table-cell>
          <table:table-cell table:formula="of:=SUM([.V105:.V129])" ns41:value-type="float" table:style-name="ce90" office:value-type="float" office:value="44">
            <text:p>44</text:p>
          </table:table-cell>
          <table:table-cell table:formula="of:=SUM([.W105:.W129])" ns41:value-type="float" table:style-name="ce90" office:value-type="float" office:value="8">
            <text:p>8</text:p>
          </table:table-cell>
          <table:table-cell table:formula="of:=SUM([.X105:.X129])" ns41:value-type="float" table:style-name="ce90" office:value-type="float" office:value="116">
            <text:p>116</text:p>
          </table:table-cell>
          <table:table-cell table:formula="of:=SUM([.Y105:.Y129])" ns41:value-type="float" table:style-name="ce90" office:value-type="float" office:value="26">
            <text:p>26</text:p>
          </table:table-cell>
          <table:table-cell table:formula="of:=SUM([.Z105:.Z129])" ns41:value-type="float" table:style-name="ce90" office:value-type="float" office:value="90">
            <text:p>90</text:p>
          </table:table-cell>
          <table:table-cell table:formula="of:=SUM([.AA105:.AA129])" ns41:value-type="float" table:style-name="ce90" office:value-type="float" office:value="17">
            <text:p>17</text:p>
          </table:table-cell>
          <table:table-cell table:formula="of:=SUM([.AB105:.AB129])" ns41:value-type="float" table:style-name="ce90" office:value-type="float" office:value="119">
            <text:p>119</text:p>
          </table:table-cell>
          <table:table-cell table:formula="of:=SUM([.AC105:.AC129])" ns41:value-type="float" table:style-name="ce90" office:value-type="float" office:value="16">
            <text:p>16</text:p>
          </table:table-cell>
          <table:table-cell table:formula="of:=SUM([.AD105:.AD129])" ns41:value-type="float" table:style-name="ce90" office:value-type="float" office:value="65">
            <text:p>65</text:p>
          </table:table-cell>
          <table:table-cell table:formula="of:=SUM([.AE105:.AE129])" ns41:value-type="float" table:style-name="ce90" office:value-type="float" office:value="7">
            <text:p>7</text:p>
          </table:table-cell>
          <table:table-cell table:formula="of:=SUM([.AF105:.AF129])" ns41:value-type="float" table:style-name="ce90" office:value-type="float" office:value="57">
            <text:p>57</text:p>
          </table:table-cell>
          <table:table-cell table:formula="of:=SUM([.AG105:.AG129])" ns41:value-type="float" table:style-name="ce90" office:value-type="float" office:value="15">
            <text:p>15</text:p>
          </table:table-cell>
          <table:table-cell table:formula="of:=SUM([.AH105:.AH129])" ns41:value-type="float" table:style-name="ce90" office:value-type="float" office:value="31">
            <text:p>31</text:p>
          </table:table-cell>
          <table:table-cell table:formula="of:=SUM([.AI105:.AI129])" ns41:value-type="float" table:style-name="ce90" office:value-type="float" office:value="2">
            <text:p>2</text:p>
          </table:table-cell>
          <table:table-cell table:formula="of:=SUM([.AJ105:.AJ129])" ns41:value-type="float" table:style-name="ce90" office:value-type="float" office:value="5">
            <text:p>5</text:p>
          </table:table-cell>
          <table:table-cell table:formula="of:=SUM([.AK105:.AK129])" ns41:value-type="float" table:style-name="ce90" office:value-type="float" office:value="0">
            <text:p>0</text:p>
          </table:table-cell>
          <table:table-cell table:formula="of:=SUM([.AL105:.AL129])" ns41:value-type="float" table:style-name="ce90" office:value-type="float" office:value="32">
            <text:p>32</text:p>
          </table:table-cell>
          <table:table-cell table:formula="of:=SUM([.AM105:.AM129])" ns41:value-type="float" table:style-name="ce90" office:value-type="float" office:value="1">
            <text:p>1</text:p>
          </table:table-cell>
          <table:table-cell table:formula="of:=SUM([.AN105:.AN129])" ns41:value-type="float" table:style-name="ce90" office:value-type="float" office:value="14">
            <text:p>14</text:p>
          </table:table-cell>
          <table:table-cell table:formula="of:=SUM([.AO105:.AO129])" ns41:value-type="float" table:style-name="ce90" office:value-type="float" office:value="0">
            <text:p>0</text:p>
          </table:table-cell>
          <table:table-cell table:formula="of:=SUM([.AP105:.AP129])" ns41:value-type="float" table:style-name="ce90" office:value-type="float" office:value="884">
            <text:p>884</text:p>
          </table:table-cell>
          <table:table-cell table:formula="of:=SUM([.AQ105:.AQ129])" ns41:value-type="float" table:style-name="ce90" office:value-type="float" office:value="706">
            <text:p>706</text:p>
          </table:table-cell>
          <table:table-cell table:formula="of:=SUM([.AR105:.AR129])" ns41:value-type="float" table:style-name="ce90" office:value-type="float" office:value="0">
            <text:p>0</text:p>
          </table:table-cell>
          <table:table-cell table:formula="of:=SUM([.AS105:.AS129])" ns41:value-type="float" table:style-name="ce90" office:value-type="float" office:value="6">
            <text:p>6</text:p>
          </table:table-cell>
          <table:table-cell table:formula="of:=SUM([.AT105:.AT129])" ns41:value-type="float" table:style-name="ce90" office:value-type="float" office:value="884">
            <text:p>884</text:p>
          </table:table-cell>
          <table:table-cell table:formula="of:=SUM([.AU105:.AU129])" ns41:value-type="float" table:style-name="ce52" office:value-type="float" office:value="712">
            <text:p>712</text:p>
          </table:table-cell>
          <table:table-cell table:style-name="ce91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4" office:value-type="float">
            <text:p>854</text:p>
          </table:table-cell>
          <table:table-cell ns41:value-type="float" table:style-name="ce78" office:value="855" office:value-type="float">
            <text:p>855</text:p>
          </table:table-cell>
          <table:table-cell table:style-name="ce78"/>
          <table:table-cell ns41:value-type="float" table:style-name="ce85" office:value="240190" office:value-type="float">
            <text:p>240190</text:p>
          </table:table-cell>
          <table:table-cell table:style-name="ce87" table:number-columns-repeated="970"/>
        </table:table-row>
        <table:table-row table:style-name="ro5">
          <table:table-cell table:style-name="ce8"/>
          <table:table-cell ns41:value-type="string" table:style-name="ce20" office:value-type="string">
            <text:p>VII. Kleeding en reiniging.</text:p>
          </table:table-cell>
          <table:table-cell table:style-name="ce30"/>
          <table:table-cell table:style-name="ce11"/>
          <table:table-cell table:style-name="ce40"/>
          <table:table-cell table:style-name="ce90" table:number-columns-repeated="36"/>
          <table:table-cell table:formula="of:=[.J131]+[.L131]+[.N131]+[.P131]+[.R131]+[.T131]+[.V131]+[.X131]+[.Z131]+[.AB131]+[.AD131]+[.AF131]+[.AH131]+[.AJ131]+[.AL131]+[.AN131]" ns41:value-type="float" table:style-name="ce90" office:value-type="float" office:value="0">
            <text:p>0</text:p>
          </table:table-cell>
          <table:table-cell table:formula="of:=[.E131]+[.F131]+[.G131]+[.H131]+[.I131]+[.K131]+[.M131]+[.O131]+[.Q131]+[.S131]+[.U131]+[.W131]+[.Y131]+[.AA131]+[.AC131]+[.AE131]+[.AG131]+[.AI131]+[.AK131]+[.AM131]+[.AO131]" ns41:value-type="float" table:style-name="ce90" office:value-type="float" office:value="0">
            <text:p>0</text:p>
          </table:table-cell>
          <table:table-cell table:style-name="ce90" table:number-columns-repeated="2"/>
          <table:table-cell table:formula="of:=[.AP131]+[.AR131]" ns41:value-type="float" table:style-name="ce90" office:value-type="float" office:value="0">
            <text:p>0</text:p>
          </table:table-cell>
          <table:table-cell table:formula="of:=[.AQ131]+[.AS131]" ns41:value-type="float" table:style-name="ce52" office:value-type="float" office:value="0">
            <text:p>0</text:p>
          </table:table-cell>
          <table:table-cell table:style-name="ce91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4" office:value-type="float">
            <text:p>854</text:p>
          </table:table-cell>
          <table:table-cell ns41:value-type="float" table:style-name="ce78" office:value="855" office:value-type="float">
            <text:p>855</text:p>
          </table:table-cell>
          <table:table-cell table:style-name="ce78"/>
          <table:table-cell ns41:value-type="float" table:style-name="ce85" office:value="240190" office:value-type="float">
            <text:p>240190</text:p>
          </table:table-cell>
          <table:table-cell table:number-columns-repeated="970"/>
        </table:table-row>
        <table:table-row table:style-name="ro3">
          <table:table-cell ns41:value-type="float" table:style-name="ce8" office:value="17" office:value-type="float">
            <text:p>17</text:p>
          </table:table-cell>
          <table:table-cell ns41:value-type="string" table:style-name="ce20" office:value-type="string">
            <text:p>Kleermakers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9"/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2" office:value-type="float">
            <text:p>2</text:p>
          </table:table-cell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16"/>
          <table:table-cell table:formula="of:=[.J132]+[.L132]+[.N132]+[.P132]+[.R132]+[.T132]+[.V132]+[.X132]+[.Z132]+[.AB132]+[.AD132]+[.AF132]+[.AH132]+[.AJ132]+[.AL132]+[.AN132]" ns41:value-type="float" table:style-name="ce90" office:value-type="float" office:value="0">
            <text:p>0</text:p>
          </table:table-cell>
          <table:table-cell table:formula="of:=[.E132]+[.F132]+[.G132]+[.H132]+[.I132]+[.K132]+[.M132]+[.O132]+[.Q132]+[.S132]+[.U132]+[.W132]+[.Y132]+[.AA132]+[.AC132]+[.AE132]+[.AG132]+[.AI132]+[.AK132]+[.AM132]+[.AO132]" ns41:value-type="float" table:style-name="ce90" office:value-type="float" office:value="5">
            <text:p>5</text:p>
          </table:table-cell>
          <table:table-cell table:style-name="ce90" table:number-columns-repeated="2"/>
          <table:table-cell table:formula="of:=[.AP132]+[.AR132]" ns41:value-type="float" table:style-name="ce90" office:value-type="float" office:value="0">
            <text:p>0</text:p>
          </table:table-cell>
          <table:table-cell table:formula="of:=[.AQ132]+[.AS132]" ns41:value-type="float" table:style-name="ce52" office:value-type="float" office:value="5">
            <text:p>5</text:p>
          </table:table-cell>
          <table:table-cell table:formula="of:=[.A132]" ns41:value-type="float" table:style-name="ce91" office:value-type="float" office:value="17">
            <text:p>17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4" office:value-type="float">
            <text:p>854</text:p>
          </table:table-cell>
          <table:table-cell ns41:value-type="float" table:style-name="ce78" office:value="855" office:value-type="float">
            <text:p>855</text:p>
          </table:table-cell>
          <table:table-cell table:style-name="ce78"/>
          <table:table-cell ns41:value-type="float" table:style-name="ce85" office:value="240190" office:value-type="float">
            <text:p>240190</text:p>
          </table:table-cell>
          <table:table-cell table:number-columns-repeated="970"/>
        </table:table-row>
        <table:table-row table:style-name="ro5">
          <table:table-cell ns41:value-type="float" table:style-name="ce8" office:value="18" office:value-type="float">
            <text:p>18</text:p>
          </table:table-cell>
          <table:table-cell ns41:value-type="string" table:style-name="ce20" office:value-type="string">
            <text:p>Bad- en zweminrichtingen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15"/>
          <table:table-cell ns41:value-type="float" table:style-name="ce90" office:value="1" office:value-type="float">
            <text:p>1</text:p>
          </table:table-cell>
          <table:table-cell table:style-name="ce90" table:number-columns-repeated="2"/>
          <table:table-cell ns41:value-type="float" table:style-name="ce90" office:value="1" office:value-type="float">
            <text:p>1</text:p>
          </table:table-cell>
          <table:table-cell table:style-name="ce90" table:number-columns-repeated="17"/>
          <table:table-cell table:formula="of:=[.J133]+[.L133]+[.N133]+[.P133]+[.R133]+[.T133]+[.V133]+[.X133]+[.Z133]+[.AB133]+[.AD133]+[.AF133]+[.AH133]+[.AJ133]+[.AL133]+[.AN133]" ns41:value-type="float" table:style-name="ce90" office:value-type="float" office:value="1">
            <text:p>1</text:p>
          </table:table-cell>
          <table:table-cell table:formula="of:=[.E133]+[.F133]+[.G133]+[.H133]+[.I133]+[.K133]+[.M133]+[.O133]+[.Q133]+[.S133]+[.U133]+[.W133]+[.Y133]+[.AA133]+[.AC133]+[.AE133]+[.AG133]+[.AI133]+[.AK133]+[.AM133]+[.AO133]" ns41:value-type="float" table:style-name="ce90" office:value-type="float" office:value="1">
            <text:p>1</text:p>
          </table:table-cell>
          <table:table-cell table:style-name="ce90" table:number-columns-repeated="2"/>
          <table:table-cell table:formula="of:=[.AP133]+[.AR133]" ns41:value-type="float" table:style-name="ce90" office:value-type="float" office:value="1">
            <text:p>1</text:p>
          </table:table-cell>
          <table:table-cell table:formula="of:=[.AQ133]+[.AS133]" ns41:value-type="float" table:style-name="ce52" office:value-type="float" office:value="1">
            <text:p>1</text:p>
          </table:table-cell>
          <table:table-cell table:formula="of:=[.A133]" ns41:value-type="float" table:style-name="ce91" office:value-type="float" office:value="18">
            <text:p>18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4" office:value-type="float">
            <text:p>854</text:p>
          </table:table-cell>
          <table:table-cell ns41:value-type="float" table:style-name="ce78" office:value="855" office:value-type="float">
            <text:p>855</text:p>
          </table:table-cell>
          <table:table-cell table:style-name="ce78"/>
          <table:table-cell ns41:value-type="float" table:style-name="ce85" office:value="240190" office:value-type="float">
            <text:p>240190</text:p>
          </table:table-cell>
          <table:table-cell table:number-columns-repeated="970"/>
        </table:table-row>
        <table:table-row table:style-name="ro5">
          <table:table-cell ns41:value-type="float" table:style-name="ce8" office:value="19" office:value-type="float">
            <text:p>19</text:p>
          </table:table-cell>
          <table:table-cell ns41:value-type="string" table:style-name="ce20" office:value-type="string">
            <text:p>Chem. Wasscherij en ververij 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5"/>
          <table:table-cell ns41:value-type="float" table:style-name="ce90" office:value="2" office:value-type="float">
            <text:p>2</text:p>
          </table:table-cell>
          <table:table-cell table:style-name="ce90" table:number-columns-repeated="6"/>
          <table:table-cell ns41:value-type="float" table:style-name="ce90" office:value="1" office:value-type="float">
            <text:p>1</text:p>
          </table:table-cell>
          <table:table-cell table:style-name="ce90" table:number-columns-repeated="5"/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office:value="1" table:style-name="ce90" table:number-columns-repeated="2" office:value-type="float">
            <text:p>1</text:p>
          </table:table-cell>
          <table:table-cell table:style-name="ce90" table:number-columns-repeated="8"/>
          <table:table-cell table:formula="of:=[.J134]+[.L134]+[.N134]+[.P134]+[.R134]+[.T134]+[.V134]+[.X134]+[.Z134]+[.AB134]+[.AD134]+[.AF134]+[.AH134]+[.AJ134]+[.AL134]+[.AN134]" ns41:value-type="float" table:style-name="ce90" office:value-type="float" office:value="5">
            <text:p>5</text:p>
          </table:table-cell>
          <table:table-cell table:formula="of:=[.E134]+[.F134]+[.G134]+[.H134]+[.I134]+[.K134]+[.M134]+[.O134]+[.Q134]+[.S134]+[.U134]+[.W134]+[.Y134]+[.AA134]+[.AC134]+[.AE134]+[.AG134]+[.AI134]+[.AK134]+[.AM134]+[.AO134]" ns41:value-type="float" table:style-name="ce90" office:value-type="float" office:value="3">
            <text:p>3</text:p>
          </table:table-cell>
          <table:table-cell table:style-name="ce90" table:number-columns-repeated="2"/>
          <table:table-cell table:formula="of:=[.AP134]+[.AR134]" ns41:value-type="float" table:style-name="ce90" office:value-type="float" office:value="5">
            <text:p>5</text:p>
          </table:table-cell>
          <table:table-cell table:formula="of:=[.AQ134]+[.AS134]" ns41:value-type="float" table:style-name="ce52" office:value-type="float" office:value="3">
            <text:p>3</text:p>
          </table:table-cell>
          <table:table-cell table:formula="of:=[.A134]" ns41:value-type="float" table:style-name="ce91" office:value-type="float" office:value="19">
            <text:p>19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4" office:value-type="float">
            <text:p>854</text:p>
          </table:table-cell>
          <table:table-cell ns41:value-type="float" table:style-name="ce78" office:value="855" office:value-type="float">
            <text:p>855</text:p>
          </table:table-cell>
          <table:table-cell table:style-name="ce78"/>
          <table:table-cell ns41:value-type="float" table:style-name="ce85" office:value="240190" office:value-type="float">
            <text:p>240190</text:p>
          </table:table-cell>
          <table:table-cell table:number-columns-repeated="970"/>
        </table:table-row>
        <table:table-row table:style-name="ro5">
          <table:table-cell ns41:value-type="float" table:style-name="ce8" office:value="20" office:value-type="float">
            <text:p>20</text:p>
          </table:table-cell>
          <table:table-cell ns41:value-type="string" table:style-name="ce20" office:value-type="string">
            <text:p>Wasch- en strijkinrichtingen en waschbleekerijen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/>
          <table:table-cell ns41:value-type="float" office:value="1" table:style-name="ce90" table:number-columns-repeated="2" office:value-type="float">
            <text:p>1</text:p>
          </table:table-cell>
          <table:table-cell table:style-name="ce90" table:number-columns-repeated="7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3" office:value-type="float">
            <text:p>3</text:p>
          </table:table-cell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office:value="1" table:style-name="ce90" table:number-columns-repeated="2" office:value-type="float">
            <text:p>1</text:p>
          </table:table-cell>
          <table:table-cell table:style-name="ce90" table:number-columns-repeated="2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6"/>
          <table:table-cell ns41:value-type="float" table:style-name="ce90" office:value="1" office:value-type="float">
            <text:p>1</text:p>
          </table:table-cell>
          <table:table-cell table:formula="of:=[.J135]+[.L135]+[.N135]+[.P135]+[.R135]+[.T135]+[.V135]+[.X135]+[.Z135]+[.AB135]+[.AD135]+[.AF135]+[.AH135]+[.AJ135]+[.AL135]+[.AN135]" ns41:value-type="float" table:style-name="ce90" office:value-type="float" office:value="12">
            <text:p>12</text:p>
          </table:table-cell>
          <table:table-cell table:formula="of:=[.E135]+[.F135]+[.G135]+[.H135]+[.I135]+[.K135]+[.M135]+[.O135]+[.Q135]+[.S135]+[.U135]+[.W135]+[.Y135]+[.AA135]+[.AC135]+[.AE135]+[.AG135]+[.AI135]+[.AK135]+[.AM135]+[.AO135]" ns41:value-type="float" table:style-name="ce90" office:value-type="float" office:value="4">
            <text:p>4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0" office:value="22" office:value-type="float">
            <text:p>22</text:p>
          </table:table-cell>
          <table:table-cell table:formula="of:=[.AP135]+[.AR135]" ns41:value-type="float" table:style-name="ce90" office:value-type="float" office:value="15">
            <text:p>15</text:p>
          </table:table-cell>
          <table:table-cell table:formula="of:=[.AQ135]+[.AS135]" ns41:value-type="float" table:style-name="ce52" office:value-type="float" office:value="26">
            <text:p>26</text:p>
          </table:table-cell>
          <table:table-cell table:formula="of:=[.A135]" ns41:value-type="float" table:style-name="ce91" office:value-type="float" office:value="20">
            <text:p>20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4" office:value-type="float">
            <text:p>854</text:p>
          </table:table-cell>
          <table:table-cell ns41:value-type="float" table:style-name="ce78" office:value="855" office:value-type="float">
            <text:p>855</text:p>
          </table:table-cell>
          <table:table-cell table:style-name="ce78"/>
          <table:table-cell ns41:value-type="float" table:style-name="ce85" office:value="240190" office:value-type="float">
            <text:p>240190</text:p>
          </table:table-cell>
          <table:table-cell table:number-columns-repeated="970"/>
        </table:table-row>
        <table:table-row table:style-name="ro3">
          <table:table-cell table:style-name="ce8"/>
          <table:table-cell ns41:value-type="string" table:style-name="ce20" office:value-type="string">
            <text:p>VII. Totaal</text:p>
          </table:table-cell>
          <table:table-cell table:style-name="ce30"/>
          <table:table-cell table:style-name="ce11"/>
          <table:table-cell table:formula="of:=SUM([.E132:.E135])" ns41:value-type="float" table:style-name="ce40" office:value-type="float" office:value="0">
            <text:p>0</text:p>
          </table:table-cell>
          <table:table-cell table:formula="of:=SUM([.F132:.F135])" ns41:value-type="float" table:style-name="ce90" office:value-type="float" office:value="0">
            <text:p>0</text:p>
          </table:table-cell>
          <table:table-cell table:formula="of:=SUM([.G132:.G135])" ns41:value-type="float" table:style-name="ce90" office:value-type="float" office:value="1">
            <text:p>1</text:p>
          </table:table-cell>
          <table:table-cell table:formula="of:=SUM([.H132:.H135])" ns41:value-type="float" table:style-name="ce90" office:value-type="float" office:value="1">
            <text:p>1</text:p>
          </table:table-cell>
          <table:table-cell table:formula="of:=SUM([.I132:.I135])" ns41:value-type="float" table:style-name="ce90" office:value-type="float" office:value="0">
            <text:p>0</text:p>
          </table:table-cell>
          <table:table-cell table:formula="of:=SUM([.J132:.J135])" ns41:value-type="float" table:style-name="ce90" office:value-type="float" office:value="0">
            <text:p>0</text:p>
          </table:table-cell>
          <table:table-cell table:formula="of:=SUM([.K132:.K135])" ns41:value-type="float" table:style-name="ce90" office:value-type="float" office:value="2">
            <text:p>2</text:p>
          </table:table-cell>
          <table:table-cell table:formula="of:=SUM([.L132:.L135])" ns41:value-type="float" table:style-name="ce90" office:value-type="float" office:value="0">
            <text:p>0</text:p>
          </table:table-cell>
          <table:table-cell table:formula="of:=SUM([.M132:.M135])" ns41:value-type="float" table:style-name="ce90" office:value-type="float" office:value="0">
            <text:p>0</text:p>
          </table:table-cell>
          <table:table-cell table:formula="of:=SUM([.N132:.N135])" ns41:value-type="float" table:style-name="ce90" office:value-type="float" office:value="0">
            <text:p>0</text:p>
          </table:table-cell>
          <table:table-cell table:formula="of:=SUM([.O132:.O135])" ns41:value-type="float" table:style-name="ce90" office:value-type="float" office:value="1">
            <text:p>1</text:p>
          </table:table-cell>
          <table:table-cell table:formula="of:=SUM([.P132:.P135])" ns41:value-type="float" table:style-name="ce90" office:value-type="float" office:value="1">
            <text:p>1</text:p>
          </table:table-cell>
          <table:table-cell table:formula="of:=SUM([.Q132:.Q135])" ns41:value-type="float" table:style-name="ce90" office:value-type="float" office:value="0">
            <text:p>0</text:p>
          </table:table-cell>
          <table:table-cell table:formula="of:=SUM([.R132:.R135])" ns41:value-type="float" table:style-name="ce90" office:value-type="float" office:value="4">
            <text:p>4</text:p>
          </table:table-cell>
          <table:table-cell table:formula="of:=SUM([.S132:.S135])" ns41:value-type="float" table:style-name="ce90" office:value-type="float" office:value="2">
            <text:p>2</text:p>
          </table:table-cell>
          <table:table-cell table:formula="of:=SUM([.T132:.T135])" ns41:value-type="float" table:style-name="ce90" office:value-type="float" office:value="0">
            <text:p>0</text:p>
          </table:table-cell>
          <table:table-cell table:formula="of:=SUM([.U132:.U135])" ns41:value-type="float" table:style-name="ce90" office:value-type="float" office:value="1">
            <text:p>1</text:p>
          </table:table-cell>
          <table:table-cell table:formula="of:=SUM([.V132:.V135])" ns41:value-type="float" table:style-name="ce90" office:value-type="float" office:value="1">
            <text:p>1</text:p>
          </table:table-cell>
          <table:table-cell table:formula="of:=SUM([.W132:.W135])" ns41:value-type="float" table:style-name="ce90" office:value-type="float" office:value="1">
            <text:p>1</text:p>
          </table:table-cell>
          <table:table-cell table:formula="of:=SUM([.X132:.X135])" ns41:value-type="float" table:style-name="ce90" office:value-type="float" office:value="3">
            <text:p>3</text:p>
          </table:table-cell>
          <table:table-cell table:formula="of:=SUM([.Y132:.Y135])" ns41:value-type="float" table:style-name="ce90" office:value-type="float" office:value="2">
            <text:p>2</text:p>
          </table:table-cell>
          <table:table-cell table:formula="of:=SUM([.Z132:.Z135])" ns41:value-type="float" table:style-name="ce90" office:value-type="float" office:value="0">
            <text:p>0</text:p>
          </table:table-cell>
          <table:table-cell table:formula="of:=SUM([.AA132:.AA135])" ns41:value-type="float" table:style-name="ce90" office:value-type="float" office:value="0">
            <text:p>0</text:p>
          </table:table-cell>
          <table:table-cell table:formula="of:=SUM([.AB132:.AB135])" ns41:value-type="float" table:style-name="ce90" office:value-type="float" office:value="3">
            <text:p>3</text:p>
          </table:table-cell>
          <table:table-cell table:formula="of:=SUM([.AC132:.AC135])" ns41:value-type="float" table:style-name="ce90" office:value-type="float" office:value="0">
            <text:p>0</text:p>
          </table:table-cell>
          <table:table-cell table:formula="of:=SUM([.AD132:.AD135])" ns41:value-type="float" table:style-name="ce90" office:value-type="float" office:value="2">
            <text:p>2</text:p>
          </table:table-cell>
          <table:table-cell table:formula="of:=SUM([.AE132:.AE135])" ns41:value-type="float" table:style-name="ce90" office:value-type="float" office:value="0">
            <text:p>0</text:p>
          </table:table-cell>
          <table:table-cell table:formula="of:=SUM([.AF132:.AF135])" ns41:value-type="float" table:style-name="ce90" office:value-type="float" office:value="3">
            <text:p>3</text:p>
          </table:table-cell>
          <table:table-cell table:formula="of:=SUM([.AG132:.AG135])" ns41:value-type="float" table:style-name="ce90" office:value-type="float" office:value="1">
            <text:p>1</text:p>
          </table:table-cell>
          <table:table-cell table:formula="of:=SUM([.AH132:.AH135])" ns41:value-type="float" table:style-name="ce90" office:value-type="float" office:value="1">
            <text:p>1</text:p>
          </table:table-cell>
          <table:table-cell table:formula="of:=SUM([.AI132:.AI135])" ns41:value-type="float" table:style-name="ce90" office:value-type="float" office:value="0">
            <text:p>0</text:p>
          </table:table-cell>
          <table:table-cell table:formula="of:=SUM([.AJ132:.AJ135])" ns41:value-type="float" table:style-name="ce90" office:value-type="float" office:value="0">
            <text:p>0</text:p>
          </table:table-cell>
          <table:table-cell table:formula="of:=SUM([.AK132:.AK135])" ns41:value-type="float" table:style-name="ce90" office:value-type="float" office:value="0">
            <text:p>0</text:p>
          </table:table-cell>
          <table:table-cell table:formula="of:=SUM([.AL132:.AL135])" ns41:value-type="float" table:style-name="ce90" office:value-type="float" office:value="0">
            <text:p>0</text:p>
          </table:table-cell>
          <table:table-cell table:formula="of:=SUM([.AM132:.AM135])" ns41:value-type="float" table:style-name="ce90" office:value-type="float" office:value="0">
            <text:p>0</text:p>
          </table:table-cell>
          <table:table-cell table:formula="of:=SUM([.AN132:.AN135])" ns41:value-type="float" table:style-name="ce90" office:value-type="float" office:value="0">
            <text:p>0</text:p>
          </table:table-cell>
          <table:table-cell table:formula="of:=SUM([.AO132:.AO135])" ns41:value-type="float" table:style-name="ce90" office:value-type="float" office:value="1">
            <text:p>1</text:p>
          </table:table-cell>
          <table:table-cell table:formula="of:=SUM([.AP132:.AP135])" ns41:value-type="float" table:style-name="ce90" office:value-type="float" office:value="18">
            <text:p>18</text:p>
          </table:table-cell>
          <table:table-cell table:formula="of:=SUM([.AQ132:.AQ135])" ns41:value-type="float" table:style-name="ce90" office:value-type="float" office:value="13">
            <text:p>13</text:p>
          </table:table-cell>
          <table:table-cell table:formula="of:=SUM([.AR132:.AR135])" ns41:value-type="float" table:style-name="ce90" office:value-type="float" office:value="3">
            <text:p>3</text:p>
          </table:table-cell>
          <table:table-cell table:formula="of:=SUM([.AS132:.AS135])" ns41:value-type="float" table:style-name="ce90" office:value-type="float" office:value="22">
            <text:p>22</text:p>
          </table:table-cell>
          <table:table-cell table:formula="of:=SUM([.AT132:.AT135])" ns41:value-type="float" table:style-name="ce90" office:value-type="float" office:value="21">
            <text:p>21</text:p>
          </table:table-cell>
          <table:table-cell table:formula="of:=SUM([.AU132:.AU135])" ns41:value-type="float" table:style-name="ce52" office:value-type="float" office:value="35">
            <text:p>35</text:p>
          </table:table-cell>
          <table:table-cell table:style-name="ce61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4" office:value-type="float">
            <text:p>854</text:p>
          </table:table-cell>
          <table:table-cell ns41:value-type="float" table:style-name="ce78" office:value="855" office:value-type="float">
            <text:p>855</text:p>
          </table:table-cell>
          <table:table-cell table:style-name="ce78"/>
          <table:table-cell ns41:value-type="float" table:style-name="ce85" office:value="240190" office:value-type="float">
            <text:p>240190</text:p>
          </table:table-cell>
          <table:table-cell table:style-name="ce87" table:number-columns-repeated="970"/>
        </table:table-row>
        <table:table-row table:style-name="ro3">
          <table:table-cell table:style-name="ce8"/>
          <table:table-cell ns41:value-type="string" table:style-name="ce20" office:value-type="string">
            <text:p>VIII. Kunstnijverheid</text:p>
          </table:table-cell>
          <table:table-cell table:style-name="ce30"/>
          <table:table-cell table:style-name="ce11"/>
          <table:table-cell table:style-name="ce40"/>
          <table:table-cell table:style-name="ce90" table:number-columns-repeated="36"/>
          <table:table-cell table:formula="of:=[.J137]+[.L137]+[.N137]+[.P137]+[.R137]+[.T137]+[.V137]+[.X137]+[.Z137]+[.AB137]+[.AD137]+[.AF137]+[.AH137]+[.AJ137]+[.AL137]+[.AN137]" ns41:value-type="float" table:style-name="ce90" office:value-type="float" office:value="0">
            <text:p>0</text:p>
          </table:table-cell>
          <table:table-cell table:formula="of:=[.E137]+[.F137]+[.G137]+[.H137]+[.I137]+[.K137]+[.M137]+[.O137]+[.Q137]+[.S137]+[.U137]+[.W137]+[.Y137]+[.AA137]+[.AC137]+[.AE137]+[.AG137]+[.AI137]+[.AK137]+[.AM137]+[.AO137]" ns41:value-type="float" table:style-name="ce90" office:value-type="float" office:value="0">
            <text:p>0</text:p>
          </table:table-cell>
          <table:table-cell table:style-name="ce90" table:number-columns-repeated="2"/>
          <table:table-cell table:formula="of:=[.AP137]+[.AR137]" ns41:value-type="float" table:style-name="ce90" office:value-type="float" office:value="0">
            <text:p>0</text:p>
          </table:table-cell>
          <table:table-cell table:formula="of:=[.AQ137]+[.AS137]" ns41:value-type="float" table:style-name="ce52" office:value-type="float" office:value="0">
            <text:p>0</text:p>
          </table:table-cell>
          <table:table-cell table:style-name="ce91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4" office:value-type="float">
            <text:p>854</text:p>
          </table:table-cell>
          <table:table-cell ns41:value-type="float" table:style-name="ce78" office:value="855" office:value-type="float">
            <text:p>855</text:p>
          </table:table-cell>
          <table:table-cell table:style-name="ce78"/>
          <table:table-cell ns41:value-type="float" table:style-name="ce85" office:value="240190" office:value-type="float">
            <text:p>240190</text:p>
          </table:table-cell>
          <table:table-cell table:number-columns-repeated="970"/>
        </table:table-row>
        <table:table-row table:style-name="ro5">
          <table:table-cell ns41:value-type="float" table:style-name="ce8" office:value="21" office:value-type="float">
            <text:p>21</text:p>
          </table:table-cell>
          <table:table-cell ns41:value-type="string" table:style-name="ce20" office:value-type="string">
            <text:p>Beeldhouwers (kerkelijke kunst)</text:p>
          </table:table-cell>
          <table:table-cell table:style-name="ce30"/>
          <table:table-cell table:style-name="ce11"/>
          <table:table-cell table:style-name="ce40"/>
          <table:table-cell table:style-name="ce90" table:number-columns-repeated="7"/>
          <table:table-cell ns41:value-type="float" table:style-name="ce90" office:value="1" office:value-type="float">
            <text:p>1</text:p>
          </table:table-cell>
          <table:table-cell table:style-name="ce90" table:number-columns-repeated="24"/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table:formula="of:=[.J138]+[.L138]+[.N138]+[.P138]+[.R138]+[.T138]+[.V138]+[.X138]+[.Z138]+[.AB138]+[.AD138]+[.AF138]+[.AH138]+[.AJ138]+[.AL138]+[.AN138]" ns41:value-type="float" table:style-name="ce90" office:value-type="float" office:value="1">
            <text:p>1</text:p>
          </table:table-cell>
          <table:table-cell table:formula="of:=[.E138]+[.F138]+[.G138]+[.H138]+[.I138]+[.K138]+[.M138]+[.O138]+[.Q138]+[.S138]+[.U138]+[.W138]+[.Y138]+[.AA138]+[.AC138]+[.AE138]+[.AG138]+[.AI138]+[.AK138]+[.AM138]+[.AO138]" ns41:value-type="float" table:style-name="ce90" office:value-type="float" office:value="1">
            <text:p>1</text:p>
          </table:table-cell>
          <table:table-cell table:style-name="ce90" table:number-columns-repeated="2"/>
          <table:table-cell table:formula="of:=[.AP138]+[.AR138]" ns41:value-type="float" table:style-name="ce90" office:value-type="float" office:value="1">
            <text:p>1</text:p>
          </table:table-cell>
          <table:table-cell table:formula="of:=[.AQ138]+[.AS138]" ns41:value-type="float" table:style-name="ce52" office:value-type="float" office:value="1">
            <text:p>1</text:p>
          </table:table-cell>
          <table:table-cell table:formula="of:=[.A138]" ns41:value-type="float" table:style-name="ce91" office:value-type="float" office:value="21">
            <text:p>21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4" office:value-type="float">
            <text:p>854</text:p>
          </table:table-cell>
          <table:table-cell ns41:value-type="float" table:style-name="ce78" office:value="855" office:value-type="float">
            <text:p>855</text:p>
          </table:table-cell>
          <table:table-cell table:style-name="ce78"/>
          <table:table-cell ns41:value-type="float" table:style-name="ce85" office:value="240190" office:value-type="float">
            <text:p>240190</text:p>
          </table:table-cell>
          <table:table-cell table:number-columns-repeated="970"/>
        </table:table-row>
        <table:table-row table:style-name="ro5">
          <table:table-cell table:style-name="ce8"/>
          <table:table-cell ns41:value-type="string" table:style-name="ce20" office:value-type="string">
            <text:p>IX. Leder, wasdoek, caoutchoue.</text:p>
          </table:table-cell>
          <table:table-cell table:style-name="ce30"/>
          <table:table-cell table:style-name="ce11"/>
          <table:table-cell table:style-name="ce40"/>
          <table:table-cell table:style-name="ce90" table:number-columns-repeated="36"/>
          <table:table-cell table:formula="of:=[.J139]+[.L139]+[.N139]+[.P139]+[.R139]+[.T139]+[.V139]+[.X139]+[.Z139]+[.AB139]+[.AD139]+[.AF139]+[.AH139]+[.AJ139]+[.AL139]+[.AN139]" ns41:value-type="float" table:style-name="ce90" office:value-type="float" office:value="0">
            <text:p>0</text:p>
          </table:table-cell>
          <table:table-cell table:formula="of:=[.E139]+[.F139]+[.G139]+[.H139]+[.I139]+[.K139]+[.M139]+[.O139]+[.Q139]+[.S139]+[.U139]+[.W139]+[.Y139]+[.AA139]+[.AC139]+[.AE139]+[.AG139]+[.AI139]+[.AK139]+[.AM139]+[.AO139]" ns41:value-type="float" table:style-name="ce90" office:value-type="float" office:value="0">
            <text:p>0</text:p>
          </table:table-cell>
          <table:table-cell table:style-name="ce90" table:number-columns-repeated="2"/>
          <table:table-cell table:formula="of:=[.AP139]+[.AR139]" ns41:value-type="float" table:style-name="ce90" office:value-type="float" office:value="0">
            <text:p>0</text:p>
          </table:table-cell>
          <table:table-cell table:formula="of:=[.AQ139]+[.AS139]" ns41:value-type="float" table:style-name="ce52" office:value-type="float" office:value="0">
            <text:p>0</text:p>
          </table:table-cell>
          <table:table-cell table:style-name="ce91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4" office:value-type="float">
            <text:p>854</text:p>
          </table:table-cell>
          <table:table-cell ns41:value-type="float" table:style-name="ce78" office:value="855" office:value-type="float">
            <text:p>855</text:p>
          </table:table-cell>
          <table:table-cell table:style-name="ce78"/>
          <table:table-cell ns41:value-type="float" table:style-name="ce85" office:value="240190" office:value-type="float">
            <text:p>240190</text:p>
          </table:table-cell>
          <table:table-cell table:number-columns-repeated="970"/>
        </table:table-row>
        <table:table-row table:style-name="ro3">
          <table:table-cell ns41:value-type="float" table:style-name="ce8" office:value="22" office:value-type="float">
            <text:p>22</text:p>
          </table:table-cell>
          <table:table-cell ns41:value-type="string" table:style-name="ce20" office:value-type="string">
            <text:p>Fabricage van leder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ns41:value-type="float" table:style-name="ce90" office:value="4" office:value-type="float">
            <text:p>4</text:p>
          </table:table-cell>
          <table:table-cell table:style-name="ce90"/>
          <table:table-cell ns41:value-type="float" table:style-name="ce90" office:value="6" office:value-type="float">
            <text:p>6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5" office:value-type="float">
            <text:p>5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0" office:value="1" office:value-type="float">
            <text:p>1</text:p>
          </table:table-cell>
          <table:table-cell table:style-name="ce90" table:number-columns-repeated="2"/>
          <table:table-cell ns41:value-type="float" table:style-name="ce90" office:value="5" office:value-type="float">
            <text:p>5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3" office:value-type="float">
            <text:p>3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3" office:value-type="float">
            <text:p>3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table:formula="of:=[.J140]+[.L140]+[.N140]+[.P140]+[.R140]+[.T140]+[.V140]+[.X140]+[.Z140]+[.AB140]+[.AD140]+[.AF140]+[.AH140]+[.AJ140]+[.AL140]+[.AN140]" ns41:value-type="float" table:style-name="ce90" office:value-type="float" office:value="43">
            <text:p>43</text:p>
          </table:table-cell>
          <table:table-cell table:formula="of:=[.E140]+[.F140]+[.G140]+[.H140]+[.I140]+[.K140]+[.M140]+[.O140]+[.Q140]+[.S140]+[.U140]+[.W140]+[.Y140]+[.AA140]+[.AC140]+[.AE140]+[.AG140]+[.AI140]+[.AK140]+[.AM140]+[.AO140]" ns41:value-type="float" table:style-name="ce90" office:value-type="float" office:value="33">
            <text:p>33</text:p>
          </table:table-cell>
          <table:table-cell table:style-name="ce90" table:number-columns-repeated="2"/>
          <table:table-cell table:formula="of:=[.AP140]+[.AR140]" ns41:value-type="float" table:style-name="ce90" office:value-type="float" office:value="43">
            <text:p>43</text:p>
          </table:table-cell>
          <table:table-cell table:formula="of:=[.AQ140]+[.AS140]" ns41:value-type="float" table:style-name="ce52" office:value-type="float" office:value="33">
            <text:p>33</text:p>
          </table:table-cell>
          <table:table-cell table:formula="of:=[.A140]" ns41:value-type="float" table:style-name="ce91" office:value-type="float" office:value="22">
            <text:p>22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4" office:value-type="float">
            <text:p>854</text:p>
          </table:table-cell>
          <table:table-cell ns41:value-type="float" table:style-name="ce78" office:value="855" office:value-type="float">
            <text:p>855</text:p>
          </table:table-cell>
          <table:table-cell table:style-name="ce78"/>
          <table:table-cell ns41:value-type="float" table:style-name="ce85" office:value="240190" office:value-type="float">
            <text:p>240190</text:p>
          </table:table-cell>
          <table:table-cell table:number-columns-repeated="970"/>
        </table:table-row>
        <table:table-row table:style-name="ro3">
          <table:table-cell ns41:value-type="float" table:style-name="ce8" office:value="23" office:value-type="float">
            <text:p>23</text:p>
          </table:table-cell>
          <table:table-cell ns41:value-type="string" table:style-name="ce20" office:value-type="string">
            <text:p>Huidenzouters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4"/>
          <table:table-cell ns41:value-type="float" table:style-name="ce90" office:value="1" office:value-type="float">
            <text:p>1</text:p>
          </table:table-cell>
          <table:table-cell table:style-name="ce90" table:number-columns-repeated="17"/>
          <table:table-cell ns41:value-type="float" table:style-name="ce90" office:value="1" office:value-type="float">
            <text:p>1</text:p>
          </table:table-cell>
          <table:table-cell table:style-name="ce90" table:number-columns-repeated="13"/>
          <table:table-cell table:formula="of:=[.J141]+[.L141]+[.N141]+[.P141]+[.R141]+[.T141]+[.V141]+[.X141]+[.Z141]+[.AB141]+[.AD141]+[.AF141]+[.AH141]+[.AJ141]+[.AL141]+[.AN141]" ns41:value-type="float" table:style-name="ce90" office:value-type="float" office:value="2">
            <text:p>2</text:p>
          </table:table-cell>
          <table:table-cell table:formula="of:=[.E141]+[.F141]+[.G141]+[.H141]+[.I141]+[.K141]+[.M141]+[.O141]+[.Q141]+[.S141]+[.U141]+[.W141]+[.Y141]+[.AA141]+[.AC141]+[.AE141]+[.AG141]+[.AI141]+[.AK141]+[.AM141]+[.AO141]" ns41:value-type="float" table:style-name="ce90" office:value-type="float" office:value="0">
            <text:p>0</text:p>
          </table:table-cell>
          <table:table-cell table:style-name="ce90" table:number-columns-repeated="2"/>
          <table:table-cell table:formula="of:=[.AP141]+[.AR141]" ns41:value-type="float" table:style-name="ce90" office:value-type="float" office:value="2">
            <text:p>2</text:p>
          </table:table-cell>
          <table:table-cell table:formula="of:=[.AQ141]+[.AS141]" ns41:value-type="float" table:style-name="ce52" office:value-type="float" office:value="0">
            <text:p>0</text:p>
          </table:table-cell>
          <table:table-cell table:formula="of:=[.A141]" ns41:value-type="float" table:style-name="ce91" office:value-type="float" office:value="23">
            <text:p>23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4" office:value-type="float">
            <text:p>854</text:p>
          </table:table-cell>
          <table:table-cell ns41:value-type="float" table:style-name="ce78" office:value="855" office:value-type="float">
            <text:p>855</text:p>
          </table:table-cell>
          <table:table-cell table:style-name="ce78"/>
          <table:table-cell ns41:value-type="float" table:style-name="ce85" office:value="240190" office:value-type="float">
            <text:p>240190</text:p>
          </table:table-cell>
          <table:table-cell table:number-columns-repeated="970"/>
        </table:table-row>
        <table:table-row table:style-name="ro3">
          <table:table-cell ns41:value-type="float" table:style-name="ce8" office:value="24" office:value-type="float">
            <text:p>24</text:p>
          </table:table-cell>
          <table:table-cell ns41:value-type="string" table:style-name="ce20" office:value-type="string">
            <text:p>Fabricage van schoenen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9"/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 table:number-columns-repeated="4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7"/>
          <table:table-cell ns41:value-type="float" table:style-name="ce90" office:value="1" office:value-type="float">
            <text:p>1</text:p>
          </table:table-cell>
          <table:table-cell table:style-name="ce90" table:number-columns-repeated="7"/>
          <table:table-cell table:formula="of:=[.J142]+[.L142]+[.N142]+[.P142]+[.R142]+[.T142]+[.V142]+[.X142]+[.Z142]+[.AB142]+[.AD142]+[.AF142]+[.AH142]+[.AJ142]+[.AL142]+[.AN142]" ns41:value-type="float" table:style-name="ce90" office:value-type="float" office:value="3">
            <text:p>3</text:p>
          </table:table-cell>
          <table:table-cell table:formula="of:=[.E142]+[.F142]+[.G142]+[.H142]+[.I142]+[.K142]+[.M142]+[.O142]+[.Q142]+[.S142]+[.U142]+[.W142]+[.Y142]+[.AA142]+[.AC142]+[.AE142]+[.AG142]+[.AI142]+[.AK142]+[.AM142]+[.AO142]" ns41:value-type="float" table:style-name="ce90" office:value-type="float" office:value="2">
            <text:p>2</text:p>
          </table:table-cell>
          <table:table-cell table:style-name="ce90"/>
          <table:table-cell ns41:value-type="float" table:style-name="ce90" office:value="3" office:value-type="float">
            <text:p>3</text:p>
          </table:table-cell>
          <table:table-cell table:formula="of:=[.AP142]+[.AR142]" ns41:value-type="float" table:style-name="ce90" office:value-type="float" office:value="3">
            <text:p>3</text:p>
          </table:table-cell>
          <table:table-cell table:formula="of:=[.AQ142]+[.AS142]" ns41:value-type="float" table:style-name="ce52" office:value-type="float" office:value="5">
            <text:p>5</text:p>
          </table:table-cell>
          <table:table-cell table:formula="of:=[.A142]" ns41:value-type="float" table:style-name="ce91" office:value-type="float" office:value="24">
            <text:p>24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4" office:value-type="float">
            <text:p>854</text:p>
          </table:table-cell>
          <table:table-cell ns41:value-type="float" table:style-name="ce78" office:value="855" office:value-type="float">
            <text:p>855</text:p>
          </table:table-cell>
          <table:table-cell table:style-name="ce78"/>
          <table:table-cell ns41:value-type="float" table:style-name="ce85" office:value="240190" office:value-type="float">
            <text:p>240190</text:p>
          </table:table-cell>
          <table:table-cell table:number-columns-repeated="970"/>
        </table:table-row>
        <table:table-row table:style-name="ro5">
          <table:table-cell ns41:value-type="float" table:style-name="ce8" office:value="25" office:value-type="float">
            <text:p>25</text:p>
          </table:table-cell>
          <table:table-cell ns41:value-type="string" table:style-name="ce20" office:value-type="string">
            <text:p>Fabricage van caoutchoue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12"/>
          <table:table-cell ns41:value-type="float" office:value="1" table:style-name="ce90" table:number-columns-repeated="3" office:value-type="float">
            <text:p>1</text:p>
          </table:table-cell>
          <table:table-cell table:style-name="ce90" table:number-columns-repeated="5"/>
          <table:table-cell ns41:value-type="float" table:style-name="ce90" office:value="1" office:value-type="float">
            <text:p>1</text:p>
          </table:table-cell>
          <table:table-cell table:style-name="ce90" table:number-columns-repeated="11"/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table:formula="of:=[.J143]+[.L143]+[.N143]+[.P143]+[.R143]+[.T143]+[.V143]+[.X143]+[.Z143]+[.AB143]+[.AD143]+[.AF143]+[.AH143]+[.AJ143]+[.AL143]+[.AN143]" ns41:value-type="float" table:style-name="ce90" office:value-type="float" office:value="4">
            <text:p>4</text:p>
          </table:table-cell>
          <table:table-cell table:formula="of:=[.E143]+[.F143]+[.G143]+[.H143]+[.I143]+[.K143]+[.M143]+[.O143]+[.Q143]+[.S143]+[.U143]+[.W143]+[.Y143]+[.AA143]+[.AC143]+[.AE143]+[.AG143]+[.AI143]+[.AK143]+[.AM143]+[.AO143]" ns41:value-type="float" table:style-name="ce90" office:value-type="float" office:value="1">
            <text:p>1</text:p>
          </table:table-cell>
          <table:table-cell table:style-name="ce90" table:number-columns-repeated="2"/>
          <table:table-cell table:formula="of:=[.AP143]+[.AR143]" ns41:value-type="float" table:style-name="ce90" office:value-type="float" office:value="4">
            <text:p>4</text:p>
          </table:table-cell>
          <table:table-cell table:formula="of:=[.AQ143]+[.AS143]" ns41:value-type="float" table:style-name="ce52" office:value-type="float" office:value="1">
            <text:p>1</text:p>
          </table:table-cell>
          <table:table-cell table:formula="of:=[.A143]" ns41:value-type="float" table:style-name="ce91" office:value-type="float" office:value="25">
            <text:p>25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4" office:value-type="float">
            <text:p>854</text:p>
          </table:table-cell>
          <table:table-cell ns41:value-type="float" table:style-name="ce78" office:value="855" office:value-type="float">
            <text:p>855</text:p>
          </table:table-cell>
          <table:table-cell table:style-name="ce78"/>
          <table:table-cell ns41:value-type="float" table:style-name="ce85" office:value="240190" office:value-type="float">
            <text:p>240190</text:p>
          </table:table-cell>
          <table:table-cell table:number-columns-repeated="970"/>
        </table:table-row>
        <table:table-row table:style-name="ro3">
          <table:table-cell ns41:value-type="float" table:style-name="ce8" office:value="26" office:value-type="float">
            <text:p>26</text:p>
          </table:table-cell>
          <table:table-cell ns41:value-type="string" table:style-name="ce20" office:value-type="string">
            <text:p>Fabricage van rijwielen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26"/>
          <table:table-cell ns41:value-type="float" table:style-name="ce90" office:value="1" office:value-type="float">
            <text:p>1</text:p>
          </table:table-cell>
          <table:table-cell table:style-name="ce90" table:number-columns-repeated="9"/>
          <table:table-cell table:formula="of:=[.J144]+[.L144]+[.N144]+[.P144]+[.R144]+[.T144]+[.V144]+[.X144]+[.Z144]+[.AB144]+[.AD144]+[.AF144]+[.AH144]+[.AJ144]+[.AL144]+[.AN144]" ns41:value-type="float" table:style-name="ce90" office:value-type="float" office:value="1">
            <text:p>1</text:p>
          </table:table-cell>
          <table:table-cell table:formula="of:=[.E144]+[.F144]+[.G144]+[.H144]+[.I144]+[.K144]+[.M144]+[.O144]+[.Q144]+[.S144]+[.U144]+[.W144]+[.Y144]+[.AA144]+[.AC144]+[.AE144]+[.AG144]+[.AI144]+[.AK144]+[.AM144]+[.AO144]" ns41:value-type="float" table:style-name="ce90" office:value-type="float" office:value="0">
            <text:p>0</text:p>
          </table:table-cell>
          <table:table-cell table:style-name="ce90" table:number-columns-repeated="2"/>
          <table:table-cell table:formula="of:=[.AP144]+[.AR144]" ns41:value-type="float" table:style-name="ce90" office:value-type="float" office:value="1">
            <text:p>1</text:p>
          </table:table-cell>
          <table:table-cell table:formula="of:=[.AQ144]+[.AS144]" ns41:value-type="float" table:style-name="ce52" office:value-type="float" office:value="0">
            <text:p>0</text:p>
          </table:table-cell>
          <table:table-cell table:formula="of:=[.A144]" ns41:value-type="float" table:style-name="ce91" office:value-type="float" office:value="26">
            <text:p>26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4" office:value-type="float">
            <text:p>854</text:p>
          </table:table-cell>
          <table:table-cell ns41:value-type="float" table:style-name="ce78" office:value="855" office:value-type="float">
            <text:p>855</text:p>
          </table:table-cell>
          <table:table-cell table:style-name="ce78"/>
          <table:table-cell ns41:value-type="float" table:style-name="ce85" office:value="240190" office:value-type="float">
            <text:p>240190</text:p>
          </table:table-cell>
          <table:table-cell table:number-columns-repeated="970"/>
        </table:table-row>
        <table:table-row table:style-name="ro3">
          <table:table-cell table:style-name="ce8"/>
          <table:table-cell ns41:value-type="string" table:style-name="ce20" office:value-type="string">
            <text:p>IX. Totaal</text:p>
          </table:table-cell>
          <table:table-cell table:style-name="ce30"/>
          <table:table-cell table:style-name="ce11"/>
          <table:table-cell table:formula="of:=SUM([.E140:.E144])" ns41:value-type="float" table:style-name="ce40" office:value-type="float" office:value="0">
            <text:p>0</text:p>
          </table:table-cell>
          <table:table-cell table:formula="of:=SUM([.F140:.F144])" ns41:value-type="float" table:style-name="ce90" office:value-type="float" office:value="2">
            <text:p>2</text:p>
          </table:table-cell>
          <table:table-cell table:formula="of:=SUM([.G140:.G144])" ns41:value-type="float" table:style-name="ce90" office:value-type="float" office:value="0">
            <text:p>0</text:p>
          </table:table-cell>
          <table:table-cell table:formula="of:=SUM([.H140:.H144])" ns41:value-type="float" table:style-name="ce90" office:value-type="float" office:value="2">
            <text:p>2</text:p>
          </table:table-cell>
          <table:table-cell table:formula="of:=SUM([.I140:.I144])" ns41:value-type="float" table:style-name="ce90" office:value-type="float" office:value="4">
            <text:p>4</text:p>
          </table:table-cell>
          <table:table-cell table:formula="of:=SUM([.J140:.J144])" ns41:value-type="float" table:style-name="ce90" office:value-type="float" office:value="1">
            <text:p>1</text:p>
          </table:table-cell>
          <table:table-cell table:formula="of:=SUM([.K140:.K144])" ns41:value-type="float" table:style-name="ce90" office:value-type="float" office:value="6">
            <text:p>6</text:p>
          </table:table-cell>
          <table:table-cell table:formula="of:=SUM([.L140:.L144])" ns41:value-type="float" table:style-name="ce90" office:value-type="float" office:value="0">
            <text:p>0</text:p>
          </table:table-cell>
          <table:table-cell table:formula="of:=SUM([.M140:.M144])" ns41:value-type="float" table:style-name="ce90" office:value-type="float" office:value="2">
            <text:p>2</text:p>
          </table:table-cell>
          <table:table-cell table:formula="of:=SUM([.N140:.N144])" ns41:value-type="float" table:style-name="ce90" office:value-type="float" office:value="0">
            <text:p>0</text:p>
          </table:table-cell>
          <table:table-cell table:formula="of:=SUM([.O140:.O144])" ns41:value-type="float" table:style-name="ce90" office:value-type="float" office:value="6">
            <text:p>6</text:p>
          </table:table-cell>
          <table:table-cell table:formula="of:=SUM([.P140:.P144])" ns41:value-type="float" table:style-name="ce90" office:value-type="float" office:value="1">
            <text:p>1</text:p>
          </table:table-cell>
          <table:table-cell table:formula="of:=SUM([.Q140:.Q144])" ns41:value-type="float" table:style-name="ce90" office:value-type="float" office:value="4">
            <text:p>4</text:p>
          </table:table-cell>
          <table:table-cell table:formula="of:=SUM([.R140:.R144])" ns41:value-type="float" table:style-name="ce90" office:value-type="float" office:value="10">
            <text:p>10</text:p>
          </table:table-cell>
          <table:table-cell table:formula="of:=SUM([.S140:.S144])" ns41:value-type="float" table:style-name="ce90" office:value-type="float" office:value="6">
            <text:p>6</text:p>
          </table:table-cell>
          <table:table-cell table:formula="of:=SUM([.T140:.T144])" ns41:value-type="float" table:style-name="ce90" office:value-type="float" office:value="8">
            <text:p>8</text:p>
          </table:table-cell>
          <table:table-cell table:formula="of:=SUM([.U140:.U144])" ns41:value-type="float" table:style-name="ce90" office:value-type="float" office:value="1">
            <text:p>1</text:p>
          </table:table-cell>
          <table:table-cell table:formula="of:=SUM([.V140:.V144])" ns41:value-type="float" table:style-name="ce90" office:value-type="float" office:value="0">
            <text:p>0</text:p>
          </table:table-cell>
          <table:table-cell table:formula="of:=SUM([.W140:.W144])" ns41:value-type="float" table:style-name="ce90" office:value-type="float" office:value="0">
            <text:p>0</text:p>
          </table:table-cell>
          <table:table-cell table:formula="of:=SUM([.X140:.X144])" ns41:value-type="float" table:style-name="ce90" office:value-type="float" office:value="6">
            <text:p>6</text:p>
          </table:table-cell>
          <table:table-cell table:formula="of:=SUM([.Y140:.Y144])" ns41:value-type="float" table:style-name="ce90" office:value-type="float" office:value="1">
            <text:p>1</text:p>
          </table:table-cell>
          <table:table-cell table:formula="of:=SUM([.Z140:.Z144])" ns41:value-type="float" table:style-name="ce90" office:value-type="float" office:value="6">
            <text:p>6</text:p>
          </table:table-cell>
          <table:table-cell table:formula="of:=SUM([.AA140:.AA144])" ns41:value-type="float" table:style-name="ce90" office:value-type="float" office:value="1">
            <text:p>1</text:p>
          </table:table-cell>
          <table:table-cell table:formula="of:=SUM([.AB140:.AB144])" ns41:value-type="float" table:style-name="ce90" office:value-type="float" office:value="8">
            <text:p>8</text:p>
          </table:table-cell>
          <table:table-cell table:formula="of:=SUM([.AC140:.AC144])" ns41:value-type="float" table:style-name="ce90" office:value-type="float" office:value="1">
            <text:p>1</text:p>
          </table:table-cell>
          <table:table-cell table:formula="of:=SUM([.AD140:.AD144])" ns41:value-type="float" table:style-name="ce90" office:value-type="float" office:value="3">
            <text:p>3</text:p>
          </table:table-cell>
          <table:table-cell table:formula="of:=SUM([.AE140:.AE144])" ns41:value-type="float" table:style-name="ce90" office:value-type="float" office:value="0">
            <text:p>0</text:p>
          </table:table-cell>
          <table:table-cell table:formula="of:=SUM([.AF140:.AF144])" ns41:value-type="float" table:style-name="ce90" office:value-type="float" office:value="3">
            <text:p>3</text:p>
          </table:table-cell>
          <table:table-cell table:formula="of:=SUM([.AG140:.AG144])" ns41:value-type="float" table:style-name="ce90" office:value-type="float" office:value="0">
            <text:p>0</text:p>
          </table:table-cell>
          <table:table-cell table:formula="of:=SUM([.AH140:.AH144])" ns41:value-type="float" table:style-name="ce90" office:value-type="float" office:value="2">
            <text:p>2</text:p>
          </table:table-cell>
          <table:table-cell table:formula="of:=SUM([.AI140:.AI144])" ns41:value-type="float" table:style-name="ce90" office:value-type="float" office:value="0">
            <text:p>0</text:p>
          </table:table-cell>
          <table:table-cell table:formula="of:=SUM([.AJ140:.AJ144])" ns41:value-type="float" table:style-name="ce90" office:value-type="float" office:value="0">
            <text:p>0</text:p>
          </table:table-cell>
          <table:table-cell table:formula="of:=SUM([.AK140:.AK144])" ns41:value-type="float" table:style-name="ce90" office:value-type="float" office:value="0">
            <text:p>0</text:p>
          </table:table-cell>
          <table:table-cell table:formula="of:=SUM([.AL140:.AL144])" ns41:value-type="float" table:style-name="ce90" office:value-type="float" office:value="4">
            <text:p>4</text:p>
          </table:table-cell>
          <table:table-cell table:formula="of:=SUM([.AM140:.AM144])" ns41:value-type="float" table:style-name="ce90" office:value-type="float" office:value="0">
            <text:p>0</text:p>
          </table:table-cell>
          <table:table-cell table:formula="of:=SUM([.AN140:.AN144])" ns41:value-type="float" table:style-name="ce90" office:value-type="float" office:value="1">
            <text:p>1</text:p>
          </table:table-cell>
          <table:table-cell table:formula="of:=SUM([.AO140:.AO144])" ns41:value-type="float" table:style-name="ce90" office:value-type="float" office:value="0">
            <text:p>0</text:p>
          </table:table-cell>
          <table:table-cell table:formula="of:=SUM([.AP140:.AP144])" ns41:value-type="float" table:style-name="ce90" office:value-type="float" office:value="53">
            <text:p>53</text:p>
          </table:table-cell>
          <table:table-cell table:formula="of:=SUM([.AQ140:.AQ144])" ns41:value-type="float" table:style-name="ce90" office:value-type="float" office:value="36">
            <text:p>36</text:p>
          </table:table-cell>
          <table:table-cell table:formula="of:=SUM([.AR140:.AR144])" ns41:value-type="float" table:style-name="ce90" office:value-type="float" office:value="0">
            <text:p>0</text:p>
          </table:table-cell>
          <table:table-cell table:formula="of:=SUM([.AS140:.AS144])" ns41:value-type="float" table:style-name="ce90" office:value-type="float" office:value="3">
            <text:p>3</text:p>
          </table:table-cell>
          <table:table-cell table:formula="of:=SUM([.AT140:.AT144])" ns41:value-type="float" table:style-name="ce90" office:value-type="float" office:value="53">
            <text:p>53</text:p>
          </table:table-cell>
          <table:table-cell table:formula="of:=SUM([.AU140:.AU144])" ns41:value-type="float" table:style-name="ce52" office:value-type="float" office:value="39">
            <text:p>39</text:p>
          </table:table-cell>
          <table:table-cell table:style-name="ce61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4" office:value-type="float">
            <text:p>854</text:p>
          </table:table-cell>
          <table:table-cell ns41:value-type="float" table:style-name="ce78" office:value="855" office:value-type="float">
            <text:p>855</text:p>
          </table:table-cell>
          <table:table-cell table:style-name="ce78"/>
          <table:table-cell ns41:value-type="float" table:style-name="ce85" office:value="240190" office:value-type="float">
            <text:p>240190</text:p>
          </table:table-cell>
          <table:table-cell table:style-name="ce87" table:number-columns-repeated="970"/>
        </table:table-row>
        <table:table-row table:style-name="ro3">
          <table:table-cell table:style-name="ce8"/>
          <table:table-cell ns41:value-type="string" table:style-name="ce20" office:value-type="string">
            <text:p>X. Oer, steenkolen, turf.</text:p>
          </table:table-cell>
          <table:table-cell table:style-name="ce30"/>
          <table:table-cell table:style-name="ce11"/>
          <table:table-cell table:style-name="ce40"/>
          <table:table-cell table:style-name="ce90" table:number-columns-repeated="36"/>
          <table:table-cell table:formula="of:=[.J146]+[.L146]+[.N146]+[.P146]+[.R146]+[.T146]+[.V146]+[.X146]+[.Z146]+[.AB146]+[.AD146]+[.AF146]+[.AH146]+[.AJ146]+[.AL146]+[.AN146]" ns41:value-type="float" table:style-name="ce90" office:value-type="float" office:value="0">
            <text:p>0</text:p>
          </table:table-cell>
          <table:table-cell table:formula="of:=[.E146]+[.F146]+[.G146]+[.H146]+[.I146]+[.K146]+[.M146]+[.O146]+[.Q146]+[.S146]+[.U146]+[.W146]+[.Y146]+[.AA146]+[.AC146]+[.AE146]+[.AG146]+[.AI146]+[.AK146]+[.AM146]+[.AO146]" ns41:value-type="float" table:style-name="ce90" office:value-type="float" office:value="0">
            <text:p>0</text:p>
          </table:table-cell>
          <table:table-cell table:style-name="ce90" table:number-columns-repeated="2"/>
          <table:table-cell table:formula="of:=[.AP146]+[.AR146]" ns41:value-type="float" table:style-name="ce90" office:value-type="float" office:value="0">
            <text:p>0</text:p>
          </table:table-cell>
          <table:table-cell table:formula="of:=[.AQ146]+[.AS146]" ns41:value-type="float" table:style-name="ce52" office:value-type="float" office:value="0">
            <text:p>0</text:p>
          </table:table-cell>
          <table:table-cell table:style-name="ce91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4" office:value-type="float">
            <text:p>854</text:p>
          </table:table-cell>
          <table:table-cell ns41:value-type="float" table:style-name="ce78" office:value="855" office:value-type="float">
            <text:p>855</text:p>
          </table:table-cell>
          <table:table-cell table:style-name="ce78"/>
          <table:table-cell ns41:value-type="float" table:style-name="ce85" office:value="240190" office:value-type="float">
            <text:p>240190</text:p>
          </table:table-cell>
          <table:table-cell table:number-columns-repeated="970"/>
        </table:table-row>
        <table:table-row table:style-name="ro3">
          <table:table-cell ns41:value-type="float" table:style-name="ce8" office:value="27" office:value-type="float">
            <text:p>27</text:p>
          </table:table-cell>
          <table:table-cell ns41:value-type="string" table:style-name="ce20" office:value-type="string">
            <text:p>Delvers van ijzererts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 table:number-columns-repeated="24"/>
          <table:table-cell ns41:value-type="float" table:style-name="ce90" office:value="1" office:value-type="float">
            <text:p>1</text:p>
          </table:table-cell>
          <table:table-cell table:style-name="ce90" table:number-columns-repeated="7"/>
          <table:table-cell table:formula="of:=[.J147]+[.L147]+[.N147]+[.P147]+[.R147]+[.T147]+[.V147]+[.X147]+[.Z147]+[.AB147]+[.AD147]+[.AF147]+[.AH147]+[.AJ147]+[.AL147]+[.AN147]" ns41:value-type="float" table:style-name="ce90" office:value-type="float" office:value="1">
            <text:p>1</text:p>
          </table:table-cell>
          <table:table-cell table:formula="of:=[.E147]+[.F147]+[.G147]+[.H147]+[.I147]+[.K147]+[.M147]+[.O147]+[.Q147]+[.S147]+[.U147]+[.W147]+[.Y147]+[.AA147]+[.AC147]+[.AE147]+[.AG147]+[.AI147]+[.AK147]+[.AM147]+[.AO147]" ns41:value-type="float" table:style-name="ce90" office:value-type="float" office:value="1">
            <text:p>1</text:p>
          </table:table-cell>
          <table:table-cell table:style-name="ce90" table:number-columns-repeated="2"/>
          <table:table-cell table:formula="of:=[.AP147]+[.AR147]" ns41:value-type="float" table:style-name="ce90" office:value-type="float" office:value="1">
            <text:p>1</text:p>
          </table:table-cell>
          <table:table-cell table:formula="of:=[.AQ147]+[.AS147]" ns41:value-type="float" table:style-name="ce52" office:value-type="float" office:value="1">
            <text:p>1</text:p>
          </table:table-cell>
          <table:table-cell table:formula="of:=[.A147]" ns41:value-type="float" table:style-name="ce91" office:value-type="float" office:value="27">
            <text:p>27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4" office:value-type="float">
            <text:p>854</text:p>
          </table:table-cell>
          <table:table-cell ns41:value-type="float" table:style-name="ce78" office:value="855" office:value-type="float">
            <text:p>855</text:p>
          </table:table-cell>
          <table:table-cell table:style-name="ce78"/>
          <table:table-cell ns41:value-type="float" table:style-name="ce85" office:value="240190" office:value-type="float">
            <text:p>240190</text:p>
          </table:table-cell>
          <table:table-cell table:number-columns-repeated="970"/>
        </table:table-row>
        <table:table-row table:style-name="ro5">
          <table:table-cell ns41:value-type="float" table:style-name="ce8" office:value="28" office:value-type="float">
            <text:p>28</text:p>
          </table:table-cell>
          <table:table-cell ns41:value-type="string" table:style-name="ce20" office:value-type="string">
            <text:p>Exploitatie van steenkolenmijnen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/>
          <table:table-cell ns41:value-type="float" office:value="5" table:style-name="ce90" table:number-columns-repeated="2" office:value-type="float">
            <text:p>5</text:p>
          </table:table-cell>
          <table:table-cell ns41:value-type="float" table:style-name="ce90" office:value="10" office:value-type="float">
            <text:p>10</text:p>
          </table:table-cell>
          <table:table-cell table:style-name="ce90"/>
          <table:table-cell ns41:value-type="float" table:style-name="ce90" office:value="17" office:value-type="float">
            <text:p>17</text:p>
          </table:table-cell>
          <table:table-cell table:style-name="ce90"/>
          <table:table-cell ns41:value-type="float" table:style-name="ce90" office:value="9" office:value-type="float">
            <text:p>9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21" office:value-type="float">
            <text:p>21</text:p>
          </table:table-cell>
          <table:table-cell table:style-name="ce90"/>
          <table:table-cell ns41:value-type="float" table:style-name="ce90" office:value="4" office:value-type="float">
            <text:p>4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4" office:value-type="float">
            <text:p>4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2" office:value-type="float">
            <text:p>2</text:p>
          </table:table-cell>
          <table:table-cell table:style-name="ce90" table:number-columns-repeated="7"/>
          <table:table-cell table:formula="of:=[.J148]+[.L148]+[.N148]+[.P148]+[.R148]+[.T148]+[.V148]+[.X148]+[.Z148]+[.AB148]+[.AD148]+[.AF148]+[.AH148]+[.AJ148]+[.AL148]+[.AN148]" ns41:value-type="float" table:style-name="ce90" office:value-type="float" office:value="71">
            <text:p>71</text:p>
          </table:table-cell>
          <table:table-cell table:formula="of:=[.E148]+[.F148]+[.G148]+[.H148]+[.I148]+[.K148]+[.M148]+[.O148]+[.Q148]+[.S148]+[.U148]+[.W148]+[.Y148]+[.AA148]+[.AC148]+[.AE148]+[.AG148]+[.AI148]+[.AK148]+[.AM148]+[.AO148]" ns41:value-type="float" table:style-name="ce90" office:value-type="float" office:value="109">
            <text:p>109</text:p>
          </table:table-cell>
          <table:table-cell table:style-name="ce90" table:number-columns-repeated="2"/>
          <table:table-cell table:formula="of:=[.AP148]+[.AR148]" ns41:value-type="float" table:style-name="ce90" office:value-type="float" office:value="71">
            <text:p>71</text:p>
          </table:table-cell>
          <table:table-cell table:formula="of:=[.AQ148]+[.AS148]" ns41:value-type="float" table:style-name="ce52" office:value-type="float" office:value="109">
            <text:p>109</text:p>
          </table:table-cell>
          <table:table-cell table:formula="of:=[.A148]" ns41:value-type="float" table:style-name="ce91" office:value-type="float" office:value="28">
            <text:p>28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4" office:value-type="float">
            <text:p>854</text:p>
          </table:table-cell>
          <table:table-cell ns41:value-type="float" table:style-name="ce78" office:value="855" office:value-type="float">
            <text:p>855</text:p>
          </table:table-cell>
          <table:table-cell table:style-name="ce78"/>
          <table:table-cell ns41:value-type="float" table:style-name="ce85" office:value="240190" office:value-type="float">
            <text:p>240190</text:p>
          </table:table-cell>
          <table:table-cell table:number-columns-repeated="970"/>
        </table:table-row>
        <table:table-row table:style-name="ro3">
          <table:table-cell ns41:value-type="float" table:style-name="ce8" office:value="29" office:value-type="float">
            <text:p>29</text:p>
          </table:table-cell>
          <table:table-cell ns41:value-type="string" table:style-name="ce20" office:value-type="string">
            <text:p>Fabricage van briquetten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ns41:value-type="float" table:style-name="ce90" office:value="1" office:value-type="float">
            <text:p>1</text:p>
          </table:table-cell>
          <table:table-cell ns41:value-type="float" office:value="2" table:style-name="ce90" table:number-columns-repeated="3" office:value-type="float">
            <text:p>2</text:p>
          </table:table-cell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 table:number-columns-repeated="4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5"/>
          <table:table-cell ns41:value-type="float" table:style-name="ce90" office:value="3" office:value-type="float">
            <text:p>3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 table:number-columns-repeated="11"/>
          <table:table-cell table:formula="of:=[.J149]+[.L149]+[.N149]+[.P149]+[.R149]+[.T149]+[.V149]+[.X149]+[.Z149]+[.AB149]+[.AD149]+[.AF149]+[.AH149]+[.AJ149]+[.AL149]+[.AN149]" ns41:value-type="float" table:style-name="ce90" office:value-type="float" office:value="8">
            <text:p>8</text:p>
          </table:table-cell>
          <table:table-cell table:formula="of:=[.E149]+[.F149]+[.G149]+[.H149]+[.I149]+[.K149]+[.M149]+[.O149]+[.Q149]+[.S149]+[.U149]+[.W149]+[.Y149]+[.AA149]+[.AC149]+[.AE149]+[.AG149]+[.AI149]+[.AK149]+[.AM149]+[.AO149]" ns41:value-type="float" table:style-name="ce90" office:value-type="float" office:value="8">
            <text:p>8</text:p>
          </table:table-cell>
          <table:table-cell table:style-name="ce90" table:number-columns-repeated="2"/>
          <table:table-cell table:formula="of:=[.AP149]+[.AR149]" ns41:value-type="float" table:style-name="ce90" office:value-type="float" office:value="8">
            <text:p>8</text:p>
          </table:table-cell>
          <table:table-cell table:formula="of:=[.AQ149]+[.AS149]" ns41:value-type="float" table:style-name="ce52" office:value-type="float" office:value="8">
            <text:p>8</text:p>
          </table:table-cell>
          <table:table-cell table:formula="of:=[.A149]" ns41:value-type="float" table:style-name="ce91" office:value-type="float" office:value="29">
            <text:p>29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4" office:value-type="float">
            <text:p>854</text:p>
          </table:table-cell>
          <table:table-cell ns41:value-type="float" table:style-name="ce78" office:value="855" office:value-type="float">
            <text:p>855</text:p>
          </table:table-cell>
          <table:table-cell table:style-name="ce78"/>
          <table:table-cell ns41:value-type="float" table:style-name="ce85" office:value="240190" office:value-type="float">
            <text:p>240190</text:p>
          </table:table-cell>
          <table:table-cell table:number-columns-repeated="970"/>
        </table:table-row>
        <table:table-row table:style-name="ro3">
          <table:table-cell ns41:value-type="float" table:style-name="ce8" office:value="30" office:value-type="float">
            <text:p>30</text:p>
          </table:table-cell>
          <table:table-cell ns41:value-type="string" table:style-name="ce20" office:value-type="string">
            <text:p>Verveners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ns41:value-type="float" table:style-name="ce90" office:value="5" office:value-type="float">
            <text:p>5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0" office:value="60" office:value-type="float">
            <text:p>60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94" office:value-type="float">
            <text:p>94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0" office:value="33" office:value-type="float">
            <text:p>33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0" office:value="77" office:value-type="float">
            <text:p>77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90" office:value="65" office:value-type="float">
            <text:p>65</text:p>
          </table:table-cell>
          <table:table-cell ns41:value-type="float" table:style-name="ce90" office:value="128" office:value-type="float">
            <text:p>128</text:p>
          </table:table-cell>
          <table:table-cell ns41:value-type="float" table:style-name="ce90" office:value="91" office:value-type="float">
            <text:p>91</text:p>
          </table:table-cell>
          <table:table-cell ns41:value-type="float" table:style-name="ce90" office:value="93" office:value-type="float">
            <text:p>93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90" office:value="30" office:value-type="float">
            <text:p>30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116" office:value-type="float">
            <text:p>116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0" office:value="77" office:value-type="float">
            <text:p>77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90" office:value-type="float">
            <text:p>90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0" office:value="54" office:value-type="float">
            <text:p>54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0" office:value="63" office:value-type="float">
            <text:p>63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0" office:value="28" office:value-type="float">
            <text:p>28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7" office:value-type="float">
            <text:p>7</text:p>
          </table:table-cell>
          <table:table-cell table:style-name="ce90"/>
          <table:table-cell ns41:value-type="float" table:style-name="ce90" office:value="25" office:value-type="float">
            <text:p>25</text:p>
          </table:table-cell>
          <table:table-cell table:style-name="ce90"/>
          <table:table-cell ns41:value-type="float" table:style-name="ce90" office:value="18" office:value-type="float">
            <text:p>18</text:p>
          </table:table-cell>
          <table:table-cell ns41:value-type="float" table:style-name="ce90" office:value="2" office:value-type="float">
            <text:p>2</text:p>
          </table:table-cell>
          <table:table-cell table:formula="of:=[.J150]+[.L150]+[.N150]+[.P150]+[.R150]+[.T150]+[.V150]+[.X150]+[.Z150]+[.AB150]+[.AD150]+[.AF150]+[.AH150]+[.AJ150]+[.AL150]+[.AN150]" ns41:value-type="float" table:style-name="ce90" office:value-type="float" office:value="775">
            <text:p>775</text:p>
          </table:table-cell>
          <table:table-cell table:formula="of:=[.E150]+[.F150]+[.G150]+[.H150]+[.I150]+[.K150]+[.M150]+[.O150]+[.Q150]+[.S150]+[.U150]+[.W150]+[.Y150]+[.AA150]+[.AC150]+[.AE150]+[.AG150]+[.AI150]+[.AK150]+[.AM150]+[.AO150]" ns41:value-type="float" table:style-name="ce90" office:value-type="float" office:value="522">
            <text:p>522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34" office:value="34" office:value-type="float">
            <text:p>34</text:p>
          </table:table-cell>
          <table:table-cell table:formula="of:=[.AP150]+[.AR150]" ns41:value-type="float" table:style-name="ce90" office:value-type="float" office:value="788">
            <text:p>788</text:p>
          </table:table-cell>
          <table:table-cell table:formula="of:=[.AQ150]+[.AS150]" ns41:value-type="float" table:style-name="ce52" office:value-type="float" office:value="556">
            <text:p>556</text:p>
          </table:table-cell>
          <table:table-cell table:formula="of:=[.A150]" ns41:value-type="float" table:style-name="ce91" office:value-type="float" office:value="30">
            <text:p>30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4" office:value-type="float">
            <text:p>854</text:p>
          </table:table-cell>
          <table:table-cell ns41:value-type="float" table:style-name="ce78" office:value="855" office:value-type="float">
            <text:p>855</text:p>
          </table:table-cell>
          <table:table-cell table:style-name="ce78"/>
          <table:table-cell ns41:value-type="float" table:style-name="ce85" office:value="240190" office:value-type="float">
            <text:p>240190</text:p>
          </table:table-cell>
          <table:table-cell table:number-columns-repeated="970"/>
        </table:table-row>
        <table:table-row table:style-name="ro5">
          <table:table-cell ns41:value-type="float" table:style-name="ce8" office:value="31" office:value-type="float">
            <text:p>31</text:p>
          </table:table-cell>
          <table:table-cell ns41:value-type="string" table:style-name="ce20" office:value-type="string">
            <text:p>Fabricage van turfstrooisel en -pluisel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3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4" office:value-type="float">
            <text:p>4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4" office:value-type="float">
            <text:p>4</text:p>
          </table:table-cell>
          <table:table-cell ns41:value-type="float" office:value="1" table:style-name="ce90" table:number-columns-repeated="2" office:value-type="float">
            <text:p>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ns41:value-type="float" table:style-name="ce90" office:value="10" office:value-type="float">
            <text:p>10</text:p>
          </table:table-cell>
          <table:table-cell table:style-name="ce90"/>
          <table:table-cell ns41:value-type="float" table:style-name="ce90" office:value="4" office:value-type="float">
            <text:p>4</text:p>
          </table:table-cell>
          <table:table-cell table:style-name="ce90"/>
          <table:table-cell ns41:value-type="float" table:style-name="ce90" office:value="5" office:value-type="float">
            <text:p>5</text:p>
          </table:table-cell>
          <table:table-cell table:style-name="ce90" table:number-columns-repeated="3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3" office:value-type="float">
            <text:p>3</text:p>
          </table:table-cell>
          <table:table-cell table:style-name="ce90" table:number-columns-repeated="7"/>
          <table:table-cell table:formula="of:=[.J151]+[.L151]+[.N151]+[.P151]+[.R151]+[.T151]+[.V151]+[.X151]+[.Z151]+[.AB151]+[.AD151]+[.AF151]+[.AH151]+[.AJ151]+[.AL151]+[.AN151]" ns41:value-type="float" table:style-name="ce90" office:value-type="float" office:value="33">
            <text:p>33</text:p>
          </table:table-cell>
          <table:table-cell table:formula="of:=[.E151]+[.F151]+[.G151]+[.H151]+[.I151]+[.K151]+[.M151]+[.O151]+[.Q151]+[.S151]+[.U151]+[.W151]+[.Y151]+[.AA151]+[.AC151]+[.AE151]+[.AG151]+[.AI151]+[.AK151]+[.AM151]+[.AO151]" ns41:value-type="float" table:style-name="ce90" office:value-type="float" office:value="23">
            <text:p>23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formula="of:=[.AP151]+[.AR151]" ns41:value-type="float" table:style-name="ce90" office:value-type="float" office:value="33">
            <text:p>33</text:p>
          </table:table-cell>
          <table:table-cell table:formula="of:=[.AQ151]+[.AS151]" ns41:value-type="float" table:style-name="ce52" office:value-type="float" office:value="24">
            <text:p>24</text:p>
          </table:table-cell>
          <table:table-cell table:formula="of:=[.A151]" ns41:value-type="float" table:style-name="ce91" office:value-type="float" office:value="31">
            <text:p>31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4" office:value-type="float">
            <text:p>854</text:p>
          </table:table-cell>
          <table:table-cell ns41:value-type="float" table:style-name="ce78" office:value="855" office:value-type="float">
            <text:p>855</text:p>
          </table:table-cell>
          <table:table-cell table:style-name="ce78"/>
          <table:table-cell ns41:value-type="float" table:style-name="ce85" office:value="240190" office:value-type="float">
            <text:p>240190</text:p>
          </table:table-cell>
          <table:table-cell table:number-columns-repeated="970"/>
        </table:table-row>
        <table:table-row table:style-name="ro3">
          <table:table-cell table:style-name="ce8"/>
          <table:table-cell ns41:value-type="string" table:style-name="ce20" office:value-type="string">
            <text:p>X. Totaal</text:p>
          </table:table-cell>
          <table:table-cell table:style-name="ce30"/>
          <table:table-cell table:style-name="ce11"/>
          <table:table-cell table:formula="of:=SUM([.E147:.E151])" ns41:value-type="float" table:style-name="ce40" office:value-type="float" office:value="0">
            <text:p>0</text:p>
          </table:table-cell>
          <table:table-cell table:formula="of:=SUM([.F147:.F151])" ns41:value-type="float" table:style-name="ce90" office:value-type="float" office:value="6">
            <text:p>6</text:p>
          </table:table-cell>
          <table:table-cell table:formula="of:=SUM([.G147:.G151])" ns41:value-type="float" table:style-name="ce90" office:value-type="float" office:value="14">
            <text:p>14</text:p>
          </table:table-cell>
          <table:table-cell table:formula="of:=SUM([.H147:.H151])" ns41:value-type="float" table:style-name="ce90" office:value-type="float" office:value="26">
            <text:p>26</text:p>
          </table:table-cell>
          <table:table-cell table:formula="of:=SUM([.I147:.I151])" ns41:value-type="float" table:style-name="ce90" office:value-type="float" office:value="75">
            <text:p>75</text:p>
          </table:table-cell>
          <table:table-cell table:formula="of:=SUM([.J147:.J151])" ns41:value-type="float" table:style-name="ce90" office:value-type="float" office:value="1">
            <text:p>1</text:p>
          </table:table-cell>
          <table:table-cell table:formula="of:=SUM([.K147:.K151])" ns41:value-type="float" table:style-name="ce90" office:value-type="float" office:value="115">
            <text:p>115</text:p>
          </table:table-cell>
          <table:table-cell table:formula="of:=SUM([.L147:.L151])" ns41:value-type="float" table:style-name="ce90" office:value-type="float" office:value="5">
            <text:p>5</text:p>
          </table:table-cell>
          <table:table-cell table:formula="of:=SUM([.M147:.M151])" ns41:value-type="float" table:style-name="ce90" office:value-type="float" office:value="45">
            <text:p>45</text:p>
          </table:table-cell>
          <table:table-cell table:formula="of:=SUM([.N147:.N151])" ns41:value-type="float" table:style-name="ce90" office:value-type="float" office:value="18">
            <text:p>18</text:p>
          </table:table-cell>
          <table:table-cell table:formula="of:=SUM([.O147:.O151])" ns41:value-type="float" table:style-name="ce90" office:value-type="float" office:value="96">
            <text:p>96</text:p>
          </table:table-cell>
          <table:table-cell table:formula="of:=SUM([.P147:.P151])" ns41:value-type="float" table:style-name="ce90" office:value-type="float" office:value="27">
            <text:p>27</text:p>
          </table:table-cell>
          <table:table-cell table:formula="of:=SUM([.Q147:.Q151])" ns41:value-type="float" table:style-name="ce90" office:value-type="float" office:value="80">
            <text:p>80</text:p>
          </table:table-cell>
          <table:table-cell table:formula="of:=SUM([.R147:.R151])" ns41:value-type="float" table:style-name="ce90" office:value-type="float" office:value="144">
            <text:p>144</text:p>
          </table:table-cell>
          <table:table-cell table:formula="of:=SUM([.S147:.S151])" ns41:value-type="float" table:style-name="ce90" office:value-type="float" office:value="121">
            <text:p>121</text:p>
          </table:table-cell>
          <table:table-cell table:formula="of:=SUM([.T147:.T151])" ns41:value-type="float" table:style-name="ce90" office:value-type="float" office:value="110">
            <text:p>110</text:p>
          </table:table-cell>
          <table:table-cell table:formula="of:=SUM([.U147:.U151])" ns41:value-type="float" table:style-name="ce90" office:value-type="float" office:value="30">
            <text:p>30</text:p>
          </table:table-cell>
          <table:table-cell table:formula="of:=SUM([.V147:.V151])" ns41:value-type="float" table:style-name="ce90" office:value-type="float" office:value="34">
            <text:p>34</text:p>
          </table:table-cell>
          <table:table-cell table:formula="of:=SUM([.W147:.W151])" ns41:value-type="float" table:style-name="ce90" office:value-type="float" office:value="4">
            <text:p>4</text:p>
          </table:table-cell>
          <table:table-cell table:formula="of:=SUM([.X147:.X151])" ns41:value-type="float" table:style-name="ce90" office:value-type="float" office:value="147">
            <text:p>147</text:p>
          </table:table-cell>
          <table:table-cell table:formula="of:=SUM([.Y147:.Y151])" ns41:value-type="float" table:style-name="ce90" office:value-type="float" office:value="21">
            <text:p>21</text:p>
          </table:table-cell>
          <table:table-cell table:formula="of:=SUM([.Z147:.Z151])" ns41:value-type="float" table:style-name="ce90" office:value-type="float" office:value="85">
            <text:p>85</text:p>
          </table:table-cell>
          <table:table-cell table:formula="of:=SUM([.AA147:.AA151])" ns41:value-type="float" table:style-name="ce90" office:value-type="float" office:value="3">
            <text:p>3</text:p>
          </table:table-cell>
          <table:table-cell table:formula="of:=SUM([.AB147:.AB151])" ns41:value-type="float" table:style-name="ce90" office:value-type="float" office:value="106">
            <text:p>106</text:p>
          </table:table-cell>
          <table:table-cell table:formula="of:=SUM([.AC147:.AC151])" ns41:value-type="float" table:style-name="ce90" office:value-type="float" office:value="14">
            <text:p>14</text:p>
          </table:table-cell>
          <table:table-cell table:formula="of:=SUM([.AD147:.AD151])" ns41:value-type="float" table:style-name="ce90" office:value-type="float" office:value="60">
            <text:p>60</text:p>
          </table:table-cell>
          <table:table-cell table:formula="of:=SUM([.AE147:.AE151])" ns41:value-type="float" table:style-name="ce90" office:value-type="float" office:value="5">
            <text:p>5</text:p>
          </table:table-cell>
          <table:table-cell table:formula="of:=SUM([.AF147:.AF151])" ns41:value-type="float" table:style-name="ce90" office:value-type="float" office:value="67">
            <text:p>67</text:p>
          </table:table-cell>
          <table:table-cell table:formula="of:=SUM([.AG147:.AG151])" ns41:value-type="float" table:style-name="ce90" office:value-type="float" office:value="5">
            <text:p>5</text:p>
          </table:table-cell>
          <table:table-cell table:formula="of:=SUM([.AH147:.AH151])" ns41:value-type="float" table:style-name="ce90" office:value-type="float" office:value="34">
            <text:p>34</text:p>
          </table:table-cell>
          <table:table-cell table:formula="of:=SUM([.AI147:.AI151])" ns41:value-type="float" table:style-name="ce90" office:value-type="float" office:value="1">
            <text:p>1</text:p>
          </table:table-cell>
          <table:table-cell table:formula="of:=SUM([.AJ147:.AJ151])" ns41:value-type="float" table:style-name="ce90" office:value-type="float" office:value="7">
            <text:p>7</text:p>
          </table:table-cell>
          <table:table-cell table:formula="of:=SUM([.AK147:.AK151])" ns41:value-type="float" table:style-name="ce90" office:value-type="float" office:value="0">
            <text:p>0</text:p>
          </table:table-cell>
          <table:table-cell table:formula="of:=SUM([.AL147:.AL151])" ns41:value-type="float" table:style-name="ce90" office:value-type="float" office:value="25">
            <text:p>25</text:p>
          </table:table-cell>
          <table:table-cell table:formula="of:=SUM([.AM147:.AM151])" ns41:value-type="float" table:style-name="ce90" office:value-type="float" office:value="0">
            <text:p>0</text:p>
          </table:table-cell>
          <table:table-cell table:formula="of:=SUM([.AN147:.AN151])" ns41:value-type="float" table:style-name="ce90" office:value-type="float" office:value="18">
            <text:p>18</text:p>
          </table:table-cell>
          <table:table-cell table:formula="of:=SUM([.AO147:.AO151])" ns41:value-type="float" table:style-name="ce90" office:value-type="float" office:value="2">
            <text:p>2</text:p>
          </table:table-cell>
          <table:table-cell table:formula="of:=SUM([.AP147:.AP151])" ns41:value-type="float" table:style-name="ce90" office:value-type="float" office:value="888">
            <text:p>888</text:p>
          </table:table-cell>
          <table:table-cell table:formula="of:=SUM([.AQ147:.AQ151])" ns41:value-type="float" table:style-name="ce90" office:value-type="float" office:value="663">
            <text:p>663</text:p>
          </table:table-cell>
          <table:table-cell table:formula="of:=SUM([.AR147:.AR151])" ns41:value-type="float" table:style-name="ce90" office:value-type="float" office:value="13">
            <text:p>13</text:p>
          </table:table-cell>
          <table:table-cell table:formula="of:=SUM([.AS147:.AS151])" ns41:value-type="float" table:style-name="ce90" office:value-type="float" office:value="35">
            <text:p>35</text:p>
          </table:table-cell>
          <table:table-cell table:formula="of:=SUM([.AT147:.AT151])" ns41:value-type="float" table:style-name="ce90" office:value-type="float" office:value="901">
            <text:p>901</text:p>
          </table:table-cell>
          <table:table-cell table:formula="of:=SUM([.AU147:.AU151])" ns41:value-type="float" table:style-name="ce52" office:value-type="float" office:value="698">
            <text:p>698</text:p>
          </table:table-cell>
          <table:table-cell table:style-name="ce91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4" office:value-type="float">
            <text:p>854</text:p>
          </table:table-cell>
          <table:table-cell ns41:value-type="float" table:style-name="ce78" office:value="855" office:value-type="float">
            <text:p>855</text:p>
          </table:table-cell>
          <table:table-cell table:style-name="ce78"/>
          <table:table-cell ns41:value-type="float" table:style-name="ce85" office:value="240190" office:value-type="float">
            <text:p>240190</text:p>
          </table:table-cell>
          <table:table-cell table:style-name="ce87" table:number-columns-repeated="970"/>
        </table:table-row>
        <table:table-row table:style-name="ro5">
          <table:table-cell table:style-name="ce8"/>
          <table:table-cell ns41:value-type="string" table:style-name="ce20" office:value-type="string">
            <text:p>XI. Metalen (bewerking van).</text:p>
          </table:table-cell>
          <table:table-cell table:style-name="ce30"/>
          <table:table-cell table:style-name="ce11"/>
          <table:table-cell table:style-name="ce40"/>
          <table:table-cell table:style-name="ce90" table:number-columns-repeated="36"/>
          <table:table-cell table:formula="of:=[.J153]+[.L153]+[.N153]+[.P153]+[.R153]+[.T153]+[.V153]+[.X153]+[.Z153]+[.AB153]+[.AD153]+[.AF153]+[.AH153]+[.AJ153]+[.AL153]+[.AN153]" ns41:value-type="float" table:style-name="ce90" office:value-type="float" office:value="0">
            <text:p>0</text:p>
          </table:table-cell>
          <table:table-cell table:formula="of:=[.E153]+[.F153]+[.G153]+[.H153]+[.I153]+[.K153]+[.M153]+[.O153]+[.Q153]+[.S153]+[.U153]+[.W153]+[.Y153]+[.AA153]+[.AC153]+[.AE153]+[.AG153]+[.AI153]+[.AK153]+[.AM153]+[.AO153]" ns41:value-type="float" table:style-name="ce90" office:value-type="float" office:value="0">
            <text:p>0</text:p>
          </table:table-cell>
          <table:table-cell table:style-name="ce90" table:number-columns-repeated="2"/>
          <table:table-cell table:formula="of:=[.AP153]+[.AR153]" ns41:value-type="float" table:style-name="ce90" office:value-type="float" office:value="0">
            <text:p>0</text:p>
          </table:table-cell>
          <table:table-cell table:formula="of:=[.AQ153]+[.AS153]" ns41:value-type="float" table:style-name="ce52" office:value-type="float" office:value="0">
            <text:p>0</text:p>
          </table:table-cell>
          <table:table-cell table:style-name="ce91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6" office:value-type="float">
            <text:p>856</text:p>
          </table:table-cell>
          <table:table-cell ns41:value-type="float" table:style-name="ce78" office:value="857" office:value-type="float">
            <text:p>857</text:p>
          </table:table-cell>
          <table:table-cell table:style-name="ce78"/>
          <table:table-cell ns41:value-type="float" table:style-name="ce85" office:value="240191" office:value-type="float">
            <text:p>240191</text:p>
          </table:table-cell>
          <table:table-cell table:number-columns-repeated="970"/>
        </table:table-row>
        <table:table-row table:style-name="ro5">
          <table:table-cell ns41:value-type="float" table:style-name="ce8" office:value="1" office:value-type="float">
            <text:p>1</text:p>
          </table:table-cell>
          <table:table-cell ns41:value-type="string" table:style-name="ce20" office:value-type="string">
            <text:p>Fabricage van gouden en zilv. werken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9"/>
          <table:table-cell ns41:value-type="float" table:style-name="ce90" office:value="1" office:value-type="float">
            <text:p>1</text:p>
          </table:table-cell>
          <table:table-cell table:style-name="ce90" table:number-columns-repeated="22"/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table:formula="of:=[.J154]+[.L154]+[.N154]+[.P154]+[.R154]+[.T154]+[.V154]+[.X154]+[.Z154]+[.AB154]+[.AD154]+[.AF154]+[.AH154]+[.AJ154]+[.AL154]+[.AN154]" ns41:value-type="float" table:style-name="ce90" office:value-type="float" office:value="1">
            <text:p>1</text:p>
          </table:table-cell>
          <table:table-cell table:formula="of:=[.E154]+[.F154]+[.G154]+[.H154]+[.I154]+[.K154]+[.M154]+[.O154]+[.Q154]+[.S154]+[.U154]+[.W154]+[.Y154]+[.AA154]+[.AC154]+[.AE154]+[.AG154]+[.AI154]+[.AK154]+[.AM154]+[.AO154]" ns41:value-type="float" table:style-name="ce90" office:value-type="float" office:value="1">
            <text:p>1</text:p>
          </table:table-cell>
          <table:table-cell table:style-name="ce90" table:number-columns-repeated="2"/>
          <table:table-cell table:formula="of:=[.AP154]+[.AR154]" ns41:value-type="float" table:style-name="ce90" office:value-type="float" office:value="1">
            <text:p>1</text:p>
          </table:table-cell>
          <table:table-cell table:formula="of:=[.AQ154]+[.AS154]" ns41:value-type="float" table:style-name="ce52" office:value-type="float" office:value="1">
            <text:p>1</text:p>
          </table:table-cell>
          <table:table-cell table:formula="of:=[.A154]" ns41:value-type="float" table:style-name="ce91" office:value-type="float" office:value="1">
            <text:p>1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6" office:value-type="float">
            <text:p>856</text:p>
          </table:table-cell>
          <table:table-cell ns41:value-type="float" table:style-name="ce78" office:value="857" office:value-type="float">
            <text:p>857</text:p>
          </table:table-cell>
          <table:table-cell table:style-name="ce78"/>
          <table:table-cell ns41:value-type="float" table:style-name="ce85" office:value="240191" office:value-type="float">
            <text:p>240191</text:p>
          </table:table-cell>
          <table:table-cell table:number-columns-repeated="970"/>
        </table:table-row>
        <table:table-row table:style-name="ro3">
          <table:table-cell ns41:value-type="float" table:style-name="ce8" office:value="2" office:value-type="float">
            <text:p>2</text:p>
          </table:table-cell>
          <table:table-cell ns41:value-type="string" table:style-name="ce20" office:value-type="string">
            <text:p>Fabricage van capsulen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ns41:value-type="float" office:value="1" table:style-name="ce90" table:number-columns-repeated="2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20"/>
          <table:table-cell ns41:value-type="float" table:style-name="ce90" office:value="1" office:value-type="float">
            <text:p>1</text:p>
          </table:table-cell>
          <table:table-cell table:style-name="ce90" table:number-columns-repeated="11"/>
          <table:table-cell table:formula="of:=[.J155]+[.L155]+[.N155]+[.P155]+[.R155]+[.T155]+[.V155]+[.X155]+[.Z155]+[.AB155]+[.AD155]+[.AF155]+[.AH155]+[.AJ155]+[.AL155]+[.AN155]" ns41:value-type="float" table:style-name="ce90" office:value-type="float" office:value="1">
            <text:p>1</text:p>
          </table:table-cell>
          <table:table-cell table:formula="of:=[.E155]+[.F155]+[.G155]+[.H155]+[.I155]+[.K155]+[.M155]+[.O155]+[.Q155]+[.S155]+[.U155]+[.W155]+[.Y155]+[.AA155]+[.AC155]+[.AE155]+[.AG155]+[.AI155]+[.AK155]+[.AM155]+[.AO155]" ns41:value-type="float" table:style-name="ce90" office:value-type="float" office:value="3">
            <text:p>3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formula="of:=[.AP155]+[.AR155]" ns41:value-type="float" table:style-name="ce90" office:value-type="float" office:value="1">
            <text:p>1</text:p>
          </table:table-cell>
          <table:table-cell table:formula="of:=[.AQ155]+[.AS155]" ns41:value-type="float" table:style-name="ce52" office:value-type="float" office:value="4">
            <text:p>4</text:p>
          </table:table-cell>
          <table:table-cell table:formula="of:=[.A155]" ns41:value-type="float" table:style-name="ce91" office:value-type="float" office:value="2">
            <text:p>2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6" office:value-type="float">
            <text:p>856</text:p>
          </table:table-cell>
          <table:table-cell ns41:value-type="float" table:style-name="ce78" office:value="857" office:value-type="float">
            <text:p>857</text:p>
          </table:table-cell>
          <table:table-cell table:style-name="ce78"/>
          <table:table-cell ns41:value-type="float" table:style-name="ce85" office:value="240191" office:value-type="float">
            <text:p>240191</text:p>
          </table:table-cell>
          <table:table-cell table:number-columns-repeated="970"/>
        </table:table-row>
        <table:table-row table:style-name="ro3">
          <table:table-cell ns41:value-type="float" table:style-name="ce8" office:value="3" office:value-type="float">
            <text:p>3</text:p>
          </table:table-cell>
          <table:table-cell ns41:value-type="string" table:style-name="ce20" office:value-type="string">
            <text:p>Fabricage van blikwaren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ns41:value-type="float" table:style-name="ce90" office:value="8" office:value-type="float">
            <text:p>8</text:p>
          </table:table-cell>
          <table:table-cell table:style-name="ce90"/>
          <table:table-cell ns41:value-type="float" table:style-name="ce90" office:value="3" office:value-type="float">
            <text:p>3</text:p>
          </table:table-cell>
          <table:table-cell table:style-name="ce90" table:number-columns-repeated="2"/>
          <table:table-cell ns41:value-type="float" table:style-name="ce90" office:value="1" office:value-type="float">
            <text:p>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 table:number-columns-repeated="9"/>
          <table:table-cell table:formula="of:=[.J156]+[.L156]+[.N156]+[.P156]+[.R156]+[.T156]+[.V156]+[.X156]+[.Z156]+[.AB156]+[.AD156]+[.AF156]+[.AH156]+[.AJ156]+[.AL156]+[.AN156]" ns41:value-type="float" table:style-name="ce90" office:value-type="float" office:value="8">
            <text:p>8</text:p>
          </table:table-cell>
          <table:table-cell table:formula="of:=[.E156]+[.F156]+[.G156]+[.H156]+[.I156]+[.K156]+[.M156]+[.O156]+[.Q156]+[.S156]+[.U156]+[.W156]+[.Y156]+[.AA156]+[.AC156]+[.AE156]+[.AG156]+[.AI156]+[.AK156]+[.AM156]+[.AO156]" ns41:value-type="float" table:style-name="ce90" office:value-type="float" office:value="16">
            <text:p>16</text:p>
          </table:table-cell>
          <table:table-cell table:style-name="ce90" table:number-columns-repeated="2"/>
          <table:table-cell table:formula="of:=[.AP156]+[.AR156]" ns41:value-type="float" table:style-name="ce90" office:value-type="float" office:value="8">
            <text:p>8</text:p>
          </table:table-cell>
          <table:table-cell table:formula="of:=[.AQ156]+[.AS156]" ns41:value-type="float" table:style-name="ce52" office:value-type="float" office:value="16">
            <text:p>16</text:p>
          </table:table-cell>
          <table:table-cell table:formula="of:=[.A156]" ns41:value-type="float" table:style-name="ce91" office:value-type="float" office:value="3">
            <text:p>3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6" office:value-type="float">
            <text:p>856</text:p>
          </table:table-cell>
          <table:table-cell ns41:value-type="float" table:style-name="ce78" office:value="857" office:value-type="float">
            <text:p>857</text:p>
          </table:table-cell>
          <table:table-cell table:style-name="ce78"/>
          <table:table-cell ns41:value-type="float" table:style-name="ce85" office:value="240191" office:value-type="float">
            <text:p>240191</text:p>
          </table:table-cell>
          <table:table-cell table:number-columns-repeated="970"/>
        </table:table-row>
        <table:table-row table:style-name="ro5">
          <table:table-cell ns41:value-type="float" table:style-name="ce8" office:value="4" office:value-type="float">
            <text:p>4</text:p>
          </table:table-cell>
          <table:table-cell ns41:value-type="string" table:style-name="ce20" office:value-type="string">
            <text:p>Fabricage van ijzer en ijzerdraad</text:p>
          </table:table-cell>
          <table:table-cell ns41:value-type="string" table:style-name="ce30" office:value-type="string">
            <text:p>C</text:p>
          </table:table-cell>
          <table:table-cell table:style-name="ce11"/>
          <table:table-cell table:style-name="ce40"/>
          <table:table-cell table:style-name="ce90" table:number-columns-repeated="20"/>
          <table:table-cell ns41:value-type="float" table:style-name="ce90" office:value="1" office:value-type="float">
            <text:p>1</text:p>
          </table:table-cell>
          <table:table-cell table:style-name="ce90" table:number-columns-repeated="15"/>
          <table:table-cell table:formula="of:=[.J157]+[.L157]+[.N157]+[.P157]+[.R157]+[.T157]+[.V157]+[.X157]+[.Z157]+[.AB157]+[.AD157]+[.AF157]+[.AH157]+[.AJ157]+[.AL157]+[.AN157]" ns41:value-type="float" table:style-name="ce90" office:value-type="float" office:value="1">
            <text:p>1</text:p>
          </table:table-cell>
          <table:table-cell table:formula="of:=[.E157]+[.F157]+[.G157]+[.H157]+[.I157]+[.K157]+[.M157]+[.O157]+[.Q157]+[.S157]+[.U157]+[.W157]+[.Y157]+[.AA157]+[.AC157]+[.AE157]+[.AG157]+[.AI157]+[.AK157]+[.AM157]+[.AO157]" ns41:value-type="float" table:style-name="ce90" office:value-type="float" office:value="0">
            <text:p>0</text:p>
          </table:table-cell>
          <table:table-cell table:style-name="ce90" table:number-columns-repeated="2"/>
          <table:table-cell table:formula="of:=[.AP157]+[.AR157]" ns41:value-type="float" table:style-name="ce90" office:value-type="float" office:value="1">
            <text:p>1</text:p>
          </table:table-cell>
          <table:table-cell table:formula="of:=[.AQ157]+[.AS157]" ns41:value-type="float" table:style-name="ce52" office:value-type="float" office:value="0">
            <text:p>0</text:p>
          </table:table-cell>
          <table:table-cell table:formula="of:=[.A157]" ns41:value-type="float" table:style-name="ce91" office:value-type="float" office:value="4">
            <text:p>4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6" office:value-type="float">
            <text:p>856</text:p>
          </table:table-cell>
          <table:table-cell ns41:value-type="float" table:style-name="ce78" office:value="857" office:value-type="float">
            <text:p>857</text:p>
          </table:table-cell>
          <table:table-cell table:style-name="ce78"/>
          <table:table-cell ns41:value-type="float" table:style-name="ce85" office:value="240191" office:value-type="float">
            <text:p>240191</text:p>
          </table:table-cell>
          <table:table-cell table:number-columns-repeated="970"/>
        </table:table-row>
        <table:table-row table:style-name="ro5">
          <table:table-cell ns41:value-type="float" table:style-name="ce8" office:value="4" office:value-type="float">
            <text:p>4</text:p>
          </table:table-cell>
          <table:table-cell ns41:value-type="string" table:style-name="ce20" office:value-type="string">
            <text:p>Fabricage van ijzer en ijzerdraad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/>
          <table:table-cell ns41:value-type="float" table:style-name="ce90" office:value="1" office:value-type="float">
            <text:p>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4" office:value-type="float">
            <text:p>4</text:p>
          </table:table-cell>
          <table:table-cell table:style-name="ce90"/>
          <table:table-cell ns41:value-type="float" table:style-name="ce90" office:value="4" office:value-type="float">
            <text:p>4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0" office:value="10" office:value-type="float">
            <text:p>10</text:p>
          </table:table-cell>
          <table:table-cell ns41:value-type="float" office:value="3" table:style-name="ce90" table:number-columns-repeated="2" office:value-type="float">
            <text:p>3</text:p>
          </table:table-cell>
          <table:table-cell table:style-name="ce90"/>
          <table:table-cell ns41:value-type="float" table:style-name="ce90" office:value="10" office:value-type="float">
            <text:p>10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9" office:value-type="float">
            <text:p>9</text:p>
          </table:table-cell>
          <table:table-cell table:style-name="ce90"/>
          <table:table-cell ns41:value-type="float" table:style-name="ce90" office:value="10" office:value-type="float">
            <text:p>10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4" office:value-type="float">
            <text:p>4</text:p>
          </table:table-cell>
          <table:table-cell table:style-name="ce90"/>
          <table:table-cell ns41:value-type="float" table:style-name="ce90" office:value="4" office:value-type="float">
            <text:p>4</text:p>
          </table:table-cell>
          <table:table-cell table:style-name="ce90" table:number-columns-repeated="5"/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table:formula="of:=[.J158]+[.L158]+[.N158]+[.P158]+[.R158]+[.T158]+[.V158]+[.X158]+[.Z158]+[.AB158]+[.AD158]+[.AF158]+[.AH158]+[.AJ158]+[.AL158]+[.AN158]" ns41:value-type="float" table:style-name="ce90" office:value-type="float" office:value="70">
            <text:p>70</text:p>
          </table:table-cell>
          <table:table-cell table:formula="of:=[.E158]+[.F158]+[.G158]+[.H158]+[.I158]+[.K158]+[.M158]+[.O158]+[.Q158]+[.S158]+[.U158]+[.W158]+[.Y158]+[.AA158]+[.AC158]+[.AE158]+[.AG158]+[.AI158]+[.AK158]+[.AM158]+[.AO158]" ns41:value-type="float" table:style-name="ce90" office:value-type="float" office:value="37">
            <text:p>37</text:p>
          </table:table-cell>
          <table:table-cell table:style-name="ce90" table:number-columns-repeated="2"/>
          <table:table-cell table:formula="of:=[.AP158]+[.AR158]" ns41:value-type="float" table:style-name="ce90" office:value-type="float" office:value="70">
            <text:p>70</text:p>
          </table:table-cell>
          <table:table-cell table:formula="of:=[.AQ158]+[.AS158]" ns41:value-type="float" table:style-name="ce52" office:value-type="float" office:value="37">
            <text:p>37</text:p>
          </table:table-cell>
          <table:table-cell table:formula="of:=[.A158]" ns41:value-type="float" table:style-name="ce91" office:value-type="float" office:value="4">
            <text:p>4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6" office:value-type="float">
            <text:p>856</text:p>
          </table:table-cell>
          <table:table-cell ns41:value-type="float" table:style-name="ce78" office:value="857" office:value-type="float">
            <text:p>857</text:p>
          </table:table-cell>
          <table:table-cell table:style-name="ce78"/>
          <table:table-cell ns41:value-type="float" table:style-name="ce85" office:value="240191" office:value-type="float">
            <text:p>240191</text:p>
          </table:table-cell>
          <table:table-cell table:number-columns-repeated="970"/>
        </table:table-row>
        <table:table-row table:style-name="ro5">
          <table:table-cell ns41:value-type="float" table:style-name="ce8" office:value="5" office:value-type="float">
            <text:p>5</text:p>
          </table:table-cell>
          <table:table-cell ns41:value-type="string" table:style-name="ce20" office:value-type="string">
            <text:p>Fabricage van klinknagels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2"/>
          <table:table-cell ns41:value-type="float" table:style-name="ce90" office:value="7" office:value-type="float">
            <text:p>7</text:p>
          </table:table-cell>
          <table:table-cell table:style-name="ce90" table:number-columns-repeated="6"/>
          <table:table-cell ns41:value-type="float" table:style-name="ce90" office:value="4" office:value-type="float">
            <text:p>4</text:p>
          </table:table-cell>
          <table:table-cell ns41:value-type="float" office:value="1" table:style-name="ce90" table:number-columns-repeated="4" office:value-type="float">
            <text:p>1</text:p>
          </table:table-cell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 table:number-columns-repeated="9"/>
          <table:table-cell table:formula="of:=[.J159]+[.L159]+[.N159]+[.P159]+[.R159]+[.T159]+[.V159]+[.X159]+[.Z159]+[.AB159]+[.AD159]+[.AF159]+[.AH159]+[.AJ159]+[.AL159]+[.AN159]" ns41:value-type="float" table:style-name="ce90" office:value-type="float" office:value="10">
            <text:p>10</text:p>
          </table:table-cell>
          <table:table-cell table:formula="of:=[.E159]+[.F159]+[.G159]+[.H159]+[.I159]+[.K159]+[.M159]+[.O159]+[.Q159]+[.S159]+[.U159]+[.W159]+[.Y159]+[.AA159]+[.AC159]+[.AE159]+[.AG159]+[.AI159]+[.AK159]+[.AM159]+[.AO159]" ns41:value-type="float" table:style-name="ce90" office:value-type="float" office:value="11">
            <text:p>11</text:p>
          </table:table-cell>
          <table:table-cell table:style-name="ce90" table:number-columns-repeated="2"/>
          <table:table-cell table:formula="of:=[.AP159]+[.AR159]" ns41:value-type="float" table:style-name="ce90" office:value-type="float" office:value="10">
            <text:p>10</text:p>
          </table:table-cell>
          <table:table-cell table:formula="of:=[.AQ159]+[.AS159]" ns41:value-type="float" table:style-name="ce52" office:value-type="float" office:value="11">
            <text:p>11</text:p>
          </table:table-cell>
          <table:table-cell table:formula="of:=[.A159]" ns41:value-type="float" table:style-name="ce91" office:value-type="float" office:value="5">
            <text:p>5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6" office:value-type="float">
            <text:p>856</text:p>
          </table:table-cell>
          <table:table-cell ns41:value-type="float" table:style-name="ce78" office:value="857" office:value-type="float">
            <text:p>857</text:p>
          </table:table-cell>
          <table:table-cell table:style-name="ce78"/>
          <table:table-cell ns41:value-type="float" table:style-name="ce85" office:value="240191" office:value-type="float">
            <text:p>240191</text:p>
          </table:table-cell>
          <table:table-cell table:number-columns-repeated="970"/>
        </table:table-row>
        <table:table-row table:style-name="ro5">
          <table:table-cell ns41:value-type="float" table:style-name="ce8" office:value="6" office:value-type="float">
            <text:p>6</text:p>
          </table:table-cell>
          <table:table-cell ns41:value-type="string" table:style-name="ce20" office:value-type="string">
            <text:p>Fabricage van draadnagels en spijkers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ns41:value-type="float" office:value="1" table:style-name="ce90" table:number-columns-repeated="3" office:value-type="float">
            <text:p>1</text:p>
          </table:table-cell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3" office:value-type="float">
            <text:p>3</text:p>
          </table:table-cell>
          <table:table-cell table:style-name="ce90" table:number-columns-repeated="3"/>
          <table:table-cell ns41:value-type="float" table:style-name="ce90" office:value="4" office:value-type="float">
            <text:p>4</text:p>
          </table:table-cell>
          <table:table-cell ns41:value-type="float" office:value="2" table:style-name="ce90" table:number-columns-repeated="2" office:value-type="float">
            <text:p>2</text:p>
          </table:table-cell>
          <table:table-cell table:style-name="ce90"/>
          <table:table-cell ns41:value-type="float" table:style-name="ce90" office:value="3" office:value-type="float">
            <text:p>3</text:p>
          </table:table-cell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7"/>
          <table:table-cell table:formula="of:=[.J160]+[.L160]+[.N160]+[.P160]+[.R160]+[.T160]+[.V160]+[.X160]+[.Z160]+[.AB160]+[.AD160]+[.AF160]+[.AH160]+[.AJ160]+[.AL160]+[.AN160]" ns41:value-type="float" table:style-name="ce90" office:value-type="float" office:value="16">
            <text:p>16</text:p>
          </table:table-cell>
          <table:table-cell table:formula="of:=[.E160]+[.F160]+[.G160]+[.H160]+[.I160]+[.K160]+[.M160]+[.O160]+[.Q160]+[.S160]+[.U160]+[.W160]+[.Y160]+[.AA160]+[.AC160]+[.AE160]+[.AG160]+[.AI160]+[.AK160]+[.AM160]+[.AO160]" ns41:value-type="float" table:style-name="ce90" office:value-type="float" office:value="14">
            <text:p>14</text:p>
          </table:table-cell>
          <table:table-cell table:style-name="ce90" table:number-columns-repeated="2"/>
          <table:table-cell table:formula="of:=[.AP160]+[.AR160]" ns41:value-type="float" table:style-name="ce90" office:value-type="float" office:value="16">
            <text:p>16</text:p>
          </table:table-cell>
          <table:table-cell table:formula="of:=[.AQ160]+[.AS160]" ns41:value-type="float" table:style-name="ce52" office:value-type="float" office:value="14">
            <text:p>14</text:p>
          </table:table-cell>
          <table:table-cell table:formula="of:=[.A160]" ns41:value-type="float" table:style-name="ce91" office:value-type="float" office:value="6">
            <text:p>6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6" office:value-type="float">
            <text:p>856</text:p>
          </table:table-cell>
          <table:table-cell ns41:value-type="float" table:style-name="ce78" office:value="857" office:value-type="float">
            <text:p>857</text:p>
          </table:table-cell>
          <table:table-cell table:style-name="ce78"/>
          <table:table-cell ns41:value-type="float" table:style-name="ce85" office:value="240191" office:value-type="float">
            <text:p>240191</text:p>
          </table:table-cell>
          <table:table-cell table:number-columns-repeated="970"/>
        </table:table-row>
        <table:table-row table:style-name="ro5">
          <table:table-cell ns41:value-type="float" table:style-name="ce8" office:value="7" office:value-type="float">
            <text:p>7</text:p>
          </table:table-cell>
          <table:table-cell ns41:value-type="string" table:style-name="ce20" office:value-type="string">
            <text:p>Fabricage van allimuniumwaren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12"/>
          <table:table-cell ns41:value-type="float" office:value="1" table:style-name="ce90" table:number-columns-repeated="2" office:value-type="float">
            <text:p>1</text:p>
          </table:table-cell>
          <table:table-cell table:style-name="ce90" table:number-columns-repeated="4"/>
          <table:table-cell ns41:value-type="float" table:style-name="ce90" office:value="2" office:value-type="float">
            <text:p>2</text:p>
          </table:table-cell>
          <table:table-cell table:style-name="ce90" table:number-columns-repeated="17"/>
          <table:table-cell table:formula="of:=[.J161]+[.L161]+[.N161]+[.P161]+[.R161]+[.T161]+[.V161]+[.X161]+[.Z161]+[.AB161]+[.AD161]+[.AF161]+[.AH161]+[.AJ161]+[.AL161]+[.AN161]" ns41:value-type="float" table:style-name="ce90" office:value-type="float" office:value="3">
            <text:p>3</text:p>
          </table:table-cell>
          <table:table-cell table:formula="of:=[.E161]+[.F161]+[.G161]+[.H161]+[.I161]+[.K161]+[.M161]+[.O161]+[.Q161]+[.S161]+[.U161]+[.W161]+[.Y161]+[.AA161]+[.AC161]+[.AE161]+[.AG161]+[.AI161]+[.AK161]+[.AM161]+[.AO161]" ns41:value-type="float" table:style-name="ce90" office:value-type="float" office:value="1">
            <text:p>1</text:p>
          </table:table-cell>
          <table:table-cell table:style-name="ce90" table:number-columns-repeated="2"/>
          <table:table-cell table:formula="of:=[.AP161]+[.AR161]" ns41:value-type="float" table:style-name="ce90" office:value-type="float" office:value="3">
            <text:p>3</text:p>
          </table:table-cell>
          <table:table-cell table:formula="of:=[.AQ161]+[.AS161]" ns41:value-type="float" table:style-name="ce52" office:value-type="float" office:value="1">
            <text:p>1</text:p>
          </table:table-cell>
          <table:table-cell table:formula="of:=[.A161]" ns41:value-type="float" table:style-name="ce91" office:value-type="float" office:value="7">
            <text:p>7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6" office:value-type="float">
            <text:p>856</text:p>
          </table:table-cell>
          <table:table-cell ns41:value-type="float" table:style-name="ce78" office:value="857" office:value-type="float">
            <text:p>857</text:p>
          </table:table-cell>
          <table:table-cell table:style-name="ce78"/>
          <table:table-cell ns41:value-type="float" table:style-name="ce85" office:value="240191" office:value-type="float">
            <text:p>240191</text:p>
          </table:table-cell>
          <table:table-cell table:number-columns-repeated="970"/>
        </table:table-row>
        <table:table-row table:style-name="ro5">
          <table:table-cell ns41:value-type="float" table:style-name="ce8" office:value="8" office:value-type="float">
            <text:p>8</text:p>
          </table:table-cell>
          <table:table-cell ns41:value-type="string" table:style-name="ce20" office:value-type="string">
            <text:p>Fabricage van brandkasten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ns41:value-type="float" office:value="1" table:style-name="ce90" table:number-columns-repeated="2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ns41:value-type="float" table:style-name="ce90" office:value="4" office:value-type="float">
            <text:p>4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3" office:value-type="float">
            <text:p>3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13"/>
          <table:table-cell table:formula="of:=[.J162]+[.L162]+[.N162]+[.P162]+[.R162]+[.T162]+[.V162]+[.X162]+[.Z162]+[.AB162]+[.AD162]+[.AF162]+[.AH162]+[.AJ162]+[.AL162]+[.AN162]" ns41:value-type="float" table:style-name="ce90" office:value-type="float" office:value="13">
            <text:p>13</text:p>
          </table:table-cell>
          <table:table-cell table:formula="of:=[.E162]+[.F162]+[.G162]+[.H162]+[.I162]+[.K162]+[.M162]+[.O162]+[.Q162]+[.S162]+[.U162]+[.W162]+[.Y162]+[.AA162]+[.AC162]+[.AE162]+[.AG162]+[.AI162]+[.AK162]+[.AM162]+[.AO162]" ns41:value-type="float" table:style-name="ce90" office:value-type="float" office:value="6">
            <text:p>6</text:p>
          </table:table-cell>
          <table:table-cell table:style-name="ce90" table:number-columns-repeated="2"/>
          <table:table-cell table:formula="of:=[.AP162]+[.AR162]" ns41:value-type="float" table:style-name="ce90" office:value-type="float" office:value="13">
            <text:p>13</text:p>
          </table:table-cell>
          <table:table-cell table:formula="of:=[.AQ162]+[.AS162]" ns41:value-type="float" table:style-name="ce52" office:value-type="float" office:value="6">
            <text:p>6</text:p>
          </table:table-cell>
          <table:table-cell table:formula="of:=[.A162]" ns41:value-type="float" table:style-name="ce91" office:value-type="float" office:value="8">
            <text:p>8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6" office:value-type="float">
            <text:p>856</text:p>
          </table:table-cell>
          <table:table-cell ns41:value-type="float" table:style-name="ce78" office:value="857" office:value-type="float">
            <text:p>857</text:p>
          </table:table-cell>
          <table:table-cell table:style-name="ce78"/>
          <table:table-cell ns41:value-type="float" table:style-name="ce85" office:value="240191" office:value-type="float">
            <text:p>240191</text:p>
          </table:table-cell>
          <table:table-cell table:number-columns-repeated="970"/>
        </table:table-row>
        <table:table-row table:style-name="ro3">
          <table:table-cell ns41:value-type="float" table:style-name="ce8" office:value="9" office:value-type="float">
            <text:p>9</text:p>
          </table:table-cell>
          <table:table-cell ns41:value-type="string" table:style-name="ce20" office:value-type="string">
            <text:p>Fabricage van kachels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 table:number-columns-repeated="4"/>
          <table:table-cell ns41:value-type="float" office:value="1" table:style-name="ce90" table:number-columns-repeated="2" office:value-type="float">
            <text:p>1</text:p>
          </table:table-cell>
          <table:table-cell table:style-name="ce90" table:number-columns-repeated="2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office:value="1" table:style-name="ce90" table:number-columns-repeated="2" office:value-type="float">
            <text:p>1</text:p>
          </table:table-cell>
          <table:table-cell table:style-name="ce90" table:number-columns-repeated="20"/>
          <table:table-cell table:formula="of:=[.J163]+[.L163]+[.N163]+[.P163]+[.R163]+[.T163]+[.V163]+[.X163]+[.Z163]+[.AB163]+[.AD163]+[.AF163]+[.AH163]+[.AJ163]+[.AL163]+[.AN163]" ns41:value-type="float" table:style-name="ce90" office:value-type="float" office:value="4">
            <text:p>4</text:p>
          </table:table-cell>
          <table:table-cell table:formula="of:=[.E163]+[.F163]+[.G163]+[.H163]+[.I163]+[.K163]+[.M163]+[.O163]+[.Q163]+[.S163]+[.U163]+[.W163]+[.Y163]+[.AA163]+[.AC163]+[.AE163]+[.AG163]+[.AI163]+[.AK163]+[.AM163]+[.AO163]" ns41:value-type="float" table:style-name="ce90" office:value-type="float" office:value="3">
            <text:p>3</text:p>
          </table:table-cell>
          <table:table-cell table:style-name="ce90" table:number-columns-repeated="2"/>
          <table:table-cell table:formula="of:=[.AP163]+[.AR163]" ns41:value-type="float" table:style-name="ce90" office:value-type="float" office:value="4">
            <text:p>4</text:p>
          </table:table-cell>
          <table:table-cell table:formula="of:=[.AQ163]+[.AS163]" ns41:value-type="float" table:style-name="ce52" office:value-type="float" office:value="3">
            <text:p>3</text:p>
          </table:table-cell>
          <table:table-cell table:formula="of:=[.A163]" ns41:value-type="float" table:style-name="ce91" office:value-type="float" office:value="9">
            <text:p>9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6" office:value-type="float">
            <text:p>856</text:p>
          </table:table-cell>
          <table:table-cell ns41:value-type="float" table:style-name="ce78" office:value="857" office:value-type="float">
            <text:p>857</text:p>
          </table:table-cell>
          <table:table-cell table:style-name="ce78"/>
          <table:table-cell ns41:value-type="float" table:style-name="ce85" office:value="240191" office:value-type="float">
            <text:p>240191</text:p>
          </table:table-cell>
          <table:table-cell table:number-columns-repeated="970"/>
        </table:table-row>
        <table:table-row table:style-name="ro5">
          <table:table-cell ns41:value-type="float" table:style-name="ce8" office:value="10" office:value-type="float">
            <text:p>10</text:p>
          </table:table-cell>
          <table:table-cell ns41:value-type="string" table:style-name="ce20" office:value-type="string">
            <text:p>Fabricage van metaalwaren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 table:number-columns-repeated="4"/>
          <table:table-cell ns41:value-type="float" table:style-name="ce90" office:value="3" office:value-type="float">
            <text:p>3</text:p>
          </table:table-cell>
          <table:table-cell table:style-name="ce90"/>
          <table:table-cell ns41:value-type="float" table:style-name="ce90" office:value="7" office:value-type="float">
            <text:p>7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8" office:value-type="float">
            <text:p>8</text:p>
          </table:table-cell>
          <table:table-cell table:style-name="ce90" table:number-columns-repeated="3"/>
          <table:table-cell ns41:value-type="float" table:style-name="ce90" office:value="6" office:value-type="float">
            <text:p>6</text:p>
          </table:table-cell>
          <table:table-cell ns41:value-type="float" office:value="1" table:style-name="ce90" table:number-columns-repeated="2" office:value-type="float">
            <text:p>1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9"/>
          <table:table-cell ns41:value-type="float" table:style-name="ce90" office:value="1" office:value-type="float">
            <text:p>1</text:p>
          </table:table-cell>
          <table:table-cell table:style-name="ce90"/>
          <table:table-cell table:formula="of:=[.J164]+[.L164]+[.N164]+[.P164]+[.R164]+[.T164]+[.V164]+[.X164]+[.Z164]+[.AB164]+[.AD164]+[.AF164]+[.AH164]+[.AJ164]+[.AL164]+[.AN164]" ns41:value-type="float" table:style-name="ce90" office:value-type="float" office:value="29">
            <text:p>29</text:p>
          </table:table-cell>
          <table:table-cell table:formula="of:=[.E164]+[.F164]+[.G164]+[.H164]+[.I164]+[.K164]+[.M164]+[.O164]+[.Q164]+[.S164]+[.U164]+[.W164]+[.Y164]+[.AA164]+[.AC164]+[.AE164]+[.AG164]+[.AI164]+[.AK164]+[.AM164]+[.AO164]" ns41:value-type="float" table:style-name="ce90" office:value-type="float" office:value="5">
            <text:p>5</text:p>
          </table:table-cell>
          <table:table-cell table:style-name="ce90" table:number-columns-repeated="2"/>
          <table:table-cell table:formula="of:=[.AP164]+[.AR164]" ns41:value-type="float" table:style-name="ce90" office:value-type="float" office:value="29">
            <text:p>29</text:p>
          </table:table-cell>
          <table:table-cell table:formula="of:=[.AQ164]+[.AS164]" ns41:value-type="float" table:style-name="ce52" office:value-type="float" office:value="5">
            <text:p>5</text:p>
          </table:table-cell>
          <table:table-cell table:formula="of:=[.A164]" ns41:value-type="float" table:style-name="ce91" office:value-type="float" office:value="10">
            <text:p>10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6" office:value-type="float">
            <text:p>856</text:p>
          </table:table-cell>
          <table:table-cell ns41:value-type="float" table:style-name="ce78" office:value="857" office:value-type="float">
            <text:p>857</text:p>
          </table:table-cell>
          <table:table-cell table:style-name="ce78"/>
          <table:table-cell ns41:value-type="float" table:style-name="ce85" office:value="240191" office:value-type="float">
            <text:p>240191</text:p>
          </table:table-cell>
          <table:table-cell table:number-columns-repeated="970"/>
        </table:table-row>
        <table:table-row table:style-name="ro3">
          <table:table-cell ns41:value-type="float" table:style-name="ce8" office:value="11" office:value-type="float">
            <text:p>11</text:p>
          </table:table-cell>
          <table:table-cell ns41:value-type="string" table:style-name="ce20" office:value-type="string">
            <text:p>Fabricage van bouten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ns41:value-type="float" table:style-name="ce90" office:value="1" office:value-type="float">
            <text:p>1</text:p>
          </table:table-cell>
          <table:table-cell ns41:value-type="float" office:value="2" table:style-name="ce90" table:number-columns-repeated="3" office:value-type="float">
            <text:p>2</text:p>
          </table:table-cell>
          <table:table-cell table:style-name="ce90"/>
          <table:table-cell ns41:value-type="float" table:style-name="ce90" office:value="3" office:value-type="float">
            <text:p>3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office:value="2" table:style-name="ce90" table:number-columns-repeated="2" office:value-type="float">
            <text:p>2</text:p>
          </table:table-cell>
          <table:table-cell table:style-name="ce90" table:number-columns-repeated="5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ns41:value-type="float" table:style-name="ce90" office:value="1" office:value-type="float">
            <text:p>1</text:p>
          </table:table-cell>
          <table:table-cell table:style-name="ce90" table:number-columns-repeated="2"/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 table:number-columns-repeated="5"/>
          <table:table-cell table:formula="of:=[.J165]+[.L165]+[.N165]+[.P165]+[.R165]+[.T165]+[.V165]+[.X165]+[.Z165]+[.AB165]+[.AD165]+[.AF165]+[.AH165]+[.AJ165]+[.AL165]+[.AN165]" ns41:value-type="float" table:style-name="ce90" office:value-type="float" office:value="7">
            <text:p>7</text:p>
          </table:table-cell>
          <table:table-cell table:formula="of:=[.E165]+[.F165]+[.G165]+[.H165]+[.I165]+[.K165]+[.M165]+[.O165]+[.Q165]+[.S165]+[.U165]+[.W165]+[.Y165]+[.AA165]+[.AC165]+[.AE165]+[.AG165]+[.AI165]+[.AK165]+[.AM165]+[.AO165]" ns41:value-type="float" table:style-name="ce90" office:value-type="float" office:value="15">
            <text:p>15</text:p>
          </table:table-cell>
          <table:table-cell table:style-name="ce90" table:number-columns-repeated="2"/>
          <table:table-cell table:formula="of:=[.AP165]+[.AR165]" ns41:value-type="float" table:style-name="ce90" office:value-type="float" office:value="7">
            <text:p>7</text:p>
          </table:table-cell>
          <table:table-cell table:formula="of:=[.AQ165]+[.AS165]" ns41:value-type="float" table:style-name="ce52" office:value-type="float" office:value="15">
            <text:p>15</text:p>
          </table:table-cell>
          <table:table-cell table:formula="of:=[.A165]" ns41:value-type="float" table:style-name="ce91" office:value-type="float" office:value="11">
            <text:p>11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6" office:value-type="float">
            <text:p>856</text:p>
          </table:table-cell>
          <table:table-cell ns41:value-type="float" table:style-name="ce78" office:value="857" office:value-type="float">
            <text:p>857</text:p>
          </table:table-cell>
          <table:table-cell table:style-name="ce78"/>
          <table:table-cell ns41:value-type="float" table:style-name="ce85" office:value="240191" office:value-type="float">
            <text:p>240191</text:p>
          </table:table-cell>
          <table:table-cell table:number-columns-repeated="970"/>
        </table:table-row>
        <table:table-row table:style-name="ro3">
          <table:table-cell ns41:value-type="float" table:style-name="ce8" office:value="12" office:value-type="float">
            <text:p>12</text:p>
          </table:table-cell>
          <table:table-cell ns41:value-type="string" table:style-name="ce20" office:value-type="string">
            <text:p>Fabricage van spelden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9"/>
          <table:table-cell ns41:value-type="float" table:style-name="ce90" office:value="1" office:value-type="float">
            <text:p>1</text:p>
          </table:table-cell>
          <table:table-cell table:style-name="ce90" table:number-columns-repeated="26"/>
          <table:table-cell table:formula="of:=[.J166]+[.L166]+[.N166]+[.P166]+[.R166]+[.T166]+[.V166]+[.X166]+[.Z166]+[.AB166]+[.AD166]+[.AF166]+[.AH166]+[.AJ166]+[.AL166]+[.AN166]" ns41:value-type="float" table:style-name="ce90" office:value-type="float" office:value="0">
            <text:p>0</text:p>
          </table:table-cell>
          <table:table-cell table:formula="of:=[.E166]+[.F166]+[.G166]+[.H166]+[.I166]+[.K166]+[.M166]+[.O166]+[.Q166]+[.S166]+[.U166]+[.W166]+[.Y166]+[.AA166]+[.AC166]+[.AE166]+[.AG166]+[.AI166]+[.AK166]+[.AM166]+[.AO166]" ns41:value-type="float" table:style-name="ce90" office:value-type="float" office:value="1">
            <text:p>1</text:p>
          </table:table-cell>
          <table:table-cell table:style-name="ce90" table:number-columns-repeated="2"/>
          <table:table-cell table:formula="of:=[.AP166]+[.AR166]" ns41:value-type="float" table:style-name="ce90" office:value-type="float" office:value="0">
            <text:p>0</text:p>
          </table:table-cell>
          <table:table-cell table:formula="of:=[.AQ166]+[.AS166]" ns41:value-type="float" table:style-name="ce52" office:value-type="float" office:value="1">
            <text:p>1</text:p>
          </table:table-cell>
          <table:table-cell table:formula="of:=[.A166]" ns41:value-type="float" table:style-name="ce91" office:value-type="float" office:value="12">
            <text:p>12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6" office:value-type="float">
            <text:p>856</text:p>
          </table:table-cell>
          <table:table-cell ns41:value-type="float" table:style-name="ce78" office:value="857" office:value-type="float">
            <text:p>857</text:p>
          </table:table-cell>
          <table:table-cell table:style-name="ce78"/>
          <table:table-cell ns41:value-type="float" table:style-name="ce85" office:value="240191" office:value-type="float">
            <text:p>240191</text:p>
          </table:table-cell>
          <table:table-cell table:number-columns-repeated="970"/>
        </table:table-row>
        <table:table-row table:style-name="ro5">
          <table:table-cell ns41:value-type="float" table:style-name="ce8" office:value="13" office:value-type="float">
            <text:p>13</text:p>
          </table:table-cell>
          <table:table-cell ns41:value-type="string" table:style-name="ce20" office:value-type="string">
            <text:p>Fabricage van schaatsen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20"/>
          <table:table-cell ns41:value-type="float" table:style-name="ce90" office:value="1" office:value-type="float">
            <text:p>1</text:p>
          </table:table-cell>
          <table:table-cell table:style-name="ce90" table:number-columns-repeated="5"/>
          <table:table-cell ns41:value-type="float" table:style-name="ce90" office:value="1" office:value-type="float">
            <text:p>1</text:p>
          </table:table-cell>
          <table:table-cell table:style-name="ce90" table:number-columns-repeated="9"/>
          <table:table-cell table:formula="of:=[.J167]+[.L167]+[.N167]+[.P167]+[.R167]+[.T167]+[.V167]+[.X167]+[.Z167]+[.AB167]+[.AD167]+[.AF167]+[.AH167]+[.AJ167]+[.AL167]+[.AN167]" ns41:value-type="float" table:style-name="ce90" office:value-type="float" office:value="2">
            <text:p>2</text:p>
          </table:table-cell>
          <table:table-cell table:formula="of:=[.E167]+[.F167]+[.G167]+[.H167]+[.I167]+[.K167]+[.M167]+[.O167]+[.Q167]+[.S167]+[.U167]+[.W167]+[.Y167]+[.AA167]+[.AC167]+[.AE167]+[.AG167]+[.AI167]+[.AK167]+[.AM167]+[.AO167]" ns41:value-type="float" table:style-name="ce90" office:value-type="float" office:value="0">
            <text:p>0</text:p>
          </table:table-cell>
          <table:table-cell table:style-name="ce90" table:number-columns-repeated="2"/>
          <table:table-cell table:formula="of:=[.AP167]+[.AR167]" ns41:value-type="float" table:style-name="ce90" office:value-type="float" office:value="2">
            <text:p>2</text:p>
          </table:table-cell>
          <table:table-cell table:formula="of:=[.AQ167]+[.AS167]" ns41:value-type="float" table:style-name="ce52" office:value-type="float" office:value="0">
            <text:p>0</text:p>
          </table:table-cell>
          <table:table-cell table:formula="of:=[.A167]" ns41:value-type="float" table:style-name="ce91" office:value-type="float" office:value="13">
            <text:p>13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6" office:value-type="float">
            <text:p>856</text:p>
          </table:table-cell>
          <table:table-cell ns41:value-type="float" table:style-name="ce78" office:value="857" office:value-type="float">
            <text:p>857</text:p>
          </table:table-cell>
          <table:table-cell table:style-name="ce78"/>
          <table:table-cell ns41:value-type="float" table:style-name="ce85" office:value="240191" office:value-type="float">
            <text:p>240191</text:p>
          </table:table-cell>
          <table:table-cell table:number-columns-repeated="970"/>
        </table:table-row>
        <table:table-row table:style-name="ro5">
          <table:table-cell ns41:value-type="float" table:style-name="ce8" office:value="14" office:value-type="float">
            <text:p>14</text:p>
          </table:table-cell>
          <table:table-cell ns41:value-type="string" table:style-name="ce20" office:value-type="string">
            <text:p>Fabricage van ijzeren meubelen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5"/>
          <table:table-cell ns41:value-type="float" table:style-name="ce90" office:value="1" office:value-type="float">
            <text:p>1</text:p>
          </table:table-cell>
          <table:table-cell table:style-name="ce90" table:number-columns-repeated="28"/>
          <table:table-cell ns41:value-type="float" table:style-name="ce90" office:value="1" office:value-type="float">
            <text:p>1</text:p>
          </table:table-cell>
          <table:table-cell table:style-name="ce90"/>
          <table:table-cell table:formula="of:=[.J168]+[.L168]+[.N168]+[.P168]+[.R168]+[.T168]+[.V168]+[.X168]+[.Z168]+[.AB168]+[.AD168]+[.AF168]+[.AH168]+[.AJ168]+[.AL168]+[.AN168]" ns41:value-type="float" table:style-name="ce90" office:value-type="float" office:value="1">
            <text:p>1</text:p>
          </table:table-cell>
          <table:table-cell table:formula="of:=[.E168]+[.F168]+[.G168]+[.H168]+[.I168]+[.K168]+[.M168]+[.O168]+[.Q168]+[.S168]+[.U168]+[.W168]+[.Y168]+[.AA168]+[.AC168]+[.AE168]+[.AG168]+[.AI168]+[.AK168]+[.AM168]+[.AO168]" ns41:value-type="float" table:style-name="ce90" office:value-type="float" office:value="1">
            <text:p>1</text:p>
          </table:table-cell>
          <table:table-cell table:style-name="ce90" table:number-columns-repeated="2"/>
          <table:table-cell table:formula="of:=[.AP168]+[.AR168]" ns41:value-type="float" table:style-name="ce90" office:value-type="float" office:value="1">
            <text:p>1</text:p>
          </table:table-cell>
          <table:table-cell table:formula="of:=[.AQ168]+[.AS168]" ns41:value-type="float" table:style-name="ce52" office:value-type="float" office:value="1">
            <text:p>1</text:p>
          </table:table-cell>
          <table:table-cell table:formula="of:=[.A168]" ns41:value-type="float" table:style-name="ce91" office:value-type="float" office:value="14">
            <text:p>14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6" office:value-type="float">
            <text:p>856</text:p>
          </table:table-cell>
          <table:table-cell ns41:value-type="float" table:style-name="ce78" office:value="857" office:value-type="float">
            <text:p>857</text:p>
          </table:table-cell>
          <table:table-cell table:style-name="ce78"/>
          <table:table-cell ns41:value-type="float" table:style-name="ce85" office:value="240191" office:value-type="float">
            <text:p>240191</text:p>
          </table:table-cell>
          <table:table-cell table:number-columns-repeated="970"/>
        </table:table-row>
        <table:table-row table:style-name="ro3">
          <table:table-cell ns41:value-type="float" table:style-name="ce8" office:value="15" office:value-type="float">
            <text:p>15</text:p>
          </table:table-cell>
          <table:table-cell ns41:value-type="string" table:style-name="ce20" office:value-type="string">
            <text:p>Fabricage van zink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/>
          <table:table-cell ns41:value-type="float" office:value="1" table:style-name="ce90" table:number-columns-repeated="2" office:value-type="float">
            <text:p>1</text:p>
          </table:table-cell>
          <table:table-cell ns41:value-type="float" table:style-name="ce90" office:value="7" office:value-type="float">
            <text:p>7</text:p>
          </table:table-cell>
          <table:table-cell table:style-name="ce90"/>
          <table:table-cell ns41:value-type="float" table:style-name="ce90" office:value="4" office:value-type="float">
            <text:p>4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3" office:value-type="float">
            <text:p>3</text:p>
          </table:table-cell>
          <table:table-cell ns41:value-type="float" table:style-name="ce90" office:value="5" office:value-type="float">
            <text:p>5</text:p>
          </table:table-cell>
          <table:table-cell ns41:value-type="float" office:value="4" table:style-name="ce90" table:number-columns-repeated="2" office:value-type="float">
            <text:p>4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4" office:value-type="float">
            <text:p>4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4" office:value-type="float">
            <text:p>4</text:p>
          </table:table-cell>
          <table:table-cell table:style-name="ce90" table:number-columns-repeated="6"/>
          <table:table-cell ns41:value-type="float" table:style-name="ce90" office:value="1" office:value-type="float">
            <text:p>1</text:p>
          </table:table-cell>
          <table:table-cell table:style-name="ce90" table:number-columns-repeated="2"/>
          <table:table-cell table:formula="of:=[.J169]+[.L169]+[.N169]+[.P169]+[.R169]+[.T169]+[.V169]+[.X169]+[.Z169]+[.AB169]+[.AD169]+[.AF169]+[.AH169]+[.AJ169]+[.AL169]+[.AN169]" ns41:value-type="float" table:style-name="ce90" office:value-type="float" office:value="23">
            <text:p>23</text:p>
          </table:table-cell>
          <table:table-cell table:formula="of:=[.E169]+[.F169]+[.G169]+[.H169]+[.I169]+[.K169]+[.M169]+[.O169]+[.Q169]+[.S169]+[.U169]+[.W169]+[.Y169]+[.AA169]+[.AC169]+[.AE169]+[.AG169]+[.AI169]+[.AK169]+[.AM169]+[.AO169]" ns41:value-type="float" table:style-name="ce90" office:value-type="float" office:value="26">
            <text:p>26</text:p>
          </table:table-cell>
          <table:table-cell table:style-name="ce90" table:number-columns-repeated="2"/>
          <table:table-cell table:formula="of:=[.AP169]+[.AR169]" ns41:value-type="float" table:style-name="ce90" office:value-type="float" office:value="23">
            <text:p>23</text:p>
          </table:table-cell>
          <table:table-cell table:formula="of:=[.AQ169]+[.AS169]" ns41:value-type="float" table:style-name="ce52" office:value-type="float" office:value="26">
            <text:p>26</text:p>
          </table:table-cell>
          <table:table-cell table:formula="of:=[.A169]" ns41:value-type="float" table:style-name="ce91" office:value-type="float" office:value="15">
            <text:p>15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6" office:value-type="float">
            <text:p>856</text:p>
          </table:table-cell>
          <table:table-cell ns41:value-type="float" table:style-name="ce78" office:value="857" office:value-type="float">
            <text:p>857</text:p>
          </table:table-cell>
          <table:table-cell table:style-name="ce78"/>
          <table:table-cell ns41:value-type="float" table:style-name="ce85" office:value="240191" office:value-type="float">
            <text:p>240191</text:p>
          </table:table-cell>
          <table:table-cell table:number-columns-repeated="970"/>
        </table:table-row>
        <table:table-row table:style-name="ro3">
          <table:table-cell ns41:value-type="float" table:style-name="ce8" office:value="16" office:value-type="float">
            <text:p>16</text:p>
          </table:table-cell>
          <table:table-cell ns41:value-type="string" table:style-name="ce20" office:value-type="string">
            <text:p>IJzergieterij</text:p>
          </table:table-cell>
          <table:table-cell ns41:value-type="string" table:style-name="ce30" office:value-type="string">
            <text:p>C</text:p>
          </table:table-cell>
          <table:table-cell table:style-name="ce11"/>
          <table:table-cell table:style-name="ce40"/>
          <table:table-cell table:style-name="ce90" table:number-columns-repeated="18"/>
          <table:table-cell ns41:value-type="float" table:style-name="ce90" office:value="1" office:value-type="float">
            <text:p>1</text:p>
          </table:table-cell>
          <table:table-cell table:style-name="ce90" table:number-columns-repeated="17"/>
          <table:table-cell table:formula="of:=[.J170]+[.L170]+[.N170]+[.P170]+[.R170]+[.T170]+[.V170]+[.X170]+[.Z170]+[.AB170]+[.AD170]+[.AF170]+[.AH170]+[.AJ170]+[.AL170]+[.AN170]" ns41:value-type="float" table:style-name="ce90" office:value-type="float" office:value="1">
            <text:p>1</text:p>
          </table:table-cell>
          <table:table-cell table:formula="of:=[.E170]+[.F170]+[.G170]+[.H170]+[.I170]+[.K170]+[.M170]+[.O170]+[.Q170]+[.S170]+[.U170]+[.W170]+[.Y170]+[.AA170]+[.AC170]+[.AE170]+[.AG170]+[.AI170]+[.AK170]+[.AM170]+[.AO170]" ns41:value-type="float" table:style-name="ce90" office:value-type="float" office:value="0">
            <text:p>0</text:p>
          </table:table-cell>
          <table:table-cell table:style-name="ce90" table:number-columns-repeated="2"/>
          <table:table-cell table:formula="of:=[.AP170]+[.AR170]" ns41:value-type="float" table:style-name="ce90" office:value-type="float" office:value="1">
            <text:p>1</text:p>
          </table:table-cell>
          <table:table-cell table:formula="of:=[.AQ170]+[.AS170]" ns41:value-type="float" table:style-name="ce52" office:value-type="float" office:value="0">
            <text:p>0</text:p>
          </table:table-cell>
          <table:table-cell table:formula="of:=[.A170]" ns41:value-type="float" table:style-name="ce91" office:value-type="float" office:value="16">
            <text:p>16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6" office:value-type="float">
            <text:p>856</text:p>
          </table:table-cell>
          <table:table-cell ns41:value-type="float" table:style-name="ce78" office:value="857" office:value-type="float">
            <text:p>857</text:p>
          </table:table-cell>
          <table:table-cell table:style-name="ce78"/>
          <table:table-cell ns41:value-type="float" table:style-name="ce85" office:value="240191" office:value-type="float">
            <text:p>240191</text:p>
          </table:table-cell>
          <table:table-cell table:number-columns-repeated="970"/>
        </table:table-row>
        <table:table-row table:style-name="ro3">
          <table:table-cell ns41:value-type="float" table:style-name="ce8" office:value="16" office:value-type="float">
            <text:p>16</text:p>
          </table:table-cell>
          <table:table-cell ns41:value-type="string" table:style-name="ce20" office:value-type="string">
            <text:p>IJzergieterij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/>
          <table:table-cell ns41:value-type="float" office:value="2" table:style-name="ce90" table:number-columns-repeated="2" office:value-type="float">
            <text:p>2</text:p>
          </table:table-cell>
          <table:table-cell ns41:value-type="float" table:style-name="ce90" office:value="11" office:value-type="float">
            <text:p>11</text:p>
          </table:table-cell>
          <table:table-cell table:style-name="ce90"/>
          <table:table-cell ns41:value-type="float" table:style-name="ce90" office:value="27" office:value-type="float">
            <text:p>27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0" office:value="31" office:value-type="float">
            <text:p>3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0" office:value="47" office:value-type="float">
            <text:p>47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90" office:value="37" office:value-type="float">
            <text:p>37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30" office:value-type="float">
            <text:p>30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0" office:value="31" office:value-type="float">
            <text:p>31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40" office:value-type="float">
            <text:p>40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6" office:value-type="float">
            <text:p>6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4" office:value-type="float">
            <text:p>4</text:p>
          </table:table-cell>
          <table:table-cell ns41:value-type="float" office:value="1" table:style-name="ce90" table:number-columns-repeated="2" office:value-type="float">
            <text:p>1</text:p>
          </table:table-cell>
          <table:table-cell table:style-name="ce90"/>
          <table:table-cell table:formula="of:=[.J171]+[.L171]+[.N171]+[.P171]+[.R171]+[.T171]+[.V171]+[.X171]+[.Z171]+[.AB171]+[.AD171]+[.AF171]+[.AH171]+[.AJ171]+[.AL171]+[.AN171]" ns41:value-type="float" table:style-name="ce90" office:value-type="float" office:value="271">
            <text:p>271</text:p>
          </table:table-cell>
          <table:table-cell table:formula="of:=[.E171]+[.F171]+[.G171]+[.H171]+[.I171]+[.K171]+[.M171]+[.O171]+[.Q171]+[.S171]+[.U171]+[.W171]+[.Y171]+[.AA171]+[.AC171]+[.AE171]+[.AG171]+[.AI171]+[.AK171]+[.AM171]+[.AO171]" ns41:value-type="float" table:style-name="ce90" office:value-type="float" office:value="141">
            <text:p>141</text:p>
          </table:table-cell>
          <table:table-cell table:style-name="ce90" table:number-columns-repeated="2"/>
          <table:table-cell table:formula="of:=[.AP171]+[.AR171]" ns41:value-type="float" table:style-name="ce90" office:value-type="float" office:value="271">
            <text:p>271</text:p>
          </table:table-cell>
          <table:table-cell table:formula="of:=[.AQ171]+[.AS171]" ns41:value-type="float" table:style-name="ce52" office:value-type="float" office:value="141">
            <text:p>141</text:p>
          </table:table-cell>
          <table:table-cell table:formula="of:=[.A171]" ns41:value-type="float" table:style-name="ce91" office:value-type="float" office:value="16">
            <text:p>16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6" office:value-type="float">
            <text:p>856</text:p>
          </table:table-cell>
          <table:table-cell ns41:value-type="float" table:style-name="ce78" office:value="857" office:value-type="float">
            <text:p>857</text:p>
          </table:table-cell>
          <table:table-cell table:style-name="ce78"/>
          <table:table-cell ns41:value-type="float" table:style-name="ce85" office:value="240191" office:value-type="float">
            <text:p>240191</text:p>
          </table:table-cell>
          <table:table-cell table:number-columns-repeated="970"/>
        </table:table-row>
        <table:table-row table:style-name="ro3">
          <table:table-cell ns41:value-type="float" table:style-name="ce8" office:value="17" office:value-type="float">
            <text:p>17</text:p>
          </table:table-cell>
          <table:table-cell ns41:value-type="string" table:style-name="ce20" office:value-type="string">
            <text:p>Smeden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2"/>
          <table:table-cell ns41:value-type="float" table:style-name="ce90" office:value="1" office:value-type="float">
            <text:p>1</text:p>
          </table:table-cell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 table:number-columns-repeated="3"/>
          <table:table-cell ns41:value-type="float" table:style-name="ce90" office:value="3" office:value-type="float">
            <text:p>3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4" office:value-type="float">
            <text:p>4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1" office:value-type="float">
            <text:p>1</text:p>
          </table:table-cell>
          <table:table-cell table:style-name="ce90" table:number-columns-repeated="4"/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table:formula="of:=[.J172]+[.L172]+[.N172]+[.P172]+[.R172]+[.T172]+[.V172]+[.X172]+[.Z172]+[.AB172]+[.AD172]+[.AF172]+[.AH172]+[.AJ172]+[.AL172]+[.AN172]" ns41:value-type="float" table:style-name="ce90" office:value-type="float" office:value="16">
            <text:p>16</text:p>
          </table:table-cell>
          <table:table-cell table:formula="of:=[.E172]+[.F172]+[.G172]+[.H172]+[.I172]+[.K172]+[.M172]+[.O172]+[.Q172]+[.S172]+[.U172]+[.W172]+[.Y172]+[.AA172]+[.AC172]+[.AE172]+[.AG172]+[.AI172]+[.AK172]+[.AM172]+[.AO172]" ns41:value-type="float" table:style-name="ce90" office:value-type="float" office:value="17">
            <text:p>17</text:p>
          </table:table-cell>
          <table:table-cell table:style-name="ce90" table:number-columns-repeated="2"/>
          <table:table-cell table:formula="of:=[.AP172]+[.AR172]" ns41:value-type="float" table:style-name="ce90" office:value-type="float" office:value="16">
            <text:p>16</text:p>
          </table:table-cell>
          <table:table-cell table:formula="of:=[.AQ172]+[.AS172]" ns41:value-type="float" table:style-name="ce52" office:value-type="float" office:value="17">
            <text:p>17</text:p>
          </table:table-cell>
          <table:table-cell table:formula="of:=[.A172]" ns41:value-type="float" table:style-name="ce91" office:value-type="float" office:value="17">
            <text:p>17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6" office:value-type="float">
            <text:p>856</text:p>
          </table:table-cell>
          <table:table-cell ns41:value-type="float" table:style-name="ce78" office:value="857" office:value-type="float">
            <text:p>857</text:p>
          </table:table-cell>
          <table:table-cell table:style-name="ce78"/>
          <table:table-cell ns41:value-type="float" table:style-name="ce85" office:value="240191" office:value-type="float">
            <text:p>240191</text:p>
          </table:table-cell>
          <table:table-cell table:number-columns-repeated="970"/>
        </table:table-row>
        <table:table-row table:style-name="ro3">
          <table:table-cell ns41:value-type="float" table:style-name="ce8" office:value="18" office:value-type="float">
            <text:p>18</text:p>
          </table:table-cell>
          <table:table-cell ns41:value-type="string" table:style-name="ce20" office:value-type="string">
            <text:p>Koper- en metaalgieterij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5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4" office:value-type="float">
            <text:p>4</text:p>
          </table:table-cell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 table:number-columns-repeated="5"/>
          <table:table-cell ns41:value-type="float" table:style-name="ce90" office:value="1" office:value-type="float">
            <text:p>1</text:p>
          </table:table-cell>
          <table:table-cell table:style-name="ce90" table:number-columns-repeated="7"/>
          <table:table-cell table:formula="of:=[.J173]+[.L173]+[.N173]+[.P173]+[.R173]+[.T173]+[.V173]+[.X173]+[.Z173]+[.AB173]+[.AD173]+[.AF173]+[.AH173]+[.AJ173]+[.AL173]+[.AN173]" ns41:value-type="float" table:style-name="ce90" office:value-type="float" office:value="9">
            <text:p>9</text:p>
          </table:table-cell>
          <table:table-cell table:formula="of:=[.E173]+[.F173]+[.G173]+[.H173]+[.I173]+[.K173]+[.M173]+[.O173]+[.Q173]+[.S173]+[.U173]+[.W173]+[.Y173]+[.AA173]+[.AC173]+[.AE173]+[.AG173]+[.AI173]+[.AK173]+[.AM173]+[.AO173]" ns41:value-type="float" table:style-name="ce90" office:value-type="float" office:value="4">
            <text:p>4</text:p>
          </table:table-cell>
          <table:table-cell table:style-name="ce90" table:number-columns-repeated="2"/>
          <table:table-cell table:formula="of:=[.AP173]+[.AR173]" ns41:value-type="float" table:style-name="ce90" office:value-type="float" office:value="9">
            <text:p>9</text:p>
          </table:table-cell>
          <table:table-cell table:formula="of:=[.AQ173]+[.AS173]" ns41:value-type="float" table:style-name="ce52" office:value-type="float" office:value="4">
            <text:p>4</text:p>
          </table:table-cell>
          <table:table-cell table:formula="of:=[.A173]" ns41:value-type="float" table:style-name="ce91" office:value-type="float" office:value="18">
            <text:p>18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6" office:value-type="float">
            <text:p>856</text:p>
          </table:table-cell>
          <table:table-cell ns41:value-type="float" table:style-name="ce78" office:value="857" office:value-type="float">
            <text:p>857</text:p>
          </table:table-cell>
          <table:table-cell table:style-name="ce78"/>
          <table:table-cell ns41:value-type="float" table:style-name="ce85" office:value="240191" office:value-type="float">
            <text:p>240191</text:p>
          </table:table-cell>
          <table:table-cell table:number-columns-repeated="970"/>
        </table:table-row>
        <table:table-row table:style-name="ro3">
          <table:table-cell ns41:value-type="float" table:style-name="ce8" office:value="19" office:value-type="float">
            <text:p>19</text:p>
          </table:table-cell>
          <table:table-cell ns41:value-type="string" table:style-name="ce20" office:value-type="string">
            <text:p>Loodpletterij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3"/>
          <table:table-cell ns41:value-type="float" table:style-name="ce90" office:value="3" office:value-type="float">
            <text:p>3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3" office:value-type="float">
            <text:p>3</text:p>
          </table:table-cell>
          <table:table-cell ns41:value-type="float" office:value="1" table:style-name="ce90" table:number-columns-repeated="2" office:value-type="float">
            <text:p>1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4" office:value-type="float">
            <text:p>4</text:p>
          </table:table-cell>
          <table:table-cell table:style-name="ce90"/>
          <table:table-cell ns41:value-type="float" table:style-name="ce90" office:value="4" office:value-type="float">
            <text:p>4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 table:number-columns-repeated="7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/>
          <table:table-cell table:formula="of:=[.J174]+[.L174]+[.N174]+[.P174]+[.R174]+[.T174]+[.V174]+[.X174]+[.Z174]+[.AB174]+[.AD174]+[.AF174]+[.AH174]+[.AJ174]+[.AL174]+[.AN174]" ns41:value-type="float" table:style-name="ce90" office:value-type="float" office:value="23">
            <text:p>23</text:p>
          </table:table-cell>
          <table:table-cell table:formula="of:=[.E174]+[.F174]+[.G174]+[.H174]+[.I174]+[.K174]+[.M174]+[.O174]+[.Q174]+[.S174]+[.U174]+[.W174]+[.Y174]+[.AA174]+[.AC174]+[.AE174]+[.AG174]+[.AI174]+[.AK174]+[.AM174]+[.AO174]" ns41:value-type="float" table:style-name="ce90" office:value-type="float" office:value="17">
            <text:p>17</text:p>
          </table:table-cell>
          <table:table-cell table:style-name="ce90" table:number-columns-repeated="2"/>
          <table:table-cell table:formula="of:=[.AP174]+[.AR174]" ns41:value-type="float" table:style-name="ce90" office:value-type="float" office:value="23">
            <text:p>23</text:p>
          </table:table-cell>
          <table:table-cell table:formula="of:=[.AQ174]+[.AS174]" ns41:value-type="float" table:style-name="ce52" office:value-type="float" office:value="17">
            <text:p>17</text:p>
          </table:table-cell>
          <table:table-cell table:formula="of:=[.A174]" ns41:value-type="float" table:style-name="ce91" office:value-type="float" office:value="19">
            <text:p>19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6" office:value-type="float">
            <text:p>856</text:p>
          </table:table-cell>
          <table:table-cell ns41:value-type="float" table:style-name="ce78" office:value="857" office:value-type="float">
            <text:p>857</text:p>
          </table:table-cell>
          <table:table-cell table:style-name="ce78"/>
          <table:table-cell ns41:value-type="float" table:style-name="ce85" office:value="240191" office:value-type="float">
            <text:p>240191</text:p>
          </table:table-cell>
          <table:table-cell table:number-columns-repeated="970"/>
        </table:table-row>
        <table:table-row table:style-name="ro3">
          <table:table-cell ns41:value-type="float" table:style-name="ce8" office:value="20" office:value-type="float">
            <text:p>20</text:p>
          </table:table-cell>
          <table:table-cell ns41:value-type="string" table:style-name="ce20" office:value-type="string">
            <text:p>Tingieters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 table:number-columns-repeated="2"/>
          <table:table-cell ns41:value-type="float" office:value="1" table:style-name="ce90" table:number-columns-repeated="3" office:value-type="float">
            <text:p>1</text:p>
          </table:table-cell>
          <table:table-cell table:style-name="ce90"/>
          <table:table-cell ns41:value-type="float" table:style-name="ce90" office:value="3" office:value-type="float">
            <text:p>3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5"/>
          <table:table-cell ns41:value-type="float" table:style-name="ce90" office:value="3" office:value-type="float">
            <text:p>3</text:p>
          </table:table-cell>
          <table:table-cell table:style-name="ce90"/>
          <table:table-cell ns41:value-type="float" table:style-name="ce90" office:value="3" office:value-type="float">
            <text:p>3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11"/>
          <table:table-cell table:formula="of:=[.J175]+[.L175]+[.N175]+[.P175]+[.R175]+[.T175]+[.V175]+[.X175]+[.Z175]+[.AB175]+[.AD175]+[.AF175]+[.AH175]+[.AJ175]+[.AL175]+[.AN175]" ns41:value-type="float" table:style-name="ce90" office:value-type="float" office:value="13">
            <text:p>13</text:p>
          </table:table-cell>
          <table:table-cell table:formula="of:=[.E175]+[.F175]+[.G175]+[.H175]+[.I175]+[.K175]+[.M175]+[.O175]+[.Q175]+[.S175]+[.U175]+[.W175]+[.Y175]+[.AA175]+[.AC175]+[.AE175]+[.AG175]+[.AI175]+[.AK175]+[.AM175]+[.AO175]" ns41:value-type="float" table:style-name="ce90" office:value-type="float" office:value="3">
            <text:p>3</text:p>
          </table:table-cell>
          <table:table-cell table:style-name="ce90" table:number-columns-repeated="2"/>
          <table:table-cell table:formula="of:=[.AP175]+[.AR175]" ns41:value-type="float" table:style-name="ce90" office:value-type="float" office:value="13">
            <text:p>13</text:p>
          </table:table-cell>
          <table:table-cell table:formula="of:=[.AQ175]+[.AS175]" ns41:value-type="float" table:style-name="ce52" office:value-type="float" office:value="3">
            <text:p>3</text:p>
          </table:table-cell>
          <table:table-cell table:formula="of:=[.A175]" ns41:value-type="float" table:style-name="ce91" office:value-type="float" office:value="20">
            <text:p>20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6" office:value-type="float">
            <text:p>856</text:p>
          </table:table-cell>
          <table:table-cell ns41:value-type="float" table:style-name="ce78" office:value="857" office:value-type="float">
            <text:p>857</text:p>
          </table:table-cell>
          <table:table-cell table:style-name="ce78"/>
          <table:table-cell ns41:value-type="float" table:style-name="ce85" office:value="240191" office:value-type="float">
            <text:p>240191</text:p>
          </table:table-cell>
          <table:table-cell table:number-columns-repeated="970"/>
        </table:table-row>
        <table:table-row table:style-name="ro5">
          <table:table-cell ns41:value-type="float" table:style-name="ce8" office:value="21" office:value-type="float">
            <text:p>21</text:p>
          </table:table-cell>
          <table:table-cell ns41:value-type="string" table:style-name="ce20" office:value-type="string">
            <text:p>Fabricage van geemailleerd ijzer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12"/>
          <table:table-cell ns41:value-type="float" table:style-name="ce90" office:value="1" office:value-type="float">
            <text:p>1</text:p>
          </table:table-cell>
          <table:table-cell table:style-name="ce90" table:number-columns-repeated="5"/>
          <table:table-cell ns41:value-type="float" table:style-name="ce90" office:value="1" office:value-type="float">
            <text:p>1</text:p>
          </table:table-cell>
          <table:table-cell table:style-name="ce90" table:number-columns-repeated="17"/>
          <table:table-cell table:formula="of:=[.J176]+[.L176]+[.N176]+[.P176]+[.R176]+[.T176]+[.V176]+[.X176]+[.Z176]+[.AB176]+[.AD176]+[.AF176]+[.AH176]+[.AJ176]+[.AL176]+[.AN176]" ns41:value-type="float" table:style-name="ce90" office:value-type="float" office:value="2">
            <text:p>2</text:p>
          </table:table-cell>
          <table:table-cell table:formula="of:=[.E176]+[.F176]+[.G176]+[.H176]+[.I176]+[.K176]+[.M176]+[.O176]+[.Q176]+[.S176]+[.U176]+[.W176]+[.Y176]+[.AA176]+[.AC176]+[.AE176]+[.AG176]+[.AI176]+[.AK176]+[.AM176]+[.AO176]" ns41:value-type="float" table:style-name="ce90" office:value-type="float" office:value="0">
            <text:p>0</text:p>
          </table:table-cell>
          <table:table-cell table:style-name="ce90" table:number-columns-repeated="2"/>
          <table:table-cell table:formula="of:=[.AP176]+[.AR176]" ns41:value-type="float" table:style-name="ce90" office:value-type="float" office:value="2">
            <text:p>2</text:p>
          </table:table-cell>
          <table:table-cell table:formula="of:=[.AQ176]+[.AS176]" ns41:value-type="float" table:style-name="ce52" office:value-type="float" office:value="0">
            <text:p>0</text:p>
          </table:table-cell>
          <table:table-cell table:formula="of:=[.A176]" ns41:value-type="float" table:style-name="ce91" office:value-type="float" office:value="21">
            <text:p>21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6" office:value-type="float">
            <text:p>856</text:p>
          </table:table-cell>
          <table:table-cell ns41:value-type="float" table:style-name="ce78" office:value="857" office:value-type="float">
            <text:p>857</text:p>
          </table:table-cell>
          <table:table-cell table:style-name="ce78"/>
          <table:table-cell ns41:value-type="float" table:style-name="ce85" office:value="240191" office:value-type="float">
            <text:p>240191</text:p>
          </table:table-cell>
          <table:table-cell table:number-columns-repeated="970"/>
        </table:table-row>
        <table:table-row table:style-name="ro3">
          <table:table-cell table:style-name="ce8"/>
          <table:table-cell ns41:value-type="string" table:style-name="ce20" office:value-type="string">
            <text:p>XI. Totaal</text:p>
          </table:table-cell>
          <table:table-cell ns41:value-type="string" table:style-name="ce30" office:value-type="string">
            <text:p>C</text:p>
          </table:table-cell>
          <table:table-cell table:style-name="ce11"/>
          <table:table-cell table:formula="of:=[.E170]+[.E157]" ns41:value-type="float" table:style-name="ce40" office:value-type="float" office:value="0">
            <text:p>0</text:p>
          </table:table-cell>
          <table:table-cell table:formula="of:=[.F170]+[.F157]" ns41:value-type="float" table:style-name="ce90" office:value-type="float" office:value="0">
            <text:p>0</text:p>
          </table:table-cell>
          <table:table-cell table:formula="of:=[.G170]+[.G157]" ns41:value-type="float" table:style-name="ce90" office:value-type="float" office:value="0">
            <text:p>0</text:p>
          </table:table-cell>
          <table:table-cell table:formula="of:=[.H170]+[.H157]" ns41:value-type="float" table:style-name="ce90" office:value-type="float" office:value="0">
            <text:p>0</text:p>
          </table:table-cell>
          <table:table-cell table:formula="of:=[.I170]+[.I157]" ns41:value-type="float" table:style-name="ce90" office:value-type="float" office:value="0">
            <text:p>0</text:p>
          </table:table-cell>
          <table:table-cell table:formula="of:=[.J170]+[.J157]" ns41:value-type="float" table:style-name="ce90" office:value-type="float" office:value="0">
            <text:p>0</text:p>
          </table:table-cell>
          <table:table-cell table:formula="of:=[.K170]+[.K157]" ns41:value-type="float" table:style-name="ce90" office:value-type="float" office:value="0">
            <text:p>0</text:p>
          </table:table-cell>
          <table:table-cell table:formula="of:=[.L170]+[.L157]" ns41:value-type="float" table:style-name="ce90" office:value-type="float" office:value="0">
            <text:p>0</text:p>
          </table:table-cell>
          <table:table-cell table:formula="of:=[.M170]+[.M157]" ns41:value-type="float" table:style-name="ce90" office:value-type="float" office:value="0">
            <text:p>0</text:p>
          </table:table-cell>
          <table:table-cell table:formula="of:=[.N170]+[.N157]" ns41:value-type="float" table:style-name="ce90" office:value-type="float" office:value="0">
            <text:p>0</text:p>
          </table:table-cell>
          <table:table-cell table:formula="of:=[.O170]+[.O157]" ns41:value-type="float" table:style-name="ce90" office:value-type="float" office:value="0">
            <text:p>0</text:p>
          </table:table-cell>
          <table:table-cell table:formula="of:=[.P170]+[.P157]" ns41:value-type="float" table:style-name="ce90" office:value-type="float" office:value="0">
            <text:p>0</text:p>
          </table:table-cell>
          <table:table-cell table:formula="of:=[.Q170]+[.Q157]" ns41:value-type="float" table:style-name="ce90" office:value-type="float" office:value="0">
            <text:p>0</text:p>
          </table:table-cell>
          <table:table-cell table:formula="of:=[.R170]+[.R157]" ns41:value-type="float" table:style-name="ce90" office:value-type="float" office:value="0">
            <text:p>0</text:p>
          </table:table-cell>
          <table:table-cell table:formula="of:=[.S170]+[.S157]" ns41:value-type="float" table:style-name="ce90" office:value-type="float" office:value="0">
            <text:p>0</text:p>
          </table:table-cell>
          <table:table-cell table:formula="of:=[.T170]+[.T157]" ns41:value-type="float" table:style-name="ce90" office:value-type="float" office:value="0">
            <text:p>0</text:p>
          </table:table-cell>
          <table:table-cell table:formula="of:=[.U170]+[.U157]" ns41:value-type="float" table:style-name="ce90" office:value-type="float" office:value="0">
            <text:p>0</text:p>
          </table:table-cell>
          <table:table-cell table:formula="of:=[.V170]+[.V157]" ns41:value-type="float" table:style-name="ce90" office:value-type="float" office:value="0">
            <text:p>0</text:p>
          </table:table-cell>
          <table:table-cell table:formula="of:=[.W170]+[.W157]" ns41:value-type="float" table:style-name="ce90" office:value-type="float" office:value="0">
            <text:p>0</text:p>
          </table:table-cell>
          <table:table-cell table:formula="of:=[.X170]+[.X157]" ns41:value-type="float" table:style-name="ce90" office:value-type="float" office:value="1">
            <text:p>1</text:p>
          </table:table-cell>
          <table:table-cell table:formula="of:=[.Y170]+[.Y157]" ns41:value-type="float" table:style-name="ce90" office:value-type="float" office:value="0">
            <text:p>0</text:p>
          </table:table-cell>
          <table:table-cell table:formula="of:=[.Z170]+[.Z157]" ns41:value-type="float" table:style-name="ce90" office:value-type="float" office:value="1">
            <text:p>1</text:p>
          </table:table-cell>
          <table:table-cell table:formula="of:=[.AA170]+[.AA157]" ns41:value-type="float" table:style-name="ce90" office:value-type="float" office:value="0">
            <text:p>0</text:p>
          </table:table-cell>
          <table:table-cell table:formula="of:=[.AB170]+[.AB157]" ns41:value-type="float" table:style-name="ce90" office:value-type="float" office:value="0">
            <text:p>0</text:p>
          </table:table-cell>
          <table:table-cell table:formula="of:=[.AC170]+[.AC157]" ns41:value-type="float" table:style-name="ce90" office:value-type="float" office:value="0">
            <text:p>0</text:p>
          </table:table-cell>
          <table:table-cell table:formula="of:=[.AD170]+[.AD157]" ns41:value-type="float" table:style-name="ce90" office:value-type="float" office:value="0">
            <text:p>0</text:p>
          </table:table-cell>
          <table:table-cell table:formula="of:=[.AE170]+[.AE157]" ns41:value-type="float" table:style-name="ce90" office:value-type="float" office:value="0">
            <text:p>0</text:p>
          </table:table-cell>
          <table:table-cell table:formula="of:=[.AF170]+[.AF157]" ns41:value-type="float" table:style-name="ce90" office:value-type="float" office:value="0">
            <text:p>0</text:p>
          </table:table-cell>
          <table:table-cell table:formula="of:=[.AG170]+[.AG157]" ns41:value-type="float" table:style-name="ce90" office:value-type="float" office:value="0">
            <text:p>0</text:p>
          </table:table-cell>
          <table:table-cell table:formula="of:=[.AH170]+[.AH157]" ns41:value-type="float" table:style-name="ce90" office:value-type="float" office:value="0">
            <text:p>0</text:p>
          </table:table-cell>
          <table:table-cell table:formula="of:=[.AI170]+[.AI157]" ns41:value-type="float" table:style-name="ce90" office:value-type="float" office:value="0">
            <text:p>0</text:p>
          </table:table-cell>
          <table:table-cell table:formula="of:=[.AJ170]+[.AJ157]" ns41:value-type="float" table:style-name="ce90" office:value-type="float" office:value="0">
            <text:p>0</text:p>
          </table:table-cell>
          <table:table-cell table:formula="of:=[.AK170]+[.AK157]" ns41:value-type="float" table:style-name="ce90" office:value-type="float" office:value="0">
            <text:p>0</text:p>
          </table:table-cell>
          <table:table-cell table:formula="of:=[.AL170]+[.AL157]" ns41:value-type="float" table:style-name="ce90" office:value-type="float" office:value="0">
            <text:p>0</text:p>
          </table:table-cell>
          <table:table-cell table:formula="of:=[.AM170]+[.AM157]" ns41:value-type="float" table:style-name="ce90" office:value-type="float" office:value="0">
            <text:p>0</text:p>
          </table:table-cell>
          <table:table-cell table:formula="of:=[.AN170]+[.AN157]" ns41:value-type="float" table:style-name="ce90" office:value-type="float" office:value="0">
            <text:p>0</text:p>
          </table:table-cell>
          <table:table-cell table:formula="of:=[.AO170]+[.AO157]" ns41:value-type="float" table:style-name="ce90" office:value-type="float" office:value="0">
            <text:p>0</text:p>
          </table:table-cell>
          <table:table-cell table:formula="of:=[.AP170]+[.AP157]" ns41:value-type="float" table:style-name="ce90" office:value-type="float" office:value="2">
            <text:p>2</text:p>
          </table:table-cell>
          <table:table-cell table:formula="of:=[.AQ170]+[.AQ157]" ns41:value-type="float" table:style-name="ce90" office:value-type="float" office:value="0">
            <text:p>0</text:p>
          </table:table-cell>
          <table:table-cell table:formula="of:=[.AR170]+[.AR157]" ns41:value-type="float" table:style-name="ce90" office:value-type="float" office:value="0">
            <text:p>0</text:p>
          </table:table-cell>
          <table:table-cell table:formula="of:=[.AS170]+[.AS157]" ns41:value-type="float" table:style-name="ce90" office:value-type="float" office:value="0">
            <text:p>0</text:p>
          </table:table-cell>
          <table:table-cell table:formula="of:=[.AT170]+[.AT157]" ns41:value-type="float" table:style-name="ce90" office:value-type="float" office:value="2">
            <text:p>2</text:p>
          </table:table-cell>
          <table:table-cell table:formula="of:=[.AU170]+[.AU157]" ns41:value-type="float" table:style-name="ce52" office:value-type="float" office:value="0">
            <text:p>0</text:p>
          </table:table-cell>
          <table:table-cell table:style-name="ce91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6" office:value-type="float">
            <text:p>856</text:p>
          </table:table-cell>
          <table:table-cell ns41:value-type="float" table:style-name="ce78" office:value="857" office:value-type="float">
            <text:p>857</text:p>
          </table:table-cell>
          <table:table-cell table:style-name="ce78"/>
          <table:table-cell ns41:value-type="float" table:style-name="ce85" office:value="240191" office:value-type="float">
            <text:p>240191</text:p>
          </table:table-cell>
          <table:table-cell table:style-name="ce87" table:number-columns-repeated="970"/>
        </table:table-row>
        <table:table-row table:style-name="ro3">
          <table:table-cell table:style-name="ce8"/>
          <table:table-cell ns41:value-type="string" table:style-name="ce20" office:value-type="string">
            <text:p>XI. Totaal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formula="of:=[.E176]+[.E175]+[.E174]+[.E173]+[.E172]+[.E171]+[.E169]+[.E168]+[.E167]+[.E166]+[.E165]+[.E164]+[.E163]+[.E162]+[.E161]+[.E160]+[.E159]+[.E158]+[.E156]+[.E155]+[.E154]" ns41:value-type="float" table:style-name="ce40" office:value-type="float" office:value="0">
            <text:p>0</text:p>
          </table:table-cell>
          <table:table-cell table:formula="of:=[.F176]+[.F175]+[.F174]+[.F173]+[.F172]+[.F171]+[.F169]+[.F168]+[.F167]+[.F166]+[.F165]+[.F164]+[.F163]+[.F162]+[.F161]+[.F160]+[.F159]+[.F158]+[.F156]+[.F155]+[.F154]" ns41:value-type="float" table:style-name="ce90" office:value-type="float" office:value="6">
            <text:p>6</text:p>
          </table:table-cell>
          <table:table-cell table:formula="of:=[.G176]+[.G175]+[.G174]+[.G173]+[.G172]+[.G171]+[.G169]+[.G168]+[.G167]+[.G166]+[.G165]+[.G164]+[.G163]+[.G162]+[.G161]+[.G160]+[.G159]+[.G158]+[.G156]+[.G155]+[.G154]" ns41:value-type="float" table:style-name="ce90" office:value-type="float" office:value="12">
            <text:p>12</text:p>
          </table:table-cell>
          <table:table-cell table:formula="of:=[.H176]+[.H175]+[.H174]+[.H173]+[.H172]+[.H171]+[.H169]+[.H168]+[.H167]+[.H166]+[.H165]+[.H164]+[.H163]+[.H162]+[.H161]+[.H160]+[.H159]+[.H158]+[.H156]+[.H155]+[.H154]" ns41:value-type="float" table:style-name="ce90" office:value-type="float" office:value="12">
            <text:p>12</text:p>
          </table:table-cell>
          <table:table-cell table:formula="of:=[.I176]+[.I175]+[.I174]+[.I173]+[.I172]+[.I171]+[.I169]+[.I168]+[.I167]+[.I166]+[.I165]+[.I164]+[.I163]+[.I162]+[.I161]+[.I160]+[.I159]+[.I158]+[.I156]+[.I155]+[.I154]" ns41:value-type="float" table:style-name="ce90" office:value-type="float" office:value="39">
            <text:p>39</text:p>
          </table:table-cell>
          <table:table-cell table:formula="of:=[.J176]+[.J175]+[.J174]+[.J173]+[.J172]+[.J171]+[.J169]+[.J168]+[.J167]+[.J166]+[.J165]+[.J164]+[.J163]+[.J162]+[.J161]+[.J160]+[.J159]+[.J158]+[.J156]+[.J155]+[.J154]" ns41:value-type="float" table:style-name="ce90" office:value-type="float" office:value="0">
            <text:p>0</text:p>
          </table:table-cell>
          <table:table-cell table:formula="of:=[.K176]+[.K175]+[.K174]+[.K173]+[.K172]+[.K171]+[.K169]+[.K168]+[.K167]+[.K166]+[.K165]+[.K164]+[.K163]+[.K162]+[.K161]+[.K160]+[.K159]+[.K158]+[.K156]+[.K155]+[.K154]" ns41:value-type="float" table:style-name="ce90" office:value-type="float" office:value="59">
            <text:p>59</text:p>
          </table:table-cell>
          <table:table-cell table:formula="of:=[.L176]+[.L175]+[.L174]+[.L173]+[.L172]+[.L171]+[.L169]+[.L168]+[.L167]+[.L166]+[.L165]+[.L164]+[.L163]+[.L162]+[.L161]+[.L160]+[.L159]+[.L158]+[.L156]+[.L155]+[.L154]" ns41:value-type="float" table:style-name="ce90" office:value-type="float" office:value="3">
            <text:p>3</text:p>
          </table:table-cell>
          <table:table-cell table:formula="of:=[.M176]+[.M175]+[.M174]+[.M173]+[.M172]+[.M171]+[.M169]+[.M168]+[.M167]+[.M166]+[.M165]+[.M164]+[.M163]+[.M162]+[.M161]+[.M160]+[.M159]+[.M158]+[.M156]+[.M155]+[.M154]" ns41:value-type="float" table:style-name="ce90" office:value-type="float" office:value="25">
            <text:p>25</text:p>
          </table:table-cell>
          <table:table-cell table:formula="of:=[.N176]+[.N175]+[.N174]+[.N173]+[.N172]+[.N171]+[.N169]+[.N168]+[.N167]+[.N166]+[.N165]+[.N164]+[.N163]+[.N162]+[.N161]+[.N160]+[.N159]+[.N158]+[.N156]+[.N155]+[.N154]" ns41:value-type="float" table:style-name="ce90" office:value-type="float" office:value="10">
            <text:p>10</text:p>
          </table:table-cell>
          <table:table-cell table:formula="of:=[.O176]+[.O175]+[.O174]+[.O173]+[.O172]+[.O171]+[.O169]+[.O168]+[.O167]+[.O166]+[.O165]+[.O164]+[.O163]+[.O162]+[.O161]+[.O160]+[.O159]+[.O158]+[.O156]+[.O155]+[.O154]" ns41:value-type="float" table:style-name="ce90" office:value-type="float" office:value="54">
            <text:p>54</text:p>
          </table:table-cell>
          <table:table-cell table:formula="of:=[.P176]+[.P175]+[.P174]+[.P173]+[.P172]+[.P171]+[.P169]+[.P168]+[.P167]+[.P166]+[.P165]+[.P164]+[.P163]+[.P162]+[.P161]+[.P160]+[.P159]+[.P158]+[.P156]+[.P155]+[.P154]" ns41:value-type="float" table:style-name="ce90" office:value-type="float" office:value="24">
            <text:p>24</text:p>
          </table:table-cell>
          <table:table-cell table:formula="of:=[.Q176]+[.Q175]+[.Q174]+[.Q173]+[.Q172]+[.Q171]+[.Q169]+[.Q168]+[.Q167]+[.Q166]+[.Q165]+[.Q164]+[.Q163]+[.Q162]+[.Q161]+[.Q160]+[.Q159]+[.Q158]+[.Q156]+[.Q155]+[.Q154]" ns41:value-type="float" table:style-name="ce90" office:value-type="float" office:value="32">
            <text:p>32</text:p>
          </table:table-cell>
          <table:table-cell table:formula="of:=[.R176]+[.R175]+[.R174]+[.R173]+[.R172]+[.R171]+[.R169]+[.R168]+[.R167]+[.R166]+[.R165]+[.R164]+[.R163]+[.R162]+[.R161]+[.R160]+[.R159]+[.R158]+[.R156]+[.R155]+[.R154]" ns41:value-type="float" table:style-name="ce90" office:value-type="float" office:value="100">
            <text:p>100</text:p>
          </table:table-cell>
          <table:table-cell table:formula="of:=[.S176]+[.S175]+[.S174]+[.S173]+[.S172]+[.S171]+[.S169]+[.S168]+[.S167]+[.S166]+[.S165]+[.S164]+[.S163]+[.S162]+[.S161]+[.S160]+[.S159]+[.S158]+[.S156]+[.S155]+[.S154]" ns41:value-type="float" table:style-name="ce90" office:value-type="float" office:value="47">
            <text:p>47</text:p>
          </table:table-cell>
          <table:table-cell table:formula="of:=[.T176]+[.T175]+[.T174]+[.T173]+[.T172]+[.T171]+[.T169]+[.T168]+[.T167]+[.T166]+[.T165]+[.T164]+[.T163]+[.T162]+[.T161]+[.T160]+[.T159]+[.T158]+[.T156]+[.T155]+[.T154]" ns41:value-type="float" table:style-name="ce90" office:value-type="float" office:value="77">
            <text:p>77</text:p>
          </table:table-cell>
          <table:table-cell table:formula="of:=[.U176]+[.U175]+[.U174]+[.U173]+[.U172]+[.U171]+[.U169]+[.U168]+[.U167]+[.U166]+[.U165]+[.U164]+[.U163]+[.U162]+[.U161]+[.U160]+[.U159]+[.U158]+[.U156]+[.U155]+[.U154]" ns41:value-type="float" table:style-name="ce90" office:value-type="float" office:value="13">
            <text:p>13</text:p>
          </table:table-cell>
          <table:table-cell table:formula="of:=[.V176]+[.V175]+[.V174]+[.V173]+[.V172]+[.V171]+[.V169]+[.V168]+[.V167]+[.V166]+[.V165]+[.V164]+[.V163]+[.V162]+[.V161]+[.V160]+[.V159]+[.V158]+[.V156]+[.V155]+[.V154]" ns41:value-type="float" table:style-name="ce90" office:value-type="float" office:value="18">
            <text:p>18</text:p>
          </table:table-cell>
          <table:table-cell table:formula="of:=[.W176]+[.W175]+[.W174]+[.W173]+[.W172]+[.W171]+[.W169]+[.W168]+[.W167]+[.W166]+[.W165]+[.W164]+[.W163]+[.W162]+[.W161]+[.W160]+[.W159]+[.W158]+[.W156]+[.W155]+[.W154]" ns41:value-type="float" table:style-name="ce90" office:value-type="float" office:value="3">
            <text:p>3</text:p>
          </table:table-cell>
          <table:table-cell table:formula="of:=[.X176]+[.X175]+[.X174]+[.X173]+[.X172]+[.X171]+[.X169]+[.X168]+[.X167]+[.X166]+[.X165]+[.X164]+[.X163]+[.X162]+[.X161]+[.X160]+[.X159]+[.X158]+[.X156]+[.X155]+[.X154]" ns41:value-type="float" table:style-name="ce90" office:value-type="float" office:value="66">
            <text:p>66</text:p>
          </table:table-cell>
          <table:table-cell table:formula="of:=[.Y176]+[.Y175]+[.Y174]+[.Y173]+[.Y172]+[.Y171]+[.Y169]+[.Y168]+[.Y167]+[.Y166]+[.Y165]+[.Y164]+[.Y163]+[.Y162]+[.Y161]+[.Y160]+[.Y159]+[.Y158]+[.Y156]+[.Y155]+[.Y154]" ns41:value-type="float" table:style-name="ce90" office:value-type="float" office:value="10">
            <text:p>10</text:p>
          </table:table-cell>
          <table:table-cell table:formula="of:=[.Z176]+[.Z175]+[.Z174]+[.Z173]+[.Z172]+[.Z171]+[.Z169]+[.Z168]+[.Z167]+[.Z166]+[.Z165]+[.Z164]+[.Z163]+[.Z162]+[.Z161]+[.Z160]+[.Z159]+[.Z158]+[.Z156]+[.Z155]+[.Z154]" ns41:value-type="float" table:style-name="ce90" office:value-type="float" office:value="59">
            <text:p>59</text:p>
          </table:table-cell>
          <table:table-cell table:formula="of:=[.AA176]+[.AA175]+[.AA174]+[.AA173]+[.AA172]+[.AA171]+[.AA169]+[.AA168]+[.AA167]+[.AA166]+[.AA165]+[.AA164]+[.AA163]+[.AA162]+[.AA161]+[.AA160]+[.AA159]+[.AA158]+[.AA156]+[.AA155]+[.AA154]" ns41:value-type="float" table:style-name="ce90" office:value-type="float" office:value="1">
            <text:p>1</text:p>
          </table:table-cell>
          <table:table-cell table:formula="of:=[.AB176]+[.AB175]+[.AB174]+[.AB173]+[.AB172]+[.AB171]+[.AB169]+[.AB168]+[.AB167]+[.AB166]+[.AB165]+[.AB164]+[.AB163]+[.AB162]+[.AB161]+[.AB160]+[.AB159]+[.AB158]+[.AB156]+[.AB155]+[.AB154]" ns41:value-type="float" table:style-name="ce90" office:value-type="float" office:value="75">
            <text:p>75</text:p>
          </table:table-cell>
          <table:table-cell table:formula="of:=[.AC176]+[.AC175]+[.AC174]+[.AC173]+[.AC172]+[.AC171]+[.AC169]+[.AC168]+[.AC167]+[.AC166]+[.AC165]+[.AC164]+[.AC163]+[.AC162]+[.AC161]+[.AC160]+[.AC159]+[.AC158]+[.AC156]+[.AC155]+[.AC154]" ns41:value-type="float" table:style-name="ce90" office:value-type="float" office:value="3">
            <text:p>3</text:p>
          </table:table-cell>
          <table:table-cell table:formula="of:=[.AD176]+[.AD175]+[.AD174]+[.AD173]+[.AD172]+[.AD171]+[.AD169]+[.AD168]+[.AD167]+[.AD166]+[.AD165]+[.AD164]+[.AD163]+[.AD162]+[.AD161]+[.AD160]+[.AD159]+[.AD158]+[.AD156]+[.AD155]+[.AD154]" ns41:value-type="float" table:style-name="ce90" office:value-type="float" office:value="28">
            <text:p>28</text:p>
          </table:table-cell>
          <table:table-cell table:formula="of:=[.AE176]+[.AE175]+[.AE174]+[.AE173]+[.AE172]+[.AE171]+[.AE169]+[.AE168]+[.AE167]+[.AE166]+[.AE165]+[.AE164]+[.AE163]+[.AE162]+[.AE161]+[.AE160]+[.AE159]+[.AE158]+[.AE156]+[.AE155]+[.AE154]" ns41:value-type="float" table:style-name="ce90" office:value-type="float" office:value="2">
            <text:p>2</text:p>
          </table:table-cell>
          <table:table-cell table:formula="of:=[.AF176]+[.AF175]+[.AF174]+[.AF173]+[.AF172]+[.AF171]+[.AF169]+[.AF168]+[.AF167]+[.AF166]+[.AF165]+[.AF164]+[.AF163]+[.AF162]+[.AF161]+[.AF160]+[.AF159]+[.AF158]+[.AF156]+[.AF155]+[.AF154]" ns41:value-type="float" table:style-name="ce90" office:value-type="float" office:value="39">
            <text:p>39</text:p>
          </table:table-cell>
          <table:table-cell table:formula="of:=[.AG176]+[.AG175]+[.AG174]+[.AG173]+[.AG172]+[.AG171]+[.AG169]+[.AG168]+[.AG167]+[.AG166]+[.AG165]+[.AG164]+[.AG163]+[.AG162]+[.AG161]+[.AG160]+[.AG159]+[.AG158]+[.AG156]+[.AG155]+[.AG154]" ns41:value-type="float" table:style-name="ce90" office:value-type="float" office:value="2">
            <text:p>2</text:p>
          </table:table-cell>
          <table:table-cell table:formula="of:=[.AH176]+[.AH175]+[.AH174]+[.AH173]+[.AH172]+[.AH171]+[.AH169]+[.AH168]+[.AH167]+[.AH166]+[.AH165]+[.AH164]+[.AH163]+[.AH162]+[.AH161]+[.AH160]+[.AH159]+[.AH158]+[.AH156]+[.AH155]+[.AH154]" ns41:value-type="float" table:style-name="ce90" office:value-type="float" office:value="8">
            <text:p>8</text:p>
          </table:table-cell>
          <table:table-cell table:formula="of:=[.AI176]+[.AI175]+[.AI174]+[.AI173]+[.AI172]+[.AI171]+[.AI169]+[.AI168]+[.AI167]+[.AI166]+[.AI165]+[.AI164]+[.AI163]+[.AI162]+[.AI161]+[.AI160]+[.AI159]+[.AI158]+[.AI156]+[.AI155]+[.AI154]" ns41:value-type="float" table:style-name="ce90" office:value-type="float" office:value="0">
            <text:p>0</text:p>
          </table:table-cell>
          <table:table-cell table:formula="of:=[.AJ176]+[.AJ175]+[.AJ174]+[.AJ173]+[.AJ172]+[.AJ171]+[.AJ169]+[.AJ168]+[.AJ167]+[.AJ166]+[.AJ165]+[.AJ164]+[.AJ163]+[.AJ162]+[.AJ161]+[.AJ160]+[.AJ159]+[.AJ158]+[.AJ156]+[.AJ155]+[.AJ154]" ns41:value-type="float" table:style-name="ce90" office:value-type="float" office:value="2">
            <text:p>2</text:p>
          </table:table-cell>
          <table:table-cell table:formula="of:=[.AK176]+[.AK175]+[.AK174]+[.AK173]+[.AK172]+[.AK171]+[.AK169]+[.AK168]+[.AK167]+[.AK166]+[.AK165]+[.AK164]+[.AK163]+[.AK162]+[.AK161]+[.AK160]+[.AK159]+[.AK158]+[.AK156]+[.AK155]+[.AK154]" ns41:value-type="float" table:style-name="ce90" office:value-type="float" office:value="0">
            <text:p>0</text:p>
          </table:table-cell>
          <table:table-cell table:formula="of:=[.AL176]+[.AL175]+[.AL174]+[.AL173]+[.AL172]+[.AL171]+[.AL169]+[.AL168]+[.AL167]+[.AL166]+[.AL165]+[.AL164]+[.AL163]+[.AL162]+[.AL161]+[.AL160]+[.AL159]+[.AL158]+[.AL156]+[.AL155]+[.AL154]" ns41:value-type="float" table:style-name="ce90" office:value-type="float" office:value="8">
            <text:p>8</text:p>
          </table:table-cell>
          <table:table-cell table:formula="of:=[.AM176]+[.AM175]+[.AM174]+[.AM173]+[.AM172]+[.AM171]+[.AM169]+[.AM168]+[.AM167]+[.AM166]+[.AM165]+[.AM164]+[.AM163]+[.AM162]+[.AM161]+[.AM160]+[.AM159]+[.AM158]+[.AM156]+[.AM155]+[.AM154]" ns41:value-type="float" table:style-name="ce90" office:value-type="float" office:value="2">
            <text:p>2</text:p>
          </table:table-cell>
          <table:table-cell table:formula="of:=[.AN176]+[.AN175]+[.AN174]+[.AN173]+[.AN172]+[.AN171]+[.AN169]+[.AN168]+[.AN167]+[.AN166]+[.AN165]+[.AN164]+[.AN163]+[.AN162]+[.AN161]+[.AN160]+[.AN159]+[.AN158]+[.AN156]+[.AN155]+[.AN154]" ns41:value-type="float" table:style-name="ce90" office:value-type="float" office:value="5">
            <text:p>5</text:p>
          </table:table-cell>
          <table:table-cell table:formula="of:=[.AO176]+[.AO175]+[.AO174]+[.AO173]+[.AO172]+[.AO171]+[.AO169]+[.AO168]+[.AO167]+[.AO166]+[.AO165]+[.AO164]+[.AO163]+[.AO162]+[.AO161]+[.AO160]+[.AO159]+[.AO158]+[.AO156]+[.AO155]+[.AO154]" ns41:value-type="float" table:style-name="ce90" office:value-type="float" office:value="0">
            <text:p>0</text:p>
          </table:table-cell>
          <table:table-cell table:formula="of:=[.AP176]+[.AP175]+[.AP174]+[.AP173]+[.AP172]+[.AP171]+[.AP169]+[.AP168]+[.AP167]+[.AP166]+[.AP165]+[.AP164]+[.AP163]+[.AP162]+[.AP161]+[.AP160]+[.AP159]+[.AP158]+[.AP156]+[.AP155]+[.AP154]" ns41:value-type="float" table:style-name="ce90" office:value-type="float" office:value="522">
            <text:p>522</text:p>
          </table:table-cell>
          <table:table-cell table:formula="of:=[.AQ176]+[.AQ175]+[.AQ174]+[.AQ173]+[.AQ172]+[.AQ171]+[.AQ169]+[.AQ168]+[.AQ167]+[.AQ166]+[.AQ165]+[.AQ164]+[.AQ163]+[.AQ162]+[.AQ161]+[.AQ160]+[.AQ159]+[.AQ158]+[.AQ156]+[.AQ155]+[.AQ154]" ns41:value-type="float" table:style-name="ce90" office:value-type="float" office:value="322">
            <text:p>322</text:p>
          </table:table-cell>
          <table:table-cell table:formula="of:=[.AR176]+[.AR175]+[.AR174]+[.AR173]+[.AR172]+[.AR171]+[.AR169]+[.AR168]+[.AR167]+[.AR166]+[.AR165]+[.AR164]+[.AR163]+[.AR162]+[.AR161]+[.AR160]+[.AR159]+[.AR158]+[.AR156]+[.AR155]+[.AR154]" ns41:value-type="float" table:style-name="ce90" office:value-type="float" office:value="0">
            <text:p>0</text:p>
          </table:table-cell>
          <table:table-cell table:formula="of:=[.AS176]+[.AS175]+[.AS174]+[.AS173]+[.AS172]+[.AS171]+[.AS169]+[.AS168]+[.AS167]+[.AS166]+[.AS165]+[.AS164]+[.AS163]+[.AS162]+[.AS161]+[.AS160]+[.AS159]+[.AS158]+[.AS156]+[.AS155]+[.AS154]" ns41:value-type="float" table:style-name="ce90" office:value-type="float" office:value="1">
            <text:p>1</text:p>
          </table:table-cell>
          <table:table-cell table:formula="of:=[.AT176]+[.AT175]+[.AT174]+[.AT173]+[.AT172]+[.AT171]+[.AT169]+[.AT168]+[.AT167]+[.AT166]+[.AT165]+[.AT164]+[.AT163]+[.AT162]+[.AT161]+[.AT160]+[.AT159]+[.AT158]+[.AT156]+[.AT155]+[.AT154]" ns41:value-type="float" table:style-name="ce90" office:value-type="float" office:value="522">
            <text:p>522</text:p>
          </table:table-cell>
          <table:table-cell table:formula="of:=[.AU176]+[.AU175]+[.AU174]+[.AU173]+[.AU172]+[.AU171]+[.AU169]+[.AU168]+[.AU167]+[.AU166]+[.AU165]+[.AU164]+[.AU163]+[.AU162]+[.AU161]+[.AU160]+[.AU159]+[.AU158]+[.AU156]+[.AU155]+[.AU154]" ns41:value-type="float" table:style-name="ce52" office:value-type="float" office:value="323">
            <text:p>323</text:p>
          </table:table-cell>
          <table:table-cell table:style-name="ce91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6" office:value-type="float">
            <text:p>856</text:p>
          </table:table-cell>
          <table:table-cell ns41:value-type="float" table:style-name="ce78" office:value="857" office:value-type="float">
            <text:p>857</text:p>
          </table:table-cell>
          <table:table-cell table:style-name="ce78"/>
          <table:table-cell ns41:value-type="float" table:style-name="ce85" office:value="240191" office:value-type="float">
            <text:p>240191</text:p>
          </table:table-cell>
          <table:table-cell table:style-name="ce87" table:number-columns-repeated="970"/>
        </table:table-row>
        <table:table-row table:style-name="ro3">
          <table:table-cell table:style-name="ce8"/>
          <table:table-cell ns41:value-type="string" table:style-name="ce20" office:value-type="string">
            <text:p>XI. Totaal generaal</text:p>
          </table:table-cell>
          <table:table-cell table:style-name="ce30"/>
          <table:table-cell table:style-name="ce11"/>
          <table:table-cell table:formula="of:=[.E177]+[.E178]" ns41:value-type="float" table:style-name="ce40" office:value-type="float" office:value="0">
            <text:p>0</text:p>
          </table:table-cell>
          <table:table-cell table:formula="of:=[.F177]+[.F178]" ns41:value-type="float" table:style-name="ce90" office:value-type="float" office:value="6">
            <text:p>6</text:p>
          </table:table-cell>
          <table:table-cell table:formula="of:=[.G177]+[.G178]" ns41:value-type="float" table:style-name="ce90" office:value-type="float" office:value="12">
            <text:p>12</text:p>
          </table:table-cell>
          <table:table-cell table:formula="of:=[.H177]+[.H178]" ns41:value-type="float" table:style-name="ce90" office:value-type="float" office:value="12">
            <text:p>12</text:p>
          </table:table-cell>
          <table:table-cell table:formula="of:=[.I177]+[.I178]" ns41:value-type="float" table:style-name="ce90" office:value-type="float" office:value="39">
            <text:p>39</text:p>
          </table:table-cell>
          <table:table-cell table:formula="of:=[.J177]+[.J178]" ns41:value-type="float" table:style-name="ce90" office:value-type="float" office:value="0">
            <text:p>0</text:p>
          </table:table-cell>
          <table:table-cell table:formula="of:=[.K177]+[.K178]" ns41:value-type="float" table:style-name="ce90" office:value-type="float" office:value="59">
            <text:p>59</text:p>
          </table:table-cell>
          <table:table-cell table:formula="of:=[.L177]+[.L178]" ns41:value-type="float" table:style-name="ce90" office:value-type="float" office:value="3">
            <text:p>3</text:p>
          </table:table-cell>
          <table:table-cell table:formula="of:=[.M177]+[.M178]" ns41:value-type="float" table:style-name="ce90" office:value-type="float" office:value="25">
            <text:p>25</text:p>
          </table:table-cell>
          <table:table-cell table:formula="of:=[.N177]+[.N178]" ns41:value-type="float" table:style-name="ce90" office:value-type="float" office:value="10">
            <text:p>10</text:p>
          </table:table-cell>
          <table:table-cell table:formula="of:=[.O177]+[.O178]" ns41:value-type="float" table:style-name="ce90" office:value-type="float" office:value="54">
            <text:p>54</text:p>
          </table:table-cell>
          <table:table-cell table:formula="of:=[.P177]+[.P178]" ns41:value-type="float" table:style-name="ce90" office:value-type="float" office:value="24">
            <text:p>24</text:p>
          </table:table-cell>
          <table:table-cell table:formula="of:=[.Q177]+[.Q178]" ns41:value-type="float" table:style-name="ce90" office:value-type="float" office:value="32">
            <text:p>32</text:p>
          </table:table-cell>
          <table:table-cell table:formula="of:=[.R177]+[.R178]" ns41:value-type="float" table:style-name="ce90" office:value-type="float" office:value="100">
            <text:p>100</text:p>
          </table:table-cell>
          <table:table-cell table:formula="of:=[.S177]+[.S178]" ns41:value-type="float" table:style-name="ce90" office:value-type="float" office:value="47">
            <text:p>47</text:p>
          </table:table-cell>
          <table:table-cell table:formula="of:=[.T177]+[.T178]" ns41:value-type="float" table:style-name="ce90" office:value-type="float" office:value="77">
            <text:p>77</text:p>
          </table:table-cell>
          <table:table-cell table:formula="of:=[.U177]+[.U178]" ns41:value-type="float" table:style-name="ce90" office:value-type="float" office:value="13">
            <text:p>13</text:p>
          </table:table-cell>
          <table:table-cell table:formula="of:=[.V177]+[.V178]" ns41:value-type="float" table:style-name="ce90" office:value-type="float" office:value="18">
            <text:p>18</text:p>
          </table:table-cell>
          <table:table-cell table:formula="of:=[.W177]+[.W178]" ns41:value-type="float" table:style-name="ce90" office:value-type="float" office:value="3">
            <text:p>3</text:p>
          </table:table-cell>
          <table:table-cell table:formula="of:=[.X177]+[.X178]" ns41:value-type="float" table:style-name="ce90" office:value-type="float" office:value="67">
            <text:p>67</text:p>
          </table:table-cell>
          <table:table-cell table:formula="of:=[.Y177]+[.Y178]" ns41:value-type="float" table:style-name="ce90" office:value-type="float" office:value="10">
            <text:p>10</text:p>
          </table:table-cell>
          <table:table-cell table:formula="of:=[.Z177]+[.Z178]" ns41:value-type="float" table:style-name="ce90" office:value-type="float" office:value="60">
            <text:p>60</text:p>
          </table:table-cell>
          <table:table-cell table:formula="of:=[.AA177]+[.AA178]" ns41:value-type="float" table:style-name="ce90" office:value-type="float" office:value="1">
            <text:p>1</text:p>
          </table:table-cell>
          <table:table-cell table:formula="of:=[.AB177]+[.AB178]" ns41:value-type="float" table:style-name="ce90" office:value-type="float" office:value="75">
            <text:p>75</text:p>
          </table:table-cell>
          <table:table-cell table:formula="of:=[.AC177]+[.AC178]" ns41:value-type="float" table:style-name="ce90" office:value-type="float" office:value="3">
            <text:p>3</text:p>
          </table:table-cell>
          <table:table-cell table:formula="of:=[.AD177]+[.AD178]" ns41:value-type="float" table:style-name="ce90" office:value-type="float" office:value="28">
            <text:p>28</text:p>
          </table:table-cell>
          <table:table-cell table:formula="of:=[.AE177]+[.AE178]" ns41:value-type="float" table:style-name="ce90" office:value-type="float" office:value="2">
            <text:p>2</text:p>
          </table:table-cell>
          <table:table-cell table:formula="of:=[.AF177]+[.AF178]" ns41:value-type="float" table:style-name="ce90" office:value-type="float" office:value="39">
            <text:p>39</text:p>
          </table:table-cell>
          <table:table-cell table:formula="of:=[.AG177]+[.AG178]" ns41:value-type="float" table:style-name="ce90" office:value-type="float" office:value="2">
            <text:p>2</text:p>
          </table:table-cell>
          <table:table-cell table:formula="of:=[.AH177]+[.AH178]" ns41:value-type="float" table:style-name="ce90" office:value-type="float" office:value="8">
            <text:p>8</text:p>
          </table:table-cell>
          <table:table-cell table:formula="of:=[.AI177]+[.AI178]" ns41:value-type="float" table:style-name="ce90" office:value-type="float" office:value="0">
            <text:p>0</text:p>
          </table:table-cell>
          <table:table-cell table:formula="of:=[.AJ177]+[.AJ178]" ns41:value-type="float" table:style-name="ce90" office:value-type="float" office:value="2">
            <text:p>2</text:p>
          </table:table-cell>
          <table:table-cell table:formula="of:=[.AK177]+[.AK178]" ns41:value-type="float" table:style-name="ce90" office:value-type="float" office:value="0">
            <text:p>0</text:p>
          </table:table-cell>
          <table:table-cell table:formula="of:=[.AL177]+[.AL178]" ns41:value-type="float" table:style-name="ce90" office:value-type="float" office:value="8">
            <text:p>8</text:p>
          </table:table-cell>
          <table:table-cell table:formula="of:=[.AM177]+[.AM178]" ns41:value-type="float" table:style-name="ce90" office:value-type="float" office:value="2">
            <text:p>2</text:p>
          </table:table-cell>
          <table:table-cell table:formula="of:=[.AN177]+[.AN178]" ns41:value-type="float" table:style-name="ce90" office:value-type="float" office:value="5">
            <text:p>5</text:p>
          </table:table-cell>
          <table:table-cell table:formula="of:=[.AO177]+[.AO178]" ns41:value-type="float" table:style-name="ce90" office:value-type="float" office:value="0">
            <text:p>0</text:p>
          </table:table-cell>
          <table:table-cell table:formula="of:=[.AP177]+[.AP178]" ns41:value-type="float" table:style-name="ce90" office:value-type="float" office:value="524">
            <text:p>524</text:p>
          </table:table-cell>
          <table:table-cell table:formula="of:=[.AQ177]+[.AQ178]" ns41:value-type="float" table:style-name="ce90" office:value-type="float" office:value="322">
            <text:p>322</text:p>
          </table:table-cell>
          <table:table-cell table:formula="of:=[.AR177]+[.AR178]" ns41:value-type="float" table:style-name="ce90" office:value-type="float" office:value="0">
            <text:p>0</text:p>
          </table:table-cell>
          <table:table-cell table:formula="of:=[.AS177]+[.AS178]" ns41:value-type="float" table:style-name="ce90" office:value-type="float" office:value="1">
            <text:p>1</text:p>
          </table:table-cell>
          <table:table-cell table:formula="of:=[.AT177]+[.AT178]" ns41:value-type="float" table:style-name="ce90" office:value-type="float" office:value="524">
            <text:p>524</text:p>
          </table:table-cell>
          <table:table-cell table:formula="of:=[.AU177]+[.AU178]" ns41:value-type="float" table:style-name="ce52" office:value-type="float" office:value="323">
            <text:p>323</text:p>
          </table:table-cell>
          <table:table-cell table:style-name="ce91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6" office:value-type="float">
            <text:p>856</text:p>
          </table:table-cell>
          <table:table-cell ns41:value-type="float" table:style-name="ce78" office:value="857" office:value-type="float">
            <text:p>857</text:p>
          </table:table-cell>
          <table:table-cell table:style-name="ce78"/>
          <table:table-cell ns41:value-type="float" table:style-name="ce85" office:value="240191" office:value-type="float">
            <text:p>240191</text:p>
          </table:table-cell>
          <table:table-cell table:style-name="ce87" table:number-columns-repeated="970"/>
        </table:table-row>
        <table:table-row table:style-name="ro9">
          <table:table-cell table:style-name="ce8"/>
          <table:table-cell ns41:value-type="string" table:style-name="ce20" office:value-type="string">
            <text:p>XII. Vervaardiging van stoom- en andere werktuigen, instrumenten, oorlogsmaterieel.</text:p>
          </table:table-cell>
          <table:table-cell table:style-name="ce30"/>
          <table:table-cell table:style-name="ce11"/>
          <table:table-cell table:style-name="ce40"/>
          <table:table-cell table:style-name="ce90" table:number-columns-repeated="36"/>
          <table:table-cell table:formula="of:=[.J180]+[.L180]+[.N180]+[.P180]+[.R180]+[.T180]+[.V180]+[.X180]+[.Z180]+[.AB180]+[.AD180]+[.AF180]+[.AH180]+[.AJ180]+[.AL180]+[.AN180]" ns41:value-type="float" table:style-name="ce90" office:value-type="float" office:value="0">
            <text:p>0</text:p>
          </table:table-cell>
          <table:table-cell table:formula="of:=[.E180]+[.F180]+[.G180]+[.H180]+[.I180]+[.K180]+[.M180]+[.O180]+[.Q180]+[.S180]+[.U180]+[.W180]+[.Y180]+[.AA180]+[.AC180]+[.AE180]+[.AG180]+[.AI180]+[.AK180]+[.AM180]+[.AO180]" ns41:value-type="float" table:style-name="ce90" office:value-type="float" office:value="0">
            <text:p>0</text:p>
          </table:table-cell>
          <table:table-cell table:style-name="ce90" table:number-columns-repeated="2"/>
          <table:table-cell table:formula="of:=[.AP180]+[.AR180]" ns41:value-type="float" table:style-name="ce90" office:value-type="float" office:value="0">
            <text:p>0</text:p>
          </table:table-cell>
          <table:table-cell table:formula="of:=[.AQ180]+[.AS180]" ns41:value-type="float" table:style-name="ce52" office:value-type="float" office:value="0">
            <text:p>0</text:p>
          </table:table-cell>
          <table:table-cell table:style-name="ce91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6" office:value-type="float">
            <text:p>856</text:p>
          </table:table-cell>
          <table:table-cell ns41:value-type="float" table:style-name="ce78" office:value="857" office:value-type="float">
            <text:p>857</text:p>
          </table:table-cell>
          <table:table-cell table:style-name="ce78"/>
          <table:table-cell ns41:value-type="float" table:style-name="ce85" office:value="240191" office:value-type="float">
            <text:p>240191</text:p>
          </table:table-cell>
          <table:table-cell table:number-columns-repeated="970"/>
        </table:table-row>
        <table:table-row table:style-name="ro5">
          <table:table-cell ns41:value-type="float" table:style-name="ce8" office:value="22" office:value-type="float">
            <text:p>22</text:p>
          </table:table-cell>
          <table:table-cell ns41:value-type="string" table:style-name="ce20" office:value-type="string">
            <text:p>Fabricage van machinerieen</text:p>
          </table:table-cell>
          <table:table-cell ns41:value-type="string" table:style-name="ce30" office:value-type="string">
            <text:p>C</text:p>
          </table:table-cell>
          <table:table-cell table:style-name="ce11"/>
          <table:table-cell table:style-name="ce40"/>
          <table:table-cell table:style-name="ce90" table:number-columns-repeated="18"/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 table:number-columns-repeated="13"/>
          <table:table-cell table:formula="of:=[.J181]+[.L181]+[.N181]+[.P181]+[.R181]+[.T181]+[.V181]+[.X181]+[.Z181]+[.AB181]+[.AD181]+[.AF181]+[.AH181]+[.AJ181]+[.AL181]+[.AN181]" ns41:value-type="float" table:style-name="ce90" office:value-type="float" office:value="2">
            <text:p>2</text:p>
          </table:table-cell>
          <table:table-cell table:formula="of:=[.E181]+[.F181]+[.G181]+[.H181]+[.I181]+[.K181]+[.M181]+[.O181]+[.Q181]+[.S181]+[.U181]+[.W181]+[.Y181]+[.AA181]+[.AC181]+[.AE181]+[.AG181]+[.AI181]+[.AK181]+[.AM181]+[.AO181]" ns41:value-type="float" table:style-name="ce90" office:value-type="float" office:value="0">
            <text:p>0</text:p>
          </table:table-cell>
          <table:table-cell table:style-name="ce90" table:number-columns-repeated="2"/>
          <table:table-cell table:formula="of:=[.AP181]+[.AR181]" ns41:value-type="float" table:style-name="ce90" office:value-type="float" office:value="2">
            <text:p>2</text:p>
          </table:table-cell>
          <table:table-cell table:formula="of:=[.AQ181]+[.AS181]" ns41:value-type="float" table:style-name="ce52" office:value-type="float" office:value="0">
            <text:p>0</text:p>
          </table:table-cell>
          <table:table-cell table:formula="of:=[.A181]" ns41:value-type="float" table:style-name="ce91" office:value-type="float" office:value="22">
            <text:p>22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6" office:value-type="float">
            <text:p>856</text:p>
          </table:table-cell>
          <table:table-cell ns41:value-type="float" table:style-name="ce78" office:value="857" office:value-type="float">
            <text:p>857</text:p>
          </table:table-cell>
          <table:table-cell table:style-name="ce78"/>
          <table:table-cell ns41:value-type="float" table:style-name="ce85" office:value="240191" office:value-type="float">
            <text:p>240191</text:p>
          </table:table-cell>
          <table:table-cell table:number-columns-repeated="970"/>
        </table:table-row>
        <table:table-row table:style-name="ro5">
          <table:table-cell ns41:value-type="float" table:style-name="ce8" office:value="22" office:value-type="float">
            <text:p>22</text:p>
          </table:table-cell>
          <table:table-cell ns41:value-type="string" table:style-name="ce20" office:value-type="string">
            <text:p>Fabricage van machinerieen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ns41:value-type="float" table:style-name="ce90" office:value="2" office:value-type="float">
            <text:p>2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23" office:value-type="float">
            <text:p>23</text:p>
          </table:table-cell>
          <table:table-cell table:style-name="ce90"/>
          <table:table-cell ns41:value-type="float" table:style-name="ce90" office:value="15" office:value-type="float">
            <text:p>15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90" office:value="33" office:value-type="float">
            <text:p>33</text:p>
          </table:table-cell>
          <table:table-cell ns41:value-type="float" table:style-name="ce90" office:value="71" office:value-type="float">
            <text:p>71</text:p>
          </table:table-cell>
          <table:table-cell ns41:value-type="float" table:style-name="ce90" office:value="28" office:value-type="float">
            <text:p>28</text:p>
          </table:table-cell>
          <table:table-cell ns41:value-type="float" table:style-name="ce90" office:value="83" office:value-type="float">
            <text:p>83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95" office:value-type="float">
            <text:p>95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0" office:value="55" office:value-type="float">
            <text:p>55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0" office:value="86" office:value-type="float">
            <text:p>86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0" office:value="37" office:value-type="float">
            <text:p>37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31" office:value-type="float">
            <text:p>3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12" office:value-type="float">
            <text:p>12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2" office:value-type="float">
            <text:p>2</text:p>
          </table:table-cell>
          <table:table-cell table:style-name="ce90"/>
          <table:table-cell table:formula="of:=[.J182]+[.L182]+[.N182]+[.P182]+[.R182]+[.T182]+[.V182]+[.X182]+[.Z182]+[.AB182]+[.AD182]+[.AF182]+[.AH182]+[.AJ182]+[.AL182]+[.AN182]" ns41:value-type="float" table:style-name="ce90" office:value-type="float" office:value="538">
            <text:p>538</text:p>
          </table:table-cell>
          <table:table-cell table:formula="of:=[.E182]+[.F182]+[.G182]+[.H182]+[.I182]+[.K182]+[.M182]+[.O182]+[.Q182]+[.S182]+[.U182]+[.W182]+[.Y182]+[.AA182]+[.AC182]+[.AE182]+[.AG182]+[.AI182]+[.AK182]+[.AM182]+[.AO182]" ns41:value-type="float" table:style-name="ce90" office:value-type="float" office:value="173">
            <text:p>173</text:p>
          </table:table-cell>
          <table:table-cell table:style-name="ce90" table:number-columns-repeated="2"/>
          <table:table-cell table:formula="of:=[.AP182]+[.AR182]" ns41:value-type="float" table:style-name="ce90" office:value-type="float" office:value="538">
            <text:p>538</text:p>
          </table:table-cell>
          <table:table-cell table:formula="of:=[.AQ182]+[.AS182]" ns41:value-type="float" table:style-name="ce52" office:value-type="float" office:value="173">
            <text:p>173</text:p>
          </table:table-cell>
          <table:table-cell table:formula="of:=[.A182]" ns41:value-type="float" table:style-name="ce91" office:value-type="float" office:value="22">
            <text:p>22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6" office:value-type="float">
            <text:p>856</text:p>
          </table:table-cell>
          <table:table-cell ns41:value-type="float" table:style-name="ce78" office:value="857" office:value-type="float">
            <text:p>857</text:p>
          </table:table-cell>
          <table:table-cell table:style-name="ce78"/>
          <table:table-cell ns41:value-type="float" table:style-name="ce85" office:value="240191" office:value-type="float">
            <text:p>240191</text:p>
          </table:table-cell>
          <table:table-cell table:number-columns-repeated="970"/>
        </table:table-row>
        <table:table-row table:style-name="ro5">
          <table:table-cell ns41:value-type="float" table:style-name="ce8" office:value="23" office:value-type="float">
            <text:p>23</text:p>
          </table:table-cell>
          <table:table-cell ns41:value-type="string" table:style-name="ce20" office:value-type="string">
            <text:p>Fabricage van naaimachines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23"/>
          <table:table-cell ns41:value-type="float" table:style-name="ce90" office:value="1" office:value-type="float">
            <text:p>1</text:p>
          </table:table-cell>
          <table:table-cell table:style-name="ce90" table:number-columns-repeated="12"/>
          <table:table-cell table:formula="of:=[.J183]+[.L183]+[.N183]+[.P183]+[.R183]+[.T183]+[.V183]+[.X183]+[.Z183]+[.AB183]+[.AD183]+[.AF183]+[.AH183]+[.AJ183]+[.AL183]+[.AN183]" ns41:value-type="float" table:style-name="ce90" office:value-type="float" office:value="0">
            <text:p>0</text:p>
          </table:table-cell>
          <table:table-cell table:formula="of:=[.E183]+[.F183]+[.G183]+[.H183]+[.I183]+[.K183]+[.M183]+[.O183]+[.Q183]+[.S183]+[.U183]+[.W183]+[.Y183]+[.AA183]+[.AC183]+[.AE183]+[.AG183]+[.AI183]+[.AK183]+[.AM183]+[.AO183]" ns41:value-type="float" table:style-name="ce90" office:value-type="float" office:value="1">
            <text:p>1</text:p>
          </table:table-cell>
          <table:table-cell table:style-name="ce90" table:number-columns-repeated="2"/>
          <table:table-cell table:formula="of:=[.AP183]+[.AR183]" ns41:value-type="float" table:style-name="ce90" office:value-type="float" office:value="0">
            <text:p>0</text:p>
          </table:table-cell>
          <table:table-cell table:formula="of:=[.AQ183]+[.AS183]" ns41:value-type="float" table:style-name="ce52" office:value-type="float" office:value="1">
            <text:p>1</text:p>
          </table:table-cell>
          <table:table-cell table:formula="of:=[.A183]" ns41:value-type="float" table:style-name="ce91" office:value-type="float" office:value="23">
            <text:p>23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6" office:value-type="float">
            <text:p>856</text:p>
          </table:table-cell>
          <table:table-cell ns41:value-type="float" table:style-name="ce78" office:value="857" office:value-type="float">
            <text:p>857</text:p>
          </table:table-cell>
          <table:table-cell table:style-name="ce78"/>
          <table:table-cell ns41:value-type="float" table:style-name="ce85" office:value="240191" office:value-type="float">
            <text:p>240191</text:p>
          </table:table-cell>
          <table:table-cell table:number-columns-repeated="970"/>
        </table:table-row>
        <table:table-row table:style-name="ro5">
          <table:table-cell ns41:value-type="float" table:style-name="ce8" office:value="24" office:value-type="float">
            <text:p>24</text:p>
          </table:table-cell>
          <table:table-cell ns41:value-type="string" table:style-name="ce20" office:value-type="string">
            <text:p>Fabricage van verwarmingstoestellen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11"/>
          <table:table-cell ns41:value-type="float" office:value="2" table:style-name="ce90" table:number-columns-repeated="2" office:value-type="float">
            <text:p>2</text:p>
          </table:table-cell>
          <table:table-cell table:style-name="ce90" table:number-columns-repeated="23"/>
          <table:table-cell table:formula="of:=[.J184]+[.L184]+[.N184]+[.P184]+[.R184]+[.T184]+[.V184]+[.X184]+[.Z184]+[.AB184]+[.AD184]+[.AF184]+[.AH184]+[.AJ184]+[.AL184]+[.AN184]" ns41:value-type="float" table:style-name="ce90" office:value-type="float" office:value="2">
            <text:p>2</text:p>
          </table:table-cell>
          <table:table-cell table:formula="of:=[.E184]+[.F184]+[.G184]+[.H184]+[.I184]+[.K184]+[.M184]+[.O184]+[.Q184]+[.S184]+[.U184]+[.W184]+[.Y184]+[.AA184]+[.AC184]+[.AE184]+[.AG184]+[.AI184]+[.AK184]+[.AM184]+[.AO184]" ns41:value-type="float" table:style-name="ce90" office:value-type="float" office:value="2">
            <text:p>2</text:p>
          </table:table-cell>
          <table:table-cell table:style-name="ce90" table:number-columns-repeated="2"/>
          <table:table-cell table:formula="of:=[.AP184]+[.AR184]" ns41:value-type="float" table:style-name="ce90" office:value-type="float" office:value="2">
            <text:p>2</text:p>
          </table:table-cell>
          <table:table-cell table:formula="of:=[.AQ184]+[.AS184]" ns41:value-type="float" table:style-name="ce52" office:value-type="float" office:value="2">
            <text:p>2</text:p>
          </table:table-cell>
          <table:table-cell table:formula="of:=[.A184]" ns41:value-type="float" table:style-name="ce91" office:value-type="float" office:value="24">
            <text:p>24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6" office:value-type="float">
            <text:p>856</text:p>
          </table:table-cell>
          <table:table-cell ns41:value-type="float" table:style-name="ce78" office:value="857" office:value-type="float">
            <text:p>857</text:p>
          </table:table-cell>
          <table:table-cell table:style-name="ce78"/>
          <table:table-cell ns41:value-type="float" table:style-name="ce85" office:value="240191" office:value-type="float">
            <text:p>240191</text:p>
          </table:table-cell>
          <table:table-cell table:number-columns-repeated="970"/>
        </table:table-row>
        <table:table-row table:style-name="ro5">
          <table:table-cell ns41:value-type="float" table:style-name="ce8" office:value="25" office:value-type="float">
            <text:p>25</text:p>
          </table:table-cell>
          <table:table-cell ns41:value-type="string" table:style-name="ce20" office:value-type="string">
            <text:p>Fabricage van krachtmachines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5"/>
          <table:table-cell ns41:value-type="float" table:style-name="ce90" office:value="1" office:value-type="float">
            <text:p>1</text:p>
          </table:table-cell>
          <table:table-cell table:style-name="ce90" table:number-columns-repeated="5"/>
          <table:table-cell ns41:value-type="float" table:style-name="ce90" office:value="1" office:value-type="float">
            <text:p>1</text:p>
          </table:table-cell>
          <table:table-cell table:style-name="ce90" table:number-columns-repeated="24"/>
          <table:table-cell table:formula="of:=[.J185]+[.L185]+[.N185]+[.P185]+[.R185]+[.T185]+[.V185]+[.X185]+[.Z185]+[.AB185]+[.AD185]+[.AF185]+[.AH185]+[.AJ185]+[.AL185]+[.AN185]" ns41:value-type="float" table:style-name="ce90" office:value-type="float" office:value="0">
            <text:p>0</text:p>
          </table:table-cell>
          <table:table-cell table:formula="of:=[.E185]+[.F185]+[.G185]+[.H185]+[.I185]+[.K185]+[.M185]+[.O185]+[.Q185]+[.S185]+[.U185]+[.W185]+[.Y185]+[.AA185]+[.AC185]+[.AE185]+[.AG185]+[.AI185]+[.AK185]+[.AM185]+[.AO185]" ns41:value-type="float" table:style-name="ce90" office:value-type="float" office:value="2">
            <text:p>2</text:p>
          </table:table-cell>
          <table:table-cell table:style-name="ce90" table:number-columns-repeated="2"/>
          <table:table-cell table:formula="of:=[.AP185]+[.AR185]" ns41:value-type="float" table:style-name="ce90" office:value-type="float" office:value="0">
            <text:p>0</text:p>
          </table:table-cell>
          <table:table-cell table:formula="of:=[.AQ185]+[.AS185]" ns41:value-type="float" table:style-name="ce52" office:value-type="float" office:value="2">
            <text:p>2</text:p>
          </table:table-cell>
          <table:table-cell table:formula="of:=[.A185]" ns41:value-type="float" table:style-name="ce91" office:value-type="float" office:value="25">
            <text:p>25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6" office:value-type="float">
            <text:p>856</text:p>
          </table:table-cell>
          <table:table-cell ns41:value-type="float" table:style-name="ce78" office:value="857" office:value-type="float">
            <text:p>857</text:p>
          </table:table-cell>
          <table:table-cell table:style-name="ce78"/>
          <table:table-cell ns41:value-type="float" table:style-name="ce85" office:value="240191" office:value-type="float">
            <text:p>240191</text:p>
          </table:table-cell>
          <table:table-cell table:number-columns-repeated="970"/>
        </table:table-row>
        <table:table-row table:style-name="ro3">
          <table:table-cell ns41:value-type="float" table:style-name="ce8" office:value="26" office:value-type="float">
            <text:p>26</text:p>
          </table:table-cell>
          <table:table-cell ns41:value-type="string" table:style-name="ce20" office:value-type="string">
            <text:p>Fabricage van motoren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5"/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 table:number-columns-repeated="4"/>
          <table:table-cell ns41:value-type="float" table:style-name="ce90" office:value="1" office:value-type="float">
            <text:p>1</text:p>
          </table:table-cell>
          <table:table-cell table:style-name="ce90" table:number-columns-repeated="7"/>
          <table:table-cell ns41:value-type="float" table:style-name="ce90" office:value="1" office:value-type="float">
            <text:p>1</text:p>
          </table:table-cell>
          <table:table-cell table:style-name="ce90" table:number-columns-repeated="9"/>
          <table:table-cell table:formula="of:=[.J186]+[.L186]+[.N186]+[.P186]+[.R186]+[.T186]+[.V186]+[.X186]+[.Z186]+[.AB186]+[.AD186]+[.AF186]+[.AH186]+[.AJ186]+[.AL186]+[.AN186]" ns41:value-type="float" table:style-name="ce90" office:value-type="float" office:value="2">
            <text:p>2</text:p>
          </table:table-cell>
          <table:table-cell table:formula="of:=[.E186]+[.F186]+[.G186]+[.H186]+[.I186]+[.K186]+[.M186]+[.O186]+[.Q186]+[.S186]+[.U186]+[.W186]+[.Y186]+[.AA186]+[.AC186]+[.AE186]+[.AG186]+[.AI186]+[.AK186]+[.AM186]+[.AO186]" ns41:value-type="float" table:style-name="ce90" office:value-type="float" office:value="3">
            <text:p>3</text:p>
          </table:table-cell>
          <table:table-cell table:style-name="ce90" table:number-columns-repeated="2"/>
          <table:table-cell table:formula="of:=[.AP186]+[.AR186]" ns41:value-type="float" table:style-name="ce90" office:value-type="float" office:value="2">
            <text:p>2</text:p>
          </table:table-cell>
          <table:table-cell table:formula="of:=[.AQ186]+[.AS186]" ns41:value-type="float" table:style-name="ce52" office:value-type="float" office:value="3">
            <text:p>3</text:p>
          </table:table-cell>
          <table:table-cell table:formula="of:=[.A186]" ns41:value-type="float" table:style-name="ce91" office:value-type="float" office:value="26">
            <text:p>26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6" office:value-type="float">
            <text:p>856</text:p>
          </table:table-cell>
          <table:table-cell ns41:value-type="float" table:style-name="ce78" office:value="857" office:value-type="float">
            <text:p>857</text:p>
          </table:table-cell>
          <table:table-cell table:style-name="ce78"/>
          <table:table-cell ns41:value-type="float" table:style-name="ce85" office:value="240191" office:value-type="float">
            <text:p>240191</text:p>
          </table:table-cell>
          <table:table-cell table:number-columns-repeated="970"/>
        </table:table-row>
        <table:table-row table:style-name="ro5">
          <table:table-cell ns41:value-type="float" table:style-name="ce8" office:value="27" office:value-type="float">
            <text:p>27</text:p>
          </table:table-cell>
          <table:table-cell ns41:value-type="string" table:style-name="ce20" office:value-type="string">
            <text:p>Fabricage van electrische toestellen.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3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5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6"/>
          <table:table-cell ns41:value-type="float" table:style-name="ce90" office:value="3" office:value-type="float">
            <text:p>3</text:p>
          </table:table-cell>
          <table:table-cell table:style-name="ce90" table:number-columns-repeated="13"/>
          <table:table-cell table:formula="of:=[.J187]+[.L187]+[.N187]+[.P187]+[.R187]+[.T187]+[.V187]+[.X187]+[.Z187]+[.AB187]+[.AD187]+[.AF187]+[.AH187]+[.AJ187]+[.AL187]+[.AN187]" ns41:value-type="float" table:style-name="ce90" office:value-type="float" office:value="3">
            <text:p>3</text:p>
          </table:table-cell>
          <table:table-cell table:formula="of:=[.E187]+[.F187]+[.G187]+[.H187]+[.I187]+[.K187]+[.M187]+[.O187]+[.Q187]+[.S187]+[.U187]+[.W187]+[.Y187]+[.AA187]+[.AC187]+[.AE187]+[.AG187]+[.AI187]+[.AK187]+[.AM187]+[.AO187]" ns41:value-type="float" table:style-name="ce90" office:value-type="float" office:value="7">
            <text:p>7</text:p>
          </table:table-cell>
          <table:table-cell table:style-name="ce90" table:number-columns-repeated="2"/>
          <table:table-cell table:formula="of:=[.AP187]+[.AR187]" ns41:value-type="float" table:style-name="ce90" office:value-type="float" office:value="3">
            <text:p>3</text:p>
          </table:table-cell>
          <table:table-cell table:formula="of:=[.AQ187]+[.AS187]" ns41:value-type="float" table:style-name="ce52" office:value-type="float" office:value="7">
            <text:p>7</text:p>
          </table:table-cell>
          <table:table-cell table:formula="of:=[.A187]" ns41:value-type="float" table:style-name="ce91" office:value-type="float" office:value="27">
            <text:p>27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6" office:value-type="float">
            <text:p>856</text:p>
          </table:table-cell>
          <table:table-cell ns41:value-type="float" table:style-name="ce78" office:value="857" office:value-type="float">
            <text:p>857</text:p>
          </table:table-cell>
          <table:table-cell table:style-name="ce78"/>
          <table:table-cell ns41:value-type="float" table:style-name="ce85" office:value="240191" office:value-type="float">
            <text:p>240191</text:p>
          </table:table-cell>
          <table:table-cell table:number-columns-repeated="970"/>
        </table:table-row>
        <table:table-row table:style-name="ro5">
          <table:table-cell ns41:value-type="float" table:style-name="ce8" office:value="28" office:value-type="float">
            <text:p>28</text:p>
          </table:table-cell>
          <table:table-cell ns41:value-type="string" table:style-name="ce20" office:value-type="string">
            <text:p>Fabricage van electrische gloeilampen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ns41:value-type="float" office:value="1" table:style-name="ce90" table:number-columns-repeated="3" office:value-type="float">
            <text:p>1</text:p>
          </table:table-cell>
          <table:table-cell table:style-name="ce90" table:number-columns-repeated="2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5" office:value-type="float">
            <text:p>5</text:p>
          </table:table-cell>
          <table:table-cell ns41:value-type="float" office:value="1" table:style-name="ce90" table:number-columns-repeated="2" office:value-type="float">
            <text:p>1</text:p>
          </table:table-cell>
          <table:table-cell table:style-name="ce90"/>
          <table:table-cell ns41:value-type="float" table:style-name="ce90" office:value="4" office:value-type="float">
            <text:p>4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1" office:value-type="float">
            <text:p>1</text:p>
          </table:table-cell>
          <table:table-cell table:style-name="ce90" table:number-columns-repeated="2"/>
          <table:table-cell ns41:value-type="float" table:style-name="ce90" office:value="4" office:value-type="float">
            <text:p>4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 table:number-columns-repeated="13"/>
          <table:table-cell table:formula="of:=[.J188]+[.L188]+[.N188]+[.P188]+[.R188]+[.T188]+[.V188]+[.X188]+[.Z188]+[.AB188]+[.AD188]+[.AF188]+[.AH188]+[.AJ188]+[.AL188]+[.AN188]" ns41:value-type="float" table:style-name="ce90" office:value-type="float" office:value="11">
            <text:p>11</text:p>
          </table:table-cell>
          <table:table-cell table:formula="of:=[.E188]+[.F188]+[.G188]+[.H188]+[.I188]+[.K188]+[.M188]+[.O188]+[.Q188]+[.S188]+[.U188]+[.W188]+[.Y188]+[.AA188]+[.AC188]+[.AE188]+[.AG188]+[.AI188]+[.AK188]+[.AM188]+[.AO188]" ns41:value-type="float" table:style-name="ce90" office:value-type="float" office:value="17">
            <text:p>17</text:p>
          </table:table-cell>
          <table:table-cell table:style-name="ce90" table:number-columns-repeated="2"/>
          <table:table-cell table:formula="of:=[.AP188]+[.AR188]" ns41:value-type="float" table:style-name="ce90" office:value-type="float" office:value="11">
            <text:p>11</text:p>
          </table:table-cell>
          <table:table-cell table:formula="of:=[.AQ188]+[.AS188]" ns41:value-type="float" table:style-name="ce52" office:value-type="float" office:value="17">
            <text:p>17</text:p>
          </table:table-cell>
          <table:table-cell table:formula="of:=[.A188]" ns41:value-type="float" table:style-name="ce91" office:value-type="float" office:value="28">
            <text:p>28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6" office:value-type="float">
            <text:p>856</text:p>
          </table:table-cell>
          <table:table-cell ns41:value-type="float" table:style-name="ce78" office:value="857" office:value-type="float">
            <text:p>857</text:p>
          </table:table-cell>
          <table:table-cell table:style-name="ce78"/>
          <table:table-cell ns41:value-type="float" table:style-name="ce85" office:value="240191" office:value-type="float">
            <text:p>240191</text:p>
          </table:table-cell>
          <table:table-cell table:number-columns-repeated="970"/>
        </table:table-row>
        <table:table-row table:style-name="ro5">
          <table:table-cell ns41:value-type="float" table:style-name="ce8" office:value="29" office:value-type="float">
            <text:p>29</text:p>
          </table:table-cell>
          <table:table-cell ns41:value-type="string" table:style-name="ce20" office:value-type="string">
            <text:p>Telefoon- en telegraaflijnaanl.</text:p>
          </table:table-cell>
          <table:table-cell ns41:value-type="string" table:style-name="ce30" office:value-type="string">
            <text:p>C</text:p>
          </table:table-cell>
          <table:table-cell table:style-name="ce11"/>
          <table:table-cell table:style-name="ce40"/>
          <table:table-cell table:style-name="ce90" table:number-columns-repeated="20"/>
          <table:table-cell ns41:value-type="float" table:style-name="ce90" office:value="1" office:value-type="float">
            <text:p>1</text:p>
          </table:table-cell>
          <table:table-cell table:style-name="ce90" table:number-columns-repeated="15"/>
          <table:table-cell table:formula="of:=[.J189]+[.L189]+[.N189]+[.P189]+[.R189]+[.T189]+[.V189]+[.X189]+[.Z189]+[.AB189]+[.AD189]+[.AF189]+[.AH189]+[.AJ189]+[.AL189]+[.AN189]" ns41:value-type="float" table:style-name="ce90" office:value-type="float" office:value="1">
            <text:p>1</text:p>
          </table:table-cell>
          <table:table-cell table:formula="of:=[.E189]+[.F189]+[.G189]+[.H189]+[.I189]+[.K189]+[.M189]+[.O189]+[.Q189]+[.S189]+[.U189]+[.W189]+[.Y189]+[.AA189]+[.AC189]+[.AE189]+[.AG189]+[.AI189]+[.AK189]+[.AM189]+[.AO189]" ns41:value-type="float" table:style-name="ce90" office:value-type="float" office:value="0">
            <text:p>0</text:p>
          </table:table-cell>
          <table:table-cell table:style-name="ce90" table:number-columns-repeated="2"/>
          <table:table-cell table:formula="of:=[.AP189]+[.AR189]" ns41:value-type="float" table:style-name="ce90" office:value-type="float" office:value="1">
            <text:p>1</text:p>
          </table:table-cell>
          <table:table-cell table:formula="of:=[.AQ189]+[.AS189]" ns41:value-type="float" table:style-name="ce52" office:value-type="float" office:value="0">
            <text:p>0</text:p>
          </table:table-cell>
          <table:table-cell table:formula="of:=[.A189]" ns41:value-type="float" table:style-name="ce91" office:value-type="float" office:value="29">
            <text:p>29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6" office:value-type="float">
            <text:p>856</text:p>
          </table:table-cell>
          <table:table-cell ns41:value-type="float" table:style-name="ce78" office:value="857" office:value-type="float">
            <text:p>857</text:p>
          </table:table-cell>
          <table:table-cell table:style-name="ce78"/>
          <table:table-cell ns41:value-type="float" table:style-name="ce85" office:value="240191" office:value-type="float">
            <text:p>240191</text:p>
          </table:table-cell>
          <table:table-cell table:number-columns-repeated="970"/>
        </table:table-row>
        <table:table-row table:style-name="ro5">
          <table:table-cell ns41:value-type="float" table:style-name="ce8" office:value="29" office:value-type="float">
            <text:p>29</text:p>
          </table:table-cell>
          <table:table-cell ns41:value-type="string" table:style-name="ce20" office:value-type="string">
            <text:p>Telefoon- en telegraaflijnaanl.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 table:number-columns-repeated="2"/>
          <table:table-cell ns41:value-type="float" office:value="1" table:style-name="ce90" table:number-columns-repeated="2" office:value-type="float">
            <text:p>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0" office:value="1" office:value-type="float">
            <text:p>1</text:p>
          </table:table-cell>
          <table:table-cell table:style-name="ce90" table:number-columns-repeated="2"/>
          <table:table-cell ns41:value-type="float" table:style-name="ce90" office:value="4" office:value-type="float">
            <text:p>4</text:p>
          </table:table-cell>
          <table:table-cell table:style-name="ce90"/>
          <table:table-cell ns41:value-type="float" table:style-name="ce90" office:value="3" office:value-type="float">
            <text:p>3</text:p>
          </table:table-cell>
          <table:table-cell table:style-name="ce90"/>
          <table:table-cell ns41:value-type="float" table:style-name="ce90" office:value="3" office:value-type="float">
            <text:p>3</text:p>
          </table:table-cell>
          <table:table-cell table:style-name="ce90" table:number-columns-repeated="3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5"/>
          <table:table-cell table:formula="of:=[.J190]+[.L190]+[.N190]+[.P190]+[.R190]+[.T190]+[.V190]+[.X190]+[.Z190]+[.AB190]+[.AD190]+[.AF190]+[.AH190]+[.AJ190]+[.AL190]+[.AN190]" ns41:value-type="float" table:style-name="ce90" office:value-type="float" office:value="32">
            <text:p>32</text:p>
          </table:table-cell>
          <table:table-cell table:formula="of:=[.E190]+[.F190]+[.G190]+[.H190]+[.I190]+[.K190]+[.M190]+[.O190]+[.Q190]+[.S190]+[.U190]+[.W190]+[.Y190]+[.AA190]+[.AC190]+[.AE190]+[.AG190]+[.AI190]+[.AK190]+[.AM190]+[.AO190]" ns41:value-type="float" table:style-name="ce90" office:value-type="float" office:value="8">
            <text:p>8</text:p>
          </table:table-cell>
          <table:table-cell table:style-name="ce90" table:number-columns-repeated="2"/>
          <table:table-cell table:formula="of:=[.AP190]+[.AR190]" ns41:value-type="float" table:style-name="ce90" office:value-type="float" office:value="32">
            <text:p>32</text:p>
          </table:table-cell>
          <table:table-cell table:formula="of:=[.AQ190]+[.AS190]" ns41:value-type="float" table:style-name="ce52" office:value-type="float" office:value="8">
            <text:p>8</text:p>
          </table:table-cell>
          <table:table-cell table:formula="of:=[.A190]" ns41:value-type="float" table:style-name="ce91" office:value-type="float" office:value="29">
            <text:p>29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6" office:value-type="float">
            <text:p>856</text:p>
          </table:table-cell>
          <table:table-cell ns41:value-type="float" table:style-name="ce78" office:value="857" office:value-type="float">
            <text:p>857</text:p>
          </table:table-cell>
          <table:table-cell table:style-name="ce78"/>
          <table:table-cell ns41:value-type="float" table:style-name="ce85" office:value="240191" office:value-type="float">
            <text:p>240191</text:p>
          </table:table-cell>
          <table:table-cell table:number-columns-repeated="970"/>
        </table:table-row>
        <table:table-row table:style-name="ro3">
          <table:table-cell ns41:value-type="float" table:style-name="ce8" office:value="30" office:value-type="float">
            <text:p>30</text:p>
          </table:table-cell>
          <table:table-cell ns41:value-type="string" table:style-name="ce20" office:value-type="string">
            <text:p>Fabricage van rijwielen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office:value="1" table:style-name="ce90" table:number-columns-repeated="2" office:value-type="float">
            <text:p>1</text:p>
          </table:table-cell>
          <table:table-cell table:style-name="ce90"/>
          <table:table-cell ns41:value-type="float" office:value="1" table:style-name="ce90" table:number-columns-repeated="2" office:value-type="float">
            <text:p>1</text:p>
          </table:table-cell>
          <table:table-cell table:style-name="ce90" table:number-columns-repeated="5"/>
          <table:table-cell ns41:value-type="float" table:style-name="ce90" office:value="1" office:value-type="float">
            <text:p>1</text:p>
          </table:table-cell>
          <table:table-cell table:style-name="ce90" table:number-columns-repeated="2"/>
          <table:table-cell ns41:value-type="float" table:style-name="ce90" office:value="2" office:value-type="float">
            <text:p>2</text:p>
          </table:table-cell>
          <table:table-cell table:style-name="ce90" table:number-columns-repeated="3"/>
          <table:table-cell ns41:value-type="float" table:style-name="ce90" office:value="2" office:value-type="float">
            <text:p>2</text:p>
          </table:table-cell>
          <table:table-cell table:style-name="ce90" table:number-columns-repeated="13"/>
          <table:table-cell table:formula="of:=[.J191]+[.L191]+[.N191]+[.P191]+[.R191]+[.T191]+[.V191]+[.X191]+[.Z191]+[.AB191]+[.AD191]+[.AF191]+[.AH191]+[.AJ191]+[.AL191]+[.AN191]" ns41:value-type="float" table:style-name="ce90" office:value-type="float" office:value="6">
            <text:p>6</text:p>
          </table:table-cell>
          <table:table-cell table:formula="of:=[.E191]+[.F191]+[.G191]+[.H191]+[.I191]+[.K191]+[.M191]+[.O191]+[.Q191]+[.S191]+[.U191]+[.W191]+[.Y191]+[.AA191]+[.AC191]+[.AE191]+[.AG191]+[.AI191]+[.AK191]+[.AM191]+[.AO191]" ns41:value-type="float" table:style-name="ce90" office:value-type="float" office:value="4">
            <text:p>4</text:p>
          </table:table-cell>
          <table:table-cell table:style-name="ce90" table:number-columns-repeated="2"/>
          <table:table-cell table:formula="of:=[.AP191]+[.AR191]" ns41:value-type="float" table:style-name="ce90" office:value-type="float" office:value="6">
            <text:p>6</text:p>
          </table:table-cell>
          <table:table-cell table:formula="of:=[.AQ191]+[.AS191]" ns41:value-type="float" table:style-name="ce52" office:value-type="float" office:value="4">
            <text:p>4</text:p>
          </table:table-cell>
          <table:table-cell table:formula="of:=[.A191]" ns41:value-type="float" table:style-name="ce91" office:value-type="float" office:value="30">
            <text:p>30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6" office:value-type="float">
            <text:p>856</text:p>
          </table:table-cell>
          <table:table-cell ns41:value-type="float" table:style-name="ce78" office:value="857" office:value-type="float">
            <text:p>857</text:p>
          </table:table-cell>
          <table:table-cell table:style-name="ce78"/>
          <table:table-cell ns41:value-type="float" table:style-name="ce85" office:value="240191" office:value-type="float">
            <text:p>240191</text:p>
          </table:table-cell>
          <table:table-cell table:number-columns-repeated="970"/>
        </table:table-row>
        <table:table-row table:style-name="ro5">
          <table:table-cell ns41:value-type="float" table:style-name="ce8" office:value="31" office:value-type="float">
            <text:p>31</text:p>
          </table:table-cell>
          <table:table-cell ns41:value-type="string" table:style-name="ce20" office:value-type="string">
            <text:p>Fabricage van automobielen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14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3" office:value-type="float">
            <text:p>3</text:p>
          </table:table-cell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 table:number-columns-repeated="11"/>
          <table:table-cell table:formula="of:=[.J192]+[.L192]+[.N192]+[.P192]+[.R192]+[.T192]+[.V192]+[.X192]+[.Z192]+[.AB192]+[.AD192]+[.AF192]+[.AH192]+[.AJ192]+[.AL192]+[.AN192]" ns41:value-type="float" table:style-name="ce90" office:value-type="float" office:value="7">
            <text:p>7</text:p>
          </table:table-cell>
          <table:table-cell table:formula="of:=[.E192]+[.F192]+[.G192]+[.H192]+[.I192]+[.K192]+[.M192]+[.O192]+[.Q192]+[.S192]+[.U192]+[.W192]+[.Y192]+[.AA192]+[.AC192]+[.AE192]+[.AG192]+[.AI192]+[.AK192]+[.AM192]+[.AO192]" ns41:value-type="float" table:style-name="ce90" office:value-type="float" office:value="0">
            <text:p>0</text:p>
          </table:table-cell>
          <table:table-cell table:style-name="ce90" table:number-columns-repeated="2"/>
          <table:table-cell table:formula="of:=[.AP192]+[.AR192]" ns41:value-type="float" table:style-name="ce90" office:value-type="float" office:value="7">
            <text:p>7</text:p>
          </table:table-cell>
          <table:table-cell table:formula="of:=[.AQ192]+[.AS192]" ns41:value-type="float" table:style-name="ce52" office:value-type="float" office:value="0">
            <text:p>0</text:p>
          </table:table-cell>
          <table:table-cell table:formula="of:=[.A192]" ns41:value-type="float" table:style-name="ce91" office:value-type="float" office:value="31">
            <text:p>31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6" office:value-type="float">
            <text:p>856</text:p>
          </table:table-cell>
          <table:table-cell ns41:value-type="float" table:style-name="ce78" office:value="857" office:value-type="float">
            <text:p>857</text:p>
          </table:table-cell>
          <table:table-cell table:style-name="ce78"/>
          <table:table-cell ns41:value-type="float" table:style-name="ce85" office:value="240191" office:value-type="float">
            <text:p>240191</text:p>
          </table:table-cell>
          <table:table-cell table:number-columns-repeated="970"/>
        </table:table-row>
        <table:table-row table:style-name="ro5">
          <table:table-cell ns41:value-type="float" table:style-name="ce8" office:value="32" office:value-type="float">
            <text:p>32</text:p>
          </table:table-cell>
          <table:table-cell ns41:value-type="string" table:style-name="ce20" office:value-type="string">
            <text:p>Fabricage van glasgloeilampen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11"/>
          <table:table-cell ns41:value-type="float" table:style-name="ce90" office:value="1" office:value-type="float">
            <text:p>1</text:p>
          </table:table-cell>
          <table:table-cell table:style-name="ce90" table:number-columns-repeated="24"/>
          <table:table-cell table:formula="of:=[.J193]+[.L193]+[.N193]+[.P193]+[.R193]+[.T193]+[.V193]+[.X193]+[.Z193]+[.AB193]+[.AD193]+[.AF193]+[.AH193]+[.AJ193]+[.AL193]+[.AN193]" ns41:value-type="float" table:style-name="ce90" office:value-type="float" office:value="0">
            <text:p>0</text:p>
          </table:table-cell>
          <table:table-cell table:formula="of:=[.E193]+[.F193]+[.G193]+[.H193]+[.I193]+[.K193]+[.M193]+[.O193]+[.Q193]+[.S193]+[.U193]+[.W193]+[.Y193]+[.AA193]+[.AC193]+[.AE193]+[.AG193]+[.AI193]+[.AK193]+[.AM193]+[.AO193]" ns41:value-type="float" table:style-name="ce90" office:value-type="float" office:value="1">
            <text:p>1</text:p>
          </table:table-cell>
          <table:table-cell table:style-name="ce90" table:number-columns-repeated="2"/>
          <table:table-cell table:formula="of:=[.AP193]+[.AR193]" ns41:value-type="float" table:style-name="ce90" office:value-type="float" office:value="0">
            <text:p>0</text:p>
          </table:table-cell>
          <table:table-cell table:formula="of:=[.AQ193]+[.AS193]" ns41:value-type="float" table:style-name="ce52" office:value-type="float" office:value="1">
            <text:p>1</text:p>
          </table:table-cell>
          <table:table-cell table:formula="of:=[.A193]" ns41:value-type="float" table:style-name="ce91" office:value-type="float" office:value="32">
            <text:p>32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6" office:value-type="float">
            <text:p>856</text:p>
          </table:table-cell>
          <table:table-cell ns41:value-type="float" table:style-name="ce78" office:value="857" office:value-type="float">
            <text:p>857</text:p>
          </table:table-cell>
          <table:table-cell table:style-name="ce78"/>
          <table:table-cell ns41:value-type="float" table:style-name="ce85" office:value="240191" office:value-type="float">
            <text:p>240191</text:p>
          </table:table-cell>
          <table:table-cell table:number-columns-repeated="970"/>
        </table:table-row>
        <table:table-row table:style-name="ro5">
          <table:table-cell ns41:value-type="float" table:style-name="ce8" office:value="33" office:value-type="float">
            <text:p>33</text:p>
          </table:table-cell>
          <table:table-cell ns41:value-type="string" table:style-name="ce20" office:value-type="string">
            <text:p>Fabricage van muziekinstrumenten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19"/>
          <table:table-cell ns41:value-type="float" table:style-name="ce90" office:value="1" office:value-type="float">
            <text:p>1</text:p>
          </table:table-cell>
          <table:table-cell table:style-name="ce90" table:number-columns-repeated="6"/>
          <table:table-cell ns41:value-type="float" table:style-name="ce90" office:value="1" office:value-type="float">
            <text:p>1</text:p>
          </table:table-cell>
          <table:table-cell table:style-name="ce90" table:number-columns-repeated="5"/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table:formula="of:=[.J194]+[.L194]+[.N194]+[.P194]+[.R194]+[.T194]+[.V194]+[.X194]+[.Z194]+[.AB194]+[.AD194]+[.AF194]+[.AH194]+[.AJ194]+[.AL194]+[.AN194]" ns41:value-type="float" table:style-name="ce90" office:value-type="float" office:value="2">
            <text:p>2</text:p>
          </table:table-cell>
          <table:table-cell table:formula="of:=[.E194]+[.F194]+[.G194]+[.H194]+[.I194]+[.K194]+[.M194]+[.O194]+[.Q194]+[.S194]+[.U194]+[.W194]+[.Y194]+[.AA194]+[.AC194]+[.AE194]+[.AG194]+[.AI194]+[.AK194]+[.AM194]+[.AO194]" ns41:value-type="float" table:style-name="ce90" office:value-type="float" office:value="1">
            <text:p>1</text:p>
          </table:table-cell>
          <table:table-cell table:style-name="ce90" table:number-columns-repeated="2"/>
          <table:table-cell table:formula="of:=[.AP194]+[.AR194]" ns41:value-type="float" table:style-name="ce90" office:value-type="float" office:value="2">
            <text:p>2</text:p>
          </table:table-cell>
          <table:table-cell table:formula="of:=[.AQ194]+[.AS194]" ns41:value-type="float" table:style-name="ce52" office:value-type="float" office:value="1">
            <text:p>1</text:p>
          </table:table-cell>
          <table:table-cell table:formula="of:=[.A194]" ns41:value-type="float" table:style-name="ce91" office:value-type="float" office:value="33">
            <text:p>33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6" office:value-type="float">
            <text:p>856</text:p>
          </table:table-cell>
          <table:table-cell ns41:value-type="float" table:style-name="ce78" office:value="857" office:value-type="float">
            <text:p>857</text:p>
          </table:table-cell>
          <table:table-cell table:style-name="ce78"/>
          <table:table-cell ns41:value-type="float" table:style-name="ce85" office:value="240191" office:value-type="float">
            <text:p>240191</text:p>
          </table:table-cell>
          <table:table-cell table:number-columns-repeated="970"/>
        </table:table-row>
        <table:table-row table:style-name="ro5">
          <table:table-cell ns41:value-type="float" table:style-name="ce8" office:value="34" office:value-type="float">
            <text:p>34</text:p>
          </table:table-cell>
          <table:table-cell ns41:value-type="string" table:style-name="ce20" office:value-type="string">
            <text:p>Fabricage van torenuurwerken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14"/>
          <table:table-cell ns41:value-type="float" table:style-name="ce90" office:value="1" office:value-type="float">
            <text:p>1</text:p>
          </table:table-cell>
          <table:table-cell table:style-name="ce90" table:number-columns-repeated="21"/>
          <table:table-cell table:formula="of:=[.J195]+[.L195]+[.N195]+[.P195]+[.R195]+[.T195]+[.V195]+[.X195]+[.Z195]+[.AB195]+[.AD195]+[.AF195]+[.AH195]+[.AJ195]+[.AL195]+[.AN195]" ns41:value-type="float" table:style-name="ce90" office:value-type="float" office:value="1">
            <text:p>1</text:p>
          </table:table-cell>
          <table:table-cell table:formula="of:=[.E195]+[.F195]+[.G195]+[.H195]+[.I195]+[.K195]+[.M195]+[.O195]+[.Q195]+[.S195]+[.U195]+[.W195]+[.Y195]+[.AA195]+[.AC195]+[.AE195]+[.AG195]+[.AI195]+[.AK195]+[.AM195]+[.AO195]" ns41:value-type="float" table:style-name="ce90" office:value-type="float" office:value="0">
            <text:p>0</text:p>
          </table:table-cell>
          <table:table-cell table:style-name="ce90" table:number-columns-repeated="2"/>
          <table:table-cell table:formula="of:=[.AP195]+[.AR195]" ns41:value-type="float" table:style-name="ce90" office:value-type="float" office:value="1">
            <text:p>1</text:p>
          </table:table-cell>
          <table:table-cell table:formula="of:=[.AQ195]+[.AS195]" ns41:value-type="float" table:style-name="ce52" office:value-type="float" office:value="0">
            <text:p>0</text:p>
          </table:table-cell>
          <table:table-cell table:formula="of:=[.A195]" ns41:value-type="float" table:style-name="ce91" office:value-type="float" office:value="34">
            <text:p>34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6" office:value-type="float">
            <text:p>856</text:p>
          </table:table-cell>
          <table:table-cell ns41:value-type="float" table:style-name="ce78" office:value="857" office:value-type="float">
            <text:p>857</text:p>
          </table:table-cell>
          <table:table-cell table:style-name="ce78"/>
          <table:table-cell ns41:value-type="float" table:style-name="ce85" office:value="240191" office:value-type="float">
            <text:p>240191</text:p>
          </table:table-cell>
          <table:table-cell table:number-columns-repeated="970"/>
        </table:table-row>
        <table:table-row table:style-name="ro5">
          <table:table-cell ns41:value-type="float" table:style-name="ce8" office:value="35" office:value-type="float">
            <text:p>35</text:p>
          </table:table-cell>
          <table:table-cell ns41:value-type="string" table:style-name="ce20" office:value-type="string">
            <text:p>Fabricage van gasmeters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9"/>
          <table:table-cell ns41:value-type="float" table:style-name="ce90" office:value="3" office:value-type="float">
            <text:p>3</text:p>
          </table:table-cell>
          <table:table-cell table:style-name="ce90" table:number-columns-repeated="2"/>
          <table:table-cell ns41:value-type="float" table:style-name="ce90" office:value="3" office:value-type="float">
            <text:p>3</text:p>
          </table:table-cell>
          <table:table-cell ns41:value-type="float" office:value="2" table:style-name="ce90" table:number-columns-repeated="2" office:value-type="float">
            <text:p>2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6" office:value-type="float">
            <text:p>6</text:p>
          </table:table-cell>
          <table:table-cell table:style-name="ce90"/>
          <table:table-cell ns41:value-type="float" table:style-name="ce90" office:value="3" office:value-type="float">
            <text:p>3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3" office:value-type="float">
            <text:p>3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5"/>
          <table:table-cell table:formula="of:=[.J196]+[.L196]+[.N196]+[.P196]+[.R196]+[.T196]+[.V196]+[.X196]+[.Z196]+[.AB196]+[.AD196]+[.AF196]+[.AH196]+[.AJ196]+[.AL196]+[.AN196]" ns41:value-type="float" table:style-name="ce90" office:value-type="float" office:value="26">
            <text:p>26</text:p>
          </table:table-cell>
          <table:table-cell table:formula="of:=[.E196]+[.F196]+[.G196]+[.H196]+[.I196]+[.K196]+[.M196]+[.O196]+[.Q196]+[.S196]+[.U196]+[.W196]+[.Y196]+[.AA196]+[.AC196]+[.AE196]+[.AG196]+[.AI196]+[.AK196]+[.AM196]+[.AO196]" ns41:value-type="float" table:style-name="ce90" office:value-type="float" office:value="7">
            <text:p>7</text:p>
          </table:table-cell>
          <table:table-cell table:style-name="ce90" table:number-columns-repeated="2"/>
          <table:table-cell table:formula="of:=[.AP196]+[.AR196]" ns41:value-type="float" table:style-name="ce90" office:value-type="float" office:value="26">
            <text:p>26</text:p>
          </table:table-cell>
          <table:table-cell table:formula="of:=[.AQ196]+[.AS196]" ns41:value-type="float" table:style-name="ce52" office:value-type="float" office:value="7">
            <text:p>7</text:p>
          </table:table-cell>
          <table:table-cell table:formula="of:=[.A196]" ns41:value-type="float" table:style-name="ce91" office:value-type="float" office:value="35">
            <text:p>35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6" office:value-type="float">
            <text:p>856</text:p>
          </table:table-cell>
          <table:table-cell ns41:value-type="float" table:style-name="ce78" office:value="857" office:value-type="float">
            <text:p>857</text:p>
          </table:table-cell>
          <table:table-cell table:style-name="ce78"/>
          <table:table-cell ns41:value-type="float" table:style-name="ce85" office:value="240191" office:value-type="float">
            <text:p>240191</text:p>
          </table:table-cell>
          <table:table-cell table:number-columns-repeated="970"/>
        </table:table-row>
        <table:table-row table:style-name="ro5">
          <table:table-cell ns41:value-type="float" table:style-name="ce8" office:value="36" office:value-type="float">
            <text:p>36</text:p>
          </table:table-cell>
          <table:table-cell ns41:value-type="string" table:style-name="ce20" office:value-type="string">
            <text:p>Fabricage van instrumenten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12"/>
          <table:table-cell ns41:value-type="float" table:style-name="ce90" office:value="1" office:value-type="float">
            <text:p>1</text:p>
          </table:table-cell>
          <table:table-cell table:style-name="ce90" table:number-columns-repeated="23"/>
          <table:table-cell table:formula="of:=[.J197]+[.L197]+[.N197]+[.P197]+[.R197]+[.T197]+[.V197]+[.X197]+[.Z197]+[.AB197]+[.AD197]+[.AF197]+[.AH197]+[.AJ197]+[.AL197]+[.AN197]" ns41:value-type="float" table:style-name="ce90" office:value-type="float" office:value="1">
            <text:p>1</text:p>
          </table:table-cell>
          <table:table-cell table:formula="of:=[.E197]+[.F197]+[.G197]+[.H197]+[.I197]+[.K197]+[.M197]+[.O197]+[.Q197]+[.S197]+[.U197]+[.W197]+[.Y197]+[.AA197]+[.AC197]+[.AE197]+[.AG197]+[.AI197]+[.AK197]+[.AM197]+[.AO197]" ns41:value-type="float" table:style-name="ce90" office:value-type="float" office:value="0">
            <text:p>0</text:p>
          </table:table-cell>
          <table:table-cell table:style-name="ce90" table:number-columns-repeated="2"/>
          <table:table-cell table:formula="of:=[.AP197]+[.AR197]" ns41:value-type="float" table:style-name="ce90" office:value-type="float" office:value="1">
            <text:p>1</text:p>
          </table:table-cell>
          <table:table-cell table:formula="of:=[.AQ197]+[.AS197]" ns41:value-type="float" table:style-name="ce52" office:value-type="float" office:value="0">
            <text:p>0</text:p>
          </table:table-cell>
          <table:table-cell table:formula="of:=[.A197]" ns41:value-type="float" table:style-name="ce91" office:value-type="float" office:value="36">
            <text:p>36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6" office:value-type="float">
            <text:p>856</text:p>
          </table:table-cell>
          <table:table-cell ns41:value-type="float" table:style-name="ce78" office:value="857" office:value-type="float">
            <text:p>857</text:p>
          </table:table-cell>
          <table:table-cell table:style-name="ce78"/>
          <table:table-cell ns41:value-type="float" table:style-name="ce85" office:value="240191" office:value-type="float">
            <text:p>240191</text:p>
          </table:table-cell>
          <table:table-cell table:number-columns-repeated="970"/>
        </table:table-row>
        <table:table-row table:style-name="ro3">
          <table:table-cell ns41:value-type="float" table:style-name="ce8" office:value="37" office:value-type="float">
            <text:p>37</text:p>
          </table:table-cell>
          <table:table-cell ns41:value-type="string" table:style-name="ce20" office:value-type="string">
            <text:p>Fabricage van wapens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15"/>
          <table:table-cell ns41:value-type="float" table:style-name="ce90" office:value="1" office:value-type="float">
            <text:p>1</text:p>
          </table:table-cell>
          <table:table-cell table:style-name="ce90" table:number-columns-repeated="2"/>
          <table:table-cell ns41:value-type="float" table:style-name="ce90" office:value="3" office:value-type="float">
            <text:p>3</text:p>
          </table:table-cell>
          <table:table-cell table:style-name="ce90"/>
          <table:table-cell ns41:value-type="float" table:style-name="ce90" office:value="3" office:value-type="float">
            <text:p>3</text:p>
          </table:table-cell>
          <table:table-cell table:style-name="ce90"/>
          <table:table-cell ns41:value-type="float" table:style-name="ce90" office:value="4" office:value-type="float">
            <text:p>4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3" office:value-type="float">
            <text:p>3</text:p>
          </table:table-cell>
          <table:table-cell table:style-name="ce90" table:number-columns-repeated="9"/>
          <table:table-cell table:formula="of:=[.J198]+[.L198]+[.N198]+[.P198]+[.R198]+[.T198]+[.V198]+[.X198]+[.Z198]+[.AB198]+[.AD198]+[.AF198]+[.AH198]+[.AJ198]+[.AL198]+[.AN198]" ns41:value-type="float" table:style-name="ce90" office:value-type="float" office:value="15">
            <text:p>15</text:p>
          </table:table-cell>
          <table:table-cell table:formula="of:=[.E198]+[.F198]+[.G198]+[.H198]+[.I198]+[.K198]+[.M198]+[.O198]+[.Q198]+[.S198]+[.U198]+[.W198]+[.Y198]+[.AA198]+[.AC198]+[.AE198]+[.AG198]+[.AI198]+[.AK198]+[.AM198]+[.AO198]" ns41:value-type="float" table:style-name="ce90" office:value-type="float" office:value="2">
            <text:p>2</text:p>
          </table:table-cell>
          <table:table-cell table:style-name="ce90" table:number-columns-repeated="2"/>
          <table:table-cell table:formula="of:=[.AP198]+[.AR198]" ns41:value-type="float" table:style-name="ce90" office:value-type="float" office:value="15">
            <text:p>15</text:p>
          </table:table-cell>
          <table:table-cell table:formula="of:=[.AQ198]+[.AS198]" ns41:value-type="float" table:style-name="ce52" office:value-type="float" office:value="2">
            <text:p>2</text:p>
          </table:table-cell>
          <table:table-cell table:formula="of:=[.A198]" ns41:value-type="float" table:style-name="ce91" office:value-type="float" office:value="37">
            <text:p>37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6" office:value-type="float">
            <text:p>856</text:p>
          </table:table-cell>
          <table:table-cell ns41:value-type="float" table:style-name="ce78" office:value="857" office:value-type="float">
            <text:p>857</text:p>
          </table:table-cell>
          <table:table-cell table:style-name="ce78"/>
          <table:table-cell ns41:value-type="float" table:style-name="ce85" office:value="240191" office:value-type="float">
            <text:p>240191</text:p>
          </table:table-cell>
          <table:table-cell table:number-columns-repeated="970"/>
        </table:table-row>
        <table:table-row table:style-name="ro3">
          <table:table-cell ns41:value-type="float" table:style-name="ce8" office:value="38" office:value-type="float">
            <text:p>38</text:p>
          </table:table-cell>
          <table:table-cell ns41:value-type="string" table:style-name="ce20" office:value-type="string">
            <text:p>Ernstvuurwerkmakers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5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4" office:value-type="float">
            <text:p>4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0" office:value="3" office:value-type="float">
            <text:p>3</text:p>
          </table:table-cell>
          <table:table-cell table:style-name="ce90" table:number-columns-repeated="2"/>
          <table:table-cell ns41:value-type="float" table:style-name="ce90" office:value="3" office:value-type="float">
            <text:p>3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7" office:value-type="float">
            <text:p>7</text:p>
          </table:table-cell>
          <table:table-cell table:style-name="ce90"/>
          <table:table-cell ns41:value-type="float" table:style-name="ce90" office:value="5" office:value-type="float">
            <text:p>5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2" office:value-type="float">
            <text:p>2</text:p>
          </table:table-cell>
          <table:table-cell table:style-name="ce90" table:number-columns-repeated="9"/>
          <table:table-cell table:formula="of:=[.J199]+[.L199]+[.N199]+[.P199]+[.R199]+[.T199]+[.V199]+[.X199]+[.Z199]+[.AB199]+[.AD199]+[.AF199]+[.AH199]+[.AJ199]+[.AL199]+[.AN199]" ns41:value-type="float" table:style-name="ce90" office:value-type="float" office:value="46">
            <text:p>46</text:p>
          </table:table-cell>
          <table:table-cell table:formula="of:=[.E199]+[.F199]+[.G199]+[.H199]+[.I199]+[.K199]+[.M199]+[.O199]+[.Q199]+[.S199]+[.U199]+[.W199]+[.Y199]+[.AA199]+[.AC199]+[.AE199]+[.AG199]+[.AI199]+[.AK199]+[.AM199]+[.AO199]" ns41:value-type="float" table:style-name="ce90" office:value-type="float" office:value="16">
            <text:p>16</text:p>
          </table:table-cell>
          <table:table-cell table:style-name="ce90" table:number-columns-repeated="2"/>
          <table:table-cell table:formula="of:=[.AP199]+[.AR199]" ns41:value-type="float" table:style-name="ce90" office:value-type="float" office:value="46">
            <text:p>46</text:p>
          </table:table-cell>
          <table:table-cell table:formula="of:=[.AQ199]+[.AS199]" ns41:value-type="float" table:style-name="ce52" office:value-type="float" office:value="16">
            <text:p>16</text:p>
          </table:table-cell>
          <table:table-cell table:formula="of:=[.A199]" ns41:value-type="float" table:style-name="ce91" office:value-type="float" office:value="38">
            <text:p>38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6" office:value-type="float">
            <text:p>856</text:p>
          </table:table-cell>
          <table:table-cell ns41:value-type="float" table:style-name="ce78" office:value="857" office:value-type="float">
            <text:p>857</text:p>
          </table:table-cell>
          <table:table-cell table:style-name="ce78"/>
          <table:table-cell ns41:value-type="float" table:style-name="ce85" office:value="240191" office:value-type="float">
            <text:p>240191</text:p>
          </table:table-cell>
          <table:table-cell table:number-columns-repeated="970"/>
        </table:table-row>
        <table:table-row table:style-name="ro3">
          <table:table-cell table:style-name="ce8"/>
          <table:table-cell ns41:value-type="string" table:style-name="ce20" office:value-type="string">
            <text:p>XII. Totaal</text:p>
          </table:table-cell>
          <table:table-cell ns41:value-type="string" table:style-name="ce30" office:value-type="string">
            <text:p>C</text:p>
          </table:table-cell>
          <table:table-cell table:style-name="ce11"/>
          <table:table-cell table:formula="of:=[.E189]+[.E181]" ns41:value-type="float" table:style-name="ce40" office:value-type="float" office:value="0">
            <text:p>0</text:p>
          </table:table-cell>
          <table:table-cell table:formula="of:=[.F189]+[.F181]" ns41:value-type="float" table:style-name="ce90" office:value-type="float" office:value="0">
            <text:p>0</text:p>
          </table:table-cell>
          <table:table-cell table:formula="of:=[.G189]+[.G181]" ns41:value-type="float" table:style-name="ce90" office:value-type="float" office:value="0">
            <text:p>0</text:p>
          </table:table-cell>
          <table:table-cell table:formula="of:=[.H189]+[.H181]" ns41:value-type="float" table:style-name="ce90" office:value-type="float" office:value="0">
            <text:p>0</text:p>
          </table:table-cell>
          <table:table-cell table:formula="of:=[.I189]+[.I181]" ns41:value-type="float" table:style-name="ce90" office:value-type="float" office:value="0">
            <text:p>0</text:p>
          </table:table-cell>
          <table:table-cell table:formula="of:=[.J189]+[.J181]" ns41:value-type="float" table:style-name="ce90" office:value-type="float" office:value="0">
            <text:p>0</text:p>
          </table:table-cell>
          <table:table-cell table:formula="of:=[.K189]+[.K181]" ns41:value-type="float" table:style-name="ce90" office:value-type="float" office:value="0">
            <text:p>0</text:p>
          </table:table-cell>
          <table:table-cell table:formula="of:=[.L189]+[.L181]" ns41:value-type="float" table:style-name="ce90" office:value-type="float" office:value="0">
            <text:p>0</text:p>
          </table:table-cell>
          <table:table-cell table:formula="of:=[.M189]+[.M181]" ns41:value-type="float" table:style-name="ce90" office:value-type="float" office:value="0">
            <text:p>0</text:p>
          </table:table-cell>
          <table:table-cell table:formula="of:=[.N189]+[.N181]" ns41:value-type="float" table:style-name="ce90" office:value-type="float" office:value="0">
            <text:p>0</text:p>
          </table:table-cell>
          <table:table-cell table:formula="of:=[.O189]+[.O181]" ns41:value-type="float" table:style-name="ce90" office:value-type="float" office:value="0">
            <text:p>0</text:p>
          </table:table-cell>
          <table:table-cell table:formula="of:=[.P189]+[.P181]" ns41:value-type="float" table:style-name="ce90" office:value-type="float" office:value="0">
            <text:p>0</text:p>
          </table:table-cell>
          <table:table-cell table:formula="of:=[.Q189]+[.Q181]" ns41:value-type="float" table:style-name="ce90" office:value-type="float" office:value="0">
            <text:p>0</text:p>
          </table:table-cell>
          <table:table-cell table:formula="of:=[.R189]+[.R181]" ns41:value-type="float" table:style-name="ce90" office:value-type="float" office:value="0">
            <text:p>0</text:p>
          </table:table-cell>
          <table:table-cell table:formula="of:=[.S189]+[.S181]" ns41:value-type="float" table:style-name="ce90" office:value-type="float" office:value="0">
            <text:p>0</text:p>
          </table:table-cell>
          <table:table-cell table:formula="of:=[.T189]+[.T181]" ns41:value-type="float" table:style-name="ce90" office:value-type="float" office:value="0">
            <text:p>0</text:p>
          </table:table-cell>
          <table:table-cell table:formula="of:=[.U189]+[.U181]" ns41:value-type="float" table:style-name="ce90" office:value-type="float" office:value="0">
            <text:p>0</text:p>
          </table:table-cell>
          <table:table-cell table:formula="of:=[.V189]+[.V181]" ns41:value-type="float" table:style-name="ce90" office:value-type="float" office:value="0">
            <text:p>0</text:p>
          </table:table-cell>
          <table:table-cell table:formula="of:=[.W189]+[.W181]" ns41:value-type="float" table:style-name="ce90" office:value-type="float" office:value="0">
            <text:p>0</text:p>
          </table:table-cell>
          <table:table-cell table:formula="of:=[.X189]+[.X181]" ns41:value-type="float" table:style-name="ce90" office:value-type="float" office:value="1">
            <text:p>1</text:p>
          </table:table-cell>
          <table:table-cell table:formula="of:=[.Y189]+[.Y181]" ns41:value-type="float" table:style-name="ce90" office:value-type="float" office:value="0">
            <text:p>0</text:p>
          </table:table-cell>
          <table:table-cell table:formula="of:=[.Z189]+[.Z181]" ns41:value-type="float" table:style-name="ce90" office:value-type="float" office:value="1">
            <text:p>1</text:p>
          </table:table-cell>
          <table:table-cell table:formula="of:=[.AA189]+[.AA181]" ns41:value-type="float" table:style-name="ce90" office:value-type="float" office:value="0">
            <text:p>0</text:p>
          </table:table-cell>
          <table:table-cell table:formula="of:=[.AB189]+[.AB181]" ns41:value-type="float" table:style-name="ce90" office:value-type="float" office:value="1">
            <text:p>1</text:p>
          </table:table-cell>
          <table:table-cell table:formula="of:=[.AC189]+[.AC181]" ns41:value-type="float" table:style-name="ce90" office:value-type="float" office:value="0">
            <text:p>0</text:p>
          </table:table-cell>
          <table:table-cell table:formula="of:=[.AD189]+[.AD181]" ns41:value-type="float" table:style-name="ce90" office:value-type="float" office:value="0">
            <text:p>0</text:p>
          </table:table-cell>
          <table:table-cell table:formula="of:=[.AE189]+[.AE181]" ns41:value-type="float" table:style-name="ce90" office:value-type="float" office:value="0">
            <text:p>0</text:p>
          </table:table-cell>
          <table:table-cell table:formula="of:=[.AF189]+[.AF181]" ns41:value-type="float" table:style-name="ce90" office:value-type="float" office:value="0">
            <text:p>0</text:p>
          </table:table-cell>
          <table:table-cell table:formula="of:=[.AG189]+[.AG181]" ns41:value-type="float" table:style-name="ce90" office:value-type="float" office:value="0">
            <text:p>0</text:p>
          </table:table-cell>
          <table:table-cell table:formula="of:=[.AH189]+[.AH181]" ns41:value-type="float" table:style-name="ce90" office:value-type="float" office:value="0">
            <text:p>0</text:p>
          </table:table-cell>
          <table:table-cell table:formula="of:=[.AI189]+[.AI181]" ns41:value-type="float" table:style-name="ce90" office:value-type="float" office:value="0">
            <text:p>0</text:p>
          </table:table-cell>
          <table:table-cell table:formula="of:=[.AJ189]+[.AJ181]" ns41:value-type="float" table:style-name="ce90" office:value-type="float" office:value="0">
            <text:p>0</text:p>
          </table:table-cell>
          <table:table-cell table:formula="of:=[.AK189]+[.AK181]" ns41:value-type="float" table:style-name="ce90" office:value-type="float" office:value="0">
            <text:p>0</text:p>
          </table:table-cell>
          <table:table-cell table:formula="of:=[.AL189]+[.AL181]" ns41:value-type="float" table:style-name="ce90" office:value-type="float" office:value="0">
            <text:p>0</text:p>
          </table:table-cell>
          <table:table-cell table:formula="of:=[.AM189]+[.AM181]" ns41:value-type="float" table:style-name="ce90" office:value-type="float" office:value="0">
            <text:p>0</text:p>
          </table:table-cell>
          <table:table-cell table:formula="of:=[.AN189]+[.AN181]" ns41:value-type="float" table:style-name="ce90" office:value-type="float" office:value="0">
            <text:p>0</text:p>
          </table:table-cell>
          <table:table-cell table:formula="of:=[.AO189]+[.AO181]" ns41:value-type="float" table:style-name="ce90" office:value-type="float" office:value="0">
            <text:p>0</text:p>
          </table:table-cell>
          <table:table-cell table:formula="of:=[.AP189]+[.AP181]" ns41:value-type="float" table:style-name="ce90" office:value-type="float" office:value="3">
            <text:p>3</text:p>
          </table:table-cell>
          <table:table-cell table:formula="of:=[.AQ189]+[.AQ181]" ns41:value-type="float" table:style-name="ce90" office:value-type="float" office:value="0">
            <text:p>0</text:p>
          </table:table-cell>
          <table:table-cell table:formula="of:=[.AR189]+[.AR181]" ns41:value-type="float" table:style-name="ce90" office:value-type="float" office:value="0">
            <text:p>0</text:p>
          </table:table-cell>
          <table:table-cell table:formula="of:=[.AS189]+[.AS181]" ns41:value-type="float" table:style-name="ce90" office:value-type="float" office:value="0">
            <text:p>0</text:p>
          </table:table-cell>
          <table:table-cell table:formula="of:=[.AT189]+[.AT181]" ns41:value-type="float" table:style-name="ce90" office:value-type="float" office:value="3">
            <text:p>3</text:p>
          </table:table-cell>
          <table:table-cell table:formula="of:=[.AU189]+[.AU181]" ns41:value-type="float" table:style-name="ce52" office:value-type="float" office:value="0">
            <text:p>0</text:p>
          </table:table-cell>
          <table:table-cell table:style-name="ce91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6" office:value-type="float">
            <text:p>856</text:p>
          </table:table-cell>
          <table:table-cell ns41:value-type="float" table:style-name="ce78" office:value="857" office:value-type="float">
            <text:p>857</text:p>
          </table:table-cell>
          <table:table-cell table:style-name="ce78"/>
          <table:table-cell ns41:value-type="float" table:style-name="ce85" office:value="240191" office:value-type="float">
            <text:p>240191</text:p>
          </table:table-cell>
          <table:table-cell table:style-name="ce87" table:number-columns-repeated="970"/>
        </table:table-row>
        <table:table-row table:style-name="ro3">
          <table:table-cell table:style-name="ce8"/>
          <table:table-cell ns41:value-type="string" table:style-name="ce20" office:value-type="string">
            <text:p>XII. Totaal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formula="of:=[.E199]+[.E198]+[.E197]+[.E196]+[.E195]+[.E194]+[.E193]+[.E192]+[.E191]+[.E190]+[.E188]+[.E187]+[.E186]+[.E185]+[.E184]+[.E183]+[.E182]" ns41:value-type="float" table:style-name="ce40" office:value-type="float" office:value="0">
            <text:p>0</text:p>
          </table:table-cell>
          <table:table-cell table:formula="of:=[.F199]+[.F198]+[.F197]+[.F196]+[.F195]+[.F194]+[.F193]+[.F192]+[.F191]+[.F190]+[.F188]+[.F187]+[.F186]+[.F185]+[.F184]+[.F183]+[.F182]" ns41:value-type="float" table:style-name="ce90" office:value-type="float" office:value="3">
            <text:p>3</text:p>
          </table:table-cell>
          <table:table-cell table:formula="of:=[.G199]+[.G198]+[.G197]+[.G196]+[.G195]+[.G194]+[.G193]+[.G192]+[.G191]+[.G190]+[.G188]+[.G187]+[.G186]+[.G185]+[.G184]+[.G183]+[.G182]" ns41:value-type="float" table:style-name="ce90" office:value-type="float" office:value="6">
            <text:p>6</text:p>
          </table:table-cell>
          <table:table-cell table:formula="of:=[.H199]+[.H198]+[.H197]+[.H196]+[.H195]+[.H194]+[.H193]+[.H192]+[.H191]+[.H190]+[.H188]+[.H187]+[.H186]+[.H185]+[.H184]+[.H183]+[.H182]" ns41:value-type="float" table:style-name="ce90" office:value-type="float" office:value="2">
            <text:p>2</text:p>
          </table:table-cell>
          <table:table-cell table:formula="of:=[.I199]+[.I198]+[.I197]+[.I196]+[.I195]+[.I194]+[.I193]+[.I192]+[.I191]+[.I190]+[.I188]+[.I187]+[.I186]+[.I185]+[.I184]+[.I183]+[.I182]" ns41:value-type="float" table:style-name="ce90" office:value-type="float" office:value="10">
            <text:p>10</text:p>
          </table:table-cell>
          <table:table-cell table:formula="of:=[.J199]+[.J198]+[.J197]+[.J196]+[.J195]+[.J194]+[.J193]+[.J192]+[.J191]+[.J190]+[.J188]+[.J187]+[.J186]+[.J185]+[.J184]+[.J183]+[.J182]" ns41:value-type="float" table:style-name="ce90" office:value-type="float" office:value="1">
            <text:p>1</text:p>
          </table:table-cell>
          <table:table-cell table:formula="of:=[.K199]+[.K198]+[.K197]+[.K196]+[.K195]+[.K194]+[.K193]+[.K192]+[.K191]+[.K190]+[.K188]+[.K187]+[.K186]+[.K185]+[.K184]+[.K183]+[.K182]" ns41:value-type="float" table:style-name="ce90" office:value-type="float" office:value="32">
            <text:p>32</text:p>
          </table:table-cell>
          <table:table-cell table:formula="of:=[.L199]+[.L198]+[.L197]+[.L196]+[.L195]+[.L194]+[.L193]+[.L192]+[.L191]+[.L190]+[.L188]+[.L187]+[.L186]+[.L185]+[.L184]+[.L183]+[.L182]" ns41:value-type="float" table:style-name="ce90" office:value-type="float" office:value="1">
            <text:p>1</text:p>
          </table:table-cell>
          <table:table-cell table:formula="of:=[.M199]+[.M198]+[.M197]+[.M196]+[.M195]+[.M194]+[.M193]+[.M192]+[.M191]+[.M190]+[.M188]+[.M187]+[.M186]+[.M185]+[.M184]+[.M183]+[.M182]" ns41:value-type="float" table:style-name="ce90" office:value-type="float" office:value="18">
            <text:p>18</text:p>
          </table:table-cell>
          <table:table-cell table:formula="of:=[.N199]+[.N198]+[.N197]+[.N196]+[.N195]+[.N194]+[.N193]+[.N192]+[.N191]+[.N190]+[.N188]+[.N187]+[.N186]+[.N185]+[.N184]+[.N183]+[.N182]" ns41:value-type="float" table:style-name="ce90" office:value-type="float" office:value="12">
            <text:p>12</text:p>
          </table:table-cell>
          <table:table-cell table:formula="of:=[.O199]+[.O198]+[.O197]+[.O196]+[.O195]+[.O194]+[.O193]+[.O192]+[.O191]+[.O190]+[.O188]+[.O187]+[.O186]+[.O185]+[.O184]+[.O183]+[.O182]" ns41:value-type="float" table:style-name="ce90" office:value-type="float" office:value="41">
            <text:p>41</text:p>
          </table:table-cell>
          <table:table-cell table:formula="of:=[.P199]+[.P198]+[.P197]+[.P196]+[.P195]+[.P194]+[.P193]+[.P192]+[.P191]+[.P190]+[.P188]+[.P187]+[.P186]+[.P185]+[.P184]+[.P183]+[.P182]" ns41:value-type="float" table:style-name="ce90" office:value-type="float" office:value="27">
            <text:p>27</text:p>
          </table:table-cell>
          <table:table-cell table:formula="of:=[.Q199]+[.Q198]+[.Q197]+[.Q196]+[.Q195]+[.Q194]+[.Q193]+[.Q192]+[.Q191]+[.Q190]+[.Q188]+[.Q187]+[.Q186]+[.Q185]+[.Q184]+[.Q183]+[.Q182]" ns41:value-type="float" table:style-name="ce90" office:value-type="float" office:value="42">
            <text:p>42</text:p>
          </table:table-cell>
          <table:table-cell table:formula="of:=[.R199]+[.R198]+[.R197]+[.R196]+[.R195]+[.R194]+[.R193]+[.R192]+[.R191]+[.R190]+[.R188]+[.R187]+[.R186]+[.R185]+[.R184]+[.R183]+[.R182]" ns41:value-type="float" table:style-name="ce90" office:value-type="float" office:value="94">
            <text:p>94</text:p>
          </table:table-cell>
          <table:table-cell table:formula="of:=[.S199]+[.S198]+[.S197]+[.S196]+[.S195]+[.S194]+[.S193]+[.S192]+[.S191]+[.S190]+[.S188]+[.S187]+[.S186]+[.S185]+[.S184]+[.S183]+[.S182]" ns41:value-type="float" table:style-name="ce90" office:value-type="float" office:value="40">
            <text:p>40</text:p>
          </table:table-cell>
          <table:table-cell table:formula="of:=[.T199]+[.T198]+[.T197]+[.T196]+[.T195]+[.T194]+[.T193]+[.T192]+[.T191]+[.T190]+[.T188]+[.T187]+[.T186]+[.T185]+[.T184]+[.T183]+[.T182]" ns41:value-type="float" table:style-name="ce90" office:value-type="float" office:value="102">
            <text:p>102</text:p>
          </table:table-cell>
          <table:table-cell table:formula="of:=[.U199]+[.U198]+[.U197]+[.U196]+[.U195]+[.U194]+[.U193]+[.U192]+[.U191]+[.U190]+[.U188]+[.U187]+[.U186]+[.U185]+[.U184]+[.U183]+[.U182]" ns41:value-type="float" table:style-name="ce90" office:value-type="float" office:value="21">
            <text:p>21</text:p>
          </table:table-cell>
          <table:table-cell table:formula="of:=[.V199]+[.V198]+[.V197]+[.V196]+[.V195]+[.V194]+[.V193]+[.V192]+[.V191]+[.V190]+[.V188]+[.V187]+[.V186]+[.V185]+[.V184]+[.V183]+[.V182]" ns41:value-type="float" table:style-name="ce90" office:value-type="float" office:value="17">
            <text:p>17</text:p>
          </table:table-cell>
          <table:table-cell table:formula="of:=[.W199]+[.W198]+[.W197]+[.W196]+[.W195]+[.W194]+[.W193]+[.W192]+[.W191]+[.W190]+[.W188]+[.W187]+[.W186]+[.W185]+[.W184]+[.W183]+[.W182]" ns41:value-type="float" table:style-name="ce90" office:value-type="float" office:value="1">
            <text:p>1</text:p>
          </table:table-cell>
          <table:table-cell table:formula="of:=[.X199]+[.X198]+[.X197]+[.X196]+[.X195]+[.X194]+[.X193]+[.X192]+[.X191]+[.X190]+[.X188]+[.X187]+[.X186]+[.X185]+[.X184]+[.X183]+[.X182]" ns41:value-type="float" table:style-name="ce90" office:value-type="float" office:value="119">
            <text:p>119</text:p>
          </table:table-cell>
          <table:table-cell table:formula="of:=[.Y199]+[.Y198]+[.Y197]+[.Y196]+[.Y195]+[.Y194]+[.Y193]+[.Y192]+[.Y191]+[.Y190]+[.Y188]+[.Y187]+[.Y186]+[.Y185]+[.Y184]+[.Y183]+[.Y182]" ns41:value-type="float" table:style-name="ce90" office:value-type="float" office:value="10">
            <text:p>10</text:p>
          </table:table-cell>
          <table:table-cell table:formula="of:=[.Z199]+[.Z198]+[.Z197]+[.Z196]+[.Z195]+[.Z194]+[.Z193]+[.Z192]+[.Z191]+[.Z190]+[.Z188]+[.Z187]+[.Z186]+[.Z185]+[.Z184]+[.Z183]+[.Z182]" ns41:value-type="float" table:style-name="ce90" office:value-type="float" office:value="80">
            <text:p>80</text:p>
          </table:table-cell>
          <table:table-cell table:formula="of:=[.AA199]+[.AA198]+[.AA197]+[.AA196]+[.AA195]+[.AA194]+[.AA193]+[.AA192]+[.AA191]+[.AA190]+[.AA188]+[.AA187]+[.AA186]+[.AA185]+[.AA184]+[.AA183]+[.AA182]" ns41:value-type="float" table:style-name="ce90" office:value-type="float" office:value="5">
            <text:p>5</text:p>
          </table:table-cell>
          <table:table-cell table:formula="of:=[.AB199]+[.AB198]+[.AB197]+[.AB196]+[.AB195]+[.AB194]+[.AB193]+[.AB192]+[.AB191]+[.AB190]+[.AB188]+[.AB187]+[.AB186]+[.AB185]+[.AB184]+[.AB183]+[.AB182]" ns41:value-type="float" table:style-name="ce90" office:value-type="float" office:value="111">
            <text:p>111</text:p>
          </table:table-cell>
          <table:table-cell table:formula="of:=[.AC199]+[.AC198]+[.AC197]+[.AC196]+[.AC195]+[.AC194]+[.AC193]+[.AC192]+[.AC191]+[.AC190]+[.AC188]+[.AC187]+[.AC186]+[.AC185]+[.AC184]+[.AC183]+[.AC182]" ns41:value-type="float" table:style-name="ce90" office:value-type="float" office:value="7">
            <text:p>7</text:p>
          </table:table-cell>
          <table:table-cell table:formula="of:=[.AD199]+[.AD198]+[.AD197]+[.AD196]+[.AD195]+[.AD194]+[.AD193]+[.AD192]+[.AD191]+[.AD190]+[.AD188]+[.AD187]+[.AD186]+[.AD185]+[.AD184]+[.AD183]+[.AD182]" ns41:value-type="float" table:style-name="ce90" office:value-type="float" office:value="48">
            <text:p>48</text:p>
          </table:table-cell>
          <table:table-cell table:formula="of:=[.AE199]+[.AE198]+[.AE197]+[.AE196]+[.AE195]+[.AE194]+[.AE193]+[.AE192]+[.AE191]+[.AE190]+[.AE188]+[.AE187]+[.AE186]+[.AE185]+[.AE184]+[.AE183]+[.AE182]" ns41:value-type="float" table:style-name="ce90" office:value-type="float" office:value="2">
            <text:p>2</text:p>
          </table:table-cell>
          <table:table-cell table:formula="of:=[.AF199]+[.AF198]+[.AF197]+[.AF196]+[.AF195]+[.AF194]+[.AF193]+[.AF192]+[.AF191]+[.AF190]+[.AF188]+[.AF187]+[.AF186]+[.AF185]+[.AF184]+[.AF183]+[.AF182]" ns41:value-type="float" table:style-name="ce90" office:value-type="float" office:value="42">
            <text:p>42</text:p>
          </table:table-cell>
          <table:table-cell table:formula="of:=[.AG199]+[.AG198]+[.AG197]+[.AG196]+[.AG195]+[.AG194]+[.AG193]+[.AG192]+[.AG191]+[.AG190]+[.AG188]+[.AG187]+[.AG186]+[.AG185]+[.AG184]+[.AG183]+[.AG182]" ns41:value-type="float" table:style-name="ce90" office:value-type="float" office:value="2">
            <text:p>2</text:p>
          </table:table-cell>
          <table:table-cell table:formula="of:=[.AH199]+[.AH198]+[.AH197]+[.AH196]+[.AH195]+[.AH194]+[.AH193]+[.AH192]+[.AH191]+[.AH190]+[.AH188]+[.AH187]+[.AH186]+[.AH185]+[.AH184]+[.AH183]+[.AH182]" ns41:value-type="float" table:style-name="ce90" office:value-type="float" office:value="19">
            <text:p>19</text:p>
          </table:table-cell>
          <table:table-cell table:formula="of:=[.AI199]+[.AI198]+[.AI197]+[.AI196]+[.AI195]+[.AI194]+[.AI193]+[.AI192]+[.AI191]+[.AI190]+[.AI188]+[.AI187]+[.AI186]+[.AI185]+[.AI184]+[.AI183]+[.AI182]" ns41:value-type="float" table:style-name="ce90" office:value-type="float" office:value="1">
            <text:p>1</text:p>
          </table:table-cell>
          <table:table-cell table:formula="of:=[.AJ199]+[.AJ198]+[.AJ197]+[.AJ196]+[.AJ195]+[.AJ194]+[.AJ193]+[.AJ192]+[.AJ191]+[.AJ190]+[.AJ188]+[.AJ187]+[.AJ186]+[.AJ185]+[.AJ184]+[.AJ183]+[.AJ182]" ns41:value-type="float" table:style-name="ce90" office:value-type="float" office:value="4">
            <text:p>4</text:p>
          </table:table-cell>
          <table:table-cell table:formula="of:=[.AK199]+[.AK198]+[.AK197]+[.AK196]+[.AK195]+[.AK194]+[.AK193]+[.AK192]+[.AK191]+[.AK190]+[.AK188]+[.AK187]+[.AK186]+[.AK185]+[.AK184]+[.AK183]+[.AK182]" ns41:value-type="float" table:style-name="ce90" office:value-type="float" office:value="0">
            <text:p>0</text:p>
          </table:table-cell>
          <table:table-cell table:formula="of:=[.AL199]+[.AL198]+[.AL197]+[.AL196]+[.AL195]+[.AL194]+[.AL193]+[.AL192]+[.AL191]+[.AL190]+[.AL188]+[.AL187]+[.AL186]+[.AL185]+[.AL184]+[.AL183]+[.AL182]" ns41:value-type="float" table:style-name="ce90" office:value-type="float" office:value="13">
            <text:p>13</text:p>
          </table:table-cell>
          <table:table-cell table:formula="of:=[.AM199]+[.AM198]+[.AM197]+[.AM196]+[.AM195]+[.AM194]+[.AM193]+[.AM192]+[.AM191]+[.AM190]+[.AM188]+[.AM187]+[.AM186]+[.AM185]+[.AM184]+[.AM183]+[.AM182]" ns41:value-type="float" table:style-name="ce90" office:value-type="float" office:value="1">
            <text:p>1</text:p>
          </table:table-cell>
          <table:table-cell table:formula="of:=[.AN199]+[.AN198]+[.AN197]+[.AN196]+[.AN195]+[.AN194]+[.AN193]+[.AN192]+[.AN191]+[.AN190]+[.AN188]+[.AN187]+[.AN186]+[.AN185]+[.AN184]+[.AN183]+[.AN182]" ns41:value-type="float" table:style-name="ce90" office:value-type="float" office:value="2">
            <text:p>2</text:p>
          </table:table-cell>
          <table:table-cell table:formula="of:=[.AO199]+[.AO198]+[.AO197]+[.AO196]+[.AO195]+[.AO194]+[.AO193]+[.AO192]+[.AO191]+[.AO190]+[.AO188]+[.AO187]+[.AO186]+[.AO185]+[.AO184]+[.AO183]+[.AO182]" ns41:value-type="float" table:style-name="ce90" office:value-type="float" office:value="0">
            <text:p>0</text:p>
          </table:table-cell>
          <table:table-cell table:formula="of:=[.AP199]+[.AP198]+[.AP197]+[.AP196]+[.AP195]+[.AP194]+[.AP193]+[.AP192]+[.AP191]+[.AP190]+[.AP188]+[.AP187]+[.AP186]+[.AP185]+[.AP184]+[.AP183]+[.AP182]" ns41:value-type="float" table:style-name="ce90" office:value-type="float" office:value="692">
            <text:p>692</text:p>
          </table:table-cell>
          <table:table-cell table:formula="of:=[.AQ199]+[.AQ198]+[.AQ197]+[.AQ196]+[.AQ195]+[.AQ194]+[.AQ193]+[.AQ192]+[.AQ191]+[.AQ190]+[.AQ188]+[.AQ187]+[.AQ186]+[.AQ185]+[.AQ184]+[.AQ183]+[.AQ182]" ns41:value-type="float" table:style-name="ce90" office:value-type="float" office:value="244">
            <text:p>244</text:p>
          </table:table-cell>
          <table:table-cell table:formula="of:=[.AR199]+[.AR198]+[.AR197]+[.AR196]+[.AR195]+[.AR194]+[.AR193]+[.AR192]+[.AR191]+[.AR190]+[.AR188]+[.AR187]+[.AR186]+[.AR185]+[.AR184]+[.AR183]+[.AR182]" ns41:value-type="float" table:style-name="ce90" office:value-type="float" office:value="0">
            <text:p>0</text:p>
          </table:table-cell>
          <table:table-cell table:formula="of:=[.AS199]+[.AS198]+[.AS197]+[.AS196]+[.AS195]+[.AS194]+[.AS193]+[.AS192]+[.AS191]+[.AS190]+[.AS188]+[.AS187]+[.AS186]+[.AS185]+[.AS184]+[.AS183]+[.AS182]" ns41:value-type="float" table:style-name="ce90" office:value-type="float" office:value="0">
            <text:p>0</text:p>
          </table:table-cell>
          <table:table-cell table:formula="of:=[.AT199]+[.AT198]+[.AT197]+[.AT196]+[.AT195]+[.AT194]+[.AT193]+[.AT192]+[.AT191]+[.AT190]+[.AT188]+[.AT187]+[.AT186]+[.AT185]+[.AT184]+[.AT183]+[.AT182]" ns41:value-type="float" table:style-name="ce90" office:value-type="float" office:value="692">
            <text:p>692</text:p>
          </table:table-cell>
          <table:table-cell table:formula="of:=[.AU199]+[.AU198]+[.AU197]+[.AU196]+[.AU195]+[.AU194]+[.AU193]+[.AU192]+[.AU191]+[.AU190]+[.AU188]+[.AU187]+[.AU186]+[.AU185]+[.AU184]+[.AU183]+[.AU182]" ns41:value-type="float" table:style-name="ce52" office:value-type="float" office:value="244">
            <text:p>244</text:p>
          </table:table-cell>
          <table:table-cell table:style-name="ce91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6" office:value-type="float">
            <text:p>856</text:p>
          </table:table-cell>
          <table:table-cell ns41:value-type="float" table:style-name="ce78" office:value="857" office:value-type="float">
            <text:p>857</text:p>
          </table:table-cell>
          <table:table-cell table:style-name="ce78"/>
          <table:table-cell ns41:value-type="float" table:style-name="ce85" office:value="240191" office:value-type="float">
            <text:p>240191</text:p>
          </table:table-cell>
          <table:table-cell table:style-name="ce87" table:number-columns-repeated="970"/>
        </table:table-row>
        <table:table-row table:style-name="ro3">
          <table:table-cell table:style-name="ce8"/>
          <table:table-cell ns41:value-type="string" table:style-name="ce20" office:value-type="string">
            <text:p>XII. Totaal generaal</text:p>
          </table:table-cell>
          <table:table-cell table:style-name="ce30"/>
          <table:table-cell table:style-name="ce11"/>
          <table:table-cell table:formula="of:=[.E200]+[.E201]" ns41:value-type="float" table:style-name="ce40" office:value-type="float" office:value="0">
            <text:p>0</text:p>
          </table:table-cell>
          <table:table-cell table:formula="of:=[.F200]+[.F201]" ns41:value-type="float" table:style-name="ce90" office:value-type="float" office:value="3">
            <text:p>3</text:p>
          </table:table-cell>
          <table:table-cell table:formula="of:=[.G200]+[.G201]" ns41:value-type="float" table:style-name="ce90" office:value-type="float" office:value="6">
            <text:p>6</text:p>
          </table:table-cell>
          <table:table-cell table:formula="of:=[.H200]+[.H201]" ns41:value-type="float" table:style-name="ce90" office:value-type="float" office:value="2">
            <text:p>2</text:p>
          </table:table-cell>
          <table:table-cell table:formula="of:=[.I200]+[.I201]" ns41:value-type="float" table:style-name="ce90" office:value-type="float" office:value="10">
            <text:p>10</text:p>
          </table:table-cell>
          <table:table-cell table:formula="of:=[.J200]+[.J201]" ns41:value-type="float" table:style-name="ce90" office:value-type="float" office:value="1">
            <text:p>1</text:p>
          </table:table-cell>
          <table:table-cell table:formula="of:=[.K200]+[.K201]" ns41:value-type="float" table:style-name="ce90" office:value-type="float" office:value="32">
            <text:p>32</text:p>
          </table:table-cell>
          <table:table-cell table:formula="of:=[.L200]+[.L201]" ns41:value-type="float" table:style-name="ce90" office:value-type="float" office:value="1">
            <text:p>1</text:p>
          </table:table-cell>
          <table:table-cell table:formula="of:=[.M200]+[.M201]" ns41:value-type="float" table:style-name="ce90" office:value-type="float" office:value="18">
            <text:p>18</text:p>
          </table:table-cell>
          <table:table-cell table:formula="of:=[.N200]+[.N201]" ns41:value-type="float" table:style-name="ce90" office:value-type="float" office:value="12">
            <text:p>12</text:p>
          </table:table-cell>
          <table:table-cell table:formula="of:=[.O200]+[.O201]" ns41:value-type="float" table:style-name="ce90" office:value-type="float" office:value="41">
            <text:p>41</text:p>
          </table:table-cell>
          <table:table-cell table:formula="of:=[.P200]+[.P201]" ns41:value-type="float" table:style-name="ce90" office:value-type="float" office:value="27">
            <text:p>27</text:p>
          </table:table-cell>
          <table:table-cell table:formula="of:=[.Q200]+[.Q201]" ns41:value-type="float" table:style-name="ce90" office:value-type="float" office:value="42">
            <text:p>42</text:p>
          </table:table-cell>
          <table:table-cell table:formula="of:=[.R200]+[.R201]" ns41:value-type="float" table:style-name="ce90" office:value-type="float" office:value="94">
            <text:p>94</text:p>
          </table:table-cell>
          <table:table-cell table:formula="of:=[.S200]+[.S201]" ns41:value-type="float" table:style-name="ce90" office:value-type="float" office:value="40">
            <text:p>40</text:p>
          </table:table-cell>
          <table:table-cell table:formula="of:=[.T200]+[.T201]" ns41:value-type="float" table:style-name="ce90" office:value-type="float" office:value="102">
            <text:p>102</text:p>
          </table:table-cell>
          <table:table-cell table:formula="of:=[.U200]+[.U201]" ns41:value-type="float" table:style-name="ce90" office:value-type="float" office:value="21">
            <text:p>21</text:p>
          </table:table-cell>
          <table:table-cell table:formula="of:=[.V200]+[.V201]" ns41:value-type="float" table:style-name="ce90" office:value-type="float" office:value="17">
            <text:p>17</text:p>
          </table:table-cell>
          <table:table-cell table:formula="of:=[.W200]+[.W201]" ns41:value-type="float" table:style-name="ce90" office:value-type="float" office:value="1">
            <text:p>1</text:p>
          </table:table-cell>
          <table:table-cell table:formula="of:=[.X200]+[.X201]" ns41:value-type="float" table:style-name="ce90" office:value-type="float" office:value="120">
            <text:p>120</text:p>
          </table:table-cell>
          <table:table-cell table:formula="of:=[.Y200]+[.Y201]" ns41:value-type="float" table:style-name="ce90" office:value-type="float" office:value="10">
            <text:p>10</text:p>
          </table:table-cell>
          <table:table-cell table:formula="of:=[.Z200]+[.Z201]" ns41:value-type="float" table:style-name="ce90" office:value-type="float" office:value="81">
            <text:p>81</text:p>
          </table:table-cell>
          <table:table-cell table:formula="of:=[.AA200]+[.AA201]" ns41:value-type="float" table:style-name="ce90" office:value-type="float" office:value="5">
            <text:p>5</text:p>
          </table:table-cell>
          <table:table-cell table:formula="of:=[.AB200]+[.AB201]" ns41:value-type="float" table:style-name="ce90" office:value-type="float" office:value="112">
            <text:p>112</text:p>
          </table:table-cell>
          <table:table-cell table:formula="of:=[.AC200]+[.AC201]" ns41:value-type="float" table:style-name="ce90" office:value-type="float" office:value="7">
            <text:p>7</text:p>
          </table:table-cell>
          <table:table-cell table:formula="of:=[.AD200]+[.AD201]" ns41:value-type="float" table:style-name="ce90" office:value-type="float" office:value="48">
            <text:p>48</text:p>
          </table:table-cell>
          <table:table-cell table:formula="of:=[.AE200]+[.AE201]" ns41:value-type="float" table:style-name="ce90" office:value-type="float" office:value="2">
            <text:p>2</text:p>
          </table:table-cell>
          <table:table-cell table:formula="of:=[.AF200]+[.AF201]" ns41:value-type="float" table:style-name="ce90" office:value-type="float" office:value="42">
            <text:p>42</text:p>
          </table:table-cell>
          <table:table-cell table:formula="of:=[.AG200]+[.AG201]" ns41:value-type="float" table:style-name="ce90" office:value-type="float" office:value="2">
            <text:p>2</text:p>
          </table:table-cell>
          <table:table-cell table:formula="of:=[.AH200]+[.AH201]" ns41:value-type="float" table:style-name="ce90" office:value-type="float" office:value="19">
            <text:p>19</text:p>
          </table:table-cell>
          <table:table-cell table:formula="of:=[.AI200]+[.AI201]" ns41:value-type="float" table:style-name="ce90" office:value-type="float" office:value="1">
            <text:p>1</text:p>
          </table:table-cell>
          <table:table-cell table:formula="of:=[.AJ200]+[.AJ201]" ns41:value-type="float" table:style-name="ce90" office:value-type="float" office:value="4">
            <text:p>4</text:p>
          </table:table-cell>
          <table:table-cell table:formula="of:=[.AK200]+[.AK201]" ns41:value-type="float" table:style-name="ce90" office:value-type="float" office:value="0">
            <text:p>0</text:p>
          </table:table-cell>
          <table:table-cell table:formula="of:=[.AL200]+[.AL201]" ns41:value-type="float" table:style-name="ce90" office:value-type="float" office:value="13">
            <text:p>13</text:p>
          </table:table-cell>
          <table:table-cell table:formula="of:=[.AM200]+[.AM201]" ns41:value-type="float" table:style-name="ce90" office:value-type="float" office:value="1">
            <text:p>1</text:p>
          </table:table-cell>
          <table:table-cell table:formula="of:=[.AN200]+[.AN201]" ns41:value-type="float" table:style-name="ce90" office:value-type="float" office:value="2">
            <text:p>2</text:p>
          </table:table-cell>
          <table:table-cell table:formula="of:=[.AO200]+[.AO201]" ns41:value-type="float" table:style-name="ce90" office:value-type="float" office:value="0">
            <text:p>0</text:p>
          </table:table-cell>
          <table:table-cell table:formula="of:=[.AP200]+[.AP201]" ns41:value-type="float" table:style-name="ce90" office:value-type="float" office:value="695">
            <text:p>695</text:p>
          </table:table-cell>
          <table:table-cell table:formula="of:=[.AQ200]+[.AQ201]" ns41:value-type="float" table:style-name="ce90" office:value-type="float" office:value="244">
            <text:p>244</text:p>
          </table:table-cell>
          <table:table-cell table:formula="of:=[.AR200]+[.AR201]" ns41:value-type="float" table:style-name="ce90" office:value-type="float" office:value="0">
            <text:p>0</text:p>
          </table:table-cell>
          <table:table-cell table:formula="of:=[.AS200]+[.AS201]" ns41:value-type="float" table:style-name="ce90" office:value-type="float" office:value="0">
            <text:p>0</text:p>
          </table:table-cell>
          <table:table-cell table:formula="of:=[.AT200]+[.AT201]" ns41:value-type="float" table:style-name="ce90" office:value-type="float" office:value="695">
            <text:p>695</text:p>
          </table:table-cell>
          <table:table-cell table:formula="of:=[.AU200]+[.AU201]" ns41:value-type="float" table:style-name="ce52" office:value-type="float" office:value="244">
            <text:p>244</text:p>
          </table:table-cell>
          <table:table-cell table:style-name="ce91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6" office:value-type="float">
            <text:p>856</text:p>
          </table:table-cell>
          <table:table-cell ns41:value-type="float" table:style-name="ce78" office:value="857" office:value-type="float">
            <text:p>857</text:p>
          </table:table-cell>
          <table:table-cell table:style-name="ce78"/>
          <table:table-cell ns41:value-type="float" table:style-name="ce85" office:value="240191" office:value-type="float">
            <text:p>240191</text:p>
          </table:table-cell>
          <table:table-cell table:style-name="ce87" table:number-columns-repeated="970"/>
        </table:table-row>
        <table:table-row table:style-name="ro5">
          <table:table-cell table:style-name="ce8"/>
          <table:table-cell ns41:value-type="string" table:style-name="ce20" office:value-type="string">
            <text:p>XIII. Scheepsbouw, vervaardiging van rijtuigen</text:p>
          </table:table-cell>
          <table:table-cell table:style-name="ce30"/>
          <table:table-cell table:style-name="ce11"/>
          <table:table-cell table:style-name="ce40"/>
          <table:table-cell table:style-name="ce90" table:number-columns-repeated="36"/>
          <table:table-cell table:formula="of:=[.J203]+[.L203]+[.N203]+[.P203]+[.R203]+[.T203]+[.V203]+[.X203]+[.Z203]+[.AB203]+[.AD203]+[.AF203]+[.AH203]+[.AJ203]+[.AL203]+[.AN203]" ns41:value-type="float" table:style-name="ce90" office:value-type="float" office:value="0">
            <text:p>0</text:p>
          </table:table-cell>
          <table:table-cell table:formula="of:=[.E203]+[.F203]+[.G203]+[.H203]+[.I203]+[.K203]+[.M203]+[.O203]+[.Q203]+[.S203]+[.U203]+[.W203]+[.Y203]+[.AA203]+[.AC203]+[.AE203]+[.AG203]+[.AI203]+[.AK203]+[.AM203]+[.AO203]" ns41:value-type="float" table:style-name="ce90" office:value-type="float" office:value="0">
            <text:p>0</text:p>
          </table:table-cell>
          <table:table-cell table:style-name="ce90" table:number-columns-repeated="2"/>
          <table:table-cell table:formula="of:=[.AP203]+[.AR203]" ns41:value-type="float" table:style-name="ce90" office:value-type="float" office:value="0">
            <text:p>0</text:p>
          </table:table-cell>
          <table:table-cell table:formula="of:=[.AQ203]+[.AS203]" ns41:value-type="float" table:style-name="ce52" office:value-type="float" office:value="0">
            <text:p>0</text:p>
          </table:table-cell>
          <table:table-cell table:style-name="ce91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8" office:value-type="float">
            <text:p>858</text:p>
          </table:table-cell>
          <table:table-cell ns41:value-type="float" table:style-name="ce78" office:value="859" office:value-type="float">
            <text:p>859</text:p>
          </table:table-cell>
          <table:table-cell table:style-name="ce78"/>
          <table:table-cell ns41:value-type="float" table:style-name="ce85" office:value="240192" office:value-type="float">
            <text:p>240192</text:p>
          </table:table-cell>
          <table:table-cell table:number-columns-repeated="970"/>
        </table:table-row>
        <table:table-row table:style-name="ro3">
          <table:table-cell ns41:value-type="float" table:style-name="ce8" office:value="1" office:value-type="float">
            <text:p>1</text:p>
          </table:table-cell>
          <table:table-cell ns41:value-type="string" table:style-name="ce20" office:value-type="string">
            <text:p>Scheepmakers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ns41:value-type="float" table:style-name="ce90" office:value="10" office:value-type="float">
            <text:p>10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0" office:value="35" office:value-type="float">
            <text:p>35</text:p>
          </table:table-cell>
          <table:table-cell ns41:value-type="float" table:style-name="ce90" office:value="119" office:value-type="float">
            <text:p>119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179" office:value-type="float">
            <text:p>179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75" office:value-type="float">
            <text:p>75</text:p>
          </table:table-cell>
          <table:table-cell ns41:value-type="float" table:style-name="ce90" office:value="50" office:value-type="float">
            <text:p>50</text:p>
          </table:table-cell>
          <table:table-cell ns41:value-type="float" table:style-name="ce90" office:value="161" office:value-type="float">
            <text:p>161</text:p>
          </table:table-cell>
          <table:table-cell ns41:value-type="float" table:style-name="ce90" office:value="78" office:value-type="float">
            <text:p>78</text:p>
          </table:table-cell>
          <table:table-cell ns41:value-type="float" table:style-name="ce90" office:value="96" office:value-type="float">
            <text:p>96</text:p>
          </table:table-cell>
          <table:table-cell ns41:value-type="float" table:style-name="ce90" office:value="317" office:value-type="float">
            <text:p>317</text:p>
          </table:table-cell>
          <table:table-cell ns41:value-type="float" table:style-name="ce90" office:value="134" office:value-type="float">
            <text:p>134</text:p>
          </table:table-cell>
          <table:table-cell ns41:value-type="float" table:style-name="ce90" office:value="211" office:value-type="float">
            <text:p>211</text:p>
          </table:table-cell>
          <table:table-cell ns41:value-type="float" table:style-name="ce90" office:value="43" office:value-type="float">
            <text:p>43</text:p>
          </table:table-cell>
          <table:table-cell ns41:value-type="float" table:style-name="ce90" office:value="54" office:value-type="float">
            <text:p>54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0" office:value="243" office:value-type="float">
            <text:p>243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90" office:value="158" office:value-type="float">
            <text:p>158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0" office:value="219" office:value-type="float">
            <text:p>219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0" office:value="102" office:value-type="float">
            <text:p>102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151" office:value-type="float">
            <text:p>15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0" office:value="50" office:value-type="float">
            <text:p>50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0" office:value="16" office:value-type="float">
            <text:p>16</text:p>
          </table:table-cell>
          <table:table-cell table:style-name="ce90"/>
          <table:table-cell ns41:value-type="float" table:style-name="ce90" office:value="37" office:value-type="float">
            <text:p>37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0" office:value="1" office:value-type="float">
            <text:p>1</text:p>
          </table:table-cell>
          <table:table-cell table:formula="of:=[.J204]+[.L204]+[.N204]+[.P204]+[.R204]+[.T204]+[.V204]+[.X204]+[.Z204]+[.AB204]+[.AD204]+[.AF204]+[.AH204]+[.AJ204]+[.AL204]+[.AN204]" ns41:value-type="float" table:style-name="ce90" office:value-type="float" office:value="1710">
            <text:p>1710</text:p>
          </table:table-cell>
          <table:table-cell table:formula="of:=[.E204]+[.F204]+[.G204]+[.H204]+[.I204]+[.K204]+[.M204]+[.O204]+[.Q204]+[.S204]+[.U204]+[.W204]+[.Y204]+[.AA204]+[.AC204]+[.AE204]+[.AG204]+[.AI204]+[.AK204]+[.AM204]+[.AO204]" ns41:value-type="float" table:style-name="ce90" office:value-type="float" office:value="931">
            <text:p>931</text:p>
          </table:table-cell>
          <table:table-cell table:style-name="ce90" table:number-columns-repeated="2"/>
          <table:table-cell table:formula="of:=[.AP204]+[.AR204]" ns41:value-type="float" table:style-name="ce90" office:value-type="float" office:value="1710">
            <text:p>1710</text:p>
          </table:table-cell>
          <table:table-cell table:formula="of:=[.AQ204]+[.AS204]" ns41:value-type="float" table:style-name="ce52" office:value-type="float" office:value="931">
            <text:p>931</text:p>
          </table:table-cell>
          <table:table-cell table:formula="of:=[.A204]" ns41:value-type="float" table:style-name="ce91" office:value-type="float" office:value="1">
            <text:p>1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8" office:value-type="float">
            <text:p>858</text:p>
          </table:table-cell>
          <table:table-cell ns41:value-type="float" table:style-name="ce78" office:value="859" office:value-type="float">
            <text:p>859</text:p>
          </table:table-cell>
          <table:table-cell table:style-name="ce78"/>
          <table:table-cell ns41:value-type="float" table:style-name="ce85" office:value="240192" office:value-type="float">
            <text:p>240192</text:p>
          </table:table-cell>
          <table:table-cell table:number-columns-repeated="970"/>
        </table:table-row>
        <table:table-row table:style-name="ro5">
          <table:table-cell ns41:value-type="float" table:style-name="ce8" office:value="2" office:value-type="float">
            <text:p>2</text:p>
          </table:table-cell>
          <table:table-cell ns41:value-type="string" table:style-name="ce20" office:value-type="string">
            <text:p>Fabricage van rijtuigen en wagens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9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4" office:value-type="float">
            <text:p>4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3" office:value-type="float">
            <text:p>3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 table:number-columns-repeated="5"/>
          <table:table-cell ns41:value-type="float" table:style-name="ce90" office:value="1" office:value-type="float">
            <text:p>1</text:p>
          </table:table-cell>
          <table:table-cell table:style-name="ce90" table:number-columns-repeated="5"/>
          <table:table-cell table:formula="of:=[.J205]+[.L205]+[.N205]+[.P205]+[.R205]+[.T205]+[.V205]+[.X205]+[.Z205]+[.AB205]+[.AD205]+[.AF205]+[.AH205]+[.AJ205]+[.AL205]+[.AN205]" ns41:value-type="float" table:style-name="ce90" office:value-type="float" office:value="20">
            <text:p>20</text:p>
          </table:table-cell>
          <table:table-cell table:formula="of:=[.E205]+[.F205]+[.G205]+[.H205]+[.I205]+[.K205]+[.M205]+[.O205]+[.Q205]+[.S205]+[.U205]+[.W205]+[.Y205]+[.AA205]+[.AC205]+[.AE205]+[.AG205]+[.AI205]+[.AK205]+[.AM205]+[.AO205]" ns41:value-type="float" table:style-name="ce90" office:value-type="float" office:value="4">
            <text:p>4</text:p>
          </table:table-cell>
          <table:table-cell table:style-name="ce90" table:number-columns-repeated="2"/>
          <table:table-cell table:formula="of:=[.AP205]+[.AR205]" ns41:value-type="float" table:style-name="ce90" office:value-type="float" office:value="20">
            <text:p>20</text:p>
          </table:table-cell>
          <table:table-cell table:formula="of:=[.AQ205]+[.AS205]" ns41:value-type="float" table:style-name="ce52" office:value-type="float" office:value="4">
            <text:p>4</text:p>
          </table:table-cell>
          <table:table-cell table:formula="of:=[.A205]" ns41:value-type="float" table:style-name="ce91" office:value-type="float" office:value="2">
            <text:p>2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8" office:value-type="float">
            <text:p>858</text:p>
          </table:table-cell>
          <table:table-cell ns41:value-type="float" table:style-name="ce78" office:value="859" office:value-type="float">
            <text:p>859</text:p>
          </table:table-cell>
          <table:table-cell table:style-name="ce78"/>
          <table:table-cell ns41:value-type="float" table:style-name="ce85" office:value="240192" office:value-type="float">
            <text:p>240192</text:p>
          </table:table-cell>
          <table:table-cell table:number-columns-repeated="970"/>
        </table:table-row>
        <table:table-row table:style-name="ro3">
          <table:table-cell table:style-name="ce8"/>
          <table:table-cell ns41:value-type="string" table:style-name="ce20" office:value-type="string">
            <text:p>XIII. Totaal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formula="of:=[.E204]+[.E205]" ns41:value-type="float" table:style-name="ce40" office:value-type="float" office:value="0">
            <text:p>0</text:p>
          </table:table-cell>
          <table:table-cell table:formula="of:=[.F204]+[.F205]" ns41:value-type="float" table:style-name="ce90" office:value-type="float" office:value="10">
            <text:p>10</text:p>
          </table:table-cell>
          <table:table-cell table:formula="of:=[.G204]+[.G205]" ns41:value-type="float" table:style-name="ce90" office:value-type="float" office:value="12">
            <text:p>12</text:p>
          </table:table-cell>
          <table:table-cell table:formula="of:=[.H204]+[.H205]" ns41:value-type="float" table:style-name="ce90" office:value-type="float" office:value="35">
            <text:p>35</text:p>
          </table:table-cell>
          <table:table-cell table:formula="of:=[.I204]+[.I205]" ns41:value-type="float" table:style-name="ce90" office:value-type="float" office:value="119">
            <text:p>119</text:p>
          </table:table-cell>
          <table:table-cell table:formula="of:=[.J204]+[.J205]" ns41:value-type="float" table:style-name="ce90" office:value-type="float" office:value="2">
            <text:p>2</text:p>
          </table:table-cell>
          <table:table-cell table:formula="of:=[.K204]+[.K205]" ns41:value-type="float" table:style-name="ce90" office:value-type="float" office:value="179">
            <text:p>179</text:p>
          </table:table-cell>
          <table:table-cell table:formula="of:=[.L204]+[.L205]" ns41:value-type="float" table:style-name="ce90" office:value-type="float" office:value="2">
            <text:p>2</text:p>
          </table:table-cell>
          <table:table-cell table:formula="of:=[.M204]+[.M205]" ns41:value-type="float" table:style-name="ce90" office:value-type="float" office:value="75">
            <text:p>75</text:p>
          </table:table-cell>
          <table:table-cell table:formula="of:=[.N204]+[.N205]" ns41:value-type="float" table:style-name="ce90" office:value-type="float" office:value="50">
            <text:p>50</text:p>
          </table:table-cell>
          <table:table-cell table:formula="of:=[.O204]+[.O205]" ns41:value-type="float" table:style-name="ce90" office:value-type="float" office:value="162">
            <text:p>162</text:p>
          </table:table-cell>
          <table:table-cell table:formula="of:=[.P204]+[.P205]" ns41:value-type="float" table:style-name="ce90" office:value-type="float" office:value="78">
            <text:p>78</text:p>
          </table:table-cell>
          <table:table-cell table:formula="of:=[.Q204]+[.Q205]" ns41:value-type="float" table:style-name="ce90" office:value-type="float" office:value="97">
            <text:p>97</text:p>
          </table:table-cell>
          <table:table-cell table:formula="of:=[.R204]+[.R205]" ns41:value-type="float" table:style-name="ce90" office:value-type="float" office:value="325">
            <text:p>325</text:p>
          </table:table-cell>
          <table:table-cell table:formula="of:=[.S204]+[.S205]" ns41:value-type="float" table:style-name="ce90" office:value-type="float" office:value="136">
            <text:p>136</text:p>
          </table:table-cell>
          <table:table-cell table:formula="of:=[.T204]+[.T205]" ns41:value-type="float" table:style-name="ce90" office:value-type="float" office:value="215">
            <text:p>215</text:p>
          </table:table-cell>
          <table:table-cell table:formula="of:=[.U204]+[.U205]" ns41:value-type="float" table:style-name="ce90" office:value-type="float" office:value="43">
            <text:p>43</text:p>
          </table:table-cell>
          <table:table-cell table:formula="of:=[.V204]+[.V205]" ns41:value-type="float" table:style-name="ce90" office:value-type="float" office:value="55">
            <text:p>55</text:p>
          </table:table-cell>
          <table:table-cell table:formula="of:=[.W204]+[.W205]" ns41:value-type="float" table:style-name="ce90" office:value-type="float" office:value="6">
            <text:p>6</text:p>
          </table:table-cell>
          <table:table-cell table:formula="of:=[.X204]+[.X205]" ns41:value-type="float" table:style-name="ce90" office:value-type="float" office:value="246">
            <text:p>246</text:p>
          </table:table-cell>
          <table:table-cell table:formula="of:=[.Y204]+[.Y205]" ns41:value-type="float" table:style-name="ce90" office:value-type="float" office:value="22">
            <text:p>22</text:p>
          </table:table-cell>
          <table:table-cell table:formula="of:=[.Z204]+[.Z205]" ns41:value-type="float" table:style-name="ce90" office:value-type="float" office:value="160">
            <text:p>160</text:p>
          </table:table-cell>
          <table:table-cell table:formula="of:=[.AA204]+[.AA205]" ns41:value-type="float" table:style-name="ce90" office:value-type="float" office:value="13">
            <text:p>13</text:p>
          </table:table-cell>
          <table:table-cell table:formula="of:=[.AB204]+[.AB205]" ns41:value-type="float" table:style-name="ce90" office:value-type="float" office:value="219">
            <text:p>219</text:p>
          </table:table-cell>
          <table:table-cell table:formula="of:=[.AC204]+[.AC205]" ns41:value-type="float" table:style-name="ce90" office:value-type="float" office:value="10">
            <text:p>10</text:p>
          </table:table-cell>
          <table:table-cell table:formula="of:=[.AD204]+[.AD205]" ns41:value-type="float" table:style-name="ce90" office:value-type="float" office:value="103">
            <text:p>103</text:p>
          </table:table-cell>
          <table:table-cell table:formula="of:=[.AE204]+[.AE205]" ns41:value-type="float" table:style-name="ce90" office:value-type="float" office:value="2">
            <text:p>2</text:p>
          </table:table-cell>
          <table:table-cell table:formula="of:=[.AF204]+[.AF205]" ns41:value-type="float" table:style-name="ce90" office:value-type="float" office:value="151">
            <text:p>151</text:p>
          </table:table-cell>
          <table:table-cell table:formula="of:=[.AG204]+[.AG205]" ns41:value-type="float" table:style-name="ce90" office:value-type="float" office:value="8">
            <text:p>8</text:p>
          </table:table-cell>
          <table:table-cell table:formula="of:=[.AH204]+[.AH205]" ns41:value-type="float" table:style-name="ce90" office:value-type="float" office:value="50">
            <text:p>50</text:p>
          </table:table-cell>
          <table:table-cell table:formula="of:=[.AI204]+[.AI205]" ns41:value-type="float" table:style-name="ce90" office:value-type="float" office:value="3">
            <text:p>3</text:p>
          </table:table-cell>
          <table:table-cell table:formula="of:=[.AJ204]+[.AJ205]" ns41:value-type="float" table:style-name="ce90" office:value-type="float" office:value="17">
            <text:p>17</text:p>
          </table:table-cell>
          <table:table-cell table:formula="of:=[.AK204]+[.AK205]" ns41:value-type="float" table:style-name="ce90" office:value-type="float" office:value="0">
            <text:p>0</text:p>
          </table:table-cell>
          <table:table-cell table:formula="of:=[.AL204]+[.AL205]" ns41:value-type="float" table:style-name="ce90" office:value-type="float" office:value="37">
            <text:p>37</text:p>
          </table:table-cell>
          <table:table-cell table:formula="of:=[.AM204]+[.AM205]" ns41:value-type="float" table:style-name="ce90" office:value-type="float" office:value="2">
            <text:p>2</text:p>
          </table:table-cell>
          <table:table-cell table:formula="of:=[.AN204]+[.AN205]" ns41:value-type="float" table:style-name="ce90" office:value-type="float" office:value="20">
            <text:p>20</text:p>
          </table:table-cell>
          <table:table-cell table:formula="of:=[.AO204]+[.AO205]" ns41:value-type="float" table:style-name="ce90" office:value-type="float" office:value="1">
            <text:p>1</text:p>
          </table:table-cell>
          <table:table-cell table:formula="of:=[.AP204]+[.AP205]" ns41:value-type="float" table:style-name="ce90" office:value-type="float" office:value="1730">
            <text:p>1730</text:p>
          </table:table-cell>
          <table:table-cell table:formula="of:=[.AQ204]+[.AQ205]" ns41:value-type="float" table:style-name="ce90" office:value-type="float" office:value="935">
            <text:p>935</text:p>
          </table:table-cell>
          <table:table-cell table:formula="of:=[.AR204]+[.AR205]" ns41:value-type="float" table:style-name="ce90" office:value-type="float" office:value="0">
            <text:p>0</text:p>
          </table:table-cell>
          <table:table-cell table:formula="of:=[.AS204]+[.AS205]" ns41:value-type="float" table:style-name="ce90" office:value-type="float" office:value="0">
            <text:p>0</text:p>
          </table:table-cell>
          <table:table-cell table:formula="of:=[.AT204]+[.AT205]" ns41:value-type="float" table:style-name="ce90" office:value-type="float" office:value="1730">
            <text:p>1730</text:p>
          </table:table-cell>
          <table:table-cell table:formula="of:=[.AU204]+[.AU205]" ns41:value-type="float" table:style-name="ce52" office:value-type="float" office:value="935">
            <text:p>935</text:p>
          </table:table-cell>
          <table:table-cell table:style-name="ce61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8" office:value-type="float">
            <text:p>858</text:p>
          </table:table-cell>
          <table:table-cell ns41:value-type="float" table:style-name="ce78" office:value="859" office:value-type="float">
            <text:p>859</text:p>
          </table:table-cell>
          <table:table-cell table:style-name="ce78"/>
          <table:table-cell ns41:value-type="float" table:style-name="ce85" office:value="240192" office:value-type="float">
            <text:p>240192</text:p>
          </table:table-cell>
          <table:table-cell table:style-name="ce87" table:number-columns-repeated="970"/>
        </table:table-row>
        <table:table-row table:style-name="ro3">
          <table:table-cell table:style-name="ce8"/>
          <table:table-cell ns41:value-type="string" table:style-name="ce20" office:value-type="string">
            <text:p>XIV. Papier</text:p>
          </table:table-cell>
          <table:table-cell table:style-name="ce30"/>
          <table:table-cell table:style-name="ce11"/>
          <table:table-cell table:style-name="ce40"/>
          <table:table-cell table:style-name="ce90" table:number-columns-repeated="36"/>
          <table:table-cell table:formula="of:=[.J207]+[.L207]+[.N207]+[.P207]+[.R207]+[.T207]+[.V207]+[.X207]+[.Z207]+[.AB207]+[.AD207]+[.AF207]+[.AH207]+[.AJ207]+[.AL207]+[.AN207]" ns41:value-type="float" table:style-name="ce90" office:value-type="float" office:value="0">
            <text:p>0</text:p>
          </table:table-cell>
          <table:table-cell table:formula="of:=[.E207]+[.F207]+[.G207]+[.H207]+[.I207]+[.K207]+[.M207]+[.O207]+[.Q207]+[.S207]+[.U207]+[.W207]+[.Y207]+[.AA207]+[.AC207]+[.AE207]+[.AG207]+[.AI207]+[.AK207]+[.AM207]+[.AO207]" ns41:value-type="float" table:style-name="ce90" office:value-type="float" office:value="0">
            <text:p>0</text:p>
          </table:table-cell>
          <table:table-cell table:style-name="ce90" table:number-columns-repeated="2"/>
          <table:table-cell table:formula="of:=[.AP207]+[.AR207]" ns41:value-type="float" table:style-name="ce90" office:value-type="float" office:value="0">
            <text:p>0</text:p>
          </table:table-cell>
          <table:table-cell table:formula="of:=[.AQ207]+[.AS207]" ns41:value-type="float" table:style-name="ce52" office:value-type="float" office:value="0">
            <text:p>0</text:p>
          </table:table-cell>
          <table:table-cell table:style-name="ce91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8" office:value-type="float">
            <text:p>858</text:p>
          </table:table-cell>
          <table:table-cell ns41:value-type="float" table:style-name="ce78" office:value="859" office:value-type="float">
            <text:p>859</text:p>
          </table:table-cell>
          <table:table-cell table:style-name="ce78"/>
          <table:table-cell ns41:value-type="float" table:style-name="ce85" office:value="240192" office:value-type="float">
            <text:p>240192</text:p>
          </table:table-cell>
          <table:table-cell table:number-columns-repeated="970"/>
        </table:table-row>
        <table:table-row table:style-name="ro3">
          <table:table-cell ns41:value-type="float" table:style-name="ce8" office:value="3" office:value-type="float">
            <text:p>3</text:p>
          </table:table-cell>
          <table:table-cell ns41:value-type="string" table:style-name="ce20" office:value-type="string">
            <text:p>Fabricage van papier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2"/>
          <table:table-cell ns41:value-type="float" table:style-name="ce90" office:value="2" office:value-type="float">
            <text:p>2</text:p>
          </table:table-cell>
          <table:table-cell ns41:value-type="float" table:style-name="ce90" office:value="11" office:value-type="float">
            <text:p>11</text:p>
          </table:table-cell>
          <table:table-cell table:style-name="ce90"/>
          <table:table-cell ns41:value-type="float" table:style-name="ce90" office:value="6" office:value-type="float">
            <text:p>6</text:p>
          </table:table-cell>
          <table:table-cell table:style-name="ce90"/>
          <table:table-cell ns41:value-type="float" table:style-name="ce90" office:value="3" office:value-type="float">
            <text:p>3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6" office:value-type="float">
            <text:p>6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9" office:value-type="float">
            <text:p>9</text:p>
          </table:table-cell>
          <table:table-cell table:style-name="ce90"/>
          <table:table-cell ns41:value-type="float" table:style-name="ce90" office:value="13" office:value-type="float">
            <text:p>13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6" office:value-type="float">
            <text:p>6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/>
          <table:table-cell table:formula="of:=[.J208]+[.L208]+[.N208]+[.P208]+[.R208]+[.T208]+[.V208]+[.X208]+[.Z208]+[.AB208]+[.AD208]+[.AF208]+[.AH208]+[.AJ208]+[.AL208]+[.AN208]" ns41:value-type="float" table:style-name="ce90" office:value-type="float" office:value="62">
            <text:p>62</text:p>
          </table:table-cell>
          <table:table-cell table:formula="of:=[.E208]+[.F208]+[.G208]+[.H208]+[.I208]+[.K208]+[.M208]+[.O208]+[.Q208]+[.S208]+[.U208]+[.W208]+[.Y208]+[.AA208]+[.AC208]+[.AE208]+[.AG208]+[.AI208]+[.AK208]+[.AM208]+[.AO208]" ns41:value-type="float" table:style-name="ce90" office:value-type="float" office:value="38">
            <text:p>38</text:p>
          </table:table-cell>
          <table:table-cell ns41:value-type="float" table:style-name="ce90" office:value="1" office:value-type="float">
            <text:p>1</text:p>
          </table:table-cell>
          <table:table-cell table:style-name="ce90"/>
          <table:table-cell table:formula="of:=[.AP208]+[.AR208]" ns41:value-type="float" table:style-name="ce90" office:value-type="float" office:value="63">
            <text:p>63</text:p>
          </table:table-cell>
          <table:table-cell table:formula="of:=[.AQ208]+[.AS208]" ns41:value-type="float" table:style-name="ce52" office:value-type="float" office:value="38">
            <text:p>38</text:p>
          </table:table-cell>
          <table:table-cell table:formula="of:=[.A208]" ns41:value-type="float" table:style-name="ce91" office:value-type="float" office:value="3">
            <text:p>3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8" office:value-type="float">
            <text:p>858</text:p>
          </table:table-cell>
          <table:table-cell ns41:value-type="float" table:style-name="ce78" office:value="859" office:value-type="float">
            <text:p>859</text:p>
          </table:table-cell>
          <table:table-cell table:style-name="ce78"/>
          <table:table-cell ns41:value-type="float" table:style-name="ce85" office:value="240192" office:value-type="float">
            <text:p>240192</text:p>
          </table:table-cell>
          <table:table-cell table:number-columns-repeated="970"/>
        </table:table-row>
        <table:table-row table:style-name="ro3">
          <table:table-cell ns41:value-type="float" table:style-name="ce8" office:value="4" office:value-type="float">
            <text:p>4</text:p>
          </table:table-cell>
          <table:table-cell ns41:value-type="string" table:style-name="ce20" office:value-type="string">
            <text:p>Fabricage van stroostof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20"/>
          <table:table-cell ns41:value-type="float" table:style-name="ce90" office:value="1" office:value-type="float">
            <text:p>1</text:p>
          </table:table-cell>
          <table:table-cell table:style-name="ce90" table:number-columns-repeated="15"/>
          <table:table-cell table:formula="of:=[.J209]+[.L209]+[.N209]+[.P209]+[.R209]+[.T209]+[.V209]+[.X209]+[.Z209]+[.AB209]+[.AD209]+[.AF209]+[.AH209]+[.AJ209]+[.AL209]+[.AN209]" ns41:value-type="float" table:style-name="ce90" office:value-type="float" office:value="1">
            <text:p>1</text:p>
          </table:table-cell>
          <table:table-cell table:formula="of:=[.E209]+[.F209]+[.G209]+[.H209]+[.I209]+[.K209]+[.M209]+[.O209]+[.Q209]+[.S209]+[.U209]+[.W209]+[.Y209]+[.AA209]+[.AC209]+[.AE209]+[.AG209]+[.AI209]+[.AK209]+[.AM209]+[.AO209]" ns41:value-type="float" table:style-name="ce90" office:value-type="float" office:value="0">
            <text:p>0</text:p>
          </table:table-cell>
          <table:table-cell table:style-name="ce90" table:number-columns-repeated="2"/>
          <table:table-cell table:formula="of:=[.AP209]+[.AR209]" ns41:value-type="float" table:style-name="ce90" office:value-type="float" office:value="1">
            <text:p>1</text:p>
          </table:table-cell>
          <table:table-cell table:formula="of:=[.AQ209]+[.AS209]" ns41:value-type="float" table:style-name="ce52" office:value-type="float" office:value="0">
            <text:p>0</text:p>
          </table:table-cell>
          <table:table-cell table:formula="of:=[.A209]" ns41:value-type="float" table:style-name="ce91" office:value-type="float" office:value="4">
            <text:p>4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8" office:value-type="float">
            <text:p>858</text:p>
          </table:table-cell>
          <table:table-cell ns41:value-type="float" table:style-name="ce78" office:value="859" office:value-type="float">
            <text:p>859</text:p>
          </table:table-cell>
          <table:table-cell table:style-name="ce78"/>
          <table:table-cell ns41:value-type="float" table:style-name="ce85" office:value="240192" office:value-type="float">
            <text:p>240192</text:p>
          </table:table-cell>
          <table:table-cell table:number-columns-repeated="970"/>
        </table:table-row>
        <table:table-row table:style-name="ro3">
          <table:table-cell ns41:value-type="float" table:style-name="ce8" office:value="5" office:value-type="float">
            <text:p>5</text:p>
          </table:table-cell>
          <table:table-cell ns41:value-type="string" table:style-name="ce20" office:value-type="string">
            <text:p>Fabricage van carton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6" office:value-type="float">
            <text:p>6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7" office:value-type="float">
            <text:p>7</text:p>
          </table:table-cell>
          <table:table-cell table:style-name="ce90"/>
          <table:table-cell ns41:value-type="float" table:style-name="ce90" office:value="6" office:value-type="float">
            <text:p>6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5" office:value-type="float">
            <text:p>5</text:p>
          </table:table-cell>
          <table:table-cell table:style-name="ce90" table:number-columns-repeated="3"/>
          <table:table-cell ns41:value-type="float" table:style-name="ce90" office:value="6" office:value-type="float">
            <text:p>6</text:p>
          </table:table-cell>
          <table:table-cell table:style-name="ce90"/>
          <table:table-cell ns41:value-type="float" table:style-name="ce90" office:value="4" office:value-type="float">
            <text:p>4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6" office:value-type="float">
            <text:p>6</text:p>
          </table:table-cell>
          <table:table-cell table:style-name="ce90"/>
          <table:table-cell ns41:value-type="float" table:style-name="ce90" office:value="8" office:value-type="float">
            <text:p>8</text:p>
          </table:table-cell>
          <table:table-cell table:style-name="ce90"/>
          <table:table-cell ns41:value-type="float" table:style-name="ce90" office:value="3" office:value-type="float">
            <text:p>3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 table:number-columns-repeated="3"/>
          <table:table-cell table:formula="of:=[.J210]+[.L210]+[.N210]+[.P210]+[.R210]+[.T210]+[.V210]+[.X210]+[.Z210]+[.AB210]+[.AD210]+[.AF210]+[.AH210]+[.AJ210]+[.AL210]+[.AN210]" ns41:value-type="float" table:style-name="ce90" office:value-type="float" office:value="46">
            <text:p>46</text:p>
          </table:table-cell>
          <table:table-cell table:formula="of:=[.E210]+[.F210]+[.G210]+[.H210]+[.I210]+[.K210]+[.M210]+[.O210]+[.Q210]+[.S210]+[.U210]+[.W210]+[.Y210]+[.AA210]+[.AC210]+[.AE210]+[.AG210]+[.AI210]+[.AK210]+[.AM210]+[.AO210]" ns41:value-type="float" table:style-name="ce90" office:value-type="float" office:value="34">
            <text:p>34</text:p>
          </table:table-cell>
          <table:table-cell table:style-name="ce90" table:number-columns-repeated="2"/>
          <table:table-cell table:formula="of:=[.AP210]+[.AR210]" ns41:value-type="float" table:style-name="ce90" office:value-type="float" office:value="46">
            <text:p>46</text:p>
          </table:table-cell>
          <table:table-cell table:formula="of:=[.AQ210]+[.AS210]" ns41:value-type="float" table:style-name="ce52" office:value-type="float" office:value="34">
            <text:p>34</text:p>
          </table:table-cell>
          <table:table-cell table:formula="of:=[.A210]" ns41:value-type="float" table:style-name="ce91" office:value-type="float" office:value="5">
            <text:p>5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8" office:value-type="float">
            <text:p>858</text:p>
          </table:table-cell>
          <table:table-cell ns41:value-type="float" table:style-name="ce78" office:value="859" office:value-type="float">
            <text:p>859</text:p>
          </table:table-cell>
          <table:table-cell table:style-name="ce78"/>
          <table:table-cell ns41:value-type="float" table:style-name="ce85" office:value="240192" office:value-type="float">
            <text:p>240192</text:p>
          </table:table-cell>
          <table:table-cell table:number-columns-repeated="970"/>
        </table:table-row>
        <table:table-row table:style-name="ro3">
          <table:table-cell ns41:value-type="float" table:style-name="ce8" office:value="6" office:value-type="float">
            <text:p>6</text:p>
          </table:table-cell>
          <table:table-cell ns41:value-type="string" table:style-name="ce20" office:value-type="string">
            <text:p>Boekbinderij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7"/>
          <table:table-cell ns41:value-type="float" table:style-name="ce90" office:value="1" office:value-type="float">
            <text:p>1</text:p>
          </table:table-cell>
          <table:table-cell table:style-name="ce90" table:number-columns-repeated="5"/>
          <table:table-cell ns41:value-type="float" table:style-name="ce90" office:value="1" office:value-type="float">
            <text:p>1</text:p>
          </table:table-cell>
          <table:table-cell table:style-name="ce90" table:number-columns-repeated="22"/>
          <table:table-cell table:formula="of:=[.J211]+[.L211]+[.N211]+[.P211]+[.R211]+[.T211]+[.V211]+[.X211]+[.Z211]+[.AB211]+[.AD211]+[.AF211]+[.AH211]+[.AJ211]+[.AL211]+[.AN211]" ns41:value-type="float" table:style-name="ce90" office:value-type="float" office:value="0">
            <text:p>0</text:p>
          </table:table-cell>
          <table:table-cell table:formula="of:=[.E211]+[.F211]+[.G211]+[.H211]+[.I211]+[.K211]+[.M211]+[.O211]+[.Q211]+[.S211]+[.U211]+[.W211]+[.Y211]+[.AA211]+[.AC211]+[.AE211]+[.AG211]+[.AI211]+[.AK211]+[.AM211]+[.AO211]" ns41:value-type="float" table:style-name="ce90" office:value-type="float" office:value="2">
            <text:p>2</text:p>
          </table:table-cell>
          <table:table-cell table:style-name="ce90" table:number-columns-repeated="2"/>
          <table:table-cell table:formula="of:=[.AP211]+[.AR211]" ns41:value-type="float" table:style-name="ce90" office:value-type="float" office:value="0">
            <text:p>0</text:p>
          </table:table-cell>
          <table:table-cell table:formula="of:=[.AQ211]+[.AS211]" ns41:value-type="float" table:style-name="ce52" office:value-type="float" office:value="2">
            <text:p>2</text:p>
          </table:table-cell>
          <table:table-cell table:formula="of:=[.A211]" ns41:value-type="float" table:style-name="ce91" office:value-type="float" office:value="6">
            <text:p>6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8" office:value-type="float">
            <text:p>858</text:p>
          </table:table-cell>
          <table:table-cell ns41:value-type="float" table:style-name="ce78" office:value="859" office:value-type="float">
            <text:p>859</text:p>
          </table:table-cell>
          <table:table-cell table:style-name="ce78"/>
          <table:table-cell ns41:value-type="float" table:style-name="ce85" office:value="240192" office:value-type="float">
            <text:p>240192</text:p>
          </table:table-cell>
          <table:table-cell table:number-columns-repeated="970"/>
        </table:table-row>
        <table:table-row table:style-name="ro5">
          <table:table-cell ns41:value-type="float" table:style-name="ce8" office:value="7" office:value-type="float">
            <text:p>7</text:p>
          </table:table-cell>
          <table:table-cell ns41:value-type="string" table:style-name="ce20" office:value-type="string">
            <text:p>Fabricage van cartonnages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9"/>
          <table:table-cell ns41:value-type="float" table:style-name="ce90" office:value="1" office:value-type="float">
            <text:p>1</text:p>
          </table:table-cell>
          <table:table-cell table:style-name="ce90" table:number-columns-repeated="12"/>
          <table:table-cell ns41:value-type="float" table:style-name="ce90" office:value="1" office:value-type="float">
            <text:p>1</text:p>
          </table:table-cell>
          <table:table-cell table:style-name="ce90" table:number-columns-repeated="13"/>
          <table:table-cell table:formula="of:=[.J212]+[.L212]+[.N212]+[.P212]+[.R212]+[.T212]+[.V212]+[.X212]+[.Z212]+[.AB212]+[.AD212]+[.AF212]+[.AH212]+[.AJ212]+[.AL212]+[.AN212]" ns41:value-type="float" table:style-name="ce90" office:value-type="float" office:value="1">
            <text:p>1</text:p>
          </table:table-cell>
          <table:table-cell table:formula="of:=[.E212]+[.F212]+[.G212]+[.H212]+[.I212]+[.K212]+[.M212]+[.O212]+[.Q212]+[.S212]+[.U212]+[.W212]+[.Y212]+[.AA212]+[.AC212]+[.AE212]+[.AG212]+[.AI212]+[.AK212]+[.AM212]+[.AO212]" ns41:value-type="float" table:style-name="ce90" office:value-type="float" office:value="1">
            <text:p>1</text:p>
          </table:table-cell>
          <table:table-cell table:style-name="ce90" table:number-columns-repeated="2"/>
          <table:table-cell table:formula="of:=[.AP212]+[.AR212]" ns41:value-type="float" table:style-name="ce90" office:value-type="float" office:value="1">
            <text:p>1</text:p>
          </table:table-cell>
          <table:table-cell table:formula="of:=[.AQ212]+[.AS212]" ns41:value-type="float" table:style-name="ce52" office:value-type="float" office:value="1">
            <text:p>1</text:p>
          </table:table-cell>
          <table:table-cell table:formula="of:=[.A212]" ns41:value-type="float" table:style-name="ce91" office:value-type="float" office:value="7">
            <text:p>7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8" office:value-type="float">
            <text:p>858</text:p>
          </table:table-cell>
          <table:table-cell ns41:value-type="float" table:style-name="ce78" office:value="859" office:value-type="float">
            <text:p>859</text:p>
          </table:table-cell>
          <table:table-cell table:style-name="ce78"/>
          <table:table-cell ns41:value-type="float" table:style-name="ce85" office:value="240192" office:value-type="float">
            <text:p>240192</text:p>
          </table:table-cell>
          <table:table-cell table:number-columns-repeated="970"/>
        </table:table-row>
        <table:table-row table:style-name="ro5">
          <table:table-cell ns41:value-type="float" table:style-name="ce8" office:value="8" office:value-type="float">
            <text:p>8</text:p>
          </table:table-cell>
          <table:table-cell ns41:value-type="string" table:style-name="ce20" office:value-type="string">
            <text:p>Fabricage van papierwaren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2"/>
          <table:table-cell ns41:value-type="float" table:style-name="ce90" office:value="1" office:value-type="float">
            <text:p>1</text:p>
          </table:table-cell>
          <table:table-cell table:style-name="ce90" table:number-columns-repeated="33"/>
          <table:table-cell table:formula="of:=[.J213]+[.L213]+[.N213]+[.P213]+[.R213]+[.T213]+[.V213]+[.X213]+[.Z213]+[.AB213]+[.AD213]+[.AF213]+[.AH213]+[.AJ213]+[.AL213]+[.AN213]" ns41:value-type="float" table:style-name="ce90" office:value-type="float" office:value="0">
            <text:p>0</text:p>
          </table:table-cell>
          <table:table-cell table:formula="of:=[.E213]+[.F213]+[.G213]+[.H213]+[.I213]+[.K213]+[.M213]+[.O213]+[.Q213]+[.S213]+[.U213]+[.W213]+[.Y213]+[.AA213]+[.AC213]+[.AE213]+[.AG213]+[.AI213]+[.AK213]+[.AM213]+[.AO213]" ns41:value-type="float" table:style-name="ce90" office:value-type="float" office:value="1">
            <text:p>1</text:p>
          </table:table-cell>
          <table:table-cell table:style-name="ce90" table:number-columns-repeated="2"/>
          <table:table-cell table:formula="of:=[.AP213]+[.AR213]" ns41:value-type="float" table:style-name="ce90" office:value-type="float" office:value="0">
            <text:p>0</text:p>
          </table:table-cell>
          <table:table-cell table:formula="of:=[.AQ213]+[.AS213]" ns41:value-type="float" table:style-name="ce52" office:value-type="float" office:value="1">
            <text:p>1</text:p>
          </table:table-cell>
          <table:table-cell table:formula="of:=[.A213]" ns41:value-type="float" table:style-name="ce91" office:value-type="float" office:value="8">
            <text:p>8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8" office:value-type="float">
            <text:p>858</text:p>
          </table:table-cell>
          <table:table-cell ns41:value-type="float" table:style-name="ce78" office:value="859" office:value-type="float">
            <text:p>859</text:p>
          </table:table-cell>
          <table:table-cell table:style-name="ce78"/>
          <table:table-cell ns41:value-type="float" table:style-name="ce85" office:value="240192" office:value-type="float">
            <text:p>240192</text:p>
          </table:table-cell>
          <table:table-cell table:number-columns-repeated="970"/>
        </table:table-row>
        <table:table-row table:style-name="ro3">
          <table:table-cell table:style-name="ce8"/>
          <table:table-cell ns41:value-type="string" table:style-name="ce20" office:value-type="string">
            <text:p>XIV. Totaal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formula="of:=SUM([.E208:.E213])" ns41:value-type="float" table:style-name="ce40" office:value-type="float" office:value="0">
            <text:p>0</text:p>
          </table:table-cell>
          <table:table-cell table:formula="of:=SUM([.F208:.F213])" ns41:value-type="float" table:style-name="ce90" office:value-type="float" office:value="0">
            <text:p>0</text:p>
          </table:table-cell>
          <table:table-cell table:formula="of:=SUM([.G208:.G213])" ns41:value-type="float" table:style-name="ce90" office:value-type="float" office:value="1">
            <text:p>1</text:p>
          </table:table-cell>
          <table:table-cell table:formula="of:=SUM([.H208:.H213])" ns41:value-type="float" table:style-name="ce90" office:value-type="float" office:value="3">
            <text:p>3</text:p>
          </table:table-cell>
          <table:table-cell table:formula="of:=SUM([.I208:.I213])" ns41:value-type="float" table:style-name="ce90" office:value-type="float" office:value="17">
            <text:p>17</text:p>
          </table:table-cell>
          <table:table-cell table:formula="of:=SUM([.J208:.J213])" ns41:value-type="float" table:style-name="ce90" office:value-type="float" office:value="1">
            <text:p>1</text:p>
          </table:table-cell>
          <table:table-cell table:formula="of:=SUM([.K208:.K213])" ns41:value-type="float" table:style-name="ce90" office:value-type="float" office:value="13">
            <text:p>13</text:p>
          </table:table-cell>
          <table:table-cell table:formula="of:=SUM([.L208:.L213])" ns41:value-type="float" table:style-name="ce90" office:value-type="float" office:value="0">
            <text:p>0</text:p>
          </table:table-cell>
          <table:table-cell table:formula="of:=SUM([.M208:.M213])" ns41:value-type="float" table:style-name="ce90" office:value-type="float" office:value="10">
            <text:p>10</text:p>
          </table:table-cell>
          <table:table-cell table:formula="of:=SUM([.N208:.N213])" ns41:value-type="float" table:style-name="ce90" office:value-type="float" office:value="3">
            <text:p>3</text:p>
          </table:table-cell>
          <table:table-cell table:formula="of:=SUM([.O208:.O213])" ns41:value-type="float" table:style-name="ce90" office:value-type="float" office:value="14">
            <text:p>14</text:p>
          </table:table-cell>
          <table:table-cell table:formula="of:=SUM([.P208:.P213])" ns41:value-type="float" table:style-name="ce90" office:value-type="float" office:value="5">
            <text:p>5</text:p>
          </table:table-cell>
          <table:table-cell table:formula="of:=SUM([.Q208:.Q213])" ns41:value-type="float" table:style-name="ce90" office:value-type="float" office:value="6">
            <text:p>6</text:p>
          </table:table-cell>
          <table:table-cell table:formula="of:=SUM([.R208:.R213])" ns41:value-type="float" table:style-name="ce90" office:value-type="float" office:value="10">
            <text:p>10</text:p>
          </table:table-cell>
          <table:table-cell table:formula="of:=SUM([.S208:.S213])" ns41:value-type="float" table:style-name="ce90" office:value-type="float" office:value="6">
            <text:p>6</text:p>
          </table:table-cell>
          <table:table-cell table:formula="of:=SUM([.T208:.T213])" ns41:value-type="float" table:style-name="ce90" office:value-type="float" office:value="15">
            <text:p>15</text:p>
          </table:table-cell>
          <table:table-cell table:formula="of:=SUM([.U208:.U213])" ns41:value-type="float" table:style-name="ce90" office:value-type="float" office:value="3">
            <text:p>3</text:p>
          </table:table-cell>
          <table:table-cell table:formula="of:=SUM([.V208:.V213])" ns41:value-type="float" table:style-name="ce90" office:value-type="float" office:value="2">
            <text:p>2</text:p>
          </table:table-cell>
          <table:table-cell table:formula="of:=SUM([.W208:.W213])" ns41:value-type="float" table:style-name="ce90" office:value-type="float" office:value="0">
            <text:p>0</text:p>
          </table:table-cell>
          <table:table-cell table:formula="of:=SUM([.X208:.X213])" ns41:value-type="float" table:style-name="ce90" office:value-type="float" office:value="12">
            <text:p>12</text:p>
          </table:table-cell>
          <table:table-cell table:formula="of:=SUM([.Y208:.Y213])" ns41:value-type="float" table:style-name="ce90" office:value-type="float" office:value="1">
            <text:p>1</text:p>
          </table:table-cell>
          <table:table-cell table:formula="of:=SUM([.Z208:.Z213])" ns41:value-type="float" table:style-name="ce90" office:value-type="float" office:value="14">
            <text:p>14</text:p>
          </table:table-cell>
          <table:table-cell table:formula="of:=SUM([.AA208:.AA213])" ns41:value-type="float" table:style-name="ce90" office:value-type="float" office:value="1">
            <text:p>1</text:p>
          </table:table-cell>
          <table:table-cell table:formula="of:=SUM([.AB208:.AB213])" ns41:value-type="float" table:style-name="ce90" office:value-type="float" office:value="16">
            <text:p>16</text:p>
          </table:table-cell>
          <table:table-cell table:formula="of:=SUM([.AC208:.AC213])" ns41:value-type="float" table:style-name="ce90" office:value-type="float" office:value="1">
            <text:p>1</text:p>
          </table:table-cell>
          <table:table-cell table:formula="of:=SUM([.AD208:.AD213])" ns41:value-type="float" table:style-name="ce90" office:value-type="float" office:value="8">
            <text:p>8</text:p>
          </table:table-cell>
          <table:table-cell table:formula="of:=SUM([.AE208:.AE213])" ns41:value-type="float" table:style-name="ce90" office:value-type="float" office:value="0">
            <text:p>0</text:p>
          </table:table-cell>
          <table:table-cell table:formula="of:=SUM([.AF208:.AF213])" ns41:value-type="float" table:style-name="ce90" office:value-type="float" office:value="14">
            <text:p>14</text:p>
          </table:table-cell>
          <table:table-cell table:formula="of:=SUM([.AG208:.AG213])" ns41:value-type="float" table:style-name="ce90" office:value-type="float" office:value="0">
            <text:p>0</text:p>
          </table:table-cell>
          <table:table-cell table:formula="of:=SUM([.AH208:.AH213])" ns41:value-type="float" table:style-name="ce90" office:value-type="float" office:value="5">
            <text:p>5</text:p>
          </table:table-cell>
          <table:table-cell table:formula="of:=SUM([.AI208:.AI213])" ns41:value-type="float" table:style-name="ce90" office:value-type="float" office:value="0">
            <text:p>0</text:p>
          </table:table-cell>
          <table:table-cell table:formula="of:=SUM([.AJ208:.AJ213])" ns41:value-type="float" table:style-name="ce90" office:value-type="float" office:value="2">
            <text:p>2</text:p>
          </table:table-cell>
          <table:table-cell table:formula="of:=SUM([.AK208:.AK213])" ns41:value-type="float" table:style-name="ce90" office:value-type="float" office:value="0">
            <text:p>0</text:p>
          </table:table-cell>
          <table:table-cell table:formula="of:=SUM([.AL208:.AL213])" ns41:value-type="float" table:style-name="ce90" office:value-type="float" office:value="2">
            <text:p>2</text:p>
          </table:table-cell>
          <table:table-cell table:formula="of:=SUM([.AM208:.AM213])" ns41:value-type="float" table:style-name="ce90" office:value-type="float" office:value="0">
            <text:p>0</text:p>
          </table:table-cell>
          <table:table-cell table:formula="of:=SUM([.AN208:.AN213])" ns41:value-type="float" table:style-name="ce90" office:value-type="float" office:value="1">
            <text:p>1</text:p>
          </table:table-cell>
          <table:table-cell table:formula="of:=SUM([.AO208:.AO213])" ns41:value-type="float" table:style-name="ce90" office:value-type="float" office:value="0">
            <text:p>0</text:p>
          </table:table-cell>
          <table:table-cell table:formula="of:=SUM([.AP208:.AP213])" ns41:value-type="float" table:style-name="ce90" office:value-type="float" office:value="110">
            <text:p>110</text:p>
          </table:table-cell>
          <table:table-cell table:formula="of:=SUM([.AQ208:.AQ213])" ns41:value-type="float" table:style-name="ce90" office:value-type="float" office:value="76">
            <text:p>76</text:p>
          </table:table-cell>
          <table:table-cell table:formula="of:=SUM([.AR208:.AR213])" ns41:value-type="float" table:style-name="ce90" office:value-type="float" office:value="1">
            <text:p>1</text:p>
          </table:table-cell>
          <table:table-cell table:formula="of:=SUM([.AS208:.AS213])" ns41:value-type="float" table:style-name="ce90" office:value-type="float" office:value="0">
            <text:p>0</text:p>
          </table:table-cell>
          <table:table-cell table:formula="of:=SUM([.AT208:.AT213])" ns41:value-type="float" table:style-name="ce90" office:value-type="float" office:value="111">
            <text:p>111</text:p>
          </table:table-cell>
          <table:table-cell table:formula="of:=SUM([.AU208:.AU213])" ns41:value-type="float" table:style-name="ce52" office:value-type="float" office:value="76">
            <text:p>76</text:p>
          </table:table-cell>
          <table:table-cell table:style-name="ce61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8" office:value-type="float">
            <text:p>858</text:p>
          </table:table-cell>
          <table:table-cell ns41:value-type="float" table:style-name="ce78" office:value="859" office:value-type="float">
            <text:p>859</text:p>
          </table:table-cell>
          <table:table-cell table:style-name="ce78"/>
          <table:table-cell ns41:value-type="float" table:style-name="ce85" office:value="240192" office:value-type="float">
            <text:p>240192</text:p>
          </table:table-cell>
          <table:table-cell table:style-name="ce87" table:number-columns-repeated="970"/>
        </table:table-row>
        <table:table-row table:style-name="ro3">
          <table:table-cell table:style-name="ce8"/>
          <table:table-cell ns41:value-type="string" table:style-name="ce20" office:value-type="string">
            <text:p>XV. Textiele nijverheid</text:p>
          </table:table-cell>
          <table:table-cell table:style-name="ce30"/>
          <table:table-cell table:style-name="ce11"/>
          <table:table-cell table:style-name="ce40"/>
          <table:table-cell table:style-name="ce90" table:number-columns-repeated="36"/>
          <table:table-cell table:formula="of:=[.J215]+[.L215]+[.N215]+[.P215]+[.R215]+[.T215]+[.V215]+[.X215]+[.Z215]+[.AB215]+[.AD215]+[.AF215]+[.AH215]+[.AJ215]+[.AL215]+[.AN215]" ns41:value-type="float" table:style-name="ce90" office:value-type="float" office:value="0">
            <text:p>0</text:p>
          </table:table-cell>
          <table:table-cell table:formula="of:=[.E215]+[.F215]+[.G215]+[.H215]+[.I215]+[.K215]+[.M215]+[.O215]+[.Q215]+[.S215]+[.U215]+[.W215]+[.Y215]+[.AA215]+[.AC215]+[.AE215]+[.AG215]+[.AI215]+[.AK215]+[.AM215]+[.AO215]" ns41:value-type="float" table:style-name="ce90" office:value-type="float" office:value="0">
            <text:p>0</text:p>
          </table:table-cell>
          <table:table-cell table:style-name="ce90" table:number-columns-repeated="2"/>
          <table:table-cell table:formula="of:=[.AP215]+[.AR215]" ns41:value-type="float" table:style-name="ce90" office:value-type="float" office:value="0">
            <text:p>0</text:p>
          </table:table-cell>
          <table:table-cell table:formula="of:=[.AQ215]+[.AS215]" ns41:value-type="float" table:style-name="ce52" office:value-type="float" office:value="0">
            <text:p>0</text:p>
          </table:table-cell>
          <table:table-cell table:style-name="ce91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8" office:value-type="float">
            <text:p>858</text:p>
          </table:table-cell>
          <table:table-cell ns41:value-type="float" table:style-name="ce78" office:value="859" office:value-type="float">
            <text:p>859</text:p>
          </table:table-cell>
          <table:table-cell table:style-name="ce78"/>
          <table:table-cell ns41:value-type="float" table:style-name="ce85" office:value="240192" office:value-type="float">
            <text:p>240192</text:p>
          </table:table-cell>
          <table:table-cell table:number-columns-repeated="970"/>
        </table:table-row>
        <table:table-row table:style-name="ro3">
          <table:table-cell ns41:value-type="float" table:style-name="ce8" office:value="9" office:value-type="float">
            <text:p>9</text:p>
          </table:table-cell>
          <table:table-cell ns41:value-type="string" table:style-name="ce20" office:value-type="string">
            <text:p>Fabricage van vlas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2"/>
          <table:table-cell ns41:value-type="float" table:style-name="ce90" office:value="2" office:value-type="float">
            <text:p>2</text:p>
          </table:table-cell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 table:number-columns-repeated="2"/>
          <table:table-cell ns41:value-type="float" table:style-name="ce90" office:value="2" office:value-type="float">
            <text:p>2</text:p>
          </table:table-cell>
          <table:table-cell ns41:value-type="float" table:style-name="ce90" office:value="3" office:value-type="float">
            <text:p>3</text:p>
          </table:table-cell>
          <table:table-cell table:style-name="ce90"/>
          <table:table-cell ns41:value-type="float" office:value="2" table:style-name="ce90" table:number-columns-repeated="3" office:value-type="float">
            <text:p>2</text:p>
          </table:table-cell>
          <table:table-cell ns41:value-type="float" table:style-name="ce90" office:value="4" office:value-type="float">
            <text:p>4</text:p>
          </table:table-cell>
          <table:table-cell ns41:value-type="float" office:value="1" table:style-name="ce90" table:number-columns-repeated="2" office:value-type="float">
            <text:p>1</text:p>
          </table:table-cell>
          <table:table-cell table:style-name="ce90"/>
          <table:table-cell ns41:value-type="float" table:style-name="ce90" office:value="6" office:value-type="float">
            <text:p>6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7" office:value-type="float">
            <text:p>7</text:p>
          </table:table-cell>
          <table:table-cell table:style-name="ce90"/>
          <table:table-cell ns41:value-type="float" table:style-name="ce90" office:value="4" office:value-type="float">
            <text:p>4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7" office:value-type="float">
            <text:p>7</text:p>
          </table:table-cell>
          <table:table-cell table:style-name="ce90"/>
          <table:table-cell ns41:value-type="float" office:value="1" table:style-name="ce90" table:number-columns-repeated="2" office:value-type="float">
            <text:p>1</text:p>
          </table:table-cell>
          <table:table-cell table:style-name="ce90" table:number-columns-repeated="2"/>
          <table:table-cell ns41:value-type="float" table:style-name="ce90" office:value="3" office:value-type="float">
            <text:p>3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table:formula="of:=[.J216]+[.L216]+[.N216]+[.P216]+[.R216]+[.T216]+[.V216]+[.X216]+[.Z216]+[.AB216]+[.AD216]+[.AF216]+[.AH216]+[.AJ216]+[.AL216]+[.AN216]" ns41:value-type="float" table:style-name="ce90" office:value-type="float" office:value="42">
            <text:p>42</text:p>
          </table:table-cell>
          <table:table-cell table:formula="of:=[.E216]+[.F216]+[.G216]+[.H216]+[.I216]+[.K216]+[.M216]+[.O216]+[.Q216]+[.S216]+[.U216]+[.W216]+[.Y216]+[.AA216]+[.AC216]+[.AE216]+[.AG216]+[.AI216]+[.AK216]+[.AM216]+[.AO216]" ns41:value-type="float" table:style-name="ce90" office:value-type="float" office:value="17">
            <text:p>17</text:p>
          </table:table-cell>
          <table:table-cell table:style-name="ce90" table:number-columns-repeated="2"/>
          <table:table-cell table:formula="of:=[.AP216]+[.AR216]" ns41:value-type="float" table:style-name="ce90" office:value-type="float" office:value="42">
            <text:p>42</text:p>
          </table:table-cell>
          <table:table-cell table:formula="of:=[.AQ216]+[.AS216]" ns41:value-type="float" table:style-name="ce52" office:value-type="float" office:value="17">
            <text:p>17</text:p>
          </table:table-cell>
          <table:table-cell table:formula="of:=[.A216]" ns41:value-type="float" table:style-name="ce91" office:value-type="float" office:value="9">
            <text:p>9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8" office:value-type="float">
            <text:p>858</text:p>
          </table:table-cell>
          <table:table-cell ns41:value-type="float" table:style-name="ce78" office:value="859" office:value-type="float">
            <text:p>859</text:p>
          </table:table-cell>
          <table:table-cell table:style-name="ce78"/>
          <table:table-cell ns41:value-type="float" table:style-name="ce85" office:value="240192" office:value-type="float">
            <text:p>240192</text:p>
          </table:table-cell>
          <table:table-cell table:number-columns-repeated="970"/>
        </table:table-row>
        <table:table-row table:style-name="ro5">
          <table:table-cell ns41:value-type="float" table:style-name="ce8" office:value="10" office:value-type="float">
            <text:p>10</text:p>
          </table:table-cell>
          <table:table-cell ns41:value-type="string" table:style-name="ce20" office:value-type="string">
            <text:p>Fabricage van katoenafval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7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office:value="1" table:style-name="ce90" table:number-columns-repeated="2" office:value-type="float">
            <text:p>1</text:p>
          </table:table-cell>
          <table:table-cell table:style-name="ce90" table:number-columns-repeated="5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 table:number-columns-repeated="3"/>
          <table:table-cell ns41:value-type="float" table:style-name="ce90" office:value="3" office:value-type="float">
            <text:p>3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7"/>
          <table:table-cell table:formula="of:=[.J217]+[.L217]+[.N217]+[.P217]+[.R217]+[.T217]+[.V217]+[.X217]+[.Z217]+[.AB217]+[.AD217]+[.AF217]+[.AH217]+[.AJ217]+[.AL217]+[.AN217]" ns41:value-type="float" table:style-name="ce90" office:value-type="float" office:value="8">
            <text:p>8</text:p>
          </table:table-cell>
          <table:table-cell table:formula="of:=[.E217]+[.F217]+[.G217]+[.H217]+[.I217]+[.K217]+[.M217]+[.O217]+[.Q217]+[.S217]+[.U217]+[.W217]+[.Y217]+[.AA217]+[.AC217]+[.AE217]+[.AG217]+[.AI217]+[.AK217]+[.AM217]+[.AO217]" ns41:value-type="float" table:style-name="ce90" office:value-type="float" office:value="5">
            <text:p>5</text:p>
          </table:table-cell>
          <table:table-cell table:style-name="ce90" table:number-columns-repeated="2"/>
          <table:table-cell table:formula="of:=[.AP217]+[.AR217]" ns41:value-type="float" table:style-name="ce90" office:value-type="float" office:value="8">
            <text:p>8</text:p>
          </table:table-cell>
          <table:table-cell table:formula="of:=[.AQ217]+[.AS217]" ns41:value-type="float" table:style-name="ce52" office:value-type="float" office:value="5">
            <text:p>5</text:p>
          </table:table-cell>
          <table:table-cell table:formula="of:=[.A217]" ns41:value-type="float" table:style-name="ce91" office:value-type="float" office:value="10">
            <text:p>10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8" office:value-type="float">
            <text:p>858</text:p>
          </table:table-cell>
          <table:table-cell ns41:value-type="float" table:style-name="ce78" office:value="859" office:value-type="float">
            <text:p>859</text:p>
          </table:table-cell>
          <table:table-cell table:style-name="ce78"/>
          <table:table-cell ns41:value-type="float" table:style-name="ce85" office:value="240192" office:value-type="float">
            <text:p>240192</text:p>
          </table:table-cell>
          <table:table-cell table:number-columns-repeated="970"/>
        </table:table-row>
        <table:table-row table:style-name="ro5">
          <table:table-cell ns41:value-type="float" table:style-name="ce8" office:value="11" office:value-type="float">
            <text:p>11</text:p>
          </table:table-cell>
          <table:table-cell ns41:value-type="string" table:style-name="ce20" office:value-type="string">
            <text:p>Wolbereiders (incl. wolwasschers).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10"/>
          <table:table-cell ns41:value-type="float" table:style-name="ce90" office:value="1" office:value-type="float">
            <text:p>1</text:p>
          </table:table-cell>
          <table:table-cell table:style-name="ce90" table:number-columns-repeated="19"/>
          <table:table-cell table:formula="of:=[.J218]+[.L218]+[.N218]+[.P218]+[.R218]+[.T218]+[.V218]+[.X218]+[.Z218]+[.AB218]+[.AD218]+[.AF218]+[.AH218]+[.AJ218]+[.AL218]+[.AN218]" ns41:value-type="float" table:style-name="ce90" office:value-type="float" office:value="1">
            <text:p>1</text:p>
          </table:table-cell>
          <table:table-cell table:formula="of:=[.E218]+[.F218]+[.G218]+[.H218]+[.I218]+[.K218]+[.M218]+[.O218]+[.Q218]+[.S218]+[.U218]+[.W218]+[.Y218]+[.AA218]+[.AC218]+[.AE218]+[.AG218]+[.AI218]+[.AK218]+[.AM218]+[.AO218]" ns41:value-type="float" table:style-name="ce90" office:value-type="float" office:value="2">
            <text:p>2</text:p>
          </table:table-cell>
          <table:table-cell table:style-name="ce90" table:number-columns-repeated="2"/>
          <table:table-cell table:formula="of:=[.AP218]+[.AR218]" ns41:value-type="float" table:style-name="ce90" office:value-type="float" office:value="1">
            <text:p>1</text:p>
          </table:table-cell>
          <table:table-cell table:formula="of:=[.AQ218]+[.AS218]" ns41:value-type="float" table:style-name="ce52" office:value-type="float" office:value="2">
            <text:p>2</text:p>
          </table:table-cell>
          <table:table-cell table:formula="of:=[.A218]" ns41:value-type="float" table:style-name="ce91" office:value-type="float" office:value="11">
            <text:p>11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8" office:value-type="float">
            <text:p>858</text:p>
          </table:table-cell>
          <table:table-cell ns41:value-type="float" table:style-name="ce78" office:value="859" office:value-type="float">
            <text:p>859</text:p>
          </table:table-cell>
          <table:table-cell table:style-name="ce78"/>
          <table:table-cell ns41:value-type="float" table:style-name="ce85" office:value="240192" office:value-type="float">
            <text:p>240192</text:p>
          </table:table-cell>
          <table:table-cell table:number-columns-repeated="970"/>
        </table:table-row>
        <table:table-row table:style-name="ro3">
          <table:table-cell ns41:value-type="float" table:style-name="ce8" office:value="12" office:value-type="float">
            <text:p>12</text:p>
          </table:table-cell>
          <table:table-cell ns41:value-type="string" table:style-name="ce20" office:value-type="string">
            <text:p>Fabricage van sajet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 table:number-columns-repeated="4"/>
          <table:table-cell ns41:value-type="float" table:style-name="ce90" office:value="2" office:value-type="float">
            <text:p>2</text:p>
          </table:table-cell>
          <table:table-cell table:style-name="ce90" table:number-columns-repeated="6"/>
          <table:table-cell ns41:value-type="float" table:style-name="ce90" office:value="2" office:value-type="float">
            <text:p>2</text:p>
          </table:table-cell>
          <table:table-cell ns41:value-type="float" table:style-name="ce90" office:value="1" office:value-type="float">
            <text:p>1</text:p>
          </table:table-cell>
          <table:table-cell table:style-name="ce90" table:number-columns-repeated="6"/>
          <table:table-cell ns41:value-type="float" table:style-name="ce90" office:value="3" office:value-type="float">
            <text:p>3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 table:number-columns-repeated="11"/>
          <table:table-cell table:formula="of:=[.J219]+[.L219]+[.N219]+[.P219]+[.R219]+[.T219]+[.V219]+[.X219]+[.Z219]+[.AB219]+[.AD219]+[.AF219]+[.AH219]+[.AJ219]+[.AL219]+[.AN219]" ns41:value-type="float" table:style-name="ce90" office:value-type="float" office:value="7">
            <text:p>7</text:p>
          </table:table-cell>
          <table:table-cell table:formula="of:=[.E219]+[.F219]+[.G219]+[.H219]+[.I219]+[.K219]+[.M219]+[.O219]+[.Q219]+[.S219]+[.U219]+[.W219]+[.Y219]+[.AA219]+[.AC219]+[.AE219]+[.AG219]+[.AI219]+[.AK219]+[.AM219]+[.AO219]" ns41:value-type="float" table:style-name="ce90" office:value-type="float" office:value="6">
            <text:p>6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formula="of:=[.AP219]+[.AR219]" ns41:value-type="float" table:style-name="ce90" office:value-type="float" office:value="7">
            <text:p>7</text:p>
          </table:table-cell>
          <table:table-cell table:formula="of:=[.AQ219]+[.AS219]" ns41:value-type="float" table:style-name="ce52" office:value-type="float" office:value="7">
            <text:p>7</text:p>
          </table:table-cell>
          <table:table-cell table:formula="of:=[.A219]" ns41:value-type="float" table:style-name="ce91" office:value-type="float" office:value="12">
            <text:p>12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8" office:value-type="float">
            <text:p>858</text:p>
          </table:table-cell>
          <table:table-cell ns41:value-type="float" table:style-name="ce78" office:value="859" office:value-type="float">
            <text:p>859</text:p>
          </table:table-cell>
          <table:table-cell table:style-name="ce78"/>
          <table:table-cell ns41:value-type="float" table:style-name="ce85" office:value="240192" office:value-type="float">
            <text:p>240192</text:p>
          </table:table-cell>
          <table:table-cell table:number-columns-repeated="970"/>
        </table:table-row>
        <table:table-row table:style-name="ro5">
          <table:table-cell ns41:value-type="float" table:style-name="ce8" office:value="13" office:value-type="float">
            <text:p>13</text:p>
          </table:table-cell>
          <table:table-cell ns41:value-type="string" table:style-name="ce20" office:value-type="string">
            <text:p>Fabricage van garens zonder nadere aand.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ns41:value-type="float" table:style-name="ce90" office:value="3" office:value-type="float">
            <text:p>3</text:p>
          </table:table-cell>
          <table:table-cell table:style-name="ce90" table:number-columns-repeated="8"/>
          <table:table-cell ns41:value-type="float" table:style-name="ce90" office:value="1" office:value-type="float">
            <text:p>1</text:p>
          </table:table-cell>
          <table:table-cell table:style-name="ce90" table:number-columns-repeated="4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19"/>
          <table:table-cell table:formula="of:=[.J220]+[.L220]+[.N220]+[.P220]+[.R220]+[.T220]+[.V220]+[.X220]+[.Z220]+[.AB220]+[.AD220]+[.AF220]+[.AH220]+[.AJ220]+[.AL220]+[.AN220]" ns41:value-type="float" table:style-name="ce90" office:value-type="float" office:value="2">
            <text:p>2</text:p>
          </table:table-cell>
          <table:table-cell table:formula="of:=[.E220]+[.F220]+[.G220]+[.H220]+[.I220]+[.K220]+[.M220]+[.O220]+[.Q220]+[.S220]+[.U220]+[.W220]+[.Y220]+[.AA220]+[.AC220]+[.AE220]+[.AG220]+[.AI220]+[.AK220]+[.AM220]+[.AO220]" ns41:value-type="float" table:style-name="ce90" office:value-type="float" office:value="4">
            <text:p>4</text:p>
          </table:table-cell>
          <table:table-cell table:style-name="ce90" table:number-columns-repeated="2"/>
          <table:table-cell table:formula="of:=[.AP220]+[.AR220]" ns41:value-type="float" table:style-name="ce90" office:value-type="float" office:value="2">
            <text:p>2</text:p>
          </table:table-cell>
          <table:table-cell table:formula="of:=[.AQ220]+[.AS220]" ns41:value-type="float" table:style-name="ce52" office:value-type="float" office:value="4">
            <text:p>4</text:p>
          </table:table-cell>
          <table:table-cell table:formula="of:=[.A220]" ns41:value-type="float" table:style-name="ce91" office:value-type="float" office:value="13">
            <text:p>13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8" office:value-type="float">
            <text:p>858</text:p>
          </table:table-cell>
          <table:table-cell ns41:value-type="float" table:style-name="ce78" office:value="859" office:value-type="float">
            <text:p>859</text:p>
          </table:table-cell>
          <table:table-cell table:style-name="ce78"/>
          <table:table-cell ns41:value-type="float" table:style-name="ce85" office:value="240192" office:value-type="float">
            <text:p>240192</text:p>
          </table:table-cell>
          <table:table-cell table:number-columns-repeated="970"/>
        </table:table-row>
        <table:table-row table:style-name="ro5">
          <table:table-cell ns41:value-type="float" table:style-name="ce8" office:value="14" office:value-type="float">
            <text:p>14</text:p>
          </table:table-cell>
          <table:table-cell ns41:value-type="string" table:style-name="ce20" office:value-type="string">
            <text:p>Fabricage van jute garens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5"/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 table:number-columns-repeated="2"/>
          <table:table-cell ns41:value-type="float" table:style-name="ce90" office:value="2" office:value-type="float">
            <text:p>2</text:p>
          </table:table-cell>
          <table:table-cell ns41:value-type="float" table:style-name="ce90" office:value="1" office:value-type="float">
            <text:p>1</text:p>
          </table:table-cell>
          <table:table-cell table:style-name="ce90" table:number-columns-repeated="4"/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2" office:value-type="float">
            <text:p>2</text:p>
          </table:table-cell>
          <table:table-cell table:style-name="ce90" table:number-columns-repeated="13"/>
          <table:table-cell table:formula="of:=[.J221]+[.L221]+[.N221]+[.P221]+[.R221]+[.T221]+[.V221]+[.X221]+[.Z221]+[.AB221]+[.AD221]+[.AF221]+[.AH221]+[.AJ221]+[.AL221]+[.AN221]" ns41:value-type="float" table:style-name="ce90" office:value-type="float" office:value="5">
            <text:p>5</text:p>
          </table:table-cell>
          <table:table-cell table:formula="of:=[.E221]+[.F221]+[.G221]+[.H221]+[.I221]+[.K221]+[.M221]+[.O221]+[.Q221]+[.S221]+[.U221]+[.W221]+[.Y221]+[.AA221]+[.AC221]+[.AE221]+[.AG221]+[.AI221]+[.AK221]+[.AM221]+[.AO221]" ns41:value-type="float" table:style-name="ce90" office:value-type="float" office:value="3">
            <text:p>3</text:p>
          </table:table-cell>
          <table:table-cell table:style-name="ce90" table:number-columns-repeated="2"/>
          <table:table-cell table:formula="of:=[.AP221]+[.AR221]" ns41:value-type="float" table:style-name="ce90" office:value-type="float" office:value="5">
            <text:p>5</text:p>
          </table:table-cell>
          <table:table-cell table:formula="of:=[.AQ221]+[.AS221]" ns41:value-type="float" table:style-name="ce52" office:value-type="float" office:value="3">
            <text:p>3</text:p>
          </table:table-cell>
          <table:table-cell table:formula="of:=[.A221]" ns41:value-type="float" table:style-name="ce91" office:value-type="float" office:value="14">
            <text:p>14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8" office:value-type="float">
            <text:p>858</text:p>
          </table:table-cell>
          <table:table-cell ns41:value-type="float" table:style-name="ce78" office:value="859" office:value-type="float">
            <text:p>859</text:p>
          </table:table-cell>
          <table:table-cell table:style-name="ce78"/>
          <table:table-cell ns41:value-type="float" table:style-name="ce85" office:value="240192" office:value-type="float">
            <text:p>240192</text:p>
          </table:table-cell>
          <table:table-cell table:number-columns-repeated="970"/>
        </table:table-row>
        <table:table-row table:style-name="ro5">
          <table:table-cell ns41:value-type="float" table:style-name="ce8" office:value="15" office:value-type="float">
            <text:p>15</text:p>
          </table:table-cell>
          <table:table-cell ns41:value-type="string" table:style-name="ce20" office:value-type="string">
            <text:p>Fabricage van linnen garens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12"/>
          <table:table-cell ns41:value-type="float" table:style-name="ce90" office:value="1" office:value-type="float">
            <text:p>1</text:p>
          </table:table-cell>
          <table:table-cell table:style-name="ce90" table:number-columns-repeated="23"/>
          <table:table-cell table:formula="of:=[.J222]+[.L222]+[.N222]+[.P222]+[.R222]+[.T222]+[.V222]+[.X222]+[.Z222]+[.AB222]+[.AD222]+[.AF222]+[.AH222]+[.AJ222]+[.AL222]+[.AN222]" ns41:value-type="float" table:style-name="ce90" office:value-type="float" office:value="1">
            <text:p>1</text:p>
          </table:table-cell>
          <table:table-cell table:formula="of:=[.E222]+[.F222]+[.G222]+[.H222]+[.I222]+[.K222]+[.M222]+[.O222]+[.Q222]+[.S222]+[.U222]+[.W222]+[.Y222]+[.AA222]+[.AC222]+[.AE222]+[.AG222]+[.AI222]+[.AK222]+[.AM222]+[.AO222]" ns41:value-type="float" table:style-name="ce90" office:value-type="float" office:value="0">
            <text:p>0</text:p>
          </table:table-cell>
          <table:table-cell table:style-name="ce90" table:number-columns-repeated="2"/>
          <table:table-cell table:formula="of:=[.AP222]+[.AR222]" ns41:value-type="float" table:style-name="ce90" office:value-type="float" office:value="1">
            <text:p>1</text:p>
          </table:table-cell>
          <table:table-cell table:formula="of:=[.AQ222]+[.AS222]" ns41:value-type="float" table:style-name="ce52" office:value-type="float" office:value="0">
            <text:p>0</text:p>
          </table:table-cell>
          <table:table-cell table:formula="of:=[.A222]" ns41:value-type="float" table:style-name="ce91" office:value-type="float" office:value="15">
            <text:p>15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8" office:value-type="float">
            <text:p>858</text:p>
          </table:table-cell>
          <table:table-cell ns41:value-type="float" table:style-name="ce78" office:value="859" office:value-type="float">
            <text:p>859</text:p>
          </table:table-cell>
          <table:table-cell table:style-name="ce78"/>
          <table:table-cell ns41:value-type="float" table:style-name="ce85" office:value="240192" office:value-type="float">
            <text:p>240192</text:p>
          </table:table-cell>
          <table:table-cell table:number-columns-repeated="970"/>
        </table:table-row>
        <table:table-row table:style-name="ro5">
          <table:table-cell ns41:value-type="float" table:style-name="ce8" office:value="16" office:value-type="float">
            <text:p>16</text:p>
          </table:table-cell>
          <table:table-cell ns41:value-type="string" table:style-name="ce20" office:value-type="string">
            <text:p>Fabricage van wollen stoffen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5" office:value-type="float">
            <text:p>5</text:p>
          </table:table-cell>
          <table:table-cell table:style-name="ce90"/>
          <table:table-cell ns41:value-type="float" table:style-name="ce90" office:value="8" office:value-type="float">
            <text:p>8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2" office:value-type="float">
            <text:p>2</text:p>
          </table:table-cell>
          <table:table-cell table:style-name="ce90" table:number-columns-repeated="2"/>
          <table:table-cell ns41:value-type="float" table:style-name="ce90" office:value="2" office:value-type="float">
            <text:p>2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4" office:value-type="float">
            <text:p>4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7" office:value-type="float">
            <text:p>7</text:p>
          </table:table-cell>
          <table:table-cell ns41:value-type="float" table:style-name="ce90" office:value="1" office:value-type="float">
            <text:p>1</text:p>
          </table:table-cell>
          <table:table-cell table:style-name="ce90" table:number-columns-repeated="2"/>
          <table:table-cell ns41:value-type="float" table:style-name="ce90" office:value="3" office:value-type="float">
            <text:p>3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ns41:value-type="float" table:style-name="ce90" office:value="1" office:value-type="float">
            <text:p>1</text:p>
          </table:table-cell>
          <table:table-cell table:style-name="ce90" table:number-columns-repeated="2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5" office:value-type="float">
            <text:p>5</text:p>
          </table:table-cell>
          <table:table-cell table:style-name="ce90"/>
          <table:table-cell table:formula="of:=[.J223]+[.L223]+[.N223]+[.P223]+[.R223]+[.T223]+[.V223]+[.X223]+[.Z223]+[.AB223]+[.AD223]+[.AF223]+[.AH223]+[.AJ223]+[.AL223]+[.AN223]" ns41:value-type="float" table:style-name="ce90" office:value-type="float" office:value="37">
            <text:p>37</text:p>
          </table:table-cell>
          <table:table-cell table:formula="of:=[.E223]+[.F223]+[.G223]+[.H223]+[.I223]+[.K223]+[.M223]+[.O223]+[.Q223]+[.S223]+[.U223]+[.W223]+[.Y223]+[.AA223]+[.AC223]+[.AE223]+[.AG223]+[.AI223]+[.AK223]+[.AM223]+[.AO223]" ns41:value-type="float" table:style-name="ce90" office:value-type="float" office:value="34">
            <text:p>34</text:p>
          </table:table-cell>
          <table:table-cell table:style-name="ce90"/>
          <table:table-cell ns41:value-type="float" table:style-name="ce90" office:value="4" office:value-type="float">
            <text:p>4</text:p>
          </table:table-cell>
          <table:table-cell table:formula="of:=[.AP223]+[.AR223]" ns41:value-type="float" table:style-name="ce90" office:value-type="float" office:value="37">
            <text:p>37</text:p>
          </table:table-cell>
          <table:table-cell table:formula="of:=[.AQ223]+[.AS223]" ns41:value-type="float" table:style-name="ce52" office:value-type="float" office:value="38">
            <text:p>38</text:p>
          </table:table-cell>
          <table:table-cell table:formula="of:=[.A223]" ns41:value-type="float" table:style-name="ce91" office:value-type="float" office:value="16">
            <text:p>16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8" office:value-type="float">
            <text:p>858</text:p>
          </table:table-cell>
          <table:table-cell ns41:value-type="float" table:style-name="ce78" office:value="859" office:value-type="float">
            <text:p>859</text:p>
          </table:table-cell>
          <table:table-cell table:style-name="ce78"/>
          <table:table-cell ns41:value-type="float" table:style-name="ce85" office:value="240192" office:value-type="float">
            <text:p>240192</text:p>
          </table:table-cell>
          <table:table-cell table:number-columns-repeated="970"/>
        </table:table-row>
        <table:table-row table:style-name="ro3">
          <table:table-cell ns41:value-type="float" table:style-name="ce8" office:value="17" office:value-type="float">
            <text:p>17</text:p>
          </table:table-cell>
          <table:table-cell ns41:value-type="string" table:style-name="ce20" office:value-type="string">
            <text:p>Fabricage van laken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2"/>
          <table:table-cell ns41:value-type="float" office:value="2" table:style-name="ce90" table:number-columns-repeated="2" office:value-type="float">
            <text:p>2</text:p>
          </table:table-cell>
          <table:table-cell table:style-name="ce90"/>
          <table:table-cell ns41:value-type="float" table:style-name="ce90" office:value="5" office:value-type="float">
            <text:p>5</text:p>
          </table:table-cell>
          <table:table-cell table:style-name="ce90"/>
          <table:table-cell ns41:value-type="float" office:value="1" table:style-name="ce90" table:number-columns-repeated="2" office:value-type="float">
            <text:p>1</text:p>
          </table:table-cell>
          <table:table-cell ns41:value-type="float" table:style-name="ce90" office:value="4" office:value-type="float">
            <text:p>4</text:p>
          </table:table-cell>
          <table:table-cell table:style-name="ce90" table:number-columns-repeated="2"/>
          <table:table-cell ns41:value-type="float" table:style-name="ce90" office:value="1" office:value-type="float">
            <text:p>1</text:p>
          </table:table-cell>
          <table:table-cell ns41:value-type="float" table:style-name="ce90" office:value="2" office:value-type="float">
            <text:p>2</text:p>
          </table:table-cell>
          <table:table-cell ns41:value-type="float" office:value="1" table:style-name="ce90" table:number-columns-repeated="2" office:value-type="float">
            <text:p>1</text:p>
          </table:table-cell>
          <table:table-cell table:style-name="ce90"/>
          <table:table-cell ns41:value-type="float" office:value="1" table:style-name="ce90" table:number-columns-repeated="2" office:value-type="float">
            <text:p>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3" office:value-type="float">
            <text:p>3</text:p>
          </table:table-cell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 table:number-columns-repeated="6"/>
          <table:table-cell ns41:value-type="float" table:style-name="ce90" office:value="1" office:value-type="float">
            <text:p>1</text:p>
          </table:table-cell>
          <table:table-cell table:formula="of:=[.J224]+[.L224]+[.N224]+[.P224]+[.R224]+[.T224]+[.V224]+[.X224]+[.Z224]+[.AB224]+[.AD224]+[.AF224]+[.AH224]+[.AJ224]+[.AL224]+[.AN224]" ns41:value-type="float" table:style-name="ce90" office:value-type="float" office:value="10">
            <text:p>10</text:p>
          </table:table-cell>
          <table:table-cell table:formula="of:=[.E224]+[.F224]+[.G224]+[.H224]+[.I224]+[.K224]+[.M224]+[.O224]+[.Q224]+[.S224]+[.U224]+[.W224]+[.Y224]+[.AA224]+[.AC224]+[.AE224]+[.AG224]+[.AI224]+[.AK224]+[.AM224]+[.AO224]" ns41:value-type="float" table:style-name="ce90" office:value-type="float" office:value="21">
            <text:p>21</text:p>
          </table:table-cell>
          <table:table-cell table:style-name="ce90"/>
          <table:table-cell ns41:value-type="float" table:style-name="ce90" office:value="11" office:value-type="float">
            <text:p>11</text:p>
          </table:table-cell>
          <table:table-cell table:formula="of:=[.AP224]+[.AR224]" ns41:value-type="float" table:style-name="ce90" office:value-type="float" office:value="10">
            <text:p>10</text:p>
          </table:table-cell>
          <table:table-cell table:formula="of:=[.AQ224]+[.AS224]" ns41:value-type="float" table:style-name="ce52" office:value-type="float" office:value="32">
            <text:p>32</text:p>
          </table:table-cell>
          <table:table-cell table:formula="of:=[.A224]" ns41:value-type="float" table:style-name="ce91" office:value-type="float" office:value="17">
            <text:p>17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8" office:value-type="float">
            <text:p>858</text:p>
          </table:table-cell>
          <table:table-cell ns41:value-type="float" table:style-name="ce78" office:value="859" office:value-type="float">
            <text:p>859</text:p>
          </table:table-cell>
          <table:table-cell table:style-name="ce78"/>
          <table:table-cell ns41:value-type="float" table:style-name="ce85" office:value="240192" office:value-type="float">
            <text:p>240192</text:p>
          </table:table-cell>
          <table:table-cell table:number-columns-repeated="970"/>
        </table:table-row>
        <table:table-row table:style-name="ro3">
          <table:table-cell ns41:value-type="float" table:style-name="ce8" office:value="18" office:value-type="float">
            <text:p>18</text:p>
          </table:table-cell>
          <table:table-cell ns41:value-type="string" table:style-name="ce20" office:value-type="string">
            <text:p>Fabricage van bukskin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23"/>
          <table:table-cell ns41:value-type="float" table:style-name="ce90" office:value="1" office:value-type="float">
            <text:p>1</text:p>
          </table:table-cell>
          <table:table-cell table:style-name="ce90" table:number-columns-repeated="12"/>
          <table:table-cell table:formula="of:=[.J225]+[.L225]+[.N225]+[.P225]+[.R225]+[.T225]+[.V225]+[.X225]+[.Z225]+[.AB225]+[.AD225]+[.AF225]+[.AH225]+[.AJ225]+[.AL225]+[.AN225]" ns41:value-type="float" table:style-name="ce90" office:value-type="float" office:value="0">
            <text:p>0</text:p>
          </table:table-cell>
          <table:table-cell table:formula="of:=[.E225]+[.F225]+[.G225]+[.H225]+[.I225]+[.K225]+[.M225]+[.O225]+[.Q225]+[.S225]+[.U225]+[.W225]+[.Y225]+[.AA225]+[.AC225]+[.AE225]+[.AG225]+[.AI225]+[.AK225]+[.AM225]+[.AO225]" ns41:value-type="float" table:style-name="ce90" office:value-type="float" office:value="1">
            <text:p>1</text:p>
          </table:table-cell>
          <table:table-cell table:style-name="ce90" table:number-columns-repeated="2"/>
          <table:table-cell table:formula="of:=[.AP225]+[.AR225]" ns41:value-type="float" table:style-name="ce90" office:value-type="float" office:value="0">
            <text:p>0</text:p>
          </table:table-cell>
          <table:table-cell table:formula="of:=[.AQ225]+[.AS225]" ns41:value-type="float" table:style-name="ce52" office:value-type="float" office:value="1">
            <text:p>1</text:p>
          </table:table-cell>
          <table:table-cell table:formula="of:=[.A225]" ns41:value-type="float" table:style-name="ce91" office:value-type="float" office:value="18">
            <text:p>18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8" office:value-type="float">
            <text:p>858</text:p>
          </table:table-cell>
          <table:table-cell ns41:value-type="float" table:style-name="ce78" office:value="859" office:value-type="float">
            <text:p>859</text:p>
          </table:table-cell>
          <table:table-cell table:style-name="ce78"/>
          <table:table-cell ns41:value-type="float" table:style-name="ce85" office:value="240192" office:value-type="float">
            <text:p>240192</text:p>
          </table:table-cell>
          <table:table-cell table:number-columns-repeated="970"/>
        </table:table-row>
        <table:table-row table:style-name="ro3">
          <table:table-cell ns41:value-type="float" table:style-name="ce8" office:value="19" office:value-type="float">
            <text:p>19</text:p>
          </table:table-cell>
          <table:table-cell ns41:value-type="string" table:style-name="ce20" office:value-type="string">
            <text:p>Fabricage van kunstwol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20"/>
          <table:table-cell ns41:value-type="float" table:style-name="ce90" office:value="1" office:value-type="float">
            <text:p>1</text:p>
          </table:table-cell>
          <table:table-cell table:style-name="ce90" table:number-columns-repeated="15"/>
          <table:table-cell table:formula="of:=[.J226]+[.L226]+[.N226]+[.P226]+[.R226]+[.T226]+[.V226]+[.X226]+[.Z226]+[.AB226]+[.AD226]+[.AF226]+[.AH226]+[.AJ226]+[.AL226]+[.AN226]" ns41:value-type="float" table:style-name="ce90" office:value-type="float" office:value="1">
            <text:p>1</text:p>
          </table:table-cell>
          <table:table-cell table:formula="of:=[.E226]+[.F226]+[.G226]+[.H226]+[.I226]+[.K226]+[.M226]+[.O226]+[.Q226]+[.S226]+[.U226]+[.W226]+[.Y226]+[.AA226]+[.AC226]+[.AE226]+[.AG226]+[.AI226]+[.AK226]+[.AM226]+[.AO226]" ns41:value-type="float" table:style-name="ce90" office:value-type="float" office:value="0">
            <text:p>0</text:p>
          </table:table-cell>
          <table:table-cell table:style-name="ce90" table:number-columns-repeated="2"/>
          <table:table-cell table:formula="of:=[.AP226]+[.AR226]" ns41:value-type="float" table:style-name="ce90" office:value-type="float" office:value="1">
            <text:p>1</text:p>
          </table:table-cell>
          <table:table-cell table:formula="of:=[.AQ226]+[.AS226]" ns41:value-type="float" table:style-name="ce52" office:value-type="float" office:value="0">
            <text:p>0</text:p>
          </table:table-cell>
          <table:table-cell table:formula="of:=[.A226]" ns41:value-type="float" table:style-name="ce91" office:value-type="float" office:value="19">
            <text:p>19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8" office:value-type="float">
            <text:p>858</text:p>
          </table:table-cell>
          <table:table-cell ns41:value-type="float" table:style-name="ce78" office:value="859" office:value-type="float">
            <text:p>859</text:p>
          </table:table-cell>
          <table:table-cell table:style-name="ce78"/>
          <table:table-cell ns41:value-type="float" table:style-name="ce85" office:value="240192" office:value-type="float">
            <text:p>240192</text:p>
          </table:table-cell>
          <table:table-cell table:number-columns-repeated="970"/>
        </table:table-row>
        <table:table-row table:style-name="ro3">
          <table:table-cell ns41:value-type="float" table:style-name="ce8" office:value="20" office:value-type="float">
            <text:p>20</text:p>
          </table:table-cell>
          <table:table-cell ns41:value-type="string" table:style-name="ce20" office:value-type="string">
            <text:p>Fabricage van tricot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 table:number-columns-repeated="5"/>
          <table:table-cell ns41:value-type="float" table:style-name="ce90" office:value="1" office:value-type="float">
            <text:p>1</text:p>
          </table:table-cell>
          <table:table-cell table:style-name="ce90" table:number-columns-repeated="4"/>
          <table:table-cell ns41:value-type="float" table:style-name="ce90" office:value="1" office:value-type="float">
            <text:p>1</text:p>
          </table:table-cell>
          <table:table-cell table:style-name="ce90" table:number-columns-repeated="17"/>
          <table:table-cell table:formula="of:=[.J227]+[.L227]+[.N227]+[.P227]+[.R227]+[.T227]+[.V227]+[.X227]+[.Z227]+[.AB227]+[.AD227]+[.AF227]+[.AH227]+[.AJ227]+[.AL227]+[.AN227]" ns41:value-type="float" table:style-name="ce90" office:value-type="float" office:value="1">
            <text:p>1</text:p>
          </table:table-cell>
          <table:table-cell table:formula="of:=[.E227]+[.F227]+[.G227]+[.H227]+[.I227]+[.K227]+[.M227]+[.O227]+[.Q227]+[.S227]+[.U227]+[.W227]+[.Y227]+[.AA227]+[.AC227]+[.AE227]+[.AG227]+[.AI227]+[.AK227]+[.AM227]+[.AO227]" ns41:value-type="float" table:style-name="ce90" office:value-type="float" office:value="3">
            <text:p>3</text:p>
          </table:table-cell>
          <table:table-cell table:style-name="ce90" table:number-columns-repeated="2"/>
          <table:table-cell table:formula="of:=[.AP227]+[.AR227]" ns41:value-type="float" table:style-name="ce90" office:value-type="float" office:value="1">
            <text:p>1</text:p>
          </table:table-cell>
          <table:table-cell table:formula="of:=[.AQ227]+[.AS227]" ns41:value-type="float" table:style-name="ce52" office:value-type="float" office:value="3">
            <text:p>3</text:p>
          </table:table-cell>
          <table:table-cell table:formula="of:=[.A227]" ns41:value-type="float" table:style-name="ce91" office:value-type="float" office:value="20">
            <text:p>20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8" office:value-type="float">
            <text:p>858</text:p>
          </table:table-cell>
          <table:table-cell ns41:value-type="float" table:style-name="ce78" office:value="859" office:value-type="float">
            <text:p>859</text:p>
          </table:table-cell>
          <table:table-cell table:style-name="ce78"/>
          <table:table-cell ns41:value-type="float" table:style-name="ce85" office:value="240192" office:value-type="float">
            <text:p>240192</text:p>
          </table:table-cell>
          <table:table-cell table:number-columns-repeated="970"/>
        </table:table-row>
        <table:table-row table:style-name="ro3">
          <table:table-cell ns41:value-type="float" table:style-name="ce8" office:value="21" office:value-type="float">
            <text:p>21</text:p>
          </table:table-cell>
          <table:table-cell ns41:value-type="string" table:style-name="ce20" office:value-type="string">
            <text:p>Breiers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12"/>
          <table:table-cell ns41:value-type="float" table:style-name="ce90" office:value="1" office:value-type="float">
            <text:p>1</text:p>
          </table:table-cell>
          <table:table-cell table:style-name="ce90" table:number-columns-repeated="23"/>
          <table:table-cell table:formula="of:=[.J228]+[.L228]+[.N228]+[.P228]+[.R228]+[.T228]+[.V228]+[.X228]+[.Z228]+[.AB228]+[.AD228]+[.AF228]+[.AH228]+[.AJ228]+[.AL228]+[.AN228]" ns41:value-type="float" table:style-name="ce90" office:value-type="float" office:value="1">
            <text:p>1</text:p>
          </table:table-cell>
          <table:table-cell table:formula="of:=[.E228]+[.F228]+[.G228]+[.H228]+[.I228]+[.K228]+[.M228]+[.O228]+[.Q228]+[.S228]+[.U228]+[.W228]+[.Y228]+[.AA228]+[.AC228]+[.AE228]+[.AG228]+[.AI228]+[.AK228]+[.AM228]+[.AO228]" ns41:value-type="float" table:style-name="ce90" office:value-type="float" office:value="0">
            <text:p>0</text:p>
          </table:table-cell>
          <table:table-cell table:style-name="ce90" table:number-columns-repeated="2"/>
          <table:table-cell table:formula="of:=[.AP228]+[.AR228]" ns41:value-type="float" table:style-name="ce90" office:value-type="float" office:value="1">
            <text:p>1</text:p>
          </table:table-cell>
          <table:table-cell table:formula="of:=[.AQ228]+[.AS228]" ns41:value-type="float" table:style-name="ce52" office:value-type="float" office:value="0">
            <text:p>0</text:p>
          </table:table-cell>
          <table:table-cell table:formula="of:=[.A228]" ns41:value-type="float" table:style-name="ce91" office:value-type="float" office:value="21">
            <text:p>21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8" office:value-type="float">
            <text:p>858</text:p>
          </table:table-cell>
          <table:table-cell ns41:value-type="float" table:style-name="ce78" office:value="859" office:value-type="float">
            <text:p>859</text:p>
          </table:table-cell>
          <table:table-cell table:style-name="ce78"/>
          <table:table-cell ns41:value-type="float" table:style-name="ce85" office:value="240192" office:value-type="float">
            <text:p>240192</text:p>
          </table:table-cell>
          <table:table-cell table:number-columns-repeated="970"/>
        </table:table-row>
        <table:table-row table:style-name="ro5">
          <table:table-cell ns41:value-type="float" table:style-name="ce8" office:value="22" office:value-type="float">
            <text:p>22</text:p>
          </table:table-cell>
          <table:table-cell ns41:value-type="string" table:style-name="ce20" office:value-type="string">
            <text:p>Fabricage van wollen dekens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3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office:value="1" table:style-name="ce90" table:number-columns-repeated="3" office:value-type="float">
            <text:p>1</text:p>
          </table:table-cell>
          <table:table-cell table:style-name="ce90" table:number-columns-repeated="2"/>
          <table:table-cell ns41:value-type="float" table:style-name="ce90" office:value="2" office:value-type="float">
            <text:p>2</text:p>
          </table:table-cell>
          <table:table-cell ns41:value-type="float" office:value="1" table:style-name="ce90" table:number-columns-repeated="2" office:value-type="float">
            <text:p>1</text:p>
          </table:table-cell>
          <table:table-cell table:style-name="ce90" table:number-columns-repeated="3"/>
          <table:table-cell ns41:value-type="float" office:value="1" table:style-name="ce90" table:number-columns-repeated="3" office:value-type="float">
            <text:p>1</text:p>
          </table:table-cell>
          <table:table-cell table:style-name="ce90"/>
          <table:table-cell ns41:value-type="float" table:style-name="ce90" office:value="3" office:value-type="float">
            <text:p>3</text:p>
          </table:table-cell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7"/>
          <table:table-cell table:formula="of:=[.J229]+[.L229]+[.N229]+[.P229]+[.R229]+[.T229]+[.V229]+[.X229]+[.Z229]+[.AB229]+[.AD229]+[.AF229]+[.AH229]+[.AJ229]+[.AL229]+[.AN229]" ns41:value-type="float" table:style-name="ce90" office:value-type="float" office:value="11">
            <text:p>11</text:p>
          </table:table-cell>
          <table:table-cell table:formula="of:=[.E229]+[.F229]+[.G229]+[.H229]+[.I229]+[.K229]+[.M229]+[.O229]+[.Q229]+[.S229]+[.U229]+[.W229]+[.Y229]+[.AA229]+[.AC229]+[.AE229]+[.AG229]+[.AI229]+[.AK229]+[.AM229]+[.AO229]" ns41:value-type="float" table:style-name="ce90" office:value-type="float" office:value="8">
            <text:p>8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formula="of:=[.AP229]+[.AR229]" ns41:value-type="float" table:style-name="ce90" office:value-type="float" office:value="11">
            <text:p>11</text:p>
          </table:table-cell>
          <table:table-cell table:formula="of:=[.AQ229]+[.AS229]" ns41:value-type="float" table:style-name="ce52" office:value-type="float" office:value="9">
            <text:p>9</text:p>
          </table:table-cell>
          <table:table-cell table:formula="of:=[.A229]" ns41:value-type="float" table:style-name="ce91" office:value-type="float" office:value="22">
            <text:p>22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8" office:value-type="float">
            <text:p>858</text:p>
          </table:table-cell>
          <table:table-cell ns41:value-type="float" table:style-name="ce78" office:value="859" office:value-type="float">
            <text:p>859</text:p>
          </table:table-cell>
          <table:table-cell table:style-name="ce78"/>
          <table:table-cell ns41:value-type="float" table:style-name="ce85" office:value="240192" office:value-type="float">
            <text:p>240192</text:p>
          </table:table-cell>
          <table:table-cell table:number-columns-repeated="970"/>
        </table:table-row>
        <table:table-row table:style-name="ro3">
          <table:table-cell ns41:value-type="float" table:style-name="ce8" office:value="23" office:value-type="float">
            <text:p>23</text:p>
          </table:table-cell>
          <table:table-cell ns41:value-type="string" table:style-name="ce20" office:value-type="string">
            <text:p>Fabricage van linnen <text:s/>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 table:number-columns-repeated="7"/>
          <table:table-cell ns41:value-type="float" table:style-name="ce90" office:value="1" office:value-type="float">
            <text:p>1</text:p>
          </table:table-cell>
          <table:table-cell ns41:value-type="float" table:style-name="ce90" office:value="3" office:value-type="float">
            <text:p>3</text:p>
          </table:table-cell>
          <table:table-cell ns41:value-type="float" office:value="1" table:style-name="ce90" table:number-columns-repeated="2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5"/>
          <table:table-cell table:formula="of:=[.J230]+[.L230]+[.N230]+[.P230]+[.R230]+[.T230]+[.V230]+[.X230]+[.Z230]+[.AB230]+[.AD230]+[.AF230]+[.AH230]+[.AJ230]+[.AL230]+[.AN230]" ns41:value-type="float" table:style-name="ce90" office:value-type="float" office:value="13">
            <text:p>13</text:p>
          </table:table-cell>
          <table:table-cell table:formula="of:=[.E230]+[.F230]+[.G230]+[.H230]+[.I230]+[.K230]+[.M230]+[.O230]+[.Q230]+[.S230]+[.U230]+[.W230]+[.Y230]+[.AA230]+[.AC230]+[.AE230]+[.AG230]+[.AI230]+[.AK230]+[.AM230]+[.AO230]" ns41:value-type="float" table:style-name="ce90" office:value-type="float" office:value="3">
            <text:p>3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formula="of:=[.AP230]+[.AR230]" ns41:value-type="float" table:style-name="ce90" office:value-type="float" office:value="13">
            <text:p>13</text:p>
          </table:table-cell>
          <table:table-cell table:formula="of:=[.AQ230]+[.AS230]" ns41:value-type="float" table:style-name="ce52" office:value-type="float" office:value="4">
            <text:p>4</text:p>
          </table:table-cell>
          <table:table-cell table:formula="of:=[.A230]" ns41:value-type="float" table:style-name="ce91" office:value-type="float" office:value="23">
            <text:p>23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8" office:value-type="float">
            <text:p>858</text:p>
          </table:table-cell>
          <table:table-cell ns41:value-type="float" table:style-name="ce78" office:value="859" office:value-type="float">
            <text:p>859</text:p>
          </table:table-cell>
          <table:table-cell table:style-name="ce78"/>
          <table:table-cell ns41:value-type="float" table:style-name="ce85" office:value="240192" office:value-type="float">
            <text:p>240192</text:p>
          </table:table-cell>
          <table:table-cell table:number-columns-repeated="970"/>
        </table:table-row>
        <table:table-row table:style-name="ro3">
          <table:table-cell ns41:value-type="float" table:style-name="ce8" office:value="24" office:value-type="float">
            <text:p>24</text:p>
          </table:table-cell>
          <table:table-cell ns41:value-type="string" table:style-name="ce20" office:value-type="string">
            <text:p>Fabricage van katoen 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ns41:value-type="float" office:value="1" table:style-name="ce90" table:number-columns-repeated="2" office:value-type="float">
            <text:p>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0" office:value="6" office:value-type="float">
            <text:p>6</text:p>
          </table:table-cell>
          <table:table-cell table:style-name="ce90"/>
          <table:table-cell ns41:value-type="float" table:style-name="ce90" office:value="6" office:value-type="float">
            <text:p>6</text:p>
          </table:table-cell>
          <table:table-cell table:style-name="ce90"/>
          <table:table-cell ns41:value-type="float" table:style-name="ce90" office:value="4" office:value-type="float">
            <text:p>4</text:p>
          </table:table-cell>
          <table:table-cell table:style-name="ce90"/>
          <table:table-cell ns41:value-type="float" table:style-name="ce90" office:value="10" office:value-type="float">
            <text:p>10</text:p>
          </table:table-cell>
          <table:table-cell ns41:value-type="float" table:style-name="ce90" office:value="4" office:value-type="float">
            <text:p>4</text:p>
          </table:table-cell>
          <table:table-cell ns41:value-type="float" office:value="7" table:style-name="ce90" table:number-columns-repeated="2" office:value-type="float">
            <text:p>7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8" office:value-type="float">
            <text:p>8</text:p>
          </table:table-cell>
          <table:table-cell table:style-name="ce90"/>
          <table:table-cell ns41:value-type="float" table:style-name="ce90" office:value="8" office:value-type="float">
            <text:p>8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0" office:value="5" office:value-type="float">
            <text:p>5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/>
          <table:table-cell table:formula="of:=[.J231]+[.L231]+[.N231]+[.P231]+[.R231]+[.T231]+[.V231]+[.X231]+[.Z231]+[.AB231]+[.AD231]+[.AF231]+[.AH231]+[.AJ231]+[.AL231]+[.AN231]" ns41:value-type="float" table:style-name="ce90" office:value-type="float" office:value="108">
            <text:p>108</text:p>
          </table:table-cell>
          <table:table-cell table:formula="of:=[.E231]+[.F231]+[.G231]+[.H231]+[.I231]+[.K231]+[.M231]+[.O231]+[.Q231]+[.S231]+[.U231]+[.W231]+[.Y231]+[.AA231]+[.AC231]+[.AE231]+[.AG231]+[.AI231]+[.AK231]+[.AM231]+[.AO231]" ns41:value-type="float" table:style-name="ce90" office:value-type="float" office:value="63">
            <text:p>63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formula="of:=[.AP231]+[.AR231]" ns41:value-type="float" table:style-name="ce90" office:value-type="float" office:value="108">
            <text:p>108</text:p>
          </table:table-cell>
          <table:table-cell table:formula="of:=[.AQ231]+[.AS231]" ns41:value-type="float" table:style-name="ce52" office:value-type="float" office:value="64">
            <text:p>64</text:p>
          </table:table-cell>
          <table:table-cell table:formula="of:=[.A231]" ns41:value-type="float" table:style-name="ce91" office:value-type="float" office:value="24">
            <text:p>24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8" office:value-type="float">
            <text:p>858</text:p>
          </table:table-cell>
          <table:table-cell ns41:value-type="float" table:style-name="ce78" office:value="859" office:value-type="float">
            <text:p>859</text:p>
          </table:table-cell>
          <table:table-cell table:style-name="ce78"/>
          <table:table-cell ns41:value-type="float" table:style-name="ce85" office:value="240192" office:value-type="float">
            <text:p>240192</text:p>
          </table:table-cell>
          <table:table-cell table:number-columns-repeated="970"/>
        </table:table-row>
        <table:table-row table:style-name="ro5">
          <table:table-cell ns41:value-type="float" table:style-name="ce8" office:value="25" office:value-type="float">
            <text:p>25</text:p>
          </table:table-cell>
          <table:table-cell ns41:value-type="string" table:style-name="ce20" office:value-type="string">
            <text:p>Fabricage van bonte goederen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ns41:value-type="float" table:style-name="ce90" office:value="1" office:value-type="float">
            <text:p>1</text:p>
          </table:table-cell>
          <table:table-cell table:style-name="ce90" table:number-columns-repeated="8"/>
          <table:table-cell ns41:value-type="float" table:style-name="ce90" office:value="1" office:value-type="float">
            <text:p>1</text:p>
          </table:table-cell>
          <table:table-cell table:style-name="ce90" table:number-columns-repeated="2"/>
          <table:table-cell ns41:value-type="float" table:style-name="ce90" office:value="3" office:value-type="float">
            <text:p>3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3" office:value-type="float">
            <text:p>3</text:p>
          </table:table-cell>
          <table:table-cell ns41:value-type="float" table:style-name="ce90" office:value="1" office:value-type="float">
            <text:p>1</text:p>
          </table:table-cell>
          <table:table-cell table:style-name="ce90" table:number-columns-repeated="2"/>
          <table:table-cell ns41:value-type="float" office:value="1" table:style-name="ce90" table:number-columns-repeated="2" office:value-type="float">
            <text:p>1</text:p>
          </table:table-cell>
          <table:table-cell table:style-name="ce90" table:number-columns-repeated="2"/>
          <table:table-cell ns41:value-type="float" table:style-name="ce90" office:value="3" office:value-type="float">
            <text:p>3</text:p>
          </table:table-cell>
          <table:table-cell table:style-name="ce90" table:number-columns-repeated="5"/>
          <table:table-cell ns41:value-type="float" office:value="1" table:style-name="ce90" table:number-columns-repeated="2" office:value-type="float">
            <text:p>1</text:p>
          </table:table-cell>
          <table:table-cell table:style-name="ce90" table:number-columns-repeated="2"/>
          <table:table-cell table:formula="of:=[.J232]+[.L232]+[.N232]+[.P232]+[.R232]+[.T232]+[.V232]+[.X232]+[.Z232]+[.AB232]+[.AD232]+[.AF232]+[.AH232]+[.AJ232]+[.AL232]+[.AN232]" ns41:value-type="float" table:style-name="ce90" office:value-type="float" office:value="14">
            <text:p>14</text:p>
          </table:table-cell>
          <table:table-cell table:formula="of:=[.E232]+[.F232]+[.G232]+[.H232]+[.I232]+[.K232]+[.M232]+[.O232]+[.Q232]+[.S232]+[.U232]+[.W232]+[.Y232]+[.AA232]+[.AC232]+[.AE232]+[.AG232]+[.AI232]+[.AK232]+[.AM232]+[.AO232]" ns41:value-type="float" table:style-name="ce90" office:value-type="float" office:value="5">
            <text:p>5</text:p>
          </table:table-cell>
          <table:table-cell table:style-name="ce90"/>
          <table:table-cell ns41:value-type="float" table:style-name="ce34" office:value="1" office:value-type="float">
            <text:p>1</text:p>
          </table:table-cell>
          <table:table-cell table:formula="of:=[.AP232]+[.AR232]" ns41:value-type="float" table:style-name="ce90" office:value-type="float" office:value="14">
            <text:p>14</text:p>
          </table:table-cell>
          <table:table-cell table:formula="of:=[.AQ232]+[.AS232]" ns41:value-type="float" table:style-name="ce52" office:value-type="float" office:value="6">
            <text:p>6</text:p>
          </table:table-cell>
          <table:table-cell table:formula="of:=[.A232]" ns41:value-type="float" table:style-name="ce91" office:value-type="float" office:value="25">
            <text:p>25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8" office:value-type="float">
            <text:p>858</text:p>
          </table:table-cell>
          <table:table-cell ns41:value-type="float" table:style-name="ce78" office:value="859" office:value-type="float">
            <text:p>859</text:p>
          </table:table-cell>
          <table:table-cell table:style-name="ce78"/>
          <table:table-cell ns41:value-type="float" table:style-name="ce85" office:value="240192" office:value-type="float">
            <text:p>240192</text:p>
          </table:table-cell>
          <table:table-cell table:number-columns-repeated="970"/>
        </table:table-row>
        <table:table-row table:style-name="ro3">
          <table:table-cell ns41:value-type="float" table:style-name="ce8" office:value="26" office:value-type="float">
            <text:p>26</text:p>
          </table:table-cell>
          <table:table-cell ns41:value-type="string" table:style-name="ce20" office:value-type="string">
            <text:p>Fabricage van jute <text:s/>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/>
          <table:table-cell ns41:value-type="float" table:style-name="ce90" office:value="1" office:value-type="float">
            <text:p>1</text:p>
          </table:table-cell>
          <table:table-cell ns41:value-type="float" table:style-name="ce90" office:value="2" office:value-type="float">
            <text:p>2</text:p>
          </table:table-cell>
          <table:table-cell ns41:value-type="float" office:value="1" table:style-name="ce90" table:number-columns-repeated="2" office:value-type="float">
            <text:p>1</text:p>
          </table:table-cell>
          <table:table-cell table:style-name="ce90" table:number-columns-repeated="2"/>
          <table:table-cell ns41:value-type="float" table:style-name="ce90" office:value="1" office:value-type="float">
            <text:p>1</text:p>
          </table:table-cell>
          <table:table-cell ns41:value-type="float" table:style-name="ce90" office:value="2" office:value-type="float">
            <text:p>2</text:p>
          </table:table-cell>
          <table:table-cell ns41:value-type="float" office:value="1" table:style-name="ce90" table:number-columns-repeated="3" office:value-type="float">
            <text:p>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1" office:value-type="float">
            <text:p>1</text:p>
          </table:table-cell>
          <table:table-cell table:style-name="ce90" table:number-columns-repeated="7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 table:number-columns-repeated="9"/>
          <table:table-cell ns41:value-type="float" table:style-name="ce90" office:value="1" office:value-type="float">
            <text:p>1</text:p>
          </table:table-cell>
          <table:table-cell table:style-name="ce90"/>
          <table:table-cell table:formula="of:=[.J233]+[.L233]+[.N233]+[.P233]+[.R233]+[.T233]+[.V233]+[.X233]+[.Z233]+[.AB233]+[.AD233]+[.AF233]+[.AH233]+[.AJ233]+[.AL233]+[.AN233]" ns41:value-type="float" table:style-name="ce90" office:value-type="float" office:value="17">
            <text:p>17</text:p>
          </table:table-cell>
          <table:table-cell table:formula="of:=[.E233]+[.F233]+[.G233]+[.H233]+[.I233]+[.K233]+[.M233]+[.O233]+[.Q233]+[.S233]+[.U233]+[.W233]+[.Y233]+[.AA233]+[.AC233]+[.AE233]+[.AG233]+[.AI233]+[.AK233]+[.AM233]+[.AO233]" ns41:value-type="float" table:style-name="ce90" office:value-type="float" office:value="9">
            <text:p>9</text:p>
          </table:table-cell>
          <table:table-cell table:style-name="ce90" table:number-columns-repeated="2"/>
          <table:table-cell table:formula="of:=[.AP233]+[.AR233]" ns41:value-type="float" table:style-name="ce90" office:value-type="float" office:value="17">
            <text:p>17</text:p>
          </table:table-cell>
          <table:table-cell table:formula="of:=[.AQ233]+[.AS233]" ns41:value-type="float" table:style-name="ce52" office:value-type="float" office:value="9">
            <text:p>9</text:p>
          </table:table-cell>
          <table:table-cell table:formula="of:=[.A233]" ns41:value-type="float" table:style-name="ce91" office:value-type="float" office:value="26">
            <text:p>26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8" office:value-type="float">
            <text:p>858</text:p>
          </table:table-cell>
          <table:table-cell ns41:value-type="float" table:style-name="ce78" office:value="859" office:value-type="float">
            <text:p>859</text:p>
          </table:table-cell>
          <table:table-cell table:style-name="ce78"/>
          <table:table-cell ns41:value-type="float" table:style-name="ce85" office:value="240192" office:value-type="float">
            <text:p>240192</text:p>
          </table:table-cell>
          <table:table-cell table:number-columns-repeated="970"/>
        </table:table-row>
        <table:table-row table:style-name="ro5">
          <table:table-cell ns41:value-type="float" table:style-name="ce8" office:value="27" office:value-type="float">
            <text:p>27</text:p>
          </table:table-cell>
          <table:table-cell ns41:value-type="string" table:style-name="ce20" office:value-type="string">
            <text:p>Fabricage van lampenkatoen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19"/>
          <table:table-cell ns41:value-type="float" table:style-name="ce90" office:value="1" office:value-type="float">
            <text:p>1</text:p>
          </table:table-cell>
          <table:table-cell table:style-name="ce90" table:number-columns-repeated="16"/>
          <table:table-cell table:formula="of:=[.J234]+[.L234]+[.N234]+[.P234]+[.R234]+[.T234]+[.V234]+[.X234]+[.Z234]+[.AB234]+[.AD234]+[.AF234]+[.AH234]+[.AJ234]+[.AL234]+[.AN234]" ns41:value-type="float" table:style-name="ce90" office:value-type="float" office:value="0">
            <text:p>0</text:p>
          </table:table-cell>
          <table:table-cell table:formula="of:=[.E234]+[.F234]+[.G234]+[.H234]+[.I234]+[.K234]+[.M234]+[.O234]+[.Q234]+[.S234]+[.U234]+[.W234]+[.Y234]+[.AA234]+[.AC234]+[.AE234]+[.AG234]+[.AI234]+[.AK234]+[.AM234]+[.AO234]" ns41:value-type="float" table:style-name="ce90" office:value-type="float" office:value="1">
            <text:p>1</text:p>
          </table:table-cell>
          <table:table-cell table:style-name="ce90" table:number-columns-repeated="2"/>
          <table:table-cell table:formula="of:=[.AP234]+[.AR234]" ns41:value-type="float" table:style-name="ce90" office:value-type="float" office:value="0">
            <text:p>0</text:p>
          </table:table-cell>
          <table:table-cell table:formula="of:=[.AQ234]+[.AS234]" ns41:value-type="float" table:style-name="ce52" office:value-type="float" office:value="1">
            <text:p>1</text:p>
          </table:table-cell>
          <table:table-cell table:formula="of:=[.A234]" ns41:value-type="float" table:style-name="ce91" office:value-type="float" office:value="27">
            <text:p>27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8" office:value-type="float">
            <text:p>858</text:p>
          </table:table-cell>
          <table:table-cell ns41:value-type="float" table:style-name="ce78" office:value="859" office:value-type="float">
            <text:p>859</text:p>
          </table:table-cell>
          <table:table-cell table:style-name="ce78"/>
          <table:table-cell ns41:value-type="float" table:style-name="ce85" office:value="240192" office:value-type="float">
            <text:p>240192</text:p>
          </table:table-cell>
          <table:table-cell table:number-columns-repeated="970"/>
        </table:table-row>
        <table:table-row table:style-name="ro5">
          <table:table-cell ns41:value-type="float" table:style-name="ce8" office:value="28" office:value-type="float">
            <text:p>28</text:p>
          </table:table-cell>
          <table:table-cell ns41:value-type="string" table:style-name="ce20" office:value-type="string">
            <text:p>Fabricage van poetskatoen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12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2" office:value-type="float">
            <text:p>2</text:p>
          </table:table-cell>
          <table:table-cell table:style-name="ce90" table:number-columns-repeated="13"/>
          <table:table-cell table:formula="of:=[.J235]+[.L235]+[.N235]+[.P235]+[.R235]+[.T235]+[.V235]+[.X235]+[.Z235]+[.AB235]+[.AD235]+[.AF235]+[.AH235]+[.AJ235]+[.AL235]+[.AN235]" ns41:value-type="float" table:style-name="ce90" office:value-type="float" office:value="6">
            <text:p>6</text:p>
          </table:table-cell>
          <table:table-cell table:formula="of:=[.E235]+[.F235]+[.G235]+[.H235]+[.I235]+[.K235]+[.M235]+[.O235]+[.Q235]+[.S235]+[.U235]+[.W235]+[.Y235]+[.AA235]+[.AC235]+[.AE235]+[.AG235]+[.AI235]+[.AK235]+[.AM235]+[.AO235]" ns41:value-type="float" table:style-name="ce90" office:value-type="float" office:value="0">
            <text:p>0</text:p>
          </table:table-cell>
          <table:table-cell table:style-name="ce90" table:number-columns-repeated="2"/>
          <table:table-cell table:formula="of:=[.AP235]+[.AR235]" ns41:value-type="float" table:style-name="ce90" office:value-type="float" office:value="6">
            <text:p>6</text:p>
          </table:table-cell>
          <table:table-cell table:formula="of:=[.AQ235]+[.AS235]" ns41:value-type="float" table:style-name="ce52" office:value-type="float" office:value="0">
            <text:p>0</text:p>
          </table:table-cell>
          <table:table-cell table:formula="of:=[.A235]" ns41:value-type="float" table:style-name="ce91" office:value-type="float" office:value="28">
            <text:p>28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8" office:value-type="float">
            <text:p>858</text:p>
          </table:table-cell>
          <table:table-cell ns41:value-type="float" table:style-name="ce78" office:value="859" office:value-type="float">
            <text:p>859</text:p>
          </table:table-cell>
          <table:table-cell table:style-name="ce78"/>
          <table:table-cell ns41:value-type="float" table:style-name="ce85" office:value="240192" office:value-type="float">
            <text:p>240192</text:p>
          </table:table-cell>
          <table:table-cell table:number-columns-repeated="970"/>
        </table:table-row>
        <table:table-row table:style-name="ro3">
          <table:table-cell ns41:value-type="float" table:style-name="ce8" office:value="29" office:value-type="float">
            <text:p>29</text:p>
          </table:table-cell>
          <table:table-cell ns41:value-type="string" table:style-name="ce20" office:value-type="string">
            <text:p>Fabricage van tapijten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ns41:value-type="float" table:style-name="ce90" office:value="1" office:value-type="float">
            <text:p>1</text:p>
          </table:table-cell>
          <table:table-cell table:style-name="ce90" table:number-columns-repeated="2"/>
          <table:table-cell ns41:value-type="float" table:style-name="ce90" office:value="4" office:value-type="float">
            <text:p>4</text:p>
          </table:table-cell>
          <table:table-cell table:style-name="ce90"/>
          <table:table-cell ns41:value-type="float" table:style-name="ce90" office:value="6" office:value-type="float">
            <text:p>6</text:p>
          </table:table-cell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office:value="2" table:style-name="ce90" table:number-columns-repeated="4" office:value-type="float">
            <text:p>2</text:p>
          </table:table-cell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 table:number-columns-repeated="7"/>
          <table:table-cell table:formula="of:=[.J236]+[.L236]+[.N236]+[.P236]+[.R236]+[.T236]+[.V236]+[.X236]+[.Z236]+[.AB236]+[.AD236]+[.AF236]+[.AH236]+[.AJ236]+[.AL236]+[.AN236]" ns41:value-type="float" table:style-name="ce90" office:value-type="float" office:value="10">
            <text:p>10</text:p>
          </table:table-cell>
          <table:table-cell table:formula="of:=[.E236]+[.F236]+[.G236]+[.H236]+[.I236]+[.K236]+[.M236]+[.O236]+[.Q236]+[.S236]+[.U236]+[.W236]+[.Y236]+[.AA236]+[.AC236]+[.AE236]+[.AG236]+[.AI236]+[.AK236]+[.AM236]+[.AO236]" ns41:value-type="float" table:style-name="ce90" office:value-type="float" office:value="16">
            <text:p>16</text:p>
          </table:table-cell>
          <table:table-cell table:style-name="ce90" table:number-columns-repeated="2"/>
          <table:table-cell table:formula="of:=[.AP236]+[.AR236]" ns41:value-type="float" table:style-name="ce90" office:value-type="float" office:value="10">
            <text:p>10</text:p>
          </table:table-cell>
          <table:table-cell table:formula="of:=[.AQ236]+[.AS236]" ns41:value-type="float" table:style-name="ce52" office:value-type="float" office:value="16">
            <text:p>16</text:p>
          </table:table-cell>
          <table:table-cell table:formula="of:=[.A236]" ns41:value-type="float" table:style-name="ce91" office:value-type="float" office:value="29">
            <text:p>29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8" office:value-type="float">
            <text:p>858</text:p>
          </table:table-cell>
          <table:table-cell ns41:value-type="float" table:style-name="ce78" office:value="859" office:value-type="float">
            <text:p>859</text:p>
          </table:table-cell>
          <table:table-cell table:style-name="ce78"/>
          <table:table-cell ns41:value-type="float" table:style-name="ce85" office:value="240192" office:value-type="float">
            <text:p>240192</text:p>
          </table:table-cell>
          <table:table-cell table:number-columns-repeated="970"/>
        </table:table-row>
        <table:table-row table:style-name="ro3">
          <table:table-cell ns41:value-type="float" table:style-name="ce8" office:value="30" office:value-type="float">
            <text:p>30</text:p>
          </table:table-cell>
          <table:table-cell ns41:value-type="string" table:style-name="ce20" office:value-type="string">
            <text:p>Fabricage van zijde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5"/>
          <table:table-cell ns41:value-type="float" table:style-name="ce90" office:value="1" office:value-type="float">
            <text:p>1</text:p>
          </table:table-cell>
          <table:table-cell table:style-name="ce90" table:number-columns-repeated="30"/>
          <table:table-cell table:formula="of:=[.J237]+[.L237]+[.N237]+[.P237]+[.R237]+[.T237]+[.V237]+[.X237]+[.Z237]+[.AB237]+[.AD237]+[.AF237]+[.AH237]+[.AJ237]+[.AL237]+[.AN237]" ns41:value-type="float" table:style-name="ce90" office:value-type="float" office:value="0">
            <text:p>0</text:p>
          </table:table-cell>
          <table:table-cell table:formula="of:=[.E237]+[.F237]+[.G237]+[.H237]+[.I237]+[.K237]+[.M237]+[.O237]+[.Q237]+[.S237]+[.U237]+[.W237]+[.Y237]+[.AA237]+[.AC237]+[.AE237]+[.AG237]+[.AI237]+[.AK237]+[.AM237]+[.AO237]" ns41:value-type="float" table:style-name="ce90" office:value-type="float" office:value="1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formula="of:=[.AP237]+[.AR237]" ns41:value-type="float" table:style-name="ce90" office:value-type="float" office:value="0">
            <text:p>0</text:p>
          </table:table-cell>
          <table:table-cell table:formula="of:=[.AQ237]+[.AS237]" ns41:value-type="float" table:style-name="ce52" office:value-type="float" office:value="2">
            <text:p>2</text:p>
          </table:table-cell>
          <table:table-cell table:formula="of:=[.A237]" ns41:value-type="float" table:style-name="ce91" office:value-type="float" office:value="30">
            <text:p>30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8" office:value-type="float">
            <text:p>858</text:p>
          </table:table-cell>
          <table:table-cell ns41:value-type="float" table:style-name="ce78" office:value="859" office:value-type="float">
            <text:p>859</text:p>
          </table:table-cell>
          <table:table-cell table:style-name="ce78"/>
          <table:table-cell ns41:value-type="float" table:style-name="ce85" office:value="240192" office:value-type="float">
            <text:p>240192</text:p>
          </table:table-cell>
          <table:table-cell table:number-columns-repeated="970"/>
        </table:table-row>
        <table:table-row table:style-name="ro3">
          <table:table-cell ns41:value-type="float" table:style-name="ce8" office:value="31" office:value-type="float">
            <text:p>31</text:p>
          </table:table-cell>
          <table:table-cell ns41:value-type="string" table:style-name="ce20" office:value-type="string">
            <text:p>Katoendrukkerij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ns41:value-type="float" office:value="2" table:style-name="ce90" table:number-columns-repeated="4" office:value-type="float">
            <text:p>2</text:p>
          </table:table-cell>
          <table:table-cell table:style-name="ce90"/>
          <table:table-cell ns41:value-type="float" table:style-name="ce90" office:value="5" office:value-type="float">
            <text:p>5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3" office:value-type="float">
            <text:p>3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0" office:value="7" office:value-type="float">
            <text:p>7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3" office:value-type="float">
            <text:p>3</text:p>
          </table:table-cell>
          <table:table-cell table:style-name="ce90"/>
          <table:table-cell ns41:value-type="float" office:value="1" table:style-name="ce90" table:number-columns-repeated="2" office:value-type="float">
            <text:p>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ns41:value-type="float" table:style-name="ce90" office:value="3" office:value-type="float">
            <text:p>3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5"/>
          <table:table-cell ns41:value-type="float" table:style-name="ce90" office:value="1" office:value-type="float">
            <text:p>1</text:p>
          </table:table-cell>
          <table:table-cell table:style-name="ce90"/>
          <table:table-cell table:formula="of:=[.J238]+[.L238]+[.N238]+[.P238]+[.R238]+[.T238]+[.V238]+[.X238]+[.Z238]+[.AB238]+[.AD238]+[.AF238]+[.AH238]+[.AJ238]+[.AL238]+[.AN238]" ns41:value-type="float" table:style-name="ce90" office:value-type="float" office:value="30">
            <text:p>30</text:p>
          </table:table-cell>
          <table:table-cell table:formula="of:=[.E238]+[.F238]+[.G238]+[.H238]+[.I238]+[.K238]+[.M238]+[.O238]+[.Q238]+[.S238]+[.U238]+[.W238]+[.Y238]+[.AA238]+[.AC238]+[.AE238]+[.AG238]+[.AI238]+[.AK238]+[.AM238]+[.AO238]" ns41:value-type="float" table:style-name="ce90" office:value-type="float" office:value="29">
            <text:p>29</text:p>
          </table:table-cell>
          <table:table-cell table:style-name="ce90"/>
          <table:table-cell ns41:value-type="float" table:style-name="ce90" office:value="8" office:value-type="float">
            <text:p>8</text:p>
          </table:table-cell>
          <table:table-cell table:formula="of:=[.AP238]+[.AR238]" ns41:value-type="float" table:style-name="ce90" office:value-type="float" office:value="30">
            <text:p>30</text:p>
          </table:table-cell>
          <table:table-cell table:formula="of:=[.AQ238]+[.AS238]" ns41:value-type="float" table:style-name="ce52" office:value-type="float" office:value="37">
            <text:p>37</text:p>
          </table:table-cell>
          <table:table-cell table:formula="of:=[.A238]" ns41:value-type="float" table:style-name="ce91" office:value-type="float" office:value="31">
            <text:p>31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8" office:value-type="float">
            <text:p>858</text:p>
          </table:table-cell>
          <table:table-cell ns41:value-type="float" table:style-name="ce78" office:value="859" office:value-type="float">
            <text:p>859</text:p>
          </table:table-cell>
          <table:table-cell table:style-name="ce78"/>
          <table:table-cell ns41:value-type="float" table:style-name="ce85" office:value="240192" office:value-type="float">
            <text:p>240192</text:p>
          </table:table-cell>
          <table:table-cell table:number-columns-repeated="970"/>
        </table:table-row>
        <table:table-row table:style-name="ro5">
          <table:table-cell ns41:value-type="float" table:style-name="ce8" office:value="32" office:value-type="float">
            <text:p>32</text:p>
          </table:table-cell>
          <table:table-cell ns41:value-type="string" table:style-name="ce20" office:value-type="string">
            <text:p>Bleekerij van stukgoederen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7"/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office:value="3" table:style-name="ce90" table:number-columns-repeated="2" office:value-type="float">
            <text:p>3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3" office:value-type="float">
            <text:p>3</text:p>
          </table:table-cell>
          <table:table-cell table:style-name="ce90" table:number-columns-repeated="13"/>
          <table:table-cell table:formula="of:=[.J239]+[.L239]+[.N239]+[.P239]+[.R239]+[.T239]+[.V239]+[.X239]+[.Z239]+[.AB239]+[.AD239]+[.AF239]+[.AH239]+[.AJ239]+[.AL239]+[.AN239]" ns41:value-type="float" table:style-name="ce90" office:value-type="float" office:value="9">
            <text:p>9</text:p>
          </table:table-cell>
          <table:table-cell table:formula="of:=[.E239]+[.F239]+[.G239]+[.H239]+[.I239]+[.K239]+[.M239]+[.O239]+[.Q239]+[.S239]+[.U239]+[.W239]+[.Y239]+[.AA239]+[.AC239]+[.AE239]+[.AG239]+[.AI239]+[.AK239]+[.AM239]+[.AO239]" ns41:value-type="float" table:style-name="ce90" office:value-type="float" office:value="4">
            <text:p>4</text:p>
          </table:table-cell>
          <table:table-cell table:style-name="ce90" table:number-columns-repeated="2"/>
          <table:table-cell table:formula="of:=[.AP239]+[.AR239]" ns41:value-type="float" table:style-name="ce90" office:value-type="float" office:value="9">
            <text:p>9</text:p>
          </table:table-cell>
          <table:table-cell table:formula="of:=[.AQ239]+[.AS239]" ns41:value-type="float" table:style-name="ce52" office:value-type="float" office:value="4">
            <text:p>4</text:p>
          </table:table-cell>
          <table:table-cell table:formula="of:=[.A239]" ns41:value-type="float" table:style-name="ce91" office:value-type="float" office:value="32">
            <text:p>32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8" office:value-type="float">
            <text:p>858</text:p>
          </table:table-cell>
          <table:table-cell ns41:value-type="float" table:style-name="ce78" office:value="859" office:value-type="float">
            <text:p>859</text:p>
          </table:table-cell>
          <table:table-cell table:style-name="ce78"/>
          <table:table-cell ns41:value-type="float" table:style-name="ce85" office:value="240192" office:value-type="float">
            <text:p>240192</text:p>
          </table:table-cell>
          <table:table-cell table:number-columns-repeated="970"/>
        </table:table-row>
        <table:table-row table:style-name="ro3">
          <table:table-cell ns41:value-type="float" table:style-name="ce8" office:value="33" office:value-type="float">
            <text:p>33</text:p>
          </table:table-cell>
          <table:table-cell ns41:value-type="string" table:style-name="ce20" office:value-type="string">
            <text:p>Roodververij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2"/>
          <table:table-cell ns41:value-type="float" table:style-name="ce90" office:value="1" office:value-type="float">
            <text:p>1</text:p>
          </table:table-cell>
          <table:table-cell table:style-name="ce90" table:number-columns-repeated="2"/>
          <table:table-cell ns41:value-type="float" table:style-name="ce90" office:value="1" office:value-type="float">
            <text:p>1</text:p>
          </table:table-cell>
          <table:table-cell table:style-name="ce90" table:number-columns-repeated="14"/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 table:number-columns-repeated="11"/>
          <table:table-cell table:formula="of:=[.J240]+[.L240]+[.N240]+[.P240]+[.R240]+[.T240]+[.V240]+[.X240]+[.Z240]+[.AB240]+[.AD240]+[.AF240]+[.AH240]+[.AJ240]+[.AL240]+[.AN240]" ns41:value-type="float" table:style-name="ce90" office:value-type="float" office:value="2">
            <text:p>2</text:p>
          </table:table-cell>
          <table:table-cell table:formula="of:=[.E240]+[.F240]+[.G240]+[.H240]+[.I240]+[.K240]+[.M240]+[.O240]+[.Q240]+[.S240]+[.U240]+[.W240]+[.Y240]+[.AA240]+[.AC240]+[.AE240]+[.AG240]+[.AI240]+[.AK240]+[.AM240]+[.AO240]" ns41:value-type="float" table:style-name="ce90" office:value-type="float" office:value="2">
            <text:p>2</text:p>
          </table:table-cell>
          <table:table-cell table:style-name="ce90" table:number-columns-repeated="2"/>
          <table:table-cell table:formula="of:=[.AP240]+[.AR240]" ns41:value-type="float" table:style-name="ce90" office:value-type="float" office:value="2">
            <text:p>2</text:p>
          </table:table-cell>
          <table:table-cell table:formula="of:=[.AQ240]+[.AS240]" ns41:value-type="float" table:style-name="ce52" office:value-type="float" office:value="2">
            <text:p>2</text:p>
          </table:table-cell>
          <table:table-cell table:formula="of:=[.A240]" ns41:value-type="float" table:style-name="ce91" office:value-type="float" office:value="33">
            <text:p>33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8" office:value-type="float">
            <text:p>858</text:p>
          </table:table-cell>
          <table:table-cell ns41:value-type="float" table:style-name="ce78" office:value="859" office:value-type="float">
            <text:p>859</text:p>
          </table:table-cell>
          <table:table-cell table:style-name="ce78"/>
          <table:table-cell ns41:value-type="float" table:style-name="ce85" office:value="240192" office:value-type="float">
            <text:p>240192</text:p>
          </table:table-cell>
          <table:table-cell table:number-columns-repeated="970"/>
        </table:table-row>
        <table:table-row table:style-name="ro5">
          <table:table-cell ns41:value-type="float" table:style-name="ce8" office:value="34" office:value-type="float">
            <text:p>34</text:p>
          </table:table-cell>
          <table:table-cell ns41:value-type="string" table:style-name="ce20" office:value-type="string">
            <text:p>Katoenververij en blauwververij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9"/>
          <table:table-cell ns41:value-type="float" table:style-name="ce90" office:value="1" office:value-type="float">
            <text:p>1</text:p>
          </table:table-cell>
          <table:table-cell table:style-name="ce90" table:number-columns-repeated="2"/>
          <table:table-cell ns41:value-type="float" table:style-name="ce90" office:value="1" office:value-type="float">
            <text:p>1</text:p>
          </table:table-cell>
          <table:table-cell ns41:value-type="float" table:style-name="ce90" office:value="2" office:value-type="float">
            <text:p>2</text:p>
          </table:table-cell>
          <table:table-cell table:style-name="ce90" table:number-columns-repeated="8"/>
          <table:table-cell ns41:value-type="float" table:style-name="ce90" office:value="1" office:value-type="float">
            <text:p>1</text:p>
          </table:table-cell>
          <table:table-cell table:style-name="ce90" table:number-columns-repeated="13"/>
          <table:table-cell table:formula="of:=[.J241]+[.L241]+[.N241]+[.P241]+[.R241]+[.T241]+[.V241]+[.X241]+[.Z241]+[.AB241]+[.AD241]+[.AF241]+[.AH241]+[.AJ241]+[.AL241]+[.AN241]" ns41:value-type="float" table:style-name="ce90" office:value-type="float" office:value="2">
            <text:p>2</text:p>
          </table:table-cell>
          <table:table-cell table:formula="of:=[.E241]+[.F241]+[.G241]+[.H241]+[.I241]+[.K241]+[.M241]+[.O241]+[.Q241]+[.S241]+[.U241]+[.W241]+[.Y241]+[.AA241]+[.AC241]+[.AE241]+[.AG241]+[.AI241]+[.AK241]+[.AM241]+[.AO241]" ns41:value-type="float" table:style-name="ce90" office:value-type="float" office:value="3">
            <text:p>3</text:p>
          </table:table-cell>
          <table:table-cell table:style-name="ce90" table:number-columns-repeated="2"/>
          <table:table-cell table:formula="of:=[.AP241]+[.AR241]" ns41:value-type="float" table:style-name="ce90" office:value-type="float" office:value="2">
            <text:p>2</text:p>
          </table:table-cell>
          <table:table-cell table:formula="of:=[.AQ241]+[.AS241]" ns41:value-type="float" table:style-name="ce52" office:value-type="float" office:value="3">
            <text:p>3</text:p>
          </table:table-cell>
          <table:table-cell table:formula="of:=[.A241]" ns41:value-type="float" table:style-name="ce91" office:value-type="float" office:value="34">
            <text:p>34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8" office:value-type="float">
            <text:p>858</text:p>
          </table:table-cell>
          <table:table-cell ns41:value-type="float" table:style-name="ce78" office:value="859" office:value-type="float">
            <text:p>859</text:p>
          </table:table-cell>
          <table:table-cell table:style-name="ce78"/>
          <table:table-cell ns41:value-type="float" table:style-name="ce85" office:value="240192" office:value-type="float">
            <text:p>240192</text:p>
          </table:table-cell>
          <table:table-cell table:number-columns-repeated="970"/>
        </table:table-row>
        <table:table-row table:style-name="ro5">
          <table:table-cell ns41:value-type="float" table:style-name="ce8" office:value="35" office:value-type="float">
            <text:p>35</text:p>
          </table:table-cell>
          <table:table-cell ns41:value-type="string" table:style-name="ce20" office:value-type="string">
            <text:p>Ververij van wol en wollen stoffen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ns41:value-type="float" table:style-name="ce90" office:value="1" office:value-type="float">
            <text:p>1</text:p>
          </table:table-cell>
          <table:table-cell table:style-name="ce90" table:number-columns-repeated="4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12"/>
          <table:table-cell ns41:value-type="float" table:style-name="ce90" office:value="1" office:value-type="float">
            <text:p>1</text:p>
          </table:table-cell>
          <table:table-cell table:style-name="ce90" table:number-columns-repeated="13"/>
          <table:table-cell table:formula="of:=[.J242]+[.L242]+[.N242]+[.P242]+[.R242]+[.T242]+[.V242]+[.X242]+[.Z242]+[.AB242]+[.AD242]+[.AF242]+[.AH242]+[.AJ242]+[.AL242]+[.AN242]" ns41:value-type="float" table:style-name="ce90" office:value-type="float" office:value="1">
            <text:p>1</text:p>
          </table:table-cell>
          <table:table-cell table:formula="of:=[.E242]+[.F242]+[.G242]+[.H242]+[.I242]+[.K242]+[.M242]+[.O242]+[.Q242]+[.S242]+[.U242]+[.W242]+[.Y242]+[.AA242]+[.AC242]+[.AE242]+[.AG242]+[.AI242]+[.AK242]+[.AM242]+[.AO242]" ns41:value-type="float" table:style-name="ce90" office:value-type="float" office:value="5">
            <text:p>5</text:p>
          </table:table-cell>
          <table:table-cell table:style-name="ce90" table:number-columns-repeated="2"/>
          <table:table-cell table:formula="of:=[.AP242]+[.AR242]" ns41:value-type="float" table:style-name="ce90" office:value-type="float" office:value="1">
            <text:p>1</text:p>
          </table:table-cell>
          <table:table-cell table:formula="of:=[.AQ242]+[.AS242]" ns41:value-type="float" table:style-name="ce52" office:value-type="float" office:value="5">
            <text:p>5</text:p>
          </table:table-cell>
          <table:table-cell table:formula="of:=[.A242]" ns41:value-type="float" table:style-name="ce91" office:value-type="float" office:value="35">
            <text:p>35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8" office:value-type="float">
            <text:p>858</text:p>
          </table:table-cell>
          <table:table-cell ns41:value-type="float" table:style-name="ce78" office:value="859" office:value-type="float">
            <text:p>859</text:p>
          </table:table-cell>
          <table:table-cell table:style-name="ce78"/>
          <table:table-cell ns41:value-type="float" table:style-name="ce85" office:value="240192" office:value-type="float">
            <text:p>240192</text:p>
          </table:table-cell>
          <table:table-cell table:number-columns-repeated="970"/>
        </table:table-row>
        <table:table-row table:style-name="ro3">
          <table:table-cell ns41:value-type="float" table:style-name="ce8" office:value="36" office:value-type="float">
            <text:p>36</text:p>
          </table:table-cell>
          <table:table-cell ns41:value-type="string" table:style-name="ce20" office:value-type="string">
            <text:p>Appreteerderij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9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14"/>
          <table:table-cell ns41:value-type="float" table:style-name="ce90" office:value="1" office:value-type="float">
            <text:p>1</text:p>
          </table:table-cell>
          <table:table-cell table:style-name="ce90" table:number-columns-repeated="9"/>
          <table:table-cell table:formula="of:=[.J243]+[.L243]+[.N243]+[.P243]+[.R243]+[.T243]+[.V243]+[.X243]+[.Z243]+[.AB243]+[.AD243]+[.AF243]+[.AH243]+[.AJ243]+[.AL243]+[.AN243]" ns41:value-type="float" table:style-name="ce90" office:value-type="float" office:value="1">
            <text:p>1</text:p>
          </table:table-cell>
          <table:table-cell table:formula="of:=[.E243]+[.F243]+[.G243]+[.H243]+[.I243]+[.K243]+[.M243]+[.O243]+[.Q243]+[.S243]+[.U243]+[.W243]+[.Y243]+[.AA243]+[.AC243]+[.AE243]+[.AG243]+[.AI243]+[.AK243]+[.AM243]+[.AO243]" ns41:value-type="float" table:style-name="ce90" office:value-type="float" office:value="2">
            <text:p>2</text:p>
          </table:table-cell>
          <table:table-cell table:style-name="ce90" table:number-columns-repeated="2"/>
          <table:table-cell table:formula="of:=[.AP243]+[.AR243]" ns41:value-type="float" table:style-name="ce90" office:value-type="float" office:value="1">
            <text:p>1</text:p>
          </table:table-cell>
          <table:table-cell table:formula="of:=[.AQ243]+[.AS243]" ns41:value-type="float" table:style-name="ce52" office:value-type="float" office:value="2">
            <text:p>2</text:p>
          </table:table-cell>
          <table:table-cell table:formula="of:=[.A243]" ns41:value-type="float" table:style-name="ce91" office:value-type="float" office:value="36">
            <text:p>36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8" office:value-type="float">
            <text:p>858</text:p>
          </table:table-cell>
          <table:table-cell ns41:value-type="float" table:style-name="ce78" office:value="859" office:value-type="float">
            <text:p>859</text:p>
          </table:table-cell>
          <table:table-cell table:style-name="ce78"/>
          <table:table-cell ns41:value-type="float" table:style-name="ce85" office:value="240192" office:value-type="float">
            <text:p>240192</text:p>
          </table:table-cell>
          <table:table-cell table:number-columns-repeated="970"/>
        </table:table-row>
        <table:table-row table:style-name="ro3">
          <table:table-cell ns41:value-type="float" table:style-name="ce8" office:value="37" office:value-type="float">
            <text:p>37</text:p>
          </table:table-cell>
          <table:table-cell ns41:value-type="string" table:style-name="ce20" office:value-type="string">
            <text:p>Sterkerij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14"/>
          <table:table-cell ns41:value-type="float" table:style-name="ce90" office:value="1" office:value-type="float">
            <text:p>1</text:p>
          </table:table-cell>
          <table:table-cell table:style-name="ce90" table:number-columns-repeated="21"/>
          <table:table-cell table:formula="of:=[.J244]+[.L244]+[.N244]+[.P244]+[.R244]+[.T244]+[.V244]+[.X244]+[.Z244]+[.AB244]+[.AD244]+[.AF244]+[.AH244]+[.AJ244]+[.AL244]+[.AN244]" ns41:value-type="float" table:style-name="ce90" office:value-type="float" office:value="1">
            <text:p>1</text:p>
          </table:table-cell>
          <table:table-cell table:formula="of:=[.E244]+[.F244]+[.G244]+[.H244]+[.I244]+[.K244]+[.M244]+[.O244]+[.Q244]+[.S244]+[.U244]+[.W244]+[.Y244]+[.AA244]+[.AC244]+[.AE244]+[.AG244]+[.AI244]+[.AK244]+[.AM244]+[.AO244]" ns41:value-type="float" table:style-name="ce90" office:value-type="float" office:value="0">
            <text:p>0</text:p>
          </table:table-cell>
          <table:table-cell table:style-name="ce90" table:number-columns-repeated="2"/>
          <table:table-cell table:formula="of:=[.AP244]+[.AR244]" ns41:value-type="float" table:style-name="ce90" office:value-type="float" office:value="1">
            <text:p>1</text:p>
          </table:table-cell>
          <table:table-cell table:formula="of:=[.AQ244]+[.AS244]" ns41:value-type="float" table:style-name="ce52" office:value-type="float" office:value="0">
            <text:p>0</text:p>
          </table:table-cell>
          <table:table-cell table:formula="of:=[.A244]" ns41:value-type="float" table:style-name="ce91" office:value-type="float" office:value="37">
            <text:p>37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8" office:value-type="float">
            <text:p>858</text:p>
          </table:table-cell>
          <table:table-cell ns41:value-type="float" table:style-name="ce78" office:value="859" office:value-type="float">
            <text:p>859</text:p>
          </table:table-cell>
          <table:table-cell table:style-name="ce78"/>
          <table:table-cell ns41:value-type="float" table:style-name="ce85" office:value="240192" office:value-type="float">
            <text:p>240192</text:p>
          </table:table-cell>
          <table:table-cell table:number-columns-repeated="970"/>
        </table:table-row>
        <table:table-row table:style-name="ro3">
          <table:table-cell ns41:value-type="float" table:style-name="ce8" office:value="38" office:value-type="float">
            <text:p>38</text:p>
          </table:table-cell>
          <table:table-cell ns41:value-type="string" table:style-name="ce20" office:value-type="string">
            <text:p>Fabricage van lint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25"/>
          <table:table-cell ns41:value-type="float" table:style-name="ce90" office:value="1" office:value-type="float">
            <text:p>1</text:p>
          </table:table-cell>
          <table:table-cell table:style-name="ce90" table:number-columns-repeated="10"/>
          <table:table-cell table:formula="of:=[.J245]+[.L245]+[.N245]+[.P245]+[.R245]+[.T245]+[.V245]+[.X245]+[.Z245]+[.AB245]+[.AD245]+[.AF245]+[.AH245]+[.AJ245]+[.AL245]+[.AN245]" ns41:value-type="float" table:style-name="ce90" office:value-type="float" office:value="0">
            <text:p>0</text:p>
          </table:table-cell>
          <table:table-cell table:formula="of:=[.E245]+[.F245]+[.G245]+[.H245]+[.I245]+[.K245]+[.M245]+[.O245]+[.Q245]+[.S245]+[.U245]+[.W245]+[.Y245]+[.AA245]+[.AC245]+[.AE245]+[.AG245]+[.AI245]+[.AK245]+[.AM245]+[.AO245]" ns41:value-type="float" table:style-name="ce90" office:value-type="float" office:value="1">
            <text:p>1</text:p>
          </table:table-cell>
          <table:table-cell table:style-name="ce90" table:number-columns-repeated="2"/>
          <table:table-cell table:formula="of:=[.AP245]+[.AR245]" ns41:value-type="float" table:style-name="ce90" office:value-type="float" office:value="0">
            <text:p>0</text:p>
          </table:table-cell>
          <table:table-cell table:formula="of:=[.AQ245]+[.AS245]" ns41:value-type="float" table:style-name="ce52" office:value-type="float" office:value="1">
            <text:p>1</text:p>
          </table:table-cell>
          <table:table-cell table:formula="of:=[.A245]" ns41:value-type="float" table:style-name="ce91" office:value-type="float" office:value="38">
            <text:p>38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8" office:value-type="float">
            <text:p>858</text:p>
          </table:table-cell>
          <table:table-cell ns41:value-type="float" table:style-name="ce78" office:value="859" office:value-type="float">
            <text:p>859</text:p>
          </table:table-cell>
          <table:table-cell table:style-name="ce78"/>
          <table:table-cell ns41:value-type="float" table:style-name="ce85" office:value="240192" office:value-type="float">
            <text:p>240192</text:p>
          </table:table-cell>
          <table:table-cell table:number-columns-repeated="970"/>
        </table:table-row>
        <table:table-row table:style-name="ro3">
          <table:table-cell ns41:value-type="float" table:style-name="ce8" office:value="39" office:value-type="float">
            <text:p>39</text:p>
          </table:table-cell>
          <table:table-cell ns41:value-type="string" table:style-name="ce20" office:value-type="string">
            <text:p>Fabricage van touw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3"/>
          <table:table-cell ns41:value-type="float" table:style-name="ce90" office:value="3" office:value-type="float">
            <text:p>3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 table:number-columns-repeated="6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5"/>
          <table:table-cell ns41:value-type="float" table:style-name="ce90" office:value="2" office:value-type="float">
            <text:p>2</text:p>
          </table:table-cell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 table:number-columns-repeated="9"/>
          <table:table-cell table:formula="of:=[.J246]+[.L246]+[.N246]+[.P246]+[.R246]+[.T246]+[.V246]+[.X246]+[.Z246]+[.AB246]+[.AD246]+[.AF246]+[.AH246]+[.AJ246]+[.AL246]+[.AN246]" ns41:value-type="float" table:style-name="ce90" office:value-type="float" office:value="6">
            <text:p>6</text:p>
          </table:table-cell>
          <table:table-cell table:formula="of:=[.E246]+[.F246]+[.G246]+[.H246]+[.I246]+[.K246]+[.M246]+[.O246]+[.Q246]+[.S246]+[.U246]+[.W246]+[.Y246]+[.AA246]+[.AC246]+[.AE246]+[.AG246]+[.AI246]+[.AK246]+[.AM246]+[.AO246]" ns41:value-type="float" table:style-name="ce90" office:value-type="float" office:value="5">
            <text:p>5</text:p>
          </table:table-cell>
          <table:table-cell table:style-name="ce90" table:number-columns-repeated="2"/>
          <table:table-cell table:formula="of:=[.AP246]+[.AR246]" ns41:value-type="float" table:style-name="ce90" office:value-type="float" office:value="6">
            <text:p>6</text:p>
          </table:table-cell>
          <table:table-cell table:formula="of:=[.AQ246]+[.AS246]" ns41:value-type="float" table:style-name="ce52" office:value-type="float" office:value="5">
            <text:p>5</text:p>
          </table:table-cell>
          <table:table-cell table:formula="of:=[.A246]" ns41:value-type="float" table:style-name="ce91" office:value-type="float" office:value="39">
            <text:p>39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8" office:value-type="float">
            <text:p>858</text:p>
          </table:table-cell>
          <table:table-cell ns41:value-type="float" table:style-name="ce78" office:value="859" office:value-type="float">
            <text:p>859</text:p>
          </table:table-cell>
          <table:table-cell table:style-name="ce78"/>
          <table:table-cell ns41:value-type="float" table:style-name="ce85" office:value="240192" office:value-type="float">
            <text:p>240192</text:p>
          </table:table-cell>
          <table:table-cell table:number-columns-repeated="970"/>
        </table:table-row>
        <table:table-row table:style-name="ro3">
          <table:table-cell ns41:value-type="float" table:style-name="ce8" office:value="40" office:value-type="float">
            <text:p>40</text:p>
          </table:table-cell>
          <table:table-cell ns41:value-type="string" table:style-name="ce20" office:value-type="string">
            <text:p>Fabricage van netten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14"/>
          <table:table-cell ns41:value-type="float" table:style-name="ce90" office:value="1" office:value-type="float">
            <text:p>1</text:p>
          </table:table-cell>
          <table:table-cell table:style-name="ce90" table:number-columns-repeated="21"/>
          <table:table-cell table:formula="of:=[.J247]+[.L247]+[.N247]+[.P247]+[.R247]+[.T247]+[.V247]+[.X247]+[.Z247]+[.AB247]+[.AD247]+[.AF247]+[.AH247]+[.AJ247]+[.AL247]+[.AN247]" ns41:value-type="float" table:style-name="ce90" office:value-type="float" office:value="1">
            <text:p>1</text:p>
          </table:table-cell>
          <table:table-cell table:formula="of:=[.E247]+[.F247]+[.G247]+[.H247]+[.I247]+[.K247]+[.M247]+[.O247]+[.Q247]+[.S247]+[.U247]+[.W247]+[.Y247]+[.AA247]+[.AC247]+[.AE247]+[.AG247]+[.AI247]+[.AK247]+[.AM247]+[.AO247]" ns41:value-type="float" table:style-name="ce90" office:value-type="float" office:value="0">
            <text:p>0</text:p>
          </table:table-cell>
          <table:table-cell table:style-name="ce90" table:number-columns-repeated="2"/>
          <table:table-cell table:formula="of:=[.AP247]+[.AR247]" ns41:value-type="float" table:style-name="ce90" office:value-type="float" office:value="1">
            <text:p>1</text:p>
          </table:table-cell>
          <table:table-cell table:formula="of:=[.AQ247]+[.AS247]" ns41:value-type="float" table:style-name="ce52" office:value-type="float" office:value="0">
            <text:p>0</text:p>
          </table:table-cell>
          <table:table-cell table:formula="of:=[.A247]" ns41:value-type="float" table:style-name="ce91" office:value-type="float" office:value="40">
            <text:p>40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8" office:value-type="float">
            <text:p>858</text:p>
          </table:table-cell>
          <table:table-cell ns41:value-type="float" table:style-name="ce78" office:value="859" office:value-type="float">
            <text:p>859</text:p>
          </table:table-cell>
          <table:table-cell table:style-name="ce78"/>
          <table:table-cell ns41:value-type="float" table:style-name="ce85" office:value="240192" office:value-type="float">
            <text:p>240192</text:p>
          </table:table-cell>
          <table:table-cell table:number-columns-repeated="970"/>
        </table:table-row>
        <table:table-row table:style-name="ro3">
          <table:table-cell table:style-name="ce8"/>
          <table:table-cell ns41:value-type="string" table:style-name="ce20" office:value-type="string">
            <text:p>XV. Totaal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formula="of:=SUM([.E216:.E247])" ns41:value-type="float" table:style-name="ce40" office:value-type="float" office:value="0">
            <text:p>0</text:p>
          </table:table-cell>
          <table:table-cell table:formula="of:=SUM([.F216:.F247])" ns41:value-type="float" table:style-name="ce90" office:value-type="float" office:value="10">
            <text:p>10</text:p>
          </table:table-cell>
          <table:table-cell table:formula="of:=SUM([.G216:.G247])" ns41:value-type="float" table:style-name="ce90" office:value-type="float" office:value="6">
            <text:p>6</text:p>
          </table:table-cell>
          <table:table-cell table:formula="of:=SUM([.H216:.H247])" ns41:value-type="float" table:style-name="ce90" office:value-type="float" office:value="16">
            <text:p>16</text:p>
          </table:table-cell>
          <table:table-cell table:formula="of:=SUM([.I216:.I247])" ns41:value-type="float" table:style-name="ce90" office:value-type="float" office:value="29">
            <text:p>29</text:p>
          </table:table-cell>
          <table:table-cell table:formula="of:=SUM([.J216:.J247])" ns41:value-type="float" table:style-name="ce90" office:value-type="float" office:value="1">
            <text:p>1</text:p>
          </table:table-cell>
          <table:table-cell table:formula="of:=SUM([.K216:.K247])" ns41:value-type="float" table:style-name="ce90" office:value-type="float" office:value="41">
            <text:p>41</text:p>
          </table:table-cell>
          <table:table-cell table:formula="of:=SUM([.L216:.L247])" ns41:value-type="float" table:style-name="ce90" office:value-type="float" office:value="1">
            <text:p>1</text:p>
          </table:table-cell>
          <table:table-cell table:formula="of:=SUM([.M216:.M247])" ns41:value-type="float" table:style-name="ce90" office:value-type="float" office:value="17">
            <text:p>17</text:p>
          </table:table-cell>
          <table:table-cell table:formula="of:=SUM([.N216:.N247])" ns41:value-type="float" table:style-name="ce90" office:value-type="float" office:value="6">
            <text:p>6</text:p>
          </table:table-cell>
          <table:table-cell table:formula="of:=SUM([.O216:.O247])" ns41:value-type="float" table:style-name="ce90" office:value-type="float" office:value="30">
            <text:p>30</text:p>
          </table:table-cell>
          <table:table-cell table:formula="of:=SUM([.P216:.P247])" ns41:value-type="float" table:style-name="ce90" office:value-type="float" office:value="8">
            <text:p>8</text:p>
          </table:table-cell>
          <table:table-cell table:formula="of:=SUM([.Q216:.Q247])" ns41:value-type="float" table:style-name="ce90" office:value-type="float" office:value="32">
            <text:p>32</text:p>
          </table:table-cell>
          <table:table-cell table:formula="of:=SUM([.R216:.R247])" ns41:value-type="float" table:style-name="ce90" office:value-type="float" office:value="53">
            <text:p>53</text:p>
          </table:table-cell>
          <table:table-cell table:formula="of:=SUM([.S216:.S247])" ns41:value-type="float" table:style-name="ce90" office:value-type="float" office:value="34">
            <text:p>34</text:p>
          </table:table-cell>
          <table:table-cell table:formula="of:=SUM([.T216:.T247])" ns41:value-type="float" table:style-name="ce90" office:value-type="float" office:value="43">
            <text:p>43</text:p>
          </table:table-cell>
          <table:table-cell table:formula="of:=SUM([.U216:.U247])" ns41:value-type="float" table:style-name="ce90" office:value-type="float" office:value="5">
            <text:p>5</text:p>
          </table:table-cell>
          <table:table-cell table:formula="of:=SUM([.V216:.V247])" ns41:value-type="float" table:style-name="ce90" office:value-type="float" office:value="11">
            <text:p>11</text:p>
          </table:table-cell>
          <table:table-cell table:formula="of:=SUM([.W216:.W247])" ns41:value-type="float" table:style-name="ce90" office:value-type="float" office:value="2">
            <text:p>2</text:p>
          </table:table-cell>
          <table:table-cell table:formula="of:=SUM([.X216:.X247])" ns41:value-type="float" table:style-name="ce90" office:value-type="float" office:value="49">
            <text:p>49</text:p>
          </table:table-cell>
          <table:table-cell table:formula="of:=SUM([.Y216:.Y247])" ns41:value-type="float" table:style-name="ce90" office:value-type="float" office:value="12">
            <text:p>12</text:p>
          </table:table-cell>
          <table:table-cell table:formula="of:=SUM([.Z216:.Z247])" ns41:value-type="float" table:style-name="ce90" office:value-type="float" office:value="29">
            <text:p>29</text:p>
          </table:table-cell>
          <table:table-cell table:formula="of:=SUM([.AA216:.AA247])" ns41:value-type="float" table:style-name="ce90" office:value-type="float" office:value="2">
            <text:p>2</text:p>
          </table:table-cell>
          <table:table-cell table:formula="of:=SUM([.AB216:.AB247])" ns41:value-type="float" table:style-name="ce90" office:value-type="float" office:value="60">
            <text:p>60</text:p>
          </table:table-cell>
          <table:table-cell table:formula="of:=SUM([.AC216:.AC247])" ns41:value-type="float" table:style-name="ce90" office:value-type="float" office:value="7">
            <text:p>7</text:p>
          </table:table-cell>
          <table:table-cell table:formula="of:=SUM([.AD216:.AD247])" ns41:value-type="float" table:style-name="ce90" office:value-type="float" office:value="21">
            <text:p>21</text:p>
          </table:table-cell>
          <table:table-cell table:formula="of:=SUM([.AE216:.AE247])" ns41:value-type="float" table:style-name="ce90" office:value-type="float" office:value="3">
            <text:p>3</text:p>
          </table:table-cell>
          <table:table-cell table:formula="of:=SUM([.AF216:.AF247])" ns41:value-type="float" table:style-name="ce90" office:value-type="float" office:value="31">
            <text:p>31</text:p>
          </table:table-cell>
          <table:table-cell table:formula="of:=SUM([.AG216:.AG247])" ns41:value-type="float" table:style-name="ce90" office:value-type="float" office:value="3">
            <text:p>3</text:p>
          </table:table-cell>
          <table:table-cell table:formula="of:=SUM([.AH216:.AH247])" ns41:value-type="float" table:style-name="ce90" office:value-type="float" office:value="15">
            <text:p>15</text:p>
          </table:table-cell>
          <table:table-cell table:formula="of:=SUM([.AI216:.AI247])" ns41:value-type="float" table:style-name="ce90" office:value-type="float" office:value="2">
            <text:p>2</text:p>
          </table:table-cell>
          <table:table-cell table:formula="of:=SUM([.AJ216:.AJ247])" ns41:value-type="float" table:style-name="ce90" office:value-type="float" office:value="2">
            <text:p>2</text:p>
          </table:table-cell>
          <table:table-cell table:formula="of:=SUM([.AK216:.AK247])" ns41:value-type="float" table:style-name="ce90" office:value-type="float" office:value="0">
            <text:p>0</text:p>
          </table:table-cell>
          <table:table-cell table:formula="of:=SUM([.AL216:.AL247])" ns41:value-type="float" table:style-name="ce90" office:value-type="float" office:value="8">
            <text:p>8</text:p>
          </table:table-cell>
          <table:table-cell table:formula="of:=SUM([.AM216:.AM247])" ns41:value-type="float" table:style-name="ce90" office:value-type="float" office:value="1">
            <text:p>1</text:p>
          </table:table-cell>
          <table:table-cell table:formula="of:=SUM([.AN216:.AN247])" ns41:value-type="float" table:style-name="ce90" office:value-type="float" office:value="10">
            <text:p>10</text:p>
          </table:table-cell>
          <table:table-cell table:formula="of:=SUM([.AO216:.AO247])" ns41:value-type="float" table:style-name="ce90" office:value-type="float" office:value="1">
            <text:p>1</text:p>
          </table:table-cell>
          <table:table-cell table:formula="of:=SUM([.AP216:.AP247])" ns41:value-type="float" table:style-name="ce90" office:value-type="float" office:value="348">
            <text:p>348</text:p>
          </table:table-cell>
          <table:table-cell table:formula="of:=SUM([.AQ216:.AQ247])" ns41:value-type="float" table:style-name="ce90" office:value-type="float" office:value="253">
            <text:p>253</text:p>
          </table:table-cell>
          <table:table-cell table:formula="of:=SUM([.AR216:.AR247])" ns41:value-type="float" table:style-name="ce90" office:value-type="float" office:value="0">
            <text:p>0</text:p>
          </table:table-cell>
          <table:table-cell table:formula="of:=SUM([.AS216:.AS247])" ns41:value-type="float" table:style-name="ce90" office:value-type="float" office:value="29">
            <text:p>29</text:p>
          </table:table-cell>
          <table:table-cell table:formula="of:=SUM([.AT216:.AT247])" ns41:value-type="float" table:style-name="ce90" office:value-type="float" office:value="348">
            <text:p>348</text:p>
          </table:table-cell>
          <table:table-cell table:formula="of:=SUM([.AU216:.AU247])" ns41:value-type="float" table:style-name="ce52" office:value-type="float" office:value="282">
            <text:p>282</text:p>
          </table:table-cell>
          <table:table-cell table:style-name="ce91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8" office:value-type="float">
            <text:p>858</text:p>
          </table:table-cell>
          <table:table-cell ns41:value-type="float" table:style-name="ce78" office:value="859" office:value-type="float">
            <text:p>859</text:p>
          </table:table-cell>
          <table:table-cell table:style-name="ce78"/>
          <table:table-cell ns41:value-type="float" table:style-name="ce85" office:value="240192" office:value-type="float">
            <text:p>240192</text:p>
          </table:table-cell>
          <table:table-cell table:style-name="ce87" table:number-columns-repeated="970"/>
        </table:table-row>
        <table:table-row table:style-name="ro5">
          <table:table-cell table:style-name="ce8"/>
          <table:table-cell ns41:value-type="string" table:style-name="ce20" office:value-type="string">
            <text:p>XVI. Fabricage van gas en electriciteit.</text:p>
          </table:table-cell>
          <table:table-cell table:style-name="ce30"/>
          <table:table-cell table:style-name="ce11"/>
          <table:table-cell table:style-name="ce40"/>
          <table:table-cell table:style-name="ce90" table:number-columns-repeated="36"/>
          <table:table-cell table:formula="of:=[.J249]+[.L249]+[.N249]+[.P249]+[.R249]+[.T249]+[.V249]+[.X249]+[.Z249]+[.AB249]+[.AD249]+[.AF249]+[.AH249]+[.AJ249]+[.AL249]+[.AN249]" ns41:value-type="float" table:style-name="ce90" office:value-type="float" office:value="0">
            <text:p>0</text:p>
          </table:table-cell>
          <table:table-cell table:formula="of:=[.E249]+[.F249]+[.G249]+[.H249]+[.I249]+[.K249]+[.M249]+[.O249]+[.Q249]+[.S249]+[.U249]+[.W249]+[.Y249]+[.AA249]+[.AC249]+[.AE249]+[.AG249]+[.AI249]+[.AK249]+[.AM249]+[.AO249]" ns41:value-type="float" table:style-name="ce90" office:value-type="float" office:value="0">
            <text:p>0</text:p>
          </table:table-cell>
          <table:table-cell table:style-name="ce90" table:number-columns-repeated="2"/>
          <table:table-cell table:formula="of:=[.AP249]+[.AR249]" ns41:value-type="float" table:style-name="ce90" office:value-type="float" office:value="0">
            <text:p>0</text:p>
          </table:table-cell>
          <table:table-cell table:formula="of:=[.AQ249]+[.AS249]" ns41:value-type="float" table:style-name="ce52" office:value-type="float" office:value="0">
            <text:p>0</text:p>
          </table:table-cell>
          <table:table-cell table:style-name="ce91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0" office:value-type="float">
            <text:p>860</text:p>
          </table:table-cell>
          <table:table-cell ns41:value-type="float" table:style-name="ce78" office:value="861" office:value-type="float">
            <text:p>861</text:p>
          </table:table-cell>
          <table:table-cell table:style-name="ce78"/>
          <table:table-cell ns41:value-type="float" table:style-name="ce85" office:value="240193" office:value-type="float">
            <text:p>240193</text:p>
          </table:table-cell>
          <table:table-cell table:number-columns-repeated="970"/>
        </table:table-row>
        <table:table-row table:style-name="ro5">
          <table:table-cell ns41:value-type="float" table:style-name="ce8" office:value="1" office:value-type="float">
            <text:p>1</text:p>
          </table:table-cell>
          <table:table-cell ns41:value-type="string" table:style-name="ce20" office:value-type="string">
            <text:p>Fabricage van gasmeters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3"/>
          <table:table-cell ns41:value-type="float" table:style-name="ce90" office:value="4" office:value-type="float">
            <text:p>4</text:p>
          </table:table-cell>
          <table:table-cell table:style-name="ce90"/>
          <table:table-cell ns41:value-type="float" table:style-name="ce90" office:value="7" office:value-type="float">
            <text:p>7</text:p>
          </table:table-cell>
          <table:table-cell ns41:value-type="float" table:style-name="ce90" office:value="1" office:value-type="float">
            <text:p>1</text:p>
          </table:table-cell>
          <table:table-cell ns41:value-type="float" office:value="11" table:style-name="ce90" table:number-columns-repeated="2" office:value-type="float">
            <text:p>11</text:p>
          </table:table-cell>
          <table:table-cell ns41:value-type="float" table:style-name="ce90" office:value="36" office:value-type="float">
            <text:p>36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90" office:value="35" office:value-type="float">
            <text:p>35</text:p>
          </table:table-cell>
          <table:table-cell ns41:value-type="float" table:style-name="ce90" office:value="179" office:value-type="float">
            <text:p>179</text:p>
          </table:table-cell>
          <table:table-cell ns41:value-type="float" table:style-name="ce90" office:value="56" office:value-type="float">
            <text:p>56</text:p>
          </table:table-cell>
          <table:table-cell ns41:value-type="float" table:style-name="ce90" office:value="112" office:value-type="float">
            <text:p>112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0" office:value="17" office:value-type="float">
            <text:p>17</text:p>
          </table:table-cell>
          <table:table-cell table:style-name="ce90"/>
          <table:table-cell ns41:value-type="float" table:style-name="ce90" office:value="60" office:value-type="float">
            <text:p>60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0" office:value="45" office:value-type="float">
            <text:p>45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0" office:value="51" office:value-type="float">
            <text:p>51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25" office:value-type="float">
            <text:p>25</text:p>
          </table:table-cell>
          <table:table-cell table:style-name="ce90"/>
          <table:table-cell ns41:value-type="float" table:style-name="ce90" office:value="31" office:value-type="float">
            <text:p>31</text:p>
          </table:table-cell>
          <table:table-cell table:style-name="ce90"/>
          <table:table-cell ns41:value-type="float" table:style-name="ce90" office:value="16" office:value-type="float">
            <text:p>16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4" office:value-type="float">
            <text:p>4</text:p>
          </table:table-cell>
          <table:table-cell table:style-name="ce90"/>
          <table:table-cell ns41:value-type="float" table:style-name="ce90" office:value="5" office:value-type="float">
            <text:p>5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0" office:value="1" office:value-type="float">
            <text:p>1</text:p>
          </table:table-cell>
          <table:table-cell table:formula="of:=[.J250]+[.L250]+[.N250]+[.P250]+[.R250]+[.T250]+[.V250]+[.X250]+[.Z250]+[.AB250]+[.AD250]+[.AF250]+[.AH250]+[.AJ250]+[.AL250]+[.AN250]" ns41:value-type="float" table:style-name="ce90" office:value-type="float" office:value="585">
            <text:p>585</text:p>
          </table:table-cell>
          <table:table-cell table:formula="of:=[.E250]+[.F250]+[.G250]+[.H250]+[.I250]+[.K250]+[.M250]+[.O250]+[.Q250]+[.S250]+[.U250]+[.W250]+[.Y250]+[.AA250]+[.AC250]+[.AE250]+[.AG250]+[.AI250]+[.AK250]+[.AM250]+[.AO250]" ns41:value-type="float" table:style-name="ce90" office:value-type="float" office:value="173">
            <text:p>173</text:p>
          </table:table-cell>
          <table:table-cell table:style-name="ce90" table:number-columns-repeated="2"/>
          <table:table-cell table:formula="of:=[.AP250]+[.AR250]" ns41:value-type="float" table:style-name="ce90" office:value-type="float" office:value="585">
            <text:p>585</text:p>
          </table:table-cell>
          <table:table-cell table:formula="of:=[.AQ250]+[.AS250]" ns41:value-type="float" table:style-name="ce52" office:value-type="float" office:value="173">
            <text:p>173</text:p>
          </table:table-cell>
          <table:table-cell table:formula="of:=[.A250]" ns41:value-type="float" table:style-name="ce91" office:value-type="float" office:value="1">
            <text:p>1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0" office:value-type="float">
            <text:p>860</text:p>
          </table:table-cell>
          <table:table-cell ns41:value-type="float" table:style-name="ce78" office:value="861" office:value-type="float">
            <text:p>861</text:p>
          </table:table-cell>
          <table:table-cell table:style-name="ce78"/>
          <table:table-cell ns41:value-type="float" table:style-name="ce85" office:value="240193" office:value-type="float">
            <text:p>240193</text:p>
          </table:table-cell>
          <table:table-cell table:number-columns-repeated="970"/>
        </table:table-row>
        <table:table-row table:style-name="ro5">
          <table:table-cell ns41:value-type="float" table:style-name="ce8" office:value="2" office:value-type="float">
            <text:p>2</text:p>
          </table:table-cell>
          <table:table-cell ns41:value-type="string" table:style-name="ce20" office:value-type="string">
            <text:p>Fabricage van electriciteit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7"/>
          <table:table-cell ns41:value-type="float" table:style-name="ce90" office:value="6" office:value-type="float">
            <text:p>6</text:p>
          </table:table-cell>
          <table:table-cell ns41:value-type="float" table:style-name="ce90" office:value="3" office:value-type="float">
            <text:p>3</text:p>
          </table:table-cell>
          <table:table-cell table:style-name="ce90"/>
          <table:table-cell ns41:value-type="float" table:style-name="ce90" office:value="8" office:value-type="float">
            <text:p>8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0" office:value="8" office:value-type="float">
            <text:p>8</text:p>
          </table:table-cell>
          <table:table-cell table:style-name="ce90" table:number-columns-repeated="3"/>
          <table:table-cell ns41:value-type="float" table:style-name="ce90" office:value="4" office:value-type="float">
            <text:p>4</text:p>
          </table:table-cell>
          <table:table-cell table:style-name="ce90" table:number-columns-repeated="3"/>
          <table:table-cell ns41:value-type="float" table:style-name="ce90" office:value="4" office:value-type="float">
            <text:p>4</text:p>
          </table:table-cell>
          <table:table-cell table:style-name="ce90"/>
          <table:table-cell ns41:value-type="float" table:style-name="ce90" office:value="3" office:value-type="float">
            <text:p>3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9"/>
          <table:table-cell table:formula="of:=[.J251]+[.L251]+[.N251]+[.P251]+[.R251]+[.T251]+[.V251]+[.X251]+[.Z251]+[.AB251]+[.AD251]+[.AF251]+[.AH251]+[.AJ251]+[.AL251]+[.AN251]" ns41:value-type="float" table:style-name="ce90" office:value-type="float" office:value="31">
            <text:p>31</text:p>
          </table:table-cell>
          <table:table-cell table:formula="of:=[.E251]+[.F251]+[.G251]+[.H251]+[.I251]+[.K251]+[.M251]+[.O251]+[.Q251]+[.S251]+[.U251]+[.W251]+[.Y251]+[.AA251]+[.AC251]+[.AE251]+[.AG251]+[.AI251]+[.AK251]+[.AM251]+[.AO251]" ns41:value-type="float" table:style-name="ce90" office:value-type="float" office:value="10">
            <text:p>10</text:p>
          </table:table-cell>
          <table:table-cell table:style-name="ce90" table:number-columns-repeated="2"/>
          <table:table-cell table:formula="of:=[.AP251]+[.AR251]" ns41:value-type="float" table:style-name="ce90" office:value-type="float" office:value="31">
            <text:p>31</text:p>
          </table:table-cell>
          <table:table-cell table:formula="of:=[.AQ251]+[.AS251]" ns41:value-type="float" table:style-name="ce52" office:value-type="float" office:value="10">
            <text:p>10</text:p>
          </table:table-cell>
          <table:table-cell table:formula="of:=[.A251]" ns41:value-type="float" table:style-name="ce91" office:value-type="float" office:value="2">
            <text:p>2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0" office:value-type="float">
            <text:p>860</text:p>
          </table:table-cell>
          <table:table-cell ns41:value-type="float" table:style-name="ce78" office:value="861" office:value-type="float">
            <text:p>861</text:p>
          </table:table-cell>
          <table:table-cell table:style-name="ce78"/>
          <table:table-cell ns41:value-type="float" table:style-name="ce85" office:value="240193" office:value-type="float">
            <text:p>240193</text:p>
          </table:table-cell>
          <table:table-cell table:number-columns-repeated="970"/>
        </table:table-row>
        <table:table-row table:style-name="ro3">
          <table:table-cell table:style-name="ce8"/>
          <table:table-cell ns41:value-type="string" table:style-name="ce20" office:value-type="string">
            <text:p>XVI. Totaal</text:p>
          </table:table-cell>
          <table:table-cell table:style-name="ce30"/>
          <table:table-cell table:style-name="ce11"/>
          <table:table-cell table:formula="of:=[.E250]+[.E251]" ns41:value-type="float" table:style-name="ce40" office:value-type="float" office:value="0">
            <text:p>0</text:p>
          </table:table-cell>
          <table:table-cell table:formula="of:=[.F250]+[.F251]" ns41:value-type="float" table:style-name="ce90" office:value-type="float" office:value="0">
            <text:p>0</text:p>
          </table:table-cell>
          <table:table-cell table:formula="of:=[.G250]+[.G251]" ns41:value-type="float" table:style-name="ce90" office:value-type="float" office:value="1">
            <text:p>1</text:p>
          </table:table-cell>
          <table:table-cell table:formula="of:=[.H250]+[.H251]" ns41:value-type="float" table:style-name="ce90" office:value-type="float" office:value="0">
            <text:p>0</text:p>
          </table:table-cell>
          <table:table-cell table:formula="of:=[.I250]+[.I251]" ns41:value-type="float" table:style-name="ce90" office:value-type="float" office:value="4">
            <text:p>4</text:p>
          </table:table-cell>
          <table:table-cell table:formula="of:=[.J250]+[.J251]" ns41:value-type="float" table:style-name="ce90" office:value-type="float" office:value="0">
            <text:p>0</text:p>
          </table:table-cell>
          <table:table-cell table:formula="of:=[.K250]+[.K251]" ns41:value-type="float" table:style-name="ce90" office:value-type="float" office:value="7">
            <text:p>7</text:p>
          </table:table-cell>
          <table:table-cell table:formula="of:=[.L250]+[.L251]" ns41:value-type="float" table:style-name="ce90" office:value-type="float" office:value="1">
            <text:p>1</text:p>
          </table:table-cell>
          <table:table-cell table:formula="of:=[.M250]+[.M251]" ns41:value-type="float" table:style-name="ce90" office:value-type="float" office:value="11">
            <text:p>11</text:p>
          </table:table-cell>
          <table:table-cell table:formula="of:=[.N250]+[.N251]" ns41:value-type="float" table:style-name="ce90" office:value-type="float" office:value="11">
            <text:p>11</text:p>
          </table:table-cell>
          <table:table-cell table:formula="of:=[.O250]+[.O251]" ns41:value-type="float" table:style-name="ce90" office:value-type="float" office:value="42">
            <text:p>42</text:p>
          </table:table-cell>
          <table:table-cell table:formula="of:=[.P250]+[.P251]" ns41:value-type="float" table:style-name="ce90" office:value-type="float" office:value="28">
            <text:p>28</text:p>
          </table:table-cell>
          <table:table-cell table:formula="of:=[.Q250]+[.Q251]" ns41:value-type="float" table:style-name="ce90" office:value-type="float" office:value="35">
            <text:p>35</text:p>
          </table:table-cell>
          <table:table-cell table:formula="of:=[.R250]+[.R251]" ns41:value-type="float" table:style-name="ce90" office:value-type="float" office:value="187">
            <text:p>187</text:p>
          </table:table-cell>
          <table:table-cell table:formula="of:=[.S250]+[.S251]" ns41:value-type="float" table:style-name="ce90" office:value-type="float" office:value="59">
            <text:p>59</text:p>
          </table:table-cell>
          <table:table-cell table:formula="of:=[.T250]+[.T251]" ns41:value-type="float" table:style-name="ce90" office:value-type="float" office:value="120">
            <text:p>120</text:p>
          </table:table-cell>
          <table:table-cell table:formula="of:=[.U250]+[.U251]" ns41:value-type="float" table:style-name="ce90" office:value-type="float" office:value="11">
            <text:p>11</text:p>
          </table:table-cell>
          <table:table-cell table:formula="of:=[.V250]+[.V251]" ns41:value-type="float" table:style-name="ce90" office:value-type="float" office:value="17">
            <text:p>17</text:p>
          </table:table-cell>
          <table:table-cell table:formula="of:=[.W250]+[.W251]" ns41:value-type="float" table:style-name="ce90" office:value-type="float" office:value="0">
            <text:p>0</text:p>
          </table:table-cell>
          <table:table-cell table:formula="of:=[.X250]+[.X251]" ns41:value-type="float" table:style-name="ce90" office:value-type="float" office:value="64">
            <text:p>64</text:p>
          </table:table-cell>
          <table:table-cell table:formula="of:=[.Y250]+[.Y251]" ns41:value-type="float" table:style-name="ce90" office:value-type="float" office:value="4">
            <text:p>4</text:p>
          </table:table-cell>
          <table:table-cell table:formula="of:=[.Z250]+[.Z251]" ns41:value-type="float" table:style-name="ce90" office:value-type="float" office:value="45">
            <text:p>45</text:p>
          </table:table-cell>
          <table:table-cell table:formula="of:=[.AA250]+[.AA251]" ns41:value-type="float" table:style-name="ce90" office:value-type="float" office:value="4">
            <text:p>4</text:p>
          </table:table-cell>
          <table:table-cell table:formula="of:=[.AB250]+[.AB251]" ns41:value-type="float" table:style-name="ce90" office:value-type="float" office:value="55">
            <text:p>55</text:p>
          </table:table-cell>
          <table:table-cell table:formula="of:=[.AC250]+[.AC251]" ns41:value-type="float" table:style-name="ce90" office:value-type="float" office:value="1">
            <text:p>1</text:p>
          </table:table-cell>
          <table:table-cell table:formula="of:=[.AD250]+[.AD251]" ns41:value-type="float" table:style-name="ce90" office:value-type="float" office:value="28">
            <text:p>28</text:p>
          </table:table-cell>
          <table:table-cell table:formula="of:=[.AE250]+[.AE251]" ns41:value-type="float" table:style-name="ce90" office:value-type="float" office:value="0">
            <text:p>0</text:p>
          </table:table-cell>
          <table:table-cell table:formula="of:=[.AF250]+[.AF251]" ns41:value-type="float" table:style-name="ce90" office:value-type="float" office:value="32">
            <text:p>32</text:p>
          </table:table-cell>
          <table:table-cell table:formula="of:=[.AG250]+[.AG251]" ns41:value-type="float" table:style-name="ce90" office:value-type="float" office:value="0">
            <text:p>0</text:p>
          </table:table-cell>
          <table:table-cell table:formula="of:=[.AH250]+[.AH251]" ns41:value-type="float" table:style-name="ce90" office:value-type="float" office:value="16">
            <text:p>16</text:p>
          </table:table-cell>
          <table:table-cell table:formula="of:=[.AI250]+[.AI251]" ns41:value-type="float" table:style-name="ce90" office:value-type="float" office:value="2">
            <text:p>2</text:p>
          </table:table-cell>
          <table:table-cell table:formula="of:=[.AJ250]+[.AJ251]" ns41:value-type="float" table:style-name="ce90" office:value-type="float" office:value="4">
            <text:p>4</text:p>
          </table:table-cell>
          <table:table-cell table:formula="of:=[.AK250]+[.AK251]" ns41:value-type="float" table:style-name="ce90" office:value-type="float" office:value="0">
            <text:p>0</text:p>
          </table:table-cell>
          <table:table-cell table:formula="of:=[.AL250]+[.AL251]" ns41:value-type="float" table:style-name="ce90" office:value-type="float" office:value="5">
            <text:p>5</text:p>
          </table:table-cell>
          <table:table-cell table:formula="of:=[.AM250]+[.AM251]" ns41:value-type="float" table:style-name="ce90" office:value-type="float" office:value="1">
            <text:p>1</text:p>
          </table:table-cell>
          <table:table-cell table:formula="of:=[.AN250]+[.AN251]" ns41:value-type="float" table:style-name="ce90" office:value-type="float" office:value="3">
            <text:p>3</text:p>
          </table:table-cell>
          <table:table-cell table:formula="of:=[.AO250]+[.AO251]" ns41:value-type="float" table:style-name="ce90" office:value-type="float" office:value="1">
            <text:p>1</text:p>
          </table:table-cell>
          <table:table-cell table:formula="of:=[.AP250]+[.AP251]" ns41:value-type="float" table:style-name="ce90" office:value-type="float" office:value="616">
            <text:p>616</text:p>
          </table:table-cell>
          <table:table-cell table:formula="of:=[.AQ250]+[.AQ251]" ns41:value-type="float" table:style-name="ce90" office:value-type="float" office:value="183">
            <text:p>183</text:p>
          </table:table-cell>
          <table:table-cell table:formula="of:=[.AR250]+[.AR251]" ns41:value-type="float" table:style-name="ce90" office:value-type="float" office:value="0">
            <text:p>0</text:p>
          </table:table-cell>
          <table:table-cell table:formula="of:=[.AS250]+[.AS251]" ns41:value-type="float" table:style-name="ce90" office:value-type="float" office:value="0">
            <text:p>0</text:p>
          </table:table-cell>
          <table:table-cell table:formula="of:=[.AT250]+[.AT251]" ns41:value-type="float" table:style-name="ce90" office:value-type="float" office:value="616">
            <text:p>616</text:p>
          </table:table-cell>
          <table:table-cell table:formula="of:=[.AU250]+[.AU251]" ns41:value-type="float" table:style-name="ce52" office:value-type="float" office:value="183">
            <text:p>183</text:p>
          </table:table-cell>
          <table:table-cell table:formula="of:=[.A252]" ns41:value-type="float" table:style-name="ce61" office:value-type="float" office:value="0">
            <text:p>0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0" office:value-type="float">
            <text:p>860</text:p>
          </table:table-cell>
          <table:table-cell ns41:value-type="float" table:style-name="ce78" office:value="861" office:value-type="float">
            <text:p>861</text:p>
          </table:table-cell>
          <table:table-cell table:style-name="ce78"/>
          <table:table-cell ns41:value-type="float" table:style-name="ce85" office:value="240193" office:value-type="float">
            <text:p>240193</text:p>
          </table:table-cell>
          <table:table-cell table:style-name="ce87" table:number-columns-repeated="970"/>
        </table:table-row>
        <table:table-row table:style-name="ro5">
          <table:table-cell table:style-name="ce8"/>
          <table:table-cell ns41:value-type="string" table:style-name="ce20" office:value-type="string">
            <text:p>XVII. Bereiding van voedings- en genotmiddelen.</text:p>
          </table:table-cell>
          <table:table-cell table:style-name="ce30"/>
          <table:table-cell table:style-name="ce11"/>
          <table:table-cell table:style-name="ce40"/>
          <table:table-cell table:style-name="ce90" table:number-columns-repeated="36"/>
          <table:table-cell table:formula="of:=[.J253]+[.L253]+[.N253]+[.P253]+[.R253]+[.T253]+[.V253]+[.X253]+[.Z253]+[.AB253]+[.AD253]+[.AF253]+[.AH253]+[.AJ253]+[.AL253]+[.AN253]" ns41:value-type="float" table:style-name="ce90" office:value-type="float" office:value="0">
            <text:p>0</text:p>
          </table:table-cell>
          <table:table-cell table:formula="of:=[.E253]+[.F253]+[.G253]+[.H253]+[.I253]+[.K253]+[.M253]+[.O253]+[.Q253]+[.S253]+[.U253]+[.W253]+[.Y253]+[.AA253]+[.AC253]+[.AE253]+[.AG253]+[.AI253]+[.AK253]+[.AM253]+[.AO253]" ns41:value-type="float" table:style-name="ce90" office:value-type="float" office:value="0">
            <text:p>0</text:p>
          </table:table-cell>
          <table:table-cell table:style-name="ce90" table:number-columns-repeated="2"/>
          <table:table-cell table:formula="of:=[.AP253]+[.AR253]" ns41:value-type="float" table:style-name="ce90" office:value-type="float" office:value="0">
            <text:p>0</text:p>
          </table:table-cell>
          <table:table-cell table:formula="of:=[.AQ253]+[.AS253]" ns41:value-type="float" table:style-name="ce52" office:value-type="float" office:value="0">
            <text:p>0</text:p>
          </table:table-cell>
          <table:table-cell table:formula="of:=[.A253]" ns41:value-type="float" table:style-name="ce91" office:value-type="float" office:value="0">
            <text:p>0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0" office:value-type="float">
            <text:p>860</text:p>
          </table:table-cell>
          <table:table-cell ns41:value-type="float" table:style-name="ce78" office:value="861" office:value-type="float">
            <text:p>861</text:p>
          </table:table-cell>
          <table:table-cell table:style-name="ce78"/>
          <table:table-cell ns41:value-type="float" table:style-name="ce85" office:value="240193" office:value-type="float">
            <text:p>240193</text:p>
          </table:table-cell>
          <table:table-cell table:number-columns-repeated="970"/>
        </table:table-row>
        <table:table-row table:style-name="ro3">
          <table:table-cell ns41:value-type="float" table:style-name="ce8" office:value="3" office:value-type="float">
            <text:p>3</text:p>
          </table:table-cell>
          <table:table-cell ns41:value-type="string" table:style-name="ce20" office:value-type="string">
            <text:p>Fabricage van rijst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3"/>
          <table:table-cell ns41:value-type="float" table:style-name="ce90" office:value="5" office:value-type="float">
            <text:p>5</text:p>
          </table:table-cell>
          <table:table-cell table:style-name="ce90"/>
          <table:table-cell ns41:value-type="float" table:style-name="ce90" office:value="4" office:value-type="float">
            <text:p>4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0" office:value="9" office:value-type="float">
            <text:p>9</text:p>
          </table:table-cell>
          <table:table-cell ns41:value-type="float" office:value="5" table:style-name="ce90" table:number-columns-repeated="2" office:value-type="float">
            <text:p>5</text:p>
          </table:table-cell>
          <table:table-cell ns41:value-type="float" table:style-name="ce90" office:value="1" office:value-type="float">
            <text:p>1</text:p>
          </table:table-cell>
          <table:table-cell table:style-name="ce90" table:number-columns-repeated="2"/>
          <table:table-cell ns41:value-type="float" table:style-name="ce90" office:value="4" office:value-type="float">
            <text:p>4</text:p>
          </table:table-cell>
          <table:table-cell table:style-name="ce90"/>
          <table:table-cell ns41:value-type="float" table:style-name="ce90" office:value="5" office:value-type="float">
            <text:p>5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11" office:value-type="float">
            <text:p>11</text:p>
          </table:table-cell>
          <table:table-cell table:style-name="ce90"/>
          <table:table-cell ns41:value-type="float" table:style-name="ce90" office:value="5" office:value-type="float">
            <text:p>5</text:p>
          </table:table-cell>
          <table:table-cell table:style-name="ce90"/>
          <table:table-cell ns41:value-type="float" table:style-name="ce90" office:value="4" office:value-type="float">
            <text:p>4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 table:number-columns-repeated="7"/>
          <table:table-cell table:formula="of:=[.J254]+[.L254]+[.N254]+[.P254]+[.R254]+[.T254]+[.V254]+[.X254]+[.Z254]+[.AB254]+[.AD254]+[.AF254]+[.AH254]+[.AJ254]+[.AL254]+[.AN254]" ns41:value-type="float" table:style-name="ce90" office:value-type="float" office:value="48">
            <text:p>48</text:p>
          </table:table-cell>
          <table:table-cell table:formula="of:=[.E254]+[.F254]+[.G254]+[.H254]+[.I254]+[.K254]+[.M254]+[.O254]+[.Q254]+[.S254]+[.U254]+[.W254]+[.Y254]+[.AA254]+[.AC254]+[.AE254]+[.AG254]+[.AI254]+[.AK254]+[.AM254]+[.AO254]" ns41:value-type="float" table:style-name="ce90" office:value-type="float" office:value="24">
            <text:p>24</text:p>
          </table:table-cell>
          <table:table-cell table:style-name="ce90" table:number-columns-repeated="2"/>
          <table:table-cell table:formula="of:=[.AP254]+[.AR254]" ns41:value-type="float" table:style-name="ce90" office:value-type="float" office:value="48">
            <text:p>48</text:p>
          </table:table-cell>
          <table:table-cell table:formula="of:=[.AQ254]+[.AS254]" ns41:value-type="float" table:style-name="ce52" office:value-type="float" office:value="24">
            <text:p>24</text:p>
          </table:table-cell>
          <table:table-cell table:formula="of:=[.A254]" ns41:value-type="float" table:style-name="ce91" office:value-type="float" office:value="3">
            <text:p>3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0" office:value-type="float">
            <text:p>860</text:p>
          </table:table-cell>
          <table:table-cell ns41:value-type="float" table:style-name="ce78" office:value="861" office:value-type="float">
            <text:p>861</text:p>
          </table:table-cell>
          <table:table-cell table:style-name="ce78"/>
          <table:table-cell ns41:value-type="float" table:style-name="ce85" office:value="240193" office:value-type="float">
            <text:p>240193</text:p>
          </table:table-cell>
          <table:table-cell table:number-columns-repeated="970"/>
        </table:table-row>
        <table:table-row table:style-name="ro5">
          <table:table-cell ns41:value-type="float" table:style-name="ce8" office:value="4" office:value-type="float">
            <text:p>4</text:p>
          </table:table-cell>
          <table:table-cell ns41:value-type="string" table:style-name="ce20" office:value-type="string">
            <text:p>Fabricage van meel (incl. molenaars)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/>
          <table:table-cell ns41:value-type="float" table:style-name="ce90" office:value="1" office:value-type="float">
            <text:p>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6" office:value-type="float">
            <text:p>6</text:p>
          </table:table-cell>
          <table:table-cell table:style-name="ce90"/>
          <table:table-cell ns41:value-type="float" table:style-name="ce90" office:value="6" office:value-type="float">
            <text:p>6</text:p>
          </table:table-cell>
          <table:table-cell table:style-name="ce90"/>
          <table:table-cell ns41:value-type="float" table:style-name="ce90" office:value="4" office:value-type="float">
            <text:p>4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0" office:value="3" office:value-type="float">
            <text:p>3</text:p>
          </table:table-cell>
          <table:table-cell table:style-name="ce90"/>
          <table:table-cell ns41:value-type="float" table:style-name="ce90" office:value="13" office:value-type="float">
            <text:p>13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12" office:value-type="float">
            <text:p>12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9" office:value-type="float">
            <text:p>9</text:p>
          </table:table-cell>
          <table:table-cell table:style-name="ce90"/>
          <table:table-cell ns41:value-type="float" table:style-name="ce90" office:value="3" office:value-type="float">
            <text:p>3</text:p>
          </table:table-cell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table:formula="of:=[.J255]+[.L255]+[.N255]+[.P255]+[.R255]+[.T255]+[.V255]+[.X255]+[.Z255]+[.AB255]+[.AD255]+[.AF255]+[.AH255]+[.AJ255]+[.AL255]+[.AN255]" ns41:value-type="float" table:style-name="ce90" office:value-type="float" office:value="82">
            <text:p>82</text:p>
          </table:table-cell>
          <table:table-cell table:formula="of:=[.E255]+[.F255]+[.G255]+[.H255]+[.I255]+[.K255]+[.M255]+[.O255]+[.Q255]+[.S255]+[.U255]+[.W255]+[.Y255]+[.AA255]+[.AC255]+[.AE255]+[.AG255]+[.AI255]+[.AK255]+[.AM255]+[.AO255]" ns41:value-type="float" table:style-name="ce90" office:value-type="float" office:value="42">
            <text:p>42</text:p>
          </table:table-cell>
          <table:table-cell table:style-name="ce90" table:number-columns-repeated="2"/>
          <table:table-cell table:formula="of:=[.AP255]+[.AR255]" ns41:value-type="float" table:style-name="ce90" office:value-type="float" office:value="82">
            <text:p>82</text:p>
          </table:table-cell>
          <table:table-cell table:formula="of:=[.AQ255]+[.AS255]" ns41:value-type="float" table:style-name="ce52" office:value-type="float" office:value="42">
            <text:p>42</text:p>
          </table:table-cell>
          <table:table-cell table:formula="of:=[.A255]" ns41:value-type="float" table:style-name="ce91" office:value-type="float" office:value="4">
            <text:p>4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0" office:value-type="float">
            <text:p>860</text:p>
          </table:table-cell>
          <table:table-cell ns41:value-type="float" table:style-name="ce78" office:value="861" office:value-type="float">
            <text:p>861</text:p>
          </table:table-cell>
          <table:table-cell table:style-name="ce78"/>
          <table:table-cell ns41:value-type="float" table:style-name="ce85" office:value="240193" office:value-type="float">
            <text:p>240193</text:p>
          </table:table-cell>
          <table:table-cell table:number-columns-repeated="970"/>
        </table:table-row>
        <table:table-row table:style-name="ro3">
          <table:table-cell ns41:value-type="float" table:style-name="ce8" office:value="5" office:value-type="float">
            <text:p>5</text:p>
          </table:table-cell>
          <table:table-cell ns41:value-type="string" table:style-name="ce20" office:value-type="string">
            <text:p>Grutters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3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3" office:value-type="float">
            <text:p>3</text:p>
          </table:table-cell>
          <table:table-cell table:style-name="ce90" table:number-columns-repeated="3"/>
          <table:table-cell ns41:value-type="float" office:value="1" table:style-name="ce90" table:number-columns-repeated="2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 table:number-columns-repeated="5"/>
          <table:table-cell ns41:value-type="float" table:style-name="ce90" office:value="1" office:value-type="float">
            <text:p>1</text:p>
          </table:table-cell>
          <table:table-cell table:style-name="ce90" table:number-columns-repeated="5"/>
          <table:table-cell table:formula="of:=[.J256]+[.L256]+[.N256]+[.P256]+[.R256]+[.T256]+[.V256]+[.X256]+[.Z256]+[.AB256]+[.AD256]+[.AF256]+[.AH256]+[.AJ256]+[.AL256]+[.AN256]" ns41:value-type="float" table:style-name="ce90" office:value-type="float" office:value="8">
            <text:p>8</text:p>
          </table:table-cell>
          <table:table-cell table:formula="of:=[.E256]+[.F256]+[.G256]+[.H256]+[.I256]+[.K256]+[.M256]+[.O256]+[.Q256]+[.S256]+[.U256]+[.W256]+[.Y256]+[.AA256]+[.AC256]+[.AE256]+[.AG256]+[.AI256]+[.AK256]+[.AM256]+[.AO256]" ns41:value-type="float" table:style-name="ce90" office:value-type="float" office:value="8">
            <text:p>8</text:p>
          </table:table-cell>
          <table:table-cell table:style-name="ce90" table:number-columns-repeated="2"/>
          <table:table-cell table:formula="of:=[.AP256]+[.AR256]" ns41:value-type="float" table:style-name="ce90" office:value-type="float" office:value="8">
            <text:p>8</text:p>
          </table:table-cell>
          <table:table-cell table:formula="of:=[.AQ256]+[.AS256]" ns41:value-type="float" table:style-name="ce52" office:value-type="float" office:value="8">
            <text:p>8</text:p>
          </table:table-cell>
          <table:table-cell table:formula="of:=[.A256]" ns41:value-type="float" table:style-name="ce91" office:value-type="float" office:value="5">
            <text:p>5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0" office:value-type="float">
            <text:p>860</text:p>
          </table:table-cell>
          <table:table-cell ns41:value-type="float" table:style-name="ce78" office:value="861" office:value-type="float">
            <text:p>861</text:p>
          </table:table-cell>
          <table:table-cell table:style-name="ce78"/>
          <table:table-cell ns41:value-type="float" table:style-name="ce85" office:value="240193" office:value-type="float">
            <text:p>240193</text:p>
          </table:table-cell>
          <table:table-cell table:number-columns-repeated="970"/>
        </table:table-row>
        <table:table-row table:style-name="ro3">
          <table:table-cell ns41:value-type="float" table:style-name="ce8" office:value="6" office:value-type="float">
            <text:p>6</text:p>
          </table:table-cell>
          <table:table-cell ns41:value-type="string" table:style-name="ce20" office:value-type="string">
            <text:p>Balletjesmakers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2"/>
          <table:table-cell ns41:value-type="float" table:style-name="ce90" office:value="1" office:value-type="float">
            <text:p>1</text:p>
          </table:table-cell>
          <table:table-cell table:style-name="ce90" table:number-columns-repeated="33"/>
          <table:table-cell table:formula="of:=[.J257]+[.L257]+[.N257]+[.P257]+[.R257]+[.T257]+[.V257]+[.X257]+[.Z257]+[.AB257]+[.AD257]+[.AF257]+[.AH257]+[.AJ257]+[.AL257]+[.AN257]" ns41:value-type="float" table:style-name="ce90" office:value-type="float" office:value="0">
            <text:p>0</text:p>
          </table:table-cell>
          <table:table-cell table:formula="of:=[.E257]+[.F257]+[.G257]+[.H257]+[.I257]+[.K257]+[.M257]+[.O257]+[.Q257]+[.S257]+[.U257]+[.W257]+[.Y257]+[.AA257]+[.AC257]+[.AE257]+[.AG257]+[.AI257]+[.AK257]+[.AM257]+[.AO257]" ns41:value-type="float" table:style-name="ce90" office:value-type="float" office:value="1">
            <text:p>1</text:p>
          </table:table-cell>
          <table:table-cell table:style-name="ce90" table:number-columns-repeated="2"/>
          <table:table-cell table:formula="of:=[.AP257]+[.AR257]" ns41:value-type="float" table:style-name="ce90" office:value-type="float" office:value="0">
            <text:p>0</text:p>
          </table:table-cell>
          <table:table-cell table:formula="of:=[.AQ257]+[.AS257]" ns41:value-type="float" table:style-name="ce52" office:value-type="float" office:value="1">
            <text:p>1</text:p>
          </table:table-cell>
          <table:table-cell table:formula="of:=[.A257]" ns41:value-type="float" table:style-name="ce91" office:value-type="float" office:value="6">
            <text:p>6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0" office:value-type="float">
            <text:p>860</text:p>
          </table:table-cell>
          <table:table-cell ns41:value-type="float" table:style-name="ce78" office:value="861" office:value-type="float">
            <text:p>861</text:p>
          </table:table-cell>
          <table:table-cell table:style-name="ce78"/>
          <table:table-cell ns41:value-type="float" table:style-name="ce85" office:value="240193" office:value-type="float">
            <text:p>240193</text:p>
          </table:table-cell>
          <table:table-cell table:number-columns-repeated="970"/>
        </table:table-row>
        <table:table-row table:style-name="ro3">
          <table:table-cell ns41:value-type="float" table:style-name="ce8" office:value="7" office:value-type="float">
            <text:p>7</text:p>
          </table:table-cell>
          <table:table-cell ns41:value-type="string" table:style-name="ce20" office:value-type="string">
            <text:p>Beschuitbakkers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/>
          <table:table-cell ns41:value-type="float" office:value="1" table:style-name="ce90" table:number-columns-repeated="3" office:value-type="float">
            <text:p>1</text:p>
          </table:table-cell>
          <table:table-cell table:style-name="ce90" table:number-columns-repeated="32"/>
          <table:table-cell table:formula="of:=[.J258]+[.L258]+[.N258]+[.P258]+[.R258]+[.T258]+[.V258]+[.X258]+[.Z258]+[.AB258]+[.AD258]+[.AF258]+[.AH258]+[.AJ258]+[.AL258]+[.AN258]" ns41:value-type="float" table:style-name="ce90" office:value-type="float" office:value="0">
            <text:p>0</text:p>
          </table:table-cell>
          <table:table-cell table:formula="of:=[.E258]+[.F258]+[.G258]+[.H258]+[.I258]+[.K258]+[.M258]+[.O258]+[.Q258]+[.S258]+[.U258]+[.W258]+[.Y258]+[.AA258]+[.AC258]+[.AE258]+[.AG258]+[.AI258]+[.AK258]+[.AM258]+[.AO258]" ns41:value-type="float" table:style-name="ce90" office:value-type="float" office:value="3">
            <text:p>3</text:p>
          </table:table-cell>
          <table:table-cell table:style-name="ce90" table:number-columns-repeated="2"/>
          <table:table-cell table:formula="of:=[.AP258]+[.AR258]" ns41:value-type="float" table:style-name="ce90" office:value-type="float" office:value="0">
            <text:p>0</text:p>
          </table:table-cell>
          <table:table-cell table:formula="of:=[.AQ258]+[.AS258]" ns41:value-type="float" table:style-name="ce52" office:value-type="float" office:value="3">
            <text:p>3</text:p>
          </table:table-cell>
          <table:table-cell table:formula="of:=[.A258]" ns41:value-type="float" table:style-name="ce91" office:value-type="float" office:value="7">
            <text:p>7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0" office:value-type="float">
            <text:p>860</text:p>
          </table:table-cell>
          <table:table-cell ns41:value-type="float" table:style-name="ce78" office:value="861" office:value-type="float">
            <text:p>861</text:p>
          </table:table-cell>
          <table:table-cell table:style-name="ce78"/>
          <table:table-cell ns41:value-type="float" table:style-name="ce85" office:value="240193" office:value-type="float">
            <text:p>240193</text:p>
          </table:table-cell>
          <table:table-cell table:number-columns-repeated="970"/>
        </table:table-row>
        <table:table-row table:style-name="ro3">
          <table:table-cell ns41:value-type="float" table:style-name="ce8" office:value="8" office:value-type="float">
            <text:p>8</text:p>
          </table:table-cell>
          <table:table-cell ns41:value-type="string" table:style-name="ce20" office:value-type="string">
            <text:p>Broodbakkers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ns41:value-type="float" office:value="1" table:style-name="ce90" table:number-columns-repeated="3" office:value-type="float">
            <text:p>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5" office:value-type="float">
            <text:p>5</text:p>
          </table:table-cell>
          <table:table-cell table:style-name="ce90"/>
          <table:table-cell ns41:value-type="float" office:value="1" table:style-name="ce90" table:number-columns-repeated="3" office:value-type="float">
            <text:p>1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0" office:value="7" office:value-type="float">
            <text:p>7</text:p>
          </table:table-cell>
          <table:table-cell table:style-name="ce90"/>
          <table:table-cell ns41:value-type="float" table:style-name="ce90" office:value="3" office:value-type="float">
            <text:p>3</text:p>
          </table:table-cell>
          <table:table-cell table:style-name="ce90"/>
          <table:table-cell ns41:value-type="float" table:style-name="ce90" office:value="4" office:value-type="float">
            <text:p>4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3" office:value-type="float">
            <text:p>3</text:p>
          </table:table-cell>
          <table:table-cell table:style-name="ce90"/>
          <table:table-cell ns41:value-type="float" table:style-name="ce90" office:value="13" office:value-type="float">
            <text:p>13</text:p>
          </table:table-cell>
          <table:table-cell ns41:value-type="float" office:value="2" table:style-name="ce90" table:number-columns-repeated="2" office:value-type="float">
            <text:p>2</text:p>
          </table:table-cell>
          <table:table-cell table:style-name="ce90"/>
          <table:table-cell ns41:value-type="float" table:style-name="ce90" office:value="3" office:value-type="float">
            <text:p>3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4" office:value-type="float">
            <text:p>4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table:formula="of:=[.J259]+[.L259]+[.N259]+[.P259]+[.R259]+[.T259]+[.V259]+[.X259]+[.Z259]+[.AB259]+[.AD259]+[.AF259]+[.AH259]+[.AJ259]+[.AL259]+[.AN259]" ns41:value-type="float" table:style-name="ce90" office:value-type="float" office:value="52">
            <text:p>52</text:p>
          </table:table-cell>
          <table:table-cell table:formula="of:=[.E259]+[.F259]+[.G259]+[.H259]+[.I259]+[.K259]+[.M259]+[.O259]+[.Q259]+[.S259]+[.U259]+[.W259]+[.Y259]+[.AA259]+[.AC259]+[.AE259]+[.AG259]+[.AI259]+[.AK259]+[.AM259]+[.AO259]" ns41:value-type="float" table:style-name="ce90" office:value-type="float" office:value="21">
            <text:p>21</text:p>
          </table:table-cell>
          <table:table-cell table:style-name="ce90" table:number-columns-repeated="2"/>
          <table:table-cell table:formula="of:=[.AP259]+[.AR259]" ns41:value-type="float" table:style-name="ce90" office:value-type="float" office:value="52">
            <text:p>52</text:p>
          </table:table-cell>
          <table:table-cell table:formula="of:=[.AQ259]+[.AS259]" ns41:value-type="float" table:style-name="ce52" office:value-type="float" office:value="21">
            <text:p>21</text:p>
          </table:table-cell>
          <table:table-cell table:formula="of:=[.A259]" ns41:value-type="float" table:style-name="ce91" office:value-type="float" office:value="8">
            <text:p>8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0" office:value-type="float">
            <text:p>860</text:p>
          </table:table-cell>
          <table:table-cell ns41:value-type="float" table:style-name="ce78" office:value="861" office:value-type="float">
            <text:p>861</text:p>
          </table:table-cell>
          <table:table-cell table:style-name="ce78"/>
          <table:table-cell ns41:value-type="float" table:style-name="ce85" office:value="240193" office:value-type="float">
            <text:p>240193</text:p>
          </table:table-cell>
          <table:table-cell table:number-columns-repeated="970"/>
        </table:table-row>
        <table:table-row table:style-name="ro3">
          <table:table-cell ns41:value-type="float" table:style-name="ce8" office:value="9" office:value-type="float">
            <text:p>9</text:p>
          </table:table-cell>
          <table:table-cell ns41:value-type="string" table:style-name="ce20" office:value-type="string">
            <text:p>Koek- en banketbakkers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19"/>
          <table:table-cell ns41:value-type="float" table:style-name="ce90" office:value="1" office:value-type="float">
            <text:p>1</text:p>
          </table:table-cell>
          <table:table-cell table:style-name="ce90" table:number-columns-repeated="16"/>
          <table:table-cell table:formula="of:=[.J260]+[.L260]+[.N260]+[.P260]+[.R260]+[.T260]+[.V260]+[.X260]+[.Z260]+[.AB260]+[.AD260]+[.AF260]+[.AH260]+[.AJ260]+[.AL260]+[.AN260]" ns41:value-type="float" table:style-name="ce90" office:value-type="float" office:value="0">
            <text:p>0</text:p>
          </table:table-cell>
          <table:table-cell table:formula="of:=[.E260]+[.F260]+[.G260]+[.H260]+[.I260]+[.K260]+[.M260]+[.O260]+[.Q260]+[.S260]+[.U260]+[.W260]+[.Y260]+[.AA260]+[.AC260]+[.AE260]+[.AG260]+[.AI260]+[.AK260]+[.AM260]+[.AO260]" ns41:value-type="float" table:style-name="ce90" office:value-type="float" office:value="1">
            <text:p>1</text:p>
          </table:table-cell>
          <table:table-cell table:style-name="ce90" table:number-columns-repeated="2"/>
          <table:table-cell table:formula="of:=[.AP260]+[.AR260]" ns41:value-type="float" table:style-name="ce90" office:value-type="float" office:value="0">
            <text:p>0</text:p>
          </table:table-cell>
          <table:table-cell table:formula="of:=[.AQ260]+[.AS260]" ns41:value-type="float" table:style-name="ce52" office:value-type="float" office:value="1">
            <text:p>1</text:p>
          </table:table-cell>
          <table:table-cell table:formula="of:=[.A260]" ns41:value-type="float" table:style-name="ce91" office:value-type="float" office:value="9">
            <text:p>9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0" office:value-type="float">
            <text:p>860</text:p>
          </table:table-cell>
          <table:table-cell ns41:value-type="float" table:style-name="ce78" office:value="861" office:value-type="float">
            <text:p>861</text:p>
          </table:table-cell>
          <table:table-cell table:style-name="ce78"/>
          <table:table-cell ns41:value-type="float" table:style-name="ce85" office:value="240193" office:value-type="float">
            <text:p>240193</text:p>
          </table:table-cell>
          <table:table-cell table:number-columns-repeated="970"/>
        </table:table-row>
        <table:table-row table:style-name="ro3">
          <table:table-cell ns41:value-type="float" table:style-name="ce8" office:value="10" office:value-type="float">
            <text:p>10</text:p>
          </table:table-cell>
          <table:table-cell ns41:value-type="string" table:style-name="ce20" office:value-type="string">
            <text:p>Fabricage van koek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2"/>
          <table:table-cell ns41:value-type="float" table:style-name="ce90" office:value="2" office:value-type="float">
            <text:p>2</text:p>
          </table:table-cell>
          <table:table-cell table:style-name="ce90" table:number-columns-repeated="2"/>
          <table:table-cell ns41:value-type="float" table:style-name="ce90" office:value="2" office:value-type="float">
            <text:p>2</text:p>
          </table:table-cell>
          <table:table-cell table:style-name="ce90" table:number-columns-repeated="7"/>
          <table:table-cell ns41:value-type="float" table:style-name="ce90" office:value="1" office:value-type="float">
            <text:p>1</text:p>
          </table:table-cell>
          <table:table-cell table:style-name="ce90" table:number-columns-repeated="4"/>
          <table:table-cell ns41:value-type="float" table:style-name="ce90" office:value="2" office:value-type="float">
            <text:p>2</text:p>
          </table:table-cell>
          <table:table-cell table:style-name="ce90" table:number-columns-repeated="3"/>
          <table:table-cell ns41:value-type="float" table:style-name="ce90" office:value="2" office:value-type="float">
            <text:p>2</text:p>
          </table:table-cell>
          <table:table-cell table:style-name="ce90" table:number-columns-repeated="9"/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table:formula="of:=[.J261]+[.L261]+[.N261]+[.P261]+[.R261]+[.T261]+[.V261]+[.X261]+[.Z261]+[.AB261]+[.AD261]+[.AF261]+[.AH261]+[.AJ261]+[.AL261]+[.AN261]" ns41:value-type="float" table:style-name="ce90" office:value-type="float" office:value="5">
            <text:p>5</text:p>
          </table:table-cell>
          <table:table-cell table:formula="of:=[.E261]+[.F261]+[.G261]+[.H261]+[.I261]+[.K261]+[.M261]+[.O261]+[.Q261]+[.S261]+[.U261]+[.W261]+[.Y261]+[.AA261]+[.AC261]+[.AE261]+[.AG261]+[.AI261]+[.AK261]+[.AM261]+[.AO261]" ns41:value-type="float" table:style-name="ce90" office:value-type="float" office:value="5">
            <text:p>5</text:p>
          </table:table-cell>
          <table:table-cell table:style-name="ce90" table:number-columns-repeated="2"/>
          <table:table-cell table:formula="of:=[.AP261]+[.AR261]" ns41:value-type="float" table:style-name="ce90" office:value-type="float" office:value="5">
            <text:p>5</text:p>
          </table:table-cell>
          <table:table-cell table:formula="of:=[.AQ261]+[.AS261]" ns41:value-type="float" table:style-name="ce52" office:value-type="float" office:value="5">
            <text:p>5</text:p>
          </table:table-cell>
          <table:table-cell table:formula="of:=[.A261]" ns41:value-type="float" table:style-name="ce91" office:value-type="float" office:value="10">
            <text:p>10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0" office:value-type="float">
            <text:p>860</text:p>
          </table:table-cell>
          <table:table-cell ns41:value-type="float" table:style-name="ce78" office:value="861" office:value-type="float">
            <text:p>861</text:p>
          </table:table-cell>
          <table:table-cell table:style-name="ce78"/>
          <table:table-cell ns41:value-type="float" table:style-name="ce85" office:value="240193" office:value-type="float">
            <text:p>240193</text:p>
          </table:table-cell>
          <table:table-cell table:number-columns-repeated="970"/>
        </table:table-row>
        <table:table-row table:style-name="ro3">
          <table:table-cell ns41:value-type="float" table:style-name="ce8" office:value="11" office:value-type="float">
            <text:p>11</text:p>
          </table:table-cell>
          <table:table-cell ns41:value-type="string" table:style-name="ce20" office:value-type="string">
            <text:p>Fabricage van biscuit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2"/>
          <table:table-cell ns41:value-type="float" table:style-name="ce90" office:value="1" office:value-type="float">
            <text:p>1</text:p>
          </table:table-cell>
          <table:table-cell ns41:value-type="float" table:style-name="ce90" office:value="3" office:value-type="float">
            <text:p>3</text:p>
          </table:table-cell>
          <table:table-cell table:style-name="ce90"/>
          <table:table-cell ns41:value-type="float" table:style-name="ce90" office:value="3" office:value-type="float">
            <text:p>3</text:p>
          </table:table-cell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 table:number-columns-repeated="22"/>
          <table:table-cell table:formula="of:=[.J262]+[.L262]+[.N262]+[.P262]+[.R262]+[.T262]+[.V262]+[.X262]+[.Z262]+[.AB262]+[.AD262]+[.AF262]+[.AH262]+[.AJ262]+[.AL262]+[.AN262]" ns41:value-type="float" table:style-name="ce90" office:value-type="float" office:value="0">
            <text:p>0</text:p>
          </table:table-cell>
          <table:table-cell table:formula="of:=[.E262]+[.F262]+[.G262]+[.H262]+[.I262]+[.K262]+[.M262]+[.O262]+[.Q262]+[.S262]+[.U262]+[.W262]+[.Y262]+[.AA262]+[.AC262]+[.AE262]+[.AG262]+[.AI262]+[.AK262]+[.AM262]+[.AO262]" ns41:value-type="float" table:style-name="ce90" office:value-type="float" office:value="11">
            <text:p>11</text:p>
          </table:table-cell>
          <table:table-cell table:style-name="ce90" table:number-columns-repeated="2"/>
          <table:table-cell table:formula="of:=[.AP262]+[.AR262]" ns41:value-type="float" table:style-name="ce90" office:value-type="float" office:value="0">
            <text:p>0</text:p>
          </table:table-cell>
          <table:table-cell table:formula="of:=[.AQ262]+[.AS262]" ns41:value-type="float" table:style-name="ce52" office:value-type="float" office:value="11">
            <text:p>11</text:p>
          </table:table-cell>
          <table:table-cell table:formula="of:=[.A262]" ns41:value-type="float" table:style-name="ce91" office:value-type="float" office:value="11">
            <text:p>11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0" office:value-type="float">
            <text:p>860</text:p>
          </table:table-cell>
          <table:table-cell ns41:value-type="float" table:style-name="ce78" office:value="861" office:value-type="float">
            <text:p>861</text:p>
          </table:table-cell>
          <table:table-cell table:style-name="ce78"/>
          <table:table-cell ns41:value-type="float" table:style-name="ce85" office:value="240193" office:value-type="float">
            <text:p>240193</text:p>
          </table:table-cell>
          <table:table-cell table:number-columns-repeated="970"/>
        </table:table-row>
        <table:table-row table:style-name="ro5">
          <table:table-cell ns41:value-type="float" table:style-name="ce8" office:value="12" office:value-type="float">
            <text:p>12</text:p>
          </table:table-cell>
          <table:table-cell ns41:value-type="string" table:style-name="ce20" office:value-type="string">
            <text:p>Fabricage van suikerwerken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5"/>
          <table:table-cell ns41:value-type="float" office:value="1" table:style-name="ce90" table:number-columns-repeated="2" office:value-type="float">
            <text:p>1</text:p>
          </table:table-cell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 table:number-columns-repeated="13"/>
          <table:table-cell table:formula="of:=[.J263]+[.L263]+[.N263]+[.P263]+[.R263]+[.T263]+[.V263]+[.X263]+[.Z263]+[.AB263]+[.AD263]+[.AF263]+[.AH263]+[.AJ263]+[.AL263]+[.AN263]" ns41:value-type="float" table:style-name="ce90" office:value-type="float" office:value="7">
            <text:p>7</text:p>
          </table:table-cell>
          <table:table-cell table:formula="of:=[.E263]+[.F263]+[.G263]+[.H263]+[.I263]+[.K263]+[.M263]+[.O263]+[.Q263]+[.S263]+[.U263]+[.W263]+[.Y263]+[.AA263]+[.AC263]+[.AE263]+[.AG263]+[.AI263]+[.AK263]+[.AM263]+[.AO263]" ns41:value-type="float" table:style-name="ce90" office:value-type="float" office:value="3">
            <text:p>3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formula="of:=[.AP263]+[.AR263]" ns41:value-type="float" table:style-name="ce90" office:value-type="float" office:value="7">
            <text:p>7</text:p>
          </table:table-cell>
          <table:table-cell table:formula="of:=[.AQ263]+[.AS263]" ns41:value-type="float" table:style-name="ce52" office:value-type="float" office:value="4">
            <text:p>4</text:p>
          </table:table-cell>
          <table:table-cell table:formula="of:=[.A263]" ns41:value-type="float" table:style-name="ce91" office:value-type="float" office:value="12">
            <text:p>12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0" office:value-type="float">
            <text:p>860</text:p>
          </table:table-cell>
          <table:table-cell ns41:value-type="float" table:style-name="ce78" office:value="861" office:value-type="float">
            <text:p>861</text:p>
          </table:table-cell>
          <table:table-cell table:style-name="ce78"/>
          <table:table-cell ns41:value-type="float" table:style-name="ce85" office:value="240193" office:value-type="float">
            <text:p>240193</text:p>
          </table:table-cell>
          <table:table-cell table:number-columns-repeated="970"/>
        </table:table-row>
        <table:table-row table:style-name="ro5">
          <table:table-cell ns41:value-type="float" table:style-name="ce8" office:value="13" office:value-type="float">
            <text:p>13</text:p>
          </table:table-cell>
          <table:table-cell ns41:value-type="string" table:style-name="ce20" office:value-type="string">
            <text:p>Fabricage van pepermunt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13"/>
          <table:table-cell ns41:value-type="float" table:style-name="ce90" office:value="1" office:value-type="float">
            <text:p>1</text:p>
          </table:table-cell>
          <table:table-cell table:style-name="ce90" table:number-columns-repeated="5"/>
          <table:table-cell ns41:value-type="float" office:value="1" table:style-name="ce90" table:number-columns-repeated="2" office:value-type="float">
            <text:p>1</text:p>
          </table:table-cell>
          <table:table-cell table:style-name="ce90" table:number-columns-repeated="15"/>
          <table:table-cell table:formula="of:=[.J264]+[.L264]+[.N264]+[.P264]+[.R264]+[.T264]+[.V264]+[.X264]+[.Z264]+[.AB264]+[.AD264]+[.AF264]+[.AH264]+[.AJ264]+[.AL264]+[.AN264]" ns41:value-type="float" table:style-name="ce90" office:value-type="float" office:value="1">
            <text:p>1</text:p>
          </table:table-cell>
          <table:table-cell table:formula="of:=[.E264]+[.F264]+[.G264]+[.H264]+[.I264]+[.K264]+[.M264]+[.O264]+[.Q264]+[.S264]+[.U264]+[.W264]+[.Y264]+[.AA264]+[.AC264]+[.AE264]+[.AG264]+[.AI264]+[.AK264]+[.AM264]+[.AO264]" ns41:value-type="float" table:style-name="ce90" office:value-type="float" office:value="2">
            <text:p>2</text:p>
          </table:table-cell>
          <table:table-cell table:style-name="ce90" table:number-columns-repeated="2"/>
          <table:table-cell table:formula="of:=[.AP264]+[.AR264]" ns41:value-type="float" table:style-name="ce90" office:value-type="float" office:value="1">
            <text:p>1</text:p>
          </table:table-cell>
          <table:table-cell table:formula="of:=[.AQ264]+[.AS264]" ns41:value-type="float" table:style-name="ce52" office:value-type="float" office:value="2">
            <text:p>2</text:p>
          </table:table-cell>
          <table:table-cell table:formula="of:=[.A264]" ns41:value-type="float" table:style-name="ce91" office:value-type="float" office:value="13">
            <text:p>13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0" office:value-type="float">
            <text:p>860</text:p>
          </table:table-cell>
          <table:table-cell ns41:value-type="float" table:style-name="ce78" office:value="861" office:value-type="float">
            <text:p>861</text:p>
          </table:table-cell>
          <table:table-cell table:style-name="ce78"/>
          <table:table-cell ns41:value-type="float" table:style-name="ce85" office:value="240193" office:value-type="float">
            <text:p>240193</text:p>
          </table:table-cell>
          <table:table-cell table:number-columns-repeated="970"/>
        </table:table-row>
        <table:table-row table:style-name="ro3">
          <table:table-cell ns41:value-type="float" table:style-name="ce8" office:value="14" office:value-type="float">
            <text:p>14</text:p>
          </table:table-cell>
          <table:table-cell ns41:value-type="string" table:style-name="ce20" office:value-type="string">
            <text:p>Koks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12"/>
          <table:table-cell ns41:value-type="float" table:style-name="ce90" office:value="1" office:value-type="float">
            <text:p>1</text:p>
          </table:table-cell>
          <table:table-cell table:style-name="ce90" table:number-columns-repeated="13"/>
          <table:table-cell ns41:value-type="float" table:style-name="ce90" office:value="1" office:value-type="float">
            <text:p>1</text:p>
          </table:table-cell>
          <table:table-cell table:style-name="ce90" table:number-columns-repeated="9"/>
          <table:table-cell table:formula="of:=[.J265]+[.L265]+[.N265]+[.P265]+[.R265]+[.T265]+[.V265]+[.X265]+[.Z265]+[.AB265]+[.AD265]+[.AF265]+[.AH265]+[.AJ265]+[.AL265]+[.AN265]" ns41:value-type="float" table:style-name="ce90" office:value-type="float" office:value="2">
            <text:p>2</text:p>
          </table:table-cell>
          <table:table-cell table:formula="of:=[.E265]+[.F265]+[.G265]+[.H265]+[.I265]+[.K265]+[.M265]+[.O265]+[.Q265]+[.S265]+[.U265]+[.W265]+[.Y265]+[.AA265]+[.AC265]+[.AE265]+[.AG265]+[.AI265]+[.AK265]+[.AM265]+[.AO265]" ns41:value-type="float" table:style-name="ce90" office:value-type="float" office:value="0">
            <text:p>0</text:p>
          </table:table-cell>
          <table:table-cell table:style-name="ce90" table:number-columns-repeated="2"/>
          <table:table-cell table:formula="of:=[.AP265]+[.AR265]" ns41:value-type="float" table:style-name="ce90" office:value-type="float" office:value="2">
            <text:p>2</text:p>
          </table:table-cell>
          <table:table-cell table:formula="of:=[.AQ265]+[.AS265]" ns41:value-type="float" table:style-name="ce52" office:value-type="float" office:value="0">
            <text:p>0</text:p>
          </table:table-cell>
          <table:table-cell table:formula="of:=[.A265]" ns41:value-type="float" table:style-name="ce91" office:value-type="float" office:value="14">
            <text:p>14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0" office:value-type="float">
            <text:p>860</text:p>
          </table:table-cell>
          <table:table-cell ns41:value-type="float" table:style-name="ce78" office:value="861" office:value-type="float">
            <text:p>861</text:p>
          </table:table-cell>
          <table:table-cell table:style-name="ce78"/>
          <table:table-cell ns41:value-type="float" table:style-name="ce85" office:value="240193" office:value-type="float">
            <text:p>240193</text:p>
          </table:table-cell>
          <table:table-cell table:number-columns-repeated="970"/>
        </table:table-row>
        <table:table-row table:style-name="ro5">
          <table:table-cell ns41:value-type="float" table:style-name="ce8" office:value="15" office:value-type="float">
            <text:p>15</text:p>
          </table:table-cell>
          <table:table-cell ns41:value-type="string" table:style-name="ce20" office:value-type="string">
            <text:p>Fabricage van beetwortelsuiker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/>
          <table:table-cell ns41:value-type="float" table:style-name="ce90" office:value="1" office:value-type="float">
            <text:p>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22" office:value-type="float">
            <text:p>22</text:p>
          </table:table-cell>
          <table:table-cell table:style-name="ce90"/>
          <table:table-cell ns41:value-type="float" table:style-name="ce90" office:value="7" office:value-type="float">
            <text:p>7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90" office:value="52" office:value-type="float">
            <text:p>52</text:p>
          </table:table-cell>
          <table:table-cell ns41:value-type="float" table:style-name="ce90" office:value="28" office:value-type="float">
            <text:p>28</text:p>
          </table:table-cell>
          <table:table-cell ns41:value-type="float" table:style-name="ce90" office:value="55" office:value-type="float">
            <text:p>55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69" office:value-type="float">
            <text:p>69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0" office:value="61" office:value-type="float">
            <text:p>61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58" office:value-type="float">
            <text:p>58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25" office:value-type="float">
            <text:p>25</text:p>
          </table:table-cell>
          <table:table-cell table:style-name="ce90"/>
          <table:table-cell ns41:value-type="float" table:style-name="ce90" office:value="46" office:value-type="float">
            <text:p>46</text:p>
          </table:table-cell>
          <table:table-cell table:style-name="ce90"/>
          <table:table-cell ns41:value-type="float" table:style-name="ce90" office:value="13" office:value-type="float">
            <text:p>13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15" office:value-type="float">
            <text:p>15</text:p>
          </table:table-cell>
          <table:table-cell table:style-name="ce90"/>
          <table:table-cell ns41:value-type="float" table:style-name="ce90" office:value="8" office:value-type="float">
            <text:p>8</text:p>
          </table:table-cell>
          <table:table-cell table:style-name="ce90"/>
          <table:table-cell table:formula="of:=[.J266]+[.L266]+[.N266]+[.P266]+[.R266]+[.T266]+[.V266]+[.X266]+[.Z266]+[.AB266]+[.AD266]+[.AF266]+[.AH266]+[.AJ266]+[.AL266]+[.AN266]" ns41:value-type="float" table:style-name="ce90" office:value-type="float" office:value="428">
            <text:p>428</text:p>
          </table:table-cell>
          <table:table-cell table:formula="of:=[.E266]+[.F266]+[.G266]+[.H266]+[.I266]+[.K266]+[.M266]+[.O266]+[.Q266]+[.S266]+[.U266]+[.W266]+[.Y266]+[.AA266]+[.AC266]+[.AE266]+[.AG266]+[.AI266]+[.AK266]+[.AM266]+[.AO266]" ns41:value-type="float" table:style-name="ce90" office:value-type="float" office:value="143">
            <text:p>143</text:p>
          </table:table-cell>
          <table:table-cell table:style-name="ce90" table:number-columns-repeated="2"/>
          <table:table-cell table:formula="of:=[.AP266]+[.AR266]" ns41:value-type="float" table:style-name="ce90" office:value-type="float" office:value="428">
            <text:p>428</text:p>
          </table:table-cell>
          <table:table-cell table:formula="of:=[.AQ266]+[.AS266]" ns41:value-type="float" table:style-name="ce52" office:value-type="float" office:value="143">
            <text:p>143</text:p>
          </table:table-cell>
          <table:table-cell table:formula="of:=[.A266]" ns41:value-type="float" table:style-name="ce91" office:value-type="float" office:value="15">
            <text:p>15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0" office:value-type="float">
            <text:p>860</text:p>
          </table:table-cell>
          <table:table-cell ns41:value-type="float" table:style-name="ce78" office:value="861" office:value-type="float">
            <text:p>861</text:p>
          </table:table-cell>
          <table:table-cell table:style-name="ce78"/>
          <table:table-cell ns41:value-type="float" table:style-name="ce85" office:value="240193" office:value-type="float">
            <text:p>240193</text:p>
          </table:table-cell>
          <table:table-cell table:number-columns-repeated="970"/>
        </table:table-row>
        <table:table-row table:style-name="ro3">
          <table:table-cell ns41:value-type="float" table:style-name="ce9" office:value="16" office:value-type="float">
            <text:p>16</text:p>
          </table:table-cell>
          <table:table-cell ns41:value-type="string" table:style-name="ce21" office:value-type="string">
            <text:p>Suikerraffinadeurs</text:p>
          </table:table-cell>
          <table:table-cell ns41:value-type="string" table:style-name="ce31" office:value-type="string">
            <text:p>D</text:p>
          </table:table-cell>
          <table:table-cell table:style-name="ce92"/>
          <table:table-cell table:style-name="ce41"/>
          <table:table-cell table:style-name="ce34" table:number-columns-repeated="3"/>
          <table:table-cell ns41:value-type="float" table:style-name="ce34" office:value="18" office:value-type="float">
            <text:p>18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17" office:value-type="float">
            <text:p>17</text:p>
          </table:table-cell>
          <table:table-cell table:style-name="ce34"/>
          <table:table-cell ns41:value-type="float" table:style-name="ce34" office:value="4" office:value-type="float">
            <text:p>4</text:p>
          </table:table-cell>
          <table:table-cell table:style-name="ce34"/>
          <table:table-cell ns41:value-type="float" table:style-name="ce34" office:value="11" office:value-type="float">
            <text:p>11</text:p>
          </table:table-cell>
          <table:table-cell ns41:value-type="float" table:style-name="ce34" office:value="6" office:value-type="float">
            <text:p>6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13" office:value-type="float">
            <text:p>13</text:p>
          </table:table-cell>
          <table:table-cell ns41:value-type="float" office:value="7" table:style-name="ce34" table:number-columns-repeated="2" office:value-type="float">
            <text:p>7</text:p>
          </table:table-cell>
          <table:table-cell table:style-name="ce34"/>
          <table:table-cell ns41:value-type="float" table:style-name="ce34" office:value="2" office:value-type="float">
            <text:p>2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10" office:value-type="float">
            <text:p>10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6" office:value-type="float">
            <text:p>6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10" office:value-type="float">
            <text:p>10</text:p>
          </table:table-cell>
          <table:table-cell table:style-name="ce34"/>
          <table:table-cell ns41:value-type="float" table:style-name="ce34" office:value="6" office:value-type="float">
            <text:p>6</text:p>
          </table:table-cell>
          <table:table-cell table:style-name="ce34"/>
          <table:table-cell ns41:value-type="float" table:style-name="ce34" office:value="7" office:value-type="float">
            <text:p>7</text:p>
          </table:table-cell>
          <table:table-cell table:style-name="ce34"/>
          <table:table-cell ns41:value-type="float" table:style-name="ce34" office:value="6" office:value-type="float">
            <text:p>6</text:p>
          </table:table-cell>
          <table:table-cell table:style-name="ce34" table:number-columns-repeated="3"/>
          <table:table-cell ns41:value-type="float" table:style-name="ce34" office:value="1" office:value-type="float">
            <text:p>1</text:p>
          </table:table-cell>
          <table:table-cell table:style-name="ce34" table:number-columns-repeated="3"/>
          <table:table-cell table:formula="of:=[.J267]+[.L267]+[.N267]+[.P267]+[.R267]+[.T267]+[.V267]+[.X267]+[.Z267]+[.AB267]+[.AD267]+[.AF267]+[.AH267]+[.AJ267]+[.AL267]+[.AN267]" ns41:value-type="float" table:style-name="ce34" office:value-type="float" office:value="75">
            <text:p>75</text:p>
          </table:table-cell>
          <table:table-cell table:formula="of:=[.E267]+[.F267]+[.G267]+[.H267]+[.I267]+[.K267]+[.M267]+[.O267]+[.Q267]+[.S267]+[.U267]+[.W267]+[.Y267]+[.AA267]+[.AC267]+[.AE267]+[.AG267]+[.AI267]+[.AK267]+[.AM267]+[.AO267]" ns41:value-type="float" table:style-name="ce34" office:value-type="float" office:value="63">
            <text:p>63</text:p>
          </table:table-cell>
          <table:table-cell table:style-name="ce34" table:number-columns-repeated="2"/>
          <table:table-cell table:formula="of:=[.AP267]+[.AR267]" ns41:value-type="float" table:style-name="ce34" office:value-type="float" office:value="75">
            <text:p>75</text:p>
          </table:table-cell>
          <table:table-cell table:formula="of:=[.AQ267]+[.AS267]" ns41:value-type="float" table:style-name="ce53" office:value-type="float" office:value="63">
            <text:p>63</text:p>
          </table:table-cell>
          <table:table-cell table:formula="of:=[.A267]" ns41:value-type="float" table:style-name="ce62" office:value-type="float" office:value="16">
            <text:p>16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0" office:value-type="float">
            <text:p>860</text:p>
          </table:table-cell>
          <table:table-cell ns41:value-type="float" table:style-name="ce78" office:value="861" office:value-type="float">
            <text:p>861</text:p>
          </table:table-cell>
          <table:table-cell table:style-name="ce78"/>
          <table:table-cell ns41:value-type="float" table:style-name="ce85" office:value="240193" office:value-type="float">
            <text:p>240193</text:p>
          </table:table-cell>
          <table:table-cell table:style-name="ce88" table:number-columns-repeated="970"/>
        </table:table-row>
        <table:table-row table:style-name="ro3">
          <table:table-cell ns41:value-type="float" table:style-name="ce8" office:value="17" office:value-type="float">
            <text:p>17</text:p>
          </table:table-cell>
          <table:table-cell ns41:value-type="string" table:style-name="ce20" office:value-type="string">
            <text:p>Fabricage van kandij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12"/>
          <table:table-cell ns41:value-type="float" table:style-name="ce90" office:value="2" office:value-type="float">
            <text:p>2</text:p>
          </table:table-cell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 table:number-columns-repeated="3"/>
          <table:table-cell ns41:value-type="float" table:style-name="ce90" office:value="2" office:value-type="float">
            <text:p>2</text:p>
          </table:table-cell>
          <table:table-cell table:style-name="ce90" table:number-columns-repeated="3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table:formula="of:=[.J268]+[.L268]+[.N268]+[.P268]+[.R268]+[.T268]+[.V268]+[.X268]+[.Z268]+[.AB268]+[.AD268]+[.AF268]+[.AH268]+[.AJ268]+[.AL268]+[.AN268]" ns41:value-type="float" table:style-name="ce90" office:value-type="float" office:value="11">
            <text:p>11</text:p>
          </table:table-cell>
          <table:table-cell table:formula="of:=[.E268]+[.F268]+[.G268]+[.H268]+[.I268]+[.K268]+[.M268]+[.O268]+[.Q268]+[.S268]+[.U268]+[.W268]+[.Y268]+[.AA268]+[.AC268]+[.AE268]+[.AG268]+[.AI268]+[.AK268]+[.AM268]+[.AO268]" ns41:value-type="float" table:style-name="ce90" office:value-type="float" office:value="0">
            <text:p>0</text:p>
          </table:table-cell>
          <table:table-cell table:style-name="ce90" table:number-columns-repeated="2"/>
          <table:table-cell table:formula="of:=[.AP268]+[.AR268]" ns41:value-type="float" table:style-name="ce90" office:value-type="float" office:value="11">
            <text:p>11</text:p>
          </table:table-cell>
          <table:table-cell table:formula="of:=[.AQ268]+[.AS268]" ns41:value-type="float" table:style-name="ce52" office:value-type="float" office:value="0">
            <text:p>0</text:p>
          </table:table-cell>
          <table:table-cell table:formula="of:=[.A268]" ns41:value-type="float" table:style-name="ce91" office:value-type="float" office:value="17">
            <text:p>17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0" office:value-type="float">
            <text:p>860</text:p>
          </table:table-cell>
          <table:table-cell ns41:value-type="float" table:style-name="ce78" office:value="861" office:value-type="float">
            <text:p>861</text:p>
          </table:table-cell>
          <table:table-cell table:style-name="ce78"/>
          <table:table-cell ns41:value-type="float" table:style-name="ce85" office:value="240193" office:value-type="float">
            <text:p>240193</text:p>
          </table:table-cell>
          <table:table-cell table:number-columns-repeated="970"/>
        </table:table-row>
        <table:table-row table:style-name="ro5">
          <table:table-cell ns41:value-type="float" table:style-name="ce8" office:value="18" office:value-type="float">
            <text:p>18</text:p>
          </table:table-cell>
          <table:table-cell ns41:value-type="string" table:style-name="ce20" office:value-type="string">
            <text:p>Fabricage van aardappelmeel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/>
          <table:table-cell ns41:value-type="float" office:value="1" table:style-name="ce90" table:number-columns-repeated="2" office:value-type="float">
            <text:p>1</text:p>
          </table:table-cell>
          <table:table-cell ns41:value-type="float" table:style-name="ce90" office:value="7" office:value-type="float">
            <text:p>7</text:p>
          </table:table-cell>
          <table:table-cell table:style-name="ce90"/>
          <table:table-cell ns41:value-type="float" table:style-name="ce90" office:value="6" office:value-type="float">
            <text:p>6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ns41:value-type="float" office:value="2" table:style-name="ce90" table:number-columns-repeated="2" office:value-type="float">
            <text:p>2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12" office:value-type="float">
            <text:p>12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0" office:value-type="float">
            <text:p>10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3" office:value-type="float">
            <text:p>3</text:p>
          </table:table-cell>
          <table:table-cell table:style-name="ce90"/>
          <table:table-cell ns41:value-type="float" table:style-name="ce90" office:value="14" office:value-type="float">
            <text:p>14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7" office:value-type="float">
            <text:p>7</text:p>
          </table:table-cell>
          <table:table-cell table:style-name="ce90"/>
          <table:table-cell ns41:value-type="float" table:style-name="ce90" office:value="5" office:value-type="float">
            <text:p>5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ns41:value-type="float" table:style-name="ce90" office:value="1" office:value-type="float">
            <text:p>1</text:p>
          </table:table-cell>
          <table:table-cell table:style-name="ce90" table:number-columns-repeated="2"/>
          <table:table-cell ns41:value-type="float" table:style-name="ce90" office:value="3" office:value-type="float">
            <text:p>3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table:formula="of:=[.J269]+[.L269]+[.N269]+[.P269]+[.R269]+[.T269]+[.V269]+[.X269]+[.Z269]+[.AB269]+[.AD269]+[.AF269]+[.AH269]+[.AJ269]+[.AL269]+[.AN269]" ns41:value-type="float" table:style-name="ce90" office:value-type="float" office:value="77">
            <text:p>77</text:p>
          </table:table-cell>
          <table:table-cell table:formula="of:=[.E269]+[.F269]+[.G269]+[.H269]+[.I269]+[.K269]+[.M269]+[.O269]+[.Q269]+[.S269]+[.U269]+[.W269]+[.Y269]+[.AA269]+[.AC269]+[.AE269]+[.AG269]+[.AI269]+[.AK269]+[.AM269]+[.AO269]" ns41:value-type="float" table:style-name="ce90" office:value-type="float" office:value="24">
            <text:p>24</text:p>
          </table:table-cell>
          <table:table-cell table:style-name="ce90" table:number-columns-repeated="2"/>
          <table:table-cell table:formula="of:=[.AP269]+[.AR269]" ns41:value-type="float" table:style-name="ce90" office:value-type="float" office:value="77">
            <text:p>77</text:p>
          </table:table-cell>
          <table:table-cell table:formula="of:=[.AQ269]+[.AS269]" ns41:value-type="float" table:style-name="ce52" office:value-type="float" office:value="24">
            <text:p>24</text:p>
          </table:table-cell>
          <table:table-cell table:formula="of:=[.A269]" ns41:value-type="float" table:style-name="ce91" office:value-type="float" office:value="18">
            <text:p>18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0" office:value-type="float">
            <text:p>860</text:p>
          </table:table-cell>
          <table:table-cell ns41:value-type="float" table:style-name="ce78" office:value="861" office:value-type="float">
            <text:p>861</text:p>
          </table:table-cell>
          <table:table-cell table:style-name="ce78"/>
          <table:table-cell ns41:value-type="float" table:style-name="ce85" office:value="240193" office:value-type="float">
            <text:p>240193</text:p>
          </table:table-cell>
          <table:table-cell table:number-columns-repeated="970"/>
        </table:table-row>
        <table:table-row table:style-name="ro3">
          <table:table-cell ns41:value-type="float" table:style-name="ce9" office:value="19" office:value-type="float">
            <text:p>19</text:p>
          </table:table-cell>
          <table:table-cell ns41:value-type="string" table:style-name="ce21" office:value-type="string">
            <text:p>Fabricage van glucose</text:p>
          </table:table-cell>
          <table:table-cell ns41:value-type="string" table:style-name="ce31" office:value-type="string">
            <text:p>D</text:p>
          </table:table-cell>
          <table:table-cell table:style-name="ce92"/>
          <table:table-cell table:style-name="ce41"/>
          <table:table-cell table:style-name="ce34" table:number-columns-repeated="3"/>
          <table:table-cell ns41:value-type="float" table:style-name="ce34" office:value="1" office:value-type="float">
            <text:p>1</text:p>
          </table:table-cell>
          <table:table-cell table:style-name="ce34" table:number-columns-repeated="10"/>
          <table:table-cell ns41:value-type="float" table:style-name="ce34" office:value="1" office:value-type="float">
            <text:p>1</text:p>
          </table:table-cell>
          <table:table-cell table:style-name="ce34" table:number-columns-repeated="11"/>
          <table:table-cell ns41:value-type="float" table:style-name="ce34" office:value="1" office:value-type="float">
            <text:p>1</text:p>
          </table:table-cell>
          <table:table-cell table:style-name="ce34" table:number-columns-repeated="9"/>
          <table:table-cell table:formula="of:=[.J270]+[.L270]+[.N270]+[.P270]+[.R270]+[.T270]+[.V270]+[.X270]+[.Z270]+[.AB270]+[.AD270]+[.AF270]+[.AH270]+[.AJ270]+[.AL270]+[.AN270]" ns41:value-type="float" table:style-name="ce34" office:value-type="float" office:value="2">
            <text:p>2</text:p>
          </table:table-cell>
          <table:table-cell table:formula="of:=[.E270]+[.F270]+[.G270]+[.H270]+[.I270]+[.K270]+[.M270]+[.O270]+[.Q270]+[.S270]+[.U270]+[.W270]+[.Y270]+[.AA270]+[.AC270]+[.AE270]+[.AG270]+[.AI270]+[.AK270]+[.AM270]+[.AO270]" ns41:value-type="float" table:style-name="ce34" office:value-type="float" office:value="1">
            <text:p>1</text:p>
          </table:table-cell>
          <table:table-cell table:style-name="ce34" table:number-columns-repeated="2"/>
          <table:table-cell table:formula="of:=[.AP270]+[.AR270]" ns41:value-type="float" table:style-name="ce34" office:value-type="float" office:value="2">
            <text:p>2</text:p>
          </table:table-cell>
          <table:table-cell table:formula="of:=[.AQ270]+[.AS270]" ns41:value-type="float" table:style-name="ce53" office:value-type="float" office:value="1">
            <text:p>1</text:p>
          </table:table-cell>
          <table:table-cell table:formula="of:=[.A270]" ns41:value-type="float" table:style-name="ce93" office:value-type="float" office:value="19">
            <text:p>19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0" office:value-type="float">
            <text:p>860</text:p>
          </table:table-cell>
          <table:table-cell ns41:value-type="float" table:style-name="ce78" office:value="861" office:value-type="float">
            <text:p>861</text:p>
          </table:table-cell>
          <table:table-cell table:style-name="ce78"/>
          <table:table-cell ns41:value-type="float" table:style-name="ce85" office:value="240193" office:value-type="float">
            <text:p>240193</text:p>
          </table:table-cell>
          <table:table-cell table:style-name="ce89" table:number-columns-repeated="970"/>
        </table:table-row>
        <table:table-row table:style-name="ro3">
          <table:table-cell ns41:value-type="float" table:style-name="ce8" office:value="20" office:value-type="float">
            <text:p>20</text:p>
          </table:table-cell>
          <table:table-cell ns41:value-type="string" table:style-name="ce20" office:value-type="string">
            <text:p>Fabricage van stroop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office:value="1" table:style-name="ce90" table:number-columns-repeated="3" office:value-type="float">
            <text:p>1</text:p>
          </table:table-cell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3" office:value-type="float">
            <text:p>3</text:p>
          </table:table-cell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3" office:value-type="float">
            <text:p>3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11"/>
          <table:table-cell table:formula="of:=[.J271]+[.L271]+[.N271]+[.P271]+[.R271]+[.T271]+[.V271]+[.X271]+[.Z271]+[.AB271]+[.AD271]+[.AF271]+[.AH271]+[.AJ271]+[.AL271]+[.AN271]" ns41:value-type="float" table:style-name="ce90" office:value-type="float" office:value="13">
            <text:p>13</text:p>
          </table:table-cell>
          <table:table-cell table:formula="of:=[.E271]+[.F271]+[.G271]+[.H271]+[.I271]+[.K271]+[.M271]+[.O271]+[.Q271]+[.S271]+[.U271]+[.W271]+[.Y271]+[.AA271]+[.AC271]+[.AE271]+[.AG271]+[.AI271]+[.AK271]+[.AM271]+[.AO271]" ns41:value-type="float" table:style-name="ce90" office:value-type="float" office:value="4">
            <text:p>4</text:p>
          </table:table-cell>
          <table:table-cell table:style-name="ce90" table:number-columns-repeated="2"/>
          <table:table-cell table:formula="of:=[.AP271]+[.AR271]" ns41:value-type="float" table:style-name="ce90" office:value-type="float" office:value="13">
            <text:p>13</text:p>
          </table:table-cell>
          <table:table-cell table:formula="of:=[.AQ271]+[.AS271]" ns41:value-type="float" table:style-name="ce52" office:value-type="float" office:value="4">
            <text:p>4</text:p>
          </table:table-cell>
          <table:table-cell table:formula="of:=[.A271]" ns41:value-type="float" table:style-name="ce91" office:value-type="float" office:value="20">
            <text:p>20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0" office:value-type="float">
            <text:p>860</text:p>
          </table:table-cell>
          <table:table-cell ns41:value-type="float" table:style-name="ce78" office:value="861" office:value-type="float">
            <text:p>861</text:p>
          </table:table-cell>
          <table:table-cell table:style-name="ce78"/>
          <table:table-cell ns41:value-type="float" table:style-name="ce85" office:value="240193" office:value-type="float">
            <text:p>240193</text:p>
          </table:table-cell>
          <table:table-cell table:number-columns-repeated="970"/>
        </table:table-row>
        <table:table-row table:style-name="ro3">
          <table:table-cell ns41:value-type="float" table:style-name="ce8" office:value="21" office:value-type="float">
            <text:p>21</text:p>
          </table:table-cell>
          <table:table-cell ns41:value-type="string" table:style-name="ce20" office:value-type="string">
            <text:p>Fabricage van stijfsel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5"/>
          <table:table-cell ns41:value-type="float" table:style-name="ce90" office:value="2" office:value-type="float">
            <text:p>2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5" office:value-type="float">
            <text:p>5</text:p>
          </table:table-cell>
          <table:table-cell table:style-name="ce90" table:number-columns-repeated="4"/>
          <table:table-cell ns41:value-type="float" table:style-name="ce90" office:value="3" office:value-type="float">
            <text:p>3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5" office:value-type="float">
            <text:p>5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7"/>
          <table:table-cell table:formula="of:=[.J272]+[.L272]+[.N272]+[.P272]+[.R272]+[.T272]+[.V272]+[.X272]+[.Z272]+[.AB272]+[.AD272]+[.AF272]+[.AH272]+[.AJ272]+[.AL272]+[.AN272]" ns41:value-type="float" table:style-name="ce90" office:value-type="float" office:value="14">
            <text:p>14</text:p>
          </table:table-cell>
          <table:table-cell table:formula="of:=[.E272]+[.F272]+[.G272]+[.H272]+[.I272]+[.K272]+[.M272]+[.O272]+[.Q272]+[.S272]+[.U272]+[.W272]+[.Y272]+[.AA272]+[.AC272]+[.AE272]+[.AG272]+[.AI272]+[.AK272]+[.AM272]+[.AO272]" ns41:value-type="float" table:style-name="ce90" office:value-type="float" office:value="10">
            <text:p>10</text:p>
          </table:table-cell>
          <table:table-cell table:style-name="ce90" table:number-columns-repeated="2"/>
          <table:table-cell table:formula="of:=[.AP272]+[.AR272]" ns41:value-type="float" table:style-name="ce90" office:value-type="float" office:value="14">
            <text:p>14</text:p>
          </table:table-cell>
          <table:table-cell table:formula="of:=[.AQ272]+[.AS272]" ns41:value-type="float" table:style-name="ce52" office:value-type="float" office:value="10">
            <text:p>10</text:p>
          </table:table-cell>
          <table:table-cell table:formula="of:=[.A272]" ns41:value-type="float" table:style-name="ce91" office:value-type="float" office:value="21">
            <text:p>21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0" office:value-type="float">
            <text:p>860</text:p>
          </table:table-cell>
          <table:table-cell ns41:value-type="float" table:style-name="ce78" office:value="861" office:value-type="float">
            <text:p>861</text:p>
          </table:table-cell>
          <table:table-cell table:style-name="ce78"/>
          <table:table-cell ns41:value-type="float" table:style-name="ce85" office:value="240193" office:value-type="float">
            <text:p>240193</text:p>
          </table:table-cell>
          <table:table-cell table:number-columns-repeated="970"/>
        </table:table-row>
        <table:table-row table:style-name="ro3">
          <table:table-cell ns41:value-type="float" table:style-name="ce8" office:value="22" office:value-type="float">
            <text:p>22</text:p>
          </table:table-cell>
          <table:table-cell ns41:value-type="string" table:style-name="ce20" office:value-type="string">
            <text:p>Fabricage van cacao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office:value="1" table:style-name="ce90" table:number-columns-repeated="2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ns41:value-type="float" office:value="2" table:style-name="ce90" table:number-columns-repeated="2" office:value-type="float">
            <text:p>2</text:p>
          </table:table-cell>
          <table:table-cell ns41:value-type="float" table:style-name="ce90" office:value="1" office:value-type="float">
            <text:p>1</text:p>
          </table:table-cell>
          <table:table-cell ns41:value-type="float" office:value="3" table:style-name="ce90" table:number-columns-repeated="2" office:value-type="float">
            <text:p>3</text:p>
          </table:table-cell>
          <table:table-cell table:style-name="ce90" table:number-columns-repeated="3"/>
          <table:table-cell ns41:value-type="float" table:style-name="ce90" office:value="5" office:value-type="float">
            <text:p>5</text:p>
          </table:table-cell>
          <table:table-cell table:style-name="ce90"/>
          <table:table-cell ns41:value-type="float" table:style-name="ce90" office:value="4" office:value-type="float">
            <text:p>4</text:p>
          </table:table-cell>
          <table:table-cell table:style-name="ce90"/>
          <table:table-cell ns41:value-type="float" table:style-name="ce90" office:value="6" office:value-type="float">
            <text:p>6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 table:number-columns-repeated="5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table:formula="of:=[.J273]+[.L273]+[.N273]+[.P273]+[.R273]+[.T273]+[.V273]+[.X273]+[.Z273]+[.AB273]+[.AD273]+[.AF273]+[.AH273]+[.AJ273]+[.AL273]+[.AN273]" ns41:value-type="float" table:style-name="ce90" office:value-type="float" office:value="26">
            <text:p>26</text:p>
          </table:table-cell>
          <table:table-cell table:formula="of:=[.E273]+[.F273]+[.G273]+[.H273]+[.I273]+[.K273]+[.M273]+[.O273]+[.Q273]+[.S273]+[.U273]+[.W273]+[.Y273]+[.AA273]+[.AC273]+[.AE273]+[.AG273]+[.AI273]+[.AK273]+[.AM273]+[.AO273]" ns41:value-type="float" table:style-name="ce90" office:value-type="float" office:value="12">
            <text:p>12</text:p>
          </table:table-cell>
          <table:table-cell table:style-name="ce90"/>
          <table:table-cell ns41:value-type="float" table:style-name="ce90" office:value="3" office:value-type="float">
            <text:p>3</text:p>
          </table:table-cell>
          <table:table-cell table:formula="of:=[.AP273]+[.AR273]" ns41:value-type="float" table:style-name="ce90" office:value-type="float" office:value="26">
            <text:p>26</text:p>
          </table:table-cell>
          <table:table-cell table:formula="of:=[.AQ273]+[.AS273]" ns41:value-type="float" table:style-name="ce52" office:value-type="float" office:value="15">
            <text:p>15</text:p>
          </table:table-cell>
          <table:table-cell table:formula="of:=[.A273]" ns41:value-type="float" table:style-name="ce91" office:value-type="float" office:value="22">
            <text:p>22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0" office:value-type="float">
            <text:p>860</text:p>
          </table:table-cell>
          <table:table-cell ns41:value-type="float" table:style-name="ce78" office:value="861" office:value-type="float">
            <text:p>861</text:p>
          </table:table-cell>
          <table:table-cell table:style-name="ce78"/>
          <table:table-cell ns41:value-type="float" table:style-name="ce85" office:value="240193" office:value-type="float">
            <text:p>240193</text:p>
          </table:table-cell>
          <table:table-cell table:number-columns-repeated="970"/>
        </table:table-row>
        <table:table-row table:style-name="ro3">
          <table:table-cell ns41:value-type="float" table:style-name="ce8" office:value="23" office:value-type="float">
            <text:p>23</text:p>
          </table:table-cell>
          <table:table-cell ns41:value-type="string" table:style-name="ce20" office:value-type="string">
            <text:p>Fabricage van chocolade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ns41:value-type="float" table:style-name="ce90" office:value="1" office:value-type="float">
            <text:p>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9" office:value-type="float">
            <text:p>9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5"/>
          <table:table-cell ns41:value-type="float" table:style-name="ce90" office:value="2" office:value-type="float">
            <text:p>2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office:value="1" table:style-name="ce90" table:number-columns-repeated="2" office:value-type="float">
            <text:p>1</text:p>
          </table:table-cell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3" office:value-type="float">
            <text:p>3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9"/>
          <table:table-cell table:formula="of:=[.J274]+[.L274]+[.N274]+[.P274]+[.R274]+[.T274]+[.V274]+[.X274]+[.Z274]+[.AB274]+[.AD274]+[.AF274]+[.AH274]+[.AJ274]+[.AL274]+[.AN274]" ns41:value-type="float" table:style-name="ce90" office:value-type="float" office:value="15">
            <text:p>15</text:p>
          </table:table-cell>
          <table:table-cell table:formula="of:=[.E274]+[.F274]+[.G274]+[.H274]+[.I274]+[.K274]+[.M274]+[.O274]+[.Q274]+[.S274]+[.U274]+[.W274]+[.Y274]+[.AA274]+[.AC274]+[.AE274]+[.AG274]+[.AI274]+[.AK274]+[.AM274]+[.AO274]" ns41:value-type="float" table:style-name="ce90" office:value-type="float" office:value="23">
            <text:p>23</text:p>
          </table:table-cell>
          <table:table-cell table:style-name="ce90" table:number-columns-repeated="2"/>
          <table:table-cell table:formula="of:=[.AP274]+[.AR274]" ns41:value-type="float" table:style-name="ce90" office:value-type="float" office:value="15">
            <text:p>15</text:p>
          </table:table-cell>
          <table:table-cell table:formula="of:=[.AQ274]+[.AS274]" ns41:value-type="float" table:style-name="ce52" office:value-type="float" office:value="23">
            <text:p>23</text:p>
          </table:table-cell>
          <table:table-cell table:formula="of:=[.A274]" ns41:value-type="float" table:style-name="ce91" office:value-type="float" office:value="23">
            <text:p>23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0" office:value-type="float">
            <text:p>860</text:p>
          </table:table-cell>
          <table:table-cell ns41:value-type="float" table:style-name="ce78" office:value="861" office:value-type="float">
            <text:p>861</text:p>
          </table:table-cell>
          <table:table-cell table:style-name="ce78"/>
          <table:table-cell ns41:value-type="float" table:style-name="ce85" office:value="240193" office:value-type="float">
            <text:p>240193</text:p>
          </table:table-cell>
          <table:table-cell table:number-columns-repeated="970"/>
        </table:table-row>
        <table:table-row table:style-name="ro3">
          <table:table-cell ns41:value-type="float" table:style-name="ce8" office:value="24" office:value-type="float">
            <text:p>24</text:p>
          </table:table-cell>
          <table:table-cell ns41:value-type="string" table:style-name="ce20" office:value-type="string">
            <text:p>Fabricage van cichorei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16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2" office:value-type="float">
            <text:p>2</text:p>
          </table:table-cell>
          <table:table-cell table:style-name="ce90" table:number-columns-repeated="5"/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table:formula="of:=[.J275]+[.L275]+[.N275]+[.P275]+[.R275]+[.T275]+[.V275]+[.X275]+[.Z275]+[.AB275]+[.AD275]+[.AF275]+[.AH275]+[.AJ275]+[.AL275]+[.AN275]" ns41:value-type="float" table:style-name="ce90" office:value-type="float" office:value="6">
            <text:p>6</text:p>
          </table:table-cell>
          <table:table-cell table:formula="of:=[.E275]+[.F275]+[.G275]+[.H275]+[.I275]+[.K275]+[.M275]+[.O275]+[.Q275]+[.S275]+[.U275]+[.W275]+[.Y275]+[.AA275]+[.AC275]+[.AE275]+[.AG275]+[.AI275]+[.AK275]+[.AM275]+[.AO275]" ns41:value-type="float" table:style-name="ce90" office:value-type="float" office:value="1">
            <text:p>1</text:p>
          </table:table-cell>
          <table:table-cell table:style-name="ce90" table:number-columns-repeated="2"/>
          <table:table-cell table:formula="of:=[.AP275]+[.AR275]" ns41:value-type="float" table:style-name="ce90" office:value-type="float" office:value="6">
            <text:p>6</text:p>
          </table:table-cell>
          <table:table-cell table:formula="of:=[.AQ275]+[.AS275]" ns41:value-type="float" table:style-name="ce52" office:value-type="float" office:value="1">
            <text:p>1</text:p>
          </table:table-cell>
          <table:table-cell table:formula="of:=[.A275]" ns41:value-type="float" table:style-name="ce91" office:value-type="float" office:value="24">
            <text:p>24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0" office:value-type="float">
            <text:p>860</text:p>
          </table:table-cell>
          <table:table-cell ns41:value-type="float" table:style-name="ce78" office:value="861" office:value-type="float">
            <text:p>861</text:p>
          </table:table-cell>
          <table:table-cell table:style-name="ce78"/>
          <table:table-cell ns41:value-type="float" table:style-name="ce85" office:value="240193" office:value-type="float">
            <text:p>240193</text:p>
          </table:table-cell>
          <table:table-cell table:number-columns-repeated="970"/>
        </table:table-row>
        <table:table-row table:style-name="ro3">
          <table:table-cell ns41:value-type="float" table:style-name="ce8" office:value="25" office:value-type="float">
            <text:p>25</text:p>
          </table:table-cell>
          <table:table-cell ns41:value-type="string" table:style-name="ce20" office:value-type="string">
            <text:p>Koffiepellerij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22"/>
          <table:table-cell ns41:value-type="float" table:style-name="ce90" office:value="1" office:value-type="float">
            <text:p>1</text:p>
          </table:table-cell>
          <table:table-cell table:style-name="ce90" table:number-columns-repeated="13"/>
          <table:table-cell table:formula="of:=[.J276]+[.L276]+[.N276]+[.P276]+[.R276]+[.T276]+[.V276]+[.X276]+[.Z276]+[.AB276]+[.AD276]+[.AF276]+[.AH276]+[.AJ276]+[.AL276]+[.AN276]" ns41:value-type="float" table:style-name="ce90" office:value-type="float" office:value="1">
            <text:p>1</text:p>
          </table:table-cell>
          <table:table-cell table:formula="of:=[.E276]+[.F276]+[.G276]+[.H276]+[.I276]+[.K276]+[.M276]+[.O276]+[.Q276]+[.S276]+[.U276]+[.W276]+[.Y276]+[.AA276]+[.AC276]+[.AE276]+[.AG276]+[.AI276]+[.AK276]+[.AM276]+[.AO276]" ns41:value-type="float" table:style-name="ce90" office:value-type="float" office:value="0">
            <text:p>0</text:p>
          </table:table-cell>
          <table:table-cell table:style-name="ce90" table:number-columns-repeated="2"/>
          <table:table-cell table:formula="of:=[.AP276]+[.AR276]" ns41:value-type="float" table:style-name="ce90" office:value-type="float" office:value="1">
            <text:p>1</text:p>
          </table:table-cell>
          <table:table-cell table:formula="of:=[.AQ276]+[.AS276]" ns41:value-type="float" table:style-name="ce52" office:value-type="float" office:value="0">
            <text:p>0</text:p>
          </table:table-cell>
          <table:table-cell table:formula="of:=[.A276]" ns41:value-type="float" table:style-name="ce91" office:value-type="float" office:value="25">
            <text:p>25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0" office:value-type="float">
            <text:p>860</text:p>
          </table:table-cell>
          <table:table-cell ns41:value-type="float" table:style-name="ce78" office:value="861" office:value-type="float">
            <text:p>861</text:p>
          </table:table-cell>
          <table:table-cell table:style-name="ce78"/>
          <table:table-cell ns41:value-type="float" table:style-name="ce85" office:value="240193" office:value-type="float">
            <text:p>240193</text:p>
          </table:table-cell>
          <table:table-cell table:number-columns-repeated="970"/>
        </table:table-row>
        <table:table-row table:style-name="ro3">
          <table:table-cell ns41:value-type="float" table:style-name="ce8" office:value="26" office:value-type="float">
            <text:p>26</text:p>
          </table:table-cell>
          <table:table-cell ns41:value-type="string" table:style-name="ce20" office:value-type="string">
            <text:p>Koffiebranders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 table:number-columns-repeated="3"/>
          <table:table-cell ns41:value-type="float" table:style-name="ce90" office:value="2" office:value-type="float">
            <text:p>2</text:p>
          </table:table-cell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 table:number-columns-repeated="22"/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table:formula="of:=[.J277]+[.L277]+[.N277]+[.P277]+[.R277]+[.T277]+[.V277]+[.X277]+[.Z277]+[.AB277]+[.AD277]+[.AF277]+[.AH277]+[.AJ277]+[.AL277]+[.AN277]" ns41:value-type="float" table:style-name="ce90" office:value-type="float" office:value="1">
            <text:p>1</text:p>
          </table:table-cell>
          <table:table-cell table:formula="of:=[.E277]+[.F277]+[.G277]+[.H277]+[.I277]+[.K277]+[.M277]+[.O277]+[.Q277]+[.S277]+[.U277]+[.W277]+[.Y277]+[.AA277]+[.AC277]+[.AE277]+[.AG277]+[.AI277]+[.AK277]+[.AM277]+[.AO277]" ns41:value-type="float" table:style-name="ce90" office:value-type="float" office:value="5">
            <text:p>5</text:p>
          </table:table-cell>
          <table:table-cell table:style-name="ce90" table:number-columns-repeated="2"/>
          <table:table-cell table:formula="of:=[.AP277]+[.AR277]" ns41:value-type="float" table:style-name="ce90" office:value-type="float" office:value="1">
            <text:p>1</text:p>
          </table:table-cell>
          <table:table-cell table:formula="of:=[.AQ277]+[.AS277]" ns41:value-type="float" table:style-name="ce52" office:value-type="float" office:value="5">
            <text:p>5</text:p>
          </table:table-cell>
          <table:table-cell table:formula="of:=[.A277]" ns41:value-type="float" table:style-name="ce91" office:value-type="float" office:value="26">
            <text:p>26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0" office:value-type="float">
            <text:p>860</text:p>
          </table:table-cell>
          <table:table-cell ns41:value-type="float" table:style-name="ce78" office:value="861" office:value-type="float">
            <text:p>861</text:p>
          </table:table-cell>
          <table:table-cell table:style-name="ce78"/>
          <table:table-cell ns41:value-type="float" table:style-name="ce85" office:value="240193" office:value-type="float">
            <text:p>240193</text:p>
          </table:table-cell>
          <table:table-cell table:number-columns-repeated="970"/>
        </table:table-row>
        <table:table-row table:style-name="ro5">
          <table:table-cell ns41:value-type="float" table:style-name="ce8" office:value="27" office:value-type="float">
            <text:p>27</text:p>
          </table:table-cell>
          <table:table-cell ns41:value-type="string" table:style-name="ce20" office:value-type="string">
            <text:p>Fabricage van vruchtenmoes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ns41:value-type="float" office:value="1" table:style-name="ce90" table:number-columns-repeated="2" office:value-type="float">
            <text:p>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0" office:value="8" office:value-type="float">
            <text:p>8</text:p>
          </table:table-cell>
          <table:table-cell table:style-name="ce90"/>
          <table:table-cell ns41:value-type="float" table:style-name="ce90" office:value="4" office:value-type="float">
            <text:p>4</text:p>
          </table:table-cell>
          <table:table-cell table:style-name="ce90"/>
          <table:table-cell ns41:value-type="float" office:value="1" table:style-name="ce90" table:number-columns-repeated="3" office:value-type="float">
            <text:p>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3" office:value-type="float">
            <text:p>3</text:p>
          </table:table-cell>
          <table:table-cell table:style-name="ce90" table:number-columns-repeated="3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3" office:value-type="float">
            <text:p>3</text:p>
          </table:table-cell>
          <table:table-cell table:style-name="ce90"/>
          <table:table-cell ns41:value-type="float" table:style-name="ce90" office:value="3" office:value-type="float">
            <text:p>3</text:p>
          </table:table-cell>
          <table:table-cell table:style-name="ce90" table:number-columns-repeated="3"/>
          <table:table-cell ns41:value-type="float" table:style-name="ce90" office:value="3" office:value-type="float">
            <text:p>3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2" office:value-type="float">
            <text:p>2</text:p>
          </table:table-cell>
          <table:table-cell table:style-name="ce90" table:number-columns-repeated="3"/>
          <table:table-cell table:formula="of:=[.J278]+[.L278]+[.N278]+[.P278]+[.R278]+[.T278]+[.V278]+[.X278]+[.Z278]+[.AB278]+[.AD278]+[.AF278]+[.AH278]+[.AJ278]+[.AL278]+[.AN278]" ns41:value-type="float" table:style-name="ce90" office:value-type="float" office:value="23">
            <text:p>23</text:p>
          </table:table-cell>
          <table:table-cell table:formula="of:=[.E278]+[.F278]+[.G278]+[.H278]+[.I278]+[.K278]+[.M278]+[.O278]+[.Q278]+[.S278]+[.U278]+[.W278]+[.Y278]+[.AA278]+[.AC278]+[.AE278]+[.AG278]+[.AI278]+[.AK278]+[.AM278]+[.AO278]" ns41:value-type="float" table:style-name="ce90" office:value-type="float" office:value="21">
            <text:p>2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formula="of:=[.AP278]+[.AR278]" ns41:value-type="float" table:style-name="ce90" office:value-type="float" office:value="23">
            <text:p>23</text:p>
          </table:table-cell>
          <table:table-cell table:formula="of:=[.AQ278]+[.AS278]" ns41:value-type="float" table:style-name="ce52" office:value-type="float" office:value="22">
            <text:p>22</text:p>
          </table:table-cell>
          <table:table-cell table:formula="of:=[.A278]" ns41:value-type="float" table:style-name="ce91" office:value-type="float" office:value="27">
            <text:p>27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0" office:value-type="float">
            <text:p>860</text:p>
          </table:table-cell>
          <table:table-cell ns41:value-type="float" table:style-name="ce78" office:value="861" office:value-type="float">
            <text:p>861</text:p>
          </table:table-cell>
          <table:table-cell table:style-name="ce78"/>
          <table:table-cell ns41:value-type="float" table:style-name="ce85" office:value="240193" office:value-type="float">
            <text:p>240193</text:p>
          </table:table-cell>
          <table:table-cell table:number-columns-repeated="970"/>
        </table:table-row>
        <table:table-row table:style-name="ro5">
          <table:table-cell ns41:value-type="float" table:style-name="ce8" office:value="28" office:value-type="float">
            <text:p>28</text:p>
          </table:table-cell>
          <table:table-cell ns41:value-type="string" table:style-name="ce20" office:value-type="string">
            <text:p>Fabricage van verduurzaamde levensmiddelen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9"/>
          <table:table-cell ns41:value-type="float" office:value="1" table:style-name="ce90" table:number-columns-repeated="2" office:value-type="float">
            <text:p>1</text:p>
          </table:table-cell>
          <table:table-cell table:style-name="ce90" table:number-columns-repeated="5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11"/>
          <table:table-cell table:formula="of:=[.J279]+[.L279]+[.N279]+[.P279]+[.R279]+[.T279]+[.V279]+[.X279]+[.Z279]+[.AB279]+[.AD279]+[.AF279]+[.AH279]+[.AJ279]+[.AL279]+[.AN279]" ns41:value-type="float" table:style-name="ce90" office:value-type="float" office:value="4">
            <text:p>4</text:p>
          </table:table-cell>
          <table:table-cell table:formula="of:=[.E279]+[.F279]+[.G279]+[.H279]+[.I279]+[.K279]+[.M279]+[.O279]+[.Q279]+[.S279]+[.U279]+[.W279]+[.Y279]+[.AA279]+[.AC279]+[.AE279]+[.AG279]+[.AI279]+[.AK279]+[.AM279]+[.AO279]" ns41:value-type="float" table:style-name="ce90" office:value-type="float" office:value="3">
            <text:p>3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5" office:value-type="float">
            <text:p>5</text:p>
          </table:table-cell>
          <table:table-cell table:formula="of:=[.AP279]+[.AR279]" ns41:value-type="float" table:style-name="ce90" office:value-type="float" office:value="6">
            <text:p>6</text:p>
          </table:table-cell>
          <table:table-cell table:formula="of:=[.AQ279]+[.AS279]" ns41:value-type="float" table:style-name="ce52" office:value-type="float" office:value="8">
            <text:p>8</text:p>
          </table:table-cell>
          <table:table-cell table:formula="of:=[.A279]" ns41:value-type="float" table:style-name="ce91" office:value-type="float" office:value="28">
            <text:p>28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0" office:value-type="float">
            <text:p>860</text:p>
          </table:table-cell>
          <table:table-cell ns41:value-type="float" table:style-name="ce78" office:value="861" office:value-type="float">
            <text:p>861</text:p>
          </table:table-cell>
          <table:table-cell table:style-name="ce78"/>
          <table:table-cell ns41:value-type="float" table:style-name="ce85" office:value="240193" office:value-type="float">
            <text:p>240193</text:p>
          </table:table-cell>
          <table:table-cell table:number-columns-repeated="970"/>
        </table:table-row>
        <table:table-row table:style-name="ro5">
          <table:table-cell ns41:value-type="float" table:style-name="ce8" office:value="29" office:value-type="float">
            <text:p>29</text:p>
          </table:table-cell>
          <table:table-cell ns41:value-type="string" table:style-name="ce20" office:value-type="string">
            <text:p>Fabricage van comestibles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2"/>
          <table:table-cell ns41:value-type="float" office:value="1" table:style-name="ce90" table:number-columns-repeated="2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6"/>
          <table:table-cell ns41:value-type="float" table:style-name="ce90" office:value="1" office:value-type="float">
            <text:p>1</text:p>
          </table:table-cell>
          <table:table-cell table:style-name="ce90" table:number-columns-repeated="15"/>
          <table:table-cell table:formula="of:=[.J280]+[.L280]+[.N280]+[.P280]+[.R280]+[.T280]+[.V280]+[.X280]+[.Z280]+[.AB280]+[.AD280]+[.AF280]+[.AH280]+[.AJ280]+[.AL280]+[.AN280]" ns41:value-type="float" table:style-name="ce90" office:value-type="float" office:value="1">
            <text:p>1</text:p>
          </table:table-cell>
          <table:table-cell table:formula="of:=[.E280]+[.F280]+[.G280]+[.H280]+[.I280]+[.K280]+[.M280]+[.O280]+[.Q280]+[.S280]+[.U280]+[.W280]+[.Y280]+[.AA280]+[.AC280]+[.AE280]+[.AG280]+[.AI280]+[.AK280]+[.AM280]+[.AO280]" ns41:value-type="float" table:style-name="ce90" office:value-type="float" office:value="7">
            <text:p>7</text:p>
          </table:table-cell>
          <table:table-cell table:style-name="ce90" table:number-columns-repeated="2"/>
          <table:table-cell table:formula="of:=[.AP280]+[.AR280]" ns41:value-type="float" table:style-name="ce90" office:value-type="float" office:value="1">
            <text:p>1</text:p>
          </table:table-cell>
          <table:table-cell table:formula="of:=[.AQ280]+[.AS280]" ns41:value-type="float" table:style-name="ce52" office:value-type="float" office:value="7">
            <text:p>7</text:p>
          </table:table-cell>
          <table:table-cell table:formula="of:=[.A280]" ns41:value-type="float" table:style-name="ce91" office:value-type="float" office:value="29">
            <text:p>29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0" office:value-type="float">
            <text:p>860</text:p>
          </table:table-cell>
          <table:table-cell ns41:value-type="float" table:style-name="ce78" office:value="861" office:value-type="float">
            <text:p>861</text:p>
          </table:table-cell>
          <table:table-cell table:style-name="ce78"/>
          <table:table-cell ns41:value-type="float" table:style-name="ce85" office:value="240193" office:value-type="float">
            <text:p>240193</text:p>
          </table:table-cell>
          <table:table-cell table:number-columns-repeated="970"/>
        </table:table-row>
        <table:table-row table:style-name="ro3">
          <table:table-cell ns41:value-type="float" table:style-name="ce8" office:value="30" office:value-type="float">
            <text:p>30</text:p>
          </table:table-cell>
          <table:table-cell ns41:value-type="string" table:style-name="ce20" office:value-type="string">
            <text:p>Fabricage van mosterd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13"/>
          <table:table-cell ns41:value-type="float" table:style-name="ce90" office:value="1" office:value-type="float">
            <text:p>1</text:p>
          </table:table-cell>
          <table:table-cell table:style-name="ce90" table:number-columns-repeated="22"/>
          <table:table-cell table:formula="of:=[.J281]+[.L281]+[.N281]+[.P281]+[.R281]+[.T281]+[.V281]+[.X281]+[.Z281]+[.AB281]+[.AD281]+[.AF281]+[.AH281]+[.AJ281]+[.AL281]+[.AN281]" ns41:value-type="float" table:style-name="ce90" office:value-type="float" office:value="0">
            <text:p>0</text:p>
          </table:table-cell>
          <table:table-cell table:formula="of:=[.E281]+[.F281]+[.G281]+[.H281]+[.I281]+[.K281]+[.M281]+[.O281]+[.Q281]+[.S281]+[.U281]+[.W281]+[.Y281]+[.AA281]+[.AC281]+[.AE281]+[.AG281]+[.AI281]+[.AK281]+[.AM281]+[.AO281]" ns41:value-type="float" table:style-name="ce90" office:value-type="float" office:value="1">
            <text:p>1</text:p>
          </table:table-cell>
          <table:table-cell table:style-name="ce90" table:number-columns-repeated="2"/>
          <table:table-cell table:formula="of:=[.AP281]+[.AR281]" ns41:value-type="float" table:style-name="ce90" office:value-type="float" office:value="0">
            <text:p>0</text:p>
          </table:table-cell>
          <table:table-cell table:formula="of:=[.AQ281]+[.AS281]" ns41:value-type="float" table:style-name="ce52" office:value-type="float" office:value="1">
            <text:p>1</text:p>
          </table:table-cell>
          <table:table-cell table:formula="of:=[.A281]" ns41:value-type="float" table:style-name="ce91" office:value-type="float" office:value="30">
            <text:p>30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0" office:value-type="float">
            <text:p>860</text:p>
          </table:table-cell>
          <table:table-cell ns41:value-type="float" table:style-name="ce78" office:value="861" office:value-type="float">
            <text:p>861</text:p>
          </table:table-cell>
          <table:table-cell table:style-name="ce78"/>
          <table:table-cell ns41:value-type="float" table:style-name="ce85" office:value="240193" office:value-type="float">
            <text:p>240193</text:p>
          </table:table-cell>
          <table:table-cell table:number-columns-repeated="970"/>
        </table:table-row>
        <table:table-row table:style-name="ro5">
          <table:table-cell ns41:value-type="float" table:style-name="ce8" office:value="31" office:value-type="float">
            <text:p>31</text:p>
          </table:table-cell>
          <table:table-cell ns41:value-type="string" table:style-name="ce20" office:value-type="string">
            <text:p>Fabricage van vleeschwaren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ns41:value-type="float" table:style-name="ce90" office:value="3" office:value-type="float">
            <text:p>3</text:p>
          </table:table-cell>
          <table:table-cell table:style-name="ce90"/>
          <table:table-cell ns41:value-type="float" table:style-name="ce90" office:value="3" office:value-type="float">
            <text:p>3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office:value="2" table:style-name="ce90" table:number-columns-repeated="3" office:value-type="float">
            <text:p>2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5" office:value-type="float">
            <text:p>5</text:p>
          </table:table-cell>
          <table:table-cell table:style-name="ce90"/>
          <table:table-cell ns41:value-type="float" table:style-name="ce90" office:value="4" office:value-type="float">
            <text:p>4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 table:number-columns-repeated="2"/>
          <table:table-cell ns41:value-type="float" table:style-name="ce90" office:value="1" office:value-type="float">
            <text:p>1</text:p>
          </table:table-cell>
          <table:table-cell table:style-name="ce90" table:number-columns-repeated="2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table:formula="of:=[.J282]+[.L282]+[.N282]+[.P282]+[.R282]+[.T282]+[.V282]+[.X282]+[.Z282]+[.AB282]+[.AD282]+[.AF282]+[.AH282]+[.AJ282]+[.AL282]+[.AN282]" ns41:value-type="float" table:style-name="ce90" office:value-type="float" office:value="38">
            <text:p>38</text:p>
          </table:table-cell>
          <table:table-cell table:formula="of:=[.E282]+[.F282]+[.G282]+[.H282]+[.I282]+[.K282]+[.M282]+[.O282]+[.Q282]+[.S282]+[.U282]+[.W282]+[.Y282]+[.AA282]+[.AC282]+[.AE282]+[.AG282]+[.AI282]+[.AK282]+[.AM282]+[.AO282]" ns41:value-type="float" table:style-name="ce90" office:value-type="float" office:value="22">
            <text:p>22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formula="of:=[.AP282]+[.AR282]" ns41:value-type="float" table:style-name="ce90" office:value-type="float" office:value="38">
            <text:p>38</text:p>
          </table:table-cell>
          <table:table-cell table:formula="of:=[.AQ282]+[.AS282]" ns41:value-type="float" table:style-name="ce52" office:value-type="float" office:value="23">
            <text:p>23</text:p>
          </table:table-cell>
          <table:table-cell table:formula="of:=[.A282]" ns41:value-type="float" table:style-name="ce91" office:value-type="float" office:value="31">
            <text:p>31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0" office:value-type="float">
            <text:p>860</text:p>
          </table:table-cell>
          <table:table-cell ns41:value-type="float" table:style-name="ce78" office:value="861" office:value-type="float">
            <text:p>861</text:p>
          </table:table-cell>
          <table:table-cell table:style-name="ce78"/>
          <table:table-cell ns41:value-type="float" table:style-name="ce85" office:value="240193" office:value-type="float">
            <text:p>240193</text:p>
          </table:table-cell>
          <table:table-cell table:number-columns-repeated="970"/>
        </table:table-row>
        <table:table-row table:style-name="ro3">
          <table:table-cell ns41:value-type="float" table:style-name="ce8" office:value="32" office:value-type="float">
            <text:p>32</text:p>
          </table:table-cell>
          <table:table-cell ns41:value-type="string" table:style-name="ce20" office:value-type="string">
            <text:p>Paardenslachters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19"/>
          <table:table-cell ns41:value-type="float" table:style-name="ce90" office:value="1" office:value-type="float">
            <text:p>1</text:p>
          </table:table-cell>
          <table:table-cell table:style-name="ce90" table:number-columns-repeated="16"/>
          <table:table-cell table:formula="of:=[.J283]+[.L283]+[.N283]+[.P283]+[.R283]+[.T283]+[.V283]+[.X283]+[.Z283]+[.AB283]+[.AD283]+[.AF283]+[.AH283]+[.AJ283]+[.AL283]+[.AN283]" ns41:value-type="float" table:style-name="ce90" office:value-type="float" office:value="0">
            <text:p>0</text:p>
          </table:table-cell>
          <table:table-cell table:formula="of:=[.E283]+[.F283]+[.G283]+[.H283]+[.I283]+[.K283]+[.M283]+[.O283]+[.Q283]+[.S283]+[.U283]+[.W283]+[.Y283]+[.AA283]+[.AC283]+[.AE283]+[.AG283]+[.AI283]+[.AK283]+[.AM283]+[.AO283]" ns41:value-type="float" table:style-name="ce90" office:value-type="float" office:value="1">
            <text:p>1</text:p>
          </table:table-cell>
          <table:table-cell table:style-name="ce90" table:number-columns-repeated="2"/>
          <table:table-cell table:formula="of:=[.AP283]+[.AR283]" ns41:value-type="float" table:style-name="ce90" office:value-type="float" office:value="0">
            <text:p>0</text:p>
          </table:table-cell>
          <table:table-cell table:formula="of:=[.AQ283]+[.AS283]" ns41:value-type="float" table:style-name="ce52" office:value-type="float" office:value="1">
            <text:p>1</text:p>
          </table:table-cell>
          <table:table-cell table:formula="of:=[.A283]" ns41:value-type="float" table:style-name="ce91" office:value-type="float" office:value="32">
            <text:p>32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0" office:value-type="float">
            <text:p>860</text:p>
          </table:table-cell>
          <table:table-cell ns41:value-type="float" table:style-name="ce78" office:value="861" office:value-type="float">
            <text:p>861</text:p>
          </table:table-cell>
          <table:table-cell table:style-name="ce78"/>
          <table:table-cell ns41:value-type="float" table:style-name="ce85" office:value="240193" office:value-type="float">
            <text:p>240193</text:p>
          </table:table-cell>
          <table:table-cell table:number-columns-repeated="970"/>
        </table:table-row>
        <table:table-row table:style-name="ro3">
          <table:table-cell ns41:value-type="float" table:style-name="ce8" office:value="33" office:value-type="float">
            <text:p>33</text:p>
          </table:table-cell>
          <table:table-cell ns41:value-type="string" table:style-name="ce20" office:value-type="string">
            <text:p>Vleeschhouwers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5"/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5" office:value-type="float">
            <text:p>5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2"/>
          <table:table-cell ns41:value-type="float" table:style-name="ce90" office:value="3" office:value-type="float">
            <text:p>3</text:p>
          </table:table-cell>
          <table:table-cell table:style-name="ce90"/>
          <table:table-cell ns41:value-type="float" office:value="1" table:style-name="ce90" table:number-columns-repeated="2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2"/>
          <table:table-cell ns41:value-type="float" table:style-name="ce90" office:value="3" office:value-type="float">
            <text:p>3</text:p>
          </table:table-cell>
          <table:table-cell table:style-name="ce90" table:number-columns-repeated="2"/>
          <table:table-cell ns41:value-type="float" table:style-name="ce90" office:value="1" office:value-type="float">
            <text:p>1</text:p>
          </table:table-cell>
          <table:table-cell table:style-name="ce90" table:number-columns-repeated="4"/>
          <table:table-cell ns41:value-type="float" table:style-name="ce90" office:value="1" office:value-type="float">
            <text:p>1</text:p>
          </table:table-cell>
          <table:table-cell table:style-name="ce90"/>
          <table:table-cell table:formula="of:=[.J284]+[.L284]+[.N284]+[.P284]+[.R284]+[.T284]+[.V284]+[.X284]+[.Z284]+[.AB284]+[.AD284]+[.AF284]+[.AH284]+[.AJ284]+[.AL284]+[.AN284]" ns41:value-type="float" table:style-name="ce90" office:value-type="float" office:value="9">
            <text:p>9</text:p>
          </table:table-cell>
          <table:table-cell table:formula="of:=[.E284]+[.F284]+[.G284]+[.H284]+[.I284]+[.K284]+[.M284]+[.O284]+[.Q284]+[.S284]+[.U284]+[.W284]+[.Y284]+[.AA284]+[.AC284]+[.AE284]+[.AG284]+[.AI284]+[.AK284]+[.AM284]+[.AO284]" ns41:value-type="float" table:style-name="ce90" office:value-type="float" office:value="13">
            <text:p>13</text:p>
          </table:table-cell>
          <table:table-cell table:style-name="ce90" table:number-columns-repeated="2"/>
          <table:table-cell table:formula="of:=[.AP284]+[.AR284]" ns41:value-type="float" table:style-name="ce90" office:value-type="float" office:value="9">
            <text:p>9</text:p>
          </table:table-cell>
          <table:table-cell table:formula="of:=[.AQ284]+[.AS284]" ns41:value-type="float" table:style-name="ce52" office:value-type="float" office:value="13">
            <text:p>13</text:p>
          </table:table-cell>
          <table:table-cell table:formula="of:=[.A284]" ns41:value-type="float" table:style-name="ce91" office:value-type="float" office:value="33">
            <text:p>33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0" office:value-type="float">
            <text:p>860</text:p>
          </table:table-cell>
          <table:table-cell ns41:value-type="float" table:style-name="ce78" office:value="861" office:value-type="float">
            <text:p>861</text:p>
          </table:table-cell>
          <table:table-cell table:style-name="ce78"/>
          <table:table-cell ns41:value-type="float" table:style-name="ce85" office:value="240193" office:value-type="float">
            <text:p>240193</text:p>
          </table:table-cell>
          <table:table-cell table:number-columns-repeated="970"/>
        </table:table-row>
        <table:table-row table:style-name="ro3">
          <table:table-cell ns41:value-type="float" table:style-name="ce8" office:value="34" office:value-type="float">
            <text:p>34</text:p>
          </table:table-cell>
          <table:table-cell ns41:value-type="string" table:style-name="ce20" office:value-type="string">
            <text:p>Haringpakkers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 table:number-columns-repeated="2"/>
          <table:table-cell ns41:value-type="float" table:style-name="ce90" office:value="1" office:value-type="float">
            <text:p>1</text:p>
          </table:table-cell>
          <table:table-cell table:style-name="ce90" table:number-columns-repeated="2"/>
          <table:table-cell ns41:value-type="float" table:style-name="ce90" office:value="1" office:value-type="float">
            <text:p>1</text:p>
          </table:table-cell>
          <table:table-cell table:style-name="ce90" table:number-columns-repeated="2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7"/>
          <table:table-cell ns41:value-type="float" table:style-name="ce90" office:value="3" office:value-type="float">
            <text:p>3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table:formula="of:=[.J285]+[.L285]+[.N285]+[.P285]+[.R285]+[.T285]+[.V285]+[.X285]+[.Z285]+[.AB285]+[.AD285]+[.AF285]+[.AH285]+[.AJ285]+[.AL285]+[.AN285]" ns41:value-type="float" table:style-name="ce90" office:value-type="float" office:value="10">
            <text:p>10</text:p>
          </table:table-cell>
          <table:table-cell table:formula="of:=[.E285]+[.F285]+[.G285]+[.H285]+[.I285]+[.K285]+[.M285]+[.O285]+[.Q285]+[.S285]+[.U285]+[.W285]+[.Y285]+[.AA285]+[.AC285]+[.AE285]+[.AG285]+[.AI285]+[.AK285]+[.AM285]+[.AO285]" ns41:value-type="float" table:style-name="ce90" office:value-type="float" office:value="4">
            <text:p>4</text:p>
          </table:table-cell>
          <table:table-cell table:style-name="ce90" table:number-columns-repeated="2"/>
          <table:table-cell table:formula="of:=[.AP285]+[.AR285]" ns41:value-type="float" table:style-name="ce90" office:value-type="float" office:value="10">
            <text:p>10</text:p>
          </table:table-cell>
          <table:table-cell table:formula="of:=[.AQ285]+[.AS285]" ns41:value-type="float" table:style-name="ce52" office:value-type="float" office:value="4">
            <text:p>4</text:p>
          </table:table-cell>
          <table:table-cell table:formula="of:=[.A285]" ns41:value-type="float" table:style-name="ce91" office:value-type="float" office:value="34">
            <text:p>34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0" office:value-type="float">
            <text:p>860</text:p>
          </table:table-cell>
          <table:table-cell ns41:value-type="float" table:style-name="ce78" office:value="861" office:value-type="float">
            <text:p>861</text:p>
          </table:table-cell>
          <table:table-cell table:style-name="ce78"/>
          <table:table-cell ns41:value-type="float" table:style-name="ce85" office:value="240193" office:value-type="float">
            <text:p>240193</text:p>
          </table:table-cell>
          <table:table-cell table:number-columns-repeated="970"/>
        </table:table-row>
        <table:table-row table:style-name="ro3">
          <table:table-cell ns41:value-type="float" table:style-name="ce8" office:value="35" office:value-type="float">
            <text:p>35</text:p>
          </table:table-cell>
          <table:table-cell ns41:value-type="string" table:style-name="ce20" office:value-type="string">
            <text:p>Stokvischbeukers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6"/>
          <table:table-cell ns41:value-type="float" office:value="1" table:style-name="ce90" table:number-columns-repeated="2" office:value-type="float">
            <text:p>1</text:p>
          </table:table-cell>
          <table:table-cell table:style-name="ce90" table:number-columns-repeated="4"/>
          <table:table-cell ns41:value-type="float" table:style-name="ce90" office:value="1" office:value-type="float">
            <text:p>1</text:p>
          </table:table-cell>
          <table:table-cell table:style-name="ce90" table:number-columns-repeated="5"/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9"/>
          <table:table-cell table:formula="of:=[.J286]+[.L286]+[.N286]+[.P286]+[.R286]+[.T286]+[.V286]+[.X286]+[.Z286]+[.AB286]+[.AD286]+[.AF286]+[.AH286]+[.AJ286]+[.AL286]+[.AN286]" ns41:value-type="float" table:style-name="ce90" office:value-type="float" office:value="7">
            <text:p>7</text:p>
          </table:table-cell>
          <table:table-cell table:formula="of:=[.E286]+[.F286]+[.G286]+[.H286]+[.I286]+[.K286]+[.M286]+[.O286]+[.Q286]+[.S286]+[.U286]+[.W286]+[.Y286]+[.AA286]+[.AC286]+[.AE286]+[.AG286]+[.AI286]+[.AK286]+[.AM286]+[.AO286]" ns41:value-type="float" table:style-name="ce90" office:value-type="float" office:value="1">
            <text:p>1</text:p>
          </table:table-cell>
          <table:table-cell table:style-name="ce90" table:number-columns-repeated="2"/>
          <table:table-cell table:formula="of:=[.AP286]+[.AR286]" ns41:value-type="float" table:style-name="ce90" office:value-type="float" office:value="7">
            <text:p>7</text:p>
          </table:table-cell>
          <table:table-cell table:formula="of:=[.AQ286]+[.AS286]" ns41:value-type="float" table:style-name="ce52" office:value-type="float" office:value="1">
            <text:p>1</text:p>
          </table:table-cell>
          <table:table-cell table:formula="of:=[.A286]" ns41:value-type="float" table:style-name="ce91" office:value-type="float" office:value="35">
            <text:p>35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0" office:value-type="float">
            <text:p>860</text:p>
          </table:table-cell>
          <table:table-cell ns41:value-type="float" table:style-name="ce78" office:value="861" office:value-type="float">
            <text:p>861</text:p>
          </table:table-cell>
          <table:table-cell table:style-name="ce78"/>
          <table:table-cell ns41:value-type="float" table:style-name="ce85" office:value="240193" office:value-type="float">
            <text:p>240193</text:p>
          </table:table-cell>
          <table:table-cell table:number-columns-repeated="970"/>
        </table:table-row>
        <table:table-row table:style-name="ro3">
          <table:table-cell ns41:value-type="float" table:style-name="ce8" office:value="36" office:value-type="float">
            <text:p>36</text:p>
          </table:table-cell>
          <table:table-cell ns41:value-type="string" table:style-name="ce20" office:value-type="string">
            <text:p>Vischrookers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8"/>
          <table:table-cell ns41:value-type="float" table:style-name="ce90" office:value="2" office:value-type="float">
            <text:p>2</text:p>
          </table:table-cell>
          <table:table-cell table:style-name="ce90" table:number-columns-repeated="2"/>
          <table:table-cell ns41:value-type="float" office:value="1" table:style-name="ce90" table:number-columns-repeated="2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2"/>
          <table:table-cell ns41:value-type="float" table:style-name="ce90" office:value="1" office:value-type="float">
            <text:p>1</text:p>
          </table:table-cell>
          <table:table-cell table:style-name="ce90" table:number-columns-repeated="4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9"/>
          <table:table-cell table:formula="of:=[.J287]+[.L287]+[.N287]+[.P287]+[.R287]+[.T287]+[.V287]+[.X287]+[.Z287]+[.AB287]+[.AD287]+[.AF287]+[.AH287]+[.AJ287]+[.AL287]+[.AN287]" ns41:value-type="float" table:style-name="ce90" office:value-type="float" office:value="8">
            <text:p>8</text:p>
          </table:table-cell>
          <table:table-cell table:formula="of:=[.E287]+[.F287]+[.G287]+[.H287]+[.I287]+[.K287]+[.M287]+[.O287]+[.Q287]+[.S287]+[.U287]+[.W287]+[.Y287]+[.AA287]+[.AC287]+[.AE287]+[.AG287]+[.AI287]+[.AK287]+[.AM287]+[.AO287]" ns41:value-type="float" table:style-name="ce90" office:value-type="float" office:value="2">
            <text:p>2</text:p>
          </table:table-cell>
          <table:table-cell table:style-name="ce90" table:number-columns-repeated="2"/>
          <table:table-cell table:formula="of:=[.AP287]+[.AR287]" ns41:value-type="float" table:style-name="ce90" office:value-type="float" office:value="8">
            <text:p>8</text:p>
          </table:table-cell>
          <table:table-cell table:formula="of:=[.AQ287]+[.AS287]" ns41:value-type="float" table:style-name="ce52" office:value-type="float" office:value="2">
            <text:p>2</text:p>
          </table:table-cell>
          <table:table-cell table:formula="of:=[.A287]" ns41:value-type="float" table:style-name="ce91" office:value-type="float" office:value="36">
            <text:p>36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0" office:value-type="float">
            <text:p>860</text:p>
          </table:table-cell>
          <table:table-cell ns41:value-type="float" table:style-name="ce78" office:value="861" office:value-type="float">
            <text:p>861</text:p>
          </table:table-cell>
          <table:table-cell table:style-name="ce78"/>
          <table:table-cell ns41:value-type="float" table:style-name="ce85" office:value="240193" office:value-type="float">
            <text:p>240193</text:p>
          </table:table-cell>
          <table:table-cell table:number-columns-repeated="970"/>
        </table:table-row>
        <table:table-row table:style-name="ro3">
          <table:table-cell ns41:value-type="float" table:style-name="ce8" office:value="37" office:value-type="float">
            <text:p>37</text:p>
          </table:table-cell>
          <table:table-cell ns41:value-type="string" table:style-name="ce20" office:value-type="string">
            <text:p>Fabricage van boter 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7"/>
          <table:table-cell ns41:value-type="float" office:value="1" table:style-name="ce90" table:number-columns-repeated="6" office:value-type="float">
            <text:p>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5"/>
          <table:table-cell ns41:value-type="float" table:style-name="ce90" office:value="1" office:value-type="float">
            <text:p>1</text:p>
          </table:table-cell>
          <table:table-cell table:style-name="ce90" table:number-columns-repeated="9"/>
          <table:table-cell table:formula="of:=[.J288]+[.L288]+[.N288]+[.P288]+[.R288]+[.T288]+[.V288]+[.X288]+[.Z288]+[.AB288]+[.AD288]+[.AF288]+[.AH288]+[.AJ288]+[.AL288]+[.AN288]" ns41:value-type="float" table:style-name="ce90" office:value-type="float" office:value="9">
            <text:p>9</text:p>
          </table:table-cell>
          <table:table-cell table:formula="of:=[.E288]+[.F288]+[.G288]+[.H288]+[.I288]+[.K288]+[.M288]+[.O288]+[.Q288]+[.S288]+[.U288]+[.W288]+[.Y288]+[.AA288]+[.AC288]+[.AE288]+[.AG288]+[.AI288]+[.AK288]+[.AM288]+[.AO288]" ns41:value-type="float" table:style-name="ce90" office:value-type="float" office:value="5">
            <text:p>5</text:p>
          </table:table-cell>
          <table:table-cell table:style-name="ce90" table:number-columns-repeated="2"/>
          <table:table-cell table:formula="of:=[.AP288]+[.AR288]" ns41:value-type="float" table:style-name="ce90" office:value-type="float" office:value="9">
            <text:p>9</text:p>
          </table:table-cell>
          <table:table-cell table:formula="of:=[.AQ288]+[.AS288]" ns41:value-type="float" table:style-name="ce52" office:value-type="float" office:value="5">
            <text:p>5</text:p>
          </table:table-cell>
          <table:table-cell table:formula="of:=[.A288]" ns41:value-type="float" table:style-name="ce91" office:value-type="float" office:value="37">
            <text:p>37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0" office:value-type="float">
            <text:p>860</text:p>
          </table:table-cell>
          <table:table-cell ns41:value-type="float" table:style-name="ce78" office:value="861" office:value-type="float">
            <text:p>861</text:p>
          </table:table-cell>
          <table:table-cell table:style-name="ce78"/>
          <table:table-cell ns41:value-type="float" table:style-name="ce85" office:value="240193" office:value-type="float">
            <text:p>240193</text:p>
          </table:table-cell>
          <table:table-cell table:number-columns-repeated="970"/>
        </table:table-row>
        <table:table-row table:style-name="ro5">
          <table:table-cell ns41:value-type="float" table:style-name="ce8" office:value="38" office:value-type="float">
            <text:p>38</text:p>
          </table:table-cell>
          <table:table-cell ns41:value-type="string" table:style-name="ce20" office:value-type="string">
            <text:p>Fabricage van boter en kaas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/>
          <table:table-cell ns41:value-type="float" table:style-name="ce90" office:value="1" office:value-type="float">
            <text:p>1</text:p>
          </table:table-cell>
          <table:table-cell ns41:value-type="float" office:value="2" table:style-name="ce90" table:number-columns-repeated="2" office:value-type="float">
            <text:p>2</text:p>
          </table:table-cell>
          <table:table-cell table:style-name="ce90"/>
          <table:table-cell ns41:value-type="float" table:style-name="ce90" office:value="4" office:value-type="float">
            <text:p>4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office:value="1" table:style-name="ce90" table:number-columns-repeated="2" office:value-type="float">
            <text:p>1</text:p>
          </table:table-cell>
          <table:table-cell table:style-name="ce90"/>
          <table:table-cell ns41:value-type="float" table:style-name="ce90" office:value="5" office:value-type="float">
            <text:p>5</text:p>
          </table:table-cell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 table:number-columns-repeated="2"/>
          <table:table-cell ns41:value-type="float" table:style-name="ce90" office:value="3" office:value-type="float">
            <text:p>3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3" office:value-type="float">
            <text:p>3</text:p>
          </table:table-cell>
          <table:table-cell ns41:value-type="float" table:style-name="ce90" office:value="1" office:value-type="float">
            <text:p>1</text:p>
          </table:table-cell>
          <table:table-cell table:style-name="ce90" table:number-columns-repeated="4"/>
          <table:table-cell ns41:value-type="float" table:style-name="ce90" office:value="1" office:value-type="float">
            <text:p>1</text:p>
          </table:table-cell>
          <table:table-cell table:style-name="ce90" table:number-columns-repeated="7"/>
          <table:table-cell table:formula="of:=[.J289]+[.L289]+[.N289]+[.P289]+[.R289]+[.T289]+[.V289]+[.X289]+[.Z289]+[.AB289]+[.AD289]+[.AF289]+[.AH289]+[.AJ289]+[.AL289]+[.AN289]" ns41:value-type="float" table:style-name="ce90" office:value-type="float" office:value="14">
            <text:p>14</text:p>
          </table:table-cell>
          <table:table-cell table:formula="of:=[.E289]+[.F289]+[.G289]+[.H289]+[.I289]+[.K289]+[.M289]+[.O289]+[.Q289]+[.S289]+[.U289]+[.W289]+[.Y289]+[.AA289]+[.AC289]+[.AE289]+[.AG289]+[.AI289]+[.AK289]+[.AM289]+[.AO289]" ns41:value-type="float" table:style-name="ce90" office:value-type="float" office:value="17">
            <text:p>17</text:p>
          </table:table-cell>
          <table:table-cell table:style-name="ce90" table:number-columns-repeated="2"/>
          <table:table-cell table:formula="of:=[.AP289]+[.AR289]" ns41:value-type="float" table:style-name="ce90" office:value-type="float" office:value="14">
            <text:p>14</text:p>
          </table:table-cell>
          <table:table-cell table:formula="of:=[.AQ289]+[.AS289]" ns41:value-type="float" table:style-name="ce52" office:value-type="float" office:value="17">
            <text:p>17</text:p>
          </table:table-cell>
          <table:table-cell table:formula="of:=[.A289]" ns41:value-type="float" table:style-name="ce91" office:value-type="float" office:value="38">
            <text:p>38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0" office:value-type="float">
            <text:p>860</text:p>
          </table:table-cell>
          <table:table-cell ns41:value-type="float" table:style-name="ce78" office:value="861" office:value-type="float">
            <text:p>861</text:p>
          </table:table-cell>
          <table:table-cell table:style-name="ce78"/>
          <table:table-cell ns41:value-type="float" table:style-name="ce85" office:value="240193" office:value-type="float">
            <text:p>240193</text:p>
          </table:table-cell>
          <table:table-cell table:number-columns-repeated="970"/>
        </table:table-row>
        <table:table-row table:style-name="ro5">
          <table:table-cell ns41:value-type="float" table:style-name="ce8" office:value="39" office:value-type="float">
            <text:p>39</text:p>
          </table:table-cell>
          <table:table-cell ns41:value-type="string" table:style-name="ce20" office:value-type="string">
            <text:p>Fabricage van melkproducten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/>
          <table:table-cell ns41:value-type="float" office:value="1" table:style-name="ce90" table:number-columns-repeated="2" office:value-type="float">
            <text:p>1</text:p>
          </table:table-cell>
          <table:table-cell ns41:value-type="float" table:style-name="ce90" office:value="3" office:value-type="float">
            <text:p>3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office:value="1" table:style-name="ce90" table:number-columns-repeated="2" office:value-type="float">
            <text:p>1</text:p>
          </table:table-cell>
          <table:table-cell ns41:value-type="float" table:style-name="ce90" office:value="2" office:value-type="float">
            <text:p>2</text:p>
          </table:table-cell>
          <table:table-cell ns41:value-type="float" office:value="1" table:style-name="ce90" table:number-columns-repeated="2" office:value-type="float">
            <text:p>1</text:p>
          </table:table-cell>
          <table:table-cell ns41:value-type="float" table:style-name="ce90" office:value="3" office:value-type="float">
            <text:p>3</text:p>
          </table:table-cell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 table:number-columns-repeated="17"/>
          <table:table-cell table:formula="of:=[.J290]+[.L290]+[.N290]+[.P290]+[.R290]+[.T290]+[.V290]+[.X290]+[.Z290]+[.AB290]+[.AD290]+[.AF290]+[.AH290]+[.AJ290]+[.AL290]+[.AN290]" ns41:value-type="float" table:style-name="ce90" office:value-type="float" office:value="6">
            <text:p>6</text:p>
          </table:table-cell>
          <table:table-cell table:formula="of:=[.E290]+[.F290]+[.G290]+[.H290]+[.I290]+[.K290]+[.M290]+[.O290]+[.Q290]+[.S290]+[.U290]+[.W290]+[.Y290]+[.AA290]+[.AC290]+[.AE290]+[.AG290]+[.AI290]+[.AK290]+[.AM290]+[.AO290]" ns41:value-type="float" table:style-name="ce90" office:value-type="float" office:value="10">
            <text:p>10</text:p>
          </table:table-cell>
          <table:table-cell table:style-name="ce90" table:number-columns-repeated="2"/>
          <table:table-cell table:formula="of:=[.AP290]+[.AR290]" ns41:value-type="float" table:style-name="ce90" office:value-type="float" office:value="6">
            <text:p>6</text:p>
          </table:table-cell>
          <table:table-cell table:formula="of:=[.AQ290]+[.AS290]" ns41:value-type="float" table:style-name="ce52" office:value-type="float" office:value="10">
            <text:p>10</text:p>
          </table:table-cell>
          <table:table-cell table:formula="of:=[.A290]" ns41:value-type="float" table:style-name="ce91" office:value-type="float" office:value="39">
            <text:p>39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0" office:value-type="float">
            <text:p>860</text:p>
          </table:table-cell>
          <table:table-cell ns41:value-type="float" table:style-name="ce78" office:value="861" office:value-type="float">
            <text:p>861</text:p>
          </table:table-cell>
          <table:table-cell table:style-name="ce78"/>
          <table:table-cell ns41:value-type="float" table:style-name="ce85" office:value="240193" office:value-type="float">
            <text:p>240193</text:p>
          </table:table-cell>
          <table:table-cell table:number-columns-repeated="970"/>
        </table:table-row>
        <table:table-row table:style-name="ro5">
          <table:table-cell ns41:value-type="float" table:style-name="ce8" office:value="40" office:value-type="float">
            <text:p>40</text:p>
          </table:table-cell>
          <table:table-cell ns41:value-type="string" table:style-name="ce20" office:value-type="string">
            <text:p>Melkinrichtingen (personeel in)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/>
          <table:table-cell ns41:value-type="float" table:style-name="ce90" office:value="2" office:value-type="float">
            <text:p>2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4" office:value-type="float">
            <text:p>4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office:value="1" table:style-name="ce90" table:number-columns-repeated="2" office:value-type="float">
            <text:p>1</text:p>
          </table:table-cell>
          <table:table-cell table:style-name="ce90"/>
          <table:table-cell ns41:value-type="float" table:style-name="ce90" office:value="3" office:value-type="float">
            <text:p>3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0" office:value="3" office:value-type="float">
            <text:p>3</text:p>
          </table:table-cell>
          <table:table-cell ns41:value-type="float" office:value="1" table:style-name="ce90" table:number-columns-repeated="4" office:value-type="float">
            <text:p>1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 table:number-columns-repeated="2"/>
          <table:table-cell ns41:value-type="float" table:style-name="ce90" office:value="2" office:value-type="float">
            <text:p>2</text:p>
          </table:table-cell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9"/>
          <table:table-cell table:formula="of:=[.J291]+[.L291]+[.N291]+[.P291]+[.R291]+[.T291]+[.V291]+[.X291]+[.Z291]+[.AB291]+[.AD291]+[.AF291]+[.AH291]+[.AJ291]+[.AL291]+[.AN291]" ns41:value-type="float" table:style-name="ce90" office:value-type="float" office:value="13">
            <text:p>13</text:p>
          </table:table-cell>
          <table:table-cell table:formula="of:=[.E291]+[.F291]+[.G291]+[.H291]+[.I291]+[.K291]+[.M291]+[.O291]+[.Q291]+[.S291]+[.U291]+[.W291]+[.Y291]+[.AA291]+[.AC291]+[.AE291]+[.AG291]+[.AI291]+[.AK291]+[.AM291]+[.AO291]" ns41:value-type="float" table:style-name="ce90" office:value-type="float" office:value="20">
            <text:p>20</text:p>
          </table:table-cell>
          <table:table-cell table:style-name="ce90" table:number-columns-repeated="2"/>
          <table:table-cell table:formula="of:=[.AP291]+[.AR291]" ns41:value-type="float" table:style-name="ce90" office:value-type="float" office:value="13">
            <text:p>13</text:p>
          </table:table-cell>
          <table:table-cell table:formula="of:=[.AQ291]+[.AS291]" ns41:value-type="float" table:style-name="ce52" office:value-type="float" office:value="20">
            <text:p>20</text:p>
          </table:table-cell>
          <table:table-cell table:formula="of:=[.A291]" ns41:value-type="float" table:style-name="ce91" office:value-type="float" office:value="40">
            <text:p>40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0" office:value-type="float">
            <text:p>860</text:p>
          </table:table-cell>
          <table:table-cell ns41:value-type="float" table:style-name="ce78" office:value="861" office:value-type="float">
            <text:p>861</text:p>
          </table:table-cell>
          <table:table-cell table:style-name="ce78"/>
          <table:table-cell ns41:value-type="float" table:style-name="ce85" office:value="240193" office:value-type="float">
            <text:p>240193</text:p>
          </table:table-cell>
          <table:table-cell table:number-columns-repeated="970"/>
        </table:table-row>
        <table:table-row table:style-name="ro3">
          <table:table-cell ns41:value-type="float" table:style-name="ce8" office:value="41" office:value-type="float">
            <text:p>41</text:p>
          </table:table-cell>
          <table:table-cell ns41:value-type="string" table:style-name="ce20" office:value-type="string">
            <text:p>Fabricage van margarine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2"/>
          <table:table-cell ns41:value-type="float" table:style-name="ce90" office:value="1" office:value-type="float">
            <text:p>1</text:p>
          </table:table-cell>
          <table:table-cell ns41:value-type="float" table:style-name="ce90" office:value="9" office:value-type="float">
            <text:p>9</text:p>
          </table:table-cell>
          <table:table-cell table:style-name="ce90"/>
          <table:table-cell ns41:value-type="float" table:style-name="ce90" office:value="3" office:value-type="float">
            <text:p>3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9" office:value-type="float">
            <text:p>9</text:p>
          </table:table-cell>
          <table:table-cell ns41:value-type="float" office:value="1" table:style-name="ce90" table:number-columns-repeated="2" office:value-type="float">
            <text:p>1</text:p>
          </table:table-cell>
          <table:table-cell ns41:value-type="float" table:style-name="ce90" office:value="5" office:value-type="float">
            <text:p>5</text:p>
          </table:table-cell>
          <table:table-cell ns41:value-type="float" office:value="2" table:style-name="ce90" table:number-columns-repeated="2" office:value-type="float">
            <text:p>2</text:p>
          </table:table-cell>
          <table:table-cell ns41:value-type="float" table:style-name="ce90" office:value="1" office:value-type="float">
            <text:p>1</text:p>
          </table:table-cell>
          <table:table-cell table:style-name="ce90" table:number-columns-repeated="2"/>
          <table:table-cell ns41:value-type="float" table:style-name="ce90" office:value="3" office:value-type="float">
            <text:p>3</text:p>
          </table:table-cell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7"/>
          <table:table-cell table:formula="of:=[.J292]+[.L292]+[.N292]+[.P292]+[.R292]+[.T292]+[.V292]+[.X292]+[.Z292]+[.AB292]+[.AD292]+[.AF292]+[.AH292]+[.AJ292]+[.AL292]+[.AN292]" ns41:value-type="float" table:style-name="ce90" office:value-type="float" office:value="16">
            <text:p>16</text:p>
          </table:table-cell>
          <table:table-cell table:formula="of:=[.E292]+[.F292]+[.G292]+[.H292]+[.I292]+[.K292]+[.M292]+[.O292]+[.Q292]+[.S292]+[.U292]+[.W292]+[.Y292]+[.AA292]+[.AC292]+[.AE292]+[.AG292]+[.AI292]+[.AK292]+[.AM292]+[.AO292]" ns41:value-type="float" table:style-name="ce90" office:value-type="float" office:value="27">
            <text:p>27</text:p>
          </table:table-cell>
          <table:table-cell table:style-name="ce90" table:number-columns-repeated="2"/>
          <table:table-cell table:formula="of:=[.AP292]+[.AR292]" ns41:value-type="float" table:style-name="ce90" office:value-type="float" office:value="16">
            <text:p>16</text:p>
          </table:table-cell>
          <table:table-cell table:formula="of:=[.AQ292]+[.AS292]" ns41:value-type="float" table:style-name="ce52" office:value-type="float" office:value="27">
            <text:p>27</text:p>
          </table:table-cell>
          <table:table-cell table:formula="of:=[.A292]" ns41:value-type="float" table:style-name="ce91" office:value-type="float" office:value="41">
            <text:p>41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0" office:value-type="float">
            <text:p>860</text:p>
          </table:table-cell>
          <table:table-cell ns41:value-type="float" table:style-name="ce78" office:value="861" office:value-type="float">
            <text:p>861</text:p>
          </table:table-cell>
          <table:table-cell table:style-name="ce78"/>
          <table:table-cell ns41:value-type="float" table:style-name="ce85" office:value="240193" office:value-type="float">
            <text:p>240193</text:p>
          </table:table-cell>
          <table:table-cell table:number-columns-repeated="970"/>
        </table:table-row>
        <table:table-row table:style-name="ro5">
          <table:table-cell ns41:value-type="float" table:style-name="ce8" office:value="42" office:value-type="float">
            <text:p>42</text:p>
          </table:table-cell>
          <table:table-cell ns41:value-type="string" table:style-name="ce20" office:value-type="string">
            <text:p>Fabricage van vruchtensappen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5"/>
          <table:table-cell ns41:value-type="float" table:style-name="ce90" office:value="1" office:value-type="float">
            <text:p>1</text:p>
          </table:table-cell>
          <table:table-cell table:style-name="ce90" table:number-columns-repeated="12"/>
          <table:table-cell ns41:value-type="float" table:style-name="ce90" office:value="1" office:value-type="float">
            <text:p>1</text:p>
          </table:table-cell>
          <table:table-cell table:style-name="ce90" table:number-columns-repeated="17"/>
          <table:table-cell table:formula="of:=[.J293]+[.L293]+[.N293]+[.P293]+[.R293]+[.T293]+[.V293]+[.X293]+[.Z293]+[.AB293]+[.AD293]+[.AF293]+[.AH293]+[.AJ293]+[.AL293]+[.AN293]" ns41:value-type="float" table:style-name="ce90" office:value-type="float" office:value="1">
            <text:p>1</text:p>
          </table:table-cell>
          <table:table-cell table:formula="of:=[.E293]+[.F293]+[.G293]+[.H293]+[.I293]+[.K293]+[.M293]+[.O293]+[.Q293]+[.S293]+[.U293]+[.W293]+[.Y293]+[.AA293]+[.AC293]+[.AE293]+[.AG293]+[.AI293]+[.AK293]+[.AM293]+[.AO293]" ns41:value-type="float" table:style-name="ce90" office:value-type="float" office:value="1">
            <text:p>1</text:p>
          </table:table-cell>
          <table:table-cell table:style-name="ce90" table:number-columns-repeated="2"/>
          <table:table-cell table:formula="of:=[.AP293]+[.AR293]" ns41:value-type="float" table:style-name="ce90" office:value-type="float" office:value="1">
            <text:p>1</text:p>
          </table:table-cell>
          <table:table-cell table:formula="of:=[.AQ293]+[.AS293]" ns41:value-type="float" table:style-name="ce52" office:value-type="float" office:value="1">
            <text:p>1</text:p>
          </table:table-cell>
          <table:table-cell table:formula="of:=[.A293]" ns41:value-type="float" table:style-name="ce91" office:value-type="float" office:value="42">
            <text:p>42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0" office:value-type="float">
            <text:p>860</text:p>
          </table:table-cell>
          <table:table-cell ns41:value-type="float" table:style-name="ce78" office:value="861" office:value-type="float">
            <text:p>861</text:p>
          </table:table-cell>
          <table:table-cell table:style-name="ce78"/>
          <table:table-cell ns41:value-type="float" table:style-name="ce85" office:value="240193" office:value-type="float">
            <text:p>240193</text:p>
          </table:table-cell>
          <table:table-cell table:number-columns-repeated="970"/>
        </table:table-row>
        <table:table-row table:style-name="ro5">
          <table:table-cell ns41:value-type="float" table:style-name="ce8" office:value="43" office:value-type="float">
            <text:p>43</text:p>
          </table:table-cell>
          <table:table-cell ns41:value-type="string" table:style-name="ce20" office:value-type="string">
            <text:p>Fabricage van minerale wateren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2"/>
          <table:table-cell ns41:value-type="float" table:style-name="ce90" office:value="2" office:value-type="float">
            <text:p>2</text:p>
          </table:table-cell>
          <table:table-cell table:style-name="ce90" table:number-columns-repeated="2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6"/>
          <table:table-cell ns41:value-type="float" table:style-name="ce90" office:value="1" office:value-type="float">
            <text:p>1</text:p>
          </table:table-cell>
          <table:table-cell table:style-name="ce90" table:number-columns-repeated="7"/>
          <table:table-cell ns41:value-type="float" table:style-name="ce90" office:value="1" office:value-type="float">
            <text:p>1</text:p>
          </table:table-cell>
          <table:table-cell table:style-name="ce90" table:number-columns-repeated="5"/>
          <table:table-cell ns41:value-type="float" table:style-name="ce90" office:value="1" office:value-type="float">
            <text:p>1</text:p>
          </table:table-cell>
          <table:table-cell table:style-name="ce90" table:number-columns-repeated="7"/>
          <table:table-cell table:formula="of:=[.J294]+[.L294]+[.N294]+[.P294]+[.R294]+[.T294]+[.V294]+[.X294]+[.Z294]+[.AB294]+[.AD294]+[.AF294]+[.AH294]+[.AJ294]+[.AL294]+[.AN294]" ns41:value-type="float" table:style-name="ce90" office:value-type="float" office:value="3">
            <text:p>3</text:p>
          </table:table-cell>
          <table:table-cell table:formula="of:=[.E294]+[.F294]+[.G294]+[.H294]+[.I294]+[.K294]+[.M294]+[.O294]+[.Q294]+[.S294]+[.U294]+[.W294]+[.Y294]+[.AA294]+[.AC294]+[.AE294]+[.AG294]+[.AI294]+[.AK294]+[.AM294]+[.AO294]" ns41:value-type="float" table:style-name="ce90" office:value-type="float" office:value="4">
            <text:p>4</text:p>
          </table:table-cell>
          <table:table-cell table:style-name="ce90" table:number-columns-repeated="2"/>
          <table:table-cell table:formula="of:=[.AP294]+[.AR294]" ns41:value-type="float" table:style-name="ce90" office:value-type="float" office:value="3">
            <text:p>3</text:p>
          </table:table-cell>
          <table:table-cell table:formula="of:=[.AQ294]+[.AS294]" ns41:value-type="float" table:style-name="ce52" office:value-type="float" office:value="4">
            <text:p>4</text:p>
          </table:table-cell>
          <table:table-cell table:formula="of:=[.A294]" ns41:value-type="float" table:style-name="ce91" office:value-type="float" office:value="43">
            <text:p>43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0" office:value-type="float">
            <text:p>860</text:p>
          </table:table-cell>
          <table:table-cell ns41:value-type="float" table:style-name="ce78" office:value="861" office:value-type="float">
            <text:p>861</text:p>
          </table:table-cell>
          <table:table-cell table:style-name="ce78"/>
          <table:table-cell ns41:value-type="float" table:style-name="ce85" office:value="240193" office:value-type="float">
            <text:p>240193</text:p>
          </table:table-cell>
          <table:table-cell table:number-columns-repeated="970"/>
        </table:table-row>
        <table:table-row table:style-name="ro3">
          <table:table-cell ns41:value-type="float" table:style-name="ce8" office:value="44" office:value-type="float">
            <text:p>44</text:p>
          </table:table-cell>
          <table:table-cell ns41:value-type="string" table:style-name="ce20" office:value-type="string">
            <text:p>Fabricage van limonade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12"/>
          <table:table-cell ns41:value-type="float" table:style-name="ce90" office:value="1" office:value-type="float">
            <text:p>1</text:p>
          </table:table-cell>
          <table:table-cell table:style-name="ce90" table:number-columns-repeated="23"/>
          <table:table-cell table:formula="of:=[.J295]+[.L295]+[.N295]+[.P295]+[.R295]+[.T295]+[.V295]+[.X295]+[.Z295]+[.AB295]+[.AD295]+[.AF295]+[.AH295]+[.AJ295]+[.AL295]+[.AN295]" ns41:value-type="float" table:style-name="ce90" office:value-type="float" office:value="1">
            <text:p>1</text:p>
          </table:table-cell>
          <table:table-cell table:formula="of:=[.E295]+[.F295]+[.G295]+[.H295]+[.I295]+[.K295]+[.M295]+[.O295]+[.Q295]+[.S295]+[.U295]+[.W295]+[.Y295]+[.AA295]+[.AC295]+[.AE295]+[.AG295]+[.AI295]+[.AK295]+[.AM295]+[.AO295]" ns41:value-type="float" table:style-name="ce90" office:value-type="float" office:value="0">
            <text:p>0</text:p>
          </table:table-cell>
          <table:table-cell table:style-name="ce90" table:number-columns-repeated="2"/>
          <table:table-cell table:formula="of:=[.AP295]+[.AR295]" ns41:value-type="float" table:style-name="ce90" office:value-type="float" office:value="1">
            <text:p>1</text:p>
          </table:table-cell>
          <table:table-cell table:formula="of:=[.AQ295]+[.AS295]" ns41:value-type="float" table:style-name="ce52" office:value-type="float" office:value="0">
            <text:p>0</text:p>
          </table:table-cell>
          <table:table-cell table:formula="of:=[.A295]" ns41:value-type="float" table:style-name="ce91" office:value-type="float" office:value="44">
            <text:p>44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0" office:value-type="float">
            <text:p>860</text:p>
          </table:table-cell>
          <table:table-cell ns41:value-type="float" table:style-name="ce78" office:value="861" office:value-type="float">
            <text:p>861</text:p>
          </table:table-cell>
          <table:table-cell table:style-name="ce78"/>
          <table:table-cell ns41:value-type="float" table:style-name="ce85" office:value="240193" office:value-type="float">
            <text:p>240193</text:p>
          </table:table-cell>
          <table:table-cell table:number-columns-repeated="970"/>
        </table:table-row>
        <table:table-row table:style-name="ro3">
          <table:table-cell ns41:value-type="float" table:style-name="ce8" office:value="45" office:value-type="float">
            <text:p>45</text:p>
          </table:table-cell>
          <table:table-cell ns41:value-type="string" table:style-name="ce20" office:value-type="string">
            <text:p>Fabricage van alcohol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3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office:value="1" table:style-name="ce90" table:number-columns-repeated="3" office:value-type="float">
            <text:p>1</text:p>
          </table:table-cell>
          <table:table-cell table:style-name="ce90" table:number-columns-repeated="4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11"/>
          <table:table-cell table:formula="of:=[.J296]+[.L296]+[.N296]+[.P296]+[.R296]+[.T296]+[.V296]+[.X296]+[.Z296]+[.AB296]+[.AD296]+[.AF296]+[.AH296]+[.AJ296]+[.AL296]+[.AN296]" ns41:value-type="float" table:style-name="ce90" office:value-type="float" office:value="6">
            <text:p>6</text:p>
          </table:table-cell>
          <table:table-cell table:formula="of:=[.E296]+[.F296]+[.G296]+[.H296]+[.I296]+[.K296]+[.M296]+[.O296]+[.Q296]+[.S296]+[.U296]+[.W296]+[.Y296]+[.AA296]+[.AC296]+[.AE296]+[.AG296]+[.AI296]+[.AK296]+[.AM296]+[.AO296]" ns41:value-type="float" table:style-name="ce90" office:value-type="float" office:value="7">
            <text:p>7</text:p>
          </table:table-cell>
          <table:table-cell table:style-name="ce90" table:number-columns-repeated="2"/>
          <table:table-cell table:formula="of:=[.AP296]+[.AR296]" ns41:value-type="float" table:style-name="ce90" office:value-type="float" office:value="6">
            <text:p>6</text:p>
          </table:table-cell>
          <table:table-cell table:formula="of:=[.AQ296]+[.AS296]" ns41:value-type="float" table:style-name="ce52" office:value-type="float" office:value="7">
            <text:p>7</text:p>
          </table:table-cell>
          <table:table-cell table:formula="of:=[.A296]" ns41:value-type="float" table:style-name="ce91" office:value-type="float" office:value="45">
            <text:p>45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0" office:value-type="float">
            <text:p>860</text:p>
          </table:table-cell>
          <table:table-cell ns41:value-type="float" table:style-name="ce78" office:value="861" office:value-type="float">
            <text:p>861</text:p>
          </table:table-cell>
          <table:table-cell table:style-name="ce78"/>
          <table:table-cell ns41:value-type="float" table:style-name="ce85" office:value="240193" office:value-type="float">
            <text:p>240193</text:p>
          </table:table-cell>
          <table:table-cell table:number-columns-repeated="970"/>
        </table:table-row>
        <table:table-row table:style-name="ro3">
          <table:table-cell ns41:value-type="float" table:style-name="ce8" office:value="46" office:value-type="float">
            <text:p>46</text:p>
          </table:table-cell>
          <table:table-cell ns41:value-type="string" table:style-name="ce20" office:value-type="string">
            <text:p>Distillateurs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ns41:value-type="float" table:style-name="ce90" office:value="2" office:value-type="float">
            <text:p>2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0" office:value="5" office:value-type="float">
            <text:p>5</text:p>
          </table:table-cell>
          <table:table-cell table:style-name="ce90"/>
          <table:table-cell ns41:value-type="float" table:style-name="ce90" office:value="4" office:value-type="float">
            <text:p>4</text:p>
          </table:table-cell>
          <table:table-cell table:style-name="ce90"/>
          <table:table-cell ns41:value-type="float" table:style-name="ce90" office:value="4" office:value-type="float">
            <text:p>4</text:p>
          </table:table-cell>
          <table:table-cell ns41:value-type="float" office:value="1" table:style-name="ce90" table:number-columns-repeated="2" office:value-type="float">
            <text:p>1</text:p>
          </table:table-cell>
          <table:table-cell table:style-name="ce90" table:number-columns-repeated="2"/>
          <table:table-cell ns41:value-type="float" table:style-name="ce90" office:value="4" office:value-type="float">
            <text:p>4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4" office:value-type="float">
            <text:p>4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 table:number-columns-repeated="13"/>
          <table:table-cell table:formula="of:=[.J297]+[.L297]+[.N297]+[.P297]+[.R297]+[.T297]+[.V297]+[.X297]+[.Z297]+[.AB297]+[.AD297]+[.AF297]+[.AH297]+[.AJ297]+[.AL297]+[.AN297]" ns41:value-type="float" table:style-name="ce90" office:value-type="float" office:value="16">
            <text:p>16</text:p>
          </table:table-cell>
          <table:table-cell table:formula="of:=[.E297]+[.F297]+[.G297]+[.H297]+[.I297]+[.K297]+[.M297]+[.O297]+[.Q297]+[.S297]+[.U297]+[.W297]+[.Y297]+[.AA297]+[.AC297]+[.AE297]+[.AG297]+[.AI297]+[.AK297]+[.AM297]+[.AO297]" ns41:value-type="float" table:style-name="ce90" office:value-type="float" office:value="23">
            <text:p>23</text:p>
          </table:table-cell>
          <table:table-cell table:style-name="ce90" table:number-columns-repeated="2"/>
          <table:table-cell table:formula="of:=[.AP297]+[.AR297]" ns41:value-type="float" table:style-name="ce90" office:value-type="float" office:value="16">
            <text:p>16</text:p>
          </table:table-cell>
          <table:table-cell table:formula="of:=[.AQ297]+[.AS297]" ns41:value-type="float" table:style-name="ce52" office:value-type="float" office:value="23">
            <text:p>23</text:p>
          </table:table-cell>
          <table:table-cell table:formula="of:=[.A297]" ns41:value-type="float" table:style-name="ce91" office:value-type="float" office:value="46">
            <text:p>46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0" office:value-type="float">
            <text:p>860</text:p>
          </table:table-cell>
          <table:table-cell ns41:value-type="float" table:style-name="ce78" office:value="861" office:value-type="float">
            <text:p>861</text:p>
          </table:table-cell>
          <table:table-cell table:style-name="ce78"/>
          <table:table-cell ns41:value-type="float" table:style-name="ce85" office:value="240193" office:value-type="float">
            <text:p>240193</text:p>
          </table:table-cell>
          <table:table-cell table:number-columns-repeated="970"/>
        </table:table-row>
        <table:table-row table:style-name="ro3">
          <table:table-cell ns41:value-type="float" table:style-name="ce8" office:value="47" office:value-type="float">
            <text:p>47</text:p>
          </table:table-cell>
          <table:table-cell ns41:value-type="string" table:style-name="ce20" office:value-type="string">
            <text:p>Fabricage van likeuren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2"/>
          <table:table-cell ns41:value-type="float" table:style-name="ce90" office:value="1" office:value-type="float">
            <text:p>1</text:p>
          </table:table-cell>
          <table:table-cell table:style-name="ce90" table:number-columns-repeated="27"/>
          <table:table-cell ns41:value-type="float" table:style-name="ce90" office:value="1" office:value-type="float">
            <text:p>1</text:p>
          </table:table-cell>
          <table:table-cell table:style-name="ce90" table:number-columns-repeated="5"/>
          <table:table-cell table:formula="of:=[.J298]+[.L298]+[.N298]+[.P298]+[.R298]+[.T298]+[.V298]+[.X298]+[.Z298]+[.AB298]+[.AD298]+[.AF298]+[.AH298]+[.AJ298]+[.AL298]+[.AN298]" ns41:value-type="float" table:style-name="ce90" office:value-type="float" office:value="1">
            <text:p>1</text:p>
          </table:table-cell>
          <table:table-cell table:formula="of:=[.E298]+[.F298]+[.G298]+[.H298]+[.I298]+[.K298]+[.M298]+[.O298]+[.Q298]+[.S298]+[.U298]+[.W298]+[.Y298]+[.AA298]+[.AC298]+[.AE298]+[.AG298]+[.AI298]+[.AK298]+[.AM298]+[.AO298]" ns41:value-type="float" table:style-name="ce90" office:value-type="float" office:value="1">
            <text:p>1</text:p>
          </table:table-cell>
          <table:table-cell table:style-name="ce90" table:number-columns-repeated="2"/>
          <table:table-cell table:formula="of:=[.AP298]+[.AR298]" ns41:value-type="float" table:style-name="ce90" office:value-type="float" office:value="1">
            <text:p>1</text:p>
          </table:table-cell>
          <table:table-cell table:formula="of:=[.AQ298]+[.AS298]" ns41:value-type="float" table:style-name="ce52" office:value-type="float" office:value="1">
            <text:p>1</text:p>
          </table:table-cell>
          <table:table-cell table:formula="of:=[.A298]" ns41:value-type="float" table:style-name="ce91" office:value-type="float" office:value="47">
            <text:p>47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0" office:value-type="float">
            <text:p>860</text:p>
          </table:table-cell>
          <table:table-cell ns41:value-type="float" table:style-name="ce78" office:value="861" office:value-type="float">
            <text:p>861</text:p>
          </table:table-cell>
          <table:table-cell table:style-name="ce78"/>
          <table:table-cell ns41:value-type="float" table:style-name="ce85" office:value="240193" office:value-type="float">
            <text:p>240193</text:p>
          </table:table-cell>
          <table:table-cell table:number-columns-repeated="970"/>
        </table:table-row>
        <table:table-row table:style-name="ro5">
          <table:table-cell ns41:value-type="float" table:style-name="ce8" office:value="48" office:value-type="float">
            <text:p>48</text:p>
          </table:table-cell>
          <table:table-cell ns41:value-type="string" table:style-name="ce20" office:value-type="string">
            <text:p>Fabricage van gist en spiritus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ns41:value-type="float" office:value="1" table:style-name="ce90" table:number-columns-repeated="2" office:value-type="float">
            <text:p>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0" office:value="6" office:value-type="float">
            <text:p>6</text:p>
          </table:table-cell>
          <table:table-cell table:style-name="ce90"/>
          <table:table-cell ns41:value-type="float" table:style-name="ce90" office:value="4" office:value-type="float">
            <text:p>4</text:p>
          </table:table-cell>
          <table:table-cell table:style-name="ce90"/>
          <table:table-cell ns41:value-type="float" table:style-name="ce90" office:value="7" office:value-type="float">
            <text:p>7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0" office:value="6" office:value-type="float">
            <text:p>6</text:p>
          </table:table-cell>
          <table:table-cell ns41:value-type="float" office:value="9" table:style-name="ce90" table:number-columns-repeated="2" office:value-type="float">
            <text:p>9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0" office:value="14" office:value-type="float">
            <text:p>14</text:p>
          </table:table-cell>
          <table:table-cell ns41:value-type="float" office:value="3" table:style-name="ce90" table:number-columns-repeated="2" office:value-type="float">
            <text:p>3</text:p>
          </table:table-cell>
          <table:table-cell table:style-name="ce90"/>
          <table:table-cell ns41:value-type="float" table:style-name="ce90" office:value="11" office:value-type="float">
            <text:p>11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13" office:value-type="float">
            <text:p>13</text:p>
          </table:table-cell>
          <table:table-cell table:style-name="ce90"/>
          <table:table-cell ns41:value-type="float" table:style-name="ce90" office:value="7" office:value-type="float">
            <text:p>7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8" office:value-type="float">
            <text:p>8</text:p>
          </table:table-cell>
          <table:table-cell table:style-name="ce90"/>
          <table:table-cell ns41:value-type="float" table:style-name="ce90" office:value="12" office:value-type="float">
            <text:p>12</text:p>
          </table:table-cell>
          <table:table-cell table:style-name="ce90"/>
          <table:table-cell ns41:value-type="float" table:style-name="ce90" office:value="4" office:value-type="float">
            <text:p>4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3" office:value-type="float">
            <text:p>3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table:formula="of:=[.J299]+[.L299]+[.N299]+[.P299]+[.R299]+[.T299]+[.V299]+[.X299]+[.Z299]+[.AB299]+[.AD299]+[.AF299]+[.AH299]+[.AJ299]+[.AL299]+[.AN299]" ns41:value-type="float" table:style-name="ce90" office:value-type="float" office:value="94">
            <text:p>94</text:p>
          </table:table-cell>
          <table:table-cell table:formula="of:=[.E299]+[.F299]+[.G299]+[.H299]+[.I299]+[.K299]+[.M299]+[.O299]+[.Q299]+[.S299]+[.U299]+[.W299]+[.Y299]+[.AA299]+[.AC299]+[.AE299]+[.AG299]+[.AI299]+[.AK299]+[.AM299]+[.AO299]" ns41:value-type="float" table:style-name="ce90" office:value-type="float" office:value="63">
            <text:p>63</text:p>
          </table:table-cell>
          <table:table-cell table:style-name="ce90" table:number-columns-repeated="2"/>
          <table:table-cell table:formula="of:=[.AP299]+[.AR299]" ns41:value-type="float" table:style-name="ce90" office:value-type="float" office:value="94">
            <text:p>94</text:p>
          </table:table-cell>
          <table:table-cell table:formula="of:=[.AQ299]+[.AS299]" ns41:value-type="float" table:style-name="ce52" office:value-type="float" office:value="63">
            <text:p>63</text:p>
          </table:table-cell>
          <table:table-cell table:formula="of:=[.A299]" ns41:value-type="float" table:style-name="ce91" office:value-type="float" office:value="48">
            <text:p>48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0" office:value-type="float">
            <text:p>860</text:p>
          </table:table-cell>
          <table:table-cell ns41:value-type="float" table:style-name="ce78" office:value="861" office:value-type="float">
            <text:p>861</text:p>
          </table:table-cell>
          <table:table-cell table:style-name="ce78"/>
          <table:table-cell ns41:value-type="float" table:style-name="ce85" office:value="240193" office:value-type="float">
            <text:p>240193</text:p>
          </table:table-cell>
          <table:table-cell table:number-columns-repeated="970"/>
        </table:table-row>
        <table:table-row table:style-name="ro3">
          <table:table-cell ns41:value-type="float" table:style-name="ce8" office:value="49" office:value-type="float">
            <text:p>49</text:p>
          </table:table-cell>
          <table:table-cell ns41:value-type="string" table:style-name="ce20" office:value-type="string">
            <text:p>Fabricage van bier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ns41:value-type="float" office:value="1" table:style-name="ce90" table:number-columns-repeated="3" office:value-type="float">
            <text:p>1</text:p>
          </table:table-cell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4" office:value-type="float">
            <text:p>4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0" office:value="4" office:value-type="float">
            <text:p>4</text:p>
          </table:table-cell>
          <table:table-cell ns41:value-type="float" office:value="1" table:style-name="ce90" table:number-columns-repeated="2" office:value-type="float">
            <text:p>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5" office:value-type="float">
            <text:p>5</text:p>
          </table:table-cell>
          <table:table-cell table:style-name="ce90"/>
          <table:table-cell ns41:value-type="float" table:style-name="ce90" office:value="3" office:value-type="float">
            <text:p>3</text:p>
          </table:table-cell>
          <table:table-cell table:style-name="ce90" table:number-columns-repeated="5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table:formula="of:=[.J300]+[.L300]+[.N300]+[.P300]+[.R300]+[.T300]+[.V300]+[.X300]+[.Z300]+[.AB300]+[.AD300]+[.AF300]+[.AH300]+[.AJ300]+[.AL300]+[.AN300]" ns41:value-type="float" table:style-name="ce34" office:value-type="float" office:value="72">
            <text:p>72</text:p>
          </table:table-cell>
          <table:table-cell table:formula="of:=[.E300]+[.F300]+[.G300]+[.H300]+[.I300]+[.K300]+[.M300]+[.O300]+[.Q300]+[.S300]+[.U300]+[.W300]+[.Y300]+[.AA300]+[.AC300]+[.AE300]+[.AG300]+[.AI300]+[.AK300]+[.AM300]+[.AO300]" ns41:value-type="float" table:style-name="ce34" office:value-type="float" office:value="36">
            <text:p>36</text:p>
          </table:table-cell>
          <table:table-cell table:style-name="ce90" table:number-columns-repeated="2"/>
          <table:table-cell table:formula="of:=[.AP300]+[.AR300]" ns41:value-type="float" table:style-name="ce34" office:value-type="float" office:value="72">
            <text:p>72</text:p>
          </table:table-cell>
          <table:table-cell table:formula="of:=[.AQ300]+[.AS300]" ns41:value-type="float" table:style-name="ce52" office:value-type="float" office:value="36">
            <text:p>36</text:p>
          </table:table-cell>
          <table:table-cell table:formula="of:=[.A300]" ns41:value-type="float" table:style-name="ce91" office:value-type="float" office:value="49">
            <text:p>49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0" office:value-type="float">
            <text:p>860</text:p>
          </table:table-cell>
          <table:table-cell ns41:value-type="float" table:style-name="ce78" office:value="861" office:value-type="float">
            <text:p>861</text:p>
          </table:table-cell>
          <table:table-cell table:style-name="ce78"/>
          <table:table-cell ns41:value-type="float" table:style-name="ce85" office:value="240193" office:value-type="float">
            <text:p>240193</text:p>
          </table:table-cell>
          <table:table-cell table:number-columns-repeated="970"/>
        </table:table-row>
        <table:table-row table:style-name="ro3">
          <table:table-cell ns41:value-type="float" table:style-name="ce8" office:value="50" office:value-type="float">
            <text:p>50</text:p>
          </table:table-cell>
          <table:table-cell ns41:value-type="string" table:style-name="ce20" office:value-type="string">
            <text:p>Fabricage van azijn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5"/>
          <table:table-cell ns41:value-type="float" table:style-name="ce90" office:value="1" office:value-type="float">
            <text:p>1</text:p>
          </table:table-cell>
          <table:table-cell table:style-name="ce90" table:number-columns-repeated="6"/>
          <table:table-cell ns41:value-type="float" table:style-name="ce90" office:value="1" office:value-type="float">
            <text:p>1</text:p>
          </table:table-cell>
          <table:table-cell table:style-name="ce90" table:number-columns-repeated="23"/>
          <table:table-cell table:formula="of:=[.J301]+[.L301]+[.N301]+[.P301]+[.R301]+[.T301]+[.V301]+[.X301]+[.Z301]+[.AB301]+[.AD301]+[.AF301]+[.AH301]+[.AJ301]+[.AL301]+[.AN301]" ns41:value-type="float" table:style-name="ce34" office:value-type="float" office:value="1">
            <text:p>1</text:p>
          </table:table-cell>
          <table:table-cell table:formula="of:=[.E301]+[.F301]+[.G301]+[.H301]+[.I301]+[.K301]+[.M301]+[.O301]+[.Q301]+[.S301]+[.U301]+[.W301]+[.Y301]+[.AA301]+[.AC301]+[.AE301]+[.AG301]+[.AI301]+[.AK301]+[.AM301]+[.AO301]" ns41:value-type="float" table:style-name="ce34" office:value-type="float" office:value="1">
            <text:p>1</text:p>
          </table:table-cell>
          <table:table-cell table:style-name="ce90" table:number-columns-repeated="2"/>
          <table:table-cell table:formula="of:=[.AP301]+[.AR301]" ns41:value-type="float" table:style-name="ce34" office:value-type="float" office:value="1">
            <text:p>1</text:p>
          </table:table-cell>
          <table:table-cell table:formula="of:=[.AQ301]+[.AS301]" ns41:value-type="float" table:style-name="ce52" office:value-type="float" office:value="1">
            <text:p>1</text:p>
          </table:table-cell>
          <table:table-cell table:formula="of:=[.A301]" ns41:value-type="float" table:style-name="ce91" office:value-type="float" office:value="50">
            <text:p>50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0" office:value-type="float">
            <text:p>860</text:p>
          </table:table-cell>
          <table:table-cell ns41:value-type="float" table:style-name="ce78" office:value="861" office:value-type="float">
            <text:p>861</text:p>
          </table:table-cell>
          <table:table-cell table:style-name="ce78"/>
          <table:table-cell ns41:value-type="float" table:style-name="ce85" office:value="240193" office:value-type="float">
            <text:p>240193</text:p>
          </table:table-cell>
          <table:table-cell table:number-columns-repeated="970"/>
        </table:table-row>
        <table:table-row table:style-name="ro3">
          <table:table-cell ns41:value-type="float" table:style-name="ce8" office:value="51" office:value-type="float">
            <text:p>51</text:p>
          </table:table-cell>
          <table:table-cell ns41:value-type="string" table:style-name="ce20" office:value-type="string">
            <text:p>Fabricage van kunstijs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12"/>
          <table:table-cell ns41:value-type="float" office:value="1" table:style-name="ce90" table:number-columns-repeated="3" office:value-type="float">
            <text:p>1</text:p>
          </table:table-cell>
          <table:table-cell table:style-name="ce90" table:number-columns-repeated="21"/>
          <table:table-cell table:formula="of:=[.J302]+[.L302]+[.N302]+[.P302]+[.R302]+[.T302]+[.V302]+[.X302]+[.Z302]+[.AB302]+[.AD302]+[.AF302]+[.AH302]+[.AJ302]+[.AL302]+[.AN302]" ns41:value-type="float" table:style-name="ce34" office:value-type="float" office:value="2">
            <text:p>2</text:p>
          </table:table-cell>
          <table:table-cell table:formula="of:=[.E302]+[.F302]+[.G302]+[.H302]+[.I302]+[.K302]+[.M302]+[.O302]+[.Q302]+[.S302]+[.U302]+[.W302]+[.Y302]+[.AA302]+[.AC302]+[.AE302]+[.AG302]+[.AI302]+[.AK302]+[.AM302]+[.AO302]" ns41:value-type="float" table:style-name="ce34" office:value-type="float" office:value="1">
            <text:p>1</text:p>
          </table:table-cell>
          <table:table-cell table:style-name="ce90" table:number-columns-repeated="2"/>
          <table:table-cell table:formula="of:=[.AP302]+[.AR302]" ns41:value-type="float" table:style-name="ce34" office:value-type="float" office:value="2">
            <text:p>2</text:p>
          </table:table-cell>
          <table:table-cell table:formula="of:=[.AQ302]+[.AS302]" ns41:value-type="float" table:style-name="ce52" office:value-type="float" office:value="1">
            <text:p>1</text:p>
          </table:table-cell>
          <table:table-cell table:formula="of:=[.A302]" ns41:value-type="float" table:style-name="ce91" office:value-type="float" office:value="51">
            <text:p>51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0" office:value-type="float">
            <text:p>860</text:p>
          </table:table-cell>
          <table:table-cell ns41:value-type="float" table:style-name="ce78" office:value="861" office:value-type="float">
            <text:p>861</text:p>
          </table:table-cell>
          <table:table-cell table:style-name="ce78"/>
          <table:table-cell ns41:value-type="float" table:style-name="ce85" office:value="240193" office:value-type="float">
            <text:p>240193</text:p>
          </table:table-cell>
          <table:table-cell table:number-columns-repeated="970"/>
        </table:table-row>
        <table:table-row table:style-name="ro5">
          <table:table-cell ns41:value-type="float" table:style-name="ce8" office:value="52" office:value-type="float">
            <text:p>52</text:p>
          </table:table-cell>
          <table:table-cell ns41:value-type="string" table:style-name="ce20" office:value-type="string">
            <text:p>Exploitatie van waterleidingen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3" office:value-type="float">
            <text:p>3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8" office:value-type="float">
            <text:p>8</text:p>
          </table:table-cell>
          <table:table-cell ns41:value-type="float" office:value="1" table:style-name="ce90" table:number-columns-repeated="2" office:value-type="float">
            <text:p>1</text:p>
          </table:table-cell>
          <table:table-cell table:style-name="ce90"/>
          <table:table-cell ns41:value-type="float" table:style-name="ce90" office:value="5" office:value-type="float">
            <text:p>5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 table:number-columns-repeated="3"/>
          <table:table-cell ns41:value-type="float" table:style-name="ce90" office:value="2" office:value-type="float">
            <text:p>2</text:p>
          </table:table-cell>
          <table:table-cell ns41:value-type="float" office:value="1" table:style-name="ce90" table:number-columns-repeated="2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table:formula="of:=[.J303]+[.L303]+[.N303]+[.P303]+[.R303]+[.T303]+[.V303]+[.X303]+[.Z303]+[.AB303]+[.AD303]+[.AF303]+[.AH303]+[.AJ303]+[.AL303]+[.AN303]" ns41:value-type="float" table:style-name="ce34" office:value-type="float" office:value="35">
            <text:p>35</text:p>
          </table:table-cell>
          <table:table-cell table:formula="of:=[.E303]+[.F303]+[.G303]+[.H303]+[.I303]+[.K303]+[.M303]+[.O303]+[.Q303]+[.S303]+[.U303]+[.W303]+[.Y303]+[.AA303]+[.AC303]+[.AE303]+[.AG303]+[.AI303]+[.AK303]+[.AM303]+[.AO303]" ns41:value-type="float" table:style-name="ce34" office:value-type="float" office:value="11">
            <text:p>11</text:p>
          </table:table-cell>
          <table:table-cell table:style-name="ce90" table:number-columns-repeated="2"/>
          <table:table-cell table:formula="of:=[.AP303]+[.AR303]" ns41:value-type="float" table:style-name="ce34" office:value-type="float" office:value="35">
            <text:p>35</text:p>
          </table:table-cell>
          <table:table-cell table:formula="of:=[.AQ303]+[.AS303]" ns41:value-type="float" table:style-name="ce52" office:value-type="float" office:value="11">
            <text:p>11</text:p>
          </table:table-cell>
          <table:table-cell table:formula="of:=[.A303]" ns41:value-type="float" table:style-name="ce91" office:value-type="float" office:value="52">
            <text:p>52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0" office:value-type="float">
            <text:p>860</text:p>
          </table:table-cell>
          <table:table-cell ns41:value-type="float" table:style-name="ce78" office:value="861" office:value-type="float">
            <text:p>861</text:p>
          </table:table-cell>
          <table:table-cell table:style-name="ce78"/>
          <table:table-cell ns41:value-type="float" table:style-name="ce85" office:value="240193" office:value-type="float">
            <text:p>240193</text:p>
          </table:table-cell>
          <table:table-cell table:number-columns-repeated="970"/>
        </table:table-row>
        <table:table-row table:style-name="ro3">
          <table:table-cell ns41:value-type="float" table:style-name="ce8" office:value="1" office:value-type="float">
            <text:p>1</text:p>
          </table:table-cell>
          <table:table-cell ns41:value-type="string" table:style-name="ce20" office:value-type="string">
            <text:p>Bewerking van tabak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10"/>
          <table:table-cell ns41:value-type="float" table:style-name="ce90" office:value="1" office:value-type="float">
            <text:p>1</text:p>
          </table:table-cell>
          <table:table-cell table:style-name="ce90" table:number-columns-repeated="4"/>
          <table:table-cell ns41:value-type="float" table:style-name="ce90" office:value="2" office:value-type="float">
            <text:p>2</text:p>
          </table:table-cell>
          <table:table-cell table:style-name="ce90" table:number-columns-repeated="7"/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 table:number-columns-repeated="5"/>
          <table:table-cell table:formula="of:=[.J304]+[.L304]+[.N304]+[.P304]+[.R304]+[.T304]+[.V304]+[.X304]+[.Z304]+[.AB304]+[.AD304]+[.AF304]+[.AH304]+[.AJ304]+[.AL304]+[.AN304]" ns41:value-type="float" table:style-name="ce34" office:value-type="float" office:value="4">
            <text:p>4</text:p>
          </table:table-cell>
          <table:table-cell table:formula="of:=[.E304]+[.F304]+[.G304]+[.H304]+[.I304]+[.K304]+[.M304]+[.O304]+[.Q304]+[.S304]+[.U304]+[.W304]+[.Y304]+[.AA304]+[.AC304]+[.AE304]+[.AG304]+[.AI304]+[.AK304]+[.AM304]+[.AO304]" ns41:value-type="float" table:style-name="ce34" office:value-type="float" office:value="3">
            <text:p>3</text:p>
          </table:table-cell>
          <table:table-cell table:style-name="ce90" table:number-columns-repeated="2"/>
          <table:table-cell table:formula="of:=[.AP304]+[.AR304]" ns41:value-type="float" table:style-name="ce34" office:value-type="float" office:value="4">
            <text:p>4</text:p>
          </table:table-cell>
          <table:table-cell table:formula="of:=[.AQ304]+[.AS304]" ns41:value-type="float" table:style-name="ce52" office:value-type="float" office:value="3">
            <text:p>3</text:p>
          </table:table-cell>
          <table:table-cell table:formula="of:=[.A304]" ns41:value-type="float" table:style-name="ce91" office:value-type="float" office:value="1">
            <text:p>1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2" office:value-type="float">
            <text:p>862</text:p>
          </table:table-cell>
          <table:table-cell ns41:value-type="float" table:style-name="ce78" office:value="863" office:value-type="float">
            <text:p>863</text:p>
          </table:table-cell>
          <table:table-cell table:style-name="ce78"/>
          <table:table-cell ns41:value-type="float" table:style-name="ce85" office:value="240194" office:value-type="float">
            <text:p>240194</text:p>
          </table:table-cell>
          <table:table-cell table:number-columns-repeated="970"/>
        </table:table-row>
        <table:table-row table:style-name="ro3">
          <table:table-cell ns41:value-type="float" table:style-name="ce8" office:value="2" office:value-type="float">
            <text:p>2</text:p>
          </table:table-cell>
          <table:table-cell ns41:value-type="string" table:style-name="ce20" office:value-type="string">
            <text:p>Fabricage van sigaren 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ns41:value-type="float" table:style-name="ce90" office:value="1" office:value-type="float">
            <text:p>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5" office:value-type="float">
            <text:p>5</text:p>
          </table:table-cell>
          <table:table-cell table:style-name="ce90"/>
          <table:table-cell ns41:value-type="float" table:style-name="ce90" office:value="4" office:value-type="float">
            <text:p>4</text:p>
          </table:table-cell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0" office:value="4" office:value-type="float">
            <text:p>4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4" office:value-type="float">
            <text:p>4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0" office:value="4" office:value-type="float">
            <text:p>4</text:p>
          </table:table-cell>
          <table:table-cell table:style-name="ce90"/>
          <table:table-cell ns41:value-type="float" table:style-name="ce90" office:value="3" office:value-type="float">
            <text:p>3</text:p>
          </table:table-cell>
          <table:table-cell ns41:value-type="float" table:style-name="ce90" office:value="1" office:value-type="float">
            <text:p>1</text:p>
          </table:table-cell>
          <table:table-cell table:style-name="ce90" table:number-columns-repeated="2"/>
          <table:table-cell ns41:value-type="float" table:style-name="ce90" office:value="2" office:value-type="float">
            <text:p>2</text:p>
          </table:table-cell>
          <table:table-cell table:style-name="ce90" table:number-columns-repeated="7"/>
          <table:table-cell ns41:value-type="float" table:style-name="ce90" office:value="1" office:value-type="float">
            <text:p>1</text:p>
          </table:table-cell>
          <table:table-cell table:style-name="ce90"/>
          <table:table-cell table:formula="of:=[.J305]+[.L305]+[.N305]+[.P305]+[.R305]+[.T305]+[.V305]+[.X305]+[.Z305]+[.AB305]+[.AD305]+[.AF305]+[.AH305]+[.AJ305]+[.AL305]+[.AN305]" ns41:value-type="float" table:style-name="ce34" office:value-type="float" office:value="20">
            <text:p>20</text:p>
          </table:table-cell>
          <table:table-cell table:formula="of:=[.E305]+[.F305]+[.G305]+[.H305]+[.I305]+[.K305]+[.M305]+[.O305]+[.Q305]+[.S305]+[.U305]+[.W305]+[.Y305]+[.AA305]+[.AC305]+[.AE305]+[.AG305]+[.AI305]+[.AK305]+[.AM305]+[.AO305]" ns41:value-type="float" table:style-name="ce34" office:value-type="float" office:value="25">
            <text:p>25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formula="of:=[.AP305]+[.AR305]" ns41:value-type="float" table:style-name="ce34" office:value-type="float" office:value="20">
            <text:p>20</text:p>
          </table:table-cell>
          <table:table-cell table:formula="of:=[.AQ305]+[.AS305]" ns41:value-type="float" table:style-name="ce52" office:value-type="float" office:value="27">
            <text:p>27</text:p>
          </table:table-cell>
          <table:table-cell table:formula="of:=[.A305]" ns41:value-type="float" table:style-name="ce91" office:value-type="float" office:value="2">
            <text:p>2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2" office:value-type="float">
            <text:p>862</text:p>
          </table:table-cell>
          <table:table-cell ns41:value-type="float" table:style-name="ce78" office:value="863" office:value-type="float">
            <text:p>863</text:p>
          </table:table-cell>
          <table:table-cell table:style-name="ce78"/>
          <table:table-cell ns41:value-type="float" table:style-name="ce85" office:value="240194" office:value-type="float">
            <text:p>240194</text:p>
          </table:table-cell>
          <table:table-cell table:number-columns-repeated="970"/>
        </table:table-row>
        <table:table-row table:style-name="ro3">
          <table:table-cell ns41:value-type="float" table:style-name="ce8" office:value="3" office:value-type="float">
            <text:p>3</text:p>
          </table:table-cell>
          <table:table-cell ns41:value-type="string" table:style-name="ce20" office:value-type="string">
            <text:p>Fabricage van sigaretten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 table:number-columns-repeated="10"/>
          <table:table-cell ns41:value-type="float" table:style-name="ce90" office:value="1" office:value-type="float">
            <text:p>1</text:p>
          </table:table-cell>
          <table:table-cell table:style-name="ce90" table:number-columns-repeated="21"/>
          <table:table-cell table:formula="of:=[.J306]+[.L306]+[.N306]+[.P306]+[.R306]+[.T306]+[.V306]+[.X306]+[.Z306]+[.AB306]+[.AD306]+[.AF306]+[.AH306]+[.AJ306]+[.AL306]+[.AN306]" ns41:value-type="float" table:style-name="ce34" office:value-type="float" office:value="1">
            <text:p>1</text:p>
          </table:table-cell>
          <table:table-cell table:formula="of:=[.E306]+[.F306]+[.G306]+[.H306]+[.I306]+[.K306]+[.M306]+[.O306]+[.Q306]+[.S306]+[.U306]+[.W306]+[.Y306]+[.AA306]+[.AC306]+[.AE306]+[.AG306]+[.AI306]+[.AK306]+[.AM306]+[.AO306]" ns41:value-type="float" table:style-name="ce34" office:value-type="float" office:value="1">
            <text:p>1</text:p>
          </table:table-cell>
          <table:table-cell table:style-name="ce90" table:number-columns-repeated="2"/>
          <table:table-cell table:formula="of:=[.AP306]+[.AR306]" ns41:value-type="float" table:style-name="ce34" office:value-type="float" office:value="1">
            <text:p>1</text:p>
          </table:table-cell>
          <table:table-cell table:formula="of:=[.AQ306]+[.AS306]" ns41:value-type="float" table:style-name="ce52" office:value-type="float" office:value="1">
            <text:p>1</text:p>
          </table:table-cell>
          <table:table-cell table:formula="of:=[.A306]" ns41:value-type="float" table:style-name="ce91" office:value-type="float" office:value="3">
            <text:p>3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2" office:value-type="float">
            <text:p>862</text:p>
          </table:table-cell>
          <table:table-cell ns41:value-type="float" table:style-name="ce78" office:value="863" office:value-type="float">
            <text:p>863</text:p>
          </table:table-cell>
          <table:table-cell table:style-name="ce78"/>
          <table:table-cell ns41:value-type="float" table:style-name="ce85" office:value="240194" office:value-type="float">
            <text:p>240194</text:p>
          </table:table-cell>
          <table:table-cell table:number-columns-repeated="970"/>
        </table:table-row>
        <table:table-row table:style-name="ro3">
          <table:table-cell ns41:value-type="float" table:style-name="ce8" office:value="4" office:value-type="float">
            <text:p>4</text:p>
          </table:table-cell>
          <table:table-cell ns41:value-type="string" table:style-name="ce20" office:value-type="string">
            <text:p>Fabricage van zout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5"/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office:value="1" table:style-name="ce90" table:number-columns-repeated="2" office:value-type="float">
            <text:p>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8" office:value-type="float">
            <text:p>8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3" office:value-type="float">
            <text:p>3</text:p>
          </table:table-cell>
          <table:table-cell table:style-name="ce90"/>
          <table:table-cell ns41:value-type="float" table:style-name="ce90" office:value="5" office:value-type="float">
            <text:p>5</text:p>
          </table:table-cell>
          <table:table-cell table:style-name="ce90"/>
          <table:table-cell ns41:value-type="float" table:style-name="ce90" office:value="3" office:value-type="float">
            <text:p>3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5" office:value-type="float">
            <text:p>5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4" office:value-type="float">
            <text:p>4</text:p>
          </table:table-cell>
          <table:table-cell table:style-name="ce90" table:number-columns-repeated="3"/>
          <table:table-cell ns41:value-type="float" table:style-name="ce90" office:value="2" office:value-type="float">
            <text:p>2</text:p>
          </table:table-cell>
          <table:table-cell table:style-name="ce90" table:number-columns-repeated="3"/>
          <table:table-cell table:formula="of:=[.J307]+[.L307]+[.N307]+[.P307]+[.R307]+[.T307]+[.V307]+[.X307]+[.Z307]+[.AB307]+[.AD307]+[.AF307]+[.AH307]+[.AJ307]+[.AL307]+[.AN307]" ns41:value-type="float" table:style-name="ce34" office:value-type="float" office:value="33">
            <text:p>33</text:p>
          </table:table-cell>
          <table:table-cell table:formula="of:=[.E307]+[.F307]+[.G307]+[.H307]+[.I307]+[.K307]+[.M307]+[.O307]+[.Q307]+[.S307]+[.U307]+[.W307]+[.Y307]+[.AA307]+[.AC307]+[.AE307]+[.AG307]+[.AI307]+[.AK307]+[.AM307]+[.AO307]" ns41:value-type="float" table:style-name="ce34" office:value-type="float" office:value="5">
            <text:p>5</text:p>
          </table:table-cell>
          <table:table-cell table:style-name="ce90" table:number-columns-repeated="2"/>
          <table:table-cell table:formula="of:=[.AP307]+[.AR307]" ns41:value-type="float" table:style-name="ce34" office:value-type="float" office:value="33">
            <text:p>33</text:p>
          </table:table-cell>
          <table:table-cell table:formula="of:=[.AQ307]+[.AS307]" ns41:value-type="float" table:style-name="ce52" office:value-type="float" office:value="5">
            <text:p>5</text:p>
          </table:table-cell>
          <table:table-cell table:formula="of:=[.A307]" ns41:value-type="float" table:style-name="ce91" office:value-type="float" office:value="4">
            <text:p>4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2" office:value-type="float">
            <text:p>862</text:p>
          </table:table-cell>
          <table:table-cell ns41:value-type="float" table:style-name="ce78" office:value="863" office:value-type="float">
            <text:p>863</text:p>
          </table:table-cell>
          <table:table-cell table:style-name="ce78"/>
          <table:table-cell ns41:value-type="float" table:style-name="ce85" office:value="240194" office:value-type="float">
            <text:p>240194</text:p>
          </table:table-cell>
          <table:table-cell table:number-columns-repeated="970"/>
        </table:table-row>
        <table:table-row table:style-name="ro3">
          <table:table-cell ns41:value-type="float" table:style-name="ce8" office:value="5" office:value-type="float">
            <text:p>5</text:p>
          </table:table-cell>
          <table:table-cell ns41:value-type="string" table:style-name="ce20" office:value-type="string">
            <text:p>Fabricage van veevoeder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office:value="1" table:style-name="ce90" table:number-columns-repeated="2" office:value-type="float">
            <text:p>1</text:p>
          </table:table-cell>
          <table:table-cell table:style-name="ce90" table:number-columns-repeated="7"/>
          <table:table-cell ns41:value-type="float" table:style-name="ce90" office:value="1" office:value-type="float">
            <text:p>1</text:p>
          </table:table-cell>
          <table:table-cell table:style-name="ce90" table:number-columns-repeated="13"/>
          <table:table-cell table:formula="of:=[.J308]+[.L308]+[.N308]+[.P308]+[.R308]+[.T308]+[.V308]+[.X308]+[.Z308]+[.AB308]+[.AD308]+[.AF308]+[.AH308]+[.AJ308]+[.AL308]+[.AN308]" ns41:value-type="float" table:style-name="ce34" office:value-type="float" office:value="2">
            <text:p>2</text:p>
          </table:table-cell>
          <table:table-cell table:formula="of:=[.E308]+[.F308]+[.G308]+[.H308]+[.I308]+[.K308]+[.M308]+[.O308]+[.Q308]+[.S308]+[.U308]+[.W308]+[.Y308]+[.AA308]+[.AC308]+[.AE308]+[.AG308]+[.AI308]+[.AK308]+[.AM308]+[.AO308]" ns41:value-type="float" table:style-name="ce34" office:value-type="float" office:value="6">
            <text:p>6</text:p>
          </table:table-cell>
          <table:table-cell table:style-name="ce90" table:number-columns-repeated="2"/>
          <table:table-cell table:formula="of:=[.AP308]+[.AR308]" ns41:value-type="float" table:style-name="ce34" office:value-type="float" office:value="2">
            <text:p>2</text:p>
          </table:table-cell>
          <table:table-cell table:formula="of:=[.AQ308]+[.AS308]" ns41:value-type="float" table:style-name="ce52" office:value-type="float" office:value="6">
            <text:p>6</text:p>
          </table:table-cell>
          <table:table-cell table:formula="of:=[.A308]" ns41:value-type="float" table:style-name="ce91" office:value-type="float" office:value="5">
            <text:p>5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2" office:value-type="float">
            <text:p>862</text:p>
          </table:table-cell>
          <table:table-cell ns41:value-type="float" table:style-name="ce78" office:value="863" office:value-type="float">
            <text:p>863</text:p>
          </table:table-cell>
          <table:table-cell table:style-name="ce78"/>
          <table:table-cell ns41:value-type="float" table:style-name="ce85" office:value="240194" office:value-type="float">
            <text:p>240194</text:p>
          </table:table-cell>
          <table:table-cell table:number-columns-repeated="970"/>
        </table:table-row>
        <table:table-row table:style-name="ro3">
          <table:table-cell table:style-name="ce8"/>
          <table:table-cell ns41:value-type="string" table:style-name="ce20" office:value-type="string">
            <text:p>XVII. Totaal</text:p>
          </table:table-cell>
          <table:table-cell table:style-name="ce30"/>
          <table:table-cell table:style-name="ce11"/>
          <table:table-cell table:formula="of:=SUM([.E254:.E308])" ns41:value-type="float" table:style-name="ce40" office:value-type="float" office:value="0">
            <text:p>0</text:p>
          </table:table-cell>
          <table:table-cell table:formula="of:=SUM([.F254:.F308])" ns41:value-type="float" table:style-name="ce90" office:value-type="float" office:value="11">
            <text:p>11</text:p>
          </table:table-cell>
          <table:table-cell table:formula="of:=SUM([.G254:.G308])" ns41:value-type="float" table:style-name="ce90" office:value-type="float" office:value="25">
            <text:p>25</text:p>
          </table:table-cell>
          <table:table-cell table:formula="of:=SUM([.H254:.H308])" ns41:value-type="float" table:style-name="ce90" office:value-type="float" office:value="39">
            <text:p>39</text:p>
          </table:table-cell>
          <table:table-cell table:formula="of:=SUM([.I254:.I308])" ns41:value-type="float" table:style-name="ce90" office:value-type="float" office:value="120">
            <text:p>120</text:p>
          </table:table-cell>
          <table:table-cell table:formula="of:=SUM([.J254:.J308])" ns41:value-type="float" table:style-name="ce90" office:value-type="float" office:value="3">
            <text:p>3</text:p>
          </table:table-cell>
          <table:table-cell table:formula="of:=SUM([.K254:.K308])" ns41:value-type="float" table:style-name="ce90" office:value-type="float" office:value="120">
            <text:p>120</text:p>
          </table:table-cell>
          <table:table-cell table:formula="of:=SUM([.L254:.L308])" ns41:value-type="float" table:style-name="ce90" office:value-type="float" office:value="1">
            <text:p>1</text:p>
          </table:table-cell>
          <table:table-cell table:formula="of:=SUM([.M254:.M308])" ns41:value-type="float" table:style-name="ce90" office:value-type="float" office:value="51">
            <text:p>51</text:p>
          </table:table-cell>
          <table:table-cell table:formula="of:=SUM([.N254:.N308])" ns41:value-type="float" table:style-name="ce90" office:value-type="float" office:value="17">
            <text:p>17</text:p>
          </table:table-cell>
          <table:table-cell table:formula="of:=SUM([.O254:.O308])" ns41:value-type="float" table:style-name="ce90" office:value-type="float" office:value="86">
            <text:p>86</text:p>
          </table:table-cell>
          <table:table-cell table:formula="of:=SUM([.P254:.P308])" ns41:value-type="float" table:style-name="ce90" office:value-type="float" office:value="40">
            <text:p>40</text:p>
          </table:table-cell>
          <table:table-cell table:formula="of:=SUM([.Q254:.Q308])" ns41:value-type="float" table:style-name="ce90" office:value-type="float" office:value="89">
            <text:p>89</text:p>
          </table:table-cell>
          <table:table-cell table:formula="of:=SUM([.R254:.R308])" ns41:value-type="float" table:style-name="ce90" office:value-type="float" office:value="200">
            <text:p>200</text:p>
          </table:table-cell>
          <table:table-cell table:formula="of:=SUM([.S254:.S308])" ns41:value-type="float" table:style-name="ce90" office:value-type="float" office:value="119">
            <text:p>119</text:p>
          </table:table-cell>
          <table:table-cell table:formula="of:=SUM([.T254:.T308])" ns41:value-type="float" table:style-name="ce90" office:value-type="float" office:value="181">
            <text:p>181</text:p>
          </table:table-cell>
          <table:table-cell table:formula="of:=SUM([.U254:.U308])" ns41:value-type="float" table:style-name="ce90" office:value-type="float" office:value="33">
            <text:p>33</text:p>
          </table:table-cell>
          <table:table-cell table:formula="of:=SUM([.V254:.V308])" ns41:value-type="float" table:style-name="ce90" office:value-type="float" office:value="40">
            <text:p>40</text:p>
          </table:table-cell>
          <table:table-cell table:formula="of:=SUM([.W254:.W308])" ns41:value-type="float" table:style-name="ce90" office:value-type="float" office:value="7">
            <text:p>7</text:p>
          </table:table-cell>
          <table:table-cell table:formula="of:=SUM([.X254:.X308])" ns41:value-type="float" table:style-name="ce90" office:value-type="float" office:value="192">
            <text:p>192</text:p>
          </table:table-cell>
          <table:table-cell table:formula="of:=SUM([.Y254:.Y308])" ns41:value-type="float" table:style-name="ce90" office:value-type="float" office:value="22">
            <text:p>22</text:p>
          </table:table-cell>
          <table:table-cell table:formula="of:=SUM([.Z254:.Z308])" ns41:value-type="float" table:style-name="ce90" office:value-type="float" office:value="154">
            <text:p>154</text:p>
          </table:table-cell>
          <table:table-cell table:formula="of:=SUM([.AA254:.AA308])" ns41:value-type="float" table:style-name="ce90" office:value-type="float" office:value="10">
            <text:p>10</text:p>
          </table:table-cell>
          <table:table-cell table:formula="of:=SUM([.AB254:.AB308])" ns41:value-type="float" table:style-name="ce90" office:value-type="float" office:value="191">
            <text:p>191</text:p>
          </table:table-cell>
          <table:table-cell table:formula="of:=SUM([.AC254:.AC308])" ns41:value-type="float" table:style-name="ce90" office:value-type="float" office:value="11">
            <text:p>11</text:p>
          </table:table-cell>
          <table:table-cell table:formula="of:=SUM([.AD254:.AD308])" ns41:value-type="float" table:style-name="ce90" office:value-type="float" office:value="75">
            <text:p>75</text:p>
          </table:table-cell>
          <table:table-cell table:formula="of:=SUM([.AE254:.AE308])" ns41:value-type="float" table:style-name="ce90" office:value-type="float" office:value="2">
            <text:p>2</text:p>
          </table:table-cell>
          <table:table-cell table:formula="of:=SUM([.AF254:.AF308])" ns41:value-type="float" table:style-name="ce90" office:value-type="float" office:value="119">
            <text:p>119</text:p>
          </table:table-cell>
          <table:table-cell table:formula="of:=SUM([.AG254:.AG308])" ns41:value-type="float" table:style-name="ce90" office:value-type="float" office:value="1">
            <text:p>1</text:p>
          </table:table-cell>
          <table:table-cell table:formula="of:=SUM([.AH254:.AH308])" ns41:value-type="float" table:style-name="ce90" office:value-type="float" office:value="43">
            <text:p>43</text:p>
          </table:table-cell>
          <table:table-cell table:formula="of:=SUM([.AI254:.AI308])" ns41:value-type="float" table:style-name="ce90" office:value-type="float" office:value="2">
            <text:p>2</text:p>
          </table:table-cell>
          <table:table-cell table:formula="of:=SUM([.AJ254:.AJ308])" ns41:value-type="float" table:style-name="ce90" office:value-type="float" office:value="12">
            <text:p>12</text:p>
          </table:table-cell>
          <table:table-cell table:formula="of:=SUM([.AK254:.AK308])" ns41:value-type="float" table:style-name="ce90" office:value-type="float" office:value="1">
            <text:p>1</text:p>
          </table:table-cell>
          <table:table-cell table:formula="of:=SUM([.AL254:.AL308])" ns41:value-type="float" table:style-name="ce90" office:value-type="float" office:value="40">
            <text:p>40</text:p>
          </table:table-cell>
          <table:table-cell table:formula="of:=SUM([.AM254:.AM308])" ns41:value-type="float" table:style-name="ce90" office:value-type="float" office:value="0">
            <text:p>0</text:p>
          </table:table-cell>
          <table:table-cell table:formula="of:=SUM([.AN254:.AN308])" ns41:value-type="float" table:style-name="ce90" office:value-type="float" office:value="16">
            <text:p>16</text:p>
          </table:table-cell>
          <table:table-cell table:formula="of:=SUM([.AO254:.AO308])" ns41:value-type="float" table:style-name="ce90" office:value-type="float" office:value="0">
            <text:p>0</text:p>
          </table:table-cell>
          <table:table-cell table:formula="of:=SUM([.AP254:.AP308])" ns41:value-type="float" table:style-name="ce90" office:value-type="float" office:value="1324">
            <text:p>1324</text:p>
          </table:table-cell>
          <table:table-cell table:formula="of:=SUM([.AQ254:.AQ308])" ns41:value-type="float" table:style-name="ce90" office:value-type="float" office:value="749">
            <text:p>749</text:p>
          </table:table-cell>
          <table:table-cell table:formula="of:=SUM([.AR254:.AR308])" ns41:value-type="float" table:style-name="ce90" office:value-type="float" office:value="2">
            <text:p>2</text:p>
          </table:table-cell>
          <table:table-cell table:formula="of:=SUM([.AS254:.AS308])" ns41:value-type="float" table:style-name="ce90" office:value-type="float" office:value="13">
            <text:p>13</text:p>
          </table:table-cell>
          <table:table-cell table:formula="of:=SUM([.AT254:.AT308])" ns41:value-type="float" table:style-name="ce90" office:value-type="float" office:value="1326">
            <text:p>1326</text:p>
          </table:table-cell>
          <table:table-cell table:formula="of:=SUM([.AU254:.AU308])" ns41:value-type="float" table:style-name="ce52" office:value-type="float" office:value="762">
            <text:p>762</text:p>
          </table:table-cell>
          <table:table-cell table:style-name="ce91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2" office:value-type="float">
            <text:p>862</text:p>
          </table:table-cell>
          <table:table-cell ns41:value-type="float" table:style-name="ce78" office:value="863" office:value-type="float">
            <text:p>863</text:p>
          </table:table-cell>
          <table:table-cell table:style-name="ce78"/>
          <table:table-cell ns41:value-type="float" table:style-name="ce85" office:value="240194" office:value-type="float">
            <text:p>240194</text:p>
          </table:table-cell>
          <table:table-cell table:style-name="ce87" table:number-columns-repeated="970"/>
        </table:table-row>
        <table:table-row table:style-name="ro3">
          <table:table-cell table:style-name="ce8"/>
          <table:table-cell ns41:value-type="string" table:style-name="ce20" office:value-type="string">
            <text:p>I-XVII Totaal</text:p>
          </table:table-cell>
          <table:table-cell ns41:value-type="string" table:style-name="ce30" office:value-type="string">
            <text:p>C</text:p>
          </table:table-cell>
          <table:table-cell table:style-name="ce11"/>
          <table:table-cell table:formula="of:=[.E200]+[.E177]" ns41:value-type="float" table:style-name="ce40" office:value-type="float" office:value="0">
            <text:p>0</text:p>
          </table:table-cell>
          <table:table-cell table:formula="of:=[.F200]+[.F177]" ns41:value-type="float" table:style-name="ce90" office:value-type="float" office:value="0">
            <text:p>0</text:p>
          </table:table-cell>
          <table:table-cell table:formula="of:=[.G200]+[.G177]" ns41:value-type="float" table:style-name="ce90" office:value-type="float" office:value="0">
            <text:p>0</text:p>
          </table:table-cell>
          <table:table-cell table:formula="of:=[.H200]+[.H177]" ns41:value-type="float" table:style-name="ce90" office:value-type="float" office:value="0">
            <text:p>0</text:p>
          </table:table-cell>
          <table:table-cell table:formula="of:=[.I200]+[.I177]" ns41:value-type="float" table:style-name="ce90" office:value-type="float" office:value="0">
            <text:p>0</text:p>
          </table:table-cell>
          <table:table-cell table:formula="of:=[.J200]+[.J177]" ns41:value-type="float" table:style-name="ce90" office:value-type="float" office:value="0">
            <text:p>0</text:p>
          </table:table-cell>
          <table:table-cell table:formula="of:=[.K200]+[.K177]" ns41:value-type="float" table:style-name="ce90" office:value-type="float" office:value="0">
            <text:p>0</text:p>
          </table:table-cell>
          <table:table-cell table:formula="of:=[.L200]+[.L177]" ns41:value-type="float" table:style-name="ce90" office:value-type="float" office:value="0">
            <text:p>0</text:p>
          </table:table-cell>
          <table:table-cell table:formula="of:=[.M200]+[.M177]" ns41:value-type="float" table:style-name="ce90" office:value-type="float" office:value="0">
            <text:p>0</text:p>
          </table:table-cell>
          <table:table-cell table:formula="of:=[.N200]+[.N177]" ns41:value-type="float" table:style-name="ce90" office:value-type="float" office:value="0">
            <text:p>0</text:p>
          </table:table-cell>
          <table:table-cell table:formula="of:=[.O200]+[.O177]" ns41:value-type="float" table:style-name="ce90" office:value-type="float" office:value="0">
            <text:p>0</text:p>
          </table:table-cell>
          <table:table-cell table:formula="of:=[.P200]+[.P177]" ns41:value-type="float" table:style-name="ce90" office:value-type="float" office:value="0">
            <text:p>0</text:p>
          </table:table-cell>
          <table:table-cell table:formula="of:=[.Q200]+[.Q177]" ns41:value-type="float" table:style-name="ce90" office:value-type="float" office:value="0">
            <text:p>0</text:p>
          </table:table-cell>
          <table:table-cell table:formula="of:=[.R200]+[.R177]" ns41:value-type="float" table:style-name="ce90" office:value-type="float" office:value="0">
            <text:p>0</text:p>
          </table:table-cell>
          <table:table-cell table:formula="of:=[.S200]+[.S177]" ns41:value-type="float" table:style-name="ce90" office:value-type="float" office:value="0">
            <text:p>0</text:p>
          </table:table-cell>
          <table:table-cell table:formula="of:=[.T200]+[.T177]" ns41:value-type="float" table:style-name="ce90" office:value-type="float" office:value="0">
            <text:p>0</text:p>
          </table:table-cell>
          <table:table-cell table:formula="of:=[.U200]+[.U177]" ns41:value-type="float" table:style-name="ce90" office:value-type="float" office:value="0">
            <text:p>0</text:p>
          </table:table-cell>
          <table:table-cell table:formula="of:=[.V200]+[.V177]" ns41:value-type="float" table:style-name="ce90" office:value-type="float" office:value="0">
            <text:p>0</text:p>
          </table:table-cell>
          <table:table-cell table:formula="of:=[.W200]+[.W177]" ns41:value-type="float" table:style-name="ce90" office:value-type="float" office:value="0">
            <text:p>0</text:p>
          </table:table-cell>
          <table:table-cell table:formula="of:=[.X200]+[.X177]" ns41:value-type="float" table:style-name="ce90" office:value-type="float" office:value="2">
            <text:p>2</text:p>
          </table:table-cell>
          <table:table-cell table:formula="of:=[.Y200]+[.Y177]" ns41:value-type="float" table:style-name="ce90" office:value-type="float" office:value="0">
            <text:p>0</text:p>
          </table:table-cell>
          <table:table-cell table:formula="of:=[.Z200]+[.Z177]" ns41:value-type="float" table:style-name="ce90" office:value-type="float" office:value="2">
            <text:p>2</text:p>
          </table:table-cell>
          <table:table-cell table:formula="of:=[.AA200]+[.AA177]" ns41:value-type="float" table:style-name="ce90" office:value-type="float" office:value="0">
            <text:p>0</text:p>
          </table:table-cell>
          <table:table-cell table:formula="of:=[.AB200]+[.AB177]" ns41:value-type="float" table:style-name="ce90" office:value-type="float" office:value="1">
            <text:p>1</text:p>
          </table:table-cell>
          <table:table-cell table:formula="of:=[.AC200]+[.AC177]" ns41:value-type="float" table:style-name="ce90" office:value-type="float" office:value="0">
            <text:p>0</text:p>
          </table:table-cell>
          <table:table-cell table:formula="of:=[.AD200]+[.AD177]" ns41:value-type="float" table:style-name="ce90" office:value-type="float" office:value="0">
            <text:p>0</text:p>
          </table:table-cell>
          <table:table-cell table:formula="of:=[.AE200]+[.AE177]" ns41:value-type="float" table:style-name="ce90" office:value-type="float" office:value="0">
            <text:p>0</text:p>
          </table:table-cell>
          <table:table-cell table:formula="of:=[.AF200]+[.AF177]" ns41:value-type="float" table:style-name="ce90" office:value-type="float" office:value="0">
            <text:p>0</text:p>
          </table:table-cell>
          <table:table-cell table:formula="of:=[.AG200]+[.AG177]" ns41:value-type="float" table:style-name="ce90" office:value-type="float" office:value="0">
            <text:p>0</text:p>
          </table:table-cell>
          <table:table-cell table:formula="of:=[.AH200]+[.AH177]" ns41:value-type="float" table:style-name="ce90" office:value-type="float" office:value="0">
            <text:p>0</text:p>
          </table:table-cell>
          <table:table-cell table:formula="of:=[.AI200]+[.AI177]" ns41:value-type="float" table:style-name="ce90" office:value-type="float" office:value="0">
            <text:p>0</text:p>
          </table:table-cell>
          <table:table-cell table:formula="of:=[.AJ200]+[.AJ177]" ns41:value-type="float" table:style-name="ce90" office:value-type="float" office:value="0">
            <text:p>0</text:p>
          </table:table-cell>
          <table:table-cell table:formula="of:=[.AK200]+[.AK177]" ns41:value-type="float" table:style-name="ce90" office:value-type="float" office:value="0">
            <text:p>0</text:p>
          </table:table-cell>
          <table:table-cell table:formula="of:=[.AL200]+[.AL177]" ns41:value-type="float" table:style-name="ce90" office:value-type="float" office:value="0">
            <text:p>0</text:p>
          </table:table-cell>
          <table:table-cell table:formula="of:=[.AM200]+[.AM177]" ns41:value-type="float" table:style-name="ce90" office:value-type="float" office:value="0">
            <text:p>0</text:p>
          </table:table-cell>
          <table:table-cell table:formula="of:=[.AN200]+[.AN177]" ns41:value-type="float" table:style-name="ce90" office:value-type="float" office:value="0">
            <text:p>0</text:p>
          </table:table-cell>
          <table:table-cell table:formula="of:=[.AO200]+[.AO177]" ns41:value-type="float" table:style-name="ce90" office:value-type="float" office:value="0">
            <text:p>0</text:p>
          </table:table-cell>
          <table:table-cell table:formula="of:=[.AP200]+[.AP177]" ns41:value-type="float" table:style-name="ce90" office:value-type="float" office:value="5">
            <text:p>5</text:p>
          </table:table-cell>
          <table:table-cell table:formula="of:=[.AQ200]+[.AQ177]" ns41:value-type="float" table:style-name="ce90" office:value-type="float" office:value="0">
            <text:p>0</text:p>
          </table:table-cell>
          <table:table-cell table:formula="of:=[.AR200]+[.AR177]" ns41:value-type="float" table:style-name="ce90" office:value-type="float" office:value="0">
            <text:p>0</text:p>
          </table:table-cell>
          <table:table-cell table:formula="of:=[.AS200]+[.AS177]" ns41:value-type="float" table:style-name="ce90" office:value-type="float" office:value="0">
            <text:p>0</text:p>
          </table:table-cell>
          <table:table-cell table:formula="of:=[.AT200]+[.AT177]" ns41:value-type="float" table:style-name="ce90" office:value-type="float" office:value="5">
            <text:p>5</text:p>
          </table:table-cell>
          <table:table-cell table:formula="of:=[.AU200]+[.AU177]" ns41:value-type="float" table:style-name="ce52" office:value-type="float" office:value="0">
            <text:p>0</text:p>
          </table:table-cell>
          <table:table-cell table:style-name="ce91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2" office:value-type="float">
            <text:p>862</text:p>
          </table:table-cell>
          <table:table-cell ns41:value-type="float" table:style-name="ce78" office:value="863" office:value-type="float">
            <text:p>863</text:p>
          </table:table-cell>
          <table:table-cell table:style-name="ce78"/>
          <table:table-cell ns41:value-type="float" table:style-name="ce85" office:value="240194" office:value-type="float">
            <text:p>240194</text:p>
          </table:table-cell>
          <table:table-cell table:style-name="ce87" table:number-columns-repeated="970"/>
        </table:table-row>
        <table:table-row table:style-name="ro3">
          <table:table-cell table:style-name="ce8"/>
          <table:table-cell ns41:value-type="string" table:style-name="ce20" office:value-type="string">
            <text:p>I-XVII Totaal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formula="of:=[.E309]+[.E252]+[.E248]+[.E214]+[.E206]+[.E201]+[.E178]+[.E152]+[.E145]+[.E136]+[.E130]+[.E138]+[.E104]+[.E65]+[.E39]+[.E37]" ns41:value-type="float" table:style-name="ce40" office:value-type="float" office:value="0">
            <text:p>0</text:p>
          </table:table-cell>
          <table:table-cell table:formula="of:=[.F309]+[.F252]+[.F248]+[.F214]+[.F206]+[.F201]+[.F178]+[.F152]+[.F145]+[.F136]+[.F130]+[.F138]+[.F104]+[.F65]+[.F39]+[.F37]" ns41:value-type="float" table:style-name="ce90" office:value-type="float" office:value="92">
            <text:p>92</text:p>
          </table:table-cell>
          <table:table-cell table:formula="of:=[.G309]+[.G252]+[.G248]+[.G214]+[.G206]+[.G201]+[.G178]+[.G152]+[.G145]+[.G136]+[.G130]+[.G138]+[.G104]+[.G65]+[.G39]+[.G37]" ns41:value-type="float" table:style-name="ce90" office:value-type="float" office:value="180">
            <text:p>180</text:p>
          </table:table-cell>
          <table:table-cell table:formula="of:=[.H309]+[.H252]+[.H248]+[.H214]+[.H206]+[.H201]+[.H178]+[.H152]+[.H145]+[.H136]+[.H130]+[.H138]+[.H104]+[.H65]+[.H39]+[.H37]" ns41:value-type="float" table:style-name="ce90" office:value-type="float" office:value="235">
            <text:p>235</text:p>
          </table:table-cell>
          <table:table-cell table:formula="of:=[.I309]+[.I252]+[.I248]+[.I214]+[.I206]+[.I201]+[.I178]+[.I152]+[.I145]+[.I136]+[.I130]+[.I138]+[.I104]+[.I65]+[.I39]+[.I37]" ns41:value-type="float" table:style-name="ce90" office:value-type="float" office:value="828">
            <text:p>828</text:p>
          </table:table-cell>
          <table:table-cell table:formula="of:=[.J309]+[.J252]+[.J248]+[.J214]+[.J206]+[.J201]+[.J178]+[.J152]+[.J145]+[.J136]+[.J130]+[.J138]+[.J104]+[.J65]+[.J39]+[.J37]" ns41:value-type="float" table:style-name="ce90" office:value-type="float" office:value="12">
            <text:p>12</text:p>
          </table:table-cell>
          <table:table-cell table:formula="of:=[.K309]+[.K252]+[.K248]+[.K214]+[.K206]+[.K201]+[.K178]+[.K152]+[.K145]+[.K136]+[.K130]+[.K138]+[.K104]+[.K65]+[.K39]+[.K37]" ns41:value-type="float" table:style-name="ce90" office:value-type="float" office:value="1163">
            <text:p>1163</text:p>
          </table:table-cell>
          <table:table-cell table:formula="of:=[.L309]+[.L252]+[.L248]+[.L214]+[.L206]+[.L201]+[.L178]+[.L152]+[.L145]+[.L136]+[.L130]+[.L138]+[.L104]+[.L65]+[.L39]+[.L37]" ns41:value-type="float" table:style-name="ce90" office:value-type="float" office:value="24">
            <text:p>24</text:p>
          </table:table-cell>
          <table:table-cell table:formula="of:=[.M309]+[.M252]+[.M248]+[.M214]+[.M206]+[.M201]+[.M178]+[.M152]+[.M145]+[.M136]+[.M130]+[.M138]+[.M104]+[.M65]+[.M39]+[.M37]" ns41:value-type="float" table:style-name="ce90" office:value-type="float" office:value="574">
            <text:p>574</text:p>
          </table:table-cell>
          <table:table-cell table:formula="of:=[.N309]+[.N252]+[.N248]+[.N214]+[.N206]+[.N201]+[.N178]+[.N152]+[.N145]+[.N136]+[.N130]+[.N138]+[.N104]+[.N65]+[.N39]+[.N37]" ns41:value-type="float" table:style-name="ce90" office:value-type="float" office:value="259">
            <text:p>259</text:p>
          </table:table-cell>
          <table:table-cell table:formula="of:=[.O309]+[.O252]+[.O248]+[.O214]+[.O206]+[.O201]+[.O178]+[.O152]+[.O145]+[.O136]+[.O130]+[.O138]+[.O104]+[.O65]+[.O39]+[.O37]" ns41:value-type="float" table:style-name="ce90" office:value-type="float" office:value="1189">
            <text:p>1189</text:p>
          </table:table-cell>
          <table:table-cell table:formula="of:=[.P309]+[.P252]+[.P248]+[.P214]+[.P206]+[.P201]+[.P178]+[.P152]+[.P145]+[.P136]+[.P130]+[.P138]+[.P104]+[.P65]+[.P39]+[.P37]" ns41:value-type="float" table:style-name="ce90" office:value-type="float" office:value="486">
            <text:p>486</text:p>
          </table:table-cell>
          <table:table-cell table:formula="of:=[.Q309]+[.Q252]+[.Q248]+[.Q214]+[.Q206]+[.Q201]+[.Q178]+[.Q152]+[.Q145]+[.Q136]+[.Q130]+[.Q138]+[.Q104]+[.Q65]+[.Q39]+[.Q37]" ns41:value-type="float" table:style-name="ce90" office:value-type="float" office:value="932">
            <text:p>932</text:p>
          </table:table-cell>
          <table:table-cell table:formula="of:=[.R309]+[.R252]+[.R248]+[.R214]+[.R206]+[.R201]+[.R178]+[.R152]+[.R145]+[.R136]+[.R130]+[.R138]+[.R104]+[.R65]+[.R39]+[.R37]" ns41:value-type="float" table:style-name="ce90" office:value-type="float" office:value="2282">
            <text:p>2282</text:p>
          </table:table-cell>
          <table:table-cell table:formula="of:=[.S309]+[.S252]+[.S248]+[.S214]+[.S206]+[.S201]+[.S178]+[.S152]+[.S145]+[.S136]+[.S130]+[.S138]+[.S104]+[.S65]+[.S39]+[.S37]" ns41:value-type="float" table:style-name="ce90" office:value-type="float" office:value="1362">
            <text:p>1362</text:p>
          </table:table-cell>
          <table:table-cell table:formula="of:=[.T309]+[.T252]+[.T248]+[.T214]+[.T206]+[.T201]+[.T178]+[.T152]+[.T145]+[.T136]+[.T130]+[.T138]+[.T104]+[.T65]+[.T39]+[.T37]" ns41:value-type="float" table:style-name="ce90" office:value-type="float" office:value="1733">
            <text:p>1733</text:p>
          </table:table-cell>
          <table:table-cell table:formula="of:=[.U309]+[.U252]+[.U248]+[.U214]+[.U206]+[.U201]+[.U178]+[.U152]+[.U145]+[.U136]+[.U130]+[.U138]+[.U104]+[.U65]+[.U39]+[.U37]" ns41:value-type="float" table:style-name="ce90" office:value-type="float" office:value="443">
            <text:p>443</text:p>
          </table:table-cell>
          <table:table-cell table:formula="of:=[.V309]+[.V252]+[.V248]+[.V214]+[.V206]+[.V201]+[.V178]+[.V152]+[.V145]+[.V136]+[.V130]+[.V138]+[.V104]+[.V65]+[.V39]+[.V37]" ns41:value-type="float" table:style-name="ce90" office:value-type="float" office:value="400">
            <text:p>400</text:p>
          </table:table-cell>
          <table:table-cell table:formula="of:=[.W309]+[.W252]+[.W248]+[.W214]+[.W206]+[.W201]+[.W178]+[.W152]+[.W145]+[.W136]+[.W130]+[.W138]+[.W104]+[.W65]+[.W39]+[.W37]" ns41:value-type="float" table:style-name="ce90" office:value-type="float" office:value="92">
            <text:p>92</text:p>
          </table:table-cell>
          <table:table-cell table:formula="of:=[.X309]+[.X252]+[.X248]+[.X214]+[.X206]+[.X201]+[.X178]+[.X152]+[.X145]+[.X136]+[.X130]+[.X138]+[.X104]+[.X65]+[.X39]+[.X37]" ns41:value-type="float" table:style-name="ce90" office:value-type="float" office:value="1815">
            <text:p>1815</text:p>
          </table:table-cell>
          <table:table-cell table:formula="of:=[.Y309]+[.Y252]+[.Y248]+[.Y214]+[.Y206]+[.Y201]+[.Y178]+[.Y152]+[.Y145]+[.Y136]+[.Y130]+[.Y138]+[.Y104]+[.Y65]+[.Y39]+[.Y37]" ns41:value-type="float" table:style-name="ce90" office:value-type="float" office:value="276">
            <text:p>276</text:p>
          </table:table-cell>
          <table:table-cell table:formula="of:=[.Z309]+[.Z252]+[.Z248]+[.Z214]+[.Z206]+[.Z201]+[.Z178]+[.Z152]+[.Z145]+[.Z136]+[.Z130]+[.Z138]+[.Z104]+[.Z65]+[.Z39]+[.Z37]" ns41:value-type="float" table:style-name="ce90" office:value-type="float" office:value="1260">
            <text:p>1260</text:p>
          </table:table-cell>
          <table:table-cell table:formula="of:=[.AA309]+[.AA252]+[.AA248]+[.AA214]+[.AA206]+[.AA201]+[.AA178]+[.AA152]+[.AA145]+[.AA136]+[.AA130]+[.AA138]+[.AA104]+[.AA65]+[.AA39]+[.AA37]" ns41:value-type="float" table:style-name="ce90" office:value-type="float" office:value="141">
            <text:p>141</text:p>
          </table:table-cell>
          <table:table-cell table:formula="of:=[.AB309]+[.AB252]+[.AB248]+[.AB214]+[.AB206]+[.AB201]+[.AB178]+[.AB152]+[.AB145]+[.AB136]+[.AB130]+[.AB138]+[.AB104]+[.AB65]+[.AB39]+[.AB37]" ns41:value-type="float" table:style-name="ce90" office:value-type="float" office:value="1700">
            <text:p>1700</text:p>
          </table:table-cell>
          <table:table-cell table:formula="of:=[.AC309]+[.AC252]+[.AC248]+[.AC214]+[.AC206]+[.AC201]+[.AC178]+[.AC152]+[.AC145]+[.AC136]+[.AC130]+[.AC138]+[.AC104]+[.AC65]+[.AC39]+[.AC37]" ns41:value-type="float" table:style-name="ce90" office:value-type="float" office:value="167">
            <text:p>167</text:p>
          </table:table-cell>
          <table:table-cell table:formula="of:=[.AD309]+[.AD252]+[.AD248]+[.AD214]+[.AD206]+[.AD201]+[.AD178]+[.AD152]+[.AD145]+[.AD136]+[.AD130]+[.AD138]+[.AD104]+[.AD65]+[.AD39]+[.AD37]" ns41:value-type="float" table:style-name="ce90" office:value-type="float" office:value="831">
            <text:p>831</text:p>
          </table:table-cell>
          <table:table-cell table:formula="of:=[.AE309]+[.AE252]+[.AE248]+[.AE214]+[.AE206]+[.AE201]+[.AE178]+[.AE152]+[.AE145]+[.AE136]+[.AE130]+[.AE138]+[.AE104]+[.AE65]+[.AE39]+[.AE37]" ns41:value-type="float" table:style-name="ce90" office:value-type="float" office:value="53">
            <text:p>53</text:p>
          </table:table-cell>
          <table:table-cell table:formula="of:=[.AF309]+[.AF252]+[.AF248]+[.AF214]+[.AF206]+[.AF201]+[.AF178]+[.AF152]+[.AF145]+[.AF136]+[.AF130]+[.AF138]+[.AF104]+[.AF65]+[.AF39]+[.AF37]" ns41:value-type="float" table:style-name="ce90" office:value-type="float" office:value="1054">
            <text:p>1054</text:p>
          </table:table-cell>
          <table:table-cell table:formula="of:=[.AG309]+[.AG252]+[.AG248]+[.AG214]+[.AG206]+[.AG201]+[.AG178]+[.AG152]+[.AG145]+[.AG136]+[.AG130]+[.AG138]+[.AG104]+[.AG65]+[.AG39]+[.AG37]" ns41:value-type="float" table:style-name="ce90" office:value-type="float" office:value="82">
            <text:p>82</text:p>
          </table:table-cell>
          <table:table-cell table:formula="of:=[.AH309]+[.AH252]+[.AH248]+[.AH214]+[.AH206]+[.AH201]+[.AH178]+[.AH152]+[.AH145]+[.AH136]+[.AH130]+[.AH138]+[.AH104]+[.AH65]+[.AH39]+[.AH37]" ns41:value-type="float" table:style-name="ce90" office:value-type="float" office:value="450">
            <text:p>450</text:p>
          </table:table-cell>
          <table:table-cell table:formula="of:=[.AI309]+[.AI252]+[.AI248]+[.AI214]+[.AI206]+[.AI201]+[.AI178]+[.AI152]+[.AI145]+[.AI136]+[.AI130]+[.AI138]+[.AI104]+[.AI65]+[.AI39]+[.AI37]" ns41:value-type="float" table:style-name="ce90" office:value-type="float" office:value="30">
            <text:p>30</text:p>
          </table:table-cell>
          <table:table-cell table:formula="of:=[.AJ309]+[.AJ252]+[.AJ248]+[.AJ214]+[.AJ206]+[.AJ201]+[.AJ178]+[.AJ152]+[.AJ145]+[.AJ136]+[.AJ130]+[.AJ138]+[.AJ104]+[.AJ65]+[.AJ39]+[.AJ37]" ns41:value-type="float" table:style-name="ce90" office:value-type="float" office:value="102">
            <text:p>102</text:p>
          </table:table-cell>
          <table:table-cell table:formula="of:=[.AK309]+[.AK252]+[.AK248]+[.AK214]+[.AK206]+[.AK201]+[.AK178]+[.AK152]+[.AK145]+[.AK136]+[.AK130]+[.AK138]+[.AK104]+[.AK65]+[.AK39]+[.AK37]" ns41:value-type="float" table:style-name="ce90" office:value-type="float" office:value="5">
            <text:p>5</text:p>
          </table:table-cell>
          <table:table-cell table:formula="of:=[.AL309]+[.AL252]+[.AL248]+[.AL214]+[.AL206]+[.AL201]+[.AL178]+[.AL152]+[.AL145]+[.AL136]+[.AL130]+[.AL138]+[.AL104]+[.AL65]+[.AL39]+[.AL37]" ns41:value-type="float" table:style-name="ce90" office:value-type="float" office:value="351">
            <text:p>351</text:p>
          </table:table-cell>
          <table:table-cell table:formula="of:=[.AM309]+[.AM252]+[.AM248]+[.AM214]+[.AM206]+[.AM201]+[.AM178]+[.AM152]+[.AM145]+[.AM136]+[.AM130]+[.AM138]+[.AM104]+[.AM65]+[.AM39]+[.AM37]" ns41:value-type="float" table:style-name="ce90" office:value-type="float" office:value="22">
            <text:p>22</text:p>
          </table:table-cell>
          <table:table-cell table:formula="of:=[.AN309]+[.AN252]+[.AN248]+[.AN214]+[.AN206]+[.AN201]+[.AN178]+[.AN152]+[.AN145]+[.AN136]+[.AN130]+[.AN138]+[.AN104]+[.AN65]+[.AN39]+[.AN37]" ns41:value-type="float" table:style-name="ce90" office:value-type="float" office:value="218">
            <text:p>218</text:p>
          </table:table-cell>
          <table:table-cell table:formula="of:=[.AO309]+[.AO252]+[.AO248]+[.AO214]+[.AO206]+[.AO201]+[.AO178]+[.AO152]+[.AO145]+[.AO136]+[.AO130]+[.AO138]+[.AO104]+[.AO65]+[.AO39]+[.AO37]" ns41:value-type="float" table:style-name="ce90" office:value-type="float" office:value="10">
            <text:p>10</text:p>
          </table:table-cell>
          <table:table-cell table:formula="of:=[.AP309]+[.AP252]+[.AP248]+[.AP214]+[.AP206]+[.AP201]+[.AP178]+[.AP152]+[.AP145]+[.AP136]+[.AP130]+[.AP138]+[.AP104]+[.AP65]+[.AP39]+[.AP37]" ns41:value-type="float" table:style-name="ce90" office:value-type="float" office:value="12977">
            <text:p>12977</text:p>
          </table:table-cell>
          <table:table-cell table:formula="of:=[.AQ309]+[.AQ252]+[.AQ248]+[.AQ214]+[.AQ206]+[.AQ201]+[.AQ178]+[.AQ152]+[.AQ145]+[.AQ136]+[.AQ130]+[.AQ138]+[.AQ104]+[.AQ65]+[.AQ39]+[.AQ37]" ns41:value-type="float" table:style-name="ce90" office:value-type="float" office:value="7876">
            <text:p>7876</text:p>
          </table:table-cell>
          <table:table-cell table:formula="of:=[.AR309]+[.AR252]+[.AR248]+[.AR214]+[.AR206]+[.AR201]+[.AR178]+[.AR152]+[.AR145]+[.AR136]+[.AR130]+[.AR138]+[.AR104]+[.AR65]+[.AR39]+[.AR37]" ns41:value-type="float" table:style-name="ce90" office:value-type="float" office:value="24">
            <text:p>24</text:p>
          </table:table-cell>
          <table:table-cell table:formula="of:=[.AS309]+[.AS252]+[.AS248]+[.AS214]+[.AS206]+[.AS201]+[.AS178]+[.AS152]+[.AS145]+[.AS136]+[.AS130]+[.AS138]+[.AS104]+[.AS65]+[.AS39]+[.AS37]" ns41:value-type="float" table:style-name="ce90" office:value-type="float" office:value="116">
            <text:p>116</text:p>
          </table:table-cell>
          <table:table-cell table:formula="of:=[.AT309]+[.AT252]+[.AT248]+[.AT214]+[.AT206]+[.AT201]+[.AT178]+[.AT152]+[.AT145]+[.AT136]+[.AT130]+[.AT138]+[.AT104]+[.AT65]+[.AT39]+[.AT37]" ns41:value-type="float" table:style-name="ce90" office:value-type="float" office:value="13001">
            <text:p>13001</text:p>
          </table:table-cell>
          <table:table-cell table:formula="of:=[.AU309]+[.AU252]+[.AU248]+[.AU214]+[.AU206]+[.AU201]+[.AU178]+[.AU152]+[.AU145]+[.AU136]+[.AU130]+[.AU138]+[.AU104]+[.AU65]+[.AU39]+[.AU37]" ns41:value-type="float" table:style-name="ce90" office:value-type="float" office:value="7992">
            <text:p>7992</text:p>
          </table:table-cell>
          <table:table-cell table:style-name="ce91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2" office:value-type="float">
            <text:p>862</text:p>
          </table:table-cell>
          <table:table-cell ns41:value-type="float" table:style-name="ce78" office:value="863" office:value-type="float">
            <text:p>863</text:p>
          </table:table-cell>
          <table:table-cell table:style-name="ce78"/>
          <table:table-cell ns41:value-type="float" table:style-name="ce85" office:value="240194" office:value-type="float">
            <text:p>240194</text:p>
          </table:table-cell>
          <table:table-cell table:style-name="ce87" table:number-columns-repeated="970"/>
        </table:table-row>
        <table:table-row table:style-name="ro3">
          <table:table-cell table:style-name="ce8"/>
          <table:table-cell ns41:value-type="string" table:style-name="ce20" office:value-type="string">
            <text:p>I-XVII Totaal generaal</text:p>
          </table:table-cell>
          <table:table-cell table:style-name="ce30"/>
          <table:table-cell table:style-name="ce11"/>
          <table:table-cell table:formula="of:=[.E310]+[.E311]" ns41:value-type="float" table:style-name="ce40" office:value-type="float" office:value="0">
            <text:p>0</text:p>
          </table:table-cell>
          <table:table-cell table:formula="of:=[.F310]+[.F311]" ns41:value-type="float" table:style-name="ce90" office:value-type="float" office:value="92">
            <text:p>92</text:p>
          </table:table-cell>
          <table:table-cell table:formula="of:=[.G310]+[.G311]" ns41:value-type="float" table:style-name="ce90" office:value-type="float" office:value="180">
            <text:p>180</text:p>
          </table:table-cell>
          <table:table-cell table:formula="of:=[.H310]+[.H311]" ns41:value-type="float" table:style-name="ce90" office:value-type="float" office:value="235">
            <text:p>235</text:p>
          </table:table-cell>
          <table:table-cell table:formula="of:=[.I310]+[.I311]" ns41:value-type="float" table:style-name="ce90" office:value-type="float" office:value="828">
            <text:p>828</text:p>
          </table:table-cell>
          <table:table-cell table:formula="of:=[.J310]+[.J311]" ns41:value-type="float" table:style-name="ce90" office:value-type="float" office:value="12">
            <text:p>12</text:p>
          </table:table-cell>
          <table:table-cell table:formula="of:=[.K310]+[.K311]" ns41:value-type="float" table:style-name="ce90" office:value-type="float" office:value="1163">
            <text:p>1163</text:p>
          </table:table-cell>
          <table:table-cell table:formula="of:=[.L310]+[.L311]" ns41:value-type="float" table:style-name="ce90" office:value-type="float" office:value="24">
            <text:p>24</text:p>
          </table:table-cell>
          <table:table-cell table:formula="of:=[.M310]+[.M311]" ns41:value-type="float" table:style-name="ce90" office:value-type="float" office:value="574">
            <text:p>574</text:p>
          </table:table-cell>
          <table:table-cell table:formula="of:=[.N310]+[.N311]" ns41:value-type="float" table:style-name="ce90" office:value-type="float" office:value="259">
            <text:p>259</text:p>
          </table:table-cell>
          <table:table-cell table:formula="of:=[.O310]+[.O311]" ns41:value-type="float" table:style-name="ce90" office:value-type="float" office:value="1189">
            <text:p>1189</text:p>
          </table:table-cell>
          <table:table-cell table:formula="of:=[.P310]+[.P311]" ns41:value-type="float" table:style-name="ce90" office:value-type="float" office:value="486">
            <text:p>486</text:p>
          </table:table-cell>
          <table:table-cell table:formula="of:=[.Q310]+[.Q311]" ns41:value-type="float" table:style-name="ce90" office:value-type="float" office:value="932">
            <text:p>932</text:p>
          </table:table-cell>
          <table:table-cell table:formula="of:=[.R310]+[.R311]" ns41:value-type="float" table:style-name="ce90" office:value-type="float" office:value="2282">
            <text:p>2282</text:p>
          </table:table-cell>
          <table:table-cell table:formula="of:=[.S310]+[.S311]" ns41:value-type="float" table:style-name="ce90" office:value-type="float" office:value="1362">
            <text:p>1362</text:p>
          </table:table-cell>
          <table:table-cell table:formula="of:=[.T310]+[.T311]" ns41:value-type="float" table:style-name="ce90" office:value-type="float" office:value="1733">
            <text:p>1733</text:p>
          </table:table-cell>
          <table:table-cell table:formula="of:=[.U310]+[.U311]" ns41:value-type="float" table:style-name="ce90" office:value-type="float" office:value="443">
            <text:p>443</text:p>
          </table:table-cell>
          <table:table-cell table:formula="of:=[.V310]+[.V311]" ns41:value-type="float" table:style-name="ce90" office:value-type="float" office:value="400">
            <text:p>400</text:p>
          </table:table-cell>
          <table:table-cell table:formula="of:=[.W310]+[.W311]" ns41:value-type="float" table:style-name="ce90" office:value-type="float" office:value="92">
            <text:p>92</text:p>
          </table:table-cell>
          <table:table-cell table:formula="of:=[.X310]+[.X311]" ns41:value-type="float" table:style-name="ce90" office:value-type="float" office:value="1817">
            <text:p>1817</text:p>
          </table:table-cell>
          <table:table-cell table:formula="of:=[.Y310]+[.Y311]" ns41:value-type="float" table:style-name="ce90" office:value-type="float" office:value="276">
            <text:p>276</text:p>
          </table:table-cell>
          <table:table-cell table:formula="of:=[.Z310]+[.Z311]" ns41:value-type="float" table:style-name="ce90" office:value-type="float" office:value="1262">
            <text:p>1262</text:p>
          </table:table-cell>
          <table:table-cell table:formula="of:=[.AA310]+[.AA311]" ns41:value-type="float" table:style-name="ce90" office:value-type="float" office:value="141">
            <text:p>141</text:p>
          </table:table-cell>
          <table:table-cell table:formula="of:=[.AB310]+[.AB311]" ns41:value-type="float" table:style-name="ce90" office:value-type="float" office:value="1701">
            <text:p>1701</text:p>
          </table:table-cell>
          <table:table-cell table:formula="of:=[.AC310]+[.AC311]" ns41:value-type="float" table:style-name="ce90" office:value-type="float" office:value="167">
            <text:p>167</text:p>
          </table:table-cell>
          <table:table-cell table:formula="of:=[.AD310]+[.AD311]" ns41:value-type="float" table:style-name="ce90" office:value-type="float" office:value="831">
            <text:p>831</text:p>
          </table:table-cell>
          <table:table-cell table:formula="of:=[.AE310]+[.AE311]" ns41:value-type="float" table:style-name="ce90" office:value-type="float" office:value="53">
            <text:p>53</text:p>
          </table:table-cell>
          <table:table-cell table:formula="of:=[.AF310]+[.AF311]" ns41:value-type="float" table:style-name="ce90" office:value-type="float" office:value="1054">
            <text:p>1054</text:p>
          </table:table-cell>
          <table:table-cell table:formula="of:=[.AG310]+[.AG311]" ns41:value-type="float" table:style-name="ce90" office:value-type="float" office:value="82">
            <text:p>82</text:p>
          </table:table-cell>
          <table:table-cell table:formula="of:=[.AH310]+[.AH311]" ns41:value-type="float" table:style-name="ce90" office:value-type="float" office:value="450">
            <text:p>450</text:p>
          </table:table-cell>
          <table:table-cell table:formula="of:=[.AI310]+[.AI311]" ns41:value-type="float" table:style-name="ce90" office:value-type="float" office:value="30">
            <text:p>30</text:p>
          </table:table-cell>
          <table:table-cell table:formula="of:=[.AJ310]+[.AJ311]" ns41:value-type="float" table:style-name="ce90" office:value-type="float" office:value="102">
            <text:p>102</text:p>
          </table:table-cell>
          <table:table-cell table:formula="of:=[.AK310]+[.AK311]" ns41:value-type="float" table:style-name="ce90" office:value-type="float" office:value="5">
            <text:p>5</text:p>
          </table:table-cell>
          <table:table-cell table:formula="of:=[.AL310]+[.AL311]" ns41:value-type="float" table:style-name="ce90" office:value-type="float" office:value="351">
            <text:p>351</text:p>
          </table:table-cell>
          <table:table-cell table:formula="of:=[.AM310]+[.AM311]" ns41:value-type="float" table:style-name="ce90" office:value-type="float" office:value="22">
            <text:p>22</text:p>
          </table:table-cell>
          <table:table-cell table:formula="of:=[.AN310]+[.AN311]" ns41:value-type="float" table:style-name="ce90" office:value-type="float" office:value="218">
            <text:p>218</text:p>
          </table:table-cell>
          <table:table-cell table:formula="of:=[.AO310]+[.AO311]" ns41:value-type="float" table:style-name="ce90" office:value-type="float" office:value="10">
            <text:p>10</text:p>
          </table:table-cell>
          <table:table-cell table:formula="of:=[.AP310]+[.AP311]" ns41:value-type="float" table:style-name="ce90" office:value-type="float" office:value="12982">
            <text:p>12982</text:p>
          </table:table-cell>
          <table:table-cell table:formula="of:=[.AQ310]+[.AQ311]" ns41:value-type="float" table:style-name="ce90" office:value-type="float" office:value="7876">
            <text:p>7876</text:p>
          </table:table-cell>
          <table:table-cell table:formula="of:=[.AR310]+[.AR311]" ns41:value-type="float" table:style-name="ce90" office:value-type="float" office:value="24">
            <text:p>24</text:p>
          </table:table-cell>
          <table:table-cell table:formula="of:=[.AS310]+[.AS311]" ns41:value-type="float" table:style-name="ce90" office:value-type="float" office:value="116">
            <text:p>116</text:p>
          </table:table-cell>
          <table:table-cell table:formula="of:=[.AT310]+[.AT311]" ns41:value-type="float" table:style-name="ce90" office:value-type="float" office:value="13006">
            <text:p>13006</text:p>
          </table:table-cell>
          <table:table-cell table:formula="of:=[.AU310]+[.AU311]" ns41:value-type="float" table:style-name="ce52" office:value-type="float" office:value="7992">
            <text:p>7992</text:p>
          </table:table-cell>
          <table:table-cell table:style-name="ce91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2" office:value-type="float">
            <text:p>862</text:p>
          </table:table-cell>
          <table:table-cell ns41:value-type="float" table:style-name="ce78" office:value="863" office:value-type="float">
            <text:p>863</text:p>
          </table:table-cell>
          <table:table-cell table:style-name="ce78"/>
          <table:table-cell ns41:value-type="float" table:style-name="ce85" office:value="240194" office:value-type="float">
            <text:p>240194</text:p>
          </table:table-cell>
          <table:table-cell table:style-name="ce87" table:number-columns-repeated="970"/>
        </table:table-row>
        <table:table-row table:style-name="ro3">
          <table:table-cell table:style-name="ce8"/>
          <table:table-cell ns41:value-type="string" table:style-name="ce20" office:value-type="string">
            <text:p>XVIII. Landbouwbedrijven</text:p>
          </table:table-cell>
          <table:table-cell table:style-name="ce30"/>
          <table:table-cell table:style-name="ce11"/>
          <table:table-cell table:style-name="ce40"/>
          <table:table-cell table:style-name="ce90" table:number-columns-repeated="36"/>
          <table:table-cell table:formula="of:=[.J313]+[.L313]+[.N313]+[.P313]+[.R313]+[.T313]+[.V313]+[.X313]+[.Z313]+[.AB313]+[.AD313]+[.AF313]+[.AH313]+[.AJ313]+[.AL313]+[.AN313]" ns41:value-type="float" table:style-name="ce34" office:value-type="float" office:value="0">
            <text:p>0</text:p>
          </table:table-cell>
          <table:table-cell table:formula="of:=[.E313]+[.F313]+[.G313]+[.H313]+[.I313]+[.K313]+[.M313]+[.O313]+[.Q313]+[.S313]+[.U313]+[.W313]+[.Y313]+[.AA313]+[.AC313]+[.AE313]+[.AG313]+[.AI313]+[.AK313]+[.AM313]+[.AO313]" ns41:value-type="float" table:style-name="ce34" office:value-type="float" office:value="0">
            <text:p>0</text:p>
          </table:table-cell>
          <table:table-cell table:style-name="ce90" table:number-columns-repeated="2"/>
          <table:table-cell table:formula="of:=[.AP313]+[.AR313]" ns41:value-type="float" table:style-name="ce34" office:value-type="float" office:value="0">
            <text:p>0</text:p>
          </table:table-cell>
          <table:table-cell table:formula="of:=[.AQ313]+[.AS313]" ns41:value-type="float" table:style-name="ce52" office:value-type="float" office:value="0">
            <text:p>0</text:p>
          </table:table-cell>
          <table:table-cell table:style-name="ce91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2" office:value-type="float">
            <text:p>862</text:p>
          </table:table-cell>
          <table:table-cell ns41:value-type="float" table:style-name="ce78" office:value="863" office:value-type="float">
            <text:p>863</text:p>
          </table:table-cell>
          <table:table-cell table:style-name="ce78"/>
          <table:table-cell ns41:value-type="float" table:style-name="ce85" office:value="240194" office:value-type="float">
            <text:p>240194</text:p>
          </table:table-cell>
          <table:table-cell table:number-columns-repeated="970"/>
        </table:table-row>
        <table:table-row table:style-name="ro5">
          <table:table-cell ns41:value-type="float" table:style-name="ce8" office:value="6" office:value-type="float">
            <text:p>6</text:p>
          </table:table-cell>
          <table:table-cell ns41:value-type="string" table:style-name="ce20" office:value-type="string">
            <text:p>Landbouwers Heideontginning</text:p>
          </table:table-cell>
          <table:table-cell table:style-name="ce30"/>
          <table:table-cell table:style-name="ce11"/>
          <table:table-cell ns41:value-type="float" table:style-name="ce40" office:value="3" office:value-type="float">
            <text:p>3</text:p>
          </table:table-cell>
          <table:table-cell ns41:value-type="float" table:style-name="ce90" office:value="60" office:value-type="float">
            <text:p>60</text:p>
          </table:table-cell>
          <table:table-cell ns41:value-type="float" table:style-name="ce90" office:value="121" office:value-type="float">
            <text:p>121</text:p>
          </table:table-cell>
          <table:table-cell ns41:value-type="float" table:style-name="ce90" office:value="288" office:value-type="float">
            <text:p>288</text:p>
          </table:table-cell>
          <table:table-cell ns41:value-type="float" table:style-name="ce90" office:value="932" office:value-type="float">
            <text:p>932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1322" office:value-type="float">
            <text:p>1322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0" office:value="697" office:value-type="float">
            <text:p>697</text:p>
          </table:table-cell>
          <table:table-cell ns41:value-type="float" table:style-name="ce90" office:value="111" office:value-type="float">
            <text:p>111</text:p>
          </table:table-cell>
          <table:table-cell ns41:value-type="float" table:style-name="ce90" office:value="1197" office:value-type="float">
            <text:p>1197</text:p>
          </table:table-cell>
          <table:table-cell ns41:value-type="float" table:style-name="ce90" office:value="282" office:value-type="float">
            <text:p>282</text:p>
          </table:table-cell>
          <table:table-cell ns41:value-type="float" table:style-name="ce90" office:value="1012" office:value-type="float">
            <text:p>1012</text:p>
          </table:table-cell>
          <table:table-cell ns41:value-type="float" table:style-name="ce90" office:value="1605" office:value-type="float">
            <text:p>1605</text:p>
          </table:table-cell>
          <table:table-cell ns41:value-type="float" table:style-name="ce90" office:value="1747" office:value-type="float">
            <text:p>1747</text:p>
          </table:table-cell>
          <table:table-cell ns41:value-type="float" table:style-name="ce90" office:value="1471" office:value-type="float">
            <text:p>1471</text:p>
          </table:table-cell>
          <table:table-cell ns41:value-type="float" table:style-name="ce90" office:value="557" office:value-type="float">
            <text:p>557</text:p>
          </table:table-cell>
          <table:table-cell ns41:value-type="float" table:style-name="ce90" office:value="355" office:value-type="float">
            <text:p>355</text:p>
          </table:table-cell>
          <table:table-cell ns41:value-type="float" table:style-name="ce90" office:value="105" office:value-type="float">
            <text:p>105</text:p>
          </table:table-cell>
          <table:table-cell ns41:value-type="float" table:style-name="ce90" office:value="1780" office:value-type="float">
            <text:p>1780</text:p>
          </table:table-cell>
          <table:table-cell ns41:value-type="float" table:style-name="ce90" office:value="435" office:value-type="float">
            <text:p>435</text:p>
          </table:table-cell>
          <table:table-cell ns41:value-type="float" table:style-name="ce90" office:value="1363" office:value-type="float">
            <text:p>1363</text:p>
          </table:table-cell>
          <table:table-cell ns41:value-type="float" table:style-name="ce90" office:value="272" office:value-type="float">
            <text:p>272</text:p>
          </table:table-cell>
          <table:table-cell ns41:value-type="float" table:style-name="ce90" office:value="1813" office:value-type="float">
            <text:p>1813</text:p>
          </table:table-cell>
          <table:table-cell ns41:value-type="float" table:style-name="ce90" office:value="307" office:value-type="float">
            <text:p>307</text:p>
          </table:table-cell>
          <table:table-cell ns41:value-type="float" table:style-name="ce90" office:value="1079" office:value-type="float">
            <text:p>1079</text:p>
          </table:table-cell>
          <table:table-cell ns41:value-type="float" table:style-name="ce90" office:value="172" office:value-type="float">
            <text:p>172</text:p>
          </table:table-cell>
          <table:table-cell ns41:value-type="float" table:style-name="ce90" office:value="1574" office:value-type="float">
            <text:p>1574</text:p>
          </table:table-cell>
          <table:table-cell ns41:value-type="float" table:style-name="ce90" office:value="221" office:value-type="float">
            <text:p>221</text:p>
          </table:table-cell>
          <table:table-cell ns41:value-type="float" table:style-name="ce90" office:value="832" office:value-type="float">
            <text:p>832</text:p>
          </table:table-cell>
          <table:table-cell ns41:value-type="float" table:style-name="ce90" office:value="110" office:value-type="float">
            <text:p>110</text:p>
          </table:table-cell>
          <table:table-cell ns41:value-type="float" table:style-name="ce90" office:value="241" office:value-type="float">
            <text:p>241</text:p>
          </table:table-cell>
          <table:table-cell ns41:value-type="float" table:style-name="ce90" office:value="28" office:value-type="float">
            <text:p>28</text:p>
          </table:table-cell>
          <table:table-cell ns41:value-type="float" table:style-name="ce90" office:value="965" office:value-type="float">
            <text:p>965</text:p>
          </table:table-cell>
          <table:table-cell ns41:value-type="float" table:style-name="ce90" office:value="112" office:value-type="float">
            <text:p>112</text:p>
          </table:table-cell>
          <table:table-cell ns41:value-type="float" table:style-name="ce90" office:value="642" office:value-type="float">
            <text:p>642</text:p>
          </table:table-cell>
          <table:table-cell ns41:value-type="float" table:style-name="ce90" office:value="52" office:value-type="float">
            <text:p>52</text:p>
          </table:table-cell>
          <table:table-cell table:formula="of:=[.J314]+[.L314]+[.N314]+[.P314]+[.R314]+[.T314]+[.V314]+[.X314]+[.Z314]+[.AB314]+[.AD314]+[.AF314]+[.AH314]+[.AJ314]+[.AL314]+[.AN314]" ns41:value-type="float" table:style-name="ce34" office:value-type="float" office:value="14130">
            <text:p>14130</text:p>
          </table:table-cell>
          <table:table-cell table:formula="of:=[.E314]+[.F314]+[.G314]+[.H314]+[.I314]+[.K314]+[.M314]+[.O314]+[.Q314]+[.S314]+[.U314]+[.W314]+[.Y314]+[.AA314]+[.AC314]+[.AE314]+[.AG314]+[.AI314]+[.AK314]+[.AM314]+[.AO314]" ns41:value-type="float" table:style-name="ce34" office:value-type="float" office:value="9750">
            <text:p>9750</text:p>
          </table:table-cell>
          <table:table-cell ns41:value-type="float" table:style-name="ce34" office:value="76" office:value-type="float">
            <text:p>76</text:p>
          </table:table-cell>
          <table:table-cell ns41:value-type="float" table:style-name="ce34" office:value="189" office:value-type="float">
            <text:p>189</text:p>
          </table:table-cell>
          <table:table-cell table:formula="of:=[.AP314]+[.AR314]" ns41:value-type="float" table:style-name="ce34" office:value-type="float" office:value="14206">
            <text:p>14206</text:p>
          </table:table-cell>
          <table:table-cell table:formula="of:=[.AQ314]+[.AS314]" ns41:value-type="float" table:style-name="ce52" office:value-type="float" office:value="9939">
            <text:p>9939</text:p>
          </table:table-cell>
          <table:table-cell table:formula="of:=[.A314]" ns41:value-type="float" table:style-name="ce91" office:value-type="float" office:value="6">
            <text:p>6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2" office:value-type="float">
            <text:p>862</text:p>
          </table:table-cell>
          <table:table-cell ns41:value-type="float" table:style-name="ce78" office:value="863" office:value-type="float">
            <text:p>863</text:p>
          </table:table-cell>
          <table:table-cell table:style-name="ce78"/>
          <table:table-cell ns41:value-type="float" table:style-name="ce85" office:value="240194" office:value-type="float">
            <text:p>240194</text:p>
          </table:table-cell>
          <table:table-cell table:number-columns-repeated="970"/>
        </table:table-row>
        <table:table-row table:style-name="ro3">
          <table:table-cell ns41:value-type="float" table:style-name="ce8" office:value="7" office:value-type="float">
            <text:p>7</text:p>
          </table:table-cell>
          <table:table-cell ns41:value-type="string" table:style-name="ce20" office:value-type="string">
            <text:p>Heideontginning</text:p>
          </table:table-cell>
          <table:table-cell table:style-name="ce30"/>
          <table:table-cell table:style-name="ce11"/>
          <table:table-cell table:style-name="ce40"/>
          <table:table-cell table:style-name="ce90" table:number-columns-repeated="9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ns41:value-type="float" table:style-name="ce90" office:value="5" office:value-type="float">
            <text:p>5</text:p>
          </table:table-cell>
          <table:table-cell table:style-name="ce90"/>
          <table:table-cell ns41:value-type="float" table:style-name="ce90" office:value="6" office:value-type="float">
            <text:p>6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4" office:value-type="float">
            <text:p>4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3" office:value-type="float">
            <text:p>3</text:p>
          </table:table-cell>
          <table:table-cell table:style-name="ce90" table:number-columns-repeated="4"/>
          <table:table-cell ns41:value-type="float" table:style-name="ce90" office:value="1" office:value-type="float">
            <text:p>1</text:p>
          </table:table-cell>
          <table:table-cell table:style-name="ce90" table:number-columns-repeated="2"/>
          <table:table-cell ns41:value-type="float" table:style-name="ce90" office:value="1" office:value-type="float">
            <text:p>1</text:p>
          </table:table-cell>
          <table:table-cell table:style-name="ce90" table:number-columns-repeated="5"/>
          <table:table-cell table:formula="of:=[.J315]+[.L315]+[.N315]+[.P315]+[.R315]+[.T315]+[.V315]+[.X315]+[.Z315]+[.AB315]+[.AD315]+[.AF315]+[.AH315]+[.AJ315]+[.AL315]+[.AN315]" ns41:value-type="float" table:style-name="ce34" office:value-type="float" office:value="21">
            <text:p>21</text:p>
          </table:table-cell>
          <table:table-cell table:formula="of:=[.E315]+[.F315]+[.G315]+[.H315]+[.I315]+[.K315]+[.M315]+[.O315]+[.Q315]+[.S315]+[.U315]+[.W315]+[.Y315]+[.AA315]+[.AC315]+[.AE315]+[.AG315]+[.AI315]+[.AK315]+[.AM315]+[.AO315]" ns41:value-type="float" table:style-name="ce34" office:value-type="float" office:value="10">
            <text:p>10</text:p>
          </table:table-cell>
          <table:table-cell table:style-name="ce90" table:number-columns-repeated="2"/>
          <table:table-cell table:formula="of:=[.AP315]+[.AR315]" ns41:value-type="float" table:style-name="ce34" office:value-type="float" office:value="21">
            <text:p>21</text:p>
          </table:table-cell>
          <table:table-cell table:formula="of:=[.AQ315]+[.AS315]" ns41:value-type="float" table:style-name="ce52" office:value-type="float" office:value="10">
            <text:p>10</text:p>
          </table:table-cell>
          <table:table-cell table:formula="of:=[.A315]" ns41:value-type="float" table:style-name="ce91" office:value-type="float" office:value="7">
            <text:p>7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2" office:value-type="float">
            <text:p>862</text:p>
          </table:table-cell>
          <table:table-cell ns41:value-type="float" table:style-name="ce78" office:value="863" office:value-type="float">
            <text:p>863</text:p>
          </table:table-cell>
          <table:table-cell table:style-name="ce78"/>
          <table:table-cell ns41:value-type="float" table:style-name="ce85" office:value="240194" office:value-type="float">
            <text:p>240194</text:p>
          </table:table-cell>
          <table:table-cell table:number-columns-repeated="970"/>
        </table:table-row>
        <table:table-row table:style-name="ro3">
          <table:table-cell ns41:value-type="float" table:style-name="ce8" office:value="8" office:value-type="float">
            <text:p>8</text:p>
          </table:table-cell>
          <table:table-cell ns41:value-type="string" table:style-name="ce20" office:value-type="string">
            <text:p>Tabaksplanters</text:p>
          </table:table-cell>
          <table:table-cell table:style-name="ce30"/>
          <table:table-cell table:style-name="ce11"/>
          <table:table-cell table:style-name="ce40"/>
          <table:table-cell table:style-name="ce90" table:number-columns-repeated="3"/>
          <table:table-cell ns41:value-type="float" table:style-name="ce90" office:value="2" office:value-type="float">
            <text:p>2</text:p>
          </table:table-cell>
          <table:table-cell table:style-name="ce90" table:number-columns-repeated="5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office:value="1" table:style-name="ce90" table:number-columns-repeated="2" office:value-type="float">
            <text:p>1</text:p>
          </table:table-cell>
          <table:table-cell table:style-name="ce90" table:number-columns-repeated="4"/>
          <table:table-cell ns41:value-type="float" table:style-name="ce90" office:value="1" office:value-type="float">
            <text:p>1</text:p>
          </table:table-cell>
          <table:table-cell table:style-name="ce90" table:number-columns-repeated="8"/>
          <table:table-cell ns41:value-type="float" table:style-name="ce90" office:value="1" office:value-type="float">
            <text:p>1</text:p>
          </table:table-cell>
          <table:table-cell table:style-name="ce90" table:number-columns-repeated="7"/>
          <table:table-cell table:formula="of:=[.J316]+[.L316]+[.N316]+[.P316]+[.R316]+[.T316]+[.V316]+[.X316]+[.Z316]+[.AB316]+[.AD316]+[.AF316]+[.AH316]+[.AJ316]+[.AL316]+[.AN316]" ns41:value-type="float" table:style-name="ce34" office:value-type="float" office:value="2">
            <text:p>2</text:p>
          </table:table-cell>
          <table:table-cell table:formula="of:=[.E316]+[.F316]+[.G316]+[.H316]+[.I316]+[.K316]+[.M316]+[.O316]+[.Q316]+[.S316]+[.U316]+[.W316]+[.Y316]+[.AA316]+[.AC316]+[.AE316]+[.AG316]+[.AI316]+[.AK316]+[.AM316]+[.AO316]" ns41:value-type="float" table:style-name="ce34" office:value-type="float" office:value="6">
            <text:p>6</text:p>
          </table:table-cell>
          <table:table-cell table:style-name="ce90" table:number-columns-repeated="2"/>
          <table:table-cell table:formula="of:=[.AP316]+[.AR316]" ns41:value-type="float" table:style-name="ce34" office:value-type="float" office:value="2">
            <text:p>2</text:p>
          </table:table-cell>
          <table:table-cell table:formula="of:=[.AQ316]+[.AS316]" ns41:value-type="float" table:style-name="ce52" office:value-type="float" office:value="6">
            <text:p>6</text:p>
          </table:table-cell>
          <table:table-cell table:formula="of:=[.A316]" ns41:value-type="float" table:style-name="ce91" office:value-type="float" office:value="8">
            <text:p>8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2" office:value-type="float">
            <text:p>862</text:p>
          </table:table-cell>
          <table:table-cell ns41:value-type="float" table:style-name="ce78" office:value="863" office:value-type="float">
            <text:p>863</text:p>
          </table:table-cell>
          <table:table-cell table:style-name="ce78"/>
          <table:table-cell ns41:value-type="float" table:style-name="ce85" office:value="240194" office:value-type="float">
            <text:p>240194</text:p>
          </table:table-cell>
          <table:table-cell table:number-columns-repeated="970"/>
        </table:table-row>
        <table:table-row table:style-name="ro3">
          <table:table-cell ns41:value-type="float" table:style-name="ce8" office:value="9" office:value-type="float">
            <text:p>9</text:p>
          </table:table-cell>
          <table:table-cell ns41:value-type="string" table:style-name="ce20" office:value-type="string">
            <text:p>Vlasboeren</text:p>
          </table:table-cell>
          <table:table-cell table:style-name="ce30"/>
          <table:table-cell table:style-name="ce11"/>
          <table:table-cell table:style-name="ce40"/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 table:number-columns-repeated="32"/>
          <table:table-cell table:formula="of:=[.J317]+[.L317]+[.N317]+[.P317]+[.R317]+[.T317]+[.V317]+[.X317]+[.Z317]+[.AB317]+[.AD317]+[.AF317]+[.AH317]+[.AJ317]+[.AL317]+[.AN317]" ns41:value-type="float" table:style-name="ce34" office:value-type="float" office:value="0">
            <text:p>0</text:p>
          </table:table-cell>
          <table:table-cell table:formula="of:=[.E317]+[.F317]+[.G317]+[.H317]+[.I317]+[.K317]+[.M317]+[.O317]+[.Q317]+[.S317]+[.U317]+[.W317]+[.Y317]+[.AA317]+[.AC317]+[.AE317]+[.AG317]+[.AI317]+[.AK317]+[.AM317]+[.AO317]" ns41:value-type="float" table:style-name="ce34" office:value-type="float" office:value="1">
            <text:p>1</text:p>
          </table:table-cell>
          <table:table-cell table:style-name="ce90" table:number-columns-repeated="2"/>
          <table:table-cell table:formula="of:=[.AP317]+[.AR317]" ns41:value-type="float" table:style-name="ce34" office:value-type="float" office:value="0">
            <text:p>0</text:p>
          </table:table-cell>
          <table:table-cell table:formula="of:=[.AQ317]+[.AS317]" ns41:value-type="float" table:style-name="ce52" office:value-type="float" office:value="1">
            <text:p>1</text:p>
          </table:table-cell>
          <table:table-cell table:formula="of:=[.A317]" ns41:value-type="float" table:style-name="ce91" office:value-type="float" office:value="9">
            <text:p>9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2" office:value-type="float">
            <text:p>862</text:p>
          </table:table-cell>
          <table:table-cell ns41:value-type="float" table:style-name="ce78" office:value="863" office:value-type="float">
            <text:p>863</text:p>
          </table:table-cell>
          <table:table-cell table:style-name="ce78"/>
          <table:table-cell ns41:value-type="float" table:style-name="ce85" office:value="240194" office:value-type="float">
            <text:p>240194</text:p>
          </table:table-cell>
          <table:table-cell table:number-columns-repeated="970"/>
        </table:table-row>
        <table:table-row table:style-name="ro3">
          <table:table-cell ns41:value-type="float" table:style-name="ce8" office:value="10" office:value-type="float">
            <text:p>10</text:p>
          </table:table-cell>
          <table:table-cell ns41:value-type="string" table:style-name="ce20" office:value-type="string">
            <text:p>Veehouderij</text:p>
          </table:table-cell>
          <table:table-cell table:style-name="ce30"/>
          <table:table-cell table:style-name="ce11"/>
          <table:table-cell table:style-name="ce40"/>
          <table:table-cell ns41:value-type="float" office:value="2" table:style-name="ce90" table:number-columns-repeated="2" office:value-type="float">
            <text:p>2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0" office:value="15" office:value-type="float">
            <text:p>15</text:p>
          </table:table-cell>
          <table:table-cell table:style-name="ce90"/>
          <table:table-cell ns41:value-type="float" table:style-name="ce90" office:value="26" office:value-type="float">
            <text:p>26</text:p>
          </table:table-cell>
          <table:table-cell table:style-name="ce90"/>
          <table:table-cell ns41:value-type="float" table:style-name="ce90" office:value="21" office:value-type="float">
            <text:p>21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31" office:value-type="float">
            <text:p>3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0" office:value="51" office:value-type="float">
            <text:p>51</text:p>
          </table:table-cell>
          <table:table-cell ns41:value-type="float" table:style-name="ce90" office:value="33" office:value-type="float">
            <text:p>33</text:p>
          </table:table-cell>
          <table:table-cell ns41:value-type="float" table:style-name="ce90" office:value="29" office:value-type="float">
            <text:p>29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0" office:value="34" office:value-type="float">
            <text:p>34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0" office:value="34" office:value-type="float">
            <text:p>34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0" office:value="56" office:value-type="float">
            <text:p>56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0" office:value="33" office:value-type="float">
            <text:p>33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40" office:value-type="float">
            <text:p>40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0" office:value="30" office:value-type="float">
            <text:p>30</text:p>
          </table:table-cell>
          <table:table-cell ns41:value-type="float" office:value="4" table:style-name="ce90" table:number-columns-repeated="2" office:value-type="float">
            <text:p>4</text:p>
          </table:table-cell>
          <table:table-cell table:style-name="ce90"/>
          <table:table-cell ns41:value-type="float" table:style-name="ce90" office:value="47" office:value-type="float">
            <text:p>47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0" office:value="29" office:value-type="float">
            <text:p>29</text:p>
          </table:table-cell>
          <table:table-cell ns41:value-type="float" table:style-name="ce90" office:value="4" office:value-type="float">
            <text:p>4</text:p>
          </table:table-cell>
          <table:table-cell table:formula="of:=[.J318]+[.L318]+[.N318]+[.P318]+[.R318]+[.T318]+[.V318]+[.X318]+[.Z318]+[.AB318]+[.AD318]+[.AF318]+[.AH318]+[.AJ318]+[.AL318]+[.AN318]" ns41:value-type="float" table:style-name="ce34" office:value-type="float" office:value="405">
            <text:p>405</text:p>
          </table:table-cell>
          <table:table-cell table:formula="of:=[.E318]+[.F318]+[.G318]+[.H318]+[.I318]+[.K318]+[.M318]+[.O318]+[.Q318]+[.S318]+[.U318]+[.W318]+[.Y318]+[.AA318]+[.AC318]+[.AE318]+[.AG318]+[.AI318]+[.AK318]+[.AM318]+[.AO318]" ns41:value-type="float" table:style-name="ce34" office:value-type="float" office:value="199">
            <text:p>199</text:p>
          </table:table-cell>
          <table:table-cell table:style-name="ce90" table:number-columns-repeated="2"/>
          <table:table-cell table:formula="of:=[.AP318]+[.AR318]" ns41:value-type="float" table:style-name="ce34" office:value-type="float" office:value="405">
            <text:p>405</text:p>
          </table:table-cell>
          <table:table-cell table:formula="of:=[.AQ318]+[.AS318]" ns41:value-type="float" table:style-name="ce52" office:value-type="float" office:value="199">
            <text:p>199</text:p>
          </table:table-cell>
          <table:table-cell table:formula="of:=[.A318]" ns41:value-type="float" table:style-name="ce91" office:value-type="float" office:value="10">
            <text:p>10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2" office:value-type="float">
            <text:p>862</text:p>
          </table:table-cell>
          <table:table-cell ns41:value-type="float" table:style-name="ce78" office:value="863" office:value-type="float">
            <text:p>863</text:p>
          </table:table-cell>
          <table:table-cell table:style-name="ce78"/>
          <table:table-cell ns41:value-type="float" table:style-name="ce85" office:value="240194" office:value-type="float">
            <text:p>240194</text:p>
          </table:table-cell>
          <table:table-cell table:number-columns-repeated="970"/>
        </table:table-row>
        <table:table-row table:style-name="ro3">
          <table:table-cell ns41:value-type="float" table:style-name="ce8" office:value="11" office:value-type="float">
            <text:p>11</text:p>
          </table:table-cell>
          <table:table-cell ns41:value-type="string" table:style-name="ce20" office:value-type="string">
            <text:p>Veefokkers</text:p>
          </table:table-cell>
          <table:table-cell table:style-name="ce30"/>
          <table:table-cell table:style-name="ce11"/>
          <table:table-cell table:style-name="ce40"/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 table:number-columns-repeated="17"/>
          <table:table-cell ns41:value-type="float" table:style-name="ce90" office:value="1" office:value-type="float">
            <text:p>1</text:p>
          </table:table-cell>
          <table:table-cell table:style-name="ce90" table:number-columns-repeated="14"/>
          <table:table-cell table:formula="of:=[.J319]+[.L319]+[.N319]+[.P319]+[.R319]+[.T319]+[.V319]+[.X319]+[.Z319]+[.AB319]+[.AD319]+[.AF319]+[.AH319]+[.AJ319]+[.AL319]+[.AN319]" ns41:value-type="float" table:style-name="ce34" office:value-type="float" office:value="0">
            <text:p>0</text:p>
          </table:table-cell>
          <table:table-cell table:formula="of:=[.E319]+[.F319]+[.G319]+[.H319]+[.I319]+[.K319]+[.M319]+[.O319]+[.Q319]+[.S319]+[.U319]+[.W319]+[.Y319]+[.AA319]+[.AC319]+[.AE319]+[.AG319]+[.AI319]+[.AK319]+[.AM319]+[.AO319]" ns41:value-type="float" table:style-name="ce34" office:value-type="float" office:value="2">
            <text:p>2</text:p>
          </table:table-cell>
          <table:table-cell table:style-name="ce90" table:number-columns-repeated="2"/>
          <table:table-cell table:formula="of:=[.AP319]+[.AR319]" ns41:value-type="float" table:style-name="ce34" office:value-type="float" office:value="0">
            <text:p>0</text:p>
          </table:table-cell>
          <table:table-cell table:formula="of:=[.AQ319]+[.AS319]" ns41:value-type="float" table:style-name="ce52" office:value-type="float" office:value="2">
            <text:p>2</text:p>
          </table:table-cell>
          <table:table-cell table:formula="of:=[.A319]" ns41:value-type="float" table:style-name="ce91" office:value-type="float" office:value="11">
            <text:p>11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2" office:value-type="float">
            <text:p>862</text:p>
          </table:table-cell>
          <table:table-cell ns41:value-type="float" table:style-name="ce78" office:value="863" office:value-type="float">
            <text:p>863</text:p>
          </table:table-cell>
          <table:table-cell table:style-name="ce78"/>
          <table:table-cell ns41:value-type="float" table:style-name="ce85" office:value="240194" office:value-type="float">
            <text:p>240194</text:p>
          </table:table-cell>
          <table:table-cell table:number-columns-repeated="970"/>
        </table:table-row>
        <table:table-row table:style-name="ro3">
          <table:table-cell ns41:value-type="float" table:style-name="ce8" office:value="12" office:value-type="float">
            <text:p>12</text:p>
          </table:table-cell>
          <table:table-cell ns41:value-type="string" table:style-name="ce20" office:value-type="string">
            <text:p>Paardenfokkers</text:p>
          </table:table-cell>
          <table:table-cell table:style-name="ce30"/>
          <table:table-cell table:style-name="ce11"/>
          <table:table-cell table:style-name="ce40"/>
          <table:table-cell table:style-name="ce90" table:number-columns-repeated="12"/>
          <table:table-cell ns41:value-type="float" table:style-name="ce90" office:value="1" office:value-type="float">
            <text:p>1</text:p>
          </table:table-cell>
          <table:table-cell table:style-name="ce90" table:number-columns-repeated="9"/>
          <table:table-cell ns41:value-type="float" table:style-name="ce90" office:value="1" office:value-type="float">
            <text:p>1</text:p>
          </table:table-cell>
          <table:table-cell table:style-name="ce90" table:number-columns-repeated="13"/>
          <table:table-cell table:formula="of:=[.J320]+[.L320]+[.N320]+[.P320]+[.R320]+[.T320]+[.V320]+[.X320]+[.Z320]+[.AB320]+[.AD320]+[.AF320]+[.AH320]+[.AJ320]+[.AL320]+[.AN320]" ns41:value-type="float" table:style-name="ce34" office:value-type="float" office:value="2">
            <text:p>2</text:p>
          </table:table-cell>
          <table:table-cell table:formula="of:=[.E320]+[.F320]+[.G320]+[.H320]+[.I320]+[.K320]+[.M320]+[.O320]+[.Q320]+[.S320]+[.U320]+[.W320]+[.Y320]+[.AA320]+[.AC320]+[.AE320]+[.AG320]+[.AI320]+[.AK320]+[.AM320]+[.AO320]" ns41:value-type="float" table:style-name="ce34" office:value-type="float" office:value="0">
            <text:p>0</text:p>
          </table:table-cell>
          <table:table-cell table:style-name="ce90" table:number-columns-repeated="2"/>
          <table:table-cell table:formula="of:=[.AP320]+[.AR320]" ns41:value-type="float" table:style-name="ce34" office:value-type="float" office:value="2">
            <text:p>2</text:p>
          </table:table-cell>
          <table:table-cell table:formula="of:=[.AQ320]+[.AS320]" ns41:value-type="float" table:style-name="ce52" office:value-type="float" office:value="0">
            <text:p>0</text:p>
          </table:table-cell>
          <table:table-cell table:formula="of:=[.A320]" ns41:value-type="float" table:style-name="ce91" office:value-type="float" office:value="12">
            <text:p>12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2" office:value-type="float">
            <text:p>862</text:p>
          </table:table-cell>
          <table:table-cell ns41:value-type="float" table:style-name="ce78" office:value="863" office:value-type="float">
            <text:p>863</text:p>
          </table:table-cell>
          <table:table-cell table:style-name="ce78"/>
          <table:table-cell ns41:value-type="float" table:style-name="ce85" office:value="240194" office:value-type="float">
            <text:p>240194</text:p>
          </table:table-cell>
          <table:table-cell table:number-columns-repeated="970"/>
        </table:table-row>
        <table:table-row table:style-name="ro3">
          <table:table-cell ns41:value-type="float" table:style-name="ce8" office:value="13" office:value-type="float">
            <text:p>13</text:p>
          </table:table-cell>
          <table:table-cell ns41:value-type="string" table:style-name="ce20" office:value-type="string">
            <text:p>Pluimgraven</text:p>
          </table:table-cell>
          <table:table-cell table:style-name="ce30"/>
          <table:table-cell table:style-name="ce11"/>
          <table:table-cell table:style-name="ce40"/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 table:number-columns-repeated="9"/>
          <table:table-cell ns41:value-type="float" table:style-name="ce90" office:value="1" office:value-type="float">
            <text:p>1</text:p>
          </table:table-cell>
          <table:table-cell table:style-name="ce90" table:number-columns-repeated="11"/>
          <table:table-cell ns41:value-type="float" office:value="1" table:style-name="ce90" table:number-columns-repeated="2" office:value-type="float">
            <text:p>1</text:p>
          </table:table-cell>
          <table:table-cell table:style-name="ce90" table:number-columns-repeated="9"/>
          <table:table-cell table:formula="of:=[.J321]+[.L321]+[.N321]+[.P321]+[.R321]+[.T321]+[.V321]+[.X321]+[.Z321]+[.AB321]+[.AD321]+[.AF321]+[.AH321]+[.AJ321]+[.AL321]+[.AN321]" ns41:value-type="float" table:style-name="ce34" office:value-type="float" office:value="1">
            <text:p>1</text:p>
          </table:table-cell>
          <table:table-cell table:formula="of:=[.E321]+[.F321]+[.G321]+[.H321]+[.I321]+[.K321]+[.M321]+[.O321]+[.Q321]+[.S321]+[.U321]+[.W321]+[.Y321]+[.AA321]+[.AC321]+[.AE321]+[.AG321]+[.AI321]+[.AK321]+[.AM321]+[.AO321]" ns41:value-type="float" table:style-name="ce34" office:value-type="float" office:value="3">
            <text:p>3</text:p>
          </table:table-cell>
          <table:table-cell table:style-name="ce90" table:number-columns-repeated="2"/>
          <table:table-cell table:formula="of:=[.AP321]+[.AR321]" ns41:value-type="float" table:style-name="ce34" office:value-type="float" office:value="1">
            <text:p>1</text:p>
          </table:table-cell>
          <table:table-cell table:formula="of:=[.AQ321]+[.AS321]" ns41:value-type="float" table:style-name="ce52" office:value-type="float" office:value="3">
            <text:p>3</text:p>
          </table:table-cell>
          <table:table-cell table:formula="of:=[.A321]" ns41:value-type="float" table:style-name="ce91" office:value-type="float" office:value="13">
            <text:p>13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2" office:value-type="float">
            <text:p>862</text:p>
          </table:table-cell>
          <table:table-cell ns41:value-type="float" table:style-name="ce78" office:value="863" office:value-type="float">
            <text:p>863</text:p>
          </table:table-cell>
          <table:table-cell table:style-name="ce78"/>
          <table:table-cell ns41:value-type="float" table:style-name="ce85" office:value="240194" office:value-type="float">
            <text:p>240194</text:p>
          </table:table-cell>
          <table:table-cell table:number-columns-repeated="970"/>
        </table:table-row>
        <table:table-row table:style-name="ro3">
          <table:table-cell ns41:value-type="float" table:style-name="ce8" office:value="14" office:value-type="float">
            <text:p>14</text:p>
          </table:table-cell>
          <table:table-cell ns41:value-type="string" table:style-name="ce20" office:value-type="string">
            <text:p>Bloemisten</text:p>
          </table:table-cell>
          <table:table-cell table:style-name="ce30"/>
          <table:table-cell table:style-name="ce11"/>
          <table:table-cell ns41:value-type="float" table:style-name="ce40" office:value="1" office:value-type="float">
            <text:p>1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0" office:value="11" office:value-type="float">
            <text:p>11</text:p>
          </table:table-cell>
          <table:table-cell table:style-name="ce90"/>
          <table:table-cell ns41:value-type="float" table:style-name="ce90" office:value="22" office:value-type="float">
            <text:p>22</text:p>
          </table:table-cell>
          <table:table-cell table:style-name="ce90"/>
          <table:table-cell ns41:value-type="float" table:style-name="ce90" office:value="7" office:value-type="float">
            <text:p>7</text:p>
          </table:table-cell>
          <table:table-cell table:style-name="ce90"/>
          <table:table-cell ns41:value-type="float" table:style-name="ce90" office:value="11" office:value-type="float">
            <text:p>1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0" office:value="19" office:value-type="float">
            <text:p>19</text:p>
          </table:table-cell>
          <table:table-cell ns41:value-type="float" office:value="18" table:style-name="ce90" table:number-columns-repeated="2" office:value-type="float">
            <text:p>18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0" office:value="3" office:value-type="float">
            <text:p>3</text:p>
          </table:table-cell>
          <table:table-cell table:style-name="ce90"/>
          <table:table-cell ns41:value-type="float" table:style-name="ce90" office:value="20" office:value-type="float">
            <text:p>20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3" office:value-type="float">
            <text:p>3</text:p>
          </table:table-cell>
          <table:table-cell table:style-name="ce90"/>
          <table:table-cell ns41:value-type="float" table:style-name="ce90" office:value="16" office:value-type="float">
            <text:p>16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0" office:value="1" office:value-type="float">
            <text:p>1</text:p>
          </table:table-cell>
          <table:table-cell table:formula="of:=[.J322]+[.L322]+[.N322]+[.P322]+[.R322]+[.T322]+[.V322]+[.X322]+[.Z322]+[.AB322]+[.AD322]+[.AF322]+[.AH322]+[.AJ322]+[.AL322]+[.AN322]" ns41:value-type="float" table:style-name="ce34" office:value-type="float" office:value="172">
            <text:p>172</text:p>
          </table:table-cell>
          <table:table-cell table:formula="of:=[.E322]+[.F322]+[.G322]+[.H322]+[.I322]+[.K322]+[.M322]+[.O322]+[.Q322]+[.S322]+[.U322]+[.W322]+[.Y322]+[.AA322]+[.AC322]+[.AE322]+[.AG322]+[.AI322]+[.AK322]+[.AM322]+[.AO322]" ns41:value-type="float" table:style-name="ce34" office:value-type="float" office:value="115">
            <text:p>115</text:p>
          </table:table-cell>
          <table:table-cell table:style-name="ce90" table:number-columns-repeated="2"/>
          <table:table-cell table:formula="of:=[.AP322]+[.AR322]" ns41:value-type="float" table:style-name="ce34" office:value-type="float" office:value="172">
            <text:p>172</text:p>
          </table:table-cell>
          <table:table-cell table:formula="of:=[.AQ322]+[.AS322]" ns41:value-type="float" table:style-name="ce52" office:value-type="float" office:value="115">
            <text:p>115</text:p>
          </table:table-cell>
          <table:table-cell table:formula="of:=[.A322]" ns41:value-type="float" table:style-name="ce91" office:value-type="float" office:value="14">
            <text:p>14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2" office:value-type="float">
            <text:p>862</text:p>
          </table:table-cell>
          <table:table-cell ns41:value-type="float" table:style-name="ce78" office:value="863" office:value-type="float">
            <text:p>863</text:p>
          </table:table-cell>
          <table:table-cell table:style-name="ce78"/>
          <table:table-cell ns41:value-type="float" table:style-name="ce85" office:value="240194" office:value-type="float">
            <text:p>240194</text:p>
          </table:table-cell>
          <table:table-cell table:number-columns-repeated="970"/>
        </table:table-row>
        <table:table-row table:style-name="ro3">
          <table:table-cell ns41:value-type="float" table:style-name="ce8" office:value="15" office:value-type="float">
            <text:p>15</text:p>
          </table:table-cell>
          <table:table-cell ns41:value-type="string" table:style-name="ce20" office:value-type="string">
            <text:p>Bloembollenkweekers</text:p>
          </table:table-cell>
          <table:table-cell table:style-name="ce30"/>
          <table:table-cell table:style-name="ce11"/>
          <table:table-cell table:style-name="ce40"/>
          <table:table-cell ns41:value-type="float" table:style-name="ce90" office:value="2" office:value-type="float">
            <text:p>2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0" office:value="5" office:value-type="float">
            <text:p>5</text:p>
          </table:table-cell>
          <table:table-cell table:style-name="ce90"/>
          <table:table-cell ns41:value-type="float" table:style-name="ce90" office:value="11" office:value-type="float">
            <text:p>11</text:p>
          </table:table-cell>
          <table:table-cell table:style-name="ce90"/>
          <table:table-cell ns41:value-type="float" table:style-name="ce90" office:value="8" office:value-type="float">
            <text:p>8</text:p>
          </table:table-cell>
          <table:table-cell table:style-name="ce90"/>
          <table:table-cell ns41:value-type="float" table:style-name="ce90" office:value="14" office:value-type="float">
            <text:p>14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0" office:value="6" office:value-type="float">
            <text:p>6</text:p>
          </table:table-cell>
          <table:table-cell ns41:value-type="float" office:value="12" table:style-name="ce90" table:number-columns-repeated="2" office:value-type="float">
            <text:p>12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0" office:value="1" office:value-type="float">
            <text:p>1</text:p>
          </table:table-cell>
          <table:table-cell ns41:value-type="float" office:value="2" table:style-name="ce90" table:number-columns-repeated="2" office:value-type="float">
            <text:p>2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3" office:value-type="float">
            <text:p>3</text:p>
          </table:table-cell>
          <table:table-cell table:style-name="ce90"/>
          <table:table-cell ns41:value-type="float" table:style-name="ce90" office:value="7" office:value-type="float">
            <text:p>7</text:p>
          </table:table-cell>
          <table:table-cell table:style-name="ce90"/>
          <table:table-cell ns41:value-type="float" table:style-name="ce90" office:value="7" office:value-type="float">
            <text:p>7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5" office:value-type="float">
            <text:p>5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3" office:value-type="float">
            <text:p>3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3" office:value-type="float">
            <text:p>3</text:p>
          </table:table-cell>
          <table:table-cell table:style-name="ce90"/>
          <table:table-cell table:formula="of:=[.J323]+[.L323]+[.N323]+[.P323]+[.R323]+[.T323]+[.V323]+[.X323]+[.Z323]+[.AB323]+[.AD323]+[.AF323]+[.AH323]+[.AJ323]+[.AL323]+[.AN323]" ns41:value-type="float" table:style-name="ce34" office:value-type="float" office:value="71">
            <text:p>71</text:p>
          </table:table-cell>
          <table:table-cell table:formula="of:=[.E323]+[.F323]+[.G323]+[.H323]+[.I323]+[.K323]+[.M323]+[.O323]+[.Q323]+[.S323]+[.U323]+[.W323]+[.Y323]+[.AA323]+[.AC323]+[.AE323]+[.AG323]+[.AI323]+[.AK323]+[.AM323]+[.AO323]" ns41:value-type="float" table:style-name="ce34" office:value-type="float" office:value="73">
            <text:p>73</text:p>
          </table:table-cell>
          <table:table-cell table:style-name="ce90" table:number-columns-repeated="2"/>
          <table:table-cell table:formula="of:=[.AP323]+[.AR323]" ns41:value-type="float" table:style-name="ce34" office:value-type="float" office:value="71">
            <text:p>71</text:p>
          </table:table-cell>
          <table:table-cell table:formula="of:=[.AQ323]+[.AS323]" ns41:value-type="float" table:style-name="ce52" office:value-type="float" office:value="73">
            <text:p>73</text:p>
          </table:table-cell>
          <table:table-cell table:formula="of:=[.A323]" ns41:value-type="float" table:style-name="ce91" office:value-type="float" office:value="15">
            <text:p>15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2" office:value-type="float">
            <text:p>862</text:p>
          </table:table-cell>
          <table:table-cell ns41:value-type="float" table:style-name="ce78" office:value="863" office:value-type="float">
            <text:p>863</text:p>
          </table:table-cell>
          <table:table-cell table:style-name="ce78"/>
          <table:table-cell ns41:value-type="float" table:style-name="ce85" office:value="240194" office:value-type="float">
            <text:p>240194</text:p>
          </table:table-cell>
          <table:table-cell table:number-columns-repeated="970"/>
        </table:table-row>
        <table:table-row table:style-name="ro3">
          <table:table-cell ns41:value-type="float" table:style-name="ce8" office:value="16" office:value-type="float">
            <text:p>16</text:p>
          </table:table-cell>
          <table:table-cell ns41:value-type="string" table:style-name="ce20" office:value-type="string">
            <text:p>Plantsoenwerkers</text:p>
          </table:table-cell>
          <table:table-cell table:style-name="ce30"/>
          <table:table-cell table:style-name="ce11"/>
          <table:table-cell table:style-name="ce40"/>
          <table:table-cell ns41:value-type="float" table:style-name="ce90" office:value="1" office:value-type="float">
            <text:p>1</text:p>
          </table:table-cell>
          <table:table-cell table:style-name="ce90" table:number-columns-repeated="18"/>
          <table:table-cell ns41:value-type="float" table:style-name="ce90" office:value="1" office:value-type="float">
            <text:p>1</text:p>
          </table:table-cell>
          <table:table-cell table:style-name="ce90" table:number-columns-repeated="2"/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7"/>
          <table:table-cell table:formula="of:=[.J324]+[.L324]+[.N324]+[.P324]+[.R324]+[.T324]+[.V324]+[.X324]+[.Z324]+[.AB324]+[.AD324]+[.AF324]+[.AH324]+[.AJ324]+[.AL324]+[.AN324]" ns41:value-type="float" table:style-name="ce34" office:value-type="float" office:value="4">
            <text:p>4</text:p>
          </table:table-cell>
          <table:table-cell table:formula="of:=[.E324]+[.F324]+[.G324]+[.H324]+[.I324]+[.K324]+[.M324]+[.O324]+[.Q324]+[.S324]+[.U324]+[.W324]+[.Y324]+[.AA324]+[.AC324]+[.AE324]+[.AG324]+[.AI324]+[.AK324]+[.AM324]+[.AO324]" ns41:value-type="float" table:style-name="ce34" office:value-type="float" office:value="2">
            <text:p>2</text:p>
          </table:table-cell>
          <table:table-cell table:style-name="ce90" table:number-columns-repeated="2"/>
          <table:table-cell table:formula="of:=[.AP324]+[.AR324]" ns41:value-type="float" table:style-name="ce34" office:value-type="float" office:value="4">
            <text:p>4</text:p>
          </table:table-cell>
          <table:table-cell table:formula="of:=[.AQ324]+[.AS324]" ns41:value-type="float" table:style-name="ce52" office:value-type="float" office:value="2">
            <text:p>2</text:p>
          </table:table-cell>
          <table:table-cell table:formula="of:=[.A324]" ns41:value-type="float" table:style-name="ce91" office:value-type="float" office:value="16">
            <text:p>16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2" office:value-type="float">
            <text:p>862</text:p>
          </table:table-cell>
          <table:table-cell ns41:value-type="float" table:style-name="ce78" office:value="863" office:value-type="float">
            <text:p>863</text:p>
          </table:table-cell>
          <table:table-cell table:style-name="ce78"/>
          <table:table-cell ns41:value-type="float" table:style-name="ce85" office:value="240194" office:value-type="float">
            <text:p>240194</text:p>
          </table:table-cell>
          <table:table-cell table:number-columns-repeated="970"/>
        </table:table-row>
        <table:table-row table:style-name="ro3">
          <table:table-cell ns41:value-type="float" table:style-name="ce8" office:value="17" office:value-type="float">
            <text:p>17</text:p>
          </table:table-cell>
          <table:table-cell ns41:value-type="string" table:style-name="ce20" office:value-type="string">
            <text:p>Warmoeziers</text:p>
          </table:table-cell>
          <table:table-cell table:style-name="ce30"/>
          <table:table-cell table:style-name="ce11"/>
          <table:table-cell table:style-name="ce40"/>
          <table:table-cell ns41:value-type="float" table:style-name="ce90" office:value="10" office:value-type="float">
            <text:p>10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90" office:value="41" office:value-type="float">
            <text:p>41</text:p>
          </table:table-cell>
          <table:table-cell table:style-name="ce90"/>
          <table:table-cell ns41:value-type="float" table:style-name="ce90" office:value="60" office:value-type="float">
            <text:p>60</text:p>
          </table:table-cell>
          <table:table-cell table:style-name="ce90"/>
          <table:table-cell ns41:value-type="float" table:style-name="ce90" office:value="31" office:value-type="float">
            <text:p>31</text:p>
          </table:table-cell>
          <table:table-cell table:style-name="ce90"/>
          <table:table-cell ns41:value-type="float" table:style-name="ce90" office:value="45" office:value-type="float">
            <text:p>45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0" office:value="50" office:value-type="float">
            <text:p>50</text:p>
          </table:table-cell>
          <table:table-cell ns41:value-type="float" table:style-name="ce90" office:value="64" office:value-type="float">
            <text:p>64</text:p>
          </table:table-cell>
          <table:table-cell ns41:value-type="float" table:style-name="ce90" office:value="69" office:value-type="float">
            <text:p>69</text:p>
          </table:table-cell>
          <table:table-cell ns41:value-type="float" table:style-name="ce90" office:value="45" office:value-type="float">
            <text:p>45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0" office:value="51" office:value-type="float">
            <text:p>51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0" office:value="44" office:value-type="float">
            <text:p>44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0" office:value="70" office:value-type="float">
            <text:p>70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0" office:value="56" office:value-type="float">
            <text:p>56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0" office:value="71" office:value-type="float">
            <text:p>7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0" office:value="33" office:value-type="float">
            <text:p>33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0" office:value="50" office:value-type="float">
            <text:p>50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0" office:value="37" office:value-type="float">
            <text:p>37</text:p>
          </table:table-cell>
          <table:table-cell ns41:value-type="float" table:style-name="ce90" office:value="7" office:value-type="float">
            <text:p>7</text:p>
          </table:table-cell>
          <table:table-cell table:formula="of:=[.J325]+[.L325]+[.N325]+[.P325]+[.R325]+[.T325]+[.V325]+[.X325]+[.Z325]+[.AB325]+[.AD325]+[.AF325]+[.AH325]+[.AJ325]+[.AL325]+[.AN325]" ns41:value-type="float" table:style-name="ce34" office:value-type="float" office:value="550">
            <text:p>550</text:p>
          </table:table-cell>
          <table:table-cell table:formula="of:=[.E325]+[.F325]+[.G325]+[.H325]+[.I325]+[.K325]+[.M325]+[.O325]+[.Q325]+[.S325]+[.U325]+[.W325]+[.Y325]+[.AA325]+[.AC325]+[.AE325]+[.AG325]+[.AI325]+[.AK325]+[.AM325]+[.AO325]" ns41:value-type="float" table:style-name="ce34" office:value-type="float" office:value="444">
            <text:p>444</text:p>
          </table:table-cell>
          <table:table-cell table:style-name="ce90" table:number-columns-repeated="2"/>
          <table:table-cell table:formula="of:=[.AP325]+[.AR325]" ns41:value-type="float" table:style-name="ce34" office:value-type="float" office:value="550">
            <text:p>550</text:p>
          </table:table-cell>
          <table:table-cell table:formula="of:=[.AQ325]+[.AS325]" ns41:value-type="float" table:style-name="ce52" office:value-type="float" office:value="444">
            <text:p>444</text:p>
          </table:table-cell>
          <table:table-cell table:formula="of:=[.A325]" ns41:value-type="float" table:style-name="ce91" office:value-type="float" office:value="17">
            <text:p>17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2" office:value-type="float">
            <text:p>862</text:p>
          </table:table-cell>
          <table:table-cell ns41:value-type="float" table:style-name="ce78" office:value="863" office:value-type="float">
            <text:p>863</text:p>
          </table:table-cell>
          <table:table-cell table:style-name="ce78"/>
          <table:table-cell ns41:value-type="float" table:style-name="ce85" office:value="240194" office:value-type="float">
            <text:p>240194</text:p>
          </table:table-cell>
          <table:table-cell table:number-columns-repeated="970"/>
        </table:table-row>
        <table:table-row table:style-name="ro3">
          <table:table-cell ns41:value-type="float" table:style-name="ce8" office:value="18" office:value-type="float">
            <text:p>18</text:p>
          </table:table-cell>
          <table:table-cell ns41:value-type="string" table:style-name="ce20" office:value-type="string">
            <text:p>Boomkweekers</text:p>
          </table:table-cell>
          <table:table-cell table:style-name="ce30"/>
          <table:table-cell table:style-name="ce11"/>
          <table:table-cell table:style-name="ce40"/>
          <table:table-cell ns41:value-type="float" table:style-name="ce90" office:value="5" office:value-type="float">
            <text:p>5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0" office:value="23" office:value-type="float">
            <text:p>23</text:p>
          </table:table-cell>
          <table:table-cell table:style-name="ce90"/>
          <table:table-cell ns41:value-type="float" table:style-name="ce90" office:value="34" office:value-type="float">
            <text:p>34</text:p>
          </table:table-cell>
          <table:table-cell table:style-name="ce90"/>
          <table:table-cell ns41:value-type="float" table:style-name="ce90" office:value="11" office:value-type="float">
            <text:p>1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0" office:value="42" office:value-type="float">
            <text:p>42</text:p>
          </table:table-cell>
          <table:table-cell ns41:value-type="float" table:style-name="ce90" office:value="50" office:value-type="float">
            <text:p>50</text:p>
          </table:table-cell>
          <table:table-cell ns41:value-type="float" table:style-name="ce90" office:value="36" office:value-type="float">
            <text:p>36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40" office:value-type="float">
            <text:p>40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0" office:value="31" office:value-type="float">
            <text:p>3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30" office:value-type="float">
            <text:p>30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5" office:value-type="float">
            <text:p>5</text:p>
          </table:table-cell>
          <table:table-cell table:style-name="ce90"/>
          <table:table-cell ns41:value-type="float" table:style-name="ce90" office:value="17" office:value-type="float">
            <text:p>17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0" office:value="2" office:value-type="float">
            <text:p>2</text:p>
          </table:table-cell>
          <table:table-cell table:formula="of:=[.J326]+[.L326]+[.N326]+[.P326]+[.R326]+[.T326]+[.V326]+[.X326]+[.Z326]+[.AB326]+[.AD326]+[.AF326]+[.AH326]+[.AJ326]+[.AL326]+[.AN326]" ns41:value-type="float" table:style-name="ce34" office:value-type="float" office:value="302">
            <text:p>302</text:p>
          </table:table-cell>
          <table:table-cell table:formula="of:=[.E326]+[.F326]+[.G326]+[.H326]+[.I326]+[.K326]+[.M326]+[.O326]+[.Q326]+[.S326]+[.U326]+[.W326]+[.Y326]+[.AA326]+[.AC326]+[.AE326]+[.AG326]+[.AI326]+[.AK326]+[.AM326]+[.AO326]" ns41:value-type="float" table:style-name="ce34" office:value-type="float" office:value="214">
            <text:p>214</text:p>
          </table:table-cell>
          <table:table-cell table:style-name="ce90" table:number-columns-repeated="2"/>
          <table:table-cell table:formula="of:=[.AP326]+[.AR326]" ns41:value-type="float" table:style-name="ce34" office:value-type="float" office:value="302">
            <text:p>302</text:p>
          </table:table-cell>
          <table:table-cell table:formula="of:=[.AQ326]+[.AS326]" ns41:value-type="float" table:style-name="ce52" office:value-type="float" office:value="214">
            <text:p>214</text:p>
          </table:table-cell>
          <table:table-cell table:formula="of:=[.A326]" ns41:value-type="float" table:style-name="ce91" office:value-type="float" office:value="18">
            <text:p>18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2" office:value-type="float">
            <text:p>862</text:p>
          </table:table-cell>
          <table:table-cell ns41:value-type="float" table:style-name="ce78" office:value="863" office:value-type="float">
            <text:p>863</text:p>
          </table:table-cell>
          <table:table-cell table:style-name="ce78"/>
          <table:table-cell ns41:value-type="float" table:style-name="ce85" office:value="240194" office:value-type="float">
            <text:p>240194</text:p>
          </table:table-cell>
          <table:table-cell table:number-columns-repeated="970"/>
        </table:table-row>
        <table:table-row table:style-name="ro3">
          <table:table-cell ns41:value-type="float" table:style-name="ce8" office:value="19" office:value-type="float">
            <text:p>19</text:p>
          </table:table-cell>
          <table:table-cell ns41:value-type="string" table:style-name="ce20" office:value-type="string">
            <text:p>Boscharbeiders</text:p>
          </table:table-cell>
          <table:table-cell table:style-name="ce30"/>
          <table:table-cell table:style-name="ce11"/>
          <table:table-cell table:style-name="ce40"/>
          <table:table-cell table:style-name="ce90" table:number-columns-repeated="2"/>
          <table:table-cell ns41:value-type="float" table:style-name="ce90" office:value="7" office:value-type="float">
            <text:p>7</text:p>
          </table:table-cell>
          <table:table-cell ns41:value-type="float" table:style-name="ce90" office:value="10" office:value-type="float">
            <text:p>10</text:p>
          </table:table-cell>
          <table:table-cell table:style-name="ce90"/>
          <table:table-cell ns41:value-type="float" table:style-name="ce90" office:value="10" office:value-type="float">
            <text:p>10</text:p>
          </table:table-cell>
          <table:table-cell table:style-name="ce90"/>
          <table:table-cell ns41:value-type="float" table:style-name="ce90" office:value="10" office:value-type="float">
            <text:p>10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0" office:value="16" office:value-type="float">
            <text:p>16</text:p>
          </table:table-cell>
          <table:table-cell table:style-name="ce90"/>
          <table:table-cell ns41:value-type="float" table:style-name="ce90" office:value="14" office:value-type="float">
            <text:p>14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15" office:value-type="float">
            <text:p>15</text:p>
          </table:table-cell>
          <table:table-cell table:style-name="ce90"/>
          <table:table-cell ns41:value-type="float" table:style-name="ce90" office:value="4" office:value-type="float">
            <text:p>4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4" office:value-type="float">
            <text:p>4</text:p>
          </table:table-cell>
          <table:table-cell table:style-name="ce90"/>
          <table:table-cell ns41:value-type="float" table:style-name="ce90" office:value="3" office:value-type="float">
            <text:p>3</text:p>
          </table:table-cell>
          <table:table-cell table:style-name="ce90"/>
          <table:table-cell table:formula="of:=[.J327]+[.L327]+[.N327]+[.P327]+[.R327]+[.T327]+[.V327]+[.X327]+[.Z327]+[.AB327]+[.AD327]+[.AF327]+[.AH327]+[.AJ327]+[.AL327]+[.AN327]" ns41:value-type="float" table:style-name="ce34" office:value-type="float" office:value="132">
            <text:p>132</text:p>
          </table:table-cell>
          <table:table-cell table:formula="of:=[.E327]+[.F327]+[.G327]+[.H327]+[.I327]+[.K327]+[.M327]+[.O327]+[.Q327]+[.S327]+[.U327]+[.W327]+[.Y327]+[.AA327]+[.AC327]+[.AE327]+[.AG327]+[.AI327]+[.AK327]+[.AM327]+[.AO327]" ns41:value-type="float" table:style-name="ce34" office:value-type="float" office:value="100">
            <text:p>100</text:p>
          </table:table-cell>
          <table:table-cell table:style-name="ce90" table:number-columns-repeated="2"/>
          <table:table-cell table:formula="of:=[.AP327]+[.AR327]" ns41:value-type="float" table:style-name="ce34" office:value-type="float" office:value="132">
            <text:p>132</text:p>
          </table:table-cell>
          <table:table-cell table:formula="of:=[.AQ327]+[.AS327]" ns41:value-type="float" table:style-name="ce52" office:value-type="float" office:value="100">
            <text:p>100</text:p>
          </table:table-cell>
          <table:table-cell table:formula="of:=[.A327]" ns41:value-type="float" table:style-name="ce91" office:value-type="float" office:value="19">
            <text:p>19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2" office:value-type="float">
            <text:p>862</text:p>
          </table:table-cell>
          <table:table-cell ns41:value-type="float" table:style-name="ce78" office:value="863" office:value-type="float">
            <text:p>863</text:p>
          </table:table-cell>
          <table:table-cell table:style-name="ce78"/>
          <table:table-cell ns41:value-type="float" table:style-name="ce85" office:value="240194" office:value-type="float">
            <text:p>240194</text:p>
          </table:table-cell>
          <table:table-cell table:number-columns-repeated="970"/>
        </table:table-row>
        <table:table-row table:style-name="ro3">
          <table:table-cell ns41:value-type="float" table:style-name="ce8" office:value="20" office:value-type="float">
            <text:p>20</text:p>
          </table:table-cell>
          <table:table-cell ns41:value-type="string" table:style-name="ce20" office:value-type="string">
            <text:p>Duinplukkers</text:p>
          </table:table-cell>
          <table:table-cell table:style-name="ce30"/>
          <table:table-cell table:style-name="ce11"/>
          <table:table-cell table:style-name="ce40"/>
          <table:table-cell table:style-name="ce90" table:number-columns-repeated="14"/>
          <table:table-cell ns41:value-type="float" table:style-name="ce90" office:value="1" office:value-type="float">
            <text:p>1</text:p>
          </table:table-cell>
          <table:table-cell table:style-name="ce90" table:number-columns-repeated="21"/>
          <table:table-cell table:formula="of:=[.J328]+[.L328]+[.N328]+[.P328]+[.R328]+[.T328]+[.V328]+[.X328]+[.Z328]+[.AB328]+[.AD328]+[.AF328]+[.AH328]+[.AJ328]+[.AL328]+[.AN328]" ns41:value-type="float" table:style-name="ce34" office:value-type="float" office:value="1">
            <text:p>1</text:p>
          </table:table-cell>
          <table:table-cell table:formula="of:=[.E328]+[.F328]+[.G328]+[.H328]+[.I328]+[.K328]+[.M328]+[.O328]+[.Q328]+[.S328]+[.U328]+[.W328]+[.Y328]+[.AA328]+[.AC328]+[.AE328]+[.AG328]+[.AI328]+[.AK328]+[.AM328]+[.AO328]" ns41:value-type="float" table:style-name="ce34" office:value-type="float" office:value="0">
            <text:p>0</text:p>
          </table:table-cell>
          <table:table-cell table:style-name="ce90" table:number-columns-repeated="2"/>
          <table:table-cell table:formula="of:=[.AP328]+[.AR328]" ns41:value-type="float" table:style-name="ce34" office:value-type="float" office:value="1">
            <text:p>1</text:p>
          </table:table-cell>
          <table:table-cell table:formula="of:=[.AQ328]+[.AS328]" ns41:value-type="float" table:style-name="ce52" office:value-type="float" office:value="0">
            <text:p>0</text:p>
          </table:table-cell>
          <table:table-cell table:formula="of:=[.A328]" ns41:value-type="float" table:style-name="ce91" office:value-type="float" office:value="20">
            <text:p>20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2" office:value-type="float">
            <text:p>862</text:p>
          </table:table-cell>
          <table:table-cell ns41:value-type="float" table:style-name="ce78" office:value="863" office:value-type="float">
            <text:p>863</text:p>
          </table:table-cell>
          <table:table-cell table:style-name="ce78"/>
          <table:table-cell ns41:value-type="float" table:style-name="ce85" office:value="240194" office:value-type="float">
            <text:p>240194</text:p>
          </table:table-cell>
          <table:table-cell table:number-columns-repeated="970"/>
        </table:table-row>
        <table:table-row table:style-name="ro3">
          <table:table-cell ns41:value-type="float" table:style-name="ce8" office:value="21" office:value-type="float">
            <text:p>21</text:p>
          </table:table-cell>
          <table:table-cell ns41:value-type="string" table:style-name="ce20" office:value-type="string">
            <text:p>Griendwerkers</text:p>
          </table:table-cell>
          <table:table-cell table:style-name="ce30"/>
          <table:table-cell table:style-name="ce11"/>
          <table:table-cell table:style-name="ce40"/>
          <table:table-cell table:style-name="ce90"/>
          <table:table-cell ns41:value-type="float" table:style-name="ce90" office:value="2" office:value-type="float">
            <text:p>2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0" office:value="7" office:value-type="float">
            <text:p>7</text:p>
          </table:table-cell>
          <table:table-cell table:style-name="ce90"/>
          <table:table-cell ns41:value-type="float" table:style-name="ce90" office:value="9" office:value-type="float">
            <text:p>9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0" office:value-type="float">
            <text:p>10</text:p>
          </table:table-cell>
          <table:table-cell ns41:value-type="float" office:value="1" table:style-name="ce90" table:number-columns-repeated="2" office:value-type="float">
            <text:p>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0" office:value="4" office:value-type="float">
            <text:p>4</text:p>
          </table:table-cell>
          <table:table-cell ns41:value-type="float" office:value="1" table:style-name="ce90" table:number-columns-repeated="2" office:value-type="float">
            <text:p>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5" office:value-type="float">
            <text:p>5</text:p>
          </table:table-cell>
          <table:table-cell table:style-name="ce90"/>
          <table:table-cell ns41:value-type="float" table:style-name="ce90" office:value="4" office:value-type="float">
            <text:p>4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4" office:value-type="float">
            <text:p>4</text:p>
          </table:table-cell>
          <table:table-cell table:style-name="ce90"/>
          <table:table-cell ns41:value-type="float" table:style-name="ce90" office:value="6" office:value-type="float">
            <text:p>6</text:p>
          </table:table-cell>
          <table:table-cell table:style-name="ce90"/>
          <table:table-cell ns41:value-type="float" table:style-name="ce90" office:value="10" office:value-type="float">
            <text:p>10</text:p>
          </table:table-cell>
          <table:table-cell table:style-name="ce90"/>
          <table:table-cell ns41:value-type="float" office:value="1" table:style-name="ce90" table:number-columns-repeated="2" office:value-type="float">
            <text:p>1</text:p>
          </table:table-cell>
          <table:table-cell table:style-name="ce90" table:number-columns-repeated="2"/>
          <table:table-cell ns41:value-type="float" table:style-name="ce90" office:value="11" office:value-type="float">
            <text:p>11</text:p>
          </table:table-cell>
          <table:table-cell table:style-name="ce90"/>
          <table:table-cell ns41:value-type="float" table:style-name="ce90" office:value="5" office:value-type="float">
            <text:p>5</text:p>
          </table:table-cell>
          <table:table-cell ns41:value-type="float" table:style-name="ce90" office:value="1" office:value-type="float">
            <text:p>1</text:p>
          </table:table-cell>
          <table:table-cell table:formula="of:=[.J329]+[.L329]+[.N329]+[.P329]+[.R329]+[.T329]+[.V329]+[.X329]+[.Z329]+[.AB329]+[.AD329]+[.AF329]+[.AH329]+[.AJ329]+[.AL329]+[.AN329]" ns41:value-type="float" table:style-name="ce34" office:value-type="float" office:value="63">
            <text:p>63</text:p>
          </table:table-cell>
          <table:table-cell table:formula="of:=[.E329]+[.F329]+[.G329]+[.H329]+[.I329]+[.K329]+[.M329]+[.O329]+[.Q329]+[.S329]+[.U329]+[.W329]+[.Y329]+[.AA329]+[.AC329]+[.AE329]+[.AG329]+[.AI329]+[.AK329]+[.AM329]+[.AO329]" ns41:value-type="float" table:style-name="ce34" office:value-type="float" office:value="46">
            <text:p>46</text:p>
          </table:table-cell>
          <table:table-cell table:style-name="ce90" table:number-columns-repeated="2"/>
          <table:table-cell table:formula="of:=[.AP329]+[.AR329]" ns41:value-type="float" table:style-name="ce34" office:value-type="float" office:value="63">
            <text:p>63</text:p>
          </table:table-cell>
          <table:table-cell table:formula="of:=[.AQ329]+[.AS329]" ns41:value-type="float" table:style-name="ce52" office:value-type="float" office:value="46">
            <text:p>46</text:p>
          </table:table-cell>
          <table:table-cell table:formula="of:=[.A329]" ns41:value-type="float" table:style-name="ce91" office:value-type="float" office:value="21">
            <text:p>21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2" office:value-type="float">
            <text:p>862</text:p>
          </table:table-cell>
          <table:table-cell ns41:value-type="float" table:style-name="ce78" office:value="863" office:value-type="float">
            <text:p>863</text:p>
          </table:table-cell>
          <table:table-cell table:style-name="ce78"/>
          <table:table-cell ns41:value-type="float" table:style-name="ce85" office:value="240194" office:value-type="float">
            <text:p>240194</text:p>
          </table:table-cell>
          <table:table-cell table:number-columns-repeated="970"/>
        </table:table-row>
        <table:table-row table:style-name="ro3">
          <table:table-cell ns41:value-type="float" table:style-name="ce8" office:value="22" office:value-type="float">
            <text:p>22</text:p>
          </table:table-cell>
          <table:table-cell ns41:value-type="string" table:style-name="ce20" office:value-type="string">
            <text:p>Voorwerkers</text:p>
          </table:table-cell>
          <table:table-cell table:style-name="ce30"/>
          <table:table-cell table:style-name="ce11"/>
          <table:table-cell table:style-name="ce40"/>
          <table:table-cell table:style-name="ce90" table:number-columns-repeated="22"/>
          <table:table-cell ns41:value-type="float" table:style-name="ce90" office:value="1" office:value-type="float">
            <text:p>1</text:p>
          </table:table-cell>
          <table:table-cell table:style-name="ce90" table:number-columns-repeated="13"/>
          <table:table-cell table:formula="of:=[.J330]+[.L330]+[.N330]+[.P330]+[.R330]+[.T330]+[.V330]+[.X330]+[.Z330]+[.AB330]+[.AD330]+[.AF330]+[.AH330]+[.AJ330]+[.AL330]+[.AN330]" ns41:value-type="float" table:style-name="ce34" office:value-type="float" office:value="1">
            <text:p>1</text:p>
          </table:table-cell>
          <table:table-cell table:formula="of:=[.E330]+[.F330]+[.G330]+[.H330]+[.I330]+[.K330]+[.M330]+[.O330]+[.Q330]+[.S330]+[.U330]+[.W330]+[.Y330]+[.AA330]+[.AC330]+[.AE330]+[.AG330]+[.AI330]+[.AK330]+[.AM330]+[.AO330]" ns41:value-type="float" table:style-name="ce34" office:value-type="float" office:value="0">
            <text:p>0</text:p>
          </table:table-cell>
          <table:table-cell table:style-name="ce90" table:number-columns-repeated="2"/>
          <table:table-cell table:formula="of:=[.AP330]+[.AR330]" ns41:value-type="float" table:style-name="ce34" office:value-type="float" office:value="1">
            <text:p>1</text:p>
          </table:table-cell>
          <table:table-cell table:formula="of:=[.AQ330]+[.AS330]" ns41:value-type="float" table:style-name="ce52" office:value-type="float" office:value="0">
            <text:p>0</text:p>
          </table:table-cell>
          <table:table-cell table:formula="of:=[.A330]" ns41:value-type="float" table:style-name="ce91" office:value-type="float" office:value="22">
            <text:p>22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2" office:value-type="float">
            <text:p>862</text:p>
          </table:table-cell>
          <table:table-cell ns41:value-type="float" table:style-name="ce78" office:value="863" office:value-type="float">
            <text:p>863</text:p>
          </table:table-cell>
          <table:table-cell table:style-name="ce78"/>
          <table:table-cell ns41:value-type="float" table:style-name="ce85" office:value="240194" office:value-type="float">
            <text:p>240194</text:p>
          </table:table-cell>
          <table:table-cell table:number-columns-repeated="970"/>
        </table:table-row>
        <table:table-row table:style-name="ro3">
          <table:table-cell table:style-name="ce8"/>
          <table:table-cell ns41:value-type="string" table:style-name="ce20" office:value-type="string">
            <text:p>XVIII. Totaal</text:p>
          </table:table-cell>
          <table:table-cell table:style-name="ce30"/>
          <table:table-cell table:style-name="ce11"/>
          <table:table-cell table:formula="of:=SUM([.E314:.E330])" ns41:value-type="float" table:style-name="ce40" office:value-type="float" office:value="4">
            <text:p>4</text:p>
          </table:table-cell>
          <table:table-cell table:formula="of:=SUM([.F314:.F330])" ns41:value-type="float" table:style-name="ce90" office:value-type="float" office:value="81">
            <text:p>81</text:p>
          </table:table-cell>
          <table:table-cell table:formula="of:=SUM([.G314:.G330])" ns41:value-type="float" table:style-name="ce90" office:value-type="float" office:value="152">
            <text:p>152</text:p>
          </table:table-cell>
          <table:table-cell table:formula="of:=SUM([.H314:.H330])" ns41:value-type="float" table:style-name="ce90" office:value-type="float" office:value="343">
            <text:p>343</text:p>
          </table:table-cell>
          <table:table-cell table:formula="of:=SUM([.I314:.I330])" ns41:value-type="float" table:style-name="ce90" office:value-type="float" office:value="1049">
            <text:p>1049</text:p>
          </table:table-cell>
          <table:table-cell table:formula="of:=SUM([.J314:.J330])" ns41:value-type="float" table:style-name="ce90" office:value-type="float" office:value="1">
            <text:p>1</text:p>
          </table:table-cell>
          <table:table-cell table:formula="of:=SUM([.K314:.K330])" ns41:value-type="float" table:style-name="ce90" office:value-type="float" office:value="1494">
            <text:p>1494</text:p>
          </table:table-cell>
          <table:table-cell table:formula="of:=SUM([.L314:.L330])" ns41:value-type="float" table:style-name="ce90" office:value-type="float" office:value="16">
            <text:p>16</text:p>
          </table:table-cell>
          <table:table-cell table:formula="of:=SUM([.M314:.M330])" ns41:value-type="float" table:style-name="ce90" office:value-type="float" office:value="786">
            <text:p>786</text:p>
          </table:table-cell>
          <table:table-cell table:formula="of:=SUM([.N314:.N330])" ns41:value-type="float" table:style-name="ce90" office:value-type="float" office:value="116">
            <text:p>116</text:p>
          </table:table-cell>
          <table:table-cell table:formula="of:=SUM([.O314:.O330])" ns41:value-type="float" table:style-name="ce90" office:value-type="float" office:value="1353">
            <text:p>1353</text:p>
          </table:table-cell>
          <table:table-cell table:formula="of:=SUM([.P314:.P330])" ns41:value-type="float" table:style-name="ce90" office:value-type="float" office:value="324">
            <text:p>324</text:p>
          </table:table-cell>
          <table:table-cell table:formula="of:=SUM([.Q314:.Q330])" ns41:value-type="float" table:style-name="ce90" office:value-type="float" office:value="1131">
            <text:p>1131</text:p>
          </table:table-cell>
          <table:table-cell table:formula="of:=SUM([.R314:.R330])" ns41:value-type="float" table:style-name="ce90" office:value-type="float" office:value="1833">
            <text:p>1833</text:p>
          </table:table-cell>
          <table:table-cell table:formula="of:=SUM([.S314:.S330])" ns41:value-type="float" table:style-name="ce90" office:value-type="float" office:value="1953">
            <text:p>1953</text:p>
          </table:table-cell>
          <table:table-cell table:formula="of:=SUM([.T314:.T330])" ns41:value-type="float" table:style-name="ce90" office:value-type="float" office:value="1629">
            <text:p>1629</text:p>
          </table:table-cell>
          <table:table-cell table:formula="of:=SUM([.U314:.U330])" ns41:value-type="float" table:style-name="ce90" office:value-type="float" office:value="617">
            <text:p>617</text:p>
          </table:table-cell>
          <table:table-cell table:formula="of:=SUM([.V314:.V330])" ns41:value-type="float" table:style-name="ce90" office:value-type="float" office:value="395">
            <text:p>395</text:p>
          </table:table-cell>
          <table:table-cell table:formula="of:=SUM([.W314:.W330])" ns41:value-type="float" table:style-name="ce90" office:value-type="float" office:value="119">
            <text:p>119</text:p>
          </table:table-cell>
          <table:table-cell table:formula="of:=SUM([.X314:.X330])" ns41:value-type="float" table:style-name="ce90" office:value-type="float" office:value="1957">
            <text:p>1957</text:p>
          </table:table-cell>
          <table:table-cell table:formula="of:=SUM([.Y314:.Y330])" ns41:value-type="float" table:style-name="ce90" office:value-type="float" office:value="477">
            <text:p>477</text:p>
          </table:table-cell>
          <table:table-cell table:formula="of:=SUM([.Z314:.Z330])" ns41:value-type="float" table:style-name="ce90" office:value-type="float" office:value="1513">
            <text:p>1513</text:p>
          </table:table-cell>
          <table:table-cell table:formula="of:=SUM([.AA314:.AA330])" ns41:value-type="float" table:style-name="ce90" office:value-type="float" office:value="292">
            <text:p>292</text:p>
          </table:table-cell>
          <table:table-cell table:formula="of:=SUM([.AB314:.AB330])" ns41:value-type="float" table:style-name="ce90" office:value-type="float" office:value="2015">
            <text:p>2015</text:p>
          </table:table-cell>
          <table:table-cell table:formula="of:=SUM([.AC314:.AC330])" ns41:value-type="float" table:style-name="ce90" office:value-type="float" office:value="339">
            <text:p>339</text:p>
          </table:table-cell>
          <table:table-cell table:formula="of:=SUM([.AD314:.AD330])" ns41:value-type="float" table:style-name="ce90" office:value-type="float" office:value="1226">
            <text:p>1226</text:p>
          </table:table-cell>
          <table:table-cell table:formula="of:=SUM([.AE314:.AE330])" ns41:value-type="float" table:style-name="ce90" office:value-type="float" office:value="182">
            <text:p>182</text:p>
          </table:table-cell>
          <table:table-cell table:formula="of:=SUM([.AF314:.AF330])" ns41:value-type="float" table:style-name="ce90" office:value-type="float" office:value="1765">
            <text:p>1765</text:p>
          </table:table-cell>
          <table:table-cell table:formula="of:=SUM([.AG314:.AG330])" ns41:value-type="float" table:style-name="ce90" office:value-type="float" office:value="244">
            <text:p>244</text:p>
          </table:table-cell>
          <table:table-cell table:formula="of:=SUM([.AH314:.AH330])" ns41:value-type="float" table:style-name="ce90" office:value-type="float" office:value="946">
            <text:p>946</text:p>
          </table:table-cell>
          <table:table-cell table:formula="of:=SUM([.AI314:.AI330])" ns41:value-type="float" table:style-name="ce90" office:value-type="float" office:value="123">
            <text:p>123</text:p>
          </table:table-cell>
          <table:table-cell table:formula="of:=SUM([.AJ314:.AJ330])" ns41:value-type="float" table:style-name="ce90" office:value-type="float" office:value="268">
            <text:p>268</text:p>
          </table:table-cell>
          <table:table-cell table:formula="of:=SUM([.AK314:.AK330])" ns41:value-type="float" table:style-name="ce90" office:value-type="float" office:value="36">
            <text:p>36</text:p>
          </table:table-cell>
          <table:table-cell table:formula="of:=SUM([.AL314:.AL330])" ns41:value-type="float" table:style-name="ce90" office:value-type="float" office:value="1113">
            <text:p>1113</text:p>
          </table:table-cell>
          <table:table-cell table:formula="of:=SUM([.AM314:.AM330])" ns41:value-type="float" table:style-name="ce90" office:value-type="float" office:value="123">
            <text:p>123</text:p>
          </table:table-cell>
          <table:table-cell table:formula="of:=SUM([.AN314:.AN330])" ns41:value-type="float" table:style-name="ce90" office:value-type="float" office:value="740">
            <text:p>740</text:p>
          </table:table-cell>
          <table:table-cell table:formula="of:=SUM([.AO314:.AO330])" ns41:value-type="float" table:style-name="ce90" office:value-type="float" office:value="67">
            <text:p>67</text:p>
          </table:table-cell>
          <table:table-cell table:formula="of:=SUM([.AP314:.AP330])" ns41:value-type="float" table:style-name="ce90" office:value-type="float" office:value="15857">
            <text:p>15857</text:p>
          </table:table-cell>
          <table:table-cell table:formula="of:=SUM([.AQ314:.AQ330])" ns41:value-type="float" table:style-name="ce90" office:value-type="float" office:value="10965">
            <text:p>10965</text:p>
          </table:table-cell>
          <table:table-cell table:formula="of:=SUM([.AR314:.AR330])" ns41:value-type="float" table:style-name="ce90" office:value-type="float" office:value="76">
            <text:p>76</text:p>
          </table:table-cell>
          <table:table-cell table:formula="of:=SUM([.AS314:.AS330])" ns41:value-type="float" table:style-name="ce90" office:value-type="float" office:value="189">
            <text:p>189</text:p>
          </table:table-cell>
          <table:table-cell table:formula="of:=SUM([.AT314:.AT330])" ns41:value-type="float" table:style-name="ce90" office:value-type="float" office:value="15933">
            <text:p>15933</text:p>
          </table:table-cell>
          <table:table-cell table:formula="of:=SUM([.AU314:.AU330])" ns41:value-type="float" table:style-name="ce52" office:value-type="float" office:value="11154">
            <text:p>11154</text:p>
          </table:table-cell>
          <table:table-cell table:style-name="ce91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2" office:value-type="float">
            <text:p>862</text:p>
          </table:table-cell>
          <table:table-cell ns41:value-type="float" table:style-name="ce78" office:value="863" office:value-type="float">
            <text:p>863</text:p>
          </table:table-cell>
          <table:table-cell table:style-name="ce78"/>
          <table:table-cell ns41:value-type="float" table:style-name="ce85" office:value="240194" office:value-type="float">
            <text:p>240194</text:p>
          </table:table-cell>
          <table:table-cell table:style-name="ce87" table:number-columns-repeated="970"/>
        </table:table-row>
        <table:table-row table:style-name="ro5">
          <table:table-cell table:style-name="ce8"/>
          <table:table-cell ns41:value-type="string" table:style-name="ce20" office:value-type="string">
            <text:p>XIX. Visscherij, (incl. vischkweekerij en jacht)</text:p>
          </table:table-cell>
          <table:table-cell table:style-name="ce30"/>
          <table:table-cell table:style-name="ce11"/>
          <table:table-cell table:style-name="ce40"/>
          <table:table-cell table:style-name="ce90" table:number-columns-repeated="36"/>
          <table:table-cell table:formula="of:=[.J332]+[.L332]+[.N332]+[.P332]+[.R332]+[.T332]+[.V332]+[.X332]+[.Z332]+[.AB332]+[.AD332]+[.AF332]+[.AH332]+[.AJ332]+[.AL332]+[.AN332]" ns41:value-type="float" table:style-name="ce34" office:value-type="float" office:value="0">
            <text:p>0</text:p>
          </table:table-cell>
          <table:table-cell table:formula="of:=[.E332]+[.F332]+[.G332]+[.H332]+[.I332]+[.K332]+[.M332]+[.O332]+[.Q332]+[.S332]+[.U332]+[.W332]+[.Y332]+[.AA332]+[.AC332]+[.AE332]+[.AG332]+[.AI332]+[.AK332]+[.AM332]+[.AO332]" ns41:value-type="float" table:style-name="ce34" office:value-type="float" office:value="0">
            <text:p>0</text:p>
          </table:table-cell>
          <table:table-cell table:style-name="ce90" table:number-columns-repeated="2"/>
          <table:table-cell table:formula="of:=[.AP332]+[.AR332]" ns41:value-type="float" table:style-name="ce34" office:value-type="float" office:value="0">
            <text:p>0</text:p>
          </table:table-cell>
          <table:table-cell table:formula="of:=[.AQ332]+[.AS332]" ns41:value-type="float" table:style-name="ce52" office:value-type="float" office:value="0">
            <text:p>0</text:p>
          </table:table-cell>
          <table:table-cell table:style-name="ce91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2" office:value-type="float">
            <text:p>862</text:p>
          </table:table-cell>
          <table:table-cell ns41:value-type="float" table:style-name="ce78" office:value="863" office:value-type="float">
            <text:p>863</text:p>
          </table:table-cell>
          <table:table-cell table:style-name="ce78"/>
          <table:table-cell ns41:value-type="float" table:style-name="ce85" office:value="240194" office:value-type="float">
            <text:p>240194</text:p>
          </table:table-cell>
          <table:table-cell table:number-columns-repeated="970"/>
        </table:table-row>
        <table:table-row table:style-name="ro3">
          <table:table-cell ns41:value-type="float" table:style-name="ce8" office:value="23" office:value-type="float">
            <text:p>23</text:p>
          </table:table-cell>
          <table:table-cell ns41:value-type="string" table:style-name="ce20" office:value-type="string">
            <text:p>Zeevisschers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2"/>
          <table:table-cell ns41:value-type="float" table:style-name="ce90" office:value="3" office:value-type="float">
            <text:p>3</text:p>
          </table:table-cell>
          <table:table-cell ns41:value-type="float" table:style-name="ce90" office:value="6" office:value-type="float">
            <text:p>6</text:p>
          </table:table-cell>
          <table:table-cell table:style-name="ce90"/>
          <table:table-cell ns41:value-type="float" table:style-name="ce90" office:value="7" office:value-type="float">
            <text:p>7</text:p>
          </table:table-cell>
          <table:table-cell table:style-name="ce90" table:number-columns-repeated="3"/>
          <table:table-cell ns41:value-type="float" table:style-name="ce90" office:value="6" office:value-type="float">
            <text:p>6</text:p>
          </table:table-cell>
          <table:table-cell ns41:value-type="float" office:value="2" table:style-name="ce90" table:number-columns-repeated="2" office:value-type="float">
            <text:p>2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0" office:value="6" office:value-type="float">
            <text:p>6</text:p>
          </table:table-cell>
          <table:table-cell table:style-name="ce90"/>
          <table:table-cell ns41:value-type="float" table:style-name="ce90" office:value="3" office:value-type="float">
            <text:p>3</text:p>
          </table:table-cell>
          <table:table-cell table:style-name="ce90"/>
          <table:table-cell ns41:value-type="float" table:style-name="ce90" office:value="10" office:value-type="float">
            <text:p>10</text:p>
          </table:table-cell>
          <table:table-cell table:style-name="ce90"/>
          <table:table-cell ns41:value-type="float" table:style-name="ce90" office:value="6" office:value-type="float">
            <text:p>6</text:p>
          </table:table-cell>
          <table:table-cell table:style-name="ce90"/>
          <table:table-cell ns41:value-type="float" table:style-name="ce90" office:value="9" office:value-type="float">
            <text:p>9</text:p>
          </table:table-cell>
          <table:table-cell table:style-name="ce90"/>
          <table:table-cell ns41:value-type="float" table:style-name="ce90" office:value="4" office:value-type="float">
            <text:p>4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3" office:value-type="float">
            <text:p>3</text:p>
          </table:table-cell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table:formula="of:=[.J333]+[.L333]+[.N333]+[.P333]+[.R333]+[.T333]+[.V333]+[.X333]+[.Z333]+[.AB333]+[.AD333]+[.AF333]+[.AH333]+[.AJ333]+[.AL333]+[.AN333]" ns41:value-type="float" table:style-name="ce34" office:value-type="float" office:value="55">
            <text:p>55</text:p>
          </table:table-cell>
          <table:table-cell table:formula="of:=[.E333]+[.F333]+[.G333]+[.H333]+[.I333]+[.K333]+[.M333]+[.O333]+[.Q333]+[.S333]+[.U333]+[.W333]+[.Y333]+[.AA333]+[.AC333]+[.AE333]+[.AG333]+[.AI333]+[.AK333]+[.AM333]+[.AO333]" ns41:value-type="float" table:style-name="ce34" office:value-type="float" office:value="29">
            <text:p>29</text:p>
          </table:table-cell>
          <table:table-cell table:style-name="ce90" table:number-columns-repeated="2"/>
          <table:table-cell table:formula="of:=[.AP333]+[.AR333]" ns41:value-type="float" table:style-name="ce34" office:value-type="float" office:value="55">
            <text:p>55</text:p>
          </table:table-cell>
          <table:table-cell table:formula="of:=[.AQ333]+[.AS333]" ns41:value-type="float" table:style-name="ce52" office:value-type="float" office:value="29">
            <text:p>29</text:p>
          </table:table-cell>
          <table:table-cell table:formula="of:=[.A333]" ns41:value-type="float" table:style-name="ce91" office:value-type="float" office:value="23">
            <text:p>23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2" office:value-type="float">
            <text:p>862</text:p>
          </table:table-cell>
          <table:table-cell ns41:value-type="float" table:style-name="ce78" office:value="863" office:value-type="float">
            <text:p>863</text:p>
          </table:table-cell>
          <table:table-cell table:style-name="ce78"/>
          <table:table-cell ns41:value-type="float" table:style-name="ce85" office:value="240194" office:value-type="float">
            <text:p>240194</text:p>
          </table:table-cell>
          <table:table-cell table:number-columns-repeated="970"/>
        </table:table-row>
        <table:table-row table:style-name="ro3">
          <table:table-cell ns41:value-type="float" table:style-name="ce8" office:value="24" office:value-type="float">
            <text:p>24</text:p>
          </table:table-cell>
          <table:table-cell ns41:value-type="string" table:style-name="ce20" office:value-type="string">
            <text:p>Oesterputhouders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/>
          <table:table-cell ns41:value-type="float" table:style-name="ce90" office:value="5" office:value-type="float">
            <text:p>5</text:p>
          </table:table-cell>
          <table:table-cell ns41:value-type="float" office:value="3" table:style-name="ce90" table:number-columns-repeated="2" office:value-type="float">
            <text:p>3</text:p>
          </table:table-cell>
          <table:table-cell table:style-name="ce90"/>
          <table:table-cell ns41:value-type="float" table:style-name="ce90" office:value="4" office:value-type="float">
            <text:p>4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 table:number-columns-repeated="2"/>
          <table:table-cell ns41:value-type="float" table:style-name="ce90" office:value="4" office:value-type="float">
            <text:p>4</text:p>
          </table:table-cell>
          <table:table-cell table:style-name="ce90"/>
          <table:table-cell ns41:value-type="float" table:style-name="ce90" office:value="5" office:value-type="float">
            <text:p>5</text:p>
          </table:table-cell>
          <table:table-cell table:style-name="ce90" table:number-columns-repeated="5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5"/>
          <table:table-cell ns41:value-type="float" table:style-name="ce90" office:value="1" office:value-type="float">
            <text:p>1</text:p>
          </table:table-cell>
          <table:table-cell table:style-name="ce90"/>
          <table:table-cell table:formula="of:=[.J334]+[.L334]+[.N334]+[.P334]+[.R334]+[.T334]+[.V334]+[.X334]+[.Z334]+[.AB334]+[.AD334]+[.AF334]+[.AH334]+[.AJ334]+[.AL334]+[.AN334]" ns41:value-type="float" table:style-name="ce34" office:value-type="float" office:value="12">
            <text:p>12</text:p>
          </table:table-cell>
          <table:table-cell table:formula="of:=[.E334]+[.F334]+[.G334]+[.H334]+[.I334]+[.K334]+[.M334]+[.O334]+[.Q334]+[.S334]+[.U334]+[.W334]+[.Y334]+[.AA334]+[.AC334]+[.AE334]+[.AG334]+[.AI334]+[.AK334]+[.AM334]+[.AO334]" ns41:value-type="float" table:style-name="ce34" office:value-type="float" office:value="18">
            <text:p>18</text:p>
          </table:table-cell>
          <table:table-cell table:style-name="ce90" table:number-columns-repeated="2"/>
          <table:table-cell table:formula="of:=[.AP334]+[.AR334]" ns41:value-type="float" table:style-name="ce34" office:value-type="float" office:value="12">
            <text:p>12</text:p>
          </table:table-cell>
          <table:table-cell table:formula="of:=[.AQ334]+[.AS334]" ns41:value-type="float" table:style-name="ce52" office:value-type="float" office:value="18">
            <text:p>18</text:p>
          </table:table-cell>
          <table:table-cell table:formula="of:=[.A334]" ns41:value-type="float" table:style-name="ce91" office:value-type="float" office:value="24">
            <text:p>24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2" office:value-type="float">
            <text:p>862</text:p>
          </table:table-cell>
          <table:table-cell ns41:value-type="float" table:style-name="ce78" office:value="863" office:value-type="float">
            <text:p>863</text:p>
          </table:table-cell>
          <table:table-cell table:style-name="ce78"/>
          <table:table-cell ns41:value-type="float" table:style-name="ce85" office:value="240194" office:value-type="float">
            <text:p>240194</text:p>
          </table:table-cell>
          <table:table-cell table:number-columns-repeated="970"/>
        </table:table-row>
        <table:table-row table:style-name="ro3">
          <table:table-cell ns41:value-type="float" table:style-name="ce8" office:value="25" office:value-type="float">
            <text:p>25</text:p>
          </table:table-cell>
          <table:table-cell ns41:value-type="string" table:style-name="ce20" office:value-type="string">
            <text:p>Riviervisschers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2"/>
          <table:table-cell ns41:value-type="float" office:value="1" table:style-name="ce90" table:number-columns-repeated="2" office:value-type="float">
            <text:p>1</text:p>
          </table:table-cell>
          <table:table-cell table:style-name="ce90" table:number-columns-repeated="2"/>
          <table:table-cell ns41:value-type="float" table:style-name="ce90" office:value="2" office:value-type="float">
            <text:p>2</text:p>
          </table:table-cell>
          <table:table-cell ns41:value-type="float" table:style-name="ce90" office:value="1" office:value-type="float">
            <text:p>1</text:p>
          </table:table-cell>
          <table:table-cell table:style-name="ce90" table:number-columns-repeated="4"/>
          <table:table-cell ns41:value-type="float" table:style-name="ce90" office:value="2" office:value-type="float">
            <text:p>2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3" office:value-type="float">
            <text:p>3</text:p>
          </table:table-cell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 table:number-columns-repeated="5"/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table:formula="of:=[.J335]+[.L335]+[.N335]+[.P335]+[.R335]+[.T335]+[.V335]+[.X335]+[.Z335]+[.AB335]+[.AD335]+[.AF335]+[.AH335]+[.AJ335]+[.AL335]+[.AN335]" ns41:value-type="float" table:style-name="ce34" office:value-type="float" office:value="12">
            <text:p>12</text:p>
          </table:table-cell>
          <table:table-cell table:formula="of:=[.E335]+[.F335]+[.G335]+[.H335]+[.I335]+[.K335]+[.M335]+[.O335]+[.Q335]+[.S335]+[.U335]+[.W335]+[.Y335]+[.AA335]+[.AC335]+[.AE335]+[.AG335]+[.AI335]+[.AK335]+[.AM335]+[.AO335]" ns41:value-type="float" table:style-name="ce34" office:value-type="float" office:value="5">
            <text:p>5</text:p>
          </table:table-cell>
          <table:table-cell table:style-name="ce90" table:number-columns-repeated="2"/>
          <table:table-cell table:formula="of:=[.AP335]+[.AR335]" ns41:value-type="float" table:style-name="ce34" office:value-type="float" office:value="12">
            <text:p>12</text:p>
          </table:table-cell>
          <table:table-cell table:formula="of:=[.AQ335]+[.AS335]" ns41:value-type="float" table:style-name="ce52" office:value-type="float" office:value="5">
            <text:p>5</text:p>
          </table:table-cell>
          <table:table-cell table:formula="of:=[.A335]" ns41:value-type="float" table:style-name="ce91" office:value-type="float" office:value="25">
            <text:p>25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2" office:value-type="float">
            <text:p>862</text:p>
          </table:table-cell>
          <table:table-cell ns41:value-type="float" table:style-name="ce78" office:value="863" office:value-type="float">
            <text:p>863</text:p>
          </table:table-cell>
          <table:table-cell table:style-name="ce78"/>
          <table:table-cell ns41:value-type="float" table:style-name="ce85" office:value="240194" office:value-type="float">
            <text:p>240194</text:p>
          </table:table-cell>
          <table:table-cell table:number-columns-repeated="970"/>
        </table:table-row>
        <table:table-row table:style-name="ro3">
          <table:table-cell ns41:value-type="float" table:style-name="ce8" office:value="26" office:value-type="float">
            <text:p>26</text:p>
          </table:table-cell>
          <table:table-cell ns41:value-type="string" table:style-name="ce20" office:value-type="string">
            <text:p>Jagers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5"/>
          <table:table-cell ns41:value-type="float" table:style-name="ce90" office:value="1" office:value-type="float">
            <text:p>1</text:p>
          </table:table-cell>
          <table:table-cell table:style-name="ce90" table:number-columns-repeated="30"/>
          <table:table-cell table:formula="of:=[.J336]+[.L336]+[.N336]+[.P336]+[.R336]+[.T336]+[.V336]+[.X336]+[.Z336]+[.AB336]+[.AD336]+[.AF336]+[.AH336]+[.AJ336]+[.AL336]+[.AN336]" ns41:value-type="float" table:style-name="ce34" office:value-type="float" office:value="0">
            <text:p>0</text:p>
          </table:table-cell>
          <table:table-cell table:formula="of:=[.E336]+[.F336]+[.G336]+[.H336]+[.I336]+[.K336]+[.M336]+[.O336]+[.Q336]+[.S336]+[.U336]+[.W336]+[.Y336]+[.AA336]+[.AC336]+[.AE336]+[.AG336]+[.AI336]+[.AK336]+[.AM336]+[.AO336]" ns41:value-type="float" table:style-name="ce34" office:value-type="float" office:value="1">
            <text:p>1</text:p>
          </table:table-cell>
          <table:table-cell table:style-name="ce90" table:number-columns-repeated="2"/>
          <table:table-cell table:formula="of:=[.AP336]+[.AR336]" ns41:value-type="float" table:style-name="ce34" office:value-type="float" office:value="0">
            <text:p>0</text:p>
          </table:table-cell>
          <table:table-cell table:formula="of:=[.AQ336]+[.AS336]" ns41:value-type="float" table:style-name="ce52" office:value-type="float" office:value="1">
            <text:p>1</text:p>
          </table:table-cell>
          <table:table-cell table:formula="of:=[.A336]" ns41:value-type="float" table:style-name="ce91" office:value-type="float" office:value="26">
            <text:p>26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2" office:value-type="float">
            <text:p>862</text:p>
          </table:table-cell>
          <table:table-cell ns41:value-type="float" table:style-name="ce78" office:value="863" office:value-type="float">
            <text:p>863</text:p>
          </table:table-cell>
          <table:table-cell table:style-name="ce78"/>
          <table:table-cell ns41:value-type="float" table:style-name="ce85" office:value="240194" office:value-type="float">
            <text:p>240194</text:p>
          </table:table-cell>
          <table:table-cell table:number-columns-repeated="970"/>
        </table:table-row>
        <table:table-row table:style-name="ro3">
          <table:table-cell table:style-name="ce8"/>
          <table:table-cell ns41:value-type="string" table:style-name="ce20" office:value-type="string">
            <text:p>XIX. Totaal</text:p>
          </table:table-cell>
          <table:table-cell table:style-name="ce30"/>
          <table:table-cell table:style-name="ce11"/>
          <table:table-cell table:formula="of:=SUM([.E333:.E336])" ns41:value-type="float" table:style-name="ce40" office:value-type="float" office:value="0">
            <text:p>0</text:p>
          </table:table-cell>
          <table:table-cell table:formula="of:=SUM([.F333:.F336])" ns41:value-type="float" table:style-name="ce90" office:value-type="float" office:value="0">
            <text:p>0</text:p>
          </table:table-cell>
          <table:table-cell table:formula="of:=SUM([.G333:.G336])" ns41:value-type="float" table:style-name="ce90" office:value-type="float" office:value="5">
            <text:p>5</text:p>
          </table:table-cell>
          <table:table-cell table:formula="of:=SUM([.H333:.H336])" ns41:value-type="float" table:style-name="ce90" office:value-type="float" office:value="6">
            <text:p>6</text:p>
          </table:table-cell>
          <table:table-cell table:formula="of:=SUM([.I333:.I336])" ns41:value-type="float" table:style-name="ce90" office:value-type="float" office:value="10">
            <text:p>10</text:p>
          </table:table-cell>
          <table:table-cell table:formula="of:=SUM([.J333:.J336])" ns41:value-type="float" table:style-name="ce90" office:value-type="float" office:value="0">
            <text:p>0</text:p>
          </table:table-cell>
          <table:table-cell table:formula="of:=SUM([.K333:.K336])" ns41:value-type="float" table:style-name="ce90" office:value-type="float" office:value="13">
            <text:p>13</text:p>
          </table:table-cell>
          <table:table-cell table:formula="of:=SUM([.L333:.L336])" ns41:value-type="float" table:style-name="ce90" office:value-type="float" office:value="0">
            <text:p>0</text:p>
          </table:table-cell>
          <table:table-cell table:formula="of:=SUM([.M333:.M336])" ns41:value-type="float" table:style-name="ce90" office:value-type="float" office:value="1">
            <text:p>1</text:p>
          </table:table-cell>
          <table:table-cell table:formula="of:=SUM([.N333:.N336])" ns41:value-type="float" table:style-name="ce90" office:value-type="float" office:value="1">
            <text:p>1</text:p>
          </table:table-cell>
          <table:table-cell table:formula="of:=SUM([.O333:.O336])" ns41:value-type="float" table:style-name="ce90" office:value-type="float" office:value="7">
            <text:p>7</text:p>
          </table:table-cell>
          <table:table-cell table:formula="of:=SUM([.P333:.P336])" ns41:value-type="float" table:style-name="ce90" office:value-type="float" office:value="2">
            <text:p>2</text:p>
          </table:table-cell>
          <table:table-cell table:formula="of:=SUM([.Q333:.Q336])" ns41:value-type="float" table:style-name="ce90" office:value-type="float" office:value="3">
            <text:p>3</text:p>
          </table:table-cell>
          <table:table-cell table:formula="of:=SUM([.R333:.R336])" ns41:value-type="float" table:style-name="ce90" office:value-type="float" office:value="10">
            <text:p>10</text:p>
          </table:table-cell>
          <table:table-cell table:formula="of:=SUM([.S333:.S336])" ns41:value-type="float" table:style-name="ce90" office:value-type="float" office:value="6">
            <text:p>6</text:p>
          </table:table-cell>
          <table:table-cell table:formula="of:=SUM([.T333:.T336])" ns41:value-type="float" table:style-name="ce90" office:value-type="float" office:value="6">
            <text:p>6</text:p>
          </table:table-cell>
          <table:table-cell table:formula="of:=SUM([.U333:.U336])" ns41:value-type="float" table:style-name="ce90" office:value-type="float" office:value="1">
            <text:p>1</text:p>
          </table:table-cell>
          <table:table-cell table:formula="of:=SUM([.V333:.V336])" ns41:value-type="float" table:style-name="ce90" office:value-type="float" office:value="3">
            <text:p>3</text:p>
          </table:table-cell>
          <table:table-cell table:formula="of:=SUM([.W333:.W336])" ns41:value-type="float" table:style-name="ce90" office:value-type="float" office:value="0">
            <text:p>0</text:p>
          </table:table-cell>
          <table:table-cell table:formula="of:=SUM([.X333:.X336])" ns41:value-type="float" table:style-name="ce90" office:value-type="float" office:value="16">
            <text:p>16</text:p>
          </table:table-cell>
          <table:table-cell table:formula="of:=SUM([.Y333:.Y336])" ns41:value-type="float" table:style-name="ce90" office:value-type="float" office:value="1">
            <text:p>1</text:p>
          </table:table-cell>
          <table:table-cell table:formula="of:=SUM([.Z333:.Z336])" ns41:value-type="float" table:style-name="ce90" office:value-type="float" office:value="13">
            <text:p>13</text:p>
          </table:table-cell>
          <table:table-cell table:formula="of:=SUM([.AA333:.AA336])" ns41:value-type="float" table:style-name="ce90" office:value-type="float" office:value="0">
            <text:p>0</text:p>
          </table:table-cell>
          <table:table-cell table:formula="of:=SUM([.AB333:.AB336])" ns41:value-type="float" table:style-name="ce90" office:value-type="float" office:value="12">
            <text:p>12</text:p>
          </table:table-cell>
          <table:table-cell table:formula="of:=SUM([.AC333:.AC336])" ns41:value-type="float" table:style-name="ce90" office:value-type="float" office:value="0">
            <text:p>0</text:p>
          </table:table-cell>
          <table:table-cell table:formula="of:=SUM([.AD333:.AD336])" ns41:value-type="float" table:style-name="ce90" office:value-type="float" office:value="4">
            <text:p>4</text:p>
          </table:table-cell>
          <table:table-cell table:formula="of:=SUM([.AE333:.AE336])" ns41:value-type="float" table:style-name="ce90" office:value-type="float" office:value="0">
            <text:p>0</text:p>
          </table:table-cell>
          <table:table-cell table:formula="of:=SUM([.AF333:.AF336])" ns41:value-type="float" table:style-name="ce90" office:value-type="float" office:value="4">
            <text:p>4</text:p>
          </table:table-cell>
          <table:table-cell table:formula="of:=SUM([.AG333:.AG336])" ns41:value-type="float" table:style-name="ce90" office:value-type="float" office:value="0">
            <text:p>0</text:p>
          </table:table-cell>
          <table:table-cell table:formula="of:=SUM([.AH333:.AH336])" ns41:value-type="float" table:style-name="ce90" office:value-type="float" office:value="4">
            <text:p>4</text:p>
          </table:table-cell>
          <table:table-cell table:formula="of:=SUM([.AI333:.AI336])" ns41:value-type="float" table:style-name="ce90" office:value-type="float" office:value="0">
            <text:p>0</text:p>
          </table:table-cell>
          <table:table-cell table:formula="of:=SUM([.AJ333:.AJ336])" ns41:value-type="float" table:style-name="ce90" office:value-type="float" office:value="0">
            <text:p>0</text:p>
          </table:table-cell>
          <table:table-cell table:formula="of:=SUM([.AK333:.AK336])" ns41:value-type="float" table:style-name="ce90" office:value-type="float" office:value="0">
            <text:p>0</text:p>
          </table:table-cell>
          <table:table-cell table:formula="of:=SUM([.AL333:.AL336])" ns41:value-type="float" table:style-name="ce90" office:value-type="float" office:value="2">
            <text:p>2</text:p>
          </table:table-cell>
          <table:table-cell table:formula="of:=SUM([.AM333:.AM336])" ns41:value-type="float" table:style-name="ce90" office:value-type="float" office:value="0">
            <text:p>0</text:p>
          </table:table-cell>
          <table:table-cell table:formula="of:=SUM([.AN333:.AN336])" ns41:value-type="float" table:style-name="ce90" office:value-type="float" office:value="2">
            <text:p>2</text:p>
          </table:table-cell>
          <table:table-cell table:formula="of:=SUM([.AO333:.AO336])" ns41:value-type="float" table:style-name="ce90" office:value-type="float" office:value="0">
            <text:p>0</text:p>
          </table:table-cell>
          <table:table-cell table:formula="of:=SUM([.AP333:.AP336])" ns41:value-type="float" table:style-name="ce90" office:value-type="float" office:value="79">
            <text:p>79</text:p>
          </table:table-cell>
          <table:table-cell table:formula="of:=SUM([.AQ333:.AQ336])" ns41:value-type="float" table:style-name="ce90" office:value-type="float" office:value="53">
            <text:p>53</text:p>
          </table:table-cell>
          <table:table-cell table:formula="of:=SUM([.AR333:.AR336])" ns41:value-type="float" table:style-name="ce90" office:value-type="float" office:value="0">
            <text:p>0</text:p>
          </table:table-cell>
          <table:table-cell table:formula="of:=SUM([.AS333:.AS336])" ns41:value-type="float" table:style-name="ce90" office:value-type="float" office:value="0">
            <text:p>0</text:p>
          </table:table-cell>
          <table:table-cell table:formula="of:=SUM([.AT333:.AT336])" ns41:value-type="float" table:style-name="ce90" office:value-type="float" office:value="79">
            <text:p>79</text:p>
          </table:table-cell>
          <table:table-cell table:formula="of:=SUM([.AU333:.AU336])" ns41:value-type="float" table:style-name="ce52" office:value-type="float" office:value="53">
            <text:p>53</text:p>
          </table:table-cell>
          <table:table-cell table:style-name="ce91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2" office:value-type="float">
            <text:p>862</text:p>
          </table:table-cell>
          <table:table-cell ns41:value-type="float" table:style-name="ce78" office:value="863" office:value-type="float">
            <text:p>863</text:p>
          </table:table-cell>
          <table:table-cell table:style-name="ce78"/>
          <table:table-cell ns41:value-type="float" table:style-name="ce85" office:value="240194" office:value-type="float">
            <text:p>240194</text:p>
          </table:table-cell>
          <table:table-cell table:style-name="ce87" table:number-columns-repeated="970"/>
        </table:table-row>
        <table:table-row table:style-name="ro9">
          <table:table-cell table:style-name="ce8"/>
          <table:table-cell ns41:value-type="string" table:style-name="ce20" office:value-type="string">
            <text:p>XX. Warenhandel (incl. tusschenhandel, commissiehandel, makelaardij en verdere hulpbedrijven van den handel).</text:p>
          </table:table-cell>
          <table:table-cell table:style-name="ce30"/>
          <table:table-cell table:style-name="ce11"/>
          <table:table-cell table:style-name="ce40"/>
          <table:table-cell table:style-name="ce90" table:number-columns-repeated="36"/>
          <table:table-cell table:formula="of:=[.J338]+[.L338]+[.N338]+[.P338]+[.R338]+[.T338]+[.V338]+[.X338]+[.Z338]+[.AB338]+[.AD338]+[.AF338]+[.AH338]+[.AJ338]+[.AL338]+[.AN338]" ns41:value-type="float" table:style-name="ce34" office:value-type="float" office:value="0">
            <text:p>0</text:p>
          </table:table-cell>
          <table:table-cell table:formula="of:=[.E338]+[.F338]+[.G338]+[.H338]+[.I338]+[.K338]+[.M338]+[.O338]+[.Q338]+[.S338]+[.U338]+[.W338]+[.Y338]+[.AA338]+[.AC338]+[.AE338]+[.AG338]+[.AI338]+[.AK338]+[.AM338]+[.AO338]" ns41:value-type="float" table:style-name="ce34" office:value-type="float" office:value="0">
            <text:p>0</text:p>
          </table:table-cell>
          <table:table-cell table:style-name="ce90" table:number-columns-repeated="2"/>
          <table:table-cell table:formula="of:=[.AP338]+[.AR338]" ns41:value-type="float" table:style-name="ce34" office:value-type="float" office:value="0">
            <text:p>0</text:p>
          </table:table-cell>
          <table:table-cell table:formula="of:=[.AQ338]+[.AS338]" ns41:value-type="float" table:style-name="ce52" office:value-type="float" office:value="0">
            <text:p>0</text:p>
          </table:table-cell>
          <table:table-cell table:style-name="ce91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2" office:value-type="float">
            <text:p>862</text:p>
          </table:table-cell>
          <table:table-cell ns41:value-type="float" table:style-name="ce78" office:value="863" office:value-type="float">
            <text:p>863</text:p>
          </table:table-cell>
          <table:table-cell table:style-name="ce78"/>
          <table:table-cell ns41:value-type="float" table:style-name="ce85" office:value="240194" office:value-type="float">
            <text:p>240194</text:p>
          </table:table-cell>
          <table:table-cell table:number-columns-repeated="970"/>
        </table:table-row>
        <table:table-row table:style-name="ro3">
          <table:table-cell table:style-name="ce8"/>
          <table:table-cell ns41:value-type="string" table:style-name="ce20" office:value-type="string">
            <text:p>XX. a. Totaal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ns41:value-type="float" table:style-name="ce90" office:value="4" office:value-type="float">
            <text:p>4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0" office:value="52" office:value-type="float">
            <text:p>52</text:p>
          </table:table-cell>
          <table:table-cell table:style-name="ce90"/>
          <table:table-cell ns41:value-type="float" table:style-name="ce90" office:value="60" office:value-type="float">
            <text:p>60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47" office:value-type="float">
            <text:p>47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0" office:value="60" office:value-type="float">
            <text:p>60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90" office:value="60" office:value-type="float">
            <text:p>60</text:p>
          </table:table-cell>
          <table:table-cell ns41:value-type="float" table:style-name="ce90" office:value="169" office:value-type="float">
            <text:p>169</text:p>
          </table:table-cell>
          <table:table-cell ns41:value-type="float" table:style-name="ce90" office:value="69" office:value-type="float">
            <text:p>69</text:p>
          </table:table-cell>
          <table:table-cell ns41:value-type="float" table:style-name="ce90" office:value="135" office:value-type="float">
            <text:p>135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0" office:value="36" office:value-type="float">
            <text:p>36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0" office:value="135" office:value-type="float">
            <text:p>135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0" office:value="99" office:value-type="float">
            <text:p>99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0" office:value="150" office:value-type="float">
            <text:p>150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0" office:value="73" office:value-type="float">
            <text:p>73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0" office:value="114" office:value-type="float">
            <text:p>114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0" office:value="47" office:value-type="float">
            <text:p>47</text:p>
          </table:table-cell>
          <table:table-cell table:style-name="ce90"/>
          <table:table-cell ns41:value-type="float" table:style-name="ce90" office:value="17" office:value-type="float">
            <text:p>17</text:p>
          </table:table-cell>
          <table:table-cell table:style-name="ce90"/>
          <table:table-cell ns41:value-type="float" table:style-name="ce90" office:value="37" office:value-type="float">
            <text:p>37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0" office:value="21" office:value-type="float">
            <text:p>21</text:p>
          </table:table-cell>
          <table:table-cell table:style-name="ce90"/>
          <table:table-cell table:formula="of:=[.J339]+[.L339]+[.N339]+[.P339]+[.R339]+[.T339]+[.V339]+[.X339]+[.Z339]+[.AB339]+[.AD339]+[.AF339]+[.AH339]+[.AJ339]+[.AL339]+[.AN339]" ns41:value-type="float" table:style-name="ce34" office:value-type="float" office:value="1076">
            <text:p>1076</text:p>
          </table:table-cell>
          <table:table-cell table:formula="of:=[.E339]+[.F339]+[.G339]+[.H339]+[.I339]+[.K339]+[.M339]+[.O339]+[.Q339]+[.S339]+[.U339]+[.W339]+[.Y339]+[.AA339]+[.AC339]+[.AE339]+[.AG339]+[.AI339]+[.AK339]+[.AM339]+[.AO339]" ns41:value-type="float" table:style-name="ce34" office:value-type="float" office:value="461">
            <text:p>461</text:p>
          </table:table-cell>
          <table:table-cell table:style-name="ce90" table:number-columns-repeated="2"/>
          <table:table-cell table:formula="of:=[.AP339]+[.AR339]" ns41:value-type="float" table:style-name="ce34" office:value-type="float" office:value="1076">
            <text:p>1076</text:p>
          </table:table-cell>
          <table:table-cell table:formula="of:=[.AQ339]+[.AS339]" ns41:value-type="float" table:style-name="ce52" office:value-type="float" office:value="461">
            <text:p>461</text:p>
          </table:table-cell>
          <table:table-cell table:style-name="ce91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2" office:value-type="float">
            <text:p>862</text:p>
          </table:table-cell>
          <table:table-cell ns41:value-type="float" table:style-name="ce78" office:value="863" office:value-type="float">
            <text:p>863</text:p>
          </table:table-cell>
          <table:table-cell table:style-name="ce78"/>
          <table:table-cell ns41:value-type="float" table:style-name="ce85" office:value="240194" office:value-type="float">
            <text:p>240194</text:p>
          </table:table-cell>
          <table:table-cell table:number-columns-repeated="970"/>
        </table:table-row>
        <table:table-row table:style-name="ro3">
          <table:table-cell table:style-name="ce8"/>
          <table:table-cell ns41:value-type="string" table:style-name="ce20" office:value-type="string">
            <text:p>XX. b. Totaal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3" office:value-type="float">
            <text:p>3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 table:number-columns-repeated="5"/>
          <table:table-cell ns41:value-type="float" table:style-name="ce90" office:value="1" office:value-type="float">
            <text:p>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2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2" office:value-type="float">
            <text:p>2</text:p>
          </table:table-cell>
          <table:table-cell table:style-name="ce90" table:number-columns-repeated="7"/>
          <table:table-cell table:formula="of:=[.J340]+[.L340]+[.N340]+[.P340]+[.R340]+[.T340]+[.V340]+[.X340]+[.Z340]+[.AB340]+[.AD340]+[.AF340]+[.AH340]+[.AJ340]+[.AL340]+[.AN340]" ns41:value-type="float" table:style-name="ce34" office:value-type="float" office:value="10">
            <text:p>10</text:p>
          </table:table-cell>
          <table:table-cell table:formula="of:=[.E340]+[.F340]+[.G340]+[.H340]+[.I340]+[.K340]+[.M340]+[.O340]+[.Q340]+[.S340]+[.U340]+[.W340]+[.Y340]+[.AA340]+[.AC340]+[.AE340]+[.AG340]+[.AI340]+[.AK340]+[.AM340]+[.AO340]" ns41:value-type="float" table:style-name="ce34" office:value-type="float" office:value="10">
            <text:p>10</text:p>
          </table:table-cell>
          <table:table-cell table:style-name="ce90" table:number-columns-repeated="2"/>
          <table:table-cell table:formula="of:=[.AP340]+[.AR340]" ns41:value-type="float" table:style-name="ce34" office:value-type="float" office:value="10">
            <text:p>10</text:p>
          </table:table-cell>
          <table:table-cell table:formula="of:=[.AQ340]+[.AS340]" ns41:value-type="float" table:style-name="ce52" office:value-type="float" office:value="10">
            <text:p>10</text:p>
          </table:table-cell>
          <table:table-cell table:style-name="ce91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2" office:value-type="float">
            <text:p>862</text:p>
          </table:table-cell>
          <table:table-cell ns41:value-type="float" table:style-name="ce78" office:value="863" office:value-type="float">
            <text:p>863</text:p>
          </table:table-cell>
          <table:table-cell table:style-name="ce78"/>
          <table:table-cell ns41:value-type="float" table:style-name="ce85" office:value="240194" office:value-type="float">
            <text:p>240194</text:p>
          </table:table-cell>
          <table:table-cell table:number-columns-repeated="970"/>
        </table:table-row>
        <table:table-row table:style-name="ro3">
          <table:table-cell table:style-name="ce8"/>
          <table:table-cell ns41:value-type="string" table:style-name="ce20" office:value-type="string">
            <text:p>XX. c. Totaal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/>
          <table:table-cell ns41:value-type="float" table:style-name="ce90" office:value="3" office:value-type="float">
            <text:p>3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0" office:value="42" office:value-type="float">
            <text:p>42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75" office:value-type="float">
            <text:p>75</text:p>
          </table:table-cell>
          <table:table-cell table:style-name="ce90"/>
          <table:table-cell ns41:value-type="float" table:style-name="ce90" office:value="28" office:value-type="float">
            <text:p>28</text:p>
          </table:table-cell>
          <table:table-cell ns41:value-type="float" table:style-name="ce90" office:value="41" office:value-type="float">
            <text:p>41</text:p>
          </table:table-cell>
          <table:table-cell ns41:value-type="float" table:style-name="ce90" office:value="47" office:value-type="float">
            <text:p>47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90" office:value="39" office:value-type="float">
            <text:p>39</text:p>
          </table:table-cell>
          <table:table-cell ns41:value-type="float" table:style-name="ce90" office:value="106" office:value-type="float">
            <text:p>106</text:p>
          </table:table-cell>
          <table:table-cell ns41:value-type="float" table:style-name="ce90" office:value="87" office:value-type="float">
            <text:p>87</text:p>
          </table:table-cell>
          <table:table-cell ns41:value-type="float" table:style-name="ce90" office:value="76" office:value-type="float">
            <text:p>76</text:p>
          </table:table-cell>
          <table:table-cell ns41:value-type="float" table:style-name="ce90" office:value="33" office:value-type="float">
            <text:p>33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0" office:value="92" office:value-type="float">
            <text:p>92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0" office:value="80" office:value-type="float">
            <text:p>80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0" office:value="106" office:value-type="float">
            <text:p>106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0" office:value="81" office:value-type="float">
            <text:p>8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0" office:value="80" office:value-type="float">
            <text:p>80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0" office:value="30" office:value-type="float">
            <text:p>30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6" office:value-type="float">
            <text:p>6</text:p>
          </table:table-cell>
          <table:table-cell table:style-name="ce90"/>
          <table:table-cell ns41:value-type="float" table:style-name="ce90" office:value="33" office:value-type="float">
            <text:p>33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0" office:value="1" office:value-type="float">
            <text:p>1</text:p>
          </table:table-cell>
          <table:table-cell table:formula="of:=[.J341]+[.L341]+[.N341]+[.P341]+[.R341]+[.T341]+[.V341]+[.X341]+[.Z341]+[.AB341]+[.AD341]+[.AF341]+[.AH341]+[.AJ341]+[.AL341]+[.AN341]" ns41:value-type="float" table:style-name="ce34" office:value-type="float" office:value="785">
            <text:p>785</text:p>
          </table:table-cell>
          <table:table-cell table:formula="of:=[.E341]+[.F341]+[.G341]+[.H341]+[.I341]+[.K341]+[.M341]+[.O341]+[.Q341]+[.S341]+[.U341]+[.W341]+[.Y341]+[.AA341]+[.AC341]+[.AE341]+[.AG341]+[.AI341]+[.AK341]+[.AM341]+[.AO341]" ns41:value-type="float" table:style-name="ce34" office:value-type="float" office:value="437">
            <text:p>437</text:p>
          </table:table-cell>
          <table:table-cell table:style-name="ce90" table:number-columns-repeated="2"/>
          <table:table-cell table:formula="of:=[.AP341]+[.AR341]" ns41:value-type="float" table:style-name="ce34" office:value-type="float" office:value="785">
            <text:p>785</text:p>
          </table:table-cell>
          <table:table-cell table:formula="of:=[.AQ341]+[.AS341]" ns41:value-type="float" table:style-name="ce52" office:value-type="float" office:value="437">
            <text:p>437</text:p>
          </table:table-cell>
          <table:table-cell table:style-name="ce91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2" office:value-type="float">
            <text:p>862</text:p>
          </table:table-cell>
          <table:table-cell ns41:value-type="float" table:style-name="ce78" office:value="863" office:value-type="float">
            <text:p>863</text:p>
          </table:table-cell>
          <table:table-cell table:style-name="ce78"/>
          <table:table-cell ns41:value-type="float" table:style-name="ce85" office:value="240194" office:value-type="float">
            <text:p>240194</text:p>
          </table:table-cell>
          <table:table-cell table:number-columns-repeated="970"/>
        </table:table-row>
        <table:table-row table:style-name="ro3">
          <table:table-cell table:style-name="ce8"/>
          <table:table-cell ns41:value-type="string" table:style-name="ce20" office:value-type="string">
            <text:p>XX. d. Totaal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ns41:value-type="float" table:style-name="ce90" office:value="1" office:value-type="float">
            <text:p>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0" office:value="41" office:value-type="float">
            <text:p>41</text:p>
          </table:table-cell>
          <table:table-cell table:style-name="ce90"/>
          <table:table-cell ns41:value-type="float" table:style-name="ce90" office:value="71" office:value-type="float">
            <text:p>7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0" office:value="61" office:value-type="float">
            <text:p>61</text:p>
          </table:table-cell>
          <table:table-cell ns41:value-type="float" table:style-name="ce90" office:value="36" office:value-type="float">
            <text:p>36</text:p>
          </table:table-cell>
          <table:table-cell ns41:value-type="float" table:style-name="ce90" office:value="59" office:value-type="float">
            <text:p>59</text:p>
          </table:table-cell>
          <table:table-cell ns41:value-type="float" table:style-name="ce90" office:value="133" office:value-type="float">
            <text:p>133</text:p>
          </table:table-cell>
          <table:table-cell ns41:value-type="float" table:style-name="ce90" office:value="76" office:value-type="float">
            <text:p>76</text:p>
          </table:table-cell>
          <table:table-cell ns41:value-type="float" table:style-name="ce90" office:value="87" office:value-type="float">
            <text:p>87</text:p>
          </table:table-cell>
          <table:table-cell ns41:value-type="float" office:value="25" table:style-name="ce90" table:number-columns-repeated="2" office:value-type="float">
            <text:p>25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111" office:value-type="float">
            <text:p>11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0" office:value="72" office:value-type="float">
            <text:p>72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0" office:value="113" office:value-type="float">
            <text:p>113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0" office:value="59" office:value-type="float">
            <text:p>59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0" office:value="85" office:value-type="float">
            <text:p>85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0" office:value="34" office:value-type="float">
            <text:p>34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0" office:value="7" office:value-type="float">
            <text:p>7</text:p>
          </table:table-cell>
          <table:table-cell table:style-name="ce90"/>
          <table:table-cell table:formula="of:=[.J342]+[.L342]+[.N342]+[.P342]+[.R342]+[.T342]+[.V342]+[.X342]+[.Z342]+[.AB342]+[.AD342]+[.AF342]+[.AH342]+[.AJ342]+[.AL342]+[.AN342]" ns41:value-type="float" table:style-name="ce34" office:value-type="float" office:value="822">
            <text:p>822</text:p>
          </table:table-cell>
          <table:table-cell table:formula="of:=[.E342]+[.F342]+[.G342]+[.H342]+[.I342]+[.K342]+[.M342]+[.O342]+[.Q342]+[.S342]+[.U342]+[.W342]+[.Y342]+[.AA342]+[.AC342]+[.AE342]+[.AG342]+[.AI342]+[.AK342]+[.AM342]+[.AO342]" ns41:value-type="float" table:style-name="ce34" office:value-type="float" office:value="430">
            <text:p>430</text:p>
          </table:table-cell>
          <table:table-cell table:style-name="ce90" table:number-columns-repeated="2"/>
          <table:table-cell table:formula="of:=[.AP342]+[.AR342]" ns41:value-type="float" table:style-name="ce34" office:value-type="float" office:value="822">
            <text:p>822</text:p>
          </table:table-cell>
          <table:table-cell table:formula="of:=[.AQ342]+[.AS342]" ns41:value-type="float" table:style-name="ce52" office:value-type="float" office:value="430">
            <text:p>430</text:p>
          </table:table-cell>
          <table:table-cell table:style-name="ce91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2" office:value-type="float">
            <text:p>862</text:p>
          </table:table-cell>
          <table:table-cell ns41:value-type="float" table:style-name="ce78" office:value="863" office:value-type="float">
            <text:p>863</text:p>
          </table:table-cell>
          <table:table-cell table:style-name="ce78"/>
          <table:table-cell ns41:value-type="float" table:style-name="ce85" office:value="240194" office:value-type="float">
            <text:p>240194</text:p>
          </table:table-cell>
          <table:table-cell table:number-columns-repeated="970"/>
        </table:table-row>
        <table:table-row table:style-name="ro3">
          <table:table-cell table:style-name="ce8"/>
          <table:table-cell ns41:value-type="string" table:style-name="ce20" office:value-type="string">
            <text:p>XX. e. Totaal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ns41:value-type="float" table:style-name="ce90" office:value="1" office:value-type="float">
            <text:p>1</text:p>
          </table:table-cell>
          <table:table-cell table:style-name="ce90" table:number-columns-repeated="2"/>
          <table:table-cell ns41:value-type="float" table:style-name="ce90" office:value="2" office:value-type="float">
            <text:p>2</text:p>
          </table:table-cell>
          <table:table-cell table:style-name="ce90" table:number-columns-repeated="3"/>
          <table:table-cell ns41:value-type="float" office:value="1" table:style-name="ce90" table:number-columns-repeated="2" office:value-type="float">
            <text:p>1</text:p>
          </table:table-cell>
          <table:table-cell table:style-name="ce90" table:number-columns-repeated="2"/>
          <table:table-cell ns41:value-type="float" table:style-name="ce90" office:value="1" office:value-type="float">
            <text:p>1</text:p>
          </table:table-cell>
          <table:table-cell ns41:value-type="float" office:value="2" table:style-name="ce90" table:number-columns-repeated="2" office:value-type="float">
            <text:p>2</text:p>
          </table:table-cell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office:value="1" table:style-name="ce90" table:number-columns-repeated="2" office:value-type="float">
            <text:p>1</text:p>
          </table:table-cell>
          <table:table-cell ns41:value-type="float" table:style-name="ce90" office:value="3" office:value-type="float">
            <text:p>3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7"/>
          <table:table-cell table:formula="of:=[.J343]+[.L343]+[.N343]+[.P343]+[.R343]+[.T343]+[.V343]+[.X343]+[.Z343]+[.AB343]+[.AD343]+[.AF343]+[.AH343]+[.AJ343]+[.AL343]+[.AN343]" ns41:value-type="float" table:style-name="ce34" office:value-type="float" office:value="12">
            <text:p>12</text:p>
          </table:table-cell>
          <table:table-cell table:formula="of:=[.E343]+[.F343]+[.G343]+[.H343]+[.I343]+[.K343]+[.M343]+[.O343]+[.Q343]+[.S343]+[.U343]+[.W343]+[.Y343]+[.AA343]+[.AC343]+[.AE343]+[.AG343]+[.AI343]+[.AK343]+[.AM343]+[.AO343]" ns41:value-type="float" table:style-name="ce34" office:value-type="float" office:value="8">
            <text:p>8</text:p>
          </table:table-cell>
          <table:table-cell table:style-name="ce90" table:number-columns-repeated="2"/>
          <table:table-cell table:formula="of:=[.AP343]+[.AR343]" ns41:value-type="float" table:style-name="ce34" office:value-type="float" office:value="12">
            <text:p>12</text:p>
          </table:table-cell>
          <table:table-cell table:formula="of:=[.AQ343]+[.AS343]" ns41:value-type="float" table:style-name="ce52" office:value-type="float" office:value="8">
            <text:p>8</text:p>
          </table:table-cell>
          <table:table-cell table:style-name="ce91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2" office:value-type="float">
            <text:p>862</text:p>
          </table:table-cell>
          <table:table-cell ns41:value-type="float" table:style-name="ce78" office:value="863" office:value-type="float">
            <text:p>863</text:p>
          </table:table-cell>
          <table:table-cell table:style-name="ce78"/>
          <table:table-cell ns41:value-type="float" table:style-name="ce85" office:value="240194" office:value-type="float">
            <text:p>240194</text:p>
          </table:table-cell>
          <table:table-cell table:number-columns-repeated="970"/>
        </table:table-row>
        <table:table-row table:style-name="ro3">
          <table:table-cell table:style-name="ce8"/>
          <table:table-cell ns41:value-type="string" table:style-name="ce20" office:value-type="string">
            <text:p>XX. f. Totaal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2"/>
          <table:table-cell ns41:value-type="float" table:style-name="ce90" office:value="1" office:value-type="float">
            <text:p>1</text:p>
          </table:table-cell>
          <table:table-cell table:style-name="ce90" table:number-columns-repeated="7"/>
          <table:table-cell ns41:value-type="float" table:style-name="ce90" office:value="1" office:value-type="float">
            <text:p>1</text:p>
          </table:table-cell>
          <table:table-cell table:style-name="ce90" table:number-columns-repeated="4"/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3" office:value-type="float">
            <text:p>3</text:p>
          </table:table-cell>
          <table:table-cell table:style-name="ce90" table:number-columns-repeated="2"/>
          <table:table-cell ns41:value-type="float" office:value="1" table:style-name="ce90" table:number-columns-repeated="2" office:value-type="float">
            <text:p>1</text:p>
          </table:table-cell>
          <table:table-cell table:style-name="ce90" table:number-columns-repeated="9"/>
          <table:table-cell table:formula="of:=[.J344]+[.L344]+[.N344]+[.P344]+[.R344]+[.T344]+[.V344]+[.X344]+[.Z344]+[.AB344]+[.AD344]+[.AF344]+[.AH344]+[.AJ344]+[.AL344]+[.AN344]" ns41:value-type="float" table:style-name="ce34" office:value-type="float" office:value="5">
            <text:p>5</text:p>
          </table:table-cell>
          <table:table-cell table:formula="of:=[.E344]+[.F344]+[.G344]+[.H344]+[.I344]+[.K344]+[.M344]+[.O344]+[.Q344]+[.S344]+[.U344]+[.W344]+[.Y344]+[.AA344]+[.AC344]+[.AE344]+[.AG344]+[.AI344]+[.AK344]+[.AM344]+[.AO344]" ns41:value-type="float" table:style-name="ce34" office:value-type="float" office:value="5">
            <text:p>5</text:p>
          </table:table-cell>
          <table:table-cell table:style-name="ce90" table:number-columns-repeated="2"/>
          <table:table-cell table:formula="of:=[.AP344]+[.AR344]" ns41:value-type="float" table:style-name="ce34" office:value-type="float" office:value="5">
            <text:p>5</text:p>
          </table:table-cell>
          <table:table-cell table:formula="of:=[.AQ344]+[.AS344]" ns41:value-type="float" table:style-name="ce52" office:value-type="float" office:value="5">
            <text:p>5</text:p>
          </table:table-cell>
          <table:table-cell table:style-name="ce91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2" office:value-type="float">
            <text:p>862</text:p>
          </table:table-cell>
          <table:table-cell ns41:value-type="float" table:style-name="ce78" office:value="863" office:value-type="float">
            <text:p>863</text:p>
          </table:table-cell>
          <table:table-cell table:style-name="ce78"/>
          <table:table-cell ns41:value-type="float" table:style-name="ce85" office:value="240194" office:value-type="float">
            <text:p>240194</text:p>
          </table:table-cell>
          <table:table-cell table:number-columns-repeated="970"/>
        </table:table-row>
        <table:table-row table:style-name="ro3">
          <table:table-cell table:style-name="ce8"/>
          <table:table-cell ns41:value-type="string" table:style-name="ce20" office:value-type="string">
            <text:p>XX. g. Totaal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2"/>
          <table:table-cell ns41:value-type="float" table:style-name="ce90" office:value="1" office:value-type="float">
            <text:p>1</text:p>
          </table:table-cell>
          <table:table-cell table:style-name="ce90" table:number-columns-repeated="2"/>
          <table:table-cell ns41:value-type="float" office:value="1" table:style-name="ce90" table:number-columns-repeated="4" office:value-type="float">
            <text:p>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0" office:value="4" office:value-type="float">
            <text:p>4</text:p>
          </table:table-cell>
          <table:table-cell table:style-name="ce90" table:number-columns-repeated="2"/>
          <table:table-cell ns41:value-type="float" office:value="1" table:style-name="ce90" table:number-columns-repeated="2" office:value-type="float">
            <text:p>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3" office:value-type="float">
            <text:p>3</text:p>
          </table:table-cell>
          <table:table-cell table:style-name="ce90"/>
          <table:table-cell ns41:value-type="float" table:style-name="ce90" office:value="5" office:value-type="float">
            <text:p>5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0" office:value="1" office:value-type="float">
            <text:p>1</text:p>
          </table:table-cell>
          <table:table-cell table:style-name="ce90" table:number-columns-repeated="2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table:formula="of:=[.J345]+[.L345]+[.N345]+[.P345]+[.R345]+[.T345]+[.V345]+[.X345]+[.Z345]+[.AB345]+[.AD345]+[.AF345]+[.AH345]+[.AJ345]+[.AL345]+[.AN345]" ns41:value-type="float" table:style-name="ce34" office:value-type="float" office:value="29">
            <text:p>29</text:p>
          </table:table-cell>
          <table:table-cell table:formula="of:=[.E345]+[.F345]+[.G345]+[.H345]+[.I345]+[.K345]+[.M345]+[.O345]+[.Q345]+[.S345]+[.U345]+[.W345]+[.Y345]+[.AA345]+[.AC345]+[.AE345]+[.AG345]+[.AI345]+[.AK345]+[.AM345]+[.AO345]" ns41:value-type="float" table:style-name="ce34" office:value-type="float" office:value="22">
            <text:p>22</text:p>
          </table:table-cell>
          <table:table-cell table:style-name="ce90" table:number-columns-repeated="2"/>
          <table:table-cell table:formula="of:=[.AP345]+[.AR345]" ns41:value-type="float" table:style-name="ce34" office:value-type="float" office:value="29">
            <text:p>29</text:p>
          </table:table-cell>
          <table:table-cell table:formula="of:=[.AQ345]+[.AS345]" ns41:value-type="float" table:style-name="ce52" office:value-type="float" office:value="22">
            <text:p>22</text:p>
          </table:table-cell>
          <table:table-cell table:style-name="ce91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2" office:value-type="float">
            <text:p>862</text:p>
          </table:table-cell>
          <table:table-cell ns41:value-type="float" table:style-name="ce78" office:value="863" office:value-type="float">
            <text:p>863</text:p>
          </table:table-cell>
          <table:table-cell table:style-name="ce78"/>
          <table:table-cell ns41:value-type="float" table:style-name="ce85" office:value="240194" office:value-type="float">
            <text:p>240194</text:p>
          </table:table-cell>
          <table:table-cell table:number-columns-repeated="970"/>
        </table:table-row>
        <table:table-row table:style-name="ro3">
          <table:table-cell table:style-name="ce8"/>
          <table:table-cell ns41:value-type="string" table:style-name="ce20" office:value-type="string">
            <text:p>XX. h. Totaal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ns41:value-type="float" table:style-name="ce90" office:value="6" office:value-type="float">
            <text:p>6</text:p>
          </table:table-cell>
          <table:table-cell table:style-name="ce90"/>
          <table:table-cell ns41:value-type="float" table:style-name="ce90" office:value="8" office:value-type="float">
            <text:p>8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0" office:value="10" office:value-type="float">
            <text:p>10</text:p>
          </table:table-cell>
          <table:table-cell ns41:value-type="float" office:value="1" table:style-name="ce90" table:number-columns-repeated="2" office:value-type="float">
            <text:p>1</text:p>
          </table:table-cell>
          <table:table-cell table:style-name="ce90"/>
          <table:table-cell ns41:value-type="float" table:style-name="ce90" office:value="3" office:value-type="float">
            <text:p>3</text:p>
          </table:table-cell>
          <table:table-cell table:style-name="ce90"/>
          <table:table-cell ns41:value-type="float" table:style-name="ce90" office:value="6" office:value-type="float">
            <text:p>6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8" office:value-type="float">
            <text:p>8</text:p>
          </table:table-cell>
          <table:table-cell table:style-name="ce90"/>
          <table:table-cell ns41:value-type="float" table:style-name="ce90" office:value="5" office:value-type="float">
            <text:p>5</text:p>
          </table:table-cell>
          <table:table-cell table:style-name="ce90"/>
          <table:table-cell ns41:value-type="float" table:style-name="ce90" office:value="4" office:value-type="float">
            <text:p>4</text:p>
          </table:table-cell>
          <table:table-cell table:style-name="ce90"/>
          <table:table-cell ns41:value-type="float" table:style-name="ce90" office:value="3" office:value-type="float">
            <text:p>3</text:p>
          </table:table-cell>
          <table:table-cell table:style-name="ce90" table:number-columns-repeated="5"/>
          <table:table-cell ns41:value-type="float" table:style-name="ce90" office:value="1" office:value-type="float">
            <text:p>1</text:p>
          </table:table-cell>
          <table:table-cell table:style-name="ce90"/>
          <table:table-cell table:formula="of:=[.J346]+[.L346]+[.N346]+[.P346]+[.R346]+[.T346]+[.V346]+[.X346]+[.Z346]+[.AB346]+[.AD346]+[.AF346]+[.AH346]+[.AJ346]+[.AL346]+[.AN346]" ns41:value-type="float" table:style-name="ce34" office:value-type="float" office:value="52">
            <text:p>52</text:p>
          </table:table-cell>
          <table:table-cell table:formula="of:=[.E346]+[.F346]+[.G346]+[.H346]+[.I346]+[.K346]+[.M346]+[.O346]+[.Q346]+[.S346]+[.U346]+[.W346]+[.Y346]+[.AA346]+[.AC346]+[.AE346]+[.AG346]+[.AI346]+[.AK346]+[.AM346]+[.AO346]" ns41:value-type="float" table:style-name="ce34" office:value-type="float" office:value="37">
            <text:p>37</text:p>
          </table:table-cell>
          <table:table-cell table:style-name="ce90" table:number-columns-repeated="2"/>
          <table:table-cell table:formula="of:=[.AP346]+[.AR346]" ns41:value-type="float" table:style-name="ce34" office:value-type="float" office:value="52">
            <text:p>52</text:p>
          </table:table-cell>
          <table:table-cell table:formula="of:=[.AQ346]+[.AS346]" ns41:value-type="float" table:style-name="ce52" office:value-type="float" office:value="37">
            <text:p>37</text:p>
          </table:table-cell>
          <table:table-cell table:style-name="ce91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2" office:value-type="float">
            <text:p>862</text:p>
          </table:table-cell>
          <table:table-cell ns41:value-type="float" table:style-name="ce78" office:value="863" office:value-type="float">
            <text:p>863</text:p>
          </table:table-cell>
          <table:table-cell table:style-name="ce78"/>
          <table:table-cell ns41:value-type="float" table:style-name="ce85" office:value="240194" office:value-type="float">
            <text:p>240194</text:p>
          </table:table-cell>
          <table:table-cell table:number-columns-repeated="970"/>
        </table:table-row>
        <table:table-row table:style-name="ro3">
          <table:table-cell table:style-name="ce8"/>
          <table:table-cell ns41:value-type="string" table:style-name="ce20" office:value-type="string">
            <text:p>XX. Totaal</text:p>
          </table:table-cell>
          <table:table-cell table:style-name="ce30"/>
          <table:table-cell table:style-name="ce11"/>
          <table:table-cell table:formula="of:=SUM([.E339:.E346])" ns41:value-type="float" table:style-name="ce40" office:value-type="float" office:value="0">
            <text:p>0</text:p>
          </table:table-cell>
          <table:table-cell table:formula="of:=SUM([.F339:.F346])" ns41:value-type="float" table:style-name="ce90" office:value-type="float" office:value="8">
            <text:p>8</text:p>
          </table:table-cell>
          <table:table-cell table:formula="of:=SUM([.G339:.G346])" ns41:value-type="float" table:style-name="ce90" office:value-type="float" office:value="13">
            <text:p>13</text:p>
          </table:table-cell>
          <table:table-cell table:formula="of:=SUM([.H339:.H346])" ns41:value-type="float" table:style-name="ce90" office:value-type="float" office:value="46">
            <text:p>46</text:p>
          </table:table-cell>
          <table:table-cell table:formula="of:=SUM([.I339:.I346])" ns41:value-type="float" table:style-name="ce90" office:value-type="float" office:value="146">
            <text:p>146</text:p>
          </table:table-cell>
          <table:table-cell table:formula="of:=SUM([.J339:.J346])" ns41:value-type="float" table:style-name="ce90" office:value-type="float" office:value="2">
            <text:p>2</text:p>
          </table:table-cell>
          <table:table-cell table:formula="of:=SUM([.K339:.K346])" ns41:value-type="float" table:style-name="ce90" office:value-type="float" office:value="218">
            <text:p>218</text:p>
          </table:table-cell>
          <table:table-cell table:formula="of:=SUM([.L339:.L346])" ns41:value-type="float" table:style-name="ce90" office:value-type="float" office:value="17">
            <text:p>17</text:p>
          </table:table-cell>
          <table:table-cell table:formula="of:=SUM([.M339:.M346])" ns41:value-type="float" table:style-name="ce90" office:value-type="float" office:value="97">
            <text:p>97</text:p>
          </table:table-cell>
          <table:table-cell table:formula="of:=SUM([.N339:.N346])" ns41:value-type="float" table:style-name="ce90" office:value-type="float" office:value="75">
            <text:p>75</text:p>
          </table:table-cell>
          <table:table-cell table:formula="of:=SUM([.O339:.O346])" ns41:value-type="float" table:style-name="ce90" office:value-type="float" office:value="175">
            <text:p>175</text:p>
          </table:table-cell>
          <table:table-cell table:formula="of:=SUM([.P339:.P346])" ns41:value-type="float" table:style-name="ce90" office:value-type="float" office:value="93">
            <text:p>93</text:p>
          </table:table-cell>
          <table:table-cell table:formula="of:=SUM([.Q339:.Q346])" ns41:value-type="float" table:style-name="ce90" office:value-type="float" office:value="167">
            <text:p>167</text:p>
          </table:table-cell>
          <table:table-cell table:formula="of:=SUM([.R339:.R346])" ns41:value-type="float" table:style-name="ce90" office:value-type="float" office:value="422">
            <text:p>422</text:p>
          </table:table-cell>
          <table:table-cell table:formula="of:=SUM([.S339:.S346])" ns41:value-type="float" table:style-name="ce90" office:value-type="float" office:value="246">
            <text:p>246</text:p>
          </table:table-cell>
          <table:table-cell table:formula="of:=SUM([.T339:.T346])" ns41:value-type="float" table:style-name="ce90" office:value-type="float" office:value="313">
            <text:p>313</text:p>
          </table:table-cell>
          <table:table-cell table:formula="of:=SUM([.U339:.U346])" ns41:value-type="float" table:style-name="ce90" office:value-type="float" office:value="75">
            <text:p>75</text:p>
          </table:table-cell>
          <table:table-cell table:formula="of:=SUM([.V339:.V346])" ns41:value-type="float" table:style-name="ce90" office:value-type="float" office:value="75">
            <text:p>75</text:p>
          </table:table-cell>
          <table:table-cell table:formula="of:=SUM([.W339:.W346])" ns41:value-type="float" table:style-name="ce90" office:value-type="float" office:value="13">
            <text:p>13</text:p>
          </table:table-cell>
          <table:table-cell table:formula="of:=SUM([.X339:.X346])" ns41:value-type="float" table:style-name="ce90" office:value-type="float" office:value="345">
            <text:p>345</text:p>
          </table:table-cell>
          <table:table-cell table:formula="of:=SUM([.Y339:.Y346])" ns41:value-type="float" table:style-name="ce90" office:value-type="float" office:value="54">
            <text:p>54</text:p>
          </table:table-cell>
          <table:table-cell table:formula="of:=SUM([.Z339:.Z346])" ns41:value-type="float" table:style-name="ce90" office:value-type="float" office:value="265">
            <text:p>265</text:p>
          </table:table-cell>
          <table:table-cell table:formula="of:=SUM([.AA339:.AA346])" ns41:value-type="float" table:style-name="ce90" office:value-type="float" office:value="34">
            <text:p>34</text:p>
          </table:table-cell>
          <table:table-cell table:formula="of:=SUM([.AB339:.AB346])" ns41:value-type="float" table:style-name="ce90" office:value-type="float" office:value="386">
            <text:p>386</text:p>
          </table:table-cell>
          <table:table-cell table:formula="of:=SUM([.AC339:.AC346])" ns41:value-type="float" table:style-name="ce90" office:value-type="float" office:value="43">
            <text:p>43</text:p>
          </table:table-cell>
          <table:table-cell table:formula="of:=SUM([.AD339:.AD346])" ns41:value-type="float" table:style-name="ce90" office:value-type="float" office:value="225">
            <text:p>225</text:p>
          </table:table-cell>
          <table:table-cell table:formula="of:=SUM([.AE339:.AE346])" ns41:value-type="float" table:style-name="ce90" office:value-type="float" office:value="41">
            <text:p>41</text:p>
          </table:table-cell>
          <table:table-cell table:formula="of:=SUM([.AF339:.AF346])" ns41:value-type="float" table:style-name="ce90" office:value-type="float" office:value="288">
            <text:p>288</text:p>
          </table:table-cell>
          <table:table-cell table:formula="of:=SUM([.AG339:.AG346])" ns41:value-type="float" table:style-name="ce90" office:value-type="float" office:value="21">
            <text:p>21</text:p>
          </table:table-cell>
          <table:table-cell table:formula="of:=SUM([.AH339:.AH346])" ns41:value-type="float" table:style-name="ce90" office:value-type="float" office:value="120">
            <text:p>120</text:p>
          </table:table-cell>
          <table:table-cell table:formula="of:=SUM([.AI339:.AI346])" ns41:value-type="float" table:style-name="ce90" office:value-type="float" office:value="3">
            <text:p>3</text:p>
          </table:table-cell>
          <table:table-cell table:formula="of:=SUM([.AJ339:.AJ346])" ns41:value-type="float" table:style-name="ce90" office:value-type="float" office:value="27">
            <text:p>27</text:p>
          </table:table-cell>
          <table:table-cell table:formula="of:=SUM([.AK339:.AK346])" ns41:value-type="float" table:style-name="ce90" office:value-type="float" office:value="1">
            <text:p>1</text:p>
          </table:table-cell>
          <table:table-cell table:formula="of:=SUM([.AL339:.AL346])" ns41:value-type="float" table:style-name="ce90" office:value-type="float" office:value="96">
            <text:p>96</text:p>
          </table:table-cell>
          <table:table-cell table:formula="of:=SUM([.AM339:.AM346])" ns41:value-type="float" table:style-name="ce90" office:value-type="float" office:value="8">
            <text:p>8</text:p>
          </table:table-cell>
          <table:table-cell table:formula="of:=SUM([.AN339:.AN346])" ns41:value-type="float" table:style-name="ce90" office:value-type="float" office:value="42">
            <text:p>42</text:p>
          </table:table-cell>
          <table:table-cell table:formula="of:=SUM([.AO339:.AO346])" ns41:value-type="float" table:style-name="ce90" office:value-type="float" office:value="1">
            <text:p>1</text:p>
          </table:table-cell>
          <table:table-cell table:formula="of:=SUM([.AP339:.AP346])" ns41:value-type="float" table:style-name="ce90" office:value-type="float" office:value="2791">
            <text:p>2791</text:p>
          </table:table-cell>
          <table:table-cell table:formula="of:=SUM([.AQ339:.AQ346])" ns41:value-type="float" table:style-name="ce90" office:value-type="float" office:value="1410">
            <text:p>1410</text:p>
          </table:table-cell>
          <table:table-cell table:formula="of:=SUM([.AR339:.AR346])" ns41:value-type="float" table:style-name="ce90" office:value-type="float" office:value="0">
            <text:p>0</text:p>
          </table:table-cell>
          <table:table-cell table:formula="of:=SUM([.AS339:.AS346])" ns41:value-type="float" table:style-name="ce90" office:value-type="float" office:value="0">
            <text:p>0</text:p>
          </table:table-cell>
          <table:table-cell table:formula="of:=SUM([.AT339:.AT346])" ns41:value-type="float" table:style-name="ce90" office:value-type="float" office:value="2791">
            <text:p>2791</text:p>
          </table:table-cell>
          <table:table-cell table:formula="of:=SUM([.AU339:.AU346])" ns41:value-type="float" table:style-name="ce52" office:value-type="float" office:value="1410">
            <text:p>1410</text:p>
          </table:table-cell>
          <table:table-cell table:style-name="ce61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2" office:value-type="float">
            <text:p>862</text:p>
          </table:table-cell>
          <table:table-cell ns41:value-type="float" table:style-name="ce78" office:value="863" office:value-type="float">
            <text:p>863</text:p>
          </table:table-cell>
          <table:table-cell table:style-name="ce78"/>
          <table:table-cell ns41:value-type="float" table:style-name="ce85" office:value="240194" office:value-type="float">
            <text:p>240194</text:p>
          </table:table-cell>
          <table:table-cell table:style-name="ce87" table:number-columns-repeated="970"/>
        </table:table-row>
        <table:table-row table:style-name="ro3">
          <table:table-cell table:style-name="ce8"/>
          <table:table-cell ns41:value-type="string" table:style-name="ce20" office:value-type="string">
            <text:p>XXI. Verkeerswezen</text:p>
          </table:table-cell>
          <table:table-cell table:style-name="ce30"/>
          <table:table-cell table:style-name="ce11"/>
          <table:table-cell table:style-name="ce40"/>
          <table:table-cell table:style-name="ce90" table:number-columns-repeated="36"/>
          <table:table-cell table:formula="of:=[.J348]+[.L348]+[.N348]+[.P348]+[.R348]+[.T348]+[.V348]+[.X348]+[.Z348]+[.AB348]+[.AD348]+[.AF348]+[.AH348]+[.AJ348]+[.AL348]+[.AN348]" ns41:value-type="float" table:style-name="ce34" office:value-type="float" office:value="0">
            <text:p>0</text:p>
          </table:table-cell>
          <table:table-cell table:formula="of:=[.E348]+[.F348]+[.G348]+[.H348]+[.I348]+[.K348]+[.M348]+[.O348]+[.Q348]+[.S348]+[.U348]+[.W348]+[.Y348]+[.AA348]+[.AC348]+[.AE348]+[.AG348]+[.AI348]+[.AK348]+[.AM348]+[.AO348]" ns41:value-type="float" table:style-name="ce34" office:value-type="float" office:value="0">
            <text:p>0</text:p>
          </table:table-cell>
          <table:table-cell table:style-name="ce90" table:number-columns-repeated="2"/>
          <table:table-cell table:formula="of:=[.AP348]+[.AR348]" ns41:value-type="float" table:style-name="ce34" office:value-type="float" office:value="0">
            <text:p>0</text:p>
          </table:table-cell>
          <table:table-cell table:formula="of:=[.AQ348]+[.AS348]" ns41:value-type="float" table:style-name="ce52" office:value-type="float" office:value="0">
            <text:p>0</text:p>
          </table:table-cell>
          <table:table-cell table:style-name="ce91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4" office:value-type="float">
            <text:p>864</text:p>
          </table:table-cell>
          <table:table-cell ns41:value-type="float" table:style-name="ce78" office:value="865" office:value-type="float">
            <text:p>865</text:p>
          </table:table-cell>
          <table:table-cell table:style-name="ce78"/>
          <table:table-cell ns41:value-type="float" table:style-name="ce85" office:value="240195" office:value-type="float">
            <text:p>240195</text:p>
          </table:table-cell>
          <table:table-cell table:number-columns-repeated="970"/>
        </table:table-row>
        <table:table-row table:style-name="ro3">
          <table:table-cell table:style-name="ce8"/>
          <table:table-cell ns41:value-type="string" table:style-name="ce20" office:value-type="string">
            <text:p>I. Spoorwezen</text:p>
          </table:table-cell>
          <table:table-cell table:style-name="ce30"/>
          <table:table-cell table:style-name="ce11"/>
          <table:table-cell table:style-name="ce40"/>
          <table:table-cell table:style-name="ce90" table:number-columns-repeated="36"/>
          <table:table-cell table:formula="of:=[.J349]+[.L349]+[.N349]+[.P349]+[.R349]+[.T349]+[.V349]+[.X349]+[.Z349]+[.AB349]+[.AD349]+[.AF349]+[.AH349]+[.AJ349]+[.AL349]+[.AN349]" ns41:value-type="float" table:style-name="ce34" office:value-type="float" office:value="0">
            <text:p>0</text:p>
          </table:table-cell>
          <table:table-cell table:formula="of:=[.E349]+[.F349]+[.G349]+[.H349]+[.I349]+[.K349]+[.M349]+[.O349]+[.Q349]+[.S349]+[.U349]+[.W349]+[.Y349]+[.AA349]+[.AC349]+[.AE349]+[.AG349]+[.AI349]+[.AK349]+[.AM349]+[.AO349]" ns41:value-type="float" table:style-name="ce34" office:value-type="float" office:value="0">
            <text:p>0</text:p>
          </table:table-cell>
          <table:table-cell table:style-name="ce90" table:number-columns-repeated="2"/>
          <table:table-cell table:formula="of:=[.AP349]+[.AR349]" ns41:value-type="float" table:style-name="ce34" office:value-type="float" office:value="0">
            <text:p>0</text:p>
          </table:table-cell>
          <table:table-cell table:formula="of:=[.AQ349]+[.AS349]" ns41:value-type="float" table:style-name="ce52" office:value-type="float" office:value="0">
            <text:p>0</text:p>
          </table:table-cell>
          <table:table-cell table:style-name="ce91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4" office:value-type="float">
            <text:p>864</text:p>
          </table:table-cell>
          <table:table-cell ns41:value-type="float" table:style-name="ce78" office:value="865" office:value-type="float">
            <text:p>865</text:p>
          </table:table-cell>
          <table:table-cell table:style-name="ce78"/>
          <table:table-cell ns41:value-type="float" table:style-name="ce85" office:value="240195" office:value-type="float">
            <text:p>240195</text:p>
          </table:table-cell>
          <table:table-cell table:number-columns-repeated="970"/>
        </table:table-row>
        <table:table-row table:style-name="ro3">
          <table:table-cell ns41:value-type="float" table:style-name="ce8" office:value="1" office:value-type="float">
            <text:p>1</text:p>
          </table:table-cell>
          <table:table-cell ns41:value-type="string" table:style-name="ce20" office:value-type="string">
            <text:p>Stationspersoneel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5"/>
          <table:table-cell ns41:value-type="float" table:style-name="ce90" office:value="8" office:value-type="float">
            <text:p>8</text:p>
          </table:table-cell>
          <table:table-cell table:style-name="ce90"/>
          <table:table-cell ns41:value-type="float" table:style-name="ce90" office:value="6" office:value-type="float">
            <text:p>6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5" office:value-type="float">
            <text:p>5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4" office:value-type="float">
            <text:p>4</text:p>
          </table:table-cell>
          <table:table-cell table:style-name="ce90"/>
          <table:table-cell ns41:value-type="float" table:style-name="ce90" office:value="4" office:value-type="float">
            <text:p>4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3" office:value-type="float">
            <text:p>3</text:p>
          </table:table-cell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 table:number-columns-repeated="3"/>
          <table:table-cell table:formula="of:=[.J350]+[.L350]+[.N350]+[.P350]+[.R350]+[.T350]+[.V350]+[.X350]+[.Z350]+[.AB350]+[.AD350]+[.AF350]+[.AH350]+[.AJ350]+[.AL350]+[.AN350]" ns41:value-type="float" table:style-name="ce34" office:value-type="float" office:value="59">
            <text:p>59</text:p>
          </table:table-cell>
          <table:table-cell table:formula="of:=[.E350]+[.F350]+[.G350]+[.H350]+[.I350]+[.K350]+[.M350]+[.O350]+[.Q350]+[.S350]+[.U350]+[.W350]+[.Y350]+[.AA350]+[.AC350]+[.AE350]+[.AG350]+[.AI350]+[.AK350]+[.AM350]+[.AO350]" ns41:value-type="float" table:style-name="ce34" office:value-type="float" office:value="60">
            <text:p>60</text:p>
          </table:table-cell>
          <table:table-cell table:style-name="ce90" table:number-columns-repeated="2"/>
          <table:table-cell table:formula="of:=[.AP350]+[.AR350]" ns41:value-type="float" table:style-name="ce34" office:value-type="float" office:value="59">
            <text:p>59</text:p>
          </table:table-cell>
          <table:table-cell table:formula="of:=[.AQ350]+[.AS350]" ns41:value-type="float" table:style-name="ce52" office:value-type="float" office:value="60">
            <text:p>60</text:p>
          </table:table-cell>
          <table:table-cell table:formula="of:=[.A350]" ns41:value-type="float" table:style-name="ce91" office:value-type="float" office:value="1">
            <text:p>1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4" office:value-type="float">
            <text:p>864</text:p>
          </table:table-cell>
          <table:table-cell ns41:value-type="float" table:style-name="ce78" office:value="865" office:value-type="float">
            <text:p>865</text:p>
          </table:table-cell>
          <table:table-cell table:style-name="ce78"/>
          <table:table-cell ns41:value-type="float" table:style-name="ce85" office:value="240195" office:value-type="float">
            <text:p>240195</text:p>
          </table:table-cell>
          <table:table-cell table:number-columns-repeated="970"/>
        </table:table-row>
        <table:table-row table:style-name="ro3">
          <table:table-cell ns41:value-type="float" table:style-name="ce8" office:value="2" office:value-type="float">
            <text:p>2</text:p>
          </table:table-cell>
          <table:table-cell ns41:value-type="string" table:style-name="ce20" office:value-type="string">
            <text:p>Treinpersoneel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8"/>
          <table:table-cell ns41:value-type="float" table:style-name="ce90" office:value="1" office:value-type="float">
            <text:p>1</text:p>
          </table:table-cell>
          <table:table-cell table:style-name="ce90" table:number-columns-repeated="2"/>
          <table:table-cell ns41:value-type="float" table:style-name="ce90" office:value="1" office:value-type="float">
            <text:p>1</text:p>
          </table:table-cell>
          <table:table-cell table:style-name="ce90" table:number-columns-repeated="4"/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 table:number-columns-repeated="15"/>
          <table:table-cell table:formula="of:=[.J351]+[.L351]+[.N351]+[.P351]+[.R351]+[.T351]+[.V351]+[.X351]+[.Z351]+[.AB351]+[.AD351]+[.AF351]+[.AH351]+[.AJ351]+[.AL351]+[.AN351]" ns41:value-type="float" table:style-name="ce34" office:value-type="float" office:value="3">
            <text:p>3</text:p>
          </table:table-cell>
          <table:table-cell table:formula="of:=[.E351]+[.F351]+[.G351]+[.H351]+[.I351]+[.K351]+[.M351]+[.O351]+[.Q351]+[.S351]+[.U351]+[.W351]+[.Y351]+[.AA351]+[.AC351]+[.AE351]+[.AG351]+[.AI351]+[.AK351]+[.AM351]+[.AO351]" ns41:value-type="float" table:style-name="ce34" office:value-type="float" office:value="1">
            <text:p>1</text:p>
          </table:table-cell>
          <table:table-cell table:style-name="ce90" table:number-columns-repeated="2"/>
          <table:table-cell table:formula="of:=[.AP351]+[.AR351]" ns41:value-type="float" table:style-name="ce34" office:value-type="float" office:value="3">
            <text:p>3</text:p>
          </table:table-cell>
          <table:table-cell table:formula="of:=[.AQ351]+[.AS351]" ns41:value-type="float" table:style-name="ce52" office:value-type="float" office:value="1">
            <text:p>1</text:p>
          </table:table-cell>
          <table:table-cell table:formula="of:=[.A351]" ns41:value-type="float" table:style-name="ce91" office:value-type="float" office:value="2">
            <text:p>2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4" office:value-type="float">
            <text:p>864</text:p>
          </table:table-cell>
          <table:table-cell ns41:value-type="float" table:style-name="ce78" office:value="865" office:value-type="float">
            <text:p>865</text:p>
          </table:table-cell>
          <table:table-cell table:style-name="ce78"/>
          <table:table-cell ns41:value-type="float" table:style-name="ce85" office:value="240195" office:value-type="float">
            <text:p>240195</text:p>
          </table:table-cell>
          <table:table-cell table:number-columns-repeated="970"/>
        </table:table-row>
        <table:table-row table:style-name="ro3">
          <table:table-cell ns41:value-type="float" table:style-name="ce8" office:value="3" office:value-type="float">
            <text:p>3</text:p>
          </table:table-cell>
          <table:table-cell ns41:value-type="string" table:style-name="ce20" office:value-type="string">
            <text:p>Wegpersoneel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6" office:value-type="float">
            <text:p>6</text:p>
          </table:table-cell>
          <table:table-cell table:style-name="ce90"/>
          <table:table-cell ns41:value-type="float" table:style-name="ce90" office:value="4" office:value-type="float">
            <text:p>4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10" office:value-type="float">
            <text:p>10</text:p>
          </table:table-cell>
          <table:table-cell ns41:value-type="float" office:value="2" table:style-name="ce90" table:number-columns-repeated="2" office:value-type="float">
            <text:p>2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5" office:value-type="float">
            <text:p>5</text:p>
          </table:table-cell>
          <table:table-cell table:style-name="ce90"/>
          <table:table-cell ns41:value-type="float" table:style-name="ce90" office:value="5" office:value-type="float">
            <text:p>5</text:p>
          </table:table-cell>
          <table:table-cell table:style-name="ce90"/>
          <table:table-cell ns41:value-type="float" table:style-name="ce90" office:value="5" office:value-type="float">
            <text:p>5</text:p>
          </table:table-cell>
          <table:table-cell table:style-name="ce90"/>
          <table:table-cell ns41:value-type="float" table:style-name="ce90" office:value="3" office:value-type="float">
            <text:p>3</text:p>
          </table:table-cell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table:formula="of:=[.J352]+[.L352]+[.N352]+[.P352]+[.R352]+[.T352]+[.V352]+[.X352]+[.Z352]+[.AB352]+[.AD352]+[.AF352]+[.AH352]+[.AJ352]+[.AL352]+[.AN352]" ns41:value-type="float" table:style-name="ce34" office:value-type="float" office:value="78">
            <text:p>78</text:p>
          </table:table-cell>
          <table:table-cell table:formula="of:=[.E352]+[.F352]+[.G352]+[.H352]+[.I352]+[.K352]+[.M352]+[.O352]+[.Q352]+[.S352]+[.U352]+[.W352]+[.Y352]+[.AA352]+[.AC352]+[.AE352]+[.AG352]+[.AI352]+[.AK352]+[.AM352]+[.AO352]" ns41:value-type="float" table:style-name="ce34" office:value-type="float" office:value="63">
            <text:p>63</text:p>
          </table:table-cell>
          <table:table-cell table:style-name="ce90" table:number-columns-repeated="2"/>
          <table:table-cell table:formula="of:=[.AP352]+[.AR352]" ns41:value-type="float" table:style-name="ce34" office:value-type="float" office:value="78">
            <text:p>78</text:p>
          </table:table-cell>
          <table:table-cell table:formula="of:=[.AQ352]+[.AS352]" ns41:value-type="float" table:style-name="ce52" office:value-type="float" office:value="63">
            <text:p>63</text:p>
          </table:table-cell>
          <table:table-cell table:formula="of:=[.A352]" ns41:value-type="float" table:style-name="ce91" office:value-type="float" office:value="3">
            <text:p>3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4" office:value-type="float">
            <text:p>864</text:p>
          </table:table-cell>
          <table:table-cell ns41:value-type="float" table:style-name="ce78" office:value="865" office:value-type="float">
            <text:p>865</text:p>
          </table:table-cell>
          <table:table-cell table:style-name="ce78"/>
          <table:table-cell ns41:value-type="float" table:style-name="ce85" office:value="240195" office:value-type="float">
            <text:p>240195</text:p>
          </table:table-cell>
          <table:table-cell table:number-columns-repeated="970"/>
        </table:table-row>
        <table:table-row table:style-name="ro5">
          <table:table-cell ns41:value-type="float" table:style-name="ce8" office:value="4" office:value-type="float">
            <text:p>4</text:p>
          </table:table-cell>
          <table:table-cell ns41:value-type="string" table:style-name="ce20" office:value-type="string">
            <text:p>Personeel in de werkplaats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4" office:value-type="float">
            <text:p>4</text:p>
          </table:table-cell>
          <table:table-cell table:style-name="ce90"/>
          <table:table-cell ns41:value-type="float" table:style-name="ce90" office:value="4" office:value-type="float">
            <text:p>4</text:p>
          </table:table-cell>
          <table:table-cell table:style-name="ce90"/>
          <table:table-cell ns41:value-type="float" table:style-name="ce90" office:value="15" office:value-type="float">
            <text:p>15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0" office:value="41" office:value-type="float">
            <text:p>4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20" office:value-type="float">
            <text:p>20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0" office:value="9" office:value-type="float">
            <text:p>9</text:p>
          </table:table-cell>
          <table:table-cell table:style-name="ce90"/>
          <table:table-cell ns41:value-type="float" table:style-name="ce90" office:value="6" office:value-type="float">
            <text:p>6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10" office:value-type="float">
            <text:p>10</text:p>
          </table:table-cell>
          <table:table-cell table:style-name="ce90"/>
          <table:table-cell ns41:value-type="float" table:style-name="ce90" office:value="15" office:value-type="float">
            <text:p>15</text:p>
          </table:table-cell>
          <table:table-cell table:style-name="ce90"/>
          <table:table-cell ns41:value-type="float" table:style-name="ce90" office:value="3" office:value-type="float">
            <text:p>3</text:p>
          </table:table-cell>
          <table:table-cell table:style-name="ce90" table:number-columns-repeated="7"/>
          <table:table-cell table:formula="of:=[.J353]+[.L353]+[.N353]+[.P353]+[.R353]+[.T353]+[.V353]+[.X353]+[.Z353]+[.AB353]+[.AD353]+[.AF353]+[.AH353]+[.AJ353]+[.AL353]+[.AN353]" ns41:value-type="float" table:style-name="ce34" office:value-type="float" office:value="134">
            <text:p>134</text:p>
          </table:table-cell>
          <table:table-cell table:formula="of:=[.E353]+[.F353]+[.G353]+[.H353]+[.I353]+[.K353]+[.M353]+[.O353]+[.Q353]+[.S353]+[.U353]+[.W353]+[.Y353]+[.AA353]+[.AC353]+[.AE353]+[.AG353]+[.AI353]+[.AK353]+[.AM353]+[.AO353]" ns41:value-type="float" table:style-name="ce34" office:value-type="float" office:value="65">
            <text:p>65</text:p>
          </table:table-cell>
          <table:table-cell table:style-name="ce90" table:number-columns-repeated="2"/>
          <table:table-cell table:formula="of:=[.AP353]+[.AR353]" ns41:value-type="float" table:style-name="ce34" office:value-type="float" office:value="134">
            <text:p>134</text:p>
          </table:table-cell>
          <table:table-cell table:formula="of:=[.AQ353]+[.AS353]" ns41:value-type="float" table:style-name="ce52" office:value-type="float" office:value="65">
            <text:p>65</text:p>
          </table:table-cell>
          <table:table-cell table:formula="of:=[.A353]" ns41:value-type="float" table:style-name="ce91" office:value-type="float" office:value="4">
            <text:p>4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4" office:value-type="float">
            <text:p>864</text:p>
          </table:table-cell>
          <table:table-cell ns41:value-type="float" table:style-name="ce78" office:value="865" office:value-type="float">
            <text:p>865</text:p>
          </table:table-cell>
          <table:table-cell table:style-name="ce78"/>
          <table:table-cell ns41:value-type="float" table:style-name="ce85" office:value="240195" office:value-type="float">
            <text:p>240195</text:p>
          </table:table-cell>
          <table:table-cell table:number-columns-repeated="970"/>
        </table:table-row>
        <table:table-row table:style-name="ro3">
          <table:table-cell table:style-name="ce8"/>
          <table:table-cell ns41:value-type="string" table:style-name="ce20" office:value-type="string">
            <text:p>II. Tramwezen</text:p>
          </table:table-cell>
          <table:table-cell table:style-name="ce30"/>
          <table:table-cell table:style-name="ce11"/>
          <table:table-cell table:style-name="ce40"/>
          <table:table-cell table:style-name="ce90" table:number-columns-repeated="36"/>
          <table:table-cell table:formula="of:=[.J354]+[.L354]+[.N354]+[.P354]+[.R354]+[.T354]+[.V354]+[.X354]+[.Z354]+[.AB354]+[.AD354]+[.AF354]+[.AH354]+[.AJ354]+[.AL354]+[.AN354]" ns41:value-type="float" table:style-name="ce34" office:value-type="float" office:value="0">
            <text:p>0</text:p>
          </table:table-cell>
          <table:table-cell table:formula="of:=[.E354]+[.F354]+[.G354]+[.H354]+[.I354]+[.K354]+[.M354]+[.O354]+[.Q354]+[.S354]+[.U354]+[.W354]+[.Y354]+[.AA354]+[.AC354]+[.AE354]+[.AG354]+[.AI354]+[.AK354]+[.AM354]+[.AO354]" ns41:value-type="float" table:style-name="ce34" office:value-type="float" office:value="0">
            <text:p>0</text:p>
          </table:table-cell>
          <table:table-cell table:style-name="ce90" table:number-columns-repeated="2"/>
          <table:table-cell table:formula="of:=[.AP354]+[.AR354]" ns41:value-type="float" table:style-name="ce34" office:value-type="float" office:value="0">
            <text:p>0</text:p>
          </table:table-cell>
          <table:table-cell table:formula="of:=[.AQ354]+[.AS354]" ns41:value-type="float" table:style-name="ce52" office:value-type="float" office:value="0">
            <text:p>0</text:p>
          </table:table-cell>
          <table:table-cell table:style-name="ce91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4" office:value-type="float">
            <text:p>864</text:p>
          </table:table-cell>
          <table:table-cell ns41:value-type="float" table:style-name="ce78" office:value="865" office:value-type="float">
            <text:p>865</text:p>
          </table:table-cell>
          <table:table-cell table:style-name="ce78"/>
          <table:table-cell ns41:value-type="float" table:style-name="ce85" office:value="240195" office:value-type="float">
            <text:p>240195</text:p>
          </table:table-cell>
          <table:table-cell table:number-columns-repeated="970"/>
        </table:table-row>
        <table:table-row table:style-name="ro3">
          <table:table-cell ns41:value-type="float" table:style-name="ce8" office:value="5" office:value-type="float">
            <text:p>5</text:p>
          </table:table-cell>
          <table:table-cell ns41:value-type="string" table:style-name="ce20" office:value-type="string">
            <text:p>Stationspersoneel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34"/>
          <table:table-cell ns41:value-type="float" table:style-name="ce90" office:value="1" office:value-type="float">
            <text:p>1</text:p>
          </table:table-cell>
          <table:table-cell table:style-name="ce90"/>
          <table:table-cell table:formula="of:=[.J355]+[.L355]+[.N355]+[.P355]+[.R355]+[.T355]+[.V355]+[.X355]+[.Z355]+[.AB355]+[.AD355]+[.AF355]+[.AH355]+[.AJ355]+[.AL355]+[.AN355]" ns41:value-type="float" table:style-name="ce34" office:value-type="float" office:value="1">
            <text:p>1</text:p>
          </table:table-cell>
          <table:table-cell table:formula="of:=[.E355]+[.F355]+[.G355]+[.H355]+[.I355]+[.K355]+[.M355]+[.O355]+[.Q355]+[.S355]+[.U355]+[.W355]+[.Y355]+[.AA355]+[.AC355]+[.AE355]+[.AG355]+[.AI355]+[.AK355]+[.AM355]+[.AO355]" ns41:value-type="float" table:style-name="ce34" office:value-type="float" office:value="0">
            <text:p>0</text:p>
          </table:table-cell>
          <table:table-cell table:style-name="ce90" table:number-columns-repeated="2"/>
          <table:table-cell table:formula="of:=[.AP355]+[.AR355]" ns41:value-type="float" table:style-name="ce34" office:value-type="float" office:value="1">
            <text:p>1</text:p>
          </table:table-cell>
          <table:table-cell table:formula="of:=[.AQ355]+[.AS355]" ns41:value-type="float" table:style-name="ce52" office:value-type="float" office:value="0">
            <text:p>0</text:p>
          </table:table-cell>
          <table:table-cell table:formula="of:=[.A355]" ns41:value-type="float" table:style-name="ce91" office:value-type="float" office:value="5">
            <text:p>5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4" office:value-type="float">
            <text:p>864</text:p>
          </table:table-cell>
          <table:table-cell ns41:value-type="float" table:style-name="ce78" office:value="865" office:value-type="float">
            <text:p>865</text:p>
          </table:table-cell>
          <table:table-cell table:style-name="ce78"/>
          <table:table-cell ns41:value-type="float" table:style-name="ce85" office:value="240195" office:value-type="float">
            <text:p>240195</text:p>
          </table:table-cell>
          <table:table-cell table:number-columns-repeated="970"/>
        </table:table-row>
        <table:table-row table:style-name="ro3">
          <table:table-cell ns41:value-type="float" table:style-name="ce8" office:value="6" office:value-type="float">
            <text:p>6</text:p>
          </table:table-cell>
          <table:table-cell ns41:value-type="string" table:style-name="ce20" office:value-type="string">
            <text:p>Wegpersoneel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/>
          <table:table-cell ns41:value-type="float" office:value="1" table:style-name="ce90" table:number-columns-repeated="2" office:value-type="float">
            <text:p>1</text:p>
          </table:table-cell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4" office:value-type="float">
            <text:p>4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3" office:value-type="float">
            <text:p>3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0" office:value="1" office:value-type="float">
            <text:p>1</text:p>
          </table:table-cell>
          <table:table-cell table:style-name="ce90" table:number-columns-repeated="2"/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 table:number-columns-repeated="5"/>
          <table:table-cell ns41:value-type="float" table:style-name="ce90" office:value="1" office:value-type="float">
            <text:p>1</text:p>
          </table:table-cell>
          <table:table-cell table:style-name="ce90" table:number-columns-repeated="7"/>
          <table:table-cell table:formula="of:=[.J356]+[.L356]+[.N356]+[.P356]+[.R356]+[.T356]+[.V356]+[.X356]+[.Z356]+[.AB356]+[.AD356]+[.AF356]+[.AH356]+[.AJ356]+[.AL356]+[.AN356]" ns41:value-type="float" table:style-name="ce34" office:value-type="float" office:value="21">
            <text:p>21</text:p>
          </table:table-cell>
          <table:table-cell table:formula="of:=[.E356]+[.F356]+[.G356]+[.H356]+[.I356]+[.K356]+[.M356]+[.O356]+[.Q356]+[.S356]+[.U356]+[.W356]+[.Y356]+[.AA356]+[.AC356]+[.AE356]+[.AG356]+[.AI356]+[.AK356]+[.AM356]+[.AO356]" ns41:value-type="float" table:style-name="ce34" office:value-type="float" office:value="17">
            <text:p>17</text:p>
          </table:table-cell>
          <table:table-cell table:style-name="ce90" table:number-columns-repeated="2"/>
          <table:table-cell table:formula="of:=[.AP356]+[.AR356]" ns41:value-type="float" table:style-name="ce34" office:value-type="float" office:value="21">
            <text:p>21</text:p>
          </table:table-cell>
          <table:table-cell table:formula="of:=[.AQ356]+[.AS356]" ns41:value-type="float" table:style-name="ce52" office:value-type="float" office:value="17">
            <text:p>17</text:p>
          </table:table-cell>
          <table:table-cell table:formula="of:=[.A356]" ns41:value-type="float" table:style-name="ce91" office:value-type="float" office:value="6">
            <text:p>6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4" office:value-type="float">
            <text:p>864</text:p>
          </table:table-cell>
          <table:table-cell ns41:value-type="float" table:style-name="ce78" office:value="865" office:value-type="float">
            <text:p>865</text:p>
          </table:table-cell>
          <table:table-cell table:style-name="ce78"/>
          <table:table-cell ns41:value-type="float" table:style-name="ce85" office:value="240195" office:value-type="float">
            <text:p>240195</text:p>
          </table:table-cell>
          <table:table-cell table:number-columns-repeated="970"/>
        </table:table-row>
        <table:table-row table:style-name="ro5">
          <table:table-cell ns41:value-type="float" table:style-name="ce8" office:value="7" office:value-type="float">
            <text:p>7</text:p>
          </table:table-cell>
          <table:table-cell ns41:value-type="string" table:style-name="ce20" office:value-type="string">
            <text:p>Personeel in de werkplaats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5"/>
          <table:table-cell ns41:value-type="float" table:style-name="ce90" office:value="1" office:value-type="float">
            <text:p>1</text:p>
          </table:table-cell>
          <table:table-cell table:style-name="ce90" table:number-columns-repeated="6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21"/>
          <table:table-cell table:formula="of:=[.J357]+[.L357]+[.N357]+[.P357]+[.R357]+[.T357]+[.V357]+[.X357]+[.Z357]+[.AB357]+[.AD357]+[.AF357]+[.AH357]+[.AJ357]+[.AL357]+[.AN357]" ns41:value-type="float" table:style-name="ce34" office:value-type="float" office:value="2">
            <text:p>2</text:p>
          </table:table-cell>
          <table:table-cell table:formula="of:=[.E357]+[.F357]+[.G357]+[.H357]+[.I357]+[.K357]+[.M357]+[.O357]+[.Q357]+[.S357]+[.U357]+[.W357]+[.Y357]+[.AA357]+[.AC357]+[.AE357]+[.AG357]+[.AI357]+[.AK357]+[.AM357]+[.AO357]" ns41:value-type="float" table:style-name="ce34" office:value-type="float" office:value="1">
            <text:p>1</text:p>
          </table:table-cell>
          <table:table-cell table:style-name="ce90" table:number-columns-repeated="2"/>
          <table:table-cell table:formula="of:=[.AP357]+[.AR357]" ns41:value-type="float" table:style-name="ce34" office:value-type="float" office:value="2">
            <text:p>2</text:p>
          </table:table-cell>
          <table:table-cell table:formula="of:=[.AQ357]+[.AS357]" ns41:value-type="float" table:style-name="ce52" office:value-type="float" office:value="1">
            <text:p>1</text:p>
          </table:table-cell>
          <table:table-cell table:formula="of:=[.A357]" ns41:value-type="float" table:style-name="ce91" office:value-type="float" office:value="7">
            <text:p>7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4" office:value-type="float">
            <text:p>864</text:p>
          </table:table-cell>
          <table:table-cell ns41:value-type="float" table:style-name="ce78" office:value="865" office:value-type="float">
            <text:p>865</text:p>
          </table:table-cell>
          <table:table-cell table:style-name="ce78"/>
          <table:table-cell ns41:value-type="float" table:style-name="ce85" office:value="240195" office:value-type="float">
            <text:p>240195</text:p>
          </table:table-cell>
          <table:table-cell table:number-columns-repeated="970"/>
        </table:table-row>
        <table:table-row table:style-name="ro3">
          <table:table-cell ns41:value-type="float" table:style-name="ce8" office:value="8" office:value-type="float">
            <text:p>8</text:p>
          </table:table-cell>
          <table:table-cell ns41:value-type="string" table:style-name="ce20" office:value-type="string">
            <text:p>Rijtuigverhuurders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 table:number-columns-repeated="4"/>
          <table:table-cell ns41:value-type="float" office:value="1" table:style-name="ce90" table:number-columns-repeated="2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ns41:value-type="float" table:style-name="ce90" office:value="2" office:value-type="float">
            <text:p>2</text:p>
          </table:table-cell>
          <table:table-cell table:style-name="ce90" table:number-columns-repeated="5"/>
          <table:table-cell ns41:value-type="float" office:value="1" table:style-name="ce90" table:number-columns-repeated="3" office:value-type="float">
            <text:p>1</text:p>
          </table:table-cell>
          <table:table-cell table:style-name="ce90"/>
          <table:table-cell ns41:value-type="float" office:value="1" table:style-name="ce90" table:number-columns-repeated="2" office:value-type="float">
            <text:p>1</text:p>
          </table:table-cell>
          <table:table-cell table:style-name="ce90" table:number-columns-repeated="2"/>
          <table:table-cell ns41:value-type="float" table:style-name="ce90" office:value="1" office:value-type="float">
            <text:p>1</text:p>
          </table:table-cell>
          <table:table-cell table:style-name="ce90" table:number-columns-repeated="9"/>
          <table:table-cell table:formula="of:=[.J358]+[.L358]+[.N358]+[.P358]+[.R358]+[.T358]+[.V358]+[.X358]+[.Z358]+[.AB358]+[.AD358]+[.AF358]+[.AH358]+[.AJ358]+[.AL358]+[.AN358]" ns41:value-type="float" table:style-name="ce34" office:value-type="float" office:value="7">
            <text:p>7</text:p>
          </table:table-cell>
          <table:table-cell table:formula="of:=[.E358]+[.F358]+[.G358]+[.H358]+[.I358]+[.K358]+[.M358]+[.O358]+[.Q358]+[.S358]+[.U358]+[.W358]+[.Y358]+[.AA358]+[.AC358]+[.AE358]+[.AG358]+[.AI358]+[.AK358]+[.AM358]+[.AO358]" ns41:value-type="float" table:style-name="ce34" office:value-type="float" office:value="5">
            <text:p>5</text:p>
          </table:table-cell>
          <table:table-cell table:style-name="ce90" table:number-columns-repeated="2"/>
          <table:table-cell table:formula="of:=[.AP358]+[.AR358]" ns41:value-type="float" table:style-name="ce34" office:value-type="float" office:value="7">
            <text:p>7</text:p>
          </table:table-cell>
          <table:table-cell table:formula="of:=[.AQ358]+[.AS358]" ns41:value-type="float" table:style-name="ce52" office:value-type="float" office:value="5">
            <text:p>5</text:p>
          </table:table-cell>
          <table:table-cell table:formula="of:=[.A358]" ns41:value-type="float" table:style-name="ce91" office:value-type="float" office:value="8">
            <text:p>8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4" office:value-type="float">
            <text:p>864</text:p>
          </table:table-cell>
          <table:table-cell ns41:value-type="float" table:style-name="ce78" office:value="865" office:value-type="float">
            <text:p>865</text:p>
          </table:table-cell>
          <table:table-cell table:style-name="ce78"/>
          <table:table-cell ns41:value-type="float" table:style-name="ce85" office:value="240195" office:value-type="float">
            <text:p>240195</text:p>
          </table:table-cell>
          <table:table-cell table:number-columns-repeated="970"/>
        </table:table-row>
        <table:table-row table:style-name="ro3">
          <table:table-cell ns41:value-type="float" table:style-name="ce8" office:value="9" office:value-type="float">
            <text:p>9</text:p>
          </table:table-cell>
          <table:table-cell ns41:value-type="string" table:style-name="ce20" office:value-type="string">
            <text:p>Automobielverhuurders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7"/>
          <table:table-cell ns41:value-type="float" table:style-name="ce90" office:value="1" office:value-type="float">
            <text:p>1</text:p>
          </table:table-cell>
          <table:table-cell table:style-name="ce90" table:number-columns-repeated="28"/>
          <table:table-cell table:formula="of:=[.J359]+[.L359]+[.N359]+[.P359]+[.R359]+[.T359]+[.V359]+[.X359]+[.Z359]+[.AB359]+[.AD359]+[.AF359]+[.AH359]+[.AJ359]+[.AL359]+[.AN359]" ns41:value-type="float" table:style-name="ce34" office:value-type="float" office:value="0">
            <text:p>0</text:p>
          </table:table-cell>
          <table:table-cell table:formula="of:=[.E359]+[.F359]+[.G359]+[.H359]+[.I359]+[.K359]+[.M359]+[.O359]+[.Q359]+[.S359]+[.U359]+[.W359]+[.Y359]+[.AA359]+[.AC359]+[.AE359]+[.AG359]+[.AI359]+[.AK359]+[.AM359]+[.AO359]" ns41:value-type="float" table:style-name="ce34" office:value-type="float" office:value="1">
            <text:p>1</text:p>
          </table:table-cell>
          <table:table-cell table:style-name="ce90" table:number-columns-repeated="2"/>
          <table:table-cell table:formula="of:=[.AP359]+[.AR359]" ns41:value-type="float" table:style-name="ce34" office:value-type="float" office:value="0">
            <text:p>0</text:p>
          </table:table-cell>
          <table:table-cell table:formula="of:=[.AQ359]+[.AS359]" ns41:value-type="float" table:style-name="ce52" office:value-type="float" office:value="1">
            <text:p>1</text:p>
          </table:table-cell>
          <table:table-cell table:formula="of:=[.A359]" ns41:value-type="float" table:style-name="ce91" office:value-type="float" office:value="9">
            <text:p>9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4" office:value-type="float">
            <text:p>864</text:p>
          </table:table-cell>
          <table:table-cell ns41:value-type="float" table:style-name="ce78" office:value="865" office:value-type="float">
            <text:p>865</text:p>
          </table:table-cell>
          <table:table-cell table:style-name="ce78"/>
          <table:table-cell ns41:value-type="float" table:style-name="ce85" office:value="240195" office:value-type="float">
            <text:p>240195</text:p>
          </table:table-cell>
          <table:table-cell table:number-columns-repeated="970"/>
        </table:table-row>
        <table:table-row table:style-name="ro3">
          <table:table-cell ns41:value-type="float" table:style-name="ce8" office:value="10" office:value-type="float">
            <text:p>10</text:p>
          </table:table-cell>
          <table:table-cell ns41:value-type="string" table:style-name="ce20" office:value-type="string">
            <text:p>Voerlieden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9"/>
          <table:table-cell ns41:value-type="float" table:style-name="ce90" office:value="1" office:value-type="float">
            <text:p>1</text:p>
          </table:table-cell>
          <table:table-cell table:style-name="ce90" table:number-columns-repeated="2"/>
          <table:table-cell ns41:value-type="float" table:style-name="ce90" office:value="1" office:value-type="float">
            <text:p>1</text:p>
          </table:table-cell>
          <table:table-cell table:style-name="ce90" table:number-columns-repeated="2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 table:number-columns-repeated="4"/>
          <table:table-cell ns41:value-type="float" table:style-name="ce90" office:value="2" office:value-type="float">
            <text:p>2</text:p>
          </table:table-cell>
          <table:table-cell table:style-name="ce90" table:number-columns-repeated="5"/>
          <table:table-cell ns41:value-type="float" table:style-name="ce90" office:value="1" office:value-type="float">
            <text:p>1</text:p>
          </table:table-cell>
          <table:table-cell table:style-name="ce90" table:number-columns-repeated="7"/>
          <table:table-cell table:formula="of:=[.J360]+[.L360]+[.N360]+[.P360]+[.R360]+[.T360]+[.V360]+[.X360]+[.Z360]+[.AB360]+[.AD360]+[.AF360]+[.AH360]+[.AJ360]+[.AL360]+[.AN360]" ns41:value-type="float" table:style-name="ce34" office:value-type="float" office:value="4">
            <text:p>4</text:p>
          </table:table-cell>
          <table:table-cell table:formula="of:=[.E360]+[.F360]+[.G360]+[.H360]+[.I360]+[.K360]+[.M360]+[.O360]+[.Q360]+[.S360]+[.U360]+[.W360]+[.Y360]+[.AA360]+[.AC360]+[.AE360]+[.AG360]+[.AI360]+[.AK360]+[.AM360]+[.AO360]" ns41:value-type="float" table:style-name="ce34" office:value-type="float" office:value="4">
            <text:p>4</text:p>
          </table:table-cell>
          <table:table-cell table:style-name="ce90" table:number-columns-repeated="2"/>
          <table:table-cell table:formula="of:=[.AP360]+[.AR360]" ns41:value-type="float" table:style-name="ce34" office:value-type="float" office:value="4">
            <text:p>4</text:p>
          </table:table-cell>
          <table:table-cell table:formula="of:=[.AQ360]+[.AS360]" ns41:value-type="float" table:style-name="ce52" office:value-type="float" office:value="4">
            <text:p>4</text:p>
          </table:table-cell>
          <table:table-cell table:formula="of:=[.A360]" ns41:value-type="float" table:style-name="ce91" office:value-type="float" office:value="10">
            <text:p>10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4" office:value-type="float">
            <text:p>864</text:p>
          </table:table-cell>
          <table:table-cell ns41:value-type="float" table:style-name="ce78" office:value="865" office:value-type="float">
            <text:p>865</text:p>
          </table:table-cell>
          <table:table-cell table:style-name="ce78"/>
          <table:table-cell ns41:value-type="float" table:style-name="ce85" office:value="240195" office:value-type="float">
            <text:p>240195</text:p>
          </table:table-cell>
          <table:table-cell table:number-columns-repeated="970"/>
        </table:table-row>
        <table:table-row table:style-name="ro5">
          <table:table-cell ns41:value-type="float" table:style-name="ce8" office:value="11" office:value-type="float">
            <text:p>11</text:p>
          </table:table-cell>
          <table:table-cell ns41:value-type="string" table:style-name="ce20" office:value-type="string">
            <text:p>Personeel voor lading en lossing (zeevaart)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/>
          <table:table-cell ns41:value-type="float" table:style-name="ce90" office:value="1" office:value-type="float">
            <text:p>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26" office:value-type="float">
            <text:p>26</text:p>
          </table:table-cell>
          <table:table-cell table:style-name="ce90"/>
          <table:table-cell ns41:value-type="float" table:style-name="ce90" office:value="58" office:value-type="float">
            <text:p>58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33" office:value-type="float">
            <text:p>33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0" office:value="71" office:value-type="float">
            <text:p>71</text:p>
          </table:table-cell>
          <table:table-cell ns41:value-type="float" table:style-name="ce90" office:value="47" office:value-type="float">
            <text:p>47</text:p>
          </table:table-cell>
          <table:table-cell ns41:value-type="float" table:style-name="ce90" office:value="66" office:value-type="float">
            <text:p>66</text:p>
          </table:table-cell>
          <table:table-cell ns41:value-type="float" table:style-name="ce90" office:value="161" office:value-type="float">
            <text:p>161</text:p>
          </table:table-cell>
          <table:table-cell ns41:value-type="float" table:style-name="ce90" office:value="104" office:value-type="float">
            <text:p>104</text:p>
          </table:table-cell>
          <table:table-cell ns41:value-type="float" table:style-name="ce90" office:value="153" office:value-type="float">
            <text:p>153</text:p>
          </table:table-cell>
          <table:table-cell ns41:value-type="float" table:style-name="ce90" office:value="29" office:value-type="float">
            <text:p>29</text:p>
          </table:table-cell>
          <table:table-cell ns41:value-type="float" table:style-name="ce90" office:value="31" office:value-type="float">
            <text:p>31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0" office:value="152" office:value-type="float">
            <text:p>152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90" office:value="120" office:value-type="float">
            <text:p>120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0" office:value="172" office:value-type="float">
            <text:p>172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0" office:value="85" office:value-type="float">
            <text:p>85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0" office:value="149" office:value-type="float">
            <text:p>149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0" office:value="57" office:value-type="float">
            <text:p>57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39" office:value-type="float">
            <text:p>39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0" office:value="12" office:value-type="float">
            <text:p>12</text:p>
          </table:table-cell>
          <table:table-cell table:style-name="ce90"/>
          <table:table-cell table:formula="of:=[.J361]+[.L361]+[.N361]+[.P361]+[.R361]+[.T361]+[.V361]+[.X361]+[.Z361]+[.AB361]+[.AD361]+[.AF361]+[.AH361]+[.AJ361]+[.AL361]+[.AN361]" ns41:value-type="float" table:style-name="ce34" office:value-type="float" office:value="1211">
            <text:p>1211</text:p>
          </table:table-cell>
          <table:table-cell table:formula="of:=[.E361]+[.F361]+[.G361]+[.H361]+[.I361]+[.K361]+[.M361]+[.O361]+[.Q361]+[.S361]+[.U361]+[.W361]+[.Y361]+[.AA361]+[.AC361]+[.AE361]+[.AG361]+[.AI361]+[.AK361]+[.AM361]+[.AO361]" ns41:value-type="float" table:style-name="ce34" office:value-type="float" office:value="495">
            <text:p>495</text:p>
          </table:table-cell>
          <table:table-cell ns41:value-type="float" table:style-name="ce90" office:value="1" office:value-type="float">
            <text:p>1</text:p>
          </table:table-cell>
          <table:table-cell table:style-name="ce90"/>
          <table:table-cell table:formula="of:=[.AP361]+[.AR361]" ns41:value-type="float" table:style-name="ce34" office:value-type="float" office:value="1212">
            <text:p>1212</text:p>
          </table:table-cell>
          <table:table-cell table:formula="of:=[.AQ361]+[.AS361]" ns41:value-type="float" table:style-name="ce52" office:value-type="float" office:value="495">
            <text:p>495</text:p>
          </table:table-cell>
          <table:table-cell table:formula="of:=[.A361]" ns41:value-type="float" table:style-name="ce91" office:value-type="float" office:value="11">
            <text:p>11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4" office:value-type="float">
            <text:p>864</text:p>
          </table:table-cell>
          <table:table-cell ns41:value-type="float" table:style-name="ce78" office:value="865" office:value-type="float">
            <text:p>865</text:p>
          </table:table-cell>
          <table:table-cell table:style-name="ce78"/>
          <table:table-cell ns41:value-type="float" table:style-name="ce85" office:value="240195" office:value-type="float">
            <text:p>240195</text:p>
          </table:table-cell>
          <table:table-cell table:number-columns-repeated="970"/>
        </table:table-row>
        <table:table-row table:style-name="ro3">
          <table:table-cell ns41:value-type="float" table:style-name="ce8" office:value="12" office:value-type="float">
            <text:p>12</text:p>
          </table:table-cell>
          <table:table-cell ns41:value-type="string" table:style-name="ce20" office:value-type="string">
            <text:p>Scheepsvolk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7" office:value-type="float">
            <text:p>7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0" office:value="10" office:value-type="float">
            <text:p>10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29" office:value-type="float">
            <text:p>29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7" office:value-type="float">
            <text:p>7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6" office:value-type="float">
            <text:p>6</text:p>
          </table:table-cell>
          <table:table-cell table:style-name="ce90"/>
          <table:table-cell ns41:value-type="float" table:style-name="ce90" office:value="4" office:value-type="float">
            <text:p>4</text:p>
          </table:table-cell>
          <table:table-cell table:style-name="ce90"/>
          <table:table-cell table:formula="of:=[.J362]+[.L362]+[.N362]+[.P362]+[.R362]+[.T362]+[.V362]+[.X362]+[.Z362]+[.AB362]+[.AD362]+[.AF362]+[.AH362]+[.AJ362]+[.AL362]+[.AN362]" ns41:value-type="float" table:style-name="ce34" office:value-type="float" office:value="166">
            <text:p>166</text:p>
          </table:table-cell>
          <table:table-cell table:formula="of:=[.E362]+[.F362]+[.G362]+[.H362]+[.I362]+[.K362]+[.M362]+[.O362]+[.Q362]+[.S362]+[.U362]+[.W362]+[.Y362]+[.AA362]+[.AC362]+[.AE362]+[.AG362]+[.AI362]+[.AK362]+[.AM362]+[.AO362]" ns41:value-type="float" table:style-name="ce34" office:value-type="float" office:value="65">
            <text:p>65</text:p>
          </table:table-cell>
          <table:table-cell table:style-name="ce90" table:number-columns-repeated="2"/>
          <table:table-cell table:formula="of:=[.AP362]+[.AR362]" ns41:value-type="float" table:style-name="ce34" office:value-type="float" office:value="166">
            <text:p>166</text:p>
          </table:table-cell>
          <table:table-cell table:formula="of:=[.AQ362]+[.AS362]" ns41:value-type="float" table:style-name="ce52" office:value-type="float" office:value="65">
            <text:p>65</text:p>
          </table:table-cell>
          <table:table-cell table:formula="of:=[.A362]" ns41:value-type="float" table:style-name="ce91" office:value-type="float" office:value="12">
            <text:p>12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4" office:value-type="float">
            <text:p>864</text:p>
          </table:table-cell>
          <table:table-cell ns41:value-type="float" table:style-name="ce78" office:value="865" office:value-type="float">
            <text:p>865</text:p>
          </table:table-cell>
          <table:table-cell table:style-name="ce78"/>
          <table:table-cell ns41:value-type="float" table:style-name="ce85" office:value="240195" office:value-type="float">
            <text:p>240195</text:p>
          </table:table-cell>
          <table:table-cell table:number-columns-repeated="970"/>
        </table:table-row>
        <table:table-row table:style-name="ro3">
          <table:table-cell ns41:value-type="float" table:style-name="ce8" office:value="13" office:value-type="float">
            <text:p>13</text:p>
          </table:table-cell>
          <table:table-cell ns41:value-type="string" table:style-name="ce20" office:value-type="string">
            <text:p>Brug- en sluispersoneel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12"/>
          <table:table-cell ns41:value-type="float" table:style-name="ce90" office:value="1" office:value-type="float">
            <text:p>1</text:p>
          </table:table-cell>
          <table:table-cell table:style-name="ce90" table:number-columns-repeated="11"/>
          <table:table-cell ns41:value-type="float" table:style-name="ce90" office:value="1" office:value-type="float">
            <text:p>1</text:p>
          </table:table-cell>
          <table:table-cell table:style-name="ce90" table:number-columns-repeated="11"/>
          <table:table-cell table:formula="of:=[.J363]+[.L363]+[.N363]+[.P363]+[.R363]+[.T363]+[.V363]+[.X363]+[.Z363]+[.AB363]+[.AD363]+[.AF363]+[.AH363]+[.AJ363]+[.AL363]+[.AN363]" ns41:value-type="float" table:style-name="ce34" office:value-type="float" office:value="2">
            <text:p>2</text:p>
          </table:table-cell>
          <table:table-cell table:formula="of:=[.E363]+[.F363]+[.G363]+[.H363]+[.I363]+[.K363]+[.M363]+[.O363]+[.Q363]+[.S363]+[.U363]+[.W363]+[.Y363]+[.AA363]+[.AC363]+[.AE363]+[.AG363]+[.AI363]+[.AK363]+[.AM363]+[.AO363]" ns41:value-type="float" table:style-name="ce34" office:value-type="float" office:value="0">
            <text:p>0</text:p>
          </table:table-cell>
          <table:table-cell table:style-name="ce90" table:number-columns-repeated="2"/>
          <table:table-cell table:formula="of:=[.AP363]+[.AR363]" ns41:value-type="float" table:style-name="ce34" office:value-type="float" office:value="2">
            <text:p>2</text:p>
          </table:table-cell>
          <table:table-cell table:formula="of:=[.AQ363]+[.AS363]" ns41:value-type="float" table:style-name="ce52" office:value-type="float" office:value="0">
            <text:p>0</text:p>
          </table:table-cell>
          <table:table-cell table:formula="of:=[.A363]" ns41:value-type="float" table:style-name="ce91" office:value-type="float" office:value="13">
            <text:p>13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4" office:value-type="float">
            <text:p>864</text:p>
          </table:table-cell>
          <table:table-cell ns41:value-type="float" table:style-name="ce78" office:value="865" office:value-type="float">
            <text:p>865</text:p>
          </table:table-cell>
          <table:table-cell table:style-name="ce78"/>
          <table:table-cell ns41:value-type="float" table:style-name="ce85" office:value="240195" office:value-type="float">
            <text:p>240195</text:p>
          </table:table-cell>
          <table:table-cell table:number-columns-repeated="970"/>
        </table:table-row>
        <table:table-row table:style-name="ro5">
          <table:table-cell ns41:value-type="float" table:style-name="ce8" office:value="14" office:value-type="float">
            <text:p>14</text:p>
          </table:table-cell>
          <table:table-cell ns41:value-type="string" table:style-name="ce20" office:value-type="string">
            <text:p>Personeel voor lading en lossing (binnenscheepvaart)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/>
          <table:table-cell ns41:value-type="float" table:style-name="ce90" office:value="2" office:value-type="float">
            <text:p>2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31" office:value-type="float">
            <text:p>31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0" office:value="28" office:value-type="float">
            <text:p>28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0" office:value="31" office:value-type="float">
            <text:p>31</text:p>
          </table:table-cell>
          <table:table-cell ns41:value-type="float" table:style-name="ce90" office:value="81" office:value-type="float">
            <text:p>81</text:p>
          </table:table-cell>
          <table:table-cell ns41:value-type="float" table:style-name="ce90" office:value="56" office:value-type="float">
            <text:p>56</text:p>
          </table:table-cell>
          <table:table-cell ns41:value-type="float" table:style-name="ce90" office:value="62" office:value-type="float">
            <text:p>62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75" office:value-type="float">
            <text:p>75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0" office:value="60" office:value-type="float">
            <text:p>60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59" office:value-type="float">
            <text:p>59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0" office:value="41" office:value-type="float">
            <text:p>4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0" office:value="37" office:value-type="float">
            <text:p>37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3" office:value-type="float">
            <text:p>3</text:p>
          </table:table-cell>
          <table:table-cell table:style-name="ce90"/>
          <table:table-cell ns41:value-type="float" table:style-name="ce90" office:value="22" office:value-type="float">
            <text:p>22</text:p>
          </table:table-cell>
          <table:table-cell table:style-name="ce90"/>
          <table:table-cell ns41:value-type="float" table:style-name="ce90" office:value="7" office:value-type="float">
            <text:p>7</text:p>
          </table:table-cell>
          <table:table-cell ns41:value-type="float" table:style-name="ce90" office:value="1" office:value-type="float">
            <text:p>1</text:p>
          </table:table-cell>
          <table:table-cell table:formula="of:=[.J364]+[.L364]+[.N364]+[.P364]+[.R364]+[.T364]+[.V364]+[.X364]+[.Z364]+[.AB364]+[.AD364]+[.AF364]+[.AH364]+[.AJ364]+[.AL364]+[.AN364]" ns41:value-type="float" table:style-name="ce34" office:value-type="float" office:value="511">
            <text:p>511</text:p>
          </table:table-cell>
          <table:table-cell table:formula="of:=[.E364]+[.F364]+[.G364]+[.H364]+[.I364]+[.K364]+[.M364]+[.O364]+[.Q364]+[.S364]+[.U364]+[.W364]+[.Y364]+[.AA364]+[.AC364]+[.AE364]+[.AG364]+[.AI364]+[.AK364]+[.AM364]+[.AO364]" ns41:value-type="float" table:style-name="ce34" office:value-type="float" office:value="214">
            <text:p>214</text:p>
          </table:table-cell>
          <table:table-cell table:style-name="ce90" table:number-columns-repeated="2"/>
          <table:table-cell table:formula="of:=[.AP364]+[.AR364]" ns41:value-type="float" table:style-name="ce34" office:value-type="float" office:value="511">
            <text:p>511</text:p>
          </table:table-cell>
          <table:table-cell table:formula="of:=[.AQ364]+[.AS364]" ns41:value-type="float" table:style-name="ce52" office:value-type="float" office:value="214">
            <text:p>214</text:p>
          </table:table-cell>
          <table:table-cell table:formula="of:=[.A364]" ns41:value-type="float" table:style-name="ce91" office:value-type="float" office:value="14">
            <text:p>14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4" office:value-type="float">
            <text:p>864</text:p>
          </table:table-cell>
          <table:table-cell ns41:value-type="float" table:style-name="ce78" office:value="865" office:value-type="float">
            <text:p>865</text:p>
          </table:table-cell>
          <table:table-cell table:style-name="ce78"/>
          <table:table-cell ns41:value-type="float" table:style-name="ce85" office:value="240195" office:value-type="float">
            <text:p>240195</text:p>
          </table:table-cell>
          <table:table-cell table:number-columns-repeated="970"/>
        </table:table-row>
        <table:table-row table:style-name="ro3">
          <table:table-cell ns41:value-type="float" table:style-name="ce8" office:value="15" office:value-type="float">
            <text:p>15</text:p>
          </table:table-cell>
          <table:table-cell ns41:value-type="string" table:style-name="ce20" office:value-type="string">
            <text:p>Posterijen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5"/>
          <table:table-cell ns41:value-type="float" table:style-name="ce90" office:value="1" office:value-type="float">
            <text:p>1</text:p>
          </table:table-cell>
          <table:table-cell table:style-name="ce90" table:number-columns-repeated="6"/>
          <table:table-cell ns41:value-type="float" table:style-name="ce90" office:value="1" office:value-type="float">
            <text:p>1</text:p>
          </table:table-cell>
          <table:table-cell table:style-name="ce90" table:number-columns-repeated="2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18"/>
          <table:table-cell table:formula="of:=[.J365]+[.L365]+[.N365]+[.P365]+[.R365]+[.T365]+[.V365]+[.X365]+[.Z365]+[.AB365]+[.AD365]+[.AF365]+[.AH365]+[.AJ365]+[.AL365]+[.AN365]" ns41:value-type="float" table:style-name="ce34" office:value-type="float" office:value="1">
            <text:p>1</text:p>
          </table:table-cell>
          <table:table-cell table:formula="of:=[.E365]+[.F365]+[.G365]+[.H365]+[.I365]+[.K365]+[.M365]+[.O365]+[.Q365]+[.S365]+[.U365]+[.W365]+[.Y365]+[.AA365]+[.AC365]+[.AE365]+[.AG365]+[.AI365]+[.AK365]+[.AM365]+[.AO365]" ns41:value-type="float" table:style-name="ce34" office:value-type="float" office:value="3">
            <text:p>3</text:p>
          </table:table-cell>
          <table:table-cell table:style-name="ce90" table:number-columns-repeated="2"/>
          <table:table-cell table:formula="of:=[.AP365]+[.AR365]" ns41:value-type="float" table:style-name="ce34" office:value-type="float" office:value="1">
            <text:p>1</text:p>
          </table:table-cell>
          <table:table-cell table:formula="of:=[.AQ365]+[.AS365]" ns41:value-type="float" table:style-name="ce52" office:value-type="float" office:value="3">
            <text:p>3</text:p>
          </table:table-cell>
          <table:table-cell table:formula="of:=[.A365]" ns41:value-type="float" table:style-name="ce91" office:value-type="float" office:value="15">
            <text:p>15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4" office:value-type="float">
            <text:p>864</text:p>
          </table:table-cell>
          <table:table-cell ns41:value-type="float" table:style-name="ce78" office:value="865" office:value-type="float">
            <text:p>865</text:p>
          </table:table-cell>
          <table:table-cell table:style-name="ce78"/>
          <table:table-cell ns41:value-type="float" table:style-name="ce85" office:value="240195" office:value-type="float">
            <text:p>240195</text:p>
          </table:table-cell>
          <table:table-cell table:number-columns-repeated="970"/>
        </table:table-row>
        <table:table-row table:style-name="ro3">
          <table:table-cell ns41:value-type="float" table:style-name="ce8" office:value="16" office:value-type="float">
            <text:p>16</text:p>
          </table:table-cell>
          <table:table-cell ns41:value-type="string" table:style-name="ce20" office:value-type="string">
            <text:p>Telegraphie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5"/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 table:number-columns-repeated="2"/>
          <table:table-cell ns41:value-type="float" office:value="1" table:style-name="ce90" table:number-columns-repeated="2" office:value-type="float">
            <text:p>1</text:p>
          </table:table-cell>
          <table:table-cell table:style-name="ce90" table:number-columns-repeated="12"/>
          <table:table-cell ns41:value-type="float" table:style-name="ce90" office:value="2" office:value-type="float">
            <text:p>2</text:p>
          </table:table-cell>
          <table:table-cell table:style-name="ce90" table:number-columns-repeated="9"/>
          <table:table-cell table:formula="of:=[.J366]+[.L366]+[.N366]+[.P366]+[.R366]+[.T366]+[.V366]+[.X366]+[.Z366]+[.AB366]+[.AD366]+[.AF366]+[.AH366]+[.AJ366]+[.AL366]+[.AN366]" ns41:value-type="float" table:style-name="ce34" office:value-type="float" office:value="3">
            <text:p>3</text:p>
          </table:table-cell>
          <table:table-cell table:formula="of:=[.E366]+[.F366]+[.G366]+[.H366]+[.I366]+[.K366]+[.M366]+[.O366]+[.Q366]+[.S366]+[.U366]+[.W366]+[.Y366]+[.AA366]+[.AC366]+[.AE366]+[.AG366]+[.AI366]+[.AK366]+[.AM366]+[.AO366]" ns41:value-type="float" table:style-name="ce34" office:value-type="float" office:value="3">
            <text:p>3</text:p>
          </table:table-cell>
          <table:table-cell table:style-name="ce90" table:number-columns-repeated="2"/>
          <table:table-cell table:formula="of:=[.AP366]+[.AR366]" ns41:value-type="float" table:style-name="ce34" office:value-type="float" office:value="3">
            <text:p>3</text:p>
          </table:table-cell>
          <table:table-cell table:formula="of:=[.AQ366]+[.AS366]" ns41:value-type="float" table:style-name="ce52" office:value-type="float" office:value="3">
            <text:p>3</text:p>
          </table:table-cell>
          <table:table-cell table:formula="of:=[.A366]" ns41:value-type="float" table:style-name="ce91" office:value-type="float" office:value="16">
            <text:p>16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4" office:value-type="float">
            <text:p>864</text:p>
          </table:table-cell>
          <table:table-cell ns41:value-type="float" table:style-name="ce78" office:value="865" office:value-type="float">
            <text:p>865</text:p>
          </table:table-cell>
          <table:table-cell table:style-name="ce78"/>
          <table:table-cell ns41:value-type="float" table:style-name="ce85" office:value="240195" office:value-type="float">
            <text:p>240195</text:p>
          </table:table-cell>
          <table:table-cell table:number-columns-repeated="970"/>
        </table:table-row>
        <table:table-row table:style-name="ro3">
          <table:table-cell ns41:value-type="float" table:style-name="ce8" office:value="17" office:value-type="float">
            <text:p>17</text:p>
          </table:table-cell>
          <table:table-cell ns41:value-type="string" table:style-name="ce20" office:value-type="string">
            <text:p>Telephoon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 table:number-columns-repeated="16"/>
          <table:table-cell ns41:value-type="float" table:style-name="ce90" office:value="1" office:value-type="float">
            <text:p>1</text:p>
          </table:table-cell>
          <table:table-cell table:style-name="ce90" table:number-columns-repeated="15"/>
          <table:table-cell table:formula="of:=[.J367]+[.L367]+[.N367]+[.P367]+[.R367]+[.T367]+[.V367]+[.X367]+[.Z367]+[.AB367]+[.AD367]+[.AF367]+[.AH367]+[.AJ367]+[.AL367]+[.AN367]" ns41:value-type="float" table:style-name="ce34" office:value-type="float" office:value="1">
            <text:p>1</text:p>
          </table:table-cell>
          <table:table-cell table:formula="of:=[.E367]+[.F367]+[.G367]+[.H367]+[.I367]+[.K367]+[.M367]+[.O367]+[.Q367]+[.S367]+[.U367]+[.W367]+[.Y367]+[.AA367]+[.AC367]+[.AE367]+[.AG367]+[.AI367]+[.AK367]+[.AM367]+[.AO367]" ns41:value-type="float" table:style-name="ce34" office:value-type="float" office:value="1">
            <text:p>1</text:p>
          </table:table-cell>
          <table:table-cell table:style-name="ce90" table:number-columns-repeated="2"/>
          <table:table-cell table:formula="of:=[.AP367]+[.AR367]" ns41:value-type="float" table:style-name="ce34" office:value-type="float" office:value="1">
            <text:p>1</text:p>
          </table:table-cell>
          <table:table-cell table:formula="of:=[.AQ367]+[.AS367]" ns41:value-type="float" table:style-name="ce52" office:value-type="float" office:value="1">
            <text:p>1</text:p>
          </table:table-cell>
          <table:table-cell table:formula="of:=[.A367]" ns41:value-type="float" table:style-name="ce91" office:value-type="float" office:value="17">
            <text:p>17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4" office:value-type="float">
            <text:p>864</text:p>
          </table:table-cell>
          <table:table-cell ns41:value-type="float" table:style-name="ce78" office:value="865" office:value-type="float">
            <text:p>865</text:p>
          </table:table-cell>
          <table:table-cell table:style-name="ce78"/>
          <table:table-cell ns41:value-type="float" table:style-name="ce85" office:value="240195" office:value-type="float">
            <text:p>240195</text:p>
          </table:table-cell>
          <table:table-cell table:number-columns-repeated="970"/>
        </table:table-row>
        <table:table-row table:style-name="ro5">
          <table:table-cell ns41:value-type="float" table:style-name="ce8" office:value="18" office:value-type="float">
            <text:p>18</text:p>
          </table:table-cell>
          <table:table-cell ns41:value-type="string" table:style-name="ce20" office:value-type="string">
            <text:p>Aannemers van verhuizingen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12"/>
          <table:table-cell ns41:value-type="float" table:style-name="ce90" office:value="1" office:value-type="float">
            <text:p>1</text:p>
          </table:table-cell>
          <table:table-cell table:style-name="ce90" table:number-columns-repeated="7"/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9"/>
          <table:table-cell table:formula="of:=[.J368]+[.L368]+[.N368]+[.P368]+[.R368]+[.T368]+[.V368]+[.X368]+[.Z368]+[.AB368]+[.AD368]+[.AF368]+[.AH368]+[.AJ368]+[.AL368]+[.AN368]" ns41:value-type="float" table:style-name="ce34" office:value-type="float" office:value="5">
            <text:p>5</text:p>
          </table:table-cell>
          <table:table-cell table:formula="of:=[.E368]+[.F368]+[.G368]+[.H368]+[.I368]+[.K368]+[.M368]+[.O368]+[.Q368]+[.S368]+[.U368]+[.W368]+[.Y368]+[.AA368]+[.AC368]+[.AE368]+[.AG368]+[.AI368]+[.AK368]+[.AM368]+[.AO368]" ns41:value-type="float" table:style-name="ce34" office:value-type="float" office:value="0">
            <text:p>0</text:p>
          </table:table-cell>
          <table:table-cell table:style-name="ce90" table:number-columns-repeated="2"/>
          <table:table-cell table:formula="of:=[.AP368]+[.AR368]" ns41:value-type="float" table:style-name="ce34" office:value-type="float" office:value="5">
            <text:p>5</text:p>
          </table:table-cell>
          <table:table-cell table:formula="of:=[.AQ368]+[.AS368]" ns41:value-type="float" table:style-name="ce52" office:value-type="float" office:value="0">
            <text:p>0</text:p>
          </table:table-cell>
          <table:table-cell table:formula="of:=[.A368]" ns41:value-type="float" table:style-name="ce91" office:value-type="float" office:value="18">
            <text:p>18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4" office:value-type="float">
            <text:p>864</text:p>
          </table:table-cell>
          <table:table-cell ns41:value-type="float" table:style-name="ce78" office:value="865" office:value-type="float">
            <text:p>865</text:p>
          </table:table-cell>
          <table:table-cell table:style-name="ce78"/>
          <table:table-cell ns41:value-type="float" table:style-name="ce85" office:value="240195" office:value-type="float">
            <text:p>240195</text:p>
          </table:table-cell>
          <table:table-cell table:number-columns-repeated="970"/>
        </table:table-row>
        <table:table-row table:style-name="ro3">
          <table:table-cell ns41:value-type="float" table:style-name="ce8" office:value="19" office:value-type="float">
            <text:p>19</text:p>
          </table:table-cell>
          <table:table-cell ns41:value-type="string" table:style-name="ce20" office:value-type="string">
            <text:p>Bestelhuishouders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3"/>
          <table:table-cell ns41:value-type="float" table:style-name="ce90" office:value="3" office:value-type="float">
            <text:p>3</text:p>
          </table:table-cell>
          <table:table-cell table:style-name="ce90"/>
          <table:table-cell ns41:value-type="float" table:style-name="ce90" office:value="5" office:value-type="float">
            <text:p>5</text:p>
          </table:table-cell>
          <table:table-cell table:style-name="ce90" table:number-columns-repeated="2"/>
          <table:table-cell ns41:value-type="float" table:style-name="ce90" office:value="2" office:value-type="float">
            <text:p>2</text:p>
          </table:table-cell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0" office:value="7" office:value-type="float">
            <text:p>7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8" office:value-type="float">
            <text:p>8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5" office:value-type="float">
            <text:p>5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4" office:value-type="float">
            <text:p>4</text:p>
          </table:table-cell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table:formula="of:=[.J369]+[.L369]+[.N369]+[.P369]+[.R369]+[.T369]+[.V369]+[.X369]+[.Z369]+[.AB369]+[.AD369]+[.AF369]+[.AH369]+[.AJ369]+[.AL369]+[.AN369]" ns41:value-type="float" table:style-name="ce34" office:value-type="float" office:value="39">
            <text:p>39</text:p>
          </table:table-cell>
          <table:table-cell table:formula="of:=[.E369]+[.F369]+[.G369]+[.H369]+[.I369]+[.K369]+[.M369]+[.O369]+[.Q369]+[.S369]+[.U369]+[.W369]+[.Y369]+[.AA369]+[.AC369]+[.AE369]+[.AG369]+[.AI369]+[.AK369]+[.AM369]+[.AO369]" ns41:value-type="float" table:style-name="ce34" office:value-type="float" office:value="16">
            <text:p>16</text:p>
          </table:table-cell>
          <table:table-cell table:style-name="ce90" table:number-columns-repeated="2"/>
          <table:table-cell table:formula="of:=[.AP369]+[.AR369]" ns41:value-type="float" table:style-name="ce34" office:value-type="float" office:value="39">
            <text:p>39</text:p>
          </table:table-cell>
          <table:table-cell table:formula="of:=[.AQ369]+[.AS369]" ns41:value-type="float" table:style-name="ce52" office:value-type="float" office:value="16">
            <text:p>16</text:p>
          </table:table-cell>
          <table:table-cell table:formula="of:=[.A369]" ns41:value-type="float" table:style-name="ce91" office:value-type="float" office:value="19">
            <text:p>19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4" office:value-type="float">
            <text:p>864</text:p>
          </table:table-cell>
          <table:table-cell ns41:value-type="float" table:style-name="ce78" office:value="865" office:value-type="float">
            <text:p>865</text:p>
          </table:table-cell>
          <table:table-cell table:style-name="ce78"/>
          <table:table-cell ns41:value-type="float" table:style-name="ce85" office:value="240195" office:value-type="float">
            <text:p>240195</text:p>
          </table:table-cell>
          <table:table-cell table:number-columns-repeated="970"/>
        </table:table-row>
        <table:table-row table:style-name="ro5">
          <table:table-cell ns41:value-type="float" table:style-name="ce8" office:value="20" office:value-type="float">
            <text:p>20</text:p>
          </table:table-cell>
          <table:table-cell ns41:value-type="string" table:style-name="ce20" office:value-type="string">
            <text:p>Hotel- en logementhouders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7"/>
          <table:table-cell ns41:value-type="float" table:style-name="ce90" office:value="1" office:value-type="float">
            <text:p>1</text:p>
          </table:table-cell>
          <table:table-cell table:style-name="ce90" table:number-columns-repeated="2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 table:number-columns-repeated="9"/>
          <table:table-cell ns41:value-type="float" table:style-name="ce90" office:value="2" office:value-type="float">
            <text:p>2</text:p>
          </table:table-cell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 table:number-columns-repeated="9"/>
          <table:table-cell table:formula="of:=[.J370]+[.L370]+[.N370]+[.P370]+[.R370]+[.T370]+[.V370]+[.X370]+[.Z370]+[.AB370]+[.AD370]+[.AF370]+[.AH370]+[.AJ370]+[.AL370]+[.AN370]" ns41:value-type="float" table:style-name="ce34" office:value-type="float" office:value="6">
            <text:p>6</text:p>
          </table:table-cell>
          <table:table-cell table:formula="of:=[.E370]+[.F370]+[.G370]+[.H370]+[.I370]+[.K370]+[.M370]+[.O370]+[.Q370]+[.S370]+[.U370]+[.W370]+[.Y370]+[.AA370]+[.AC370]+[.AE370]+[.AG370]+[.AI370]+[.AK370]+[.AM370]+[.AO370]" ns41:value-type="float" table:style-name="ce34" office:value-type="float" office:value="1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formula="of:=[.AP370]+[.AR370]" ns41:value-type="float" table:style-name="ce34" office:value-type="float" office:value="6">
            <text:p>6</text:p>
          </table:table-cell>
          <table:table-cell table:formula="of:=[.AQ370]+[.AS370]" ns41:value-type="float" table:style-name="ce52" office:value-type="float" office:value="2">
            <text:p>2</text:p>
          </table:table-cell>
          <table:table-cell table:formula="of:=[.A370]" ns41:value-type="float" table:style-name="ce91" office:value-type="float" office:value="20">
            <text:p>20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4" office:value-type="float">
            <text:p>864</text:p>
          </table:table-cell>
          <table:table-cell ns41:value-type="float" table:style-name="ce78" office:value="865" office:value-type="float">
            <text:p>865</text:p>
          </table:table-cell>
          <table:table-cell table:style-name="ce78"/>
          <table:table-cell ns41:value-type="float" table:style-name="ce85" office:value="240195" office:value-type="float">
            <text:p>240195</text:p>
          </table:table-cell>
          <table:table-cell table:number-columns-repeated="970"/>
        </table:table-row>
        <table:table-row table:style-name="ro3">
          <table:table-cell ns41:value-type="float" table:style-name="ce8" office:value="21" office:value-type="float">
            <text:p>21</text:p>
          </table:table-cell>
          <table:table-cell ns41:value-type="string" table:style-name="ce20" office:value-type="string">
            <text:p>Marktwezen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2"/>
          <table:table-cell ns41:value-type="float" table:style-name="ce90" office:value="1" office:value-type="float">
            <text:p>1</text:p>
          </table:table-cell>
          <table:table-cell ns41:value-type="float" table:style-name="ce90" office:value="5" office:value-type="float">
            <text:p>5</text:p>
          </table:table-cell>
          <table:table-cell table:style-name="ce90"/>
          <table:table-cell ns41:value-type="float" table:style-name="ce90" office:value="3" office:value-type="float">
            <text:p>3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9" office:value-type="float">
            <text:p>9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0" office:value="11" office:value-type="float">
            <text:p>11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7" office:value-type="float">
            <text:p>7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12" office:value-type="float">
            <text:p>12</text:p>
          </table:table-cell>
          <table:table-cell table:style-name="ce90"/>
          <table:table-cell ns41:value-type="float" table:style-name="ce90" office:value="7" office:value-type="float">
            <text:p>7</text:p>
          </table:table-cell>
          <table:table-cell table:style-name="ce90"/>
          <table:table-cell ns41:value-type="float" table:style-name="ce90" office:value="16" office:value-type="float">
            <text:p>16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9" office:value-type="float">
            <text:p>9</text:p>
          </table:table-cell>
          <table:table-cell table:style-name="ce90" table:number-columns-repeated="2"/>
          <table:table-cell ns41:value-type="float" table:style-name="ce90" office:value="1" office:value-type="float">
            <text:p>1</text:p>
          </table:table-cell>
          <table:table-cell ns41:value-type="float" table:style-name="ce90" office:value="3" office:value-type="float">
            <text:p>3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/>
          <table:table-cell table:formula="of:=[.J371]+[.L371]+[.N371]+[.P371]+[.R371]+[.T371]+[.V371]+[.X371]+[.Z371]+[.AB371]+[.AD371]+[.AF371]+[.AH371]+[.AJ371]+[.AL371]+[.AN371]" ns41:value-type="float" table:style-name="ce34" office:value-type="float" office:value="89">
            <text:p>89</text:p>
          </table:table-cell>
          <table:table-cell table:formula="of:=[.E371]+[.F371]+[.G371]+[.H371]+[.I371]+[.K371]+[.M371]+[.O371]+[.Q371]+[.S371]+[.U371]+[.W371]+[.Y371]+[.AA371]+[.AC371]+[.AE371]+[.AG371]+[.AI371]+[.AK371]+[.AM371]+[.AO371]" ns41:value-type="float" table:style-name="ce34" office:value-type="float" office:value="33">
            <text:p>33</text:p>
          </table:table-cell>
          <table:table-cell table:style-name="ce90" table:number-columns-repeated="2"/>
          <table:table-cell table:formula="of:=[.AP371]+[.AR371]" ns41:value-type="float" table:style-name="ce34" office:value-type="float" office:value="89">
            <text:p>89</text:p>
          </table:table-cell>
          <table:table-cell table:formula="of:=[.AQ371]+[.AS371]" ns41:value-type="float" table:style-name="ce52" office:value-type="float" office:value="33">
            <text:p>33</text:p>
          </table:table-cell>
          <table:table-cell table:formula="of:=[.A371]" ns41:value-type="float" table:style-name="ce91" office:value-type="float" office:value="21">
            <text:p>21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4" office:value-type="float">
            <text:p>864</text:p>
          </table:table-cell>
          <table:table-cell ns41:value-type="float" table:style-name="ce78" office:value="865" office:value-type="float">
            <text:p>865</text:p>
          </table:table-cell>
          <table:table-cell table:style-name="ce78"/>
          <table:table-cell ns41:value-type="float" table:style-name="ce85" office:value="240195" office:value-type="float">
            <text:p>240195</text:p>
          </table:table-cell>
          <table:table-cell table:number-columns-repeated="970"/>
        </table:table-row>
        <table:table-row table:style-name="ro3">
          <table:table-cell table:style-name="ce8"/>
          <table:table-cell ns41:value-type="string" table:style-name="ce20" office:value-type="string">
            <text:p>XXI Totaal</text:p>
          </table:table-cell>
          <table:table-cell table:style-name="ce30"/>
          <table:table-cell table:style-name="ce11"/>
          <table:table-cell table:formula="of:=SUM([.E350:.E371])" ns41:value-type="float" table:style-name="ce40" office:value-type="float" office:value="0">
            <text:p>0</text:p>
          </table:table-cell>
          <table:table-cell table:formula="of:=SUM([.F350:.F371])" ns41:value-type="float" table:style-name="ce90" office:value-type="float" office:value="0">
            <text:p>0</text:p>
          </table:table-cell>
          <table:table-cell table:formula="of:=SUM([.G350:.G371])" ns41:value-type="float" table:style-name="ce90" office:value-type="float" office:value="5">
            <text:p>5</text:p>
          </table:table-cell>
          <table:table-cell table:formula="of:=SUM([.H350:.H371])" ns41:value-type="float" table:style-name="ce90" office:value-type="float" office:value="5">
            <text:p>5</text:p>
          </table:table-cell>
          <table:table-cell table:formula="of:=SUM([.I350:.I371])" ns41:value-type="float" table:style-name="ce90" office:value-type="float" office:value="48">
            <text:p>48</text:p>
          </table:table-cell>
          <table:table-cell table:formula="of:=SUM([.J350:.J371])" ns41:value-type="float" table:style-name="ce90" office:value-type="float" office:value="1">
            <text:p>1</text:p>
          </table:table-cell>
          <table:table-cell table:formula="of:=SUM([.K350:.K371])" ns41:value-type="float" table:style-name="ce90" office:value-type="float" office:value="129">
            <text:p>129</text:p>
          </table:table-cell>
          <table:table-cell table:formula="of:=SUM([.L350:.L371])" ns41:value-type="float" table:style-name="ce90" office:value-type="float" office:value="3">
            <text:p>3</text:p>
          </table:table-cell>
          <table:table-cell table:formula="of:=SUM([.M350:.M371])" ns41:value-type="float" table:style-name="ce90" office:value-type="float" office:value="67">
            <text:p>67</text:p>
          </table:table-cell>
          <table:table-cell table:formula="of:=SUM([.N350:.N371])" ns41:value-type="float" table:style-name="ce90" office:value-type="float" office:value="39">
            <text:p>39</text:p>
          </table:table-cell>
          <table:table-cell table:formula="of:=SUM([.O350:.O371])" ns41:value-type="float" table:style-name="ce90" office:value-type="float" office:value="180">
            <text:p>180</text:p>
          </table:table-cell>
          <table:table-cell table:formula="of:=SUM([.P350:.P371])" ns41:value-type="float" table:style-name="ce90" office:value-type="float" office:value="85">
            <text:p>85</text:p>
          </table:table-cell>
          <table:table-cell table:formula="of:=SUM([.Q350:.Q371])" ns41:value-type="float" table:style-name="ce90" office:value-type="float" office:value="152">
            <text:p>152</text:p>
          </table:table-cell>
          <table:table-cell table:formula="of:=SUM([.R350:.R371])" ns41:value-type="float" table:style-name="ce90" office:value-type="float" office:value="385">
            <text:p>385</text:p>
          </table:table-cell>
          <table:table-cell table:formula="of:=SUM([.S350:.S371])" ns41:value-type="float" table:style-name="ce90" office:value-type="float" office:value="222">
            <text:p>222</text:p>
          </table:table-cell>
          <table:table-cell table:formula="of:=SUM([.T350:.T371])" ns41:value-type="float" table:style-name="ce90" office:value-type="float" office:value="306">
            <text:p>306</text:p>
          </table:table-cell>
          <table:table-cell table:formula="of:=SUM([.U350:.U371])" ns41:value-type="float" table:style-name="ce90" office:value-type="float" office:value="75">
            <text:p>75</text:p>
          </table:table-cell>
          <table:table-cell table:formula="of:=SUM([.V350:.V371])" ns41:value-type="float" table:style-name="ce90" office:value-type="float" office:value="65">
            <text:p>65</text:p>
          </table:table-cell>
          <table:table-cell table:formula="of:=SUM([.W350:.W371])" ns41:value-type="float" table:style-name="ce90" office:value-type="float" office:value="17">
            <text:p>17</text:p>
          </table:table-cell>
          <table:table-cell table:formula="of:=SUM([.X350:.X371])" ns41:value-type="float" table:style-name="ce90" office:value-type="float" office:value="302">
            <text:p>302</text:p>
          </table:table-cell>
          <table:table-cell table:formula="of:=SUM([.Y350:.Y371])" ns41:value-type="float" table:style-name="ce90" office:value-type="float" office:value="48">
            <text:p>48</text:p>
          </table:table-cell>
          <table:table-cell table:formula="of:=SUM([.Z350:.Z371])" ns41:value-type="float" table:style-name="ce90" office:value-type="float" office:value="214">
            <text:p>214</text:p>
          </table:table-cell>
          <table:table-cell table:formula="of:=SUM([.AA350:.AA371])" ns41:value-type="float" table:style-name="ce90" office:value-type="float" office:value="19">
            <text:p>19</text:p>
          </table:table-cell>
          <table:table-cell table:formula="of:=SUM([.AB350:.AB371])" ns41:value-type="float" table:style-name="ce90" office:value-type="float" office:value="298">
            <text:p>298</text:p>
          </table:table-cell>
          <table:table-cell table:formula="of:=SUM([.AC350:.AC371])" ns41:value-type="float" table:style-name="ce90" office:value-type="float" office:value="30">
            <text:p>30</text:p>
          </table:table-cell>
          <table:table-cell table:formula="of:=SUM([.AD350:.AD371])" ns41:value-type="float" table:style-name="ce90" office:value-type="float" office:value="162">
            <text:p>162</text:p>
          </table:table-cell>
          <table:table-cell table:formula="of:=SUM([.AE350:.AE371])" ns41:value-type="float" table:style-name="ce90" office:value-type="float" office:value="17">
            <text:p>17</text:p>
          </table:table-cell>
          <table:table-cell table:formula="of:=SUM([.AF350:.AF371])" ns41:value-type="float" table:style-name="ce90" office:value-type="float" office:value="258">
            <text:p>258</text:p>
          </table:table-cell>
          <table:table-cell table:formula="of:=SUM([.AG350:.AG371])" ns41:value-type="float" table:style-name="ce90" office:value-type="float" office:value="22">
            <text:p>22</text:p>
          </table:table-cell>
          <table:table-cell table:formula="of:=SUM([.AH350:.AH371])" ns41:value-type="float" table:style-name="ce90" office:value-type="float" office:value="103">
            <text:p>103</text:p>
          </table:table-cell>
          <table:table-cell table:formula="of:=SUM([.AI350:.AI371])" ns41:value-type="float" table:style-name="ce90" office:value-type="float" office:value="5">
            <text:p>5</text:p>
          </table:table-cell>
          <table:table-cell table:formula="of:=SUM([.AJ350:.AJ371])" ns41:value-type="float" table:style-name="ce90" office:value-type="float" office:value="20">
            <text:p>20</text:p>
          </table:table-cell>
          <table:table-cell table:formula="of:=SUM([.AK350:.AK371])" ns41:value-type="float" table:style-name="ce90" office:value-type="float" office:value="2">
            <text:p>2</text:p>
          </table:table-cell>
          <table:table-cell table:formula="of:=SUM([.AL350:.AL371])" ns41:value-type="float" table:style-name="ce90" office:value-type="float" office:value="74">
            <text:p>74</text:p>
          </table:table-cell>
          <table:table-cell table:formula="of:=SUM([.AM350:.AM371])" ns41:value-type="float" table:style-name="ce90" office:value-type="float" office:value="4">
            <text:p>4</text:p>
          </table:table-cell>
          <table:table-cell table:formula="of:=SUM([.AN350:.AN371])" ns41:value-type="float" table:style-name="ce90" office:value-type="float" office:value="28">
            <text:p>28</text:p>
          </table:table-cell>
          <table:table-cell table:formula="of:=SUM([.AO350:.AO371])" ns41:value-type="float" table:style-name="ce90" office:value-type="float" office:value="1">
            <text:p>1</text:p>
          </table:table-cell>
          <table:table-cell table:formula="of:=SUM([.AP350:.AP371])" ns41:value-type="float" table:style-name="ce90" office:value-type="float" office:value="2343">
            <text:p>2343</text:p>
          </table:table-cell>
          <table:table-cell table:formula="of:=SUM([.AQ350:.AQ371])" ns41:value-type="float" table:style-name="ce90" office:value-type="float" office:value="1048">
            <text:p>1048</text:p>
          </table:table-cell>
          <table:table-cell table:formula="of:=SUM([.AR350:.AR371])" ns41:value-type="float" table:style-name="ce90" office:value-type="float" office:value="1">
            <text:p>1</text:p>
          </table:table-cell>
          <table:table-cell table:formula="of:=SUM([.AS350:.AS371])" ns41:value-type="float" table:style-name="ce90" office:value-type="float" office:value="1">
            <text:p>1</text:p>
          </table:table-cell>
          <table:table-cell table:formula="of:=SUM([.AT350:.AT371])" ns41:value-type="float" table:style-name="ce90" office:value-type="float" office:value="2344">
            <text:p>2344</text:p>
          </table:table-cell>
          <table:table-cell table:formula="of:=SUM([.AU350:.AU371])" ns41:value-type="float" table:style-name="ce52" office:value-type="float" office:value="1049">
            <text:p>1049</text:p>
          </table:table-cell>
          <table:table-cell table:style-name="ce91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4" office:value-type="float">
            <text:p>864</text:p>
          </table:table-cell>
          <table:table-cell ns41:value-type="float" table:style-name="ce78" office:value="865" office:value-type="float">
            <text:p>865</text:p>
          </table:table-cell>
          <table:table-cell table:style-name="ce78"/>
          <table:table-cell ns41:value-type="float" table:style-name="ce85" office:value="240195" office:value-type="float">
            <text:p>240195</text:p>
          </table:table-cell>
          <table:table-cell table:style-name="ce87" table:number-columns-repeated="970"/>
        </table:table-row>
        <table:table-row table:style-name="ro3">
          <table:table-cell table:style-name="ce8"/>
          <table:table-cell ns41:value-type="string" table:style-name="ce20" office:value-type="string">
            <text:p>XX-XXIII. Totaal</text:p>
          </table:table-cell>
          <table:table-cell table:style-name="ce30"/>
          <table:table-cell table:style-name="ce11"/>
          <table:table-cell table:formula="of:=[.E347]+[.E372]" ns41:value-type="float" table:style-name="ce40" office:value-type="float" office:value="0">
            <text:p>0</text:p>
          </table:table-cell>
          <table:table-cell table:formula="of:=[.F347]+[.F372]" ns41:value-type="float" table:style-name="ce90" office:value-type="float" office:value="8">
            <text:p>8</text:p>
          </table:table-cell>
          <table:table-cell table:formula="of:=[.G347]+[.G372]" ns41:value-type="float" table:style-name="ce90" office:value-type="float" office:value="18">
            <text:p>18</text:p>
          </table:table-cell>
          <table:table-cell table:formula="of:=[.H347]+[.H372]" ns41:value-type="float" table:style-name="ce90" office:value-type="float" office:value="51">
            <text:p>51</text:p>
          </table:table-cell>
          <table:table-cell table:formula="of:=[.I347]+[.I372]" ns41:value-type="float" table:style-name="ce90" office:value-type="float" office:value="194">
            <text:p>194</text:p>
          </table:table-cell>
          <table:table-cell table:formula="of:=[.J347]+[.J372]" ns41:value-type="float" table:style-name="ce90" office:value-type="float" office:value="3">
            <text:p>3</text:p>
          </table:table-cell>
          <table:table-cell table:formula="of:=[.K347]+[.K372]" ns41:value-type="float" table:style-name="ce90" office:value-type="float" office:value="347">
            <text:p>347</text:p>
          </table:table-cell>
          <table:table-cell table:formula="of:=[.L347]+[.L372]" ns41:value-type="float" table:style-name="ce90" office:value-type="float" office:value="20">
            <text:p>20</text:p>
          </table:table-cell>
          <table:table-cell table:formula="of:=[.M347]+[.M372]" ns41:value-type="float" table:style-name="ce90" office:value-type="float" office:value="164">
            <text:p>164</text:p>
          </table:table-cell>
          <table:table-cell table:formula="of:=[.N347]+[.N372]" ns41:value-type="float" table:style-name="ce90" office:value-type="float" office:value="114">
            <text:p>114</text:p>
          </table:table-cell>
          <table:table-cell table:formula="of:=[.O347]+[.O372]" ns41:value-type="float" table:style-name="ce90" office:value-type="float" office:value="355">
            <text:p>355</text:p>
          </table:table-cell>
          <table:table-cell table:formula="of:=[.P347]+[.P372]" ns41:value-type="float" table:style-name="ce90" office:value-type="float" office:value="178">
            <text:p>178</text:p>
          </table:table-cell>
          <table:table-cell table:formula="of:=[.Q347]+[.Q372]" ns41:value-type="float" table:style-name="ce90" office:value-type="float" office:value="319">
            <text:p>319</text:p>
          </table:table-cell>
          <table:table-cell table:formula="of:=[.R347]+[.R372]" ns41:value-type="float" table:style-name="ce90" office:value-type="float" office:value="807">
            <text:p>807</text:p>
          </table:table-cell>
          <table:table-cell table:formula="of:=[.S347]+[.S372]" ns41:value-type="float" table:style-name="ce90" office:value-type="float" office:value="468">
            <text:p>468</text:p>
          </table:table-cell>
          <table:table-cell table:formula="of:=[.T347]+[.T372]" ns41:value-type="float" table:style-name="ce90" office:value-type="float" office:value="619">
            <text:p>619</text:p>
          </table:table-cell>
          <table:table-cell table:formula="of:=[.U347]+[.U372]" ns41:value-type="float" table:style-name="ce90" office:value-type="float" office:value="150">
            <text:p>150</text:p>
          </table:table-cell>
          <table:table-cell table:formula="of:=[.V347]+[.V372]" ns41:value-type="float" table:style-name="ce90" office:value-type="float" office:value="140">
            <text:p>140</text:p>
          </table:table-cell>
          <table:table-cell table:formula="of:=[.W347]+[.W372]" ns41:value-type="float" table:style-name="ce90" office:value-type="float" office:value="30">
            <text:p>30</text:p>
          </table:table-cell>
          <table:table-cell table:formula="of:=[.X347]+[.X372]" ns41:value-type="float" table:style-name="ce90" office:value-type="float" office:value="647">
            <text:p>647</text:p>
          </table:table-cell>
          <table:table-cell table:formula="of:=[.Y347]+[.Y372]" ns41:value-type="float" table:style-name="ce90" office:value-type="float" office:value="102">
            <text:p>102</text:p>
          </table:table-cell>
          <table:table-cell table:formula="of:=[.Z347]+[.Z372]" ns41:value-type="float" table:style-name="ce90" office:value-type="float" office:value="479">
            <text:p>479</text:p>
          </table:table-cell>
          <table:table-cell table:formula="of:=[.AA347]+[.AA372]" ns41:value-type="float" table:style-name="ce90" office:value-type="float" office:value="53">
            <text:p>53</text:p>
          </table:table-cell>
          <table:table-cell table:formula="of:=[.AB347]+[.AB372]" ns41:value-type="float" table:style-name="ce90" office:value-type="float" office:value="684">
            <text:p>684</text:p>
          </table:table-cell>
          <table:table-cell table:formula="of:=[.AC347]+[.AC372]" ns41:value-type="float" table:style-name="ce90" office:value-type="float" office:value="73">
            <text:p>73</text:p>
          </table:table-cell>
          <table:table-cell table:formula="of:=[.AD347]+[.AD372]" ns41:value-type="float" table:style-name="ce90" office:value-type="float" office:value="387">
            <text:p>387</text:p>
          </table:table-cell>
          <table:table-cell table:formula="of:=[.AE347]+[.AE372]" ns41:value-type="float" table:style-name="ce90" office:value-type="float" office:value="58">
            <text:p>58</text:p>
          </table:table-cell>
          <table:table-cell table:formula="of:=[.AF347]+[.AF372]" ns41:value-type="float" table:style-name="ce90" office:value-type="float" office:value="546">
            <text:p>546</text:p>
          </table:table-cell>
          <table:table-cell table:formula="of:=[.AG347]+[.AG372]" ns41:value-type="float" table:style-name="ce90" office:value-type="float" office:value="43">
            <text:p>43</text:p>
          </table:table-cell>
          <table:table-cell table:formula="of:=[.AH347]+[.AH372]" ns41:value-type="float" table:style-name="ce90" office:value-type="float" office:value="223">
            <text:p>223</text:p>
          </table:table-cell>
          <table:table-cell table:formula="of:=[.AI347]+[.AI372]" ns41:value-type="float" table:style-name="ce90" office:value-type="float" office:value="8">
            <text:p>8</text:p>
          </table:table-cell>
          <table:table-cell table:formula="of:=[.AJ347]+[.AJ372]" ns41:value-type="float" table:style-name="ce90" office:value-type="float" office:value="47">
            <text:p>47</text:p>
          </table:table-cell>
          <table:table-cell table:formula="of:=[.AK347]+[.AK372]" ns41:value-type="float" table:style-name="ce90" office:value-type="float" office:value="3">
            <text:p>3</text:p>
          </table:table-cell>
          <table:table-cell table:formula="of:=[.AL347]+[.AL372]" ns41:value-type="float" table:style-name="ce90" office:value-type="float" office:value="170">
            <text:p>170</text:p>
          </table:table-cell>
          <table:table-cell table:formula="of:=[.AM347]+[.AM372]" ns41:value-type="float" table:style-name="ce90" office:value-type="float" office:value="12">
            <text:p>12</text:p>
          </table:table-cell>
          <table:table-cell table:formula="of:=[.AN347]+[.AN372]" ns41:value-type="float" table:style-name="ce90" office:value-type="float" office:value="70">
            <text:p>70</text:p>
          </table:table-cell>
          <table:table-cell table:formula="of:=[.AO347]+[.AO372]" ns41:value-type="float" table:style-name="ce90" office:value-type="float" office:value="2">
            <text:p>2</text:p>
          </table:table-cell>
          <table:table-cell table:formula="of:=[.AP347]+[.AP372]" ns41:value-type="float" table:style-name="ce90" office:value-type="float" office:value="5134">
            <text:p>5134</text:p>
          </table:table-cell>
          <table:table-cell table:formula="of:=[.AQ347]+[.AQ372]" ns41:value-type="float" table:style-name="ce90" office:value-type="float" office:value="2458">
            <text:p>2458</text:p>
          </table:table-cell>
          <table:table-cell table:formula="of:=[.AR347]+[.AR372]" ns41:value-type="float" table:style-name="ce90" office:value-type="float" office:value="1">
            <text:p>1</text:p>
          </table:table-cell>
          <table:table-cell table:formula="of:=[.AS347]+[.AS372]" ns41:value-type="float" table:style-name="ce90" office:value-type="float" office:value="1">
            <text:p>1</text:p>
          </table:table-cell>
          <table:table-cell table:formula="of:=[.AT347]+[.AT372]" ns41:value-type="float" table:style-name="ce90" office:value-type="float" office:value="5135">
            <text:p>5135</text:p>
          </table:table-cell>
          <table:table-cell table:formula="of:=[.AU347]+[.AU372]" ns41:value-type="float" table:style-name="ce52" office:value-type="float" office:value="2459">
            <text:p>2459</text:p>
          </table:table-cell>
          <table:table-cell table:style-name="ce91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4" office:value-type="float">
            <text:p>864</text:p>
          </table:table-cell>
          <table:table-cell ns41:value-type="float" table:style-name="ce78" office:value="865" office:value-type="float">
            <text:p>865</text:p>
          </table:table-cell>
          <table:table-cell table:style-name="ce78"/>
          <table:table-cell ns41:value-type="float" table:style-name="ce85" office:value="240195" office:value-type="float">
            <text:p>240195</text:p>
          </table:table-cell>
          <table:table-cell table:style-name="ce87" table:number-columns-repeated="970"/>
        </table:table-row>
        <table:table-row table:style-name="ro3">
          <table:table-cell table:style-name="ce8"/>
          <table:table-cell ns41:value-type="string" table:style-name="ce20" office:value-type="string">
            <text:p>XXIV. Vrije beroepen</text:p>
          </table:table-cell>
          <table:table-cell table:style-name="ce30"/>
          <table:table-cell table:style-name="ce11"/>
          <table:table-cell table:style-name="ce40"/>
          <table:table-cell table:style-name="ce90" table:number-columns-repeated="36"/>
          <table:table-cell table:formula="of:=[.J374]+[.L374]+[.N374]+[.P374]+[.R374]+[.T374]+[.V374]+[.X374]+[.Z374]+[.AB374]+[.AD374]+[.AF374]+[.AH374]+[.AJ374]+[.AL374]+[.AN374]" ns41:value-type="float" table:style-name="ce34" office:value-type="float" office:value="0">
            <text:p>0</text:p>
          </table:table-cell>
          <table:table-cell table:formula="of:=[.E374]+[.F374]+[.G374]+[.H374]+[.I374]+[.K374]+[.M374]+[.O374]+[.Q374]+[.S374]+[.U374]+[.W374]+[.Y374]+[.AA374]+[.AC374]+[.AE374]+[.AG374]+[.AI374]+[.AK374]+[.AM374]+[.AO374]" ns41:value-type="float" table:style-name="ce34" office:value-type="float" office:value="0">
            <text:p>0</text:p>
          </table:table-cell>
          <table:table-cell table:style-name="ce90" table:number-columns-repeated="2"/>
          <table:table-cell table:formula="of:=[.AP374]+[.AR374]" ns41:value-type="float" table:style-name="ce34" office:value-type="float" office:value="0">
            <text:p>0</text:p>
          </table:table-cell>
          <table:table-cell table:formula="of:=[.AQ374]+[.AS374]" ns41:value-type="float" table:style-name="ce52" office:value-type="float" office:value="0">
            <text:p>0</text:p>
          </table:table-cell>
          <table:table-cell table:style-name="ce91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4" office:value-type="float">
            <text:p>864</text:p>
          </table:table-cell>
          <table:table-cell ns41:value-type="float" table:style-name="ce78" office:value="865" office:value-type="float">
            <text:p>865</text:p>
          </table:table-cell>
          <table:table-cell table:style-name="ce78"/>
          <table:table-cell ns41:value-type="float" table:style-name="ce85" office:value="240195" office:value-type="float">
            <text:p>240195</text:p>
          </table:table-cell>
          <table:table-cell table:number-columns-repeated="970"/>
        </table:table-row>
        <table:table-row table:style-name="ro5">
          <table:table-cell ns41:value-type="float" table:style-name="ce8" office:value="22" office:value-type="float">
            <text:p>22</text:p>
          </table:table-cell>
          <table:table-cell ns41:value-type="string" table:style-name="ce20" office:value-type="string">
            <text:p>e. Ingenieurs en landmeters</text:p>
          </table:table-cell>
          <table:table-cell table:style-name="ce30"/>
          <table:table-cell table:style-name="ce11"/>
          <table:table-cell table:style-name="ce40"/>
          <table:table-cell table:style-name="ce90" table:number-columns-repeated="34"/>
          <table:table-cell ns41:value-type="float" table:style-name="ce90" office:value="1" office:value-type="float">
            <text:p>1</text:p>
          </table:table-cell>
          <table:table-cell table:style-name="ce90"/>
          <table:table-cell table:formula="of:=[.J375]+[.L375]+[.N375]+[.P375]+[.R375]+[.T375]+[.V375]+[.X375]+[.Z375]+[.AB375]+[.AD375]+[.AF375]+[.AH375]+[.AJ375]+[.AL375]+[.AN375]" ns41:value-type="float" table:style-name="ce34" office:value-type="float" office:value="1">
            <text:p>1</text:p>
          </table:table-cell>
          <table:table-cell table:formula="of:=[.E375]+[.F375]+[.G375]+[.H375]+[.I375]+[.K375]+[.M375]+[.O375]+[.Q375]+[.S375]+[.U375]+[.W375]+[.Y375]+[.AA375]+[.AC375]+[.AE375]+[.AG375]+[.AI375]+[.AK375]+[.AM375]+[.AO375]" ns41:value-type="float" table:style-name="ce34" office:value-type="float" office:value="0">
            <text:p>0</text:p>
          </table:table-cell>
          <table:table-cell table:style-name="ce90" table:number-columns-repeated="2"/>
          <table:table-cell table:formula="of:=[.AP375]+[.AR375]" ns41:value-type="float" table:style-name="ce34" office:value-type="float" office:value="1">
            <text:p>1</text:p>
          </table:table-cell>
          <table:table-cell table:formula="of:=[.AQ375]+[.AS375]" ns41:value-type="float" table:style-name="ce52" office:value-type="float" office:value="0">
            <text:p>0</text:p>
          </table:table-cell>
          <table:table-cell table:formula="of:=[.A375]" ns41:value-type="float" table:style-name="ce91" office:value-type="float" office:value="22">
            <text:p>22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4" office:value-type="float">
            <text:p>864</text:p>
          </table:table-cell>
          <table:table-cell ns41:value-type="float" table:style-name="ce78" office:value="865" office:value-type="float">
            <text:p>865</text:p>
          </table:table-cell>
          <table:table-cell table:style-name="ce78"/>
          <table:table-cell ns41:value-type="float" table:style-name="ce85" office:value="240195" office:value-type="float">
            <text:p>240195</text:p>
          </table:table-cell>
          <table:table-cell table:number-columns-repeated="970"/>
        </table:table-row>
        <table:table-row table:style-name="ro7">
          <table:table-cell ns41:value-type="float" table:style-name="ce8" office:value="23" office:value-type="float">
            <text:p>23</text:p>
          </table:table-cell>
          <table:table-cell ns41:value-type="string" table:style-name="ce20" office:value-type="string">
            <text:p>k. Andere beroepen tot de publieke vermakelijkheden behoorenden.</text:p>
          </table:table-cell>
          <table:table-cell table:style-name="ce30"/>
          <table:table-cell table:style-name="ce11"/>
          <table:table-cell table:style-name="ce40"/>
          <table:table-cell table:style-name="ce90" table:number-columns-repeated="7"/>
          <table:table-cell ns41:value-type="float" table:style-name="ce90" office:value="1" office:value-type="float">
            <text:p>1</text:p>
          </table:table-cell>
          <table:table-cell table:style-name="ce90" table:number-columns-repeated="5"/>
          <table:table-cell ns41:value-type="float" table:style-name="ce90" office:value="1" office:value-type="float">
            <text:p>1</text:p>
          </table:table-cell>
          <table:table-cell table:style-name="ce90" table:number-columns-repeated="4"/>
          <table:table-cell ns41:value-type="float" table:style-name="ce90" office:value="1" office:value-type="float">
            <text:p>1</text:p>
          </table:table-cell>
          <table:table-cell table:style-name="ce90" table:number-columns-repeated="2"/>
          <table:table-cell ns41:value-type="float" table:style-name="ce90" office:value="1" office:value-type="float">
            <text:p>1</text:p>
          </table:table-cell>
          <table:table-cell table:style-name="ce90" table:number-columns-repeated="14"/>
          <table:table-cell table:formula="of:=[.J376]+[.L376]+[.N376]+[.P376]+[.R376]+[.T376]+[.V376]+[.X376]+[.Z376]+[.AB376]+[.AD376]+[.AF376]+[.AH376]+[.AJ376]+[.AL376]+[.AN376]" ns41:value-type="float" table:style-name="ce34" office:value-type="float" office:value="1">
            <text:p>1</text:p>
          </table:table-cell>
          <table:table-cell table:formula="of:=[.E376]+[.F376]+[.G376]+[.H376]+[.I376]+[.K376]+[.M376]+[.O376]+[.Q376]+[.S376]+[.U376]+[.W376]+[.Y376]+[.AA376]+[.AC376]+[.AE376]+[.AG376]+[.AI376]+[.AK376]+[.AM376]+[.AO376]" ns41:value-type="float" table:style-name="ce34" office:value-type="float" office:value="3">
            <text:p>3</text:p>
          </table:table-cell>
          <table:table-cell table:style-name="ce90" table:number-columns-repeated="2"/>
          <table:table-cell table:formula="of:=[.AP376]+[.AR376]" ns41:value-type="float" table:style-name="ce34" office:value-type="float" office:value="1">
            <text:p>1</text:p>
          </table:table-cell>
          <table:table-cell table:formula="of:=[.AQ376]+[.AS376]" ns41:value-type="float" table:style-name="ce52" office:value-type="float" office:value="3">
            <text:p>3</text:p>
          </table:table-cell>
          <table:table-cell table:formula="of:=[.A376]" ns41:value-type="float" table:style-name="ce91" office:value-type="float" office:value="23">
            <text:p>23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4" office:value-type="float">
            <text:p>864</text:p>
          </table:table-cell>
          <table:table-cell ns41:value-type="float" table:style-name="ce78" office:value="865" office:value-type="float">
            <text:p>865</text:p>
          </table:table-cell>
          <table:table-cell table:style-name="ce78"/>
          <table:table-cell ns41:value-type="float" table:style-name="ce85" office:value="240195" office:value-type="float">
            <text:p>240195</text:p>
          </table:table-cell>
          <table:table-cell table:number-columns-repeated="970"/>
        </table:table-row>
        <table:table-row table:style-name="ro3">
          <table:table-cell table:style-name="ce8"/>
          <table:table-cell ns41:value-type="string" table:style-name="ce20" office:value-type="string">
            <text:p>XXIV. Totaal generaal</text:p>
          </table:table-cell>
          <table:table-cell table:style-name="ce30"/>
          <table:table-cell table:style-name="ce11"/>
          <table:table-cell table:formula="of:=[.E375]+[.E376]" ns41:value-type="float" table:style-name="ce40" office:value-type="float" office:value="0">
            <text:p>0</text:p>
          </table:table-cell>
          <table:table-cell table:formula="of:=[.F375]+[.F376]" ns41:value-type="float" table:style-name="ce90" office:value-type="float" office:value="0">
            <text:p>0</text:p>
          </table:table-cell>
          <table:table-cell table:formula="of:=[.G375]+[.G376]" ns41:value-type="float" table:style-name="ce90" office:value-type="float" office:value="0">
            <text:p>0</text:p>
          </table:table-cell>
          <table:table-cell table:formula="of:=[.H375]+[.H376]" ns41:value-type="float" table:style-name="ce90" office:value-type="float" office:value="0">
            <text:p>0</text:p>
          </table:table-cell>
          <table:table-cell table:formula="of:=[.I375]+[.I376]" ns41:value-type="float" table:style-name="ce90" office:value-type="float" office:value="0">
            <text:p>0</text:p>
          </table:table-cell>
          <table:table-cell table:formula="of:=[.J375]+[.J376]" ns41:value-type="float" table:style-name="ce90" office:value-type="float" office:value="0">
            <text:p>0</text:p>
          </table:table-cell>
          <table:table-cell table:formula="of:=[.K375]+[.K376]" ns41:value-type="float" table:style-name="ce90" office:value-type="float" office:value="0">
            <text:p>0</text:p>
          </table:table-cell>
          <table:table-cell table:formula="of:=[.L375]+[.L376]" ns41:value-type="float" table:style-name="ce90" office:value-type="float" office:value="0">
            <text:p>0</text:p>
          </table:table-cell>
          <table:table-cell table:formula="of:=[.M375]+[.M376]" ns41:value-type="float" table:style-name="ce90" office:value-type="float" office:value="1">
            <text:p>1</text:p>
          </table:table-cell>
          <table:table-cell table:formula="of:=[.N375]+[.N376]" ns41:value-type="float" table:style-name="ce90" office:value-type="float" office:value="0">
            <text:p>0</text:p>
          </table:table-cell>
          <table:table-cell table:formula="of:=[.O375]+[.O376]" ns41:value-type="float" table:style-name="ce90" office:value-type="float" office:value="0">
            <text:p>0</text:p>
          </table:table-cell>
          <table:table-cell table:formula="of:=[.P375]+[.P376]" ns41:value-type="float" table:style-name="ce90" office:value-type="float" office:value="0">
            <text:p>0</text:p>
          </table:table-cell>
          <table:table-cell table:formula="of:=[.Q375]+[.Q376]" ns41:value-type="float" table:style-name="ce90" office:value-type="float" office:value="0">
            <text:p>0</text:p>
          </table:table-cell>
          <table:table-cell table:formula="of:=[.R375]+[.R376]" ns41:value-type="float" table:style-name="ce90" office:value-type="float" office:value="0">
            <text:p>0</text:p>
          </table:table-cell>
          <table:table-cell table:formula="of:=[.S375]+[.S376]" ns41:value-type="float" table:style-name="ce90" office:value-type="float" office:value="1">
            <text:p>1</text:p>
          </table:table-cell>
          <table:table-cell table:formula="of:=[.T375]+[.T376]" ns41:value-type="float" table:style-name="ce90" office:value-type="float" office:value="0">
            <text:p>0</text:p>
          </table:table-cell>
          <table:table-cell table:formula="of:=[.U375]+[.U376]" ns41:value-type="float" table:style-name="ce90" office:value-type="float" office:value="0">
            <text:p>0</text:p>
          </table:table-cell>
          <table:table-cell table:formula="of:=[.V375]+[.V376]" ns41:value-type="float" table:style-name="ce90" office:value-type="float" office:value="0">
            <text:p>0</text:p>
          </table:table-cell>
          <table:table-cell table:formula="of:=[.W375]+[.W376]" ns41:value-type="float" table:style-name="ce90" office:value-type="float" office:value="0">
            <text:p>0</text:p>
          </table:table-cell>
          <table:table-cell table:formula="of:=[.X375]+[.X376]" ns41:value-type="float" table:style-name="ce90" office:value-type="float" office:value="1">
            <text:p>1</text:p>
          </table:table-cell>
          <table:table-cell table:formula="of:=[.Y375]+[.Y376]" ns41:value-type="float" table:style-name="ce90" office:value-type="float" office:value="0">
            <text:p>0</text:p>
          </table:table-cell>
          <table:table-cell table:formula="of:=[.Z375]+[.Z376]" ns41:value-type="float" table:style-name="ce90" office:value-type="float" office:value="0">
            <text:p>0</text:p>
          </table:table-cell>
          <table:table-cell table:formula="of:=[.AA375]+[.AA376]" ns41:value-type="float" table:style-name="ce90" office:value-type="float" office:value="1">
            <text:p>1</text:p>
          </table:table-cell>
          <table:table-cell table:formula="of:=[.AB375]+[.AB376]" ns41:value-type="float" table:style-name="ce90" office:value-type="float" office:value="0">
            <text:p>0</text:p>
          </table:table-cell>
          <table:table-cell table:formula="of:=[.AC375]+[.AC376]" ns41:value-type="float" table:style-name="ce90" office:value-type="float" office:value="0">
            <text:p>0</text:p>
          </table:table-cell>
          <table:table-cell table:formula="of:=[.AD375]+[.AD376]" ns41:value-type="float" table:style-name="ce90" office:value-type="float" office:value="0">
            <text:p>0</text:p>
          </table:table-cell>
          <table:table-cell table:formula="of:=[.AE375]+[.AE376]" ns41:value-type="float" table:style-name="ce90" office:value-type="float" office:value="0">
            <text:p>0</text:p>
          </table:table-cell>
          <table:table-cell table:formula="of:=[.AF375]+[.AF376]" ns41:value-type="float" table:style-name="ce90" office:value-type="float" office:value="0">
            <text:p>0</text:p>
          </table:table-cell>
          <table:table-cell table:formula="of:=[.AG375]+[.AG376]" ns41:value-type="float" table:style-name="ce90" office:value-type="float" office:value="0">
            <text:p>0</text:p>
          </table:table-cell>
          <table:table-cell table:formula="of:=[.AH375]+[.AH376]" ns41:value-type="float" table:style-name="ce90" office:value-type="float" office:value="0">
            <text:p>0</text:p>
          </table:table-cell>
          <table:table-cell table:formula="of:=[.AI375]+[.AI376]" ns41:value-type="float" table:style-name="ce90" office:value-type="float" office:value="0">
            <text:p>0</text:p>
          </table:table-cell>
          <table:table-cell table:formula="of:=[.AJ375]+[.AJ376]" ns41:value-type="float" table:style-name="ce90" office:value-type="float" office:value="0">
            <text:p>0</text:p>
          </table:table-cell>
          <table:table-cell table:formula="of:=[.AK375]+[.AK376]" ns41:value-type="float" table:style-name="ce90" office:value-type="float" office:value="0">
            <text:p>0</text:p>
          </table:table-cell>
          <table:table-cell table:formula="of:=[.AL375]+[.AL376]" ns41:value-type="float" table:style-name="ce90" office:value-type="float" office:value="0">
            <text:p>0</text:p>
          </table:table-cell>
          <table:table-cell table:formula="of:=[.AM375]+[.AM376]" ns41:value-type="float" table:style-name="ce90" office:value-type="float" office:value="0">
            <text:p>0</text:p>
          </table:table-cell>
          <table:table-cell table:formula="of:=[.AN375]+[.AN376]" ns41:value-type="float" table:style-name="ce90" office:value-type="float" office:value="1">
            <text:p>1</text:p>
          </table:table-cell>
          <table:table-cell table:formula="of:=[.AO375]+[.AO376]" ns41:value-type="float" table:style-name="ce90" office:value-type="float" office:value="0">
            <text:p>0</text:p>
          </table:table-cell>
          <table:table-cell table:formula="of:=[.AP375]+[.AP376]" ns41:value-type="float" table:style-name="ce90" office:value-type="float" office:value="2">
            <text:p>2</text:p>
          </table:table-cell>
          <table:table-cell table:formula="of:=[.AQ375]+[.AQ376]" ns41:value-type="float" table:style-name="ce90" office:value-type="float" office:value="3">
            <text:p>3</text:p>
          </table:table-cell>
          <table:table-cell table:formula="of:=[.AR375]+[.AR376]" ns41:value-type="float" table:style-name="ce90" office:value-type="float" office:value="0">
            <text:p>0</text:p>
          </table:table-cell>
          <table:table-cell table:formula="of:=[.AS375]+[.AS376]" ns41:value-type="float" table:style-name="ce90" office:value-type="float" office:value="0">
            <text:p>0</text:p>
          </table:table-cell>
          <table:table-cell table:formula="of:=[.AT375]+[.AT376]" ns41:value-type="float" table:style-name="ce90" office:value-type="float" office:value="2">
            <text:p>2</text:p>
          </table:table-cell>
          <table:table-cell table:formula="of:=[.AU375]+[.AU376]" ns41:value-type="float" table:style-name="ce52" office:value-type="float" office:value="3">
            <text:p>3</text:p>
          </table:table-cell>
          <table:table-cell table:style-name="ce91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4" office:value-type="float">
            <text:p>864</text:p>
          </table:table-cell>
          <table:table-cell ns41:value-type="float" table:style-name="ce78" office:value="865" office:value-type="float">
            <text:p>865</text:p>
          </table:table-cell>
          <table:table-cell table:style-name="ce78"/>
          <table:table-cell ns41:value-type="float" table:style-name="ce85" office:value="240195" office:value-type="float">
            <text:p>240195</text:p>
          </table:table-cell>
          <table:table-cell table:style-name="ce87" table:number-columns-repeated="970"/>
        </table:table-row>
        <table:table-row table:style-name="ro5">
          <table:table-cell table:style-name="ce8"/>
          <table:table-cell ns41:value-type="string" table:style-name="ce20" office:value-type="string">
            <text:p>XXV. Onderwijs (excl. openbaar- en godsdienst onderwijs).</text:p>
          </table:table-cell>
          <table:table-cell table:style-name="ce30"/>
          <table:table-cell table:style-name="ce11"/>
          <table:table-cell table:style-name="ce40"/>
          <table:table-cell table:style-name="ce90" table:number-columns-repeated="36"/>
          <table:table-cell table:formula="of:=[.J378]+[.L378]+[.N378]+[.P378]+[.R378]+[.T378]+[.V378]+[.X378]+[.Z378]+[.AB378]+[.AD378]+[.AF378]+[.AH378]+[.AJ378]+[.AL378]+[.AN378]" ns41:value-type="float" table:style-name="ce34" office:value-type="float" office:value="0">
            <text:p>0</text:p>
          </table:table-cell>
          <table:table-cell table:formula="of:=[.E378]+[.F378]+[.G378]+[.H378]+[.I378]+[.K378]+[.M378]+[.O378]+[.Q378]+[.S378]+[.U378]+[.W378]+[.Y378]+[.AA378]+[.AC378]+[.AE378]+[.AG378]+[.AI378]+[.AK378]+[.AM378]+[.AO378]" ns41:value-type="float" table:style-name="ce34" office:value-type="float" office:value="0">
            <text:p>0</text:p>
          </table:table-cell>
          <table:table-cell table:style-name="ce90" table:number-columns-repeated="2"/>
          <table:table-cell table:formula="of:=[.AP378]+[.AR378]" ns41:value-type="float" table:style-name="ce34" office:value-type="float" office:value="0">
            <text:p>0</text:p>
          </table:table-cell>
          <table:table-cell table:formula="of:=[.AQ378]+[.AS378]" ns41:value-type="float" table:style-name="ce52" office:value-type="float" office:value="0">
            <text:p>0</text:p>
          </table:table-cell>
          <table:table-cell table:style-name="ce91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4" office:value-type="float">
            <text:p>864</text:p>
          </table:table-cell>
          <table:table-cell ns41:value-type="float" table:style-name="ce78" office:value="865" office:value-type="float">
            <text:p>865</text:p>
          </table:table-cell>
          <table:table-cell table:style-name="ce78"/>
          <table:table-cell ns41:value-type="float" table:style-name="ce85" office:value="240195" office:value-type="float">
            <text:p>240195</text:p>
          </table:table-cell>
          <table:table-cell table:number-columns-repeated="970"/>
        </table:table-row>
        <table:table-row table:style-name="ro3">
          <table:table-cell ns41:value-type="float" table:style-name="ce8" office:value="24" office:value-type="float">
            <text:p>24</text:p>
          </table:table-cell>
          <table:table-cell ns41:value-type="string" table:style-name="ce20" office:value-type="string">
            <text:p>Verplegend personeel</text:p>
          </table:table-cell>
          <table:table-cell table:style-name="ce30"/>
          <table:table-cell table:style-name="ce11"/>
          <table:table-cell table:style-name="ce40"/>
          <table:table-cell table:style-name="ce90" table:number-columns-repeated="10"/>
          <table:table-cell ns41:value-type="float" table:style-name="ce90" office:value="5" office:value-type="float">
            <text:p>5</text:p>
          </table:table-cell>
          <table:table-cell table:style-name="ce90"/>
          <table:table-cell ns41:value-type="float" table:style-name="ce90" office:value="5" office:value-type="float">
            <text:p>5</text:p>
          </table:table-cell>
          <table:table-cell ns41:value-type="float" table:style-name="ce90" office:value="1" office:value-type="float">
            <text:p>1</text:p>
          </table:table-cell>
          <table:table-cell table:style-name="ce90" table:number-columns-repeated="4"/>
          <table:table-cell ns41:value-type="float" table:style-name="ce90" office:value="8" office:value-type="float">
            <text:p>8</text:p>
          </table:table-cell>
          <table:table-cell table:style-name="ce90"/>
          <table:table-cell ns41:value-type="float" table:style-name="ce90" office:value="3" office:value-type="float">
            <text:p>3</text:p>
          </table:table-cell>
          <table:table-cell table:style-name="ce90"/>
          <table:table-cell ns41:value-type="float" table:style-name="ce90" office:value="9" office:value-type="float">
            <text:p>9</text:p>
          </table:table-cell>
          <table:table-cell table:style-name="ce90" table:number-columns-repeated="3"/>
          <table:table-cell ns41:value-type="float" table:style-name="ce90" office:value="4" office:value-type="float">
            <text:p>4</text:p>
          </table:table-cell>
          <table:table-cell table:style-name="ce90" table:number-columns-repeated="5"/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table:formula="of:=[.J379]+[.L379]+[.N379]+[.P379]+[.R379]+[.T379]+[.V379]+[.X379]+[.Z379]+[.AB379]+[.AD379]+[.AF379]+[.AH379]+[.AJ379]+[.AL379]+[.AN379]" ns41:value-type="float" table:style-name="ce34" office:value-type="float" office:value="35">
            <text:p>35</text:p>
          </table:table-cell>
          <table:table-cell table:formula="of:=[.E379]+[.F379]+[.G379]+[.H379]+[.I379]+[.K379]+[.M379]+[.O379]+[.Q379]+[.S379]+[.U379]+[.W379]+[.Y379]+[.AA379]+[.AC379]+[.AE379]+[.AG379]+[.AI379]+[.AK379]+[.AM379]+[.AO379]" ns41:value-type="float" table:style-name="ce34" office:value-type="float" office:value="1">
            <text:p>1</text:p>
          </table:table-cell>
          <table:table-cell table:style-name="ce90" table:number-columns-repeated="2"/>
          <table:table-cell table:formula="of:=[.AP379]+[.AR379]" ns41:value-type="float" table:style-name="ce34" office:value-type="float" office:value="35">
            <text:p>35</text:p>
          </table:table-cell>
          <table:table-cell table:formula="of:=[.AQ379]+[.AS379]" ns41:value-type="float" table:style-name="ce52" office:value-type="float" office:value="1">
            <text:p>1</text:p>
          </table:table-cell>
          <table:table-cell table:formula="of:=[.A379]" ns41:value-type="float" table:style-name="ce91" office:value-type="float" office:value="24">
            <text:p>24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4" office:value-type="float">
            <text:p>864</text:p>
          </table:table-cell>
          <table:table-cell ns41:value-type="float" table:style-name="ce78" office:value="865" office:value-type="float">
            <text:p>865</text:p>
          </table:table-cell>
          <table:table-cell table:style-name="ce78"/>
          <table:table-cell ns41:value-type="float" table:style-name="ce85" office:value="240195" office:value-type="float">
            <text:p>240195</text:p>
          </table:table-cell>
          <table:table-cell table:number-columns-repeated="970"/>
        </table:table-row>
        <table:table-row table:style-name="ro8">
          <table:table-cell table:style-name="ce8"/>
          <table:table-cell ns41:value-type="string" table:style-name="ce20" office:value-type="string">
            <text:p>XXVI. Verpleging of verzorging van armen, ouden, kraamvrouwen, zieken, gebrekkigen, invaliden, krankzinnigen (incl. rijksinrichtingen)</text:p>
          </table:table-cell>
          <table:table-cell table:style-name="ce30"/>
          <table:table-cell table:style-name="ce11"/>
          <table:table-cell table:style-name="ce40"/>
          <table:table-cell table:style-name="ce90" table:number-columns-repeated="36"/>
          <table:table-cell table:formula="of:=[.J380]+[.L380]+[.N380]+[.P380]+[.R380]+[.T380]+[.V380]+[.X380]+[.Z380]+[.AB380]+[.AD380]+[.AF380]+[.AH380]+[.AJ380]+[.AL380]+[.AN380]" ns41:value-type="float" table:style-name="ce34" office:value-type="float" office:value="0">
            <text:p>0</text:p>
          </table:table-cell>
          <table:table-cell table:formula="of:=[.E380]+[.F380]+[.G380]+[.H380]+[.I380]+[.K380]+[.M380]+[.O380]+[.Q380]+[.S380]+[.U380]+[.W380]+[.Y380]+[.AA380]+[.AC380]+[.AE380]+[.AG380]+[.AI380]+[.AK380]+[.AM380]+[.AO380]" ns41:value-type="float" table:style-name="ce34" office:value-type="float" office:value="0">
            <text:p>0</text:p>
          </table:table-cell>
          <table:table-cell table:style-name="ce90" table:number-columns-repeated="2"/>
          <table:table-cell table:formula="of:=[.AP380]+[.AR380]" ns41:value-type="float" table:style-name="ce34" office:value-type="float" office:value="0">
            <text:p>0</text:p>
          </table:table-cell>
          <table:table-cell table:formula="of:=[.AQ380]+[.AS380]" ns41:value-type="float" table:style-name="ce52" office:value-type="float" office:value="0">
            <text:p>0</text:p>
          </table:table-cell>
          <table:table-cell table:style-name="ce91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4" office:value-type="float">
            <text:p>864</text:p>
          </table:table-cell>
          <table:table-cell ns41:value-type="float" table:style-name="ce78" office:value="865" office:value-type="float">
            <text:p>865</text:p>
          </table:table-cell>
          <table:table-cell table:style-name="ce78"/>
          <table:table-cell ns41:value-type="float" table:style-name="ce85" office:value="240195" office:value-type="float">
            <text:p>240195</text:p>
          </table:table-cell>
          <table:table-cell table:number-columns-repeated="970"/>
        </table:table-row>
        <table:table-row table:style-name="ro3">
          <table:table-cell ns41:value-type="float" table:style-name="ce8" office:value="25" office:value-type="float">
            <text:p>25</text:p>
          </table:table-cell>
          <table:table-cell ns41:value-type="string" table:style-name="ce20" office:value-type="string">
            <text:p>Huisbedienden</text:p>
          </table:table-cell>
          <table:table-cell table:style-name="ce30"/>
          <table:table-cell table:style-name="ce11"/>
          <table:table-cell table:style-name="ce40"/>
          <table:table-cell table:style-name="ce90" table:number-columns-repeated="5"/>
          <table:table-cell ns41:value-type="float" table:style-name="ce90" office:value="1" office:value-type="float">
            <text:p>1</text:p>
          </table:table-cell>
          <table:table-cell table:style-name="ce90" table:number-columns-repeated="5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 table:number-columns-repeated="3"/>
          <table:table-cell ns41:value-type="float" table:style-name="ce90" office:value="4" office:value-type="float">
            <text:p>4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6"/>
          <table:table-cell table:formula="of:=[.J381]+[.L381]+[.N381]+[.P381]+[.R381]+[.T381]+[.V381]+[.X381]+[.Z381]+[.AB381]+[.AD381]+[.AF381]+[.AH381]+[.AJ381]+[.AL381]+[.AN381]" ns41:value-type="float" table:style-name="ce34" office:value-type="float" office:value="0">
            <text:p>0</text:p>
          </table:table-cell>
          <table:table-cell table:formula="of:=[.E381]+[.F381]+[.G381]+[.H381]+[.I381]+[.K381]+[.M381]+[.O381]+[.Q381]+[.S381]+[.U381]+[.W381]+[.Y381]+[.AA381]+[.AC381]+[.AE381]+[.AG381]+[.AI381]+[.AK381]+[.AM381]+[.AO381]" ns41:value-type="float" table:style-name="ce34" office:value-type="float" office:value="17">
            <text:p>17</text:p>
          </table:table-cell>
          <table:table-cell table:style-name="ce90" table:number-columns-repeated="2"/>
          <table:table-cell table:formula="of:=[.AP381]+[.AR381]" ns41:value-type="float" table:style-name="ce34" office:value-type="float" office:value="0">
            <text:p>0</text:p>
          </table:table-cell>
          <table:table-cell table:formula="of:=[.AQ381]+[.AS381]" ns41:value-type="float" table:style-name="ce52" office:value-type="float" office:value="17">
            <text:p>17</text:p>
          </table:table-cell>
          <table:table-cell table:formula="of:=[.A381]" ns41:value-type="float" table:style-name="ce91" office:value-type="float" office:value="25">
            <text:p>25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4" office:value-type="float">
            <text:p>864</text:p>
          </table:table-cell>
          <table:table-cell ns41:value-type="float" table:style-name="ce78" office:value="865" office:value-type="float">
            <text:p>865</text:p>
          </table:table-cell>
          <table:table-cell table:style-name="ce78"/>
          <table:table-cell ns41:value-type="float" table:style-name="ce85" office:value="240195" office:value-type="float">
            <text:p>240195</text:p>
          </table:table-cell>
          <table:table-cell table:number-columns-repeated="970"/>
        </table:table-row>
        <table:table-row table:style-name="ro9">
          <table:table-cell table:style-name="ce8"/>
          <table:table-cell ns41:value-type="string" table:style-name="ce20" office:value-type="string">
            <text:p>XXIX. In dienst van den Staat (excl. Posterij, telegraphie, telephonie, landsdrukkerij e.a. nijverheidsbedrijven).</text:p>
          </table:table-cell>
          <table:table-cell table:style-name="ce30"/>
          <table:table-cell table:style-name="ce11"/>
          <table:table-cell table:style-name="ce40"/>
          <table:table-cell table:style-name="ce90" table:number-columns-repeated="36"/>
          <table:table-cell table:formula="of:=[.J382]+[.L382]+[.N382]+[.P382]+[.R382]+[.T382]+[.V382]+[.X382]+[.Z382]+[.AB382]+[.AD382]+[.AF382]+[.AH382]+[.AJ382]+[.AL382]+[.AN382]" ns41:value-type="float" table:style-name="ce34" office:value-type="float" office:value="0">
            <text:p>0</text:p>
          </table:table-cell>
          <table:table-cell table:formula="of:=[.E382]+[.F382]+[.G382]+[.H382]+[.I382]+[.K382]+[.M382]+[.O382]+[.Q382]+[.S382]+[.U382]+[.W382]+[.Y382]+[.AA382]+[.AC382]+[.AE382]+[.AG382]+[.AI382]+[.AK382]+[.AM382]+[.AO382]" ns41:value-type="float" table:style-name="ce34" office:value-type="float" office:value="0">
            <text:p>0</text:p>
          </table:table-cell>
          <table:table-cell table:style-name="ce90" table:number-columns-repeated="2"/>
          <table:table-cell table:formula="of:=[.AP382]+[.AR382]" ns41:value-type="float" table:style-name="ce34" office:value-type="float" office:value="0">
            <text:p>0</text:p>
          </table:table-cell>
          <table:table-cell table:formula="of:=[.AQ382]+[.AS382]" ns41:value-type="float" table:style-name="ce52" office:value-type="float" office:value="0">
            <text:p>0</text:p>
          </table:table-cell>
          <table:table-cell table:formula="of:=[.A382]" ns41:value-type="float" table:style-name="ce91" office:value-type="float" office:value="0">
            <text:p>0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4" office:value-type="float">
            <text:p>864</text:p>
          </table:table-cell>
          <table:table-cell ns41:value-type="float" table:style-name="ce78" office:value="865" office:value-type="float">
            <text:p>865</text:p>
          </table:table-cell>
          <table:table-cell table:style-name="ce78"/>
          <table:table-cell ns41:value-type="float" table:style-name="ce85" office:value="240195" office:value-type="float">
            <text:p>240195</text:p>
          </table:table-cell>
          <table:table-cell table:number-columns-repeated="970"/>
        </table:table-row>
        <table:table-row table:style-name="ro3">
          <table:table-cell ns41:value-type="float" table:style-name="ce8" office:value="26" office:value-type="float">
            <text:p>26</text:p>
          </table:table-cell>
          <table:table-cell ns41:value-type="string" table:style-name="ce20" office:value-type="string">
            <text:p>k. Finantiewezen, enz.</text:p>
          </table:table-cell>
          <table:table-cell table:style-name="ce30"/>
          <table:table-cell table:style-name="ce11"/>
          <table:table-cell table:style-name="ce40"/>
          <table:table-cell table:style-name="ce90" table:number-columns-repeated="12"/>
          <table:table-cell ns41:value-type="float" table:style-name="ce90" office:value="3" office:value-type="float">
            <text:p>3</text:p>
          </table:table-cell>
          <table:table-cell table:style-name="ce90"/>
          <table:table-cell ns41:value-type="float" office:value="1" table:style-name="ce90" table:number-columns-repeated="2" office:value-type="float">
            <text:p>1</text:p>
          </table:table-cell>
          <table:table-cell table:style-name="ce90" table:number-columns-repeated="2"/>
          <table:table-cell ns41:value-type="float" table:style-name="ce90" office:value="2" office:value-type="float">
            <text:p>2</text:p>
          </table:table-cell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office:value="1" table:style-name="ce90" table:number-columns-repeated="2" office:value-type="float">
            <text:p>1</text:p>
          </table:table-cell>
          <table:table-cell table:style-name="ce90" table:number-columns-repeated="8"/>
          <table:table-cell table:formula="of:=[.J383]+[.L383]+[.N383]+[.P383]+[.R383]+[.T383]+[.V383]+[.X383]+[.Z383]+[.AB383]+[.AD383]+[.AF383]+[.AH383]+[.AJ383]+[.AL383]+[.AN383]" ns41:value-type="float" table:style-name="ce34" office:value-type="float" office:value="9">
            <text:p>9</text:p>
          </table:table-cell>
          <table:table-cell table:formula="of:=[.E383]+[.F383]+[.G383]+[.H383]+[.I383]+[.K383]+[.M383]+[.O383]+[.Q383]+[.S383]+[.U383]+[.W383]+[.Y383]+[.AA383]+[.AC383]+[.AE383]+[.AG383]+[.AI383]+[.AK383]+[.AM383]+[.AO383]" ns41:value-type="float" table:style-name="ce34" office:value-type="float" office:value="2">
            <text:p>2</text:p>
          </table:table-cell>
          <table:table-cell table:style-name="ce90" table:number-columns-repeated="2"/>
          <table:table-cell table:formula="of:=[.AP383]+[.AR383]" ns41:value-type="float" table:style-name="ce34" office:value-type="float" office:value="9">
            <text:p>9</text:p>
          </table:table-cell>
          <table:table-cell table:formula="of:=[.AQ383]+[.AS383]" ns41:value-type="float" table:style-name="ce52" office:value-type="float" office:value="2">
            <text:p>2</text:p>
          </table:table-cell>
          <table:table-cell table:formula="of:=[.A383]" ns41:value-type="float" table:style-name="ce91" office:value-type="float" office:value="26">
            <text:p>26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4" office:value-type="float">
            <text:p>864</text:p>
          </table:table-cell>
          <table:table-cell ns41:value-type="float" table:style-name="ce78" office:value="865" office:value-type="float">
            <text:p>865</text:p>
          </table:table-cell>
          <table:table-cell table:style-name="ce78"/>
          <table:table-cell ns41:value-type="float" table:style-name="ce85" office:value="240195" office:value-type="float">
            <text:p>240195</text:p>
          </table:table-cell>
          <table:table-cell table:number-columns-repeated="970"/>
        </table:table-row>
        <table:table-row table:style-name="ro3">
          <table:table-cell ns41:value-type="float" table:style-name="ce8" office:value="27" office:value-type="float">
            <text:p>27</text:p>
          </table:table-cell>
          <table:table-cell ns41:value-type="string" table:style-name="ce20" office:value-type="string">
            <text:p>l. Waterstaat, enz.</text:p>
          </table:table-cell>
          <table:table-cell table:style-name="ce30"/>
          <table:table-cell table:style-name="ce11"/>
          <table:table-cell table:style-name="ce40"/>
          <table:table-cell table:style-name="ce90" table:number-columns-repeated="7"/>
          <table:table-cell ns41:value-type="float" table:style-name="ce90" office:value="1" office:value-type="float">
            <text:p>1</text:p>
          </table:table-cell>
          <table:table-cell table:style-name="ce90" table:number-columns-repeated="10"/>
          <table:table-cell ns41:value-type="float" office:value="1" table:style-name="ce90" table:number-columns-repeated="2" office:value-type="float">
            <text:p>1</text:p>
          </table:table-cell>
          <table:table-cell table:style-name="ce90" table:number-columns-repeated="2"/>
          <table:table-cell ns41:value-type="float" table:style-name="ce90" office:value="1" office:value-type="float">
            <text:p>1</text:p>
          </table:table-cell>
          <table:table-cell table:style-name="ce90" table:number-columns-repeated="13"/>
          <table:table-cell table:formula="of:=[.J384]+[.L384]+[.N384]+[.P384]+[.R384]+[.T384]+[.V384]+[.X384]+[.Z384]+[.AB384]+[.AD384]+[.AF384]+[.AH384]+[.AJ384]+[.AL384]+[.AN384]" ns41:value-type="float" table:style-name="ce34" office:value-type="float" office:value="2">
            <text:p>2</text:p>
          </table:table-cell>
          <table:table-cell table:formula="of:=[.E384]+[.F384]+[.G384]+[.H384]+[.I384]+[.K384]+[.M384]+[.O384]+[.Q384]+[.S384]+[.U384]+[.W384]+[.Y384]+[.AA384]+[.AC384]+[.AE384]+[.AG384]+[.AI384]+[.AK384]+[.AM384]+[.AO384]" ns41:value-type="float" table:style-name="ce34" office:value-type="float" office:value="2">
            <text:p>2</text:p>
          </table:table-cell>
          <table:table-cell table:style-name="ce90" table:number-columns-repeated="2"/>
          <table:table-cell table:formula="of:=[.AP384]+[.AR384]" ns41:value-type="float" table:style-name="ce34" office:value-type="float" office:value="2">
            <text:p>2</text:p>
          </table:table-cell>
          <table:table-cell table:formula="of:=[.AQ384]+[.AS384]" ns41:value-type="float" table:style-name="ce52" office:value-type="float" office:value="2">
            <text:p>2</text:p>
          </table:table-cell>
          <table:table-cell table:formula="of:=[.A384]" ns41:value-type="float" table:style-name="ce91" office:value-type="float" office:value="27">
            <text:p>27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4" office:value-type="float">
            <text:p>864</text:p>
          </table:table-cell>
          <table:table-cell ns41:value-type="float" table:style-name="ce78" office:value="865" office:value-type="float">
            <text:p>865</text:p>
          </table:table-cell>
          <table:table-cell table:style-name="ce78"/>
          <table:table-cell ns41:value-type="float" table:style-name="ce85" office:value="240195" office:value-type="float">
            <text:p>240195</text:p>
          </table:table-cell>
          <table:table-cell table:number-columns-repeated="970"/>
        </table:table-row>
        <table:table-row table:style-name="ro3">
          <table:table-cell table:style-name="ce8"/>
          <table:table-cell ns41:value-type="string" table:style-name="ce20" office:value-type="string">
            <text:p>XXIX. Totaal</text:p>
          </table:table-cell>
          <table:table-cell table:style-name="ce30"/>
          <table:table-cell table:style-name="ce11"/>
          <table:table-cell table:formula="of:=[.E383]+[.E384]" ns41:value-type="float" table:style-name="ce40" office:value-type="float" office:value="0">
            <text:p>0</text:p>
          </table:table-cell>
          <table:table-cell table:formula="of:=[.F383]+[.F384]" ns41:value-type="float" table:style-name="ce90" office:value-type="float" office:value="0">
            <text:p>0</text:p>
          </table:table-cell>
          <table:table-cell table:formula="of:=[.G383]+[.G384]" ns41:value-type="float" table:style-name="ce90" office:value-type="float" office:value="0">
            <text:p>0</text:p>
          </table:table-cell>
          <table:table-cell table:formula="of:=[.H383]+[.H384]" ns41:value-type="float" table:style-name="ce90" office:value-type="float" office:value="0">
            <text:p>0</text:p>
          </table:table-cell>
          <table:table-cell table:formula="of:=[.I383]+[.I384]" ns41:value-type="float" table:style-name="ce90" office:value-type="float" office:value="0">
            <text:p>0</text:p>
          </table:table-cell>
          <table:table-cell table:formula="of:=[.J383]+[.J384]" ns41:value-type="float" table:style-name="ce90" office:value-type="float" office:value="0">
            <text:p>0</text:p>
          </table:table-cell>
          <table:table-cell table:formula="of:=[.K383]+[.K384]" ns41:value-type="float" table:style-name="ce90" office:value-type="float" office:value="0">
            <text:p>0</text:p>
          </table:table-cell>
          <table:table-cell table:formula="of:=[.L383]+[.L384]" ns41:value-type="float" table:style-name="ce90" office:value-type="float" office:value="0">
            <text:p>0</text:p>
          </table:table-cell>
          <table:table-cell table:formula="of:=[.M383]+[.M384]" ns41:value-type="float" table:style-name="ce90" office:value-type="float" office:value="1">
            <text:p>1</text:p>
          </table:table-cell>
          <table:table-cell table:formula="of:=[.N383]+[.N384]" ns41:value-type="float" table:style-name="ce90" office:value-type="float" office:value="0">
            <text:p>0</text:p>
          </table:table-cell>
          <table:table-cell table:formula="of:=[.O383]+[.O384]" ns41:value-type="float" table:style-name="ce90" office:value-type="float" office:value="0">
            <text:p>0</text:p>
          </table:table-cell>
          <table:table-cell table:formula="of:=[.P383]+[.P384]" ns41:value-type="float" table:style-name="ce90" office:value-type="float" office:value="0">
            <text:p>0</text:p>
          </table:table-cell>
          <table:table-cell table:formula="of:=[.Q383]+[.Q384]" ns41:value-type="float" table:style-name="ce90" office:value-type="float" office:value="0">
            <text:p>0</text:p>
          </table:table-cell>
          <table:table-cell table:formula="of:=[.R383]+[.R384]" ns41:value-type="float" table:style-name="ce90" office:value-type="float" office:value="3">
            <text:p>3</text:p>
          </table:table-cell>
          <table:table-cell table:formula="of:=[.S383]+[.S384]" ns41:value-type="float" table:style-name="ce90" office:value-type="float" office:value="0">
            <text:p>0</text:p>
          </table:table-cell>
          <table:table-cell table:formula="of:=[.T383]+[.T384]" ns41:value-type="float" table:style-name="ce90" office:value-type="float" office:value="1">
            <text:p>1</text:p>
          </table:table-cell>
          <table:table-cell table:formula="of:=[.U383]+[.U384]" ns41:value-type="float" table:style-name="ce90" office:value-type="float" office:value="1">
            <text:p>1</text:p>
          </table:table-cell>
          <table:table-cell table:formula="of:=[.V383]+[.V384]" ns41:value-type="float" table:style-name="ce90" office:value-type="float" office:value="0">
            <text:p>0</text:p>
          </table:table-cell>
          <table:table-cell table:formula="of:=[.W383]+[.W384]" ns41:value-type="float" table:style-name="ce90" office:value-type="float" office:value="0">
            <text:p>0</text:p>
          </table:table-cell>
          <table:table-cell table:formula="of:=[.X383]+[.X384]" ns41:value-type="float" table:style-name="ce90" office:value-type="float" office:value="3">
            <text:p>3</text:p>
          </table:table-cell>
          <table:table-cell table:formula="of:=[.Y383]+[.Y384]" ns41:value-type="float" table:style-name="ce90" office:value-type="float" office:value="1">
            <text:p>1</text:p>
          </table:table-cell>
          <table:table-cell table:formula="of:=[.Z383]+[.Z384]" ns41:value-type="float" table:style-name="ce90" office:value-type="float" office:value="0">
            <text:p>0</text:p>
          </table:table-cell>
          <table:table-cell table:formula="of:=[.AA383]+[.AA384]" ns41:value-type="float" table:style-name="ce90" office:value-type="float" office:value="0">
            <text:p>0</text:p>
          </table:table-cell>
          <table:table-cell table:formula="of:=[.AB383]+[.AB384]" ns41:value-type="float" table:style-name="ce90" office:value-type="float" office:value="2">
            <text:p>2</text:p>
          </table:table-cell>
          <table:table-cell table:formula="of:=[.AC383]+[.AC384]" ns41:value-type="float" table:style-name="ce90" office:value-type="float" office:value="0">
            <text:p>0</text:p>
          </table:table-cell>
          <table:table-cell table:formula="of:=[.AD383]+[.AD384]" ns41:value-type="float" table:style-name="ce90" office:value-type="float" office:value="1">
            <text:p>1</text:p>
          </table:table-cell>
          <table:table-cell table:formula="of:=[.AE383]+[.AE384]" ns41:value-type="float" table:style-name="ce90" office:value-type="float" office:value="0">
            <text:p>0</text:p>
          </table:table-cell>
          <table:table-cell table:formula="of:=[.AF383]+[.AF384]" ns41:value-type="float" table:style-name="ce90" office:value-type="float" office:value="1">
            <text:p>1</text:p>
          </table:table-cell>
          <table:table-cell table:formula="of:=[.AG383]+[.AG384]" ns41:value-type="float" table:style-name="ce90" office:value-type="float" office:value="1">
            <text:p>1</text:p>
          </table:table-cell>
          <table:table-cell table:formula="of:=[.AH383]+[.AH384]" ns41:value-type="float" table:style-name="ce90" office:value-type="float" office:value="0">
            <text:p>0</text:p>
          </table:table-cell>
          <table:table-cell table:formula="of:=[.AI383]+[.AI384]" ns41:value-type="float" table:style-name="ce90" office:value-type="float" office:value="0">
            <text:p>0</text:p>
          </table:table-cell>
          <table:table-cell table:formula="of:=[.AJ383]+[.AJ384]" ns41:value-type="float" table:style-name="ce90" office:value-type="float" office:value="0">
            <text:p>0</text:p>
          </table:table-cell>
          <table:table-cell table:formula="of:=[.AK383]+[.AK384]" ns41:value-type="float" table:style-name="ce90" office:value-type="float" office:value="0">
            <text:p>0</text:p>
          </table:table-cell>
          <table:table-cell table:formula="of:=[.AL383]+[.AL384]" ns41:value-type="float" table:style-name="ce90" office:value-type="float" office:value="0">
            <text:p>0</text:p>
          </table:table-cell>
          <table:table-cell table:formula="of:=[.AM383]+[.AM384]" ns41:value-type="float" table:style-name="ce90" office:value-type="float" office:value="0">
            <text:p>0</text:p>
          </table:table-cell>
          <table:table-cell table:formula="of:=[.AN383]+[.AN384]" ns41:value-type="float" table:style-name="ce90" office:value-type="float" office:value="0">
            <text:p>0</text:p>
          </table:table-cell>
          <table:table-cell table:formula="of:=[.AO383]+[.AO384]" ns41:value-type="float" table:style-name="ce90" office:value-type="float" office:value="0">
            <text:p>0</text:p>
          </table:table-cell>
          <table:table-cell table:formula="of:=[.AP383]+[.AP384]" ns41:value-type="float" table:style-name="ce90" office:value-type="float" office:value="11">
            <text:p>11</text:p>
          </table:table-cell>
          <table:table-cell table:formula="of:=[.AQ383]+[.AQ384]" ns41:value-type="float" table:style-name="ce90" office:value-type="float" office:value="4">
            <text:p>4</text:p>
          </table:table-cell>
          <table:table-cell table:formula="of:=[.AR383]+[.AR384]" ns41:value-type="float" table:style-name="ce90" office:value-type="float" office:value="0">
            <text:p>0</text:p>
          </table:table-cell>
          <table:table-cell table:formula="of:=[.AS383]+[.AS384]" ns41:value-type="float" table:style-name="ce90" office:value-type="float" office:value="0">
            <text:p>0</text:p>
          </table:table-cell>
          <table:table-cell table:formula="of:=[.AT383]+[.AT384]" ns41:value-type="float" table:style-name="ce90" office:value-type="float" office:value="11">
            <text:p>11</text:p>
          </table:table-cell>
          <table:table-cell table:formula="of:=[.AU383]+[.AU384]" ns41:value-type="float" table:style-name="ce52" office:value-type="float" office:value="4">
            <text:p>4</text:p>
          </table:table-cell>
          <table:table-cell table:style-name="ce61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4" office:value-type="float">
            <text:p>864</text:p>
          </table:table-cell>
          <table:table-cell ns41:value-type="float" table:style-name="ce78" office:value="865" office:value-type="float">
            <text:p>865</text:p>
          </table:table-cell>
          <table:table-cell table:style-name="ce78"/>
          <table:table-cell ns41:value-type="float" table:style-name="ce85" office:value="240195" office:value-type="float">
            <text:p>240195</text:p>
          </table:table-cell>
          <table:table-cell table:style-name="ce87" table:number-columns-repeated="970"/>
        </table:table-row>
        <table:table-row table:style-name="ro3">
          <table:table-cell table:style-name="ce8"/>
          <table:table-cell ns41:value-type="string" table:style-name="ce20" office:value-type="string">
            <text:p>XXIV-XXXIII. Totaal</text:p>
          </table:table-cell>
          <table:table-cell table:style-name="ce30"/>
          <table:table-cell table:style-name="ce11"/>
          <table:table-cell table:formula="of:=[.E377]+[.E379]+[.E381]+[.E385]" ns41:value-type="float" table:style-name="ce40" office:value-type="float" office:value="0">
            <text:p>0</text:p>
          </table:table-cell>
          <table:table-cell table:formula="of:=[.F377]+[.F379]+[.F381]+[.F385]" ns41:value-type="float" table:style-name="ce90" office:value-type="float" office:value="0">
            <text:p>0</text:p>
          </table:table-cell>
          <table:table-cell table:formula="of:=[.G377]+[.G379]+[.G381]+[.G385]" ns41:value-type="float" table:style-name="ce90" office:value-type="float" office:value="0">
            <text:p>0</text:p>
          </table:table-cell>
          <table:table-cell table:formula="of:=[.H377]+[.H379]+[.H381]+[.H385]" ns41:value-type="float" table:style-name="ce90" office:value-type="float" office:value="0">
            <text:p>0</text:p>
          </table:table-cell>
          <table:table-cell table:formula="of:=[.I377]+[.I379]+[.I381]+[.I385]" ns41:value-type="float" table:style-name="ce90" office:value-type="float" office:value="0">
            <text:p>0</text:p>
          </table:table-cell>
          <table:table-cell table:formula="of:=[.J377]+[.J379]+[.J381]+[.J385]" ns41:value-type="float" table:style-name="ce90" office:value-type="float" office:value="0">
            <text:p>0</text:p>
          </table:table-cell>
          <table:table-cell table:formula="of:=[.K377]+[.K379]+[.K381]+[.K385]" ns41:value-type="float" table:style-name="ce90" office:value-type="float" office:value="1">
            <text:p>1</text:p>
          </table:table-cell>
          <table:table-cell table:formula="of:=[.L377]+[.L379]+[.L381]+[.L385]" ns41:value-type="float" table:style-name="ce90" office:value-type="float" office:value="0">
            <text:p>0</text:p>
          </table:table-cell>
          <table:table-cell table:formula="of:=[.M377]+[.M379]+[.M381]+[.M385]" ns41:value-type="float" table:style-name="ce90" office:value-type="float" office:value="2">
            <text:p>2</text:p>
          </table:table-cell>
          <table:table-cell table:formula="of:=[.N377]+[.N379]+[.N381]+[.N385]" ns41:value-type="float" table:style-name="ce90" office:value-type="float" office:value="0">
            <text:p>0</text:p>
          </table:table-cell>
          <table:table-cell table:formula="of:=[.O377]+[.O379]+[.O381]+[.O385]" ns41:value-type="float" table:style-name="ce90" office:value-type="float" office:value="0">
            <text:p>0</text:p>
          </table:table-cell>
          <table:table-cell table:formula="of:=[.P377]+[.P379]+[.P381]+[.P385]" ns41:value-type="float" table:style-name="ce90" office:value-type="float" office:value="5">
            <text:p>5</text:p>
          </table:table-cell>
          <table:table-cell table:formula="of:=[.Q377]+[.Q379]+[.Q381]+[.Q385]" ns41:value-type="float" table:style-name="ce90" office:value-type="float" office:value="1">
            <text:p>1</text:p>
          </table:table-cell>
          <table:table-cell table:formula="of:=[.R377]+[.R379]+[.R381]+[.R385]" ns41:value-type="float" table:style-name="ce90" office:value-type="float" office:value="8">
            <text:p>8</text:p>
          </table:table-cell>
          <table:table-cell table:formula="of:=[.S377]+[.S379]+[.S381]+[.S385]" ns41:value-type="float" table:style-name="ce90" office:value-type="float" office:value="3">
            <text:p>3</text:p>
          </table:table-cell>
          <table:table-cell table:formula="of:=[.T377]+[.T379]+[.T381]+[.T385]" ns41:value-type="float" table:style-name="ce90" office:value-type="float" office:value="1">
            <text:p>1</text:p>
          </table:table-cell>
          <table:table-cell table:formula="of:=[.U377]+[.U379]+[.U381]+[.U385]" ns41:value-type="float" table:style-name="ce90" office:value-type="float" office:value="3">
            <text:p>3</text:p>
          </table:table-cell>
          <table:table-cell table:formula="of:=[.V377]+[.V379]+[.V381]+[.V385]" ns41:value-type="float" table:style-name="ce90" office:value-type="float" office:value="0">
            <text:p>0</text:p>
          </table:table-cell>
          <table:table-cell table:formula="of:=[.W377]+[.W379]+[.W381]+[.W385]" ns41:value-type="float" table:style-name="ce90" office:value-type="float" office:value="1">
            <text:p>1</text:p>
          </table:table-cell>
          <table:table-cell table:formula="of:=[.X377]+[.X379]+[.X381]+[.X385]" ns41:value-type="float" table:style-name="ce90" office:value-type="float" office:value="12">
            <text:p>12</text:p>
          </table:table-cell>
          <table:table-cell table:formula="of:=[.Y377]+[.Y379]+[.Y381]+[.Y385]" ns41:value-type="float" table:style-name="ce90" office:value-type="float" office:value="3">
            <text:p>3</text:p>
          </table:table-cell>
          <table:table-cell table:formula="of:=[.Z377]+[.Z379]+[.Z381]+[.Z385]" ns41:value-type="float" table:style-name="ce90" office:value-type="float" office:value="3">
            <text:p>3</text:p>
          </table:table-cell>
          <table:table-cell table:formula="of:=[.AA377]+[.AA379]+[.AA381]+[.AA385]" ns41:value-type="float" table:style-name="ce90" office:value-type="float" office:value="3">
            <text:p>3</text:p>
          </table:table-cell>
          <table:table-cell table:formula="of:=[.AB377]+[.AB379]+[.AB381]+[.AB385]" ns41:value-type="float" table:style-name="ce90" office:value-type="float" office:value="11">
            <text:p>11</text:p>
          </table:table-cell>
          <table:table-cell table:formula="of:=[.AC377]+[.AC379]+[.AC381]+[.AC385]" ns41:value-type="float" table:style-name="ce90" office:value-type="float" office:value="0">
            <text:p>0</text:p>
          </table:table-cell>
          <table:table-cell table:formula="of:=[.AD377]+[.AD379]+[.AD381]+[.AD385]" ns41:value-type="float" table:style-name="ce90" office:value-type="float" office:value="1">
            <text:p>1</text:p>
          </table:table-cell>
          <table:table-cell table:formula="of:=[.AE377]+[.AE379]+[.AE381]+[.AE385]" ns41:value-type="float" table:style-name="ce90" office:value-type="float" office:value="4">
            <text:p>4</text:p>
          </table:table-cell>
          <table:table-cell table:formula="of:=[.AF377]+[.AF379]+[.AF381]+[.AF385]" ns41:value-type="float" table:style-name="ce90" office:value-type="float" office:value="5">
            <text:p>5</text:p>
          </table:table-cell>
          <table:table-cell table:formula="of:=[.AG377]+[.AG379]+[.AG381]+[.AG385]" ns41:value-type="float" table:style-name="ce90" office:value-type="float" office:value="3">
            <text:p>3</text:p>
          </table:table-cell>
          <table:table-cell table:formula="of:=[.AH377]+[.AH379]+[.AH381]+[.AH385]" ns41:value-type="float" table:style-name="ce90" office:value-type="float" office:value="0">
            <text:p>0</text:p>
          </table:table-cell>
          <table:table-cell table:formula="of:=[.AI377]+[.AI379]+[.AI381]+[.AI385]" ns41:value-type="float" table:style-name="ce90" office:value-type="float" office:value="1">
            <text:p>1</text:p>
          </table:table-cell>
          <table:table-cell table:formula="of:=[.AJ377]+[.AJ379]+[.AJ381]+[.AJ385]" ns41:value-type="float" table:style-name="ce90" office:value-type="float" office:value="0">
            <text:p>0</text:p>
          </table:table-cell>
          <table:table-cell table:formula="of:=[.AK377]+[.AK379]+[.AK381]+[.AK385]" ns41:value-type="float" table:style-name="ce90" office:value-type="float" office:value="0">
            <text:p>0</text:p>
          </table:table-cell>
          <table:table-cell table:formula="of:=[.AL377]+[.AL379]+[.AL381]+[.AL385]" ns41:value-type="float" table:style-name="ce90" office:value-type="float" office:value="1">
            <text:p>1</text:p>
          </table:table-cell>
          <table:table-cell table:formula="of:=[.AM377]+[.AM379]+[.AM381]+[.AM385]" ns41:value-type="float" table:style-name="ce90" office:value-type="float" office:value="0">
            <text:p>0</text:p>
          </table:table-cell>
          <table:table-cell table:formula="of:=[.AN377]+[.AN379]+[.AN381]+[.AN385]" ns41:value-type="float" table:style-name="ce90" office:value-type="float" office:value="1">
            <text:p>1</text:p>
          </table:table-cell>
          <table:table-cell table:formula="of:=[.AO377]+[.AO379]+[.AO381]+[.AO385]" ns41:value-type="float" table:style-name="ce90" office:value-type="float" office:value="0">
            <text:p>0</text:p>
          </table:table-cell>
          <table:table-cell table:formula="of:=[.AP377]+[.AP379]+[.AP381]+[.AP385]" ns41:value-type="float" table:style-name="ce90" office:value-type="float" office:value="48">
            <text:p>48</text:p>
          </table:table-cell>
          <table:table-cell table:formula="of:=[.AQ377]+[.AQ379]+[.AQ381]+[.AQ385]" ns41:value-type="float" table:style-name="ce90" office:value-type="float" office:value="25">
            <text:p>25</text:p>
          </table:table-cell>
          <table:table-cell table:formula="of:=[.AR377]+[.AR379]+[.AR381]+[.AR385]" ns41:value-type="float" table:style-name="ce90" office:value-type="float" office:value="0">
            <text:p>0</text:p>
          </table:table-cell>
          <table:table-cell table:formula="of:=[.AS377]+[.AS379]+[.AS381]+[.AS385]" ns41:value-type="float" table:style-name="ce90" office:value-type="float" office:value="0">
            <text:p>0</text:p>
          </table:table-cell>
          <table:table-cell table:formula="of:=[.AT377]+[.AT379]+[.AT381]+[.AT385]" ns41:value-type="float" table:style-name="ce90" office:value-type="float" office:value="48">
            <text:p>48</text:p>
          </table:table-cell>
          <table:table-cell table:formula="of:=[.AU377]+[.AU379]+[.AU381]+[.AU385]" ns41:value-type="float" table:style-name="ce52" office:value-type="float" office:value="25">
            <text:p>25</text:p>
          </table:table-cell>
          <table:table-cell table:style-name="ce61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4" office:value-type="float">
            <text:p>864</text:p>
          </table:table-cell>
          <table:table-cell ns41:value-type="float" table:style-name="ce78" office:value="865" office:value-type="float">
            <text:p>865</text:p>
          </table:table-cell>
          <table:table-cell table:style-name="ce78"/>
          <table:table-cell ns41:value-type="float" table:style-name="ce85" office:value="240195" office:value-type="float">
            <text:p>240195</text:p>
          </table:table-cell>
          <table:table-cell table:style-name="ce87" table:number-columns-repeated="970"/>
        </table:table-row>
        <table:table-row table:style-name="ro3">
          <table:table-cell table:style-name="ce8"/>
          <table:table-cell ns41:value-type="string" table:style-name="ce20" office:value-type="string">
            <text:p>I-XXXIII. Totaal</text:p>
          </table:table-cell>
          <table:table-cell table:style-name="ce30"/>
          <table:table-cell table:style-name="ce11"/>
          <table:table-cell table:formula="of:=[.E37]+[.E39]+[.E65]+[.E104]+[.E130]+[.E136]+[.E138]+[.E145]+[.E152]+[.E177]+[.E178]+[.E200]+[.E201]+[.E206]+[.E214]+[.E248]+[.E252]+[.E309]+[.E331]+[.E337]+[.E347]+[.E372]+[.E377]+[.E379]+[.E381]+[.E385]" ns41:value-type="float" table:style-name="ce40" office:value-type="float" office:value="4">
            <text:p>4</text:p>
          </table:table-cell>
          <table:table-cell table:formula="of:=[.F37]+[.F39]+[.F65]+[.F104]+[.F130]+[.F136]+[.F138]+[.F145]+[.F152]+[.F177]+[.F178]+[.F200]+[.F201]+[.F206]+[.F214]+[.F248]+[.F252]+[.F309]+[.F331]+[.F337]+[.F347]+[.F372]+[.F377]+[.F379]+[.F381]+[.F385]" ns41:value-type="float" table:style-name="ce90" office:value-type="float" office:value="181">
            <text:p>181</text:p>
          </table:table-cell>
          <table:table-cell table:formula="of:=[.G37]+[.G39]+[.G65]+[.G104]+[.G130]+[.G136]+[.G138]+[.G145]+[.G152]+[.G177]+[.G178]+[.G200]+[.G201]+[.G206]+[.G214]+[.G248]+[.G252]+[.G309]+[.G331]+[.G337]+[.G347]+[.G372]+[.G377]+[.G379]+[.G381]+[.G385]" ns41:value-type="float" table:style-name="ce90" office:value-type="float" office:value="355">
            <text:p>355</text:p>
          </table:table-cell>
          <table:table-cell table:formula="of:=[.H37]+[.H39]+[.H65]+[.H104]+[.H130]+[.H136]+[.H138]+[.H145]+[.H152]+[.H177]+[.H178]+[.H200]+[.H201]+[.H206]+[.H214]+[.H248]+[.H252]+[.H309]+[.H331]+[.H337]+[.H347]+[.H372]+[.H377]+[.H379]+[.H381]+[.H385]" ns41:value-type="float" table:style-name="ce90" office:value-type="float" office:value="635">
            <text:p>635</text:p>
          </table:table-cell>
          <table:table-cell table:formula="of:=[.I37]+[.I39]+[.I65]+[.I104]+[.I130]+[.I136]+[.I138]+[.I145]+[.I152]+[.I177]+[.I178]+[.I200]+[.I201]+[.I206]+[.I214]+[.I248]+[.I252]+[.I309]+[.I331]+[.I337]+[.I347]+[.I372]+[.I377]+[.I379]+[.I381]+[.I385]" ns41:value-type="float" table:style-name="ce90" office:value-type="float" office:value="2081">
            <text:p>2081</text:p>
          </table:table-cell>
          <table:table-cell table:formula="of:=[.J37]+[.J39]+[.J65]+[.J104]+[.J130]+[.J136]+[.J138]+[.J145]+[.J152]+[.J177]+[.J178]+[.J200]+[.J201]+[.J206]+[.J214]+[.J248]+[.J252]+[.J309]+[.J331]+[.J337]+[.J347]+[.J372]+[.J377]+[.J379]+[.J381]+[.J385]" ns41:value-type="float" table:style-name="ce90" office:value-type="float" office:value="16">
            <text:p>16</text:p>
          </table:table-cell>
          <table:table-cell table:formula="of:=[.K37]+[.K39]+[.K65]+[.K104]+[.K130]+[.K136]+[.K138]+[.K145]+[.K152]+[.K177]+[.K178]+[.K200]+[.K201]+[.K206]+[.K214]+[.K248]+[.K252]+[.K309]+[.K331]+[.K337]+[.K347]+[.K372]+[.K377]+[.K379]+[.K381]+[.K385]" ns41:value-type="float" table:style-name="ce90" office:value-type="float" office:value="3018">
            <text:p>3018</text:p>
          </table:table-cell>
          <table:table-cell table:formula="of:=[.L37]+[.L39]+[.L65]+[.L104]+[.L130]+[.L136]+[.L138]+[.L145]+[.L152]+[.L177]+[.L178]+[.L200]+[.L201]+[.L206]+[.L214]+[.L248]+[.L252]+[.L309]+[.L331]+[.L337]+[.L347]+[.L372]+[.L377]+[.L379]+[.L381]+[.L385]" ns41:value-type="float" table:style-name="ce90" office:value-type="float" office:value="60">
            <text:p>60</text:p>
          </table:table-cell>
          <table:table-cell table:formula="of:=[.M37]+[.M39]+[.M65]+[.M104]+[.M130]+[.M136]+[.M138]+[.M145]+[.M152]+[.M177]+[.M178]+[.M200]+[.M201]+[.M206]+[.M214]+[.M248]+[.M252]+[.M309]+[.M331]+[.M337]+[.M347]+[.M372]+[.M377]+[.M379]+[.M381]+[.M385]" ns41:value-type="float" table:style-name="ce90" office:value-type="float" office:value="1527">
            <text:p>1527</text:p>
          </table:table-cell>
          <table:table-cell table:formula="of:=[.N37]+[.N39]+[.N65]+[.N104]+[.N130]+[.N136]+[.N138]+[.N145]+[.N152]+[.N177]+[.N178]+[.N200]+[.N201]+[.N206]+[.N214]+[.N248]+[.N252]+[.N309]+[.N331]+[.N337]+[.N347]+[.N372]+[.N377]+[.N379]+[.N381]+[.N385]" ns41:value-type="float" table:style-name="ce90" office:value-type="float" office:value="490">
            <text:p>490</text:p>
          </table:table-cell>
          <table:table-cell table:formula="of:=[.O37]+[.O39]+[.O65]+[.O104]+[.O130]+[.O136]+[.O138]+[.O145]+[.O152]+[.O177]+[.O178]+[.O200]+[.O201]+[.O206]+[.O214]+[.O248]+[.O252]+[.O309]+[.O331]+[.O337]+[.O347]+[.O372]+[.O377]+[.O379]+[.O381]+[.O385]" ns41:value-type="float" table:style-name="ce90" office:value-type="float" office:value="2904">
            <text:p>2904</text:p>
          </table:table-cell>
          <table:table-cell table:formula="of:=[.P37]+[.P39]+[.P65]+[.P104]+[.P130]+[.P136]+[.P138]+[.P145]+[.P152]+[.P177]+[.P178]+[.P200]+[.P201]+[.P206]+[.P214]+[.P248]+[.P252]+[.P309]+[.P331]+[.P337]+[.P347]+[.P372]+[.P377]+[.P379]+[.P381]+[.P385]" ns41:value-type="float" table:style-name="ce90" office:value-type="float" office:value="995">
            <text:p>995</text:p>
          </table:table-cell>
          <table:table-cell table:formula="of:=[.Q37]+[.Q39]+[.Q65]+[.Q104]+[.Q130]+[.Q136]+[.Q138]+[.Q145]+[.Q152]+[.Q177]+[.Q178]+[.Q200]+[.Q201]+[.Q206]+[.Q214]+[.Q248]+[.Q252]+[.Q309]+[.Q331]+[.Q337]+[.Q347]+[.Q372]+[.Q377]+[.Q379]+[.Q381]+[.Q385]" ns41:value-type="float" table:style-name="ce90" office:value-type="float" office:value="2386">
            <text:p>2386</text:p>
          </table:table-cell>
          <table:table-cell table:formula="of:=[.R37]+[.R39]+[.R65]+[.R104]+[.R130]+[.R136]+[.R138]+[.R145]+[.R152]+[.R177]+[.R178]+[.R200]+[.R201]+[.R206]+[.R214]+[.R248]+[.R252]+[.R309]+[.R331]+[.R337]+[.R347]+[.R372]+[.R377]+[.R379]+[.R381]+[.R385]" ns41:value-type="float" table:style-name="ce90" office:value-type="float" office:value="4940">
            <text:p>4940</text:p>
          </table:table-cell>
          <table:table-cell table:formula="of:=[.S37]+[.S39]+[.S65]+[.S104]+[.S130]+[.S136]+[.S138]+[.S145]+[.S152]+[.S177]+[.S178]+[.S200]+[.S201]+[.S206]+[.S214]+[.S248]+[.S252]+[.S309]+[.S331]+[.S337]+[.S347]+[.S372]+[.S377]+[.S379]+[.S381]+[.S385]" ns41:value-type="float" table:style-name="ce90" office:value-type="float" office:value="3792">
            <text:p>3792</text:p>
          </table:table-cell>
          <table:table-cell table:formula="of:=[.T37]+[.T39]+[.T65]+[.T104]+[.T130]+[.T136]+[.T138]+[.T145]+[.T152]+[.T177]+[.T178]+[.T200]+[.T201]+[.T206]+[.T214]+[.T248]+[.T252]+[.T309]+[.T331]+[.T337]+[.T347]+[.T372]+[.T377]+[.T379]+[.T381]+[.T385]" ns41:value-type="float" table:style-name="ce90" office:value-type="float" office:value="3988">
            <text:p>3988</text:p>
          </table:table-cell>
          <table:table-cell table:formula="of:=[.U37]+[.U39]+[.U65]+[.U104]+[.U130]+[.U136]+[.U138]+[.U145]+[.U152]+[.U177]+[.U178]+[.U200]+[.U201]+[.U206]+[.U214]+[.U248]+[.U252]+[.U309]+[.U331]+[.U337]+[.U347]+[.U372]+[.U377]+[.U379]+[.U381]+[.U385]" ns41:value-type="float" table:style-name="ce90" office:value-type="float" office:value="1214">
            <text:p>1214</text:p>
          </table:table-cell>
          <table:table-cell table:formula="of:=[.V37]+[.V39]+[.V65]+[.V104]+[.V130]+[.V136]+[.V138]+[.V145]+[.V152]+[.V177]+[.V178]+[.V200]+[.V201]+[.V206]+[.V214]+[.V248]+[.V252]+[.V309]+[.V331]+[.V337]+[.V347]+[.V372]+[.V377]+[.V379]+[.V381]+[.V385]" ns41:value-type="float" table:style-name="ce90" office:value-type="float" office:value="938">
            <text:p>938</text:p>
          </table:table-cell>
          <table:table-cell table:formula="of:=[.W37]+[.W39]+[.W65]+[.W104]+[.W130]+[.W136]+[.W138]+[.W145]+[.W152]+[.W177]+[.W178]+[.W200]+[.W201]+[.W206]+[.W214]+[.W248]+[.W252]+[.W309]+[.W331]+[.W337]+[.W347]+[.W372]+[.W377]+[.W379]+[.W381]+[.W385]" ns41:value-type="float" table:style-name="ce90" office:value-type="float" office:value="242">
            <text:p>242</text:p>
          </table:table-cell>
          <table:table-cell table:formula="of:=[.X37]+[.X39]+[.X65]+[.X104]+[.X130]+[.X136]+[.X138]+[.X145]+[.X152]+[.X177]+[.X178]+[.X200]+[.X201]+[.X206]+[.X214]+[.X248]+[.X252]+[.X309]+[.X331]+[.X337]+[.X347]+[.X372]+[.X377]+[.X379]+[.X381]+[.X385]" ns41:value-type="float" table:style-name="ce90" office:value-type="float" office:value="4449">
            <text:p>4449</text:p>
          </table:table-cell>
          <table:table-cell table:formula="of:=[.Y37]+[.Y39]+[.Y65]+[.Y104]+[.Y130]+[.Y136]+[.Y138]+[.Y145]+[.Y152]+[.Y177]+[.Y178]+[.Y200]+[.Y201]+[.Y206]+[.Y214]+[.Y248]+[.Y252]+[.Y309]+[.Y331]+[.Y337]+[.Y347]+[.Y372]+[.Y377]+[.Y379]+[.Y381]+[.Y385]" ns41:value-type="float" table:style-name="ce90" office:value-type="float" office:value="859">
            <text:p>859</text:p>
          </table:table-cell>
          <table:table-cell table:formula="of:=[.Z37]+[.Z39]+[.Z65]+[.Z104]+[.Z130]+[.Z136]+[.Z138]+[.Z145]+[.Z152]+[.Z177]+[.Z178]+[.Z200]+[.Z201]+[.Z206]+[.Z214]+[.Z248]+[.Z252]+[.Z309]+[.Z331]+[.Z337]+[.Z347]+[.Z372]+[.Z377]+[.Z379]+[.Z381]+[.Z385]" ns41:value-type="float" table:style-name="ce90" office:value-type="float" office:value="3270">
            <text:p>3270</text:p>
          </table:table-cell>
          <table:table-cell table:formula="of:=[.AA37]+[.AA39]+[.AA65]+[.AA104]+[.AA130]+[.AA136]+[.AA138]+[.AA145]+[.AA152]+[.AA177]+[.AA178]+[.AA200]+[.AA201]+[.AA206]+[.AA214]+[.AA248]+[.AA252]+[.AA309]+[.AA331]+[.AA337]+[.AA347]+[.AA372]+[.AA377]+[.AA379]+[.AA381]+[.AA385]" ns41:value-type="float" table:style-name="ce90" office:value-type="float" office:value="489">
            <text:p>489</text:p>
          </table:table-cell>
          <table:table-cell table:formula="of:=[.AB37]+[.AB39]+[.AB65]+[.AB104]+[.AB130]+[.AB136]+[.AB138]+[.AB145]+[.AB152]+[.AB177]+[.AB178]+[.AB200]+[.AB201]+[.AB206]+[.AB214]+[.AB248]+[.AB252]+[.AB309]+[.AB331]+[.AB337]+[.AB347]+[.AB372]+[.AB377]+[.AB379]+[.AB381]+[.AB385]" ns41:value-type="float" table:style-name="ce90" office:value-type="float" office:value="4423">
            <text:p>4423</text:p>
          </table:table-cell>
          <table:table-cell table:formula="of:=[.AC37]+[.AC39]+[.AC65]+[.AC104]+[.AC130]+[.AC136]+[.AC138]+[.AC145]+[.AC152]+[.AC177]+[.AC178]+[.AC200]+[.AC201]+[.AC206]+[.AC214]+[.AC248]+[.AC252]+[.AC309]+[.AC331]+[.AC337]+[.AC347]+[.AC372]+[.AC377]+[.AC379]+[.AC381]+[.AC385]" ns41:value-type="float" table:style-name="ce90" office:value-type="float" office:value="579">
            <text:p>579</text:p>
          </table:table-cell>
          <table:table-cell table:formula="of:=[.AD37]+[.AD39]+[.AD65]+[.AD104]+[.AD130]+[.AD136]+[.AD138]+[.AD145]+[.AD152]+[.AD177]+[.AD178]+[.AD200]+[.AD201]+[.AD206]+[.AD214]+[.AD248]+[.AD252]+[.AD309]+[.AD331]+[.AD337]+[.AD347]+[.AD372]+[.AD377]+[.AD379]+[.AD381]+[.AD385]" ns41:value-type="float" table:style-name="ce90" office:value-type="float" office:value="2449">
            <text:p>2449</text:p>
          </table:table-cell>
          <table:table-cell table:formula="of:=[.AE37]+[.AE39]+[.AE65]+[.AE104]+[.AE130]+[.AE136]+[.AE138]+[.AE145]+[.AE152]+[.AE177]+[.AE178]+[.AE200]+[.AE201]+[.AE206]+[.AE214]+[.AE248]+[.AE252]+[.AE309]+[.AE331]+[.AE337]+[.AE347]+[.AE372]+[.AE377]+[.AE379]+[.AE381]+[.AE385]" ns41:value-type="float" table:style-name="ce90" office:value-type="float" office:value="297">
            <text:p>297</text:p>
          </table:table-cell>
          <table:table-cell table:formula="of:=[.AF37]+[.AF39]+[.AF65]+[.AF104]+[.AF130]+[.AF136]+[.AF138]+[.AF145]+[.AF152]+[.AF177]+[.AF178]+[.AF200]+[.AF201]+[.AF206]+[.AF214]+[.AF248]+[.AF252]+[.AF309]+[.AF331]+[.AF337]+[.AF347]+[.AF372]+[.AF377]+[.AF379]+[.AF381]+[.AF385]" ns41:value-type="float" table:style-name="ce90" office:value-type="float" office:value="3374">
            <text:p>3374</text:p>
          </table:table-cell>
          <table:table-cell table:formula="of:=[.AG37]+[.AG39]+[.AG65]+[.AG104]+[.AG130]+[.AG136]+[.AG138]+[.AG145]+[.AG152]+[.AG177]+[.AG178]+[.AG200]+[.AG201]+[.AG206]+[.AG214]+[.AG248]+[.AG252]+[.AG309]+[.AG331]+[.AG337]+[.AG347]+[.AG372]+[.AG377]+[.AG379]+[.AG381]+[.AG385]" ns41:value-type="float" table:style-name="ce90" office:value-type="float" office:value="372">
            <text:p>372</text:p>
          </table:table-cell>
          <table:table-cell table:formula="of:=[.AH37]+[.AH39]+[.AH65]+[.AH104]+[.AH130]+[.AH136]+[.AH138]+[.AH145]+[.AH152]+[.AH177]+[.AH178]+[.AH200]+[.AH201]+[.AH206]+[.AH214]+[.AH248]+[.AH252]+[.AH309]+[.AH331]+[.AH337]+[.AH347]+[.AH372]+[.AH377]+[.AH379]+[.AH381]+[.AH385]" ns41:value-type="float" table:style-name="ce90" office:value-type="float" office:value="1623">
            <text:p>1623</text:p>
          </table:table-cell>
          <table:table-cell table:formula="of:=[.AI37]+[.AI39]+[.AI65]+[.AI104]+[.AI130]+[.AI136]+[.AI138]+[.AI145]+[.AI152]+[.AI177]+[.AI178]+[.AI200]+[.AI201]+[.AI206]+[.AI214]+[.AI248]+[.AI252]+[.AI309]+[.AI331]+[.AI337]+[.AI347]+[.AI372]+[.AI377]+[.AI379]+[.AI381]+[.AI385]" ns41:value-type="float" table:style-name="ce90" office:value-type="float" office:value="162">
            <text:p>162</text:p>
          </table:table-cell>
          <table:table-cell table:formula="of:=[.AJ37]+[.AJ39]+[.AJ65]+[.AJ104]+[.AJ130]+[.AJ136]+[.AJ138]+[.AJ145]+[.AJ152]+[.AJ177]+[.AJ178]+[.AJ200]+[.AJ201]+[.AJ206]+[.AJ214]+[.AJ248]+[.AJ252]+[.AJ309]+[.AJ331]+[.AJ337]+[.AJ347]+[.AJ372]+[.AJ377]+[.AJ379]+[.AJ381]+[.AJ385]" ns41:value-type="float" table:style-name="ce90" office:value-type="float" office:value="417">
            <text:p>417</text:p>
          </table:table-cell>
          <table:table-cell table:formula="of:=[.AK37]+[.AK39]+[.AK65]+[.AK104]+[.AK130]+[.AK136]+[.AK138]+[.AK145]+[.AK152]+[.AK177]+[.AK178]+[.AK200]+[.AK201]+[.AK206]+[.AK214]+[.AK248]+[.AK252]+[.AK309]+[.AK331]+[.AK337]+[.AK347]+[.AK372]+[.AK377]+[.AK379]+[.AK381]+[.AK385]" ns41:value-type="float" table:style-name="ce90" office:value-type="float" office:value="44">
            <text:p>44</text:p>
          </table:table-cell>
          <table:table-cell table:formula="of:=[.AL37]+[.AL39]+[.AL65]+[.AL104]+[.AL130]+[.AL136]+[.AL138]+[.AL145]+[.AL152]+[.AL177]+[.AL178]+[.AL200]+[.AL201]+[.AL206]+[.AL214]+[.AL248]+[.AL252]+[.AL309]+[.AL331]+[.AL337]+[.AL347]+[.AL372]+[.AL377]+[.AL379]+[.AL381]+[.AL385]" ns41:value-type="float" table:style-name="ce90" office:value-type="float" office:value="1637">
            <text:p>1637</text:p>
          </table:table-cell>
          <table:table-cell table:formula="of:=[.AM37]+[.AM39]+[.AM65]+[.AM104]+[.AM130]+[.AM136]+[.AM138]+[.AM145]+[.AM152]+[.AM177]+[.AM178]+[.AM200]+[.AM201]+[.AM206]+[.AM214]+[.AM248]+[.AM252]+[.AM309]+[.AM331]+[.AM337]+[.AM347]+[.AM372]+[.AM377]+[.AM379]+[.AM381]+[.AM385]" ns41:value-type="float" table:style-name="ce90" office:value-type="float" office:value="157">
            <text:p>157</text:p>
          </table:table-cell>
          <table:table-cell table:formula="of:=[.AN37]+[.AN39]+[.AN65]+[.AN104]+[.AN130]+[.AN136]+[.AN138]+[.AN145]+[.AN152]+[.AN177]+[.AN178]+[.AN200]+[.AN201]+[.AN206]+[.AN214]+[.AN248]+[.AN252]+[.AN309]+[.AN331]+[.AN337]+[.AN347]+[.AN372]+[.AN377]+[.AN379]+[.AN381]+[.AN385]" ns41:value-type="float" table:style-name="ce90" office:value-type="float" office:value="1031">
            <text:p>1031</text:p>
          </table:table-cell>
          <table:table-cell table:formula="of:=[.AO37]+[.AO39]+[.AO65]+[.AO104]+[.AO130]+[.AO136]+[.AO138]+[.AO145]+[.AO152]+[.AO177]+[.AO178]+[.AO200]+[.AO201]+[.AO206]+[.AO214]+[.AO248]+[.AO252]+[.AO309]+[.AO331]+[.AO337]+[.AO347]+[.AO372]+[.AO377]+[.AO379]+[.AO381]+[.AO385]" ns41:value-type="float" table:style-name="ce90" office:value-type="float" office:value="79">
            <text:p>79</text:p>
          </table:table-cell>
          <table:table-cell table:formula="of:=[.AP37]+[.AP39]+[.AP65]+[.AP104]+[.AP130]+[.AP136]+[.AP138]+[.AP145]+[.AP152]+[.AP177]+[.AP178]+[.AP200]+[.AP201]+[.AP206]+[.AP214]+[.AP248]+[.AP252]+[.AP309]+[.AP331]+[.AP337]+[.AP347]+[.AP372]+[.AP377]+[.AP379]+[.AP381]+[.AP385]" ns41:value-type="float" table:style-name="ce90" office:value-type="float" office:value="34100">
            <text:p>34100</text:p>
          </table:table-cell>
          <table:table-cell table:formula="of:=[.AQ37]+[.AQ39]+[.AQ65]+[.AQ104]+[.AQ130]+[.AQ136]+[.AQ138]+[.AQ145]+[.AQ152]+[.AQ177]+[.AQ178]+[.AQ200]+[.AQ201]+[.AQ206]+[.AQ214]+[.AQ248]+[.AQ252]+[.AQ309]+[.AQ331]+[.AQ337]+[.AQ347]+[.AQ372]+[.AQ377]+[.AQ379]+[.AQ381]+[.AQ385]" ns41:value-type="float" table:style-name="ce90" office:value-type="float" office:value="21377">
            <text:p>21377</text:p>
          </table:table-cell>
          <table:table-cell table:formula="of:=[.AR37]+[.AR39]+[.AR65]+[.AR104]+[.AR130]+[.AR136]+[.AR138]+[.AR145]+[.AR152]+[.AR177]+[.AR178]+[.AR200]+[.AR201]+[.AR206]+[.AR214]+[.AR248]+[.AR252]+[.AR309]+[.AR331]+[.AR337]+[.AR347]+[.AR372]+[.AR377]+[.AR379]+[.AR381]+[.AR385]" ns41:value-type="float" table:style-name="ce90" office:value-type="float" office:value="101">
            <text:p>101</text:p>
          </table:table-cell>
          <table:table-cell table:formula="of:=[.AS37]+[.AS39]+[.AS65]+[.AS104]+[.AS130]+[.AS136]+[.AS138]+[.AS145]+[.AS152]+[.AS177]+[.AS178]+[.AS200]+[.AS201]+[.AS206]+[.AS214]+[.AS248]+[.AS252]+[.AS309]+[.AS331]+[.AS337]+[.AS347]+[.AS372]+[.AS377]+[.AS379]+[.AS381]+[.AS385]" ns41:value-type="float" table:style-name="ce90" office:value-type="float" office:value="306">
            <text:p>306</text:p>
          </table:table-cell>
          <table:table-cell table:formula="of:=[.AT37]+[.AT39]+[.AT65]+[.AT104]+[.AT130]+[.AT136]+[.AT138]+[.AT145]+[.AT152]+[.AT177]+[.AT178]+[.AT200]+[.AT201]+[.AT206]+[.AT214]+[.AT248]+[.AT252]+[.AT309]+[.AT331]+[.AT337]+[.AT347]+[.AT372]+[.AT377]+[.AT379]+[.AT381]+[.AT385]" ns41:value-type="float" table:style-name="ce90" office:value-type="float" office:value="34201">
            <text:p>34201</text:p>
          </table:table-cell>
          <table:table-cell table:formula="of:=[.AU37]+[.AU39]+[.AU65]+[.AU104]+[.AU130]+[.AU136]+[.AU138]+[.AU145]+[.AU152]+[.AU177]+[.AU178]+[.AU200]+[.AU201]+[.AU206]+[.AU214]+[.AU248]+[.AU252]+[.AU309]+[.AU331]+[.AU337]+[.AU347]+[.AU372]+[.AU377]+[.AU379]+[.AU381]+[.AU385]" ns41:value-type="float" table:style-name="ce52" office:value-type="float" office:value="21683">
            <text:p>21683</text:p>
          </table:table-cell>
          <table:table-cell table:style-name="ce61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4" office:value-type="float">
            <text:p>864</text:p>
          </table:table-cell>
          <table:table-cell ns41:value-type="float" table:style-name="ce78" office:value="865" office:value-type="float">
            <text:p>865</text:p>
          </table:table-cell>
          <table:table-cell table:style-name="ce78"/>
          <table:table-cell ns41:value-type="float" table:style-name="ce85" office:value="240195" office:value-type="float">
            <text:p>240195</text:p>
          </table:table-cell>
          <table:table-cell table:style-name="ce87" table:number-columns-repeated="970"/>
        </table:table-row>
        <table:table-row table:style-name="ro5">
          <table:table-cell table:style-name="ce8"/>
          <table:table-cell ns41:value-type="string" table:style-name="ce20" office:value-type="string">
            <text:p>I. Fabricage van aardewerk, glas, kalk en steenen.</text:p>
          </table:table-cell>
          <table:table-cell table:style-name="ce30"/>
          <table:table-cell table:style-name="ce11"/>
          <table:table-cell table:style-name="ce40"/>
          <table:table-cell table:style-name="ce90" table:number-columns-repeated="36"/>
          <table:table-cell table:formula="of:=[.J388]+[.L388]+[.N388]+[.P388]+[.R388]+[.T388]+[.V388]+[.X388]+[.Z388]+[.AB388]+[.AD388]+[.AF388]+[.AH388]+[.AJ388]+[.AL388]+[.AN388]" ns41:value-type="float" table:style-name="ce34" office:value-type="float" office:value="0">
            <text:p>0</text:p>
          </table:table-cell>
          <table:table-cell table:formula="of:=[.E388]+[.F388]+[.G388]+[.H388]+[.I388]+[.K388]+[.M388]+[.O388]+[.Q388]+[.S388]+[.U388]+[.W388]+[.Y388]+[.AA388]+[.AC388]+[.AE388]+[.AG388]+[.AI388]+[.AK388]+[.AM388]+[.AO388]" ns41:value-type="float" table:style-name="ce34" office:value-type="float" office:value="0">
            <text:p>0</text:p>
          </table:table-cell>
          <table:table-cell table:style-name="ce90" table:number-columns-repeated="2"/>
          <table:table-cell table:formula="of:=[.AP388]+[.AR388]" ns41:value-type="float" table:style-name="ce34" office:value-type="float" office:value="0">
            <text:p>0</text:p>
          </table:table-cell>
          <table:table-cell table:formula="of:=[.AQ388]+[.AS388]" ns41:value-type="float" table:style-name="ce52" office:value-type="float" office:value="0">
            <text:p>0</text:p>
          </table:table-cell>
          <table:table-cell table:style-name="ce91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6" office:value-type="float">
            <text:p>866</text:p>
          </table:table-cell>
          <table:table-cell ns41:value-type="float" table:style-name="ce78" office:value="867" office:value-type="float">
            <text:p>867</text:p>
          </table:table-cell>
          <table:table-cell table:style-name="ce78"/>
          <table:table-cell ns41:value-type="float" table:style-name="ce85" office:value="240196" office:value-type="float">
            <text:p>240196</text:p>
          </table:table-cell>
          <table:table-cell table:number-columns-repeated="970"/>
        </table:table-row>
        <table:table-row table:style-name="ro3">
          <table:table-cell ns41:value-type="float" table:style-name="ce8" office:value="1" office:value-type="float">
            <text:p>1</text:p>
          </table:table-cell>
          <table:table-cell ns41:value-type="string" table:style-name="ce20" office:value-type="string">
            <text:p>Fabricage van steen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14"/>
          <table:table-cell ns41:value-type="float" table:style-name="ce90" office:value="1" office:value-type="float">
            <text:p>1</text:p>
          </table:table-cell>
          <table:table-cell table:style-name="ce90" table:number-columns-repeated="11"/>
          <table:table-cell ns41:value-type="float" table:style-name="ce90" office:value="1" office:value-type="float">
            <text:p>1</text:p>
          </table:table-cell>
          <table:table-cell table:style-name="ce90" table:number-columns-repeated="9"/>
          <table:table-cell table:formula="of:=[.J389]+[.L389]+[.N389]+[.P389]+[.R389]+[.T389]+[.V389]+[.X389]+[.Z389]+[.AB389]+[.AD389]+[.AF389]+[.AH389]+[.AJ389]+[.AL389]+[.AN389]" ns41:value-type="float" table:style-name="ce34" office:value-type="float" office:value="2">
            <text:p>2</text:p>
          </table:table-cell>
          <table:table-cell table:formula="of:=[.E389]+[.F389]+[.G389]+[.H389]+[.I389]+[.K389]+[.M389]+[.O389]+[.Q389]+[.S389]+[.U389]+[.W389]+[.Y389]+[.AA389]+[.AC389]+[.AE389]+[.AG389]+[.AI389]+[.AK389]+[.AM389]+[.AO389]" ns41:value-type="float" table:style-name="ce34" office:value-type="float" office:value="0">
            <text:p>0</text:p>
          </table:table-cell>
          <table:table-cell table:style-name="ce90" table:number-columns-repeated="2"/>
          <table:table-cell table:formula="of:=[.AP389]+[.AR389]" ns41:value-type="float" table:style-name="ce34" office:value-type="float" office:value="2">
            <text:p>2</text:p>
          </table:table-cell>
          <table:table-cell table:formula="of:=[.AQ389]+[.AS389]" ns41:value-type="float" table:style-name="ce52" office:value-type="float" office:value="0">
            <text:p>0</text:p>
          </table:table-cell>
          <table:table-cell table:formula="of:=[.A389]" ns41:value-type="float" table:style-name="ce91" office:value-type="float" office:value="1">
            <text:p>1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6" office:value-type="float">
            <text:p>866</text:p>
          </table:table-cell>
          <table:table-cell ns41:value-type="float" table:style-name="ce78" office:value="867" office:value-type="float">
            <text:p>867</text:p>
          </table:table-cell>
          <table:table-cell table:style-name="ce78"/>
          <table:table-cell ns41:value-type="float" table:style-name="ce85" office:value="240196" office:value-type="float">
            <text:p>240196</text:p>
          </table:table-cell>
          <table:table-cell table:number-columns-repeated="970"/>
        </table:table-row>
        <table:table-row table:style-name="ro5">
          <table:table-cell ns41:value-type="float" table:style-name="ce8" office:value="2" office:value-type="float">
            <text:p>2</text:p>
          </table:table-cell>
          <table:table-cell ns41:value-type="string" table:style-name="ce20" office:value-type="string">
            <text:p>Fabricage van glas en spiegels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34"/>
          <table:table-cell table:formula="of:=[.J390]+[.L390]+[.N390]+[.P390]+[.R390]+[.T390]+[.V390]+[.X390]+[.Z390]+[.AB390]+[.AD390]+[.AF390]+[.AH390]+[.AJ390]+[.AL390]+[.AN390]" ns41:value-type="float" table:style-name="ce34" office:value-type="float" office:value="0">
            <text:p>0</text:p>
          </table:table-cell>
          <table:table-cell table:formula="of:=[.E390]+[.F390]+[.G390]+[.H390]+[.I390]+[.K390]+[.M390]+[.O390]+[.Q390]+[.S390]+[.U390]+[.W390]+[.Y390]+[.AA390]+[.AC390]+[.AE390]+[.AG390]+[.AI390]+[.AK390]+[.AM390]+[.AO390]" ns41:value-type="float" table:style-name="ce34" office:value-type="float" office:value="1">
            <text:p>1</text:p>
          </table:table-cell>
          <table:table-cell table:style-name="ce90" table:number-columns-repeated="2"/>
          <table:table-cell table:formula="of:=[.AP390]+[.AR390]" ns41:value-type="float" table:style-name="ce34" office:value-type="float" office:value="0">
            <text:p>0</text:p>
          </table:table-cell>
          <table:table-cell table:formula="of:=[.AQ390]+[.AS390]" ns41:value-type="float" table:style-name="ce52" office:value-type="float" office:value="1">
            <text:p>1</text:p>
          </table:table-cell>
          <table:table-cell table:formula="of:=[.A390]" ns41:value-type="float" table:style-name="ce91" office:value-type="float" office:value="2">
            <text:p>2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6" office:value-type="float">
            <text:p>866</text:p>
          </table:table-cell>
          <table:table-cell ns41:value-type="float" table:style-name="ce78" office:value="867" office:value-type="float">
            <text:p>867</text:p>
          </table:table-cell>
          <table:table-cell table:style-name="ce78"/>
          <table:table-cell ns41:value-type="float" table:style-name="ce85" office:value="240196" office:value-type="float">
            <text:p>240196</text:p>
          </table:table-cell>
          <table:table-cell table:number-columns-repeated="970"/>
        </table:table-row>
        <table:table-row table:style-name="ro3">
          <table:table-cell table:style-name="ce8"/>
          <table:table-cell ns41:value-type="string" table:style-name="ce20" office:value-type="string">
            <text:p>I. Totaal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formula="of:=[.E389]+[.E390]" ns41:value-type="float" table:style-name="ce40" office:value-type="float" office:value="0">
            <text:p>0</text:p>
          </table:table-cell>
          <table:table-cell table:formula="of:=[.F389]+[.F390]" ns41:value-type="float" table:style-name="ce90" office:value-type="float" office:value="0">
            <text:p>0</text:p>
          </table:table-cell>
          <table:table-cell table:formula="of:=[.G389]+[.G390]" ns41:value-type="float" table:style-name="ce90" office:value-type="float" office:value="1">
            <text:p>1</text:p>
          </table:table-cell>
          <table:table-cell table:formula="of:=[.H389]+[.H390]" ns41:value-type="float" table:style-name="ce90" office:value-type="float" office:value="0">
            <text:p>0</text:p>
          </table:table-cell>
          <table:table-cell table:formula="of:=[.I389]+[.I390]" ns41:value-type="float" table:style-name="ce90" office:value-type="float" office:value="0">
            <text:p>0</text:p>
          </table:table-cell>
          <table:table-cell table:formula="of:=[.J389]+[.J390]" ns41:value-type="float" table:style-name="ce90" office:value-type="float" office:value="0">
            <text:p>0</text:p>
          </table:table-cell>
          <table:table-cell table:formula="of:=[.K389]+[.K390]" ns41:value-type="float" table:style-name="ce90" office:value-type="float" office:value="0">
            <text:p>0</text:p>
          </table:table-cell>
          <table:table-cell table:formula="of:=[.L389]+[.L390]" ns41:value-type="float" table:style-name="ce90" office:value-type="float" office:value="0">
            <text:p>0</text:p>
          </table:table-cell>
          <table:table-cell table:formula="of:=[.M389]+[.M390]" ns41:value-type="float" table:style-name="ce90" office:value-type="float" office:value="0">
            <text:p>0</text:p>
          </table:table-cell>
          <table:table-cell table:formula="of:=[.N389]+[.N390]" ns41:value-type="float" table:style-name="ce90" office:value-type="float" office:value="0">
            <text:p>0</text:p>
          </table:table-cell>
          <table:table-cell table:formula="of:=[.O389]+[.O390]" ns41:value-type="float" table:style-name="ce90" office:value-type="float" office:value="0">
            <text:p>0</text:p>
          </table:table-cell>
          <table:table-cell table:formula="of:=[.P389]+[.P390]" ns41:value-type="float" table:style-name="ce90" office:value-type="float" office:value="0">
            <text:p>0</text:p>
          </table:table-cell>
          <table:table-cell table:formula="of:=[.Q389]+[.Q390]" ns41:value-type="float" table:style-name="ce90" office:value-type="float" office:value="0">
            <text:p>0</text:p>
          </table:table-cell>
          <table:table-cell table:formula="of:=[.R389]+[.R390]" ns41:value-type="float" table:style-name="ce90" office:value-type="float" office:value="0">
            <text:p>0</text:p>
          </table:table-cell>
          <table:table-cell table:formula="of:=[.S389]+[.S390]" ns41:value-type="float" table:style-name="ce90" office:value-type="float" office:value="0">
            <text:p>0</text:p>
          </table:table-cell>
          <table:table-cell table:formula="of:=[.T389]+[.T390]" ns41:value-type="float" table:style-name="ce90" office:value-type="float" office:value="1">
            <text:p>1</text:p>
          </table:table-cell>
          <table:table-cell table:formula="of:=[.U389]+[.U390]" ns41:value-type="float" table:style-name="ce90" office:value-type="float" office:value="0">
            <text:p>0</text:p>
          </table:table-cell>
          <table:table-cell table:formula="of:=[.V389]+[.V390]" ns41:value-type="float" table:style-name="ce90" office:value-type="float" office:value="0">
            <text:p>0</text:p>
          </table:table-cell>
          <table:table-cell table:formula="of:=[.W389]+[.W390]" ns41:value-type="float" table:style-name="ce90" office:value-type="float" office:value="0">
            <text:p>0</text:p>
          </table:table-cell>
          <table:table-cell table:formula="of:=[.X389]+[.X390]" ns41:value-type="float" table:style-name="ce90" office:value-type="float" office:value="0">
            <text:p>0</text:p>
          </table:table-cell>
          <table:table-cell table:formula="of:=[.Y389]+[.Y390]" ns41:value-type="float" table:style-name="ce90" office:value-type="float" office:value="0">
            <text:p>0</text:p>
          </table:table-cell>
          <table:table-cell table:formula="of:=[.Z389]+[.Z390]" ns41:value-type="float" table:style-name="ce90" office:value-type="float" office:value="0">
            <text:p>0</text:p>
          </table:table-cell>
          <table:table-cell table:formula="of:=[.AA389]+[.AA390]" ns41:value-type="float" table:style-name="ce90" office:value-type="float" office:value="0">
            <text:p>0</text:p>
          </table:table-cell>
          <table:table-cell table:formula="of:=[.AB389]+[.AB390]" ns41:value-type="float" table:style-name="ce90" office:value-type="float" office:value="0">
            <text:p>0</text:p>
          </table:table-cell>
          <table:table-cell table:formula="of:=[.AC389]+[.AC390]" ns41:value-type="float" table:style-name="ce90" office:value-type="float" office:value="0">
            <text:p>0</text:p>
          </table:table-cell>
          <table:table-cell table:formula="of:=[.AD389]+[.AD390]" ns41:value-type="float" table:style-name="ce90" office:value-type="float" office:value="0">
            <text:p>0</text:p>
          </table:table-cell>
          <table:table-cell table:formula="of:=[.AE389]+[.AE390]" ns41:value-type="float" table:style-name="ce90" office:value-type="float" office:value="0">
            <text:p>0</text:p>
          </table:table-cell>
          <table:table-cell table:formula="of:=[.AF389]+[.AF390]" ns41:value-type="float" table:style-name="ce90" office:value-type="float" office:value="1">
            <text:p>1</text:p>
          </table:table-cell>
          <table:table-cell table:formula="of:=[.AG389]+[.AG390]" ns41:value-type="float" table:style-name="ce90" office:value-type="float" office:value="0">
            <text:p>0</text:p>
          </table:table-cell>
          <table:table-cell table:formula="of:=[.AH389]+[.AH390]" ns41:value-type="float" table:style-name="ce90" office:value-type="float" office:value="0">
            <text:p>0</text:p>
          </table:table-cell>
          <table:table-cell table:formula="of:=[.AI389]+[.AI390]" ns41:value-type="float" table:style-name="ce90" office:value-type="float" office:value="0">
            <text:p>0</text:p>
          </table:table-cell>
          <table:table-cell table:formula="of:=[.AJ389]+[.AJ390]" ns41:value-type="float" table:style-name="ce90" office:value-type="float" office:value="0">
            <text:p>0</text:p>
          </table:table-cell>
          <table:table-cell table:formula="of:=[.AK389]+[.AK390]" ns41:value-type="float" table:style-name="ce90" office:value-type="float" office:value="0">
            <text:p>0</text:p>
          </table:table-cell>
          <table:table-cell table:formula="of:=[.AL389]+[.AL390]" ns41:value-type="float" table:style-name="ce90" office:value-type="float" office:value="0">
            <text:p>0</text:p>
          </table:table-cell>
          <table:table-cell table:formula="of:=[.AM389]+[.AM390]" ns41:value-type="float" table:style-name="ce90" office:value-type="float" office:value="0">
            <text:p>0</text:p>
          </table:table-cell>
          <table:table-cell table:formula="of:=[.AN389]+[.AN390]" ns41:value-type="float" table:style-name="ce90" office:value-type="float" office:value="0">
            <text:p>0</text:p>
          </table:table-cell>
          <table:table-cell table:formula="of:=[.AO389]+[.AO390]" ns41:value-type="float" table:style-name="ce90" office:value-type="float" office:value="0">
            <text:p>0</text:p>
          </table:table-cell>
          <table:table-cell table:formula="of:=[.AP389]+[.AP390]" ns41:value-type="float" table:style-name="ce90" office:value-type="float" office:value="2">
            <text:p>2</text:p>
          </table:table-cell>
          <table:table-cell table:formula="of:=[.AQ389]+[.AQ390]" ns41:value-type="float" table:style-name="ce90" office:value-type="float" office:value="1">
            <text:p>1</text:p>
          </table:table-cell>
          <table:table-cell table:formula="of:=[.AR389]+[.AR390]" ns41:value-type="float" table:style-name="ce90" office:value-type="float" office:value="0">
            <text:p>0</text:p>
          </table:table-cell>
          <table:table-cell table:formula="of:=[.AS389]+[.AS390]" ns41:value-type="float" table:style-name="ce90" office:value-type="float" office:value="0">
            <text:p>0</text:p>
          </table:table-cell>
          <table:table-cell table:formula="of:=[.AT389]+[.AT390]" ns41:value-type="float" table:style-name="ce90" office:value-type="float" office:value="2">
            <text:p>2</text:p>
          </table:table-cell>
          <table:table-cell table:formula="of:=[.AU389]+[.AU390]" ns41:value-type="float" table:style-name="ce52" office:value-type="float" office:value="1">
            <text:p>1</text:p>
          </table:table-cell>
          <table:table-cell table:style-name="ce61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6" office:value-type="float">
            <text:p>866</text:p>
          </table:table-cell>
          <table:table-cell ns41:value-type="float" table:style-name="ce78" office:value="867" office:value-type="float">
            <text:p>867</text:p>
          </table:table-cell>
          <table:table-cell table:style-name="ce78"/>
          <table:table-cell ns41:value-type="float" table:style-name="ce85" office:value="240196" office:value-type="float">
            <text:p>240196</text:p>
          </table:table-cell>
          <table:table-cell table:style-name="ce87" table:number-columns-repeated="970"/>
        </table:table-row>
        <table:table-row table:style-name="ro8">
          <table:table-cell table:style-name="ce8"/>
          <table:table-cell ns41:value-type="string" table:style-name="ce20" office:value-type="string">
            <text:p>IV. Bouwbedrijven (incl. reiniging van gebouwen, aanleggen, onderhouden, reinigen van wegen en straten, ook gemeentelijke dienst).</text:p>
          </table:table-cell>
          <table:table-cell table:style-name="ce30"/>
          <table:table-cell table:style-name="ce11"/>
          <table:table-cell table:style-name="ce40"/>
          <table:table-cell table:style-name="ce90" table:number-columns-repeated="36"/>
          <table:table-cell table:formula="of:=[.J392]+[.L392]+[.N392]+[.P392]+[.R392]+[.T392]+[.V392]+[.X392]+[.Z392]+[.AB392]+[.AD392]+[.AF392]+[.AH392]+[.AJ392]+[.AL392]+[.AN392]" ns41:value-type="float" table:style-name="ce34" office:value-type="float" office:value="0">
            <text:p>0</text:p>
          </table:table-cell>
          <table:table-cell table:formula="of:=[.E392]+[.F392]+[.G392]+[.H392]+[.I392]+[.K392]+[.M392]+[.O392]+[.Q392]+[.S392]+[.U392]+[.W392]+[.Y392]+[.AA392]+[.AC392]+[.AE392]+[.AG392]+[.AI392]+[.AK392]+[.AM392]+[.AO392]" ns41:value-type="float" table:style-name="ce34" office:value-type="float" office:value="0">
            <text:p>0</text:p>
          </table:table-cell>
          <table:table-cell table:style-name="ce90" table:number-columns-repeated="2"/>
          <table:table-cell table:formula="of:=[.AP392]+[.AR392]" ns41:value-type="float" table:style-name="ce34" office:value-type="float" office:value="0">
            <text:p>0</text:p>
          </table:table-cell>
          <table:table-cell table:formula="of:=[.AQ392]+[.AS392]" ns41:value-type="float" table:style-name="ce52" office:value-type="float" office:value="0">
            <text:p>0</text:p>
          </table:table-cell>
          <table:table-cell table:style-name="ce91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6" office:value-type="float">
            <text:p>866</text:p>
          </table:table-cell>
          <table:table-cell ns41:value-type="float" table:style-name="ce78" office:value="867" office:value-type="float">
            <text:p>867</text:p>
          </table:table-cell>
          <table:table-cell table:style-name="ce78"/>
          <table:table-cell ns41:value-type="float" table:style-name="ce85" office:value="240196" office:value-type="float">
            <text:p>240196</text:p>
          </table:table-cell>
          <table:table-cell table:number-columns-repeated="970"/>
        </table:table-row>
        <table:table-row table:style-name="ro5">
          <table:table-cell ns41:value-type="float" table:style-name="ce8" office:value="3" office:value-type="float">
            <text:p>3</text:p>
          </table:table-cell>
          <table:table-cell ns41:value-type="string" table:style-name="ce20" office:value-type="string">
            <text:p>Aannemers (huizenbouw)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20"/>
          <table:table-cell ns41:value-type="float" table:style-name="ce90" office:value="1" office:value-type="float">
            <text:p>1</text:p>
          </table:table-cell>
          <table:table-cell table:style-name="ce90" table:number-columns-repeated="15"/>
          <table:table-cell table:formula="of:=[.J393]+[.L393]+[.N393]+[.P393]+[.R393]+[.T393]+[.V393]+[.X393]+[.Z393]+[.AB393]+[.AD393]+[.AF393]+[.AH393]+[.AJ393]+[.AL393]+[.AN393]" ns41:value-type="float" table:style-name="ce34" office:value-type="float" office:value="1">
            <text:p>1</text:p>
          </table:table-cell>
          <table:table-cell table:formula="of:=[.E393]+[.F393]+[.G393]+[.H393]+[.I393]+[.K393]+[.M393]+[.O393]+[.Q393]+[.S393]+[.U393]+[.W393]+[.Y393]+[.AA393]+[.AC393]+[.AE393]+[.AG393]+[.AI393]+[.AK393]+[.AM393]+[.AO393]" ns41:value-type="float" table:style-name="ce34" office:value-type="float" office:value="0">
            <text:p>0</text:p>
          </table:table-cell>
          <table:table-cell table:style-name="ce90" table:number-columns-repeated="2"/>
          <table:table-cell table:formula="of:=[.AP393]+[.AR393]" ns41:value-type="float" table:style-name="ce34" office:value-type="float" office:value="1">
            <text:p>1</text:p>
          </table:table-cell>
          <table:table-cell table:formula="of:=[.AQ393]+[.AS393]" ns41:value-type="float" table:style-name="ce52" office:value-type="float" office:value="0">
            <text:p>0</text:p>
          </table:table-cell>
          <table:table-cell table:formula="of:=[.A393]" ns41:value-type="float" table:style-name="ce91" office:value-type="float" office:value="3">
            <text:p>3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6" office:value-type="float">
            <text:p>866</text:p>
          </table:table-cell>
          <table:table-cell ns41:value-type="float" table:style-name="ce78" office:value="867" office:value-type="float">
            <text:p>867</text:p>
          </table:table-cell>
          <table:table-cell table:style-name="ce78"/>
          <table:table-cell ns41:value-type="float" table:style-name="ce85" office:value="240196" office:value-type="float">
            <text:p>240196</text:p>
          </table:table-cell>
          <table:table-cell table:number-columns-repeated="970"/>
        </table:table-row>
        <table:table-row table:style-name="ro5">
          <table:table-cell ns41:value-type="float" table:style-name="ce8" office:value="4" office:value-type="float">
            <text:p>4</text:p>
          </table:table-cell>
          <table:table-cell ns41:value-type="string" table:style-name="ce20" office:value-type="string">
            <text:p>Aannemers (overige bouwwerken)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12"/>
          <table:table-cell ns41:value-type="float" table:style-name="ce90" office:value="1" office:value-type="float">
            <text:p>1</text:p>
          </table:table-cell>
          <table:table-cell table:style-name="ce90" table:number-columns-repeated="23"/>
          <table:table-cell table:formula="of:=[.J394]+[.L394]+[.N394]+[.P394]+[.R394]+[.T394]+[.V394]+[.X394]+[.Z394]+[.AB394]+[.AD394]+[.AF394]+[.AH394]+[.AJ394]+[.AL394]+[.AN394]" ns41:value-type="float" table:style-name="ce34" office:value-type="float" office:value="1">
            <text:p>1</text:p>
          </table:table-cell>
          <table:table-cell table:formula="of:=[.E394]+[.F394]+[.G394]+[.H394]+[.I394]+[.K394]+[.M394]+[.O394]+[.Q394]+[.S394]+[.U394]+[.W394]+[.Y394]+[.AA394]+[.AC394]+[.AE394]+[.AG394]+[.AI394]+[.AK394]+[.AM394]+[.AO394]" ns41:value-type="float" table:style-name="ce34" office:value-type="float" office:value="0">
            <text:p>0</text:p>
          </table:table-cell>
          <table:table-cell table:style-name="ce90" table:number-columns-repeated="2"/>
          <table:table-cell table:formula="of:=[.AP394]+[.AR394]" ns41:value-type="float" table:style-name="ce34" office:value-type="float" office:value="1">
            <text:p>1</text:p>
          </table:table-cell>
          <table:table-cell table:formula="of:=[.AQ394]+[.AS394]" ns41:value-type="float" table:style-name="ce52" office:value-type="float" office:value="0">
            <text:p>0</text:p>
          </table:table-cell>
          <table:table-cell table:formula="of:=[.A394]" ns41:value-type="float" table:style-name="ce91" office:value-type="float" office:value="4">
            <text:p>4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6" office:value-type="float">
            <text:p>866</text:p>
          </table:table-cell>
          <table:table-cell ns41:value-type="float" table:style-name="ce78" office:value="867" office:value-type="float">
            <text:p>867</text:p>
          </table:table-cell>
          <table:table-cell table:style-name="ce78"/>
          <table:table-cell ns41:value-type="float" table:style-name="ce85" office:value="240196" office:value-type="float">
            <text:p>240196</text:p>
          </table:table-cell>
          <table:table-cell table:number-columns-repeated="970"/>
        </table:table-row>
        <table:table-row table:style-name="ro3">
          <table:table-cell table:style-name="ce8"/>
          <table:table-cell ns41:value-type="string" table:style-name="ce20" office:value-type="string">
            <text:p>IV. Totaal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formula="of:=[.E393]+[.E394]" ns41:value-type="float" table:style-name="ce40" office:value-type="float" office:value="0">
            <text:p>0</text:p>
          </table:table-cell>
          <table:table-cell table:formula="of:=[.F393]+[.F394]" ns41:value-type="float" table:style-name="ce90" office:value-type="float" office:value="0">
            <text:p>0</text:p>
          </table:table-cell>
          <table:table-cell table:formula="of:=[.G393]+[.G394]" ns41:value-type="float" table:style-name="ce90" office:value-type="float" office:value="0">
            <text:p>0</text:p>
          </table:table-cell>
          <table:table-cell table:formula="of:=[.H393]+[.H394]" ns41:value-type="float" table:style-name="ce90" office:value-type="float" office:value="0">
            <text:p>0</text:p>
          </table:table-cell>
          <table:table-cell table:formula="of:=[.I393]+[.I394]" ns41:value-type="float" table:style-name="ce90" office:value-type="float" office:value="0">
            <text:p>0</text:p>
          </table:table-cell>
          <table:table-cell table:formula="of:=[.J393]+[.J394]" ns41:value-type="float" table:style-name="ce90" office:value-type="float" office:value="0">
            <text:p>0</text:p>
          </table:table-cell>
          <table:table-cell table:formula="of:=[.K393]+[.K394]" ns41:value-type="float" table:style-name="ce90" office:value-type="float" office:value="0">
            <text:p>0</text:p>
          </table:table-cell>
          <table:table-cell table:formula="of:=[.L393]+[.L394]" ns41:value-type="float" table:style-name="ce90" office:value-type="float" office:value="0">
            <text:p>0</text:p>
          </table:table-cell>
          <table:table-cell table:formula="of:=[.M393]+[.M394]" ns41:value-type="float" table:style-name="ce90" office:value-type="float" office:value="0">
            <text:p>0</text:p>
          </table:table-cell>
          <table:table-cell table:formula="of:=[.N393]+[.N394]" ns41:value-type="float" table:style-name="ce90" office:value-type="float" office:value="0">
            <text:p>0</text:p>
          </table:table-cell>
          <table:table-cell table:formula="of:=[.O393]+[.O394]" ns41:value-type="float" table:style-name="ce90" office:value-type="float" office:value="0">
            <text:p>0</text:p>
          </table:table-cell>
          <table:table-cell table:formula="of:=[.P393]+[.P394]" ns41:value-type="float" table:style-name="ce90" office:value-type="float" office:value="0">
            <text:p>0</text:p>
          </table:table-cell>
          <table:table-cell table:formula="of:=[.Q393]+[.Q394]" ns41:value-type="float" table:style-name="ce90" office:value-type="float" office:value="0">
            <text:p>0</text:p>
          </table:table-cell>
          <table:table-cell table:formula="of:=[.R393]+[.R394]" ns41:value-type="float" table:style-name="ce90" office:value-type="float" office:value="1">
            <text:p>1</text:p>
          </table:table-cell>
          <table:table-cell table:formula="of:=[.S393]+[.S394]" ns41:value-type="float" table:style-name="ce90" office:value-type="float" office:value="0">
            <text:p>0</text:p>
          </table:table-cell>
          <table:table-cell table:formula="of:=[.T393]+[.T394]" ns41:value-type="float" table:style-name="ce90" office:value-type="float" office:value="0">
            <text:p>0</text:p>
          </table:table-cell>
          <table:table-cell table:formula="of:=[.U393]+[.U394]" ns41:value-type="float" table:style-name="ce90" office:value-type="float" office:value="0">
            <text:p>0</text:p>
          </table:table-cell>
          <table:table-cell table:formula="of:=[.V393]+[.V394]" ns41:value-type="float" table:style-name="ce90" office:value-type="float" office:value="0">
            <text:p>0</text:p>
          </table:table-cell>
          <table:table-cell table:formula="of:=[.W393]+[.W394]" ns41:value-type="float" table:style-name="ce90" office:value-type="float" office:value="0">
            <text:p>0</text:p>
          </table:table-cell>
          <table:table-cell table:formula="of:=[.X393]+[.X394]" ns41:value-type="float" table:style-name="ce90" office:value-type="float" office:value="0">
            <text:p>0</text:p>
          </table:table-cell>
          <table:table-cell table:formula="of:=[.Y393]+[.Y394]" ns41:value-type="float" table:style-name="ce90" office:value-type="float" office:value="0">
            <text:p>0</text:p>
          </table:table-cell>
          <table:table-cell table:formula="of:=[.Z393]+[.Z394]" ns41:value-type="float" table:style-name="ce90" office:value-type="float" office:value="1">
            <text:p>1</text:p>
          </table:table-cell>
          <table:table-cell table:formula="of:=[.AA393]+[.AA394]" ns41:value-type="float" table:style-name="ce90" office:value-type="float" office:value="0">
            <text:p>0</text:p>
          </table:table-cell>
          <table:table-cell table:formula="of:=[.AB393]+[.AB394]" ns41:value-type="float" table:style-name="ce90" office:value-type="float" office:value="0">
            <text:p>0</text:p>
          </table:table-cell>
          <table:table-cell table:formula="of:=[.AC393]+[.AC394]" ns41:value-type="float" table:style-name="ce90" office:value-type="float" office:value="0">
            <text:p>0</text:p>
          </table:table-cell>
          <table:table-cell table:formula="of:=[.AD393]+[.AD394]" ns41:value-type="float" table:style-name="ce90" office:value-type="float" office:value="0">
            <text:p>0</text:p>
          </table:table-cell>
          <table:table-cell table:formula="of:=[.AE393]+[.AE394]" ns41:value-type="float" table:style-name="ce90" office:value-type="float" office:value="0">
            <text:p>0</text:p>
          </table:table-cell>
          <table:table-cell table:formula="of:=[.AF393]+[.AF394]" ns41:value-type="float" table:style-name="ce90" office:value-type="float" office:value="0">
            <text:p>0</text:p>
          </table:table-cell>
          <table:table-cell table:formula="of:=[.AG393]+[.AG394]" ns41:value-type="float" table:style-name="ce90" office:value-type="float" office:value="0">
            <text:p>0</text:p>
          </table:table-cell>
          <table:table-cell table:formula="of:=[.AH393]+[.AH394]" ns41:value-type="float" table:style-name="ce90" office:value-type="float" office:value="0">
            <text:p>0</text:p>
          </table:table-cell>
          <table:table-cell table:formula="of:=[.AI393]+[.AI394]" ns41:value-type="float" table:style-name="ce90" office:value-type="float" office:value="0">
            <text:p>0</text:p>
          </table:table-cell>
          <table:table-cell table:formula="of:=[.AJ393]+[.AJ394]" ns41:value-type="float" table:style-name="ce90" office:value-type="float" office:value="0">
            <text:p>0</text:p>
          </table:table-cell>
          <table:table-cell table:formula="of:=[.AK393]+[.AK394]" ns41:value-type="float" table:style-name="ce90" office:value-type="float" office:value="0">
            <text:p>0</text:p>
          </table:table-cell>
          <table:table-cell table:formula="of:=[.AL393]+[.AL394]" ns41:value-type="float" table:style-name="ce90" office:value-type="float" office:value="0">
            <text:p>0</text:p>
          </table:table-cell>
          <table:table-cell table:formula="of:=[.AM393]+[.AM394]" ns41:value-type="float" table:style-name="ce90" office:value-type="float" office:value="0">
            <text:p>0</text:p>
          </table:table-cell>
          <table:table-cell table:formula="of:=[.AN393]+[.AN394]" ns41:value-type="float" table:style-name="ce90" office:value-type="float" office:value="0">
            <text:p>0</text:p>
          </table:table-cell>
          <table:table-cell table:formula="of:=[.AO393]+[.AO394]" ns41:value-type="float" table:style-name="ce90" office:value-type="float" office:value="0">
            <text:p>0</text:p>
          </table:table-cell>
          <table:table-cell table:formula="of:=[.AP393]+[.AP394]" ns41:value-type="float" table:style-name="ce90" office:value-type="float" office:value="2">
            <text:p>2</text:p>
          </table:table-cell>
          <table:table-cell table:formula="of:=[.AQ393]+[.AQ394]" ns41:value-type="float" table:style-name="ce90" office:value-type="float" office:value="0">
            <text:p>0</text:p>
          </table:table-cell>
          <table:table-cell table:formula="of:=[.AR393]+[.AR394]" ns41:value-type="float" table:style-name="ce90" office:value-type="float" office:value="0">
            <text:p>0</text:p>
          </table:table-cell>
          <table:table-cell table:formula="of:=[.AS393]+[.AS394]" ns41:value-type="float" table:style-name="ce90" office:value-type="float" office:value="0">
            <text:p>0</text:p>
          </table:table-cell>
          <table:table-cell table:formula="of:=[.AT393]+[.AT394]" ns41:value-type="float" table:style-name="ce90" office:value-type="float" office:value="2">
            <text:p>2</text:p>
          </table:table-cell>
          <table:table-cell table:formula="of:=[.AU393]+[.AU394]" ns41:value-type="float" table:style-name="ce52" office:value-type="float" office:value="0">
            <text:p>0</text:p>
          </table:table-cell>
          <table:table-cell table:style-name="ce61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6" office:value-type="float">
            <text:p>866</text:p>
          </table:table-cell>
          <table:table-cell ns41:value-type="float" table:style-name="ce78" office:value="867" office:value-type="float">
            <text:p>867</text:p>
          </table:table-cell>
          <table:table-cell table:style-name="ce78"/>
          <table:table-cell ns41:value-type="float" table:style-name="ce85" office:value="240196" office:value-type="float">
            <text:p>240196</text:p>
          </table:table-cell>
          <table:table-cell table:style-name="ce87" table:number-columns-repeated="970"/>
        </table:table-row>
        <table:table-row table:style-name="ro7">
          <table:table-cell table:style-name="ce8"/>
          <table:table-cell ns41:value-type="string" table:style-name="ce20" office:value-type="string">
            <text:p>V. Chemische nijverheid, fabricage van kaarsen, olie, vernis, vet, zeep, ontplofbare stoffen, verfstoffen enz.</text:p>
          </table:table-cell>
          <table:table-cell table:style-name="ce30"/>
          <table:table-cell table:style-name="ce11"/>
          <table:table-cell table:style-name="ce40"/>
          <table:table-cell table:style-name="ce90" table:number-columns-repeated="36"/>
          <table:table-cell table:formula="of:=[.J396]+[.L396]+[.N396]+[.P396]+[.R396]+[.T396]+[.V396]+[.X396]+[.Z396]+[.AB396]+[.AD396]+[.AF396]+[.AH396]+[.AJ396]+[.AL396]+[.AN396]" ns41:value-type="float" table:style-name="ce34" office:value-type="float" office:value="0">
            <text:p>0</text:p>
          </table:table-cell>
          <table:table-cell table:formula="of:=[.E396]+[.F396]+[.G396]+[.H396]+[.I396]+[.K396]+[.M396]+[.O396]+[.Q396]+[.S396]+[.U396]+[.W396]+[.Y396]+[.AA396]+[.AC396]+[.AE396]+[.AG396]+[.AI396]+[.AK396]+[.AM396]+[.AO396]" ns41:value-type="float" table:style-name="ce34" office:value-type="float" office:value="0">
            <text:p>0</text:p>
          </table:table-cell>
          <table:table-cell table:style-name="ce90" table:number-columns-repeated="2"/>
          <table:table-cell table:formula="of:=[.AP396]+[.AR396]" ns41:value-type="float" table:style-name="ce34" office:value-type="float" office:value="0">
            <text:p>0</text:p>
          </table:table-cell>
          <table:table-cell table:formula="of:=[.AQ396]+[.AS396]" ns41:value-type="float" table:style-name="ce52" office:value-type="float" office:value="0">
            <text:p>0</text:p>
          </table:table-cell>
          <table:table-cell table:style-name="ce91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6" office:value-type="float">
            <text:p>866</text:p>
          </table:table-cell>
          <table:table-cell ns41:value-type="float" table:style-name="ce78" office:value="867" office:value-type="float">
            <text:p>867</text:p>
          </table:table-cell>
          <table:table-cell table:style-name="ce78"/>
          <table:table-cell ns41:value-type="float" table:style-name="ce85" office:value="240196" office:value-type="float">
            <text:p>240196</text:p>
          </table:table-cell>
          <table:table-cell table:number-columns-repeated="970"/>
        </table:table-row>
        <table:table-row table:style-name="ro5">
          <table:table-cell ns41:value-type="float" table:style-name="ce8" office:value="5" office:value-type="float">
            <text:p>5</text:p>
          </table:table-cell>
          <table:table-cell ns41:value-type="string" table:style-name="ce20" office:value-type="string">
            <text:p>Fabricage van glasgloeilichtkousjes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 table:number-columns-repeated="6"/>
          <table:table-cell ns41:value-type="float" table:style-name="ce90" office:value="1" office:value-type="float">
            <text:p>1</text:p>
          </table:table-cell>
          <table:table-cell table:style-name="ce90" table:number-columns-repeated="27"/>
          <table:table-cell table:formula="of:=[.J397]+[.L397]+[.N397]+[.P397]+[.R397]+[.T397]+[.V397]+[.X397]+[.Z397]+[.AB397]+[.AD397]+[.AF397]+[.AH397]+[.AJ397]+[.AL397]+[.AN397]" ns41:value-type="float" table:style-name="ce34" office:value-type="float" office:value="1">
            <text:p>1</text:p>
          </table:table-cell>
          <table:table-cell table:formula="of:=[.E397]+[.F397]+[.G397]+[.H397]+[.I397]+[.K397]+[.M397]+[.O397]+[.Q397]+[.S397]+[.U397]+[.W397]+[.Y397]+[.AA397]+[.AC397]+[.AE397]+[.AG397]+[.AI397]+[.AK397]+[.AM397]+[.AO397]" ns41:value-type="float" table:style-name="ce34" office:value-type="float" office:value="2">
            <text:p>2</text:p>
          </table:table-cell>
          <table:table-cell table:style-name="ce90" table:number-columns-repeated="2"/>
          <table:table-cell table:formula="of:=[.AP397]+[.AR397]" ns41:value-type="float" table:style-name="ce34" office:value-type="float" office:value="1">
            <text:p>1</text:p>
          </table:table-cell>
          <table:table-cell table:formula="of:=[.AQ397]+[.AS397]" ns41:value-type="float" table:style-name="ce52" office:value-type="float" office:value="2">
            <text:p>2</text:p>
          </table:table-cell>
          <table:table-cell table:formula="of:=[.A397]" ns41:value-type="float" table:style-name="ce91" office:value-type="float" office:value="5">
            <text:p>5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6" office:value-type="float">
            <text:p>866</text:p>
          </table:table-cell>
          <table:table-cell ns41:value-type="float" table:style-name="ce78" office:value="867" office:value-type="float">
            <text:p>867</text:p>
          </table:table-cell>
          <table:table-cell table:style-name="ce78"/>
          <table:table-cell ns41:value-type="float" table:style-name="ce85" office:value="240196" office:value-type="float">
            <text:p>240196</text:p>
          </table:table-cell>
          <table:table-cell table:number-columns-repeated="970"/>
        </table:table-row>
        <table:table-row table:style-name="ro3">
          <table:table-cell ns41:value-type="float" table:style-name="ce8" office:value="6" office:value-type="float">
            <text:p>6</text:p>
          </table:table-cell>
          <table:table-cell ns41:value-type="string" table:style-name="ce20" office:value-type="string">
            <text:p>Fabricage van kaarsen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2"/>
          <table:table-cell ns41:value-type="float" table:style-name="ce90" office:value="1" office:value-type="float">
            <text:p>1</text:p>
          </table:table-cell>
          <table:table-cell table:style-name="ce90" table:number-columns-repeated="2"/>
          <table:table-cell ns41:value-type="float" table:style-name="ce90" office:value="1" office:value-type="float">
            <text:p>1</text:p>
          </table:table-cell>
          <table:table-cell table:style-name="ce90" table:number-columns-repeated="30"/>
          <table:table-cell table:formula="of:=[.J398]+[.L398]+[.N398]+[.P398]+[.R398]+[.T398]+[.V398]+[.X398]+[.Z398]+[.AB398]+[.AD398]+[.AF398]+[.AH398]+[.AJ398]+[.AL398]+[.AN398]" ns41:value-type="float" table:style-name="ce34" office:value-type="float" office:value="0">
            <text:p>0</text:p>
          </table:table-cell>
          <table:table-cell table:formula="of:=[.E398]+[.F398]+[.G398]+[.H398]+[.I398]+[.K398]+[.M398]+[.O398]+[.Q398]+[.S398]+[.U398]+[.W398]+[.Y398]+[.AA398]+[.AC398]+[.AE398]+[.AG398]+[.AI398]+[.AK398]+[.AM398]+[.AO398]" ns41:value-type="float" table:style-name="ce34" office:value-type="float" office:value="2">
            <text:p>2</text:p>
          </table:table-cell>
          <table:table-cell table:style-name="ce90" table:number-columns-repeated="2"/>
          <table:table-cell table:formula="of:=[.AP398]+[.AR398]" ns41:value-type="float" table:style-name="ce34" office:value-type="float" office:value="0">
            <text:p>0</text:p>
          </table:table-cell>
          <table:table-cell table:formula="of:=[.AQ398]+[.AS398]" ns41:value-type="float" table:style-name="ce52" office:value-type="float" office:value="2">
            <text:p>2</text:p>
          </table:table-cell>
          <table:table-cell table:formula="of:=[.A398]" ns41:value-type="float" table:style-name="ce91" office:value-type="float" office:value="6">
            <text:p>6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6" office:value-type="float">
            <text:p>866</text:p>
          </table:table-cell>
          <table:table-cell ns41:value-type="float" table:style-name="ce78" office:value="867" office:value-type="float">
            <text:p>867</text:p>
          </table:table-cell>
          <table:table-cell table:style-name="ce78"/>
          <table:table-cell ns41:value-type="float" table:style-name="ce85" office:value="240196" office:value-type="float">
            <text:p>240196</text:p>
          </table:table-cell>
          <table:table-cell table:number-columns-repeated="970"/>
        </table:table-row>
        <table:table-row table:style-name="ro3">
          <table:table-cell ns41:value-type="float" table:style-name="ce8" office:value="7" office:value-type="float">
            <text:p>7</text:p>
          </table:table-cell>
          <table:table-cell ns41:value-type="string" table:style-name="ce20" office:value-type="string">
            <text:p>Fabricage van zeep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5"/>
          <table:table-cell ns41:value-type="float" table:style-name="ce90" office:value="1" office:value-type="float">
            <text:p>1</text:p>
          </table:table-cell>
          <table:table-cell table:style-name="ce90" table:number-columns-repeated="30"/>
          <table:table-cell table:formula="of:=[.J399]+[.L399]+[.N399]+[.P399]+[.R399]+[.T399]+[.V399]+[.X399]+[.Z399]+[.AB399]+[.AD399]+[.AF399]+[.AH399]+[.AJ399]+[.AL399]+[.AN399]" ns41:value-type="float" table:style-name="ce34" office:value-type="float" office:value="0">
            <text:p>0</text:p>
          </table:table-cell>
          <table:table-cell table:formula="of:=[.E399]+[.F399]+[.G399]+[.H399]+[.I399]+[.K399]+[.M399]+[.O399]+[.Q399]+[.S399]+[.U399]+[.W399]+[.Y399]+[.AA399]+[.AC399]+[.AE399]+[.AG399]+[.AI399]+[.AK399]+[.AM399]+[.AO399]" ns41:value-type="float" table:style-name="ce34" office:value-type="float" office:value="1">
            <text:p>1</text:p>
          </table:table-cell>
          <table:table-cell table:style-name="ce90" table:number-columns-repeated="2"/>
          <table:table-cell table:formula="of:=[.AP399]+[.AR399]" ns41:value-type="float" table:style-name="ce34" office:value-type="float" office:value="0">
            <text:p>0</text:p>
          </table:table-cell>
          <table:table-cell table:formula="of:=[.AQ399]+[.AS399]" ns41:value-type="float" table:style-name="ce52" office:value-type="float" office:value="1">
            <text:p>1</text:p>
          </table:table-cell>
          <table:table-cell table:formula="of:=[.A399]" ns41:value-type="float" table:style-name="ce91" office:value-type="float" office:value="7">
            <text:p>7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6" office:value-type="float">
            <text:p>866</text:p>
          </table:table-cell>
          <table:table-cell ns41:value-type="float" table:style-name="ce78" office:value="867" office:value-type="float">
            <text:p>867</text:p>
          </table:table-cell>
          <table:table-cell table:style-name="ce78"/>
          <table:table-cell ns41:value-type="float" table:style-name="ce85" office:value="240196" office:value-type="float">
            <text:p>240196</text:p>
          </table:table-cell>
          <table:table-cell table:number-columns-repeated="970"/>
        </table:table-row>
        <table:table-row table:style-name="ro3">
          <table:table-cell ns41:value-type="float" table:style-name="ce8" office:value="8" office:value-type="float">
            <text:p>8</text:p>
          </table:table-cell>
          <table:table-cell ns41:value-type="string" table:style-name="ce20" office:value-type="string">
            <text:p>Fabricage van lucifers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9"/>
          <table:table-cell ns41:value-type="float" table:style-name="ce90" office:value="1" office:value-type="float">
            <text:p>1</text:p>
          </table:table-cell>
          <table:table-cell table:style-name="ce90" table:number-columns-repeated="26"/>
          <table:table-cell table:formula="of:=[.J400]+[.L400]+[.N400]+[.P400]+[.R400]+[.T400]+[.V400]+[.X400]+[.Z400]+[.AB400]+[.AD400]+[.AF400]+[.AH400]+[.AJ400]+[.AL400]+[.AN400]" ns41:value-type="float" table:style-name="ce34" office:value-type="float" office:value="0">
            <text:p>0</text:p>
          </table:table-cell>
          <table:table-cell table:formula="of:=[.E400]+[.F400]+[.G400]+[.H400]+[.I400]+[.K400]+[.M400]+[.O400]+[.Q400]+[.S400]+[.U400]+[.W400]+[.Y400]+[.AA400]+[.AC400]+[.AE400]+[.AG400]+[.AI400]+[.AK400]+[.AM400]+[.AO400]" ns41:value-type="float" table:style-name="ce34" office:value-type="float" office:value="1">
            <text:p>1</text:p>
          </table:table-cell>
          <table:table-cell table:style-name="ce90" table:number-columns-repeated="2"/>
          <table:table-cell table:formula="of:=[.AP400]+[.AR400]" ns41:value-type="float" table:style-name="ce34" office:value-type="float" office:value="0">
            <text:p>0</text:p>
          </table:table-cell>
          <table:table-cell table:formula="of:=[.AQ400]+[.AS400]" ns41:value-type="float" table:style-name="ce52" office:value-type="float" office:value="1">
            <text:p>1</text:p>
          </table:table-cell>
          <table:table-cell table:formula="of:=[.A400]" ns41:value-type="float" table:style-name="ce91" office:value-type="float" office:value="8">
            <text:p>8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6" office:value-type="float">
            <text:p>866</text:p>
          </table:table-cell>
          <table:table-cell ns41:value-type="float" table:style-name="ce78" office:value="867" office:value-type="float">
            <text:p>867</text:p>
          </table:table-cell>
          <table:table-cell table:style-name="ce78"/>
          <table:table-cell ns41:value-type="float" table:style-name="ce85" office:value="240196" office:value-type="float">
            <text:p>240196</text:p>
          </table:table-cell>
          <table:table-cell table:number-columns-repeated="970"/>
        </table:table-row>
        <table:table-row table:style-name="ro3">
          <table:table-cell table:style-name="ce8"/>
          <table:table-cell ns41:value-type="string" table:style-name="ce20" office:value-type="string">
            <text:p>V. Totaal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formula="of:=SUM([.E397:.E400])" ns41:value-type="float" table:style-name="ce40" office:value-type="float" office:value="0">
            <text:p>0</text:p>
          </table:table-cell>
          <table:table-cell table:formula="of:=SUM([.F397:.F400])" ns41:value-type="float" table:style-name="ce90" office:value-type="float" office:value="0">
            <text:p>0</text:p>
          </table:table-cell>
          <table:table-cell table:formula="of:=SUM([.G397:.G400])" ns41:value-type="float" table:style-name="ce90" office:value-type="float" office:value="2">
            <text:p>2</text:p>
          </table:table-cell>
          <table:table-cell table:formula="of:=SUM([.H397:.H400])" ns41:value-type="float" table:style-name="ce90" office:value-type="float" office:value="1">
            <text:p>1</text:p>
          </table:table-cell>
          <table:table-cell table:formula="of:=SUM([.I397:.I400])" ns41:value-type="float" table:style-name="ce90" office:value-type="float" office:value="0">
            <text:p>0</text:p>
          </table:table-cell>
          <table:table-cell table:formula="of:=SUM([.J397:.J400])" ns41:value-type="float" table:style-name="ce90" office:value-type="float" office:value="0">
            <text:p>0</text:p>
          </table:table-cell>
          <table:table-cell table:formula="of:=SUM([.K397:.K400])" ns41:value-type="float" table:style-name="ce90" office:value-type="float" office:value="2">
            <text:p>2</text:p>
          </table:table-cell>
          <table:table-cell table:formula="of:=SUM([.L397:.L400])" ns41:value-type="float" table:style-name="ce90" office:value-type="float" office:value="0">
            <text:p>0</text:p>
          </table:table-cell>
          <table:table-cell table:formula="of:=SUM([.M397:.M400])" ns41:value-type="float" table:style-name="ce90" office:value-type="float" office:value="0">
            <text:p>0</text:p>
          </table:table-cell>
          <table:table-cell table:formula="of:=SUM([.N397:.N400])" ns41:value-type="float" table:style-name="ce90" office:value-type="float" office:value="1">
            <text:p>1</text:p>
          </table:table-cell>
          <table:table-cell table:formula="of:=SUM([.O397:.O400])" ns41:value-type="float" table:style-name="ce90" office:value-type="float" office:value="1">
            <text:p>1</text:p>
          </table:table-cell>
          <table:table-cell table:formula="of:=SUM([.P397:.P400])" ns41:value-type="float" table:style-name="ce90" office:value-type="float" office:value="0">
            <text:p>0</text:p>
          </table:table-cell>
          <table:table-cell table:formula="of:=SUM([.Q397:.Q400])" ns41:value-type="float" table:style-name="ce90" office:value-type="float" office:value="0">
            <text:p>0</text:p>
          </table:table-cell>
          <table:table-cell table:formula="of:=SUM([.R397:.R400])" ns41:value-type="float" table:style-name="ce90" office:value-type="float" office:value="0">
            <text:p>0</text:p>
          </table:table-cell>
          <table:table-cell table:formula="of:=SUM([.S397:.S400])" ns41:value-type="float" table:style-name="ce90" office:value-type="float" office:value="0">
            <text:p>0</text:p>
          </table:table-cell>
          <table:table-cell table:formula="of:=SUM([.T397:.T400])" ns41:value-type="float" table:style-name="ce90" office:value-type="float" office:value="0">
            <text:p>0</text:p>
          </table:table-cell>
          <table:table-cell table:formula="of:=SUM([.U397:.U400])" ns41:value-type="float" table:style-name="ce90" office:value-type="float" office:value="0">
            <text:p>0</text:p>
          </table:table-cell>
          <table:table-cell table:formula="of:=SUM([.V397:.V400])" ns41:value-type="float" table:style-name="ce90" office:value-type="float" office:value="0">
            <text:p>0</text:p>
          </table:table-cell>
          <table:table-cell table:formula="of:=SUM([.W397:.W400])" ns41:value-type="float" table:style-name="ce90" office:value-type="float" office:value="0">
            <text:p>0</text:p>
          </table:table-cell>
          <table:table-cell table:formula="of:=SUM([.X397:.X400])" ns41:value-type="float" table:style-name="ce90" office:value-type="float" office:value="0">
            <text:p>0</text:p>
          </table:table-cell>
          <table:table-cell table:formula="of:=SUM([.Y397:.Y400])" ns41:value-type="float" table:style-name="ce90" office:value-type="float" office:value="0">
            <text:p>0</text:p>
          </table:table-cell>
          <table:table-cell table:formula="of:=SUM([.Z397:.Z400])" ns41:value-type="float" table:style-name="ce90" office:value-type="float" office:value="0">
            <text:p>0</text:p>
          </table:table-cell>
          <table:table-cell table:formula="of:=SUM([.AA397:.AA400])" ns41:value-type="float" table:style-name="ce90" office:value-type="float" office:value="0">
            <text:p>0</text:p>
          </table:table-cell>
          <table:table-cell table:formula="of:=SUM([.AB397:.AB400])" ns41:value-type="float" table:style-name="ce90" office:value-type="float" office:value="0">
            <text:p>0</text:p>
          </table:table-cell>
          <table:table-cell table:formula="of:=SUM([.AC397:.AC400])" ns41:value-type="float" table:style-name="ce90" office:value-type="float" office:value="0">
            <text:p>0</text:p>
          </table:table-cell>
          <table:table-cell table:formula="of:=SUM([.AD397:.AD400])" ns41:value-type="float" table:style-name="ce90" office:value-type="float" office:value="0">
            <text:p>0</text:p>
          </table:table-cell>
          <table:table-cell table:formula="of:=SUM([.AE397:.AE400])" ns41:value-type="float" table:style-name="ce90" office:value-type="float" office:value="0">
            <text:p>0</text:p>
          </table:table-cell>
          <table:table-cell table:formula="of:=SUM([.AF397:.AF400])" ns41:value-type="float" table:style-name="ce90" office:value-type="float" office:value="0">
            <text:p>0</text:p>
          </table:table-cell>
          <table:table-cell table:formula="of:=SUM([.AG397:.AG400])" ns41:value-type="float" table:style-name="ce90" office:value-type="float" office:value="0">
            <text:p>0</text:p>
          </table:table-cell>
          <table:table-cell table:formula="of:=SUM([.AH397:.AH400])" ns41:value-type="float" table:style-name="ce90" office:value-type="float" office:value="0">
            <text:p>0</text:p>
          </table:table-cell>
          <table:table-cell table:formula="of:=SUM([.AI397:.AI400])" ns41:value-type="float" table:style-name="ce90" office:value-type="float" office:value="0">
            <text:p>0</text:p>
          </table:table-cell>
          <table:table-cell table:formula="of:=SUM([.AJ397:.AJ400])" ns41:value-type="float" table:style-name="ce90" office:value-type="float" office:value="0">
            <text:p>0</text:p>
          </table:table-cell>
          <table:table-cell table:formula="of:=SUM([.AK397:.AK400])" ns41:value-type="float" table:style-name="ce90" office:value-type="float" office:value="0">
            <text:p>0</text:p>
          </table:table-cell>
          <table:table-cell table:formula="of:=SUM([.AL397:.AL400])" ns41:value-type="float" table:style-name="ce90" office:value-type="float" office:value="0">
            <text:p>0</text:p>
          </table:table-cell>
          <table:table-cell table:formula="of:=SUM([.AM397:.AM400])" ns41:value-type="float" table:style-name="ce90" office:value-type="float" office:value="0">
            <text:p>0</text:p>
          </table:table-cell>
          <table:table-cell table:formula="of:=SUM([.AN397:.AN400])" ns41:value-type="float" table:style-name="ce90" office:value-type="float" office:value="0">
            <text:p>0</text:p>
          </table:table-cell>
          <table:table-cell table:formula="of:=SUM([.AO397:.AO400])" ns41:value-type="float" table:style-name="ce90" office:value-type="float" office:value="0">
            <text:p>0</text:p>
          </table:table-cell>
          <table:table-cell table:formula="of:=SUM([.AP397:.AP400])" ns41:value-type="float" table:style-name="ce90" office:value-type="float" office:value="1">
            <text:p>1</text:p>
          </table:table-cell>
          <table:table-cell table:formula="of:=SUM([.AQ397:.AQ400])" ns41:value-type="float" table:style-name="ce90" office:value-type="float" office:value="6">
            <text:p>6</text:p>
          </table:table-cell>
          <table:table-cell table:formula="of:=SUM([.AR397:.AR400])" ns41:value-type="float" table:style-name="ce90" office:value-type="float" office:value="0">
            <text:p>0</text:p>
          </table:table-cell>
          <table:table-cell table:formula="of:=SUM([.AS397:.AS400])" ns41:value-type="float" table:style-name="ce90" office:value-type="float" office:value="0">
            <text:p>0</text:p>
          </table:table-cell>
          <table:table-cell table:formula="of:=SUM([.AT397:.AT400])" ns41:value-type="float" table:style-name="ce90" office:value-type="float" office:value="1">
            <text:p>1</text:p>
          </table:table-cell>
          <table:table-cell table:formula="of:=SUM([.AU397:.AU400])" ns41:value-type="float" table:style-name="ce52" office:value-type="float" office:value="6">
            <text:p>6</text:p>
          </table:table-cell>
          <table:table-cell table:style-name="ce61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6" office:value-type="float">
            <text:p>866</text:p>
          </table:table-cell>
          <table:table-cell ns41:value-type="float" table:style-name="ce78" office:value="867" office:value-type="float">
            <text:p>867</text:p>
          </table:table-cell>
          <table:table-cell table:style-name="ce78"/>
          <table:table-cell ns41:value-type="float" table:style-name="ce85" office:value="240196" office:value-type="float">
            <text:p>240196</text:p>
          </table:table-cell>
          <table:table-cell table:style-name="ce87" table:number-columns-repeated="970"/>
        </table:table-row>
        <table:table-row table:style-name="ro9">
          <table:table-cell table:style-name="ce8"/>
          <table:table-cell ns41:value-type="string" table:style-name="ce20" office:value-type="string">
            <text:p>VI. Hout-, kurk-, stroobewerking, snij- en draaiwerk van verschillende stoffen.</text:p>
          </table:table-cell>
          <table:table-cell table:style-name="ce30"/>
          <table:table-cell table:style-name="ce11"/>
          <table:table-cell table:style-name="ce40"/>
          <table:table-cell table:style-name="ce90" table:number-columns-repeated="36"/>
          <table:table-cell table:formula="of:=[.J402]+[.L402]+[.N402]+[.P402]+[.R402]+[.T402]+[.V402]+[.X402]+[.Z402]+[.AB402]+[.AD402]+[.AF402]+[.AH402]+[.AJ402]+[.AL402]+[.AN402]" ns41:value-type="float" table:style-name="ce34" office:value-type="float" office:value="0">
            <text:p>0</text:p>
          </table:table-cell>
          <table:table-cell table:formula="of:=[.E402]+[.F402]+[.G402]+[.H402]+[.I402]+[.K402]+[.M402]+[.O402]+[.Q402]+[.S402]+[.U402]+[.W402]+[.Y402]+[.AA402]+[.AC402]+[.AE402]+[.AG402]+[.AI402]+[.AK402]+[.AM402]+[.AO402]" ns41:value-type="float" table:style-name="ce34" office:value-type="float" office:value="0">
            <text:p>0</text:p>
          </table:table-cell>
          <table:table-cell table:style-name="ce90" table:number-columns-repeated="2"/>
          <table:table-cell table:formula="of:=[.AP402]+[.AR402]" ns41:value-type="float" table:style-name="ce34" office:value-type="float" office:value="0">
            <text:p>0</text:p>
          </table:table-cell>
          <table:table-cell table:formula="of:=[.AQ402]+[.AS402]" ns41:value-type="float" table:style-name="ce52" office:value-type="float" office:value="0">
            <text:p>0</text:p>
          </table:table-cell>
          <table:table-cell table:style-name="ce91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6" office:value-type="float">
            <text:p>866</text:p>
          </table:table-cell>
          <table:table-cell ns41:value-type="float" table:style-name="ce78" office:value="867" office:value-type="float">
            <text:p>867</text:p>
          </table:table-cell>
          <table:table-cell table:style-name="ce78"/>
          <table:table-cell ns41:value-type="float" table:style-name="ce85" office:value="240196" office:value-type="float">
            <text:p>240196</text:p>
          </table:table-cell>
          <table:table-cell table:number-columns-repeated="970"/>
        </table:table-row>
        <table:table-row table:style-name="ro3">
          <table:table-cell ns41:value-type="float" table:style-name="ce8" office:value="9" office:value-type="float">
            <text:p>9</text:p>
          </table:table-cell>
          <table:table-cell ns41:value-type="string" table:style-name="ce20" office:value-type="string">
            <text:p>Houtzagers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11"/>
          <table:table-cell ns41:value-type="float" table:style-name="ce90" office:value="1" office:value-type="float">
            <text:p>1</text:p>
          </table:table-cell>
          <table:table-cell table:style-name="ce90" table:number-columns-repeated="24"/>
          <table:table-cell table:formula="of:=[.J403]+[.L403]+[.N403]+[.P403]+[.R403]+[.T403]+[.V403]+[.X403]+[.Z403]+[.AB403]+[.AD403]+[.AF403]+[.AH403]+[.AJ403]+[.AL403]+[.AN403]" ns41:value-type="float" table:style-name="ce34" office:value-type="float" office:value="0">
            <text:p>0</text:p>
          </table:table-cell>
          <table:table-cell table:formula="of:=[.E403]+[.F403]+[.G403]+[.H403]+[.I403]+[.K403]+[.M403]+[.O403]+[.Q403]+[.S403]+[.U403]+[.W403]+[.Y403]+[.AA403]+[.AC403]+[.AE403]+[.AG403]+[.AI403]+[.AK403]+[.AM403]+[.AO403]" ns41:value-type="float" table:style-name="ce34" office:value-type="float" office:value="1">
            <text:p>1</text:p>
          </table:table-cell>
          <table:table-cell table:style-name="ce90" table:number-columns-repeated="2"/>
          <table:table-cell table:formula="of:=[.AP403]+[.AR403]" ns41:value-type="float" table:style-name="ce34" office:value-type="float" office:value="0">
            <text:p>0</text:p>
          </table:table-cell>
          <table:table-cell table:formula="of:=[.AQ403]+[.AS403]" ns41:value-type="float" table:style-name="ce52" office:value-type="float" office:value="1">
            <text:p>1</text:p>
          </table:table-cell>
          <table:table-cell table:formula="of:=[.A403]" ns41:value-type="float" table:style-name="ce91" office:value-type="float" office:value="9">
            <text:p>9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6" office:value-type="float">
            <text:p>866</text:p>
          </table:table-cell>
          <table:table-cell ns41:value-type="float" table:style-name="ce78" office:value="867" office:value-type="float">
            <text:p>867</text:p>
          </table:table-cell>
          <table:table-cell table:style-name="ce78"/>
          <table:table-cell ns41:value-type="float" table:style-name="ce85" office:value="240196" office:value-type="float">
            <text:p>240196</text:p>
          </table:table-cell>
          <table:table-cell table:number-columns-repeated="970"/>
        </table:table-row>
        <table:table-row table:style-name="ro3">
          <table:table-cell ns41:value-type="float" table:style-name="ce8" office:value="10" office:value-type="float">
            <text:p>10</text:p>
          </table:table-cell>
          <table:table-cell ns41:value-type="string" table:style-name="ce20" office:value-type="string">
            <text:p>Fabricage van kurken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 table:number-columns-repeated="32"/>
          <table:table-cell table:formula="of:=[.J404]+[.L404]+[.N404]+[.P404]+[.R404]+[.T404]+[.V404]+[.X404]+[.Z404]+[.AB404]+[.AD404]+[.AF404]+[.AH404]+[.AJ404]+[.AL404]+[.AN404]" ns41:value-type="float" table:style-name="ce34" office:value-type="float" office:value="0">
            <text:p>0</text:p>
          </table:table-cell>
          <table:table-cell table:formula="of:=[.E404]+[.F404]+[.G404]+[.H404]+[.I404]+[.K404]+[.M404]+[.O404]+[.Q404]+[.S404]+[.U404]+[.W404]+[.Y404]+[.AA404]+[.AC404]+[.AE404]+[.AG404]+[.AI404]+[.AK404]+[.AM404]+[.AO404]" ns41:value-type="float" table:style-name="ce34" office:value-type="float" office:value="1">
            <text:p>1</text:p>
          </table:table-cell>
          <table:table-cell table:style-name="ce90" table:number-columns-repeated="2"/>
          <table:table-cell table:formula="of:=[.AP404]+[.AR404]" ns41:value-type="float" table:style-name="ce34" office:value-type="float" office:value="0">
            <text:p>0</text:p>
          </table:table-cell>
          <table:table-cell table:formula="of:=[.AQ404]+[.AS404]" ns41:value-type="float" table:style-name="ce52" office:value-type="float" office:value="1">
            <text:p>1</text:p>
          </table:table-cell>
          <table:table-cell table:formula="of:=[.A404]" ns41:value-type="float" table:style-name="ce91" office:value-type="float" office:value="10">
            <text:p>10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6" office:value-type="float">
            <text:p>866</text:p>
          </table:table-cell>
          <table:table-cell ns41:value-type="float" table:style-name="ce78" office:value="867" office:value-type="float">
            <text:p>867</text:p>
          </table:table-cell>
          <table:table-cell table:style-name="ce78"/>
          <table:table-cell ns41:value-type="float" table:style-name="ce85" office:value="240196" office:value-type="float">
            <text:p>240196</text:p>
          </table:table-cell>
          <table:table-cell table:number-columns-repeated="970"/>
        </table:table-row>
        <table:table-row table:style-name="ro3">
          <table:table-cell ns41:value-type="float" table:style-name="ce8" office:value="11" office:value-type="float">
            <text:p>11</text:p>
          </table:table-cell>
          <table:table-cell ns41:value-type="string" table:style-name="ce20" office:value-type="string">
            <text:p>Fabricage van matten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30"/>
          <table:table-cell table:formula="of:=[.J405]+[.L405]+[.N405]+[.P405]+[.R405]+[.T405]+[.V405]+[.X405]+[.Z405]+[.AB405]+[.AD405]+[.AF405]+[.AH405]+[.AJ405]+[.AL405]+[.AN405]" ns41:value-type="float" table:style-name="ce34" office:value-type="float" office:value="0">
            <text:p>0</text:p>
          </table:table-cell>
          <table:table-cell table:formula="of:=[.E405]+[.F405]+[.G405]+[.H405]+[.I405]+[.K405]+[.M405]+[.O405]+[.Q405]+[.S405]+[.U405]+[.W405]+[.Y405]+[.AA405]+[.AC405]+[.AE405]+[.AG405]+[.AI405]+[.AK405]+[.AM405]+[.AO405]" ns41:value-type="float" table:style-name="ce34" office:value-type="float" office:value="2">
            <text:p>2</text:p>
          </table:table-cell>
          <table:table-cell table:style-name="ce90" table:number-columns-repeated="2"/>
          <table:table-cell table:formula="of:=[.AP405]+[.AR405]" ns41:value-type="float" table:style-name="ce34" office:value-type="float" office:value="0">
            <text:p>0</text:p>
          </table:table-cell>
          <table:table-cell table:formula="of:=[.AQ405]+[.AS405]" ns41:value-type="float" table:style-name="ce52" office:value-type="float" office:value="2">
            <text:p>2</text:p>
          </table:table-cell>
          <table:table-cell table:formula="of:=[.A405]" ns41:value-type="float" table:style-name="ce91" office:value-type="float" office:value="11">
            <text:p>11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6" office:value-type="float">
            <text:p>866</text:p>
          </table:table-cell>
          <table:table-cell ns41:value-type="float" table:style-name="ce78" office:value="867" office:value-type="float">
            <text:p>867</text:p>
          </table:table-cell>
          <table:table-cell table:style-name="ce78"/>
          <table:table-cell ns41:value-type="float" table:style-name="ce85" office:value="240196" office:value-type="float">
            <text:p>240196</text:p>
          </table:table-cell>
          <table:table-cell table:number-columns-repeated="970"/>
        </table:table-row>
        <table:table-row table:style-name="ro5">
          <table:table-cell ns41:value-type="float" table:style-name="ce8" office:value="12" office:value-type="float">
            <text:p>12</text:p>
          </table:table-cell>
          <table:table-cell ns41:value-type="string" table:style-name="ce20" office:value-type="string">
            <text:p>Fabricage van stroohuizen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3"/>
          <table:table-cell ns41:value-type="float" table:style-name="ce90" office:value="2" office:value-type="float">
            <text:p>2</text:p>
          </table:table-cell>
          <table:table-cell table:style-name="ce90" table:number-columns-repeated="32"/>
          <table:table-cell table:formula="of:=[.J406]+[.L406]+[.N406]+[.P406]+[.R406]+[.T406]+[.V406]+[.X406]+[.Z406]+[.AB406]+[.AD406]+[.AF406]+[.AH406]+[.AJ406]+[.AL406]+[.AN406]" ns41:value-type="float" table:style-name="ce34" office:value-type="float" office:value="0">
            <text:p>0</text:p>
          </table:table-cell>
          <table:table-cell table:formula="of:=[.E406]+[.F406]+[.G406]+[.H406]+[.I406]+[.K406]+[.M406]+[.O406]+[.Q406]+[.S406]+[.U406]+[.W406]+[.Y406]+[.AA406]+[.AC406]+[.AE406]+[.AG406]+[.AI406]+[.AK406]+[.AM406]+[.AO406]" ns41:value-type="float" table:style-name="ce34" office:value-type="float" office:value="2">
            <text:p>2</text:p>
          </table:table-cell>
          <table:table-cell table:style-name="ce90" table:number-columns-repeated="2"/>
          <table:table-cell table:formula="of:=[.AP406]+[.AR406]" ns41:value-type="float" table:style-name="ce34" office:value-type="float" office:value="0">
            <text:p>0</text:p>
          </table:table-cell>
          <table:table-cell table:formula="of:=[.AQ406]+[.AS406]" ns41:value-type="float" table:style-name="ce52" office:value-type="float" office:value="2">
            <text:p>2</text:p>
          </table:table-cell>
          <table:table-cell table:formula="of:=[.A406]" ns41:value-type="float" table:style-name="ce91" office:value-type="float" office:value="12">
            <text:p>12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6" office:value-type="float">
            <text:p>866</text:p>
          </table:table-cell>
          <table:table-cell ns41:value-type="float" table:style-name="ce78" office:value="867" office:value-type="float">
            <text:p>867</text:p>
          </table:table-cell>
          <table:table-cell table:style-name="ce78"/>
          <table:table-cell ns41:value-type="float" table:style-name="ce85" office:value="240196" office:value-type="float">
            <text:p>240196</text:p>
          </table:table-cell>
          <table:table-cell table:number-columns-repeated="970"/>
        </table:table-row>
        <table:table-row table:style-name="ro3">
          <table:table-cell table:style-name="ce8"/>
          <table:table-cell ns41:value-type="string" table:style-name="ce20" office:value-type="string">
            <text:p>VI. Totaal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formula="of:=SUM([.E403:.E406])" ns41:value-type="float" table:style-name="ce40" office:value-type="float" office:value="0">
            <text:p>0</text:p>
          </table:table-cell>
          <table:table-cell table:formula="of:=SUM([.F403:.F406])" ns41:value-type="float" table:style-name="ce90" office:value-type="float" office:value="0">
            <text:p>0</text:p>
          </table:table-cell>
          <table:table-cell table:formula="of:=SUM([.G403:.G406])" ns41:value-type="float" table:style-name="ce90" office:value-type="float" office:value="0">
            <text:p>0</text:p>
          </table:table-cell>
          <table:table-cell table:formula="of:=SUM([.H403:.H406])" ns41:value-type="float" table:style-name="ce90" office:value-type="float" office:value="0">
            <text:p>0</text:p>
          </table:table-cell>
          <table:table-cell table:formula="of:=SUM([.I403:.I406])" ns41:value-type="float" table:style-name="ce90" office:value-type="float" office:value="4">
            <text:p>4</text:p>
          </table:table-cell>
          <table:table-cell table:formula="of:=SUM([.J403:.J406])" ns41:value-type="float" table:style-name="ce90" office:value-type="float" office:value="0">
            <text:p>0</text:p>
          </table:table-cell>
          <table:table-cell table:formula="of:=SUM([.K403:.K406])" ns41:value-type="float" table:style-name="ce90" office:value-type="float" office:value="1">
            <text:p>1</text:p>
          </table:table-cell>
          <table:table-cell table:formula="of:=SUM([.L403:.L406])" ns41:value-type="float" table:style-name="ce90" office:value-type="float" office:value="0">
            <text:p>0</text:p>
          </table:table-cell>
          <table:table-cell table:formula="of:=SUM([.M403:.M406])" ns41:value-type="float" table:style-name="ce90" office:value-type="float" office:value="0">
            <text:p>0</text:p>
          </table:table-cell>
          <table:table-cell table:formula="of:=SUM([.N403:.N406])" ns41:value-type="float" table:style-name="ce90" office:value-type="float" office:value="0">
            <text:p>0</text:p>
          </table:table-cell>
          <table:table-cell table:formula="of:=SUM([.O403:.O406])" ns41:value-type="float" table:style-name="ce90" office:value-type="float" office:value="0">
            <text:p>0</text:p>
          </table:table-cell>
          <table:table-cell table:formula="of:=SUM([.P403:.P406])" ns41:value-type="float" table:style-name="ce90" office:value-type="float" office:value="0">
            <text:p>0</text:p>
          </table:table-cell>
          <table:table-cell table:formula="of:=SUM([.Q403:.Q406])" ns41:value-type="float" table:style-name="ce90" office:value-type="float" office:value="1">
            <text:p>1</text:p>
          </table:table-cell>
          <table:table-cell table:formula="of:=SUM([.R403:.R406])" ns41:value-type="float" table:style-name="ce90" office:value-type="float" office:value="0">
            <text:p>0</text:p>
          </table:table-cell>
          <table:table-cell table:formula="of:=SUM([.S403:.S406])" ns41:value-type="float" table:style-name="ce90" office:value-type="float" office:value="0">
            <text:p>0</text:p>
          </table:table-cell>
          <table:table-cell table:formula="of:=SUM([.T403:.T406])" ns41:value-type="float" table:style-name="ce90" office:value-type="float" office:value="0">
            <text:p>0</text:p>
          </table:table-cell>
          <table:table-cell table:formula="of:=SUM([.U403:.U406])" ns41:value-type="float" table:style-name="ce90" office:value-type="float" office:value="0">
            <text:p>0</text:p>
          </table:table-cell>
          <table:table-cell table:formula="of:=SUM([.V403:.V406])" ns41:value-type="float" table:style-name="ce90" office:value-type="float" office:value="0">
            <text:p>0</text:p>
          </table:table-cell>
          <table:table-cell table:formula="of:=SUM([.W403:.W406])" ns41:value-type="float" table:style-name="ce90" office:value-type="float" office:value="0">
            <text:p>0</text:p>
          </table:table-cell>
          <table:table-cell table:formula="of:=SUM([.X403:.X406])" ns41:value-type="float" table:style-name="ce90" office:value-type="float" office:value="0">
            <text:p>0</text:p>
          </table:table-cell>
          <table:table-cell table:formula="of:=SUM([.Y403:.Y406])" ns41:value-type="float" table:style-name="ce90" office:value-type="float" office:value="0">
            <text:p>0</text:p>
          </table:table-cell>
          <table:table-cell table:formula="of:=SUM([.Z403:.Z406])" ns41:value-type="float" table:style-name="ce90" office:value-type="float" office:value="0">
            <text:p>0</text:p>
          </table:table-cell>
          <table:table-cell table:formula="of:=SUM([.AA403:.AA406])" ns41:value-type="float" table:style-name="ce90" office:value-type="float" office:value="0">
            <text:p>0</text:p>
          </table:table-cell>
          <table:table-cell table:formula="of:=SUM([.AB403:.AB406])" ns41:value-type="float" table:style-name="ce90" office:value-type="float" office:value="0">
            <text:p>0</text:p>
          </table:table-cell>
          <table:table-cell table:formula="of:=SUM([.AC403:.AC406])" ns41:value-type="float" table:style-name="ce90" office:value-type="float" office:value="0">
            <text:p>0</text:p>
          </table:table-cell>
          <table:table-cell table:formula="of:=SUM([.AD403:.AD406])" ns41:value-type="float" table:style-name="ce90" office:value-type="float" office:value="0">
            <text:p>0</text:p>
          </table:table-cell>
          <table:table-cell table:formula="of:=SUM([.AE403:.AE406])" ns41:value-type="float" table:style-name="ce90" office:value-type="float" office:value="0">
            <text:p>0</text:p>
          </table:table-cell>
          <table:table-cell table:formula="of:=SUM([.AF403:.AF406])" ns41:value-type="float" table:style-name="ce90" office:value-type="float" office:value="0">
            <text:p>0</text:p>
          </table:table-cell>
          <table:table-cell table:formula="of:=SUM([.AG403:.AG406])" ns41:value-type="float" table:style-name="ce90" office:value-type="float" office:value="0">
            <text:p>0</text:p>
          </table:table-cell>
          <table:table-cell table:formula="of:=SUM([.AH403:.AH406])" ns41:value-type="float" table:style-name="ce90" office:value-type="float" office:value="0">
            <text:p>0</text:p>
          </table:table-cell>
          <table:table-cell table:formula="of:=SUM([.AI403:.AI406])" ns41:value-type="float" table:style-name="ce90" office:value-type="float" office:value="0">
            <text:p>0</text:p>
          </table:table-cell>
          <table:table-cell table:formula="of:=SUM([.AJ403:.AJ406])" ns41:value-type="float" table:style-name="ce90" office:value-type="float" office:value="0">
            <text:p>0</text:p>
          </table:table-cell>
          <table:table-cell table:formula="of:=SUM([.AK403:.AK406])" ns41:value-type="float" table:style-name="ce90" office:value-type="float" office:value="0">
            <text:p>0</text:p>
          </table:table-cell>
          <table:table-cell table:formula="of:=SUM([.AL403:.AL406])" ns41:value-type="float" table:style-name="ce90" office:value-type="float" office:value="0">
            <text:p>0</text:p>
          </table:table-cell>
          <table:table-cell table:formula="of:=SUM([.AM403:.AM406])" ns41:value-type="float" table:style-name="ce90" office:value-type="float" office:value="0">
            <text:p>0</text:p>
          </table:table-cell>
          <table:table-cell table:formula="of:=SUM([.AN403:.AN406])" ns41:value-type="float" table:style-name="ce90" office:value-type="float" office:value="0">
            <text:p>0</text:p>
          </table:table-cell>
          <table:table-cell table:formula="of:=SUM([.AO403:.AO406])" ns41:value-type="float" table:style-name="ce90" office:value-type="float" office:value="0">
            <text:p>0</text:p>
          </table:table-cell>
          <table:table-cell table:formula="of:=SUM([.AP403:.AP406])" ns41:value-type="float" table:style-name="ce90" office:value-type="float" office:value="0">
            <text:p>0</text:p>
          </table:table-cell>
          <table:table-cell table:formula="of:=SUM([.AQ403:.AQ406])" ns41:value-type="float" table:style-name="ce90" office:value-type="float" office:value="6">
            <text:p>6</text:p>
          </table:table-cell>
          <table:table-cell table:formula="of:=SUM([.AR403:.AR406])" ns41:value-type="float" table:style-name="ce90" office:value-type="float" office:value="0">
            <text:p>0</text:p>
          </table:table-cell>
          <table:table-cell table:formula="of:=SUM([.AS403:.AS406])" ns41:value-type="float" table:style-name="ce90" office:value-type="float" office:value="0">
            <text:p>0</text:p>
          </table:table-cell>
          <table:table-cell table:formula="of:=SUM([.AT403:.AT406])" ns41:value-type="float" table:style-name="ce90" office:value-type="float" office:value="0">
            <text:p>0</text:p>
          </table:table-cell>
          <table:table-cell table:formula="of:=SUM([.AU403:.AU406])" ns41:value-type="float" table:style-name="ce52" office:value-type="float" office:value="6">
            <text:p>6</text:p>
          </table:table-cell>
          <table:table-cell table:style-name="ce61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6" office:value-type="float">
            <text:p>866</text:p>
          </table:table-cell>
          <table:table-cell ns41:value-type="float" table:style-name="ce78" office:value="867" office:value-type="float">
            <text:p>867</text:p>
          </table:table-cell>
          <table:table-cell table:style-name="ce78"/>
          <table:table-cell ns41:value-type="float" table:style-name="ce85" office:value="240196" office:value-type="float">
            <text:p>240196</text:p>
          </table:table-cell>
          <table:table-cell table:style-name="ce87" table:number-columns-repeated="970"/>
        </table:table-row>
        <table:table-row table:style-name="ro5">
          <table:table-cell table:style-name="ce8"/>
          <table:table-cell ns41:value-type="string" table:style-name="ce20" office:value-type="string">
            <text:p>VII. Kleeding en reiniging.</text:p>
          </table:table-cell>
          <table:table-cell table:style-name="ce30"/>
          <table:table-cell table:style-name="ce11"/>
          <table:table-cell table:style-name="ce40"/>
          <table:table-cell table:style-name="ce90" table:number-columns-repeated="36"/>
          <table:table-cell table:formula="of:=[.J408]+[.L408]+[.N408]+[.P408]+[.R408]+[.T408]+[.V408]+[.X408]+[.Z408]+[.AB408]+[.AD408]+[.AF408]+[.AH408]+[.AJ408]+[.AL408]+[.AN408]" ns41:value-type="float" table:style-name="ce34" office:value-type="float" office:value="0">
            <text:p>0</text:p>
          </table:table-cell>
          <table:table-cell table:formula="of:=[.E408]+[.F408]+[.G408]+[.H408]+[.I408]+[.K408]+[.M408]+[.O408]+[.Q408]+[.S408]+[.U408]+[.W408]+[.Y408]+[.AA408]+[.AC408]+[.AE408]+[.AG408]+[.AI408]+[.AK408]+[.AM408]+[.AO408]" ns41:value-type="float" table:style-name="ce34" office:value-type="float" office:value="0">
            <text:p>0</text:p>
          </table:table-cell>
          <table:table-cell table:style-name="ce90" table:number-columns-repeated="2"/>
          <table:table-cell table:formula="of:=[.AP408]+[.AR408]" ns41:value-type="float" table:style-name="ce34" office:value-type="float" office:value="0">
            <text:p>0</text:p>
          </table:table-cell>
          <table:table-cell table:formula="of:=[.AQ408]+[.AS408]" ns41:value-type="float" table:style-name="ce52" office:value-type="float" office:value="0">
            <text:p>0</text:p>
          </table:table-cell>
          <table:table-cell table:style-name="ce91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6" office:value-type="float">
            <text:p>866</text:p>
          </table:table-cell>
          <table:table-cell ns41:value-type="float" table:style-name="ce78" office:value="867" office:value-type="float">
            <text:p>867</text:p>
          </table:table-cell>
          <table:table-cell table:style-name="ce78"/>
          <table:table-cell ns41:value-type="float" table:style-name="ce85" office:value="240196" office:value-type="float">
            <text:p>240196</text:p>
          </table:table-cell>
          <table:table-cell table:number-columns-repeated="970"/>
        </table:table-row>
        <table:table-row table:style-name="ro5">
          <table:table-cell ns41:value-type="float" table:style-name="ce8" office:value="13" office:value-type="float">
            <text:p>13</text:p>
          </table:table-cell>
          <table:table-cell ns41:value-type="string" table:style-name="ce20" office:value-type="string">
            <text:p>Wasch- en strijkinrichtingen en waschbleekerijen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ns41:value-type="float" table:style-name="ce90" office:value="1" office:value-type="float">
            <text:p>1</text:p>
          </table:table-cell>
          <table:table-cell table:style-name="ce90" table:number-columns-repeated="2"/>
          <table:table-cell ns41:value-type="float" table:style-name="ce90" office:value="6" office:value-type="float">
            <text:p>6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4" office:value-type="float">
            <text:p>4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3" office:value-type="float">
            <text:p>3</text:p>
          </table:table-cell>
          <table:table-cell table:style-name="ce90" table:number-columns-repeated="2"/>
          <table:table-cell ns41:value-type="float" table:style-name="ce90" office:value="1" office:value-type="float">
            <text:p>1</text:p>
          </table:table-cell>
          <table:table-cell ns41:value-type="float" table:style-name="ce90" office:value="4" office:value-type="float">
            <text:p>4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8"/>
          <table:table-cell ns41:value-type="float" table:style-name="ce90" office:value="1" office:value-type="float">
            <text:p>1</text:p>
          </table:table-cell>
          <table:table-cell table:style-name="ce90" table:number-columns-repeated="10"/>
          <table:table-cell ns41:value-type="float" table:style-name="ce90" office:value="1" office:value-type="float">
            <text:p>1</text:p>
          </table:table-cell>
          <table:table-cell table:formula="of:=[.J409]+[.L409]+[.N409]+[.P409]+[.R409]+[.T409]+[.V409]+[.X409]+[.Z409]+[.AB409]+[.AD409]+[.AF409]+[.AH409]+[.AJ409]+[.AL409]+[.AN409]" ns41:value-type="float" table:style-name="ce34" office:value-type="float" office:value="3">
            <text:p>3</text:p>
          </table:table-cell>
          <table:table-cell table:formula="of:=[.E409]+[.F409]+[.G409]+[.H409]+[.I409]+[.K409]+[.M409]+[.O409]+[.Q409]+[.S409]+[.U409]+[.W409]+[.Y409]+[.AA409]+[.AC409]+[.AE409]+[.AG409]+[.AI409]+[.AK409]+[.AM409]+[.AO409]" ns41:value-type="float" table:style-name="ce34" office:value-type="float" office:value="22">
            <text:p>22</text:p>
          </table:table-cell>
          <table:table-cell table:style-name="ce90" table:number-columns-repeated="2"/>
          <table:table-cell table:formula="of:=[.AP409]+[.AR409]" ns41:value-type="float" table:style-name="ce34" office:value-type="float" office:value="3">
            <text:p>3</text:p>
          </table:table-cell>
          <table:table-cell table:formula="of:=[.AQ409]+[.AS409]" ns41:value-type="float" table:style-name="ce52" office:value-type="float" office:value="22">
            <text:p>22</text:p>
          </table:table-cell>
          <table:table-cell table:formula="of:=[.A409]" ns41:value-type="float" table:style-name="ce91" office:value-type="float" office:value="13">
            <text:p>13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6" office:value-type="float">
            <text:p>866</text:p>
          </table:table-cell>
          <table:table-cell ns41:value-type="float" table:style-name="ce78" office:value="867" office:value-type="float">
            <text:p>867</text:p>
          </table:table-cell>
          <table:table-cell table:style-name="ce78"/>
          <table:table-cell ns41:value-type="float" table:style-name="ce85" office:value="240196" office:value-type="float">
            <text:p>240196</text:p>
          </table:table-cell>
          <table:table-cell table:number-columns-repeated="970"/>
        </table:table-row>
        <table:table-row table:style-name="ro5">
          <table:table-cell table:style-name="ce8"/>
          <table:table-cell ns41:value-type="string" table:style-name="ce20" office:value-type="string">
            <text:p>IX. Leder, wasdoek, caoutchoue.</text:p>
          </table:table-cell>
          <table:table-cell table:style-name="ce30"/>
          <table:table-cell table:style-name="ce11"/>
          <table:table-cell table:style-name="ce40"/>
          <table:table-cell table:style-name="ce90" table:number-columns-repeated="36"/>
          <table:table-cell table:formula="of:=[.J410]+[.L410]+[.N410]+[.P410]+[.R410]+[.T410]+[.V410]+[.X410]+[.Z410]+[.AB410]+[.AD410]+[.AF410]+[.AH410]+[.AJ410]+[.AL410]+[.AN410]" ns41:value-type="float" table:style-name="ce34" office:value-type="float" office:value="0">
            <text:p>0</text:p>
          </table:table-cell>
          <table:table-cell table:formula="of:=[.E410]+[.F410]+[.G410]+[.H410]+[.I410]+[.K410]+[.M410]+[.O410]+[.Q410]+[.S410]+[.U410]+[.W410]+[.Y410]+[.AA410]+[.AC410]+[.AE410]+[.AG410]+[.AI410]+[.AK410]+[.AM410]+[.AO410]" ns41:value-type="float" table:style-name="ce34" office:value-type="float" office:value="0">
            <text:p>0</text:p>
          </table:table-cell>
          <table:table-cell table:style-name="ce90" table:number-columns-repeated="2"/>
          <table:table-cell table:formula="of:=[.AP410]+[.AR410]" ns41:value-type="float" table:style-name="ce34" office:value-type="float" office:value="0">
            <text:p>0</text:p>
          </table:table-cell>
          <table:table-cell table:formula="of:=[.AQ410]+[.AS410]" ns41:value-type="float" table:style-name="ce52" office:value-type="float" office:value="0">
            <text:p>0</text:p>
          </table:table-cell>
          <table:table-cell table:formula="of:=[.A410]" ns41:value-type="float" table:style-name="ce91" office:value-type="float" office:value="0">
            <text:p>0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6" office:value-type="float">
            <text:p>866</text:p>
          </table:table-cell>
          <table:table-cell ns41:value-type="float" table:style-name="ce78" office:value="867" office:value-type="float">
            <text:p>867</text:p>
          </table:table-cell>
          <table:table-cell table:style-name="ce78"/>
          <table:table-cell ns41:value-type="float" table:style-name="ce85" office:value="240196" office:value-type="float">
            <text:p>240196</text:p>
          </table:table-cell>
          <table:table-cell table:number-columns-repeated="970"/>
        </table:table-row>
        <table:table-row table:style-name="ro3">
          <table:table-cell ns41:value-type="float" table:style-name="ce8" office:value="14" office:value-type="float">
            <text:p>14</text:p>
          </table:table-cell>
          <table:table-cell ns41:value-type="string" table:style-name="ce20" office:value-type="string">
            <text:p>Fabricage van schoenen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ns41:value-type="float" table:style-name="ce90" office:value="1" office:value-type="float">
            <text:p>1</text:p>
          </table:table-cell>
          <table:table-cell table:style-name="ce90" table:number-columns-repeated="2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30"/>
          <table:table-cell table:formula="of:=[.J411]+[.L411]+[.N411]+[.P411]+[.R411]+[.T411]+[.V411]+[.X411]+[.Z411]+[.AB411]+[.AD411]+[.AF411]+[.AH411]+[.AJ411]+[.AL411]+[.AN411]" ns41:value-type="float" table:style-name="ce34" office:value-type="float" office:value="0">
            <text:p>0</text:p>
          </table:table-cell>
          <table:table-cell table:formula="of:=[.E411]+[.F411]+[.G411]+[.H411]+[.I411]+[.K411]+[.M411]+[.O411]+[.Q411]+[.S411]+[.U411]+[.W411]+[.Y411]+[.AA411]+[.AC411]+[.AE411]+[.AG411]+[.AI411]+[.AK411]+[.AM411]+[.AO411]" ns41:value-type="float" table:style-name="ce34" office:value-type="float" office:value="3">
            <text:p>3</text:p>
          </table:table-cell>
          <table:table-cell table:style-name="ce90" table:number-columns-repeated="2"/>
          <table:table-cell table:formula="of:=[.AP411]+[.AR411]" ns41:value-type="float" table:style-name="ce34" office:value-type="float" office:value="0">
            <text:p>0</text:p>
          </table:table-cell>
          <table:table-cell table:formula="of:=[.AQ411]+[.AS411]" ns41:value-type="float" table:style-name="ce52" office:value-type="float" office:value="3">
            <text:p>3</text:p>
          </table:table-cell>
          <table:table-cell table:formula="of:=[.A411]" ns41:value-type="float" table:style-name="ce91" office:value-type="float" office:value="14">
            <text:p>14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6" office:value-type="float">
            <text:p>866</text:p>
          </table:table-cell>
          <table:table-cell ns41:value-type="float" table:style-name="ce78" office:value="867" office:value-type="float">
            <text:p>867</text:p>
          </table:table-cell>
          <table:table-cell table:style-name="ce78"/>
          <table:table-cell ns41:value-type="float" table:style-name="ce85" office:value="240196" office:value-type="float">
            <text:p>240196</text:p>
          </table:table-cell>
          <table:table-cell table:number-columns-repeated="970"/>
        </table:table-row>
        <table:table-row table:style-name="ro3">
          <table:table-cell table:style-name="ce8"/>
          <table:table-cell ns41:value-type="string" table:style-name="ce20" office:value-type="string">
            <text:p>X. Oer, steenkolen, turf.</text:p>
          </table:table-cell>
          <table:table-cell table:style-name="ce30"/>
          <table:table-cell table:style-name="ce11"/>
          <table:table-cell table:style-name="ce40"/>
          <table:table-cell table:style-name="ce90" table:number-columns-repeated="36"/>
          <table:table-cell table:formula="of:=[.J412]+[.L412]+[.N412]+[.P412]+[.R412]+[.T412]+[.V412]+[.X412]+[.Z412]+[.AB412]+[.AD412]+[.AF412]+[.AH412]+[.AJ412]+[.AL412]+[.AN412]" ns41:value-type="float" table:style-name="ce34" office:value-type="float" office:value="0">
            <text:p>0</text:p>
          </table:table-cell>
          <table:table-cell table:formula="of:=[.E412]+[.F412]+[.G412]+[.H412]+[.I412]+[.K412]+[.M412]+[.O412]+[.Q412]+[.S412]+[.U412]+[.W412]+[.Y412]+[.AA412]+[.AC412]+[.AE412]+[.AG412]+[.AI412]+[.AK412]+[.AM412]+[.AO412]" ns41:value-type="float" table:style-name="ce34" office:value-type="float" office:value="0">
            <text:p>0</text:p>
          </table:table-cell>
          <table:table-cell table:style-name="ce90" table:number-columns-repeated="2"/>
          <table:table-cell table:formula="of:=[.AP412]+[.AR412]" ns41:value-type="float" table:style-name="ce34" office:value-type="float" office:value="0">
            <text:p>0</text:p>
          </table:table-cell>
          <table:table-cell table:formula="of:=[.AQ412]+[.AS412]" ns41:value-type="float" table:style-name="ce52" office:value-type="float" office:value="0">
            <text:p>0</text:p>
          </table:table-cell>
          <table:table-cell table:formula="of:=[.A412]" ns41:value-type="float" table:style-name="ce91" office:value-type="float" office:value="0">
            <text:p>0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6" office:value-type="float">
            <text:p>866</text:p>
          </table:table-cell>
          <table:table-cell ns41:value-type="float" table:style-name="ce78" office:value="867" office:value-type="float">
            <text:p>867</text:p>
          </table:table-cell>
          <table:table-cell table:style-name="ce78"/>
          <table:table-cell ns41:value-type="float" table:style-name="ce85" office:value="240196" office:value-type="float">
            <text:p>240196</text:p>
          </table:table-cell>
          <table:table-cell table:number-columns-repeated="970"/>
        </table:table-row>
        <table:table-row table:style-name="ro3">
          <table:table-cell ns41:value-type="float" table:style-name="ce8" office:value="15" office:value-type="float">
            <text:p>15</text:p>
          </table:table-cell>
          <table:table-cell ns41:value-type="string" table:style-name="ce20" office:value-type="string">
            <text:p>Verveners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2"/>
          <table:table-cell ns41:value-type="float" table:style-name="ce90" office:value="1" office:value-type="float">
            <text:p>1</text:p>
          </table:table-cell>
          <table:table-cell ns41:value-type="float" table:style-name="ce90" office:value="7" office:value-type="float">
            <text:p>7</text:p>
          </table:table-cell>
          <table:table-cell table:style-name="ce90"/>
          <table:table-cell ns41:value-type="float" table:style-name="ce90" office:value="8" office:value-type="float">
            <text:p>8</text:p>
          </table:table-cell>
          <table:table-cell table:style-name="ce90"/>
          <table:table-cell ns41:value-type="float" table:style-name="ce90" office:value="7" office:value-type="float">
            <text:p>7</text:p>
          </table:table-cell>
          <table:table-cell table:style-name="ce90"/>
          <table:table-cell ns41:value-type="float" table:style-name="ce90" office:value="3" office:value-type="float">
            <text:p>3</text:p>
          </table:table-cell>
          <table:table-cell table:style-name="ce90"/>
          <table:table-cell ns41:value-type="float" table:style-name="ce90" office:value="7" office:value-type="float">
            <text:p>7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1" office:value-type="float">
            <text:p>1</text:p>
          </table:table-cell>
          <table:table-cell table:style-name="ce90" table:number-columns-repeated="4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3" office:value-type="float">
            <text:p>3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 table:number-columns-repeated="3"/>
          <table:table-cell ns41:value-type="float" table:style-name="ce90" office:value="2" office:value-type="float">
            <text:p>2</text:p>
          </table:table-cell>
          <table:table-cell table:style-name="ce90" table:number-columns-repeated="3"/>
          <table:table-cell table:formula="of:=[.J413]+[.L413]+[.N413]+[.P413]+[.R413]+[.T413]+[.V413]+[.X413]+[.Z413]+[.AB413]+[.AD413]+[.AF413]+[.AH413]+[.AJ413]+[.AL413]+[.AN413]" ns41:value-type="float" table:style-name="ce34" office:value-type="float" office:value="13">
            <text:p>13</text:p>
          </table:table-cell>
          <table:table-cell table:formula="of:=[.E413]+[.F413]+[.G413]+[.H413]+[.I413]+[.K413]+[.M413]+[.O413]+[.Q413]+[.S413]+[.U413]+[.W413]+[.Y413]+[.AA413]+[.AC413]+[.AE413]+[.AG413]+[.AI413]+[.AK413]+[.AM413]+[.AO413]" ns41:value-type="float" table:style-name="ce34" office:value-type="float" office:value="34">
            <text:p>34</text:p>
          </table:table-cell>
          <table:table-cell table:style-name="ce90" table:number-columns-repeated="2"/>
          <table:table-cell table:formula="of:=[.AP413]+[.AR413]" ns41:value-type="float" table:style-name="ce34" office:value-type="float" office:value="13">
            <text:p>13</text:p>
          </table:table-cell>
          <table:table-cell table:formula="of:=[.AQ413]+[.AS413]" ns41:value-type="float" table:style-name="ce52" office:value-type="float" office:value="34">
            <text:p>34</text:p>
          </table:table-cell>
          <table:table-cell table:formula="of:=[.A413]" ns41:value-type="float" table:style-name="ce91" office:value-type="float" office:value="15">
            <text:p>15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6" office:value-type="float">
            <text:p>866</text:p>
          </table:table-cell>
          <table:table-cell ns41:value-type="float" table:style-name="ce78" office:value="867" office:value-type="float">
            <text:p>867</text:p>
          </table:table-cell>
          <table:table-cell table:style-name="ce78"/>
          <table:table-cell ns41:value-type="float" table:style-name="ce85" office:value="240196" office:value-type="float">
            <text:p>240196</text:p>
          </table:table-cell>
          <table:table-cell table:number-columns-repeated="970"/>
        </table:table-row>
        <table:table-row table:style-name="ro5">
          <table:table-cell ns41:value-type="float" table:style-name="ce8" office:value="16" office:value-type="float">
            <text:p>16</text:p>
          </table:table-cell>
          <table:table-cell ns41:value-type="string" table:style-name="ce20" office:value-type="string">
            <text:p>Fabricage van turfstrooisel en -pluisel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7"/>
          <table:table-cell ns41:value-type="float" table:style-name="ce90" office:value="1" office:value-type="float">
            <text:p>1</text:p>
          </table:table-cell>
          <table:table-cell table:style-name="ce90" table:number-columns-repeated="28"/>
          <table:table-cell table:formula="of:=[.J414]+[.L414]+[.N414]+[.P414]+[.R414]+[.T414]+[.V414]+[.X414]+[.Z414]+[.AB414]+[.AD414]+[.AF414]+[.AH414]+[.AJ414]+[.AL414]+[.AN414]" ns41:value-type="float" table:style-name="ce34" office:value-type="float" office:value="0">
            <text:p>0</text:p>
          </table:table-cell>
          <table:table-cell table:formula="of:=[.E414]+[.F414]+[.G414]+[.H414]+[.I414]+[.K414]+[.M414]+[.O414]+[.Q414]+[.S414]+[.U414]+[.W414]+[.Y414]+[.AA414]+[.AC414]+[.AE414]+[.AG414]+[.AI414]+[.AK414]+[.AM414]+[.AO414]" ns41:value-type="float" table:style-name="ce34" office:value-type="float" office:value="1">
            <text:p>1</text:p>
          </table:table-cell>
          <table:table-cell table:style-name="ce90" table:number-columns-repeated="2"/>
          <table:table-cell table:formula="of:=[.AP414]+[.AR414]" ns41:value-type="float" table:style-name="ce34" office:value-type="float" office:value="0">
            <text:p>0</text:p>
          </table:table-cell>
          <table:table-cell table:formula="of:=[.AQ414]+[.AS414]" ns41:value-type="float" table:style-name="ce52" office:value-type="float" office:value="1">
            <text:p>1</text:p>
          </table:table-cell>
          <table:table-cell table:formula="of:=[.A414]" ns41:value-type="float" table:style-name="ce91" office:value-type="float" office:value="16">
            <text:p>16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6" office:value-type="float">
            <text:p>866</text:p>
          </table:table-cell>
          <table:table-cell ns41:value-type="float" table:style-name="ce78" office:value="867" office:value-type="float">
            <text:p>867</text:p>
          </table:table-cell>
          <table:table-cell table:style-name="ce78"/>
          <table:table-cell ns41:value-type="float" table:style-name="ce85" office:value="240196" office:value-type="float">
            <text:p>240196</text:p>
          </table:table-cell>
          <table:table-cell table:number-columns-repeated="970"/>
        </table:table-row>
        <table:table-row table:style-name="ro3">
          <table:table-cell table:style-name="ce8"/>
          <table:table-cell ns41:value-type="string" table:style-name="ce20" office:value-type="string">
            <text:p>X. Totaal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formula="of:=SUM([.E413:.E414])" ns41:value-type="float" table:style-name="ce40" office:value-type="float" office:value="0">
            <text:p>0</text:p>
          </table:table-cell>
          <table:table-cell table:formula="of:=SUM([.F413:.F414])" ns41:value-type="float" table:style-name="ce90" office:value-type="float" office:value="0">
            <text:p>0</text:p>
          </table:table-cell>
          <table:table-cell table:formula="of:=SUM([.G413:.G414])" ns41:value-type="float" table:style-name="ce90" office:value-type="float" office:value="0">
            <text:p>0</text:p>
          </table:table-cell>
          <table:table-cell table:formula="of:=SUM([.H413:.H414])" ns41:value-type="float" table:style-name="ce90" office:value-type="float" office:value="1">
            <text:p>1</text:p>
          </table:table-cell>
          <table:table-cell table:formula="of:=SUM([.I413:.I414])" ns41:value-type="float" table:style-name="ce90" office:value-type="float" office:value="7">
            <text:p>7</text:p>
          </table:table-cell>
          <table:table-cell table:formula="of:=SUM([.J413:.J414])" ns41:value-type="float" table:style-name="ce90" office:value-type="float" office:value="0">
            <text:p>0</text:p>
          </table:table-cell>
          <table:table-cell table:formula="of:=SUM([.K413:.K414])" ns41:value-type="float" table:style-name="ce90" office:value-type="float" office:value="8">
            <text:p>8</text:p>
          </table:table-cell>
          <table:table-cell table:formula="of:=SUM([.L413:.L414])" ns41:value-type="float" table:style-name="ce90" office:value-type="float" office:value="0">
            <text:p>0</text:p>
          </table:table-cell>
          <table:table-cell table:formula="of:=SUM([.M413:.M414])" ns41:value-type="float" table:style-name="ce90" office:value-type="float" office:value="8">
            <text:p>8</text:p>
          </table:table-cell>
          <table:table-cell table:formula="of:=SUM([.N413:.N414])" ns41:value-type="float" table:style-name="ce90" office:value-type="float" office:value="0">
            <text:p>0</text:p>
          </table:table-cell>
          <table:table-cell table:formula="of:=SUM([.O413:.O414])" ns41:value-type="float" table:style-name="ce90" office:value-type="float" office:value="3">
            <text:p>3</text:p>
          </table:table-cell>
          <table:table-cell table:formula="of:=SUM([.P413:.P414])" ns41:value-type="float" table:style-name="ce90" office:value-type="float" office:value="0">
            <text:p>0</text:p>
          </table:table-cell>
          <table:table-cell table:formula="of:=SUM([.Q413:.Q414])" ns41:value-type="float" table:style-name="ce90" office:value-type="float" office:value="7">
            <text:p>7</text:p>
          </table:table-cell>
          <table:table-cell table:formula="of:=SUM([.R413:.R414])" ns41:value-type="float" table:style-name="ce90" office:value-type="float" office:value="2">
            <text:p>2</text:p>
          </table:table-cell>
          <table:table-cell table:formula="of:=SUM([.S413:.S414])" ns41:value-type="float" table:style-name="ce90" office:value-type="float" office:value="1">
            <text:p>1</text:p>
          </table:table-cell>
          <table:table-cell table:formula="of:=SUM([.T413:.T414])" ns41:value-type="float" table:style-name="ce90" office:value-type="float" office:value="0">
            <text:p>0</text:p>
          </table:table-cell>
          <table:table-cell table:formula="of:=SUM([.U413:.U414])" ns41:value-type="float" table:style-name="ce90" office:value-type="float" office:value="0">
            <text:p>0</text:p>
          </table:table-cell>
          <table:table-cell table:formula="of:=SUM([.V413:.V414])" ns41:value-type="float" table:style-name="ce90" office:value-type="float" office:value="0">
            <text:p>0</text:p>
          </table:table-cell>
          <table:table-cell table:formula="of:=SUM([.W413:.W414])" ns41:value-type="float" table:style-name="ce90" office:value-type="float" office:value="0">
            <text:p>0</text:p>
          </table:table-cell>
          <table:table-cell table:formula="of:=SUM([.X413:.X414])" ns41:value-type="float" table:style-name="ce90" office:value-type="float" office:value="1">
            <text:p>1</text:p>
          </table:table-cell>
          <table:table-cell table:formula="of:=SUM([.Y413:.Y414])" ns41:value-type="float" table:style-name="ce90" office:value-type="float" office:value="0">
            <text:p>0</text:p>
          </table:table-cell>
          <table:table-cell table:formula="of:=SUM([.Z413:.Z414])" ns41:value-type="float" table:style-name="ce90" office:value-type="float" office:value="1">
            <text:p>1</text:p>
          </table:table-cell>
          <table:table-cell table:formula="of:=SUM([.AA413:.AA414])" ns41:value-type="float" table:style-name="ce90" office:value-type="float" office:value="0">
            <text:p>0</text:p>
          </table:table-cell>
          <table:table-cell table:formula="of:=SUM([.AB413:.AB414])" ns41:value-type="float" table:style-name="ce90" office:value-type="float" office:value="3">
            <text:p>3</text:p>
          </table:table-cell>
          <table:table-cell table:formula="of:=SUM([.AC413:.AC414])" ns41:value-type="float" table:style-name="ce90" office:value-type="float" office:value="0">
            <text:p>0</text:p>
          </table:table-cell>
          <table:table-cell table:formula="of:=SUM([.AD413:.AD414])" ns41:value-type="float" table:style-name="ce90" office:value-type="float" office:value="1">
            <text:p>1</text:p>
          </table:table-cell>
          <table:table-cell table:formula="of:=SUM([.AE413:.AE414])" ns41:value-type="float" table:style-name="ce90" office:value-type="float" office:value="0">
            <text:p>0</text:p>
          </table:table-cell>
          <table:table-cell table:formula="of:=SUM([.AF413:.AF414])" ns41:value-type="float" table:style-name="ce90" office:value-type="float" office:value="1">
            <text:p>1</text:p>
          </table:table-cell>
          <table:table-cell table:formula="of:=SUM([.AG413:.AG414])" ns41:value-type="float" table:style-name="ce90" office:value-type="float" office:value="0">
            <text:p>0</text:p>
          </table:table-cell>
          <table:table-cell table:formula="of:=SUM([.AH413:.AH414])" ns41:value-type="float" table:style-name="ce90" office:value-type="float" office:value="2">
            <text:p>2</text:p>
          </table:table-cell>
          <table:table-cell table:formula="of:=SUM([.AI413:.AI414])" ns41:value-type="float" table:style-name="ce90" office:value-type="float" office:value="0">
            <text:p>0</text:p>
          </table:table-cell>
          <table:table-cell table:formula="of:=SUM([.AJ413:.AJ414])" ns41:value-type="float" table:style-name="ce90" office:value-type="float" office:value="0">
            <text:p>0</text:p>
          </table:table-cell>
          <table:table-cell table:formula="of:=SUM([.AK413:.AK414])" ns41:value-type="float" table:style-name="ce90" office:value-type="float" office:value="0">
            <text:p>0</text:p>
          </table:table-cell>
          <table:table-cell table:formula="of:=SUM([.AL413:.AL414])" ns41:value-type="float" table:style-name="ce90" office:value-type="float" office:value="2">
            <text:p>2</text:p>
          </table:table-cell>
          <table:table-cell table:formula="of:=SUM([.AM413:.AM414])" ns41:value-type="float" table:style-name="ce90" office:value-type="float" office:value="0">
            <text:p>0</text:p>
          </table:table-cell>
          <table:table-cell table:formula="of:=SUM([.AN413:.AN414])" ns41:value-type="float" table:style-name="ce90" office:value-type="float" office:value="0">
            <text:p>0</text:p>
          </table:table-cell>
          <table:table-cell table:formula="of:=SUM([.AO413:.AO414])" ns41:value-type="float" table:style-name="ce90" office:value-type="float" office:value="0">
            <text:p>0</text:p>
          </table:table-cell>
          <table:table-cell table:formula="of:=SUM([.AP413:.AP414])" ns41:value-type="float" table:style-name="ce90" office:value-type="float" office:value="13">
            <text:p>13</text:p>
          </table:table-cell>
          <table:table-cell table:formula="of:=SUM([.AQ413:.AQ414])" ns41:value-type="float" table:style-name="ce90" office:value-type="float" office:value="35">
            <text:p>35</text:p>
          </table:table-cell>
          <table:table-cell table:formula="of:=SUM([.AR413:.AR414])" ns41:value-type="float" table:style-name="ce90" office:value-type="float" office:value="0">
            <text:p>0</text:p>
          </table:table-cell>
          <table:table-cell table:formula="of:=SUM([.AS413:.AS414])" ns41:value-type="float" table:style-name="ce90" office:value-type="float" office:value="0">
            <text:p>0</text:p>
          </table:table-cell>
          <table:table-cell table:formula="of:=SUM([.AT413:.AT414])" ns41:value-type="float" table:style-name="ce90" office:value-type="float" office:value="13">
            <text:p>13</text:p>
          </table:table-cell>
          <table:table-cell table:formula="of:=SUM([.AU413:.AU414])" ns41:value-type="float" table:style-name="ce52" office:value-type="float" office:value="35">
            <text:p>35</text:p>
          </table:table-cell>
          <table:table-cell table:style-name="ce91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6" office:value-type="float">
            <text:p>866</text:p>
          </table:table-cell>
          <table:table-cell ns41:value-type="float" table:style-name="ce78" office:value="867" office:value-type="float">
            <text:p>867</text:p>
          </table:table-cell>
          <table:table-cell table:style-name="ce78"/>
          <table:table-cell ns41:value-type="float" table:style-name="ce85" office:value="240196" office:value-type="float">
            <text:p>240196</text:p>
          </table:table-cell>
          <table:table-cell table:style-name="ce87" table:number-columns-repeated="970"/>
        </table:table-row>
        <table:table-row table:style-name="ro5">
          <table:table-cell table:style-name="ce8"/>
          <table:table-cell ns41:value-type="string" table:style-name="ce20" office:value-type="string">
            <text:p>XI. Metalen (bewerking van).</text:p>
          </table:table-cell>
          <table:table-cell table:style-name="ce30"/>
          <table:table-cell table:style-name="ce11"/>
          <table:table-cell table:style-name="ce40"/>
          <table:table-cell table:style-name="ce90" table:number-columns-repeated="36"/>
          <table:table-cell table:formula="of:=[.J416]+[.L416]+[.N416]+[.P416]+[.R416]+[.T416]+[.V416]+[.X416]+[.Z416]+[.AB416]+[.AD416]+[.AF416]+[.AH416]+[.AJ416]+[.AL416]+[.AN416]" ns41:value-type="float" table:style-name="ce34" office:value-type="float" office:value="0">
            <text:p>0</text:p>
          </table:table-cell>
          <table:table-cell table:formula="of:=[.E416]+[.F416]+[.G416]+[.H416]+[.I416]+[.K416]+[.M416]+[.O416]+[.Q416]+[.S416]+[.U416]+[.W416]+[.Y416]+[.AA416]+[.AC416]+[.AE416]+[.AG416]+[.AI416]+[.AK416]+[.AM416]+[.AO416]" ns41:value-type="float" table:style-name="ce34" office:value-type="float" office:value="0">
            <text:p>0</text:p>
          </table:table-cell>
          <table:table-cell table:style-name="ce90" table:number-columns-repeated="2"/>
          <table:table-cell table:formula="of:=[.AP416]+[.AR416]" ns41:value-type="float" table:style-name="ce34" office:value-type="float" office:value="0">
            <text:p>0</text:p>
          </table:table-cell>
          <table:table-cell table:formula="of:=[.AQ416]+[.AS416]" ns41:value-type="float" table:style-name="ce52" office:value-type="float" office:value="0">
            <text:p>0</text:p>
          </table:table-cell>
          <table:table-cell table:style-name="ce91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6" office:value-type="float">
            <text:p>866</text:p>
          </table:table-cell>
          <table:table-cell ns41:value-type="float" table:style-name="ce78" office:value="867" office:value-type="float">
            <text:p>867</text:p>
          </table:table-cell>
          <table:table-cell table:style-name="ce78"/>
          <table:table-cell ns41:value-type="float" table:style-name="ce85" office:value="240196" office:value-type="float">
            <text:p>240196</text:p>
          </table:table-cell>
          <table:table-cell table:number-columns-repeated="970"/>
        </table:table-row>
        <table:table-row table:style-name="ro3">
          <table:table-cell ns41:value-type="float" table:style-name="ce8" office:value="17" office:value-type="float">
            <text:p>17</text:p>
          </table:table-cell>
          <table:table-cell ns41:value-type="string" table:style-name="ce20" office:value-type="string">
            <text:p>Fabricage van capsulen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ns41:value-type="float" table:style-name="ce90" office:value="1" office:value-type="float">
            <text:p>1</text:p>
          </table:table-cell>
          <table:table-cell table:style-name="ce90" table:number-columns-repeated="35"/>
          <table:table-cell table:formula="of:=[.J417]+[.L417]+[.N417]+[.P417]+[.R417]+[.T417]+[.V417]+[.X417]+[.Z417]+[.AB417]+[.AD417]+[.AF417]+[.AH417]+[.AJ417]+[.AL417]+[.AN417]" ns41:value-type="float" table:style-name="ce34" office:value-type="float" office:value="0">
            <text:p>0</text:p>
          </table:table-cell>
          <table:table-cell table:formula="of:=[.E417]+[.F417]+[.G417]+[.H417]+[.I417]+[.K417]+[.M417]+[.O417]+[.Q417]+[.S417]+[.U417]+[.W417]+[.Y417]+[.AA417]+[.AC417]+[.AE417]+[.AG417]+[.AI417]+[.AK417]+[.AM417]+[.AO417]" ns41:value-type="float" table:style-name="ce34" office:value-type="float" office:value="1">
            <text:p>1</text:p>
          </table:table-cell>
          <table:table-cell table:style-name="ce90" table:number-columns-repeated="2"/>
          <table:table-cell table:formula="of:=[.AP417]+[.AR417]" ns41:value-type="float" table:style-name="ce34" office:value-type="float" office:value="0">
            <text:p>0</text:p>
          </table:table-cell>
          <table:table-cell table:formula="of:=[.AQ417]+[.AS417]" ns41:value-type="float" table:style-name="ce52" office:value-type="float" office:value="1">
            <text:p>1</text:p>
          </table:table-cell>
          <table:table-cell table:formula="of:=[.A417]" ns41:value-type="float" table:style-name="ce91" office:value-type="float" office:value="17">
            <text:p>17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6" office:value-type="float">
            <text:p>866</text:p>
          </table:table-cell>
          <table:table-cell ns41:value-type="float" table:style-name="ce78" office:value="867" office:value-type="float">
            <text:p>867</text:p>
          </table:table-cell>
          <table:table-cell table:style-name="ce78"/>
          <table:table-cell ns41:value-type="float" table:style-name="ce85" office:value="240196" office:value-type="float">
            <text:p>240196</text:p>
          </table:table-cell>
          <table:table-cell table:number-columns-repeated="970"/>
        </table:table-row>
        <table:table-row table:style-name="ro3">
          <table:table-cell table:style-name="ce8"/>
          <table:table-cell ns41:value-type="string" table:style-name="ce20" office:value-type="string">
            <text:p>XIV. Papier</text:p>
          </table:table-cell>
          <table:table-cell table:style-name="ce30"/>
          <table:table-cell table:style-name="ce11"/>
          <table:table-cell table:style-name="ce40"/>
          <table:table-cell table:style-name="ce90" table:number-columns-repeated="36"/>
          <table:table-cell table:formula="of:=[.J418]+[.L418]+[.N418]+[.P418]+[.R418]+[.T418]+[.V418]+[.X418]+[.Z418]+[.AB418]+[.AD418]+[.AF418]+[.AH418]+[.AJ418]+[.AL418]+[.AN418]" ns41:value-type="float" table:style-name="ce34" office:value-type="float" office:value="0">
            <text:p>0</text:p>
          </table:table-cell>
          <table:table-cell table:formula="of:=[.E418]+[.F418]+[.G418]+[.H418]+[.I418]+[.K418]+[.M418]+[.O418]+[.Q418]+[.S418]+[.U418]+[.W418]+[.Y418]+[.AA418]+[.AC418]+[.AE418]+[.AG418]+[.AI418]+[.AK418]+[.AM418]+[.AO418]" ns41:value-type="float" table:style-name="ce34" office:value-type="float" office:value="0">
            <text:p>0</text:p>
          </table:table-cell>
          <table:table-cell table:style-name="ce90" table:number-columns-repeated="2"/>
          <table:table-cell table:formula="of:=[.AP418]+[.AR418]" ns41:value-type="float" table:style-name="ce34" office:value-type="float" office:value="0">
            <text:p>0</text:p>
          </table:table-cell>
          <table:table-cell table:formula="of:=[.AQ418]+[.AS418]" ns41:value-type="float" table:style-name="ce52" office:value-type="float" office:value="0">
            <text:p>0</text:p>
          </table:table-cell>
          <table:table-cell table:style-name="ce91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6" office:value-type="float">
            <text:p>866</text:p>
          </table:table-cell>
          <table:table-cell ns41:value-type="float" table:style-name="ce78" office:value="867" office:value-type="float">
            <text:p>867</text:p>
          </table:table-cell>
          <table:table-cell table:style-name="ce78"/>
          <table:table-cell ns41:value-type="float" table:style-name="ce85" office:value="240196" office:value-type="float">
            <text:p>240196</text:p>
          </table:table-cell>
          <table:table-cell table:number-columns-repeated="970"/>
        </table:table-row>
        <table:table-row table:style-name="ro3">
          <table:table-cell ns41:value-type="float" table:style-name="ce8" office:value="18" office:value-type="float">
            <text:p>18</text:p>
          </table:table-cell>
          <table:table-cell ns41:value-type="string" table:style-name="ce20" office:value-type="string">
            <text:p>Fabricage van papier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24"/>
          <table:table-cell ns41:value-type="float" table:style-name="ce90" office:value="1" office:value-type="float">
            <text:p>1</text:p>
          </table:table-cell>
          <table:table-cell table:style-name="ce90" table:number-columns-repeated="11"/>
          <table:table-cell table:formula="of:=[.J419]+[.L419]+[.N419]+[.P419]+[.R419]+[.T419]+[.V419]+[.X419]+[.Z419]+[.AB419]+[.AD419]+[.AF419]+[.AH419]+[.AJ419]+[.AL419]+[.AN419]" ns41:value-type="float" table:style-name="ce34" office:value-type="float" office:value="1">
            <text:p>1</text:p>
          </table:table-cell>
          <table:table-cell table:formula="of:=[.E419]+[.F419]+[.G419]+[.H419]+[.I419]+[.K419]+[.M419]+[.O419]+[.Q419]+[.S419]+[.U419]+[.W419]+[.Y419]+[.AA419]+[.AC419]+[.AE419]+[.AG419]+[.AI419]+[.AK419]+[.AM419]+[.AO419]" ns41:value-type="float" table:style-name="ce34" office:value-type="float" office:value="0">
            <text:p>0</text:p>
          </table:table-cell>
          <table:table-cell table:style-name="ce90" table:number-columns-repeated="2"/>
          <table:table-cell table:formula="of:=[.AP419]+[.AR419]" ns41:value-type="float" table:style-name="ce34" office:value-type="float" office:value="1">
            <text:p>1</text:p>
          </table:table-cell>
          <table:table-cell table:formula="of:=[.AQ419]+[.AS419]" ns41:value-type="float" table:style-name="ce52" office:value-type="float" office:value="0">
            <text:p>0</text:p>
          </table:table-cell>
          <table:table-cell table:formula="of:=[.A419]" ns41:value-type="float" table:style-name="ce91" office:value-type="float" office:value="18">
            <text:p>18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6" office:value-type="float">
            <text:p>866</text:p>
          </table:table-cell>
          <table:table-cell ns41:value-type="float" table:style-name="ce78" office:value="867" office:value-type="float">
            <text:p>867</text:p>
          </table:table-cell>
          <table:table-cell table:style-name="ce78"/>
          <table:table-cell ns41:value-type="float" table:style-name="ce85" office:value="240196" office:value-type="float">
            <text:p>240196</text:p>
          </table:table-cell>
          <table:table-cell table:number-columns-repeated="970"/>
        </table:table-row>
        <table:table-row table:style-name="ro3">
          <table:table-cell table:style-name="ce8"/>
          <table:table-cell ns41:value-type="string" table:style-name="ce20" office:value-type="string">
            <text:p>XV. Textiele nijverheid</text:p>
          </table:table-cell>
          <table:table-cell table:style-name="ce30"/>
          <table:table-cell table:style-name="ce11"/>
          <table:table-cell table:style-name="ce40"/>
          <table:table-cell table:style-name="ce90" table:number-columns-repeated="36"/>
          <table:table-cell table:formula="of:=[.J420]+[.L420]+[.N420]+[.P420]+[.R420]+[.T420]+[.V420]+[.X420]+[.Z420]+[.AB420]+[.AD420]+[.AF420]+[.AH420]+[.AJ420]+[.AL420]+[.AN420]" ns41:value-type="float" table:style-name="ce34" office:value-type="float" office:value="0">
            <text:p>0</text:p>
          </table:table-cell>
          <table:table-cell table:formula="of:=[.E420]+[.F420]+[.G420]+[.H420]+[.I420]+[.K420]+[.M420]+[.O420]+[.Q420]+[.S420]+[.U420]+[.W420]+[.Y420]+[.AA420]+[.AC420]+[.AE420]+[.AG420]+[.AI420]+[.AK420]+[.AM420]+[.AO420]" ns41:value-type="float" table:style-name="ce34" office:value-type="float" office:value="0">
            <text:p>0</text:p>
          </table:table-cell>
          <table:table-cell table:style-name="ce90" table:number-columns-repeated="2"/>
          <table:table-cell table:formula="of:=[.AP420]+[.AR420]" ns41:value-type="float" table:style-name="ce34" office:value-type="float" office:value="0">
            <text:p>0</text:p>
          </table:table-cell>
          <table:table-cell table:formula="of:=[.AQ420]+[.AS420]" ns41:value-type="float" table:style-name="ce52" office:value-type="float" office:value="0">
            <text:p>0</text:p>
          </table:table-cell>
          <table:table-cell table:style-name="ce91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8" office:value-type="float">
            <text:p>868</text:p>
          </table:table-cell>
          <table:table-cell ns41:value-type="float" table:style-name="ce78" office:value="869" office:value-type="float">
            <text:p>869</text:p>
          </table:table-cell>
          <table:table-cell table:style-name="ce78"/>
          <table:table-cell ns41:value-type="float" table:style-name="ce85" office:value="240197" office:value-type="float">
            <text:p>240197</text:p>
          </table:table-cell>
          <table:table-cell table:number-columns-repeated="970"/>
        </table:table-row>
        <table:table-row table:style-name="ro3">
          <table:table-cell ns41:value-type="float" table:style-name="ce8" office:value="1" office:value-type="float">
            <text:p>1</text:p>
          </table:table-cell>
          <table:table-cell ns41:value-type="string" table:style-name="ce20" office:value-type="string">
            <text:p>Fabricage van sajet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2"/>
          <table:table-cell ns41:value-type="float" table:style-name="ce90" office:value="1" office:value-type="float">
            <text:p>1</text:p>
          </table:table-cell>
          <table:table-cell table:style-name="ce90" table:number-columns-repeated="33"/>
          <table:table-cell table:formula="of:=[.J421]+[.L421]+[.N421]+[.P421]+[.R421]+[.T421]+[.V421]+[.X421]+[.Z421]+[.AB421]+[.AD421]+[.AF421]+[.AH421]+[.AJ421]+[.AL421]+[.AN421]" ns41:value-type="float" table:style-name="ce34" office:value-type="float" office:value="0">
            <text:p>0</text:p>
          </table:table-cell>
          <table:table-cell table:formula="of:=[.E421]+[.F421]+[.G421]+[.H421]+[.I421]+[.K421]+[.M421]+[.O421]+[.Q421]+[.S421]+[.U421]+[.W421]+[.Y421]+[.AA421]+[.AC421]+[.AE421]+[.AG421]+[.AI421]+[.AK421]+[.AM421]+[.AO421]" ns41:value-type="float" table:style-name="ce34" office:value-type="float" office:value="1">
            <text:p>1</text:p>
          </table:table-cell>
          <table:table-cell table:style-name="ce90" table:number-columns-repeated="2"/>
          <table:table-cell table:formula="of:=[.AP421]+[.AR421]" ns41:value-type="float" table:style-name="ce34" office:value-type="float" office:value="0">
            <text:p>0</text:p>
          </table:table-cell>
          <table:table-cell table:formula="of:=[.AQ421]+[.AS421]" ns41:value-type="float" table:style-name="ce52" office:value-type="float" office:value="1">
            <text:p>1</text:p>
          </table:table-cell>
          <table:table-cell table:formula="of:=[.A421]" ns41:value-type="float" table:style-name="ce91" office:value-type="float" office:value="1">
            <text:p>1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8" office:value-type="float">
            <text:p>868</text:p>
          </table:table-cell>
          <table:table-cell ns41:value-type="float" table:style-name="ce78" office:value="869" office:value-type="float">
            <text:p>869</text:p>
          </table:table-cell>
          <table:table-cell table:style-name="ce78"/>
          <table:table-cell ns41:value-type="float" table:style-name="ce85" office:value="240197" office:value-type="float">
            <text:p>240197</text:p>
          </table:table-cell>
          <table:table-cell table:number-columns-repeated="970"/>
        </table:table-row>
        <table:table-row table:style-name="ro5">
          <table:table-cell ns41:value-type="float" table:style-name="ce8" office:value="2" office:value-type="float">
            <text:p>2</text:p>
          </table:table-cell>
          <table:table-cell ns41:value-type="string" table:style-name="ce20" office:value-type="string">
            <text:p>Fabricage van wollen stoffen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5"/>
          <table:table-cell ns41:value-type="float" table:style-name="ce90" office:value="1" office:value-type="float">
            <text:p>1</text:p>
          </table:table-cell>
          <table:table-cell table:style-name="ce90" table:number-columns-repeated="5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9"/>
          <table:table-cell ns41:value-type="float" table:style-name="ce90" office:value="1" office:value-type="float">
            <text:p>1</text:p>
          </table:table-cell>
          <table:table-cell table:style-name="ce90" table:number-columns-repeated="12"/>
          <table:table-cell table:formula="of:=[.J422]+[.L422]+[.N422]+[.P422]+[.R422]+[.T422]+[.V422]+[.X422]+[.Z422]+[.AB422]+[.AD422]+[.AF422]+[.AH422]+[.AJ422]+[.AL422]+[.AN422]" ns41:value-type="float" table:style-name="ce34" office:value-type="float" office:value="0">
            <text:p>0</text:p>
          </table:table-cell>
          <table:table-cell table:formula="of:=[.E422]+[.F422]+[.G422]+[.H422]+[.I422]+[.K422]+[.M422]+[.O422]+[.Q422]+[.S422]+[.U422]+[.W422]+[.Y422]+[.AA422]+[.AC422]+[.AE422]+[.AG422]+[.AI422]+[.AK422]+[.AM422]+[.AO422]" ns41:value-type="float" table:style-name="ce34" office:value-type="float" office:value="4">
            <text:p>4</text:p>
          </table:table-cell>
          <table:table-cell table:style-name="ce90" table:number-columns-repeated="2"/>
          <table:table-cell table:formula="of:=[.AP422]+[.AR422]" ns41:value-type="float" table:style-name="ce34" office:value-type="float" office:value="0">
            <text:p>0</text:p>
          </table:table-cell>
          <table:table-cell table:formula="of:=[.AQ422]+[.AS422]" ns41:value-type="float" table:style-name="ce52" office:value-type="float" office:value="4">
            <text:p>4</text:p>
          </table:table-cell>
          <table:table-cell table:formula="of:=[.A422]" ns41:value-type="float" table:style-name="ce91" office:value-type="float" office:value="2">
            <text:p>2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8" office:value-type="float">
            <text:p>868</text:p>
          </table:table-cell>
          <table:table-cell ns41:value-type="float" table:style-name="ce78" office:value="869" office:value-type="float">
            <text:p>869</text:p>
          </table:table-cell>
          <table:table-cell table:style-name="ce78"/>
          <table:table-cell ns41:value-type="float" table:style-name="ce85" office:value="240197" office:value-type="float">
            <text:p>240197</text:p>
          </table:table-cell>
          <table:table-cell table:number-columns-repeated="970"/>
        </table:table-row>
        <table:table-row table:style-name="ro3">
          <table:table-cell ns41:value-type="float" table:style-name="ce8" office:value="3" office:value-type="float">
            <text:p>3</text:p>
          </table:table-cell>
          <table:table-cell ns41:value-type="string" table:style-name="ce20" office:value-type="string">
            <text:p>Fabricage van laken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2"/>
          <table:table-cell ns41:value-type="float" office:value="2" table:style-name="ce90" table:number-columns-repeated="2" office:value-type="float">
            <text:p>2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 table:number-columns-repeated="5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7"/>
          <table:table-cell ns41:value-type="float" table:style-name="ce90" office:value="1" office:value-type="float">
            <text:p>1</text:p>
          </table:table-cell>
          <table:table-cell table:style-name="ce90" table:number-columns-repeated="5"/>
          <table:table-cell ns41:value-type="float" table:style-name="ce90" office:value="1" office:value-type="float">
            <text:p>1</text:p>
          </table:table-cell>
          <table:table-cell table:style-name="ce90" table:number-columns-repeated="6"/>
          <table:table-cell table:formula="of:=[.J423]+[.L423]+[.N423]+[.P423]+[.R423]+[.T423]+[.V423]+[.X423]+[.Z423]+[.AB423]+[.AD423]+[.AF423]+[.AH423]+[.AJ423]+[.AL423]+[.AN423]" ns41:value-type="float" table:style-name="ce34" office:value-type="float" office:value="0">
            <text:p>0</text:p>
          </table:table-cell>
          <table:table-cell table:formula="of:=[.E423]+[.F423]+[.G423]+[.H423]+[.I423]+[.K423]+[.M423]+[.O423]+[.Q423]+[.S423]+[.U423]+[.W423]+[.Y423]+[.AA423]+[.AC423]+[.AE423]+[.AG423]+[.AI423]+[.AK423]+[.AM423]+[.AO423]" ns41:value-type="float" table:style-name="ce34" office:value-type="float" office:value="11">
            <text:p>11</text:p>
          </table:table-cell>
          <table:table-cell table:style-name="ce90" table:number-columns-repeated="2"/>
          <table:table-cell table:formula="of:=[.AP423]+[.AR423]" ns41:value-type="float" table:style-name="ce34" office:value-type="float" office:value="0">
            <text:p>0</text:p>
          </table:table-cell>
          <table:table-cell table:formula="of:=[.AQ423]+[.AS423]" ns41:value-type="float" table:style-name="ce52" office:value-type="float" office:value="11">
            <text:p>11</text:p>
          </table:table-cell>
          <table:table-cell table:formula="of:=[.A423]" ns41:value-type="float" table:style-name="ce91" office:value-type="float" office:value="3">
            <text:p>3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8" office:value-type="float">
            <text:p>868</text:p>
          </table:table-cell>
          <table:table-cell ns41:value-type="float" table:style-name="ce78" office:value="869" office:value-type="float">
            <text:p>869</text:p>
          </table:table-cell>
          <table:table-cell table:style-name="ce78"/>
          <table:table-cell ns41:value-type="float" table:style-name="ce85" office:value="240197" office:value-type="float">
            <text:p>240197</text:p>
          </table:table-cell>
          <table:table-cell table:number-columns-repeated="970"/>
        </table:table-row>
        <table:table-row table:style-name="ro5">
          <table:table-cell ns41:value-type="float" table:style-name="ce8" office:value="4" office:value-type="float">
            <text:p>4</text:p>
          </table:table-cell>
          <table:table-cell ns41:value-type="string" table:style-name="ce20" office:value-type="string">
            <text:p>Fabricage van wollen dekens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 table:number-columns-repeated="32"/>
          <table:table-cell table:formula="of:=[.J424]+[.L424]+[.N424]+[.P424]+[.R424]+[.T424]+[.V424]+[.X424]+[.Z424]+[.AB424]+[.AD424]+[.AF424]+[.AH424]+[.AJ424]+[.AL424]+[.AN424]" ns41:value-type="float" table:style-name="ce34" office:value-type="float" office:value="0">
            <text:p>0</text:p>
          </table:table-cell>
          <table:table-cell table:formula="of:=[.E424]+[.F424]+[.G424]+[.H424]+[.I424]+[.K424]+[.M424]+[.O424]+[.Q424]+[.S424]+[.U424]+[.W424]+[.Y424]+[.AA424]+[.AC424]+[.AE424]+[.AG424]+[.AI424]+[.AK424]+[.AM424]+[.AO424]" ns41:value-type="float" table:style-name="ce34" office:value-type="float" office:value="1">
            <text:p>1</text:p>
          </table:table-cell>
          <table:table-cell table:style-name="ce90" table:number-columns-repeated="2"/>
          <table:table-cell table:formula="of:=[.AP424]+[.AR424]" ns41:value-type="float" table:style-name="ce34" office:value-type="float" office:value="0">
            <text:p>0</text:p>
          </table:table-cell>
          <table:table-cell table:formula="of:=[.AQ424]+[.AS424]" ns41:value-type="float" table:style-name="ce52" office:value-type="float" office:value="1">
            <text:p>1</text:p>
          </table:table-cell>
          <table:table-cell table:formula="of:=[.A424]" ns41:value-type="float" table:style-name="ce91" office:value-type="float" office:value="4">
            <text:p>4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8" office:value-type="float">
            <text:p>868</text:p>
          </table:table-cell>
          <table:table-cell ns41:value-type="float" table:style-name="ce78" office:value="869" office:value-type="float">
            <text:p>869</text:p>
          </table:table-cell>
          <table:table-cell table:style-name="ce78"/>
          <table:table-cell ns41:value-type="float" table:style-name="ce85" office:value="240197" office:value-type="float">
            <text:p>240197</text:p>
          </table:table-cell>
          <table:table-cell table:number-columns-repeated="970"/>
        </table:table-row>
        <table:table-row table:style-name="ro3">
          <table:table-cell ns41:value-type="float" table:style-name="ce8" office:value="5" office:value-type="float">
            <text:p>5</text:p>
          </table:table-cell>
          <table:table-cell ns41:value-type="string" table:style-name="ce20" office:value-type="string">
            <text:p>Fabricage van linnen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11"/>
          <table:table-cell ns41:value-type="float" table:style-name="ce90" office:value="1" office:value-type="float">
            <text:p>1</text:p>
          </table:table-cell>
          <table:table-cell table:style-name="ce90" table:number-columns-repeated="24"/>
          <table:table-cell table:formula="of:=[.J425]+[.L425]+[.N425]+[.P425]+[.R425]+[.T425]+[.V425]+[.X425]+[.Z425]+[.AB425]+[.AD425]+[.AF425]+[.AH425]+[.AJ425]+[.AL425]+[.AN425]" ns41:value-type="float" table:style-name="ce34" office:value-type="float" office:value="0">
            <text:p>0</text:p>
          </table:table-cell>
          <table:table-cell table:formula="of:=[.E425]+[.F425]+[.G425]+[.H425]+[.I425]+[.K425]+[.M425]+[.O425]+[.Q425]+[.S425]+[.U425]+[.W425]+[.Y425]+[.AA425]+[.AC425]+[.AE425]+[.AG425]+[.AI425]+[.AK425]+[.AM425]+[.AO425]" ns41:value-type="float" table:style-name="ce34" office:value-type="float" office:value="1">
            <text:p>1</text:p>
          </table:table-cell>
          <table:table-cell table:style-name="ce90" table:number-columns-repeated="2"/>
          <table:table-cell table:formula="of:=[.AP425]+[.AR425]" ns41:value-type="float" table:style-name="ce34" office:value-type="float" office:value="0">
            <text:p>0</text:p>
          </table:table-cell>
          <table:table-cell table:formula="of:=[.AQ425]+[.AS425]" ns41:value-type="float" table:style-name="ce52" office:value-type="float" office:value="1">
            <text:p>1</text:p>
          </table:table-cell>
          <table:table-cell table:formula="of:=[.A425]" ns41:value-type="float" table:style-name="ce91" office:value-type="float" office:value="5">
            <text:p>5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8" office:value-type="float">
            <text:p>868</text:p>
          </table:table-cell>
          <table:table-cell ns41:value-type="float" table:style-name="ce78" office:value="869" office:value-type="float">
            <text:p>869</text:p>
          </table:table-cell>
          <table:table-cell table:style-name="ce78"/>
          <table:table-cell ns41:value-type="float" table:style-name="ce85" office:value="240197" office:value-type="float">
            <text:p>240197</text:p>
          </table:table-cell>
          <table:table-cell table:number-columns-repeated="970"/>
        </table:table-row>
        <table:table-row table:style-name="ro3">
          <table:table-cell ns41:value-type="float" table:style-name="ce8" office:value="6" office:value-type="float">
            <text:p>6</text:p>
          </table:table-cell>
          <table:table-cell ns41:value-type="string" table:style-name="ce20" office:value-type="string">
            <text:p>Fabricage van katoen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11"/>
          <table:table-cell ns41:value-type="float" table:style-name="ce90" office:value="1" office:value-type="float">
            <text:p>1</text:p>
          </table:table-cell>
          <table:table-cell table:style-name="ce90" table:number-columns-repeated="24"/>
          <table:table-cell table:formula="of:=[.J426]+[.L426]+[.N426]+[.P426]+[.R426]+[.T426]+[.V426]+[.X426]+[.Z426]+[.AB426]+[.AD426]+[.AF426]+[.AH426]+[.AJ426]+[.AL426]+[.AN426]" ns41:value-type="float" table:style-name="ce34" office:value-type="float" office:value="0">
            <text:p>0</text:p>
          </table:table-cell>
          <table:table-cell table:formula="of:=[.E426]+[.F426]+[.G426]+[.H426]+[.I426]+[.K426]+[.M426]+[.O426]+[.Q426]+[.S426]+[.U426]+[.W426]+[.Y426]+[.AA426]+[.AC426]+[.AE426]+[.AG426]+[.AI426]+[.AK426]+[.AM426]+[.AO426]" ns41:value-type="float" table:style-name="ce34" office:value-type="float" office:value="1">
            <text:p>1</text:p>
          </table:table-cell>
          <table:table-cell table:style-name="ce90" table:number-columns-repeated="2"/>
          <table:table-cell table:formula="of:=[.AP426]+[.AR426]" ns41:value-type="float" table:style-name="ce34" office:value-type="float" office:value="0">
            <text:p>0</text:p>
          </table:table-cell>
          <table:table-cell table:formula="of:=[.AQ426]+[.AS426]" ns41:value-type="float" table:style-name="ce52" office:value-type="float" office:value="1">
            <text:p>1</text:p>
          </table:table-cell>
          <table:table-cell table:formula="of:=[.A426]" ns41:value-type="float" table:style-name="ce91" office:value-type="float" office:value="6">
            <text:p>6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8" office:value-type="float">
            <text:p>868</text:p>
          </table:table-cell>
          <table:table-cell ns41:value-type="float" table:style-name="ce78" office:value="869" office:value-type="float">
            <text:p>869</text:p>
          </table:table-cell>
          <table:table-cell table:style-name="ce78"/>
          <table:table-cell ns41:value-type="float" table:style-name="ce85" office:value="240197" office:value-type="float">
            <text:p>240197</text:p>
          </table:table-cell>
          <table:table-cell table:number-columns-repeated="970"/>
        </table:table-row>
        <table:table-row table:style-name="ro5">
          <table:table-cell ns41:value-type="float" table:style-name="ce8" office:value="7" office:value-type="float">
            <text:p>7</text:p>
          </table:table-cell>
          <table:table-cell ns41:value-type="string" table:style-name="ce20" office:value-type="string">
            <text:p>Fabricage van bonte goederen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2"/>
          <table:table-cell ns41:value-type="float" table:style-name="ce90" office:value="1" office:value-type="float">
            <text:p>1</text:p>
          </table:table-cell>
          <table:table-cell table:style-name="ce90" table:number-columns-repeated="33"/>
          <table:table-cell table:formula="of:=[.J427]+[.L427]+[.N427]+[.P427]+[.R427]+[.T427]+[.V427]+[.X427]+[.Z427]+[.AB427]+[.AD427]+[.AF427]+[.AH427]+[.AJ427]+[.AL427]+[.AN427]" ns41:value-type="float" table:style-name="ce34" office:value-type="float" office:value="0">
            <text:p>0</text:p>
          </table:table-cell>
          <table:table-cell table:formula="of:=[.E427]+[.F427]+[.G427]+[.H427]+[.I427]+[.K427]+[.M427]+[.O427]+[.Q427]+[.S427]+[.U427]+[.W427]+[.Y427]+[.AA427]+[.AC427]+[.AE427]+[.AG427]+[.AI427]+[.AK427]+[.AM427]+[.AO427]" ns41:value-type="float" table:style-name="ce34" office:value-type="float" office:value="1">
            <text:p>1</text:p>
          </table:table-cell>
          <table:table-cell table:style-name="ce90" table:number-columns-repeated="2"/>
          <table:table-cell table:formula="of:=[.AP427]+[.AR427]" ns41:value-type="float" table:style-name="ce34" office:value-type="float" office:value="0">
            <text:p>0</text:p>
          </table:table-cell>
          <table:table-cell table:formula="of:=[.AQ427]+[.AS427]" ns41:value-type="float" table:style-name="ce52" office:value-type="float" office:value="1">
            <text:p>1</text:p>
          </table:table-cell>
          <table:table-cell table:formula="of:=[.A427]" ns41:value-type="float" table:style-name="ce91" office:value-type="float" office:value="7">
            <text:p>7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8" office:value-type="float">
            <text:p>868</text:p>
          </table:table-cell>
          <table:table-cell ns41:value-type="float" table:style-name="ce78" office:value="869" office:value-type="float">
            <text:p>869</text:p>
          </table:table-cell>
          <table:table-cell table:style-name="ce78"/>
          <table:table-cell ns41:value-type="float" table:style-name="ce85" office:value="240197" office:value-type="float">
            <text:p>240197</text:p>
          </table:table-cell>
          <table:table-cell table:number-columns-repeated="970"/>
        </table:table-row>
        <table:table-row table:style-name="ro3">
          <table:table-cell ns41:value-type="float" table:style-name="ce8" office:value="8" office:value-type="float">
            <text:p>8</text:p>
          </table:table-cell>
          <table:table-cell ns41:value-type="string" table:style-name="ce20" office:value-type="string">
            <text:p>Fabricage van zijde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34"/>
          <table:table-cell table:formula="of:=[.J428]+[.L428]+[.N428]+[.P428]+[.R428]+[.T428]+[.V428]+[.X428]+[.Z428]+[.AB428]+[.AD428]+[.AF428]+[.AH428]+[.AJ428]+[.AL428]+[.AN428]" ns41:value-type="float" table:style-name="ce34" office:value-type="float" office:value="0">
            <text:p>0</text:p>
          </table:table-cell>
          <table:table-cell table:formula="of:=[.E428]+[.F428]+[.G428]+[.H428]+[.I428]+[.K428]+[.M428]+[.O428]+[.Q428]+[.S428]+[.U428]+[.W428]+[.Y428]+[.AA428]+[.AC428]+[.AE428]+[.AG428]+[.AI428]+[.AK428]+[.AM428]+[.AO428]" ns41:value-type="float" table:style-name="ce34" office:value-type="float" office:value="1">
            <text:p>1</text:p>
          </table:table-cell>
          <table:table-cell table:style-name="ce90" table:number-columns-repeated="2"/>
          <table:table-cell table:formula="of:=[.AP428]+[.AR428]" ns41:value-type="float" table:style-name="ce34" office:value-type="float" office:value="0">
            <text:p>0</text:p>
          </table:table-cell>
          <table:table-cell table:formula="of:=[.AQ428]+[.AS428]" ns41:value-type="float" table:style-name="ce52" office:value-type="float" office:value="1">
            <text:p>1</text:p>
          </table:table-cell>
          <table:table-cell table:formula="of:=[.A428]" ns41:value-type="float" table:style-name="ce91" office:value-type="float" office:value="8">
            <text:p>8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8" office:value-type="float">
            <text:p>868</text:p>
          </table:table-cell>
          <table:table-cell ns41:value-type="float" table:style-name="ce78" office:value="869" office:value-type="float">
            <text:p>869</text:p>
          </table:table-cell>
          <table:table-cell table:style-name="ce78"/>
          <table:table-cell ns41:value-type="float" table:style-name="ce85" office:value="240197" office:value-type="float">
            <text:p>240197</text:p>
          </table:table-cell>
          <table:table-cell table:number-columns-repeated="970"/>
        </table:table-row>
        <table:table-row table:style-name="ro3">
          <table:table-cell ns41:value-type="float" table:style-name="ce8" office:value="9" office:value-type="float">
            <text:p>9</text:p>
          </table:table-cell>
          <table:table-cell ns41:value-type="string" table:style-name="ce20" office:value-type="string">
            <text:p>Katoendrukkerij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ns41:value-type="float" office:value="1" table:style-name="ce90" table:number-columns-repeated="3" office:value-type="float">
            <text:p>1</text:p>
          </table:table-cell>
          <table:table-cell table:style-name="ce90" table:number-columns-repeated="2"/>
          <table:table-cell ns41:value-type="float" table:style-name="ce90" office:value="1" office:value-type="float">
            <text:p>1</text:p>
          </table:table-cell>
          <table:table-cell table:style-name="ce90" table:number-columns-repeated="3"/>
          <table:table-cell ns41:value-type="float" table:style-name="ce90" office:value="2" office:value-type="float">
            <text:p>2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1" office:value-type="float">
            <text:p>1</text:p>
          </table:table-cell>
          <table:table-cell table:style-name="ce90" table:number-columns-repeated="22"/>
          <table:table-cell table:formula="of:=[.J429]+[.L429]+[.N429]+[.P429]+[.R429]+[.T429]+[.V429]+[.X429]+[.Z429]+[.AB429]+[.AD429]+[.AF429]+[.AH429]+[.AJ429]+[.AL429]+[.AN429]" ns41:value-type="float" table:style-name="ce34" office:value-type="float" office:value="0">
            <text:p>0</text:p>
          </table:table-cell>
          <table:table-cell table:formula="of:=[.E429]+[.F429]+[.G429]+[.H429]+[.I429]+[.K429]+[.M429]+[.O429]+[.Q429]+[.S429]+[.U429]+[.W429]+[.Y429]+[.AA429]+[.AC429]+[.AE429]+[.AG429]+[.AI429]+[.AK429]+[.AM429]+[.AO429]" ns41:value-type="float" table:style-name="ce34" office:value-type="float" office:value="8">
            <text:p>8</text:p>
          </table:table-cell>
          <table:table-cell table:style-name="ce90" table:number-columns-repeated="2"/>
          <table:table-cell table:formula="of:=[.AP429]+[.AR429]" ns41:value-type="float" table:style-name="ce34" office:value-type="float" office:value="0">
            <text:p>0</text:p>
          </table:table-cell>
          <table:table-cell table:formula="of:=[.AQ429]+[.AS429]" ns41:value-type="float" table:style-name="ce52" office:value-type="float" office:value="8">
            <text:p>8</text:p>
          </table:table-cell>
          <table:table-cell table:formula="of:=[.A429]" ns41:value-type="float" table:style-name="ce91" office:value-type="float" office:value="9">
            <text:p>9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8" office:value-type="float">
            <text:p>868</text:p>
          </table:table-cell>
          <table:table-cell ns41:value-type="float" table:style-name="ce78" office:value="869" office:value-type="float">
            <text:p>869</text:p>
          </table:table-cell>
          <table:table-cell table:style-name="ce78"/>
          <table:table-cell ns41:value-type="float" table:style-name="ce85" office:value="240197" office:value-type="float">
            <text:p>240197</text:p>
          </table:table-cell>
          <table:table-cell table:number-columns-repeated="970"/>
        </table:table-row>
        <table:table-row table:style-name="ro3">
          <table:table-cell table:style-name="ce8"/>
          <table:table-cell ns41:value-type="string" table:style-name="ce20" office:value-type="string">
            <text:p>XV. Totaal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formula="of:=SUM([.E421:.E429])" ns41:value-type="float" table:style-name="ce40" office:value-type="float" office:value="0">
            <text:p>0</text:p>
          </table:table-cell>
          <table:table-cell table:formula="of:=SUM([.F421:.F429])" ns41:value-type="float" table:style-name="ce90" office:value-type="float" office:value="1">
            <text:p>1</text:p>
          </table:table-cell>
          <table:table-cell table:formula="of:=SUM([.G421:.G429])" ns41:value-type="float" table:style-name="ce90" office:value-type="float" office:value="2">
            <text:p>2</text:p>
          </table:table-cell>
          <table:table-cell table:formula="of:=SUM([.H421:.H429])" ns41:value-type="float" table:style-name="ce90" office:value-type="float" office:value="5">
            <text:p>5</text:p>
          </table:table-cell>
          <table:table-cell table:formula="of:=SUM([.I421:.I429])" ns41:value-type="float" table:style-name="ce90" office:value-type="float" office:value="3">
            <text:p>3</text:p>
          </table:table-cell>
          <table:table-cell table:formula="of:=SUM([.J421:.J429])" ns41:value-type="float" table:style-name="ce90" office:value-type="float" office:value="0">
            <text:p>0</text:p>
          </table:table-cell>
          <table:table-cell table:formula="of:=SUM([.K421:.K429])" ns41:value-type="float" table:style-name="ce90" office:value-type="float" office:value="4">
            <text:p>4</text:p>
          </table:table-cell>
          <table:table-cell table:formula="of:=SUM([.L421:.L429])" ns41:value-type="float" table:style-name="ce90" office:value-type="float" office:value="0">
            <text:p>0</text:p>
          </table:table-cell>
          <table:table-cell table:formula="of:=SUM([.M421:.M429])" ns41:value-type="float" table:style-name="ce90" office:value-type="float" office:value="0">
            <text:p>0</text:p>
          </table:table-cell>
          <table:table-cell table:formula="of:=SUM([.N421:.N429])" ns41:value-type="float" table:style-name="ce90" office:value-type="float" office:value="0">
            <text:p>0</text:p>
          </table:table-cell>
          <table:table-cell table:formula="of:=SUM([.O421:.O429])" ns41:value-type="float" table:style-name="ce90" office:value-type="float" office:value="2">
            <text:p>2</text:p>
          </table:table-cell>
          <table:table-cell table:formula="of:=SUM([.P421:.P429])" ns41:value-type="float" table:style-name="ce90" office:value-type="float" office:value="0">
            <text:p>0</text:p>
          </table:table-cell>
          <table:table-cell table:formula="of:=SUM([.Q421:.Q429])" ns41:value-type="float" table:style-name="ce90" office:value-type="float" office:value="5">
            <text:p>5</text:p>
          </table:table-cell>
          <table:table-cell table:formula="of:=SUM([.R421:.R429])" ns41:value-type="float" table:style-name="ce90" office:value-type="float" office:value="0">
            <text:p>0</text:p>
          </table:table-cell>
          <table:table-cell table:formula="of:=SUM([.S421:.S429])" ns41:value-type="float" table:style-name="ce90" office:value-type="float" office:value="3">
            <text:p>3</text:p>
          </table:table-cell>
          <table:table-cell table:formula="of:=SUM([.T421:.T429])" ns41:value-type="float" table:style-name="ce90" office:value-type="float" office:value="0">
            <text:p>0</text:p>
          </table:table-cell>
          <table:table-cell table:formula="of:=SUM([.U421:.U429])" ns41:value-type="float" table:style-name="ce90" office:value-type="float" office:value="1">
            <text:p>1</text:p>
          </table:table-cell>
          <table:table-cell table:formula="of:=SUM([.V421:.V429])" ns41:value-type="float" table:style-name="ce90" office:value-type="float" office:value="0">
            <text:p>0</text:p>
          </table:table-cell>
          <table:table-cell table:formula="of:=SUM([.W421:.W429])" ns41:value-type="float" table:style-name="ce90" office:value-type="float" office:value="0">
            <text:p>0</text:p>
          </table:table-cell>
          <table:table-cell table:formula="of:=SUM([.X421:.X429])" ns41:value-type="float" table:style-name="ce90" office:value-type="float" office:value="0">
            <text:p>0</text:p>
          </table:table-cell>
          <table:table-cell table:formula="of:=SUM([.Y421:.Y429])" ns41:value-type="float" table:style-name="ce90" office:value-type="float" office:value="0">
            <text:p>0</text:p>
          </table:table-cell>
          <table:table-cell table:formula="of:=SUM([.Z421:.Z429])" ns41:value-type="float" table:style-name="ce90" office:value-type="float" office:value="0">
            <text:p>0</text:p>
          </table:table-cell>
          <table:table-cell table:formula="of:=SUM([.AA421:.AA429])" ns41:value-type="float" table:style-name="ce90" office:value-type="float" office:value="0">
            <text:p>0</text:p>
          </table:table-cell>
          <table:table-cell table:formula="of:=SUM([.AB421:.AB429])" ns41:value-type="float" table:style-name="ce90" office:value-type="float" office:value="0">
            <text:p>0</text:p>
          </table:table-cell>
          <table:table-cell table:formula="of:=SUM([.AC421:.AC429])" ns41:value-type="float" table:style-name="ce90" office:value-type="float" office:value="2">
            <text:p>2</text:p>
          </table:table-cell>
          <table:table-cell table:formula="of:=SUM([.AD421:.AD429])" ns41:value-type="float" table:style-name="ce90" office:value-type="float" office:value="0">
            <text:p>0</text:p>
          </table:table-cell>
          <table:table-cell table:formula="of:=SUM([.AE421:.AE429])" ns41:value-type="float" table:style-name="ce90" office:value-type="float" office:value="0">
            <text:p>0</text:p>
          </table:table-cell>
          <table:table-cell table:formula="of:=SUM([.AF421:.AF429])" ns41:value-type="float" table:style-name="ce90" office:value-type="float" office:value="0">
            <text:p>0</text:p>
          </table:table-cell>
          <table:table-cell table:formula="of:=SUM([.AG421:.AG429])" ns41:value-type="float" table:style-name="ce90" office:value-type="float" office:value="0">
            <text:p>0</text:p>
          </table:table-cell>
          <table:table-cell table:formula="of:=SUM([.AH421:.AH429])" ns41:value-type="float" table:style-name="ce90" office:value-type="float" office:value="0">
            <text:p>0</text:p>
          </table:table-cell>
          <table:table-cell table:formula="of:=SUM([.AI421:.AI429])" ns41:value-type="float" table:style-name="ce90" office:value-type="float" office:value="1">
            <text:p>1</text:p>
          </table:table-cell>
          <table:table-cell table:formula="of:=SUM([.AJ421:.AJ429])" ns41:value-type="float" table:style-name="ce90" office:value-type="float" office:value="0">
            <text:p>0</text:p>
          </table:table-cell>
          <table:table-cell table:formula="of:=SUM([.AK421:.AK429])" ns41:value-type="float" table:style-name="ce90" office:value-type="float" office:value="0">
            <text:p>0</text:p>
          </table:table-cell>
          <table:table-cell table:formula="of:=SUM([.AL421:.AL429])" ns41:value-type="float" table:style-name="ce90" office:value-type="float" office:value="0">
            <text:p>0</text:p>
          </table:table-cell>
          <table:table-cell table:formula="of:=SUM([.AM421:.AM429])" ns41:value-type="float" table:style-name="ce90" office:value-type="float" office:value="0">
            <text:p>0</text:p>
          </table:table-cell>
          <table:table-cell table:formula="of:=SUM([.AN421:.AN429])" ns41:value-type="float" table:style-name="ce90" office:value-type="float" office:value="0">
            <text:p>0</text:p>
          </table:table-cell>
          <table:table-cell table:formula="of:=SUM([.AO421:.AO429])" ns41:value-type="float" table:style-name="ce90" office:value-type="float" office:value="0">
            <text:p>0</text:p>
          </table:table-cell>
          <table:table-cell table:formula="of:=SUM([.AP421:.AP429])" ns41:value-type="float" table:style-name="ce90" office:value-type="float" office:value="0">
            <text:p>0</text:p>
          </table:table-cell>
          <table:table-cell table:formula="of:=SUM([.AQ421:.AQ429])" ns41:value-type="float" table:style-name="ce90" office:value-type="float" office:value="29">
            <text:p>29</text:p>
          </table:table-cell>
          <table:table-cell table:formula="of:=SUM([.AR421:.AR429])" ns41:value-type="float" table:style-name="ce90" office:value-type="float" office:value="0">
            <text:p>0</text:p>
          </table:table-cell>
          <table:table-cell table:formula="of:=SUM([.AS421:.AS429])" ns41:value-type="float" table:style-name="ce90" office:value-type="float" office:value="0">
            <text:p>0</text:p>
          </table:table-cell>
          <table:table-cell table:formula="of:=SUM([.AT421:.AT429])" ns41:value-type="float" table:style-name="ce90" office:value-type="float" office:value="0">
            <text:p>0</text:p>
          </table:table-cell>
          <table:table-cell table:formula="of:=SUM([.AU421:.AU429])" ns41:value-type="float" table:style-name="ce52" office:value-type="float" office:value="29">
            <text:p>29</text:p>
          </table:table-cell>
          <table:table-cell table:style-name="ce91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8" office:value-type="float">
            <text:p>868</text:p>
          </table:table-cell>
          <table:table-cell ns41:value-type="float" table:style-name="ce78" office:value="869" office:value-type="float">
            <text:p>869</text:p>
          </table:table-cell>
          <table:table-cell table:style-name="ce78"/>
          <table:table-cell ns41:value-type="float" table:style-name="ce85" office:value="240197" office:value-type="float">
            <text:p>240197</text:p>
          </table:table-cell>
          <table:table-cell table:style-name="ce87" table:number-columns-repeated="970"/>
        </table:table-row>
        <table:table-row table:style-name="ro5">
          <table:table-cell table:style-name="ce8"/>
          <table:table-cell ns41:value-type="string" table:style-name="ce20" office:value-type="string">
            <text:p>XVII. Bereiding van voedings- en genotmiddelen.</text:p>
          </table:table-cell>
          <table:table-cell table:style-name="ce30"/>
          <table:table-cell table:style-name="ce11"/>
          <table:table-cell table:style-name="ce40"/>
          <table:table-cell table:style-name="ce90" table:number-columns-repeated="36"/>
          <table:table-cell table:formula="of:=[.J431]+[.L431]+[.N431]+[.P431]+[.R431]+[.T431]+[.V431]+[.X431]+[.Z431]+[.AB431]+[.AD431]+[.AF431]+[.AH431]+[.AJ431]+[.AL431]+[.AN431]" ns41:value-type="float" table:style-name="ce34" office:value-type="float" office:value="0">
            <text:p>0</text:p>
          </table:table-cell>
          <table:table-cell table:formula="of:=[.E431]+[.F431]+[.G431]+[.H431]+[.I431]+[.K431]+[.M431]+[.O431]+[.Q431]+[.S431]+[.U431]+[.W431]+[.Y431]+[.AA431]+[.AC431]+[.AE431]+[.AG431]+[.AI431]+[.AK431]+[.AM431]+[.AO431]" ns41:value-type="float" table:style-name="ce34" office:value-type="float" office:value="0">
            <text:p>0</text:p>
          </table:table-cell>
          <table:table-cell table:style-name="ce90" table:number-columns-repeated="2"/>
          <table:table-cell table:formula="of:=[.AP431]+[.AR431]" ns41:value-type="float" table:style-name="ce34" office:value-type="float" office:value="0">
            <text:p>0</text:p>
          </table:table-cell>
          <table:table-cell table:formula="of:=[.AQ431]+[.AS431]" ns41:value-type="float" table:style-name="ce52" office:value-type="float" office:value="0">
            <text:p>0</text:p>
          </table:table-cell>
          <table:table-cell table:style-name="ce91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8" office:value-type="float">
            <text:p>868</text:p>
          </table:table-cell>
          <table:table-cell ns41:value-type="float" table:style-name="ce78" office:value="869" office:value-type="float">
            <text:p>869</text:p>
          </table:table-cell>
          <table:table-cell table:style-name="ce78"/>
          <table:table-cell ns41:value-type="float" table:style-name="ce85" office:value="240197" office:value-type="float">
            <text:p>240197</text:p>
          </table:table-cell>
          <table:table-cell table:number-columns-repeated="970"/>
        </table:table-row>
        <table:table-row table:style-name="ro5">
          <table:table-cell ns41:value-type="float" table:style-name="ce8" office:value="10" office:value-type="float">
            <text:p>10</text:p>
          </table:table-cell>
          <table:table-cell ns41:value-type="string" table:style-name="ce20" office:value-type="string">
            <text:p>Fabricage van suikerwerken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13"/>
          <table:table-cell ns41:value-type="float" table:style-name="ce90" office:value="1" office:value-type="float">
            <text:p>1</text:p>
          </table:table-cell>
          <table:table-cell table:style-name="ce90" table:number-columns-repeated="22"/>
          <table:table-cell table:formula="of:=[.J432]+[.L432]+[.N432]+[.P432]+[.R432]+[.T432]+[.V432]+[.X432]+[.Z432]+[.AB432]+[.AD432]+[.AF432]+[.AH432]+[.AJ432]+[.AL432]+[.AN432]" ns41:value-type="float" table:style-name="ce34" office:value-type="float" office:value="0">
            <text:p>0</text:p>
          </table:table-cell>
          <table:table-cell table:formula="of:=[.E432]+[.F432]+[.G432]+[.H432]+[.I432]+[.K432]+[.M432]+[.O432]+[.Q432]+[.S432]+[.U432]+[.W432]+[.Y432]+[.AA432]+[.AC432]+[.AE432]+[.AG432]+[.AI432]+[.AK432]+[.AM432]+[.AO432]" ns41:value-type="float" table:style-name="ce34" office:value-type="float" office:value="1">
            <text:p>1</text:p>
          </table:table-cell>
          <table:table-cell table:style-name="ce90" table:number-columns-repeated="2"/>
          <table:table-cell table:formula="of:=[.AP432]+[.AR432]" ns41:value-type="float" table:style-name="ce34" office:value-type="float" office:value="0">
            <text:p>0</text:p>
          </table:table-cell>
          <table:table-cell table:formula="of:=[.AQ432]+[.AS432]" ns41:value-type="float" table:style-name="ce52" office:value-type="float" office:value="1">
            <text:p>1</text:p>
          </table:table-cell>
          <table:table-cell table:formula="of:=[.A432]" ns41:value-type="float" table:style-name="ce91" office:value-type="float" office:value="10">
            <text:p>10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8" office:value-type="float">
            <text:p>868</text:p>
          </table:table-cell>
          <table:table-cell ns41:value-type="float" table:style-name="ce78" office:value="869" office:value-type="float">
            <text:p>869</text:p>
          </table:table-cell>
          <table:table-cell table:style-name="ce78"/>
          <table:table-cell ns41:value-type="float" table:style-name="ce85" office:value="240197" office:value-type="float">
            <text:p>240197</text:p>
          </table:table-cell>
          <table:table-cell table:number-columns-repeated="970"/>
        </table:table-row>
        <table:table-row table:style-name="ro3">
          <table:table-cell ns41:value-type="float" table:style-name="ce8" office:value="11" office:value-type="float">
            <text:p>11</text:p>
          </table:table-cell>
          <table:table-cell ns41:value-type="string" table:style-name="ce20" office:value-type="string">
            <text:p>Fabricage van cacao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ns41:value-type="float" table:style-name="ce90" office:value="1" office:value-type="float">
            <text:p>1</text:p>
          </table:table-cell>
          <table:table-cell table:style-name="ce90" table:number-columns-repeated="2"/>
          <table:table-cell ns41:value-type="float" table:style-name="ce90" office:value="2" office:value-type="float">
            <text:p>2</text:p>
          </table:table-cell>
          <table:table-cell table:style-name="ce90" table:number-columns-repeated="32"/>
          <table:table-cell table:formula="of:=[.J433]+[.L433]+[.N433]+[.P433]+[.R433]+[.T433]+[.V433]+[.X433]+[.Z433]+[.AB433]+[.AD433]+[.AF433]+[.AH433]+[.AJ433]+[.AL433]+[.AN433]" ns41:value-type="float" table:style-name="ce34" office:value-type="float" office:value="0">
            <text:p>0</text:p>
          </table:table-cell>
          <table:table-cell table:formula="of:=[.E433]+[.F433]+[.G433]+[.H433]+[.I433]+[.K433]+[.M433]+[.O433]+[.Q433]+[.S433]+[.U433]+[.W433]+[.Y433]+[.AA433]+[.AC433]+[.AE433]+[.AG433]+[.AI433]+[.AK433]+[.AM433]+[.AO433]" ns41:value-type="float" table:style-name="ce34" office:value-type="float" office:value="3">
            <text:p>3</text:p>
          </table:table-cell>
          <table:table-cell table:style-name="ce90" table:number-columns-repeated="2"/>
          <table:table-cell table:formula="of:=[.AP433]+[.AR433]" ns41:value-type="float" table:style-name="ce34" office:value-type="float" office:value="0">
            <text:p>0</text:p>
          </table:table-cell>
          <table:table-cell table:formula="of:=[.AQ433]+[.AS433]" ns41:value-type="float" table:style-name="ce52" office:value-type="float" office:value="3">
            <text:p>3</text:p>
          </table:table-cell>
          <table:table-cell table:formula="of:=[.A433]" ns41:value-type="float" table:style-name="ce91" office:value-type="float" office:value="11">
            <text:p>11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8" office:value-type="float">
            <text:p>868</text:p>
          </table:table-cell>
          <table:table-cell ns41:value-type="float" table:style-name="ce78" office:value="869" office:value-type="float">
            <text:p>869</text:p>
          </table:table-cell>
          <table:table-cell table:style-name="ce78"/>
          <table:table-cell ns41:value-type="float" table:style-name="ce85" office:value="240197" office:value-type="float">
            <text:p>240197</text:p>
          </table:table-cell>
          <table:table-cell table:number-columns-repeated="970"/>
        </table:table-row>
        <table:table-row table:style-name="ro5">
          <table:table-cell ns41:value-type="float" table:style-name="ce8" office:value="12" office:value-type="float">
            <text:p>12</text:p>
          </table:table-cell>
          <table:table-cell ns41:value-type="string" table:style-name="ce20" office:value-type="string">
            <text:p>Fabricage van vruchtenmoes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13"/>
          <table:table-cell ns41:value-type="float" table:style-name="ce90" office:value="1" office:value-type="float">
            <text:p>1</text:p>
          </table:table-cell>
          <table:table-cell table:style-name="ce90" table:number-columns-repeated="22"/>
          <table:table-cell table:formula="of:=[.J434]+[.L434]+[.N434]+[.P434]+[.R434]+[.T434]+[.V434]+[.X434]+[.Z434]+[.AB434]+[.AD434]+[.AF434]+[.AH434]+[.AJ434]+[.AL434]+[.AN434]" ns41:value-type="float" table:style-name="ce34" office:value-type="float" office:value="0">
            <text:p>0</text:p>
          </table:table-cell>
          <table:table-cell table:formula="of:=[.E434]+[.F434]+[.G434]+[.H434]+[.I434]+[.K434]+[.M434]+[.O434]+[.Q434]+[.S434]+[.U434]+[.W434]+[.Y434]+[.AA434]+[.AC434]+[.AE434]+[.AG434]+[.AI434]+[.AK434]+[.AM434]+[.AO434]" ns41:value-type="float" table:style-name="ce34" office:value-type="float" office:value="1">
            <text:p>1</text:p>
          </table:table-cell>
          <table:table-cell table:style-name="ce90" table:number-columns-repeated="2"/>
          <table:table-cell table:formula="of:=[.AP434]+[.AR434]" ns41:value-type="float" table:style-name="ce34" office:value-type="float" office:value="0">
            <text:p>0</text:p>
          </table:table-cell>
          <table:table-cell table:formula="of:=[.AQ434]+[.AS434]" ns41:value-type="float" table:style-name="ce52" office:value-type="float" office:value="1">
            <text:p>1</text:p>
          </table:table-cell>
          <table:table-cell table:formula="of:=[.A434]" ns41:value-type="float" table:style-name="ce91" office:value-type="float" office:value="12">
            <text:p>12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8" office:value-type="float">
            <text:p>868</text:p>
          </table:table-cell>
          <table:table-cell ns41:value-type="float" table:style-name="ce78" office:value="869" office:value-type="float">
            <text:p>869</text:p>
          </table:table-cell>
          <table:table-cell table:style-name="ce78"/>
          <table:table-cell ns41:value-type="float" table:style-name="ce85" office:value="240197" office:value-type="float">
            <text:p>240197</text:p>
          </table:table-cell>
          <table:table-cell table:number-columns-repeated="970"/>
        </table:table-row>
        <table:table-row table:style-name="ro5">
          <table:table-cell ns41:value-type="float" table:style-name="ce8" office:value="13" office:value-type="float">
            <text:p>13</text:p>
          </table:table-cell>
          <table:table-cell ns41:value-type="string" table:style-name="ce20" office:value-type="string">
            <text:p>Fabricage van verduurzaamde levensmiddelen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3"/>
          <table:table-cell ns41:value-type="float" table:style-name="ce90" office:value="1" office:value-type="float">
            <text:p>1</text:p>
          </table:table-cell>
          <table:table-cell table:style-name="ce90"/>
          <table:table-cell ns41:value-type="float" table:style-name="ce90" office:value="2" office:value-type="float">
            <text:p>2</text:p>
          </table:table-cell>
          <table:table-cell table:style-name="ce90" table:number-columns-repeated="6"/>
          <table:table-cell ns41:value-type="float" office:value="1" table:style-name="ce90" table:number-columns-repeated="2" office:value-type="float">
            <text:p>1</text:p>
          </table:table-cell>
          <table:table-cell table:style-name="ce90" table:number-columns-repeated="12"/>
          <table:table-cell ns41:value-type="float" office:value="1" table:style-name="ce90" table:number-columns-repeated="2" office:value-type="float">
            <text:p>1</text:p>
          </table:table-cell>
          <table:table-cell table:style-name="ce90" table:number-columns-repeated="8"/>
          <table:table-cell table:formula="of:=[.J435]+[.L435]+[.N435]+[.P435]+[.R435]+[.T435]+[.V435]+[.X435]+[.Z435]+[.AB435]+[.AD435]+[.AF435]+[.AH435]+[.AJ435]+[.AL435]+[.AN435]" ns41:value-type="float" table:style-name="ce34" office:value-type="float" office:value="2">
            <text:p>2</text:p>
          </table:table-cell>
          <table:table-cell table:formula="of:=[.E435]+[.F435]+[.G435]+[.H435]+[.I435]+[.K435]+[.M435]+[.O435]+[.Q435]+[.S435]+[.U435]+[.W435]+[.Y435]+[.AA435]+[.AC435]+[.AE435]+[.AG435]+[.AI435]+[.AK435]+[.AM435]+[.AO435]" ns41:value-type="float" table:style-name="ce34" office:value-type="float" office:value="5">
            <text:p>5</text:p>
          </table:table-cell>
          <table:table-cell table:style-name="ce90" table:number-columns-repeated="2"/>
          <table:table-cell table:formula="of:=[.AP435]+[.AR435]" ns41:value-type="float" table:style-name="ce34" office:value-type="float" office:value="2">
            <text:p>2</text:p>
          </table:table-cell>
          <table:table-cell table:formula="of:=[.AQ435]+[.AS435]" ns41:value-type="float" table:style-name="ce52" office:value-type="float" office:value="5">
            <text:p>5</text:p>
          </table:table-cell>
          <table:table-cell table:formula="of:=[.A435]" ns41:value-type="float" table:style-name="ce91" office:value-type="float" office:value="13">
            <text:p>13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8" office:value-type="float">
            <text:p>868</text:p>
          </table:table-cell>
          <table:table-cell ns41:value-type="float" table:style-name="ce78" office:value="869" office:value-type="float">
            <text:p>869</text:p>
          </table:table-cell>
          <table:table-cell table:style-name="ce78"/>
          <table:table-cell ns41:value-type="float" table:style-name="ce85" office:value="240197" office:value-type="float">
            <text:p>240197</text:p>
          </table:table-cell>
          <table:table-cell table:number-columns-repeated="970"/>
        </table:table-row>
        <table:table-row table:style-name="ro5">
          <table:table-cell ns41:value-type="float" table:style-name="ce8" office:value="14" office:value-type="float">
            <text:p>14</text:p>
          </table:table-cell>
          <table:table-cell ns41:value-type="string" table:style-name="ce20" office:value-type="string">
            <text:p>Fabricage van vleeschwaren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13"/>
          <table:table-cell ns41:value-type="float" table:style-name="ce90" office:value="1" office:value-type="float">
            <text:p>1</text:p>
          </table:table-cell>
          <table:table-cell table:style-name="ce90" table:number-columns-repeated="22"/>
          <table:table-cell table:formula="of:=[.J436]+[.L436]+[.N436]+[.P436]+[.R436]+[.T436]+[.V436]+[.X436]+[.Z436]+[.AB436]+[.AD436]+[.AF436]+[.AH436]+[.AJ436]+[.AL436]+[.AN436]" ns41:value-type="float" table:style-name="ce34" office:value-type="float" office:value="0">
            <text:p>0</text:p>
          </table:table-cell>
          <table:table-cell table:formula="of:=[.E436]+[.F436]+[.G436]+[.H436]+[.I436]+[.K436]+[.M436]+[.O436]+[.Q436]+[.S436]+[.U436]+[.W436]+[.Y436]+[.AA436]+[.AC436]+[.AE436]+[.AG436]+[.AI436]+[.AK436]+[.AM436]+[.AO436]" ns41:value-type="float" table:style-name="ce34" office:value-type="float" office:value="1">
            <text:p>1</text:p>
          </table:table-cell>
          <table:table-cell table:style-name="ce90" table:number-columns-repeated="2"/>
          <table:table-cell table:formula="of:=[.AP436]+[.AR436]" ns41:value-type="float" table:style-name="ce34" office:value-type="float" office:value="0">
            <text:p>0</text:p>
          </table:table-cell>
          <table:table-cell table:formula="of:=[.AQ436]+[.AS436]" ns41:value-type="float" table:style-name="ce52" office:value-type="float" office:value="1">
            <text:p>1</text:p>
          </table:table-cell>
          <table:table-cell table:formula="of:=[.A436]" ns41:value-type="float" table:style-name="ce91" office:value-type="float" office:value="14">
            <text:p>14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8" office:value-type="float">
            <text:p>868</text:p>
          </table:table-cell>
          <table:table-cell ns41:value-type="float" table:style-name="ce78" office:value="869" office:value-type="float">
            <text:p>869</text:p>
          </table:table-cell>
          <table:table-cell table:style-name="ce78"/>
          <table:table-cell ns41:value-type="float" table:style-name="ce85" office:value="240197" office:value-type="float">
            <text:p>240197</text:p>
          </table:table-cell>
          <table:table-cell table:number-columns-repeated="970"/>
        </table:table-row>
        <table:table-row table:style-name="ro3">
          <table:table-cell ns41:value-type="float" table:style-name="ce8" office:value="15" office:value-type="float">
            <text:p>15</text:p>
          </table:table-cell>
          <table:table-cell ns41:value-type="string" table:style-name="ce20" office:value-type="string">
            <text:p>Fabricage van sigaren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2"/>
          <table:table-cell ns41:value-type="float" table:style-name="ce90" office:value="1" office:value-type="float">
            <text:p>1</text:p>
          </table:table-cell>
          <table:table-cell table:style-name="ce90" table:number-columns-repeated="2"/>
          <table:table-cell ns41:value-type="float" table:style-name="ce90" office:value="1" office:value-type="float">
            <text:p>1</text:p>
          </table:table-cell>
          <table:table-cell table:style-name="ce90" table:number-columns-repeated="30"/>
          <table:table-cell table:formula="of:=[.J437]+[.L437]+[.N437]+[.P437]+[.R437]+[.T437]+[.V437]+[.X437]+[.Z437]+[.AB437]+[.AD437]+[.AF437]+[.AH437]+[.AJ437]+[.AL437]+[.AN437]" ns41:value-type="float" table:style-name="ce34" office:value-type="float" office:value="0">
            <text:p>0</text:p>
          </table:table-cell>
          <table:table-cell table:formula="of:=[.E437]+[.F437]+[.G437]+[.H437]+[.I437]+[.K437]+[.M437]+[.O437]+[.Q437]+[.S437]+[.U437]+[.W437]+[.Y437]+[.AA437]+[.AC437]+[.AE437]+[.AG437]+[.AI437]+[.AK437]+[.AM437]+[.AO437]" ns41:value-type="float" table:style-name="ce34" office:value-type="float" office:value="2">
            <text:p>2</text:p>
          </table:table-cell>
          <table:table-cell table:style-name="ce90" table:number-columns-repeated="2"/>
          <table:table-cell table:formula="of:=[.AP437]+[.AR437]" ns41:value-type="float" table:style-name="ce34" office:value-type="float" office:value="0">
            <text:p>0</text:p>
          </table:table-cell>
          <table:table-cell table:formula="of:=[.AQ437]+[.AS437]" ns41:value-type="float" table:style-name="ce52" office:value-type="float" office:value="2">
            <text:p>2</text:p>
          </table:table-cell>
          <table:table-cell table:formula="of:=[.A437]" ns41:value-type="float" table:style-name="ce91" office:value-type="float" office:value="15">
            <text:p>15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8" office:value-type="float">
            <text:p>868</text:p>
          </table:table-cell>
          <table:table-cell ns41:value-type="float" table:style-name="ce78" office:value="869" office:value-type="float">
            <text:p>869</text:p>
          </table:table-cell>
          <table:table-cell table:style-name="ce78"/>
          <table:table-cell ns41:value-type="float" table:style-name="ce85" office:value="240197" office:value-type="float">
            <text:p>240197</text:p>
          </table:table-cell>
          <table:table-cell table:number-columns-repeated="970"/>
        </table:table-row>
        <table:table-row table:style-name="ro3">
          <table:table-cell table:style-name="ce8"/>
          <table:table-cell ns41:value-type="string" table:style-name="ce20" office:value-type="string">
            <text:p>XVII. Totaal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formula="of:=SUM([.E432:.E437])" ns41:value-type="float" table:style-name="ce40" office:value-type="float" office:value="0">
            <text:p>0</text:p>
          </table:table-cell>
          <table:table-cell table:formula="of:=SUM([.F432:.F437])" ns41:value-type="float" table:style-name="ce90" office:value-type="float" office:value="1">
            <text:p>1</text:p>
          </table:table-cell>
          <table:table-cell table:formula="of:=SUM([.G432:.G437])" ns41:value-type="float" table:style-name="ce90" office:value-type="float" office:value="0">
            <text:p>0</text:p>
          </table:table-cell>
          <table:table-cell table:formula="of:=SUM([.H432:.H437])" ns41:value-type="float" table:style-name="ce90" office:value-type="float" office:value="1">
            <text:p>1</text:p>
          </table:table-cell>
          <table:table-cell table:formula="of:=SUM([.I432:.I437])" ns41:value-type="float" table:style-name="ce90" office:value-type="float" office:value="3">
            <text:p>3</text:p>
          </table:table-cell>
          <table:table-cell table:formula="of:=SUM([.J432:.J437])" ns41:value-type="float" table:style-name="ce90" office:value-type="float" office:value="0">
            <text:p>0</text:p>
          </table:table-cell>
          <table:table-cell table:formula="of:=SUM([.K432:.K437])" ns41:value-type="float" table:style-name="ce90" office:value-type="float" office:value="3">
            <text:p>3</text:p>
          </table:table-cell>
          <table:table-cell table:formula="of:=SUM([.L432:.L437])" ns41:value-type="float" table:style-name="ce90" office:value-type="float" office:value="0">
            <text:p>0</text:p>
          </table:table-cell>
          <table:table-cell table:formula="of:=SUM([.M432:.M437])" ns41:value-type="float" table:style-name="ce90" office:value-type="float" office:value="0">
            <text:p>0</text:p>
          </table:table-cell>
          <table:table-cell table:formula="of:=SUM([.N432:.N437])" ns41:value-type="float" table:style-name="ce90" office:value-type="float" office:value="0">
            <text:p>0</text:p>
          </table:table-cell>
          <table:table-cell table:formula="of:=SUM([.O432:.O437])" ns41:value-type="float" table:style-name="ce90" office:value-type="float" office:value="0">
            <text:p>0</text:p>
          </table:table-cell>
          <table:table-cell table:formula="of:=SUM([.P432:.P437])" ns41:value-type="float" table:style-name="ce90" office:value-type="float" office:value="0">
            <text:p>0</text:p>
          </table:table-cell>
          <table:table-cell table:formula="of:=SUM([.Q432:.Q437])" ns41:value-type="float" table:style-name="ce90" office:value-type="float" office:value="0">
            <text:p>0</text:p>
          </table:table-cell>
          <table:table-cell table:formula="of:=SUM([.R432:.R437])" ns41:value-type="float" table:style-name="ce90" office:value-type="float" office:value="1">
            <text:p>1</text:p>
          </table:table-cell>
          <table:table-cell table:formula="of:=SUM([.S432:.S437])" ns41:value-type="float" table:style-name="ce90" office:value-type="float" office:value="4">
            <text:p>4</text:p>
          </table:table-cell>
          <table:table-cell table:formula="of:=SUM([.T432:.T437])" ns41:value-type="float" table:style-name="ce90" office:value-type="float" office:value="0">
            <text:p>0</text:p>
          </table:table-cell>
          <table:table-cell table:formula="of:=SUM([.U432:.U437])" ns41:value-type="float" table:style-name="ce90" office:value-type="float" office:value="0">
            <text:p>0</text:p>
          </table:table-cell>
          <table:table-cell table:formula="of:=SUM([.V432:.V437])" ns41:value-type="float" table:style-name="ce90" office:value-type="float" office:value="0">
            <text:p>0</text:p>
          </table:table-cell>
          <table:table-cell table:formula="of:=SUM([.W432:.W437])" ns41:value-type="float" table:style-name="ce90" office:value-type="float" office:value="0">
            <text:p>0</text:p>
          </table:table-cell>
          <table:table-cell table:formula="of:=SUM([.X432:.X437])" ns41:value-type="float" table:style-name="ce90" office:value-type="float" office:value="0">
            <text:p>0</text:p>
          </table:table-cell>
          <table:table-cell table:formula="of:=SUM([.Y432:.Y437])" ns41:value-type="float" table:style-name="ce90" office:value-type="float" office:value="0">
            <text:p>0</text:p>
          </table:table-cell>
          <table:table-cell table:formula="of:=SUM([.Z432:.Z437])" ns41:value-type="float" table:style-name="ce90" office:value-type="float" office:value="0">
            <text:p>0</text:p>
          </table:table-cell>
          <table:table-cell table:formula="of:=SUM([.AA432:.AA437])" ns41:value-type="float" table:style-name="ce90" office:value-type="float" office:value="0">
            <text:p>0</text:p>
          </table:table-cell>
          <table:table-cell table:formula="of:=SUM([.AB432:.AB437])" ns41:value-type="float" table:style-name="ce90" office:value-type="float" office:value="0">
            <text:p>0</text:p>
          </table:table-cell>
          <table:table-cell table:formula="of:=SUM([.AC432:.AC437])" ns41:value-type="float" table:style-name="ce90" office:value-type="float" office:value="0">
            <text:p>0</text:p>
          </table:table-cell>
          <table:table-cell table:formula="of:=SUM([.AD432:.AD437])" ns41:value-type="float" table:style-name="ce90" office:value-type="float" office:value="0">
            <text:p>0</text:p>
          </table:table-cell>
          <table:table-cell table:formula="of:=SUM([.AE432:.AE437])" ns41:value-type="float" table:style-name="ce90" office:value-type="float" office:value="0">
            <text:p>0</text:p>
          </table:table-cell>
          <table:table-cell table:formula="of:=SUM([.AF432:.AF437])" ns41:value-type="float" table:style-name="ce90" office:value-type="float" office:value="1">
            <text:p>1</text:p>
          </table:table-cell>
          <table:table-cell table:formula="of:=SUM([.AG432:.AG437])" ns41:value-type="float" table:style-name="ce90" office:value-type="float" office:value="1">
            <text:p>1</text:p>
          </table:table-cell>
          <table:table-cell table:formula="of:=SUM([.AH432:.AH437])" ns41:value-type="float" table:style-name="ce90" office:value-type="float" office:value="0">
            <text:p>0</text:p>
          </table:table-cell>
          <table:table-cell table:formula="of:=SUM([.AI432:.AI437])" ns41:value-type="float" table:style-name="ce90" office:value-type="float" office:value="0">
            <text:p>0</text:p>
          </table:table-cell>
          <table:table-cell table:formula="of:=SUM([.AJ432:.AJ437])" ns41:value-type="float" table:style-name="ce90" office:value-type="float" office:value="0">
            <text:p>0</text:p>
          </table:table-cell>
          <table:table-cell table:formula="of:=SUM([.AK432:.AK437])" ns41:value-type="float" table:style-name="ce90" office:value-type="float" office:value="0">
            <text:p>0</text:p>
          </table:table-cell>
          <table:table-cell table:formula="of:=SUM([.AL432:.AL437])" ns41:value-type="float" table:style-name="ce90" office:value-type="float" office:value="0">
            <text:p>0</text:p>
          </table:table-cell>
          <table:table-cell table:formula="of:=SUM([.AM432:.AM437])" ns41:value-type="float" table:style-name="ce90" office:value-type="float" office:value="0">
            <text:p>0</text:p>
          </table:table-cell>
          <table:table-cell table:formula="of:=SUM([.AN432:.AN437])" ns41:value-type="float" table:style-name="ce90" office:value-type="float" office:value="0">
            <text:p>0</text:p>
          </table:table-cell>
          <table:table-cell table:formula="of:=SUM([.AO432:.AO437])" ns41:value-type="float" table:style-name="ce90" office:value-type="float" office:value="0">
            <text:p>0</text:p>
          </table:table-cell>
          <table:table-cell table:formula="of:=SUM([.AP432:.AP437])" ns41:value-type="float" table:style-name="ce90" office:value-type="float" office:value="2">
            <text:p>2</text:p>
          </table:table-cell>
          <table:table-cell table:formula="of:=SUM([.AQ432:.AQ437])" ns41:value-type="float" table:style-name="ce90" office:value-type="float" office:value="13">
            <text:p>13</text:p>
          </table:table-cell>
          <table:table-cell table:formula="of:=SUM([.AR432:.AR437])" ns41:value-type="float" table:style-name="ce90" office:value-type="float" office:value="0">
            <text:p>0</text:p>
          </table:table-cell>
          <table:table-cell table:formula="of:=SUM([.AS432:.AS437])" ns41:value-type="float" table:style-name="ce90" office:value-type="float" office:value="0">
            <text:p>0</text:p>
          </table:table-cell>
          <table:table-cell table:formula="of:=SUM([.AT432:.AT437])" ns41:value-type="float" table:style-name="ce90" office:value-type="float" office:value="2">
            <text:p>2</text:p>
          </table:table-cell>
          <table:table-cell table:formula="of:=SUM([.AU432:.AU437])" ns41:value-type="float" table:style-name="ce52" office:value-type="float" office:value="13">
            <text:p>13</text:p>
          </table:table-cell>
          <table:table-cell table:style-name="ce91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8" office:value-type="float">
            <text:p>868</text:p>
          </table:table-cell>
          <table:table-cell ns41:value-type="float" table:style-name="ce78" office:value="869" office:value-type="float">
            <text:p>869</text:p>
          </table:table-cell>
          <table:table-cell table:style-name="ce78"/>
          <table:table-cell ns41:value-type="float" table:style-name="ce85" office:value="240197" office:value-type="float">
            <text:p>240197</text:p>
          </table:table-cell>
          <table:table-cell table:style-name="ce87" table:number-columns-repeated="970"/>
        </table:table-row>
        <table:table-row table:style-name="ro3">
          <table:table-cell table:style-name="ce8"/>
          <table:table-cell ns41:value-type="string" table:style-name="ce20" office:value-type="string">
            <text:p>I-XVII. Totaal</text:p>
          </table:table-cell>
          <table:table-cell table:style-name="ce30"/>
          <table:table-cell table:style-name="ce11"/>
          <table:table-cell table:formula="of:=[.E438]+[.E430]+[.E419]+[.E417]+[.E415]+[.E411]+[.E409]+[.E407]+[.E401]+[.E395]+[.E391]" ns41:value-type="float" table:style-name="ce40" office:value-type="float" office:value="0">
            <text:p>0</text:p>
          </table:table-cell>
          <table:table-cell table:formula="of:=[.F438]+[.F430]+[.F419]+[.F417]+[.F415]+[.F411]+[.F409]+[.F407]+[.F401]+[.F395]+[.F391]" ns41:value-type="float" table:style-name="ce90" office:value-type="float" office:value="5">
            <text:p>5</text:p>
          </table:table-cell>
          <table:table-cell table:formula="of:=[.G438]+[.G430]+[.G419]+[.G417]+[.G415]+[.G411]+[.G409]+[.G407]+[.G401]+[.G395]+[.G391]" ns41:value-type="float" table:style-name="ce90" office:value-type="float" office:value="5">
            <text:p>5</text:p>
          </table:table-cell>
          <table:table-cell table:formula="of:=[.H438]+[.H430]+[.H419]+[.H417]+[.H415]+[.H411]+[.H409]+[.H407]+[.H401]+[.H395]+[.H391]" ns41:value-type="float" table:style-name="ce90" office:value-type="float" office:value="8">
            <text:p>8</text:p>
          </table:table-cell>
          <table:table-cell table:formula="of:=[.I438]+[.I430]+[.I419]+[.I417]+[.I415]+[.I411]+[.I409]+[.I407]+[.I401]+[.I395]+[.I391]" ns41:value-type="float" table:style-name="ce90" office:value-type="float" office:value="24">
            <text:p>24</text:p>
          </table:table-cell>
          <table:table-cell table:formula="of:=[.J438]+[.J430]+[.J419]+[.J417]+[.J415]+[.J411]+[.J409]+[.J407]+[.J401]+[.J395]+[.J391]" ns41:value-type="float" table:style-name="ce90" office:value-type="float" office:value="0">
            <text:p>0</text:p>
          </table:table-cell>
          <table:table-cell table:formula="of:=[.K438]+[.K430]+[.K419]+[.K417]+[.K415]+[.K411]+[.K409]+[.K407]+[.K401]+[.K395]+[.K391]" ns41:value-type="float" table:style-name="ce90" office:value-type="float" office:value="21">
            <text:p>21</text:p>
          </table:table-cell>
          <table:table-cell table:formula="of:=[.L438]+[.L430]+[.L419]+[.L417]+[.L415]+[.L411]+[.L409]+[.L407]+[.L401]+[.L395]+[.L391]" ns41:value-type="float" table:style-name="ce90" office:value-type="float" office:value="0">
            <text:p>0</text:p>
          </table:table-cell>
          <table:table-cell table:formula="of:=[.M438]+[.M430]+[.M419]+[.M417]+[.M415]+[.M411]+[.M409]+[.M407]+[.M401]+[.M395]+[.M391]" ns41:value-type="float" table:style-name="ce90" office:value-type="float" office:value="12">
            <text:p>12</text:p>
          </table:table-cell>
          <table:table-cell table:formula="of:=[.N438]+[.N430]+[.N419]+[.N417]+[.N415]+[.N411]+[.N409]+[.N407]+[.N401]+[.N395]+[.N391]" ns41:value-type="float" table:style-name="ce90" office:value-type="float" office:value="2">
            <text:p>2</text:p>
          </table:table-cell>
          <table:table-cell table:formula="of:=[.O438]+[.O430]+[.O419]+[.O417]+[.O415]+[.O411]+[.O409]+[.O407]+[.O401]+[.O395]+[.O391]" ns41:value-type="float" table:style-name="ce90" office:value-type="float" office:value="9">
            <text:p>9</text:p>
          </table:table-cell>
          <table:table-cell table:formula="of:=[.P438]+[.P430]+[.P419]+[.P417]+[.P415]+[.P411]+[.P409]+[.P407]+[.P401]+[.P395]+[.P391]" ns41:value-type="float" table:style-name="ce90" office:value-type="float" office:value="0">
            <text:p>0</text:p>
          </table:table-cell>
          <table:table-cell table:formula="of:=[.Q438]+[.Q430]+[.Q419]+[.Q417]+[.Q415]+[.Q411]+[.Q409]+[.Q407]+[.Q401]+[.Q395]+[.Q391]" ns41:value-type="float" table:style-name="ce90" office:value-type="float" office:value="13">
            <text:p>13</text:p>
          </table:table-cell>
          <table:table-cell table:formula="of:=[.R438]+[.R430]+[.R419]+[.R417]+[.R415]+[.R411]+[.R409]+[.R407]+[.R401]+[.R395]+[.R391]" ns41:value-type="float" table:style-name="ce90" office:value-type="float" office:value="5">
            <text:p>5</text:p>
          </table:table-cell>
          <table:table-cell table:formula="of:=[.S438]+[.S430]+[.S419]+[.S417]+[.S415]+[.S411]+[.S409]+[.S407]+[.S401]+[.S395]+[.S391]" ns41:value-type="float" table:style-name="ce90" office:value-type="float" office:value="12">
            <text:p>12</text:p>
          </table:table-cell>
          <table:table-cell table:formula="of:=[.T438]+[.T430]+[.T419]+[.T417]+[.T415]+[.T411]+[.T409]+[.T407]+[.T401]+[.T395]+[.T391]" ns41:value-type="float" table:style-name="ce90" office:value-type="float" office:value="1">
            <text:p>1</text:p>
          </table:table-cell>
          <table:table-cell table:formula="of:=[.U438]+[.U430]+[.U419]+[.U417]+[.U415]+[.U411]+[.U409]+[.U407]+[.U401]+[.U395]+[.U391]" ns41:value-type="float" table:style-name="ce90" office:value-type="float" office:value="2">
            <text:p>2</text:p>
          </table:table-cell>
          <table:table-cell table:formula="of:=[.V438]+[.V430]+[.V419]+[.V417]+[.V415]+[.V411]+[.V409]+[.V407]+[.V401]+[.V395]+[.V391]" ns41:value-type="float" table:style-name="ce90" office:value-type="float" office:value="0">
            <text:p>0</text:p>
          </table:table-cell>
          <table:table-cell table:formula="of:=[.W438]+[.W430]+[.W419]+[.W417]+[.W415]+[.W411]+[.W409]+[.W407]+[.W401]+[.W395]+[.W391]" ns41:value-type="float" table:style-name="ce90" office:value-type="float" office:value="0">
            <text:p>0</text:p>
          </table:table-cell>
          <table:table-cell table:formula="of:=[.X438]+[.X430]+[.X419]+[.X417]+[.X415]+[.X411]+[.X409]+[.X407]+[.X401]+[.X395]+[.X391]" ns41:value-type="float" table:style-name="ce90" office:value-type="float" office:value="1">
            <text:p>1</text:p>
          </table:table-cell>
          <table:table-cell table:formula="of:=[.Y438]+[.Y430]+[.Y419]+[.Y417]+[.Y415]+[.Y411]+[.Y409]+[.Y407]+[.Y401]+[.Y395]+[.Y391]" ns41:value-type="float" table:style-name="ce90" office:value-type="float" office:value="0">
            <text:p>0</text:p>
          </table:table-cell>
          <table:table-cell table:formula="of:=[.Z438]+[.Z430]+[.Z419]+[.Z417]+[.Z415]+[.Z411]+[.Z409]+[.Z407]+[.Z401]+[.Z395]+[.Z391]" ns41:value-type="float" table:style-name="ce90" office:value-type="float" office:value="2">
            <text:p>2</text:p>
          </table:table-cell>
          <table:table-cell table:formula="of:=[.AA438]+[.AA430]+[.AA419]+[.AA417]+[.AA415]+[.AA411]+[.AA409]+[.AA407]+[.AA401]+[.AA395]+[.AA391]" ns41:value-type="float" table:style-name="ce90" office:value-type="float" office:value="0">
            <text:p>0</text:p>
          </table:table-cell>
          <table:table-cell table:formula="of:=[.AB438]+[.AB430]+[.AB419]+[.AB417]+[.AB415]+[.AB411]+[.AB409]+[.AB407]+[.AB401]+[.AB395]+[.AB391]" ns41:value-type="float" table:style-name="ce90" office:value-type="float" office:value="3">
            <text:p>3</text:p>
          </table:table-cell>
          <table:table-cell table:formula="of:=[.AC438]+[.AC430]+[.AC419]+[.AC417]+[.AC415]+[.AC411]+[.AC409]+[.AC407]+[.AC401]+[.AC395]+[.AC391]" ns41:value-type="float" table:style-name="ce90" office:value-type="float" office:value="2">
            <text:p>2</text:p>
          </table:table-cell>
          <table:table-cell table:formula="of:=[.AD438]+[.AD430]+[.AD419]+[.AD417]+[.AD415]+[.AD411]+[.AD409]+[.AD407]+[.AD401]+[.AD395]+[.AD391]" ns41:value-type="float" table:style-name="ce90" office:value-type="float" office:value="3">
            <text:p>3</text:p>
          </table:table-cell>
          <table:table-cell table:formula="of:=[.AE438]+[.AE430]+[.AE419]+[.AE417]+[.AE415]+[.AE411]+[.AE409]+[.AE407]+[.AE401]+[.AE395]+[.AE391]" ns41:value-type="float" table:style-name="ce90" office:value-type="float" office:value="0">
            <text:p>0</text:p>
          </table:table-cell>
          <table:table-cell table:formula="of:=[.AF438]+[.AF430]+[.AF419]+[.AF417]+[.AF415]+[.AF411]+[.AF409]+[.AF407]+[.AF401]+[.AF395]+[.AF391]" ns41:value-type="float" table:style-name="ce90" office:value-type="float" office:value="3">
            <text:p>3</text:p>
          </table:table-cell>
          <table:table-cell table:formula="of:=[.AG438]+[.AG430]+[.AG419]+[.AG417]+[.AG415]+[.AG411]+[.AG409]+[.AG407]+[.AG401]+[.AG395]+[.AG391]" ns41:value-type="float" table:style-name="ce90" office:value-type="float" office:value="1">
            <text:p>1</text:p>
          </table:table-cell>
          <table:table-cell table:formula="of:=[.AH438]+[.AH430]+[.AH419]+[.AH417]+[.AH415]+[.AH411]+[.AH409]+[.AH407]+[.AH401]+[.AH395]+[.AH391]" ns41:value-type="float" table:style-name="ce90" office:value-type="float" office:value="2">
            <text:p>2</text:p>
          </table:table-cell>
          <table:table-cell table:formula="of:=[.AI438]+[.AI430]+[.AI419]+[.AI417]+[.AI415]+[.AI411]+[.AI409]+[.AI407]+[.AI401]+[.AI395]+[.AI391]" ns41:value-type="float" table:style-name="ce90" office:value-type="float" office:value="1">
            <text:p>1</text:p>
          </table:table-cell>
          <table:table-cell table:formula="of:=[.AJ438]+[.AJ430]+[.AJ419]+[.AJ417]+[.AJ415]+[.AJ411]+[.AJ409]+[.AJ407]+[.AJ401]+[.AJ395]+[.AJ391]" ns41:value-type="float" table:style-name="ce90" office:value-type="float" office:value="0">
            <text:p>0</text:p>
          </table:table-cell>
          <table:table-cell table:formula="of:=[.AK438]+[.AK430]+[.AK419]+[.AK417]+[.AK415]+[.AK411]+[.AK409]+[.AK407]+[.AK401]+[.AK395]+[.AK391]" ns41:value-type="float" table:style-name="ce90" office:value-type="float" office:value="0">
            <text:p>0</text:p>
          </table:table-cell>
          <table:table-cell table:formula="of:=[.AL438]+[.AL430]+[.AL419]+[.AL417]+[.AL415]+[.AL411]+[.AL409]+[.AL407]+[.AL401]+[.AL395]+[.AL391]" ns41:value-type="float" table:style-name="ce90" office:value-type="float" office:value="2">
            <text:p>2</text:p>
          </table:table-cell>
          <table:table-cell table:formula="of:=[.AM438]+[.AM430]+[.AM419]+[.AM417]+[.AM415]+[.AM411]+[.AM409]+[.AM407]+[.AM401]+[.AM395]+[.AM391]" ns41:value-type="float" table:style-name="ce90" office:value-type="float" office:value="0">
            <text:p>0</text:p>
          </table:table-cell>
          <table:table-cell table:formula="of:=[.AN438]+[.AN430]+[.AN419]+[.AN417]+[.AN415]+[.AN411]+[.AN409]+[.AN407]+[.AN401]+[.AN395]+[.AN391]" ns41:value-type="float" table:style-name="ce90" office:value-type="float" office:value="0">
            <text:p>0</text:p>
          </table:table-cell>
          <table:table-cell table:formula="of:=[.AO438]+[.AO430]+[.AO419]+[.AO417]+[.AO415]+[.AO411]+[.AO409]+[.AO407]+[.AO401]+[.AO395]+[.AO391]" ns41:value-type="float" table:style-name="ce90" office:value-type="float" office:value="1">
            <text:p>1</text:p>
          </table:table-cell>
          <table:table-cell table:formula="of:=[.AP438]+[.AP430]+[.AP419]+[.AP417]+[.AP415]+[.AP411]+[.AP409]+[.AP407]+[.AP401]+[.AP395]+[.AP391]" ns41:value-type="float" table:style-name="ce90" office:value-type="float" office:value="24">
            <text:p>24</text:p>
          </table:table-cell>
          <table:table-cell table:formula="of:=[.AQ438]+[.AQ430]+[.AQ419]+[.AQ417]+[.AQ415]+[.AQ411]+[.AQ409]+[.AQ407]+[.AQ401]+[.AQ395]+[.AQ391]" ns41:value-type="float" table:style-name="ce90" office:value-type="float" office:value="116">
            <text:p>116</text:p>
          </table:table-cell>
          <table:table-cell table:formula="of:=[.AR438]+[.AR430]+[.AR419]+[.AR417]+[.AR415]+[.AR411]+[.AR409]+[.AR407]+[.AR401]+[.AR395]+[.AR391]" ns41:value-type="float" table:style-name="ce90" office:value-type="float" office:value="0">
            <text:p>0</text:p>
          </table:table-cell>
          <table:table-cell table:formula="of:=[.AS438]+[.AS430]+[.AS419]+[.AS417]+[.AS415]+[.AS411]+[.AS409]+[.AS407]+[.AS401]+[.AS395]+[.AS391]" ns41:value-type="float" table:style-name="ce90" office:value-type="float" office:value="0">
            <text:p>0</text:p>
          </table:table-cell>
          <table:table-cell table:formula="of:=[.AT438]+[.AT430]+[.AT419]+[.AT417]+[.AT415]+[.AT411]+[.AT409]+[.AT407]+[.AT401]+[.AT395]+[.AT391]" ns41:value-type="float" table:style-name="ce90" office:value-type="float" office:value="24">
            <text:p>24</text:p>
          </table:table-cell>
          <table:table-cell table:formula="of:=[.AU438]+[.AU430]+[.AU419]+[.AU417]+[.AU415]+[.AU411]+[.AU409]+[.AU407]+[.AU401]+[.AU395]+[.AU391]" ns41:value-type="float" table:style-name="ce52" office:value-type="float" office:value="116">
            <text:p>116</text:p>
          </table:table-cell>
          <table:table-cell table:style-name="ce91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8" office:value-type="float">
            <text:p>868</text:p>
          </table:table-cell>
          <table:table-cell ns41:value-type="float" table:style-name="ce78" office:value="869" office:value-type="float">
            <text:p>869</text:p>
          </table:table-cell>
          <table:table-cell table:style-name="ce78"/>
          <table:table-cell ns41:value-type="float" table:style-name="ce85" office:value="240197" office:value-type="float">
            <text:p>240197</text:p>
          </table:table-cell>
          <table:table-cell table:style-name="ce87" table:number-columns-repeated="970"/>
        </table:table-row>
        <table:table-row table:style-name="ro3">
          <table:table-cell table:style-name="ce8"/>
          <table:table-cell ns41:value-type="string" table:style-name="ce20" office:value-type="string">
            <text:p>XVIII. Landbouwbedrijven</text:p>
          </table:table-cell>
          <table:table-cell table:style-name="ce30"/>
          <table:table-cell table:style-name="ce11"/>
          <table:table-cell table:style-name="ce40"/>
          <table:table-cell table:style-name="ce90" table:number-columns-repeated="36"/>
          <table:table-cell table:formula="of:=[.J440]+[.L440]+[.N440]+[.P440]+[.R440]+[.T440]+[.V440]+[.X440]+[.Z440]+[.AB440]+[.AD440]+[.AF440]+[.AH440]+[.AJ440]+[.AL440]+[.AN440]" ns41:value-type="float" table:style-name="ce34" office:value-type="float" office:value="0">
            <text:p>0</text:p>
          </table:table-cell>
          <table:table-cell table:formula="of:=[.E440]+[.F440]+[.G440]+[.H440]+[.I440]+[.K440]+[.M440]+[.O440]+[.Q440]+[.S440]+[.U440]+[.W440]+[.Y440]+[.AA440]+[.AC440]+[.AE440]+[.AG440]+[.AI440]+[.AK440]+[.AM440]+[.AO440]" ns41:value-type="float" table:style-name="ce34" office:value-type="float" office:value="0">
            <text:p>0</text:p>
          </table:table-cell>
          <table:table-cell table:style-name="ce90" table:number-columns-repeated="2"/>
          <table:table-cell table:formula="of:=[.AP440]+[.AR440]" ns41:value-type="float" table:style-name="ce34" office:value-type="float" office:value="0">
            <text:p>0</text:p>
          </table:table-cell>
          <table:table-cell table:formula="of:=[.AQ440]+[.AS440]" ns41:value-type="float" table:style-name="ce52" office:value-type="float" office:value="0">
            <text:p>0</text:p>
          </table:table-cell>
          <table:table-cell table:style-name="ce91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8" office:value-type="float">
            <text:p>868</text:p>
          </table:table-cell>
          <table:table-cell ns41:value-type="float" table:style-name="ce78" office:value="869" office:value-type="float">
            <text:p>869</text:p>
          </table:table-cell>
          <table:table-cell table:style-name="ce78"/>
          <table:table-cell ns41:value-type="float" table:style-name="ce85" office:value="240197" office:value-type="float">
            <text:p>240197</text:p>
          </table:table-cell>
          <table:table-cell table:number-columns-repeated="970"/>
        </table:table-row>
        <table:table-row table:style-name="ro3">
          <table:table-cell ns41:value-type="float" table:style-name="ce8" office:value="16" office:value-type="float">
            <text:p>16</text:p>
          </table:table-cell>
          <table:table-cell ns41:value-type="string" table:style-name="ce20" office:value-type="string">
            <text:p>Landbouwers <text:s/>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/>
          <table:table-cell ns41:value-type="float" table:style-name="ce90" office:value="2" office:value-type="float">
            <text:p>2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0" office:value="17" office:value-type="float">
            <text:p>17</text:p>
          </table:table-cell>
          <table:table-cell table:style-name="ce90"/>
          <table:table-cell ns41:value-type="float" table:style-name="ce90" office:value="31" office:value-type="float">
            <text:p>31</text:p>
          </table:table-cell>
          <table:table-cell table:style-name="ce90"/>
          <table:table-cell ns41:value-type="float" table:style-name="ce90" office:value="11" office:value-type="float">
            <text:p>11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0" office:value="27" office:value-type="float">
            <text:p>27</text:p>
          </table:table-cell>
          <table:table-cell ns41:value-type="float" office:value="8" table:style-name="ce90" table:number-columns-repeated="2" office:value-type="float">
            <text:p>8</text:p>
          </table:table-cell>
          <table:table-cell ns41:value-type="float" office:value="2" table:style-name="ce90" table:number-columns-repeated="2" office:value-type="float">
            <text:p>2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0" office:value="6" office:value-type="float">
            <text:p>6</text:p>
          </table:table-cell>
          <table:table-cell ns41:value-type="float" office:value="3" table:style-name="ce90" table:number-columns-repeated="2" office:value-type="float">
            <text:p>3</text:p>
          </table:table-cell>
          <table:table-cell table:style-name="ce90" table:number-columns-repeated="2"/>
          <table:table-cell ns41:value-type="float" table:style-name="ce90" office:value="5" office:value-type="float">
            <text:p>5</text:p>
          </table:table-cell>
          <table:table-cell ns41:value-type="float" office:value="1" table:style-name="ce90" table:number-columns-repeated="2" office:value-type="float">
            <text:p>1</text:p>
          </table:table-cell>
          <table:table-cell ns41:value-type="float" table:style-name="ce90" office:value="2" office:value-type="float">
            <text:p>2</text:p>
          </table:table-cell>
          <table:table-cell table:formula="of:=[.J441]+[.L441]+[.N441]+[.P441]+[.R441]+[.T441]+[.V441]+[.X441]+[.Z441]+[.AB441]+[.AD441]+[.AF441]+[.AH441]+[.AJ441]+[.AL441]+[.AN441]" ns41:value-type="float" table:style-name="ce34" office:value-type="float" office:value="76">
            <text:p>76</text:p>
          </table:table-cell>
          <table:table-cell table:formula="of:=[.E441]+[.F441]+[.G441]+[.H441]+[.I441]+[.K441]+[.M441]+[.O441]+[.Q441]+[.S441]+[.U441]+[.W441]+[.Y441]+[.AA441]+[.AC441]+[.AE441]+[.AG441]+[.AI441]+[.AK441]+[.AM441]+[.AO441]" ns41:value-type="float" table:style-name="ce34" office:value-type="float" office:value="189">
            <text:p>189</text:p>
          </table:table-cell>
          <table:table-cell table:style-name="ce90" table:number-columns-repeated="2"/>
          <table:table-cell table:formula="of:=[.AP441]+[.AR441]" ns41:value-type="float" table:style-name="ce34" office:value-type="float" office:value="76">
            <text:p>76</text:p>
          </table:table-cell>
          <table:table-cell table:formula="of:=[.AQ441]+[.AS441]" ns41:value-type="float" table:style-name="ce52" office:value-type="float" office:value="189">
            <text:p>189</text:p>
          </table:table-cell>
          <table:table-cell table:formula="of:=[.A441]" ns41:value-type="float" table:style-name="ce91" office:value-type="float" office:value="16">
            <text:p>16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8" office:value-type="float">
            <text:p>868</text:p>
          </table:table-cell>
          <table:table-cell ns41:value-type="float" table:style-name="ce78" office:value="869" office:value-type="float">
            <text:p>869</text:p>
          </table:table-cell>
          <table:table-cell table:style-name="ce78"/>
          <table:table-cell ns41:value-type="float" table:style-name="ce85" office:value="240197" office:value-type="float">
            <text:p>240197</text:p>
          </table:table-cell>
          <table:table-cell table:number-columns-repeated="970"/>
        </table:table-row>
        <table:table-row table:style-name="ro3">
          <table:table-cell table:style-name="ce8"/>
          <table:table-cell ns41:value-type="string" table:style-name="ce20" office:value-type="string">
            <text:p>XXI. Verkeerswezen</text:p>
          </table:table-cell>
          <table:table-cell table:style-name="ce30"/>
          <table:table-cell table:style-name="ce11"/>
          <table:table-cell table:style-name="ce40"/>
          <table:table-cell table:style-name="ce90" table:number-columns-repeated="36"/>
          <table:table-cell table:formula="of:=[.J442]+[.L442]+[.N442]+[.P442]+[.R442]+[.T442]+[.V442]+[.X442]+[.Z442]+[.AB442]+[.AD442]+[.AF442]+[.AH442]+[.AJ442]+[.AL442]+[.AN442]" ns41:value-type="float" table:style-name="ce34" office:value-type="float" office:value="0">
            <text:p>0</text:p>
          </table:table-cell>
          <table:table-cell table:formula="of:=[.E442]+[.F442]+[.G442]+[.H442]+[.I442]+[.K442]+[.M442]+[.O442]+[.Q442]+[.S442]+[.U442]+[.W442]+[.Y442]+[.AA442]+[.AC442]+[.AE442]+[.AG442]+[.AI442]+[.AK442]+[.AM442]+[.AO442]" ns41:value-type="float" table:style-name="ce34" office:value-type="float" office:value="0">
            <text:p>0</text:p>
          </table:table-cell>
          <table:table-cell table:style-name="ce90" table:number-columns-repeated="2"/>
          <table:table-cell table:formula="of:=[.AP442]+[.AR442]" ns41:value-type="float" table:style-name="ce34" office:value-type="float" office:value="0">
            <text:p>0</text:p>
          </table:table-cell>
          <table:table-cell table:formula="of:=[.AQ442]+[.AS442]" ns41:value-type="float" table:style-name="ce52" office:value-type="float" office:value="0">
            <text:p>0</text:p>
          </table:table-cell>
          <table:table-cell table:formula="of:=[.A442]" ns41:value-type="float" table:style-name="ce91" office:value-type="float" office:value="0">
            <text:p>0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8" office:value-type="float">
            <text:p>868</text:p>
          </table:table-cell>
          <table:table-cell ns41:value-type="float" table:style-name="ce78" office:value="869" office:value-type="float">
            <text:p>869</text:p>
          </table:table-cell>
          <table:table-cell table:style-name="ce78"/>
          <table:table-cell ns41:value-type="float" table:style-name="ce85" office:value="240197" office:value-type="float">
            <text:p>240197</text:p>
          </table:table-cell>
          <table:table-cell table:number-columns-repeated="970"/>
        </table:table-row>
        <table:table-row table:style-name="ro5">
          <table:table-cell ns41:value-type="float" table:style-name="ce8" office:value="17" office:value-type="float">
            <text:p>17</text:p>
          </table:table-cell>
          <table:table-cell ns41:value-type="string" table:style-name="ce20" office:value-type="string">
            <text:p>Personeel voor lading en lossing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22"/>
          <table:table-cell ns41:value-type="float" table:style-name="ce90" office:value="1" office:value-type="float">
            <text:p>1</text:p>
          </table:table-cell>
          <table:table-cell table:style-name="ce90" table:number-columns-repeated="13"/>
          <table:table-cell table:formula="of:=[.J443]+[.L443]+[.N443]+[.P443]+[.R443]+[.T443]+[.V443]+[.X443]+[.Z443]+[.AB443]+[.AD443]+[.AF443]+[.AH443]+[.AJ443]+[.AL443]+[.AN443]" ns41:value-type="float" table:style-name="ce34" office:value-type="float" office:value="1">
            <text:p>1</text:p>
          </table:table-cell>
          <table:table-cell table:formula="of:=[.E443]+[.F443]+[.G443]+[.H443]+[.I443]+[.K443]+[.M443]+[.O443]+[.Q443]+[.S443]+[.U443]+[.W443]+[.Y443]+[.AA443]+[.AC443]+[.AE443]+[.AG443]+[.AI443]+[.AK443]+[.AM443]+[.AO443]" ns41:value-type="float" table:style-name="ce34" office:value-type="float" office:value="0">
            <text:p>0</text:p>
          </table:table-cell>
          <table:table-cell table:style-name="ce90" table:number-columns-repeated="2"/>
          <table:table-cell table:formula="of:=[.AP443]+[.AR443]" ns41:value-type="float" table:style-name="ce34" office:value-type="float" office:value="1">
            <text:p>1</text:p>
          </table:table-cell>
          <table:table-cell table:formula="of:=[.AQ443]+[.AS443]" ns41:value-type="float" table:style-name="ce52" office:value-type="float" office:value="0">
            <text:p>0</text:p>
          </table:table-cell>
          <table:table-cell table:formula="of:=[.A443]" ns41:value-type="float" table:style-name="ce91" office:value-type="float" office:value="17">
            <text:p>17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8" office:value-type="float">
            <text:p>868</text:p>
          </table:table-cell>
          <table:table-cell ns41:value-type="float" table:style-name="ce78" office:value="869" office:value-type="float">
            <text:p>869</text:p>
          </table:table-cell>
          <table:table-cell table:style-name="ce78"/>
          <table:table-cell ns41:value-type="float" table:style-name="ce85" office:value="240197" office:value-type="float">
            <text:p>240197</text:p>
          </table:table-cell>
          <table:table-cell table:number-columns-repeated="970"/>
        </table:table-row>
        <table:table-row table:style-name="ro5">
          <table:table-cell ns41:value-type="float" table:style-name="ce8" office:value="18" office:value-type="float">
            <text:p>18</text:p>
          </table:table-cell>
          <table:table-cell ns41:value-type="string" table:style-name="ce20" office:value-type="string">
            <text:p>Hotel- en logementhouders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style-name="ce40"/>
          <table:table-cell table:style-name="ce90" table:number-columns-repeated="13"/>
          <table:table-cell ns41:value-type="float" table:style-name="ce90" office:value="1" office:value-type="float">
            <text:p>1</text:p>
          </table:table-cell>
          <table:table-cell table:style-name="ce90" table:number-columns-repeated="22"/>
          <table:table-cell table:formula="of:=[.J444]+[.L444]+[.N444]+[.P444]+[.R444]+[.T444]+[.V444]+[.X444]+[.Z444]+[.AB444]+[.AD444]+[.AF444]+[.AH444]+[.AJ444]+[.AL444]+[.AN444]" ns41:value-type="float" table:style-name="ce34" office:value-type="float" office:value="0">
            <text:p>0</text:p>
          </table:table-cell>
          <table:table-cell table:formula="of:=[.E444]+[.F444]+[.G444]+[.H444]+[.I444]+[.K444]+[.M444]+[.O444]+[.Q444]+[.S444]+[.U444]+[.W444]+[.Y444]+[.AA444]+[.AC444]+[.AE444]+[.AG444]+[.AI444]+[.AK444]+[.AM444]+[.AO444]" ns41:value-type="float" table:style-name="ce34" office:value-type="float" office:value="1">
            <text:p>1</text:p>
          </table:table-cell>
          <table:table-cell table:style-name="ce90" table:number-columns-repeated="2"/>
          <table:table-cell table:formula="of:=[.AP444]+[.AR444]" ns41:value-type="float" table:style-name="ce34" office:value-type="float" office:value="0">
            <text:p>0</text:p>
          </table:table-cell>
          <table:table-cell table:formula="of:=[.AQ444]+[.AS444]" ns41:value-type="float" table:style-name="ce52" office:value-type="float" office:value="1">
            <text:p>1</text:p>
          </table:table-cell>
          <table:table-cell table:formula="of:=[.A444]" ns41:value-type="float" table:style-name="ce91" office:value-type="float" office:value="18">
            <text:p>18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8" office:value-type="float">
            <text:p>868</text:p>
          </table:table-cell>
          <table:table-cell ns41:value-type="float" table:style-name="ce78" office:value="869" office:value-type="float">
            <text:p>869</text:p>
          </table:table-cell>
          <table:table-cell table:style-name="ce78"/>
          <table:table-cell ns41:value-type="float" table:style-name="ce85" office:value="240197" office:value-type="float">
            <text:p>240197</text:p>
          </table:table-cell>
          <table:table-cell table:number-columns-repeated="970"/>
        </table:table-row>
        <table:table-row table:style-name="ro3">
          <table:table-cell table:style-name="ce8"/>
          <table:table-cell ns41:value-type="string" table:style-name="ce20" office:value-type="string">
            <text:p>XXI. Totaal</text:p>
          </table:table-cell>
          <table:table-cell ns41:value-type="string" table:style-name="ce30" office:value-type="string">
            <text:p>D</text:p>
          </table:table-cell>
          <table:table-cell table:style-name="ce11"/>
          <table:table-cell table:formula="of:=[.E443]+[.E444]" ns41:value-type="float" table:style-name="ce40" office:value-type="float" office:value="0">
            <text:p>0</text:p>
          </table:table-cell>
          <table:table-cell table:formula="of:=[.F443]+[.F444]" ns41:value-type="float" table:style-name="ce90" office:value-type="float" office:value="0">
            <text:p>0</text:p>
          </table:table-cell>
          <table:table-cell table:formula="of:=[.G443]+[.G444]" ns41:value-type="float" table:style-name="ce90" office:value-type="float" office:value="0">
            <text:p>0</text:p>
          </table:table-cell>
          <table:table-cell table:formula="of:=[.H443]+[.H444]" ns41:value-type="float" table:style-name="ce90" office:value-type="float" office:value="0">
            <text:p>0</text:p>
          </table:table-cell>
          <table:table-cell table:formula="of:=[.I443]+[.I444]" ns41:value-type="float" table:style-name="ce90" office:value-type="float" office:value="0">
            <text:p>0</text:p>
          </table:table-cell>
          <table:table-cell table:formula="of:=[.J443]+[.J444]" ns41:value-type="float" table:style-name="ce90" office:value-type="float" office:value="0">
            <text:p>0</text:p>
          </table:table-cell>
          <table:table-cell table:formula="of:=[.K443]+[.K444]" ns41:value-type="float" table:style-name="ce90" office:value-type="float" office:value="0">
            <text:p>0</text:p>
          </table:table-cell>
          <table:table-cell table:formula="of:=[.L443]+[.L444]" ns41:value-type="float" table:style-name="ce90" office:value-type="float" office:value="0">
            <text:p>0</text:p>
          </table:table-cell>
          <table:table-cell table:formula="of:=[.M443]+[.M444]" ns41:value-type="float" table:style-name="ce90" office:value-type="float" office:value="0">
            <text:p>0</text:p>
          </table:table-cell>
          <table:table-cell table:formula="of:=[.N443]+[.N444]" ns41:value-type="float" table:style-name="ce90" office:value-type="float" office:value="0">
            <text:p>0</text:p>
          </table:table-cell>
          <table:table-cell table:formula="of:=[.O443]+[.O444]" ns41:value-type="float" table:style-name="ce90" office:value-type="float" office:value="0">
            <text:p>0</text:p>
          </table:table-cell>
          <table:table-cell table:formula="of:=[.P443]+[.P444]" ns41:value-type="float" table:style-name="ce90" office:value-type="float" office:value="0">
            <text:p>0</text:p>
          </table:table-cell>
          <table:table-cell table:formula="of:=[.Q443]+[.Q444]" ns41:value-type="float" table:style-name="ce90" office:value-type="float" office:value="0">
            <text:p>0</text:p>
          </table:table-cell>
          <table:table-cell table:formula="of:=[.R443]+[.R444]" ns41:value-type="float" table:style-name="ce90" office:value-type="float" office:value="0">
            <text:p>0</text:p>
          </table:table-cell>
          <table:table-cell table:formula="of:=[.S443]+[.S444]" ns41:value-type="float" table:style-name="ce90" office:value-type="float" office:value="1">
            <text:p>1</text:p>
          </table:table-cell>
          <table:table-cell table:formula="of:=[.T443]+[.T444]" ns41:value-type="float" table:style-name="ce90" office:value-type="float" office:value="0">
            <text:p>0</text:p>
          </table:table-cell>
          <table:table-cell table:formula="of:=[.U443]+[.U444]" ns41:value-type="float" table:style-name="ce90" office:value-type="float" office:value="0">
            <text:p>0</text:p>
          </table:table-cell>
          <table:table-cell table:formula="of:=[.V443]+[.V444]" ns41:value-type="float" table:style-name="ce90" office:value-type="float" office:value="0">
            <text:p>0</text:p>
          </table:table-cell>
          <table:table-cell table:formula="of:=[.W443]+[.W444]" ns41:value-type="float" table:style-name="ce90" office:value-type="float" office:value="0">
            <text:p>0</text:p>
          </table:table-cell>
          <table:table-cell table:formula="of:=[.X443]+[.X444]" ns41:value-type="float" table:style-name="ce90" office:value-type="float" office:value="0">
            <text:p>0</text:p>
          </table:table-cell>
          <table:table-cell table:formula="of:=[.Y443]+[.Y444]" ns41:value-type="float" table:style-name="ce90" office:value-type="float" office:value="0">
            <text:p>0</text:p>
          </table:table-cell>
          <table:table-cell table:formula="of:=[.Z443]+[.Z444]" ns41:value-type="float" table:style-name="ce90" office:value-type="float" office:value="0">
            <text:p>0</text:p>
          </table:table-cell>
          <table:table-cell table:formula="of:=[.AA443]+[.AA444]" ns41:value-type="float" table:style-name="ce90" office:value-type="float" office:value="0">
            <text:p>0</text:p>
          </table:table-cell>
          <table:table-cell table:formula="of:=[.AB443]+[.AB444]" ns41:value-type="float" table:style-name="ce90" office:value-type="float" office:value="1">
            <text:p>1</text:p>
          </table:table-cell>
          <table:table-cell table:formula="of:=[.AC443]+[.AC444]" ns41:value-type="float" table:style-name="ce90" office:value-type="float" office:value="0">
            <text:p>0</text:p>
          </table:table-cell>
          <table:table-cell table:formula="of:=[.AD443]+[.AD444]" ns41:value-type="float" table:style-name="ce90" office:value-type="float" office:value="0">
            <text:p>0</text:p>
          </table:table-cell>
          <table:table-cell table:formula="of:=[.AE443]+[.AE444]" ns41:value-type="float" table:style-name="ce90" office:value-type="float" office:value="0">
            <text:p>0</text:p>
          </table:table-cell>
          <table:table-cell table:formula="of:=[.AF443]+[.AF444]" ns41:value-type="float" table:style-name="ce90" office:value-type="float" office:value="0">
            <text:p>0</text:p>
          </table:table-cell>
          <table:table-cell table:formula="of:=[.AG443]+[.AG444]" ns41:value-type="float" table:style-name="ce90" office:value-type="float" office:value="0">
            <text:p>0</text:p>
          </table:table-cell>
          <table:table-cell table:formula="of:=[.AH443]+[.AH444]" ns41:value-type="float" table:style-name="ce90" office:value-type="float" office:value="0">
            <text:p>0</text:p>
          </table:table-cell>
          <table:table-cell table:formula="of:=[.AI443]+[.AI444]" ns41:value-type="float" table:style-name="ce90" office:value-type="float" office:value="0">
            <text:p>0</text:p>
          </table:table-cell>
          <table:table-cell table:formula="of:=[.AJ443]+[.AJ444]" ns41:value-type="float" table:style-name="ce90" office:value-type="float" office:value="0">
            <text:p>0</text:p>
          </table:table-cell>
          <table:table-cell table:formula="of:=[.AK443]+[.AK444]" ns41:value-type="float" table:style-name="ce90" office:value-type="float" office:value="0">
            <text:p>0</text:p>
          </table:table-cell>
          <table:table-cell table:formula="of:=[.AL443]+[.AL444]" ns41:value-type="float" table:style-name="ce90" office:value-type="float" office:value="0">
            <text:p>0</text:p>
          </table:table-cell>
          <table:table-cell table:formula="of:=[.AM443]+[.AM444]" ns41:value-type="float" table:style-name="ce90" office:value-type="float" office:value="0">
            <text:p>0</text:p>
          </table:table-cell>
          <table:table-cell table:formula="of:=[.AN443]+[.AN444]" ns41:value-type="float" table:style-name="ce90" office:value-type="float" office:value="0">
            <text:p>0</text:p>
          </table:table-cell>
          <table:table-cell table:formula="of:=[.AO443]+[.AO444]" ns41:value-type="float" table:style-name="ce90" office:value-type="float" office:value="0">
            <text:p>0</text:p>
          </table:table-cell>
          <table:table-cell table:formula="of:=[.AP443]+[.AP444]" ns41:value-type="float" table:style-name="ce90" office:value-type="float" office:value="1">
            <text:p>1</text:p>
          </table:table-cell>
          <table:table-cell table:formula="of:=[.AQ443]+[.AQ444]" ns41:value-type="float" table:style-name="ce90" office:value-type="float" office:value="1">
            <text:p>1</text:p>
          </table:table-cell>
          <table:table-cell table:formula="of:=[.AR443]+[.AR444]" ns41:value-type="float" table:style-name="ce90" office:value-type="float" office:value="0">
            <text:p>0</text:p>
          </table:table-cell>
          <table:table-cell table:formula="of:=[.AS443]+[.AS444]" ns41:value-type="float" table:style-name="ce90" office:value-type="float" office:value="0">
            <text:p>0</text:p>
          </table:table-cell>
          <table:table-cell table:formula="of:=[.AT443]+[.AT444]" ns41:value-type="float" table:style-name="ce90" office:value-type="float" office:value="1">
            <text:p>1</text:p>
          </table:table-cell>
          <table:table-cell table:formula="of:=[.AU443]+[.AU444]" ns41:value-type="float" table:style-name="ce52" office:value-type="float" office:value="1">
            <text:p>1</text:p>
          </table:table-cell>
          <table:table-cell table:style-name="ce91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8" office:value-type="float">
            <text:p>868</text:p>
          </table:table-cell>
          <table:table-cell ns41:value-type="float" table:style-name="ce78" office:value="869" office:value-type="float">
            <text:p>869</text:p>
          </table:table-cell>
          <table:table-cell table:style-name="ce78"/>
          <table:table-cell ns41:value-type="float" table:style-name="ce85" office:value="240197" office:value-type="float">
            <text:p>240197</text:p>
          </table:table-cell>
          <table:table-cell table:style-name="ce87" table:number-columns-repeated="970"/>
        </table:table-row>
        <table:table-row table:style-name="ro3">
          <table:table-cell table:style-name="ce8"/>
          <table:table-cell ns41:value-type="string" table:style-name="ce20" office:value-type="string">
            <text:p>XX-XXIII. Totaal</text:p>
          </table:table-cell>
          <table:table-cell table:style-name="ce30"/>
          <table:table-cell table:style-name="ce11"/>
          <table:table-cell table:formula="of:=[.E445]" ns41:value-type="float" table:style-name="ce40" office:value-type="float" office:value="0">
            <text:p>0</text:p>
          </table:table-cell>
          <table:table-cell table:formula="of:=[.F445]" ns41:value-type="float" table:style-name="ce90" office:value-type="float" office:value="0">
            <text:p>0</text:p>
          </table:table-cell>
          <table:table-cell table:formula="of:=[.G445]" ns41:value-type="float" table:style-name="ce90" office:value-type="float" office:value="0">
            <text:p>0</text:p>
          </table:table-cell>
          <table:table-cell table:formula="of:=[.H445]" ns41:value-type="float" table:style-name="ce90" office:value-type="float" office:value="0">
            <text:p>0</text:p>
          </table:table-cell>
          <table:table-cell table:formula="of:=[.I445]" ns41:value-type="float" table:style-name="ce90" office:value-type="float" office:value="0">
            <text:p>0</text:p>
          </table:table-cell>
          <table:table-cell table:formula="of:=[.J445]" ns41:value-type="float" table:style-name="ce90" office:value-type="float" office:value="0">
            <text:p>0</text:p>
          </table:table-cell>
          <table:table-cell table:formula="of:=[.K445]" ns41:value-type="float" table:style-name="ce90" office:value-type="float" office:value="0">
            <text:p>0</text:p>
          </table:table-cell>
          <table:table-cell table:formula="of:=[.L445]" ns41:value-type="float" table:style-name="ce90" office:value-type="float" office:value="0">
            <text:p>0</text:p>
          </table:table-cell>
          <table:table-cell table:formula="of:=[.M445]" ns41:value-type="float" table:style-name="ce90" office:value-type="float" office:value="0">
            <text:p>0</text:p>
          </table:table-cell>
          <table:table-cell table:formula="of:=[.N445]" ns41:value-type="float" table:style-name="ce90" office:value-type="float" office:value="0">
            <text:p>0</text:p>
          </table:table-cell>
          <table:table-cell table:formula="of:=[.O445]" ns41:value-type="float" table:style-name="ce90" office:value-type="float" office:value="0">
            <text:p>0</text:p>
          </table:table-cell>
          <table:table-cell table:formula="of:=[.P445]" ns41:value-type="float" table:style-name="ce90" office:value-type="float" office:value="0">
            <text:p>0</text:p>
          </table:table-cell>
          <table:table-cell table:formula="of:=[.Q445]" ns41:value-type="float" table:style-name="ce90" office:value-type="float" office:value="0">
            <text:p>0</text:p>
          </table:table-cell>
          <table:table-cell table:formula="of:=[.R445]" ns41:value-type="float" table:style-name="ce90" office:value-type="float" office:value="0">
            <text:p>0</text:p>
          </table:table-cell>
          <table:table-cell table:formula="of:=[.S445]" ns41:value-type="float" table:style-name="ce90" office:value-type="float" office:value="1">
            <text:p>1</text:p>
          </table:table-cell>
          <table:table-cell table:formula="of:=[.T445]" ns41:value-type="float" table:style-name="ce90" office:value-type="float" office:value="0">
            <text:p>0</text:p>
          </table:table-cell>
          <table:table-cell table:formula="of:=[.U445]" ns41:value-type="float" table:style-name="ce90" office:value-type="float" office:value="0">
            <text:p>0</text:p>
          </table:table-cell>
          <table:table-cell table:formula="of:=[.V445]" ns41:value-type="float" table:style-name="ce90" office:value-type="float" office:value="0">
            <text:p>0</text:p>
          </table:table-cell>
          <table:table-cell table:formula="of:=[.W445]" ns41:value-type="float" table:style-name="ce90" office:value-type="float" office:value="0">
            <text:p>0</text:p>
          </table:table-cell>
          <table:table-cell table:formula="of:=[.X445]" ns41:value-type="float" table:style-name="ce90" office:value-type="float" office:value="0">
            <text:p>0</text:p>
          </table:table-cell>
          <table:table-cell table:formula="of:=[.Y445]" ns41:value-type="float" table:style-name="ce90" office:value-type="float" office:value="0">
            <text:p>0</text:p>
          </table:table-cell>
          <table:table-cell table:formula="of:=[.Z445]" ns41:value-type="float" table:style-name="ce90" office:value-type="float" office:value="0">
            <text:p>0</text:p>
          </table:table-cell>
          <table:table-cell table:formula="of:=[.AA445]" ns41:value-type="float" table:style-name="ce90" office:value-type="float" office:value="0">
            <text:p>0</text:p>
          </table:table-cell>
          <table:table-cell table:formula="of:=[.AB445]" ns41:value-type="float" table:style-name="ce90" office:value-type="float" office:value="1">
            <text:p>1</text:p>
          </table:table-cell>
          <table:table-cell table:formula="of:=[.AC445]" ns41:value-type="float" table:style-name="ce90" office:value-type="float" office:value="0">
            <text:p>0</text:p>
          </table:table-cell>
          <table:table-cell table:formula="of:=[.AD445]" ns41:value-type="float" table:style-name="ce90" office:value-type="float" office:value="0">
            <text:p>0</text:p>
          </table:table-cell>
          <table:table-cell table:formula="of:=[.AE445]" ns41:value-type="float" table:style-name="ce90" office:value-type="float" office:value="0">
            <text:p>0</text:p>
          </table:table-cell>
          <table:table-cell table:formula="of:=[.AF445]" ns41:value-type="float" table:style-name="ce90" office:value-type="float" office:value="0">
            <text:p>0</text:p>
          </table:table-cell>
          <table:table-cell table:formula="of:=[.AG445]" ns41:value-type="float" table:style-name="ce90" office:value-type="float" office:value="0">
            <text:p>0</text:p>
          </table:table-cell>
          <table:table-cell table:formula="of:=[.AH445]" ns41:value-type="float" table:style-name="ce90" office:value-type="float" office:value="0">
            <text:p>0</text:p>
          </table:table-cell>
          <table:table-cell table:formula="of:=[.AI445]" ns41:value-type="float" table:style-name="ce90" office:value-type="float" office:value="0">
            <text:p>0</text:p>
          </table:table-cell>
          <table:table-cell table:formula="of:=[.AJ445]" ns41:value-type="float" table:style-name="ce90" office:value-type="float" office:value="0">
            <text:p>0</text:p>
          </table:table-cell>
          <table:table-cell table:formula="of:=[.AK445]" ns41:value-type="float" table:style-name="ce90" office:value-type="float" office:value="0">
            <text:p>0</text:p>
          </table:table-cell>
          <table:table-cell table:formula="of:=[.AL445]" ns41:value-type="float" table:style-name="ce90" office:value-type="float" office:value="0">
            <text:p>0</text:p>
          </table:table-cell>
          <table:table-cell table:formula="of:=[.AM445]" ns41:value-type="float" table:style-name="ce90" office:value-type="float" office:value="0">
            <text:p>0</text:p>
          </table:table-cell>
          <table:table-cell table:formula="of:=[.AN445]" ns41:value-type="float" table:style-name="ce90" office:value-type="float" office:value="0">
            <text:p>0</text:p>
          </table:table-cell>
          <table:table-cell table:formula="of:=[.AO445]" ns41:value-type="float" table:style-name="ce90" office:value-type="float" office:value="0">
            <text:p>0</text:p>
          </table:table-cell>
          <table:table-cell table:formula="of:=[.AP445]" ns41:value-type="float" table:style-name="ce90" office:value-type="float" office:value="1">
            <text:p>1</text:p>
          </table:table-cell>
          <table:table-cell table:formula="of:=[.AQ445]" ns41:value-type="float" table:style-name="ce90" office:value-type="float" office:value="1">
            <text:p>1</text:p>
          </table:table-cell>
          <table:table-cell table:formula="of:=[.AR445]" ns41:value-type="float" table:style-name="ce90" office:value-type="float" office:value="0">
            <text:p>0</text:p>
          </table:table-cell>
          <table:table-cell table:formula="of:=[.AS445]" ns41:value-type="float" table:style-name="ce90" office:value-type="float" office:value="0">
            <text:p>0</text:p>
          </table:table-cell>
          <table:table-cell table:formula="of:=[.AT445]" ns41:value-type="float" table:style-name="ce90" office:value-type="float" office:value="1">
            <text:p>1</text:p>
          </table:table-cell>
          <table:table-cell table:formula="of:=[.AU445]" ns41:value-type="float" table:style-name="ce52" office:value-type="float" office:value="1">
            <text:p>1</text:p>
          </table:table-cell>
          <table:table-cell table:style-name="ce91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8" office:value-type="float">
            <text:p>868</text:p>
          </table:table-cell>
          <table:table-cell ns41:value-type="float" table:style-name="ce78" office:value="869" office:value-type="float">
            <text:p>869</text:p>
          </table:table-cell>
          <table:table-cell table:style-name="ce78"/>
          <table:table-cell ns41:value-type="float" table:style-name="ce85" office:value="240197" office:value-type="float">
            <text:p>240197</text:p>
          </table:table-cell>
          <table:table-cell table:style-name="ce87" table:number-columns-repeated="970"/>
        </table:table-row>
        <table:table-row table:style-name="ro2">
          <table:table-cell table:style-name="ce10"/>
          <table:table-cell ns41:value-type="string" table:style-name="ce22" office:value-type="string">
            <text:p>I-XXXIII. Totaal</text:p>
          </table:table-cell>
          <table:table-cell table:style-name="ce32"/>
          <table:table-cell table:style-name="ce11"/>
          <table:table-cell table:formula="of:=[.E445]+[.E441]+[.E438]+[.E430]+[.E419]+[.E417]+[.E415]+[.E411]+[.E409]+[.E407]+[.E401]+[.E395]+[.E391]" ns41:value-type="float" table:style-name="ce42" office:value-type="float" office:value="0">
            <text:p>0</text:p>
          </table:table-cell>
          <table:table-cell table:formula="of:=[.F445]+[.F441]+[.F438]+[.F430]+[.F419]+[.F417]+[.F415]+[.F411]+[.F409]+[.F407]+[.F401]+[.F395]+[.F391]" ns41:value-type="float" table:style-name="ce48" office:value-type="float" office:value="5">
            <text:p>5</text:p>
          </table:table-cell>
          <table:table-cell table:formula="of:=[.G445]+[.G441]+[.G438]+[.G430]+[.G419]+[.G417]+[.G415]+[.G411]+[.G409]+[.G407]+[.G401]+[.G395]+[.G391]" ns41:value-type="float" table:style-name="ce48" office:value-type="float" office:value="7">
            <text:p>7</text:p>
          </table:table-cell>
          <table:table-cell table:formula="of:=[.H445]+[.H441]+[.H438]+[.H430]+[.H419]+[.H417]+[.H415]+[.H411]+[.H409]+[.H407]+[.H401]+[.H395]+[.H391]" ns41:value-type="float" table:style-name="ce48" office:value-type="float" office:value="17">
            <text:p>17</text:p>
          </table:table-cell>
          <table:table-cell table:formula="of:=[.I445]+[.I441]+[.I438]+[.I430]+[.I419]+[.I417]+[.I415]+[.I411]+[.I409]+[.I407]+[.I401]+[.I395]+[.I391]" ns41:value-type="float" table:style-name="ce48" office:value-type="float" office:value="41">
            <text:p>41</text:p>
          </table:table-cell>
          <table:table-cell table:formula="of:=[.J445]+[.J441]+[.J438]+[.J430]+[.J419]+[.J417]+[.J415]+[.J411]+[.J409]+[.J407]+[.J401]+[.J395]+[.J391]" ns41:value-type="float" table:style-name="ce48" office:value-type="float" office:value="0">
            <text:p>0</text:p>
          </table:table-cell>
          <table:table-cell table:formula="of:=[.K445]+[.K441]+[.K438]+[.K430]+[.K419]+[.K417]+[.K415]+[.K411]+[.K409]+[.K407]+[.K401]+[.K395]+[.K391]" ns41:value-type="float" table:style-name="ce48" office:value-type="float" office:value="52">
            <text:p>52</text:p>
          </table:table-cell>
          <table:table-cell table:formula="of:=[.L445]+[.L441]+[.L438]+[.L430]+[.L419]+[.L417]+[.L415]+[.L411]+[.L409]+[.L407]+[.L401]+[.L395]+[.L391]" ns41:value-type="float" table:style-name="ce48" office:value-type="float" office:value="0">
            <text:p>0</text:p>
          </table:table-cell>
          <table:table-cell table:formula="of:=[.M445]+[.M441]+[.M438]+[.M430]+[.M419]+[.M417]+[.M415]+[.M411]+[.M409]+[.M407]+[.M401]+[.M395]+[.M391]" ns41:value-type="float" table:style-name="ce48" office:value-type="float" office:value="23">
            <text:p>23</text:p>
          </table:table-cell>
          <table:table-cell table:formula="of:=[.N445]+[.N441]+[.N438]+[.N430]+[.N419]+[.N417]+[.N415]+[.N411]+[.N409]+[.N407]+[.N401]+[.N395]+[.N391]" ns41:value-type="float" table:style-name="ce48" office:value-type="float" office:value="3">
            <text:p>3</text:p>
          </table:table-cell>
          <table:table-cell table:formula="of:=[.O445]+[.O441]+[.O438]+[.O430]+[.O419]+[.O417]+[.O415]+[.O411]+[.O409]+[.O407]+[.O401]+[.O395]+[.O391]" ns41:value-type="float" table:style-name="ce48" office:value-type="float" office:value="32">
            <text:p>32</text:p>
          </table:table-cell>
          <table:table-cell table:formula="of:=[.P445]+[.P441]+[.P438]+[.P430]+[.P419]+[.P417]+[.P415]+[.P411]+[.P409]+[.P407]+[.P401]+[.P395]+[.P391]" ns41:value-type="float" table:style-name="ce48" office:value-type="float" office:value="1">
            <text:p>1</text:p>
          </table:table-cell>
          <table:table-cell table:formula="of:=[.Q445]+[.Q441]+[.Q438]+[.Q430]+[.Q419]+[.Q417]+[.Q415]+[.Q411]+[.Q409]+[.Q407]+[.Q401]+[.Q395]+[.Q391]" ns41:value-type="float" table:style-name="ce48" office:value-type="float" office:value="35">
            <text:p>35</text:p>
          </table:table-cell>
          <table:table-cell table:formula="of:=[.R445]+[.R441]+[.R438]+[.R430]+[.R419]+[.R417]+[.R415]+[.R411]+[.R409]+[.R407]+[.R401]+[.R395]+[.R391]" ns41:value-type="float" table:style-name="ce48" office:value-type="float" office:value="16">
            <text:p>16</text:p>
          </table:table-cell>
          <table:table-cell table:formula="of:=[.S445]+[.S441]+[.S438]+[.S430]+[.S419]+[.S417]+[.S415]+[.S411]+[.S409]+[.S407]+[.S401]+[.S395]+[.S391]" ns41:value-type="float" table:style-name="ce48" office:value-type="float" office:value="40">
            <text:p>40</text:p>
          </table:table-cell>
          <table:table-cell table:formula="of:=[.T445]+[.T441]+[.T438]+[.T430]+[.T419]+[.T417]+[.T415]+[.T411]+[.T409]+[.T407]+[.T401]+[.T395]+[.T391]" ns41:value-type="float" table:style-name="ce48" office:value-type="float" office:value="9">
            <text:p>9</text:p>
          </table:table-cell>
          <table:table-cell table:formula="of:=[.U445]+[.U441]+[.U438]+[.U430]+[.U419]+[.U417]+[.U415]+[.U411]+[.U409]+[.U407]+[.U401]+[.U395]+[.U391]" ns41:value-type="float" table:style-name="ce48" office:value-type="float" office:value="10">
            <text:p>10</text:p>
          </table:table-cell>
          <table:table-cell table:formula="of:=[.V445]+[.V441]+[.V438]+[.V430]+[.V419]+[.V417]+[.V415]+[.V411]+[.V409]+[.V407]+[.V401]+[.V395]+[.V391]" ns41:value-type="float" table:style-name="ce48" office:value-type="float" office:value="2">
            <text:p>2</text:p>
          </table:table-cell>
          <table:table-cell table:formula="of:=[.W445]+[.W441]+[.W438]+[.W430]+[.W419]+[.W417]+[.W415]+[.W411]+[.W409]+[.W407]+[.W401]+[.W395]+[.W391]" ns41:value-type="float" table:style-name="ce48" office:value-type="float" office:value="2">
            <text:p>2</text:p>
          </table:table-cell>
          <table:table-cell table:formula="of:=[.X445]+[.X441]+[.X438]+[.X430]+[.X419]+[.X417]+[.X415]+[.X411]+[.X409]+[.X407]+[.X401]+[.X395]+[.X391]" ns41:value-type="float" table:style-name="ce48" office:value-type="float" office:value="10">
            <text:p>10</text:p>
          </table:table-cell>
          <table:table-cell table:formula="of:=[.Y445]+[.Y441]+[.Y438]+[.Y430]+[.Y419]+[.Y417]+[.Y415]+[.Y411]+[.Y409]+[.Y407]+[.Y401]+[.Y395]+[.Y391]" ns41:value-type="float" table:style-name="ce48" office:value-type="float" office:value="6">
            <text:p>6</text:p>
          </table:table-cell>
          <table:table-cell table:formula="of:=[.Z445]+[.Z441]+[.Z438]+[.Z430]+[.Z419]+[.Z417]+[.Z415]+[.Z411]+[.Z409]+[.Z407]+[.Z401]+[.Z395]+[.Z391]" ns41:value-type="float" table:style-name="ce48" office:value-type="float" office:value="10">
            <text:p>10</text:p>
          </table:table-cell>
          <table:table-cell table:formula="of:=[.AA445]+[.AA441]+[.AA438]+[.AA430]+[.AA419]+[.AA417]+[.AA415]+[.AA411]+[.AA409]+[.AA407]+[.AA401]+[.AA395]+[.AA391]" ns41:value-type="float" table:style-name="ce48" office:value-type="float" office:value="7">
            <text:p>7</text:p>
          </table:table-cell>
          <table:table-cell table:formula="of:=[.AB445]+[.AB441]+[.AB438]+[.AB430]+[.AB419]+[.AB417]+[.AB415]+[.AB411]+[.AB409]+[.AB407]+[.AB401]+[.AB395]+[.AB391]" ns41:value-type="float" table:style-name="ce48" office:value-type="float" office:value="17">
            <text:p>17</text:p>
          </table:table-cell>
          <table:table-cell table:formula="of:=[.AC445]+[.AC441]+[.AC438]+[.AC430]+[.AC419]+[.AC417]+[.AC415]+[.AC411]+[.AC409]+[.AC407]+[.AC401]+[.AC395]+[.AC391]" ns41:value-type="float" table:style-name="ce48" office:value-type="float" office:value="10">
            <text:p>10</text:p>
          </table:table-cell>
          <table:table-cell table:formula="of:=[.AD445]+[.AD441]+[.AD438]+[.AD430]+[.AD419]+[.AD417]+[.AD415]+[.AD411]+[.AD409]+[.AD407]+[.AD401]+[.AD395]+[.AD391]" ns41:value-type="float" table:style-name="ce48" office:value-type="float" office:value="8">
            <text:p>8</text:p>
          </table:table-cell>
          <table:table-cell table:formula="of:=[.AE445]+[.AE441]+[.AE438]+[.AE430]+[.AE419]+[.AE417]+[.AE415]+[.AE411]+[.AE409]+[.AE407]+[.AE401]+[.AE395]+[.AE391]" ns41:value-type="float" table:style-name="ce48" office:value-type="float" office:value="4">
            <text:p>4</text:p>
          </table:table-cell>
          <table:table-cell table:formula="of:=[.AF445]+[.AF441]+[.AF438]+[.AF430]+[.AF419]+[.AF417]+[.AF415]+[.AF411]+[.AF409]+[.AF407]+[.AF401]+[.AF395]+[.AF391]" ns41:value-type="float" table:style-name="ce48" office:value-type="float" office:value="12">
            <text:p>12</text:p>
          </table:table-cell>
          <table:table-cell table:formula="of:=[.AG445]+[.AG441]+[.AG438]+[.AG430]+[.AG419]+[.AG417]+[.AG415]+[.AG411]+[.AG409]+[.AG407]+[.AG401]+[.AG395]+[.AG391]" ns41:value-type="float" table:style-name="ce48" office:value-type="float" office:value="7">
            <text:p>7</text:p>
          </table:table-cell>
          <table:table-cell table:formula="of:=[.AH445]+[.AH441]+[.AH438]+[.AH430]+[.AH419]+[.AH417]+[.AH415]+[.AH411]+[.AH409]+[.AH407]+[.AH401]+[.AH395]+[.AH391]" ns41:value-type="float" table:style-name="ce48" office:value-type="float" office:value="5">
            <text:p>5</text:p>
          </table:table-cell>
          <table:table-cell table:formula="of:=[.AI445]+[.AI441]+[.AI438]+[.AI430]+[.AI419]+[.AI417]+[.AI415]+[.AI411]+[.AI409]+[.AI407]+[.AI401]+[.AI395]+[.AI391]" ns41:value-type="float" table:style-name="ce48" office:value-type="float" office:value="4">
            <text:p>4</text:p>
          </table:table-cell>
          <table:table-cell table:formula="of:=[.AJ445]+[.AJ441]+[.AJ438]+[.AJ430]+[.AJ419]+[.AJ417]+[.AJ415]+[.AJ411]+[.AJ409]+[.AJ407]+[.AJ401]+[.AJ395]+[.AJ391]" ns41:value-type="float" table:style-name="ce48" office:value-type="float" office:value="0">
            <text:p>0</text:p>
          </table:table-cell>
          <table:table-cell table:formula="of:=[.AK445]+[.AK441]+[.AK438]+[.AK430]+[.AK419]+[.AK417]+[.AK415]+[.AK411]+[.AK409]+[.AK407]+[.AK401]+[.AK395]+[.AK391]" ns41:value-type="float" table:style-name="ce48" office:value-type="float" office:value="0">
            <text:p>0</text:p>
          </table:table-cell>
          <table:table-cell table:formula="of:=[.AL445]+[.AL441]+[.AL438]+[.AL430]+[.AL419]+[.AL417]+[.AL415]+[.AL411]+[.AL409]+[.AL407]+[.AL401]+[.AL395]+[.AL391]" ns41:value-type="float" table:style-name="ce48" office:value-type="float" office:value="7">
            <text:p>7</text:p>
          </table:table-cell>
          <table:table-cell table:formula="of:=[.AM445]+[.AM441]+[.AM438]+[.AM430]+[.AM419]+[.AM417]+[.AM415]+[.AM411]+[.AM409]+[.AM407]+[.AM401]+[.AM395]+[.AM391]" ns41:value-type="float" table:style-name="ce48" office:value-type="float" office:value="1">
            <text:p>1</text:p>
          </table:table-cell>
          <table:table-cell table:formula="of:=[.AN445]+[.AN441]+[.AN438]+[.AN430]+[.AN419]+[.AN417]+[.AN415]+[.AN411]+[.AN409]+[.AN407]+[.AN401]+[.AN395]+[.AN391]" ns41:value-type="float" table:style-name="ce48" office:value-type="float" office:value="1">
            <text:p>1</text:p>
          </table:table-cell>
          <table:table-cell table:formula="of:=[.AO445]+[.AO441]+[.AO438]+[.AO430]+[.AO419]+[.AO417]+[.AO415]+[.AO411]+[.AO409]+[.AO407]+[.AO401]+[.AO395]+[.AO391]" ns41:value-type="float" table:style-name="ce48" office:value-type="float" office:value="3">
            <text:p>3</text:p>
          </table:table-cell>
          <table:table-cell table:formula="of:=[.AP445]+[.AP441]+[.AP438]+[.AP430]+[.AP419]+[.AP417]+[.AP415]+[.AP411]+[.AP409]+[.AP407]+[.AP401]+[.AP395]+[.AP391]" ns41:value-type="float" table:style-name="ce48" office:value-type="float" office:value="101">
            <text:p>101</text:p>
          </table:table-cell>
          <table:table-cell table:formula="of:=[.AQ445]+[.AQ441]+[.AQ438]+[.AQ430]+[.AQ419]+[.AQ417]+[.AQ415]+[.AQ411]+[.AQ409]+[.AQ407]+[.AQ401]+[.AQ395]+[.AQ391]" ns41:value-type="float" table:style-name="ce48" office:value-type="float" office:value="306">
            <text:p>306</text:p>
          </table:table-cell>
          <table:table-cell table:formula="of:=[.AR445]+[.AR441]+[.AR438]+[.AR430]+[.AR419]+[.AR417]+[.AR415]+[.AR411]+[.AR409]+[.AR407]+[.AR401]+[.AR395]+[.AR391]" ns41:value-type="float" table:style-name="ce48" office:value-type="float" office:value="0">
            <text:p>0</text:p>
          </table:table-cell>
          <table:table-cell table:formula="of:=[.AS445]+[.AS441]+[.AS438]+[.AS430]+[.AS419]+[.AS417]+[.AS415]+[.AS411]+[.AS409]+[.AS407]+[.AS401]+[.AS395]+[.AS391]" ns41:value-type="float" table:style-name="ce48" office:value-type="float" office:value="0">
            <text:p>0</text:p>
          </table:table-cell>
          <table:table-cell table:formula="of:=[.AT445]+[.AT441]+[.AT438]+[.AT430]+[.AT419]+[.AT417]+[.AT415]+[.AT411]+[.AT409]+[.AT407]+[.AT401]+[.AT395]+[.AT391]" ns41:value-type="float" table:style-name="ce48" office:value-type="float" office:value="101">
            <text:p>101</text:p>
          </table:table-cell>
          <table:table-cell table:formula="of:=[.AU445]+[.AU441]+[.AU438]+[.AU430]+[.AU419]+[.AU417]+[.AU415]+[.AU411]+[.AU409]+[.AU407]+[.AU401]+[.AU395]+[.AU391]" ns41:value-type="float" table:style-name="ce54" office:value-type="float" office:value="306">
            <text:p>306</text:p>
          </table:table-cell>
          <table:table-cell table:style-name="ce63"/>
          <table:table-cell ns41:value-type="string" table:style-name="ce73" office:value-type="string">
            <text:p>BT</text:p>
          </table:table-cell>
          <table:table-cell ns41:value-type="string" table:style-name="ce79" office:value-type="string">
            <text:p>BT_1909_02A1VLG_T2</text:p>
          </table:table-cell>
          <table:table-cell ns41:value-type="float" table:style-name="ce79" office:value="868" office:value-type="float">
            <text:p>868</text:p>
          </table:table-cell>
          <table:table-cell ns41:value-type="float" table:style-name="ce79" office:value="869" office:value-type="float">
            <text:p>869</text:p>
          </table:table-cell>
          <table:table-cell table:style-name="ce79"/>
          <table:table-cell ns41:value-type="float" table:style-name="ce86" office:value="240197" office:value-type="float">
            <text:p>240197</text:p>
          </table:table-cell>
          <table:table-cell table:style-name="ce87" table:number-columns-repeated="970"/>
        </table:table-row>
        <table:table-row table:style-name="ro2">
          <table:table-cell table:style-name="ce6"/>
          <table:table-cell table:style-name="ce94"/>
          <table:table-cell table:style-name="ce6"/>
          <table:table-cell table:style-name="ce11" table:number-columns-repeated="44"/>
          <table:table-cell table:style-name="ce56"/>
          <table:table-cell table:style-name="ce72"/>
          <table:table-cell table:style-name="ce78" table:number-columns-repeated="5"/>
          <table:table-cell table:style-name="ce56"/>
          <table:table-cell table:number-columns-repeated="969"/>
        </table:table-row>
        <table:table-row table:style-name="ro3" table:number-rows-repeated="217">
          <table:table-cell table:style-name="ce6"/>
          <table:table-cell table:style-name="ce94"/>
          <table:table-cell table:style-name="ce6"/>
          <table:table-cell table:style-name="ce11" table:number-columns-repeated="44"/>
          <table:table-cell table:style-name="ce56"/>
          <table:table-cell table:style-name="ce72"/>
          <table:table-cell table:style-name="ce78" table:number-columns-repeated="5"/>
          <table:table-cell table:style-name="ce56"/>
          <table:table-cell table:number-columns-repeated="969"/>
        </table:table-row>
        <table:table-row table:style-name="ro3" table:number-rows-repeated="375">
          <table:table-cell table:style-name="ce6"/>
          <table:table-cell table:style-name="ce94"/>
          <table:table-cell table:style-name="ce6"/>
          <table:table-cell table:style-name="ce11" table:number-columns-repeated="44"/>
          <table:table-cell table:style-name="ce56"/>
          <table:table-cell table:style-name="ce70" table:number-columns-repeated="6"/>
          <table:table-cell table:style-name="ce56"/>
          <table:table-cell table:number-columns-repeated="969"/>
        </table:table-row>
        <table:table-row table:style-name="ro3" table:number-rows-repeated="259">
          <table:table-cell table:style-name="ce11"/>
          <table:table-cell table:style-name="ce94"/>
          <table:table-cell table:style-name="ce6"/>
          <table:table-cell table:style-name="ce11" table:number-columns-repeated="44"/>
          <table:table-cell table:style-name="ce56"/>
          <table:table-cell table:style-name="ce70" table:number-columns-repeated="6"/>
          <table:table-cell table:style-name="ce56"/>
          <table:table-cell table:number-columns-repeated="969"/>
        </table:table-row>
        <table:table-row table:style-name="ro3" table:number-rows-repeated="774">
          <table:table-cell table:style-name="ce11"/>
          <table:table-cell table:style-name="ce94"/>
          <table:table-cell table:style-name="ce11" table:number-columns-repeated="45"/>
          <table:table-cell table:style-name="ce56"/>
          <table:table-cell table:style-name="ce70" table:number-columns-repeated="6"/>
          <table:table-cell table:style-name="ce56"/>
          <table:table-cell table:number-columns-repeated="969"/>
        </table:table-row>
        <table:table-row table:style-name="ro3" table:number-rows-repeated="1259">
          <table:table-cell table:style-name="ce11"/>
          <table:table-cell table:style-name="ce94"/>
          <table:table-cell table:number-columns-repeated="1022"/>
        </table:table-row>
        <table:table-row table:style-name="ro3" table:number-rows-repeated="1195">
          <table:table-cell table:style-name="ce11"/>
          <table:table-cell table:style-name="ce23"/>
          <table:table-cell table:number-columns-repeated="1022"/>
        </table:table-row>
        <table:table-row table:style-name="ro3" table:number-rows-repeated="104404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3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fl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fl </number:text>
      <number:number number:grouping="true" number:decimal-places="0" number:min-integer-digits="1"/>
      <number:text/>
    </number:number-style>
    <number:number-style style:name="N126">
      <number:text>fl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fl </number:text>
      <number:number number:grouping="true" number:decimal-places="0" number:min-integer-digits="1"/>
      <number:text/>
    </number:number-style>
    <number:number-style style:name="N127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fl </number:text>
      <number:number number:grouping="true" number:decimal-places="2" number:min-integer-digits="1"/>
      <number:text/>
    </number:number-style>
    <number:number-style style:name="N128">
      <number:text>fl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fl </number:text>
      <number:number number:grouping="true" number:decimal-places="2" number:min-integer-digits="1"/>
      <number:text/>
    </number:number-style>
    <number:number-style style:name="N129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fl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data-style-name="N131" style:family="table-cell" style:parent-style-name="Default" style:name="Excel_5f_BuiltIn_5f_Currency" style:display-name="Excel_BuiltIn_Currency">
      <style:table-cell-properties fo:padding="0.071cm"/>
    </style:style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02A1vlg" style:page-layout-name="Mpm3" style:display-name="PageStyle_Tabel 02A1vlg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JP 174</meta:initial-creator>
    <meta:creation-date>2004-05-26T12:25:47</meta:creation-date>
    <dc:creator>Yamit</dc:creator>
    <dc:date>2004-11-09T17:46:59</dc:date>
    <meta:document-statistic meta:object-count="0" meta:cell-count="10875" meta:table-count="1"/>
    <meta:generator>ODFPY/1.3.0dev</meta:generator>
  </office:meta>
</office:document-meta>
</file>